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28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0.5984in"/>
    </style:style>
    <style:style style:name="co6" style:family="table-column">
      <style:table-column-properties fo:break-before="auto" style:column-width="0.5646in"/>
    </style:style>
    <style:style style:name="co7" style:family="table-column">
      <style:table-column-properties fo:break-before="auto" style:column-width="0.5472in"/>
    </style:style>
    <style:style style:name="co8" style:family="table-column">
      <style:table-column-properties fo:break-before="auto" style:column-width="0.7016in"/>
    </style:style>
    <style:style style:name="co9" style:family="table-column">
      <style:table-column-properties fo:break-before="auto" style:column-width="0.6846in"/>
    </style:style>
    <style:style style:name="co10" style:family="table-column">
      <style:table-column-properties fo:break-before="auto" style:column-width="0.1929in"/>
    </style:style>
    <style:style style:name="co11" style:family="table-column">
      <style:table-column-properties fo:break-before="auto" style:column-width="0.7917in"/>
    </style:style>
    <style:style style:name="co12" style:family="table-column">
      <style:table-column-properties fo:break-before="auto" style:column-width="0.7701in"/>
    </style:style>
    <style:style style:name="co13" style:family="table-column">
      <style:table-column-properties fo:break-before="auto" style:column-width="0.7874in"/>
    </style:style>
    <style:style style:name="co14" style:family="table-column">
      <style:table-column-properties fo:break-before="auto" style:column-width="0.9071in"/>
    </style:style>
    <style:style style:name="co15" style:family="table-column">
      <style:table-column-properties fo:break-before="auto" style:column-width="0.9417in"/>
    </style:style>
    <style:style style:name="co16" style:family="table-column">
      <style:table-column-properties fo:break-before="auto" style:column-width="0.2898in"/>
    </style:style>
    <style:style style:name="co17" style:family="table-column">
      <style:table-column-properties fo:break-before="auto" style:column-width="0.65in"/>
    </style:style>
    <style:style style:name="co18" style:family="table-column">
      <style:table-column-properties fo:break-before="auto" style:column-width="0.5819in"/>
    </style:style>
    <style:style style:name="co19" style:family="table-column">
      <style:table-column-properties fo:break-before="auto" style:column-width="0.5307in"/>
    </style:style>
    <style:style style:name="co20" style:family="table-column">
      <style:table-column-properties fo:break-before="auto" style:column-width="0.6701in"/>
    </style:style>
    <style:style style:name="co21" style:family="table-column">
      <style:table-column-properties fo:break-before="auto" style:column-width="0.694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Datos_Nao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988" table:default-cell-style-name="ce1"/>
        <table:table-column table:style-name="co3" table:number-columns-repeated="24" table:default-cell-style-name="Default"/>
        <table:table-row table:style-name="ro1">
          <table:table-cell office:value-type="string" calcext:value-type="string">
            <text:p>X LLeg</text:p>
          </table:table-cell>
          <table:table-cell office:value-type="string" calcext:value-type="string">
            <text:p>Y LLeg</text:p>
          </table:table-cell>
          <table:table-cell office:value-type="string" calcext:value-type="string">
            <text:p>Z LLeg</text:p>
          </table:table-cell>
          <table:table-cell table:style-name="Default" office:value-type="string" calcext:value-type="string">
            <text:p>WX LLeg</text:p>
          </table:table-cell>
          <table:table-cell table:style-name="Default" office:value-type="string" calcext:value-type="string">
            <text:p>WY LLeg</text:p>
          </table:table-cell>
          <table:table-cell table:style-name="Default" office:value-type="string" calcext:value-type="string">
            <text:p>WZ LLeg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21876662969589" calcext:value-type="float">
            <text:p>-0.0052187666</text:p>
          </table:table-cell>
          <table:table-cell table:style-name="Default" office:value-type="float" office:value="0.0670973435044289" calcext:value-type="float">
            <text:p>0.0670973435</text:p>
          </table:table-cell>
          <table:table-cell table:style-name="Default" office:value-type="float" office:value="-0.0000333636999130249" calcext:value-type="float">
            <text:p>-3.33636999130249E-005</text:p>
          </table:table-cell>
          <table:table-cell table:style-name="Default" office:value-type="float" office:value="0.000200862617930397" calcext:value-type="float">
            <text:p>0.0002008626</text:p>
          </table:table-cell>
          <table:table-cell table:style-name="Default" office:value-type="float" office:value="0.00953266676515341" calcext:value-type="float">
            <text:p>0.0095326668</text:p>
          </table:table-cell>
          <table:table-cell table:style-name="Default" office:value-type="float" office:value="0.131065279245377" calcext:value-type="float">
            <text:p>0.131065279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35762868821621" calcext:value-type="float">
            <text:p>-0.0053576287</text:p>
          </table:table-cell>
          <table:table-cell table:style-name="Default" office:value-type="float" office:value="0.0661750286817551" calcext:value-type="float">
            <text:p>0.0661750287</text:p>
          </table:table-cell>
          <table:table-cell table:style-name="Default" office:value-type="float" office:value="-0.0000145398080348969" calcext:value-type="float">
            <text:p>-1.45398080348969E-005</text:p>
          </table:table-cell>
          <table:table-cell table:style-name="Default" office:value-type="float" office:value="0.000258348562056199" calcext:value-type="float">
            <text:p>0.0002583486</text:p>
          </table:table-cell>
          <table:table-cell table:style-name="Default" office:value-type="float" office:value="0.00673467526212335" calcext:value-type="float">
            <text:p>0.0067346753</text:p>
          </table:table-cell>
          <table:table-cell table:style-name="Default" office:value-type="float" office:value="0.130471989512444" calcext:value-type="float">
            <text:p>0.130471989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42894983664155" calcext:value-type="float">
            <text:p>-0.0054289498</text:p>
          </table:table-cell>
          <table:table-cell table:style-name="Default" office:value-type="float" office:value="0.0657318457961083" calcext:value-type="float">
            <text:p>0.0657318458</text:p>
          </table:table-cell>
          <table:table-cell table:style-name="Default" office:value-type="float" office:value="-0.00000263005495071411" calcext:value-type="float">
            <text:p>-2.63005495071411E-006</text:p>
          </table:table-cell>
          <table:table-cell table:style-name="Default" office:value-type="float" office:value="0.000327491055941209" calcext:value-type="float">
            <text:p>0.0003274911</text:p>
          </table:table-cell>
          <table:table-cell table:style-name="Default" office:value-type="float" office:value="0.00573977828025818" calcext:value-type="float">
            <text:p>0.0057397783</text:p>
          </table:table-cell>
          <table:table-cell table:style-name="Default" office:value-type="float" office:value="0.130194753408432" calcext:value-type="float">
            <text:p>0.130194753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95821347087622" calcext:value-type="float">
            <text:p>-0.0059582135</text:p>
          </table:table-cell>
          <table:table-cell table:style-name="Default" office:value-type="float" office:value="0.0629530176520348" calcext:value-type="float">
            <text:p>0.0629530177</text:p>
          </table:table-cell>
          <table:table-cell table:style-name="Default" office:value-type="float" office:value="0.0000947229564189911" calcext:value-type="float">
            <text:p>0.000094723</text:p>
          </table:table-cell>
          <table:table-cell table:style-name="Default" office:value-type="float" office:value="0.00114949163980782" calcext:value-type="float">
            <text:p>0.0011494916</text:p>
          </table:table-cell>
          <table:table-cell table:style-name="Default" office:value-type="float" office:value="0.00256568077020347" calcext:value-type="float">
            <text:p>0.0025656808</text:p>
          </table:table-cell>
          <table:table-cell table:style-name="Default" office:value-type="float" office:value="0.128569841384888" calcext:value-type="float">
            <text:p>0.128569841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11676136031747" calcext:value-type="float">
            <text:p>-0.0061167614</text:p>
          </table:table-cell>
          <table:table-cell table:style-name="Default" office:value-type="float" office:value="0.06225910410285" calcext:value-type="float">
            <text:p>0.0622591041</text:p>
          </table:table-cell>
          <table:table-cell table:style-name="Default" office:value-type="float" office:value="0.000124000012874603" calcext:value-type="float">
            <text:p>0.000124</text:p>
          </table:table-cell>
          <table:table-cell table:style-name="Default" office:value-type="float" office:value="0.00142291095107794" calcext:value-type="float">
            <text:p>0.001422911</text:p>
          </table:table-cell>
          <table:table-cell table:style-name="Default" office:value-type="float" office:value="0.00224287621676922" calcext:value-type="float">
            <text:p>0.0022428762</text:p>
          </table:table-cell>
          <table:table-cell table:style-name="Default" office:value-type="float" office:value="0.128194272518158" calcext:value-type="float">
            <text:p>0.128194272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27733441069722" calcext:value-type="float">
            <text:p>-0.0062773344</text:p>
          </table:table-cell>
          <table:table-cell table:style-name="Default" office:value-type="float" office:value="0.0616077184677124" calcext:value-type="float">
            <text:p>0.0616077185</text:p>
          </table:table-cell>
          <table:table-cell table:style-name="Default" office:value-type="float" office:value="0.000153601169586182" calcext:value-type="float">
            <text:p>0.0001536012</text:p>
          </table:table-cell>
          <table:table-cell table:style-name="Default" office:value-type="float" office:value="0.00169602443929762" calcext:value-type="float">
            <text:p>0.0016960244</text:p>
          </table:table-cell>
          <table:table-cell table:style-name="Default" office:value-type="float" office:value="0.00202063238248229" calcext:value-type="float">
            <text:p>0.0020206324</text:p>
          </table:table-cell>
          <table:table-cell table:style-name="Default" office:value-type="float" office:value="0.127853155136108" calcext:value-type="float">
            <text:p>0.127853155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84576900675893" calcext:value-type="float">
            <text:p>-0.006845769</text:p>
          </table:table-cell>
          <table:table-cell table:style-name="Default" office:value-type="float" office:value="0.0596476942300797" calcext:value-type="float">
            <text:p>0.0596476942</text:p>
          </table:table-cell>
          <table:table-cell table:style-name="Default" office:value-type="float" office:value="0.000260349363088608" calcext:value-type="float">
            <text:p>0.0002603494</text:p>
          </table:table-cell>
          <table:table-cell table:style-name="Default" office:value-type="float" office:value="0.00259827682748437" calcext:value-type="float">
            <text:p>0.0025982768</text:p>
          </table:table-cell>
          <table:table-cell table:style-name="Default" office:value-type="float" office:value="0.00158238701988012" calcext:value-type="float">
            <text:p>0.001582387</text:p>
          </table:table-cell>
          <table:table-cell table:style-name="Default" office:value-type="float" office:value="0.126904651522636" calcext:value-type="float">
            <text:p>0.126904651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92670280113816" calcext:value-type="float">
            <text:p>-0.0069267028</text:p>
          </table:table-cell>
          <table:table-cell table:style-name="Default" office:value-type="float" office:value="0.0594065263867378" calcext:value-type="float">
            <text:p>0.0594065264</text:p>
          </table:table-cell>
          <table:table-cell table:style-name="Default" office:value-type="float" office:value="0.000276118516921997" calcext:value-type="float">
            <text:p>0.0002761185</text:p>
          </table:table-cell>
          <table:table-cell table:style-name="Default" office:value-type="float" office:value="0.00271740253083408" calcext:value-type="float">
            <text:p>0.0027174025</text:p>
          </table:table-cell>
          <table:table-cell table:style-name="Default" office:value-type="float" office:value="0.00153569201938808" calcext:value-type="float">
            <text:p>0.001535692</text:p>
          </table:table-cell>
          <table:table-cell table:style-name="Default" office:value-type="float" office:value="0.126797676086426" calcext:value-type="float">
            <text:p>0.126797676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1674189530313" calcext:value-type="float">
            <text:p>-0.007167419</text:p>
          </table:table-cell>
          <table:table-cell table:style-name="Default" office:value-type="float" office:value="0.0587383806705475" calcext:value-type="float">
            <text:p>0.0587383807</text:p>
          </table:table-cell>
          <table:table-cell table:style-name="Default" office:value-type="float" office:value="0.000324282795190811" calcext:value-type="float">
            <text:p>0.0003242828</text:p>
          </table:table-cell>
          <table:table-cell table:style-name="Default" office:value-type="float" office:value="0.00305787823162973" calcext:value-type="float">
            <text:p>0.0030578782</text:p>
          </table:table-cell>
          <table:table-cell table:style-name="Default" office:value-type="float" office:value="0.00139804801438004" calcext:value-type="float">
            <text:p>0.001398048</text:p>
          </table:table-cell>
          <table:table-cell table:style-name="Default" office:value-type="float" office:value="0.12651564180851" calcext:value-type="float">
            <text:p>0.126515641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70728988572955" calcext:value-type="float">
            <text:p>-0.0077072899</text:p>
          </table:table-cell>
          <table:table-cell table:style-name="Default" office:value-type="float" office:value="0.0574847534298897" calcext:value-type="float">
            <text:p>0.0574847534</text:p>
          </table:table-cell>
          <table:table-cell table:style-name="Default" office:value-type="float" office:value="0.000441521406173706" calcext:value-type="float">
            <text:p>0.0004415214</text:p>
          </table:table-cell>
          <table:table-cell table:style-name="Default" office:value-type="float" office:value="0.00374840316362679" calcext:value-type="float">
            <text:p>0.0037484032</text:p>
          </table:table-cell>
          <table:table-cell table:style-name="Default" office:value-type="float" office:value="0.00104556244332343" calcext:value-type="float">
            <text:p>0.0010455624</text:p>
          </table:table-cell>
          <table:table-cell table:style-name="Default" office:value-type="float" office:value="0.126060619950295" calcext:value-type="float">
            <text:p>0.1260606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85335339605808" calcext:value-type="float">
            <text:p>-0.0078533534</text:p>
          </table:table-cell>
          <table:table-cell table:style-name="Default" office:value-type="float" office:value="0.0572002194821835" calcext:value-type="float">
            <text:p>0.0572002195</text:p>
          </table:table-cell>
          <table:table-cell table:style-name="Default" office:value-type="float" office:value="0.00047612190246582" calcext:value-type="float">
            <text:p>0.0004761219</text:p>
          </table:table-cell>
          <table:table-cell table:style-name="Default" office:value-type="float" office:value="0.00391838606446981" calcext:value-type="float">
            <text:p>0.0039183861</text:p>
          </table:table-cell>
          <table:table-cell table:style-name="Default" office:value-type="float" office:value="0.000930728099774569" calcext:value-type="float">
            <text:p>0.0009307281</text:p>
          </table:table-cell>
          <table:table-cell table:style-name="Default" office:value-type="float" office:value="0.125975906848908" calcext:value-type="float">
            <text:p>0.125975906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99475237727165" calcext:value-type="float">
            <text:p>-0.0079947524</text:p>
          </table:table-cell>
          <table:table-cell table:style-name="Default" office:value-type="float" office:value="0.056946411728859" calcext:value-type="float">
            <text:p>0.0569464117</text:p>
          </table:table-cell>
          <table:table-cell table:style-name="Default" office:value-type="float" office:value="0.000511005520820618" calcext:value-type="float">
            <text:p>0.0005110055</text:p>
          </table:table-cell>
          <table:table-cell table:style-name="Default" office:value-type="float" office:value="0.00407619588077068" calcext:value-type="float">
            <text:p>0.0040761959</text:p>
          </table:table-cell>
          <table:table-cell table:style-name="Default" office:value-type="float" office:value="0.000808589858934283" calcext:value-type="float">
            <text:p>0.0008085899</text:p>
          </table:table-cell>
          <table:table-cell table:style-name="Default" office:value-type="float" office:value="0.12590816617012" calcext:value-type="float">
            <text:p>0.125908166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3858072757721" calcext:value-type="float">
            <text:p>-0.0083858073</text:p>
          </table:table-cell>
          <table:table-cell table:style-name="Default" office:value-type="float" office:value="0.0563583076000214" calcext:value-type="float">
            <text:p>0.0563583076</text:p>
          </table:table-cell>
          <table:table-cell table:style-name="Default" office:value-type="float" office:value="0.000616580247879028" calcext:value-type="float">
            <text:p>0.0006165802</text:p>
          </table:table-cell>
          <table:table-cell table:style-name="Default" office:value-type="float" office:value="0.00447629950940609" calcext:value-type="float">
            <text:p>0.0044762995</text:p>
          </table:table-cell>
          <table:table-cell table:style-name="Default" office:value-type="float" office:value="0.0003978754975833" calcext:value-type="float">
            <text:p>0.0003978755</text:p>
          </table:table-cell>
          <table:table-cell table:style-name="Default" office:value-type="float" office:value="0.125789746642113" calcext:value-type="float">
            <text:p>0.125789746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50341748446226" calcext:value-type="float">
            <text:p>-0.0085034175</text:p>
          </table:table-cell>
          <table:table-cell table:style-name="Default" office:value-type="float" office:value="0.0562163665890694" calcext:value-type="float">
            <text:p>0.0562163666</text:p>
          </table:table-cell>
          <table:table-cell table:style-name="Default" office:value-type="float" office:value="0.00065164640545845" calcext:value-type="float">
            <text:p>0.0006516464</text:p>
          </table:table-cell>
          <table:table-cell table:style-name="Default" office:value-type="float" office:value="0.00458526145666838" calcext:value-type="float">
            <text:p>0.0045852615</text:p>
          </table:table-cell>
          <table:table-cell table:style-name="Default" office:value-type="float" office:value="0.000246370327658951" calcext:value-type="float">
            <text:p>0.0002463703</text:p>
          </table:table-cell>
          <table:table-cell table:style-name="Default" office:value-type="float" office:value="0.125772446393967" calcext:value-type="float">
            <text:p>0.125772446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55956319719553" calcext:value-type="float">
            <text:p>-0.0085595632</text:p>
          </table:table-cell>
          <table:table-cell table:style-name="Default" office:value-type="float" office:value="0.0561548918485642" calcext:value-type="float">
            <text:p>0.0561548918</text:p>
          </table:table-cell>
          <table:table-cell table:style-name="Default" office:value-type="float" office:value="0.000668935477733612" calcext:value-type="float">
            <text:p>0.0006689355</text:p>
          </table:table-cell>
          <table:table-cell table:style-name="Default" office:value-type="float" office:value="0.00463521527126432" calcext:value-type="float">
            <text:p>0.0046352153</text:p>
          </table:table-cell>
          <table:table-cell table:style-name="Default" office:value-type="float" office:value="0.000167957143275998" calcext:value-type="float">
            <text:p>0.0001679571</text:p>
          </table:table-cell>
          <table:table-cell table:style-name="Default" office:value-type="float" office:value="0.125766858458519" calcext:value-type="float">
            <text:p>0.125766858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8556008413434" calcext:value-type="float">
            <text:p>-0.0088556008</text:p>
          </table:table-cell>
          <table:table-cell table:style-name="Default" office:value-type="float" office:value="0.0559105575084686" calcext:value-type="float">
            <text:p>0.0559105575</text:p>
          </table:table-cell>
          <table:table-cell table:style-name="Default" office:value-type="float" office:value="0.000770319253206253" calcext:value-type="float">
            <text:p>0.0007703193</text:p>
          </table:table-cell>
          <table:table-cell table:style-name="Default" office:value-type="float" office:value="0.004871497862041" calcext:value-type="float">
            <text:p>0.0048714979</text:p>
          </table:table-cell>
          <table:table-cell table:style-name="Default" office:value-type="float" office:value="-0.000338154844939709" calcext:value-type="float">
            <text:p>-0.0003381548</text:p>
          </table:table-cell>
          <table:table-cell table:style-name="Default" office:value-type="float" office:value="0.1257613748312" calcext:value-type="float">
            <text:p>0.125761374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93742218613625" calcext:value-type="float">
            <text:p>-0.0089374222</text:p>
          </table:table-cell>
          <table:table-cell table:style-name="Default" office:value-type="float" office:value="0.0558731630444527" calcext:value-type="float">
            <text:p>0.055873163</text:p>
          </table:table-cell>
          <table:table-cell table:style-name="Default" office:value-type="float" office:value="0.000802397727966309" calcext:value-type="float">
            <text:p>0.0008023977</text:p>
          </table:table-cell>
          <table:table-cell table:style-name="Default" office:value-type="float" office:value="0.00492608081549406" calcext:value-type="float">
            <text:p>0.0049260808</text:p>
          </table:table-cell>
          <table:table-cell table:style-name="Default" office:value-type="float" office:value="-0.000519763270858675" calcext:value-type="float">
            <text:p>-0.0005197633</text:p>
          </table:table-cell>
          <table:table-cell table:style-name="Default" office:value-type="float" office:value="0.12576450407505" calcext:value-type="float">
            <text:p>0.125764504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0101333335042" calcext:value-type="float">
            <text:p>-0.0090101333</text:p>
          </table:table-cell>
          <table:table-cell table:style-name="Default" office:value-type="float" office:value="0.0558559000492096" calcext:value-type="float">
            <text:p>0.0558559</text:p>
          </table:table-cell>
          <table:table-cell table:style-name="Default" office:value-type="float" office:value="0.000833321362733841" calcext:value-type="float">
            <text:p>0.0008333214</text:p>
          </table:table-cell>
          <table:table-cell table:style-name="Default" office:value-type="float" office:value="0.0049686636775732" calcext:value-type="float">
            <text:p>0.0049686637</text:p>
          </table:table-cell>
          <table:table-cell table:style-name="Default" office:value-type="float" office:value="-0.000707361265085638" calcext:value-type="float">
            <text:p>-0.0007073613</text:p>
          </table:table-cell>
          <table:table-cell table:style-name="Default" office:value-type="float" office:value="0.125766977667809" calcext:value-type="float">
            <text:p>0.125766977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16967820376158" calcext:value-type="float">
            <text:p>-0.0091696782</text:p>
          </table:table-cell>
          <table:table-cell table:style-name="Default" office:value-type="float" office:value="0.0559138543903828" calcext:value-type="float">
            <text:p>0.0559138544</text:p>
          </table:table-cell>
          <table:table-cell table:style-name="Default" office:value-type="float" office:value="0.00091683492064476" calcext:value-type="float">
            <text:p>0.0009168349</text:p>
          </table:table-cell>
          <table:table-cell table:style-name="Default" office:value-type="float" office:value="0.00502463709563017" calcext:value-type="float">
            <text:p>0.0050246371</text:p>
          </table:table-cell>
          <table:table-cell table:style-name="Default" office:value-type="float" office:value="-0.00130396918393672" calcext:value-type="float">
            <text:p>-0.0013039692</text:p>
          </table:table-cell>
          <table:table-cell table:style-name="Default" office:value-type="float" office:value="0.125752046704292" calcext:value-type="float">
            <text:p>0.125752046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20213852077723" calcext:value-type="float">
            <text:p>-0.0092021385</text:p>
          </table:table-cell>
          <table:table-cell table:style-name="Default" office:value-type="float" office:value="0.0559659786522389" calcext:value-type="float">
            <text:p>0.0559659787</text:p>
          </table:table-cell>
          <table:table-cell table:style-name="Default" office:value-type="float" office:value="0.000941019505262375" calcext:value-type="float">
            <text:p>0.0009410195</text:p>
          </table:table-cell>
          <table:table-cell table:style-name="Default" office:value-type="float" office:value="0.00501928431913257" calcext:value-type="float">
            <text:p>0.0050192843</text:p>
          </table:table-cell>
          <table:table-cell table:style-name="Default" office:value-type="float" office:value="-0.0015131460968405" calcext:value-type="float">
            <text:p>-0.0015131461</text:p>
          </table:table-cell>
          <table:table-cell table:style-name="Default" office:value-type="float" office:value="0.125733688473701" calcext:value-type="float">
            <text:p>0.125733688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22361295670271" calcext:value-type="float">
            <text:p>-0.009223613</text:p>
          </table:table-cell>
          <table:table-cell table:style-name="Default" office:value-type="float" office:value="0.0560327060520649" calcext:value-type="float">
            <text:p>0.0560327061</text:p>
          </table:table-cell>
          <table:table-cell table:style-name="Default" office:value-type="float" office:value="0.000962972640991211" calcext:value-type="float">
            <text:p>0.0009629726</text:p>
          </table:table-cell>
          <table:table-cell table:style-name="Default" office:value-type="float" office:value="0.00500218104571104" calcext:value-type="float">
            <text:p>0.005002181</text:p>
          </table:table-cell>
          <table:table-cell table:style-name="Default" office:value-type="float" office:value="-0.00172712758649141" calcext:value-type="float">
            <text:p>-0.0017271276</text:p>
          </table:table-cell>
          <table:table-cell table:style-name="Default" office:value-type="float" office:value="0.125705972313881" calcext:value-type="float">
            <text:p>0.125705972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23015363514424" calcext:value-type="float">
            <text:p>-0.0092301536</text:p>
          </table:table-cell>
          <table:table-cell table:style-name="Default" office:value-type="float" office:value="0.056071151047945" calcext:value-type="float">
            <text:p>0.056071151</text:p>
          </table:table-cell>
          <table:table-cell table:style-name="Default" office:value-type="float" office:value="0.000973012298345566" calcext:value-type="float">
            <text:p>0.0009730123</text:p>
          </table:table-cell>
          <table:table-cell table:style-name="Default" office:value-type="float" office:value="0.00498914252966643" calcext:value-type="float">
            <text:p>0.0049891425</text:p>
          </table:table-cell>
          <table:table-cell table:style-name="Default" office:value-type="float" office:value="-0.0018358543748036" calcext:value-type="float">
            <text:p>-0.0018358544</text:p>
          </table:table-cell>
          <table:table-cell table:style-name="Default" office:value-type="float" office:value="0.125688031315804" calcext:value-type="float">
            <text:p>0.125688031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20789409428835" calcext:value-type="float">
            <text:p>-0.0092078941</text:p>
          </table:table-cell>
          <table:table-cell table:style-name="Default" office:value-type="float" office:value="0.0563647486269474" calcext:value-type="float">
            <text:p>0.0563647486</text:p>
          </table:table-cell>
          <table:table-cell table:style-name="Default" office:value-type="float" office:value="0.0010196641087532" calcext:value-type="float">
            <text:p>0.0010196641</text:p>
          </table:table-cell>
          <table:table-cell table:style-name="Default" office:value-type="float" office:value="0.00484821479767561" calcext:value-type="float">
            <text:p>0.0048482148</text:p>
          </table:table-cell>
          <table:table-cell table:style-name="Default" office:value-type="float" office:value="-0.0025103148072958" calcext:value-type="float">
            <text:p>-0.0025103148</text:p>
          </table:table-cell>
          <table:table-cell table:style-name="Default" office:value-type="float" office:value="0.125512734055519" calcext:value-type="float">
            <text:p>0.125512734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17613878846169" calcext:value-type="float">
            <text:p>-0.0091761388</text:p>
          </table:table-cell>
          <table:table-cell table:style-name="Default" office:value-type="float" office:value="0.0564832463860512" calcext:value-type="float">
            <text:p>0.0564832464</text:p>
          </table:table-cell>
          <table:table-cell table:style-name="Default" office:value-type="float" office:value="0.00102926790714264" calcext:value-type="float">
            <text:p>0.0010292679</text:p>
          </table:table-cell>
          <table:table-cell table:style-name="Default" office:value-type="float" office:value="0.0047775199636817" calcext:value-type="float">
            <text:p>0.00477752</text:p>
          </table:table-cell>
          <table:table-cell table:style-name="Default" office:value-type="float" office:value="-0.00274303392507136" calcext:value-type="float">
            <text:p>-0.0027430339</text:p>
          </table:table-cell>
          <table:table-cell table:style-name="Default" office:value-type="float" office:value="0.125424593687058" calcext:value-type="float">
            <text:p>0.125424593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13176685571671" calcext:value-type="float">
            <text:p>-0.0091317669</text:p>
          </table:table-cell>
          <table:table-cell table:style-name="Default" office:value-type="float" office:value="0.0566102489829063" calcext:value-type="float">
            <text:p>0.056610249</text:p>
          </table:table-cell>
          <table:table-cell table:style-name="Default" office:value-type="float" office:value="0.0010356642305851" calcext:value-type="float">
            <text:p>0.0010356642</text:p>
          </table:table-cell>
          <table:table-cell table:style-name="Default" office:value-type="float" office:value="0.00469487998634577" calcext:value-type="float">
            <text:p>0.00469488</text:p>
          </table:table-cell>
          <table:table-cell table:style-name="Default" office:value-type="float" office:value="-0.00297936704009771" calcext:value-type="float">
            <text:p>-0.002979367</text:p>
          </table:table-cell>
          <table:table-cell table:style-name="Default" office:value-type="float" office:value="0.125319913029671" calcext:value-type="float">
            <text:p>0.12531991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91986023634672" calcext:value-type="float">
            <text:p>-0.0089198602</text:p>
          </table:table-cell>
          <table:table-cell table:style-name="Default" office:value-type="float" office:value="0.0570313408970833" calcext:value-type="float">
            <text:p>0.0570313409</text:p>
          </table:table-cell>
          <table:table-cell table:style-name="Default" office:value-type="float" office:value="0.00103346258401871" calcext:value-type="float">
            <text:p>0.0010334626</text:p>
          </table:table-cell>
          <table:table-cell table:style-name="Default" office:value-type="float" office:value="0.00437512900680304" calcext:value-type="float">
            <text:p>0.004375129</text:p>
          </table:table-cell>
          <table:table-cell table:style-name="Default" office:value-type="float" office:value="-0.00370943499729037" calcext:value-type="float">
            <text:p>-0.003709435</text:p>
          </table:table-cell>
          <table:table-cell table:style-name="Default" office:value-type="float" office:value="0.124897256493568" calcext:value-type="float">
            <text:p>0.124897256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82206112146378" calcext:value-type="float">
            <text:p>-0.0088220611</text:p>
          </table:table-cell>
          <table:table-cell table:style-name="Default" office:value-type="float" office:value="0.0571815222501755" calcext:value-type="float">
            <text:p>0.0571815223</text:p>
          </table:table-cell>
          <table:table-cell table:style-name="Default" office:value-type="float" office:value="0.00102520361542702" calcext:value-type="float">
            <text:p>0.0010252036</text:p>
          </table:table-cell>
          <table:table-cell table:style-name="Default" office:value-type="float" office:value="0.00424456875771284" calcext:value-type="float">
            <text:p>0.0042445688</text:p>
          </table:table-cell>
          <table:table-cell table:style-name="Default" office:value-type="float" office:value="-0.00395953701809049" calcext:value-type="float">
            <text:p>-0.003959537</text:p>
          </table:table-cell>
          <table:table-cell table:style-name="Default" office:value-type="float" office:value="0.124718375504017" calcext:value-type="float">
            <text:p>0.124718375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76792520284653" calcext:value-type="float">
            <text:p>-0.0087679252</text:p>
          </table:table-cell>
          <table:table-cell table:style-name="Default" office:value-type="float" office:value="0.0572578758001328" calcext:value-type="float">
            <text:p>0.0572578758</text:p>
          </table:table-cell>
          <table:table-cell table:style-name="Default" office:value-type="float" office:value="0.00101957842707634" calcext:value-type="float">
            <text:p>0.0010195784</text:p>
          </table:table-cell>
          <table:table-cell table:style-name="Default" office:value-type="float" office:value="0.00417493050917983" calcext:value-type="float">
            <text:p>0.0041749305</text:p>
          </table:table-cell>
          <table:table-cell table:style-name="Default" office:value-type="float" office:value="-0.00408589001744986" calcext:value-type="float">
            <text:p>-0.00408589</text:p>
          </table:table-cell>
          <table:table-cell table:style-name="Default" office:value-type="float" office:value="0.124621480703354" calcext:value-type="float">
            <text:p>0.124621480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71025491505861" calcext:value-type="float">
            <text:p>-0.0087102549</text:p>
          </table:table-cell>
          <table:table-cell table:style-name="Default" office:value-type="float" office:value="0.0573348701000214" calcext:value-type="float">
            <text:p>0.0573348701</text:p>
          </table:table-cell>
          <table:table-cell table:style-name="Default" office:value-type="float" office:value="0.00101293995976448" calcext:value-type="float">
            <text:p>0.00101294</text:p>
          </table:table-cell>
          <table:table-cell table:style-name="Default" office:value-type="float" office:value="0.00410206988453865" calcext:value-type="float">
            <text:p>0.0041020699</text:p>
          </table:table-cell>
          <table:table-cell table:style-name="Default" office:value-type="float" office:value="-0.00421303231269121" calcext:value-type="float">
            <text:p>-0.0042130323</text:p>
          </table:table-cell>
          <table:table-cell table:style-name="Default" office:value-type="float" office:value="0.124519646167755" calcext:value-type="float">
            <text:p>0.124519646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58411006629467" calcext:value-type="float">
            <text:p>-0.0085841101</text:p>
          </table:table-cell>
          <table:table-cell table:style-name="Default" office:value-type="float" office:value="0.057490348815918" calcext:value-type="float">
            <text:p>0.0574903488</text:p>
          </table:table-cell>
          <table:table-cell table:style-name="Default" office:value-type="float" office:value="0.000996571034193039" calcext:value-type="float">
            <text:p>0.000996571</text:p>
          </table:table-cell>
          <table:table-cell table:style-name="Default" office:value-type="float" office:value="0.0039475210942328" calcext:value-type="float">
            <text:p>0.0039475211</text:p>
          </table:table-cell>
          <table:table-cell table:style-name="Default" office:value-type="float" office:value="-0.00446995161473751" calcext:value-type="float">
            <text:p>-0.0044699516</text:p>
          </table:table-cell>
          <table:table-cell table:style-name="Default" office:value-type="float" office:value="0.124301292002201" calcext:value-type="float">
            <text:p>0.12430129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51559545844793" calcext:value-type="float">
            <text:p>-0.0085155955</text:p>
          </table:table-cell>
          <table:table-cell table:style-name="Default" office:value-type="float" office:value="0.0575685426592827" calcext:value-type="float">
            <text:p>0.0575685427</text:p>
          </table:table-cell>
          <table:table-cell table:style-name="Default" office:value-type="float" office:value="0.00098678469657898" calcext:value-type="float">
            <text:p>0.0009867847</text:p>
          </table:table-cell>
          <table:table-cell table:style-name="Default" office:value-type="float" office:value="0.00386560871265829" calcext:value-type="float">
            <text:p>0.0038656087</text:p>
          </table:table-cell>
          <table:table-cell table:style-name="Default" office:value-type="float" office:value="-0.00459974445402622" calcext:value-type="float">
            <text:p>-0.0045997445</text:p>
          </table:table-cell>
          <table:table-cell table:style-name="Default" office:value-type="float" office:value="0.124184809625149" calcext:value-type="float">
            <text:p>0.124184809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4433862939477" calcext:value-type="float">
            <text:p>-0.0084433863</text:p>
          </table:table-cell>
          <table:table-cell table:style-name="Default" office:value-type="float" office:value="0.0576468929648399" calcext:value-type="float">
            <text:p>0.057646893</text:p>
          </table:table-cell>
          <table:table-cell table:style-name="Default" office:value-type="float" office:value="0.000976014882326126" calcext:value-type="float">
            <text:p>0.0009760149</text:p>
          </table:table-cell>
          <table:table-cell table:style-name="Default" office:value-type="float" office:value="0.00378076685592532" calcext:value-type="float">
            <text:p>0.0037807669</text:p>
          </table:table-cell>
          <table:table-cell table:style-name="Default" office:value-type="float" office:value="-0.00473042670637369" calcext:value-type="float">
            <text:p>-0.0047304267</text:p>
          </table:table-cell>
          <table:table-cell table:style-name="Default" office:value-type="float" office:value="0.124063283205032" calcext:value-type="float">
            <text:p>0.124063283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20429902523756" calcext:value-type="float">
            <text:p>-0.008204299</text:p>
          </table:table-cell>
          <table:table-cell table:style-name="Default" office:value-type="float" office:value="0.0578815154731274" calcext:value-type="float">
            <text:p>0.0578815155</text:p>
          </table:table-cell>
          <table:table-cell table:style-name="Default" office:value-type="float" office:value="0.000937137752771378" calcext:value-type="float">
            <text:p>0.0009371378</text:p>
          </table:table-cell>
          <table:table-cell table:style-name="Default" office:value-type="float" office:value="0.00350781972520053" calcext:value-type="float">
            <text:p>0.0035078197</text:p>
          </table:table-cell>
          <table:table-cell table:style-name="Default" office:value-type="float" office:value="-0.00512812379747629" calcext:value-type="float">
            <text:p>-0.0051281238</text:p>
          </table:table-cell>
          <table:table-cell table:style-name="Default" office:value-type="float" office:value="0.123670406639576" calcext:value-type="float">
            <text:p>0.123670406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02584178745747" calcext:value-type="float">
            <text:p>-0.0080258418</text:p>
          </table:table-cell>
          <table:table-cell table:style-name="Default" office:value-type="float" office:value="0.0580363236367703" calcext:value-type="float">
            <text:p>0.0580363236</text:p>
          </table:table-cell>
          <table:table-cell table:style-name="Default" office:value-type="float" office:value="0.000905781984329223" calcext:value-type="float">
            <text:p>0.000905782</text:p>
          </table:table-cell>
          <table:table-cell table:style-name="Default" office:value-type="float" office:value="0.0033106948249042" calcext:value-type="float">
            <text:p>0.0033106948</text:p>
          </table:table-cell>
          <table:table-cell table:style-name="Default" office:value-type="float" office:value="-0.00539816403761506" calcext:value-type="float">
            <text:p>-0.005398164</text:p>
          </table:table-cell>
          <table:table-cell table:style-name="Default" office:value-type="float" office:value="0.123385243117809" calcext:value-type="float">
            <text:p>0.123385243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93076399713755" calcext:value-type="float">
            <text:p>-0.007930764</text:p>
          </table:table-cell>
          <table:table-cell table:style-name="Default" office:value-type="float" office:value="0.0581128895282745" calcext:value-type="float">
            <text:p>0.0581128895</text:p>
          </table:table-cell>
          <table:table-cell table:style-name="Default" office:value-type="float" office:value="0.000888422131538391" calcext:value-type="float">
            <text:p>0.0008884221</text:p>
          </table:table-cell>
          <table:table-cell table:style-name="Default" office:value-type="float" office:value="0.00320745725184679" calcext:value-type="float">
            <text:p>0.0032074573</text:p>
          </table:table-cell>
          <table:table-cell table:style-name="Default" office:value-type="float" office:value="-0.00553478579968214" calcext:value-type="float">
            <text:p>-0.0055347858</text:p>
          </table:table-cell>
          <table:table-cell table:style-name="Default" office:value-type="float" office:value="0.123236134648323" calcext:value-type="float">
            <text:p>0.123236134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62172369286418" calcext:value-type="float">
            <text:p>-0.0076217237</text:p>
          </table:table-cell>
          <table:table-cell table:style-name="Default" office:value-type="float" office:value="0.0583376847207546" calcext:value-type="float">
            <text:p>0.0583376847</text:p>
          </table:table-cell>
          <table:table-cell table:style-name="Default" office:value-type="float" office:value="0.000829901546239853" calcext:value-type="float">
            <text:p>0.0008299015</text:p>
          </table:table-cell>
          <table:table-cell table:style-name="Default" office:value-type="float" office:value="0.00287931622005999" calcext:value-type="float">
            <text:p>0.0028793162</text:p>
          </table:table-cell>
          <table:table-cell table:style-name="Default" office:value-type="float" office:value="-0.00595140224322677" calcext:value-type="float">
            <text:p>-0.0059514022</text:p>
          </table:table-cell>
          <table:table-cell table:style-name="Default" office:value-type="float" office:value="0.122763581573963" calcext:value-type="float">
            <text:p>0.122763581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51061830669642" calcext:value-type="float">
            <text:p>-0.0075106183</text:p>
          </table:table-cell>
          <table:table-cell table:style-name="Default" office:value-type="float" office:value="0.0584105737507343" calcext:value-type="float">
            <text:p>0.0584105738</text:p>
          </table:table-cell>
          <table:table-cell table:style-name="Default" office:value-type="float" office:value="0.000808157026767731" calcext:value-type="float">
            <text:p>0.000808157</text:p>
          </table:table-cell>
          <table:table-cell table:style-name="Default" office:value-type="float" office:value="0.00276368856430054" calcext:value-type="float">
            <text:p>0.0027636886</text:p>
          </table:table-cell>
          <table:table-cell table:style-name="Default" office:value-type="float" office:value="-0.00609271274879575" calcext:value-type="float">
            <text:p>-0.0060927127</text:p>
          </table:table-cell>
          <table:table-cell table:style-name="Default" office:value-type="float" office:value="0.12259828299284" calcext:value-type="float">
            <text:p>0.12259828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39539787173271" calcext:value-type="float">
            <text:p>-0.0073953979</text:p>
          </table:table-cell>
          <table:table-cell table:style-name="Default" office:value-type="float" office:value="0.0584822595119476" calcext:value-type="float">
            <text:p>0.0584822595</text:p>
          </table:table-cell>
          <table:table-cell table:style-name="Default" office:value-type="float" office:value="0.000785421580076218" calcext:value-type="float">
            <text:p>0.0007854216</text:p>
          </table:table-cell>
          <table:table-cell table:style-name="Default" office:value-type="float" office:value="0.00264501827768981" calcext:value-type="float">
            <text:p>0.0026450183</text:p>
          </table:table-cell>
          <table:table-cell table:style-name="Default" office:value-type="float" office:value="-0.00623528612777591" calcext:value-type="float">
            <text:p>-0.0062352861</text:p>
          </table:table-cell>
          <table:table-cell table:style-name="Default" office:value-type="float" office:value="0.122429318726063" calcext:value-type="float">
            <text:p>0.122429318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1524647064507" calcext:value-type="float">
            <text:p>-0.0071524647</text:p>
          </table:table-cell>
          <table:table-cell table:style-name="Default" office:value-type="float" office:value="0.0586215145885944" calcext:value-type="float">
            <text:p>0.0586215146</text:p>
          </table:table-cell>
          <table:table-cell table:style-name="Default" office:value-type="float" office:value="0.000736605376005173" calcext:value-type="float">
            <text:p>0.0007366054</text:p>
          </table:table-cell>
          <table:table-cell table:style-name="Default" office:value-type="float" office:value="0.00239840778522193" calcext:value-type="float">
            <text:p>0.0023984078</text:p>
          </table:table-cell>
          <table:table-cell table:style-name="Default" office:value-type="float" office:value="-0.00652458192780614" calcext:value-type="float">
            <text:p>-0.0065245819</text:p>
          </table:table-cell>
          <table:table-cell table:style-name="Default" office:value-type="float" office:value="0.122081711888313" calcext:value-type="float">
            <text:p>0.122081711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89253117889166" calcext:value-type="float">
            <text:p>-0.0068925312</text:p>
          </table:table-cell>
          <table:table-cell table:style-name="Default" office:value-type="float" office:value="0.0587544627487659" calcext:value-type="float">
            <text:p>0.0587544627</text:p>
          </table:table-cell>
          <table:table-cell table:style-name="Default" office:value-type="float" office:value="0.000683501362800598" calcext:value-type="float">
            <text:p>0.0006835014</text:p>
          </table:table-cell>
          <table:table-cell table:style-name="Default" office:value-type="float" office:value="0.00213910196907818" calcext:value-type="float">
            <text:p>0.002139102</text:p>
          </table:table-cell>
          <table:table-cell table:style-name="Default" office:value-type="float" office:value="-0.00681969942525029" calcext:value-type="float">
            <text:p>-0.0068196994</text:p>
          </table:table-cell>
          <table:table-cell table:style-name="Default" office:value-type="float" office:value="0.121722295880318" calcext:value-type="float">
            <text:p>0.121722295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61518797278404" calcext:value-type="float">
            <text:p>-0.006615188</text:p>
          </table:table-cell>
          <table:table-cell table:style-name="Default" office:value-type="float" office:value="0.058880228549242" calcext:value-type="float">
            <text:p>0.0588802285</text:p>
          </table:table-cell>
          <table:table-cell table:style-name="Default" office:value-type="float" office:value="0.000626131892204285" calcext:value-type="float">
            <text:p>0.0006261319</text:p>
          </table:table-cell>
          <table:table-cell table:style-name="Default" office:value-type="float" office:value="0.00186729989945888" calcext:value-type="float">
            <text:p>0.0018672999</text:p>
          </table:table-cell>
          <table:table-cell table:style-name="Default" office:value-type="float" office:value="-0.00712126633152366" calcext:value-type="float">
            <text:p>-0.0071212663</text:p>
          </table:table-cell>
          <table:table-cell table:style-name="Default" office:value-type="float" office:value="0.121353521943092" calcext:value-type="float">
            <text:p>0.121353521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4698401838541" calcext:value-type="float">
            <text:p>-0.0064698402</text:p>
          </table:table-cell>
          <table:table-cell table:style-name="Default" office:value-type="float" office:value="0.0589400939643383" calcext:value-type="float">
            <text:p>0.058940094</text:p>
          </table:table-cell>
          <table:table-cell table:style-name="Default" office:value-type="float" office:value="0.000595990568399429" calcext:value-type="float">
            <text:p>0.0005959906</text:p>
          </table:table-cell>
          <table:table-cell table:style-name="Default" office:value-type="float" office:value="0.00172655167989433" calcext:value-type="float">
            <text:p>0.0017265517</text:p>
          </table:table-cell>
          <table:table-cell table:style-name="Default" office:value-type="float" office:value="-0.00727467518299818" calcext:value-type="float">
            <text:p>-0.0072746752</text:p>
          </table:table-cell>
          <table:table-cell table:style-name="Default" office:value-type="float" office:value="0.12116627395153" calcext:value-type="float">
            <text:p>0.12116627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31999876350164" calcext:value-type="float">
            <text:p>-0.0063199988</text:p>
          </table:table-cell>
          <table:table-cell table:style-name="Default" office:value-type="float" office:value="0.0589978098869324" calcext:value-type="float">
            <text:p>0.0589978099</text:p>
          </table:table-cell>
          <table:table-cell table:style-name="Default" office:value-type="float" office:value="0.000564742833375931" calcext:value-type="float">
            <text:p>0.0005647428</text:p>
          </table:table-cell>
          <table:table-cell table:style-name="Default" office:value-type="float" office:value="0.00158266955986619" calcext:value-type="float">
            <text:p>0.0015826696</text:p>
          </table:table-cell>
          <table:table-cell table:style-name="Default" office:value-type="float" office:value="-0.00742987636476755" calcext:value-type="float">
            <text:p>-0.0074298764</text:p>
          </table:table-cell>
          <table:table-cell table:style-name="Default" office:value-type="float" office:value="0.120977558195591" calcext:value-type="float">
            <text:p>0.120977558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00655237212777" calcext:value-type="float">
            <text:p>-0.0060065524</text:p>
          </table:table-cell>
          <table:table-cell table:style-name="Default" office:value-type="float" office:value="0.0591063760221005" calcext:value-type="float">
            <text:p>0.059106376</text:p>
          </table:table-cell>
          <table:table-cell table:style-name="Default" office:value-type="float" office:value="0.000499431043863297" calcext:value-type="float">
            <text:p>0.000499431</text:p>
          </table:table-cell>
          <table:table-cell table:style-name="Default" office:value-type="float" office:value="0.00128548475913703" calcext:value-type="float">
            <text:p>0.0012854848</text:p>
          </table:table-cell>
          <table:table-cell table:style-name="Default" office:value-type="float" office:value="-0.00774607015773654" calcext:value-type="float">
            <text:p>-0.0077460702</text:p>
          </table:table-cell>
          <table:table-cell table:style-name="Default" office:value-type="float" office:value="0.120597161352634" calcext:value-type="float">
            <text:p>0.120597161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84281049668789" calcext:value-type="float">
            <text:p>-0.0058428105</text:p>
          </table:table-cell>
          <table:table-cell table:style-name="Default" office:value-type="float" office:value="0.0591569654643536" calcext:value-type="float">
            <text:p>0.0591569655</text:p>
          </table:table-cell>
          <table:table-cell table:style-name="Default" office:value-type="float" office:value="0.000465385615825653" calcext:value-type="float">
            <text:p>0.0004653856</text:p>
          </table:table-cell>
          <table:table-cell table:style-name="Default" office:value-type="float" office:value="0.00113211385905743" calcext:value-type="float">
            <text:p>0.0011321139</text:p>
          </table:table-cell>
          <table:table-cell table:style-name="Default" office:value-type="float" office:value="-0.00790725741535425" calcext:value-type="float">
            <text:p>-0.0079072574</text:p>
          </table:table-cell>
          <table:table-cell table:style-name="Default" office:value-type="float" office:value="0.120406202971935" calcext:value-type="float">
            <text:p>0.12040620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50027377903462" calcext:value-type="float">
            <text:p>-0.0055002738</text:p>
          </table:table-cell>
          <table:table-cell table:style-name="Default" office:value-type="float" office:value="0.0592614114284516" calcext:value-type="float">
            <text:p>0.0592614114</text:p>
          </table:table-cell>
          <table:table-cell table:style-name="Default" office:value-type="float" office:value="0.000441715121269226" calcext:value-type="float">
            <text:p>0.0004417151</text:p>
          </table:table-cell>
          <table:table-cell table:style-name="Default" office:value-type="float" office:value="0.0198858045041561" calcext:value-type="float">
            <text:p>0.0198858045</text:p>
          </table:table-cell>
          <table:table-cell table:style-name="Default" office:value-type="float" office:value="-0.0456804409623146" calcext:value-type="float">
            <text:p>-0.045680441</text:p>
          </table:table-cell>
          <table:table-cell table:style-name="Default" office:value-type="float" office:value="0.119545698165894" calcext:value-type="float">
            <text:p>0.119545698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32399024814367" calcext:value-type="float">
            <text:p>-0.0053239902</text:p>
          </table:table-cell>
          <table:table-cell table:style-name="Default" office:value-type="float" office:value="0.059303805232048" calcext:value-type="float">
            <text:p>0.0593038052</text:p>
          </table:table-cell>
          <table:table-cell table:style-name="Default" office:value-type="float" office:value="0.000542882829904556" calcext:value-type="float">
            <text:p>0.0005428828</text:p>
          </table:table-cell>
          <table:table-cell table:style-name="Default" office:value-type="float" office:value="0.0202432870864868" calcext:value-type="float">
            <text:p>0.0202432871</text:p>
          </table:table-cell>
          <table:table-cell table:style-name="Default" office:value-type="float" office:value="-0.0477784313261509" calcext:value-type="float">
            <text:p>-0.0477784313</text:p>
          </table:table-cell>
          <table:table-cell table:style-name="Default" office:value-type="float" office:value="0.119337007403374" calcext:value-type="float">
            <text:p>0.119337007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96610207483172" calcext:value-type="float">
            <text:p>-0.0049661021</text:p>
          </table:table-cell>
          <table:table-cell table:style-name="Default" office:value-type="float" office:value="0.0593904368579388" calcext:value-type="float">
            <text:p>0.0593904369</text:p>
          </table:table-cell>
          <table:table-cell table:style-name="Default" office:value-type="float" office:value="0.000760007649660111" calcext:value-type="float">
            <text:p>0.0007600076</text:p>
          </table:table-cell>
          <table:table-cell table:style-name="Default" office:value-type="float" office:value="0.0213192142546177" calcext:value-type="float">
            <text:p>0.0213192143</text:p>
          </table:table-cell>
          <table:table-cell table:style-name="Default" office:value-type="float" office:value="-0.0516106300055981" calcext:value-type="float">
            <text:p>-0.05161063</text:p>
          </table:table-cell>
          <table:table-cell table:style-name="Default" office:value-type="float" office:value="0.118992827832699" calcext:value-type="float">
            <text:p>0.118992827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78678615763783" calcext:value-type="float">
            <text:p>-0.0047867862</text:p>
          </table:table-cell>
          <table:table-cell table:style-name="Default" office:value-type="float" office:value="0.0594372674822807" calcext:value-type="float">
            <text:p>0.0594372675</text:p>
          </table:table-cell>
          <table:table-cell table:style-name="Default" office:value-type="float" office:value="0.000877376645803451" calcext:value-type="float">
            <text:p>0.0008773766</text:p>
          </table:table-cell>
          <table:table-cell table:style-name="Default" office:value-type="float" office:value="0.0220385622233152" calcext:value-type="float">
            <text:p>0.0220385622</text:p>
          </table:table-cell>
          <table:table-cell table:style-name="Default" office:value-type="float" office:value="-0.053281381726265" calcext:value-type="float">
            <text:p>-0.0532813817</text:p>
          </table:table-cell>
          <table:table-cell table:style-name="Default" office:value-type="float" office:value="0.118877999484539" calcext:value-type="float">
            <text:p>0.118877999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42760903388262" calcext:value-type="float">
            <text:p>-0.004427609</text:p>
          </table:table-cell>
          <table:table-cell table:style-name="Default" office:value-type="float" office:value="0.0595374628901482" calcext:value-type="float">
            <text:p>0.0595374629</text:p>
          </table:table-cell>
          <table:table-cell table:style-name="Default" office:value-type="float" office:value="0.00112482905387878" calcext:value-type="float">
            <text:p>0.0011248291</text:p>
          </table:table-cell>
          <table:table-cell table:style-name="Default" office:value-type="float" office:value="0.0237614493817091" calcext:value-type="float">
            <text:p>0.0237614494</text:p>
          </table:table-cell>
          <table:table-cell table:style-name="Default" office:value-type="float" office:value="-0.0561540685594082" calcext:value-type="float">
            <text:p>-0.0561540686</text:p>
          </table:table-cell>
          <table:table-cell table:style-name="Default" office:value-type="float" office:value="0.118762202560902" calcext:value-type="float">
            <text:p>0.118762202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06796578317881" calcext:value-type="float">
            <text:p>-0.0040679658</text:p>
          </table:table-cell>
          <table:table-cell table:style-name="Default" office:value-type="float" office:value="0.0596455372869968" calcext:value-type="float">
            <text:p>0.0596455373</text:p>
          </table:table-cell>
          <table:table-cell table:style-name="Default" office:value-type="float" office:value="0.00138621777296066" calcext:value-type="float">
            <text:p>0.0013862178</text:p>
          </table:table-cell>
          <table:table-cell table:style-name="Default" office:value-type="float" office:value="0.0257906559854746" calcext:value-type="float">
            <text:p>0.025790656</text:p>
          </table:table-cell>
          <table:table-cell table:style-name="Default" office:value-type="float" office:value="-0.0584266856312752" calcext:value-type="float">
            <text:p>-0.0584266856</text:p>
          </table:table-cell>
          <table:table-cell table:style-name="Default" office:value-type="float" office:value="0.118797622621059" calcext:value-type="float">
            <text:p>0.118797622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88808827847242" calcext:value-type="float">
            <text:p>-0.0038880883</text:p>
          </table:table-cell>
          <table:table-cell table:style-name="Default" office:value-type="float" office:value="0.0597021915018559" calcext:value-type="float">
            <text:p>0.0597021915</text:p>
          </table:table-cell>
          <table:table-cell table:style-name="Default" office:value-type="float" office:value="0.00152195245027542" calcext:value-type="float">
            <text:p>0.0015219525</text:p>
          </table:table-cell>
          <table:table-cell table:style-name="Default" office:value-type="float" office:value="0.026900066062808" calcext:value-type="float">
            <text:p>0.0269000661</text:p>
          </table:table-cell>
          <table:table-cell table:style-name="Default" office:value-type="float" office:value="-0.0593464449048042" calcext:value-type="float">
            <text:p>-0.0593464449</text:p>
          </table:table-cell>
          <table:table-cell table:style-name="Default" office:value-type="float" office:value="0.118871673941612" calcext:value-type="float">
            <text:p>0.11887167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52857168763876" calcext:value-type="float">
            <text:p>-0.0035285717</text:p>
          </table:table-cell>
          <table:table-cell table:style-name="Default" office:value-type="float" office:value="0.0598197802901268" calcext:value-type="float">
            <text:p>0.0598197803</text:p>
          </table:table-cell>
          <table:table-cell table:style-name="Default" office:value-type="float" office:value="0.00180405005812645" calcext:value-type="float">
            <text:p>0.0018040501</text:p>
          </table:table-cell>
          <table:table-cell table:style-name="Default" office:value-type="float" office:value="0.0292802825570107" calcext:value-type="float">
            <text:p>0.0292802826</text:p>
          </table:table-cell>
          <table:table-cell table:style-name="Default" office:value-type="float" office:value="-0.0607686713337898" calcext:value-type="float">
            <text:p>-0.0607686713</text:p>
          </table:table-cell>
          <table:table-cell table:style-name="Default" office:value-type="float" office:value="0.119131691753864" calcext:value-type="float">
            <text:p>0.119131691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16981319338083" calcext:value-type="float">
            <text:p>-0.0031698132</text:p>
          </table:table-cell>
          <table:table-cell table:style-name="Default" office:value-type="float" office:value="0.059941902756691" calcext:value-type="float">
            <text:p>0.0599419028</text:p>
          </table:table-cell>
          <table:table-cell table:style-name="Default" office:value-type="float" office:value="0.00210347399115562" calcext:value-type="float">
            <text:p>0.002103474</text:p>
          </table:table-cell>
          <table:table-cell table:style-name="Default" office:value-type="float" office:value="0.0318491496145725" calcext:value-type="float">
            <text:p>0.0318491496</text:p>
          </table:table-cell>
          <table:table-cell table:style-name="Default" office:value-type="float" office:value="-0.0616537928581238" calcext:value-type="float">
            <text:p>-0.0616537929</text:p>
          </table:table-cell>
          <table:table-cell table:style-name="Default" office:value-type="float" office:value="0.119539447128773" calcext:value-type="float">
            <text:p>0.119539447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81248637475073" calcext:value-type="float">
            <text:p>-0.0028124864</text:p>
          </table:table-cell>
          <table:table-cell table:style-name="Default" office:value-type="float" office:value="0.0600667968392372" calcext:value-type="float">
            <text:p>0.0600667968</text:p>
          </table:table-cell>
          <table:table-cell table:style-name="Default" office:value-type="float" office:value="0.002424705773592" calcext:value-type="float">
            <text:p>0.0024247058</text:p>
          </table:table-cell>
          <table:table-cell table:style-name="Default" office:value-type="float" office:value="0.0345831960439682" calcext:value-type="float">
            <text:p>0.034583196</text:p>
          </table:table-cell>
          <table:table-cell table:style-name="Default" office:value-type="float" office:value="-0.0620240196585655" calcext:value-type="float">
            <text:p>-0.0620240197</text:p>
          </table:table-cell>
          <table:table-cell table:style-name="Default" office:value-type="float" office:value="0.120092988014221" calcext:value-type="float">
            <text:p>0.12009298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63457698747516" calcext:value-type="float">
            <text:p>-0.002634577</text:p>
          </table:table-cell>
          <table:table-cell table:style-name="Default" office:value-type="float" office:value="0.0601296834647656" calcext:value-type="float">
            <text:p>0.0601296835</text:p>
          </table:table-cell>
          <table:table-cell table:style-name="Default" office:value-type="float" office:value="0.0025952011346817" calcext:value-type="float">
            <text:p>0.0025952011</text:p>
          </table:table-cell>
          <table:table-cell table:style-name="Default" office:value-type="float" office:value="0.0360065586864948" calcext:value-type="float">
            <text:p>0.0360065587</text:p>
          </table:table-cell>
          <table:table-cell table:style-name="Default" office:value-type="float" office:value="-0.0620226711034775" calcext:value-type="float">
            <text:p>-0.0620226711</text:p>
          </table:table-cell>
          <table:table-cell table:style-name="Default" office:value-type="float" office:value="0.120423667132854" calcext:value-type="float">
            <text:p>0.120423667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28085787966847" calcext:value-type="float">
            <text:p>-0.0022808579</text:p>
          </table:table-cell>
          <table:table-cell table:style-name="Default" office:value-type="float" office:value="0.0602551735937595" calcext:value-type="float">
            <text:p>0.0602551736</text:p>
          </table:table-cell>
          <table:table-cell table:style-name="Default" office:value-type="float" office:value="0.00295982509851456" calcext:value-type="float">
            <text:p>0.0029598251</text:p>
          </table:table-cell>
          <table:table-cell table:style-name="Default" office:value-type="float" office:value="0.0389582440257072" calcext:value-type="float">
            <text:p>0.038958244</text:p>
          </table:table-cell>
          <table:table-cell table:style-name="Default" office:value-type="float" office:value="-0.0616600140929222" calcext:value-type="float">
            <text:p>-0.0616600141</text:p>
          </table:table-cell>
          <table:table-cell table:style-name="Default" office:value-type="float" office:value="0.12119148671627" calcext:value-type="float">
            <text:p>0.121191486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10526259616017" calcext:value-type="float">
            <text:p>-0.0021052626</text:p>
          </table:table-cell>
          <table:table-cell table:style-name="Default" office:value-type="float" office:value="0.0603172779083252" calcext:value-type="float">
            <text:p>0.0603172779</text:p>
          </table:table-cell>
          <table:table-cell table:style-name="Default" office:value-type="float" office:value="0.00315572321414947" calcext:value-type="float">
            <text:p>0.0031557232</text:p>
          </table:table-cell>
          <table:table-cell table:style-name="Default" office:value-type="float" office:value="0.0404839813709259" calcext:value-type="float">
            <text:p>0.0404839814</text:p>
          </table:table-cell>
          <table:table-cell table:style-name="Default" office:value-type="float" office:value="-0.0613038279116154" calcext:value-type="float">
            <text:p>-0.0613038279</text:p>
          </table:table-cell>
          <table:table-cell table:style-name="Default" office:value-type="float" office:value="0.121628053486347" calcext:value-type="float">
            <text:p>0.121628053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175715493969619" calcext:value-type="float">
            <text:p>-0.0017571549</text:p>
          </table:table-cell>
          <table:table-cell table:style-name="Default" office:value-type="float" office:value="0.0604387223720551" calcext:value-type="float">
            <text:p>0.0604387224</text:p>
          </table:table-cell>
          <table:table-cell table:style-name="Default" office:value-type="float" office:value="0.00357882305979729" calcext:value-type="float">
            <text:p>0.0035788231</text:p>
          </table:table-cell>
          <table:table-cell table:style-name="Default" office:value-type="float" office:value="0.0436294227838516" calcext:value-type="float">
            <text:p>0.0436294228</text:p>
          </table:table-cell>
          <table:table-cell table:style-name="Default" office:value-type="float" office:value="-0.0602540373802185" calcext:value-type="float">
            <text:p>-0.0602540374</text:p>
          </table:table-cell>
          <table:table-cell table:style-name="Default" office:value-type="float" office:value="0.122604466974735" calcext:value-type="float">
            <text:p>0.12260446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158494617789984" calcext:value-type="float">
            <text:p>-0.0015849462</text:p>
          </table:table-cell>
          <table:table-cell table:style-name="Default" office:value-type="float" office:value="0.060497522354126" calcext:value-type="float">
            <text:p>0.0604975224</text:p>
          </table:table-cell>
          <table:table-cell table:style-name="Default" office:value-type="float" office:value="0.00380785763263702" calcext:value-type="float">
            <text:p>0.0038078576</text:p>
          </table:table-cell>
          <table:table-cell table:style-name="Default" office:value-type="float" office:value="0.0452472195029259" calcext:value-type="float">
            <text:p>0.0452472195</text:p>
          </table:table-cell>
          <table:table-cell table:style-name="Default" office:value-type="float" office:value="-0.059565395116806" calcext:value-type="float">
            <text:p>-0.0595653951</text:p>
          </table:table-cell>
          <table:table-cell table:style-name="Default" office:value-type="float" office:value="0.123143747448921" calcext:value-type="float">
            <text:p>0.123143747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124480249360204" calcext:value-type="float">
            <text:p>-0.0012448025</text:p>
          </table:table-cell>
          <table:table-cell table:style-name="Default" office:value-type="float" office:value="0.0606099516153336" calcext:value-type="float">
            <text:p>0.0606099516</text:p>
          </table:table-cell>
          <table:table-cell table:style-name="Default" office:value-type="float" office:value="0.00430544838309288" calcext:value-type="float">
            <text:p>0.0043054484</text:p>
          </table:table-cell>
          <table:table-cell table:style-name="Default" office:value-type="float" office:value="0.0485696271061897" calcext:value-type="float">
            <text:p>0.0485696271</text:p>
          </table:table-cell>
          <table:table-cell table:style-name="Default" office:value-type="float" office:value="-0.057873010635376" calcext:value-type="float">
            <text:p>-0.0578730106</text:p>
          </table:table-cell>
          <table:table-cell table:style-name="Default" office:value-type="float" office:value="0.124322444200516" calcext:value-type="float">
            <text:p>0.124322444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0911390874534845" calcext:value-type="float">
            <text:p>-0.0009113909</text:p>
          </table:table-cell>
          <table:table-cell table:style-name="Default" office:value-type="float" office:value="0.0607134662568569" calcext:value-type="float">
            <text:p>0.0607134663</text:p>
          </table:table-cell>
          <table:table-cell table:style-name="Default" office:value-type="float" office:value="0.00486187636852264" calcext:value-type="float">
            <text:p>0.0048618764</text:p>
          </table:table-cell>
          <table:table-cell table:style-name="Default" office:value-type="float" office:value="0.0520025528967381" calcext:value-type="float">
            <text:p>0.0520025529</text:p>
          </table:table-cell>
          <table:table-cell table:style-name="Default" office:value-type="float" office:value="-0.0557764656841755" calcext:value-type="float">
            <text:p>-0.0557764657</text:p>
          </table:table-cell>
          <table:table-cell table:style-name="Default" office:value-type="float" office:value="0.125632166862488" calcext:value-type="float">
            <text:p>0.12563216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0747600570321083" calcext:value-type="float">
            <text:p>-0.0007476006</text:p>
          </table:table-cell>
          <table:table-cell table:style-name="Default" office:value-type="float" office:value="0.060761172324419" calcext:value-type="float">
            <text:p>0.0607611723</text:p>
          </table:table-cell>
          <table:table-cell table:style-name="Default" office:value-type="float" office:value="0.00516436621546745" calcext:value-type="float">
            <text:p>0.0051643662</text:p>
          </table:table-cell>
          <table:table-cell table:style-name="Default" office:value-type="float" office:value="0.0537590272724629" calcext:value-type="float">
            <text:p>0.0537590273</text:p>
          </table:table-cell>
          <table:table-cell table:style-name="Default" office:value-type="float" office:value="-0.0545826405286789" calcext:value-type="float">
            <text:p>-0.0545826405</text:p>
          </table:table-cell>
          <table:table-cell table:style-name="Default" office:value-type="float" office:value="0.126335293054581" calcext:value-type="float">
            <text:p>0.126335293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0426524318754673" calcext:value-type="float">
            <text:p>-0.0004265243</text:p>
          </table:table-cell>
          <table:table-cell table:style-name="Default" office:value-type="float" office:value="0.0608470104634762" calcext:value-type="float">
            <text:p>0.0608470105</text:p>
          </table:table-cell>
          <table:table-cell table:style-name="Default" office:value-type="float" office:value="0.00582230463624001" calcext:value-type="float">
            <text:p>0.0058223046</text:p>
          </table:table-cell>
          <table:table-cell table:style-name="Default" office:value-type="float" office:value="0.0573490187525749" calcext:value-type="float">
            <text:p>0.0573490188</text:p>
          </table:table-cell>
          <table:table-cell table:style-name="Default" office:value-type="float" office:value="-0.0519159436225891" calcext:value-type="float">
            <text:p>-0.0519159436</text:p>
          </table:table-cell>
          <table:table-cell table:style-name="Default" office:value-type="float" office:value="0.127835676074028" calcext:value-type="float">
            <text:p>0.127835676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0269608455710113" calcext:value-type="float">
            <text:p>-0.0002696085</text:p>
          </table:table-cell>
          <table:table-cell table:style-name="Default" office:value-type="float" office:value="0.0608845874667168" calcext:value-type="float">
            <text:p>0.0608845875</text:p>
          </table:table-cell>
          <table:table-cell table:style-name="Default" office:value-type="float" office:value="0.00617948547005654" calcext:value-type="float">
            <text:p>0.0061794855</text:p>
          </table:table-cell>
          <table:table-cell table:style-name="Default" office:value-type="float" office:value="0.0591813884675503" calcext:value-type="float">
            <text:p>0.0591813885</text:p>
          </table:table-cell>
          <table:table-cell table:style-name="Default" office:value-type="float" office:value="-0.0504478476941586" calcext:value-type="float">
            <text:p>-0.0504478477</text:p>
          </table:table-cell>
          <table:table-cell table:style-name="Default" office:value-type="float" office:value="0.12863227725029" calcext:value-type="float">
            <text:p>0.128632277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0184749136678875" calcext:value-type="float">
            <text:p>0.0001847491</text:p>
          </table:table-cell>
          <table:table-cell table:style-name="Default" office:value-type="float" office:value="0.0609724558889866" calcext:value-type="float">
            <text:p>0.0609724559</text:p>
          </table:table-cell>
          <table:table-cell table:style-name="Default" office:value-type="float" office:value="0.00737312436103821" calcext:value-type="float">
            <text:p>0.0073731244</text:p>
          </table:table-cell>
          <table:table-cell table:style-name="Default" office:value-type="float" office:value="0.0648223757743835" calcext:value-type="float">
            <text:p>0.0648223758</text:p>
          </table:table-cell>
          <table:table-cell table:style-name="Default" office:value-type="float" office:value="-0.0455324910581112" calcext:value-type="float">
            <text:p>-0.0455324911</text:p>
          </table:table-cell>
          <table:table-cell table:style-name="Default" office:value-type="float" office:value="0.131201907992363" calcext:value-type="float">
            <text:p>0.13120190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0472328392788768" calcext:value-type="float">
            <text:p>0.0004723284</text:p>
          </table:table-cell>
          <table:table-cell table:style-name="Default" office:value-type="float" office:value="0.0610076114535332" calcext:value-type="float">
            <text:p>0.0610076115</text:p>
          </table:table-cell>
          <table:table-cell table:style-name="Default" office:value-type="float" office:value="0.00827841088175774" calcext:value-type="float">
            <text:p>0.0082784109</text:p>
          </table:table-cell>
          <table:table-cell table:style-name="Default" office:value-type="float" office:value="0.0686977282166481" calcext:value-type="float">
            <text:p>0.0686977282</text:p>
          </table:table-cell>
          <table:table-cell table:style-name="Default" office:value-type="float" office:value="-0.0418534316122532" calcext:value-type="float">
            <text:p>-0.0418534316</text:p>
          </table:table-cell>
          <table:table-cell table:style-name="Default" office:value-type="float" office:value="0.133060470223427" calcext:value-type="float">
            <text:p>0.133060470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0611041090451181" calcext:value-type="float">
            <text:p>0.0006110411</text:p>
          </table:table-cell>
          <table:table-cell table:style-name="Default" office:value-type="float" office:value="0.0610173642635346" calcext:value-type="float">
            <text:p>0.0610173643</text:p>
          </table:table-cell>
          <table:table-cell table:style-name="Default" office:value-type="float" office:value="0.00876588746905327" calcext:value-type="float">
            <text:p>0.0087658875</text:p>
          </table:table-cell>
          <table:table-cell table:style-name="Default" office:value-type="float" office:value="0.0706684067845345" calcext:value-type="float">
            <text:p>0.0706684068</text:p>
          </table:table-cell>
          <table:table-cell table:style-name="Default" office:value-type="float" office:value="-0.0399003736674786" calcext:value-type="float">
            <text:p>-0.0399003737</text:p>
          </table:table-cell>
          <table:table-cell table:style-name="Default" office:value-type="float" office:value="0.134032100439072" calcext:value-type="float">
            <text:p>0.134032100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0877406215295196" calcext:value-type="float">
            <text:p>0.0008774062</text:p>
          </table:table-cell>
          <table:table-cell table:style-name="Default" office:value-type="float" office:value="0.0610199980437756" calcext:value-type="float">
            <text:p>0.061019998</text:p>
          </table:table-cell>
          <table:table-cell table:style-name="Default" office:value-type="float" office:value="0.00981362536549568" calcext:value-type="float">
            <text:p>0.0098136254</text:p>
          </table:table-cell>
          <table:table-cell table:style-name="Default" office:value-type="float" office:value="0.0746731981635094" calcext:value-type="float">
            <text:p>0.0746731982</text:p>
          </table:table-cell>
          <table:table-cell table:style-name="Default" office:value-type="float" office:value="-0.0357784144580364" calcext:value-type="float">
            <text:p>-0.0357784145</text:p>
          </table:table-cell>
          <table:table-cell table:style-name="Default" office:value-type="float" office:value="0.136057198047638" calcext:value-type="float">
            <text:p>0.13605719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112796167377383" calcext:value-type="float">
            <text:p>0.0011279617</text:p>
          </table:table-cell>
          <table:table-cell table:style-name="Default" office:value-type="float" office:value="0.0609985068440437" calcext:value-type="float">
            <text:p>0.0609985068</text:p>
          </table:table-cell>
          <table:table-cell table:style-name="Default" office:value-type="float" office:value="0.0109619833528996" calcext:value-type="float">
            <text:p>0.0109619834</text:p>
          </table:table-cell>
          <table:table-cell table:style-name="Default" office:value-type="float" office:value="0.0787592753767967" calcext:value-type="float">
            <text:p>0.0787592754</text:p>
          </table:table-cell>
          <table:table-cell table:style-name="Default" office:value-type="float" office:value="-0.0313845053315163" calcext:value-type="float">
            <text:p>-0.0313845053</text:p>
          </table:table-cell>
          <table:table-cell table:style-name="Default" office:value-type="float" office:value="0.138188511133194" calcext:value-type="float">
            <text:p>0.138188511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136141595430672" calcext:value-type="float">
            <text:p>0.001361416</text:p>
          </table:table-cell>
          <table:table-cell table:style-name="Default" office:value-type="float" office:value="0.0609512068331242" calcext:value-type="float">
            <text:p>0.0609512068</text:p>
          </table:table-cell>
          <table:table-cell table:style-name="Default" office:value-type="float" office:value="0.0122143477201462" calcext:value-type="float">
            <text:p>0.0122143477</text:p>
          </table:table-cell>
          <table:table-cell table:style-name="Default" office:value-type="float" office:value="0.0829227417707443" calcext:value-type="float">
            <text:p>0.0829227418</text:p>
          </table:table-cell>
          <table:table-cell table:style-name="Default" office:value-type="float" office:value="-0.0267369654029608" calcext:value-type="float">
            <text:p>-0.0267369654</text:p>
          </table:table-cell>
          <table:table-cell table:style-name="Default" office:value-type="float" office:value="0.140421763062477" calcext:value-type="float">
            <text:p>0.140421763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157659011892974" calcext:value-type="float">
            <text:p>0.0015765901</text:p>
          </table:table-cell>
          <table:table-cell table:style-name="Default" office:value-type="float" office:value="0.0608764737844467" calcext:value-type="float">
            <text:p>0.0608764738</text:p>
          </table:table-cell>
          <table:table-cell table:style-name="Default" office:value-type="float" office:value="0.0135737247765064" calcext:value-type="float">
            <text:p>0.0135737248</text:p>
          </table:table-cell>
          <table:table-cell table:style-name="Default" office:value-type="float" office:value="0.0871594026684761" calcext:value-type="float">
            <text:p>0.0871594027</text:p>
          </table:table-cell>
          <table:table-cell table:style-name="Default" office:value-type="float" office:value="-0.0218542832881212" calcext:value-type="float">
            <text:p>-0.0218542833</text:p>
          </table:table-cell>
          <table:table-cell table:style-name="Default" office:value-type="float" office:value="0.142752557992935" calcext:value-type="float">
            <text:p>0.14275255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167693092953414" calcext:value-type="float">
            <text:p>0.0016769309</text:p>
          </table:table-cell>
          <table:table-cell table:style-name="Default" office:value-type="float" office:value="0.0608283840119839" calcext:value-type="float">
            <text:p>0.060828384</text:p>
          </table:table-cell>
          <table:table-cell table:style-name="Default" office:value-type="float" office:value="0.0142940357327461" calcext:value-type="float">
            <text:p>0.0142940357</text:p>
          </table:table-cell>
          <table:table-cell table:style-name="Default" office:value-type="float" office:value="0.0893039330840111" calcext:value-type="float">
            <text:p>0.0893039331</text:p>
          </table:table-cell>
          <table:table-cell table:style-name="Default" office:value-type="float" office:value="-0.0193303804844618" calcext:value-type="float">
            <text:p>-0.0193303805</text:p>
          </table:table-cell>
          <table:table-cell table:style-name="Default" office:value-type="float" office:value="0.14395309984684" calcext:value-type="float">
            <text:p>0.143953099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18625051015988" calcext:value-type="float">
            <text:p>0.0018625051</text:p>
          </table:table-cell>
          <table:table-cell table:style-name="Default" office:value-type="float" office:value="0.0607100240886212" calcext:value-type="float">
            <text:p>0.0607100241</text:p>
          </table:table-cell>
          <table:table-cell table:style-name="Default" office:value-type="float" office:value="0.0158168599009514" calcext:value-type="float">
            <text:p>0.0158168599</text:p>
          </table:table-cell>
          <table:table-cell table:style-name="Default" office:value-type="float" office:value="0.0936425924301148" calcext:value-type="float">
            <text:p>0.0936425924</text:p>
          </table:table-cell>
          <table:table-cell table:style-name="Default" office:value-type="float" office:value="-0.0141292633488774" calcext:value-type="float">
            <text:p>-0.0141292633</text:p>
          </table:table-cell>
          <table:table-cell table:style-name="Default" office:value-type="float" office:value="0.146421700716019" calcext:value-type="float">
            <text:p>0.146421700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194747187197208" calcext:value-type="float">
            <text:p>0.0019474719</text:p>
          </table:table-cell>
          <table:table-cell table:style-name="Default" office:value-type="float" office:value="0.0606394745409489" calcext:value-type="float">
            <text:p>0.0606394745</text:p>
          </table:table-cell>
          <table:table-cell table:style-name="Default" office:value-type="float" office:value="0.0166194513440132" calcext:value-type="float">
            <text:p>0.0166194513</text:p>
          </table:table-cell>
          <table:table-cell table:style-name="Default" office:value-type="float" office:value="0.0958354994654656" calcext:value-type="float">
            <text:p>0.0958354995</text:p>
          </table:table-cell>
          <table:table-cell table:style-name="Default" office:value-type="float" office:value="-0.011456249281764" calcext:value-type="float">
            <text:p>-0.0114562493</text:p>
          </table:table-cell>
          <table:table-cell table:style-name="Default" office:value-type="float" office:value="0.147688627243042" calcext:value-type="float">
            <text:p>0.147688627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00888982787728" calcext:value-type="float">
            <text:p>-0.0050088898</text:p>
          </table:table-cell>
          <table:table-cell table:style-name="Default" office:value-type="float" office:value="0.120746403932571" calcext:value-type="float">
            <text:p>0.1207464039</text:p>
          </table:table-cell>
          <table:table-cell table:style-name="Default" office:value-type="float" office:value="0.0174495279788971" calcext:value-type="float">
            <text:p>0.017449528</text:p>
          </table:table-cell>
          <table:table-cell table:style-name="Default" office:value-type="float" office:value="0.0980432853102684" calcext:value-type="float">
            <text:p>0.0980432853</text:p>
          </table:table-cell>
          <table:table-cell table:style-name="Default" office:value-type="float" office:value="-0.00873827282339335" calcext:value-type="float">
            <text:p>-0.0087382728</text:p>
          </table:table-cell>
          <table:table-cell table:style-name="Default" office:value-type="float" office:value="0.29881164431572" calcext:value-type="float">
            <text:p>0.298811644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82456292957068" calcext:value-type="float">
            <text:p>-0.0048245629</text:p>
          </table:table-cell>
          <table:table-cell table:style-name="Default" office:value-type="float" office:value="0.120394967496395" calcext:value-type="float">
            <text:p>0.1203949675</text:p>
          </table:table-cell>
          <table:table-cell table:style-name="Default" office:value-type="float" office:value="0.0191917084157467" calcext:value-type="float">
            <text:p>0.0191917084</text:p>
          </table:table-cell>
          <table:table-cell table:style-name="Default" office:value-type="float" office:value="0.102501846849918" calcext:value-type="float">
            <text:p>0.1025018468</text:p>
          </table:table-cell>
          <table:table-cell table:style-name="Default" office:value-type="float" office:value="-0.00317581230774522" calcext:value-type="float">
            <text:p>-0.0031758123</text:p>
          </table:table-cell>
          <table:table-cell table:style-name="Default" office:value-type="float" office:value="0.303549736738205" calcext:value-type="float">
            <text:p>0.303549736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68026846647263" calcext:value-type="float">
            <text:p>-0.0046802685</text:p>
          </table:table-cell>
          <table:table-cell table:style-name="Default" office:value-type="float" office:value="0.119977064430714" calcext:value-type="float">
            <text:p>0.1199770644</text:p>
          </table:table-cell>
          <table:table-cell table:style-name="Default" office:value-type="float" office:value="0.0210419669747353" calcext:value-type="float">
            <text:p>0.021041967</text:p>
          </table:table-cell>
          <table:table-cell table:style-name="Default" office:value-type="float" office:value="0.107012875378132" calcext:value-type="float">
            <text:p>0.1070128754</text:p>
          </table:table-cell>
          <table:table-cell table:style-name="Default" office:value-type="float" office:value="0.00254014017991722" calcext:value-type="float">
            <text:p>0.0025401402</text:p>
          </table:table-cell>
          <table:table-cell table:style-name="Default" office:value-type="float" office:value="0.308372169733047" calcext:value-type="float">
            <text:p>0.308372169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5766644179821" calcext:value-type="float">
            <text:p>-0.0045766644</text:p>
          </table:table-cell>
          <table:table-cell table:style-name="Default" office:value-type="float" office:value="0.119492009282112" calcext:value-type="float">
            <text:p>0.1194920093</text:p>
          </table:table-cell>
          <table:table-cell table:style-name="Default" office:value-type="float" office:value="0.0229979418218136" calcext:value-type="float">
            <text:p>0.0229979418</text:p>
          </table:table-cell>
          <table:table-cell table:style-name="Default" office:value-type="float" office:value="0.111571498215199" calcext:value-type="float">
            <text:p>0.1115714982</text:p>
          </table:table-cell>
          <table:table-cell table:style-name="Default" office:value-type="float" office:value="0.00839174818247557" calcext:value-type="float">
            <text:p>0.0083917482</text:p>
          </table:table-cell>
          <table:table-cell table:style-name="Default" office:value-type="float" office:value="0.313267201185226" calcext:value-type="float">
            <text:p>0.313267201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51404694467783" calcext:value-type="float">
            <text:p>-0.0045140469</text:p>
          </table:table-cell>
          <table:table-cell table:style-name="Default" office:value-type="float" office:value="0.118939459323883" calcext:value-type="float">
            <text:p>0.1189394593</text:p>
          </table:table-cell>
          <table:table-cell table:style-name="Default" office:value-type="float" office:value="0.0250563360750675" calcext:value-type="float">
            <text:p>0.0250563361</text:p>
          </table:table-cell>
          <table:table-cell table:style-name="Default" office:value-type="float" office:value="0.116171970963478" calcext:value-type="float">
            <text:p>0.116171971</text:p>
          </table:table-cell>
          <table:table-cell table:style-name="Default" office:value-type="float" office:value="0.0143612353131175" calcext:value-type="float">
            <text:p>0.0143612353</text:p>
          </table:table-cell>
          <table:table-cell table:style-name="Default" office:value-type="float" office:value="0.318222612142563" calcext:value-type="float">
            <text:p>0.318222612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492511972785" calcext:value-type="float">
            <text:p>-0.004492512</text:p>
          </table:table-cell>
          <table:table-cell table:style-name="Default" office:value-type="float" office:value="0.118319943547249" calcext:value-type="float">
            <text:p>0.1183199435</text:p>
          </table:table-cell>
          <table:table-cell table:style-name="Default" office:value-type="float" office:value="0.0272130593657494" calcext:value-type="float">
            <text:p>0.0272130594</text:p>
          </table:table-cell>
          <table:table-cell table:style-name="Default" office:value-type="float" office:value="0.120809070765972" calcext:value-type="float">
            <text:p>0.1208090708</text:p>
          </table:table-cell>
          <table:table-cell table:style-name="Default" office:value-type="float" office:value="0.0204306803643703" calcext:value-type="float">
            <text:p>0.0204306804</text:p>
          </table:table-cell>
          <table:table-cell table:style-name="Default" office:value-type="float" office:value="0.323226302862167" calcext:value-type="float">
            <text:p>0.323226302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51179128140211" calcext:value-type="float">
            <text:p>-0.0045117913</text:p>
          </table:table-cell>
          <table:table-cell table:style-name="Default" office:value-type="float" office:value="0.117634274065495" calcext:value-type="float">
            <text:p>0.1176342741</text:p>
          </table:table-cell>
          <table:table-cell table:style-name="Default" office:value-type="float" office:value="0.0294628888368607" calcext:value-type="float">
            <text:p>0.0294628888</text:p>
          </table:table-cell>
          <table:table-cell table:style-name="Default" office:value-type="float" office:value="0.125476449728012" calcext:value-type="float">
            <text:p>0.1254764497</text:p>
          </table:table-cell>
          <table:table-cell table:style-name="Default" office:value-type="float" office:value="0.0265824962407351" calcext:value-type="float">
            <text:p>0.0265824962</text:p>
          </table:table-cell>
          <table:table-cell table:style-name="Default" office:value-type="float" office:value="0.328266054391861" calcext:value-type="float">
            <text:p>0.328266054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57142340019345" calcext:value-type="float">
            <text:p>-0.0045714234</text:p>
          </table:table-cell>
          <table:table-cell table:style-name="Default" office:value-type="float" office:value="0.116883903741837" calcext:value-type="float">
            <text:p>0.1168839037</text:p>
          </table:table-cell>
          <table:table-cell table:style-name="Default" office:value-type="float" office:value="0.0317997857928276" calcext:value-type="float">
            <text:p>0.0317997858</text:p>
          </table:table-cell>
          <table:table-cell table:style-name="Default" office:value-type="float" office:value="0.13016802072525" calcext:value-type="float">
            <text:p>0.1301680207</text:p>
          </table:table-cell>
          <table:table-cell table:style-name="Default" office:value-type="float" office:value="0.0327992588281632" calcext:value-type="float">
            <text:p>0.0327992588</text:p>
          </table:table-cell>
          <table:table-cell table:style-name="Default" office:value-type="float" office:value="0.33332946896553" calcext:value-type="float">
            <text:p>0.3333294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7345757484436" calcext:value-type="float">
            <text:p>-0.0047345757</text:p>
          </table:table-cell>
          <table:table-cell table:style-name="Default" office:value-type="float" office:value="0.115642033517361" calcext:value-type="float">
            <text:p>0.1156420335</text:p>
          </table:table-cell>
          <table:table-cell table:style-name="Default" office:value-type="float" office:value="0.0354529656469822" calcext:value-type="float">
            <text:p>0.0354529656</text:p>
          </table:table-cell>
          <table:table-cell table:style-name="Default" office:value-type="float" office:value="0.13723623752594" calcext:value-type="float">
            <text:p>0.1372362375</text:p>
          </table:table-cell>
          <table:table-cell table:style-name="Default" office:value-type="float" office:value="0.0422077737748623" calcext:value-type="float">
            <text:p>0.0422077738</text:p>
          </table:table-cell>
          <table:table-cell table:style-name="Default" office:value-type="float" office:value="0.340941429138184" calcext:value-type="float">
            <text:p>0.340941429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98240347951651" calcext:value-type="float">
            <text:p>-0.0049824035</text:p>
          </table:table-cell>
          <table:table-cell table:style-name="Default" office:value-type="float" office:value="0.114269271492958" calcext:value-type="float">
            <text:p>0.1142692715</text:p>
          </table:table-cell>
          <table:table-cell table:style-name="Default" office:value-type="float" office:value="0.039259672164917" calcext:value-type="float">
            <text:p>0.0392596722</text:p>
          </table:table-cell>
          <table:table-cell table:style-name="Default" office:value-type="float" office:value="0.144320547580719" calcext:value-type="float">
            <text:p>0.1443205476</text:p>
          </table:table-cell>
          <table:table-cell table:style-name="Default" office:value-type="float" office:value="0.0516640804708004" calcext:value-type="float">
            <text:p>0.0516640805</text:p>
          </table:table-cell>
          <table:table-cell table:style-name="Default" office:value-type="float" office:value="0.348536044359207" calcext:value-type="float">
            <text:p>0.348536044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08285919204354" calcext:value-type="float">
            <text:p>-0.0050828592</text:p>
          </table:table-cell>
          <table:table-cell table:style-name="Default" office:value-type="float" office:value="0.113784648478031" calcext:value-type="float">
            <text:p>0.1137846485</text:p>
          </table:table-cell>
          <table:table-cell table:style-name="Default" office:value-type="float" office:value="0.0405574329197407" calcext:value-type="float">
            <text:p>0.0405574329</text:p>
          </table:table-cell>
          <table:table-cell table:style-name="Default" office:value-type="float" office:value="0.146681264042854" calcext:value-type="float">
            <text:p>0.146681264</text:p>
          </table:table-cell>
          <table:table-cell table:style-name="Default" office:value-type="float" office:value="0.0548167005181313" calcext:value-type="float">
            <text:p>0.0548167005</text:p>
          </table:table-cell>
          <table:table-cell table:style-name="Default" office:value-type="float" office:value="0.351056009531021" calcext:value-type="float">
            <text:p>0.351056009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43455220758915" calcext:value-type="float">
            <text:p>-0.0054345522</text:p>
          </table:table-cell>
          <table:table-cell table:style-name="Default" office:value-type="float" office:value="0.112257190048695" calcext:value-type="float">
            <text:p>0.11225719</text:p>
          </table:table-cell>
          <table:table-cell table:style-name="Default" office:value-type="float" office:value="0.0445205084979534" calcext:value-type="float">
            <text:p>0.0445205085</text:p>
          </table:table-cell>
          <table:table-cell table:style-name="Default" office:value-type="float" office:value="0.153747722506523" calcext:value-type="float">
            <text:p>0.1537477225</text:p>
          </table:table-cell>
          <table:table-cell table:style-name="Default" office:value-type="float" office:value="0.0642464458942413" calcext:value-type="float">
            <text:p>0.0642464459</text:p>
          </table:table-cell>
          <table:table-cell table:style-name="Default" office:value-type="float" office:value="0.358560115098953" calcext:value-type="float">
            <text:p>0.358560115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70794148370624" calcext:value-type="float">
            <text:p>-0.0057079415</text:p>
          </table:table-cell>
          <table:table-cell table:style-name="Default" office:value-type="float" office:value="0.111183553934097" calcext:value-type="float">
            <text:p>0.1111835539</text:p>
          </table:table-cell>
          <table:table-cell table:style-name="Default" office:value-type="float" office:value="0.0472076870501041" calcext:value-type="float">
            <text:p>0.0472076871</text:p>
          </table:table-cell>
          <table:table-cell table:style-name="Default" office:value-type="float" office:value="0.158435642719269" calcext:value-type="float">
            <text:p>0.1584356427</text:p>
          </table:table-cell>
          <table:table-cell table:style-name="Default" office:value-type="float" office:value="0.0704881027340889" calcext:value-type="float">
            <text:p>0.0704881027</text:p>
          </table:table-cell>
          <table:table-cell table:style-name="Default" office:value-type="float" office:value="0.363499462604523" calcext:value-type="float">
            <text:p>0.363499462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00940780714154" calcext:value-type="float">
            <text:p>-0.0060094078</text:p>
          </table:table-cell>
          <table:table-cell table:style-name="Default" office:value-type="float" office:value="0.110071949660778" calcext:value-type="float">
            <text:p>0.1100719497</text:p>
          </table:table-cell>
          <table:table-cell table:style-name="Default" office:value-type="float" office:value="0.0499180778861046" calcext:value-type="float">
            <text:p>0.0499180779</text:p>
          </table:table-cell>
          <table:table-cell table:style-name="Default" office:value-type="float" office:value="0.163095235824585" calcext:value-type="float">
            <text:p>0.1630952358</text:p>
          </table:table-cell>
          <table:table-cell table:style-name="Default" office:value-type="float" office:value="0.0766737833619118" calcext:value-type="float">
            <text:p>0.0766737834</text:p>
          </table:table-cell>
          <table:table-cell table:style-name="Default" office:value-type="float" office:value="0.368372619152069" calcext:value-type="float">
            <text:p>0.368372619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16980902850628" calcext:value-type="float">
            <text:p>-0.006169809</text:p>
          </table:table-cell>
          <table:table-cell table:style-name="Default" office:value-type="float" office:value="0.109503664076328" calcext:value-type="float">
            <text:p>0.1095036641</text:p>
          </table:table-cell>
          <table:table-cell table:style-name="Default" office:value-type="float" office:value="0.0512784272432327" calcext:value-type="float">
            <text:p>0.0512784272</text:p>
          </table:table-cell>
          <table:table-cell table:style-name="Default" office:value-type="float" office:value="0.165411874651909" calcext:value-type="float">
            <text:p>0.1654118747</text:p>
          </table:table-cell>
          <table:table-cell table:style-name="Default" office:value-type="float" office:value="0.0797405913472176" calcext:value-type="float">
            <text:p>0.0797405913</text:p>
          </table:table-cell>
          <table:table-cell table:style-name="Default" office:value-type="float" office:value="0.370780318975449" calcext:value-type="float">
            <text:p>0.37078031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50792988017201" calcext:value-type="float">
            <text:p>-0.0065079299</text:p>
          </table:table-cell>
          <table:table-cell table:style-name="Default" office:value-type="float" office:value="0.108346164226532" calcext:value-type="float">
            <text:p>0.1083461642</text:p>
          </table:table-cell>
          <table:table-cell table:style-name="Default" office:value-type="float" office:value="0.0540020205080509" calcext:value-type="float">
            <text:p>0.0540020205</text:p>
          </table:table-cell>
          <table:table-cell table:style-name="Default" office:value-type="float" office:value="0.170012727379799" calcext:value-type="float">
            <text:p>0.1700127274</text:p>
          </table:table-cell>
          <table:table-cell table:style-name="Default" office:value-type="float" office:value="0.0858109146356583" calcext:value-type="float">
            <text:p>0.0858109146</text:p>
          </table:table-cell>
          <table:table-cell table:style-name="Default" office:value-type="float" office:value="0.375529557466507" calcext:value-type="float">
            <text:p>0.375529557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68485229834914" calcext:value-type="float">
            <text:p>-0.0066848523</text:p>
          </table:table-cell>
          <table:table-cell table:style-name="Default" office:value-type="float" office:value="0.107758492231369" calcext:value-type="float">
            <text:p>0.1077584922</text:p>
          </table:table-cell>
          <table:table-cell table:style-name="Default" office:value-type="float" office:value="0.0553622022271156" calcext:value-type="float">
            <text:p>0.0553622022</text:p>
          </table:table-cell>
          <table:table-cell table:style-name="Default" office:value-type="float" office:value="0.172294795513153" calcext:value-type="float">
            <text:p>0.1722947955</text:p>
          </table:table-cell>
          <table:table-cell table:style-name="Default" office:value-type="float" office:value="0.0888105258345604" calcext:value-type="float">
            <text:p>0.0888105258</text:p>
          </table:table-cell>
          <table:table-cell table:style-name="Default" office:value-type="float" office:value="0.377867758274078" calcext:value-type="float">
            <text:p>0.377867758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05229537561536" calcext:value-type="float">
            <text:p>-0.0070522954</text:p>
          </table:table-cell>
          <table:table-cell table:style-name="Default" office:value-type="float" office:value="0.106569595634937" calcext:value-type="float">
            <text:p>0.1065695956</text:p>
          </table:table-cell>
          <table:table-cell table:style-name="Default" office:value-type="float" office:value="0.0580717511475086" calcext:value-type="float">
            <text:p>0.0580717511</text:p>
          </table:table-cell>
          <table:table-cell table:style-name="Default" office:value-type="float" office:value="0.176816284656525" calcext:value-type="float">
            <text:p>0.1768162847</text:p>
          </table:table-cell>
          <table:table-cell table:style-name="Default" office:value-type="float" office:value="0.094728022813797" calcext:value-type="float">
            <text:p>0.0947280228</text:p>
          </table:table-cell>
          <table:table-cell table:style-name="Default" office:value-type="float" office:value="0.382462650537491" calcext:value-type="float">
            <text:p>0.382462650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43478070944548" calcext:value-type="float">
            <text:p>-0.0074347807</text:p>
          </table:table-cell>
          <table:table-cell table:style-name="Default" office:value-type="float" office:value="0.105368420481682" calcext:value-type="float">
            <text:p>0.1053684205</text:p>
          </table:table-cell>
          <table:table-cell table:style-name="Default" office:value-type="float" office:value="0.0607562586665154" calcext:value-type="float">
            <text:p>0.0607562587</text:p>
          </table:table-cell>
          <table:table-cell table:style-name="Default" office:value-type="float" office:value="0.181272849440575" calcext:value-type="float">
            <text:p>0.1812728494</text:p>
          </table:table-cell>
          <table:table-cell table:style-name="Default" office:value-type="float" office:value="0.100522331893444" calcext:value-type="float">
            <text:p>0.1005223319</text:p>
          </table:table-cell>
          <table:table-cell table:style-name="Default" office:value-type="float" office:value="0.38693767786026" calcext:value-type="float">
            <text:p>0.386937677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63050885871053" calcext:value-type="float">
            <text:p>-0.0076305089</text:p>
          </table:table-cell>
          <table:table-cell table:style-name="Default" office:value-type="float" office:value="0.104765586555004" calcext:value-type="float">
            <text:p>0.1047655866</text:p>
          </table:table-cell>
          <table:table-cell table:style-name="Default" office:value-type="float" office:value="0.062085147947073" calcext:value-type="float">
            <text:p>0.0620851479</text:p>
          </table:table-cell>
          <table:table-cell table:style-name="Default" office:value-type="float" office:value="0.183473855257034" calcext:value-type="float">
            <text:p>0.1834738553</text:p>
          </table:table-cell>
          <table:table-cell table:style-name="Default" office:value-type="float" office:value="0.103368140757084" calcext:value-type="float">
            <text:p>0.1033681408</text:p>
          </table:table-cell>
          <table:table-cell table:style-name="Default" office:value-type="float" office:value="0.389125972986221" calcext:value-type="float">
            <text:p>0.38912597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02849885076284" calcext:value-type="float">
            <text:p>-0.0080284989</text:p>
          </table:table-cell>
          <table:table-cell table:style-name="Default" office:value-type="float" office:value="0.103559859097004" calcext:value-type="float">
            <text:p>0.1035598591</text:p>
          </table:table-cell>
          <table:table-cell table:style-name="Default" office:value-type="float" office:value="0.0647080838680267" calcext:value-type="float">
            <text:p>0.0647080839</text:p>
          </table:table-cell>
          <table:table-cell table:style-name="Default" office:value-type="float" office:value="0.187814682722092" calcext:value-type="float">
            <text:p>0.1878146827</text:p>
          </table:table-cell>
          <table:table-cell table:style-name="Default" office:value-type="float" office:value="0.108946949243546" calcext:value-type="float">
            <text:p>0.1089469492</text:p>
          </table:table-cell>
          <table:table-cell table:style-name="Default" office:value-type="float" office:value="0.393395572900772" calcext:value-type="float">
            <text:p>0.393395572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22976417839527" calcext:value-type="float">
            <text:p>-0.0082297642</text:p>
          </table:table-cell>
          <table:table-cell table:style-name="Default" office:value-type="float" office:value="0.102958895266056" calcext:value-type="float">
            <text:p>0.1029588953</text:p>
          </table:table-cell>
          <table:table-cell table:style-name="Default" office:value-type="float" office:value="0.0659988671541214" calcext:value-type="float">
            <text:p>0.0659988672</text:p>
          </table:table-cell>
          <table:table-cell table:style-name="Default" office:value-type="float" office:value="0.18995201587677" calcext:value-type="float">
            <text:p>0.1899520159</text:p>
          </table:table-cell>
          <table:table-cell table:style-name="Default" office:value-type="float" office:value="0.111675813794136" calcext:value-type="float">
            <text:p>0.1116758138</text:p>
          </table:table-cell>
          <table:table-cell table:style-name="Default" office:value-type="float" office:value="0.395473301410675" calcext:value-type="float">
            <text:p>0.395473301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43183975666761" calcext:value-type="float">
            <text:p>-0.0084318398</text:p>
          </table:table-cell>
          <table:table-cell table:style-name="Default" office:value-type="float" office:value="0.10236057639122" calcext:value-type="float">
            <text:p>0.1023605764</text:p>
          </table:table-cell>
          <table:table-cell table:style-name="Default" office:value-type="float" office:value="0.067273736000061" calcext:value-type="float">
            <text:p>0.067273736</text:p>
          </table:table-cell>
          <table:table-cell table:style-name="Default" office:value-type="float" office:value="0.192065611481667" calcext:value-type="float">
            <text:p>0.1920656115</text:p>
          </table:table-cell>
          <table:table-cell table:style-name="Default" office:value-type="float" office:value="0.114361301064491" calcext:value-type="float">
            <text:p>0.1143613011</text:p>
          </table:table-cell>
          <table:table-cell table:style-name="Default" office:value-type="float" office:value="0.397510826587677" calcext:value-type="float">
            <text:p>0.397510826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83637275546789" calcext:value-type="float">
            <text:p>-0.0088363728</text:p>
          </table:table-cell>
          <table:table-cell table:style-name="Default" office:value-type="float" office:value="0.101175539195538" calcext:value-type="float">
            <text:p>0.1011755392</text:p>
          </table:table-cell>
          <table:table-cell table:style-name="Default" office:value-type="float" office:value="0.0697690322995186" calcext:value-type="float">
            <text:p>0.0697690323</text:p>
          </table:table-cell>
          <table:table-cell table:style-name="Default" office:value-type="float" office:value="0.196216374635696" calcext:value-type="float">
            <text:p>0.1962163746</text:p>
          </table:table-cell>
          <table:table-cell table:style-name="Default" office:value-type="float" office:value="0.119594722986221" calcext:value-type="float">
            <text:p>0.119594723</text:p>
          </table:table-cell>
          <table:table-cell table:style-name="Default" office:value-type="float" office:value="0.40145754814148" calcext:value-type="float">
            <text:p>0.401457548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23790317028761" calcext:value-type="float">
            <text:p>-0.0092379032</text:p>
          </table:table-cell>
          <table:table-cell table:style-name="Default" office:value-type="float" office:value="0.100012712180614" calcext:value-type="float">
            <text:p>0.1000127122</text:p>
          </table:table-cell>
          <table:table-cell table:style-name="Default" office:value-type="float" office:value="0.072180837392807" calcext:value-type="float">
            <text:p>0.0721808374</text:p>
          </table:table-cell>
          <table:table-cell table:style-name="Default" office:value-type="float" office:value="0.200256213545799" calcext:value-type="float">
            <text:p>0.2002562135</text:p>
          </table:table-cell>
          <table:table-cell table:style-name="Default" office:value-type="float" office:value="0.124630637466908" calcext:value-type="float">
            <text:p>0.1246306375</text:p>
          </table:table-cell>
          <table:table-cell table:style-name="Default" office:value-type="float" office:value="0.405222207307816" calcext:value-type="float">
            <text:p>0.405222207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43618454039097" calcext:value-type="float">
            <text:p>-0.0094361845</text:p>
          </table:table-cell>
          <table:table-cell table:style-name="Default" office:value-type="float" office:value="0.0994421243667603" calcext:value-type="float">
            <text:p>0.0994421244</text:p>
          </table:table-cell>
          <table:table-cell table:style-name="Default" office:value-type="float" office:value="0.0733513534069061" calcext:value-type="float">
            <text:p>0.0733513534</text:p>
          </table:table-cell>
          <table:table-cell table:style-name="Default" office:value-type="float" office:value="0.202231258153915" calcext:value-type="float">
            <text:p>0.2022312582</text:p>
          </table:table-cell>
          <table:table-cell table:style-name="Default" office:value-type="float" office:value="0.127069294452667" calcext:value-type="float">
            <text:p>0.1270692945</text:p>
          </table:table-cell>
          <table:table-cell table:style-name="Default" office:value-type="float" office:value="0.407031685113907" calcext:value-type="float">
            <text:p>0.407031685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00147789344192" calcext:value-type="float">
            <text:p>-0.0100147789</text:p>
          </table:table-cell>
          <table:table-cell table:style-name="Default" office:value-type="float" office:value="0.0977855324745178" calcext:value-type="float">
            <text:p>0.0977855325</text:p>
          </table:table-cell>
          <table:table-cell table:style-name="Default" office:value-type="float" office:value="0.0767017751932144" calcext:value-type="float">
            <text:p>0.0767017752</text:p>
          </table:table-cell>
          <table:table-cell table:style-name="Default" office:value-type="float" office:value="0.207960233092308" calcext:value-type="float">
            <text:p>0.2079602331</text:p>
          </table:table-cell>
          <table:table-cell table:style-name="Default" office:value-type="float" office:value="0.1340441852808" calcext:value-type="float">
            <text:p>0.1340441853</text:p>
          </table:table-cell>
          <table:table-cell table:style-name="Default" office:value-type="float" office:value="0.412148356437683" calcext:value-type="float">
            <text:p>0.412148356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03814890608192" calcext:value-type="float">
            <text:p>-0.0103814891</text:p>
          </table:table-cell>
          <table:table-cell table:style-name="Default" office:value-type="float" office:value="0.0967371314764023" calcext:value-type="float">
            <text:p>0.0967371315</text:p>
          </table:table-cell>
          <table:table-cell table:style-name="Default" office:value-type="float" office:value="0.078784890472889" calcext:value-type="float">
            <text:p>0.0787848905</text:p>
          </table:table-cell>
          <table:table-cell table:style-name="Default" office:value-type="float" office:value="0.211602389812469" calcext:value-type="float">
            <text:p>0.2116023898</text:p>
          </table:table-cell>
          <table:table-cell table:style-name="Default" office:value-type="float" office:value="0.138389065861702" calcext:value-type="float">
            <text:p>0.1383890659</text:p>
          </table:table-cell>
          <table:table-cell table:style-name="Default" office:value-type="float" office:value="0.415281593799591" calcext:value-type="float">
            <text:p>0.415281593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07279280200601" calcext:value-type="float">
            <text:p>-0.010727928</text:p>
          </table:table-cell>
          <table:table-cell table:style-name="Default" office:value-type="float" office:value="0.0957427099347115" calcext:value-type="float">
            <text:p>0.0957427099</text:p>
          </table:table-cell>
          <table:table-cell table:style-name="Default" office:value-type="float" office:value="0.0807328224182129" calcext:value-type="float">
            <text:p>0.0807328224</text:p>
          </table:table-cell>
          <table:table-cell table:style-name="Default" office:value-type="float" office:value="0.215089902281761" calcext:value-type="float">
            <text:p>0.2150899023</text:p>
          </table:table-cell>
          <table:table-cell table:style-name="Default" office:value-type="float" office:value="0.142470389604568" calcext:value-type="float">
            <text:p>0.1424703896</text:p>
          </table:table-cell>
          <table:table-cell table:style-name="Default" office:value-type="float" office:value="0.418176293373108" calcext:value-type="float">
            <text:p>0.418176293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0498815774918" calcext:value-type="float">
            <text:p>-0.0110498816</text:p>
          </table:table-cell>
          <table:table-cell table:style-name="Default" office:value-type="float" office:value="0.0948099792003632" calcext:value-type="float">
            <text:p>0.0948099792</text:p>
          </table:table-cell>
          <table:table-cell table:style-name="Default" office:value-type="float" office:value="0.0825329422950745" calcext:value-type="float">
            <text:p>0.0825329423</text:p>
          </table:table-cell>
          <table:table-cell table:style-name="Default" office:value-type="float" office:value="0.218411818146706" calcext:value-type="float">
            <text:p>0.2184118181</text:p>
          </table:table-cell>
          <table:table-cell table:style-name="Default" office:value-type="float" office:value="0.146272018551826" calcext:value-type="float">
            <text:p>0.1462720186</text:p>
          </table:table-cell>
          <table:table-cell table:style-name="Default" office:value-type="float" office:value="0.420818120241165" calcext:value-type="float">
            <text:p>0.420818120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3432127982378" calcext:value-type="float">
            <text:p>-0.0113432128</text:p>
          </table:table-cell>
          <table:table-cell table:style-name="Default" office:value-type="float" office:value="0.0939463824033737" calcext:value-type="float">
            <text:p>0.0939463824</text:p>
          </table:table-cell>
          <table:table-cell table:style-name="Default" office:value-type="float" office:value="0.0841728448867798" calcext:value-type="float">
            <text:p>0.0841728449</text:p>
          </table:table-cell>
          <table:table-cell table:style-name="Default" office:value-type="float" office:value="0.22155673801899" calcext:value-type="float">
            <text:p>0.221556738</text:p>
          </table:table-cell>
          <table:table-cell table:style-name="Default" office:value-type="float" office:value="0.149777144193649" calcext:value-type="float">
            <text:p>0.1497771442</text:p>
          </table:table-cell>
          <table:table-cell table:style-name="Default" office:value-type="float" office:value="0.423193752765656" calcext:value-type="float">
            <text:p>0.423193752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4778038114309" calcext:value-type="float">
            <text:p>-0.0114778038</text:p>
          </table:table-cell>
          <table:table-cell table:style-name="Default" office:value-type="float" office:value="0.0935428217053414" calcext:value-type="float">
            <text:p>0.0935428217</text:p>
          </table:table-cell>
          <table:table-cell table:style-name="Default" office:value-type="float" office:value="0.0849290043115616" calcext:value-type="float">
            <text:p>0.0849290043</text:p>
          </table:table-cell>
          <table:table-cell table:style-name="Default" office:value-type="float" office:value="0.223059505224228" calcext:value-type="float">
            <text:p>0.2230595052</text:p>
          </table:table-cell>
          <table:table-cell table:style-name="Default" office:value-type="float" office:value="0.151413068175316" calcext:value-type="float">
            <text:p>0.1514130682</text:p>
          </table:table-cell>
          <table:table-cell table:style-name="Default" office:value-type="float" office:value="0.424276918172836" calcext:value-type="float">
            <text:p>0.424276918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6037912666798" calcext:value-type="float">
            <text:p>-0.0116037913</text:p>
          </table:table-cell>
          <table:table-cell table:style-name="Default" office:value-type="float" office:value="0.0931591838598251" calcext:value-type="float">
            <text:p>0.0931591839</text:p>
          </table:table-cell>
          <table:table-cell table:style-name="Default" office:value-type="float" office:value="0.085640549659729" calcext:value-type="float">
            <text:p>0.0856405497</text:p>
          </table:table-cell>
          <table:table-cell table:style-name="Default" office:value-type="float" office:value="0.224513798952103" calcext:value-type="float">
            <text:p>0.224513799</text:p>
          </table:table-cell>
          <table:table-cell table:style-name="Default" office:value-type="float" office:value="0.15296895802021" calcext:value-type="float">
            <text:p>0.152968958</text:p>
          </table:table-cell>
          <table:table-cell table:style-name="Default" office:value-type="float" office:value="0.425288558006287" calcext:value-type="float">
            <text:p>0.42528855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9247855618596" calcext:value-type="float">
            <text:p>-0.0119247856</text:p>
          </table:table-cell>
          <table:table-cell table:style-name="Default" office:value-type="float" office:value="0.0921366140246391" calcext:value-type="float">
            <text:p>0.092136614</text:p>
          </table:table-cell>
          <table:table-cell table:style-name="Default" office:value-type="float" office:value="0.087493360042572" calcext:value-type="float">
            <text:p>0.08749336</text:p>
          </table:table-cell>
          <table:table-cell table:style-name="Default" office:value-type="float" office:value="0.228573068976402" calcext:value-type="float">
            <text:p>0.228573069</text:p>
          </table:table-cell>
          <table:table-cell table:style-name="Default" office:value-type="float" office:value="0.15713281929493" calcext:value-type="float">
            <text:p>0.1571328193</text:p>
          </table:table-cell>
          <table:table-cell table:style-name="Default" office:value-type="float" office:value="0.427874743938446" calcext:value-type="float">
            <text:p>0.42787474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0868543162942" calcext:value-type="float">
            <text:p>-0.0120868543</text:p>
          </table:table-cell>
          <table:table-cell table:style-name="Default" office:value-type="float" office:value="0.0915697291493416" calcext:value-type="float">
            <text:p>0.0915697291</text:p>
          </table:table-cell>
          <table:table-cell table:style-name="Default" office:value-type="float" office:value="0.0884793996810913" calcext:value-type="float">
            <text:p>0.0884793997</text:p>
          </table:table-cell>
          <table:table-cell table:style-name="Default" office:value-type="float" office:value="0.231012642383575" calcext:value-type="float">
            <text:p>0.2310126424</text:p>
          </table:table-cell>
          <table:table-cell table:style-name="Default" office:value-type="float" office:value="0.159468397498131" calcext:value-type="float">
            <text:p>0.1594683975</text:p>
          </table:table-cell>
          <table:table-cell table:style-name="Default" office:value-type="float" office:value="0.429208517074585" calcext:value-type="float">
            <text:p>0.429208517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1509926393628" calcext:value-type="float">
            <text:p>-0.0121509926</text:p>
          </table:table-cell>
          <table:table-cell table:style-name="Default" office:value-type="float" office:value="0.0913229808211327" calcext:value-type="float">
            <text:p>0.0913229808</text:p>
          </table:table-cell>
          <table:table-cell table:style-name="Default" office:value-type="float" office:value="0.0888935774564743" calcext:value-type="float">
            <text:p>0.0888935775</text:p>
          </table:table-cell>
          <table:table-cell table:style-name="Default" office:value-type="float" office:value="0.23214840888977" calcext:value-type="float">
            <text:p>0.2321484089</text:p>
          </table:table-cell>
          <table:table-cell table:style-name="Default" office:value-type="float" office:value="0.160497561097145" calcext:value-type="float">
            <text:p>0.1604975611</text:p>
          </table:table-cell>
          <table:table-cell table:style-name="Default" office:value-type="float" office:value="0.429753243923187" calcext:value-type="float">
            <text:p>0.42975324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2434319928288" calcext:value-type="float">
            <text:p>-0.012243432</text:p>
          </table:table-cell>
          <table:table-cell table:style-name="Default" office:value-type="float" office:value="0.0909062176942825" calcext:value-type="float">
            <text:p>0.0909062177</text:p>
          </table:table-cell>
          <table:table-cell table:style-name="Default" office:value-type="float" office:value="0.0895574390888214" calcext:value-type="float">
            <text:p>0.0895574391</text:p>
          </table:table-cell>
          <table:table-cell table:style-name="Default" office:value-type="float" office:value="0.234245359897614" calcext:value-type="float">
            <text:p>0.2342453599</text:p>
          </table:table-cell>
          <table:table-cell table:style-name="Default" office:value-type="float" office:value="0.162268131971359" calcext:value-type="float">
            <text:p>0.162268132</text:p>
          </table:table-cell>
          <table:table-cell table:style-name="Default" office:value-type="float" office:value="0.43059030175209" calcext:value-type="float">
            <text:p>0.430590301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285559438169" calcext:value-type="float">
            <text:p>-0.0122855594</text:p>
          </table:table-cell>
          <table:table-cell table:style-name="Default" office:value-type="float" office:value="0.0905959755182266" calcext:value-type="float">
            <text:p>0.0905959755</text:p>
          </table:table-cell>
          <table:table-cell table:style-name="Default" office:value-type="float" office:value="0.0899935141205788" calcext:value-type="float">
            <text:p>0.0899935141</text:p>
          </table:table-cell>
          <table:table-cell table:style-name="Default" office:value-type="float" office:value="0.236101254820824" calcext:value-type="float">
            <text:p>0.2361012548</text:p>
          </table:table-cell>
          <table:table-cell table:style-name="Default" office:value-type="float" office:value="0.163640290498734" calcext:value-type="float">
            <text:p>0.1636402905</text:p>
          </table:table-cell>
          <table:table-cell table:style-name="Default" office:value-type="float" office:value="0.431079983711243" calcext:value-type="float">
            <text:p>0.431079983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286938726902" calcext:value-type="float">
            <text:p>-0.0122869387</text:p>
          </table:table-cell>
          <table:table-cell table:style-name="Default" office:value-type="float" office:value="0.090482197701931" calcext:value-type="float">
            <text:p>0.0904821977</text:p>
          </table:table-cell>
          <table:table-cell table:style-name="Default" office:value-type="float" office:value="0.0901230573654175" calcext:value-type="float">
            <text:p>0.0901230574</text:p>
          </table:table-cell>
          <table:table-cell table:style-name="Default" office:value-type="float" office:value="0.236935824155807" calcext:value-type="float">
            <text:p>0.2369358242</text:p>
          </table:table-cell>
          <table:table-cell table:style-name="Default" office:value-type="float" office:value="0.164171636104584" calcext:value-type="float">
            <text:p>0.1641716361</text:p>
          </table:table-cell>
          <table:table-cell table:style-name="Default" office:value-type="float" office:value="0.43119090795517" calcext:value-type="float">
            <text:p>0.43119090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2486427426338" calcext:value-type="float">
            <text:p>-0.0122486427</text:p>
          </table:table-cell>
          <table:table-cell table:style-name="Default" office:value-type="float" office:value="0.0903397724032402" calcext:value-type="float">
            <text:p>0.0903397724</text:p>
          </table:table-cell>
          <table:table-cell table:style-name="Default" office:value-type="float" office:value="0.0901991277933121" calcext:value-type="float">
            <text:p>0.0901991278</text:p>
          </table:table-cell>
          <table:table-cell table:style-name="Default" office:value-type="float" office:value="0.23841193318367" calcext:value-type="float">
            <text:p>0.2384119332</text:p>
          </table:table-cell>
          <table:table-cell table:style-name="Default" office:value-type="float" office:value="0.164913728833199" calcext:value-type="float">
            <text:p>0.1649137288</text:p>
          </table:table-cell>
          <table:table-cell table:style-name="Default" office:value-type="float" office:value="0.431136220693588" calcext:value-type="float">
            <text:p>0.431136220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1873626485467" calcext:value-type="float">
            <text:p>-0.0121873626</text:p>
          </table:table-cell>
          <table:table-cell table:style-name="Default" office:value-type="float" office:value="0.0903711020946503" calcext:value-type="float">
            <text:p>0.0903711021</text:p>
          </table:table-cell>
          <table:table-cell table:style-name="Default" office:value-type="float" office:value="0.090074896812439" calcext:value-type="float">
            <text:p>0.0900748968</text:p>
          </table:table-cell>
          <table:table-cell table:style-name="Default" office:value-type="float" office:value="0.2389005869627" calcext:value-type="float">
            <text:p>0.238900587</text:p>
          </table:table-cell>
          <table:table-cell table:style-name="Default" office:value-type="float" office:value="0.16513766348362" calcext:value-type="float">
            <text:p>0.1651376635</text:p>
          </table:table-cell>
          <table:table-cell table:style-name="Default" office:value-type="float" office:value="0.430870652198792" calcext:value-type="float">
            <text:p>0.430870652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9078243151307" calcext:value-type="float">
            <text:p>-0.0119078243</text:p>
          </table:table-cell>
          <table:table-cell table:style-name="Default" office:value-type="float" office:value="0.0908608064055443" calcext:value-type="float">
            <text:p>0.0908608064</text:p>
          </table:table-cell>
          <table:table-cell table:style-name="Default" office:value-type="float" office:value="0.0892587006092072" calcext:value-type="float">
            <text:p>0.0892587006</text:p>
          </table:table-cell>
          <table:table-cell table:style-name="Default" office:value-type="float" office:value="0.238775819540024" calcext:value-type="float">
            <text:p>0.2387758195</text:p>
          </table:table-cell>
          <table:table-cell table:style-name="Default" office:value-type="float" office:value="0.165307119488716" calcext:value-type="float">
            <text:p>0.1653071195</text:p>
          </table:table-cell>
          <table:table-cell table:style-name="Default" office:value-type="float" office:value="0.42949241399765" calcext:value-type="float">
            <text:p>0.42949241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4474585279822" calcext:value-type="float">
            <text:p>-0.0114474585</text:p>
          </table:table-cell>
          <table:table-cell table:style-name="Default" office:value-type="float" office:value="0.0918794572353363" calcext:value-type="float">
            <text:p>0.0918794572</text:p>
          </table:table-cell>
          <table:table-cell table:style-name="Default" office:value-type="float" office:value="0.0877570509910584" calcext:value-type="float">
            <text:p>0.087757051</text:p>
          </table:table-cell>
          <table:table-cell table:style-name="Default" office:value-type="float" office:value="0.237190246582031" calcext:value-type="float">
            <text:p>0.2371902466</text:p>
          </table:table-cell>
          <table:table-cell table:style-name="Default" office:value-type="float" office:value="0.164998978376389" calcext:value-type="float">
            <text:p>0.1649989784</text:p>
          </table:table-cell>
          <table:table-cell table:style-name="Default" office:value-type="float" office:value="0.427041381597519" calcext:value-type="float">
            <text:p>0.427041381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1597934737802" calcext:value-type="float">
            <text:p>-0.0111597935</text:p>
          </table:table-cell>
          <table:table-cell table:style-name="Default" office:value-type="float" office:value="0.0925698429346085" calcext:value-type="float">
            <text:p>0.0925698429</text:p>
          </table:table-cell>
          <table:table-cell table:style-name="Default" office:value-type="float" office:value="0.086772195994854" calcext:value-type="float">
            <text:p>0.086772196</text:p>
          </table:table-cell>
          <table:table-cell table:style-name="Default" office:value-type="float" office:value="0.235861033201218" calcext:value-type="float">
            <text:p>0.2358610332</text:p>
          </table:table-cell>
          <table:table-cell table:style-name="Default" office:value-type="float" office:value="0.164639711380005" calcext:value-type="float">
            <text:p>0.1646397114</text:p>
          </table:table-cell>
          <table:table-cell table:style-name="Default" office:value-type="float" office:value="0.425437748432159" calcext:value-type="float">
            <text:p>0.425437748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08391772955656" calcext:value-type="float">
            <text:p>-0.0108391773</text:p>
          </table:table-cell>
          <table:table-cell table:style-name="Default" office:value-type="float" office:value="0.0933708027005196" calcext:value-type="float">
            <text:p>0.0933708027</text:p>
          </table:table-cell>
          <table:table-cell table:style-name="Default" office:value-type="float" office:value="0.0856423527002335" calcext:value-type="float">
            <text:p>0.0856423527</text:p>
          </table:table-cell>
          <table:table-cell table:style-name="Default" office:value-type="float" office:value="0.234183698892593" calcext:value-type="float">
            <text:p>0.2341836989</text:p>
          </table:table-cell>
          <table:table-cell table:style-name="Default" office:value-type="float" office:value="0.16413502395153" calcext:value-type="float">
            <text:p>0.164135024</text:p>
          </table:table-cell>
          <table:table-cell table:style-name="Default" office:value-type="float" office:value="0.423596203327179" calcext:value-type="float">
            <text:p>0.423596203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01150898262858" calcext:value-type="float">
            <text:p>-0.0101150898</text:p>
          </table:table-cell>
          <table:table-cell table:style-name="Default" office:value-type="float" office:value="0.0952718853950501" calcext:value-type="float">
            <text:p>0.0952718854</text:p>
          </table:table-cell>
          <table:table-cell table:style-name="Default" office:value-type="float" office:value="0.0829775035381317" calcext:value-type="float">
            <text:p>0.0829775035</text:p>
          </table:table-cell>
          <table:table-cell table:style-name="Default" office:value-type="float" office:value="0.229819744825363" calcext:value-type="float">
            <text:p>0.2298197448</text:p>
          </table:table-cell>
          <table:table-cell table:style-name="Default" office:value-type="float" office:value="0.162673637270927" calcext:value-type="float">
            <text:p>0.1626736373</text:p>
          </table:table-cell>
          <table:table-cell table:style-name="Default" office:value-type="float" office:value="0.419246822595596" calcext:value-type="float">
            <text:p>0.419246822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71963349729777" calcext:value-type="float">
            <text:p>-0.0097196335</text:p>
          </table:table-cell>
          <table:table-cell table:style-name="Default" office:value-type="float" office:value="0.096355028450489" calcext:value-type="float">
            <text:p>0.0963550285</text:p>
          </table:table-cell>
          <table:table-cell table:style-name="Default" office:value-type="float" office:value="0.0814571380615235" calcext:value-type="float">
            <text:p>0.0814571381</text:p>
          </table:table-cell>
          <table:table-cell table:style-name="Default" office:value-type="float" office:value="0.227153047919273" calcext:value-type="float">
            <text:p>0.2271530479</text:p>
          </table:table-cell>
          <table:table-cell table:style-name="Default" office:value-type="float" office:value="0.161712870001793" calcext:value-type="float">
            <text:p>0.16171287</text:p>
          </table:table-cell>
          <table:table-cell table:style-name="Default" office:value-type="float" office:value="0.416763216257095" calcext:value-type="float">
            <text:p>0.416763216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307149797678" calcext:value-type="float">
            <text:p>-0.0093071498</text:p>
          </table:table-cell>
          <table:table-cell table:style-name="Default" office:value-type="float" office:value="0.0975149273872376" calcext:value-type="float">
            <text:p>0.0975149274</text:p>
          </table:table-cell>
          <table:table-cell table:style-name="Default" office:value-type="float" office:value="0.0798207670450211" calcext:value-type="float">
            <text:p>0.079820767</text:p>
          </table:table-cell>
          <table:table-cell table:style-name="Default" office:value-type="float" office:value="0.224177524447441" calcext:value-type="float">
            <text:p>0.2241775244</text:p>
          </table:table-cell>
          <table:table-cell table:style-name="Default" office:value-type="float" office:value="0.160596996545792" calcext:value-type="float">
            <text:p>0.1605969965</text:p>
          </table:table-cell>
          <table:table-cell table:style-name="Default" office:value-type="float" office:value="0.4140904545784" calcext:value-type="float">
            <text:p>0.414090454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88163316994906" calcext:value-type="float">
            <text:p>-0.0088816332</text:p>
          </table:table-cell>
          <table:table-cell table:style-name="Default" office:value-type="float" office:value="0.0987427309155464" calcext:value-type="float">
            <text:p>0.0987427309</text:p>
          </table:table-cell>
          <table:table-cell table:style-name="Default" office:value-type="float" office:value="0.0780754834413528" calcext:value-type="float">
            <text:p>0.0780754834</text:p>
          </table:table-cell>
          <table:table-cell table:style-name="Default" office:value-type="float" office:value="0.220904976129532" calcext:value-type="float">
            <text:p>0.2209049761</text:p>
          </table:table-cell>
          <table:table-cell table:style-name="Default" office:value-type="float" office:value="0.159326300024986" calcext:value-type="float">
            <text:p>0.1593263</text:p>
          </table:table-cell>
          <table:table-cell table:style-name="Default" office:value-type="float" office:value="0.411241739988327" calcext:value-type="float">
            <text:p>0.4112417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00691638141871" calcext:value-type="float">
            <text:p>-0.0080069164</text:p>
          </table:table-cell>
          <table:table-cell table:style-name="Default" office:value-type="float" office:value="0.101366318762302" calcext:value-type="float">
            <text:p>0.1013663188</text:p>
          </table:table-cell>
          <table:table-cell table:style-name="Default" office:value-type="float" office:value="0.0742859691381455" calcext:value-type="float">
            <text:p>0.0742859691</text:p>
          </table:table-cell>
          <table:table-cell table:style-name="Default" office:value-type="float" office:value="0.213515907526016" calcext:value-type="float">
            <text:p>0.2135159075</text:p>
          </table:table-cell>
          <table:table-cell table:style-name="Default" office:value-type="float" office:value="0.156322807073593" calcext:value-type="float">
            <text:p>0.1563228071</text:p>
          </table:table-cell>
          <table:table-cell table:style-name="Default" office:value-type="float" office:value="0.405068337917328" calcext:value-type="float">
            <text:p>0.405068337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56547879427671" calcext:value-type="float">
            <text:p>-0.0075654788</text:p>
          </table:table-cell>
          <table:table-cell table:style-name="Default" office:value-type="float" office:value="0.102744370698929" calcext:value-type="float">
            <text:p>0.1027443707</text:p>
          </table:table-cell>
          <table:table-cell table:style-name="Default" office:value-type="float" office:value="0.0722559690475464" calcext:value-type="float">
            <text:p>0.072255969</text:p>
          </table:table-cell>
          <table:table-cell table:style-name="Default" office:value-type="float" office:value="0.209424450993538" calcext:value-type="float">
            <text:p>0.209424451</text:p>
          </table:table-cell>
          <table:table-cell table:style-name="Default" office:value-type="float" office:value="0.154592782258987" calcext:value-type="float">
            <text:p>0.1545927823</text:p>
          </table:table-cell>
          <table:table-cell table:style-name="Default" office:value-type="float" office:value="0.401770681142807" calcext:value-type="float">
            <text:p>0.401770681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69297855347395" calcext:value-type="float">
            <text:p>-0.0066929786</text:p>
          </table:table-cell>
          <table:table-cell table:style-name="Default" office:value-type="float" office:value="0.105589389801025" calcext:value-type="float">
            <text:p>0.1055893898</text:p>
          </table:table-cell>
          <table:table-cell table:style-name="Default" office:value-type="float" office:value="0.0679617896676064" calcext:value-type="float">
            <text:p>0.0679617897</text:p>
          </table:table-cell>
          <table:table-cell table:style-name="Default" office:value-type="float" office:value="0.200510770082474" calcext:value-type="float">
            <text:p>0.2005107701</text:p>
          </table:table-cell>
          <table:table-cell table:style-name="Default" office:value-type="float" office:value="0.150685712695122" calcext:value-type="float">
            <text:p>0.1506857127</text:p>
          </table:table-cell>
          <table:table-cell table:style-name="Default" office:value-type="float" office:value="0.394819647073746" calcext:value-type="float">
            <text:p>0.394819647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26919697970152" calcext:value-type="float">
            <text:p>-0.006269197</text:p>
          </table:table-cell>
          <table:table-cell table:style-name="Default" office:value-type="float" office:value="0.107039503753185" calcext:value-type="float">
            <text:p>0.1070395038</text:p>
          </table:table-cell>
          <table:table-cell table:style-name="Default" office:value-type="float" office:value="0.0657125785946846" calcext:value-type="float">
            <text:p>0.0657125786</text:p>
          </table:table-cell>
          <table:table-cell table:style-name="Default" office:value-type="float" office:value="0.195714667439461" calcext:value-type="float">
            <text:p>0.1957146674</text:p>
          </table:table-cell>
          <table:table-cell table:style-name="Default" office:value-type="float" office:value="0.148513838648796" calcext:value-type="float">
            <text:p>0.1485138386</text:p>
          </table:table-cell>
          <table:table-cell table:style-name="Default" office:value-type="float" office:value="0.391193121671677" calcext:value-type="float">
            <text:p>0.391193121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85828814655542" calcext:value-type="float">
            <text:p>-0.0058582881</text:p>
          </table:table-cell>
          <table:table-cell table:style-name="Default" office:value-type="float" office:value="0.108497194945812" calcext:value-type="float">
            <text:p>0.1084971949</text:p>
          </table:table-cell>
          <table:table-cell table:style-name="Default" office:value-type="float" office:value="0.0634054392576218" calcext:value-type="float">
            <text:p>0.0634054393</text:p>
          </table:table-cell>
          <table:table-cell table:style-name="Default" office:value-type="float" office:value="0.190709754824638" calcext:value-type="float">
            <text:p>0.1907097548</text:p>
          </table:table-cell>
          <table:table-cell table:style-name="Default" office:value-type="float" office:value="0.146200135350227" calcext:value-type="float">
            <text:p>0.1462001354</text:p>
          </table:table-cell>
          <table:table-cell table:style-name="Default" office:value-type="float" office:value="0.387483447790146" calcext:value-type="float">
            <text:p>0.387483447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46357035636902" calcext:value-type="float">
            <text:p>-0.0054635704</text:p>
          </table:table-cell>
          <table:table-cell table:style-name="Default" office:value-type="float" office:value="0.109954714775085" calcext:value-type="float">
            <text:p>0.1099547148</text:p>
          </table:table-cell>
          <table:table-cell table:style-name="Default" office:value-type="float" office:value="0.0610482580959797" calcext:value-type="float">
            <text:p>0.0610482581</text:p>
          </table:table-cell>
          <table:table-cell table:style-name="Default" office:value-type="float" office:value="0.185508996248245" calcext:value-type="float">
            <text:p>0.1855089962</text:p>
          </table:table-cell>
          <table:table-cell table:style-name="Default" office:value-type="float" office:value="0.143747925758362" calcext:value-type="float">
            <text:p>0.1437479258</text:p>
          </table:table-cell>
          <table:table-cell table:style-name="Default" office:value-type="float" office:value="0.383703649044037" calcext:value-type="float">
            <text:p>0.38370364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40660491585732" calcext:value-type="float">
            <text:p>-0.0044066049</text:p>
          </table:table-cell>
          <table:table-cell table:style-name="Default" office:value-type="float" office:value="0.114255219697952" calcext:value-type="float">
            <text:p>0.1142552197</text:p>
          </table:table-cell>
          <table:table-cell table:style-name="Default" office:value-type="float" office:value="0.0537562221288681" calcext:value-type="float">
            <text:p>0.0537562221</text:p>
          </table:table-cell>
          <table:table-cell table:style-name="Default" office:value-type="float" office:value="0.168864458799362" calcext:value-type="float">
            <text:p>0.1688644588</text:p>
          </table:table-cell>
          <table:table-cell table:style-name="Default" office:value-type="float" office:value="0.135597556829453" calcext:value-type="float">
            <text:p>0.1355975568</text:p>
          </table:table-cell>
          <table:table-cell table:style-name="Default" office:value-type="float" office:value="0.372069597244263" calcext:value-type="float">
            <text:p>0.372069597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83490882813931" calcext:value-type="float">
            <text:p>-0.0038349088</text:p>
          </table:table-cell>
          <table:table-cell table:style-name="Default" office:value-type="float" office:value="0.116998299956322" calcext:value-type="float">
            <text:p>0.1169983</text:p>
          </table:table-cell>
          <table:table-cell table:style-name="Default" office:value-type="float" office:value="0.0487924963235855" calcext:value-type="float">
            <text:p>0.0487924963</text:p>
          </table:table-cell>
          <table:table-cell table:style-name="Default" office:value-type="float" office:value="0.157030314207077" calcext:value-type="float">
            <text:p>0.1570303142</text:p>
          </table:table-cell>
          <table:table-cell table:style-name="Default" office:value-type="float" office:value="0.129545956850052" calcext:value-type="float">
            <text:p>0.1295459569</text:p>
          </table:table-cell>
          <table:table-cell table:style-name="Default" office:value-type="float" office:value="0.36418941617012" calcext:value-type="float">
            <text:p>0.364189416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59582901000977" calcext:value-type="float">
            <text:p>-0.003595829</text:p>
          </table:table-cell>
          <table:table-cell table:style-name="Default" office:value-type="float" office:value="0.118316158652306" calcext:value-type="float">
            <text:p>0.1183161587</text:p>
          </table:table-cell>
          <table:table-cell table:style-name="Default" office:value-type="float" office:value="0.04630446434021" calcext:value-type="float">
            <text:p>0.0463044643</text:p>
          </table:table-cell>
          <table:table-cell table:style-name="Default" office:value-type="float" office:value="0.150931000709534" calcext:value-type="float">
            <text:p>0.1509310007</text:p>
          </table:table-cell>
          <table:table-cell table:style-name="Default" office:value-type="float" office:value="0.126349270343781" calcext:value-type="float">
            <text:p>0.1263492703</text:p>
          </table:table-cell>
          <table:table-cell table:style-name="Default" office:value-type="float" office:value="0.360246598720551" calcext:value-type="float">
            <text:p>0.360246598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22015024721622" calcext:value-type="float">
            <text:p>-0.0032201502</text:p>
          </table:table-cell>
          <table:table-cell table:style-name="Default" office:value-type="float" office:value="0.120822064578533" calcext:value-type="float">
            <text:p>0.1208220646</text:p>
          </table:table-cell>
          <table:table-cell table:style-name="Default" office:value-type="float" office:value="0.0413564890623093" calcext:value-type="float">
            <text:p>0.0413564891</text:p>
          </table:table-cell>
          <table:table-cell table:style-name="Default" office:value-type="float" office:value="0.138431549072266" calcext:value-type="float">
            <text:p>0.1384315491</text:p>
          </table:table-cell>
          <table:table-cell table:style-name="Default" office:value-type="float" office:value="0.119641177356243" calcext:value-type="float">
            <text:p>0.1196411774</text:p>
          </table:table-cell>
          <table:table-cell table:style-name="Default" office:value-type="float" office:value="0.3524090051651" calcext:value-type="float">
            <text:p>0.352409005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08633968234062" calcext:value-type="float">
            <text:p>-0.0030863397</text:p>
          </table:table-cell>
          <table:table-cell table:style-name="Default" office:value-type="float" office:value="0.122002899646759" calcext:value-type="float">
            <text:p>0.1220028996</text:p>
          </table:table-cell>
          <table:table-cell table:style-name="Default" office:value-type="float" office:value="0.0389123409986496" calcext:value-type="float">
            <text:p>0.038912341</text:p>
          </table:table-cell>
          <table:table-cell table:style-name="Default" office:value-type="float" office:value="0.132056698203087" calcext:value-type="float">
            <text:p>0.1320566982</text:p>
          </table:table-cell>
          <table:table-cell table:style-name="Default" office:value-type="float" office:value="0.116141363978386" calcext:value-type="float">
            <text:p>0.116141364</text:p>
          </table:table-cell>
          <table:table-cell table:style-name="Default" office:value-type="float" office:value="0.348534286022186" calcext:value-type="float">
            <text:p>0.34853428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93181464076042" calcext:value-type="float">
            <text:p>-0.0029318146</text:p>
          </table:table-cell>
          <table:table-cell table:style-name="Default" office:value-type="float" office:value="0.124206528067589" calcext:value-type="float">
            <text:p>0.1242065281</text:p>
          </table:table-cell>
          <table:table-cell table:style-name="Default" office:value-type="float" office:value="0.0341218113899231" calcext:value-type="float">
            <text:p>0.0341218114</text:p>
          </table:table-cell>
          <table:table-cell table:style-name="Default" office:value-type="float" office:value="0.119119457900524" calcext:value-type="float">
            <text:p>0.1191194579</text:p>
          </table:table-cell>
          <table:table-cell table:style-name="Default" office:value-type="float" office:value="0.108882308006287" calcext:value-type="float">
            <text:p>0.108882308</text:p>
          </table:table-cell>
          <table:table-cell table:style-name="Default" office:value-type="float" office:value="0.340919077396393" calcext:value-type="float">
            <text:p>0.340919077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91211344301701" calcext:value-type="float">
            <text:p>-0.0029121134</text:p>
          </table:table-cell>
          <table:table-cell table:style-name="Default" office:value-type="float" office:value="0.125225275754929" calcext:value-type="float">
            <text:p>0.1252252758</text:p>
          </table:table-cell>
          <table:table-cell table:style-name="Default" office:value-type="float" office:value="0.0317898839712143" calcext:value-type="float">
            <text:p>0.031789884</text:p>
          </table:table-cell>
          <table:table-cell table:style-name="Default" office:value-type="float" office:value="0.112581208348274" calcext:value-type="float">
            <text:p>0.1125812083</text:p>
          </table:table-cell>
          <table:table-cell table:style-name="Default" office:value-type="float" office:value="0.105136267840862" calcext:value-type="float">
            <text:p>0.1051362678</text:p>
          </table:table-cell>
          <table:table-cell table:style-name="Default" office:value-type="float" office:value="0.337195485830307" calcext:value-type="float">
            <text:p>0.337195485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98864301294088" calcext:value-type="float">
            <text:p>-0.002988643</text:p>
          </table:table-cell>
          <table:table-cell table:style-name="Default" office:value-type="float" office:value="0.127091228961945" calcext:value-type="float">
            <text:p>0.127091229</text:p>
          </table:table-cell>
          <table:table-cell table:style-name="Default" office:value-type="float" office:value="0.0272861868143082" calcext:value-type="float">
            <text:p>0.0272861868</text:p>
          </table:table-cell>
          <table:table-cell table:style-name="Default" office:value-type="float" office:value="0.0994261354207993" calcext:value-type="float">
            <text:p>0.0994261354</text:p>
          </table:table-cell>
          <table:table-cell table:style-name="Default" office:value-type="float" office:value="0.0974465757608414" calcext:value-type="float">
            <text:p>0.0974465758</text:p>
          </table:table-cell>
          <table:table-cell table:style-name="Default" office:value-type="float" office:value="0.329954981803894" calcext:value-type="float">
            <text:p>0.329954981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21706244722009" calcext:value-type="float">
            <text:p>-0.0032170624</text:p>
          </table:table-cell>
          <table:table-cell table:style-name="Default" office:value-type="float" office:value="0.128726467490196" calcext:value-type="float">
            <text:p>0.1287264675</text:p>
          </table:table-cell>
          <table:table-cell table:style-name="Default" office:value-type="float" office:value="0.0230358466506004" calcext:value-type="float">
            <text:p>0.0230358467</text:p>
          </table:table-cell>
          <table:table-cell table:style-name="Default" office:value-type="float" office:value="0.0862437039613724" calcext:value-type="float">
            <text:p>0.086243704</text:p>
          </table:table-cell>
          <table:table-cell table:style-name="Default" office:value-type="float" office:value="0.0895425602793694" calcext:value-type="float">
            <text:p>0.0895425603</text:p>
          </table:table-cell>
          <table:table-cell table:style-name="Default" office:value-type="float" office:value="0.323034048080444" calcext:value-type="float">
            <text:p>0.323034048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38630564510822" calcext:value-type="float">
            <text:p>-0.0033863056</text:p>
          </table:table-cell>
          <table:table-cell table:style-name="Default" office:value-type="float" office:value="0.129458665847778" calcext:value-type="float">
            <text:p>0.1294586658</text:p>
          </table:table-cell>
          <table:table-cell table:style-name="Default" office:value-type="float" office:value="0.0210189335048199" calcext:value-type="float">
            <text:p>0.0210189335</text:p>
          </table:table-cell>
          <table:table-cell table:style-name="Default" office:value-type="float" office:value="0.0796710699796677" calcext:value-type="float">
            <text:p>0.07967107</text:p>
          </table:table-cell>
          <table:table-cell table:style-name="Default" office:value-type="float" office:value="0.0855296701192856" calcext:value-type="float">
            <text:p>0.0855296701</text:p>
          </table:table-cell>
          <table:table-cell table:style-name="Default" office:value-type="float" office:value="0.319707930088043" calcext:value-type="float">
            <text:p>0.319707930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82860936224461" calcext:value-type="float">
            <text:p>-0.0038286094</text:p>
          </table:table-cell>
          <table:table-cell table:style-name="Default" office:value-type="float" office:value="0.130757987499237" calcext:value-type="float">
            <text:p>0.1307579875</text:p>
          </table:table-cell>
          <table:table-cell table:style-name="Default" office:value-type="float" office:value="0.0172231607139111" calcext:value-type="float">
            <text:p>0.0172231607</text:p>
          </table:table-cell>
          <table:table-cell table:style-name="Default" office:value-type="float" office:value="0.0666187256574631" calcext:value-type="float">
            <text:p>0.0666187257</text:p>
          </table:table-cell>
          <table:table-cell table:style-name="Default" office:value-type="float" office:value="0.0774216055870056" calcext:value-type="float">
            <text:p>0.0774216056</text:p>
          </table:table-cell>
          <table:table-cell table:style-name="Default" office:value-type="float" office:value="0.313348323106766" calcext:value-type="float">
            <text:p>0.313348323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09852340817452" calcext:value-type="float">
            <text:p>-0.0040985234</text:p>
          </table:table-cell>
          <table:table-cell table:style-name="Default" office:value-type="float" office:value="0.131328493356705" calcext:value-type="float">
            <text:p>0.1313284934</text:p>
          </table:table-cell>
          <table:table-cell table:style-name="Default" office:value-type="float" office:value="0.0154512189328671" calcext:value-type="float">
            <text:p>0.0154512189</text:p>
          </table:table-cell>
          <table:table-cell table:style-name="Default" office:value-type="float" office:value="0.0601610243320465" calcext:value-type="float">
            <text:p>0.0601610243</text:p>
          </table:table-cell>
          <table:table-cell table:style-name="Default" office:value-type="float" office:value="0.0733429193496704" calcext:value-type="float">
            <text:p>0.0733429193</text:p>
          </table:table-cell>
          <table:table-cell table:style-name="Default" office:value-type="float" office:value="0.310322821140289" calcext:value-type="float">
            <text:p>0.310322821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72625019028783" calcext:value-type="float">
            <text:p>-0.0047262502</text:p>
          </table:table-cell>
          <table:table-cell table:style-name="Default" office:value-type="float" office:value="0.132321521639824" calcext:value-type="float">
            <text:p>0.1323215216</text:p>
          </table:table-cell>
          <table:table-cell table:style-name="Default" office:value-type="float" office:value="0.0121724493801594" calcext:value-type="float">
            <text:p>0.0121724494</text:p>
          </table:table-cell>
          <table:table-cell table:style-name="Default" office:value-type="float" office:value="0.04743592441082" calcext:value-type="float">
            <text:p>0.0474359244</text:p>
          </table:table-cell>
          <table:table-cell table:style-name="Default" office:value-type="float" office:value="0.0651780292391777" calcext:value-type="float">
            <text:p>0.0651780292</text:p>
          </table:table-cell>
          <table:table-cell table:style-name="Default" office:value-type="float" office:value="0.304595828056335" calcext:value-type="float">
            <text:p>0.304595828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85337448865175" calcext:value-type="float">
            <text:p>-0.0058533745</text:p>
          </table:table-cell>
          <table:table-cell table:style-name="Default" office:value-type="float" office:value="0.133479103446007" calcext:value-type="float">
            <text:p>0.1334791034</text:p>
          </table:table-cell>
          <table:table-cell table:style-name="Default" office:value-type="float" office:value="0.00793661177158356" calcext:value-type="float">
            <text:p>0.0079366118</text:p>
          </table:table-cell>
          <table:table-cell table:style-name="Default" office:value-type="float" office:value="0.0289810039103031" calcext:value-type="float">
            <text:p>0.0289810039</text:p>
          </table:table-cell>
          <table:table-cell table:style-name="Default" office:value-type="float" office:value="0.0530377067625523" calcext:value-type="float">
            <text:p>0.0530377068</text:p>
          </table:table-cell>
          <table:table-cell table:style-name="Default" office:value-type="float" office:value="0.296846002340317" calcext:value-type="float">
            <text:p>0.296846002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0550206168554723" calcext:value-type="float">
            <text:p>0.0005502062</text:p>
          </table:table-cell>
          <table:table-cell table:style-name="Default" office:value-type="float" office:value="0.0677404180169106" calcext:value-type="float">
            <text:p>0.067740418</text:p>
          </table:table-cell>
          <table:table-cell table:style-name="Default" office:value-type="float" office:value="0.00187620520591736" calcext:value-type="float">
            <text:p>0.0018762052</text:p>
          </table:table-cell>
          <table:table-cell table:style-name="Default" office:value-type="float" office:value="-0.00465281400829554" calcext:value-type="float">
            <text:p>-0.004652814</text:p>
          </table:table-cell>
          <table:table-cell table:style-name="Default" office:value-type="float" office:value="0.0299762114882469" calcext:value-type="float">
            <text:p>0.0299762115</text:p>
          </table:table-cell>
          <table:table-cell table:style-name="Default" office:value-type="float" office:value="0.142147034406662" calcext:value-type="float">
            <text:p>0.142147034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00366591339115985" calcext:value-type="float">
            <text:p>3.66591339115985E-005</text:p>
          </table:table-cell>
          <table:table-cell table:style-name="Default" office:value-type="float" office:value="0.0678920224308968" calcext:value-type="float">
            <text:p>0.0678920224</text:p>
          </table:table-cell>
          <table:table-cell table:style-name="Default" office:value-type="float" office:value="-0.000528775155544281" calcext:value-type="float">
            <text:p>-0.0005287752</text:p>
          </table:table-cell>
          <table:table-cell table:style-name="Default" office:value-type="float" office:value="-0.00310701504349709" calcext:value-type="float">
            <text:p>-0.003107015</text:p>
          </table:table-cell>
          <table:table-cell table:style-name="Default" office:value-type="float" office:value="-0.000354363466612995" calcext:value-type="float">
            <text:p>-0.0003543635</text:p>
          </table:table-cell>
          <table:table-cell table:style-name="Default" office:value-type="float" office:value="0.140573844313622" calcext:value-type="float">
            <text:p>0.140573844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020455353660509" calcext:value-type="float">
            <text:p>-0.0002045535</text:p>
          </table:table-cell>
          <table:table-cell table:style-name="Default" office:value-type="float" office:value="0.0679651200771332" calcext:value-type="float">
            <text:p>0.0679651201</text:p>
          </table:table-cell>
          <table:table-cell table:style-name="Default" office:value-type="float" office:value="-0.000883534550666809" calcext:value-type="float">
            <text:p>-0.0008835346</text:p>
          </table:table-cell>
          <table:table-cell table:style-name="Default" office:value-type="float" office:value="-0.00547496788203716" calcext:value-type="float">
            <text:p>-0.0054749679</text:p>
          </table:table-cell>
          <table:table-cell table:style-name="Default" office:value-type="float" office:value="-0.000625236600171775" calcext:value-type="float">
            <text:p>-0.0006252366</text:p>
          </table:table-cell>
          <table:table-cell table:style-name="Default" office:value-type="float" office:value="0.139856055378914" calcext:value-type="float">
            <text:p>0.139856055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0676741707138717" calcext:value-type="float">
            <text:p>-0.0006767417</text:p>
          </table:table-cell>
          <table:table-cell table:style-name="Default" office:value-type="float" office:value="0.0680892691016197" calcext:value-type="float">
            <text:p>0.0680892691</text:p>
          </table:table-cell>
          <table:table-cell table:style-name="Default" office:value-type="float" office:value="-0.00122224539518356" calcext:value-type="float">
            <text:p>-0.0012222454</text:p>
          </table:table-cell>
          <table:table-cell table:style-name="Default" office:value-type="float" office:value="-0.00852802861481905" calcext:value-type="float">
            <text:p>-0.0085280286</text:p>
          </table:table-cell>
          <table:table-cell table:style-name="Default" office:value-type="float" office:value="-0.000972877838648856" calcext:value-type="float">
            <text:p>-0.0009728778</text:p>
          </table:table-cell>
          <table:table-cell table:style-name="Default" office:value-type="float" office:value="0.138574153184891" calcext:value-type="float">
            <text:p>0.138574153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112295988947153" calcext:value-type="float">
            <text:p>-0.0011229599</text:p>
          </table:table-cell>
          <table:table-cell table:style-name="Default" office:value-type="float" office:value="0.0681891590356827" calcext:value-type="float">
            <text:p>0.068189159</text:p>
          </table:table-cell>
          <table:table-cell table:style-name="Default" office:value-type="float" office:value="-0.00124892592430115" calcext:value-type="float">
            <text:p>-0.0012489259</text:p>
          </table:table-cell>
          <table:table-cell table:style-name="Default" office:value-type="float" office:value="-0.00997879542410374" calcext:value-type="float">
            <text:p>-0.0099787954</text:p>
          </table:table-cell>
          <table:table-cell table:style-name="Default" office:value-type="float" office:value="-0.00113333424087614" calcext:value-type="float">
            <text:p>-0.0011333342</text:p>
          </table:table-cell>
          <table:table-cell table:style-name="Default" office:value-type="float" office:value="0.137488380074501" calcext:value-type="float">
            <text:p>0.137488380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133197591640055" calcext:value-type="float">
            <text:p>-0.0013319759</text:p>
          </table:table-cell>
          <table:table-cell table:style-name="Default" office:value-type="float" office:value="0.0682312995195389" calcext:value-type="float">
            <text:p>0.0682312995</text:p>
          </table:table-cell>
          <table:table-cell table:style-name="Default" office:value-type="float" office:value="-0.00119415298104286" calcext:value-type="float">
            <text:p>-0.001194153</text:p>
          </table:table-cell>
          <table:table-cell table:style-name="Default" office:value-type="float" office:value="-0.0102754002436996" calcext:value-type="float">
            <text:p>-0.0102754002</text:p>
          </table:table-cell>
          <table:table-cell table:style-name="Default" office:value-type="float" office:value="-0.00116350257303566" calcext:value-type="float">
            <text:p>-0.0011635026</text:p>
          </table:table-cell>
          <table:table-cell table:style-name="Default" office:value-type="float" office:value="0.137016266584396" calcext:value-type="float">
            <text:p>0.137016266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152936670929194" calcext:value-type="float">
            <text:p>-0.0015293667</text:p>
          </table:table-cell>
          <table:table-cell table:style-name="Default" office:value-type="float" office:value="0.0682687684893608" calcext:value-type="float">
            <text:p>0.0682687685</text:p>
          </table:table-cell>
          <table:table-cell table:style-name="Default" office:value-type="float" office:value="-0.0011124461889267" calcext:value-type="float">
            <text:p>-0.0011124462</text:p>
          </table:table-cell>
          <table:table-cell table:style-name="Default" office:value-type="float" office:value="-0.0103516262024641" calcext:value-type="float">
            <text:p>-0.0103516262</text:p>
          </table:table-cell>
          <table:table-cell table:style-name="Default" office:value-type="float" office:value="-0.00116810377221555" calcext:value-type="float">
            <text:p>-0.0011681038</text:p>
          </table:table-cell>
          <table:table-cell table:style-name="Default" office:value-type="float" office:value="0.136589795351028" calcext:value-type="float">
            <text:p>0.136589795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188330095261335" calcext:value-type="float">
            <text:p>-0.001883301</text:p>
          </table:table-cell>
          <table:table-cell table:style-name="Default" office:value-type="float" office:value="0.0683306455612183" calcext:value-type="float">
            <text:p>0.0683306456</text:p>
          </table:table-cell>
          <table:table-cell table:style-name="Default" office:value-type="float" office:value="-0.000907070934772491" calcext:value-type="float">
            <text:p>-0.0009070709</text:p>
          </table:table-cell>
          <table:table-cell table:style-name="Default" office:value-type="float" office:value="-0.0099822161719203" calcext:value-type="float">
            <text:p>-0.0099822162</text:p>
          </table:table-cell>
          <table:table-cell table:style-name="Default" office:value-type="float" office:value="-0.00111791153904051" calcext:value-type="float">
            <text:p>-0.0011179115</text:p>
          </table:table-cell>
          <table:table-cell table:style-name="Default" office:value-type="float" office:value="0.135869443416595" calcext:value-type="float">
            <text:p>0.135869443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03709141351283" calcext:value-type="float">
            <text:p>-0.0020370914</text:p>
          </table:table-cell>
          <table:table-cell table:style-name="Default" office:value-type="float" office:value="0.068355493247509" calcext:value-type="float">
            <text:p>0.0683554932</text:p>
          </table:table-cell>
          <table:table-cell table:style-name="Default" office:value-type="float" office:value="-0.000797901302576065" calcext:value-type="float">
            <text:p>-0.0007979013</text:p>
          </table:table-cell>
          <table:table-cell table:style-name="Default" office:value-type="float" office:value="-0.00958962645381689" calcext:value-type="float">
            <text:p>-0.0095896265</text:p>
          </table:table-cell>
          <table:table-cell table:style-name="Default" office:value-type="float" office:value="-0.00106969242915511" calcext:value-type="float">
            <text:p>-0.0010696924</text:p>
          </table:table-cell>
          <table:table-cell table:style-name="Default" office:value-type="float" office:value="0.135573416948318" calcext:value-type="float">
            <text:p>0.13557341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17371457256377" calcext:value-type="float">
            <text:p>-0.0021737146</text:p>
          </table:table-cell>
          <table:table-cell table:style-name="Default" office:value-type="float" office:value="0.0683765783905983" calcext:value-type="float">
            <text:p>0.0683765784</text:p>
          </table:table-cell>
          <table:table-cell table:style-name="Default" office:value-type="float" office:value="-0.000691153109073639" calcext:value-type="float">
            <text:p>-0.0006911531</text:p>
          </table:table-cell>
          <table:table-cell table:style-name="Default" office:value-type="float" office:value="-0.00908499769866467" calcext:value-type="float">
            <text:p>-0.0090849977</text:p>
          </table:table-cell>
          <table:table-cell table:style-name="Default" office:value-type="float" office:value="-0.0010093831224367" calcext:value-type="float">
            <text:p>-0.0010093831</text:p>
          </table:table-cell>
          <table:table-cell table:style-name="Default" office:value-type="float" office:value="0.135319262742996" calcext:value-type="float">
            <text:p>0.135319262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39099189639092" calcext:value-type="float">
            <text:p>-0.0023909919</text:p>
          </table:table-cell>
          <table:table-cell table:style-name="Default" office:value-type="float" office:value="0.0684077888727188" calcext:value-type="float">
            <text:p>0.0684077889</text:p>
          </table:table-cell>
          <table:table-cell table:style-name="Default" office:value-type="float" office:value="-0.000497717410326004" calcext:value-type="float">
            <text:p>-0.0004977174</text:p>
          </table:table-cell>
          <table:table-cell table:style-name="Default" office:value-type="float" office:value="-0.00779786426573992" calcext:value-type="float">
            <text:p>-0.0077978643</text:p>
          </table:table-cell>
          <table:table-cell table:style-name="Default" office:value-type="float" office:value="-0.000859660853166133" calcext:value-type="float">
            <text:p>-0.0008596609</text:p>
          </table:table-cell>
          <table:table-cell table:style-name="Default" office:value-type="float" office:value="0.13493324816227" calcext:value-type="float">
            <text:p>0.134933248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2680154517293" calcext:value-type="float">
            <text:p>-0.0025268015</text:p>
          </table:table-cell>
          <table:table-cell table:style-name="Default" office:value-type="float" office:value="0.0684250593185425" calcext:value-type="float">
            <text:p>0.0684250593</text:p>
          </table:table-cell>
          <table:table-cell table:style-name="Default" office:value-type="float" office:value="-0.000342123210430145" calcext:value-type="float">
            <text:p>-0.0003421232</text:p>
          </table:table-cell>
          <table:table-cell table:style-name="Default" office:value-type="float" office:value="-0.00620889710262418" calcext:value-type="float">
            <text:p>-0.0062088971</text:p>
          </table:table-cell>
          <table:table-cell table:style-name="Default" office:value-type="float" office:value="-0.000679764896631241" calcext:value-type="float">
            <text:p>-0.0006797649</text:p>
          </table:table-cell>
          <table:table-cell table:style-name="Default" office:value-type="float" office:value="0.134707689285278" calcext:value-type="float">
            <text:p>0.134707689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6188516505063" calcext:value-type="float">
            <text:p>-0.0025618852</text:p>
          </table:table-cell>
          <table:table-cell table:style-name="Default" office:value-type="float" office:value="0.0684285312891007" calcext:value-type="float">
            <text:p>0.0684285313</text:p>
          </table:table-cell>
          <table:table-cell table:style-name="Default" office:value-type="float" office:value="-0.000279419124126434" calcext:value-type="float">
            <text:p>-0.0002794191</text:p>
          </table:table-cell>
          <table:table-cell table:style-name="Default" office:value-type="float" office:value="-0.00532007589936256" calcext:value-type="float">
            <text:p>-0.0053200759</text:p>
          </table:table-cell>
          <table:table-cell table:style-name="Default" office:value-type="float" office:value="-0.000580749125219882" calcext:value-type="float">
            <text:p>-0.0005807491</text:p>
          </table:table-cell>
          <table:table-cell table:style-name="Default" office:value-type="float" office:value="0.134655058383942" calcext:value-type="float">
            <text:p>0.134655058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438258267939" calcext:value-type="float">
            <text:p>-0.0025743826</text:p>
          </table:table-cell>
          <table:table-cell table:style-name="Default" office:value-type="float" office:value="0.0684270560741425" calcext:value-type="float">
            <text:p>0.0684270561</text:p>
          </table:table-cell>
          <table:table-cell table:style-name="Default" office:value-type="float" office:value="-0.000181134790182114" calcext:value-type="float">
            <text:p>-0.0001811348</text:p>
          </table:table-cell>
          <table:table-cell table:style-name="Default" office:value-type="float" office:value="-0.00350038916803896" calcext:value-type="float">
            <text:p>-0.0035003892</text:p>
          </table:table-cell>
          <table:table-cell table:style-name="Default" office:value-type="float" office:value="-0.000380530487746" calcext:value-type="float">
            <text:p>-0.0003805305</text:p>
          </table:table-cell>
          <table:table-cell table:style-name="Default" office:value-type="float" office:value="0.134650766849518" calcext:value-type="float">
            <text:p>0.134650766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465057075024" calcext:value-type="float">
            <text:p>-0.0025746506</text:p>
          </table:table-cell>
          <table:table-cell table:style-name="Default" office:value-type="float" office:value="0.068425789475441" calcext:value-type="float">
            <text:p>0.0684257895</text:p>
          </table:table-cell>
          <table:table-cell table:style-name="Default" office:value-type="float" office:value="-0.000145234167575836" calcext:value-type="float">
            <text:p>-0.0001452342</text:p>
          </table:table-cell>
          <table:table-cell table:style-name="Default" office:value-type="float" office:value="-0.00280035566538572" calcext:value-type="float">
            <text:p>-0.0028003557</text:p>
          </table:table-cell>
          <table:table-cell table:style-name="Default" office:value-type="float" office:value="-0.000304003129713237" calcext:value-type="float">
            <text:p>-0.0003040031</text:p>
          </table:table-cell>
          <table:table-cell table:style-name="Default" office:value-type="float" office:value="0.134657114744186" calcext:value-type="float">
            <text:p>0.134657114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08386857808" calcext:value-type="float">
            <text:p>-0.0025750839</text:p>
          </table:table-cell>
          <table:table-cell table:style-name="Default" office:value-type="float" office:value="0.0684239268302918" calcext:value-type="float">
            <text:p>0.0684239268</text:p>
          </table:table-cell>
          <table:table-cell table:style-name="Default" office:value-type="float" office:value="-0.0000932104885578156" calcext:value-type="float">
            <text:p>-9.32104885578156E-005</text:p>
          </table:table-cell>
          <table:table-cell table:style-name="Default" office:value-type="float" office:value="-0.0017922701081261" calcext:value-type="float">
            <text:p>-0.0017922701</text:p>
          </table:table-cell>
          <table:table-cell table:style-name="Default" office:value-type="float" office:value="-0.000194173931959085" calcext:value-type="float">
            <text:p>-0.0001941739</text:p>
          </table:table-cell>
          <table:table-cell table:style-name="Default" office:value-type="float" office:value="0.134666666388512" calcext:value-type="float">
            <text:p>0.134666666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33183321357" calcext:value-type="float">
            <text:p>-0.0025753318</text:p>
          </table:table-cell>
          <table:table-cell table:style-name="Default" office:value-type="float" office:value="0.0684226602315903" calcext:value-type="float">
            <text:p>0.0684226602</text:p>
          </table:table-cell>
          <table:table-cell table:style-name="Default" office:value-type="float" office:value="-0.0000597313046455383" calcext:value-type="float">
            <text:p>-5.97313046455383E-005</text:p>
          </table:table-cell>
          <table:table-cell table:style-name="Default" office:value-type="float" office:value="-0.00114707730244845" calcext:value-type="float">
            <text:p>-0.0011470773</text:p>
          </table:table-cell>
          <table:table-cell table:style-name="Default" office:value-type="float" office:value="-0.000124111873446964" calcext:value-type="float">
            <text:p>-0.0001241119</text:p>
          </table:table-cell>
          <table:table-cell table:style-name="Default" office:value-type="float" office:value="0.134672924876213" calcext:value-type="float">
            <text:p>0.134672924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43148472905" calcext:value-type="float">
            <text:p>-0.0025754315</text:p>
          </table:table-cell>
          <table:table-cell table:style-name="Default" office:value-type="float" office:value="0.0684222429990768" calcext:value-type="float">
            <text:p>0.068422243</text:p>
          </table:table-cell>
          <table:table-cell table:style-name="Default" office:value-type="float" office:value="-0.0000477954745292664" calcext:value-type="float">
            <text:p>-4.77954745292664E-005</text:p>
          </table:table-cell>
          <table:table-cell table:style-name="Default" office:value-type="float" office:value="-0.000917665078304708" calcext:value-type="float">
            <text:p>-0.0009176651</text:p>
          </table:table-cell>
          <table:table-cell table:style-name="Default" office:value-type="float" office:value="-0.0000992445420706645" calcext:value-type="float">
            <text:p>-9.92445420706645E-005</text:p>
          </table:table-cell>
          <table:table-cell table:style-name="Default" office:value-type="float" office:value="0.134675160050392" calcext:value-type="float">
            <text:p>0.134675160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52228868008" calcext:value-type="float">
            <text:p>-0.0025755223</text:p>
          </table:table-cell>
          <table:table-cell table:style-name="Default" office:value-type="float" office:value="0.0684218779206276" calcext:value-type="float">
            <text:p>0.0684218779</text:p>
          </table:table-cell>
          <table:table-cell table:style-name="Default" office:value-type="float" office:value="-0.0000382028520107269" calcext:value-type="float">
            <text:p>-3.82028520107269E-005</text:p>
          </table:table-cell>
          <table:table-cell table:style-name="Default" office:value-type="float" office:value="-0.00073413533391431" calcext:value-type="float">
            <text:p>-0.0007341353</text:p>
          </table:table-cell>
          <table:table-cell table:style-name="Default" office:value-type="float" office:value="-0.0000793667131802067" calcext:value-type="float">
            <text:p>-7.93667131802067E-005</text:p>
          </table:table-cell>
          <table:table-cell table:style-name="Default" office:value-type="float" office:value="0.13467700779438" calcext:value-type="float">
            <text:p>0.134677007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62333717942" calcext:value-type="float">
            <text:p>-0.0025756233</text:p>
          </table:table-cell>
          <table:table-cell table:style-name="Default" office:value-type="float" office:value="0.0684213563799858" calcext:value-type="float">
            <text:p>0.0684213564</text:p>
          </table:table-cell>
          <table:table-cell table:style-name="Default" office:value-type="float" office:value="-0.0000244155526161194" calcext:value-type="float">
            <text:p>-2.44155526161194E-005</text:p>
          </table:table-cell>
          <table:table-cell table:style-name="Default" office:value-type="float" office:value="-0.00046984656364657" calcext:value-type="float">
            <text:p>-0.0004698466</text:p>
          </table:table-cell>
          <table:table-cell table:style-name="Default" office:value-type="float" office:value="-0.0000507694203406572" calcext:value-type="float">
            <text:p>-5.07694203406572E-005</text:p>
          </table:table-cell>
          <table:table-cell table:style-name="Default" office:value-type="float" office:value="0.134679660201073" calcext:value-type="float">
            <text:p>0.134679660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66082291305" calcext:value-type="float">
            <text:p>-0.0025756608</text:p>
          </table:table-cell>
          <table:table-cell table:style-name="Default" office:value-type="float" office:value="0.0684211477637291" calcext:value-type="float">
            <text:p>0.0684211478</text:p>
          </table:table-cell>
          <table:table-cell table:style-name="Default" office:value-type="float" office:value="-0.0000194944441318512" calcext:value-type="float">
            <text:p>-1.94944441318512E-005</text:p>
          </table:table-cell>
          <table:table-cell table:style-name="Default" office:value-type="float" office:value="-0.000375877920305356" calcext:value-type="float">
            <text:p>-0.0003758779</text:p>
          </table:table-cell>
          <table:table-cell table:style-name="Default" office:value-type="float" office:value="-0.0000406082981498912" calcext:value-type="float">
            <text:p>-4.06082981498912E-005</text:p>
          </table:table-cell>
          <table:table-cell table:style-name="Default" office:value-type="float" office:value="0.134680539369583" calcext:value-type="float">
            <text:p>0.134680539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68364031613" calcext:value-type="float">
            <text:p>-0.0025756836</text:p>
          </table:table-cell>
          <table:table-cell table:style-name="Default" office:value-type="float" office:value="0.0684209987521172" calcext:value-type="float">
            <text:p>0.0684209988</text:p>
          </table:table-cell>
          <table:table-cell table:style-name="Default" office:value-type="float" office:value="-0.0000155344605445862" calcext:value-type="float">
            <text:p>-1.55344605445862E-005</text:p>
          </table:table-cell>
          <table:table-cell table:style-name="Default" office:value-type="float" office:value="-0.000300700863590464" calcext:value-type="float">
            <text:p>-0.0003007009</text:p>
          </table:table-cell>
          <table:table-cell table:style-name="Default" office:value-type="float" office:value="-0.0000324824286508374" calcext:value-type="float">
            <text:p>-3.24824286508374E-005</text:p>
          </table:table-cell>
          <table:table-cell table:style-name="Default" office:value-type="float" office:value="0.134681269526482" calcext:value-type="float">
            <text:p>0.134681269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1809925139" calcext:value-type="float">
            <text:p>-0.0025757181</text:p>
          </table:table-cell>
          <table:table-cell table:style-name="Default" office:value-type="float" office:value="0.0684208124876022" calcext:value-type="float">
            <text:p>0.0684208125</text:p>
          </table:table-cell>
          <table:table-cell table:style-name="Default" office:value-type="float" office:value="-0.00000989809632301331" calcext:value-type="float">
            <text:p>-9.89809632301331E-006</text:p>
          </table:table-cell>
          <table:table-cell table:style-name="Default" office:value-type="float" office:value="-0.000192447230801918" calcext:value-type="float">
            <text:p>-0.0001924472</text:p>
          </table:table-cell>
          <table:table-cell table:style-name="Default" office:value-type="float" office:value="-0.0000207855046028271" calcext:value-type="float">
            <text:p>-2.07855046028271E-005</text:p>
          </table:table-cell>
          <table:table-cell table:style-name="Default" office:value-type="float" office:value="0.134682446718216" calcext:value-type="float">
            <text:p>0.134682446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5232535601" calcext:value-type="float">
            <text:p>-0.0025757523</text:p>
          </table:table-cell>
          <table:table-cell table:style-name="Default" office:value-type="float" office:value="0.0684207305312157" calcext:value-type="float">
            <text:p>0.0684207305</text:p>
          </table:table-cell>
          <table:table-cell table:style-name="Default" office:value-type="float" office:value="-0.00000787153840065002" calcext:value-type="float">
            <text:p>-7.87153840065002E-006</text:p>
          </table:table-cell>
          <table:table-cell table:style-name="Default" office:value-type="float" office:value="-0.000153959088493139" calcext:value-type="float">
            <text:p>-0.0001539591</text:p>
          </table:table-cell>
          <table:table-cell table:style-name="Default" office:value-type="float" office:value="-0.0000166274367074948" calcext:value-type="float">
            <text:p>-1.66274367074948E-005</text:p>
          </table:table-cell>
          <table:table-cell table:style-name="Default" office:value-type="float" office:value="0.134682819247246" calcext:value-type="float">
            <text:p>0.134682819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5535215437" calcext:value-type="float">
            <text:p>-0.0025757554</text:p>
          </table:table-cell>
          <table:table-cell table:style-name="Default" office:value-type="float" office:value="0.0684205889701843" calcext:value-type="float">
            <text:p>0.068420589</text:p>
          </table:table-cell>
          <table:table-cell table:style-name="Default" office:value-type="float" office:value="-0.00000497326254844666" calcext:value-type="float">
            <text:p>-4.97326254844666E-006</text:p>
          </table:table-cell>
          <table:table-cell table:style-name="Default" office:value-type="float" office:value="-0.000098531942057889" calcext:value-type="float">
            <text:p>-9.8531942057889E-005</text:p>
          </table:table-cell>
          <table:table-cell table:style-name="Default" office:value-type="float" office:value="-0.000010642101187841" calcext:value-type="float">
            <text:p>-1.0642101187841E-005</text:p>
          </table:table-cell>
          <table:table-cell table:style-name="Default" office:value-type="float" office:value="0.134683325886726" calcext:value-type="float">
            <text:p>0.134683325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837574929" calcext:value-type="float">
            <text:p>-0.0025757838</text:p>
          </table:table-cell>
          <table:table-cell table:style-name="Default" office:value-type="float" office:value="0.0684205591678619" calcext:value-type="float">
            <text:p>0.0684205592</text:p>
          </table:table-cell>
          <table:table-cell table:style-name="Default" office:value-type="float" office:value="-0.00000394135713577271" calcext:value-type="float">
            <text:p>-3.94135713577271E-006</text:p>
          </table:table-cell>
          <table:table-cell table:style-name="Default" office:value-type="float" office:value="-0.0000788253819337115" calcext:value-type="float">
            <text:p>-7.88253819337115E-005</text:p>
          </table:table-cell>
          <table:table-cell table:style-name="Default" office:value-type="float" office:value="-0.00000851385084388312" calcext:value-type="float">
            <text:p>-8.51385084388312E-006</text:p>
          </table:table-cell>
          <table:table-cell table:style-name="Default" office:value-type="float" office:value="0.134683609008789" calcext:value-type="float">
            <text:p>0.13468360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8096352518" calcext:value-type="float">
            <text:p>-0.002575781</text:p>
          </table:table-cell>
          <table:table-cell table:style-name="Default" office:value-type="float" office:value="0.0684205144643784" calcext:value-type="float">
            <text:p>0.0684205145</text:p>
          </table:table-cell>
          <table:table-cell table:style-name="Default" office:value-type="float" office:value="-0.00000248104333877563" calcext:value-type="float">
            <text:p>-0.000002481</text:p>
          </table:table-cell>
          <table:table-cell table:style-name="Default" office:value-type="float" office:value="-0.0000504497365909629" calcext:value-type="float">
            <text:p>-5.04497365909629E-005</text:p>
          </table:table-cell>
          <table:table-cell table:style-name="Default" office:value-type="float" office:value="-0.00000544962722415221" calcext:value-type="float">
            <text:p>-5.44962722415221E-006</text:p>
          </table:table-cell>
          <table:table-cell table:style-name="Default" office:value-type="float" office:value="0.134683817625046" calcext:value-type="float">
            <text:p>0.134683817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8701712191" calcext:value-type="float">
            <text:p>-0.002575787</text:p>
          </table:table-cell>
          <table:table-cell table:style-name="Default" office:value-type="float" office:value="0.0684204772114754" calcext:value-type="float">
            <text:p>0.0684204772</text:p>
          </table:table-cell>
          <table:table-cell table:style-name="Default" office:value-type="float" office:value="-0.00000194460153579712" calcext:value-type="float">
            <text:p>-1.94460153579712E-006</text:p>
          </table:table-cell>
          <table:table-cell table:style-name="Default" office:value-type="float" office:value="-0.0000403594603994861" calcext:value-type="float">
            <text:p>-4.03594603994861E-005</text:p>
          </table:table-cell>
          <table:table-cell table:style-name="Default" office:value-type="float" office:value="-0.00000435976744483924" calcext:value-type="float">
            <text:p>-4.35976744483924E-006</text:p>
          </table:table-cell>
          <table:table-cell table:style-name="Default" office:value-type="float" office:value="0.134683951735497" calcext:value-type="float">
            <text:p>0.134683951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7747106552" calcext:value-type="float">
            <text:p>-0.0025757775</text:p>
          </table:table-cell>
          <table:table-cell table:style-name="Default" office:value-type="float" office:value="0.0684204548597336" calcext:value-type="float">
            <text:p>0.0684204549</text:p>
          </table:table-cell>
          <table:table-cell table:style-name="Default" office:value-type="float" office:value="-0.00000117719173431396" calcext:value-type="float">
            <text:p>-1.17719173431396E-006</text:p>
          </table:table-cell>
          <table:table-cell table:style-name="Default" office:value-type="float" office:value="-0.0000258328709605848" calcext:value-type="float">
            <text:p>-2.58328709605848E-005</text:p>
          </table:table-cell>
          <table:table-cell table:style-name="Default" office:value-type="float" office:value="-0.00000279010487247433" calcext:value-type="float">
            <text:p>-2.79010487247433E-006</text:p>
          </table:table-cell>
          <table:table-cell table:style-name="Default" office:value-type="float" office:value="0.134684100747108" calcext:value-type="float">
            <text:p>0.134684100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8655146062" calcext:value-type="float">
            <text:p>-0.0025757866</text:p>
          </table:table-cell>
          <table:table-cell table:style-name="Default" office:value-type="float" office:value="0.0684204325079918" calcext:value-type="float">
            <text:p>0.0684204325</text:p>
          </table:table-cell>
          <table:table-cell table:style-name="Default" office:value-type="float" office:value="-0.000000692903995513916" calcext:value-type="float">
            <text:p>-6.92903995513916E-007</text:p>
          </table:table-cell>
          <table:table-cell table:style-name="Default" office:value-type="float" office:value="-0.0000165329056471819" calcext:value-type="float">
            <text:p>-1.65329056471819E-005</text:p>
          </table:table-cell>
          <table:table-cell table:style-name="Default" office:value-type="float" office:value="-0.00000178665868588723" calcext:value-type="float">
            <text:p>-1.78665868588723E-006</text:p>
          </table:table-cell>
          <table:table-cell table:style-name="Default" office:value-type="float" office:value="0.134684205055237" calcext:value-type="float">
            <text:p>0.134684205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9400204122" calcext:value-type="float">
            <text:p>-0.002575794</text:p>
          </table:table-cell>
          <table:table-cell table:style-name="Default" office:value-type="float" office:value="0.0684204250574112" calcext:value-type="float">
            <text:p>0.0684204251</text:p>
          </table:table-cell>
          <table:table-cell table:style-name="Default" office:value-type="float" office:value="-0.000000361353158950806" calcext:value-type="float">
            <text:p>-3.61353158950806E-007</text:p>
          </table:table-cell>
          <table:table-cell table:style-name="Default" office:value-type="float" office:value="-0.0000105778026409098" calcext:value-type="float">
            <text:p>-1.05778026409098E-005</text:p>
          </table:table-cell>
          <table:table-cell table:style-name="Default" office:value-type="float" office:value="-0.0000011442762115621" calcext:value-type="float">
            <text:p>-1.1442762115621E-006</text:p>
          </table:table-cell>
          <table:table-cell table:style-name="Default" office:value-type="float" office:value="0.13468424975872" calcext:value-type="float">
            <text:p>0.134684249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9563185573" calcext:value-type="float">
            <text:p>-0.0025757956</text:p>
          </table:table-cell>
          <table:table-cell table:style-name="Default" office:value-type="float" office:value="0.0684204325079918" calcext:value-type="float">
            <text:p>0.0684204325</text:p>
          </table:table-cell>
          <table:table-cell table:style-name="Default" office:value-type="float" office:value="-0.000000245869159698486" calcext:value-type="float">
            <text:p>-2.45869159698486E-007</text:p>
          </table:table-cell>
          <table:table-cell table:style-name="Default" office:value-type="float" office:value="-0.00000846234433993232" calcext:value-type="float">
            <text:p>-8.46234433993232E-006</text:p>
          </table:table-cell>
          <table:table-cell table:style-name="Default" office:value-type="float" office:value="-0.000000916057160793571" calcext:value-type="float">
            <text:p>-9.16057160793571E-007</text:p>
          </table:table-cell>
          <table:table-cell table:style-name="Default" office:value-type="float" office:value="0.134684279561043" calcext:value-type="float">
            <text:p>0.134684279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541074276" calcext:value-type="float">
            <text:p>-0.0025758054</text:p>
          </table:table-cell>
          <table:table-cell table:style-name="Default" office:value-type="float" office:value="0.0684204325079918" calcext:value-type="float">
            <text:p>0.0684204325</text:p>
          </table:table-cell>
          <table:table-cell table:style-name="Default" office:value-type="float" office:value="-0.000000126659870147705" calcext:value-type="float">
            <text:p>-1.26659870147705E-007</text:p>
          </table:table-cell>
          <table:table-cell table:style-name="Default" office:value-type="float" office:value="-0.00000541659437658382" calcext:value-type="float">
            <text:p>-5.41659437658382E-006</text:p>
          </table:table-cell>
          <table:table-cell table:style-name="Default" office:value-type="float" office:value="-0.000000586848670991458" calcext:value-type="float">
            <text:p>-5.86848670991458E-007</text:p>
          </table:table-cell>
          <table:table-cell table:style-name="Default" office:value-type="float" office:value="0.134684294462204" calcext:value-type="float">
            <text:p>0.134684294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308243632" calcext:value-type="float">
            <text:p>-0.0025758031</text:p>
          </table:table-cell>
          <table:table-cell table:style-name="Default" office:value-type="float" office:value="0.0684204027056694" calcext:value-type="float">
            <text:p>0.0684204027</text:p>
          </table:table-cell>
          <table:table-cell table:style-name="Default" office:value-type="float" office:value="-0.00000000372529029846191" calcext:value-type="float">
            <text:p>-3.72529029846191E-009</text:p>
          </table:table-cell>
          <table:table-cell table:style-name="Default" office:value-type="float" office:value="-0.00000346978049492463" calcext:value-type="float">
            <text:p>-3.46978049492463E-006</text:p>
          </table:table-cell>
          <table:table-cell table:style-name="Default" office:value-type="float" office:value="-0.000000376008330249533" calcext:value-type="float">
            <text:p>-0.000000376</text:p>
          </table:table-cell>
          <table:table-cell table:style-name="Default" office:value-type="float" office:value="0.134684324264526" calcext:value-type="float">
            <text:p>0.134684324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27338791" calcext:value-type="float">
            <text:p>-0.0025758073</text:p>
          </table:table-cell>
          <table:table-cell table:style-name="Default" office:value-type="float" office:value="0.0684204250574112" calcext:value-type="float">
            <text:p>0.0684204251</text:p>
          </table:table-cell>
          <table:table-cell table:style-name="Default" office:value-type="float" office:value="0.000000115483999252319" calcext:value-type="float">
            <text:p>1.15483999252319E-007</text:p>
          </table:table-cell>
          <table:table-cell table:style-name="Default" office:value-type="float" office:value="-0.00000222309154196409" calcext:value-type="float">
            <text:p>-2.22309154196409E-006</text:p>
          </table:table-cell>
          <table:table-cell table:style-name="Default" office:value-type="float" office:value="-0.000000241242872789371" calcext:value-type="float">
            <text:p>-2.41242872789371E-007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424658954" calcext:value-type="float">
            <text:p>-0.0025758042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17508864402771" calcext:value-type="float">
            <text:p>1.7508864402771E-007</text:p>
          </table:table-cell>
          <table:table-cell table:style-name="Default" office:value-type="float" office:value="-0.00000113570263238216" calcext:value-type="float">
            <text:p>-1.13570263238216E-006</text:p>
          </table:table-cell>
          <table:table-cell table:style-name="Default" office:value-type="float" office:value="-0.000000124371439369497" calcext:value-type="float">
            <text:p>-1.24371439369497E-007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517791212" calcext:value-type="float">
            <text:p>-0.0025758052</text:p>
          </table:table-cell>
          <table:table-cell table:style-name="Default" office:value-type="float" office:value="0.0684204176068306" calcext:value-type="float">
            <text:p>0.0684204176</text:p>
          </table:table-cell>
          <table:table-cell table:style-name="Default" office:value-type="float" office:value="0.000000201165676116943" calcext:value-type="float">
            <text:p>2.01165676116943E-007</text:p>
          </table:table-cell>
          <table:table-cell table:style-name="Default" office:value-type="float" office:value="-0.000000909290861272893" calcext:value-type="float">
            <text:p>-9.09290861272893E-007</text:p>
          </table:table-cell>
          <table:table-cell table:style-name="Default" office:value-type="float" office:value="-0.0000000993355513401184" calcext:value-type="float">
            <text:p>-9.93355513401184E-008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843754113" calcext:value-type="float">
            <text:p>-0.0025758084</text:p>
          </table:table-cell>
          <table:table-cell table:style-name="Default" office:value-type="float" office:value="0.0684204176068306" calcext:value-type="float">
            <text:p>0.0684204176</text:p>
          </table:table-cell>
          <table:table-cell table:style-name="Default" office:value-type="float" office:value="0.000000204890966415405" calcext:value-type="float">
            <text:p>2.04890966415405E-007</text:p>
          </table:table-cell>
          <table:table-cell table:style-name="Default" office:value-type="float" office:value="-0.000000579541847400833" calcext:value-type="float">
            <text:p>-5.79541847400833E-007</text:p>
          </table:table-cell>
          <table:table-cell table:style-name="Default" office:value-type="float" office:value="-0.0000000645930740006406" calcext:value-type="float">
            <text:p>-6.45930740006406E-008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075412989" calcext:value-type="float">
            <text:p>-0.0025758008</text:p>
          </table:table-cell>
          <table:table-cell table:style-name="Default" office:value-type="float" office:value="0.0684204027056694" calcext:value-type="float">
            <text:p>0.0684204027</text:p>
          </table:table-cell>
          <table:table-cell table:style-name="Default" office:value-type="float" office:value="0.000000242143869400024" calcext:value-type="float">
            <text:p>2.42143869400024E-007</text:p>
          </table:table-cell>
          <table:table-cell table:style-name="Default" office:value-type="float" office:value="-0.00000036878972764498" calcext:value-type="float">
            <text:p>-3.6878972764498E-007</text:p>
          </table:table-cell>
          <table:table-cell table:style-name="Default" office:value-type="float" office:value="-0.0000000432272919681509" calcext:value-type="float">
            <text:p>-4.32272919681509E-008</text:p>
          </table:table-cell>
          <table:table-cell table:style-name="Default" office:value-type="float" office:value="0.134684324264526" calcext:value-type="float">
            <text:p>0.134684324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40137589" calcext:value-type="float">
            <text:p>-0.002575804</text:p>
          </table:table-cell>
          <table:table-cell table:style-name="Default" office:value-type="float" office:value="0.0684203878045082" calcext:value-type="float">
            <text:p>0.0684203878</text:p>
          </table:table-cell>
          <table:table-cell table:style-name="Default" office:value-type="float" office:value="0.000000242143869400024" calcext:value-type="float">
            <text:p>2.42143869400024E-007</text:p>
          </table:table-cell>
          <table:table-cell table:style-name="Default" office:value-type="float" office:value="-0.0000002977090218792" calcext:value-type="float">
            <text:p>-2.977090218792E-007</text:p>
          </table:table-cell>
          <table:table-cell table:style-name="Default" office:value-type="float" office:value="-0.0000000348215571932542" calcext:value-type="float">
            <text:p>-3.48215571932542E-008</text:p>
          </table:table-cell>
          <table:table-cell table:style-name="Default" office:value-type="float" office:value="0.134684354066849" calcext:value-type="float">
            <text:p>0.134684354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517791212" calcext:value-type="float">
            <text:p>-0.0025758052</text:p>
          </table:table-cell>
          <table:table-cell table:style-name="Default" office:value-type="float" office:value="0.0684203952550888" calcext:value-type="float">
            <text:p>0.0684203953</text:p>
          </table:table-cell>
          <table:table-cell table:style-name="Default" office:value-type="float" office:value="0.000000242143869400024" calcext:value-type="float">
            <text:p>2.42143869400024E-007</text:p>
          </table:table-cell>
          <table:table-cell table:style-name="Default" office:value-type="float" office:value="-0.000000194010567611258" calcext:value-type="float">
            <text:p>-0.000000194</text:p>
          </table:table-cell>
          <table:table-cell table:style-name="Default" office:value-type="float" office:value="-0.0000000228148202552347" calcext:value-type="float">
            <text:p>-2.28148202552347E-008</text:p>
          </table:table-cell>
          <table:table-cell table:style-name="Default" office:value-type="float" office:value="0.134684398770332" calcext:value-type="float">
            <text:p>0.134684398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424658954" calcext:value-type="float">
            <text:p>-0.0025758042</text:p>
          </table:table-cell>
          <table:table-cell table:style-name="Default" office:value-type="float" office:value="0.0684204027056694" calcext:value-type="float">
            <text:p>0.0684204027</text:p>
          </table:table-cell>
          <table:table-cell table:style-name="Default" office:value-type="float" office:value="0.000000234693288803101" calcext:value-type="float">
            <text:p>2.34693288803101E-007</text:p>
          </table:table-cell>
          <table:table-cell table:style-name="Default" office:value-type="float" office:value="-0.000000100162566241124" calcext:value-type="float">
            <text:p>-1.00162566241124E-007</text:p>
          </table:table-cell>
          <table:table-cell table:style-name="Default" office:value-type="float" office:value="-0.0000000135043736193552" calcext:value-type="float">
            <text:p>-1.35043736193552E-008</text:p>
          </table:table-cell>
          <table:table-cell table:style-name="Default" office:value-type="float" office:value="0.134684339165688" calcext:value-type="float">
            <text:p>0.134684339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494508147" calcext:value-type="float">
            <text:p>-0.0025758049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34693288803101" calcext:value-type="float">
            <text:p>2.34693288803101E-007</text:p>
          </table:table-cell>
          <table:table-cell table:style-name="Default" office:value-type="float" office:value="-0.0000000809671760748643" calcext:value-type="float">
            <text:p>-0.000000081</text:p>
          </table:table-cell>
          <table:table-cell table:style-name="Default" office:value-type="float" office:value="-0.0000000113320215433532" calcext:value-type="float">
            <text:p>-1.13320215433532E-008</text:p>
          </table:table-cell>
          <table:table-cell table:style-name="Default" office:value-type="float" office:value="0.134684339165688" calcext:value-type="float">
            <text:p>0.134684339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56435734" calcext:value-type="float">
            <text:p>-0.0025758056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34693288803101" calcext:value-type="float">
            <text:p>2.34693288803101E-007</text:p>
          </table:table-cell>
          <table:table-cell table:style-name="Default" office:value-type="float" office:value="-0.0000000540503251045266" calcext:value-type="float">
            <text:p>-5.40503251045266E-008</text:p>
          </table:table-cell>
          <table:table-cell table:style-name="Default" office:value-type="float" office:value="-0.00000000801471244926688" calcext:value-type="float">
            <text:p>-0.000000008</text:p>
          </table:table-cell>
          <table:table-cell table:style-name="Default" office:value-type="float" office:value="0.134684354066849" calcext:value-type="float">
            <text:p>0.134684354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57489598" calcext:value-type="float">
            <text:p>-0.0025758066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463288429841668" calcext:value-type="float">
            <text:p>-4.63288429841668E-008</text:p>
          </table:table-cell>
          <table:table-cell table:style-name="Default" office:value-type="float" office:value="-0.00000000686975232255804" calcext:value-type="float">
            <text:p>-6.86975232255804E-009</text:p>
          </table:table-cell>
          <table:table-cell table:style-name="Default" office:value-type="float" office:value="0.134684354066849" calcext:value-type="float">
            <text:p>0.134684354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587640405" calcext:value-type="float">
            <text:p>-0.0025758059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386434741983521" calcext:value-type="float">
            <text:p>-3.86434741983521E-008</text:p>
          </table:table-cell>
          <table:table-cell table:style-name="Default" office:value-type="float" office:value="-0.00000000595480864618025" calcext:value-type="float">
            <text:p>-0.000000006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80772662" calcext:value-type="float">
            <text:p>-0.0025758068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289735790914847" calcext:value-type="float">
            <text:p>-0.000000029</text:p>
          </table:table-cell>
          <table:table-cell table:style-name="Default" office:value-type="float" office:value="-0.00000000440860281614164" calcext:value-type="float">
            <text:p>-4.40860281614164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04055727" calcext:value-type="float">
            <text:p>-0.002575807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251489424840656" calcext:value-type="float">
            <text:p>-2.51489424840656E-008</text:p>
          </table:table-cell>
          <table:table-cell table:style-name="Default" office:value-type="float" office:value="-0.00000000406613898107366" calcext:value-type="float">
            <text:p>-4.06613898107366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04055727" calcext:value-type="float">
            <text:p>-0.002575807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212521058529092" calcext:value-type="float">
            <text:p>-2.12521058529092E-008</text:p>
          </table:table-cell>
          <table:table-cell table:style-name="Default" office:value-type="float" office:value="-0.00000000326364402170043" calcext:value-type="float">
            <text:p>-3.26364402170043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9339788437378" calcext:value-type="float">
            <text:p>-1.9339788437378E-008</text:p>
          </table:table-cell>
          <table:table-cell table:style-name="Default" office:value-type="float" office:value="-0.00000000309241166007723" calcext:value-type="float">
            <text:p>-3.09241166007723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5151482772453" calcext:value-type="float">
            <text:p>-1.55151482772453E-008</text:p>
          </table:table-cell>
          <table:table-cell table:style-name="Default" office:value-type="float" office:value="-0.00000000274994782500926" calcext:value-type="float">
            <text:p>-2.74994782500926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04055727" calcext:value-type="float">
            <text:p>-0.002575807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429500298647" calcext:value-type="float">
            <text:p>-1.54429500298647E-008</text:p>
          </table:table-cell>
          <table:table-cell table:style-name="Default" office:value-type="float" office:value="-0.00000000228991714479321" calcext:value-type="float">
            <text:p>-2.28991714479321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04055727" calcext:value-type="float">
            <text:p>-0.002575807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 table:number-rows-repeated="48">
          <table:table-cell table:style-name="Default" table:number-columns-repeated="36"/>
          <table:table-cell table:number-columns-repeated="988"/>
        </table:table-row>
        <table:table-row table:style-name="ro1" table:number-rows-repeated="139">
          <table:table-cell table:style-name="Default" table:number-columns-repeated="12"/>
          <table:table-cell table:number-columns-repeated="1012"/>
        </table:table-row>
        <table:table-row table:style-name="ro1" table:number-rows-repeated="10481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os_MoCap" table:style-name="ta1">
        <table:table-column table:style-name="co4" table:number-columns-repeated="9" table:default-cell-style-name="ce2"/>
        <table:table-column table:style-name="co3" table:number-columns-repeated="1006" table:default-cell-style-name="ce2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X LLeg</text:p>
          </table:table-cell>
          <table:table-cell office:value-type="string" calcext:value-type="string">
            <text:p>Y LLeg</text:p>
          </table:table-cell>
          <table:table-cell office:value-type="string" calcext:value-type="string">
            <text:p>Z LLeg</text:p>
          </table:table-cell>
          <table:table-cell table:style-name="Default" office:value-type="string" calcext:value-type="string">
            <text:p>WX LLeg</text:p>
          </table:table-cell>
          <table:table-cell table:style-name="Default" office:value-type="string" calcext:value-type="string">
            <text:p>WY LLeg</text:p>
          </table:table-cell>
          <table:table-cell table:style-name="Default" office:value-type="string" calcext:value-type="string">
            <text:p>WZ LLeg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office:value-type="float" office:value="-0.04785" calcext:value-type="float">
            <text:p>-0.04785</text:p>
          </table:table-cell>
          <table:table-cell table:style-name="Default" office:value-type="float" office:value="0.053547" calcext:value-type="float">
            <text:p>0.053547</text:p>
          </table:table-cell>
          <table:table-cell table:style-name="Default" office:value-type="float" office:value="0.257183" calcext:value-type="float">
            <text:p>0.257183</text:p>
          </table:table-cell>
          <table:table-cell table:style-name="Default" office:value-type="float" office:value="0.004467" calcext:value-type="float">
            <text:p>0.004467</text:p>
          </table:table-cell>
          <table:table-cell table:style-name="Default" office:value-type="float" office:value="0.041743" calcext:value-type="float">
            <text:p>0.041743</text:p>
          </table:table-cell>
          <table:table-cell table:style-name="Default" office:value-type="float" office:value="-0.006902" calcext:value-type="float">
            <text:p>-0.0069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53" calcext:value-type="float">
            <text:p>-0.047853</text:p>
          </table:table-cell>
          <table:table-cell table:style-name="Default" office:value-type="float" office:value="0.05352" calcext:value-type="float">
            <text:p>0.05352</text:p>
          </table:table-cell>
          <table:table-cell table:style-name="Default" office:value-type="float" office:value="0.257196" calcext:value-type="float">
            <text:p>0.257196</text:p>
          </table:table-cell>
          <table:table-cell table:style-name="Default" office:value-type="float" office:value="0.004623" calcext:value-type="float">
            <text:p>0.004623</text:p>
          </table:table-cell>
          <table:table-cell table:style-name="Default" office:value-type="float" office:value="0.041755" calcext:value-type="float">
            <text:p>0.041755</text:p>
          </table:table-cell>
          <table:table-cell table:style-name="Default" office:value-type="float" office:value="-0.006813" calcext:value-type="float">
            <text:p>-0.00681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43" calcext:value-type="float">
            <text:p>-0.047843</text:p>
          </table:table-cell>
          <table:table-cell table:style-name="Default" office:value-type="float" office:value="0.053541" calcext:value-type="float">
            <text:p>0.053541</text:p>
          </table:table-cell>
          <table:table-cell table:style-name="Default" office:value-type="float" office:value="0.257203" calcext:value-type="float">
            <text:p>0.257203</text:p>
          </table:table-cell>
          <table:table-cell table:style-name="Default" office:value-type="float" office:value="0.004374" calcext:value-type="float">
            <text:p>0.004374</text:p>
          </table:table-cell>
          <table:table-cell table:style-name="Default" office:value-type="float" office:value="0.041759" calcext:value-type="float">
            <text:p>0.041759</text:p>
          </table:table-cell>
          <table:table-cell table:style-name="Default" office:value-type="float" office:value="-0.006847" calcext:value-type="float">
            <text:p>-0.00684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5" calcext:value-type="float">
            <text:p>-0.04785</text:p>
          </table:table-cell>
          <table:table-cell table:style-name="Default" office:value-type="float" office:value="0.053519" calcext:value-type="float">
            <text:p>0.053519</text:p>
          </table:table-cell>
          <table:table-cell table:style-name="Default" office:value-type="float" office:value="0.257216" calcext:value-type="float">
            <text:p>0.257216</text:p>
          </table:table-cell>
          <table:table-cell table:style-name="Default" office:value-type="float" office:value="0.004515" calcext:value-type="float">
            <text:p>0.004515</text:p>
          </table:table-cell>
          <table:table-cell table:style-name="Default" office:value-type="float" office:value="0.041801" calcext:value-type="float">
            <text:p>0.041801</text:p>
          </table:table-cell>
          <table:table-cell table:style-name="Default" office:value-type="float" office:value="-0.006803" calcext:value-type="float">
            <text:p>-0.00680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4" calcext:value-type="float">
            <text:p>-0.04784</text:p>
          </table:table-cell>
          <table:table-cell table:style-name="Default" office:value-type="float" office:value="0.05354" calcext:value-type="float">
            <text:p>0.05354</text:p>
          </table:table-cell>
          <table:table-cell table:style-name="Default" office:value-type="float" office:value="0.25721" calcext:value-type="float">
            <text:p>0.25721</text:p>
          </table:table-cell>
          <table:table-cell table:style-name="Default" office:value-type="float" office:value="0.004334" calcext:value-type="float">
            <text:p>0.004334</text:p>
          </table:table-cell>
          <table:table-cell table:style-name="Default" office:value-type="float" office:value="0.041788" calcext:value-type="float">
            <text:p>0.041788</text:p>
          </table:table-cell>
          <table:table-cell table:style-name="Default" office:value-type="float" office:value="-0.006837" calcext:value-type="float">
            <text:p>-0.0068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35" calcext:value-type="float">
            <text:p>-0.047835</text:p>
          </table:table-cell>
          <table:table-cell table:style-name="Default" office:value-type="float" office:value="0.053545" calcext:value-type="float">
            <text:p>0.053545</text:p>
          </table:table-cell>
          <table:table-cell table:style-name="Default" office:value-type="float" office:value="0.257205" calcext:value-type="float">
            <text:p>0.257205</text:p>
          </table:table-cell>
          <table:table-cell table:style-name="Default" office:value-type="float" office:value="0.004334" calcext:value-type="float">
            <text:p>0.004334</text:p>
          </table:table-cell>
          <table:table-cell table:style-name="Default" office:value-type="float" office:value="0.041792" calcext:value-type="float">
            <text:p>0.041792</text:p>
          </table:table-cell>
          <table:table-cell table:style-name="Default" office:value-type="float" office:value="-0.006804" calcext:value-type="float">
            <text:p>-0.00680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45" calcext:value-type="float">
            <text:p>-0.047845</text:p>
          </table:table-cell>
          <table:table-cell table:style-name="Default" office:value-type="float" office:value="0.053516" calcext:value-type="float">
            <text:p>0.053516</text:p>
          </table:table-cell>
          <table:table-cell table:style-name="Default" office:value-type="float" office:value="0.257215" calcext:value-type="float">
            <text:p>0.257215</text:p>
          </table:table-cell>
          <table:table-cell table:style-name="Default" office:value-type="float" office:value="0.004612" calcext:value-type="float">
            <text:p>0.004612</text:p>
          </table:table-cell>
          <table:table-cell table:style-name="Default" office:value-type="float" office:value="0.041776" calcext:value-type="float">
            <text:p>0.041776</text:p>
          </table:table-cell>
          <table:table-cell table:style-name="Default" office:value-type="float" office:value="-0.006728" calcext:value-type="float">
            <text:p>-0.00672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42" calcext:value-type="float">
            <text:p>-0.047842</text:p>
          </table:table-cell>
          <table:table-cell table:style-name="Default" office:value-type="float" office:value="0.053512" calcext:value-type="float">
            <text:p>0.053512</text:p>
          </table:table-cell>
          <table:table-cell table:style-name="Default" office:value-type="float" office:value="0.257215" calcext:value-type="float">
            <text:p>0.257215</text:p>
          </table:table-cell>
          <table:table-cell table:style-name="Default" office:value-type="float" office:value="0.004601" calcext:value-type="float">
            <text:p>0.004601</text:p>
          </table:table-cell>
          <table:table-cell table:style-name="Default" office:value-type="float" office:value="0.041768" calcext:value-type="float">
            <text:p>0.041768</text:p>
          </table:table-cell>
          <table:table-cell table:style-name="Default" office:value-type="float" office:value="-0.006722" calcext:value-type="float">
            <text:p>-0.00672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41" calcext:value-type="float">
            <text:p>-0.047841</text:p>
          </table:table-cell>
          <table:table-cell table:style-name="Default" office:value-type="float" office:value="0.05351" calcext:value-type="float">
            <text:p>0.05351</text:p>
          </table:table-cell>
          <table:table-cell table:style-name="Default" office:value-type="float" office:value="0.257209" calcext:value-type="float">
            <text:p>0.257209</text:p>
          </table:table-cell>
          <table:table-cell table:style-name="Default" office:value-type="float" office:value="0.004576" calcext:value-type="float">
            <text:p>0.004576</text:p>
          </table:table-cell>
          <table:table-cell table:style-name="Default" office:value-type="float" office:value="0.041697" calcext:value-type="float">
            <text:p>0.041697</text:p>
          </table:table-cell>
          <table:table-cell table:style-name="Default" office:value-type="float" office:value="-0.006695" calcext:value-type="float">
            <text:p>-0.00669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21" calcext:value-type="float">
            <text:p>-0.047821</text:p>
          </table:table-cell>
          <table:table-cell table:style-name="Default" office:value-type="float" office:value="0.053536" calcext:value-type="float">
            <text:p>0.053536</text:p>
          </table:table-cell>
          <table:table-cell table:style-name="Default" office:value-type="float" office:value="0.257204" calcext:value-type="float">
            <text:p>0.257204</text:p>
          </table:table-cell>
          <table:table-cell table:style-name="Default" office:value-type="float" office:value="0.004359" calcext:value-type="float">
            <text:p>0.004359</text:p>
          </table:table-cell>
          <table:table-cell table:style-name="Default" office:value-type="float" office:value="0.041782" calcext:value-type="float">
            <text:p>0.041782</text:p>
          </table:table-cell>
          <table:table-cell table:style-name="Default" office:value-type="float" office:value="-0.006778" calcext:value-type="float">
            <text:p>-0.00677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38" calcext:value-type="float">
            <text:p>-0.047838</text:p>
          </table:table-cell>
          <table:table-cell table:style-name="Default" office:value-type="float" office:value="0.053512" calcext:value-type="float">
            <text:p>0.053512</text:p>
          </table:table-cell>
          <table:table-cell table:style-name="Default" office:value-type="float" office:value="0.25721" calcext:value-type="float">
            <text:p>0.25721</text:p>
          </table:table-cell>
          <table:table-cell table:style-name="Default" office:value-type="float" office:value="0.004621" calcext:value-type="float">
            <text:p>0.004621</text:p>
          </table:table-cell>
          <table:table-cell table:style-name="Default" office:value-type="float" office:value="0.041681" calcext:value-type="float">
            <text:p>0.041681</text:p>
          </table:table-cell>
          <table:table-cell table:style-name="Default" office:value-type="float" office:value="-0.006677" calcext:value-type="float">
            <text:p>-0.00667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29" calcext:value-type="float">
            <text:p>-0.047829</text:p>
          </table:table-cell>
          <table:table-cell table:style-name="Default" office:value-type="float" office:value="0.053508" calcext:value-type="float">
            <text:p>0.053508</text:p>
          </table:table-cell>
          <table:table-cell table:style-name="Default" office:value-type="float" office:value="0.257217" calcext:value-type="float">
            <text:p>0.257217</text:p>
          </table:table-cell>
          <table:table-cell table:style-name="Default" office:value-type="float" office:value="0.004627" calcext:value-type="float">
            <text:p>0.004627</text:p>
          </table:table-cell>
          <table:table-cell table:style-name="Default" office:value-type="float" office:value="0.041742" calcext:value-type="float">
            <text:p>0.041742</text:p>
          </table:table-cell>
          <table:table-cell table:style-name="Default" office:value-type="float" office:value="-0.006696" calcext:value-type="float">
            <text:p>-0.0066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27" calcext:value-type="float">
            <text:p>-0.047827</text:p>
          </table:table-cell>
          <table:table-cell table:style-name="Default" office:value-type="float" office:value="0.053531" calcext:value-type="float">
            <text:p>0.053531</text:p>
          </table:table-cell>
          <table:table-cell table:style-name="Default" office:value-type="float" office:value="0.257215" calcext:value-type="float">
            <text:p>0.257215</text:p>
          </table:table-cell>
          <table:table-cell table:style-name="Default" office:value-type="float" office:value="0.00441" calcext:value-type="float">
            <text:p>0.00441</text:p>
          </table:table-cell>
          <table:table-cell table:style-name="Default" office:value-type="float" office:value="0.041723" calcext:value-type="float">
            <text:p>0.041723</text:p>
          </table:table-cell>
          <table:table-cell table:style-name="Default" office:value-type="float" office:value="-0.006739" calcext:value-type="float">
            <text:p>-0.00673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25" calcext:value-type="float">
            <text:p>-0.047825</text:p>
          </table:table-cell>
          <table:table-cell table:style-name="Default" office:value-type="float" office:value="0.05353" calcext:value-type="float">
            <text:p>0.05353</text:p>
          </table:table-cell>
          <table:table-cell table:style-name="Default" office:value-type="float" office:value="0.257214" calcext:value-type="float">
            <text:p>0.257214</text:p>
          </table:table-cell>
          <table:table-cell table:style-name="Default" office:value-type="float" office:value="0.004317" calcext:value-type="float">
            <text:p>0.004317</text:p>
          </table:table-cell>
          <table:table-cell table:style-name="Default" office:value-type="float" office:value="0.041731" calcext:value-type="float">
            <text:p>0.041731</text:p>
          </table:table-cell>
          <table:table-cell table:style-name="Default" office:value-type="float" office:value="-0.006725" calcext:value-type="float">
            <text:p>-0.00672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23" calcext:value-type="float">
            <text:p>-0.047823</text:p>
          </table:table-cell>
          <table:table-cell table:style-name="Default" office:value-type="float" office:value="0.053529" calcext:value-type="float">
            <text:p>0.053529</text:p>
          </table:table-cell>
          <table:table-cell table:style-name="Default" office:value-type="float" office:value="0.257218" calcext:value-type="float">
            <text:p>0.257218</text:p>
          </table:table-cell>
          <table:table-cell table:style-name="Default" office:value-type="float" office:value="0.004364" calcext:value-type="float">
            <text:p>0.004364</text:p>
          </table:table-cell>
          <table:table-cell table:style-name="Default" office:value-type="float" office:value="0.041766" calcext:value-type="float">
            <text:p>0.041766</text:p>
          </table:table-cell>
          <table:table-cell table:style-name="Default" office:value-type="float" office:value="-0.006775" calcext:value-type="float">
            <text:p>-0.00677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2" calcext:value-type="float">
            <text:p>-0.04782</text:p>
          </table:table-cell>
          <table:table-cell table:style-name="Default" office:value-type="float" office:value="0.053526" calcext:value-type="float">
            <text:p>0.053526</text:p>
          </table:table-cell>
          <table:table-cell table:style-name="Default" office:value-type="float" office:value="0.257215" calcext:value-type="float">
            <text:p>0.257215</text:p>
          </table:table-cell>
          <table:table-cell table:style-name="Default" office:value-type="float" office:value="0.004307" calcext:value-type="float">
            <text:p>0.004307</text:p>
          </table:table-cell>
          <table:table-cell table:style-name="Default" office:value-type="float" office:value="0.041749" calcext:value-type="float">
            <text:p>0.041749</text:p>
          </table:table-cell>
          <table:table-cell table:style-name="Default" office:value-type="float" office:value="-0.006746" calcext:value-type="float">
            <text:p>-0.0067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19" calcext:value-type="float">
            <text:p>-0.047819</text:p>
          </table:table-cell>
          <table:table-cell table:style-name="Default" office:value-type="float" office:value="0.053526" calcext:value-type="float">
            <text:p>0.053526</text:p>
          </table:table-cell>
          <table:table-cell table:style-name="Default" office:value-type="float" office:value="0.257216" calcext:value-type="float">
            <text:p>0.257216</text:p>
          </table:table-cell>
          <table:table-cell table:style-name="Default" office:value-type="float" office:value="0.004397" calcext:value-type="float">
            <text:p>0.004397</text:p>
          </table:table-cell>
          <table:table-cell table:style-name="Default" office:value-type="float" office:value="0.041726" calcext:value-type="float">
            <text:p>0.041726</text:p>
          </table:table-cell>
          <table:table-cell table:style-name="Default" office:value-type="float" office:value="-0.006742" calcext:value-type="float">
            <text:p>-0.0067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23" calcext:value-type="float">
            <text:p>-0.047823</text:p>
          </table:table-cell>
          <table:table-cell table:style-name="Default" office:value-type="float" office:value="0.053526" calcext:value-type="float">
            <text:p>0.053526</text:p>
          </table:table-cell>
          <table:table-cell table:style-name="Default" office:value-type="float" office:value="0.257223" calcext:value-type="float">
            <text:p>0.257223</text:p>
          </table:table-cell>
          <table:table-cell table:style-name="Default" office:value-type="float" office:value="0.004302" calcext:value-type="float">
            <text:p>0.004302</text:p>
          </table:table-cell>
          <table:table-cell table:style-name="Default" office:value-type="float" office:value="0.041764" calcext:value-type="float">
            <text:p>0.041764</text:p>
          </table:table-cell>
          <table:table-cell table:style-name="Default" office:value-type="float" office:value="-0.006774" calcext:value-type="float">
            <text:p>-0.00677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37" calcext:value-type="float">
            <text:p>-0.047837</text:p>
          </table:table-cell>
          <table:table-cell table:style-name="Default" office:value-type="float" office:value="0.053495" calcext:value-type="float">
            <text:p>0.053495</text:p>
          </table:table-cell>
          <table:table-cell table:style-name="Default" office:value-type="float" office:value="0.257232" calcext:value-type="float">
            <text:p>0.257232</text:p>
          </table:table-cell>
          <table:table-cell table:style-name="Default" office:value-type="float" office:value="0.004508" calcext:value-type="float">
            <text:p>0.004508</text:p>
          </table:table-cell>
          <table:table-cell table:style-name="Default" office:value-type="float" office:value="0.041714" calcext:value-type="float">
            <text:p>0.041714</text:p>
          </table:table-cell>
          <table:table-cell table:style-name="Default" office:value-type="float" office:value="-0.006727" calcext:value-type="float">
            <text:p>-0.00672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31" calcext:value-type="float">
            <text:p>-0.047831</text:p>
          </table:table-cell>
          <table:table-cell table:style-name="Default" office:value-type="float" office:value="0.053526" calcext:value-type="float">
            <text:p>0.053526</text:p>
          </table:table-cell>
          <table:table-cell table:style-name="Default" office:value-type="float" office:value="0.257218" calcext:value-type="float">
            <text:p>0.257218</text:p>
          </table:table-cell>
          <table:table-cell table:style-name="Default" office:value-type="float" office:value="0.004266" calcext:value-type="float">
            <text:p>0.004266</text:p>
          </table:table-cell>
          <table:table-cell table:style-name="Default" office:value-type="float" office:value="0.041732" calcext:value-type="float">
            <text:p>0.041732</text:p>
          </table:table-cell>
          <table:table-cell table:style-name="Default" office:value-type="float" office:value="-0.006791" calcext:value-type="float">
            <text:p>-0.00679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31" calcext:value-type="float">
            <text:p>-0.047831</text:p>
          </table:table-cell>
          <table:table-cell table:style-name="Default" office:value-type="float" office:value="0.053527" calcext:value-type="float">
            <text:p>0.053527</text:p>
          </table:table-cell>
          <table:table-cell table:style-name="Default" office:value-type="float" office:value="0.25722" calcext:value-type="float">
            <text:p>0.25722</text:p>
          </table:table-cell>
          <table:table-cell table:style-name="Default" office:value-type="float" office:value="0.004276" calcext:value-type="float">
            <text:p>0.004276</text:p>
          </table:table-cell>
          <table:table-cell table:style-name="Default" office:value-type="float" office:value="0.041738" calcext:value-type="float">
            <text:p>0.041738</text:p>
          </table:table-cell>
          <table:table-cell table:style-name="Default" office:value-type="float" office:value="-0.006794" calcext:value-type="float">
            <text:p>-0.0067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31" calcext:value-type="float">
            <text:p>-0.047831</text:p>
          </table:table-cell>
          <table:table-cell table:style-name="Default" office:value-type="float" office:value="0.053525" calcext:value-type="float">
            <text:p>0.053525</text:p>
          </table:table-cell>
          <table:table-cell table:style-name="Default" office:value-type="float" office:value="0.257225" calcext:value-type="float">
            <text:p>0.257225</text:p>
          </table:table-cell>
          <table:table-cell table:style-name="Default" office:value-type="float" office:value="0.004236" calcext:value-type="float">
            <text:p>0.004236</text:p>
          </table:table-cell>
          <table:table-cell table:style-name="Default" office:value-type="float" office:value="0.041778" calcext:value-type="float">
            <text:p>0.041778</text:p>
          </table:table-cell>
          <table:table-cell table:style-name="Default" office:value-type="float" office:value="-0.006787" calcext:value-type="float">
            <text:p>-0.0067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36" calcext:value-type="float">
            <text:p>-0.047836</text:p>
          </table:table-cell>
          <table:table-cell table:style-name="Default" office:value-type="float" office:value="0.053526" calcext:value-type="float">
            <text:p>0.053526</text:p>
          </table:table-cell>
          <table:table-cell table:style-name="Default" office:value-type="float" office:value="0.257221" calcext:value-type="float">
            <text:p>0.257221</text:p>
          </table:table-cell>
          <table:table-cell table:style-name="Default" office:value-type="float" office:value="0.004173" calcext:value-type="float">
            <text:p>0.004173</text:p>
          </table:table-cell>
          <table:table-cell table:style-name="Default" office:value-type="float" office:value="0.041755" calcext:value-type="float">
            <text:p>0.041755</text:p>
          </table:table-cell>
          <table:table-cell table:style-name="Default" office:value-type="float" office:value="-0.006826" calcext:value-type="float">
            <text:p>-0.00682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37" calcext:value-type="float">
            <text:p>-0.047837</text:p>
          </table:table-cell>
          <table:table-cell table:style-name="Default" office:value-type="float" office:value="0.053525" calcext:value-type="float">
            <text:p>0.053525</text:p>
          </table:table-cell>
          <table:table-cell table:style-name="Default" office:value-type="float" office:value="0.25722" calcext:value-type="float">
            <text:p>0.25722</text:p>
          </table:table-cell>
          <table:table-cell table:style-name="Default" office:value-type="float" office:value="0.004279" calcext:value-type="float">
            <text:p>0.004279</text:p>
          </table:table-cell>
          <table:table-cell table:style-name="Default" office:value-type="float" office:value="0.041777" calcext:value-type="float">
            <text:p>0.041777</text:p>
          </table:table-cell>
          <table:table-cell table:style-name="Default" office:value-type="float" office:value="-0.006844" calcext:value-type="float">
            <text:p>-0.00684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39" calcext:value-type="float">
            <text:p>-0.047839</text:p>
          </table:table-cell>
          <table:table-cell table:style-name="Default" office:value-type="float" office:value="0.053533" calcext:value-type="float">
            <text:p>0.053533</text:p>
          </table:table-cell>
          <table:table-cell table:style-name="Default" office:value-type="float" office:value="0.257226" calcext:value-type="float">
            <text:p>0.257226</text:p>
          </table:table-cell>
          <table:table-cell table:style-name="Default" office:value-type="float" office:value="0.004252" calcext:value-type="float">
            <text:p>0.004252</text:p>
          </table:table-cell>
          <table:table-cell table:style-name="Default" office:value-type="float" office:value="0.041776" calcext:value-type="float">
            <text:p>0.041776</text:p>
          </table:table-cell>
          <table:table-cell table:style-name="Default" office:value-type="float" office:value="-0.006847" calcext:value-type="float">
            <text:p>-0.00684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41" calcext:value-type="float">
            <text:p>-0.047841</text:p>
          </table:table-cell>
          <table:table-cell table:style-name="Default" office:value-type="float" office:value="0.053529" calcext:value-type="float">
            <text:p>0.053529</text:p>
          </table:table-cell>
          <table:table-cell table:style-name="Default" office:value-type="float" office:value="0.257212" calcext:value-type="float">
            <text:p>0.257212</text:p>
          </table:table-cell>
          <table:table-cell table:style-name="Default" office:value-type="float" office:value="0.004283" calcext:value-type="float">
            <text:p>0.004283</text:p>
          </table:table-cell>
          <table:table-cell table:style-name="Default" office:value-type="float" office:value="0.041763" calcext:value-type="float">
            <text:p>0.041763</text:p>
          </table:table-cell>
          <table:table-cell table:style-name="Default" office:value-type="float" office:value="-0.006833" calcext:value-type="float">
            <text:p>-0.00683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41" calcext:value-type="float">
            <text:p>-0.047841</text:p>
          </table:table-cell>
          <table:table-cell table:style-name="Default" office:value-type="float" office:value="0.053532" calcext:value-type="float">
            <text:p>0.053532</text:p>
          </table:table-cell>
          <table:table-cell table:style-name="Default" office:value-type="float" office:value="0.257211" calcext:value-type="float">
            <text:p>0.257211</text:p>
          </table:table-cell>
          <table:table-cell table:style-name="Default" office:value-type="float" office:value="0.004264" calcext:value-type="float">
            <text:p>0.004264</text:p>
          </table:table-cell>
          <table:table-cell table:style-name="Default" office:value-type="float" office:value="0.041746" calcext:value-type="float">
            <text:p>0.041746</text:p>
          </table:table-cell>
          <table:table-cell table:style-name="Default" office:value-type="float" office:value="-0.00685" calcext:value-type="float">
            <text:p>-0.0068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38" calcext:value-type="float">
            <text:p>-0.047838</text:p>
          </table:table-cell>
          <table:table-cell table:style-name="Default" office:value-type="float" office:value="0.053529" calcext:value-type="float">
            <text:p>0.053529</text:p>
          </table:table-cell>
          <table:table-cell table:style-name="Default" office:value-type="float" office:value="0.257218" calcext:value-type="float">
            <text:p>0.257218</text:p>
          </table:table-cell>
          <table:table-cell table:style-name="Default" office:value-type="float" office:value="0.004297" calcext:value-type="float">
            <text:p>0.004297</text:p>
          </table:table-cell>
          <table:table-cell table:style-name="Default" office:value-type="float" office:value="0.04174" calcext:value-type="float">
            <text:p>0.04174</text:p>
          </table:table-cell>
          <table:table-cell table:style-name="Default" office:value-type="float" office:value="-0.006849" calcext:value-type="float">
            <text:p>-0.0068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33" calcext:value-type="float">
            <text:p>-0.047833</text:p>
          </table:table-cell>
          <table:table-cell table:style-name="Default" office:value-type="float" office:value="0.053532" calcext:value-type="float">
            <text:p>0.053532</text:p>
          </table:table-cell>
          <table:table-cell table:style-name="Default" office:value-type="float" office:value="0.257223" calcext:value-type="float">
            <text:p>0.257223</text:p>
          </table:table-cell>
          <table:table-cell table:style-name="Default" office:value-type="float" office:value="0.004223" calcext:value-type="float">
            <text:p>0.004223</text:p>
          </table:table-cell>
          <table:table-cell table:style-name="Default" office:value-type="float" office:value="0.041739" calcext:value-type="float">
            <text:p>0.041739</text:p>
          </table:table-cell>
          <table:table-cell table:style-name="Default" office:value-type="float" office:value="-0.006841" calcext:value-type="float">
            <text:p>-0.0068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41" calcext:value-type="float">
            <text:p>-0.047841</text:p>
          </table:table-cell>
          <table:table-cell table:style-name="Default" office:value-type="float" office:value="0.053505" calcext:value-type="float">
            <text:p>0.053505</text:p>
          </table:table-cell>
          <table:table-cell table:style-name="Default" office:value-type="float" office:value="0.257221" calcext:value-type="float">
            <text:p>0.257221</text:p>
          </table:table-cell>
          <table:table-cell table:style-name="Default" office:value-type="float" office:value="0.004479" calcext:value-type="float">
            <text:p>0.004479</text:p>
          </table:table-cell>
          <table:table-cell table:style-name="Default" office:value-type="float" office:value="0.041717" calcext:value-type="float">
            <text:p>0.041717</text:p>
          </table:table-cell>
          <table:table-cell table:style-name="Default" office:value-type="float" office:value="-0.006769" calcext:value-type="float">
            <text:p>-0.0067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4" calcext:value-type="float">
            <text:p>-0.04784</text:p>
          </table:table-cell>
          <table:table-cell table:style-name="Default" office:value-type="float" office:value="0.053537" calcext:value-type="float">
            <text:p>0.053537</text:p>
          </table:table-cell>
          <table:table-cell table:style-name="Default" office:value-type="float" office:value="0.257218" calcext:value-type="float">
            <text:p>0.257218</text:p>
          </table:table-cell>
          <table:table-cell table:style-name="Default" office:value-type="float" office:value="0.004339" calcext:value-type="float">
            <text:p>0.004339</text:p>
          </table:table-cell>
          <table:table-cell table:style-name="Default" office:value-type="float" office:value="0.04171" calcext:value-type="float">
            <text:p>0.04171</text:p>
          </table:table-cell>
          <table:table-cell table:style-name="Default" office:value-type="float" office:value="-0.006824" calcext:value-type="float">
            <text:p>-0.00682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39" calcext:value-type="float">
            <text:p>-0.047839</text:p>
          </table:table-cell>
          <table:table-cell table:style-name="Default" office:value-type="float" office:value="0.053542" calcext:value-type="float">
            <text:p>0.053542</text:p>
          </table:table-cell>
          <table:table-cell table:style-name="Default" office:value-type="float" office:value="0.257205" calcext:value-type="float">
            <text:p>0.257205</text:p>
          </table:table-cell>
          <table:table-cell table:style-name="Default" office:value-type="float" office:value="0.004322" calcext:value-type="float">
            <text:p>0.004322</text:p>
          </table:table-cell>
          <table:table-cell table:style-name="Default" office:value-type="float" office:value="0.041695" calcext:value-type="float">
            <text:p>0.041695</text:p>
          </table:table-cell>
          <table:table-cell table:style-name="Default" office:value-type="float" office:value="-0.006861" calcext:value-type="float">
            <text:p>-0.00686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36" calcext:value-type="float">
            <text:p>-0.047836</text:p>
          </table:table-cell>
          <table:table-cell table:style-name="Default" office:value-type="float" office:value="0.053543" calcext:value-type="float">
            <text:p>0.053543</text:p>
          </table:table-cell>
          <table:table-cell table:style-name="Default" office:value-type="float" office:value="0.257202" calcext:value-type="float">
            <text:p>0.257202</text:p>
          </table:table-cell>
          <table:table-cell table:style-name="Default" office:value-type="float" office:value="0.004277" calcext:value-type="float">
            <text:p>0.004277</text:p>
          </table:table-cell>
          <table:table-cell table:style-name="Default" office:value-type="float" office:value="0.041698" calcext:value-type="float">
            <text:p>0.041698</text:p>
          </table:table-cell>
          <table:table-cell table:style-name="Default" office:value-type="float" office:value="-0.006886" calcext:value-type="float">
            <text:p>-0.0068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41" calcext:value-type="float">
            <text:p>-0.047841</text:p>
          </table:table-cell>
          <table:table-cell table:style-name="Default" office:value-type="float" office:value="0.053551" calcext:value-type="float">
            <text:p>0.053551</text:p>
          </table:table-cell>
          <table:table-cell table:style-name="Default" office:value-type="float" office:value="0.257186" calcext:value-type="float">
            <text:p>0.257186</text:p>
          </table:table-cell>
          <table:table-cell table:style-name="Default" office:value-type="float" office:value="0.004324" calcext:value-type="float">
            <text:p>0.004324</text:p>
          </table:table-cell>
          <table:table-cell table:style-name="Default" office:value-type="float" office:value="0.041612" calcext:value-type="float">
            <text:p>0.041612</text:p>
          </table:table-cell>
          <table:table-cell table:style-name="Default" office:value-type="float" office:value="-0.00688" calcext:value-type="float">
            <text:p>-0.0068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45" calcext:value-type="float">
            <text:p>-0.047845</text:p>
          </table:table-cell>
          <table:table-cell table:style-name="Default" office:value-type="float" office:value="0.05355" calcext:value-type="float">
            <text:p>0.05355</text:p>
          </table:table-cell>
          <table:table-cell table:style-name="Default" office:value-type="float" office:value="0.257183" calcext:value-type="float">
            <text:p>0.257183</text:p>
          </table:table-cell>
          <table:table-cell table:style-name="Default" office:value-type="float" office:value="0.004431" calcext:value-type="float">
            <text:p>0.004431</text:p>
          </table:table-cell>
          <table:table-cell table:style-name="Default" office:value-type="float" office:value="0.041568" calcext:value-type="float">
            <text:p>0.041568</text:p>
          </table:table-cell>
          <table:table-cell table:style-name="Default" office:value-type="float" office:value="-0.006932" calcext:value-type="float">
            <text:p>-0.0069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54" calcext:value-type="float">
            <text:p>-0.047854</text:p>
          </table:table-cell>
          <table:table-cell table:style-name="Default" office:value-type="float" office:value="0.053558" calcext:value-type="float">
            <text:p>0.053558</text:p>
          </table:table-cell>
          <table:table-cell table:style-name="Default" office:value-type="float" office:value="0.257168" calcext:value-type="float">
            <text:p>0.257168</text:p>
          </table:table-cell>
          <table:table-cell table:style-name="Default" office:value-type="float" office:value="0.004456" calcext:value-type="float">
            <text:p>0.004456</text:p>
          </table:table-cell>
          <table:table-cell table:style-name="Default" office:value-type="float" office:value="0.04155" calcext:value-type="float">
            <text:p>0.04155</text:p>
          </table:table-cell>
          <table:table-cell table:style-name="Default" office:value-type="float" office:value="-0.006921" calcext:value-type="float">
            <text:p>-0.00692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63" calcext:value-type="float">
            <text:p>-0.047863</text:p>
          </table:table-cell>
          <table:table-cell table:style-name="Default" office:value-type="float" office:value="0.053537" calcext:value-type="float">
            <text:p>0.053537</text:p>
          </table:table-cell>
          <table:table-cell table:style-name="Default" office:value-type="float" office:value="0.257155" calcext:value-type="float">
            <text:p>0.257155</text:p>
          </table:table-cell>
          <table:table-cell table:style-name="Default" office:value-type="float" office:value="0.004683" calcext:value-type="float">
            <text:p>0.004683</text:p>
          </table:table-cell>
          <table:table-cell table:style-name="Default" office:value-type="float" office:value="0.041489" calcext:value-type="float">
            <text:p>0.041489</text:p>
          </table:table-cell>
          <table:table-cell table:style-name="Default" office:value-type="float" office:value="-0.006893" calcext:value-type="float">
            <text:p>-0.00689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63" calcext:value-type="float">
            <text:p>-0.047863</text:p>
          </table:table-cell>
          <table:table-cell table:style-name="Default" office:value-type="float" office:value="0.053571" calcext:value-type="float">
            <text:p>0.053571</text:p>
          </table:table-cell>
          <table:table-cell table:style-name="Default" office:value-type="float" office:value="0.257142" calcext:value-type="float">
            <text:p>0.257142</text:p>
          </table:table-cell>
          <table:table-cell table:style-name="Default" office:value-type="float" office:value="0.004517" calcext:value-type="float">
            <text:p>0.004517</text:p>
          </table:table-cell>
          <table:table-cell table:style-name="Default" office:value-type="float" office:value="0.041437" calcext:value-type="float">
            <text:p>0.041437</text:p>
          </table:table-cell>
          <table:table-cell table:style-name="Default" office:value-type="float" office:value="-0.006988" calcext:value-type="float">
            <text:p>-0.00698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69" calcext:value-type="float">
            <text:p>-0.047869</text:p>
          </table:table-cell>
          <table:table-cell table:style-name="Default" office:value-type="float" office:value="0.053568" calcext:value-type="float">
            <text:p>0.053568</text:p>
          </table:table-cell>
          <table:table-cell table:style-name="Default" office:value-type="float" office:value="0.257134" calcext:value-type="float">
            <text:p>0.257134</text:p>
          </table:table-cell>
          <table:table-cell table:style-name="Default" office:value-type="float" office:value="0.004475" calcext:value-type="float">
            <text:p>0.004475</text:p>
          </table:table-cell>
          <table:table-cell table:style-name="Default" office:value-type="float" office:value="0.041436" calcext:value-type="float">
            <text:p>0.041436</text:p>
          </table:table-cell>
          <table:table-cell table:style-name="Default" office:value-type="float" office:value="-0.007043" calcext:value-type="float">
            <text:p>-0.00704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91" calcext:value-type="float">
            <text:p>-0.047891</text:p>
          </table:table-cell>
          <table:table-cell table:style-name="Default" office:value-type="float" office:value="0.053551" calcext:value-type="float">
            <text:p>0.053551</text:p>
          </table:table-cell>
          <table:table-cell table:style-name="Default" office:value-type="float" office:value="0.257122" calcext:value-type="float">
            <text:p>0.257122</text:p>
          </table:table-cell>
          <table:table-cell table:style-name="Default" office:value-type="float" office:value="0.004834" calcext:value-type="float">
            <text:p>0.004834</text:p>
          </table:table-cell>
          <table:table-cell table:style-name="Default" office:value-type="float" office:value="0.041351" calcext:value-type="float">
            <text:p>0.041351</text:p>
          </table:table-cell>
          <table:table-cell table:style-name="Default" office:value-type="float" office:value="-0.006997" calcext:value-type="float">
            <text:p>-0.00699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9" calcext:value-type="float">
            <text:p>-0.0479</text:p>
          </table:table-cell>
          <table:table-cell table:style-name="Default" office:value-type="float" office:value="0.053552" calcext:value-type="float">
            <text:p>0.053552</text:p>
          </table:table-cell>
          <table:table-cell table:style-name="Default" office:value-type="float" office:value="0.25711" calcext:value-type="float">
            <text:p>0.25711</text:p>
          </table:table-cell>
          <table:table-cell table:style-name="Default" office:value-type="float" office:value="0.004873" calcext:value-type="float">
            <text:p>0.004873</text:p>
          </table:table-cell>
          <table:table-cell table:style-name="Default" office:value-type="float" office:value="0.041282" calcext:value-type="float">
            <text:p>0.041282</text:p>
          </table:table-cell>
          <table:table-cell table:style-name="Default" office:value-type="float" office:value="-0.007031" calcext:value-type="float">
            <text:p>-0.0070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97" calcext:value-type="float">
            <text:p>-0.047897</text:p>
          </table:table-cell>
          <table:table-cell table:style-name="Default" office:value-type="float" office:value="0.053596" calcext:value-type="float">
            <text:p>0.053596</text:p>
          </table:table-cell>
          <table:table-cell table:style-name="Default" office:value-type="float" office:value="0.257101" calcext:value-type="float">
            <text:p>0.257101</text:p>
          </table:table-cell>
          <table:table-cell table:style-name="Default" office:value-type="float" office:value="0.004624" calcext:value-type="float">
            <text:p>0.004624</text:p>
          </table:table-cell>
          <table:table-cell table:style-name="Default" office:value-type="float" office:value="0.041268" calcext:value-type="float">
            <text:p>0.041268</text:p>
          </table:table-cell>
          <table:table-cell table:style-name="Default" office:value-type="float" office:value="-0.007188" calcext:value-type="float">
            <text:p>-0.00718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923" calcext:value-type="float">
            <text:p>-0.047923</text:p>
          </table:table-cell>
          <table:table-cell table:style-name="Default" office:value-type="float" office:value="0.053575" calcext:value-type="float">
            <text:p>0.053575</text:p>
          </table:table-cell>
          <table:table-cell table:style-name="Default" office:value-type="float" office:value="0.25709" calcext:value-type="float">
            <text:p>0.25709</text:p>
          </table:table-cell>
          <table:table-cell table:style-name="Default" office:value-type="float" office:value="0.004837" calcext:value-type="float">
            <text:p>0.004837</text:p>
          </table:table-cell>
          <table:table-cell table:style-name="Default" office:value-type="float" office:value="0.04122" calcext:value-type="float">
            <text:p>0.04122</text:p>
          </table:table-cell>
          <table:table-cell table:style-name="Default" office:value-type="float" office:value="-0.007186" calcext:value-type="float">
            <text:p>-0.0071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936" calcext:value-type="float">
            <text:p>-0.047936</text:p>
          </table:table-cell>
          <table:table-cell table:style-name="Default" office:value-type="float" office:value="0.053585" calcext:value-type="float">
            <text:p>0.053585</text:p>
          </table:table-cell>
          <table:table-cell table:style-name="Default" office:value-type="float" office:value="0.25708" calcext:value-type="float">
            <text:p>0.25708</text:p>
          </table:table-cell>
          <table:table-cell table:style-name="Default" office:value-type="float" office:value="0.004792" calcext:value-type="float">
            <text:p>0.004792</text:p>
          </table:table-cell>
          <table:table-cell table:style-name="Default" office:value-type="float" office:value="0.041121" calcext:value-type="float">
            <text:p>0.041121</text:p>
          </table:table-cell>
          <table:table-cell table:style-name="Default" office:value-type="float" office:value="-0.007283" calcext:value-type="float">
            <text:p>-0.00728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936" calcext:value-type="float">
            <text:p>-0.047936</text:p>
          </table:table-cell>
          <table:table-cell table:style-name="Default" office:value-type="float" office:value="0.05362" calcext:value-type="float">
            <text:p>0.05362</text:p>
          </table:table-cell>
          <table:table-cell table:style-name="Default" office:value-type="float" office:value="0.257061" calcext:value-type="float">
            <text:p>0.257061</text:p>
          </table:table-cell>
          <table:table-cell table:style-name="Default" office:value-type="float" office:value="0.004571" calcext:value-type="float">
            <text:p>0.004571</text:p>
          </table:table-cell>
          <table:table-cell table:style-name="Default" office:value-type="float" office:value="0.04107" calcext:value-type="float">
            <text:p>0.04107</text:p>
          </table:table-cell>
          <table:table-cell table:style-name="Default" office:value-type="float" office:value="-0.007407" calcext:value-type="float">
            <text:p>-0.00740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987" calcext:value-type="float">
            <text:p>-0.047987</text:p>
          </table:table-cell>
          <table:table-cell table:style-name="Default" office:value-type="float" office:value="0.053571" calcext:value-type="float">
            <text:p>0.053571</text:p>
          </table:table-cell>
          <table:table-cell table:style-name="Default" office:value-type="float" office:value="0.257107" calcext:value-type="float">
            <text:p>0.257107</text:p>
          </table:table-cell>
          <table:table-cell table:style-name="Default" office:value-type="float" office:value="0.004569" calcext:value-type="float">
            <text:p>0.004569</text:p>
          </table:table-cell>
          <table:table-cell table:style-name="Default" office:value-type="float" office:value="0.040612" calcext:value-type="float">
            <text:p>0.040612</text:p>
          </table:table-cell>
          <table:table-cell table:style-name="Default" office:value-type="float" office:value="-0.007407" calcext:value-type="float">
            <text:p>-0.00740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994" calcext:value-type="float">
            <text:p>-0.047994</text:p>
          </table:table-cell>
          <table:table-cell table:style-name="Default" office:value-type="float" office:value="0.053609" calcext:value-type="float">
            <text:p>0.053609</text:p>
          </table:table-cell>
          <table:table-cell table:style-name="Default" office:value-type="float" office:value="0.257093" calcext:value-type="float">
            <text:p>0.257093</text:p>
          </table:table-cell>
          <table:table-cell table:style-name="Default" office:value-type="float" office:value="0.004358" calcext:value-type="float">
            <text:p>0.004358</text:p>
          </table:table-cell>
          <table:table-cell table:style-name="Default" office:value-type="float" office:value="0.040541" calcext:value-type="float">
            <text:p>0.040541</text:p>
          </table:table-cell>
          <table:table-cell table:style-name="Default" office:value-type="float" office:value="-0.00763" calcext:value-type="float">
            <text:p>-0.0076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8012" calcext:value-type="float">
            <text:p>-0.048012</text:p>
          </table:table-cell>
          <table:table-cell table:style-name="Default" office:value-type="float" office:value="0.053593" calcext:value-type="float">
            <text:p>0.053593</text:p>
          </table:table-cell>
          <table:table-cell table:style-name="Default" office:value-type="float" office:value="0.257111" calcext:value-type="float">
            <text:p>0.257111</text:p>
          </table:table-cell>
          <table:table-cell table:style-name="Default" office:value-type="float" office:value="0.004087" calcext:value-type="float">
            <text:p>0.004087</text:p>
          </table:table-cell>
          <table:table-cell table:style-name="Default" office:value-type="float" office:value="0.040255" calcext:value-type="float">
            <text:p>0.040255</text:p>
          </table:table-cell>
          <table:table-cell table:style-name="Default" office:value-type="float" office:value="-0.007714" calcext:value-type="float">
            <text:p>-0.00771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8042" calcext:value-type="float">
            <text:p>-0.048042</text:p>
          </table:table-cell>
          <table:table-cell table:style-name="Default" office:value-type="float" office:value="0.053606" calcext:value-type="float">
            <text:p>0.053606</text:p>
          </table:table-cell>
          <table:table-cell table:style-name="Default" office:value-type="float" office:value="0.257118" calcext:value-type="float">
            <text:p>0.257118</text:p>
          </table:table-cell>
          <table:table-cell table:style-name="Default" office:value-type="float" office:value="0.003962" calcext:value-type="float">
            <text:p>0.003962</text:p>
          </table:table-cell>
          <table:table-cell table:style-name="Default" office:value-type="float" office:value="0.040006" calcext:value-type="float">
            <text:p>0.040006</text:p>
          </table:table-cell>
          <table:table-cell table:style-name="Default" office:value-type="float" office:value="-0.007986" calcext:value-type="float">
            <text:p>-0.0079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8104" calcext:value-type="float">
            <text:p>-0.048104</text:p>
          </table:table-cell>
          <table:table-cell table:style-name="Default" office:value-type="float" office:value="0.053665" calcext:value-type="float">
            <text:p>0.053665</text:p>
          </table:table-cell>
          <table:table-cell table:style-name="Default" office:value-type="float" office:value="0.257027" calcext:value-type="float">
            <text:p>0.257027</text:p>
          </table:table-cell>
          <table:table-cell table:style-name="Default" office:value-type="float" office:value="0.004396" calcext:value-type="float">
            <text:p>0.004396</text:p>
          </table:table-cell>
          <table:table-cell table:style-name="Default" office:value-type="float" office:value="0.039786" calcext:value-type="float">
            <text:p>0.039786</text:p>
          </table:table-cell>
          <table:table-cell table:style-name="Default" office:value-type="float" office:value="-0.008362" calcext:value-type="float">
            <text:p>-0.00836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813" calcext:value-type="float">
            <text:p>-0.04813</text:p>
          </table:table-cell>
          <table:table-cell table:style-name="Default" office:value-type="float" office:value="0.053815" calcext:value-type="float">
            <text:p>0.053815</text:p>
          </table:table-cell>
          <table:table-cell table:style-name="Default" office:value-type="float" office:value="0.256847" calcext:value-type="float">
            <text:p>0.256847</text:p>
          </table:table-cell>
          <table:table-cell table:style-name="Default" office:value-type="float" office:value="0.004608" calcext:value-type="float">
            <text:p>0.004608</text:p>
          </table:table-cell>
          <table:table-cell table:style-name="Default" office:value-type="float" office:value="0.039607" calcext:value-type="float">
            <text:p>0.039607</text:p>
          </table:table-cell>
          <table:table-cell table:style-name="Default" office:value-type="float" office:value="-0.009" calcext:value-type="float">
            <text:p>-0.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8216" calcext:value-type="float">
            <text:p>-0.048216</text:p>
          </table:table-cell>
          <table:table-cell table:style-name="Default" office:value-type="float" office:value="0.053919" calcext:value-type="float">
            <text:p>0.053919</text:p>
          </table:table-cell>
          <table:table-cell table:style-name="Default" office:value-type="float" office:value="0.256716" calcext:value-type="float">
            <text:p>0.256716</text:p>
          </table:table-cell>
          <table:table-cell table:style-name="Default" office:value-type="float" office:value="0.005217" calcext:value-type="float">
            <text:p>0.005217</text:p>
          </table:table-cell>
          <table:table-cell table:style-name="Default" office:value-type="float" office:value="0.039416" calcext:value-type="float">
            <text:p>0.039416</text:p>
          </table:table-cell>
          <table:table-cell table:style-name="Default" office:value-type="float" office:value="-0.009669" calcext:value-type="float">
            <text:p>-0.0096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8341" calcext:value-type="float">
            <text:p>-0.048341</text:p>
          </table:table-cell>
          <table:table-cell table:style-name="Default" office:value-type="float" office:value="0.054088" calcext:value-type="float">
            <text:p>0.054088</text:p>
          </table:table-cell>
          <table:table-cell table:style-name="Default" office:value-type="float" office:value="0.256539" calcext:value-type="float">
            <text:p>0.256539</text:p>
          </table:table-cell>
          <table:table-cell table:style-name="Default" office:value-type="float" office:value="0.005458" calcext:value-type="float">
            <text:p>0.005458</text:p>
          </table:table-cell>
          <table:table-cell table:style-name="Default" office:value-type="float" office:value="0.038854" calcext:value-type="float">
            <text:p>0.038854</text:p>
          </table:table-cell>
          <table:table-cell table:style-name="Default" office:value-type="float" office:value="-0.010497" calcext:value-type="float">
            <text:p>-0.01049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8472" calcext:value-type="float">
            <text:p>-0.048472</text:p>
          </table:table-cell>
          <table:table-cell table:style-name="Default" office:value-type="float" office:value="0.054282" calcext:value-type="float">
            <text:p>0.054282</text:p>
          </table:table-cell>
          <table:table-cell table:style-name="Default" office:value-type="float" office:value="0.256425" calcext:value-type="float">
            <text:p>0.256425</text:p>
          </table:table-cell>
          <table:table-cell table:style-name="Default" office:value-type="float" office:value="0.005515" calcext:value-type="float">
            <text:p>0.005515</text:p>
          </table:table-cell>
          <table:table-cell table:style-name="Default" office:value-type="float" office:value="0.03857" calcext:value-type="float">
            <text:p>0.03857</text:p>
          </table:table-cell>
          <table:table-cell table:style-name="Default" office:value-type="float" office:value="-0.011463" calcext:value-type="float">
            <text:p>-0.01146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8587" calcext:value-type="float">
            <text:p>-0.048587</text:p>
          </table:table-cell>
          <table:table-cell table:style-name="Default" office:value-type="float" office:value="0.054421" calcext:value-type="float">
            <text:p>0.054421</text:p>
          </table:table-cell>
          <table:table-cell table:style-name="Default" office:value-type="float" office:value="0.256277" calcext:value-type="float">
            <text:p>0.256277</text:p>
          </table:table-cell>
          <table:table-cell table:style-name="Default" office:value-type="float" office:value="0.006035" calcext:value-type="float">
            <text:p>0.006035</text:p>
          </table:table-cell>
          <table:table-cell table:style-name="Default" office:value-type="float" office:value="0.038166" calcext:value-type="float">
            <text:p>0.038166</text:p>
          </table:table-cell>
          <table:table-cell table:style-name="Default" office:value-type="float" office:value="-0.012119" calcext:value-type="float">
            <text:p>-0.01211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8623" calcext:value-type="float">
            <text:p>-0.048623</text:p>
          </table:table-cell>
          <table:table-cell table:style-name="Default" office:value-type="float" office:value="0.054626" calcext:value-type="float">
            <text:p>0.054626</text:p>
          </table:table-cell>
          <table:table-cell table:style-name="Default" office:value-type="float" office:value="0.256193" calcext:value-type="float">
            <text:p>0.256193</text:p>
          </table:table-cell>
          <table:table-cell table:style-name="Default" office:value-type="float" office:value="0.005951" calcext:value-type="float">
            <text:p>0.005951</text:p>
          </table:table-cell>
          <table:table-cell table:style-name="Default" office:value-type="float" office:value="0.037961" calcext:value-type="float">
            <text:p>0.037961</text:p>
          </table:table-cell>
          <table:table-cell table:style-name="Default" office:value-type="float" office:value="-0.01294" calcext:value-type="float">
            <text:p>-0.012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8699" calcext:value-type="float">
            <text:p>-0.048699</text:p>
          </table:table-cell>
          <table:table-cell table:style-name="Default" office:value-type="float" office:value="0.054714" calcext:value-type="float">
            <text:p>0.054714</text:p>
          </table:table-cell>
          <table:table-cell table:style-name="Default" office:value-type="float" office:value="0.25614" calcext:value-type="float">
            <text:p>0.25614</text:p>
          </table:table-cell>
          <table:table-cell table:style-name="Default" office:value-type="float" office:value="0.006454" calcext:value-type="float">
            <text:p>0.006454</text:p>
          </table:table-cell>
          <table:table-cell table:style-name="Default" office:value-type="float" office:value="0.037561" calcext:value-type="float">
            <text:p>0.037561</text:p>
          </table:table-cell>
          <table:table-cell table:style-name="Default" office:value-type="float" office:value="-0.01343" calcext:value-type="float">
            <text:p>-0.0134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8705" calcext:value-type="float">
            <text:p>-0.048705</text:p>
          </table:table-cell>
          <table:table-cell table:style-name="Default" office:value-type="float" office:value="0.054946" calcext:value-type="float">
            <text:p>0.054946</text:p>
          </table:table-cell>
          <table:table-cell table:style-name="Default" office:value-type="float" office:value="0.255817" calcext:value-type="float">
            <text:p>0.255817</text:p>
          </table:table-cell>
          <table:table-cell table:style-name="Default" office:value-type="float" office:value="0.007424" calcext:value-type="float">
            <text:p>0.007424</text:p>
          </table:table-cell>
          <table:table-cell table:style-name="Default" office:value-type="float" office:value="0.036731" calcext:value-type="float">
            <text:p>0.036731</text:p>
          </table:table-cell>
          <table:table-cell table:style-name="Default" office:value-type="float" office:value="-0.014245" calcext:value-type="float">
            <text:p>-0.01424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8844" calcext:value-type="float">
            <text:p>-0.048844</text:p>
          </table:table-cell>
          <table:table-cell table:style-name="Default" office:value-type="float" office:value="0.055455" calcext:value-type="float">
            <text:p>0.055455</text:p>
          </table:table-cell>
          <table:table-cell table:style-name="Default" office:value-type="float" office:value="0.254956" calcext:value-type="float">
            <text:p>0.254956</text:p>
          </table:table-cell>
          <table:table-cell table:style-name="Default" office:value-type="float" office:value="0.01857" calcext:value-type="float">
            <text:p>0.01857</text:p>
          </table:table-cell>
          <table:table-cell table:style-name="Default" office:value-type="float" office:value="0.034598" calcext:value-type="float">
            <text:p>0.034598</text:p>
          </table:table-cell>
          <table:table-cell table:style-name="Default" office:value-type="float" office:value="-0.014638" calcext:value-type="float">
            <text:p>-0.01463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8877" calcext:value-type="float">
            <text:p>-0.048877</text:p>
          </table:table-cell>
          <table:table-cell table:style-name="Default" office:value-type="float" office:value="0.055678" calcext:value-type="float">
            <text:p>0.055678</text:p>
          </table:table-cell>
          <table:table-cell table:style-name="Default" office:value-type="float" office:value="0.254584" calcext:value-type="float">
            <text:p>0.254584</text:p>
          </table:table-cell>
          <table:table-cell table:style-name="Default" office:value-type="float" office:value="0.02398" calcext:value-type="float">
            <text:p>0.02398</text:p>
          </table:table-cell>
          <table:table-cell table:style-name="Default" office:value-type="float" office:value="0.032987" calcext:value-type="float">
            <text:p>0.032987</text:p>
          </table:table-cell>
          <table:table-cell table:style-name="Default" office:value-type="float" office:value="-0.015454" calcext:value-type="float">
            <text:p>-0.0154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8929" calcext:value-type="float">
            <text:p>-0.048929</text:p>
          </table:table-cell>
          <table:table-cell table:style-name="Default" office:value-type="float" office:value="0.055908" calcext:value-type="float">
            <text:p>0.055908</text:p>
          </table:table-cell>
          <table:table-cell table:style-name="Default" office:value-type="float" office:value="0.254041" calcext:value-type="float">
            <text:p>0.254041</text:p>
          </table:table-cell>
          <table:table-cell table:style-name="Default" office:value-type="float" office:value="0.026944" calcext:value-type="float">
            <text:p>0.026944</text:p>
          </table:table-cell>
          <table:table-cell table:style-name="Default" office:value-type="float" office:value="0.031114" calcext:value-type="float">
            <text:p>0.031114</text:p>
          </table:table-cell>
          <table:table-cell table:style-name="Default" office:value-type="float" office:value="-0.016454" calcext:value-type="float">
            <text:p>-0.0164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9038" calcext:value-type="float">
            <text:p>-0.049038</text:p>
          </table:table-cell>
          <table:table-cell table:style-name="Default" office:value-type="float" office:value="0.056277" calcext:value-type="float">
            <text:p>0.056277</text:p>
          </table:table-cell>
          <table:table-cell table:style-name="Default" office:value-type="float" office:value="0.253413" calcext:value-type="float">
            <text:p>0.253413</text:p>
          </table:table-cell>
          <table:table-cell table:style-name="Default" office:value-type="float" office:value="0.026281" calcext:value-type="float">
            <text:p>0.026281</text:p>
          </table:table-cell>
          <table:table-cell table:style-name="Default" office:value-type="float" office:value="0.029369" calcext:value-type="float">
            <text:p>0.029369</text:p>
          </table:table-cell>
          <table:table-cell table:style-name="Default" office:value-type="float" office:value="-0.017851" calcext:value-type="float">
            <text:p>-0.01785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9136" calcext:value-type="float">
            <text:p>-0.049136</text:p>
          </table:table-cell>
          <table:table-cell table:style-name="Default" office:value-type="float" office:value="0.056441" calcext:value-type="float">
            <text:p>0.056441</text:p>
          </table:table-cell>
          <table:table-cell table:style-name="Default" office:value-type="float" office:value="0.252847" calcext:value-type="float">
            <text:p>0.252847</text:p>
          </table:table-cell>
          <table:table-cell table:style-name="Default" office:value-type="float" office:value="0.029125" calcext:value-type="float">
            <text:p>0.029125</text:p>
          </table:table-cell>
          <table:table-cell table:style-name="Default" office:value-type="float" office:value="0.027484" calcext:value-type="float">
            <text:p>0.027484</text:p>
          </table:table-cell>
          <table:table-cell table:style-name="Default" office:value-type="float" office:value="-0.018461" calcext:value-type="float">
            <text:p>-0.01846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9224" calcext:value-type="float">
            <text:p>-0.049224</text:p>
          </table:table-cell>
          <table:table-cell table:style-name="Default" office:value-type="float" office:value="0.056732" calcext:value-type="float">
            <text:p>0.056732</text:p>
          </table:table-cell>
          <table:table-cell table:style-name="Default" office:value-type="float" office:value="0.252234" calcext:value-type="float">
            <text:p>0.252234</text:p>
          </table:table-cell>
          <table:table-cell table:style-name="Default" office:value-type="float" office:value="0.032648" calcext:value-type="float">
            <text:p>0.032648</text:p>
          </table:table-cell>
          <table:table-cell table:style-name="Default" office:value-type="float" office:value="0.02506" calcext:value-type="float">
            <text:p>0.02506</text:p>
          </table:table-cell>
          <table:table-cell table:style-name="Default" office:value-type="float" office:value="-0.019523" calcext:value-type="float">
            <text:p>-0.0195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9311" calcext:value-type="float">
            <text:p>-0.049311</text:p>
          </table:table-cell>
          <table:table-cell table:style-name="Default" office:value-type="float" office:value="0.057029" calcext:value-type="float">
            <text:p>0.057029</text:p>
          </table:table-cell>
          <table:table-cell table:style-name="Default" office:value-type="float" office:value="0.251672" calcext:value-type="float">
            <text:p>0.251672</text:p>
          </table:table-cell>
          <table:table-cell table:style-name="Default" office:value-type="float" office:value="0.034994" calcext:value-type="float">
            <text:p>0.034994</text:p>
          </table:table-cell>
          <table:table-cell table:style-name="Default" office:value-type="float" office:value="0.022005" calcext:value-type="float">
            <text:p>0.022005</text:p>
          </table:table-cell>
          <table:table-cell table:style-name="Default" office:value-type="float" office:value="-0.020314" calcext:value-type="float">
            <text:p>-0.02031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9371" calcext:value-type="float">
            <text:p>-0.049371</text:p>
          </table:table-cell>
          <table:table-cell table:style-name="Default" office:value-type="float" office:value="0.057106" calcext:value-type="float">
            <text:p>0.057106</text:p>
          </table:table-cell>
          <table:table-cell table:style-name="Default" office:value-type="float" office:value="0.251311" calcext:value-type="float">
            <text:p>0.251311</text:p>
          </table:table-cell>
          <table:table-cell table:style-name="Default" office:value-type="float" office:value="0.034778" calcext:value-type="float">
            <text:p>0.034778</text:p>
          </table:table-cell>
          <table:table-cell table:style-name="Default" office:value-type="float" office:value="0.020048" calcext:value-type="float">
            <text:p>0.020048</text:p>
          </table:table-cell>
          <table:table-cell table:style-name="Default" office:value-type="float" office:value="-0.020829" calcext:value-type="float">
            <text:p>-0.02082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9413" calcext:value-type="float">
            <text:p>-0.049413</text:p>
          </table:table-cell>
          <table:table-cell table:style-name="Default" office:value-type="float" office:value="0.057198" calcext:value-type="float">
            <text:p>0.057198</text:p>
          </table:table-cell>
          <table:table-cell table:style-name="Default" office:value-type="float" office:value="0.251065" calcext:value-type="float">
            <text:p>0.251065</text:p>
          </table:table-cell>
          <table:table-cell table:style-name="Default" office:value-type="float" office:value="0.035397" calcext:value-type="float">
            <text:p>0.035397</text:p>
          </table:table-cell>
          <table:table-cell table:style-name="Default" office:value-type="float" office:value="0.018327" calcext:value-type="float">
            <text:p>0.018327</text:p>
          </table:table-cell>
          <table:table-cell table:style-name="Default" office:value-type="float" office:value="-0.02142" calcext:value-type="float">
            <text:p>-0.021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952" calcext:value-type="float">
            <text:p>-0.04952</text:p>
          </table:table-cell>
          <table:table-cell table:style-name="Default" office:value-type="float" office:value="0.057433" calcext:value-type="float">
            <text:p>0.057433</text:p>
          </table:table-cell>
          <table:table-cell table:style-name="Default" office:value-type="float" office:value="0.250833" calcext:value-type="float">
            <text:p>0.250833</text:p>
          </table:table-cell>
          <table:table-cell table:style-name="Default" office:value-type="float" office:value="0.033392" calcext:value-type="float">
            <text:p>0.033392</text:p>
          </table:table-cell>
          <table:table-cell table:style-name="Default" office:value-type="float" office:value="0.01665" calcext:value-type="float">
            <text:p>0.01665</text:p>
          </table:table-cell>
          <table:table-cell table:style-name="Default" office:value-type="float" office:value="-0.022663" calcext:value-type="float">
            <text:p>-0.02266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9675" calcext:value-type="float">
            <text:p>-0.049675</text:p>
          </table:table-cell>
          <table:table-cell table:style-name="Default" office:value-type="float" office:value="0.057725" calcext:value-type="float">
            <text:p>0.057725</text:p>
          </table:table-cell>
          <table:table-cell table:style-name="Default" office:value-type="float" office:value="0.250683" calcext:value-type="float">
            <text:p>0.250683</text:p>
          </table:table-cell>
          <table:table-cell table:style-name="Default" office:value-type="float" office:value="0.033761" calcext:value-type="float">
            <text:p>0.033761</text:p>
          </table:table-cell>
          <table:table-cell table:style-name="Default" office:value-type="float" office:value="0.015666" calcext:value-type="float">
            <text:p>0.015666</text:p>
          </table:table-cell>
          <table:table-cell table:style-name="Default" office:value-type="float" office:value="-0.024257" calcext:value-type="float">
            <text:p>-0.02425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9865" calcext:value-type="float">
            <text:p>-0.049865</text:p>
          </table:table-cell>
          <table:table-cell table:style-name="Default" office:value-type="float" office:value="0.058147" calcext:value-type="float">
            <text:p>0.058147</text:p>
          </table:table-cell>
          <table:table-cell table:style-name="Default" office:value-type="float" office:value="0.250675" calcext:value-type="float">
            <text:p>0.250675</text:p>
          </table:table-cell>
          <table:table-cell table:style-name="Default" office:value-type="float" office:value="0.035174" calcext:value-type="float">
            <text:p>0.035174</text:p>
          </table:table-cell>
          <table:table-cell table:style-name="Default" office:value-type="float" office:value="0.015311" calcext:value-type="float">
            <text:p>0.015311</text:p>
          </table:table-cell>
          <table:table-cell table:style-name="Default" office:value-type="float" office:value="-0.025904" calcext:value-type="float">
            <text:p>-0.02590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0125" calcext:value-type="float">
            <text:p>-0.050125</text:p>
          </table:table-cell>
          <table:table-cell table:style-name="Default" office:value-type="float" office:value="0.058816" calcext:value-type="float">
            <text:p>0.058816</text:p>
          </table:table-cell>
          <table:table-cell table:style-name="Default" office:value-type="float" office:value="0.250587" calcext:value-type="float">
            <text:p>0.250587</text:p>
          </table:table-cell>
          <table:table-cell table:style-name="Default" office:value-type="float" office:value="0.033907" calcext:value-type="float">
            <text:p>0.033907</text:p>
          </table:table-cell>
          <table:table-cell table:style-name="Default" office:value-type="float" office:value="0.014338" calcext:value-type="float">
            <text:p>0.014338</text:p>
          </table:table-cell>
          <table:table-cell table:style-name="Default" office:value-type="float" office:value="-0.028519" calcext:value-type="float">
            <text:p>-0.02851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0312" calcext:value-type="float">
            <text:p>-0.050312</text:p>
          </table:table-cell>
          <table:table-cell table:style-name="Default" office:value-type="float" office:value="0.059535" calcext:value-type="float">
            <text:p>0.059535</text:p>
          </table:table-cell>
          <table:table-cell table:style-name="Default" office:value-type="float" office:value="0.250817" calcext:value-type="float">
            <text:p>0.250817</text:p>
          </table:table-cell>
          <table:table-cell table:style-name="Default" office:value-type="float" office:value="0.036935" calcext:value-type="float">
            <text:p>0.036935</text:p>
          </table:table-cell>
          <table:table-cell table:style-name="Default" office:value-type="float" office:value="0.014727" calcext:value-type="float">
            <text:p>0.014727</text:p>
          </table:table-cell>
          <table:table-cell table:style-name="Default" office:value-type="float" office:value="-0.031111" calcext:value-type="float">
            <text:p>-0.03111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0582" calcext:value-type="float">
            <text:p>-0.050582</text:p>
          </table:table-cell>
          <table:table-cell table:style-name="Default" office:value-type="float" office:value="0.060247" calcext:value-type="float">
            <text:p>0.060247</text:p>
          </table:table-cell>
          <table:table-cell table:style-name="Default" office:value-type="float" office:value="0.251222" calcext:value-type="float">
            <text:p>0.251222</text:p>
          </table:table-cell>
          <table:table-cell table:style-name="Default" office:value-type="float" office:value="0.037421" calcext:value-type="float">
            <text:p>0.037421</text:p>
          </table:table-cell>
          <table:table-cell table:style-name="Default" office:value-type="float" office:value="0.016101" calcext:value-type="float">
            <text:p>0.016101</text:p>
          </table:table-cell>
          <table:table-cell table:style-name="Default" office:value-type="float" office:value="-0.033817" calcext:value-type="float">
            <text:p>-0.03381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0959" calcext:value-type="float">
            <text:p>-0.050959</text:p>
          </table:table-cell>
          <table:table-cell table:style-name="Default" office:value-type="float" office:value="0.06096" calcext:value-type="float">
            <text:p>0.06096</text:p>
          </table:table-cell>
          <table:table-cell table:style-name="Default" office:value-type="float" office:value="0.251615" calcext:value-type="float">
            <text:p>0.251615</text:p>
          </table:table-cell>
          <table:table-cell table:style-name="Default" office:value-type="float" office:value="0.037737" calcext:value-type="float">
            <text:p>0.037737</text:p>
          </table:table-cell>
          <table:table-cell table:style-name="Default" office:value-type="float" office:value="0.01715" calcext:value-type="float">
            <text:p>0.01715</text:p>
          </table:table-cell>
          <table:table-cell table:style-name="Default" office:value-type="float" office:value="-0.036154" calcext:value-type="float">
            <text:p>-0.0361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118" calcext:value-type="float">
            <text:p>-0.05118</text:p>
          </table:table-cell>
          <table:table-cell table:style-name="Default" office:value-type="float" office:value="0.06169" calcext:value-type="float">
            <text:p>0.06169</text:p>
          </table:table-cell>
          <table:table-cell table:style-name="Default" office:value-type="float" office:value="0.251589" calcext:value-type="float">
            <text:p>0.251589</text:p>
          </table:table-cell>
          <table:table-cell table:style-name="Default" office:value-type="float" office:value="0.036834" calcext:value-type="float">
            <text:p>0.036834</text:p>
          </table:table-cell>
          <table:table-cell table:style-name="Default" office:value-type="float" office:value="0.017003" calcext:value-type="float">
            <text:p>0.017003</text:p>
          </table:table-cell>
          <table:table-cell table:style-name="Default" office:value-type="float" office:value="-0.03886" calcext:value-type="float">
            <text:p>-0.038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1428" calcext:value-type="float">
            <text:p>-0.051428</text:p>
          </table:table-cell>
          <table:table-cell table:style-name="Default" office:value-type="float" office:value="0.062383" calcext:value-type="float">
            <text:p>0.062383</text:p>
          </table:table-cell>
          <table:table-cell table:style-name="Default" office:value-type="float" office:value="0.251347" calcext:value-type="float">
            <text:p>0.251347</text:p>
          </table:table-cell>
          <table:table-cell table:style-name="Default" office:value-type="float" office:value="0.038178" calcext:value-type="float">
            <text:p>0.038178</text:p>
          </table:table-cell>
          <table:table-cell table:style-name="Default" office:value-type="float" office:value="0.016179" calcext:value-type="float">
            <text:p>0.016179</text:p>
          </table:table-cell>
          <table:table-cell table:style-name="Default" office:value-type="float" office:value="-0.041357" calcext:value-type="float">
            <text:p>-0.04135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1609" calcext:value-type="float">
            <text:p>-0.051609</text:p>
          </table:table-cell>
          <table:table-cell table:style-name="Default" office:value-type="float" office:value="0.063134" calcext:value-type="float">
            <text:p>0.063134</text:p>
          </table:table-cell>
          <table:table-cell table:style-name="Default" office:value-type="float" office:value="0.250936" calcext:value-type="float">
            <text:p>0.250936</text:p>
          </table:table-cell>
          <table:table-cell table:style-name="Default" office:value-type="float" office:value="0.040636" calcext:value-type="float">
            <text:p>0.040636</text:p>
          </table:table-cell>
          <table:table-cell table:style-name="Default" office:value-type="float" office:value="0.01455" calcext:value-type="float">
            <text:p>0.01455</text:p>
          </table:table-cell>
          <table:table-cell table:style-name="Default" office:value-type="float" office:value="-0.043936" calcext:value-type="float">
            <text:p>-0.04393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1759" calcext:value-type="float">
            <text:p>-0.051759</text:p>
          </table:table-cell>
          <table:table-cell table:style-name="Default" office:value-type="float" office:value="0.063918" calcext:value-type="float">
            <text:p>0.063918</text:p>
          </table:table-cell>
          <table:table-cell table:style-name="Default" office:value-type="float" office:value="0.250367" calcext:value-type="float">
            <text:p>0.250367</text:p>
          </table:table-cell>
          <table:table-cell table:style-name="Default" office:value-type="float" office:value="0.041797" calcext:value-type="float">
            <text:p>0.041797</text:p>
          </table:table-cell>
          <table:table-cell table:style-name="Default" office:value-type="float" office:value="0.012635" calcext:value-type="float">
            <text:p>0.012635</text:p>
          </table:table-cell>
          <table:table-cell table:style-name="Default" office:value-type="float" office:value="-0.046669" calcext:value-type="float">
            <text:p>-0.0466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1949" calcext:value-type="float">
            <text:p>-0.051949</text:p>
          </table:table-cell>
          <table:table-cell table:style-name="Default" office:value-type="float" office:value="0.064587" calcext:value-type="float">
            <text:p>0.064587</text:p>
          </table:table-cell>
          <table:table-cell table:style-name="Default" office:value-type="float" office:value="0.249842" calcext:value-type="float">
            <text:p>0.249842</text:p>
          </table:table-cell>
          <table:table-cell table:style-name="Default" office:value-type="float" office:value="0.043236" calcext:value-type="float">
            <text:p>0.043236</text:p>
          </table:table-cell>
          <table:table-cell table:style-name="Default" office:value-type="float" office:value="0.010594" calcext:value-type="float">
            <text:p>0.010594</text:p>
          </table:table-cell>
          <table:table-cell table:style-name="Default" office:value-type="float" office:value="-0.048639" calcext:value-type="float">
            <text:p>-0.04863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196" calcext:value-type="float">
            <text:p>-0.05196</text:p>
          </table:table-cell>
          <table:table-cell table:style-name="Default" office:value-type="float" office:value="0.065101" calcext:value-type="float">
            <text:p>0.065101</text:p>
          </table:table-cell>
          <table:table-cell table:style-name="Default" office:value-type="float" office:value="0.249265" calcext:value-type="float">
            <text:p>0.249265</text:p>
          </table:table-cell>
          <table:table-cell table:style-name="Default" office:value-type="float" office:value="0.045475" calcext:value-type="float">
            <text:p>0.045475</text:p>
          </table:table-cell>
          <table:table-cell table:style-name="Default" office:value-type="float" office:value="0.008678" calcext:value-type="float">
            <text:p>0.008678</text:p>
          </table:table-cell>
          <table:table-cell table:style-name="Default" office:value-type="float" office:value="-0.050282" calcext:value-type="float">
            <text:p>-0.05028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1906" calcext:value-type="float">
            <text:p>-0.051906</text:p>
          </table:table-cell>
          <table:table-cell table:style-name="Default" office:value-type="float" office:value="0.065404" calcext:value-type="float">
            <text:p>0.065404</text:p>
          </table:table-cell>
          <table:table-cell table:style-name="Default" office:value-type="float" office:value="0.248739" calcext:value-type="float">
            <text:p>0.248739</text:p>
          </table:table-cell>
          <table:table-cell table:style-name="Default" office:value-type="float" office:value="0.047708" calcext:value-type="float">
            <text:p>0.047708</text:p>
          </table:table-cell>
          <table:table-cell table:style-name="Default" office:value-type="float" office:value="0.006592" calcext:value-type="float">
            <text:p>0.006592</text:p>
          </table:table-cell>
          <table:table-cell table:style-name="Default" office:value-type="float" office:value="-0.051696" calcext:value-type="float">
            <text:p>-0.0516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1881" calcext:value-type="float">
            <text:p>-0.051881</text:p>
          </table:table-cell>
          <table:table-cell table:style-name="Default" office:value-type="float" office:value="0.065706" calcext:value-type="float">
            <text:p>0.065706</text:p>
          </table:table-cell>
          <table:table-cell table:style-name="Default" office:value-type="float" office:value="0.248041" calcext:value-type="float">
            <text:p>0.248041</text:p>
          </table:table-cell>
          <table:table-cell table:style-name="Default" office:value-type="float" office:value="0.048096" calcext:value-type="float">
            <text:p>0.048096</text:p>
          </table:table-cell>
          <table:table-cell table:style-name="Default" office:value-type="float" office:value="0.004161" calcext:value-type="float">
            <text:p>0.004161</text:p>
          </table:table-cell>
          <table:table-cell table:style-name="Default" office:value-type="float" office:value="-0.052625" calcext:value-type="float">
            <text:p>-0.05262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1879" calcext:value-type="float">
            <text:p>-0.051879</text:p>
          </table:table-cell>
          <table:table-cell table:style-name="Default" office:value-type="float" office:value="0.065773" calcext:value-type="float">
            <text:p>0.065773</text:p>
          </table:table-cell>
          <table:table-cell table:style-name="Default" office:value-type="float" office:value="0.247379" calcext:value-type="float">
            <text:p>0.247379</text:p>
          </table:table-cell>
          <table:table-cell table:style-name="Default" office:value-type="float" office:value="0.047684" calcext:value-type="float">
            <text:p>0.047684</text:p>
          </table:table-cell>
          <table:table-cell table:style-name="Default" office:value-type="float" office:value="0.002111" calcext:value-type="float">
            <text:p>0.002111</text:p>
          </table:table-cell>
          <table:table-cell table:style-name="Default" office:value-type="float" office:value="-0.052684" calcext:value-type="float">
            <text:p>-0.05268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1843" calcext:value-type="float">
            <text:p>-0.051843</text:p>
          </table:table-cell>
          <table:table-cell table:style-name="Default" office:value-type="float" office:value="0.06574" calcext:value-type="float">
            <text:p>0.06574</text:p>
          </table:table-cell>
          <table:table-cell table:style-name="Default" office:value-type="float" office:value="0.246762" calcext:value-type="float">
            <text:p>0.246762</text:p>
          </table:table-cell>
          <table:table-cell table:style-name="Default" office:value-type="float" office:value="0.050647" calcext:value-type="float">
            <text:p>0.050647</text:p>
          </table:table-cell>
          <table:table-cell table:style-name="Default" office:value-type="float" office:value="0.000663" calcext:value-type="float">
            <text:p>0.000663</text:p>
          </table:table-cell>
          <table:table-cell table:style-name="Default" office:value-type="float" office:value="-0.052543" calcext:value-type="float">
            <text:p>-0.05254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1774" calcext:value-type="float">
            <text:p>-0.051774</text:p>
          </table:table-cell>
          <table:table-cell table:style-name="Default" office:value-type="float" office:value="0.065658" calcext:value-type="float">
            <text:p>0.065658</text:p>
          </table:table-cell>
          <table:table-cell table:style-name="Default" office:value-type="float" office:value="0.246139" calcext:value-type="float">
            <text:p>0.246139</text:p>
          </table:table-cell>
          <table:table-cell table:style-name="Default" office:value-type="float" office:value="0.052987" calcext:value-type="float">
            <text:p>0.052987</text:p>
          </table:table-cell>
          <table:table-cell table:style-name="Default" office:value-type="float" office:value="-0.001831" calcext:value-type="float">
            <text:p>-0.001831</text:p>
          </table:table-cell>
          <table:table-cell table:style-name="Default" office:value-type="float" office:value="-0.052126" calcext:value-type="float">
            <text:p>-0.05212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1655" calcext:value-type="float">
            <text:p>-0.051655</text:p>
          </table:table-cell>
          <table:table-cell table:style-name="Default" office:value-type="float" office:value="0.065866" calcext:value-type="float">
            <text:p>0.065866</text:p>
          </table:table-cell>
          <table:table-cell table:style-name="Default" office:value-type="float" office:value="0.245522" calcext:value-type="float">
            <text:p>0.245522</text:p>
          </table:table-cell>
          <table:table-cell table:style-name="Default" office:value-type="float" office:value="0.054797" calcext:value-type="float">
            <text:p>0.054797</text:p>
          </table:table-cell>
          <table:table-cell table:style-name="Default" office:value-type="float" office:value="-0.004015" calcext:value-type="float">
            <text:p>-0.004015</text:p>
          </table:table-cell>
          <table:table-cell table:style-name="Default" office:value-type="float" office:value="-0.052543" calcext:value-type="float">
            <text:p>-0.05254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169" calcext:value-type="float">
            <text:p>-0.05169</text:p>
          </table:table-cell>
          <table:table-cell table:style-name="Default" office:value-type="float" office:value="0.066273" calcext:value-type="float">
            <text:p>0.066273</text:p>
          </table:table-cell>
          <table:table-cell table:style-name="Default" office:value-type="float" office:value="0.245093" calcext:value-type="float">
            <text:p>0.245093</text:p>
          </table:table-cell>
          <table:table-cell table:style-name="Default" office:value-type="float" office:value="0.055406" calcext:value-type="float">
            <text:p>0.055406</text:p>
          </table:table-cell>
          <table:table-cell table:style-name="Default" office:value-type="float" office:value="-0.005414" calcext:value-type="float">
            <text:p>-0.005414</text:p>
          </table:table-cell>
          <table:table-cell table:style-name="Default" office:value-type="float" office:value="-0.053844" calcext:value-type="float">
            <text:p>-0.05384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1819" calcext:value-type="float">
            <text:p>-0.051819</text:p>
          </table:table-cell>
          <table:table-cell table:style-name="Default" office:value-type="float" office:value="0.066865" calcext:value-type="float">
            <text:p>0.066865</text:p>
          </table:table-cell>
          <table:table-cell table:style-name="Default" office:value-type="float" office:value="0.244862" calcext:value-type="float">
            <text:p>0.244862</text:p>
          </table:table-cell>
          <table:table-cell table:style-name="Default" office:value-type="float" office:value="0.056981" calcext:value-type="float">
            <text:p>0.056981</text:p>
          </table:table-cell>
          <table:table-cell table:style-name="Default" office:value-type="float" office:value="-0.006029" calcext:value-type="float">
            <text:p>-0.006029</text:p>
          </table:table-cell>
          <table:table-cell table:style-name="Default" office:value-type="float" office:value="-0.055815" calcext:value-type="float">
            <text:p>-0.05581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1985" calcext:value-type="float">
            <text:p>-0.051985</text:p>
          </table:table-cell>
          <table:table-cell table:style-name="Default" office:value-type="float" office:value="0.067489" calcext:value-type="float">
            <text:p>0.067489</text:p>
          </table:table-cell>
          <table:table-cell table:style-name="Default" office:value-type="float" office:value="0.244669" calcext:value-type="float">
            <text:p>0.244669</text:p>
          </table:table-cell>
          <table:table-cell table:style-name="Default" office:value-type="float" office:value="0.057424" calcext:value-type="float">
            <text:p>0.057424</text:p>
          </table:table-cell>
          <table:table-cell table:style-name="Default" office:value-type="float" office:value="-0.006365" calcext:value-type="float">
            <text:p>-0.006365</text:p>
          </table:table-cell>
          <table:table-cell table:style-name="Default" office:value-type="float" office:value="-0.057977" calcext:value-type="float">
            <text:p>-0.05797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2106" calcext:value-type="float">
            <text:p>-0.052106</text:p>
          </table:table-cell>
          <table:table-cell table:style-name="Default" office:value-type="float" office:value="0.068051" calcext:value-type="float">
            <text:p>0.068051</text:p>
          </table:table-cell>
          <table:table-cell table:style-name="Default" office:value-type="float" office:value="0.2447" calcext:value-type="float">
            <text:p>0.2447</text:p>
          </table:table-cell>
          <table:table-cell table:style-name="Default" office:value-type="float" office:value="0.05867" calcext:value-type="float">
            <text:p>0.05867</text:p>
          </table:table-cell>
          <table:table-cell table:style-name="Default" office:value-type="float" office:value="-0.005931" calcext:value-type="float">
            <text:p>-0.005931</text:p>
          </table:table-cell>
          <table:table-cell table:style-name="Default" office:value-type="float" office:value="-0.059942" calcext:value-type="float">
            <text:p>-0.0599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2294" calcext:value-type="float">
            <text:p>-0.052294</text:p>
          </table:table-cell>
          <table:table-cell table:style-name="Default" office:value-type="float" office:value="0.068735" calcext:value-type="float">
            <text:p>0.068735</text:p>
          </table:table-cell>
          <table:table-cell table:style-name="Default" office:value-type="float" office:value="0.244858" calcext:value-type="float">
            <text:p>0.244858</text:p>
          </table:table-cell>
          <table:table-cell table:style-name="Default" office:value-type="float" office:value="0.060235" calcext:value-type="float">
            <text:p>0.060235</text:p>
          </table:table-cell>
          <table:table-cell table:style-name="Default" office:value-type="float" office:value="-0.005661" calcext:value-type="float">
            <text:p>-0.005661</text:p>
          </table:table-cell>
          <table:table-cell table:style-name="Default" office:value-type="float" office:value="-0.061962" calcext:value-type="float">
            <text:p>-0.06196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2466" calcext:value-type="float">
            <text:p>-0.052466</text:p>
          </table:table-cell>
          <table:table-cell table:style-name="Default" office:value-type="float" office:value="0.069355" calcext:value-type="float">
            <text:p>0.069355</text:p>
          </table:table-cell>
          <table:table-cell table:style-name="Default" office:value-type="float" office:value="0.245002" calcext:value-type="float">
            <text:p>0.245002</text:p>
          </table:table-cell>
          <table:table-cell table:style-name="Default" office:value-type="float" office:value="0.061979" calcext:value-type="float">
            <text:p>0.061979</text:p>
          </table:table-cell>
          <table:table-cell table:style-name="Default" office:value-type="float" office:value="-0.004874" calcext:value-type="float">
            <text:p>-0.004874</text:p>
          </table:table-cell>
          <table:table-cell table:style-name="Default" office:value-type="float" office:value="-0.064137" calcext:value-type="float">
            <text:p>-0.0641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2673" calcext:value-type="float">
            <text:p>-0.052673</text:p>
          </table:table-cell>
          <table:table-cell table:style-name="Default" office:value-type="float" office:value="0.069901" calcext:value-type="float">
            <text:p>0.069901</text:p>
          </table:table-cell>
          <table:table-cell table:style-name="Default" office:value-type="float" office:value="0.244957" calcext:value-type="float">
            <text:p>0.244957</text:p>
          </table:table-cell>
          <table:table-cell table:style-name="Default" office:value-type="float" office:value="0.062545" calcext:value-type="float">
            <text:p>0.062545</text:p>
          </table:table-cell>
          <table:table-cell table:style-name="Default" office:value-type="float" office:value="-0.004706" calcext:value-type="float">
            <text:p>-0.004706</text:p>
          </table:table-cell>
          <table:table-cell table:style-name="Default" office:value-type="float" office:value="-0.066076" calcext:value-type="float">
            <text:p>-0.06607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2874" calcext:value-type="float">
            <text:p>-0.052874</text:p>
          </table:table-cell>
          <table:table-cell table:style-name="Default" office:value-type="float" office:value="0.070481" calcext:value-type="float">
            <text:p>0.070481</text:p>
          </table:table-cell>
          <table:table-cell table:style-name="Default" office:value-type="float" office:value="0.244861" calcext:value-type="float">
            <text:p>0.244861</text:p>
          </table:table-cell>
          <table:table-cell table:style-name="Default" office:value-type="float" office:value="0.060117" calcext:value-type="float">
            <text:p>0.060117</text:p>
          </table:table-cell>
          <table:table-cell table:style-name="Default" office:value-type="float" office:value="-0.004879" calcext:value-type="float">
            <text:p>-0.004879</text:p>
          </table:table-cell>
          <table:table-cell table:style-name="Default" office:value-type="float" office:value="-0.068" calcext:value-type="float">
            <text:p>-0.06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3029" calcext:value-type="float">
            <text:p>-0.053029</text:p>
          </table:table-cell>
          <table:table-cell table:style-name="Default" office:value-type="float" office:value="0.070966" calcext:value-type="float">
            <text:p>0.070966</text:p>
          </table:table-cell>
          <table:table-cell table:style-name="Default" office:value-type="float" office:value="0.244763" calcext:value-type="float">
            <text:p>0.244763</text:p>
          </table:table-cell>
          <table:table-cell table:style-name="Default" office:value-type="float" office:value="0.062791" calcext:value-type="float">
            <text:p>0.062791</text:p>
          </table:table-cell>
          <table:table-cell table:style-name="Default" office:value-type="float" office:value="-0.004718" calcext:value-type="float">
            <text:p>-0.004718</text:p>
          </table:table-cell>
          <table:table-cell table:style-name="Default" office:value-type="float" office:value="-0.069688" calcext:value-type="float">
            <text:p>-0.06968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312" calcext:value-type="float">
            <text:p>-0.05312</text:p>
          </table:table-cell>
          <table:table-cell table:style-name="Default" office:value-type="float" office:value="0.071403" calcext:value-type="float">
            <text:p>0.071403</text:p>
          </table:table-cell>
          <table:table-cell table:style-name="Default" office:value-type="float" office:value="0.244371" calcext:value-type="float">
            <text:p>0.244371</text:p>
          </table:table-cell>
          <table:table-cell table:style-name="Default" office:value-type="float" office:value="0.064122" calcext:value-type="float">
            <text:p>0.064122</text:p>
          </table:table-cell>
          <table:table-cell table:style-name="Default" office:value-type="float" office:value="-0.005433" calcext:value-type="float">
            <text:p>-0.005433</text:p>
          </table:table-cell>
          <table:table-cell table:style-name="Default" office:value-type="float" office:value="-0.071621" calcext:value-type="float">
            <text:p>-0.07162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3214" calcext:value-type="float">
            <text:p>-0.053214</text:p>
          </table:table-cell>
          <table:table-cell table:style-name="Default" office:value-type="float" office:value="0.071917" calcext:value-type="float">
            <text:p>0.071917</text:p>
          </table:table-cell>
          <table:table-cell table:style-name="Default" office:value-type="float" office:value="0.244024" calcext:value-type="float">
            <text:p>0.244024</text:p>
          </table:table-cell>
          <table:table-cell table:style-name="Default" office:value-type="float" office:value="0.066204" calcext:value-type="float">
            <text:p>0.066204</text:p>
          </table:table-cell>
          <table:table-cell table:style-name="Default" office:value-type="float" office:value="-0.006684" calcext:value-type="float">
            <text:p>-0.006684</text:p>
          </table:table-cell>
          <table:table-cell table:style-name="Default" office:value-type="float" office:value="-0.07294" calcext:value-type="float">
            <text:p>-0.072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3264" calcext:value-type="float">
            <text:p>-0.053264</text:p>
          </table:table-cell>
          <table:table-cell table:style-name="Default" office:value-type="float" office:value="0.072201" calcext:value-type="float">
            <text:p>0.072201</text:p>
          </table:table-cell>
          <table:table-cell table:style-name="Default" office:value-type="float" office:value="0.243674" calcext:value-type="float">
            <text:p>0.243674</text:p>
          </table:table-cell>
          <table:table-cell table:style-name="Default" office:value-type="float" office:value="0.068445" calcext:value-type="float">
            <text:p>0.068445</text:p>
          </table:table-cell>
          <table:table-cell table:style-name="Default" office:value-type="float" office:value="-0.007675" calcext:value-type="float">
            <text:p>-0.007675</text:p>
          </table:table-cell>
          <table:table-cell table:style-name="Default" office:value-type="float" office:value="-0.073824" calcext:value-type="float">
            <text:p>-0.07382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3306" calcext:value-type="float">
            <text:p>-0.053306</text:p>
          </table:table-cell>
          <table:table-cell table:style-name="Default" office:value-type="float" office:value="0.072475" calcext:value-type="float">
            <text:p>0.072475</text:p>
          </table:table-cell>
          <table:table-cell table:style-name="Default" office:value-type="float" office:value="0.243128" calcext:value-type="float">
            <text:p>0.243128</text:p>
          </table:table-cell>
          <table:table-cell table:style-name="Default" office:value-type="float" office:value="0.065988" calcext:value-type="float">
            <text:p>0.065988</text:p>
          </table:table-cell>
          <table:table-cell table:style-name="Default" office:value-type="float" office:value="-0.009363" calcext:value-type="float">
            <text:p>-0.009363</text:p>
          </table:table-cell>
          <table:table-cell table:style-name="Default" office:value-type="float" office:value="-0.074746" calcext:value-type="float">
            <text:p>-0.0747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3285" calcext:value-type="float">
            <text:p>-0.053285</text:p>
          </table:table-cell>
          <table:table-cell table:style-name="Default" office:value-type="float" office:value="0.072654" calcext:value-type="float">
            <text:p>0.072654</text:p>
          </table:table-cell>
          <table:table-cell table:style-name="Default" office:value-type="float" office:value="0.242631" calcext:value-type="float">
            <text:p>0.242631</text:p>
          </table:table-cell>
          <table:table-cell table:style-name="Default" office:value-type="float" office:value="0.066812" calcext:value-type="float">
            <text:p>0.066812</text:p>
          </table:table-cell>
          <table:table-cell table:style-name="Default" office:value-type="float" office:value="-0.01032" calcext:value-type="float">
            <text:p>-0.01032</text:p>
          </table:table-cell>
          <table:table-cell table:style-name="Default" office:value-type="float" office:value="-0.075765" calcext:value-type="float">
            <text:p>-0.07576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3265" calcext:value-type="float">
            <text:p>-0.053265</text:p>
          </table:table-cell>
          <table:table-cell table:style-name="Default" office:value-type="float" office:value="0.072909" calcext:value-type="float">
            <text:p>0.072909</text:p>
          </table:table-cell>
          <table:table-cell table:style-name="Default" office:value-type="float" office:value="0.242287" calcext:value-type="float">
            <text:p>0.242287</text:p>
          </table:table-cell>
          <table:table-cell table:style-name="Default" office:value-type="float" office:value="0.070246" calcext:value-type="float">
            <text:p>0.070246</text:p>
          </table:table-cell>
          <table:table-cell table:style-name="Default" office:value-type="float" office:value="-0.010994" calcext:value-type="float">
            <text:p>-0.010994</text:p>
          </table:table-cell>
          <table:table-cell table:style-name="Default" office:value-type="float" office:value="-0.076492" calcext:value-type="float">
            <text:p>-0.0764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3173" calcext:value-type="float">
            <text:p>-0.053173</text:p>
          </table:table-cell>
          <table:table-cell table:style-name="Default" office:value-type="float" office:value="0.07321" calcext:value-type="float">
            <text:p>0.07321</text:p>
          </table:table-cell>
          <table:table-cell table:style-name="Default" office:value-type="float" office:value="0.241676" calcext:value-type="float">
            <text:p>0.241676</text:p>
          </table:table-cell>
          <table:table-cell table:style-name="Default" office:value-type="float" office:value="0.070179" calcext:value-type="float">
            <text:p>0.070179</text:p>
          </table:table-cell>
          <table:table-cell table:style-name="Default" office:value-type="float" office:value="-0.012827" calcext:value-type="float">
            <text:p>-0.012827</text:p>
          </table:table-cell>
          <table:table-cell table:style-name="Default" office:value-type="float" office:value="-0.077341" calcext:value-type="float">
            <text:p>-0.0773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318" calcext:value-type="float">
            <text:p>-0.05318</text:p>
          </table:table-cell>
          <table:table-cell table:style-name="Default" office:value-type="float" office:value="0.07349" calcext:value-type="float">
            <text:p>0.07349</text:p>
          </table:table-cell>
          <table:table-cell table:style-name="Default" office:value-type="float" office:value="0.24085" calcext:value-type="float">
            <text:p>0.24085</text:p>
          </table:table-cell>
          <table:table-cell table:style-name="Default" office:value-type="float" office:value="0.074435" calcext:value-type="float">
            <text:p>0.074435</text:p>
          </table:table-cell>
          <table:table-cell table:style-name="Default" office:value-type="float" office:value="-0.015182" calcext:value-type="float">
            <text:p>-0.015182</text:p>
          </table:table-cell>
          <table:table-cell table:style-name="Default" office:value-type="float" office:value="-0.078396" calcext:value-type="float">
            <text:p>-0.0783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3068" calcext:value-type="float">
            <text:p>-0.053068</text:p>
          </table:table-cell>
          <table:table-cell table:style-name="Default" office:value-type="float" office:value="0.073922" calcext:value-type="float">
            <text:p>0.073922</text:p>
          </table:table-cell>
          <table:table-cell table:style-name="Default" office:value-type="float" office:value="0.239693" calcext:value-type="float">
            <text:p>0.239693</text:p>
          </table:table-cell>
          <table:table-cell table:style-name="Default" office:value-type="float" office:value="0.073487" calcext:value-type="float">
            <text:p>0.073487</text:p>
          </table:table-cell>
          <table:table-cell table:style-name="Default" office:value-type="float" office:value="-0.018629" calcext:value-type="float">
            <text:p>-0.018629</text:p>
          </table:table-cell>
          <table:table-cell table:style-name="Default" office:value-type="float" office:value="-0.079464" calcext:value-type="float">
            <text:p>-0.07946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3153" calcext:value-type="float">
            <text:p>-0.053153</text:p>
          </table:table-cell>
          <table:table-cell table:style-name="Default" office:value-type="float" office:value="0.074305" calcext:value-type="float">
            <text:p>0.074305</text:p>
          </table:table-cell>
          <table:table-cell table:style-name="Default" office:value-type="float" office:value="0.239121" calcext:value-type="float">
            <text:p>0.239121</text:p>
          </table:table-cell>
          <table:table-cell table:style-name="Default" office:value-type="float" office:value="0.076183" calcext:value-type="float">
            <text:p>0.076183</text:p>
          </table:table-cell>
          <table:table-cell table:style-name="Default" office:value-type="float" office:value="-0.019776" calcext:value-type="float">
            <text:p>-0.019776</text:p>
          </table:table-cell>
          <table:table-cell table:style-name="Default" office:value-type="float" office:value="-0.080847" calcext:value-type="float">
            <text:p>-0.08084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3473" calcext:value-type="float">
            <text:p>-0.053473</text:p>
          </table:table-cell>
          <table:table-cell table:style-name="Default" office:value-type="float" office:value="0.075034" calcext:value-type="float">
            <text:p>0.075034</text:p>
          </table:table-cell>
          <table:table-cell table:style-name="Default" office:value-type="float" office:value="0.238895" calcext:value-type="float">
            <text:p>0.238895</text:p>
          </table:table-cell>
          <table:table-cell table:style-name="Default" office:value-type="float" office:value="0.078817" calcext:value-type="float">
            <text:p>0.078817</text:p>
          </table:table-cell>
          <table:table-cell table:style-name="Default" office:value-type="float" office:value="-0.019604" calcext:value-type="float">
            <text:p>-0.019604</text:p>
          </table:table-cell>
          <table:table-cell table:style-name="Default" office:value-type="float" office:value="-0.083227" calcext:value-type="float">
            <text:p>-0.08322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3788" calcext:value-type="float">
            <text:p>-0.053788</text:p>
          </table:table-cell>
          <table:table-cell table:style-name="Default" office:value-type="float" office:value="0.075847" calcext:value-type="float">
            <text:p>0.075847</text:p>
          </table:table-cell>
          <table:table-cell table:style-name="Default" office:value-type="float" office:value="0.238828" calcext:value-type="float">
            <text:p>0.238828</text:p>
          </table:table-cell>
          <table:table-cell table:style-name="Default" office:value-type="float" office:value="0.079012" calcext:value-type="float">
            <text:p>0.079012</text:p>
          </table:table-cell>
          <table:table-cell table:style-name="Default" office:value-type="float" office:value="-0.018997" calcext:value-type="float">
            <text:p>-0.018997</text:p>
          </table:table-cell>
          <table:table-cell table:style-name="Default" office:value-type="float" office:value="-0.085823" calcext:value-type="float">
            <text:p>-0.0858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4145" calcext:value-type="float">
            <text:p>-0.054145</text:p>
          </table:table-cell>
          <table:table-cell table:style-name="Default" office:value-type="float" office:value="0.076573" calcext:value-type="float">
            <text:p>0.076573</text:p>
          </table:table-cell>
          <table:table-cell table:style-name="Default" office:value-type="float" office:value="0.238983" calcext:value-type="float">
            <text:p>0.238983</text:p>
          </table:table-cell>
          <table:table-cell table:style-name="Default" office:value-type="float" office:value="0.083313" calcext:value-type="float">
            <text:p>0.083313</text:p>
          </table:table-cell>
          <table:table-cell table:style-name="Default" office:value-type="float" office:value="-0.016974" calcext:value-type="float">
            <text:p>-0.016974</text:p>
          </table:table-cell>
          <table:table-cell table:style-name="Default" office:value-type="float" office:value="-0.088222" calcext:value-type="float">
            <text:p>-0.08822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4423" calcext:value-type="float">
            <text:p>-0.054423</text:p>
          </table:table-cell>
          <table:table-cell table:style-name="Default" office:value-type="float" office:value="0.0772" calcext:value-type="float">
            <text:p>0.0772</text:p>
          </table:table-cell>
          <table:table-cell table:style-name="Default" office:value-type="float" office:value="0.23898" calcext:value-type="float">
            <text:p>0.23898</text:p>
          </table:table-cell>
          <table:table-cell table:style-name="Default" office:value-type="float" office:value="0.083724" calcext:value-type="float">
            <text:p>0.083724</text:p>
          </table:table-cell>
          <table:table-cell table:style-name="Default" office:value-type="float" office:value="-0.016582" calcext:value-type="float">
            <text:p>-0.016582</text:p>
          </table:table-cell>
          <table:table-cell table:style-name="Default" office:value-type="float" office:value="-0.09036" calcext:value-type="float">
            <text:p>-0.0903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455" calcext:value-type="float">
            <text:p>-0.05455</text:p>
          </table:table-cell>
          <table:table-cell table:style-name="Default" office:value-type="float" office:value="0.077591" calcext:value-type="float">
            <text:p>0.077591</text:p>
          </table:table-cell>
          <table:table-cell table:style-name="Default" office:value-type="float" office:value="0.238739" calcext:value-type="float">
            <text:p>0.238739</text:p>
          </table:table-cell>
          <table:table-cell table:style-name="Default" office:value-type="float" office:value="0.084625" calcext:value-type="float">
            <text:p>0.084625</text:p>
          </table:table-cell>
          <table:table-cell table:style-name="Default" office:value-type="float" office:value="-0.017018" calcext:value-type="float">
            <text:p>-0.017018</text:p>
          </table:table-cell>
          <table:table-cell table:style-name="Default" office:value-type="float" office:value="-0.091703" calcext:value-type="float">
            <text:p>-0.09170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4763" calcext:value-type="float">
            <text:p>-0.054763</text:p>
          </table:table-cell>
          <table:table-cell table:style-name="Default" office:value-type="float" office:value="0.077872" calcext:value-type="float">
            <text:p>0.077872</text:p>
          </table:table-cell>
          <table:table-cell table:style-name="Default" office:value-type="float" office:value="0.238434" calcext:value-type="float">
            <text:p>0.238434</text:p>
          </table:table-cell>
          <table:table-cell table:style-name="Default" office:value-type="float" office:value="0.084829" calcext:value-type="float">
            <text:p>0.084829</text:p>
          </table:table-cell>
          <table:table-cell table:style-name="Default" office:value-type="float" office:value="-0.017772" calcext:value-type="float">
            <text:p>-0.017772</text:p>
          </table:table-cell>
          <table:table-cell table:style-name="Default" office:value-type="float" office:value="-0.092692" calcext:value-type="float">
            <text:p>-0.0926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4819" calcext:value-type="float">
            <text:p>-0.054819</text:p>
          </table:table-cell>
          <table:table-cell table:style-name="Default" office:value-type="float" office:value="0.078049" calcext:value-type="float">
            <text:p>0.078049</text:p>
          </table:table-cell>
          <table:table-cell table:style-name="Default" office:value-type="float" office:value="0.238099" calcext:value-type="float">
            <text:p>0.238099</text:p>
          </table:table-cell>
          <table:table-cell table:style-name="Default" office:value-type="float" office:value="0.086576" calcext:value-type="float">
            <text:p>0.086576</text:p>
          </table:table-cell>
          <table:table-cell table:style-name="Default" office:value-type="float" office:value="-0.018397" calcext:value-type="float">
            <text:p>-0.018397</text:p>
          </table:table-cell>
          <table:table-cell table:style-name="Default" office:value-type="float" office:value="-0.09367" calcext:value-type="float">
            <text:p>-0.093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4905" calcext:value-type="float">
            <text:p>-0.054905</text:p>
          </table:table-cell>
          <table:table-cell table:style-name="Default" office:value-type="float" office:value="0.078348" calcext:value-type="float">
            <text:p>0.078348</text:p>
          </table:table-cell>
          <table:table-cell table:style-name="Default" office:value-type="float" office:value="0.237647" calcext:value-type="float">
            <text:p>0.237647</text:p>
          </table:table-cell>
          <table:table-cell table:style-name="Default" office:value-type="float" office:value="0.088404" calcext:value-type="float">
            <text:p>0.088404</text:p>
          </table:table-cell>
          <table:table-cell table:style-name="Default" office:value-type="float" office:value="-0.019765" calcext:value-type="float">
            <text:p>-0.019765</text:p>
          </table:table-cell>
          <table:table-cell table:style-name="Default" office:value-type="float" office:value="-0.094477" calcext:value-type="float">
            <text:p>-0.09447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4942" calcext:value-type="float">
            <text:p>-0.054942</text:p>
          </table:table-cell>
          <table:table-cell table:style-name="Default" office:value-type="float" office:value="0.078578" calcext:value-type="float">
            <text:p>0.078578</text:p>
          </table:table-cell>
          <table:table-cell table:style-name="Default" office:value-type="float" office:value="0.237074" calcext:value-type="float">
            <text:p>0.237074</text:p>
          </table:table-cell>
          <table:table-cell table:style-name="Default" office:value-type="float" office:value="0.088455" calcext:value-type="float">
            <text:p>0.088455</text:p>
          </table:table-cell>
          <table:table-cell table:style-name="Default" office:value-type="float" office:value="-0.021433" calcext:value-type="float">
            <text:p>-0.021433</text:p>
          </table:table-cell>
          <table:table-cell table:style-name="Default" office:value-type="float" office:value="-0.095294" calcext:value-type="float">
            <text:p>-0.0952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4971" calcext:value-type="float">
            <text:p>-0.054971</text:p>
          </table:table-cell>
          <table:table-cell table:style-name="Default" office:value-type="float" office:value="0.078849" calcext:value-type="float">
            <text:p>0.078849</text:p>
          </table:table-cell>
          <table:table-cell table:style-name="Default" office:value-type="float" office:value="0.236678" calcext:value-type="float">
            <text:p>0.236678</text:p>
          </table:table-cell>
          <table:table-cell table:style-name="Default" office:value-type="float" office:value="0.091869" calcext:value-type="float">
            <text:p>0.091869</text:p>
          </table:table-cell>
          <table:table-cell table:style-name="Default" office:value-type="float" office:value="-0.022336" calcext:value-type="float">
            <text:p>-0.022336</text:p>
          </table:table-cell>
          <table:table-cell table:style-name="Default" office:value-type="float" office:value="-0.096358" calcext:value-type="float">
            <text:p>-0.09635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5156" calcext:value-type="float">
            <text:p>-0.055156</text:p>
          </table:table-cell>
          <table:table-cell table:style-name="Default" office:value-type="float" office:value="0.07922" calcext:value-type="float">
            <text:p>0.07922</text:p>
          </table:table-cell>
          <table:table-cell table:style-name="Default" office:value-type="float" office:value="0.236085" calcext:value-type="float">
            <text:p>0.236085</text:p>
          </table:table-cell>
          <table:table-cell table:style-name="Default" office:value-type="float" office:value="0.095248" calcext:value-type="float">
            <text:p>0.095248</text:p>
          </table:table-cell>
          <table:table-cell table:style-name="Default" office:value-type="float" office:value="-0.023794" calcext:value-type="float">
            <text:p>-0.023794</text:p>
          </table:table-cell>
          <table:table-cell table:style-name="Default" office:value-type="float" office:value="-0.097776" calcext:value-type="float">
            <text:p>-0.09777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5373" calcext:value-type="float">
            <text:p>-0.055373</text:p>
          </table:table-cell>
          <table:table-cell table:style-name="Default" office:value-type="float" office:value="0.079749" calcext:value-type="float">
            <text:p>0.079749</text:p>
          </table:table-cell>
          <table:table-cell table:style-name="Default" office:value-type="float" office:value="0.235157" calcext:value-type="float">
            <text:p>0.235157</text:p>
          </table:table-cell>
          <table:table-cell table:style-name="Default" office:value-type="float" office:value="0.094943" calcext:value-type="float">
            <text:p>0.094943</text:p>
          </table:table-cell>
          <table:table-cell table:style-name="Default" office:value-type="float" office:value="-0.026321" calcext:value-type="float">
            <text:p>-0.026321</text:p>
          </table:table-cell>
          <table:table-cell table:style-name="Default" office:value-type="float" office:value="-0.099603" calcext:value-type="float">
            <text:p>-0.09960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5626" calcext:value-type="float">
            <text:p>-0.055626</text:p>
          </table:table-cell>
          <table:table-cell table:style-name="Default" office:value-type="float" office:value="0.080331" calcext:value-type="float">
            <text:p>0.080331</text:p>
          </table:table-cell>
          <table:table-cell table:style-name="Default" office:value-type="float" office:value="0.233923" calcext:value-type="float">
            <text:p>0.233923</text:p>
          </table:table-cell>
          <table:table-cell table:style-name="Default" office:value-type="float" office:value="0.097808" calcext:value-type="float">
            <text:p>0.097808</text:p>
          </table:table-cell>
          <table:table-cell table:style-name="Default" office:value-type="float" office:value="-0.029352" calcext:value-type="float">
            <text:p>-0.029352</text:p>
          </table:table-cell>
          <table:table-cell table:style-name="Default" office:value-type="float" office:value="-0.102292" calcext:value-type="float">
            <text:p>-0.1022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5879" calcext:value-type="float">
            <text:p>-0.055879</text:p>
          </table:table-cell>
          <table:table-cell table:style-name="Default" office:value-type="float" office:value="0.081071" calcext:value-type="float">
            <text:p>0.081071</text:p>
          </table:table-cell>
          <table:table-cell table:style-name="Default" office:value-type="float" office:value="0.232496" calcext:value-type="float">
            <text:p>0.232496</text:p>
          </table:table-cell>
          <table:table-cell table:style-name="Default" office:value-type="float" office:value="0.102998" calcext:value-type="float">
            <text:p>0.102998</text:p>
          </table:table-cell>
          <table:table-cell table:style-name="Default" office:value-type="float" office:value="-0.033567" calcext:value-type="float">
            <text:p>-0.033567</text:p>
          </table:table-cell>
          <table:table-cell table:style-name="Default" office:value-type="float" office:value="-0.105701" calcext:value-type="float">
            <text:p>-0.10570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6365" calcext:value-type="float">
            <text:p>-0.056365</text:p>
          </table:table-cell>
          <table:table-cell table:style-name="Default" office:value-type="float" office:value="0.081944" calcext:value-type="float">
            <text:p>0.081944</text:p>
          </table:table-cell>
          <table:table-cell table:style-name="Default" office:value-type="float" office:value="0.2308" calcext:value-type="float">
            <text:p>0.2308</text:p>
          </table:table-cell>
          <table:table-cell table:style-name="Default" office:value-type="float" office:value="0.10669" calcext:value-type="float">
            <text:p>0.10669</text:p>
          </table:table-cell>
          <table:table-cell table:style-name="Default" office:value-type="float" office:value="-0.037971" calcext:value-type="float">
            <text:p>-0.037971</text:p>
          </table:table-cell>
          <table:table-cell table:style-name="Default" office:value-type="float" office:value="-0.109293" calcext:value-type="float">
            <text:p>-0.10929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6917" calcext:value-type="float">
            <text:p>-0.056917</text:p>
          </table:table-cell>
          <table:table-cell table:style-name="Default" office:value-type="float" office:value="0.083242" calcext:value-type="float">
            <text:p>0.083242</text:p>
          </table:table-cell>
          <table:table-cell table:style-name="Default" office:value-type="float" office:value="0.229507" calcext:value-type="float">
            <text:p>0.229507</text:p>
          </table:table-cell>
          <table:table-cell table:style-name="Default" office:value-type="float" office:value="0.110586" calcext:value-type="float">
            <text:p>0.110586</text:p>
          </table:table-cell>
          <table:table-cell table:style-name="Default" office:value-type="float" office:value="-0.040927" calcext:value-type="float">
            <text:p>-0.040927</text:p>
          </table:table-cell>
          <table:table-cell table:style-name="Default" office:value-type="float" office:value="-0.113931" calcext:value-type="float">
            <text:p>-0.1139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7573" calcext:value-type="float">
            <text:p>-0.057573</text:p>
          </table:table-cell>
          <table:table-cell table:style-name="Default" office:value-type="float" office:value="0.084582" calcext:value-type="float">
            <text:p>0.084582</text:p>
          </table:table-cell>
          <table:table-cell table:style-name="Default" office:value-type="float" office:value="0.228076" calcext:value-type="float">
            <text:p>0.228076</text:p>
          </table:table-cell>
          <table:table-cell table:style-name="Default" office:value-type="float" office:value="0.113887" calcext:value-type="float">
            <text:p>0.113887</text:p>
          </table:table-cell>
          <table:table-cell table:style-name="Default" office:value-type="float" office:value="-0.043595" calcext:value-type="float">
            <text:p>-0.043595</text:p>
          </table:table-cell>
          <table:table-cell table:style-name="Default" office:value-type="float" office:value="-0.118699" calcext:value-type="float">
            <text:p>-0.11869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8293" calcext:value-type="float">
            <text:p>-0.058293</text:p>
          </table:table-cell>
          <table:table-cell table:style-name="Default" office:value-type="float" office:value="0.086038" calcext:value-type="float">
            <text:p>0.086038</text:p>
          </table:table-cell>
          <table:table-cell table:style-name="Default" office:value-type="float" office:value="0.226877" calcext:value-type="float">
            <text:p>0.226877</text:p>
          </table:table-cell>
          <table:table-cell table:style-name="Default" office:value-type="float" office:value="0.119864" calcext:value-type="float">
            <text:p>0.119864</text:p>
          </table:table-cell>
          <table:table-cell table:style-name="Default" office:value-type="float" office:value="-0.044837" calcext:value-type="float">
            <text:p>-0.044837</text:p>
          </table:table-cell>
          <table:table-cell table:style-name="Default" office:value-type="float" office:value="-0.123618" calcext:value-type="float">
            <text:p>-0.12361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9041" calcext:value-type="float">
            <text:p>-0.059041</text:p>
          </table:table-cell>
          <table:table-cell table:style-name="Default" office:value-type="float" office:value="0.087378" calcext:value-type="float">
            <text:p>0.087378</text:p>
          </table:table-cell>
          <table:table-cell table:style-name="Default" office:value-type="float" office:value="0.225452" calcext:value-type="float">
            <text:p>0.225452</text:p>
          </table:table-cell>
          <table:table-cell table:style-name="Default" office:value-type="float" office:value="0.122625" calcext:value-type="float">
            <text:p>0.122625</text:p>
          </table:table-cell>
          <table:table-cell table:style-name="Default" office:value-type="float" office:value="-0.047231" calcext:value-type="float">
            <text:p>-0.047231</text:p>
          </table:table-cell>
          <table:table-cell table:style-name="Default" office:value-type="float" office:value="-0.127826" calcext:value-type="float">
            <text:p>-0.12782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9909" calcext:value-type="float">
            <text:p>-0.059909</text:p>
          </table:table-cell>
          <table:table-cell table:style-name="Default" office:value-type="float" office:value="0.088593" calcext:value-type="float">
            <text:p>0.088593</text:p>
          </table:table-cell>
          <table:table-cell table:style-name="Default" office:value-type="float" office:value="0.224381" calcext:value-type="float">
            <text:p>0.224381</text:p>
          </table:table-cell>
          <table:table-cell table:style-name="Default" office:value-type="float" office:value="0.126118" calcext:value-type="float">
            <text:p>0.126118</text:p>
          </table:table-cell>
          <table:table-cell table:style-name="Default" office:value-type="float" office:value="-0.048557" calcext:value-type="float">
            <text:p>-0.048557</text:p>
          </table:table-cell>
          <table:table-cell table:style-name="Default" office:value-type="float" office:value="-0.13248" calcext:value-type="float">
            <text:p>-0.132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9934" calcext:value-type="float">
            <text:p>-0.059934</text:p>
          </table:table-cell>
          <table:table-cell table:style-name="Default" office:value-type="float" office:value="0.091218" calcext:value-type="float">
            <text:p>0.091218</text:p>
          </table:table-cell>
          <table:table-cell table:style-name="Default" office:value-type="float" office:value="0.224687" calcext:value-type="float">
            <text:p>0.224687</text:p>
          </table:table-cell>
          <table:table-cell table:style-name="Default" office:value-type="float" office:value="0.126135" calcext:value-type="float">
            <text:p>0.126135</text:p>
          </table:table-cell>
          <table:table-cell table:style-name="Default" office:value-type="float" office:value="-0.046693" calcext:value-type="float">
            <text:p>-0.046693</text:p>
          </table:table-cell>
          <table:table-cell table:style-name="Default" office:value-type="float" office:value="-0.137939" calcext:value-type="float">
            <text:p>-0.13793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0743" calcext:value-type="float">
            <text:p>-0.060743</text:p>
          </table:table-cell>
          <table:table-cell table:style-name="Default" office:value-type="float" office:value="0.092668" calcext:value-type="float">
            <text:p>0.092668</text:p>
          </table:table-cell>
          <table:table-cell table:style-name="Default" office:value-type="float" office:value="0.223227" calcext:value-type="float">
            <text:p>0.223227</text:p>
          </table:table-cell>
          <table:table-cell table:style-name="Default" office:value-type="float" office:value="0.128005" calcext:value-type="float">
            <text:p>0.128005</text:p>
          </table:table-cell>
          <table:table-cell table:style-name="Default" office:value-type="float" office:value="-0.049331" calcext:value-type="float">
            <text:p>-0.049331</text:p>
          </table:table-cell>
          <table:table-cell table:style-name="Default" office:value-type="float" office:value="-0.142979" calcext:value-type="float">
            <text:p>-0.14297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1595" calcext:value-type="float">
            <text:p>-0.061595</text:p>
          </table:table-cell>
          <table:table-cell table:style-name="Default" office:value-type="float" office:value="0.094918" calcext:value-type="float">
            <text:p>0.094918</text:p>
          </table:table-cell>
          <table:table-cell table:style-name="Default" office:value-type="float" office:value="0.220919" calcext:value-type="float">
            <text:p>0.220919</text:p>
          </table:table-cell>
          <table:table-cell table:style-name="Default" office:value-type="float" office:value="0.120908" calcext:value-type="float">
            <text:p>0.120908</text:p>
          </table:table-cell>
          <table:table-cell table:style-name="Default" office:value-type="float" office:value="-0.053597" calcext:value-type="float">
            <text:p>-0.053597</text:p>
          </table:table-cell>
          <table:table-cell table:style-name="Default" office:value-type="float" office:value="-0.148439" calcext:value-type="float">
            <text:p>-0.14843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278" calcext:value-type="float">
            <text:p>-0.06278</text:p>
          </table:table-cell>
          <table:table-cell table:style-name="Default" office:value-type="float" office:value="0.096736" calcext:value-type="float">
            <text:p>0.096736</text:p>
          </table:table-cell>
          <table:table-cell table:style-name="Default" office:value-type="float" office:value="0.218156" calcext:value-type="float">
            <text:p>0.218156</text:p>
          </table:table-cell>
          <table:table-cell table:style-name="Default" office:value-type="float" office:value="0.122485" calcext:value-type="float">
            <text:p>0.122485</text:p>
          </table:table-cell>
          <table:table-cell table:style-name="Default" office:value-type="float" office:value="-0.055735" calcext:value-type="float">
            <text:p>-0.055735</text:p>
          </table:table-cell>
          <table:table-cell table:style-name="Default" office:value-type="float" office:value="-0.151154" calcext:value-type="float">
            <text:p>-0.1511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3758" calcext:value-type="float">
            <text:p>-0.063758</text:p>
          </table:table-cell>
          <table:table-cell table:style-name="Default" office:value-type="float" office:value="0.098993" calcext:value-type="float">
            <text:p>0.098993</text:p>
          </table:table-cell>
          <table:table-cell table:style-name="Default" office:value-type="float" office:value="0.214538" calcext:value-type="float">
            <text:p>0.214538</text:p>
          </table:table-cell>
          <table:table-cell table:style-name="Default" office:value-type="float" office:value="0.132446" calcext:value-type="float">
            <text:p>0.132446</text:p>
          </table:table-cell>
          <table:table-cell table:style-name="Default" office:value-type="float" office:value="-0.048075" calcext:value-type="float">
            <text:p>-0.048075</text:p>
          </table:table-cell>
          <table:table-cell table:style-name="Default" office:value-type="float" office:value="-0.150068" calcext:value-type="float">
            <text:p>-0.15006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1942" calcext:value-type="float">
            <text:p>-0.061942</text:p>
          </table:table-cell>
          <table:table-cell table:style-name="Default" office:value-type="float" office:value="0.102954" calcext:value-type="float">
            <text:p>0.102954</text:p>
          </table:table-cell>
          <table:table-cell table:style-name="Default" office:value-type="float" office:value="0.193448" calcext:value-type="float">
            <text:p>0.193448</text:p>
          </table:table-cell>
          <table:table-cell table:style-name="Default" office:value-type="float" office:value="0.122197" calcext:value-type="float">
            <text:p>0.122197</text:p>
          </table:table-cell>
          <table:table-cell table:style-name="Default" office:value-type="float" office:value="0.017821" calcext:value-type="float">
            <text:p>0.017821</text:p>
          </table:table-cell>
          <table:table-cell table:style-name="Default" office:value-type="float" office:value="-0.138932" calcext:value-type="float">
            <text:p>-0.1389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1942" calcext:value-type="float">
            <text:p>-0.061942</text:p>
          </table:table-cell>
          <table:table-cell table:style-name="Default" office:value-type="float" office:value="0.102954" calcext:value-type="float">
            <text:p>0.102954</text:p>
          </table:table-cell>
          <table:table-cell table:style-name="Default" office:value-type="float" office:value="0.193448" calcext:value-type="float">
            <text:p>0.193448</text:p>
          </table:table-cell>
          <table:table-cell table:style-name="Default" office:value-type="float" office:value="0.122197" calcext:value-type="float">
            <text:p>0.122197</text:p>
          </table:table-cell>
          <table:table-cell table:style-name="Default" office:value-type="float" office:value="0.017821" calcext:value-type="float">
            <text:p>0.017821</text:p>
          </table:table-cell>
          <table:table-cell table:style-name="Default" office:value-type="float" office:value="-0.138932" calcext:value-type="float">
            <text:p>-0.1389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1942" calcext:value-type="float">
            <text:p>-0.061942</text:p>
          </table:table-cell>
          <table:table-cell table:style-name="Default" office:value-type="float" office:value="0.102954" calcext:value-type="float">
            <text:p>0.102954</text:p>
          </table:table-cell>
          <table:table-cell table:style-name="Default" office:value-type="float" office:value="0.193448" calcext:value-type="float">
            <text:p>0.193448</text:p>
          </table:table-cell>
          <table:table-cell table:style-name="Default" office:value-type="float" office:value="0.122197" calcext:value-type="float">
            <text:p>0.122197</text:p>
          </table:table-cell>
          <table:table-cell table:style-name="Default" office:value-type="float" office:value="0.017821" calcext:value-type="float">
            <text:p>0.017821</text:p>
          </table:table-cell>
          <table:table-cell table:style-name="Default" office:value-type="float" office:value="-0.138932" calcext:value-type="float">
            <text:p>-0.1389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1942" calcext:value-type="float">
            <text:p>-0.061942</text:p>
          </table:table-cell>
          <table:table-cell table:style-name="Default" office:value-type="float" office:value="0.102954" calcext:value-type="float">
            <text:p>0.102954</text:p>
          </table:table-cell>
          <table:table-cell table:style-name="Default" office:value-type="float" office:value="0.193448" calcext:value-type="float">
            <text:p>0.193448</text:p>
          </table:table-cell>
          <table:table-cell table:style-name="Default" office:value-type="float" office:value="0.122197" calcext:value-type="float">
            <text:p>0.122197</text:p>
          </table:table-cell>
          <table:table-cell table:style-name="Default" office:value-type="float" office:value="0.017821" calcext:value-type="float">
            <text:p>0.017821</text:p>
          </table:table-cell>
          <table:table-cell table:style-name="Default" office:value-type="float" office:value="-0.138932" calcext:value-type="float">
            <text:p>-0.1389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8902" calcext:value-type="float">
            <text:p>-0.058902</text:p>
          </table:table-cell>
          <table:table-cell table:style-name="Default" office:value-type="float" office:value="0.106867" calcext:value-type="float">
            <text:p>0.106867</text:p>
          </table:table-cell>
          <table:table-cell table:style-name="Default" office:value-type="float" office:value="0.179795" calcext:value-type="float">
            <text:p>0.179795</text:p>
          </table:table-cell>
          <table:table-cell table:style-name="Default" office:value-type="float" office:value="0.101099" calcext:value-type="float">
            <text:p>0.101099</text:p>
          </table:table-cell>
          <table:table-cell table:style-name="Default" office:value-type="float" office:value="-0.017623" calcext:value-type="float">
            <text:p>-0.017623</text:p>
          </table:table-cell>
          <table:table-cell table:style-name="Default" office:value-type="float" office:value="-0.140428" calcext:value-type="float">
            <text:p>-0.14042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6294" calcext:value-type="float">
            <text:p>-0.056294</text:p>
          </table:table-cell>
          <table:table-cell table:style-name="Default" office:value-type="float" office:value="0.11007" calcext:value-type="float">
            <text:p>0.11007</text:p>
          </table:table-cell>
          <table:table-cell table:style-name="Default" office:value-type="float" office:value="0.169124" calcext:value-type="float">
            <text:p>0.169124</text:p>
          </table:table-cell>
          <table:table-cell table:style-name="Default" office:value-type="float" office:value="0.100115" calcext:value-type="float">
            <text:p>0.100115</text:p>
          </table:table-cell>
          <table:table-cell table:style-name="Default" office:value-type="float" office:value="-0.01677" calcext:value-type="float">
            <text:p>-0.01677</text:p>
          </table:table-cell>
          <table:table-cell table:style-name="Default" office:value-type="float" office:value="-0.13964" calcext:value-type="float">
            <text:p>-0.1396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8714" calcext:value-type="float">
            <text:p>-0.048714</text:p>
          </table:table-cell>
          <table:table-cell table:style-name="Default" office:value-type="float" office:value="0.113341" calcext:value-type="float">
            <text:p>0.113341</text:p>
          </table:table-cell>
          <table:table-cell table:style-name="Default" office:value-type="float" office:value="0.154976" calcext:value-type="float">
            <text:p>0.154976</text:p>
          </table:table-cell>
          <table:table-cell table:style-name="Default" office:value-type="float" office:value="0.123911" calcext:value-type="float">
            <text:p>0.123911</text:p>
          </table:table-cell>
          <table:table-cell table:style-name="Default" office:value-type="float" office:value="0.017089" calcext:value-type="float">
            <text:p>0.017089</text:p>
          </table:table-cell>
          <table:table-cell table:style-name="Default" office:value-type="float" office:value="-0.153023" calcext:value-type="float">
            <text:p>-0.1530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2784" calcext:value-type="float">
            <text:p>-0.042784</text:p>
          </table:table-cell>
          <table:table-cell table:style-name="Default" office:value-type="float" office:value="0.116844" calcext:value-type="float">
            <text:p>0.116844</text:p>
          </table:table-cell>
          <table:table-cell table:style-name="Default" office:value-type="float" office:value="0.140144" calcext:value-type="float">
            <text:p>0.140144</text:p>
          </table:table-cell>
          <table:table-cell table:style-name="Default" office:value-type="float" office:value="0.117118" calcext:value-type="float">
            <text:p>0.117118</text:p>
          </table:table-cell>
          <table:table-cell table:style-name="Default" office:value-type="float" office:value="0.013425" calcext:value-type="float">
            <text:p>0.013425</text:p>
          </table:table-cell>
          <table:table-cell table:style-name="Default" office:value-type="float" office:value="-0.162555" calcext:value-type="float">
            <text:p>-0.16255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6092" calcext:value-type="float">
            <text:p>-0.036092</text:p>
          </table:table-cell>
          <table:table-cell table:style-name="Default" office:value-type="float" office:value="0.122253" calcext:value-type="float">
            <text:p>0.122253</text:p>
          </table:table-cell>
          <table:table-cell table:style-name="Default" office:value-type="float" office:value="0.127276" calcext:value-type="float">
            <text:p>0.127276</text:p>
          </table:table-cell>
          <table:table-cell table:style-name="Default" office:value-type="float" office:value="0.108003" calcext:value-type="float">
            <text:p>0.108003</text:p>
          </table:table-cell>
          <table:table-cell table:style-name="Default" office:value-type="float" office:value="-0.005929" calcext:value-type="float">
            <text:p>-0.005929</text:p>
          </table:table-cell>
          <table:table-cell table:style-name="Default" office:value-type="float" office:value="-0.17495" calcext:value-type="float">
            <text:p>-0.1749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9697" calcext:value-type="float">
            <text:p>-0.029697</text:p>
          </table:table-cell>
          <table:table-cell table:style-name="Default" office:value-type="float" office:value="0.129822" calcext:value-type="float">
            <text:p>0.129822</text:p>
          </table:table-cell>
          <table:table-cell table:style-name="Default" office:value-type="float" office:value="0.116396" calcext:value-type="float">
            <text:p>0.116396</text:p>
          </table:table-cell>
          <table:table-cell table:style-name="Default" office:value-type="float" office:value="0.091387" calcext:value-type="float">
            <text:p>0.091387</text:p>
          </table:table-cell>
          <table:table-cell table:style-name="Default" office:value-type="float" office:value="-0.032175" calcext:value-type="float">
            <text:p>-0.032175</text:p>
          </table:table-cell>
          <table:table-cell table:style-name="Default" office:value-type="float" office:value="-0.194021" calcext:value-type="float">
            <text:p>-0.19402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3758" calcext:value-type="float">
            <text:p>-0.023758</text:p>
          </table:table-cell>
          <table:table-cell table:style-name="Default" office:value-type="float" office:value="0.138281" calcext:value-type="float">
            <text:p>0.138281</text:p>
          </table:table-cell>
          <table:table-cell table:style-name="Default" office:value-type="float" office:value="0.106942" calcext:value-type="float">
            <text:p>0.106942</text:p>
          </table:table-cell>
          <table:table-cell table:style-name="Default" office:value-type="float" office:value="0.075028" calcext:value-type="float">
            <text:p>0.075028</text:p>
          </table:table-cell>
          <table:table-cell table:style-name="Default" office:value-type="float" office:value="-0.050878" calcext:value-type="float">
            <text:p>-0.050878</text:p>
          </table:table-cell>
          <table:table-cell table:style-name="Default" office:value-type="float" office:value="-0.221116" calcext:value-type="float">
            <text:p>-0.2211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911" calcext:value-type="float">
            <text:p>-0.01911</text:p>
          </table:table-cell>
          <table:table-cell table:style-name="Default" office:value-type="float" office:value="0.147894" calcext:value-type="float">
            <text:p>0.147894</text:p>
          </table:table-cell>
          <table:table-cell table:style-name="Default" office:value-type="float" office:value="0.098978" calcext:value-type="float">
            <text:p>0.098978</text:p>
          </table:table-cell>
          <table:table-cell table:style-name="Default" office:value-type="float" office:value="0.059044" calcext:value-type="float">
            <text:p>0.059044</text:p>
          </table:table-cell>
          <table:table-cell table:style-name="Default" office:value-type="float" office:value="-0.058775" calcext:value-type="float">
            <text:p>-0.058775</text:p>
          </table:table-cell>
          <table:table-cell table:style-name="Default" office:value-type="float" office:value="-0.252586" calcext:value-type="float">
            <text:p>-0.2525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5845" calcext:value-type="float">
            <text:p>-0.015845</text:p>
          </table:table-cell>
          <table:table-cell table:style-name="Default" office:value-type="float" office:value="0.158446" calcext:value-type="float">
            <text:p>0.158446</text:p>
          </table:table-cell>
          <table:table-cell table:style-name="Default" office:value-type="float" office:value="0.091411" calcext:value-type="float">
            <text:p>0.091411</text:p>
          </table:table-cell>
          <table:table-cell table:style-name="Default" office:value-type="float" office:value="0.042146" calcext:value-type="float">
            <text:p>0.042146</text:p>
          </table:table-cell>
          <table:table-cell table:style-name="Default" office:value-type="float" office:value="-0.060878" calcext:value-type="float">
            <text:p>-0.060878</text:p>
          </table:table-cell>
          <table:table-cell table:style-name="Default" office:value-type="float" office:value="-0.284904" calcext:value-type="float">
            <text:p>-0.28490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4273" calcext:value-type="float">
            <text:p>-0.014273</text:p>
          </table:table-cell>
          <table:table-cell table:style-name="Default" office:value-type="float" office:value="0.170187" calcext:value-type="float">
            <text:p>0.170187</text:p>
          </table:table-cell>
          <table:table-cell table:style-name="Default" office:value-type="float" office:value="0.083653" calcext:value-type="float">
            <text:p>0.083653</text:p>
          </table:table-cell>
          <table:table-cell table:style-name="Default" office:value-type="float" office:value="0.0342" calcext:value-type="float">
            <text:p>0.0342</text:p>
          </table:table-cell>
          <table:table-cell table:style-name="Default" office:value-type="float" office:value="-0.061233" calcext:value-type="float">
            <text:p>-0.061233</text:p>
          </table:table-cell>
          <table:table-cell table:style-name="Default" office:value-type="float" office:value="-0.310176" calcext:value-type="float">
            <text:p>-0.31017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3862" calcext:value-type="float">
            <text:p>-0.013862</text:p>
          </table:table-cell>
          <table:table-cell table:style-name="Default" office:value-type="float" office:value="0.180468" calcext:value-type="float">
            <text:p>0.180468</text:p>
          </table:table-cell>
          <table:table-cell table:style-name="Default" office:value-type="float" office:value="0.075752" calcext:value-type="float">
            <text:p>0.075752</text:p>
          </table:table-cell>
          <table:table-cell table:style-name="Default" office:value-type="float" office:value="0.028951" calcext:value-type="float">
            <text:p>0.028951</text:p>
          </table:table-cell>
          <table:table-cell table:style-name="Default" office:value-type="float" office:value="-0.06277" calcext:value-type="float">
            <text:p>-0.06277</text:p>
          </table:table-cell>
          <table:table-cell table:style-name="Default" office:value-type="float" office:value="-0.333021" calcext:value-type="float">
            <text:p>-0.33302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4416" calcext:value-type="float">
            <text:p>-0.014416</text:p>
          </table:table-cell>
          <table:table-cell table:style-name="Default" office:value-type="float" office:value="0.189848" calcext:value-type="float">
            <text:p>0.189848</text:p>
          </table:table-cell>
          <table:table-cell table:style-name="Default" office:value-type="float" office:value="0.067584" calcext:value-type="float">
            <text:p>0.067584</text:p>
          </table:table-cell>
          <table:table-cell table:style-name="Default" office:value-type="float" office:value="0.02255" calcext:value-type="float">
            <text:p>0.02255</text:p>
          </table:table-cell>
          <table:table-cell table:style-name="Default" office:value-type="float" office:value="-0.063661" calcext:value-type="float">
            <text:p>-0.063661</text:p>
          </table:table-cell>
          <table:table-cell table:style-name="Default" office:value-type="float" office:value="-0.35562" calcext:value-type="float">
            <text:p>-0.3556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5937" calcext:value-type="float">
            <text:p>-0.015937</text:p>
          </table:table-cell>
          <table:table-cell table:style-name="Default" office:value-type="float" office:value="0.198088" calcext:value-type="float">
            <text:p>0.198088</text:p>
          </table:table-cell>
          <table:table-cell table:style-name="Default" office:value-type="float" office:value="0.058147" calcext:value-type="float">
            <text:p>0.058147</text:p>
          </table:table-cell>
          <table:table-cell table:style-name="Default" office:value-type="float" office:value="0.016733" calcext:value-type="float">
            <text:p>0.016733</text:p>
          </table:table-cell>
          <table:table-cell table:style-name="Default" office:value-type="float" office:value="-0.061018" calcext:value-type="float">
            <text:p>-0.061018</text:p>
          </table:table-cell>
          <table:table-cell table:style-name="Default" office:value-type="float" office:value="-0.369609" calcext:value-type="float">
            <text:p>-0.3696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7539" calcext:value-type="float">
            <text:p>-0.017539</text:p>
          </table:table-cell>
          <table:table-cell table:style-name="Default" office:value-type="float" office:value="0.20536" calcext:value-type="float">
            <text:p>0.20536</text:p>
          </table:table-cell>
          <table:table-cell table:style-name="Default" office:value-type="float" office:value="0.047722" calcext:value-type="float">
            <text:p>0.047722</text:p>
          </table:table-cell>
          <table:table-cell table:style-name="Default" office:value-type="float" office:value="0.00786" calcext:value-type="float">
            <text:p>0.00786</text:p>
          </table:table-cell>
          <table:table-cell table:style-name="Default" office:value-type="float" office:value="-0.065652" calcext:value-type="float">
            <text:p>-0.065652</text:p>
          </table:table-cell>
          <table:table-cell table:style-name="Default" office:value-type="float" office:value="-0.38259" calcext:value-type="float">
            <text:p>-0.3825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0489" calcext:value-type="float">
            <text:p>-0.020489</text:p>
          </table:table-cell>
          <table:table-cell table:style-name="Default" office:value-type="float" office:value="0.214231" calcext:value-type="float">
            <text:p>0.214231</text:p>
          </table:table-cell>
          <table:table-cell table:style-name="Default" office:value-type="float" office:value="0.036129" calcext:value-type="float">
            <text:p>0.036129</text:p>
          </table:table-cell>
          <table:table-cell table:style-name="Default" office:value-type="float" office:value="0.032562" calcext:value-type="float">
            <text:p>0.032562</text:p>
          </table:table-cell>
          <table:table-cell table:style-name="Default" office:value-type="float" office:value="-0.045666" calcext:value-type="float">
            <text:p>-0.045666</text:p>
          </table:table-cell>
          <table:table-cell table:style-name="Default" office:value-type="float" office:value="-0.362613" calcext:value-type="float">
            <text:p>-0.36261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65" calcext:value-type="float">
            <text:p>-0.021965</text:p>
          </table:table-cell>
          <table:table-cell table:style-name="Default" office:value-type="float" office:value="0.220156" calcext:value-type="float">
            <text:p>0.220156</text:p>
          </table:table-cell>
          <table:table-cell table:style-name="Default" office:value-type="float" office:value="0.024736" calcext:value-type="float">
            <text:p>0.024736</text:p>
          </table:table-cell>
          <table:table-cell table:style-name="Default" office:value-type="float" office:value="0.016249" calcext:value-type="float">
            <text:p>0.016249</text:p>
          </table:table-cell>
          <table:table-cell table:style-name="Default" office:value-type="float" office:value="-0.046131" calcext:value-type="float">
            <text:p>-0.046131</text:p>
          </table:table-cell>
          <table:table-cell table:style-name="Default" office:value-type="float" office:value="-0.374023" calcext:value-type="float">
            <text:p>-0.3740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3241" calcext:value-type="float">
            <text:p>-0.023241</text:p>
          </table:table-cell>
          <table:table-cell table:style-name="Default" office:value-type="float" office:value="0.225663" calcext:value-type="float">
            <text:p>0.225663</text:p>
          </table:table-cell>
          <table:table-cell table:style-name="Default" office:value-type="float" office:value="0.014959" calcext:value-type="float">
            <text:p>0.014959</text:p>
          </table:table-cell>
          <table:table-cell table:style-name="Default" office:value-type="float" office:value="-0.000086" calcext:value-type="float">
            <text:p>-0.000086</text:p>
          </table:table-cell>
          <table:table-cell table:style-name="Default" office:value-type="float" office:value="-0.044027" calcext:value-type="float">
            <text:p>-0.044027</text:p>
          </table:table-cell>
          <table:table-cell table:style-name="Default" office:value-type="float" office:value="-0.387137" calcext:value-type="float">
            <text:p>-0.3871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4947" calcext:value-type="float">
            <text:p>-0.024947</text:p>
          </table:table-cell>
          <table:table-cell table:style-name="Default" office:value-type="float" office:value="0.23147" calcext:value-type="float">
            <text:p>0.23147</text:p>
          </table:table-cell>
          <table:table-cell table:style-name="Default" office:value-type="float" office:value="0.007098" calcext:value-type="float">
            <text:p>0.007098</text:p>
          </table:table-cell>
          <table:table-cell table:style-name="Default" office:value-type="float" office:value="-0.014532" calcext:value-type="float">
            <text:p>-0.014532</text:p>
          </table:table-cell>
          <table:table-cell table:style-name="Default" office:value-type="float" office:value="-0.041971" calcext:value-type="float">
            <text:p>-0.041971</text:p>
          </table:table-cell>
          <table:table-cell table:style-name="Default" office:value-type="float" office:value="-0.399572" calcext:value-type="float">
            <text:p>-0.39957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7366" calcext:value-type="float">
            <text:p>-0.027366</text:p>
          </table:table-cell>
          <table:table-cell table:style-name="Default" office:value-type="float" office:value="0.237452" calcext:value-type="float">
            <text:p>0.237452</text:p>
          </table:table-cell>
          <table:table-cell table:style-name="Default" office:value-type="float" office:value="0.000884" calcext:value-type="float">
            <text:p>0.000884</text:p>
          </table:table-cell>
          <table:table-cell table:style-name="Default" office:value-type="float" office:value="-0.022384" calcext:value-type="float">
            <text:p>-0.022384</text:p>
          </table:table-cell>
          <table:table-cell table:style-name="Default" office:value-type="float" office:value="-0.038884" calcext:value-type="float">
            <text:p>-0.038884</text:p>
          </table:table-cell>
          <table:table-cell table:style-name="Default" office:value-type="float" office:value="-0.407668" calcext:value-type="float">
            <text:p>-0.40766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0978" calcext:value-type="float">
            <text:p>-0.030978</text:p>
          </table:table-cell>
          <table:table-cell table:style-name="Default" office:value-type="float" office:value="0.243248" calcext:value-type="float">
            <text:p>0.243248</text:p>
          </table:table-cell>
          <table:table-cell table:style-name="Default" office:value-type="float" office:value="-0.003101" calcext:value-type="float">
            <text:p>-0.003101</text:p>
          </table:table-cell>
          <table:table-cell table:style-name="Default" office:value-type="float" office:value="-0.023643" calcext:value-type="float">
            <text:p>-0.023643</text:p>
          </table:table-cell>
          <table:table-cell table:style-name="Default" office:value-type="float" office:value="-0.038079" calcext:value-type="float">
            <text:p>-0.038079</text:p>
          </table:table-cell>
          <table:table-cell table:style-name="Default" office:value-type="float" office:value="-0.41148" calcext:value-type="float">
            <text:p>-0.411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5194" calcext:value-type="float">
            <text:p>-0.035194</text:p>
          </table:table-cell>
          <table:table-cell table:style-name="Default" office:value-type="float" office:value="0.248861" calcext:value-type="float">
            <text:p>0.248861</text:p>
          </table:table-cell>
          <table:table-cell table:style-name="Default" office:value-type="float" office:value="-0.00623" calcext:value-type="float">
            <text:p>-0.00623</text:p>
          </table:table-cell>
          <table:table-cell table:style-name="Default" office:value-type="float" office:value="-0.020878" calcext:value-type="float">
            <text:p>-0.020878</text:p>
          </table:table-cell>
          <table:table-cell table:style-name="Default" office:value-type="float" office:value="-0.03944" calcext:value-type="float">
            <text:p>-0.03944</text:p>
          </table:table-cell>
          <table:table-cell table:style-name="Default" office:value-type="float" office:value="-0.411111" calcext:value-type="float">
            <text:p>-0.41111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9594" calcext:value-type="float">
            <text:p>-0.039594</text:p>
          </table:table-cell>
          <table:table-cell table:style-name="Default" office:value-type="float" office:value="0.254266" calcext:value-type="float">
            <text:p>0.254266</text:p>
          </table:table-cell>
          <table:table-cell table:style-name="Default" office:value-type="float" office:value="-0.00901" calcext:value-type="float">
            <text:p>-0.00901</text:p>
          </table:table-cell>
          <table:table-cell table:style-name="Default" office:value-type="float" office:value="-0.019033" calcext:value-type="float">
            <text:p>-0.019033</text:p>
          </table:table-cell>
          <table:table-cell table:style-name="Default" office:value-type="float" office:value="-0.043143" calcext:value-type="float">
            <text:p>-0.043143</text:p>
          </table:table-cell>
          <table:table-cell table:style-name="Default" office:value-type="float" office:value="-0.410383" calcext:value-type="float">
            <text:p>-0.41038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3846" calcext:value-type="float">
            <text:p>-0.043846</text:p>
          </table:table-cell>
          <table:table-cell table:style-name="Default" office:value-type="float" office:value="0.25909" calcext:value-type="float">
            <text:p>0.25909</text:p>
          </table:table-cell>
          <table:table-cell table:style-name="Default" office:value-type="float" office:value="-0.011555" calcext:value-type="float">
            <text:p>-0.011555</text:p>
          </table:table-cell>
          <table:table-cell table:style-name="Default" office:value-type="float" office:value="-0.01981" calcext:value-type="float">
            <text:p>-0.01981</text:p>
          </table:table-cell>
          <table:table-cell table:style-name="Default" office:value-type="float" office:value="-0.046223" calcext:value-type="float">
            <text:p>-0.046223</text:p>
          </table:table-cell>
          <table:table-cell table:style-name="Default" office:value-type="float" office:value="-0.409712" calcext:value-type="float">
            <text:p>-0.40971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838" calcext:value-type="float">
            <text:p>-0.04838</text:p>
          </table:table-cell>
          <table:table-cell table:style-name="Default" office:value-type="float" office:value="0.264112" calcext:value-type="float">
            <text:p>0.264112</text:p>
          </table:table-cell>
          <table:table-cell table:style-name="Default" office:value-type="float" office:value="-0.014021" calcext:value-type="float">
            <text:p>-0.014021</text:p>
          </table:table-cell>
          <table:table-cell table:style-name="Default" office:value-type="float" office:value="-0.022545" calcext:value-type="float">
            <text:p>-0.022545</text:p>
          </table:table-cell>
          <table:table-cell table:style-name="Default" office:value-type="float" office:value="-0.04651" calcext:value-type="float">
            <text:p>-0.04651</text:p>
          </table:table-cell>
          <table:table-cell table:style-name="Default" office:value-type="float" office:value="-0.41117" calcext:value-type="float">
            <text:p>-0.4111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2873" calcext:value-type="float">
            <text:p>-0.052873</text:p>
          </table:table-cell>
          <table:table-cell table:style-name="Default" office:value-type="float" office:value="0.269084" calcext:value-type="float">
            <text:p>0.269084</text:p>
          </table:table-cell>
          <table:table-cell table:style-name="Default" office:value-type="float" office:value="-0.016328" calcext:value-type="float">
            <text:p>-0.016328</text:p>
          </table:table-cell>
          <table:table-cell table:style-name="Default" office:value-type="float" office:value="-0.022871" calcext:value-type="float">
            <text:p>-0.022871</text:p>
          </table:table-cell>
          <table:table-cell table:style-name="Default" office:value-type="float" office:value="-0.044383" calcext:value-type="float">
            <text:p>-0.044383</text:p>
          </table:table-cell>
          <table:table-cell table:style-name="Default" office:value-type="float" office:value="-0.411775" calcext:value-type="float">
            <text:p>-0.41177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711" calcext:value-type="float">
            <text:p>-0.05711</text:p>
          </table:table-cell>
          <table:table-cell table:style-name="Default" office:value-type="float" office:value="0.274594" calcext:value-type="float">
            <text:p>0.274594</text:p>
          </table:table-cell>
          <table:table-cell table:style-name="Default" office:value-type="float" office:value="-0.018662" calcext:value-type="float">
            <text:p>-0.018662</text:p>
          </table:table-cell>
          <table:table-cell table:style-name="Default" office:value-type="float" office:value="-0.022654" calcext:value-type="float">
            <text:p>-0.022654</text:p>
          </table:table-cell>
          <table:table-cell table:style-name="Default" office:value-type="float" office:value="-0.042603" calcext:value-type="float">
            <text:p>-0.042603</text:p>
          </table:table-cell>
          <table:table-cell table:style-name="Default" office:value-type="float" office:value="-0.410396" calcext:value-type="float">
            <text:p>-0.4103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0605" calcext:value-type="float">
            <text:p>-0.060605</text:p>
          </table:table-cell>
          <table:table-cell table:style-name="Default" office:value-type="float" office:value="0.279852" calcext:value-type="float">
            <text:p>0.279852</text:p>
          </table:table-cell>
          <table:table-cell table:style-name="Default" office:value-type="float" office:value="-0.021878" calcext:value-type="float">
            <text:p>-0.021878</text:p>
          </table:table-cell>
          <table:table-cell table:style-name="Default" office:value-type="float" office:value="-0.023002" calcext:value-type="float">
            <text:p>-0.023002</text:p>
          </table:table-cell>
          <table:table-cell table:style-name="Default" office:value-type="float" office:value="-0.042023" calcext:value-type="float">
            <text:p>-0.042023</text:p>
          </table:table-cell>
          <table:table-cell table:style-name="Default" office:value-type="float" office:value="-0.411286" calcext:value-type="float">
            <text:p>-0.4112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3727" calcext:value-type="float">
            <text:p>-0.063727</text:p>
          </table:table-cell>
          <table:table-cell table:style-name="Default" office:value-type="float" office:value="0.284614" calcext:value-type="float">
            <text:p>0.284614</text:p>
          </table:table-cell>
          <table:table-cell table:style-name="Default" office:value-type="float" office:value="-0.025941" calcext:value-type="float">
            <text:p>-0.025941</text:p>
          </table:table-cell>
          <table:table-cell table:style-name="Default" office:value-type="float" office:value="-0.025769" calcext:value-type="float">
            <text:p>-0.025769</text:p>
          </table:table-cell>
          <table:table-cell table:style-name="Default" office:value-type="float" office:value="-0.04205" calcext:value-type="float">
            <text:p>-0.04205</text:p>
          </table:table-cell>
          <table:table-cell table:style-name="Default" office:value-type="float" office:value="-0.413241" calcext:value-type="float">
            <text:p>-0.4132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6665" calcext:value-type="float">
            <text:p>-0.066665</text:p>
          </table:table-cell>
          <table:table-cell table:style-name="Default" office:value-type="float" office:value="0.288794" calcext:value-type="float">
            <text:p>0.288794</text:p>
          </table:table-cell>
          <table:table-cell table:style-name="Default" office:value-type="float" office:value="-0.031044" calcext:value-type="float">
            <text:p>-0.031044</text:p>
          </table:table-cell>
          <table:table-cell table:style-name="Default" office:value-type="float" office:value="-0.028947" calcext:value-type="float">
            <text:p>-0.028947</text:p>
          </table:table-cell>
          <table:table-cell table:style-name="Default" office:value-type="float" office:value="-0.040803" calcext:value-type="float">
            <text:p>-0.040803</text:p>
          </table:table-cell>
          <table:table-cell table:style-name="Default" office:value-type="float" office:value="-0.414329" calcext:value-type="float">
            <text:p>-0.41432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9822" calcext:value-type="float">
            <text:p>-0.069822</text:p>
          </table:table-cell>
          <table:table-cell table:style-name="Default" office:value-type="float" office:value="0.293312" calcext:value-type="float">
            <text:p>0.293312</text:p>
          </table:table-cell>
          <table:table-cell table:style-name="Default" office:value-type="float" office:value="-0.036898" calcext:value-type="float">
            <text:p>-0.036898</text:p>
          </table:table-cell>
          <table:table-cell table:style-name="Default" office:value-type="float" office:value="-0.033671" calcext:value-type="float">
            <text:p>-0.033671</text:p>
          </table:table-cell>
          <table:table-cell table:style-name="Default" office:value-type="float" office:value="-0.041374" calcext:value-type="float">
            <text:p>-0.041374</text:p>
          </table:table-cell>
          <table:table-cell table:style-name="Default" office:value-type="float" office:value="-0.414933" calcext:value-type="float">
            <text:p>-0.41493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7264" calcext:value-type="float">
            <text:p>-0.07264</text:p>
          </table:table-cell>
          <table:table-cell table:style-name="Default" office:value-type="float" office:value="0.29773" calcext:value-type="float">
            <text:p>0.29773</text:p>
          </table:table-cell>
          <table:table-cell table:style-name="Default" office:value-type="float" office:value="-0.043431" calcext:value-type="float">
            <text:p>-0.043431</text:p>
          </table:table-cell>
          <table:table-cell table:style-name="Default" office:value-type="float" office:value="-0.038877" calcext:value-type="float">
            <text:p>-0.038877</text:p>
          </table:table-cell>
          <table:table-cell table:style-name="Default" office:value-type="float" office:value="-0.042081" calcext:value-type="float">
            <text:p>-0.042081</text:p>
          </table:table-cell>
          <table:table-cell table:style-name="Default" office:value-type="float" office:value="-0.415909" calcext:value-type="float">
            <text:p>-0.4159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74983" calcext:value-type="float">
            <text:p>-0.074983</text:p>
          </table:table-cell>
          <table:table-cell table:style-name="Default" office:value-type="float" office:value="0.302048" calcext:value-type="float">
            <text:p>0.302048</text:p>
          </table:table-cell>
          <table:table-cell table:style-name="Default" office:value-type="float" office:value="-0.050361" calcext:value-type="float">
            <text:p>-0.050361</text:p>
          </table:table-cell>
          <table:table-cell table:style-name="Default" office:value-type="float" office:value="-0.043618" calcext:value-type="float">
            <text:p>-0.043618</text:p>
          </table:table-cell>
          <table:table-cell table:style-name="Default" office:value-type="float" office:value="-0.042712" calcext:value-type="float">
            <text:p>-0.042712</text:p>
          </table:table-cell>
          <table:table-cell table:style-name="Default" office:value-type="float" office:value="-0.416017" calcext:value-type="float">
            <text:p>-0.41601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77" calcext:value-type="float">
            <text:p>-0.077</text:p>
          </table:table-cell>
          <table:table-cell table:style-name="Default" office:value-type="float" office:value="0.306157" calcext:value-type="float">
            <text:p>0.306157</text:p>
          </table:table-cell>
          <table:table-cell table:style-name="Default" office:value-type="float" office:value="-0.05724" calcext:value-type="float">
            <text:p>-0.05724</text:p>
          </table:table-cell>
          <table:table-cell table:style-name="Default" office:value-type="float" office:value="-0.048643" calcext:value-type="float">
            <text:p>-0.048643</text:p>
          </table:table-cell>
          <table:table-cell table:style-name="Default" office:value-type="float" office:value="-0.042424" calcext:value-type="float">
            <text:p>-0.042424</text:p>
          </table:table-cell>
          <table:table-cell table:style-name="Default" office:value-type="float" office:value="-0.418069" calcext:value-type="float">
            <text:p>-0.4180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78756" calcext:value-type="float">
            <text:p>-0.078756</text:p>
          </table:table-cell>
          <table:table-cell table:style-name="Default" office:value-type="float" office:value="0.309851" calcext:value-type="float">
            <text:p>0.309851</text:p>
          </table:table-cell>
          <table:table-cell table:style-name="Default" office:value-type="float" office:value="-0.063114" calcext:value-type="float">
            <text:p>-0.063114</text:p>
          </table:table-cell>
          <table:table-cell table:style-name="Default" office:value-type="float" office:value="-0.055154" calcext:value-type="float">
            <text:p>-0.055154</text:p>
          </table:table-cell>
          <table:table-cell table:style-name="Default" office:value-type="float" office:value="-0.041456" calcext:value-type="float">
            <text:p>-0.041456</text:p>
          </table:table-cell>
          <table:table-cell table:style-name="Default" office:value-type="float" office:value="-0.420797" calcext:value-type="float">
            <text:p>-0.42079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0449" calcext:value-type="float">
            <text:p>-0.080449</text:p>
          </table:table-cell>
          <table:table-cell table:style-name="Default" office:value-type="float" office:value="0.313023" calcext:value-type="float">
            <text:p>0.313023</text:p>
          </table:table-cell>
          <table:table-cell table:style-name="Default" office:value-type="float" office:value="-0.067601" calcext:value-type="float">
            <text:p>-0.067601</text:p>
          </table:table-cell>
          <table:table-cell table:style-name="Default" office:value-type="float" office:value="-0.059629" calcext:value-type="float">
            <text:p>-0.059629</text:p>
          </table:table-cell>
          <table:table-cell table:style-name="Default" office:value-type="float" office:value="-0.040155" calcext:value-type="float">
            <text:p>-0.040155</text:p>
          </table:table-cell>
          <table:table-cell table:style-name="Default" office:value-type="float" office:value="-0.422924" calcext:value-type="float">
            <text:p>-0.42292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2177" calcext:value-type="float">
            <text:p>-0.082177</text:p>
          </table:table-cell>
          <table:table-cell table:style-name="Default" office:value-type="float" office:value="0.316105" calcext:value-type="float">
            <text:p>0.316105</text:p>
          </table:table-cell>
          <table:table-cell table:style-name="Default" office:value-type="float" office:value="-0.07046" calcext:value-type="float">
            <text:p>-0.07046</text:p>
          </table:table-cell>
          <table:table-cell table:style-name="Default" office:value-type="float" office:value="-0.058414" calcext:value-type="float">
            <text:p>-0.058414</text:p>
          </table:table-cell>
          <table:table-cell table:style-name="Default" office:value-type="float" office:value="-0.037228" calcext:value-type="float">
            <text:p>-0.037228</text:p>
          </table:table-cell>
          <table:table-cell table:style-name="Default" office:value-type="float" office:value="-0.423354" calcext:value-type="float">
            <text:p>-0.4233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4227" calcext:value-type="float">
            <text:p>-0.084227</text:p>
          </table:table-cell>
          <table:table-cell table:style-name="Default" office:value-type="float" office:value="0.319412" calcext:value-type="float">
            <text:p>0.319412</text:p>
          </table:table-cell>
          <table:table-cell table:style-name="Default" office:value-type="float" office:value="-0.072487" calcext:value-type="float">
            <text:p>-0.072487</text:p>
          </table:table-cell>
          <table:table-cell table:style-name="Default" office:value-type="float" office:value="-0.058145" calcext:value-type="float">
            <text:p>-0.058145</text:p>
          </table:table-cell>
          <table:table-cell table:style-name="Default" office:value-type="float" office:value="-0.035236" calcext:value-type="float">
            <text:p>-0.035236</text:p>
          </table:table-cell>
          <table:table-cell table:style-name="Default" office:value-type="float" office:value="-0.424152" calcext:value-type="float">
            <text:p>-0.42415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5937" calcext:value-type="float">
            <text:p>-0.085937</text:p>
          </table:table-cell>
          <table:table-cell table:style-name="Default" office:value-type="float" office:value="0.322627" calcext:value-type="float">
            <text:p>0.322627</text:p>
          </table:table-cell>
          <table:table-cell table:style-name="Default" office:value-type="float" office:value="-0.074136" calcext:value-type="float">
            <text:p>-0.074136</text:p>
          </table:table-cell>
          <table:table-cell table:style-name="Default" office:value-type="float" office:value="-0.057165" calcext:value-type="float">
            <text:p>-0.057165</text:p>
          </table:table-cell>
          <table:table-cell table:style-name="Default" office:value-type="float" office:value="-0.033948" calcext:value-type="float">
            <text:p>-0.033948</text:p>
          </table:table-cell>
          <table:table-cell table:style-name="Default" office:value-type="float" office:value="-0.425497" calcext:value-type="float">
            <text:p>-0.42549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7816" calcext:value-type="float">
            <text:p>-0.087816</text:p>
          </table:table-cell>
          <table:table-cell table:style-name="Default" office:value-type="float" office:value="0.326158" calcext:value-type="float">
            <text:p>0.326158</text:p>
          </table:table-cell>
          <table:table-cell table:style-name="Default" office:value-type="float" office:value="-0.075957" calcext:value-type="float">
            <text:p>-0.075957</text:p>
          </table:table-cell>
          <table:table-cell table:style-name="Default" office:value-type="float" office:value="-0.054978" calcext:value-type="float">
            <text:p>-0.054978</text:p>
          </table:table-cell>
          <table:table-cell table:style-name="Default" office:value-type="float" office:value="-0.029435" calcext:value-type="float">
            <text:p>-0.029435</text:p>
          </table:table-cell>
          <table:table-cell table:style-name="Default" office:value-type="float" office:value="-0.427301" calcext:value-type="float">
            <text:p>-0.42730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9669" calcext:value-type="float">
            <text:p>-0.089669</text:p>
          </table:table-cell>
          <table:table-cell table:style-name="Default" office:value-type="float" office:value="0.329967" calcext:value-type="float">
            <text:p>0.329967</text:p>
          </table:table-cell>
          <table:table-cell table:style-name="Default" office:value-type="float" office:value="-0.078694" calcext:value-type="float">
            <text:p>-0.078694</text:p>
          </table:table-cell>
          <table:table-cell table:style-name="Default" office:value-type="float" office:value="-0.055598" calcext:value-type="float">
            <text:p>-0.055598</text:p>
          </table:table-cell>
          <table:table-cell table:style-name="Default" office:value-type="float" office:value="-0.026168" calcext:value-type="float">
            <text:p>-0.026168</text:p>
          </table:table-cell>
          <table:table-cell table:style-name="Default" office:value-type="float" office:value="-0.430207" calcext:value-type="float">
            <text:p>-0.43020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91735" calcext:value-type="float">
            <text:p>-0.091735</text:p>
          </table:table-cell>
          <table:table-cell table:style-name="Default" office:value-type="float" office:value="0.333021" calcext:value-type="float">
            <text:p>0.333021</text:p>
          </table:table-cell>
          <table:table-cell table:style-name="Default" office:value-type="float" office:value="-0.081506" calcext:value-type="float">
            <text:p>-0.081506</text:p>
          </table:table-cell>
          <table:table-cell table:style-name="Default" office:value-type="float" office:value="-0.056396" calcext:value-type="float">
            <text:p>-0.056396</text:p>
          </table:table-cell>
          <table:table-cell table:style-name="Default" office:value-type="float" office:value="-0.022358" calcext:value-type="float">
            <text:p>-0.022358</text:p>
          </table:table-cell>
          <table:table-cell table:style-name="Default" office:value-type="float" office:value="-0.431887" calcext:value-type="float">
            <text:p>-0.4318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94104" calcext:value-type="float">
            <text:p>-0.094104</text:p>
          </table:table-cell>
          <table:table-cell table:style-name="Default" office:value-type="float" office:value="0.334427" calcext:value-type="float">
            <text:p>0.334427</text:p>
          </table:table-cell>
          <table:table-cell table:style-name="Default" office:value-type="float" office:value="-0.084792" calcext:value-type="float">
            <text:p>-0.084792</text:p>
          </table:table-cell>
          <table:table-cell table:style-name="Default" office:value-type="float" office:value="-0.058757" calcext:value-type="float">
            <text:p>-0.058757</text:p>
          </table:table-cell>
          <table:table-cell table:style-name="Default" office:value-type="float" office:value="-0.020344" calcext:value-type="float">
            <text:p>-0.020344</text:p>
          </table:table-cell>
          <table:table-cell table:style-name="Default" office:value-type="float" office:value="-0.432036" calcext:value-type="float">
            <text:p>-0.43203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96944" calcext:value-type="float">
            <text:p>-0.096944</text:p>
          </table:table-cell>
          <table:table-cell table:style-name="Default" office:value-type="float" office:value="0.334033" calcext:value-type="float">
            <text:p>0.334033</text:p>
          </table:table-cell>
          <table:table-cell table:style-name="Default" office:value-type="float" office:value="-0.088339" calcext:value-type="float">
            <text:p>-0.088339</text:p>
          </table:table-cell>
          <table:table-cell table:style-name="Default" office:value-type="float" office:value="-0.062022" calcext:value-type="float">
            <text:p>-0.062022</text:p>
          </table:table-cell>
          <table:table-cell table:style-name="Default" office:value-type="float" office:value="-0.018597" calcext:value-type="float">
            <text:p>-0.018597</text:p>
          </table:table-cell>
          <table:table-cell table:style-name="Default" office:value-type="float" office:value="-0.430642" calcext:value-type="float">
            <text:p>-0.4306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001" calcext:value-type="float">
            <text:p>-0.1001</text:p>
          </table:table-cell>
          <table:table-cell table:style-name="Default" office:value-type="float" office:value="0.331618" calcext:value-type="float">
            <text:p>0.331618</text:p>
          </table:table-cell>
          <table:table-cell table:style-name="Default" office:value-type="float" office:value="-0.091338" calcext:value-type="float">
            <text:p>-0.091338</text:p>
          </table:table-cell>
          <table:table-cell table:style-name="Default" office:value-type="float" office:value="-0.064667" calcext:value-type="float">
            <text:p>-0.064667</text:p>
          </table:table-cell>
          <table:table-cell table:style-name="Default" office:value-type="float" office:value="-0.016331" calcext:value-type="float">
            <text:p>-0.016331</text:p>
          </table:table-cell>
          <table:table-cell table:style-name="Default" office:value-type="float" office:value="-0.428757" calcext:value-type="float">
            <text:p>-0.42875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03307" calcext:value-type="float">
            <text:p>-0.103307</text:p>
          </table:table-cell>
          <table:table-cell table:style-name="Default" office:value-type="float" office:value="0.327435" calcext:value-type="float">
            <text:p>0.327435</text:p>
          </table:table-cell>
          <table:table-cell table:style-name="Default" office:value-type="float" office:value="-0.093658" calcext:value-type="float">
            <text:p>-0.093658</text:p>
          </table:table-cell>
          <table:table-cell table:style-name="Default" office:value-type="float" office:value="-0.063557" calcext:value-type="float">
            <text:p>-0.063557</text:p>
          </table:table-cell>
          <table:table-cell table:style-name="Default" office:value-type="float" office:value="-0.012429" calcext:value-type="float">
            <text:p>-0.012429</text:p>
          </table:table-cell>
          <table:table-cell table:style-name="Default" office:value-type="float" office:value="-0.424105" calcext:value-type="float">
            <text:p>-0.42410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0624" calcext:value-type="float">
            <text:p>-0.10624</text:p>
          </table:table-cell>
          <table:table-cell table:style-name="Default" office:value-type="float" office:value="0.322261" calcext:value-type="float">
            <text:p>0.322261</text:p>
          </table:table-cell>
          <table:table-cell table:style-name="Default" office:value-type="float" office:value="-0.094781" calcext:value-type="float">
            <text:p>-0.094781</text:p>
          </table:table-cell>
          <table:table-cell table:style-name="Default" office:value-type="float" office:value="-0.065195" calcext:value-type="float">
            <text:p>-0.065195</text:p>
          </table:table-cell>
          <table:table-cell table:style-name="Default" office:value-type="float" office:value="-0.01128" calcext:value-type="float">
            <text:p>-0.01128</text:p>
          </table:table-cell>
          <table:table-cell table:style-name="Default" office:value-type="float" office:value="-0.419816" calcext:value-type="float">
            <text:p>-0.4198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08752" calcext:value-type="float">
            <text:p>-0.108752</text:p>
          </table:table-cell>
          <table:table-cell table:style-name="Default" office:value-type="float" office:value="0.315914" calcext:value-type="float">
            <text:p>0.315914</text:p>
          </table:table-cell>
          <table:table-cell table:style-name="Default" office:value-type="float" office:value="-0.094099" calcext:value-type="float">
            <text:p>-0.094099</text:p>
          </table:table-cell>
          <table:table-cell table:style-name="Default" office:value-type="float" office:value="-0.063687" calcext:value-type="float">
            <text:p>-0.063687</text:p>
          </table:table-cell>
          <table:table-cell table:style-name="Default" office:value-type="float" office:value="-0.011232" calcext:value-type="float">
            <text:p>-0.011232</text:p>
          </table:table-cell>
          <table:table-cell table:style-name="Default" office:value-type="float" office:value="-0.416194" calcext:value-type="float">
            <text:p>-0.4161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1135" calcext:value-type="float">
            <text:p>-0.11135</text:p>
          </table:table-cell>
          <table:table-cell table:style-name="Default" office:value-type="float" office:value="0.308217" calcext:value-type="float">
            <text:p>0.308217</text:p>
          </table:table-cell>
          <table:table-cell table:style-name="Default" office:value-type="float" office:value="-0.090892" calcext:value-type="float">
            <text:p>-0.090892</text:p>
          </table:table-cell>
          <table:table-cell table:style-name="Default" office:value-type="float" office:value="-0.059693" calcext:value-type="float">
            <text:p>-0.059693</text:p>
          </table:table-cell>
          <table:table-cell table:style-name="Default" office:value-type="float" office:value="-0.011501" calcext:value-type="float">
            <text:p>-0.011501</text:p>
          </table:table-cell>
          <table:table-cell table:style-name="Default" office:value-type="float" office:value="-0.410554" calcext:value-type="float">
            <text:p>-0.4105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14115" calcext:value-type="float">
            <text:p>-0.114115</text:p>
          </table:table-cell>
          <table:table-cell table:style-name="Default" office:value-type="float" office:value="0.299545" calcext:value-type="float">
            <text:p>0.299545</text:p>
          </table:table-cell>
          <table:table-cell table:style-name="Default" office:value-type="float" office:value="-0.084705" calcext:value-type="float">
            <text:p>-0.084705</text:p>
          </table:table-cell>
          <table:table-cell table:style-name="Default" office:value-type="float" office:value="-0.056524" calcext:value-type="float">
            <text:p>-0.056524</text:p>
          </table:table-cell>
          <table:table-cell table:style-name="Default" office:value-type="float" office:value="-0.01443" calcext:value-type="float">
            <text:p>-0.01443</text:p>
          </table:table-cell>
          <table:table-cell table:style-name="Default" office:value-type="float" office:value="-0.404614" calcext:value-type="float">
            <text:p>-0.40461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17016" calcext:value-type="float">
            <text:p>-0.117016</text:p>
          </table:table-cell>
          <table:table-cell table:style-name="Default" office:value-type="float" office:value="0.28979" calcext:value-type="float">
            <text:p>0.28979</text:p>
          </table:table-cell>
          <table:table-cell table:style-name="Default" office:value-type="float" office:value="-0.075323" calcext:value-type="float">
            <text:p>-0.075323</text:p>
          </table:table-cell>
          <table:table-cell table:style-name="Default" office:value-type="float" office:value="-0.047313" calcext:value-type="float">
            <text:p>-0.047313</text:p>
          </table:table-cell>
          <table:table-cell table:style-name="Default" office:value-type="float" office:value="-0.015557" calcext:value-type="float">
            <text:p>-0.015557</text:p>
          </table:table-cell>
          <table:table-cell table:style-name="Default" office:value-type="float" office:value="-0.396174" calcext:value-type="float">
            <text:p>-0.39617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1948" calcext:value-type="float">
            <text:p>-0.11948</text:p>
          </table:table-cell>
          <table:table-cell table:style-name="Default" office:value-type="float" office:value="0.279541" calcext:value-type="float">
            <text:p>0.279541</text:p>
          </table:table-cell>
          <table:table-cell table:style-name="Default" office:value-type="float" office:value="-0.062828" calcext:value-type="float">
            <text:p>-0.062828</text:p>
          </table:table-cell>
          <table:table-cell table:style-name="Default" office:value-type="float" office:value="-0.036514" calcext:value-type="float">
            <text:p>-0.036514</text:p>
          </table:table-cell>
          <table:table-cell table:style-name="Default" office:value-type="float" office:value="-0.016886" calcext:value-type="float">
            <text:p>-0.016886</text:p>
          </table:table-cell>
          <table:table-cell table:style-name="Default" office:value-type="float" office:value="-0.389301" calcext:value-type="float">
            <text:p>-0.38930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21978" calcext:value-type="float">
            <text:p>-0.121978</text:p>
          </table:table-cell>
          <table:table-cell table:style-name="Default" office:value-type="float" office:value="0.268641" calcext:value-type="float">
            <text:p>0.268641</text:p>
          </table:table-cell>
          <table:table-cell table:style-name="Default" office:value-type="float" office:value="-0.046983" calcext:value-type="float">
            <text:p>-0.046983</text:p>
          </table:table-cell>
          <table:table-cell table:style-name="Default" office:value-type="float" office:value="-0.023942" calcext:value-type="float">
            <text:p>-0.023942</text:p>
          </table:table-cell>
          <table:table-cell table:style-name="Default" office:value-type="float" office:value="-0.017438" calcext:value-type="float">
            <text:p>-0.017438</text:p>
          </table:table-cell>
          <table:table-cell table:style-name="Default" office:value-type="float" office:value="-0.380969" calcext:value-type="float">
            <text:p>-0.3809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24378" calcext:value-type="float">
            <text:p>-0.124378</text:p>
          </table:table-cell>
          <table:table-cell table:style-name="Default" office:value-type="float" office:value="0.257896" calcext:value-type="float">
            <text:p>0.257896</text:p>
          </table:table-cell>
          <table:table-cell table:style-name="Default" office:value-type="float" office:value="-0.0277" calcext:value-type="float">
            <text:p>-0.0277</text:p>
          </table:table-cell>
          <table:table-cell table:style-name="Default" office:value-type="float" office:value="-0.007631" calcext:value-type="float">
            <text:p>-0.007631</text:p>
          </table:table-cell>
          <table:table-cell table:style-name="Default" office:value-type="float" office:value="-0.010543" calcext:value-type="float">
            <text:p>-0.010543</text:p>
          </table:table-cell>
          <table:table-cell table:style-name="Default" office:value-type="float" office:value="-0.373849" calcext:value-type="float">
            <text:p>-0.3738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26972" calcext:value-type="float">
            <text:p>-0.126972</text:p>
          </table:table-cell>
          <table:table-cell table:style-name="Default" office:value-type="float" office:value="0.248618" calcext:value-type="float">
            <text:p>0.248618</text:p>
          </table:table-cell>
          <table:table-cell table:style-name="Default" office:value-type="float" office:value="-0.00566" calcext:value-type="float">
            <text:p>-0.00566</text:p>
          </table:table-cell>
          <table:table-cell table:style-name="Default" office:value-type="float" office:value="0.010099" calcext:value-type="float">
            <text:p>0.010099</text:p>
          </table:table-cell>
          <table:table-cell table:style-name="Default" office:value-type="float" office:value="-0.001463" calcext:value-type="float">
            <text:p>-0.001463</text:p>
          </table:table-cell>
          <table:table-cell table:style-name="Default" office:value-type="float" office:value="-0.366961" calcext:value-type="float">
            <text:p>-0.36696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29349" calcext:value-type="float">
            <text:p>-0.129349</text:p>
          </table:table-cell>
          <table:table-cell table:style-name="Default" office:value-type="float" office:value="0.240582" calcext:value-type="float">
            <text:p>0.240582</text:p>
          </table:table-cell>
          <table:table-cell table:style-name="Default" office:value-type="float" office:value="0.018491" calcext:value-type="float">
            <text:p>0.018491</text:p>
          </table:table-cell>
          <table:table-cell table:style-name="Default" office:value-type="float" office:value="0.03325" calcext:value-type="float">
            <text:p>0.03325</text:p>
          </table:table-cell>
          <table:table-cell table:style-name="Default" office:value-type="float" office:value="0.007876" calcext:value-type="float">
            <text:p>0.007876</text:p>
          </table:table-cell>
          <table:table-cell table:style-name="Default" office:value-type="float" office:value="-0.361229" calcext:value-type="float">
            <text:p>-0.36122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31264" calcext:value-type="float">
            <text:p>-0.131264</text:p>
          </table:table-cell>
          <table:table-cell table:style-name="Default" office:value-type="float" office:value="0.233744" calcext:value-type="float">
            <text:p>0.233744</text:p>
          </table:table-cell>
          <table:table-cell table:style-name="Default" office:value-type="float" office:value="0.042328" calcext:value-type="float">
            <text:p>0.042328</text:p>
          </table:table-cell>
          <table:table-cell table:style-name="Default" office:value-type="float" office:value="0.054479" calcext:value-type="float">
            <text:p>0.054479</text:p>
          </table:table-cell>
          <table:table-cell table:style-name="Default" office:value-type="float" office:value="0.013272" calcext:value-type="float">
            <text:p>0.013272</text:p>
          </table:table-cell>
          <table:table-cell table:style-name="Default" office:value-type="float" office:value="-0.353483" calcext:value-type="float">
            <text:p>-0.35348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32231" calcext:value-type="float">
            <text:p>-0.132231</text:p>
          </table:table-cell>
          <table:table-cell table:style-name="Default" office:value-type="float" office:value="0.227104" calcext:value-type="float">
            <text:p>0.227104</text:p>
          </table:table-cell>
          <table:table-cell table:style-name="Default" office:value-type="float" office:value="0.064074" calcext:value-type="float">
            <text:p>0.064074</text:p>
          </table:table-cell>
          <table:table-cell table:style-name="Default" office:value-type="float" office:value="0.071399" calcext:value-type="float">
            <text:p>0.071399</text:p>
          </table:table-cell>
          <table:table-cell table:style-name="Default" office:value-type="float" office:value="0.016175" calcext:value-type="float">
            <text:p>0.016175</text:p>
          </table:table-cell>
          <table:table-cell table:style-name="Default" office:value-type="float" office:value="-0.345569" calcext:value-type="float">
            <text:p>-0.3455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32616" calcext:value-type="float">
            <text:p>-0.132616</text:p>
          </table:table-cell>
          <table:table-cell table:style-name="Default" office:value-type="float" office:value="0.219898" calcext:value-type="float">
            <text:p>0.219898</text:p>
          </table:table-cell>
          <table:table-cell table:style-name="Default" office:value-type="float" office:value="0.083699" calcext:value-type="float">
            <text:p>0.083699</text:p>
          </table:table-cell>
          <table:table-cell table:style-name="Default" office:value-type="float" office:value="0.078517" calcext:value-type="float">
            <text:p>0.078517</text:p>
          </table:table-cell>
          <table:table-cell table:style-name="Default" office:value-type="float" office:value="0.017792" calcext:value-type="float">
            <text:p>0.017792</text:p>
          </table:table-cell>
          <table:table-cell table:style-name="Default" office:value-type="float" office:value="-0.338642" calcext:value-type="float">
            <text:p>-0.3386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33094" calcext:value-type="float">
            <text:p>-0.133094</text:p>
          </table:table-cell>
          <table:table-cell table:style-name="Default" office:value-type="float" office:value="0.211576" calcext:value-type="float">
            <text:p>0.211576</text:p>
          </table:table-cell>
          <table:table-cell table:style-name="Default" office:value-type="float" office:value="0.100645" calcext:value-type="float">
            <text:p>0.100645</text:p>
          </table:table-cell>
          <table:table-cell table:style-name="Default" office:value-type="float" office:value="0.082687" calcext:value-type="float">
            <text:p>0.082687</text:p>
          </table:table-cell>
          <table:table-cell table:style-name="Default" office:value-type="float" office:value="0.021342" calcext:value-type="float">
            <text:p>0.021342</text:p>
          </table:table-cell>
          <table:table-cell table:style-name="Default" office:value-type="float" office:value="-0.331917" calcext:value-type="float">
            <text:p>-0.33191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33745" calcext:value-type="float">
            <text:p>-0.133745</text:p>
          </table:table-cell>
          <table:table-cell table:style-name="Default" office:value-type="float" office:value="0.202613" calcext:value-type="float">
            <text:p>0.202613</text:p>
          </table:table-cell>
          <table:table-cell table:style-name="Default" office:value-type="float" office:value="0.116343" calcext:value-type="float">
            <text:p>0.116343</text:p>
          </table:table-cell>
          <table:table-cell table:style-name="Default" office:value-type="float" office:value="0.081199" calcext:value-type="float">
            <text:p>0.081199</text:p>
          </table:table-cell>
          <table:table-cell table:style-name="Default" office:value-type="float" office:value="0.025393" calcext:value-type="float">
            <text:p>0.025393</text:p>
          </table:table-cell>
          <table:table-cell table:style-name="Default" office:value-type="float" office:value="-0.325555" calcext:value-type="float">
            <text:p>-0.32555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3388" calcext:value-type="float">
            <text:p>-0.13388</text:p>
          </table:table-cell>
          <table:table-cell table:style-name="Default" office:value-type="float" office:value="0.193278" calcext:value-type="float">
            <text:p>0.193278</text:p>
          </table:table-cell>
          <table:table-cell table:style-name="Default" office:value-type="float" office:value="0.131466" calcext:value-type="float">
            <text:p>0.131466</text:p>
          </table:table-cell>
          <table:table-cell table:style-name="Default" office:value-type="float" office:value="0.083446" calcext:value-type="float">
            <text:p>0.083446</text:p>
          </table:table-cell>
          <table:table-cell table:style-name="Default" office:value-type="float" office:value="0.031627" calcext:value-type="float">
            <text:p>0.031627</text:p>
          </table:table-cell>
          <table:table-cell table:style-name="Default" office:value-type="float" office:value="-0.317333" calcext:value-type="float">
            <text:p>-0.31733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33506" calcext:value-type="float">
            <text:p>-0.133506</text:p>
          </table:table-cell>
          <table:table-cell table:style-name="Default" office:value-type="float" office:value="0.183559" calcext:value-type="float">
            <text:p>0.183559</text:p>
          </table:table-cell>
          <table:table-cell table:style-name="Default" office:value-type="float" office:value="0.146416" calcext:value-type="float">
            <text:p>0.146416</text:p>
          </table:table-cell>
          <table:table-cell table:style-name="Default" office:value-type="float" office:value="0.087658" calcext:value-type="float">
            <text:p>0.087658</text:p>
          </table:table-cell>
          <table:table-cell table:style-name="Default" office:value-type="float" office:value="0.040672" calcext:value-type="float">
            <text:p>0.040672</text:p>
          </table:table-cell>
          <table:table-cell table:style-name="Default" office:value-type="float" office:value="-0.309601" calcext:value-type="float">
            <text:p>-0.30960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32417" calcext:value-type="float">
            <text:p>-0.132417</text:p>
          </table:table-cell>
          <table:table-cell table:style-name="Default" office:value-type="float" office:value="0.17406" calcext:value-type="float">
            <text:p>0.17406</text:p>
          </table:table-cell>
          <table:table-cell table:style-name="Default" office:value-type="float" office:value="0.161394" calcext:value-type="float">
            <text:p>0.161394</text:p>
          </table:table-cell>
          <table:table-cell table:style-name="Default" office:value-type="float" office:value="0.093232" calcext:value-type="float">
            <text:p>0.093232</text:p>
          </table:table-cell>
          <table:table-cell table:style-name="Default" office:value-type="float" office:value="0.051152" calcext:value-type="float">
            <text:p>0.051152</text:p>
          </table:table-cell>
          <table:table-cell table:style-name="Default" office:value-type="float" office:value="-0.302532" calcext:value-type="float">
            <text:p>-0.3025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31142" calcext:value-type="float">
            <text:p>-0.131142</text:p>
          </table:table-cell>
          <table:table-cell table:style-name="Default" office:value-type="float" office:value="0.164876" calcext:value-type="float">
            <text:p>0.164876</text:p>
          </table:table-cell>
          <table:table-cell table:style-name="Default" office:value-type="float" office:value="0.176043" calcext:value-type="float">
            <text:p>0.176043</text:p>
          </table:table-cell>
          <table:table-cell table:style-name="Default" office:value-type="float" office:value="0.096506" calcext:value-type="float">
            <text:p>0.096506</text:p>
          </table:table-cell>
          <table:table-cell table:style-name="Default" office:value-type="float" office:value="0.061433" calcext:value-type="float">
            <text:p>0.061433</text:p>
          </table:table-cell>
          <table:table-cell table:style-name="Default" office:value-type="float" office:value="-0.298881" calcext:value-type="float">
            <text:p>-0.29888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29291" calcext:value-type="float">
            <text:p>-0.129291</text:p>
          </table:table-cell>
          <table:table-cell table:style-name="Default" office:value-type="float" office:value="0.156357" calcext:value-type="float">
            <text:p>0.156357</text:p>
          </table:table-cell>
          <table:table-cell table:style-name="Default" office:value-type="float" office:value="0.189744" calcext:value-type="float">
            <text:p>0.189744</text:p>
          </table:table-cell>
          <table:table-cell table:style-name="Default" office:value-type="float" office:value="0.104591" calcext:value-type="float">
            <text:p>0.104591</text:p>
          </table:table-cell>
          <table:table-cell table:style-name="Default" office:value-type="float" office:value="0.075435" calcext:value-type="float">
            <text:p>0.075435</text:p>
          </table:table-cell>
          <table:table-cell table:style-name="Default" office:value-type="float" office:value="-0.296031" calcext:value-type="float">
            <text:p>-0.2960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27088" calcext:value-type="float">
            <text:p>-0.127088</text:p>
          </table:table-cell>
          <table:table-cell table:style-name="Default" office:value-type="float" office:value="0.148761" calcext:value-type="float">
            <text:p>0.148761</text:p>
          </table:table-cell>
          <table:table-cell table:style-name="Default" office:value-type="float" office:value="0.201677" calcext:value-type="float">
            <text:p>0.201677</text:p>
          </table:table-cell>
          <table:table-cell table:style-name="Default" office:value-type="float" office:value="0.110958" calcext:value-type="float">
            <text:p>0.110958</text:p>
          </table:table-cell>
          <table:table-cell table:style-name="Default" office:value-type="float" office:value="0.08772" calcext:value-type="float">
            <text:p>0.08772</text:p>
          </table:table-cell>
          <table:table-cell table:style-name="Default" office:value-type="float" office:value="-0.291814" calcext:value-type="float">
            <text:p>-0.29181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25068" calcext:value-type="float">
            <text:p>-0.125068</text:p>
          </table:table-cell>
          <table:table-cell table:style-name="Default" office:value-type="float" office:value="0.141806" calcext:value-type="float">
            <text:p>0.141806</text:p>
          </table:table-cell>
          <table:table-cell table:style-name="Default" office:value-type="float" office:value="0.211946" calcext:value-type="float">
            <text:p>0.211946</text:p>
          </table:table-cell>
          <table:table-cell table:style-name="Default" office:value-type="float" office:value="0.117455" calcext:value-type="float">
            <text:p>0.117455</text:p>
          </table:table-cell>
          <table:table-cell table:style-name="Default" office:value-type="float" office:value="0.096171" calcext:value-type="float">
            <text:p>0.096171</text:p>
          </table:table-cell>
          <table:table-cell table:style-name="Default" office:value-type="float" office:value="-0.290262" calcext:value-type="float">
            <text:p>-0.29026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22627" calcext:value-type="float">
            <text:p>-0.122627</text:p>
          </table:table-cell>
          <table:table-cell table:style-name="Default" office:value-type="float" office:value="0.135771" calcext:value-type="float">
            <text:p>0.135771</text:p>
          </table:table-cell>
          <table:table-cell table:style-name="Default" office:value-type="float" office:value="0.221817" calcext:value-type="float">
            <text:p>0.221817</text:p>
          </table:table-cell>
          <table:table-cell table:style-name="Default" office:value-type="float" office:value="0.124993" calcext:value-type="float">
            <text:p>0.124993</text:p>
          </table:table-cell>
          <table:table-cell table:style-name="Default" office:value-type="float" office:value="0.097743" calcext:value-type="float">
            <text:p>0.097743</text:p>
          </table:table-cell>
          <table:table-cell table:style-name="Default" office:value-type="float" office:value="-0.286383" calcext:value-type="float">
            <text:p>-0.28638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1993" calcext:value-type="float">
            <text:p>-0.11993</text:p>
          </table:table-cell>
          <table:table-cell table:style-name="Default" office:value-type="float" office:value="0.131652" calcext:value-type="float">
            <text:p>0.131652</text:p>
          </table:table-cell>
          <table:table-cell table:style-name="Default" office:value-type="float" office:value="0.2302" calcext:value-type="float">
            <text:p>0.2302</text:p>
          </table:table-cell>
          <table:table-cell table:style-name="Default" office:value-type="float" office:value="0.135991" calcext:value-type="float">
            <text:p>0.135991</text:p>
          </table:table-cell>
          <table:table-cell table:style-name="Default" office:value-type="float" office:value="0.097639" calcext:value-type="float">
            <text:p>0.097639</text:p>
          </table:table-cell>
          <table:table-cell table:style-name="Default" office:value-type="float" office:value="-0.268597" calcext:value-type="float">
            <text:p>-0.26859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17081" calcext:value-type="float">
            <text:p>-0.117081</text:p>
          </table:table-cell>
          <table:table-cell table:style-name="Default" office:value-type="float" office:value="0.128139" calcext:value-type="float">
            <text:p>0.128139</text:p>
          </table:table-cell>
          <table:table-cell table:style-name="Default" office:value-type="float" office:value="0.237673" calcext:value-type="float">
            <text:p>0.237673</text:p>
          </table:table-cell>
          <table:table-cell table:style-name="Default" office:value-type="float" office:value="0.145656" calcext:value-type="float">
            <text:p>0.145656</text:p>
          </table:table-cell>
          <table:table-cell table:style-name="Default" office:value-type="float" office:value="0.094628" calcext:value-type="float">
            <text:p>0.094628</text:p>
          </table:table-cell>
          <table:table-cell table:style-name="Default" office:value-type="float" office:value="-0.253878" calcext:value-type="float">
            <text:p>-0.25387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15345" calcext:value-type="float">
            <text:p>-0.115345</text:p>
          </table:table-cell>
          <table:table-cell table:style-name="Default" office:value-type="float" office:value="0.124666" calcext:value-type="float">
            <text:p>0.124666</text:p>
          </table:table-cell>
          <table:table-cell table:style-name="Default" office:value-type="float" office:value="0.245063" calcext:value-type="float">
            <text:p>0.245063</text:p>
          </table:table-cell>
          <table:table-cell table:style-name="Default" office:value-type="float" office:value="0.149562" calcext:value-type="float">
            <text:p>0.149562</text:p>
          </table:table-cell>
          <table:table-cell table:style-name="Default" office:value-type="float" office:value="0.089444" calcext:value-type="float">
            <text:p>0.089444</text:p>
          </table:table-cell>
          <table:table-cell table:style-name="Default" office:value-type="float" office:value="-0.242139" calcext:value-type="float">
            <text:p>-0.24213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14109" calcext:value-type="float">
            <text:p>-0.114109</text:p>
          </table:table-cell>
          <table:table-cell table:style-name="Default" office:value-type="float" office:value="0.121283" calcext:value-type="float">
            <text:p>0.121283</text:p>
          </table:table-cell>
          <table:table-cell table:style-name="Default" office:value-type="float" office:value="0.250337" calcext:value-type="float">
            <text:p>0.250337</text:p>
          </table:table-cell>
          <table:table-cell table:style-name="Default" office:value-type="float" office:value="0.16439" calcext:value-type="float">
            <text:p>0.16439</text:p>
          </table:table-cell>
          <table:table-cell table:style-name="Default" office:value-type="float" office:value="0.097179" calcext:value-type="float">
            <text:p>0.097179</text:p>
          </table:table-cell>
          <table:table-cell table:style-name="Default" office:value-type="float" office:value="-0.222693" calcext:value-type="float">
            <text:p>-0.22269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15013" calcext:value-type="float">
            <text:p>-0.115013</text:p>
          </table:table-cell>
          <table:table-cell table:style-name="Default" office:value-type="float" office:value="0.113428" calcext:value-type="float">
            <text:p>0.113428</text:p>
          </table:table-cell>
          <table:table-cell table:style-name="Default" office:value-type="float" office:value="0.256357" calcext:value-type="float">
            <text:p>0.256357</text:p>
          </table:table-cell>
          <table:table-cell table:style-name="Default" office:value-type="float" office:value="0.149992" calcext:value-type="float">
            <text:p>0.149992</text:p>
          </table:table-cell>
          <table:table-cell table:style-name="Default" office:value-type="float" office:value="0.05379" calcext:value-type="float">
            <text:p>0.05379</text:p>
          </table:table-cell>
          <table:table-cell table:style-name="Default" office:value-type="float" office:value="-0.212767" calcext:value-type="float">
            <text:p>-0.2127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13138" calcext:value-type="float">
            <text:p>-0.113138</text:p>
          </table:table-cell>
          <table:table-cell table:style-name="Default" office:value-type="float" office:value="0.111316" calcext:value-type="float">
            <text:p>0.111316</text:p>
          </table:table-cell>
          <table:table-cell table:style-name="Default" office:value-type="float" office:value="0.263013" calcext:value-type="float">
            <text:p>0.263013</text:p>
          </table:table-cell>
          <table:table-cell table:style-name="Default" office:value-type="float" office:value="0.151816" calcext:value-type="float">
            <text:p>0.151816</text:p>
          </table:table-cell>
          <table:table-cell table:style-name="Default" office:value-type="float" office:value="0.04015" calcext:value-type="float">
            <text:p>0.04015</text:p>
          </table:table-cell>
          <table:table-cell table:style-name="Default" office:value-type="float" office:value="-0.204332" calcext:value-type="float">
            <text:p>-0.2043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1087" calcext:value-type="float">
            <text:p>-0.11087</text:p>
          </table:table-cell>
          <table:table-cell table:style-name="Default" office:value-type="float" office:value="0.107284" calcext:value-type="float">
            <text:p>0.107284</text:p>
          </table:table-cell>
          <table:table-cell table:style-name="Default" office:value-type="float" office:value="0.26899" calcext:value-type="float">
            <text:p>0.26899</text:p>
          </table:table-cell>
          <table:table-cell table:style-name="Default" office:value-type="float" office:value="0.154284" calcext:value-type="float">
            <text:p>0.154284</text:p>
          </table:table-cell>
          <table:table-cell table:style-name="Default" office:value-type="float" office:value="0.037688" calcext:value-type="float">
            <text:p>0.037688</text:p>
          </table:table-cell>
          <table:table-cell table:style-name="Default" office:value-type="float" office:value="-0.206187" calcext:value-type="float">
            <text:p>-0.2061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94067" calcext:value-type="float">
            <text:p>-0.094067</text:p>
          </table:table-cell>
          <table:table-cell table:style-name="Default" office:value-type="float" office:value="0.093636" calcext:value-type="float">
            <text:p>0.093636</text:p>
          </table:table-cell>
          <table:table-cell table:style-name="Default" office:value-type="float" office:value="0.283663" calcext:value-type="float">
            <text:p>0.283663</text:p>
          </table:table-cell>
          <table:table-cell table:style-name="Default" office:value-type="float" office:value="0.140675" calcext:value-type="float">
            <text:p>0.140675</text:p>
          </table:table-cell>
          <table:table-cell table:style-name="Default" office:value-type="float" office:value="0.085974" calcext:value-type="float">
            <text:p>0.085974</text:p>
          </table:table-cell>
          <table:table-cell table:style-name="Default" office:value-type="float" office:value="-0.120415" calcext:value-type="float">
            <text:p>-0.12041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94067" calcext:value-type="float">
            <text:p>-0.094067</text:p>
          </table:table-cell>
          <table:table-cell table:style-name="Default" office:value-type="float" office:value="0.093636" calcext:value-type="float">
            <text:p>0.093636</text:p>
          </table:table-cell>
          <table:table-cell table:style-name="Default" office:value-type="float" office:value="0.283663" calcext:value-type="float">
            <text:p>0.283663</text:p>
          </table:table-cell>
          <table:table-cell table:style-name="Default" office:value-type="float" office:value="0.140675" calcext:value-type="float">
            <text:p>0.140675</text:p>
          </table:table-cell>
          <table:table-cell table:style-name="Default" office:value-type="float" office:value="0.085974" calcext:value-type="float">
            <text:p>0.085974</text:p>
          </table:table-cell>
          <table:table-cell table:style-name="Default" office:value-type="float" office:value="-0.120415" calcext:value-type="float">
            <text:p>-0.12041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94067" calcext:value-type="float">
            <text:p>-0.094067</text:p>
          </table:table-cell>
          <table:table-cell table:style-name="Default" office:value-type="float" office:value="0.093636" calcext:value-type="float">
            <text:p>0.093636</text:p>
          </table:table-cell>
          <table:table-cell table:style-name="Default" office:value-type="float" office:value="0.283663" calcext:value-type="float">
            <text:p>0.283663</text:p>
          </table:table-cell>
          <table:table-cell table:style-name="Default" office:value-type="float" office:value="0.140675" calcext:value-type="float">
            <text:p>0.140675</text:p>
          </table:table-cell>
          <table:table-cell table:style-name="Default" office:value-type="float" office:value="0.085974" calcext:value-type="float">
            <text:p>0.085974</text:p>
          </table:table-cell>
          <table:table-cell table:style-name="Default" office:value-type="float" office:value="-0.120415" calcext:value-type="float">
            <text:p>-0.12041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94067" calcext:value-type="float">
            <text:p>-0.094067</text:p>
          </table:table-cell>
          <table:table-cell table:style-name="Default" office:value-type="float" office:value="0.093636" calcext:value-type="float">
            <text:p>0.093636</text:p>
          </table:table-cell>
          <table:table-cell table:style-name="Default" office:value-type="float" office:value="0.283663" calcext:value-type="float">
            <text:p>0.283663</text:p>
          </table:table-cell>
          <table:table-cell table:style-name="Default" office:value-type="float" office:value="0.140675" calcext:value-type="float">
            <text:p>0.140675</text:p>
          </table:table-cell>
          <table:table-cell table:style-name="Default" office:value-type="float" office:value="0.085974" calcext:value-type="float">
            <text:p>0.085974</text:p>
          </table:table-cell>
          <table:table-cell table:style-name="Default" office:value-type="float" office:value="-0.120415" calcext:value-type="float">
            <text:p>-0.12041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94067" calcext:value-type="float">
            <text:p>-0.094067</text:p>
          </table:table-cell>
          <table:table-cell table:style-name="Default" office:value-type="float" office:value="0.093636" calcext:value-type="float">
            <text:p>0.093636</text:p>
          </table:table-cell>
          <table:table-cell table:style-name="Default" office:value-type="float" office:value="0.283663" calcext:value-type="float">
            <text:p>0.283663</text:p>
          </table:table-cell>
          <table:table-cell table:style-name="Default" office:value-type="float" office:value="0.140675" calcext:value-type="float">
            <text:p>0.140675</text:p>
          </table:table-cell>
          <table:table-cell table:style-name="Default" office:value-type="float" office:value="0.085974" calcext:value-type="float">
            <text:p>0.085974</text:p>
          </table:table-cell>
          <table:table-cell table:style-name="Default" office:value-type="float" office:value="-0.120415" calcext:value-type="float">
            <text:p>-0.12041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94067" calcext:value-type="float">
            <text:p>-0.094067</text:p>
          </table:table-cell>
          <table:table-cell table:style-name="Default" office:value-type="float" office:value="0.093636" calcext:value-type="float">
            <text:p>0.093636</text:p>
          </table:table-cell>
          <table:table-cell table:style-name="Default" office:value-type="float" office:value="0.283663" calcext:value-type="float">
            <text:p>0.283663</text:p>
          </table:table-cell>
          <table:table-cell table:style-name="Default" office:value-type="float" office:value="0.140675" calcext:value-type="float">
            <text:p>0.140675</text:p>
          </table:table-cell>
          <table:table-cell table:style-name="Default" office:value-type="float" office:value="0.085974" calcext:value-type="float">
            <text:p>0.085974</text:p>
          </table:table-cell>
          <table:table-cell table:style-name="Default" office:value-type="float" office:value="-0.120415" calcext:value-type="float">
            <text:p>-0.12041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91542" calcext:value-type="float">
            <text:p>-0.091542</text:p>
          </table:table-cell>
          <table:table-cell table:style-name="Default" office:value-type="float" office:value="0.08816" calcext:value-type="float">
            <text:p>0.08816</text:p>
          </table:table-cell>
          <table:table-cell table:style-name="Default" office:value-type="float" office:value="0.285012" calcext:value-type="float">
            <text:p>0.285012</text:p>
          </table:table-cell>
          <table:table-cell table:style-name="Default" office:value-type="float" office:value="0.127604" calcext:value-type="float">
            <text:p>0.127604</text:p>
          </table:table-cell>
          <table:table-cell table:style-name="Default" office:value-type="float" office:value="0.082012" calcext:value-type="float">
            <text:p>0.082012</text:p>
          </table:table-cell>
          <table:table-cell table:style-name="Default" office:value-type="float" office:value="-0.104381" calcext:value-type="float">
            <text:p>-0.10438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9512" calcext:value-type="float">
            <text:p>-0.089512</text:p>
          </table:table-cell>
          <table:table-cell table:style-name="Default" office:value-type="float" office:value="0.08392" calcext:value-type="float">
            <text:p>0.08392</text:p>
          </table:table-cell>
          <table:table-cell table:style-name="Default" office:value-type="float" office:value="0.286321" calcext:value-type="float">
            <text:p>0.286321</text:p>
          </table:table-cell>
          <table:table-cell table:style-name="Default" office:value-type="float" office:value="0.11473" calcext:value-type="float">
            <text:p>0.11473</text:p>
          </table:table-cell>
          <table:table-cell table:style-name="Default" office:value-type="float" office:value="0.077825" calcext:value-type="float">
            <text:p>0.077825</text:p>
          </table:table-cell>
          <table:table-cell table:style-name="Default" office:value-type="float" office:value="-0.093387" calcext:value-type="float">
            <text:p>-0.0933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90422" calcext:value-type="float">
            <text:p>-0.090422</text:p>
          </table:table-cell>
          <table:table-cell table:style-name="Default" office:value-type="float" office:value="0.079713" calcext:value-type="float">
            <text:p>0.079713</text:p>
          </table:table-cell>
          <table:table-cell table:style-name="Default" office:value-type="float" office:value="0.28592" calcext:value-type="float">
            <text:p>0.28592</text:p>
          </table:table-cell>
          <table:table-cell table:style-name="Default" office:value-type="float" office:value="0.081945" calcext:value-type="float">
            <text:p>0.081945</text:p>
          </table:table-cell>
          <table:table-cell table:style-name="Default" office:value-type="float" office:value="0.063803" calcext:value-type="float">
            <text:p>0.063803</text:p>
          </table:table-cell>
          <table:table-cell table:style-name="Default" office:value-type="float" office:value="-0.083792" calcext:value-type="float">
            <text:p>-0.0837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9082" calcext:value-type="float">
            <text:p>-0.089082</text:p>
          </table:table-cell>
          <table:table-cell table:style-name="Default" office:value-type="float" office:value="0.076655" calcext:value-type="float">
            <text:p>0.076655</text:p>
          </table:table-cell>
          <table:table-cell table:style-name="Default" office:value-type="float" office:value="0.287595" calcext:value-type="float">
            <text:p>0.287595</text:p>
          </table:table-cell>
          <table:table-cell table:style-name="Default" office:value-type="float" office:value="0.069614" calcext:value-type="float">
            <text:p>0.069614</text:p>
          </table:table-cell>
          <table:table-cell table:style-name="Default" office:value-type="float" office:value="0.064184" calcext:value-type="float">
            <text:p>0.064184</text:p>
          </table:table-cell>
          <table:table-cell table:style-name="Default" office:value-type="float" office:value="-0.072535" calcext:value-type="float">
            <text:p>-0.07253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8024" calcext:value-type="float">
            <text:p>-0.088024</text:p>
          </table:table-cell>
          <table:table-cell table:style-name="Default" office:value-type="float" office:value="0.073429" calcext:value-type="float">
            <text:p>0.073429</text:p>
          </table:table-cell>
          <table:table-cell table:style-name="Default" office:value-type="float" office:value="0.289591" calcext:value-type="float">
            <text:p>0.289591</text:p>
          </table:table-cell>
          <table:table-cell table:style-name="Default" office:value-type="float" office:value="0.060606" calcext:value-type="float">
            <text:p>0.060606</text:p>
          </table:table-cell>
          <table:table-cell table:style-name="Default" office:value-type="float" office:value="0.065162" calcext:value-type="float">
            <text:p>0.065162</text:p>
          </table:table-cell>
          <table:table-cell table:style-name="Default" office:value-type="float" office:value="-0.063969" calcext:value-type="float">
            <text:p>-0.0639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7194" calcext:value-type="float">
            <text:p>-0.087194</text:p>
          </table:table-cell>
          <table:table-cell table:style-name="Default" office:value-type="float" office:value="0.07075" calcext:value-type="float">
            <text:p>0.07075</text:p>
          </table:table-cell>
          <table:table-cell table:style-name="Default" office:value-type="float" office:value="0.291615" calcext:value-type="float">
            <text:p>0.291615</text:p>
          </table:table-cell>
          <table:table-cell table:style-name="Default" office:value-type="float" office:value="0.052551" calcext:value-type="float">
            <text:p>0.052551</text:p>
          </table:table-cell>
          <table:table-cell table:style-name="Default" office:value-type="float" office:value="0.06755" calcext:value-type="float">
            <text:p>0.06755</text:p>
          </table:table-cell>
          <table:table-cell table:style-name="Default" office:value-type="float" office:value="-0.055598" calcext:value-type="float">
            <text:p>-0.05559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6521" calcext:value-type="float">
            <text:p>-0.086521</text:p>
          </table:table-cell>
          <table:table-cell table:style-name="Default" office:value-type="float" office:value="0.068203" calcext:value-type="float">
            <text:p>0.068203</text:p>
          </table:table-cell>
          <table:table-cell table:style-name="Default" office:value-type="float" office:value="0.293199" calcext:value-type="float">
            <text:p>0.293199</text:p>
          </table:table-cell>
          <table:table-cell table:style-name="Default" office:value-type="float" office:value="0.047933" calcext:value-type="float">
            <text:p>0.047933</text:p>
          </table:table-cell>
          <table:table-cell table:style-name="Default" office:value-type="float" office:value="0.069284" calcext:value-type="float">
            <text:p>0.069284</text:p>
          </table:table-cell>
          <table:table-cell table:style-name="Default" office:value-type="float" office:value="-0.047335" calcext:value-type="float">
            <text:p>-0.04733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5729" calcext:value-type="float">
            <text:p>-0.085729</text:p>
          </table:table-cell>
          <table:table-cell table:style-name="Default" office:value-type="float" office:value="0.065672" calcext:value-type="float">
            <text:p>0.065672</text:p>
          </table:table-cell>
          <table:table-cell table:style-name="Default" office:value-type="float" office:value="0.294737" calcext:value-type="float">
            <text:p>0.294737</text:p>
          </table:table-cell>
          <table:table-cell table:style-name="Default" office:value-type="float" office:value="0.040618" calcext:value-type="float">
            <text:p>0.040618</text:p>
          </table:table-cell>
          <table:table-cell table:style-name="Default" office:value-type="float" office:value="0.069274" calcext:value-type="float">
            <text:p>0.069274</text:p>
          </table:table-cell>
          <table:table-cell table:style-name="Default" office:value-type="float" office:value="-0.041173" calcext:value-type="float">
            <text:p>-0.04117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4842" calcext:value-type="float">
            <text:p>-0.084842</text:p>
          </table:table-cell>
          <table:table-cell table:style-name="Default" office:value-type="float" office:value="0.063531" calcext:value-type="float">
            <text:p>0.063531</text:p>
          </table:table-cell>
          <table:table-cell table:style-name="Default" office:value-type="float" office:value="0.295798" calcext:value-type="float">
            <text:p>0.295798</text:p>
          </table:table-cell>
          <table:table-cell table:style-name="Default" office:value-type="float" office:value="0.038882" calcext:value-type="float">
            <text:p>0.038882</text:p>
          </table:table-cell>
          <table:table-cell table:style-name="Default" office:value-type="float" office:value="0.068982" calcext:value-type="float">
            <text:p>0.068982</text:p>
          </table:table-cell>
          <table:table-cell table:style-name="Default" office:value-type="float" office:value="-0.035148" calcext:value-type="float">
            <text:p>-0.0351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4084" calcext:value-type="float">
            <text:p>-0.084084</text:p>
          </table:table-cell>
          <table:table-cell table:style-name="Default" office:value-type="float" office:value="0.061662" calcext:value-type="float">
            <text:p>0.061662</text:p>
          </table:table-cell>
          <table:table-cell table:style-name="Default" office:value-type="float" office:value="0.296332" calcext:value-type="float">
            <text:p>0.296332</text:p>
          </table:table-cell>
          <table:table-cell table:style-name="Default" office:value-type="float" office:value="0.036281" calcext:value-type="float">
            <text:p>0.036281</text:p>
          </table:table-cell>
          <table:table-cell table:style-name="Default" office:value-type="float" office:value="0.067713" calcext:value-type="float">
            <text:p>0.067713</text:p>
          </table:table-cell>
          <table:table-cell table:style-name="Default" office:value-type="float" office:value="-0.029408" calcext:value-type="float">
            <text:p>-0.02940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3478" calcext:value-type="float">
            <text:p>-0.083478</text:p>
          </table:table-cell>
          <table:table-cell table:style-name="Default" office:value-type="float" office:value="0.059768" calcext:value-type="float">
            <text:p>0.059768</text:p>
          </table:table-cell>
          <table:table-cell table:style-name="Default" office:value-type="float" office:value="0.297014" calcext:value-type="float">
            <text:p>0.297014</text:p>
          </table:table-cell>
          <table:table-cell table:style-name="Default" office:value-type="float" office:value="0.03251" calcext:value-type="float">
            <text:p>0.03251</text:p>
          </table:table-cell>
          <table:table-cell table:style-name="Default" office:value-type="float" office:value="0.066072" calcext:value-type="float">
            <text:p>0.066072</text:p>
          </table:table-cell>
          <table:table-cell table:style-name="Default" office:value-type="float" office:value="-0.02411" calcext:value-type="float">
            <text:p>-0.0241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3026" calcext:value-type="float">
            <text:p>-0.083026</text:p>
          </table:table-cell>
          <table:table-cell table:style-name="Default" office:value-type="float" office:value="0.058178" calcext:value-type="float">
            <text:p>0.058178</text:p>
          </table:table-cell>
          <table:table-cell table:style-name="Default" office:value-type="float" office:value="0.298104" calcext:value-type="float">
            <text:p>0.298104</text:p>
          </table:table-cell>
          <table:table-cell table:style-name="Default" office:value-type="float" office:value="0.029212" calcext:value-type="float">
            <text:p>0.029212</text:p>
          </table:table-cell>
          <table:table-cell table:style-name="Default" office:value-type="float" office:value="0.066071" calcext:value-type="float">
            <text:p>0.066071</text:p>
          </table:table-cell>
          <table:table-cell table:style-name="Default" office:value-type="float" office:value="-0.019981" calcext:value-type="float">
            <text:p>-0.01998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2709" calcext:value-type="float">
            <text:p>-0.082709</text:p>
          </table:table-cell>
          <table:table-cell table:style-name="Default" office:value-type="float" office:value="0.056922" calcext:value-type="float">
            <text:p>0.056922</text:p>
          </table:table-cell>
          <table:table-cell table:style-name="Default" office:value-type="float" office:value="0.29922" calcext:value-type="float">
            <text:p>0.29922</text:p>
          </table:table-cell>
          <table:table-cell table:style-name="Default" office:value-type="float" office:value="0.024933" calcext:value-type="float">
            <text:p>0.024933</text:p>
          </table:table-cell>
          <table:table-cell table:style-name="Default" office:value-type="float" office:value="0.067739" calcext:value-type="float">
            <text:p>0.067739</text:p>
          </table:table-cell>
          <table:table-cell table:style-name="Default" office:value-type="float" office:value="-0.015933" calcext:value-type="float">
            <text:p>-0.01593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237" calcext:value-type="float">
            <text:p>-0.08237</text:p>
          </table:table-cell>
          <table:table-cell table:style-name="Default" office:value-type="float" office:value="0.056255" calcext:value-type="float">
            <text:p>0.056255</text:p>
          </table:table-cell>
          <table:table-cell table:style-name="Default" office:value-type="float" office:value="0.299993" calcext:value-type="float">
            <text:p>0.299993</text:p>
          </table:table-cell>
          <table:table-cell table:style-name="Default" office:value-type="float" office:value="0.023469" calcext:value-type="float">
            <text:p>0.023469</text:p>
          </table:table-cell>
          <table:table-cell table:style-name="Default" office:value-type="float" office:value="0.069292" calcext:value-type="float">
            <text:p>0.069292</text:p>
          </table:table-cell>
          <table:table-cell table:style-name="Default" office:value-type="float" office:value="-0.013653" calcext:value-type="float">
            <text:p>-0.01365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2193" calcext:value-type="float">
            <text:p>-0.082193</text:p>
          </table:table-cell>
          <table:table-cell table:style-name="Default" office:value-type="float" office:value="0.055685" calcext:value-type="float">
            <text:p>0.055685</text:p>
          </table:table-cell>
          <table:table-cell table:style-name="Default" office:value-type="float" office:value="0.30049" calcext:value-type="float">
            <text:p>0.30049</text:p>
          </table:table-cell>
          <table:table-cell table:style-name="Default" office:value-type="float" office:value="0.020692" calcext:value-type="float">
            <text:p>0.020692</text:p>
          </table:table-cell>
          <table:table-cell table:style-name="Default" office:value-type="float" office:value="0.070006" calcext:value-type="float">
            <text:p>0.070006</text:p>
          </table:table-cell>
          <table:table-cell table:style-name="Default" office:value-type="float" office:value="-0.01141" calcext:value-type="float">
            <text:p>-0.011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98" calcext:value-type="float">
            <text:p>-0.08198</text:p>
          </table:table-cell>
          <table:table-cell table:style-name="Default" office:value-type="float" office:value="0.055374" calcext:value-type="float">
            <text:p>0.055374</text:p>
          </table:table-cell>
          <table:table-cell table:style-name="Default" office:value-type="float" office:value="0.301153" calcext:value-type="float">
            <text:p>0.301153</text:p>
          </table:table-cell>
          <table:table-cell table:style-name="Default" office:value-type="float" office:value="0.018767" calcext:value-type="float">
            <text:p>0.018767</text:p>
          </table:table-cell>
          <table:table-cell table:style-name="Default" office:value-type="float" office:value="0.071238" calcext:value-type="float">
            <text:p>0.071238</text:p>
          </table:table-cell>
          <table:table-cell table:style-name="Default" office:value-type="float" office:value="-0.009986" calcext:value-type="float">
            <text:p>-0.0099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758" calcext:value-type="float">
            <text:p>-0.081758</text:p>
          </table:table-cell>
          <table:table-cell table:style-name="Default" office:value-type="float" office:value="0.055091" calcext:value-type="float">
            <text:p>0.055091</text:p>
          </table:table-cell>
          <table:table-cell table:style-name="Default" office:value-type="float" office:value="0.301842" calcext:value-type="float">
            <text:p>0.301842</text:p>
          </table:table-cell>
          <table:table-cell table:style-name="Default" office:value-type="float" office:value="0.017266" calcext:value-type="float">
            <text:p>0.017266</text:p>
          </table:table-cell>
          <table:table-cell table:style-name="Default" office:value-type="float" office:value="0.072891" calcext:value-type="float">
            <text:p>0.072891</text:p>
          </table:table-cell>
          <table:table-cell table:style-name="Default" office:value-type="float" office:value="-0.008649" calcext:value-type="float">
            <text:p>-0.0086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559" calcext:value-type="float">
            <text:p>-0.081559</text:p>
          </table:table-cell>
          <table:table-cell table:style-name="Default" office:value-type="float" office:value="0.054916" calcext:value-type="float">
            <text:p>0.054916</text:p>
          </table:table-cell>
          <table:table-cell table:style-name="Default" office:value-type="float" office:value="0.302378" calcext:value-type="float">
            <text:p>0.302378</text:p>
          </table:table-cell>
          <table:table-cell table:style-name="Default" office:value-type="float" office:value="0.015517" calcext:value-type="float">
            <text:p>0.015517</text:p>
          </table:table-cell>
          <table:table-cell table:style-name="Default" office:value-type="float" office:value="0.074357" calcext:value-type="float">
            <text:p>0.074357</text:p>
          </table:table-cell>
          <table:table-cell table:style-name="Default" office:value-type="float" office:value="-0.00775" calcext:value-type="float">
            <text:p>-0.0077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573" calcext:value-type="float">
            <text:p>-0.081573</text:p>
          </table:table-cell>
          <table:table-cell table:style-name="Default" office:value-type="float" office:value="0.05474" calcext:value-type="float">
            <text:p>0.05474</text:p>
          </table:table-cell>
          <table:table-cell table:style-name="Default" office:value-type="float" office:value="0.302588" calcext:value-type="float">
            <text:p>0.302588</text:p>
          </table:table-cell>
          <table:table-cell table:style-name="Default" office:value-type="float" office:value="0.014478" calcext:value-type="float">
            <text:p>0.014478</text:p>
          </table:table-cell>
          <table:table-cell table:style-name="Default" office:value-type="float" office:value="0.075041" calcext:value-type="float">
            <text:p>0.075041</text:p>
          </table:table-cell>
          <table:table-cell table:style-name="Default" office:value-type="float" office:value="-0.007037" calcext:value-type="float">
            <text:p>-0.0070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557" calcext:value-type="float">
            <text:p>-0.081557</text:p>
          </table:table-cell>
          <table:table-cell table:style-name="Default" office:value-type="float" office:value="0.054636" calcext:value-type="float">
            <text:p>0.054636</text:p>
          </table:table-cell>
          <table:table-cell table:style-name="Default" office:value-type="float" office:value="0.302714" calcext:value-type="float">
            <text:p>0.302714</text:p>
          </table:table-cell>
          <table:table-cell table:style-name="Default" office:value-type="float" office:value="0.015171" calcext:value-type="float">
            <text:p>0.015171</text:p>
          </table:table-cell>
          <table:table-cell table:style-name="Default" office:value-type="float" office:value="0.075747" calcext:value-type="float">
            <text:p>0.075747</text:p>
          </table:table-cell>
          <table:table-cell table:style-name="Default" office:value-type="float" office:value="-0.007068" calcext:value-type="float">
            <text:p>-0.00706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586" calcext:value-type="float">
            <text:p>-0.081586</text:p>
          </table:table-cell>
          <table:table-cell table:style-name="Default" office:value-type="float" office:value="0.054611" calcext:value-type="float">
            <text:p>0.054611</text:p>
          </table:table-cell>
          <table:table-cell table:style-name="Default" office:value-type="float" office:value="0.302731" calcext:value-type="float">
            <text:p>0.302731</text:p>
          </table:table-cell>
          <table:table-cell table:style-name="Default" office:value-type="float" office:value="0.015408" calcext:value-type="float">
            <text:p>0.015408</text:p>
          </table:table-cell>
          <table:table-cell table:style-name="Default" office:value-type="float" office:value="0.076379" calcext:value-type="float">
            <text:p>0.076379</text:p>
          </table:table-cell>
          <table:table-cell table:style-name="Default" office:value-type="float" office:value="-0.007251" calcext:value-type="float">
            <text:p>-0.00725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648" calcext:value-type="float">
            <text:p>-0.081648</text:p>
          </table:table-cell>
          <table:table-cell table:style-name="Default" office:value-type="float" office:value="0.054662" calcext:value-type="float">
            <text:p>0.054662</text:p>
          </table:table-cell>
          <table:table-cell table:style-name="Default" office:value-type="float" office:value="0.302704" calcext:value-type="float">
            <text:p>0.302704</text:p>
          </table:table-cell>
          <table:table-cell table:style-name="Default" office:value-type="float" office:value="0.015234" calcext:value-type="float">
            <text:p>0.015234</text:p>
          </table:table-cell>
          <table:table-cell table:style-name="Default" office:value-type="float" office:value="0.076469" calcext:value-type="float">
            <text:p>0.076469</text:p>
          </table:table-cell>
          <table:table-cell table:style-name="Default" office:value-type="float" office:value="-0.007592" calcext:value-type="float">
            <text:p>-0.0075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676" calcext:value-type="float">
            <text:p>-0.081676</text:p>
          </table:table-cell>
          <table:table-cell table:style-name="Default" office:value-type="float" office:value="0.054806" calcext:value-type="float">
            <text:p>0.054806</text:p>
          </table:table-cell>
          <table:table-cell table:style-name="Default" office:value-type="float" office:value="0.302581" calcext:value-type="float">
            <text:p>0.302581</text:p>
          </table:table-cell>
          <table:table-cell table:style-name="Default" office:value-type="float" office:value="0.014692" calcext:value-type="float">
            <text:p>0.014692</text:p>
          </table:table-cell>
          <table:table-cell table:style-name="Default" office:value-type="float" office:value="0.076909" calcext:value-type="float">
            <text:p>0.076909</text:p>
          </table:table-cell>
          <table:table-cell table:style-name="Default" office:value-type="float" office:value="-0.007492" calcext:value-type="float">
            <text:p>-0.0074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745" calcext:value-type="float">
            <text:p>-0.081745</text:p>
          </table:table-cell>
          <table:table-cell table:style-name="Default" office:value-type="float" office:value="0.054852" calcext:value-type="float">
            <text:p>0.054852</text:p>
          </table:table-cell>
          <table:table-cell table:style-name="Default" office:value-type="float" office:value="0.302524" calcext:value-type="float">
            <text:p>0.302524</text:p>
          </table:table-cell>
          <table:table-cell table:style-name="Default" office:value-type="float" office:value="0.014982" calcext:value-type="float">
            <text:p>0.014982</text:p>
          </table:table-cell>
          <table:table-cell table:style-name="Default" office:value-type="float" office:value="0.07644" calcext:value-type="float">
            <text:p>0.07644</text:p>
          </table:table-cell>
          <table:table-cell table:style-name="Default" office:value-type="float" office:value="-0.007744" calcext:value-type="float">
            <text:p>-0.00774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812" calcext:value-type="float">
            <text:p>-0.081812</text:p>
          </table:table-cell>
          <table:table-cell table:style-name="Default" office:value-type="float" office:value="0.054818" calcext:value-type="float">
            <text:p>0.054818</text:p>
          </table:table-cell>
          <table:table-cell table:style-name="Default" office:value-type="float" office:value="0.302426" calcext:value-type="float">
            <text:p>0.302426</text:p>
          </table:table-cell>
          <table:table-cell table:style-name="Default" office:value-type="float" office:value="0.015782" calcext:value-type="float">
            <text:p>0.015782</text:p>
          </table:table-cell>
          <table:table-cell table:style-name="Default" office:value-type="float" office:value="0.076115" calcext:value-type="float">
            <text:p>0.076115</text:p>
          </table:table-cell>
          <table:table-cell table:style-name="Default" office:value-type="float" office:value="-0.007707" calcext:value-type="float">
            <text:p>-0.00770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835" calcext:value-type="float">
            <text:p>-0.081835</text:p>
          </table:table-cell>
          <table:table-cell table:style-name="Default" office:value-type="float" office:value="0.054848" calcext:value-type="float">
            <text:p>0.054848</text:p>
          </table:table-cell>
          <table:table-cell table:style-name="Default" office:value-type="float" office:value="0.302324" calcext:value-type="float">
            <text:p>0.302324</text:p>
          </table:table-cell>
          <table:table-cell table:style-name="Default" office:value-type="float" office:value="0.016142" calcext:value-type="float">
            <text:p>0.016142</text:p>
          </table:table-cell>
          <table:table-cell table:style-name="Default" office:value-type="float" office:value="0.075865" calcext:value-type="float">
            <text:p>0.075865</text:p>
          </table:table-cell>
          <table:table-cell table:style-name="Default" office:value-type="float" office:value="-0.007804" calcext:value-type="float">
            <text:p>-0.00780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846" calcext:value-type="float">
            <text:p>-0.081846</text:p>
          </table:table-cell>
          <table:table-cell table:style-name="Default" office:value-type="float" office:value="0.054875" calcext:value-type="float">
            <text:p>0.054875</text:p>
          </table:table-cell>
          <table:table-cell table:style-name="Default" office:value-type="float" office:value="0.302242" calcext:value-type="float">
            <text:p>0.302242</text:p>
          </table:table-cell>
          <table:table-cell table:style-name="Default" office:value-type="float" office:value="0.016525" calcext:value-type="float">
            <text:p>0.016525</text:p>
          </table:table-cell>
          <table:table-cell table:style-name="Default" office:value-type="float" office:value="0.075656" calcext:value-type="float">
            <text:p>0.075656</text:p>
          </table:table-cell>
          <table:table-cell table:style-name="Default" office:value-type="float" office:value="-0.007928" calcext:value-type="float">
            <text:p>-0.00792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83" calcext:value-type="float">
            <text:p>-0.08183</text:p>
          </table:table-cell>
          <table:table-cell table:style-name="Default" office:value-type="float" office:value="0.054861" calcext:value-type="float">
            <text:p>0.054861</text:p>
          </table:table-cell>
          <table:table-cell table:style-name="Default" office:value-type="float" office:value="0.30218" calcext:value-type="float">
            <text:p>0.30218</text:p>
          </table:table-cell>
          <table:table-cell table:style-name="Default" office:value-type="float" office:value="0.016415" calcext:value-type="float">
            <text:p>0.016415</text:p>
          </table:table-cell>
          <table:table-cell table:style-name="Default" office:value-type="float" office:value="0.075058" calcext:value-type="float">
            <text:p>0.075058</text:p>
          </table:table-cell>
          <table:table-cell table:style-name="Default" office:value-type="float" office:value="-0.008141" calcext:value-type="float">
            <text:p>-0.0081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76" calcext:value-type="float">
            <text:p>-0.08176</text:p>
          </table:table-cell>
          <table:table-cell table:style-name="Default" office:value-type="float" office:value="0.054852" calcext:value-type="float">
            <text:p>0.054852</text:p>
          </table:table-cell>
          <table:table-cell table:style-name="Default" office:value-type="float" office:value="0.302118" calcext:value-type="float">
            <text:p>0.302118</text:p>
          </table:table-cell>
          <table:table-cell table:style-name="Default" office:value-type="float" office:value="0.017081" calcext:value-type="float">
            <text:p>0.017081</text:p>
          </table:table-cell>
          <table:table-cell table:style-name="Default" office:value-type="float" office:value="0.075174" calcext:value-type="float">
            <text:p>0.075174</text:p>
          </table:table-cell>
          <table:table-cell table:style-name="Default" office:value-type="float" office:value="-0.008488" calcext:value-type="float">
            <text:p>-0.00848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675" calcext:value-type="float">
            <text:p>-0.081675</text:p>
          </table:table-cell>
          <table:table-cell table:style-name="Default" office:value-type="float" office:value="0.054969" calcext:value-type="float">
            <text:p>0.054969</text:p>
          </table:table-cell>
          <table:table-cell table:style-name="Default" office:value-type="float" office:value="0.302054" calcext:value-type="float">
            <text:p>0.302054</text:p>
          </table:table-cell>
          <table:table-cell table:style-name="Default" office:value-type="float" office:value="0.017123" calcext:value-type="float">
            <text:p>0.017123</text:p>
          </table:table-cell>
          <table:table-cell table:style-name="Default" office:value-type="float" office:value="0.075261" calcext:value-type="float">
            <text:p>0.075261</text:p>
          </table:table-cell>
          <table:table-cell table:style-name="Default" office:value-type="float" office:value="-0.008487" calcext:value-type="float">
            <text:p>-0.0084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676" calcext:value-type="float">
            <text:p>-0.081676</text:p>
          </table:table-cell>
          <table:table-cell table:style-name="Default" office:value-type="float" office:value="0.054953" calcext:value-type="float">
            <text:p>0.054953</text:p>
          </table:table-cell>
          <table:table-cell table:style-name="Default" office:value-type="float" office:value="0.302043" calcext:value-type="float">
            <text:p>0.302043</text:p>
          </table:table-cell>
          <table:table-cell table:style-name="Default" office:value-type="float" office:value="0.017254" calcext:value-type="float">
            <text:p>0.017254</text:p>
          </table:table-cell>
          <table:table-cell table:style-name="Default" office:value-type="float" office:value="0.074915" calcext:value-type="float">
            <text:p>0.074915</text:p>
          </table:table-cell>
          <table:table-cell table:style-name="Default" office:value-type="float" office:value="-0.008211" calcext:value-type="float">
            <text:p>-0.00821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611" calcext:value-type="float">
            <text:p>-0.081611</text:p>
          </table:table-cell>
          <table:table-cell table:style-name="Default" office:value-type="float" office:value="0.054872" calcext:value-type="float">
            <text:p>0.054872</text:p>
          </table:table-cell>
          <table:table-cell table:style-name="Default" office:value-type="float" office:value="0.302064" calcext:value-type="float">
            <text:p>0.302064</text:p>
          </table:table-cell>
          <table:table-cell table:style-name="Default" office:value-type="float" office:value="0.017572" calcext:value-type="float">
            <text:p>0.017572</text:p>
          </table:table-cell>
          <table:table-cell table:style-name="Default" office:value-type="float" office:value="0.075005" calcext:value-type="float">
            <text:p>0.075005</text:p>
          </table:table-cell>
          <table:table-cell table:style-name="Default" office:value-type="float" office:value="-0.008318" calcext:value-type="float">
            <text:p>-0.00831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618" calcext:value-type="float">
            <text:p>-0.081618</text:p>
          </table:table-cell>
          <table:table-cell table:style-name="Default" office:value-type="float" office:value="0.054901" calcext:value-type="float">
            <text:p>0.054901</text:p>
          </table:table-cell>
          <table:table-cell table:style-name="Default" office:value-type="float" office:value="0.302094" calcext:value-type="float">
            <text:p>0.302094</text:p>
          </table:table-cell>
          <table:table-cell table:style-name="Default" office:value-type="float" office:value="0.017005" calcext:value-type="float">
            <text:p>0.017005</text:p>
          </table:table-cell>
          <table:table-cell table:style-name="Default" office:value-type="float" office:value="0.074779" calcext:value-type="float">
            <text:p>0.074779</text:p>
          </table:table-cell>
          <table:table-cell table:style-name="Default" office:value-type="float" office:value="-0.008007" calcext:value-type="float">
            <text:p>-0.00800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562" calcext:value-type="float">
            <text:p>-0.081562</text:p>
          </table:table-cell>
          <table:table-cell table:style-name="Default" office:value-type="float" office:value="0.05482" calcext:value-type="float">
            <text:p>0.05482</text:p>
          </table:table-cell>
          <table:table-cell table:style-name="Default" office:value-type="float" office:value="0.302144" calcext:value-type="float">
            <text:p>0.302144</text:p>
          </table:table-cell>
          <table:table-cell table:style-name="Default" office:value-type="float" office:value="0.017129" calcext:value-type="float">
            <text:p>0.017129</text:p>
          </table:table-cell>
          <table:table-cell table:style-name="Default" office:value-type="float" office:value="0.074905" calcext:value-type="float">
            <text:p>0.074905</text:p>
          </table:table-cell>
          <table:table-cell table:style-name="Default" office:value-type="float" office:value="-0.008151" calcext:value-type="float">
            <text:p>-0.00815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536" calcext:value-type="float">
            <text:p>-0.081536</text:p>
          </table:table-cell>
          <table:table-cell table:style-name="Default" office:value-type="float" office:value="0.054792" calcext:value-type="float">
            <text:p>0.054792</text:p>
          </table:table-cell>
          <table:table-cell table:style-name="Default" office:value-type="float" office:value="0.302217" calcext:value-type="float">
            <text:p>0.302217</text:p>
          </table:table-cell>
          <table:table-cell table:style-name="Default" office:value-type="float" office:value="0.017593" calcext:value-type="float">
            <text:p>0.017593</text:p>
          </table:table-cell>
          <table:table-cell table:style-name="Default" office:value-type="float" office:value="0.074976" calcext:value-type="float">
            <text:p>0.074976</text:p>
          </table:table-cell>
          <table:table-cell table:style-name="Default" office:value-type="float" office:value="-0.007999" calcext:value-type="float">
            <text:p>-0.00799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492" calcext:value-type="float">
            <text:p>-0.081492</text:p>
          </table:table-cell>
          <table:table-cell table:style-name="Default" office:value-type="float" office:value="0.054726" calcext:value-type="float">
            <text:p>0.054726</text:p>
          </table:table-cell>
          <table:table-cell table:style-name="Default" office:value-type="float" office:value="0.302265" calcext:value-type="float">
            <text:p>0.302265</text:p>
          </table:table-cell>
          <table:table-cell table:style-name="Default" office:value-type="float" office:value="0.017626" calcext:value-type="float">
            <text:p>0.017626</text:p>
          </table:table-cell>
          <table:table-cell table:style-name="Default" office:value-type="float" office:value="0.075077" calcext:value-type="float">
            <text:p>0.075077</text:p>
          </table:table-cell>
          <table:table-cell table:style-name="Default" office:value-type="float" office:value="-0.007726" calcext:value-type="float">
            <text:p>-0.00772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452" calcext:value-type="float">
            <text:p>-0.081452</text:p>
          </table:table-cell>
          <table:table-cell table:style-name="Default" office:value-type="float" office:value="0.05468" calcext:value-type="float">
            <text:p>0.05468</text:p>
          </table:table-cell>
          <table:table-cell table:style-name="Default" office:value-type="float" office:value="0.302325" calcext:value-type="float">
            <text:p>0.302325</text:p>
          </table:table-cell>
          <table:table-cell table:style-name="Default" office:value-type="float" office:value="0.017051" calcext:value-type="float">
            <text:p>0.017051</text:p>
          </table:table-cell>
          <table:table-cell table:style-name="Default" office:value-type="float" office:value="0.074979" calcext:value-type="float">
            <text:p>0.074979</text:p>
          </table:table-cell>
          <table:table-cell table:style-name="Default" office:value-type="float" office:value="-0.007682" calcext:value-type="float">
            <text:p>-0.00768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407" calcext:value-type="float">
            <text:p>-0.081407</text:p>
          </table:table-cell>
          <table:table-cell table:style-name="Default" office:value-type="float" office:value="0.054639" calcext:value-type="float">
            <text:p>0.054639</text:p>
          </table:table-cell>
          <table:table-cell table:style-name="Default" office:value-type="float" office:value="0.302369" calcext:value-type="float">
            <text:p>0.302369</text:p>
          </table:table-cell>
          <table:table-cell table:style-name="Default" office:value-type="float" office:value="0.016995" calcext:value-type="float">
            <text:p>0.016995</text:p>
          </table:table-cell>
          <table:table-cell table:style-name="Default" office:value-type="float" office:value="0.074974" calcext:value-type="float">
            <text:p>0.074974</text:p>
          </table:table-cell>
          <table:table-cell table:style-name="Default" office:value-type="float" office:value="-0.007496" calcext:value-type="float">
            <text:p>-0.0074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364" calcext:value-type="float">
            <text:p>-0.081364</text:p>
          </table:table-cell>
          <table:table-cell table:style-name="Default" office:value-type="float" office:value="0.054588" calcext:value-type="float">
            <text:p>0.054588</text:p>
          </table:table-cell>
          <table:table-cell table:style-name="Default" office:value-type="float" office:value="0.302413" calcext:value-type="float">
            <text:p>0.302413</text:p>
          </table:table-cell>
          <table:table-cell table:style-name="Default" office:value-type="float" office:value="0.01676" calcext:value-type="float">
            <text:p>0.01676</text:p>
          </table:table-cell>
          <table:table-cell table:style-name="Default" office:value-type="float" office:value="0.075094" calcext:value-type="float">
            <text:p>0.075094</text:p>
          </table:table-cell>
          <table:table-cell table:style-name="Default" office:value-type="float" office:value="-0.007332" calcext:value-type="float">
            <text:p>-0.0073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393" calcext:value-type="float">
            <text:p>-0.081393</text:p>
          </table:table-cell>
          <table:table-cell table:style-name="Default" office:value-type="float" office:value="0.054456" calcext:value-type="float">
            <text:p>0.054456</text:p>
          </table:table-cell>
          <table:table-cell table:style-name="Default" office:value-type="float" office:value="0.302471" calcext:value-type="float">
            <text:p>0.302471</text:p>
          </table:table-cell>
          <table:table-cell table:style-name="Default" office:value-type="float" office:value="0.01624" calcext:value-type="float">
            <text:p>0.01624</text:p>
          </table:table-cell>
          <table:table-cell table:style-name="Default" office:value-type="float" office:value="0.074854" calcext:value-type="float">
            <text:p>0.074854</text:p>
          </table:table-cell>
          <table:table-cell table:style-name="Default" office:value-type="float" office:value="-0.006868" calcext:value-type="float">
            <text:p>-0.00686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281" calcext:value-type="float">
            <text:p>-0.081281</text:p>
          </table:table-cell>
          <table:table-cell table:style-name="Default" office:value-type="float" office:value="0.054516" calcext:value-type="float">
            <text:p>0.054516</text:p>
          </table:table-cell>
          <table:table-cell table:style-name="Default" office:value-type="float" office:value="0.302519" calcext:value-type="float">
            <text:p>0.302519</text:p>
          </table:table-cell>
          <table:table-cell table:style-name="Default" office:value-type="float" office:value="0.016328" calcext:value-type="float">
            <text:p>0.016328</text:p>
          </table:table-cell>
          <table:table-cell table:style-name="Default" office:value-type="float" office:value="0.075084" calcext:value-type="float">
            <text:p>0.075084</text:p>
          </table:table-cell>
          <table:table-cell table:style-name="Default" office:value-type="float" office:value="-0.00708" calcext:value-type="float">
            <text:p>-0.0070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297" calcext:value-type="float">
            <text:p>-0.081297</text:p>
          </table:table-cell>
          <table:table-cell table:style-name="Default" office:value-type="float" office:value="0.054368" calcext:value-type="float">
            <text:p>0.054368</text:p>
          </table:table-cell>
          <table:table-cell table:style-name="Default" office:value-type="float" office:value="0.302523" calcext:value-type="float">
            <text:p>0.302523</text:p>
          </table:table-cell>
          <table:table-cell table:style-name="Default" office:value-type="float" office:value="0.016483" calcext:value-type="float">
            <text:p>0.016483</text:p>
          </table:table-cell>
          <table:table-cell table:style-name="Default" office:value-type="float" office:value="0.075119" calcext:value-type="float">
            <text:p>0.075119</text:p>
          </table:table-cell>
          <table:table-cell table:style-name="Default" office:value-type="float" office:value="-0.006476" calcext:value-type="float">
            <text:p>-0.00647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303" calcext:value-type="float">
            <text:p>-0.081303</text:p>
          </table:table-cell>
          <table:table-cell table:style-name="Default" office:value-type="float" office:value="0.054369" calcext:value-type="float">
            <text:p>0.054369</text:p>
          </table:table-cell>
          <table:table-cell table:style-name="Default" office:value-type="float" office:value="0.302538" calcext:value-type="float">
            <text:p>0.302538</text:p>
          </table:table-cell>
          <table:table-cell table:style-name="Default" office:value-type="float" office:value="0.016172" calcext:value-type="float">
            <text:p>0.016172</text:p>
          </table:table-cell>
          <table:table-cell table:style-name="Default" office:value-type="float" office:value="0.074923" calcext:value-type="float">
            <text:p>0.074923</text:p>
          </table:table-cell>
          <table:table-cell table:style-name="Default" office:value-type="float" office:value="-0.006524" calcext:value-type="float">
            <text:p>-0.00652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239" calcext:value-type="float">
            <text:p>-0.081239</text:p>
          </table:table-cell>
          <table:table-cell table:style-name="Default" office:value-type="float" office:value="0.054346" calcext:value-type="float">
            <text:p>0.054346</text:p>
          </table:table-cell>
          <table:table-cell table:style-name="Default" office:value-type="float" office:value="0.302577" calcext:value-type="float">
            <text:p>0.302577</text:p>
          </table:table-cell>
          <table:table-cell table:style-name="Default" office:value-type="float" office:value="0.016462" calcext:value-type="float">
            <text:p>0.016462</text:p>
          </table:table-cell>
          <table:table-cell table:style-name="Default" office:value-type="float" office:value="0.075248" calcext:value-type="float">
            <text:p>0.075248</text:p>
          </table:table-cell>
          <table:table-cell table:style-name="Default" office:value-type="float" office:value="-0.006473" calcext:value-type="float">
            <text:p>-0.00647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26" calcext:value-type="float">
            <text:p>-0.08126</text:p>
          </table:table-cell>
          <table:table-cell table:style-name="Default" office:value-type="float" office:value="0.054299" calcext:value-type="float">
            <text:p>0.054299</text:p>
          </table:table-cell>
          <table:table-cell table:style-name="Default" office:value-type="float" office:value="0.302572" calcext:value-type="float">
            <text:p>0.302572</text:p>
          </table:table-cell>
          <table:table-cell table:style-name="Default" office:value-type="float" office:value="0.016398" calcext:value-type="float">
            <text:p>0.016398</text:p>
          </table:table-cell>
          <table:table-cell table:style-name="Default" office:value-type="float" office:value="0.075153" calcext:value-type="float">
            <text:p>0.075153</text:p>
          </table:table-cell>
          <table:table-cell table:style-name="Default" office:value-type="float" office:value="-0.006276" calcext:value-type="float">
            <text:p>-0.00627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232" calcext:value-type="float">
            <text:p>-0.081232</text:p>
          </table:table-cell>
          <table:table-cell table:style-name="Default" office:value-type="float" office:value="0.054317" calcext:value-type="float">
            <text:p>0.054317</text:p>
          </table:table-cell>
          <table:table-cell table:style-name="Default" office:value-type="float" office:value="0.302596" calcext:value-type="float">
            <text:p>0.302596</text:p>
          </table:table-cell>
          <table:table-cell table:style-name="Default" office:value-type="float" office:value="0.016558" calcext:value-type="float">
            <text:p>0.016558</text:p>
          </table:table-cell>
          <table:table-cell table:style-name="Default" office:value-type="float" office:value="0.07532" calcext:value-type="float">
            <text:p>0.07532</text:p>
          </table:table-cell>
          <table:table-cell table:style-name="Default" office:value-type="float" office:value="-0.006406" calcext:value-type="float">
            <text:p>-0.00640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225" calcext:value-type="float">
            <text:p>-0.081225</text:p>
          </table:table-cell>
          <table:table-cell table:style-name="Default" office:value-type="float" office:value="0.0543" calcext:value-type="float">
            <text:p>0.0543</text:p>
          </table:table-cell>
          <table:table-cell table:style-name="Default" office:value-type="float" office:value="0.302603" calcext:value-type="float">
            <text:p>0.302603</text:p>
          </table:table-cell>
          <table:table-cell table:style-name="Default" office:value-type="float" office:value="0.016543" calcext:value-type="float">
            <text:p>0.016543</text:p>
          </table:table-cell>
          <table:table-cell table:style-name="Default" office:value-type="float" office:value="0.075348" calcext:value-type="float">
            <text:p>0.075348</text:p>
          </table:table-cell>
          <table:table-cell table:style-name="Default" office:value-type="float" office:value="-0.006399" calcext:value-type="float">
            <text:p>-0.00639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226" calcext:value-type="float">
            <text:p>-0.081226</text:p>
          </table:table-cell>
          <table:table-cell table:style-name="Default" office:value-type="float" office:value="0.054226" calcext:value-type="float">
            <text:p>0.054226</text:p>
          </table:table-cell>
          <table:table-cell table:style-name="Default" office:value-type="float" office:value="0.302583" calcext:value-type="float">
            <text:p>0.302583</text:p>
          </table:table-cell>
          <table:table-cell table:style-name="Default" office:value-type="float" office:value="0.016564" calcext:value-type="float">
            <text:p>0.016564</text:p>
          </table:table-cell>
          <table:table-cell table:style-name="Default" office:value-type="float" office:value="0.075261" calcext:value-type="float">
            <text:p>0.075261</text:p>
          </table:table-cell>
          <table:table-cell table:style-name="Default" office:value-type="float" office:value="-0.006163" calcext:value-type="float">
            <text:p>-0.00616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17" calcext:value-type="float">
            <text:p>-0.08117</text:p>
          </table:table-cell>
          <table:table-cell table:style-name="Default" office:value-type="float" office:value="0.054236" calcext:value-type="float">
            <text:p>0.054236</text:p>
          </table:table-cell>
          <table:table-cell table:style-name="Default" office:value-type="float" office:value="0.302629" calcext:value-type="float">
            <text:p>0.302629</text:p>
          </table:table-cell>
          <table:table-cell table:style-name="Default" office:value-type="float" office:value="0.016563" calcext:value-type="float">
            <text:p>0.016563</text:p>
          </table:table-cell>
          <table:table-cell table:style-name="Default" office:value-type="float" office:value="0.07537" calcext:value-type="float">
            <text:p>0.07537</text:p>
          </table:table-cell>
          <table:table-cell table:style-name="Default" office:value-type="float" office:value="-0.00625" calcext:value-type="float">
            <text:p>-0.0062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061" calcext:value-type="float">
            <text:p>-0.081061</text:p>
          </table:table-cell>
          <table:table-cell table:style-name="Default" office:value-type="float" office:value="0.054272" calcext:value-type="float">
            <text:p>0.054272</text:p>
          </table:table-cell>
          <table:table-cell table:style-name="Default" office:value-type="float" office:value="0.30265" calcext:value-type="float">
            <text:p>0.30265</text:p>
          </table:table-cell>
          <table:table-cell table:style-name="Default" office:value-type="float" office:value="0.016868" calcext:value-type="float">
            <text:p>0.016868</text:p>
          </table:table-cell>
          <table:table-cell table:style-name="Default" office:value-type="float" office:value="0.075422" calcext:value-type="float">
            <text:p>0.075422</text:p>
          </table:table-cell>
          <table:table-cell table:style-name="Default" office:value-type="float" office:value="-0.006346" calcext:value-type="float">
            <text:p>-0.0063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026" calcext:value-type="float">
            <text:p>-0.081026</text:p>
          </table:table-cell>
          <table:table-cell table:style-name="Default" office:value-type="float" office:value="0.054214" calcext:value-type="float">
            <text:p>0.054214</text:p>
          </table:table-cell>
          <table:table-cell table:style-name="Default" office:value-type="float" office:value="0.302681" calcext:value-type="float">
            <text:p>0.302681</text:p>
          </table:table-cell>
          <table:table-cell table:style-name="Default" office:value-type="float" office:value="0.016996" calcext:value-type="float">
            <text:p>0.016996</text:p>
          </table:table-cell>
          <table:table-cell table:style-name="Default" office:value-type="float" office:value="0.075238" calcext:value-type="float">
            <text:p>0.075238</text:p>
          </table:table-cell>
          <table:table-cell table:style-name="Default" office:value-type="float" office:value="-0.006191" calcext:value-type="float">
            <text:p>-0.00619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003" calcext:value-type="float">
            <text:p>-0.081003</text:p>
          </table:table-cell>
          <table:table-cell table:style-name="Default" office:value-type="float" office:value="0.054164" calcext:value-type="float">
            <text:p>0.054164</text:p>
          </table:table-cell>
          <table:table-cell table:style-name="Default" office:value-type="float" office:value="0.302689" calcext:value-type="float">
            <text:p>0.302689</text:p>
          </table:table-cell>
          <table:table-cell table:style-name="Default" office:value-type="float" office:value="0.017086" calcext:value-type="float">
            <text:p>0.017086</text:p>
          </table:table-cell>
          <table:table-cell table:style-name="Default" office:value-type="float" office:value="0.075032" calcext:value-type="float">
            <text:p>0.075032</text:p>
          </table:table-cell>
          <table:table-cell table:style-name="Default" office:value-type="float" office:value="-0.006009" calcext:value-type="float">
            <text:p>-0.006009</text:p>
          </table:table-cell>
          <table:table-cell table:style-name="Default" table:number-columns-repeated="6"/>
          <table:table-cell table:number-columns-repeated="1012"/>
        </table:table-row>
        <table:table-row table:style-name="ro1" table:number-rows-repeated="194">
          <table:table-cell table:style-name="Default" table:number-columns-repeated="12"/>
          <table:table-cell table:number-columns-repeated="1012"/>
        </table:table-row>
        <table:table-row table:style-name="ro1" table:number-rows-repeated="13">
          <table:table-cell table:style-name="Default" table:number-columns-repeated="6"/>
          <table:table-cell table:number-columns-repeated="1018"/>
        </table:table-row>
        <table:table-row table:style-name="ro1" table:number-rows-repeated="10481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Leg" table:style-name="ta2">
        <table:shapes>
          <draw:frame draw:z-index="0" draw:name="Gráfico 1" draw:style-name="gr1" svg:width="4.552in" svg:height="2.6051in" svg:x="15.2441in" svg:y="0.2362in">
            <draw:object draw:notify-on-update-of-ranges="LLeg.A1:LLeg.A1 LLeg.A2:LLeg.A216 LLeg.H1:LLeg.H1 LLeg.R120:LLeg.R300 LLeg.O1:LLeg.O1 LLeg.O120:LLeg.O30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áfico 2" draw:style-name="gr1" svg:width="4.5854in" svg:height="2.6815in" svg:x="15.1949in" svg:y="2.9862in">
            <draw:object draw:notify-on-update-of-ranges="LLeg.B1:LLeg.B1 LLeg.B2:LLeg.B216 LLeg.J1:LLeg.J1 LLeg.S75:LLeg.S300 LLeg.P1:LLeg.P1 LLeg.P75:LLeg.P30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Gráfico 3" draw:style-name="gr1" svg:width="4.6276in" svg:height="2.6634in" svg:x="15.1799in" svg:y="5.8295in">
            <draw:object draw:notify-on-update-of-ranges="LLeg.C1:LLeg.C1 LLeg.C2:LLeg.C216 LLeg.I1:LLeg.I1 LLeg.I75:LLeg.I300 LLeg.Q1:LLeg.Q1 LLeg.Q74:LLeg.Q3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Gráfico 1" draw:style-name="gr1" svg:width="4.552in" svg:height="2.6051in" svg:x="20.0823in" svg:y="0.2484in">
            <draw:object draw:notify-on-update-of-ranges="LLeg.D1:LLeg.D1 LLeg.D2:LLeg.D216 LLeg.K1:LLeg.K1 LLeg.K90:LLeg.K300 LLeg.T1:LLeg.T1 LLeg.T90:LLeg.T30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name="Gráfico 2" draw:style-name="gr1" svg:width="4.5854in" svg:height="2.6815in" svg:x="20.0559in" svg:y="3.0343in">
            <draw:object draw:notify-on-update-of-ranges="LLeg.E1:LLeg.E1 LLeg.E2:LLeg.E216 LLeg.M1:LLeg.M1 LLeg.M90:LLeg.M300 LLeg.U1:LLeg.U1 LLeg.U90:LLeg.U30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name="Gráfico 3" draw:style-name="gr1" svg:width="4.6276in" svg:height="2.6634in" svg:x="20.1154in" svg:y="5.835in">
            <draw:object draw:notify-on-update-of-ranges="LLeg.F1:LLeg.F1 LLeg.F2:LLeg.F216 LLeg.L1:LLeg.L1 LLeg.L80:LLeg.L300 LLeg.V1:LLeg.V1 LLeg.V80:LLeg.V30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5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3" table:default-cell-style-name="ce2"/>
        <table:table-column table:style-name="co21" table:default-cell-style-name="ce2"/>
        <table:table-column table:style-name="co3" table:number-columns-repeated="1000" table:default-cell-style-name="ce2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X Nao</text:p>
          </table:table-cell>
          <table:table-cell office:value-type="string" calcext:value-type="string">
            <text:p>Y Nao</text:p>
          </table:table-cell>
          <table:table-cell office:value-type="string" calcext:value-type="string">
            <text:p>Z Nao</text:p>
          </table:table-cell>
          <table:table-cell table:style-name="Default" office:value-type="string" calcext:value-type="string">
            <text:p>wX Nao</text:p>
          </table:table-cell>
          <table:table-cell table:style-name="Default" office:value-type="string" calcext:value-type="string">
            <text:p>wY Nao</text:p>
          </table:table-cell>
          <table:table-cell table:style-name="Default" office:value-type="string" calcext:value-type="string">
            <text:p>wZ Nao</text:p>
          </table:table-cell>
          <table:table-cell/>
          <table:table-cell office:value-type="string" calcext:value-type="string">
            <text:p>X MoCap</text:p>
          </table:table-cell>
          <table:table-cell office:value-type="string" calcext:value-type="string">
            <text:p>Z MoCap (Y)</text:p>
          </table:table-cell>
          <table:table-cell office:value-type="string" calcext:value-type="string">
            <text:p>Y MoCap (Z)</text:p>
          </table:table-cell>
          <table:table-cell office:value-type="string" calcext:value-type="string">
            <text:p>wX MoCap</text:p>
          </table:table-cell>
          <table:table-cell office:value-type="string" calcext:value-type="string">
            <text:p>wZ MoCap (Y)</text:p>
          </table:table-cell>
          <table:table-cell office:value-type="string" calcext:value-type="string">
            <text:p>wY MoCap (Z)</text:p>
          </table:table-cell>
          <table:table-cell/>
          <table:table-cell office:value-type="string" calcext:value-type="string">
            <text:p>X Corr</text:p>
          </table:table-cell>
          <table:table-cell office:value-type="string" calcext:value-type="string">
            <text:p>Y Corr</text:p>
          </table:table-cell>
          <table:table-cell office:value-type="string" calcext:value-type="string">
            <text:p>Z Corr</text:p>
          </table:table-cell>
          <table:table-cell office:value-type="string" calcext:value-type="string">
            <text:p><text:s/>Xinv</text:p>
          </table:table-cell>
          <table:table-cell office:value-type="string" calcext:value-type="string">
            <text:p>Y Inv</text:p>
          </table:table-cell>
          <table:table-cell office:value-type="string" calcext:value-type="string">
            <text:p>wX Corr</text:p>
          </table:table-cell>
          <table:table-cell office:value-type="string" calcext:value-type="string">
            <text:p>wY Corr</text:p>
          </table:table-cell>
          <table:table-cell office:value-type="string" calcext:value-type="string">
            <text:p>wZ Corr</text:p>
          </table:table-cell>
          <table:table-cell table:number-columns-repeated="1002"/>
        </table:table-row>
        <table:table-row table:style-name="ro1">
          <table:table-cell table:formula="of:=[Datos_Nao.A2]" office:value-type="float" office:value="-0.00257580750621855" calcext:value-type="float">
            <text:p>-0.0025758075</text:p>
          </table:table-cell>
          <table:table-cell table:formula="of:=[Datos_Nao.B2]" office:value-type="float" office:value="0.06842041015625" calcext:value-type="float">
            <text:p>0.0684204102</text:p>
          </table:table-cell>
          <table:table-cell table:formula="of:=[Datos_Nao.C2]" office:value-type="float" office:value="0.000000260770320892334" calcext:value-type="float">
            <text:p>2.60770320892334E-007</text:p>
          </table:table-cell>
          <table:table-cell table:formula="of:=[Datos_Nao.D2]" office:value-type="float" office:value="-0.0000000149628824885895" calcext:value-type="float">
            <text:p>-0.000000015</text:p>
          </table:table-cell>
          <table:table-cell table:formula="of:=[Datos_Nao.E2]" office:value-type="float" office:value="0.000000000328623128709182" calcext:value-type="float">
            <text:p>3.28623128709182E-010</text:p>
          </table:table-cell>
          <table:table-cell table:formula="of:=[Datos_Nao.F2]" office:value-type="float" office:value="0.134684383869171" calcext:value-type="float">
            <text:p>0.1346843839</text:p>
          </table:table-cell>
          <table:table-cell/>
          <table:table-cell table:formula="of:=[Datos_MoCap.A2]" office:value-type="float" office:value="-0.04785" calcext:value-type="float">
            <text:p>-0.04785</text:p>
          </table:table-cell>
          <table:table-cell table:formula="of:=[Datos_MoCap.B2]" office:value-type="float" office:value="0.053547" calcext:value-type="float">
            <text:p>0.053547</text:p>
          </table:table-cell>
          <table:table-cell table:formula="of:=[Datos_MoCap.C2]" office:value-type="float" office:value="0.257183" calcext:value-type="float">
            <text:p>0.257183</text:p>
          </table:table-cell>
          <table:table-cell table:formula="of:=[Datos_MoCap.D2]" office:value-type="float" office:value="0.004467" calcext:value-type="float">
            <text:p>0.004467</text:p>
          </table:table-cell>
          <table:table-cell table:formula="of:=[Datos_MoCap.F2]" office:value-type="float" office:value="-0.006902" calcext:value-type="float">
            <text:p>-0.006902</text:p>
          </table:table-cell>
          <table:table-cell table:formula="of:=[Datos_MoCap.E2]" office:value-type="float" office:value="0.041743" calcext:value-type="float">
            <text:p>0.041743</text:p>
          </table:table-cell>
          <table:table-cell/>
          <table:table-cell table:formula="of:=([.H2]^2)*(0.140024724909833)+([.H2])*(-0.00142725065277068)+(-0.0063459406986214)" office:value-type="float" office:value="-0.00595704299417646" calcext:value-type="float">
            <text:p>-0.005957043</text:p>
          </table:table-cell>
          <table:table-cell table:formula="of:=([.J2]^2)*(-1.68303778049881)+([.J2])*(0.15665109790632)+(0.10475739737447)" office:value-type="float" office:value="0.0337240680601837" calcext:value-type="float">
            <text:p>0.0337240681</text:p>
          </table:table-cell>
          <table:table-cell table:formula="of:=([.I2]^2)*(-1.84809378419694)+([.I2])*(0.969715893777015)+(-0.0558124189204929)" office:value-type="float" office:value="-0.00918604653631266" calcext:value-type="float">
            <text:p>-0.0091860465</text:p>
          </table:table-cell>
          <table:table-cell table:formula="of:=[.H2]*-1" office:value-type="float" office:value="0.04785" calcext:value-type="float">
            <text:p>0.04785</text:p>
          </table:table-cell>
          <table:table-cell table:formula="of:=[.M2]*-1" office:value-type="float" office:value="-0.041743" calcext:value-type="float">
            <text:p>-0.041743</text:p>
          </table:table-cell>
          <table:table-cell table:formula="of:=([.K2]^2)*(48.7382423482978)+([.K2])*(0.0643401308833624)+(0.0316411646540839)" office:value-type="float" office:value="0.0329010992442614" calcext:value-type="float">
            <text:p>0.0329010992</text:p>
          </table:table-cell>
          <table:table-cell table:formula="of:=([.M2]^2)*(2.99573212968935)+([.M2])*(-0.0394274132082148)+(-0.010306073088791)" office:value-type="float" office:value="-0.0067318941216738" calcext:value-type="float">
            <text:p>-0.0067318941</text:p>
          </table:table-cell>
          <table:table-cell table:formula="of:=([.L2]^2)*(-20.9992408223248)+([.L2])*(0.114146130561486)+(0.302895814088881)" office:value-type="float" office:value="0.301107623977151" calcext:value-type="float">
            <text:p>0.301107624</text:p>
          </table:table-cell>
          <table:table-cell table:number-columns-repeated="1002"/>
        </table:table-row>
        <table:table-row table:style-name="ro1">
          <table:table-cell table:formula="of:=[Datos_Nao.A3]" office:value-type="float" office:value="-0.00257580750621855" calcext:value-type="float">
            <text:p>-0.0025758075</text:p>
          </table:table-cell>
          <table:table-cell table:formula="of:=[Datos_Nao.B3]" office:value-type="float" office:value="0.06842041015625" calcext:value-type="float">
            <text:p>0.0684204102</text:p>
          </table:table-cell>
          <table:table-cell table:formula="of:=[Datos_Nao.C3]" office:value-type="float" office:value="0.000000260770320892334" calcext:value-type="float">
            <text:p>2.60770320892334E-007</text:p>
          </table:table-cell>
          <table:table-cell table:formula="of:=[Datos_Nao.D3]" office:value-type="float" office:value="-0.0000000149628824885895" calcext:value-type="float">
            <text:p>-0.000000015</text:p>
          </table:table-cell>
          <table:table-cell table:formula="of:=[Datos_Nao.E3]" office:value-type="float" office:value="0.000000000328623128709182" calcext:value-type="float">
            <text:p>3.28623128709182E-010</text:p>
          </table:table-cell>
          <table:table-cell table:formula="of:=[Datos_Nao.F3]" office:value-type="float" office:value="0.134684383869171" calcext:value-type="float">
            <text:p>0.1346843839</text:p>
          </table:table-cell>
          <table:table-cell/>
          <table:table-cell table:formula="of:=[Datos_MoCap.A3]" office:value-type="float" office:value="-0.047853" calcext:value-type="float">
            <text:p>-0.047853</text:p>
          </table:table-cell>
          <table:table-cell table:formula="of:=[Datos_MoCap.B3]" office:value-type="float" office:value="0.05352" calcext:value-type="float">
            <text:p>0.05352</text:p>
          </table:table-cell>
          <table:table-cell table:formula="of:=[Datos_MoCap.C3]" office:value-type="float" office:value="0.257196" calcext:value-type="float">
            <text:p>0.257196</text:p>
          </table:table-cell>
          <table:table-cell table:formula="of:=[Datos_MoCap.D3]" office:value-type="float" office:value="0.004623" calcext:value-type="float">
            <text:p>0.004623</text:p>
          </table:table-cell>
          <table:table-cell table:formula="of:=[Datos_MoCap.F3]" office:value-type="float" office:value="-0.006813" calcext:value-type="float">
            <text:p>-0.006813</text:p>
          </table:table-cell>
          <table:table-cell table:formula="of:=[Datos_MoCap.E3]" office:value-type="float" office:value="0.041755" calcext:value-type="float">
            <text:p>0.041755</text:p>
          </table:table-cell>
          <table:table-cell/>
          <table:table-cell table:formula="of:=([.H3]^2)*(0.140024724909833)+([.H3])*(-0.00142725065277068)+(-0.0063459406986214)" office:value-type="float" office:value="-0.00595699851006576" calcext:value-type="float">
            <text:p>-0.0059569985</text:p>
          </table:table-cell>
          <table:table-cell table:formula="of:=([.J3]^2)*(-1.68303778049881)+([.J3])*(0.15665109790632)+(0.10475739737447)" office:value-type="float" office:value="0.03371485017368" calcext:value-type="float">
            <text:p>0.0337148502</text:p>
          </table:table-cell>
          <table:table-cell table:formula="of:=([.I3]^2)*(-1.84809378419694)+([.I3])*(0.969715893777015)+(-0.0558124189204929)" office:value-type="float" office:value="-0.00920688637930044" calcext:value-type="float">
            <text:p>-0.0092068864</text:p>
          </table:table-cell>
          <table:table-cell table:formula="of:=[.H3]*-1" office:value-type="float" office:value="0.047853" calcext:value-type="float">
            <text:p>0.047853</text:p>
          </table:table-cell>
          <table:table-cell table:formula="of:=[.M3]*-1" office:value-type="float" office:value="-0.041755" calcext:value-type="float">
            <text:p>-0.041755</text:p>
          </table:table-cell>
          <table:table-cell table:formula="of:=([.K3]^2)*(48.7382423482978)+([.K3])*(0.0643401308833624)+(0.0316411646540839)" office:value-type="float" office:value="0.0329802490818588" calcext:value-type="float">
            <text:p>0.0329802491</text:p>
          </table:table-cell>
          <table:table-cell table:formula="of:=([.M3]^2)*(2.99573212968935)+([.M3])*(-0.0394274132082148)+(-0.010306073088791)" office:value-type="float" office:value="-0.00672936559893592" calcext:value-type="float">
            <text:p>-0.0067293656</text:p>
          </table:table-cell>
          <table:table-cell table:formula="of:=([.L3]^2)*(-20.9992408223248)+([.L3])*(0.114146130561486)+(0.302895814088881)" office:value-type="float" office:value="0.301143415391092" calcext:value-type="float">
            <text:p>0.3011434154</text:p>
          </table:table-cell>
          <table:table-cell table:number-columns-repeated="1002"/>
        </table:table-row>
        <table:table-row table:style-name="ro1">
          <table:table-cell table:formula="of:=[Datos_Nao.A4]" office:value-type="float" office:value="-0.00257580750621855" calcext:value-type="float">
            <text:p>-0.0025758075</text:p>
          </table:table-cell>
          <table:table-cell table:formula="of:=[Datos_Nao.B4]" office:value-type="float" office:value="0.06842041015625" calcext:value-type="float">
            <text:p>0.0684204102</text:p>
          </table:table-cell>
          <table:table-cell table:formula="of:=[Datos_Nao.C4]" office:value-type="float" office:value="0.000000260770320892334" calcext:value-type="float">
            <text:p>2.60770320892334E-007</text:p>
          </table:table-cell>
          <table:table-cell table:formula="of:=[Datos_Nao.D4]" office:value-type="float" office:value="-0.0000000149628824885895" calcext:value-type="float">
            <text:p>-0.000000015</text:p>
          </table:table-cell>
          <table:table-cell table:formula="of:=[Datos_Nao.E4]" office:value-type="float" office:value="0.000000000328623128709182" calcext:value-type="float">
            <text:p>3.28623128709182E-010</text:p>
          </table:table-cell>
          <table:table-cell table:formula="of:=[Datos_Nao.F4]" office:value-type="float" office:value="0.134684383869171" calcext:value-type="float">
            <text:p>0.1346843839</text:p>
          </table:table-cell>
          <table:table-cell/>
          <table:table-cell table:formula="of:=[Datos_MoCap.A4]" office:value-type="float" office:value="-0.047843" calcext:value-type="float">
            <text:p>-0.047843</text:p>
          </table:table-cell>
          <table:table-cell table:formula="of:=[Datos_MoCap.B4]" office:value-type="float" office:value="0.053541" calcext:value-type="float">
            <text:p>0.053541</text:p>
          </table:table-cell>
          <table:table-cell table:formula="of:=[Datos_MoCap.C4]" office:value-type="float" office:value="0.257203" calcext:value-type="float">
            <text:p>0.257203</text:p>
          </table:table-cell>
          <table:table-cell table:formula="of:=[Datos_MoCap.D4]" office:value-type="float" office:value="0.004374" calcext:value-type="float">
            <text:p>0.004374</text:p>
          </table:table-cell>
          <table:table-cell table:formula="of:=[Datos_MoCap.F4]" office:value-type="float" office:value="-0.006847" calcext:value-type="float">
            <text:p>-0.006847</text:p>
          </table:table-cell>
          <table:table-cell table:formula="of:=[Datos_MoCap.E4]" office:value-type="float" office:value="0.041759" calcext:value-type="float">
            <text:p>0.041759</text:p>
          </table:table-cell>
          <table:table-cell/>
          <table:table-cell table:formula="of:=([.H4]^2)*(0.140024724909833)+([.H4])*(-0.00142725065277068)+(-0.0063459406986214)" office:value-type="float" office:value="-0.00595714678063303" calcext:value-type="float">
            <text:p>-0.0059571468</text:p>
          </table:table-cell>
          <table:table-cell table:formula="of:=([.J4]^2)*(-1.68303778049881)+([.J4])*(0.15665109790632)+(0.10475739737447)" office:value-type="float" office:value="0.0337098864607066" calcext:value-type="float">
            <text:p>0.0337098865</text:p>
          </table:table-cell>
          <table:table-cell table:formula="of:=([.I4]^2)*(-1.84809378419694)+([.I4])*(0.969715893777015)+(-0.0558124189204929)" office:value-type="float" office:value="-0.00919067737967235" calcext:value-type="float">
            <text:p>-0.0091906774</text:p>
          </table:table-cell>
          <table:table-cell table:formula="of:=[.H4]*-1" office:value-type="float" office:value="0.047843" calcext:value-type="float">
            <text:p>0.047843</text:p>
          </table:table-cell>
          <table:table-cell table:formula="of:=[.M4]*-1" office:value-type="float" office:value="-0.041759" calcext:value-type="float">
            <text:p>-0.041759</text:p>
          </table:table-cell>
          <table:table-cell table:formula="of:=([.K4]^2)*(48.7382423482978)+([.K4])*(0.0643401308833624)+(0.0316411646540839)" office:value-type="float" office:value="0.0328550423956333" calcext:value-type="float">
            <text:p>0.0328550424</text:p>
          </table:table-cell>
          <table:table-cell table:formula="of:=([.M4]^2)*(2.99573212968935)+([.M4])*(-0.0394274132082148)+(-0.010306073088791)" office:value-type="float" office:value="-0.00672852256629644" calcext:value-type="float">
            <text:p>-0.0067285226</text:p>
          </table:table-cell>
          <table:table-cell table:formula="of:=([.L4]^2)*(-20.9992408223248)+([.L4])*(0.114146130561486)+(0.302895814088881)" office:value-type="float" office:value="0.301129781535246" calcext:value-type="float">
            <text:p>0.3011297815</text:p>
          </table:table-cell>
          <table:table-cell table:number-columns-repeated="1002"/>
        </table:table-row>
        <table:table-row table:style-name="ro1">
          <table:table-cell table:formula="of:=[Datos_Nao.A5]" office:value-type="float" office:value="-0.00257580750621855" calcext:value-type="float">
            <text:p>-0.0025758075</text:p>
          </table:table-cell>
          <table:table-cell table:formula="of:=[Datos_Nao.B5]" office:value-type="float" office:value="0.06842041015625" calcext:value-type="float">
            <text:p>0.0684204102</text:p>
          </table:table-cell>
          <table:table-cell table:formula="of:=[Datos_Nao.C5]" office:value-type="float" office:value="0.000000260770320892334" calcext:value-type="float">
            <text:p>2.60770320892334E-007</text:p>
          </table:table-cell>
          <table:table-cell table:formula="of:=[Datos_Nao.D5]" office:value-type="float" office:value="-0.0000000149628824885895" calcext:value-type="float">
            <text:p>-0.000000015</text:p>
          </table:table-cell>
          <table:table-cell table:formula="of:=[Datos_Nao.E5]" office:value-type="float" office:value="0.000000000328623128709182" calcext:value-type="float">
            <text:p>3.28623128709182E-010</text:p>
          </table:table-cell>
          <table:table-cell table:formula="of:=[Datos_Nao.F5]" office:value-type="float" office:value="0.134684383869171" calcext:value-type="float">
            <text:p>0.1346843839</text:p>
          </table:table-cell>
          <table:table-cell/>
          <table:table-cell table:formula="of:=[Datos_MoCap.A5]" office:value-type="float" office:value="-0.04785" calcext:value-type="float">
            <text:p>-0.04785</text:p>
          </table:table-cell>
          <table:table-cell table:formula="of:=[Datos_MoCap.B5]" office:value-type="float" office:value="0.053519" calcext:value-type="float">
            <text:p>0.053519</text:p>
          </table:table-cell>
          <table:table-cell table:formula="of:=[Datos_MoCap.C5]" office:value-type="float" office:value="0.257216" calcext:value-type="float">
            <text:p>0.257216</text:p>
          </table:table-cell>
          <table:table-cell table:formula="of:=[Datos_MoCap.D5]" office:value-type="float" office:value="0.004515" calcext:value-type="float">
            <text:p>0.004515</text:p>
          </table:table-cell>
          <table:table-cell table:formula="of:=[Datos_MoCap.F5]" office:value-type="float" office:value="-0.006803" calcext:value-type="float">
            <text:p>-0.006803</text:p>
          </table:table-cell>
          <table:table-cell table:formula="of:=[Datos_MoCap.E5]" office:value-type="float" office:value="0.041801" calcext:value-type="float">
            <text:p>0.041801</text:p>
          </table:table-cell>
          <table:table-cell/>
          <table:table-cell table:formula="of:=([.H5]^2)*(0.140024724909833)+([.H5])*(-0.00142725065277068)+(-0.0063459406986214)" office:value-type="float" office:value="-0.00595704299417646" calcext:value-type="float">
            <text:p>-0.005957043</text:p>
          </table:table-cell>
          <table:table-cell table:formula="of:=([.J5]^2)*(-1.68303778049881)+([.J5])*(0.15665109790632)+(0.10475739737447)" office:value-type="float" office:value="0.0337006676990233" calcext:value-type="float">
            <text:p>0.0337006677</text:p>
          </table:table-cell>
          <table:table-cell table:formula="of:=([.I5]^2)*(-1.84809378419694)+([.I5])*(0.969715893777015)+(-0.0558124189204929)" office:value-type="float" office:value="-0.00920765827708365" calcext:value-type="float">
            <text:p>-0.0092076583</text:p>
          </table:table-cell>
          <table:table-cell table:formula="of:=[.H5]*-1" office:value-type="float" office:value="0.04785" calcext:value-type="float">
            <text:p>0.04785</text:p>
          </table:table-cell>
          <table:table-cell table:formula="of:=[.M5]*-1" office:value-type="float" office:value="-0.041801" calcext:value-type="float">
            <text:p>-0.041801</text:p>
          </table:table-cell>
          <table:table-cell table:formula="of:=([.K5]^2)*(48.7382423482978)+([.K5])*(0.0643401308833624)+(0.0316411646540839)" office:value-type="float" office:value="0.0329252003813969" calcext:value-type="float">
            <text:p>0.0329252004</text:p>
          </table:table-cell>
          <table:table-cell table:formula="of:=([.M5]^2)*(2.99573212968935)+([.M5])*(-0.0394274132082148)+(-0.010306073088791)" office:value-type="float" office:value="-0.0067196649358274" calcext:value-type="float">
            <text:p>-0.0067196649</text:p>
          </table:table-cell>
          <table:table-cell table:formula="of:=([.L5]^2)*(-20.9992408223248)+([.L5])*(0.114146130561486)+(0.302895814088881)" office:value-type="float" office:value="0.301147416109028" calcext:value-type="float">
            <text:p>0.3011474161</text:p>
          </table:table-cell>
          <table:table-cell table:number-columns-repeated="1002"/>
        </table:table-row>
        <table:table-row table:style-name="ro1">
          <table:table-cell table:formula="of:=[Datos_Nao.A6]" office:value-type="float" office:value="-0.00257580750621855" calcext:value-type="float">
            <text:p>-0.0025758075</text:p>
          </table:table-cell>
          <table:table-cell table:formula="of:=[Datos_Nao.B6]" office:value-type="float" office:value="0.06842041015625" calcext:value-type="float">
            <text:p>0.0684204102</text:p>
          </table:table-cell>
          <table:table-cell table:formula="of:=[Datos_Nao.C6]" office:value-type="float" office:value="0.000000260770320892334" calcext:value-type="float">
            <text:p>2.60770320892334E-007</text:p>
          </table:table-cell>
          <table:table-cell table:formula="of:=[Datos_Nao.D6]" office:value-type="float" office:value="-0.0000000149628824885895" calcext:value-type="float">
            <text:p>-0.000000015</text:p>
          </table:table-cell>
          <table:table-cell table:formula="of:=[Datos_Nao.E6]" office:value-type="float" office:value="0.000000000328623128709182" calcext:value-type="float">
            <text:p>3.28623128709182E-010</text:p>
          </table:table-cell>
          <table:table-cell table:formula="of:=[Datos_Nao.F6]" office:value-type="float" office:value="0.134684383869171" calcext:value-type="float">
            <text:p>0.1346843839</text:p>
          </table:table-cell>
          <table:table-cell/>
          <table:table-cell table:formula="of:=[Datos_MoCap.A6]" office:value-type="float" office:value="-0.04784" calcext:value-type="float">
            <text:p>-0.04784</text:p>
          </table:table-cell>
          <table:table-cell table:formula="of:=[Datos_MoCap.B6]" office:value-type="float" office:value="0.05354" calcext:value-type="float">
            <text:p>0.05354</text:p>
          </table:table-cell>
          <table:table-cell table:formula="of:=[Datos_MoCap.C6]" office:value-type="float" office:value="0.25721" calcext:value-type="float">
            <text:p>0.25721</text:p>
          </table:table-cell>
          <table:table-cell table:formula="of:=[Datos_MoCap.D6]" office:value-type="float" office:value="0.004334" calcext:value-type="float">
            <text:p>0.004334</text:p>
          </table:table-cell>
          <table:table-cell table:formula="of:=[Datos_MoCap.F6]" office:value-type="float" office:value="-0.006837" calcext:value-type="float">
            <text:p>-0.006837</text:p>
          </table:table-cell>
          <table:table-cell table:formula="of:=[Datos_MoCap.E6]" office:value-type="float" office:value="0.041788" calcext:value-type="float">
            <text:p>0.041788</text:p>
          </table:table-cell>
          <table:table-cell/>
          <table:table-cell table:formula="of:=([.H6]^2)*(0.140024724909833)+([.H6])*(-0.00142725065277068)+(-0.0063459406986214)" office:value-type="float" office:value="-0.00595719125634225" calcext:value-type="float">
            <text:p>-0.0059571913</text:p>
          </table:table-cell>
          <table:table-cell table:formula="of:=([.J6]^2)*(-1.68303778049881)+([.J6])*(0.15665109790632)+(0.10475739737447)" office:value-type="float" office:value="0.0337049225827955" calcext:value-type="float">
            <text:p>0.0337049226</text:p>
          </table:table-cell>
          <table:table-cell table:formula="of:=([.I6]^2)*(-1.84809378419694)+([.I6])*(0.969715893777015)+(-0.0558124189204929)" office:value-type="float" office:value="-0.00919144919983562" calcext:value-type="float">
            <text:p>-0.0091914492</text:p>
          </table:table-cell>
          <table:table-cell table:formula="of:=[.H6]*-1" office:value-type="float" office:value="0.04784" calcext:value-type="float">
            <text:p>0.04784</text:p>
          </table:table-cell>
          <table:table-cell table:formula="of:=[.M6]*-1" office:value-type="float" office:value="-0.041788" calcext:value-type="float">
            <text:p>-0.041788</text:p>
          </table:table-cell>
          <table:table-cell table:formula="of:=([.K6]^2)*(48.7382423482978)+([.K6])*(0.0643401308833624)+(0.0316411646540839)" office:value-type="float" office:value="0.0328354922858232" calcext:value-type="float">
            <text:p>0.0328354923</text:p>
          </table:table-cell>
          <table:table-cell table:formula="of:=([.M6]^2)*(2.99573212968935)+([.M6])*(-0.0394274132082148)+(-0.010306073088791)" office:value-type="float" office:value="-0.00672240771274454" calcext:value-type="float">
            <text:p>-0.0067224077</text:p>
          </table:table-cell>
          <table:table-cell table:formula="of:=([.L6]^2)*(-20.9992408223248)+([.L6])*(0.114146130561486)+(0.302895814088881)" office:value-type="float" office:value="0.301133796532665" calcext:value-type="float">
            <text:p>0.3011337965</text:p>
          </table:table-cell>
          <table:table-cell table:number-columns-repeated="1002"/>
        </table:table-row>
        <table:table-row table:style-name="ro1">
          <table:table-cell table:formula="of:=[Datos_Nao.A7]" office:value-type="float" office:value="-0.00257580750621855" calcext:value-type="float">
            <text:p>-0.0025758075</text:p>
          </table:table-cell>
          <table:table-cell table:formula="of:=[Datos_Nao.B7]" office:value-type="float" office:value="0.06842041015625" calcext:value-type="float">
            <text:p>0.0684204102</text:p>
          </table:table-cell>
          <table:table-cell table:formula="of:=[Datos_Nao.C7]" office:value-type="float" office:value="0.000000260770320892334" calcext:value-type="float">
            <text:p>2.60770320892334E-007</text:p>
          </table:table-cell>
          <table:table-cell table:formula="of:=[Datos_Nao.D7]" office:value-type="float" office:value="-0.0000000149628824885895" calcext:value-type="float">
            <text:p>-0.000000015</text:p>
          </table:table-cell>
          <table:table-cell table:formula="of:=[Datos_Nao.E7]" office:value-type="float" office:value="0.000000000328623128709182" calcext:value-type="float">
            <text:p>3.28623128709182E-010</text:p>
          </table:table-cell>
          <table:table-cell table:formula="of:=[Datos_Nao.F7]" office:value-type="float" office:value="0.134684383869171" calcext:value-type="float">
            <text:p>0.1346843839</text:p>
          </table:table-cell>
          <table:table-cell/>
          <table:table-cell table:formula="of:=[Datos_MoCap.A7]" office:value-type="float" office:value="-0.047835" calcext:value-type="float">
            <text:p>-0.047835</text:p>
          </table:table-cell>
          <table:table-cell table:formula="of:=[Datos_MoCap.B7]" office:value-type="float" office:value="0.053545" calcext:value-type="float">
            <text:p>0.053545</text:p>
          </table:table-cell>
          <table:table-cell table:formula="of:=[Datos_MoCap.C7]" office:value-type="float" office:value="0.257205" calcext:value-type="float">
            <text:p>0.257205</text:p>
          </table:table-cell>
          <table:table-cell table:formula="of:=[Datos_MoCap.D7]" office:value-type="float" office:value="0.004334" calcext:value-type="float">
            <text:p>0.004334</text:p>
          </table:table-cell>
          <table:table-cell table:formula="of:=[Datos_MoCap.F7]" office:value-type="float" office:value="-0.006804" calcext:value-type="float">
            <text:p>-0.006804</text:p>
          </table:table-cell>
          <table:table-cell table:formula="of:=[Datos_MoCap.E7]" office:value-type="float" office:value="0.041792" calcext:value-type="float">
            <text:p>0.041792</text:p>
          </table:table-cell>
          <table:table-cell/>
          <table:table-cell table:formula="of:=([.H7]^2)*(0.140024724909833)+([.H7])*(-0.00142725065277068)+(-0.0063459406986214)" office:value-type="float" office:value="-0.0059572653769233" calcext:value-type="float">
            <text:p>-0.0059572654</text:p>
          </table:table-cell>
          <table:table-cell table:formula="of:=([.J7]^2)*(-1.68303778049881)+([.J7])*(0.15665109790632)+(0.10475739737447)" office:value-type="float" office:value="0.0337084682267053" calcext:value-type="float">
            <text:p>0.0337084682</text:p>
          </table:table-cell>
          <table:table-cell table:formula="of:=([.I7]^2)*(-1.84809378419694)+([.I7])*(0.969715893777015)+(-0.0558124189204929)" office:value-type="float" office:value="-0.00918759013598114" calcext:value-type="float">
            <text:p>-0.0091875901</text:p>
          </table:table-cell>
          <table:table-cell table:formula="of:=[.H7]*-1" office:value-type="float" office:value="0.047835" calcext:value-type="float">
            <text:p>0.047835</text:p>
          </table:table-cell>
          <table:table-cell table:formula="of:=[.M7]*-1" office:value-type="float" office:value="-0.041792" calcext:value-type="float">
            <text:p>-0.041792</text:p>
          </table:table-cell>
          <table:table-cell table:formula="of:=([.K7]^2)*(48.7382423482978)+([.K7])*(0.0643401308833624)+(0.0316411646540839)" office:value-type="float" office:value="0.0328354922858232" calcext:value-type="float">
            <text:p>0.0328354923</text:p>
          </table:table-cell>
          <table:table-cell table:formula="of:=([.M7]^2)*(2.99573212968935)+([.M7])*(-0.0394274132082148)+(-0.010306073088791)" office:value-type="float" office:value="-0.00672156388923178" calcext:value-type="float">
            <text:p>-0.0067215639</text:p>
          </table:table-cell>
          <table:table-cell table:formula="of:=([.L7]^2)*(-20.9992408223248)+([.L7])*(0.114146130561486)+(0.302895814088881)" office:value-type="float" office:value="0.301147016226228" calcext:value-type="float">
            <text:p>0.3011470162</text:p>
          </table:table-cell>
          <table:table-cell table:number-columns-repeated="1002"/>
        </table:table-row>
        <table:table-row table:style-name="ro1">
          <table:table-cell table:formula="of:=[Datos_Nao.A8]" office:value-type="float" office:value="-0.00257580750621855" calcext:value-type="float">
            <text:p>-0.0025758075</text:p>
          </table:table-cell>
          <table:table-cell table:formula="of:=[Datos_Nao.B8]" office:value-type="float" office:value="0.06842041015625" calcext:value-type="float">
            <text:p>0.0684204102</text:p>
          </table:table-cell>
          <table:table-cell table:formula="of:=[Datos_Nao.C8]" office:value-type="float" office:value="0.000000260770320892334" calcext:value-type="float">
            <text:p>2.60770320892334E-007</text:p>
          </table:table-cell>
          <table:table-cell table:formula="of:=[Datos_Nao.D8]" office:value-type="float" office:value="-0.0000000149628824885895" calcext:value-type="float">
            <text:p>-0.000000015</text:p>
          </table:table-cell>
          <table:table-cell table:formula="of:=[Datos_Nao.E8]" office:value-type="float" office:value="0.000000000328623128709182" calcext:value-type="float">
            <text:p>3.28623128709182E-010</text:p>
          </table:table-cell>
          <table:table-cell table:formula="of:=[Datos_Nao.F8]" office:value-type="float" office:value="0.134684383869171" calcext:value-type="float">
            <text:p>0.1346843839</text:p>
          </table:table-cell>
          <table:table-cell/>
          <table:table-cell table:formula="of:=[Datos_MoCap.A8]" office:value-type="float" office:value="-0.047845" calcext:value-type="float">
            <text:p>-0.047845</text:p>
          </table:table-cell>
          <table:table-cell table:formula="of:=[Datos_MoCap.B8]" office:value-type="float" office:value="0.053516" calcext:value-type="float">
            <text:p>0.053516</text:p>
          </table:table-cell>
          <table:table-cell table:formula="of:=[Datos_MoCap.C8]" office:value-type="float" office:value="0.257215" calcext:value-type="float">
            <text:p>0.257215</text:p>
          </table:table-cell>
          <table:table-cell table:formula="of:=[Datos_MoCap.D8]" office:value-type="float" office:value="0.004612" calcext:value-type="float">
            <text:p>0.004612</text:p>
          </table:table-cell>
          <table:table-cell table:formula="of:=[Datos_MoCap.F8]" office:value-type="float" office:value="-0.006728" calcext:value-type="float">
            <text:p>-0.006728</text:p>
          </table:table-cell>
          <table:table-cell table:formula="of:=[Datos_MoCap.E8]" office:value-type="float" office:value="0.041776" calcext:value-type="float">
            <text:p>0.041776</text:p>
          </table:table-cell>
          <table:table-cell/>
          <table:table-cell table:formula="of:=([.H8]^2)*(0.140024724909833)+([.H8])*(-0.00142725065277068)+(-0.0063459406986214)" office:value-type="float" office:value="-0.00595711712875997" calcext:value-type="float">
            <text:p>-0.0059571171</text:p>
          </table:table-cell>
          <table:table-cell table:formula="of:=([.J8]^2)*(-1.68303778049881)+([.J8])*(0.15665109790632)+(0.10475739737447)" office:value-type="float" office:value="0.0337013768547339" calcext:value-type="float">
            <text:p>0.0337013769</text:p>
          </table:table-cell>
          <table:table-cell table:formula="of:=([.I8]^2)*(-1.84809378419694)+([.I8])*(0.969715893777015)+(-0.0558124189204929)" office:value-type="float" office:value="-0.00920997399261041" calcext:value-type="float">
            <text:p>-0.009209974</text:p>
          </table:table-cell>
          <table:table-cell table:formula="of:=[.H8]*-1" office:value-type="float" office:value="0.047845" calcext:value-type="float">
            <text:p>0.047845</text:p>
          </table:table-cell>
          <table:table-cell table:formula="of:=[.M8]*-1" office:value-type="float" office:value="-0.041776" calcext:value-type="float">
            <text:p>-0.041776</text:p>
          </table:table-cell>
          <table:table-cell table:formula="of:=([.K8]^2)*(48.7382423482978)+([.K8])*(0.0643401308833624)+(0.0316411646540839)" office:value-type="float" office:value="0.0329745902660701" calcext:value-type="float">
            <text:p>0.0329745903</text:p>
          </table:table-cell>
          <table:table-cell table:formula="of:=([.M8]^2)*(2.99573212968935)+([.M8])*(-0.0394274132082148)+(-0.010306073088791)" office:value-type="float" office:value="-0.00672493860810226" calcext:value-type="float">
            <text:p>-0.0067249386</text:p>
          </table:table-cell>
          <table:table-cell table:formula="of:=([.L8]^2)*(-20.9992408223248)+([.L8])*(0.114146130561486)+(0.302895814088881)" office:value-type="float" office:value="0.301177287623388" calcext:value-type="float">
            <text:p>0.3011772876</text:p>
          </table:table-cell>
          <table:table-cell table:number-columns-repeated="1002"/>
        </table:table-row>
        <table:table-row table:style-name="ro1">
          <table:table-cell table:formula="of:=[Datos_Nao.A9]" office:value-type="float" office:value="-0.00257580750621855" calcext:value-type="float">
            <text:p>-0.0025758075</text:p>
          </table:table-cell>
          <table:table-cell table:formula="of:=[Datos_Nao.B9]" office:value-type="float" office:value="0.06842041015625" calcext:value-type="float">
            <text:p>0.0684204102</text:p>
          </table:table-cell>
          <table:table-cell table:formula="of:=[Datos_Nao.C9]" office:value-type="float" office:value="0.000000260770320892334" calcext:value-type="float">
            <text:p>2.60770320892334E-007</text:p>
          </table:table-cell>
          <table:table-cell table:formula="of:=[Datos_Nao.D9]" office:value-type="float" office:value="-0.0000000149628824885895" calcext:value-type="float">
            <text:p>-0.000000015</text:p>
          </table:table-cell>
          <table:table-cell table:formula="of:=[Datos_Nao.E9]" office:value-type="float" office:value="0.000000000328623128709182" calcext:value-type="float">
            <text:p>3.28623128709182E-010</text:p>
          </table:table-cell>
          <table:table-cell table:formula="of:=[Datos_Nao.F9]" office:value-type="float" office:value="0.134684383869171" calcext:value-type="float">
            <text:p>0.1346843839</text:p>
          </table:table-cell>
          <table:table-cell/>
          <table:table-cell table:formula="of:=[Datos_MoCap.A9]" office:value-type="float" office:value="-0.047842" calcext:value-type="float">
            <text:p>-0.047842</text:p>
          </table:table-cell>
          <table:table-cell table:formula="of:=[Datos_MoCap.B9]" office:value-type="float" office:value="0.053512" calcext:value-type="float">
            <text:p>0.053512</text:p>
          </table:table-cell>
          <table:table-cell table:formula="of:=[Datos_MoCap.C9]" office:value-type="float" office:value="0.257215" calcext:value-type="float">
            <text:p>0.257215</text:p>
          </table:table-cell>
          <table:table-cell table:formula="of:=[Datos_MoCap.D9]" office:value-type="float" office:value="0.004601" calcext:value-type="float">
            <text:p>0.004601</text:p>
          </table:table-cell>
          <table:table-cell table:formula="of:=[Datos_MoCap.F9]" office:value-type="float" office:value="-0.006722" calcext:value-type="float">
            <text:p>-0.006722</text:p>
          </table:table-cell>
          <table:table-cell table:formula="of:=[Datos_MoCap.E9]" office:value-type="float" office:value="0.041768" calcext:value-type="float">
            <text:p>0.041768</text:p>
          </table:table-cell>
          <table:table-cell/>
          <table:table-cell table:formula="of:=([.H9]^2)*(0.140024724909833)+([.H9])*(-0.00142725065277068)+(-0.0063459406986214)" office:value-type="float" office:value="-0.00595716160614949" calcext:value-type="float">
            <text:p>-0.0059571616</text:p>
          </table:table-cell>
          <table:table-cell table:formula="of:=([.J9]^2)*(-1.68303778049881)+([.J9])*(0.15665109790632)+(0.10475739737447)" office:value-type="float" office:value="0.0337013768547339" calcext:value-type="float">
            <text:p>0.0337013769</text:p>
          </table:table-cell>
          <table:table-cell table:formula="of:=([.I9]^2)*(-1.84809378419694)+([.I9])*(0.969715893777015)+(-0.0558124189204929)" office:value-type="float" office:value="-0.00921306166505938" calcext:value-type="float">
            <text:p>-0.0092130617</text:p>
          </table:table-cell>
          <table:table-cell table:formula="of:=[.H9]*-1" office:value-type="float" office:value="0.047842" calcext:value-type="float">
            <text:p>0.047842</text:p>
          </table:table-cell>
          <table:table-cell table:formula="of:=[.M9]*-1" office:value-type="float" office:value="-0.041768" calcext:value-type="float">
            <text:p>-0.041768</text:p>
          </table:table-cell>
          <table:table-cell table:formula="of:=([.K9]^2)*(48.7382423482978)+([.K9])*(0.0643401308833624)+(0.0316411646540839)" office:value-type="float" office:value="0.0329689432449361" calcext:value-type="float">
            <text:p>0.0329689432</text:p>
          </table:table-cell>
          <table:table-cell table:formula="of:=([.M9]^2)*(2.99573212968935)+([.M9])*(-0.0394274132082148)+(-0.010306073088791)" office:value-type="float" office:value="-0.00672662539235694" calcext:value-type="float">
            <text:p>-0.0067266254</text:p>
          </table:table-cell>
          <table:table-cell table:formula="of:=([.L9]^2)*(-20.9992408223248)+([.L9])*(0.114146130561486)+(0.302895814088881)" office:value-type="float" office:value="0.301179667138906" calcext:value-type="float">
            <text:p>0.3011796671</text:p>
          </table:table-cell>
          <table:table-cell table:number-columns-repeated="1002"/>
        </table:table-row>
        <table:table-row table:style-name="ro1">
          <table:table-cell table:formula="of:=[Datos_Nao.A10]" office:value-type="float" office:value="-0.00257580750621855" calcext:value-type="float">
            <text:p>-0.0025758075</text:p>
          </table:table-cell>
          <table:table-cell table:formula="of:=[Datos_Nao.B10]" office:value-type="float" office:value="0.06842041015625" calcext:value-type="float">
            <text:p>0.0684204102</text:p>
          </table:table-cell>
          <table:table-cell table:formula="of:=[Datos_Nao.C10]" office:value-type="float" office:value="0.000000260770320892334" calcext:value-type="float">
            <text:p>2.60770320892334E-007</text:p>
          </table:table-cell>
          <table:table-cell table:formula="of:=[Datos_Nao.D10]" office:value-type="float" office:value="-0.0000000149628824885895" calcext:value-type="float">
            <text:p>-0.000000015</text:p>
          </table:table-cell>
          <table:table-cell table:formula="of:=[Datos_Nao.E10]" office:value-type="float" office:value="0.000000000328623128709182" calcext:value-type="float">
            <text:p>3.28623128709182E-010</text:p>
          </table:table-cell>
          <table:table-cell table:formula="of:=[Datos_Nao.F10]" office:value-type="float" office:value="0.134684383869171" calcext:value-type="float">
            <text:p>0.1346843839</text:p>
          </table:table-cell>
          <table:table-cell/>
          <table:table-cell table:formula="of:=[Datos_MoCap.A10]" office:value-type="float" office:value="-0.047841" calcext:value-type="float">
            <text:p>-0.047841</text:p>
          </table:table-cell>
          <table:table-cell table:formula="of:=[Datos_MoCap.B10]" office:value-type="float" office:value="0.05351" calcext:value-type="float">
            <text:p>0.05351</text:p>
          </table:table-cell>
          <table:table-cell table:formula="of:=[Datos_MoCap.C10]" office:value-type="float" office:value="0.257209" calcext:value-type="float">
            <text:p>0.257209</text:p>
          </table:table-cell>
          <table:table-cell table:formula="of:=[Datos_MoCap.D10]" office:value-type="float" office:value="0.004576" calcext:value-type="float">
            <text:p>0.004576</text:p>
          </table:table-cell>
          <table:table-cell table:formula="of:=[Datos_MoCap.F10]" office:value-type="float" office:value="-0.006695" calcext:value-type="float">
            <text:p>-0.006695</text:p>
          </table:table-cell>
          <table:table-cell table:formula="of:=[Datos_MoCap.E10]" office:value-type="float" office:value="0.041697" calcext:value-type="float">
            <text:p>0.041697</text:p>
          </table:table-cell>
          <table:table-cell/>
          <table:table-cell table:formula="of:=([.H10]^2)*(0.140024724909833)+([.H10])*(-0.00142725065277068)+(-0.0063459406986214)" office:value-type="float" office:value="-0.0059571764313859" calcext:value-type="float">
            <text:p>-0.0059571764</text:p>
          </table:table-cell>
          <table:table-cell table:formula="of:=([.J10]^2)*(-1.68303778049881)+([.J10])*(0.15665109790632)+(0.10475739737447)" office:value-type="float" office:value="0.0337056317183096" calcext:value-type="float">
            <text:p>0.0337056317</text:p>
          </table:table-cell>
          <table:table-cell table:formula="of:=([.I10]^2)*(-1.84809378419694)+([.I10])*(0.969715893777015)+(-0.0558124189204929)" office:value-type="float" office:value="-0.00921460552346099" calcext:value-type="float">
            <text:p>-0.0092146055</text:p>
          </table:table-cell>
          <table:table-cell table:formula="of:=[.H10]*-1" office:value-type="float" office:value="0.047841" calcext:value-type="float">
            <text:p>0.047841</text:p>
          </table:table-cell>
          <table:table-cell table:formula="of:=[.M10]*-1" office:value-type="float" office:value="-0.041697" calcext:value-type="float">
            <text:p>-0.041697</text:p>
          </table:table-cell>
          <table:table-cell table:formula="of:=([.K10]^2)*(48.7382423482978)+([.K10])*(0.0643401308833624)+(0.0316411646540839)" office:value-type="float" office:value="0.0329561529704132" calcext:value-type="float">
            <text:p>0.032956153</text:p>
          </table:table-cell>
          <table:table-cell table:formula="of:=([.M10]^2)*(2.99573212968935)+([.M10])*(-0.0394274132082148)+(-0.010306073088791)" office:value-type="float" office:value="-0.00674157879955568" calcext:value-type="float">
            <text:p>-0.0067415788</text:p>
          </table:table-cell>
          <table:table-cell table:formula="of:=([.L10]^2)*(-20.9992408223248)+([.L10])*(0.114146130561486)+(0.302895814088881)" office:value-type="float" office:value="0.301190356248412" calcext:value-type="float">
            <text:p>0.3011903562</text:p>
          </table:table-cell>
          <table:table-cell table:number-columns-repeated="1002"/>
        </table:table-row>
        <table:table-row table:style-name="ro1">
          <table:table-cell table:formula="of:=[Datos_Nao.A11]" office:value-type="float" office:value="-0.00257580750621855" calcext:value-type="float">
            <text:p>-0.0025758075</text:p>
          </table:table-cell>
          <table:table-cell table:formula="of:=[Datos_Nao.B11]" office:value-type="float" office:value="0.06842041015625" calcext:value-type="float">
            <text:p>0.0684204102</text:p>
          </table:table-cell>
          <table:table-cell table:formula="of:=[Datos_Nao.C11]" office:value-type="float" office:value="0.000000260770320892334" calcext:value-type="float">
            <text:p>2.60770320892334E-007</text:p>
          </table:table-cell>
          <table:table-cell table:formula="of:=[Datos_Nao.D11]" office:value-type="float" office:value="-0.0000000149628824885895" calcext:value-type="float">
            <text:p>-0.000000015</text:p>
          </table:table-cell>
          <table:table-cell table:formula="of:=[Datos_Nao.E11]" office:value-type="float" office:value="0.000000000328623128709182" calcext:value-type="float">
            <text:p>3.28623128709182E-010</text:p>
          </table:table-cell>
          <table:table-cell table:formula="of:=[Datos_Nao.F11]" office:value-type="float" office:value="0.134684383869171" calcext:value-type="float">
            <text:p>0.1346843839</text:p>
          </table:table-cell>
          <table:table-cell/>
          <table:table-cell table:formula="of:=[Datos_MoCap.A11]" office:value-type="float" office:value="-0.047821" calcext:value-type="float">
            <text:p>-0.047821</text:p>
          </table:table-cell>
          <table:table-cell table:formula="of:=[Datos_MoCap.B11]" office:value-type="float" office:value="0.053536" calcext:value-type="float">
            <text:p>0.053536</text:p>
          </table:table-cell>
          <table:table-cell table:formula="of:=[Datos_MoCap.C11]" office:value-type="float" office:value="0.257204" calcext:value-type="float">
            <text:p>0.257204</text:p>
          </table:table-cell>
          <table:table-cell table:formula="of:=[Datos_MoCap.D11]" office:value-type="float" office:value="0.004359" calcext:value-type="float">
            <text:p>0.004359</text:p>
          </table:table-cell>
          <table:table-cell table:formula="of:=[Datos_MoCap.F11]" office:value-type="float" office:value="-0.006778" calcext:value-type="float">
            <text:p>-0.006778</text:p>
          </table:table-cell>
          <table:table-cell table:formula="of:=[Datos_MoCap.E11]" office:value-type="float" office:value="0.041782" calcext:value-type="float">
            <text:p>0.041782</text:p>
          </table:table-cell>
          <table:table-cell/>
          <table:table-cell table:formula="of:=([.H11]^2)*(0.140024724909833)+([.H11])*(-0.00142725065277068)+(-0.0063459406986214)" office:value-type="float" office:value="-0.00595747287730364" calcext:value-type="float">
            <text:p>-0.0059574729</text:p>
          </table:table-cell>
          <table:table-cell table:formula="of:=([.J11]^2)*(-1.68303778049881)+([.J11])*(0.15665109790632)+(0.10475739737447)" office:value-type="float" office:value="0.033709177345389" calcext:value-type="float">
            <text:p>0.0337091773</text:p>
          </table:table-cell>
          <table:table-cell table:formula="of:=([.I11]^2)*(-1.84809378419694)+([.I11])*(0.969715893777015)+(-0.0558124189204929)" office:value-type="float" office:value="-0.00919453651745059" calcext:value-type="float">
            <text:p>-0.0091945365</text:p>
          </table:table-cell>
          <table:table-cell table:formula="of:=[.H11]*-1" office:value-type="float" office:value="0.047821" calcext:value-type="float">
            <text:p>0.047821</text:p>
          </table:table-cell>
          <table:table-cell table:formula="of:=[.M11]*-1" office:value-type="float" office:value="-0.041782" calcext:value-type="float">
            <text:p>-0.041782</text:p>
          </table:table-cell>
          <table:table-cell table:formula="of:=([.K11]^2)*(48.7382423482978)+([.K11])*(0.0643401308833624)+(0.0316411646540839)" office:value-type="float" office:value="0.0328476928276136" calcext:value-type="float">
            <text:p>0.0328476928</text:p>
          </table:table-cell>
          <table:table-cell table:formula="of:=([.M11]^2)*(2.99573212968935)+([.M11])*(-0.0394274132082148)+(-0.010306073088791)" office:value-type="float" office:value="-0.00672367326826976" calcext:value-type="float">
            <text:p>-0.0067236733</text:p>
          </table:table-cell>
          <table:table-cell table:formula="of:=([.L11]^2)*(-20.9992408223248)+([.L11])*(0.114146130561486)+(0.302895814088881)" office:value-type="float" office:value="0.301157399529532" calcext:value-type="float">
            <text:p>0.3011573995</text:p>
          </table:table-cell>
          <table:table-cell table:number-columns-repeated="1002"/>
        </table:table-row>
        <table:table-row table:style-name="ro1">
          <table:table-cell table:formula="of:=[Datos_Nao.A12]" office:value-type="float" office:value="-0.00521876662969589" calcext:value-type="float">
            <text:p>-0.0052187666</text:p>
          </table:table-cell>
          <table:table-cell table:formula="of:=[Datos_Nao.B12]" office:value-type="float" office:value="0.0670973435044289" calcext:value-type="float">
            <text:p>0.0670973435</text:p>
          </table:table-cell>
          <table:table-cell table:formula="of:=[Datos_Nao.C12]" office:value-type="float" office:value="-0.0000333636999130249" calcext:value-type="float">
            <text:p>-3.33636999130249E-005</text:p>
          </table:table-cell>
          <table:table-cell table:formula="of:=[Datos_Nao.D12]" office:value-type="float" office:value="0.000200862617930397" calcext:value-type="float">
            <text:p>0.0002008626</text:p>
          </table:table-cell>
          <table:table-cell table:formula="of:=[Datos_Nao.E12]" office:value-type="float" office:value="0.00953266676515341" calcext:value-type="float">
            <text:p>0.0095326668</text:p>
          </table:table-cell>
          <table:table-cell table:formula="of:=[Datos_Nao.F12]" office:value-type="float" office:value="0.131065279245377" calcext:value-type="float">
            <text:p>0.1310652792</text:p>
          </table:table-cell>
          <table:table-cell/>
          <table:table-cell table:formula="of:=[Datos_MoCap.A12]" office:value-type="float" office:value="-0.047838" calcext:value-type="float">
            <text:p>-0.047838</text:p>
          </table:table-cell>
          <table:table-cell table:formula="of:=[Datos_MoCap.B12]" office:value-type="float" office:value="0.053512" calcext:value-type="float">
            <text:p>0.053512</text:p>
          </table:table-cell>
          <table:table-cell table:formula="of:=[Datos_MoCap.C12]" office:value-type="float" office:value="0.25721" calcext:value-type="float">
            <text:p>0.25721</text:p>
          </table:table-cell>
          <table:table-cell table:formula="of:=[Datos_MoCap.D12]" office:value-type="float" office:value="0.004621" calcext:value-type="float">
            <text:p>0.004621</text:p>
          </table:table-cell>
          <table:table-cell table:formula="of:=[Datos_MoCap.F12]" office:value-type="float" office:value="-0.006677" calcext:value-type="float">
            <text:p>-0.006677</text:p>
          </table:table-cell>
          <table:table-cell table:formula="of:=[Datos_MoCap.E12]" office:value-type="float" office:value="0.041681" calcext:value-type="float">
            <text:p>0.041681</text:p>
          </table:table-cell>
          <table:table-cell/>
          <table:table-cell table:formula="of:=([.H12]^2)*(0.140024724909833)+([.H12])*(-0.00142725065277068)+(-0.0063459406986214)" office:value-type="float" office:value="-0.00595722090541482" calcext:value-type="float">
            <text:p>-0.0059572209</text:p>
          </table:table-cell>
          <table:table-cell table:formula="of:=([.J12]^2)*(-1.68303778049881)+([.J12])*(0.15665109790632)+(0.10475739737447)" office:value-type="float" office:value="0.0337049225827955" calcext:value-type="float">
            <text:p>0.0337049226</text:p>
          </table:table-cell>
          <table:table-cell table:formula="of:=([.I12]^2)*(-1.84809378419694)+([.I12])*(0.969715893777015)+(-0.0558124189204929)" office:value-type="float" office:value="-0.00921306166505938" calcext:value-type="float">
            <text:p>-0.0092130617</text:p>
          </table:table-cell>
          <table:table-cell table:formula="of:=[.H12]*-1" office:value-type="float" office:value="0.047838" calcext:value-type="float">
            <text:p>0.047838</text:p>
          </table:table-cell>
          <table:table-cell table:formula="of:=[.M12]*-1" office:value-type="float" office:value="-0.041681" calcext:value-type="float">
            <text:p>-0.041681</text:p>
          </table:table-cell>
          <table:table-cell table:formula="of:=([.K12]^2)*(48.7382423482978)+([.K12])*(0.0643401308833624)+(0.0316411646540839)" office:value-type="float" office:value="0.0329792193289725" calcext:value-type="float">
            <text:p>0.0329792193</text:p>
          </table:table-cell>
          <table:table-cell table:formula="of:=([.M12]^2)*(2.99573212968935)+([.M12])*(-0.0394274132082148)+(-0.010306073088791)" office:value-type="float" office:value="-0.0067449444114005" calcext:value-type="float">
            <text:p>-0.0067449444</text:p>
          </table:table-cell>
          <table:table-cell table:formula="of:=([.L12]^2)*(-20.9992408223248)+([.L12])*(0.114146130561486)+(0.302895814088881)" office:value-type="float" office:value="0.301197465312031" calcext:value-type="float">
            <text:p>0.3011974653</text:p>
          </table:table-cell>
          <table:table-cell table:number-columns-repeated="1002"/>
        </table:table-row>
        <table:table-row table:style-name="ro1">
          <table:table-cell table:formula="of:=[Datos_Nao.A13]" office:value-type="float" office:value="-0.00535762868821621" calcext:value-type="float">
            <text:p>-0.0053576287</text:p>
          </table:table-cell>
          <table:table-cell table:formula="of:=[Datos_Nao.B13]" office:value-type="float" office:value="0.0661750286817551" calcext:value-type="float">
            <text:p>0.0661750287</text:p>
          </table:table-cell>
          <table:table-cell table:formula="of:=[Datos_Nao.C13]" office:value-type="float" office:value="-0.0000145398080348969" calcext:value-type="float">
            <text:p>-1.45398080348969E-005</text:p>
          </table:table-cell>
          <table:table-cell table:formula="of:=[Datos_Nao.D13]" office:value-type="float" office:value="0.000258348562056199" calcext:value-type="float">
            <text:p>0.0002583486</text:p>
          </table:table-cell>
          <table:table-cell table:formula="of:=[Datos_Nao.E13]" office:value-type="float" office:value="0.00673467526212335" calcext:value-type="float">
            <text:p>0.0067346753</text:p>
          </table:table-cell>
          <table:table-cell table:formula="of:=[Datos_Nao.F13]" office:value-type="float" office:value="0.130471989512444" calcext:value-type="float">
            <text:p>0.1304719895</text:p>
          </table:table-cell>
          <table:table-cell/>
          <table:table-cell table:formula="of:=[Datos_MoCap.A13]" office:value-type="float" office:value="-0.047829" calcext:value-type="float">
            <text:p>-0.047829</text:p>
          </table:table-cell>
          <table:table-cell table:formula="of:=[Datos_MoCap.B13]" office:value-type="float" office:value="0.053508" calcext:value-type="float">
            <text:p>0.053508</text:p>
          </table:table-cell>
          <table:table-cell table:formula="of:=[Datos_MoCap.C13]" office:value-type="float" office:value="0.257217" calcext:value-type="float">
            <text:p>0.257217</text:p>
          </table:table-cell>
          <table:table-cell table:formula="of:=[Datos_MoCap.D13]" office:value-type="float" office:value="0.004627" calcext:value-type="float">
            <text:p>0.004627</text:p>
          </table:table-cell>
          <table:table-cell table:formula="of:=[Datos_MoCap.F13]" office:value-type="float" office:value="-0.006696" calcext:value-type="float">
            <text:p>-0.006696</text:p>
          </table:table-cell>
          <table:table-cell table:formula="of:=[Datos_MoCap.E13]" office:value-type="float" office:value="0.041742" calcext:value-type="float">
            <text:p>0.041742</text:p>
          </table:table-cell>
          <table:table-cell/>
          <table:table-cell table:formula="of:=([.H13]^2)*(0.140024724909833)+([.H13])*(-0.00142725065277068)+(-0.0063459406986214)" office:value-type="float" office:value="-0.00595735431237891" calcext:value-type="float">
            <text:p>-0.0059573543</text:p>
          </table:table-cell>
          <table:table-cell table:formula="of:=([.J13]^2)*(-1.68303778049881)+([.J13])*(0.15665109790632)+(0.10475739737447)" office:value-type="float" office:value="0.0336999585399467" calcext:value-type="float">
            <text:p>0.0336999585</text:p>
          </table:table-cell>
          <table:table-cell table:formula="of:=([.I13]^2)*(-1.84809378419694)+([.I13])*(0.969715893777015)+(-0.0558124189204929)" office:value-type="float" office:value="-0.00921614939664734" calcext:value-type="float">
            <text:p>-0.0092161494</text:p>
          </table:table-cell>
          <table:table-cell table:formula="of:=[.H13]*-1" office:value-type="float" office:value="0.047829" calcext:value-type="float">
            <text:p>0.047829</text:p>
          </table:table-cell>
          <table:table-cell table:formula="of:=[.M13]*-1" office:value-type="float" office:value="-0.041742" calcext:value-type="float">
            <text:p>-0.041742</text:p>
          </table:table-cell>
          <table:table-cell table:formula="of:=([.K13]^2)*(48.7382423482978)+([.K13])*(0.0643401308833624)+(0.0316411646540839)" office:value-type="float" office:value="0.0329823097573492" calcext:value-type="float">
            <text:p>0.0329823098</text:p>
          </table:table-cell>
          <table:table-cell table:formula="of:=([.M13]^2)*(2.99573212968935)+([.M13])*(-0.0394274132082148)+(-0.010306073088791)" office:value-type="float" office:value="-0.00673210479295744" calcext:value-type="float">
            <text:p>-0.0067321048</text:p>
          </table:table-cell>
          <table:table-cell table:formula="of:=([.L13]^2)*(-20.9992408223248)+([.L13])*(0.114146130561486)+(0.302895814088881)" office:value-type="float" office:value="0.301189960901447" calcext:value-type="float">
            <text:p>0.3011899609</text:p>
          </table:table-cell>
          <table:table-cell table:number-columns-repeated="1002"/>
        </table:table-row>
        <table:table-row table:style-name="ro1">
          <table:table-cell table:formula="of:=[Datos_Nao.A14]" office:value-type="float" office:value="-0.00542894983664155" calcext:value-type="float">
            <text:p>-0.0054289498</text:p>
          </table:table-cell>
          <table:table-cell table:formula="of:=[Datos_Nao.B14]" office:value-type="float" office:value="0.0657318457961083" calcext:value-type="float">
            <text:p>0.0657318458</text:p>
          </table:table-cell>
          <table:table-cell table:formula="of:=[Datos_Nao.C14]" office:value-type="float" office:value="-0.00000263005495071411" calcext:value-type="float">
            <text:p>-2.63005495071411E-006</text:p>
          </table:table-cell>
          <table:table-cell table:formula="of:=[Datos_Nao.D14]" office:value-type="float" office:value="0.000327491055941209" calcext:value-type="float">
            <text:p>0.0003274911</text:p>
          </table:table-cell>
          <table:table-cell table:formula="of:=[Datos_Nao.E14]" office:value-type="float" office:value="0.00573977828025818" calcext:value-type="float">
            <text:p>0.0057397783</text:p>
          </table:table-cell>
          <table:table-cell table:formula="of:=[Datos_Nao.F14]" office:value-type="float" office:value="0.130194753408432" calcext:value-type="float">
            <text:p>0.1301947534</text:p>
          </table:table-cell>
          <table:table-cell/>
          <table:table-cell table:formula="of:=[Datos_MoCap.A14]" office:value-type="float" office:value="-0.047827" calcext:value-type="float">
            <text:p>-0.047827</text:p>
          </table:table-cell>
          <table:table-cell table:formula="of:=[Datos_MoCap.B14]" office:value-type="float" office:value="0.053531" calcext:value-type="float">
            <text:p>0.053531</text:p>
          </table:table-cell>
          <table:table-cell table:formula="of:=[Datos_MoCap.C14]" office:value-type="float" office:value="0.257215" calcext:value-type="float">
            <text:p>0.257215</text:p>
          </table:table-cell>
          <table:table-cell table:formula="of:=[Datos_MoCap.D14]" office:value-type="float" office:value="0.00441" calcext:value-type="float">
            <text:p>0.00441</text:p>
          </table:table-cell>
          <table:table-cell table:formula="of:=[Datos_MoCap.F14]" office:value-type="float" office:value="-0.006739" calcext:value-type="float">
            <text:p>-0.006739</text:p>
          </table:table-cell>
          <table:table-cell table:formula="of:=[Datos_MoCap.E14]" office:value-type="float" office:value="0.041723" calcext:value-type="float">
            <text:p>0.041723</text:p>
          </table:table-cell>
          <table:table-cell/>
          <table:table-cell table:formula="of:=([.H14]^2)*(0.140024724909833)+([.H14])*(-0.00142725065277068)+(-0.0063459406986214)" office:value-type="float" office:value="-0.00595738395529039" calcext:value-type="float">
            <text:p>-0.005957384</text:p>
          </table:table-cell>
          <table:table-cell table:formula="of:=([.J14]^2)*(-1.68303778049881)+([.J14])*(0.15665109790632)+(0.10475739737447)" office:value-type="float" office:value="0.0337013768547339" calcext:value-type="float">
            <text:p>0.0337013769</text:p>
          </table:table-cell>
          <table:table-cell table:formula="of:=([.I14]^2)*(-1.84809378419694)+([.I14])*(0.969715893777015)+(-0.0558124189204929)" office:value-type="float" office:value="-0.00919839574763351" calcext:value-type="float">
            <text:p>-0.0091983957</text:p>
          </table:table-cell>
          <table:table-cell table:formula="of:=[.H14]*-1" office:value-type="float" office:value="0.047827" calcext:value-type="float">
            <text:p>0.047827</text:p>
          </table:table-cell>
          <table:table-cell table:formula="of:=[.M14]*-1" office:value-type="float" office:value="-0.041723" calcext:value-type="float">
            <text:p>-0.041723</text:p>
          </table:table-cell>
          <table:table-cell table:formula="of:=([.K14]^2)*(48.7382423482978)+([.K14])*(0.0643401308833624)+(0.0316411646540839)" office:value-type="float" office:value="0.0328727708422935" calcext:value-type="float">
            <text:p>0.0328727708</text:p>
          </table:table-cell>
          <table:table-cell table:formula="of:=([.M14]^2)*(2.99573212968935)+([.M14])*(-0.0394274132082148)+(-0.010306073088791)" office:value-type="float" office:value="-0.00673610640896837" calcext:value-type="float">
            <text:p>-0.0067361064</text:p>
          </table:table-cell>
          <table:table-cell table:formula="of:=([.L14]^2)*(-20.9992408223248)+([.L14])*(0.114146130561486)+(0.302895814088881)" office:value-type="float" office:value="0.301172921251414" calcext:value-type="float">
            <text:p>0.3011729213</text:p>
          </table:table-cell>
          <table:table-cell table:number-columns-repeated="1002"/>
        </table:table-row>
        <table:table-row table:style-name="ro1">
          <table:table-cell table:formula="of:=[Datos_Nao.A15]" office:value-type="float" office:value="-0.00595821347087622" calcext:value-type="float">
            <text:p>-0.0059582135</text:p>
          </table:table-cell>
          <table:table-cell table:formula="of:=[Datos_Nao.B15]" office:value-type="float" office:value="0.0629530176520348" calcext:value-type="float">
            <text:p>0.0629530177</text:p>
          </table:table-cell>
          <table:table-cell table:formula="of:=[Datos_Nao.C15]" office:value-type="float" office:value="0.0000947229564189911" calcext:value-type="float">
            <text:p>0.000094723</text:p>
          </table:table-cell>
          <table:table-cell table:formula="of:=[Datos_Nao.D15]" office:value-type="float" office:value="0.00114949163980782" calcext:value-type="float">
            <text:p>0.0011494916</text:p>
          </table:table-cell>
          <table:table-cell table:formula="of:=[Datos_Nao.E15]" office:value-type="float" office:value="0.00256568077020347" calcext:value-type="float">
            <text:p>0.0025656808</text:p>
          </table:table-cell>
          <table:table-cell table:formula="of:=[Datos_Nao.F15]" office:value-type="float" office:value="0.128569841384888" calcext:value-type="float">
            <text:p>0.1285698414</text:p>
          </table:table-cell>
          <table:table-cell/>
          <table:table-cell table:formula="of:=[Datos_MoCap.A15]" office:value-type="float" office:value="-0.047825" calcext:value-type="float">
            <text:p>-0.047825</text:p>
          </table:table-cell>
          <table:table-cell table:formula="of:=[Datos_MoCap.B15]" office:value-type="float" office:value="0.05353" calcext:value-type="float">
            <text:p>0.05353</text:p>
          </table:table-cell>
          <table:table-cell table:formula="of:=[Datos_MoCap.C15]" office:value-type="float" office:value="0.257214" calcext:value-type="float">
            <text:p>0.257214</text:p>
          </table:table-cell>
          <table:table-cell table:formula="of:=[Datos_MoCap.D15]" office:value-type="float" office:value="0.004317" calcext:value-type="float">
            <text:p>0.004317</text:p>
          </table:table-cell>
          <table:table-cell table:formula="of:=[Datos_MoCap.F15]" office:value-type="float" office:value="-0.006725" calcext:value-type="float">
            <text:p>-0.006725</text:p>
          </table:table-cell>
          <table:table-cell table:formula="of:=[Datos_MoCap.E15]" office:value-type="float" office:value="0.041731" calcext:value-type="float">
            <text:p>0.041731</text:p>
          </table:table-cell>
          <table:table-cell/>
          <table:table-cell table:formula="of:=([.H15]^2)*(0.140024724909833)+([.H15])*(-0.00142725065277068)+(-0.0063459406986214)" office:value-type="float" office:value="-0.00595741359708167" calcext:value-type="float">
            <text:p>-0.0059574136</text:p>
          </table:table-cell>
          <table:table-cell table:formula="of:=([.J15]^2)*(-1.68303778049881)+([.J15])*(0.15665109790632)+(0.10475739737447)" office:value-type="float" office:value="0.0337020860070783" calcext:value-type="float">
            <text:p>0.033702086</text:p>
          </table:table-cell>
          <table:table-cell table:formula="of:=([.I15]^2)*(-1.84809378419694)+([.I15])*(0.969715893777015)+(-0.0558124189204929)" office:value-type="float" office:value="-0.00919916760475866" calcext:value-type="float">
            <text:p>-0.0091991676</text:p>
          </table:table-cell>
          <table:table-cell table:formula="of:=[.H15]*-1" office:value-type="float" office:value="0.047825" calcext:value-type="float">
            <text:p>0.047825</text:p>
          </table:table-cell>
          <table:table-cell table:formula="of:=[.M15]*-1" office:value-type="float" office:value="-0.041731" calcext:value-type="float">
            <text:p>-0.041731</text:p>
          </table:table-cell>
          <table:table-cell table:formula="of:=([.K15]^2)*(48.7382423482978)+([.K15])*(0.0643401308833624)+(0.0316411646540839)" office:value-type="float" office:value="0.0328272307165108" calcext:value-type="float">
            <text:p>0.0328272307</text:p>
          </table:table-cell>
          <table:table-cell table:formula="of:=([.M15]^2)*(2.99573212968935)+([.M15])*(-0.0394274132082148)+(-0.010306073088791)" office:value-type="float" office:value="-0.00673442178164082" calcext:value-type="float">
            <text:p>-0.0067344218</text:p>
          </table:table-cell>
          <table:table-cell table:formula="of:=([.L15]^2)*(-20.9992408223248)+([.L15])*(0.114146130561486)+(0.302895814088881)" office:value-type="float" office:value="0.30117847757014" calcext:value-type="float">
            <text:p>0.3011784776</text:p>
          </table:table-cell>
          <table:table-cell table:number-columns-repeated="1002"/>
        </table:table-row>
        <table:table-row table:style-name="ro1">
          <table:table-cell table:formula="of:=[Datos_Nao.A16]" office:value-type="float" office:value="-0.00611676136031747" calcext:value-type="float">
            <text:p>-0.0061167614</text:p>
          </table:table-cell>
          <table:table-cell table:formula="of:=[Datos_Nao.B16]" office:value-type="float" office:value="0.06225910410285" calcext:value-type="float">
            <text:p>0.0622591041</text:p>
          </table:table-cell>
          <table:table-cell table:formula="of:=[Datos_Nao.C16]" office:value-type="float" office:value="0.000124000012874603" calcext:value-type="float">
            <text:p>0.000124</text:p>
          </table:table-cell>
          <table:table-cell table:formula="of:=[Datos_Nao.D16]" office:value-type="float" office:value="0.00142291095107794" calcext:value-type="float">
            <text:p>0.001422911</text:p>
          </table:table-cell>
          <table:table-cell table:formula="of:=[Datos_Nao.E16]" office:value-type="float" office:value="0.00224287621676922" calcext:value-type="float">
            <text:p>0.0022428762</text:p>
          </table:table-cell>
          <table:table-cell table:formula="of:=[Datos_Nao.F16]" office:value-type="float" office:value="0.128194272518158" calcext:value-type="float">
            <text:p>0.1281942725</text:p>
          </table:table-cell>
          <table:table-cell/>
          <table:table-cell table:formula="of:=[Datos_MoCap.A16]" office:value-type="float" office:value="-0.047823" calcext:value-type="float">
            <text:p>-0.047823</text:p>
          </table:table-cell>
          <table:table-cell table:formula="of:=[Datos_MoCap.B16]" office:value-type="float" office:value="0.053529" calcext:value-type="float">
            <text:p>0.053529</text:p>
          </table:table-cell>
          <table:table-cell table:formula="of:=[Datos_MoCap.C16]" office:value-type="float" office:value="0.257218" calcext:value-type="float">
            <text:p>0.257218</text:p>
          </table:table-cell>
          <table:table-cell table:formula="of:=[Datos_MoCap.D16]" office:value-type="float" office:value="0.004364" calcext:value-type="float">
            <text:p>0.004364</text:p>
          </table:table-cell>
          <table:table-cell table:formula="of:=[Datos_MoCap.F16]" office:value-type="float" office:value="-0.006775" calcext:value-type="float">
            <text:p>-0.006775</text:p>
          </table:table-cell>
          <table:table-cell table:formula="of:=[Datos_MoCap.E16]" office:value-type="float" office:value="0.041766" calcext:value-type="float">
            <text:p>0.041766</text:p>
          </table:table-cell>
          <table:table-cell/>
          <table:table-cell table:formula="of:=([.H16]^2)*(0.140024724909833)+([.H16])*(-0.00142725065277068)+(-0.0063459406986214)" office:value-type="float" office:value="-0.00595744323775275" calcext:value-type="float">
            <text:p>-0.0059574432</text:p>
          </table:table-cell>
          <table:table-cell table:formula="of:=([.J16]^2)*(-1.68303778049881)+([.J16])*(0.15665109790632)+(0.10475739737447)" office:value-type="float" office:value="0.033699249377504" calcext:value-type="float">
            <text:p>0.0336992494</text:p>
          </table:table-cell>
          <table:table-cell table:formula="of:=([.I16]^2)*(-1.84809378419694)+([.I16])*(0.969715893777015)+(-0.0558124189204929)" office:value-type="float" office:value="-0.00919993946557999" calcext:value-type="float">
            <text:p>-0.0091999395</text:p>
          </table:table-cell>
          <table:table-cell table:formula="of:=[.H16]*-1" office:value-type="float" office:value="0.047823" calcext:value-type="float">
            <text:p>0.047823</text:p>
          </table:table-cell>
          <table:table-cell table:formula="of:=[.M16]*-1" office:value-type="float" office:value="-0.041766" calcext:value-type="float">
            <text:p>-0.041766</text:p>
          </table:table-cell>
          <table:table-cell table:formula="of:=([.K16]^2)*(48.7382423482978)+([.K16])*(0.0643401308833624)+(0.0316411646540839)" office:value-type="float" office:value="0.0328501402467081" calcext:value-type="float">
            <text:p>0.0328501402</text:p>
          </table:table-cell>
          <table:table-cell table:formula="of:=([.M16]^2)*(2.99573212968935)+([.M16])*(-0.0394274132082148)+(-0.010306073088791)" office:value-type="float" office:value="-0.00672704702850597" calcext:value-type="float">
            <text:p>-0.006727047</text:p>
          </table:table-cell>
          <table:table-cell table:formula="of:=([.L16]^2)*(-20.9992408223248)+([.L16])*(0.114146130561486)+(0.302895814088881)" office:value-type="float" office:value="0.301158595776057" calcext:value-type="float">
            <text:p>0.3011585958</text:p>
          </table:table-cell>
          <table:table-cell table:number-columns-repeated="1002"/>
        </table:table-row>
        <table:table-row table:style-name="ro1">
          <table:table-cell table:formula="of:=[Datos_Nao.A17]" office:value-type="float" office:value="-0.00627733441069722" calcext:value-type="float">
            <text:p>-0.0062773344</text:p>
          </table:table-cell>
          <table:table-cell table:formula="of:=[Datos_Nao.B17]" office:value-type="float" office:value="0.0616077184677124" calcext:value-type="float">
            <text:p>0.0616077185</text:p>
          </table:table-cell>
          <table:table-cell table:formula="of:=[Datos_Nao.C17]" office:value-type="float" office:value="0.000153601169586182" calcext:value-type="float">
            <text:p>0.0001536012</text:p>
          </table:table-cell>
          <table:table-cell table:formula="of:=[Datos_Nao.D17]" office:value-type="float" office:value="0.00169602443929762" calcext:value-type="float">
            <text:p>0.0016960244</text:p>
          </table:table-cell>
          <table:table-cell table:formula="of:=[Datos_Nao.E17]" office:value-type="float" office:value="0.00202063238248229" calcext:value-type="float">
            <text:p>0.0020206324</text:p>
          </table:table-cell>
          <table:table-cell table:formula="of:=[Datos_Nao.F17]" office:value-type="float" office:value="0.127853155136108" calcext:value-type="float">
            <text:p>0.1278531551</text:p>
          </table:table-cell>
          <table:table-cell/>
          <table:table-cell table:formula="of:=[Datos_MoCap.A17]" office:value-type="float" office:value="-0.04782" calcext:value-type="float">
            <text:p>-0.04782</text:p>
          </table:table-cell>
          <table:table-cell table:formula="of:=[Datos_MoCap.B17]" office:value-type="float" office:value="0.053526" calcext:value-type="float">
            <text:p>0.053526</text:p>
          </table:table-cell>
          <table:table-cell table:formula="of:=[Datos_MoCap.C17]" office:value-type="float" office:value="0.257215" calcext:value-type="float">
            <text:p>0.257215</text:p>
          </table:table-cell>
          <table:table-cell table:formula="of:=[Datos_MoCap.D17]" office:value-type="float" office:value="0.004307" calcext:value-type="float">
            <text:p>0.004307</text:p>
          </table:table-cell>
          <table:table-cell table:formula="of:=[Datos_MoCap.F17]" office:value-type="float" office:value="-0.006746" calcext:value-type="float">
            <text:p>-0.006746</text:p>
          </table:table-cell>
          <table:table-cell table:formula="of:=[Datos_MoCap.E17]" office:value-type="float" office:value="0.041749" calcext:value-type="float">
            <text:p>0.041749</text:p>
          </table:table-cell>
          <table:table-cell/>
          <table:table-cell table:formula="of:=([.H17]^2)*(0.140024724909833)+([.H17])*(-0.00142725065277068)+(-0.0063459406986214)" office:value-type="float" office:value="-0.00595748769665901" calcext:value-type="float">
            <text:p>-0.0059574877</text:p>
          </table:table-cell>
          <table:table-cell table:formula="of:=([.J17]^2)*(-1.68303778049881)+([.J17])*(0.15665109790632)+(0.10475739737447)" office:value-type="float" office:value="0.0337013768547339" calcext:value-type="float">
            <text:p>0.0337013769</text:p>
          </table:table-cell>
          <table:table-cell table:formula="of:=([.I17]^2)*(-1.84809378419694)+([.I17])*(0.969715893777015)+(-0.0558124189204929)" office:value-type="float" office:value="-0.00920225507022112" calcext:value-type="float">
            <text:p>-0.0092022551</text:p>
          </table:table-cell>
          <table:table-cell table:formula="of:=[.H17]*-1" office:value-type="float" office:value="0.04782" calcext:value-type="float">
            <text:p>0.04782</text:p>
          </table:table-cell>
          <table:table-cell table:formula="of:=[.M17]*-1" office:value-type="float" office:value="-0.041749" calcext:value-type="float">
            <text:p>-0.041749</text:p>
          </table:table-cell>
          <table:table-cell table:formula="of:=([.K17]^2)*(48.7382423482978)+([.K17])*(0.0643401308833624)+(0.0316411646540839)" office:value-type="float" office:value="0.0328223841291818" calcext:value-type="float">
            <text:p>0.0328223841</text:p>
          </table:table-cell>
          <table:table-cell table:formula="of:=([.M17]^2)*(2.99573212968935)+([.M17])*(-0.0394274132082148)+(-0.010306073088791)" office:value-type="float" office:value="-0.00673062996815121" calcext:value-type="float">
            <text:p>-0.00673063</text:p>
          </table:table-cell>
          <table:table-cell table:formula="of:=([.L17]^2)*(-20.9992408223248)+([.L17])*(0.114146130561486)+(0.302895814088881)" office:value-type="float" office:value="0.301170140005163" calcext:value-type="float">
            <text:p>0.30117014</text:p>
          </table:table-cell>
          <table:table-cell table:number-columns-repeated="1002"/>
        </table:table-row>
        <table:table-row table:style-name="ro1">
          <table:table-cell table:formula="of:=[Datos_Nao.A18]" office:value-type="float" office:value="-0.00684576900675893" calcext:value-type="float">
            <text:p>-0.006845769</text:p>
          </table:table-cell>
          <table:table-cell table:formula="of:=[Datos_Nao.B18]" office:value-type="float" office:value="0.0596476942300797" calcext:value-type="float">
            <text:p>0.0596476942</text:p>
          </table:table-cell>
          <table:table-cell table:formula="of:=[Datos_Nao.C18]" office:value-type="float" office:value="0.000260349363088608" calcext:value-type="float">
            <text:p>0.0002603494</text:p>
          </table:table-cell>
          <table:table-cell table:formula="of:=[Datos_Nao.D18]" office:value-type="float" office:value="0.00259827682748437" calcext:value-type="float">
            <text:p>0.0025982768</text:p>
          </table:table-cell>
          <table:table-cell table:formula="of:=[Datos_Nao.E18]" office:value-type="float" office:value="0.00158238701988012" calcext:value-type="float">
            <text:p>0.001582387</text:p>
          </table:table-cell>
          <table:table-cell table:formula="of:=[Datos_Nao.F18]" office:value-type="float" office:value="0.126904651522636" calcext:value-type="float">
            <text:p>0.1269046515</text:p>
          </table:table-cell>
          <table:table-cell/>
          <table:table-cell table:formula="of:=[Datos_MoCap.A18]" office:value-type="float" office:value="-0.047819" calcext:value-type="float">
            <text:p>-0.047819</text:p>
          </table:table-cell>
          <table:table-cell table:formula="of:=[Datos_MoCap.B18]" office:value-type="float" office:value="0.053526" calcext:value-type="float">
            <text:p>0.053526</text:p>
          </table:table-cell>
          <table:table-cell table:formula="of:=[Datos_MoCap.C18]" office:value-type="float" office:value="0.257216" calcext:value-type="float">
            <text:p>0.257216</text:p>
          </table:table-cell>
          <table:table-cell table:formula="of:=[Datos_MoCap.D18]" office:value-type="float" office:value="0.004397" calcext:value-type="float">
            <text:p>0.004397</text:p>
          </table:table-cell>
          <table:table-cell table:formula="of:=[Datos_MoCap.F18]" office:value-type="float" office:value="-0.006742" calcext:value-type="float">
            <text:p>-0.006742</text:p>
          </table:table-cell>
          <table:table-cell table:formula="of:=[Datos_MoCap.E18]" office:value-type="float" office:value="0.041726" calcext:value-type="float">
            <text:p>0.041726</text:p>
          </table:table-cell>
          <table:table-cell/>
          <table:table-cell table:formula="of:=([.H18]^2)*(0.140024724909833)+([.H18])*(-0.00142725065277068)+(-0.0063459406986214)" office:value-type="float" office:value="-0.00595750251573432" calcext:value-type="float">
            <text:p>-0.0059575025</text:p>
          </table:table-cell>
          <table:table-cell table:formula="of:=([.J18]^2)*(-1.68303778049881)+([.J18])*(0.15665109790632)+(0.10475739737447)" office:value-type="float" office:value="0.0337006676990233" calcext:value-type="float">
            <text:p>0.0337006677</text:p>
          </table:table-cell>
          <table:table-cell table:formula="of:=([.I18]^2)*(-1.84809378419694)+([.I18])*(0.969715893777015)+(-0.0558124189204929)" office:value-type="float" office:value="-0.00920225507022112" calcext:value-type="float">
            <text:p>-0.0092022551</text:p>
          </table:table-cell>
          <table:table-cell table:formula="of:=[.H18]*-1" office:value-type="float" office:value="0.047819" calcext:value-type="float">
            <text:p>0.047819</text:p>
          </table:table-cell>
          <table:table-cell table:formula="of:=[.M18]*-1" office:value-type="float" office:value="-0.041726" calcext:value-type="float">
            <text:p>-0.041726</text:p>
          </table:table-cell>
          <table:table-cell table:formula="of:=([.K18]^2)*(48.7382423482978)+([.K18])*(0.0643401308833624)+(0.0316411646540839)" office:value-type="float" office:value="0.0328663543304873" calcext:value-type="float">
            <text:p>0.0328663543</text:p>
          </table:table-cell>
          <table:table-cell table:formula="of:=([.M18]^2)*(2.99573212968935)+([.M18])*(-0.0394274132082148)+(-0.010306073088791)" office:value-type="float" office:value="-0.00673547471865652" calcext:value-type="float">
            <text:p>-0.0067354747</text:p>
          </table:table-cell>
          <table:table-cell table:formula="of:=([.L18]^2)*(-20.9992408223248)+([.L18])*(0.114146130561486)+(0.302895814088881)" office:value-type="float" office:value="0.301171729540726" calcext:value-type="float">
            <text:p>0.3011717295</text:p>
          </table:table-cell>
          <table:table-cell table:number-columns-repeated="1002"/>
        </table:table-row>
        <table:table-row table:style-name="ro1">
          <table:table-cell table:formula="of:=[Datos_Nao.A19]" office:value-type="float" office:value="-0.00692670280113816" calcext:value-type="float">
            <text:p>-0.0069267028</text:p>
          </table:table-cell>
          <table:table-cell table:formula="of:=[Datos_Nao.B19]" office:value-type="float" office:value="0.0594065263867378" calcext:value-type="float">
            <text:p>0.0594065264</text:p>
          </table:table-cell>
          <table:table-cell table:formula="of:=[Datos_Nao.C19]" office:value-type="float" office:value="0.000276118516921997" calcext:value-type="float">
            <text:p>0.0002761185</text:p>
          </table:table-cell>
          <table:table-cell table:formula="of:=[Datos_Nao.D19]" office:value-type="float" office:value="0.00271740253083408" calcext:value-type="float">
            <text:p>0.0027174025</text:p>
          </table:table-cell>
          <table:table-cell table:formula="of:=[Datos_Nao.E19]" office:value-type="float" office:value="0.00153569201938808" calcext:value-type="float">
            <text:p>0.001535692</text:p>
          </table:table-cell>
          <table:table-cell table:formula="of:=[Datos_Nao.F19]" office:value-type="float" office:value="0.126797676086426" calcext:value-type="float">
            <text:p>0.1267976761</text:p>
          </table:table-cell>
          <table:table-cell/>
          <table:table-cell table:formula="of:=[Datos_MoCap.A19]" office:value-type="float" office:value="-0.047823" calcext:value-type="float">
            <text:p>-0.047823</text:p>
          </table:table-cell>
          <table:table-cell table:formula="of:=[Datos_MoCap.B19]" office:value-type="float" office:value="0.053526" calcext:value-type="float">
            <text:p>0.053526</text:p>
          </table:table-cell>
          <table:table-cell table:formula="of:=[Datos_MoCap.C19]" office:value-type="float" office:value="0.257223" calcext:value-type="float">
            <text:p>0.257223</text:p>
          </table:table-cell>
          <table:table-cell table:formula="of:=[Datos_MoCap.D19]" office:value-type="float" office:value="0.004302" calcext:value-type="float">
            <text:p>0.004302</text:p>
          </table:table-cell>
          <table:table-cell table:formula="of:=[Datos_MoCap.F19]" office:value-type="float" office:value="-0.006774" calcext:value-type="float">
            <text:p>-0.006774</text:p>
          </table:table-cell>
          <table:table-cell table:formula="of:=[Datos_MoCap.E19]" office:value-type="float" office:value="0.041764" calcext:value-type="float">
            <text:p>0.041764</text:p>
          </table:table-cell>
          <table:table-cell/>
          <table:table-cell table:formula="of:=([.H19]^2)*(0.140024724909833)+([.H19])*(-0.00142725065277068)+(-0.0063459406986214)" office:value-type="float" office:value="-0.00595744323775275" calcext:value-type="float">
            <text:p>-0.0059574432</text:p>
          </table:table-cell>
          <table:table-cell table:formula="of:=([.J19]^2)*(-1.68303778049881)+([.J19])*(0.15665109790632)+(0.10475739737447)" office:value-type="float" office:value="0.0336957035147993" calcext:value-type="float">
            <text:p>0.0336957035</text:p>
          </table:table-cell>
          <table:table-cell table:formula="of:=([.I19]^2)*(-1.84809378419694)+([.I19])*(0.969715893777015)+(-0.0558124189204929)" office:value-type="float" office:value="-0.00920225507022112" calcext:value-type="float">
            <text:p>-0.0092022551</text:p>
          </table:table-cell>
          <table:table-cell table:formula="of:=[.H19]*-1" office:value-type="float" office:value="0.047823" calcext:value-type="float">
            <text:p>0.047823</text:p>
          </table:table-cell>
          <table:table-cell table:formula="of:=[.M19]*-1" office:value-type="float" office:value="-0.041764" calcext:value-type="float">
            <text:p>-0.041764</text:p>
          </table:table-cell>
          <table:table-cell table:formula="of:=([.K19]^2)*(48.7382423482978)+([.K19])*(0.0643401308833624)+(0.0316411646540839)" office:value-type="float" office:value="0.0328199644908855" calcext:value-type="float">
            <text:p>0.0328199645</text:p>
          </table:table-cell>
          <table:table-cell table:formula="of:=([.M19]^2)*(2.99573212968935)+([.M19])*(-0.0394274132082148)+(-0.010306073088791)" office:value-type="float" office:value="-0.00672746864068914" calcext:value-type="float">
            <text:p>-0.0067274686</text:p>
          </table:table-cell>
          <table:table-cell table:formula="of:=([.L19]^2)*(-20.9992408223248)+([.L19])*(0.114146130561486)+(0.302895814088881)" office:value-type="float" office:value="0.301158994440901" calcext:value-type="float">
            <text:p>0.3011589944</text:p>
          </table:table-cell>
          <table:table-cell table:number-columns-repeated="1002"/>
        </table:table-row>
        <table:table-row table:style-name="ro1">
          <table:table-cell table:formula="of:=[Datos_Nao.A20]" office:value-type="float" office:value="-0.0071674189530313" calcext:value-type="float">
            <text:p>-0.007167419</text:p>
          </table:table-cell>
          <table:table-cell table:formula="of:=[Datos_Nao.B20]" office:value-type="float" office:value="0.0587383806705475" calcext:value-type="float">
            <text:p>0.0587383807</text:p>
          </table:table-cell>
          <table:table-cell table:formula="of:=[Datos_Nao.C20]" office:value-type="float" office:value="0.000324282795190811" calcext:value-type="float">
            <text:p>0.0003242828</text:p>
          </table:table-cell>
          <table:table-cell table:formula="of:=[Datos_Nao.D20]" office:value-type="float" office:value="0.00305787823162973" calcext:value-type="float">
            <text:p>0.0030578782</text:p>
          </table:table-cell>
          <table:table-cell table:formula="of:=[Datos_Nao.E20]" office:value-type="float" office:value="0.00139804801438004" calcext:value-type="float">
            <text:p>0.001398048</text:p>
          </table:table-cell>
          <table:table-cell table:formula="of:=[Datos_Nao.F20]" office:value-type="float" office:value="0.12651564180851" calcext:value-type="float">
            <text:p>0.1265156418</text:p>
          </table:table-cell>
          <table:table-cell/>
          <table:table-cell table:formula="of:=[Datos_MoCap.A20]" office:value-type="float" office:value="-0.047837" calcext:value-type="float">
            <text:p>-0.047837</text:p>
          </table:table-cell>
          <table:table-cell table:formula="of:=[Datos_MoCap.B20]" office:value-type="float" office:value="0.053495" calcext:value-type="float">
            <text:p>0.053495</text:p>
          </table:table-cell>
          <table:table-cell table:formula="of:=[Datos_MoCap.C20]" office:value-type="float" office:value="0.257232" calcext:value-type="float">
            <text:p>0.257232</text:p>
          </table:table-cell>
          <table:table-cell table:formula="of:=[Datos_MoCap.D20]" office:value-type="float" office:value="0.004508" calcext:value-type="float">
            <text:p>0.004508</text:p>
          </table:table-cell>
          <table:table-cell table:formula="of:=[Datos_MoCap.F20]" office:value-type="float" office:value="-0.006727" calcext:value-type="float">
            <text:p>-0.006727</text:p>
          </table:table-cell>
          <table:table-cell table:formula="of:=[Datos_MoCap.E20]" office:value-type="float" office:value="0.041714" calcext:value-type="float">
            <text:p>0.041714</text:p>
          </table:table-cell>
          <table:table-cell/>
          <table:table-cell table:formula="of:=([.H20]^2)*(0.140024724909833)+([.H20])*(-0.00142725065277068)+(-0.0063459406986214)" office:value-type="float" office:value="-0.00595723572953103" calcext:value-type="float">
            <text:p>-0.0059572357</text:p>
          </table:table-cell>
          <table:table-cell table:formula="of:=([.J20]^2)*(-1.68303778049881)+([.J20])*(0.15665109790632)+(0.10475739737447)" office:value-type="float" office:value="0.0336893207498682" calcext:value-type="float">
            <text:p>0.0336893207</text:p>
          </table:table-cell>
          <table:table-cell table:formula="of:=([.I20]^2)*(-1.84809378419694)+([.I20])*(0.969715893777015)+(-0.0558124189204929)" office:value-type="float" office:value="-0.00922618493273697" calcext:value-type="float">
            <text:p>-0.0092261849</text:p>
          </table:table-cell>
          <table:table-cell table:formula="of:=[.H20]*-1" office:value-type="float" office:value="0.047837" calcext:value-type="float">
            <text:p>0.047837</text:p>
          </table:table-cell>
          <table:table-cell table:formula="of:=[.M20]*-1" office:value-type="float" office:value="-0.041714" calcext:value-type="float">
            <text:p>-0.041714</text:p>
          </table:table-cell>
          <table:table-cell table:formula="of:=([.K20]^2)*(48.7382423482978)+([.K20])*(0.0643401308833624)+(0.0316411646540839)" office:value-type="float" office:value="0.0329216716443557" calcext:value-type="float">
            <text:p>0.0329216716</text:p>
          </table:table-cell>
          <table:table-cell table:formula="of:=([.M20]^2)*(2.99573212968935)+([.M20])*(-0.0394274132082148)+(-0.010306073088791)" office:value-type="float" office:value="-0.00673800115636484" calcext:value-type="float">
            <text:p>-0.0067380012</text:p>
          </table:table-cell>
          <table:table-cell table:formula="of:=([.L20]^2)*(-20.9992408223248)+([.L20])*(0.114146130561486)+(0.302895814088881)" office:value-type="float" office:value="0.301177684314304" calcext:value-type="float">
            <text:p>0.3011776843</text:p>
          </table:table-cell>
          <table:table-cell table:number-columns-repeated="1002"/>
        </table:table-row>
        <table:table-row table:style-name="ro1">
          <table:table-cell table:formula="of:=[Datos_Nao.A21]" office:value-type="float" office:value="-0.00770728988572955" calcext:value-type="float">
            <text:p>-0.0077072899</text:p>
          </table:table-cell>
          <table:table-cell table:formula="of:=[Datos_Nao.B21]" office:value-type="float" office:value="0.0574847534298897" calcext:value-type="float">
            <text:p>0.0574847534</text:p>
          </table:table-cell>
          <table:table-cell table:formula="of:=[Datos_Nao.C21]" office:value-type="float" office:value="0.000441521406173706" calcext:value-type="float">
            <text:p>0.0004415214</text:p>
          </table:table-cell>
          <table:table-cell table:formula="of:=[Datos_Nao.D21]" office:value-type="float" office:value="0.00374840316362679" calcext:value-type="float">
            <text:p>0.0037484032</text:p>
          </table:table-cell>
          <table:table-cell table:formula="of:=[Datos_Nao.E21]" office:value-type="float" office:value="0.00104556244332343" calcext:value-type="float">
            <text:p>0.0010455624</text:p>
          </table:table-cell>
          <table:table-cell table:formula="of:=[Datos_Nao.F21]" office:value-type="float" office:value="0.126060619950295" calcext:value-type="float">
            <text:p>0.12606062</text:p>
          </table:table-cell>
          <table:table-cell/>
          <table:table-cell table:formula="of:=[Datos_MoCap.A21]" office:value-type="float" office:value="-0.047831" calcext:value-type="float">
            <text:p>-0.047831</text:p>
          </table:table-cell>
          <table:table-cell table:formula="of:=[Datos_MoCap.B21]" office:value-type="float" office:value="0.053526" calcext:value-type="float">
            <text:p>0.053526</text:p>
          </table:table-cell>
          <table:table-cell table:formula="of:=[Datos_MoCap.C21]" office:value-type="float" office:value="0.257218" calcext:value-type="float">
            <text:p>0.257218</text:p>
          </table:table-cell>
          <table:table-cell table:formula="of:=[Datos_MoCap.D21]" office:value-type="float" office:value="0.004266" calcext:value-type="float">
            <text:p>0.004266</text:p>
          </table:table-cell>
          <table:table-cell table:formula="of:=[Datos_MoCap.F21]" office:value-type="float" office:value="-0.006791" calcext:value-type="float">
            <text:p>-0.006791</text:p>
          </table:table-cell>
          <table:table-cell table:formula="of:=[Datos_MoCap.E21]" office:value-type="float" office:value="0.041732" calcext:value-type="float">
            <text:p>0.041732</text:p>
          </table:table-cell>
          <table:table-cell/>
          <table:table-cell table:formula="of:=([.H21]^2)*(0.140024724909833)+([.H21])*(-0.00142725065277068)+(-0.0063459406986214)" office:value-type="float" office:value="-0.00595732466834724" calcext:value-type="float">
            <text:p>-0.0059573247</text:p>
          </table:table-cell>
          <table:table-cell table:formula="of:=([.J21]^2)*(-1.68303778049881)+([.J21])*(0.15665109790632)+(0.10475739737447)" office:value-type="float" office:value="0.033699249377504" calcext:value-type="float">
            <text:p>0.0336992494</text:p>
          </table:table-cell>
          <table:table-cell table:formula="of:=([.I21]^2)*(-1.84809378419694)+([.I21])*(0.969715893777015)+(-0.0558124189204929)" office:value-type="float" office:value="-0.00920225507022112" calcext:value-type="float">
            <text:p>-0.0092022551</text:p>
          </table:table-cell>
          <table:table-cell table:formula="of:=[.H21]*-1" office:value-type="float" office:value="0.047831" calcext:value-type="float">
            <text:p>0.047831</text:p>
          </table:table-cell>
          <table:table-cell table:formula="of:=[.M21]*-1" office:value-type="float" office:value="-0.041732" calcext:value-type="float">
            <text:p>-0.041732</text:p>
          </table:table-cell>
          <table:table-cell table:formula="of:=([.K21]^2)*(48.7382423482978)+([.K21])*(0.0643401308833624)+(0.0316411646540839)" office:value-type="float" office:value="0.0328026150327979" calcext:value-type="float">
            <text:p>0.032802615</text:p>
          </table:table-cell>
          <table:table-cell table:formula="of:=([.M21]^2)*(2.99573212968935)+([.M21])*(-0.0394274132082148)+(-0.010306073088791)" office:value-type="float" office:value="-0.00673421117626329" calcext:value-type="float">
            <text:p>-0.0067342112</text:p>
          </table:table-cell>
          <table:table-cell table:formula="of:=([.L21]^2)*(-20.9992408223248)+([.L21])*(0.114146130561486)+(0.302895814088881)" office:value-type="float" office:value="0.301152211426752" calcext:value-type="float">
            <text:p>0.3011522114</text:p>
          </table:table-cell>
          <table:table-cell table:number-columns-repeated="1002"/>
        </table:table-row>
        <table:table-row table:style-name="ro1">
          <table:table-cell table:formula="of:=[Datos_Nao.A22]" office:value-type="float" office:value="-0.00785335339605808" calcext:value-type="float">
            <text:p>-0.0078533534</text:p>
          </table:table-cell>
          <table:table-cell table:formula="of:=[Datos_Nao.B22]" office:value-type="float" office:value="0.0572002194821835" calcext:value-type="float">
            <text:p>0.0572002195</text:p>
          </table:table-cell>
          <table:table-cell table:formula="of:=[Datos_Nao.C22]" office:value-type="float" office:value="0.00047612190246582" calcext:value-type="float">
            <text:p>0.0004761219</text:p>
          </table:table-cell>
          <table:table-cell table:formula="of:=[Datos_Nao.D22]" office:value-type="float" office:value="0.00391838606446981" calcext:value-type="float">
            <text:p>0.0039183861</text:p>
          </table:table-cell>
          <table:table-cell table:formula="of:=[Datos_Nao.E22]" office:value-type="float" office:value="0.000930728099774569" calcext:value-type="float">
            <text:p>0.0009307281</text:p>
          </table:table-cell>
          <table:table-cell table:formula="of:=[Datos_Nao.F22]" office:value-type="float" office:value="0.125975906848908" calcext:value-type="float">
            <text:p>0.1259759068</text:p>
          </table:table-cell>
          <table:table-cell/>
          <table:table-cell table:formula="of:=[Datos_MoCap.A22]" office:value-type="float" office:value="-0.047831" calcext:value-type="float">
            <text:p>-0.047831</text:p>
          </table:table-cell>
          <table:table-cell table:formula="of:=[Datos_MoCap.B22]" office:value-type="float" office:value="0.053527" calcext:value-type="float">
            <text:p>0.053527</text:p>
          </table:table-cell>
          <table:table-cell table:formula="of:=[Datos_MoCap.C22]" office:value-type="float" office:value="0.25722" calcext:value-type="float">
            <text:p>0.25722</text:p>
          </table:table-cell>
          <table:table-cell table:formula="of:=[Datos_MoCap.D22]" office:value-type="float" office:value="0.004276" calcext:value-type="float">
            <text:p>0.004276</text:p>
          </table:table-cell>
          <table:table-cell table:formula="of:=[Datos_MoCap.F22]" office:value-type="float" office:value="-0.006794" calcext:value-type="float">
            <text:p>-0.006794</text:p>
          </table:table-cell>
          <table:table-cell table:formula="of:=[Datos_MoCap.E22]" office:value-type="float" office:value="0.041738" calcext:value-type="float">
            <text:p>0.041738</text:p>
          </table:table-cell>
          <table:table-cell/>
          <table:table-cell table:formula="of:=([.H22]^2)*(0.140024724909833)+([.H22])*(-0.00142725065277068)+(-0.0063459406986214)" office:value-type="float" office:value="-0.00595732466834724" calcext:value-type="float">
            <text:p>-0.0059573247</text:p>
          </table:table-cell>
          <table:table-cell table:formula="of:=([.J22]^2)*(-1.68303778049881)+([.J22])*(0.15665109790632)+(0.10475739737447)" office:value-type="float" office:value="0.0336978310425203" calcext:value-type="float">
            <text:p>0.033697831</text:p>
          </table:table-cell>
          <table:table-cell table:formula="of:=([.I22]^2)*(-1.84809378419694)+([.I22])*(0.969715893777015)+(-0.0558124189204929)" office:value-type="float" office:value="-0.00920148319831123" calcext:value-type="float">
            <text:p>-0.0092014832</text:p>
          </table:table-cell>
          <table:table-cell table:formula="of:=[.H22]*-1" office:value-type="float" office:value="0.047831" calcext:value-type="float">
            <text:p>0.047831</text:p>
          </table:table-cell>
          <table:table-cell table:formula="of:=[.M22]*-1" office:value-type="float" office:value="-0.041738" calcext:value-type="float">
            <text:p>-0.041738</text:p>
          </table:table-cell>
          <table:table-cell table:formula="of:=([.K22]^2)*(48.7382423482978)+([.K22])*(0.0643401308833624)+(0.0316411646540839)" office:value-type="float" office:value="0.0328074216547681" calcext:value-type="float">
            <text:p>0.0328074217</text:p>
          </table:table-cell>
          <table:table-cell table:formula="of:=([.M22]^2)*(2.99573212968935)+([.M22])*(-0.0394274132082148)+(-0.010306073088791)" office:value-type="float" office:value="-0.00673294741817735" calcext:value-type="float">
            <text:p>-0.0067329474</text:p>
          </table:table-cell>
          <table:table-cell table:formula="of:=([.L22]^2)*(-20.9992408223248)+([.L22])*(0.114146130561486)+(0.302895814088881)" office:value-type="float" office:value="0.3011510131643" calcext:value-type="float">
            <text:p>0.3011510132</text:p>
          </table:table-cell>
          <table:table-cell table:number-columns-repeated="1002"/>
        </table:table-row>
        <table:table-row table:style-name="ro1">
          <table:table-cell table:formula="of:=[Datos_Nao.A23]" office:value-type="float" office:value="-0.00799475237727165" calcext:value-type="float">
            <text:p>-0.0079947524</text:p>
          </table:table-cell>
          <table:table-cell table:formula="of:=[Datos_Nao.B23]" office:value-type="float" office:value="0.056946411728859" calcext:value-type="float">
            <text:p>0.0569464117</text:p>
          </table:table-cell>
          <table:table-cell table:formula="of:=[Datos_Nao.C23]" office:value-type="float" office:value="0.000511005520820618" calcext:value-type="float">
            <text:p>0.0005110055</text:p>
          </table:table-cell>
          <table:table-cell table:formula="of:=[Datos_Nao.D23]" office:value-type="float" office:value="0.00407619588077068" calcext:value-type="float">
            <text:p>0.0040761959</text:p>
          </table:table-cell>
          <table:table-cell table:formula="of:=[Datos_Nao.E23]" office:value-type="float" office:value="0.000808589858934283" calcext:value-type="float">
            <text:p>0.0008085899</text:p>
          </table:table-cell>
          <table:table-cell table:formula="of:=[Datos_Nao.F23]" office:value-type="float" office:value="0.12590816617012" calcext:value-type="float">
            <text:p>0.1259081662</text:p>
          </table:table-cell>
          <table:table-cell/>
          <table:table-cell table:formula="of:=[Datos_MoCap.A23]" office:value-type="float" office:value="-0.047831" calcext:value-type="float">
            <text:p>-0.047831</text:p>
          </table:table-cell>
          <table:table-cell table:formula="of:=[Datos_MoCap.B23]" office:value-type="float" office:value="0.053525" calcext:value-type="float">
            <text:p>0.053525</text:p>
          </table:table-cell>
          <table:table-cell table:formula="of:=[Datos_MoCap.C23]" office:value-type="float" office:value="0.257225" calcext:value-type="float">
            <text:p>0.257225</text:p>
          </table:table-cell>
          <table:table-cell table:formula="of:=[Datos_MoCap.D23]" office:value-type="float" office:value="0.004236" calcext:value-type="float">
            <text:p>0.004236</text:p>
          </table:table-cell>
          <table:table-cell table:formula="of:=[Datos_MoCap.F23]" office:value-type="float" office:value="-0.006787" calcext:value-type="float">
            <text:p>-0.006787</text:p>
          </table:table-cell>
          <table:table-cell table:formula="of:=[Datos_MoCap.E23]" office:value-type="float" office:value="0.041778" calcext:value-type="float">
            <text:p>0.041778</text:p>
          </table:table-cell>
          <table:table-cell/>
          <table:table-cell table:formula="of:=([.H23]^2)*(0.140024724909833)+([.H23])*(-0.00142725065277068)+(-0.0063459406986214)" office:value-type="float" office:value="-0.00595732466834724" calcext:value-type="float">
            <text:p>-0.0059573247</text:p>
          </table:table-cell>
          <table:table-cell table:formula="of:=([.J23]^2)*(-1.68303778049881)+([.J23])*(0.15665109790632)+(0.10475739737447)" office:value-type="float" office:value="0.033694285146155" calcext:value-type="float">
            <text:p>0.0336942851</text:p>
          </table:table-cell>
          <table:table-cell table:formula="of:=([.I23]^2)*(-1.84809378419694)+([.I23])*(0.969715893777015)+(-0.0558124189204929)" office:value-type="float" office:value="-0.0092030269458272" calcext:value-type="float">
            <text:p>-0.0092030269</text:p>
          </table:table-cell>
          <table:table-cell table:formula="of:=[.H23]*-1" office:value-type="float" office:value="0.047831" calcext:value-type="float">
            <text:p>0.047831</text:p>
          </table:table-cell>
          <table:table-cell table:formula="of:=[.M23]*-1" office:value-type="float" office:value="-0.041778" calcext:value-type="float">
            <text:p>-0.041778</text:p>
          </table:table-cell>
          <table:table-cell table:formula="of:=([.K23]^2)*(48.7382423482978)+([.K23])*(0.0643401308833624)+(0.0316411646540839)" office:value-type="float" office:value="0.032788253652778" calcext:value-type="float">
            <text:p>0.0327882537</text:p>
          </table:table-cell>
          <table:table-cell table:formula="of:=([.M23]^2)*(2.99573212968935)+([.M23])*(-0.0394274132082148)+(-0.010306073088791)" office:value-type="float" office:value="-0.00672451685212395" calcext:value-type="float">
            <text:p>-0.0067245169</text:p>
          </table:table-cell>
          <table:table-cell table:formula="of:=([.L23]^2)*(-20.9992408223248)+([.L23])*(0.114146130561486)+(0.302895814088881)" office:value-type="float" office:value="0.301153808522042" calcext:value-type="float">
            <text:p>0.3011538085</text:p>
          </table:table-cell>
          <table:table-cell table:number-columns-repeated="1002"/>
        </table:table-row>
        <table:table-row table:style-name="ro1">
          <table:table-cell table:formula="of:=[Datos_Nao.A24]" office:value-type="float" office:value="-0.0083858072757721" calcext:value-type="float">
            <text:p>-0.0083858073</text:p>
          </table:table-cell>
          <table:table-cell table:formula="of:=[Datos_Nao.B24]" office:value-type="float" office:value="0.0563583076000214" calcext:value-type="float">
            <text:p>0.0563583076</text:p>
          </table:table-cell>
          <table:table-cell table:formula="of:=[Datos_Nao.C24]" office:value-type="float" office:value="0.000616580247879028" calcext:value-type="float">
            <text:p>0.0006165802</text:p>
          </table:table-cell>
          <table:table-cell table:formula="of:=[Datos_Nao.D24]" office:value-type="float" office:value="0.00447629950940609" calcext:value-type="float">
            <text:p>0.0044762995</text:p>
          </table:table-cell>
          <table:table-cell table:formula="of:=[Datos_Nao.E24]" office:value-type="float" office:value="0.0003978754975833" calcext:value-type="float">
            <text:p>0.0003978755</text:p>
          </table:table-cell>
          <table:table-cell table:formula="of:=[Datos_Nao.F24]" office:value-type="float" office:value="0.125789746642113" calcext:value-type="float">
            <text:p>0.1257897466</text:p>
          </table:table-cell>
          <table:table-cell/>
          <table:table-cell table:formula="of:=[Datos_MoCap.A24]" office:value-type="float" office:value="-0.047836" calcext:value-type="float">
            <text:p>-0.047836</text:p>
          </table:table-cell>
          <table:table-cell table:formula="of:=[Datos_MoCap.B24]" office:value-type="float" office:value="0.053526" calcext:value-type="float">
            <text:p>0.053526</text:p>
          </table:table-cell>
          <table:table-cell table:formula="of:=[Datos_MoCap.C24]" office:value-type="float" office:value="0.257221" calcext:value-type="float">
            <text:p>0.257221</text:p>
          </table:table-cell>
          <table:table-cell table:formula="of:=[Datos_MoCap.D24]" office:value-type="float" office:value="0.004173" calcext:value-type="float">
            <text:p>0.004173</text:p>
          </table:table-cell>
          <table:table-cell table:formula="of:=[Datos_MoCap.F24]" office:value-type="float" office:value="-0.006826" calcext:value-type="float">
            <text:p>-0.006826</text:p>
          </table:table-cell>
          <table:table-cell table:formula="of:=[Datos_MoCap.E24]" office:value-type="float" office:value="0.041755" calcext:value-type="float">
            <text:p>0.041755</text:p>
          </table:table-cell>
          <table:table-cell/>
          <table:table-cell table:formula="of:=([.H24]^2)*(0.140024724909833)+([.H24])*(-0.00142725065277068)+(-0.0063459406986214)" office:value-type="float" office:value="-0.00595725055336719" calcext:value-type="float">
            <text:p>-0.0059572506</text:p>
          </table:table-cell>
          <table:table-cell table:formula="of:=([.J24]^2)*(-1.68303778049881)+([.J24])*(0.15665109790632)+(0.10475739737447)" office:value-type="float" office:value="0.0336971218699794" calcext:value-type="float">
            <text:p>0.0336971219</text:p>
          </table:table-cell>
          <table:table-cell table:formula="of:=([.I24]^2)*(-1.84809378419694)+([.I24])*(0.969715893777015)+(-0.0558124189204929)" office:value-type="float" office:value="-0.00920225507022112" calcext:value-type="float">
            <text:p>-0.0092022551</text:p>
          </table:table-cell>
          <table:table-cell table:formula="of:=[.H24]*-1" office:value-type="float" office:value="0.047836" calcext:value-type="float">
            <text:p>0.047836</text:p>
          </table:table-cell>
          <table:table-cell table:formula="of:=[.M24]*-1" office:value-type="float" office:value="-0.041755" calcext:value-type="float">
            <text:p>-0.041755</text:p>
          </table:table-cell>
          <table:table-cell table:formula="of:=([.K24]^2)*(48.7382423482978)+([.K24])*(0.0643401308833624)+(0.0316411646540839)" office:value-type="float" office:value="0.0327583803120982" calcext:value-type="float">
            <text:p>0.0327583803</text:p>
          </table:table-cell>
          <table:table-cell table:formula="of:=([.M24]^2)*(2.99573212968935)+([.M24])*(-0.0394274132082148)+(-0.010306073088791)" office:value-type="float" office:value="-0.00672936559893592" calcext:value-type="float">
            <text:p>-0.0067293656</text:p>
          </table:table-cell>
          <table:table-cell table:formula="of:=([.L24]^2)*(-20.9992408223248)+([.L24])*(0.114146130561486)+(0.302895814088881)" office:value-type="float" office:value="0.301138208179002" calcext:value-type="float">
            <text:p>0.3011382082</text:p>
          </table:table-cell>
          <table:table-cell table:number-columns-repeated="1002"/>
        </table:table-row>
        <table:table-row table:style-name="ro1">
          <table:table-cell table:formula="of:=[Datos_Nao.A25]" office:value-type="float" office:value="-0.00850341748446226" calcext:value-type="float">
            <text:p>-0.0085034175</text:p>
          </table:table-cell>
          <table:table-cell table:formula="of:=[Datos_Nao.B25]" office:value-type="float" office:value="0.0562163665890694" calcext:value-type="float">
            <text:p>0.0562163666</text:p>
          </table:table-cell>
          <table:table-cell table:formula="of:=[Datos_Nao.C25]" office:value-type="float" office:value="0.00065164640545845" calcext:value-type="float">
            <text:p>0.0006516464</text:p>
          </table:table-cell>
          <table:table-cell table:formula="of:=[Datos_Nao.D25]" office:value-type="float" office:value="0.00458526145666838" calcext:value-type="float">
            <text:p>0.0045852615</text:p>
          </table:table-cell>
          <table:table-cell table:formula="of:=[Datos_Nao.E25]" office:value-type="float" office:value="0.000246370327658951" calcext:value-type="float">
            <text:p>0.0002463703</text:p>
          </table:table-cell>
          <table:table-cell table:formula="of:=[Datos_Nao.F25]" office:value-type="float" office:value="0.125772446393967" calcext:value-type="float">
            <text:p>0.1257724464</text:p>
          </table:table-cell>
          <table:table-cell/>
          <table:table-cell table:formula="of:=[Datos_MoCap.A25]" office:value-type="float" office:value="-0.047837" calcext:value-type="float">
            <text:p>-0.047837</text:p>
          </table:table-cell>
          <table:table-cell table:formula="of:=[Datos_MoCap.B25]" office:value-type="float" office:value="0.053525" calcext:value-type="float">
            <text:p>0.053525</text:p>
          </table:table-cell>
          <table:table-cell table:formula="of:=[Datos_MoCap.C25]" office:value-type="float" office:value="0.25722" calcext:value-type="float">
            <text:p>0.25722</text:p>
          </table:table-cell>
          <table:table-cell table:formula="of:=[Datos_MoCap.D25]" office:value-type="float" office:value="0.004279" calcext:value-type="float">
            <text:p>0.004279</text:p>
          </table:table-cell>
          <table:table-cell table:formula="of:=[Datos_MoCap.F25]" office:value-type="float" office:value="-0.006844" calcext:value-type="float">
            <text:p>-0.006844</text:p>
          </table:table-cell>
          <table:table-cell table:formula="of:=[Datos_MoCap.E25]" office:value-type="float" office:value="0.041777" calcext:value-type="float">
            <text:p>0.041777</text:p>
          </table:table-cell>
          <table:table-cell/>
          <table:table-cell table:formula="of:=([.H25]^2)*(0.140024724909833)+([.H25])*(-0.00142725065277068)+(-0.0063459406986214)" office:value-type="float" office:value="-0.00595723572953103" calcext:value-type="float">
            <text:p>-0.0059572357</text:p>
          </table:table-cell>
          <table:table-cell table:formula="of:=([.J25]^2)*(-1.68303778049881)+([.J25])*(0.15665109790632)+(0.10475739737447)" office:value-type="float" office:value="0.0336978310425203" calcext:value-type="float">
            <text:p>0.033697831</text:p>
          </table:table-cell>
          <table:table-cell table:formula="of:=([.I25]^2)*(-1.84809378419694)+([.I25])*(0.969715893777015)+(-0.0558124189204929)" office:value-type="float" office:value="-0.0092030269458272" calcext:value-type="float">
            <text:p>-0.0092030269</text:p>
          </table:table-cell>
          <table:table-cell table:formula="of:=[.H25]*-1" office:value-type="float" office:value="0.047837" calcext:value-type="float">
            <text:p>0.047837</text:p>
          </table:table-cell>
          <table:table-cell table:formula="of:=[.M25]*-1" office:value-type="float" office:value="-0.041777" calcext:value-type="float">
            <text:p>-0.041777</text:p>
          </table:table-cell>
          <table:table-cell table:formula="of:=([.K25]^2)*(48.7382423482978)+([.K25])*(0.0643401308833624)+(0.0316411646540839)" office:value-type="float" office:value="0.0328088655421506" calcext:value-type="float">
            <text:p>0.0328088655</text:p>
          </table:table-cell>
          <table:table-cell table:formula="of:=([.M25]^2)*(2.99573212968935)+([.M25])*(-0.0394274132082148)+(-0.010306073088791)" office:value-type="float" office:value="-0.00672472773310884" calcext:value-type="float">
            <text:p>-0.0067247277</text:p>
          </table:table-cell>
          <table:table-cell table:formula="of:=([.L25]^2)*(-20.9992408223248)+([.L25])*(0.114146130561486)+(0.302895814088881)" office:value-type="float" office:value="0.301130986475456" calcext:value-type="float">
            <text:p>0.3011309865</text:p>
          </table:table-cell>
          <table:table-cell table:number-columns-repeated="1002"/>
        </table:table-row>
        <table:table-row table:style-name="ro1">
          <table:table-cell table:formula="of:=[Datos_Nao.A26]" office:value-type="float" office:value="-0.00855956319719553" calcext:value-type="float">
            <text:p>-0.0085595632</text:p>
          </table:table-cell>
          <table:table-cell table:formula="of:=[Datos_Nao.B26]" office:value-type="float" office:value="0.0561548918485642" calcext:value-type="float">
            <text:p>0.0561548918</text:p>
          </table:table-cell>
          <table:table-cell table:formula="of:=[Datos_Nao.C26]" office:value-type="float" office:value="0.000668935477733612" calcext:value-type="float">
            <text:p>0.0006689355</text:p>
          </table:table-cell>
          <table:table-cell table:formula="of:=[Datos_Nao.D26]" office:value-type="float" office:value="0.00463521527126432" calcext:value-type="float">
            <text:p>0.0046352153</text:p>
          </table:table-cell>
          <table:table-cell table:formula="of:=[Datos_Nao.E26]" office:value-type="float" office:value="0.000167957143275998" calcext:value-type="float">
            <text:p>0.0001679571</text:p>
          </table:table-cell>
          <table:table-cell table:formula="of:=[Datos_Nao.F26]" office:value-type="float" office:value="0.125766858458519" calcext:value-type="float">
            <text:p>0.1257668585</text:p>
          </table:table-cell>
          <table:table-cell/>
          <table:table-cell table:formula="of:=[Datos_MoCap.A26]" office:value-type="float" office:value="-0.047839" calcext:value-type="float">
            <text:p>-0.047839</text:p>
          </table:table-cell>
          <table:table-cell table:formula="of:=[Datos_MoCap.B26]" office:value-type="float" office:value="0.053533" calcext:value-type="float">
            <text:p>0.053533</text:p>
          </table:table-cell>
          <table:table-cell table:formula="of:=[Datos_MoCap.C26]" office:value-type="float" office:value="0.257226" calcext:value-type="float">
            <text:p>0.257226</text:p>
          </table:table-cell>
          <table:table-cell table:formula="of:=[Datos_MoCap.D26]" office:value-type="float" office:value="0.004252" calcext:value-type="float">
            <text:p>0.004252</text:p>
          </table:table-cell>
          <table:table-cell table:formula="of:=[Datos_MoCap.F26]" office:value-type="float" office:value="-0.006847" calcext:value-type="float">
            <text:p>-0.006847</text:p>
          </table:table-cell>
          <table:table-cell table:formula="of:=[Datos_MoCap.E26]" office:value-type="float" office:value="0.041776" calcext:value-type="float">
            <text:p>0.041776</text:p>
          </table:table-cell>
          <table:table-cell/>
          <table:table-cell table:formula="of:=([.H26]^2)*(0.140024724909833)+([.H26])*(-0.00142725065277068)+(-0.0063459406986214)" office:value-type="float" office:value="-0.00595720608101856" calcext:value-type="float">
            <text:p>-0.0059572061</text:p>
          </table:table-cell>
          <table:table-cell table:formula="of:=([.J26]^2)*(-1.68303778049881)+([.J26])*(0.15665109790632)+(0.10475739737447)" office:value-type="float" office:value="0.0336935759567836" calcext:value-type="float">
            <text:p>0.033693576</text:p>
          </table:table-cell>
          <table:table-cell table:formula="of:=([.I26]^2)*(-1.84809378419694)+([.I26])*(0.969715893777015)+(-0.0558124189204929)" office:value-type="float" office:value="-0.00919685204447177" calcext:value-type="float">
            <text:p>-0.009196852</text:p>
          </table:table-cell>
          <table:table-cell table:formula="of:=[.H26]*-1" office:value-type="float" office:value="0.047839" calcext:value-type="float">
            <text:p>0.047839</text:p>
          </table:table-cell>
          <table:table-cell table:formula="of:=[.M26]*-1" office:value-type="float" office:value="-0.041776" calcext:value-type="float">
            <text:p>-0.041776</text:p>
          </table:table-cell>
          <table:table-cell table:formula="of:=([.K26]^2)*(48.7382423482978)+([.K26])*(0.0643401308833624)+(0.0316411646540839)" office:value-type="float" office:value="0.032795902138089" calcext:value-type="float">
            <text:p>0.0327959021</text:p>
          </table:table-cell>
          <table:table-cell table:formula="of:=([.M26]^2)*(2.99573212968935)+([.M26])*(-0.0394274132082148)+(-0.010306073088791)" office:value-type="float" office:value="-0.00672493860810226" calcext:value-type="float">
            <text:p>-0.0067249386</text:p>
          </table:table-cell>
          <table:table-cell table:formula="of:=([.L26]^2)*(-20.9992408223248)+([.L26])*(0.114146130561486)+(0.302895814088881)" office:value-type="float" office:value="0.301129781535246" calcext:value-type="float">
            <text:p>0.3011297815</text:p>
          </table:table-cell>
          <table:table-cell table:number-columns-repeated="1002"/>
        </table:table-row>
        <table:table-row table:style-name="ro1">
          <table:table-cell table:formula="of:=[Datos_Nao.A27]" office:value-type="float" office:value="-0.0088556008413434" calcext:value-type="float">
            <text:p>-0.0088556008</text:p>
          </table:table-cell>
          <table:table-cell table:formula="of:=[Datos_Nao.B27]" office:value-type="float" office:value="0.0559105575084686" calcext:value-type="float">
            <text:p>0.0559105575</text:p>
          </table:table-cell>
          <table:table-cell table:formula="of:=[Datos_Nao.C27]" office:value-type="float" office:value="0.000770319253206253" calcext:value-type="float">
            <text:p>0.0007703193</text:p>
          </table:table-cell>
          <table:table-cell table:formula="of:=[Datos_Nao.D27]" office:value-type="float" office:value="0.004871497862041" calcext:value-type="float">
            <text:p>0.0048714979</text:p>
          </table:table-cell>
          <table:table-cell table:formula="of:=[Datos_Nao.E27]" office:value-type="float" office:value="-0.000338154844939709" calcext:value-type="float">
            <text:p>-0.0003381548</text:p>
          </table:table-cell>
          <table:table-cell table:formula="of:=[Datos_Nao.F27]" office:value-type="float" office:value="0.1257613748312" calcext:value-type="float">
            <text:p>0.1257613748</text:p>
          </table:table-cell>
          <table:table-cell/>
          <table:table-cell table:formula="of:=[Datos_MoCap.A27]" office:value-type="float" office:value="-0.047841" calcext:value-type="float">
            <text:p>-0.047841</text:p>
          </table:table-cell>
          <table:table-cell table:formula="of:=[Datos_MoCap.B27]" office:value-type="float" office:value="0.053529" calcext:value-type="float">
            <text:p>0.053529</text:p>
          </table:table-cell>
          <table:table-cell table:formula="of:=[Datos_MoCap.C27]" office:value-type="float" office:value="0.257212" calcext:value-type="float">
            <text:p>0.257212</text:p>
          </table:table-cell>
          <table:table-cell table:formula="of:=[Datos_MoCap.D27]" office:value-type="float" office:value="0.004283" calcext:value-type="float">
            <text:p>0.004283</text:p>
          </table:table-cell>
          <table:table-cell table:formula="of:=[Datos_MoCap.F27]" office:value-type="float" office:value="-0.006833" calcext:value-type="float">
            <text:p>-0.006833</text:p>
          </table:table-cell>
          <table:table-cell table:formula="of:=[Datos_MoCap.E27]" office:value-type="float" office:value="0.041763" calcext:value-type="float">
            <text:p>0.041763</text:p>
          </table:table-cell>
          <table:table-cell/>
          <table:table-cell table:formula="of:=([.H27]^2)*(0.140024724909833)+([.H27])*(-0.00142725065277068)+(-0.0063459406986214)" office:value-type="float" office:value="-0.0059571764313859" calcext:value-type="float">
            <text:p>-0.0059571764</text:p>
          </table:table-cell>
          <table:table-cell table:formula="of:=([.J27]^2)*(-1.68303778049881)+([.J27])*(0.15665109790632)+(0.10475739737447)" office:value-type="float" office:value="0.0337035043016691" calcext:value-type="float">
            <text:p>0.0337035043</text:p>
          </table:table-cell>
          <table:table-cell table:formula="of:=([.I27]^2)*(-1.84809378419694)+([.I27])*(0.969715893777015)+(-0.0558124189204929)" office:value-type="float" office:value="-0.00919993946557999" calcext:value-type="float">
            <text:p>-0.0091999395</text:p>
          </table:table-cell>
          <table:table-cell table:formula="of:=[.H27]*-1" office:value-type="float" office:value="0.047841" calcext:value-type="float">
            <text:p>0.047841</text:p>
          </table:table-cell>
          <table:table-cell table:formula="of:=[.M27]*-1" office:value-type="float" office:value="-0.041763" calcext:value-type="float">
            <text:p>-0.041763</text:p>
          </table:table-cell>
          <table:table-cell table:formula="of:=([.K27]^2)*(48.7382423482978)+([.K27])*(0.0643401308833624)+(0.0316411646540839)" office:value-type="float" office:value="0.0328107920899981" calcext:value-type="float">
            <text:p>0.0328107921</text:p>
          </table:table-cell>
          <table:table-cell table:formula="of:=([.M27]^2)*(2.99573212968935)+([.M27])*(-0.0394274132082148)+(-0.010306073088791)" office:value-type="float" office:value="-0.00672767943779352" calcext:value-type="float">
            <text:p>-0.0067276794</text:p>
          </table:table-cell>
          <table:table-cell table:formula="of:=([.L27]^2)*(-20.9992408223248)+([.L27])*(0.114146130561486)+(0.302895814088881)" office:value-type="float" office:value="0.301135401355676" calcext:value-type="float">
            <text:p>0.3011354014</text:p>
          </table:table-cell>
          <table:table-cell table:number-columns-repeated="1002"/>
        </table:table-row>
        <table:table-row table:style-name="ro1">
          <table:table-cell table:formula="of:=[Datos_Nao.A28]" office:value-type="float" office:value="-0.00893742218613625" calcext:value-type="float">
            <text:p>-0.0089374222</text:p>
          </table:table-cell>
          <table:table-cell table:formula="of:=[Datos_Nao.B28]" office:value-type="float" office:value="0.0558731630444527" calcext:value-type="float">
            <text:p>0.055873163</text:p>
          </table:table-cell>
          <table:table-cell table:formula="of:=[Datos_Nao.C28]" office:value-type="float" office:value="0.000802397727966309" calcext:value-type="float">
            <text:p>0.0008023977</text:p>
          </table:table-cell>
          <table:table-cell table:formula="of:=[Datos_Nao.D28]" office:value-type="float" office:value="0.00492608081549406" calcext:value-type="float">
            <text:p>0.0049260808</text:p>
          </table:table-cell>
          <table:table-cell table:formula="of:=[Datos_Nao.E28]" office:value-type="float" office:value="-0.000519763270858675" calcext:value-type="float">
            <text:p>-0.0005197633</text:p>
          </table:table-cell>
          <table:table-cell table:formula="of:=[Datos_Nao.F28]" office:value-type="float" office:value="0.12576450407505" calcext:value-type="float">
            <text:p>0.1257645041</text:p>
          </table:table-cell>
          <table:table-cell/>
          <table:table-cell table:formula="of:=[Datos_MoCap.A28]" office:value-type="float" office:value="-0.047841" calcext:value-type="float">
            <text:p>-0.047841</text:p>
          </table:table-cell>
          <table:table-cell table:formula="of:=[Datos_MoCap.B28]" office:value-type="float" office:value="0.053532" calcext:value-type="float">
            <text:p>0.053532</text:p>
          </table:table-cell>
          <table:table-cell table:formula="of:=[Datos_MoCap.C28]" office:value-type="float" office:value="0.257211" calcext:value-type="float">
            <text:p>0.257211</text:p>
          </table:table-cell>
          <table:table-cell table:formula="of:=[Datos_MoCap.D28]" office:value-type="float" office:value="0.004264" calcext:value-type="float">
            <text:p>0.004264</text:p>
          </table:table-cell>
          <table:table-cell table:formula="of:=[Datos_MoCap.F28]" office:value-type="float" office:value="-0.00685" calcext:value-type="float">
            <text:p>-0.00685</text:p>
          </table:table-cell>
          <table:table-cell table:formula="of:=[Datos_MoCap.E28]" office:value-type="float" office:value="0.041746" calcext:value-type="float">
            <text:p>0.041746</text:p>
          </table:table-cell>
          <table:table-cell/>
          <table:table-cell table:formula="of:=([.H28]^2)*(0.140024724909833)+([.H28])*(-0.00142725065277068)+(-0.0063459406986214)" office:value-type="float" office:value="-0.0059571764313859" calcext:value-type="float">
            <text:p>-0.0059571764</text:p>
          </table:table-cell>
          <table:table-cell table:formula="of:=([.J28]^2)*(-1.68303778049881)+([.J28])*(0.15665109790632)+(0.10475739737447)" office:value-type="float" office:value="0.0337042134439153" calcext:value-type="float">
            <text:p>0.0337042134</text:p>
          </table:table-cell>
          <table:table-cell table:formula="of:=([.I28]^2)*(-1.84809378419694)+([.I28])*(0.969715893777015)+(-0.0558124189204929)" office:value-type="float" office:value="-0.00919762389420455" calcext:value-type="float">
            <text:p>-0.0091976239</text:p>
          </table:table-cell>
          <table:table-cell table:formula="of:=[.H28]*-1" office:value-type="float" office:value="0.047841" calcext:value-type="float">
            <text:p>0.047841</text:p>
          </table:table-cell>
          <table:table-cell table:formula="of:=[.M28]*-1" office:value-type="float" office:value="-0.041746" calcext:value-type="float">
            <text:p>-0.041746</text:p>
          </table:table-cell>
          <table:table-cell table:formula="of:=([.K28]^2)*(48.7382423482978)+([.K28])*(0.0643401308833624)+(0.0316411646540839)" office:value-type="float" office:value="0.0328016548781216" calcext:value-type="float">
            <text:p>0.0328016549</text:p>
          </table:table-cell>
          <table:table-cell table:formula="of:=([.M28]^2)*(2.99573212968935)+([.M28])*(-0.0394274132082148)+(-0.010306073088791)" office:value-type="float" office:value="-0.0067312620718741" calcext:value-type="float">
            <text:p>-0.0067312621</text:p>
          </table:table-cell>
          <table:table-cell table:formula="of:=([.L28]^2)*(-20.9992408223248)+([.L28])*(0.114146130561486)+(0.302895814088881)" office:value-type="float" office:value="0.301128576217049" calcext:value-type="float">
            <text:p>0.3011285762</text:p>
          </table:table-cell>
          <table:table-cell table:number-columns-repeated="1002"/>
        </table:table-row>
        <table:table-row table:style-name="ro1">
          <table:table-cell table:formula="of:=[Datos_Nao.A29]" office:value-type="float" office:value="-0.0090101333335042" calcext:value-type="float">
            <text:p>-0.0090101333</text:p>
          </table:table-cell>
          <table:table-cell table:formula="of:=[Datos_Nao.B29]" office:value-type="float" office:value="0.0558559000492096" calcext:value-type="float">
            <text:p>0.0558559</text:p>
          </table:table-cell>
          <table:table-cell table:formula="of:=[Datos_Nao.C29]" office:value-type="float" office:value="0.000833321362733841" calcext:value-type="float">
            <text:p>0.0008333214</text:p>
          </table:table-cell>
          <table:table-cell table:formula="of:=[Datos_Nao.D29]" office:value-type="float" office:value="0.0049686636775732" calcext:value-type="float">
            <text:p>0.0049686637</text:p>
          </table:table-cell>
          <table:table-cell table:formula="of:=[Datos_Nao.E29]" office:value-type="float" office:value="-0.000707361265085638" calcext:value-type="float">
            <text:p>-0.0007073613</text:p>
          </table:table-cell>
          <table:table-cell table:formula="of:=[Datos_Nao.F29]" office:value-type="float" office:value="0.125766977667809" calcext:value-type="float">
            <text:p>0.1257669777</text:p>
          </table:table-cell>
          <table:table-cell/>
          <table:table-cell table:formula="of:=[Datos_MoCap.A29]" office:value-type="float" office:value="-0.047838" calcext:value-type="float">
            <text:p>-0.047838</text:p>
          </table:table-cell>
          <table:table-cell table:formula="of:=[Datos_MoCap.B29]" office:value-type="float" office:value="0.053529" calcext:value-type="float">
            <text:p>0.053529</text:p>
          </table:table-cell>
          <table:table-cell table:formula="of:=[Datos_MoCap.C29]" office:value-type="float" office:value="0.257218" calcext:value-type="float">
            <text:p>0.257218</text:p>
          </table:table-cell>
          <table:table-cell table:formula="of:=[Datos_MoCap.D29]" office:value-type="float" office:value="0.004297" calcext:value-type="float">
            <text:p>0.004297</text:p>
          </table:table-cell>
          <table:table-cell table:formula="of:=[Datos_MoCap.F29]" office:value-type="float" office:value="-0.006849" calcext:value-type="float">
            <text:p>-0.006849</text:p>
          </table:table-cell>
          <table:table-cell table:formula="of:=[Datos_MoCap.E29]" office:value-type="float" office:value="0.04174" calcext:value-type="float">
            <text:p>0.04174</text:p>
          </table:table-cell>
          <table:table-cell/>
          <table:table-cell table:formula="of:=([.H29]^2)*(0.140024724909833)+([.H29])*(-0.00142725065277068)+(-0.0063459406986214)" office:value-type="float" office:value="-0.00595722090541482" calcext:value-type="float">
            <text:p>-0.0059572209</text:p>
          </table:table-cell>
          <table:table-cell table:formula="of:=([.J29]^2)*(-1.68303778049881)+([.J29])*(0.15665109790632)+(0.10475739737447)" office:value-type="float" office:value="0.033699249377504" calcext:value-type="float">
            <text:p>0.0336992494</text:p>
          </table:table-cell>
          <table:table-cell table:formula="of:=([.I29]^2)*(-1.84809378419694)+([.I29])*(0.969715893777015)+(-0.0558124189204929)" office:value-type="float" office:value="-0.00919993946557999" calcext:value-type="float">
            <text:p>-0.0091999395</text:p>
          </table:table-cell>
          <table:table-cell table:formula="of:=[.H29]*-1" office:value-type="float" office:value="0.047838" calcext:value-type="float">
            <text:p>0.047838</text:p>
          </table:table-cell>
          <table:table-cell table:formula="of:=[.M29]*-1" office:value-type="float" office:value="-0.04174" calcext:value-type="float">
            <text:p>-0.04174</text:p>
          </table:table-cell>
          <table:table-cell table:formula="of:=([.K29]^2)*(48.7382423482978)+([.K29])*(0.0643401308833624)+(0.0316411646540839)" office:value-type="float" office:value="0.0328175472895013" calcext:value-type="float">
            <text:p>0.0328175473</text:p>
          </table:table-cell>
          <table:table-cell table:formula="of:=([.M29]^2)*(2.99573212968935)+([.M29])*(-0.0394274132082148)+(-0.010306073088791)" office:value-type="float" office:value="-0.00673252611755032" calcext:value-type="float">
            <text:p>-0.0067325261</text:p>
          </table:table-cell>
          <table:table-cell table:formula="of:=([.L29]^2)*(-20.9992408223248)+([.L29])*(0.114146130561486)+(0.302895814088881)" office:value-type="float" office:value="0.30112897803178" calcext:value-type="float">
            <text:p>0.301128978</text:p>
          </table:table-cell>
          <table:table-cell table:number-columns-repeated="1002"/>
        </table:table-row>
        <table:table-row table:style-name="ro1">
          <table:table-cell table:formula="of:=[Datos_Nao.A30]" office:value-type="float" office:value="-0.00916967820376158" calcext:value-type="float">
            <text:p>-0.0091696782</text:p>
          </table:table-cell>
          <table:table-cell table:formula="of:=[Datos_Nao.B30]" office:value-type="float" office:value="0.0559138543903828" calcext:value-type="float">
            <text:p>0.0559138544</text:p>
          </table:table-cell>
          <table:table-cell table:formula="of:=[Datos_Nao.C30]" office:value-type="float" office:value="0.00091683492064476" calcext:value-type="float">
            <text:p>0.0009168349</text:p>
          </table:table-cell>
          <table:table-cell table:formula="of:=[Datos_Nao.D30]" office:value-type="float" office:value="0.00502463709563017" calcext:value-type="float">
            <text:p>0.0050246371</text:p>
          </table:table-cell>
          <table:table-cell table:formula="of:=[Datos_Nao.E30]" office:value-type="float" office:value="-0.00130396918393672" calcext:value-type="float">
            <text:p>-0.0013039692</text:p>
          </table:table-cell>
          <table:table-cell table:formula="of:=[Datos_Nao.F30]" office:value-type="float" office:value="0.125752046704292" calcext:value-type="float">
            <text:p>0.1257520467</text:p>
          </table:table-cell>
          <table:table-cell/>
          <table:table-cell table:formula="of:=[Datos_MoCap.A30]" office:value-type="float" office:value="-0.047833" calcext:value-type="float">
            <text:p>-0.047833</text:p>
          </table:table-cell>
          <table:table-cell table:formula="of:=[Datos_MoCap.B30]" office:value-type="float" office:value="0.053532" calcext:value-type="float">
            <text:p>0.053532</text:p>
          </table:table-cell>
          <table:table-cell table:formula="of:=[Datos_MoCap.C30]" office:value-type="float" office:value="0.257223" calcext:value-type="float">
            <text:p>0.257223</text:p>
          </table:table-cell>
          <table:table-cell table:formula="of:=[Datos_MoCap.D30]" office:value-type="float" office:value="0.004223" calcext:value-type="float">
            <text:p>0.004223</text:p>
          </table:table-cell>
          <table:table-cell table:formula="of:=[Datos_MoCap.F30]" office:value-type="float" office:value="-0.006841" calcext:value-type="float">
            <text:p>-0.006841</text:p>
          </table:table-cell>
          <table:table-cell table:formula="of:=[Datos_MoCap.E30]" office:value-type="float" office:value="0.041739" calcext:value-type="float">
            <text:p>0.041739</text:p>
          </table:table-cell>
          <table:table-cell/>
          <table:table-cell table:formula="of:=([.H30]^2)*(0.140024724909833)+([.H30])*(-0.00142725065277068)+(-0.0063459406986214)" office:value-type="float" office:value="-0.00595729502319537" calcext:value-type="float">
            <text:p>-0.005957295</text:p>
          </table:table-cell>
          <table:table-cell table:formula="of:=([.J30]^2)*(-1.68303778049881)+([.J30])*(0.15665109790632)+(0.10475739737447)" office:value-type="float" office:value="0.0336957035147993" calcext:value-type="float">
            <text:p>0.0336957035</text:p>
          </table:table-cell>
          <table:table-cell table:formula="of:=([.I30]^2)*(-1.84809378419694)+([.I30])*(0.969715893777015)+(-0.0558124189204929)" office:value-type="float" office:value="-0.00919762389420455" calcext:value-type="float">
            <text:p>-0.0091976239</text:p>
          </table:table-cell>
          <table:table-cell table:formula="of:=[.H30]*-1" office:value-type="float" office:value="0.047833" calcext:value-type="float">
            <text:p>0.047833</text:p>
          </table:table-cell>
          <table:table-cell table:formula="of:=[.M30]*-1" office:value-type="float" office:value="-0.041739" calcext:value-type="float">
            <text:p>-0.041739</text:p>
          </table:table-cell>
          <table:table-cell table:formula="of:=([.K30]^2)*(48.7382423482978)+([.K30])*(0.0643401308833624)+(0.0316411646540839)" office:value-type="float" office:value="0.0327820576327802" calcext:value-type="float">
            <text:p>0.0327820576</text:p>
          </table:table-cell>
          <table:table-cell table:formula="of:=([.M30]^2)*(2.99573212968935)+([.M30])*(-0.0394274132082148)+(-0.010306073088791)" office:value-type="float" office:value="-0.00673273677085957" calcext:value-type="float">
            <text:p>-0.0067327368</text:p>
          </table:table-cell>
          <table:table-cell table:formula="of:=([.L30]^2)*(-20.9992408223248)+([.L30])*(0.114146130561486)+(0.302895814088881)" office:value-type="float" office:value="0.301132191037679" calcext:value-type="float">
            <text:p>0.301132191</text:p>
          </table:table-cell>
          <table:table-cell table:number-columns-repeated="1002"/>
        </table:table-row>
        <table:table-row table:style-name="ro1">
          <table:table-cell table:formula="of:=[Datos_Nao.A31]" office:value-type="float" office:value="-0.00920213852077723" calcext:value-type="float">
            <text:p>-0.0092021385</text:p>
          </table:table-cell>
          <table:table-cell table:formula="of:=[Datos_Nao.B31]" office:value-type="float" office:value="0.0559659786522389" calcext:value-type="float">
            <text:p>0.0559659787</text:p>
          </table:table-cell>
          <table:table-cell table:formula="of:=[Datos_Nao.C31]" office:value-type="float" office:value="0.000941019505262375" calcext:value-type="float">
            <text:p>0.0009410195</text:p>
          </table:table-cell>
          <table:table-cell table:formula="of:=[Datos_Nao.D31]" office:value-type="float" office:value="0.00501928431913257" calcext:value-type="float">
            <text:p>0.0050192843</text:p>
          </table:table-cell>
          <table:table-cell table:formula="of:=[Datos_Nao.E31]" office:value-type="float" office:value="-0.0015131460968405" calcext:value-type="float">
            <text:p>-0.0015131461</text:p>
          </table:table-cell>
          <table:table-cell table:formula="of:=[Datos_Nao.F31]" office:value-type="float" office:value="0.125733688473701" calcext:value-type="float">
            <text:p>0.1257336885</text:p>
          </table:table-cell>
          <table:table-cell/>
          <table:table-cell table:formula="of:=[Datos_MoCap.A31]" office:value-type="float" office:value="-0.047841" calcext:value-type="float">
            <text:p>-0.047841</text:p>
          </table:table-cell>
          <table:table-cell table:formula="of:=[Datos_MoCap.B31]" office:value-type="float" office:value="0.053505" calcext:value-type="float">
            <text:p>0.053505</text:p>
          </table:table-cell>
          <table:table-cell table:formula="of:=[Datos_MoCap.C31]" office:value-type="float" office:value="0.257221" calcext:value-type="float">
            <text:p>0.257221</text:p>
          </table:table-cell>
          <table:table-cell table:formula="of:=[Datos_MoCap.D31]" office:value-type="float" office:value="0.004479" calcext:value-type="float">
            <text:p>0.004479</text:p>
          </table:table-cell>
          <table:table-cell table:formula="of:=[Datos_MoCap.F31]" office:value-type="float" office:value="-0.006769" calcext:value-type="float">
            <text:p>-0.006769</text:p>
          </table:table-cell>
          <table:table-cell table:formula="of:=[Datos_MoCap.E31]" office:value-type="float" office:value="0.041717" calcext:value-type="float">
            <text:p>0.041717</text:p>
          </table:table-cell>
          <table:table-cell/>
          <table:table-cell table:formula="of:=([.H31]^2)*(0.140024724909833)+([.H31])*(-0.00142725065277068)+(-0.0063459406986214)" office:value-type="float" office:value="-0.0059571764313859" calcext:value-type="float">
            <text:p>-0.0059571764</text:p>
          </table:table-cell>
          <table:table-cell table:formula="of:=([.J31]^2)*(-1.68303778049881)+([.J31])*(0.15665109790632)+(0.10475739737447)" office:value-type="float" office:value="0.0336971218699794" calcext:value-type="float">
            <text:p>0.0336971219</text:p>
          </table:table-cell>
          <table:table-cell table:formula="of:=([.I31]^2)*(-1.84809378419694)+([.I31])*(0.969715893777015)+(-0.0558124189204929)" office:value-type="float" office:value="-0.00921846523414829" calcext:value-type="float">
            <text:p>-0.0092184652</text:p>
          </table:table-cell>
          <table:table-cell table:formula="of:=[.H31]*-1" office:value-type="float" office:value="0.047841" calcext:value-type="float">
            <text:p>0.047841</text:p>
          </table:table-cell>
          <table:table-cell table:formula="of:=[.M31]*-1" office:value-type="float" office:value="-0.041717" calcext:value-type="float">
            <text:p>-0.041717</text:p>
          </table:table-cell>
          <table:table-cell table:formula="of:=([.K31]^2)*(48.7382423482978)+([.K31])*(0.0643401308833624)+(0.0316411646540839)" office:value-type="float" office:value="0.0329071034736246" calcext:value-type="float">
            <text:p>0.0329071035</text:p>
          </table:table-cell>
          <table:table-cell table:formula="of:=([.M31]^2)*(2.99573212968935)+([.M31])*(-0.0394274132082148)+(-0.010306073088791)" office:value-type="float" office:value="-0.00673736962782253" calcext:value-type="float">
            <text:p>-0.0067373696</text:p>
          </table:table-cell>
          <table:table-cell table:formula="of:=([.L31]^2)*(-20.9992408223248)+([.L31])*(0.114146130561486)+(0.302895814088881)" office:value-type="float" office:value="0.301160987135146" calcext:value-type="float">
            <text:p>0.3011609871</text:p>
          </table:table-cell>
          <table:table-cell table:number-columns-repeated="1002"/>
        </table:table-row>
        <table:table-row table:style-name="ro1">
          <table:table-cell table:formula="of:=[Datos_Nao.A32]" office:value-type="float" office:value="-0.00922361295670271" calcext:value-type="float">
            <text:p>-0.009223613</text:p>
          </table:table-cell>
          <table:table-cell table:formula="of:=[Datos_Nao.B32]" office:value-type="float" office:value="0.0560327060520649" calcext:value-type="float">
            <text:p>0.0560327061</text:p>
          </table:table-cell>
          <table:table-cell table:formula="of:=[Datos_Nao.C32]" office:value-type="float" office:value="0.000962972640991211" calcext:value-type="float">
            <text:p>0.0009629726</text:p>
          </table:table-cell>
          <table:table-cell table:formula="of:=[Datos_Nao.D32]" office:value-type="float" office:value="0.00500218104571104" calcext:value-type="float">
            <text:p>0.005002181</text:p>
          </table:table-cell>
          <table:table-cell table:formula="of:=[Datos_Nao.E32]" office:value-type="float" office:value="-0.00172712758649141" calcext:value-type="float">
            <text:p>-0.0017271276</text:p>
          </table:table-cell>
          <table:table-cell table:formula="of:=[Datos_Nao.F32]" office:value-type="float" office:value="0.125705972313881" calcext:value-type="float">
            <text:p>0.1257059723</text:p>
          </table:table-cell>
          <table:table-cell/>
          <table:table-cell table:formula="of:=[Datos_MoCap.A32]" office:value-type="float" office:value="-0.04784" calcext:value-type="float">
            <text:p>-0.04784</text:p>
          </table:table-cell>
          <table:table-cell table:formula="of:=[Datos_MoCap.B32]" office:value-type="float" office:value="0.053537" calcext:value-type="float">
            <text:p>0.053537</text:p>
          </table:table-cell>
          <table:table-cell table:formula="of:=[Datos_MoCap.C32]" office:value-type="float" office:value="0.257218" calcext:value-type="float">
            <text:p>0.257218</text:p>
          </table:table-cell>
          <table:table-cell table:formula="of:=[Datos_MoCap.D32]" office:value-type="float" office:value="0.004339" calcext:value-type="float">
            <text:p>0.004339</text:p>
          </table:table-cell>
          <table:table-cell table:formula="of:=[Datos_MoCap.F32]" office:value-type="float" office:value="-0.006824" calcext:value-type="float">
            <text:p>-0.006824</text:p>
          </table:table-cell>
          <table:table-cell table:formula="of:=[Datos_MoCap.E32]" office:value-type="float" office:value="0.04171" calcext:value-type="float">
            <text:p>0.04171</text:p>
          </table:table-cell>
          <table:table-cell/>
          <table:table-cell table:formula="of:=([.H32]^2)*(0.140024724909833)+([.H32])*(-0.00142725065277068)+(-0.0063459406986214)" office:value-type="float" office:value="-0.00595719125634225" calcext:value-type="float">
            <text:p>-0.0059571913</text:p>
          </table:table-cell>
          <table:table-cell table:formula="of:=([.J32]^2)*(-1.68303778049881)+([.J32])*(0.15665109790632)+(0.10475739737447)" office:value-type="float" office:value="0.033699249377504" calcext:value-type="float">
            <text:p>0.0336992494</text:p>
          </table:table-cell>
          <table:table-cell table:formula="of:=([.I32]^2)*(-1.84809378419694)+([.I32])*(0.969715893777015)+(-0.0558124189204929)" office:value-type="float" office:value="-0.00919376468250257" calcext:value-type="float">
            <text:p>-0.0091937647</text:p>
          </table:table-cell>
          <table:table-cell table:formula="of:=[.H32]*-1" office:value-type="float" office:value="0.04784" calcext:value-type="float">
            <text:p>0.04784</text:p>
          </table:table-cell>
          <table:table-cell table:formula="of:=[.M32]*-1" office:value-type="float" office:value="-0.04171" calcext:value-type="float">
            <text:p>-0.04171</text:p>
          </table:table-cell>
          <table:table-cell table:formula="of:=([.K32]^2)*(48.7382423482978)+([.K32])*(0.0643401308833624)+(0.0316411646540839)" office:value-type="float" office:value="0.0328379275203571" calcext:value-type="float">
            <text:p>0.0328379275</text:p>
          </table:table-cell>
          <table:table-cell table:formula="of:=([.M32]^2)*(2.99573212968935)+([.M32])*(-0.0394274132082148)+(-0.010306073088791)" office:value-type="float" office:value="-0.00673884311054075" calcext:value-type="float">
            <text:p>-0.0067388431</text:p>
          </table:table-cell>
          <table:table-cell table:formula="of:=([.L32]^2)*(-20.9992408223248)+([.L32])*(0.114146130561486)+(0.302895814088881)" office:value-type="float" office:value="0.301139009750538" calcext:value-type="float">
            <text:p>0.3011390098</text:p>
          </table:table-cell>
          <table:table-cell table:number-columns-repeated="1002"/>
        </table:table-row>
        <table:table-row table:style-name="ro1">
          <table:table-cell table:formula="of:=[Datos_Nao.A33]" office:value-type="float" office:value="-0.00923015363514424" calcext:value-type="float">
            <text:p>-0.0092301536</text:p>
          </table:table-cell>
          <table:table-cell table:formula="of:=[Datos_Nao.B33]" office:value-type="float" office:value="0.056071151047945" calcext:value-type="float">
            <text:p>0.056071151</text:p>
          </table:table-cell>
          <table:table-cell table:formula="of:=[Datos_Nao.C33]" office:value-type="float" office:value="0.000973012298345566" calcext:value-type="float">
            <text:p>0.0009730123</text:p>
          </table:table-cell>
          <table:table-cell table:formula="of:=[Datos_Nao.D33]" office:value-type="float" office:value="0.00498914252966643" calcext:value-type="float">
            <text:p>0.0049891425</text:p>
          </table:table-cell>
          <table:table-cell table:formula="of:=[Datos_Nao.E33]" office:value-type="float" office:value="-0.0018358543748036" calcext:value-type="float">
            <text:p>-0.0018358544</text:p>
          </table:table-cell>
          <table:table-cell table:formula="of:=[Datos_Nao.F33]" office:value-type="float" office:value="0.125688031315804" calcext:value-type="float">
            <text:p>0.1256880313</text:p>
          </table:table-cell>
          <table:table-cell/>
          <table:table-cell table:formula="of:=[Datos_MoCap.A33]" office:value-type="float" office:value="-0.047839" calcext:value-type="float">
            <text:p>-0.047839</text:p>
          </table:table-cell>
          <table:table-cell table:formula="of:=[Datos_MoCap.B33]" office:value-type="float" office:value="0.053542" calcext:value-type="float">
            <text:p>0.053542</text:p>
          </table:table-cell>
          <table:table-cell table:formula="of:=[Datos_MoCap.C33]" office:value-type="float" office:value="0.257205" calcext:value-type="float">
            <text:p>0.257205</text:p>
          </table:table-cell>
          <table:table-cell table:formula="of:=[Datos_MoCap.D33]" office:value-type="float" office:value="0.004322" calcext:value-type="float">
            <text:p>0.004322</text:p>
          </table:table-cell>
          <table:table-cell table:formula="of:=[Datos_MoCap.F33]" office:value-type="float" office:value="-0.006861" calcext:value-type="float">
            <text:p>-0.006861</text:p>
          </table:table-cell>
          <table:table-cell table:formula="of:=[Datos_MoCap.E33]" office:value-type="float" office:value="0.041695" calcext:value-type="float">
            <text:p>0.041695</text:p>
          </table:table-cell>
          <table:table-cell/>
          <table:table-cell table:formula="of:=([.H33]^2)*(0.140024724909833)+([.H33])*(-0.00142725065277068)+(-0.0063459406986214)" office:value-type="float" office:value="-0.00595720608101856" calcext:value-type="float">
            <text:p>-0.0059572061</text:p>
          </table:table-cell>
          <table:table-cell table:formula="of:=([.J33]^2)*(-1.68303778049881)+([.J33])*(0.15665109790632)+(0.10475739737447)" office:value-type="float" office:value="0.0337084682267053" calcext:value-type="float">
            <text:p>0.0337084682</text:p>
          </table:table-cell>
          <table:table-cell table:formula="of:=([.I33]^2)*(-1.84809378419694)+([.I33])*(0.969715893777015)+(-0.0558124189204929)" office:value-type="float" office:value="-0.00918990556320527" calcext:value-type="float">
            <text:p>-0.0091899056</text:p>
          </table:table-cell>
          <table:table-cell table:formula="of:=[.H33]*-1" office:value-type="float" office:value="0.047839" calcext:value-type="float">
            <text:p>0.047839</text:p>
          </table:table-cell>
          <table:table-cell table:formula="of:=[.M33]*-1" office:value-type="float" office:value="-0.041695" calcext:value-type="float">
            <text:p>-0.041695</text:p>
          </table:table-cell>
          <table:table-cell table:formula="of:=([.K33]^2)*(48.7382423482978)+([.K33])*(0.0643401308833624)+(0.0316411646540839)" office:value-type="float" office:value="0.0328296576655434" calcext:value-type="float">
            <text:p>0.0328296577</text:p>
          </table:table-cell>
          <table:table-cell table:formula="of:=([.M33]^2)*(2.99573212968935)+([.M33])*(-0.0394274132082148)+(-0.010306073088791)" office:value-type="float" office:value="-0.00674199958491678" calcext:value-type="float">
            <text:p>-0.0067419996</text:p>
          </table:table-cell>
          <table:table-cell table:formula="of:=([.L33]^2)*(-20.9992408223248)+([.L33])*(0.114146130561486)+(0.302895814088881)" office:value-type="float" office:value="0.301124153483113" calcext:value-type="float">
            <text:p>0.3011241535</text:p>
          </table:table-cell>
          <table:table-cell table:number-columns-repeated="1002"/>
        </table:table-row>
        <table:table-row table:style-name="ro1">
          <table:table-cell table:formula="of:=[Datos_Nao.A34]" office:value-type="float" office:value="-0.00920789409428835" calcext:value-type="float">
            <text:p>-0.0092078941</text:p>
          </table:table-cell>
          <table:table-cell table:formula="of:=[Datos_Nao.B34]" office:value-type="float" office:value="0.0563647486269474" calcext:value-type="float">
            <text:p>0.0563647486</text:p>
          </table:table-cell>
          <table:table-cell table:formula="of:=[Datos_Nao.C34]" office:value-type="float" office:value="0.0010196641087532" calcext:value-type="float">
            <text:p>0.0010196641</text:p>
          </table:table-cell>
          <table:table-cell table:formula="of:=[Datos_Nao.D34]" office:value-type="float" office:value="0.00484821479767561" calcext:value-type="float">
            <text:p>0.0048482148</text:p>
          </table:table-cell>
          <table:table-cell table:formula="of:=[Datos_Nao.E34]" office:value-type="float" office:value="-0.0025103148072958" calcext:value-type="float">
            <text:p>-0.0025103148</text:p>
          </table:table-cell>
          <table:table-cell table:formula="of:=[Datos_Nao.F34]" office:value-type="float" office:value="0.125512734055519" calcext:value-type="float">
            <text:p>0.1255127341</text:p>
          </table:table-cell>
          <table:table-cell/>
          <table:table-cell table:formula="of:=[Datos_MoCap.A34]" office:value-type="float" office:value="-0.047836" calcext:value-type="float">
            <text:p>-0.047836</text:p>
          </table:table-cell>
          <table:table-cell table:formula="of:=[Datos_MoCap.B34]" office:value-type="float" office:value="0.053543" calcext:value-type="float">
            <text:p>0.053543</text:p>
          </table:table-cell>
          <table:table-cell table:formula="of:=[Datos_MoCap.C34]" office:value-type="float" office:value="0.257202" calcext:value-type="float">
            <text:p>0.257202</text:p>
          </table:table-cell>
          <table:table-cell table:formula="of:=[Datos_MoCap.D34]" office:value-type="float" office:value="0.004277" calcext:value-type="float">
            <text:p>0.004277</text:p>
          </table:table-cell>
          <table:table-cell table:formula="of:=[Datos_MoCap.F34]" office:value-type="float" office:value="-0.006886" calcext:value-type="float">
            <text:p>-0.006886</text:p>
          </table:table-cell>
          <table:table-cell table:formula="of:=[Datos_MoCap.E34]" office:value-type="float" office:value="0.041698" calcext:value-type="float">
            <text:p>0.041698</text:p>
          </table:table-cell>
          <table:table-cell/>
          <table:table-cell table:formula="of:=([.H34]^2)*(0.140024724909833)+([.H34])*(-0.00142725065277068)+(-0.0063459406986214)" office:value-type="float" office:value="-0.00595725055336719" calcext:value-type="float">
            <text:p>-0.0059572506</text:p>
          </table:table-cell>
          <table:table-cell table:formula="of:=([.J34]^2)*(-1.68303778049881)+([.J34])*(0.15665109790632)+(0.10475739737447)" office:value-type="float" office:value="0.0337105955726582" calcext:value-type="float">
            <text:p>0.0337105956</text:p>
          </table:table-cell>
          <table:table-cell table:formula="of:=([.I34]^2)*(-1.84809378419694)+([.I34])*(0.969715893777015)+(-0.0558124189204929)" office:value-type="float" office:value="-0.00918913375043437" calcext:value-type="float">
            <text:p>-0.0091891338</text:p>
          </table:table-cell>
          <table:table-cell table:formula="of:=[.H34]*-1" office:value-type="float" office:value="0.047836" calcext:value-type="float">
            <text:p>0.047836</text:p>
          </table:table-cell>
          <table:table-cell table:formula="of:=[.M34]*-1" office:value-type="float" office:value="-0.041698" calcext:value-type="float">
            <text:p>-0.041698</text:p>
          </table:table-cell>
          <table:table-cell table:formula="of:=([.K34]^2)*(48.7382423482978)+([.K34])*(0.0643401308833624)+(0.0316411646540839)" office:value-type="float" office:value="0.0328079028530858" calcext:value-type="float">
            <text:p>0.0328079029</text:p>
          </table:table-cell>
          <table:table-cell table:formula="of:=([.M34]^2)*(2.99573212968935)+([.M34])*(-0.0394274132082148)+(-0.010306073088791)" office:value-type="float" office:value="-0.00674136839788793" calcext:value-type="float">
            <text:p>-0.0067413684</text:p>
          </table:table-cell>
          <table:table-cell table:formula="of:=([.L34]^2)*(-20.9992408223248)+([.L34])*(0.114146130561486)+(0.302895814088881)" office:value-type="float" office:value="0.301114082915759" calcext:value-type="float">
            <text:p>0.3011140829</text:p>
          </table:table-cell>
          <table:table-cell table:number-columns-repeated="1002"/>
        </table:table-row>
        <table:table-row table:style-name="ro1">
          <table:table-cell table:formula="of:=[Datos_Nao.A35]" office:value-type="float" office:value="-0.00917613878846169" calcext:value-type="float">
            <text:p>-0.0091761388</text:p>
          </table:table-cell>
          <table:table-cell table:formula="of:=[Datos_Nao.B35]" office:value-type="float" office:value="0.0564832463860512" calcext:value-type="float">
            <text:p>0.0564832464</text:p>
          </table:table-cell>
          <table:table-cell table:formula="of:=[Datos_Nao.C35]" office:value-type="float" office:value="0.00102926790714264" calcext:value-type="float">
            <text:p>0.0010292679</text:p>
          </table:table-cell>
          <table:table-cell table:formula="of:=[Datos_Nao.D35]" office:value-type="float" office:value="0.0047775199636817" calcext:value-type="float">
            <text:p>0.00477752</text:p>
          </table:table-cell>
          <table:table-cell table:formula="of:=[Datos_Nao.E35]" office:value-type="float" office:value="-0.00274303392507136" calcext:value-type="float">
            <text:p>-0.0027430339</text:p>
          </table:table-cell>
          <table:table-cell table:formula="of:=[Datos_Nao.F35]" office:value-type="float" office:value="0.125424593687058" calcext:value-type="float">
            <text:p>0.1254245937</text:p>
          </table:table-cell>
          <table:table-cell/>
          <table:table-cell table:formula="of:=[Datos_MoCap.A35]" office:value-type="float" office:value="-0.047841" calcext:value-type="float">
            <text:p>-0.047841</text:p>
          </table:table-cell>
          <table:table-cell table:formula="of:=[Datos_MoCap.B35]" office:value-type="float" office:value="0.053551" calcext:value-type="float">
            <text:p>0.053551</text:p>
          </table:table-cell>
          <table:table-cell table:formula="of:=[Datos_MoCap.C35]" office:value-type="float" office:value="0.257186" calcext:value-type="float">
            <text:p>0.257186</text:p>
          </table:table-cell>
          <table:table-cell table:formula="of:=[Datos_MoCap.D35]" office:value-type="float" office:value="0.004324" calcext:value-type="float">
            <text:p>0.004324</text:p>
          </table:table-cell>
          <table:table-cell table:formula="of:=[Datos_MoCap.F35]" office:value-type="float" office:value="-0.00688" calcext:value-type="float">
            <text:p>-0.00688</text:p>
          </table:table-cell>
          <table:table-cell table:formula="of:=[Datos_MoCap.E35]" office:value-type="float" office:value="0.041612" calcext:value-type="float">
            <text:p>0.041612</text:p>
          </table:table-cell>
          <table:table-cell/>
          <table:table-cell table:formula="of:=([.H35]^2)*(0.140024724909833)+([.H35])*(-0.00142725065277068)+(-0.0063459406986214)" office:value-type="float" office:value="-0.0059571764313859" calcext:value-type="float">
            <text:p>-0.0059571764</text:p>
          </table:table-cell>
          <table:table-cell table:formula="of:=([.J35]^2)*(-1.68303778049881)+([.J35])*(0.15665109790632)+(0.10475739737447)" office:value-type="float" office:value="0.033721940906097" calcext:value-type="float">
            <text:p>0.0337219409</text:p>
          </table:table-cell>
          <table:table-cell table:formula="of:=([.I35]^2)*(-1.84809378419694)+([.I35])*(0.969715893777015)+(-0.0558124189204929)" office:value-type="float" office:value="-0.00918295938132996" calcext:value-type="float">
            <text:p>-0.0091829594</text:p>
          </table:table-cell>
          <table:table-cell table:formula="of:=[.H35]*-1" office:value-type="float" office:value="0.047841" calcext:value-type="float">
            <text:p>0.047841</text:p>
          </table:table-cell>
          <table:table-cell table:formula="of:=[.M35]*-1" office:value-type="float" office:value="-0.041612" calcext:value-type="float">
            <text:p>-0.041612</text:p>
          </table:table-cell>
          <table:table-cell table:formula="of:=([.K35]^2)*(48.7382423482978)+([.K35])*(0.0643401308833624)+(0.0316411646540839)" office:value-type="float" office:value="0.0328306291274919" calcext:value-type="float">
            <text:p>0.0328306291</text:p>
          </table:table-cell>
          <table:table-cell table:formula="of:=([.M35]^2)*(2.99573212968935)+([.M35])*(-0.0394274132082148)+(-0.010306073088791)" office:value-type="float" office:value="-0.00675944104251233" calcext:value-type="float">
            <text:p>-0.006759441</text:p>
          </table:table-cell>
          <table:table-cell table:formula="of:=([.L35]^2)*(-20.9992408223248)+([.L35])*(0.114146130561486)+(0.302895814088881)" office:value-type="float" office:value="0.301116502245838" calcext:value-type="float">
            <text:p>0.3011165022</text:p>
          </table:table-cell>
          <table:table-cell table:number-columns-repeated="1002"/>
        </table:table-row>
        <table:table-row table:style-name="ro1">
          <table:table-cell table:formula="of:=[Datos_Nao.A36]" office:value-type="float" office:value="-0.00913176685571671" calcext:value-type="float">
            <text:p>-0.0091317669</text:p>
          </table:table-cell>
          <table:table-cell table:formula="of:=[Datos_Nao.B36]" office:value-type="float" office:value="0.0566102489829063" calcext:value-type="float">
            <text:p>0.056610249</text:p>
          </table:table-cell>
          <table:table-cell table:formula="of:=[Datos_Nao.C36]" office:value-type="float" office:value="0.0010356642305851" calcext:value-type="float">
            <text:p>0.0010356642</text:p>
          </table:table-cell>
          <table:table-cell table:formula="of:=[Datos_Nao.D36]" office:value-type="float" office:value="0.00469487998634577" calcext:value-type="float">
            <text:p>0.00469488</text:p>
          </table:table-cell>
          <table:table-cell table:formula="of:=[Datos_Nao.E36]" office:value-type="float" office:value="-0.00297936704009771" calcext:value-type="float">
            <text:p>-0.002979367</text:p>
          </table:table-cell>
          <table:table-cell table:formula="of:=[Datos_Nao.F36]" office:value-type="float" office:value="0.125319913029671" calcext:value-type="float">
            <text:p>0.125319913</text:p>
          </table:table-cell>
          <table:table-cell/>
          <table:table-cell table:formula="of:=[Datos_MoCap.A36]" office:value-type="float" office:value="-0.047845" calcext:value-type="float">
            <text:p>-0.047845</text:p>
          </table:table-cell>
          <table:table-cell table:formula="of:=[Datos_MoCap.B36]" office:value-type="float" office:value="0.05355" calcext:value-type="float">
            <text:p>0.05355</text:p>
          </table:table-cell>
          <table:table-cell table:formula="of:=[Datos_MoCap.C36]" office:value-type="float" office:value="0.257183" calcext:value-type="float">
            <text:p>0.257183</text:p>
          </table:table-cell>
          <table:table-cell table:formula="of:=[Datos_MoCap.D36]" office:value-type="float" office:value="0.004431" calcext:value-type="float">
            <text:p>0.004431</text:p>
          </table:table-cell>
          <table:table-cell table:formula="of:=[Datos_MoCap.F36]" office:value-type="float" office:value="-0.006932" calcext:value-type="float">
            <text:p>-0.006932</text:p>
          </table:table-cell>
          <table:table-cell table:formula="of:=[Datos_MoCap.E36]" office:value-type="float" office:value="0.041568" calcext:value-type="float">
            <text:p>0.041568</text:p>
          </table:table-cell>
          <table:table-cell/>
          <table:table-cell table:formula="of:=([.H36]^2)*(0.140024724909833)+([.H36])*(-0.00142725065277068)+(-0.0063459406986214)" office:value-type="float" office:value="-0.00595711712875997" calcext:value-type="float">
            <text:p>-0.0059571171</text:p>
          </table:table-cell>
          <table:table-cell table:formula="of:=([.J36]^2)*(-1.68303778049881)+([.J36])*(0.15665109790632)+(0.10475739737447)" office:value-type="float" office:value="0.0337240680601837" calcext:value-type="float">
            <text:p>0.0337240681</text:p>
          </table:table-cell>
          <table:table-cell table:formula="of:=([.I36]^2)*(-1.84809378419694)+([.I36])*(0.969715893777015)+(-0.0558124189204929)" office:value-type="float" office:value="-0.00918373116453135" calcext:value-type="float">
            <text:p>-0.0091837312</text:p>
          </table:table-cell>
          <table:table-cell table:formula="of:=[.H36]*-1" office:value-type="float" office:value="0.047845" calcext:value-type="float">
            <text:p>0.047845</text:p>
          </table:table-cell>
          <table:table-cell table:formula="of:=[.M36]*-1" office:value-type="float" office:value="-0.041568" calcext:value-type="float">
            <text:p>-0.041568</text:p>
          </table:table-cell>
          <table:table-cell table:formula="of:=([.K36]^2)*(48.7382423482978)+([.K36])*(0.0643401308833624)+(0.0316411646540839)" office:value-type="float" office:value="0.0328831707758546" calcext:value-type="float">
            <text:p>0.0328831708</text:p>
          </table:table-cell>
          <table:table-cell table:formula="of:=([.M36]^2)*(2.99573212968935)+([.M36])*(-0.0394274132082148)+(-0.010306073088791)" office:value-type="float" office:value="-0.00676867037626726" calcext:value-type="float">
            <text:p>-0.0067686704</text:p>
          </table:table-cell>
          <table:table-cell table:formula="of:=([.L36]^2)*(-20.9992408223248)+([.L36])*(0.114146130561486)+(0.302895814088881)" office:value-type="float" office:value="0.301095484488308" calcext:value-type="float">
            <text:p>0.3010954845</text:p>
          </table:table-cell>
          <table:table-cell table:number-columns-repeated="1002"/>
        </table:table-row>
        <table:table-row table:style-name="ro1">
          <table:table-cell table:formula="of:=[Datos_Nao.A37]" office:value-type="float" office:value="-0.00891986023634672" calcext:value-type="float">
            <text:p>-0.0089198602</text:p>
          </table:table-cell>
          <table:table-cell table:formula="of:=[Datos_Nao.B37]" office:value-type="float" office:value="0.0570313408970833" calcext:value-type="float">
            <text:p>0.0570313409</text:p>
          </table:table-cell>
          <table:table-cell table:formula="of:=[Datos_Nao.C37]" office:value-type="float" office:value="0.00103346258401871" calcext:value-type="float">
            <text:p>0.0010334626</text:p>
          </table:table-cell>
          <table:table-cell table:formula="of:=[Datos_Nao.D37]" office:value-type="float" office:value="0.00437512900680304" calcext:value-type="float">
            <text:p>0.004375129</text:p>
          </table:table-cell>
          <table:table-cell table:formula="of:=[Datos_Nao.E37]" office:value-type="float" office:value="-0.00370943499729037" calcext:value-type="float">
            <text:p>-0.003709435</text:p>
          </table:table-cell>
          <table:table-cell table:formula="of:=[Datos_Nao.F37]" office:value-type="float" office:value="0.124897256493568" calcext:value-type="float">
            <text:p>0.1248972565</text:p>
          </table:table-cell>
          <table:table-cell/>
          <table:table-cell table:formula="of:=[Datos_MoCap.A37]" office:value-type="float" office:value="-0.047854" calcext:value-type="float">
            <text:p>-0.047854</text:p>
          </table:table-cell>
          <table:table-cell table:formula="of:=[Datos_MoCap.B37]" office:value-type="float" office:value="0.053558" calcext:value-type="float">
            <text:p>0.053558</text:p>
          </table:table-cell>
          <table:table-cell table:formula="of:=[Datos_MoCap.C37]" office:value-type="float" office:value="0.257168" calcext:value-type="float">
            <text:p>0.257168</text:p>
          </table:table-cell>
          <table:table-cell table:formula="of:=[Datos_MoCap.D37]" office:value-type="float" office:value="0.004456" calcext:value-type="float">
            <text:p>0.004456</text:p>
          </table:table-cell>
          <table:table-cell table:formula="of:=[Datos_MoCap.F37]" office:value-type="float" office:value="-0.006921" calcext:value-type="float">
            <text:p>-0.006921</text:p>
          </table:table-cell>
          <table:table-cell table:formula="of:=[Datos_MoCap.E37]" office:value-type="float" office:value="0.04155" calcext:value-type="float">
            <text:p>0.04155</text:p>
          </table:table-cell>
          <table:table-cell/>
          <table:table-cell table:formula="of:=([.H37]^2)*(0.140024724909833)+([.H37])*(-0.00142725065277068)+(-0.0063459406986214)" office:value-type="float" office:value="-0.00595698368146876" calcext:value-type="float">
            <text:p>-0.0059569837</text:p>
          </table:table-cell>
          <table:table-cell table:formula="of:=([.J37]^2)*(-1.68303778049881)+([.J37])*(0.15665109790632)+(0.10475739737447)" office:value-type="float" office:value="0.0337347033761966" calcext:value-type="float">
            <text:p>0.0337347034</text:p>
          </table:table-cell>
          <table:table-cell table:formula="of:=([.I37]^2)*(-1.84809378419694)+([.I37])*(0.969715893777015)+(-0.0558124189204929)" office:value-type="float" office:value="-0.00917755700241344" calcext:value-type="float">
            <text:p>-0.009177557</text:p>
          </table:table-cell>
          <table:table-cell table:formula="of:=[.H37]*-1" office:value-type="float" office:value="0.047854" calcext:value-type="float">
            <text:p>0.047854</text:p>
          </table:table-cell>
          <table:table-cell table:formula="of:=[.M37]*-1" office:value-type="float" office:value="-0.04155" calcext:value-type="float">
            <text:p>-0.04155</text:p>
          </table:table-cell>
          <table:table-cell table:formula="of:=([.K37]^2)*(48.7382423482978)+([.K37])*(0.0643401308833624)+(0.0316411646540839)" office:value-type="float" office:value="0.0328956076981204" calcext:value-type="float">
            <text:p>0.0328956077</text:p>
          </table:table-cell>
          <table:table-cell table:formula="of:=([.M37]^2)*(2.99573212968935)+([.M37])*(-0.0394274132082148)+(-0.010306073088791)" office:value-type="float" office:value="-0.00677244266956631" calcext:value-type="float">
            <text:p>-0.0067724427</text:p>
          </table:table-cell>
          <table:table-cell table:formula="of:=([.L37]^2)*(-20.9992408223248)+([.L37])*(0.114146130561486)+(0.302895814088881)" office:value-type="float" office:value="0.301099940023059" calcext:value-type="float">
            <text:p>0.30109994</text:p>
          </table:table-cell>
          <table:table-cell table:number-columns-repeated="1002"/>
        </table:table-row>
        <table:table-row table:style-name="ro1">
          <table:table-cell table:formula="of:=[Datos_Nao.A38]" office:value-type="float" office:value="-0.00882206112146378" calcext:value-type="float">
            <text:p>-0.0088220611</text:p>
          </table:table-cell>
          <table:table-cell table:formula="of:=[Datos_Nao.B38]" office:value-type="float" office:value="0.0571815222501755" calcext:value-type="float">
            <text:p>0.0571815223</text:p>
          </table:table-cell>
          <table:table-cell table:formula="of:=[Datos_Nao.C38]" office:value-type="float" office:value="0.00102520361542702" calcext:value-type="float">
            <text:p>0.0010252036</text:p>
          </table:table-cell>
          <table:table-cell table:formula="of:=[Datos_Nao.D38]" office:value-type="float" office:value="0.00424456875771284" calcext:value-type="float">
            <text:p>0.0042445688</text:p>
          </table:table-cell>
          <table:table-cell table:formula="of:=[Datos_Nao.E38]" office:value-type="float" office:value="-0.00395953701809049" calcext:value-type="float">
            <text:p>-0.003959537</text:p>
          </table:table-cell>
          <table:table-cell table:formula="of:=[Datos_Nao.F38]" office:value-type="float" office:value="0.124718375504017" calcext:value-type="float">
            <text:p>0.1247183755</text:p>
          </table:table-cell>
          <table:table-cell/>
          <table:table-cell table:formula="of:=[Datos_MoCap.A38]" office:value-type="float" office:value="-0.047863" calcext:value-type="float">
            <text:p>-0.047863</text:p>
          </table:table-cell>
          <table:table-cell table:formula="of:=[Datos_MoCap.B38]" office:value-type="float" office:value="0.053537" calcext:value-type="float">
            <text:p>0.053537</text:p>
          </table:table-cell>
          <table:table-cell table:formula="of:=[Datos_MoCap.C38]" office:value-type="float" office:value="0.257155" calcext:value-type="float">
            <text:p>0.257155</text:p>
          </table:table-cell>
          <table:table-cell table:formula="of:=[Datos_MoCap.D38]" office:value-type="float" office:value="0.004683" calcext:value-type="float">
            <text:p>0.004683</text:p>
          </table:table-cell>
          <table:table-cell table:formula="of:=[Datos_MoCap.F38]" office:value-type="float" office:value="-0.006893" calcext:value-type="float">
            <text:p>-0.006893</text:p>
          </table:table-cell>
          <table:table-cell table:formula="of:=[Datos_MoCap.E38]" office:value-type="float" office:value="0.041489" calcext:value-type="float">
            <text:p>0.041489</text:p>
          </table:table-cell>
          <table:table-cell/>
          <table:table-cell table:formula="of:=([.H38]^2)*(0.140024724909833)+([.H38])*(-0.00142725065277068)+(-0.0063459406986214)" office:value-type="float" office:value="-0.00595685021149353" calcext:value-type="float">
            <text:p>-0.0059568502</text:p>
          </table:table-cell>
          <table:table-cell table:formula="of:=([.J38]^2)*(-1.68303778049881)+([.J38])*(0.15665109790632)+(0.10475739737447)" office:value-type="float" office:value="0.0337439200374488" calcext:value-type="float">
            <text:p>0.03374392</text:p>
          </table:table-cell>
          <table:table-cell table:formula="of:=([.I38]^2)*(-1.84809378419694)+([.I38])*(0.969715893777015)+(-0.0558124189204929)" office:value-type="float" office:value="-0.00919376468250257" calcext:value-type="float">
            <text:p>-0.0091937647</text:p>
          </table:table-cell>
          <table:table-cell table:formula="of:=[.H38]*-1" office:value-type="float" office:value="0.047863" calcext:value-type="float">
            <text:p>0.047863</text:p>
          </table:table-cell>
          <table:table-cell table:formula="of:=[.M38]*-1" office:value-type="float" office:value="-0.041489" calcext:value-type="float">
            <text:p>-0.041489</text:p>
          </table:table-cell>
          <table:table-cell table:formula="of:=([.K38]^2)*(48.7382423482978)+([.K38])*(0.0643401308833624)+(0.0316411646540839)" office:value-type="float" office:value="0.0330113229747094" calcext:value-type="float">
            <text:p>0.033011323</text:p>
          </table:table-cell>
          <table:table-cell table:formula="of:=([.M38]^2)*(2.99573212968935)+([.M38])*(-0.0394274132082148)+(-0.010306073088791)" office:value-type="float" office:value="-0.00678521211597996" calcext:value-type="float">
            <text:p>-0.0067852121</text:p>
          </table:table-cell>
          <table:table-cell table:formula="of:=([.L38]^2)*(-20.9992408223248)+([.L38])*(0.114146130561486)+(0.302895814088881)" office:value-type="float" office:value="0.30111125845307" calcext:value-type="float">
            <text:p>0.3011112585</text:p>
          </table:table-cell>
          <table:table-cell table:number-columns-repeated="1002"/>
        </table:table-row>
        <table:table-row table:style-name="ro1">
          <table:table-cell table:formula="of:=[Datos_Nao.A39]" office:value-type="float" office:value="-0.00876792520284653" calcext:value-type="float">
            <text:p>-0.0087679252</text:p>
          </table:table-cell>
          <table:table-cell table:formula="of:=[Datos_Nao.B39]" office:value-type="float" office:value="0.0572578758001328" calcext:value-type="float">
            <text:p>0.0572578758</text:p>
          </table:table-cell>
          <table:table-cell table:formula="of:=[Datos_Nao.C39]" office:value-type="float" office:value="0.00101957842707634" calcext:value-type="float">
            <text:p>0.0010195784</text:p>
          </table:table-cell>
          <table:table-cell table:formula="of:=[Datos_Nao.D39]" office:value-type="float" office:value="0.00417493050917983" calcext:value-type="float">
            <text:p>0.0041749305</text:p>
          </table:table-cell>
          <table:table-cell table:formula="of:=[Datos_Nao.E39]" office:value-type="float" office:value="-0.00408589001744986" calcext:value-type="float">
            <text:p>-0.00408589</text:p>
          </table:table-cell>
          <table:table-cell table:formula="of:=[Datos_Nao.F39]" office:value-type="float" office:value="0.124621480703354" calcext:value-type="float">
            <text:p>0.1246214807</text:p>
          </table:table-cell>
          <table:table-cell/>
          <table:table-cell table:formula="of:=[Datos_MoCap.A39]" office:value-type="float" office:value="-0.047863" calcext:value-type="float">
            <text:p>-0.047863</text:p>
          </table:table-cell>
          <table:table-cell table:formula="of:=[Datos_MoCap.B39]" office:value-type="float" office:value="0.053571" calcext:value-type="float">
            <text:p>0.053571</text:p>
          </table:table-cell>
          <table:table-cell table:formula="of:=[Datos_MoCap.C39]" office:value-type="float" office:value="0.257142" calcext:value-type="float">
            <text:p>0.257142</text:p>
          </table:table-cell>
          <table:table-cell table:formula="of:=[Datos_MoCap.D39]" office:value-type="float" office:value="0.004517" calcext:value-type="float">
            <text:p>0.004517</text:p>
          </table:table-cell>
          <table:table-cell table:formula="of:=[Datos_MoCap.F39]" office:value-type="float" office:value="-0.006988" calcext:value-type="float">
            <text:p>-0.006988</text:p>
          </table:table-cell>
          <table:table-cell table:formula="of:=[Datos_MoCap.E39]" office:value-type="float" office:value="0.041437" calcext:value-type="float">
            <text:p>0.041437</text:p>
          </table:table-cell>
          <table:table-cell/>
          <table:table-cell table:formula="of:=([.H39]^2)*(0.140024724909833)+([.H39])*(-0.00142725065277068)+(-0.0063459406986214)" office:value-type="float" office:value="-0.00595685021149353" calcext:value-type="float">
            <text:p>-0.0059568502</text:p>
          </table:table-cell>
          <table:table-cell table:formula="of:=([.J39]^2)*(-1.68303778049881)+([.J39])*(0.15665109790632)+(0.10475739737447)" office:value-type="float" office:value="0.0337531361298342" calcext:value-type="float">
            <text:p>0.0337531361</text:p>
          </table:table-cell>
          <table:table-cell table:formula="of:=([.I39]^2)*(-1.84809378419694)+([.I39])*(0.969715893777015)+(-0.0558124189204929)" office:value-type="float" office:value="-0.00916752449350142" calcext:value-type="float">
            <text:p>-0.0091675245</text:p>
          </table:table-cell>
          <table:table-cell table:formula="of:=[.H39]*-1" office:value-type="float" office:value="0.047863" calcext:value-type="float">
            <text:p>0.047863</text:p>
          </table:table-cell>
          <table:table-cell table:formula="of:=[.M39]*-1" office:value-type="float" office:value="-0.041437" calcext:value-type="float">
            <text:p>-0.041437</text:p>
          </table:table-cell>
          <table:table-cell table:formula="of:=([.K39]^2)*(48.7382423482978)+([.K39])*(0.0643401308833624)+(0.0316411646540839)" office:value-type="float" office:value="0.0329262094692684" calcext:value-type="float">
            <text:p>0.0329262095</text:p>
          </table:table-cell>
          <table:table-cell table:formula="of:=([.M39]^2)*(2.99573212968935)+([.M39])*(-0.0394274132082148)+(-0.010306073088791)" office:value-type="float" office:value="-0.00679607994278764" calcext:value-type="float">
            <text:p>-0.0067960799</text:p>
          </table:table-cell>
          <table:table-cell table:formula="of:=([.L39]^2)*(-20.9992408223248)+([.L39])*(0.114146130561486)+(0.302895814088881)" office:value-type="float" office:value="0.301072722976791" calcext:value-type="float">
            <text:p>0.301072723</text:p>
          </table:table-cell>
          <table:table-cell table:number-columns-repeated="1002"/>
        </table:table-row>
        <table:table-row table:style-name="ro1">
          <table:table-cell table:formula="of:=[Datos_Nao.A40]" office:value-type="float" office:value="-0.00871025491505861" calcext:value-type="float">
            <text:p>-0.0087102549</text:p>
          </table:table-cell>
          <table:table-cell table:formula="of:=[Datos_Nao.B40]" office:value-type="float" office:value="0.0573348701000214" calcext:value-type="float">
            <text:p>0.0573348701</text:p>
          </table:table-cell>
          <table:table-cell table:formula="of:=[Datos_Nao.C40]" office:value-type="float" office:value="0.00101293995976448" calcext:value-type="float">
            <text:p>0.00101294</text:p>
          </table:table-cell>
          <table:table-cell table:formula="of:=[Datos_Nao.D40]" office:value-type="float" office:value="0.00410206988453865" calcext:value-type="float">
            <text:p>0.0041020699</text:p>
          </table:table-cell>
          <table:table-cell table:formula="of:=[Datos_Nao.E40]" office:value-type="float" office:value="-0.00421303231269121" calcext:value-type="float">
            <text:p>-0.0042130323</text:p>
          </table:table-cell>
          <table:table-cell table:formula="of:=[Datos_Nao.F40]" office:value-type="float" office:value="0.124519646167755" calcext:value-type="float">
            <text:p>0.1245196462</text:p>
          </table:table-cell>
          <table:table-cell/>
          <table:table-cell table:formula="of:=[Datos_MoCap.A40]" office:value-type="float" office:value="-0.047869" calcext:value-type="float">
            <text:p>-0.047869</text:p>
          </table:table-cell>
          <table:table-cell table:formula="of:=[Datos_MoCap.B40]" office:value-type="float" office:value="0.053568" calcext:value-type="float">
            <text:p>0.053568</text:p>
          </table:table-cell>
          <table:table-cell table:formula="of:=[Datos_MoCap.C40]" office:value-type="float" office:value="0.257134" calcext:value-type="float">
            <text:p>0.257134</text:p>
          </table:table-cell>
          <table:table-cell table:formula="of:=[Datos_MoCap.D40]" office:value-type="float" office:value="0.004475" calcext:value-type="float">
            <text:p>0.004475</text:p>
          </table:table-cell>
          <table:table-cell table:formula="of:=[Datos_MoCap.F40]" office:value-type="float" office:value="-0.007043" calcext:value-type="float">
            <text:p>-0.007043</text:p>
          </table:table-cell>
          <table:table-cell table:formula="of:=[Datos_MoCap.E40]" office:value-type="float" office:value="0.041436" calcext:value-type="float">
            <text:p>0.041436</text:p>
          </table:table-cell>
          <table:table-cell/>
          <table:table-cell table:formula="of:=([.H40]^2)*(0.140024724909833)+([.H40])*(-0.00142725065277068)+(-0.0063459406986214)" office:value-type="float" office:value="-0.00595676121890783" calcext:value-type="float">
            <text:p>-0.0059567612</text:p>
          </table:table-cell>
          <table:table-cell table:formula="of:=([.J40]^2)*(-1.68303778049881)+([.J40])*(0.15665109790632)+(0.10475739737447)" office:value-type="float" office:value="0.0337588072885518" calcext:value-type="float">
            <text:p>0.0337588073</text:p>
          </table:table-cell>
          <table:table-cell table:formula="of:=([.I40]^2)*(-1.84809378419694)+([.I40])*(0.969715893777015)+(-0.0558124189204929)" office:value-type="float" office:value="-0.00916983963242293" calcext:value-type="float">
            <text:p>-0.0091698396</text:p>
          </table:table-cell>
          <table:table-cell table:formula="of:=[.H40]*-1" office:value-type="float" office:value="0.047869" calcext:value-type="float">
            <text:p>0.047869</text:p>
          </table:table-cell>
          <table:table-cell table:formula="of:=[.M40]*-1" office:value-type="float" office:value="-0.041436" calcext:value-type="float">
            <text:p>-0.041436</text:p>
          </table:table-cell>
          <table:table-cell table:formula="of:=([.K40]^2)*(48.7382423482978)+([.K40])*(0.0643401308833624)+(0.0316411646540839)" office:value-type="float" office:value="0.0329051005042131" calcext:value-type="float">
            <text:p>0.0329051005</text:p>
          </table:table-cell>
          <table:table-cell table:formula="of:=([.M40]^2)*(2.99573212968935)+([.M40])*(-0.0394274132082148)+(-0.010306073088791)" office:value-type="float" office:value="-0.00679628878068321" calcext:value-type="float">
            <text:p>-0.0067962888</text:p>
          </table:table-cell>
          <table:table-cell table:formula="of:=([.L40]^2)*(-20.9992408223248)+([.L40])*(0.114146130561486)+(0.302895814088881)" office:value-type="float" office:value="0.301050239720471" calcext:value-type="float">
            <text:p>0.3010502397</text:p>
          </table:table-cell>
          <table:table-cell table:number-columns-repeated="1002"/>
        </table:table-row>
        <table:table-row table:style-name="ro1">
          <table:table-cell table:formula="of:=[Datos_Nao.A41]" office:value-type="float" office:value="-0.00858411006629467" calcext:value-type="float">
            <text:p>-0.0085841101</text:p>
          </table:table-cell>
          <table:table-cell table:formula="of:=[Datos_Nao.B41]" office:value-type="float" office:value="0.057490348815918" calcext:value-type="float">
            <text:p>0.0574903488</text:p>
          </table:table-cell>
          <table:table-cell table:formula="of:=[Datos_Nao.C41]" office:value-type="float" office:value="0.000996571034193039" calcext:value-type="float">
            <text:p>0.000996571</text:p>
          </table:table-cell>
          <table:table-cell table:formula="of:=[Datos_Nao.D41]" office:value-type="float" office:value="0.0039475210942328" calcext:value-type="float">
            <text:p>0.0039475211</text:p>
          </table:table-cell>
          <table:table-cell table:formula="of:=[Datos_Nao.E41]" office:value-type="float" office:value="-0.00446995161473751" calcext:value-type="float">
            <text:p>-0.0044699516</text:p>
          </table:table-cell>
          <table:table-cell table:formula="of:=[Datos_Nao.F41]" office:value-type="float" office:value="0.124301292002201" calcext:value-type="float">
            <text:p>0.124301292</text:p>
          </table:table-cell>
          <table:table-cell/>
          <table:table-cell table:formula="of:=[Datos_MoCap.A41]" office:value-type="float" office:value="-0.047891" calcext:value-type="float">
            <text:p>-0.047891</text:p>
          </table:table-cell>
          <table:table-cell table:formula="of:=[Datos_MoCap.B41]" office:value-type="float" office:value="0.053551" calcext:value-type="float">
            <text:p>0.053551</text:p>
          </table:table-cell>
          <table:table-cell table:formula="of:=[Datos_MoCap.C41]" office:value-type="float" office:value="0.257122" calcext:value-type="float">
            <text:p>0.257122</text:p>
          </table:table-cell>
          <table:table-cell table:formula="of:=[Datos_MoCap.D41]" office:value-type="float" office:value="0.004834" calcext:value-type="float">
            <text:p>0.004834</text:p>
          </table:table-cell>
          <table:table-cell table:formula="of:=[Datos_MoCap.F41]" office:value-type="float" office:value="-0.006997" calcext:value-type="float">
            <text:p>-0.006997</text:p>
          </table:table-cell>
          <table:table-cell table:formula="of:=[Datos_MoCap.E41]" office:value-type="float" office:value="0.041351" calcext:value-type="float">
            <text:p>0.041351</text:p>
          </table:table-cell>
          <table:table-cell/>
          <table:table-cell table:formula="of:=([.H41]^2)*(0.140024724909833)+([.H41])*(-0.00142725065277068)+(-0.0063459406986214)" office:value-type="float" office:value="-0.005956434826505" calcext:value-type="float">
            <text:p>-0.0059564348</text:p>
          </table:table-cell>
          <table:table-cell table:formula="of:=([.J41]^2)*(-1.68303778049881)+([.J41])*(0.15665109790632)+(0.10475739737447)" office:value-type="float" office:value="0.0337673136226991" calcext:value-type="float">
            <text:p>0.0337673136</text:p>
          </table:table-cell>
          <table:table-cell table:formula="of:=([.I41]^2)*(-1.84809378419694)+([.I41])*(0.969715893777015)+(-0.0558124189204929)" office:value-type="float" office:value="-0.00918295938132996" calcext:value-type="float">
            <text:p>-0.0091829594</text:p>
          </table:table-cell>
          <table:table-cell table:formula="of:=[.H41]*-1" office:value-type="float" office:value="0.047891" calcext:value-type="float">
            <text:p>0.047891</text:p>
          </table:table-cell>
          <table:table-cell table:formula="of:=[.M41]*-1" office:value-type="float" office:value="-0.041351" calcext:value-type="float">
            <text:p>-0.041351</text:p>
          </table:table-cell>
          <table:table-cell table:formula="of:=([.K41]^2)*(48.7382423482978)+([.K41])*(0.0643401308833624)+(0.0316411646540839)" office:value-type="float" office:value="0.0330910784541895" calcext:value-type="float">
            <text:p>0.0330910785</text:p>
          </table:table-cell>
          <table:table-cell table:formula="of:=([.M41]^2)*(2.99573212968935)+([.M41])*(-0.0394274132082148)+(-0.010306073088791)" office:value-type="float" office:value="-0.00681401810300527" calcext:value-type="float">
            <text:p>-0.0068140181</text:p>
          </table:table-cell>
          <table:table-cell table:formula="of:=([.L41]^2)*(-20.9992408223248)+([.L41])*(0.114146130561486)+(0.302895814088881)" office:value-type="float" office:value="0.30106905259217" calcext:value-type="float">
            <text:p>0.3010690526</text:p>
          </table:table-cell>
          <table:table-cell table:number-columns-repeated="1002"/>
        </table:table-row>
        <table:table-row table:style-name="ro1">
          <table:table-cell table:formula="of:=[Datos_Nao.A42]" office:value-type="float" office:value="-0.00851559545844793" calcext:value-type="float">
            <text:p>-0.0085155955</text:p>
          </table:table-cell>
          <table:table-cell table:formula="of:=[Datos_Nao.B42]" office:value-type="float" office:value="0.0575685426592827" calcext:value-type="float">
            <text:p>0.0575685427</text:p>
          </table:table-cell>
          <table:table-cell table:formula="of:=[Datos_Nao.C42]" office:value-type="float" office:value="0.00098678469657898" calcext:value-type="float">
            <text:p>0.0009867847</text:p>
          </table:table-cell>
          <table:table-cell table:formula="of:=[Datos_Nao.D42]" office:value-type="float" office:value="0.00386560871265829" calcext:value-type="float">
            <text:p>0.0038656087</text:p>
          </table:table-cell>
          <table:table-cell table:formula="of:=[Datos_Nao.E42]" office:value-type="float" office:value="-0.00459974445402622" calcext:value-type="float">
            <text:p>-0.0045997445</text:p>
          </table:table-cell>
          <table:table-cell table:formula="of:=[Datos_Nao.F42]" office:value-type="float" office:value="0.124184809625149" calcext:value-type="float">
            <text:p>0.1241848096</text:p>
          </table:table-cell>
          <table:table-cell/>
          <table:table-cell table:formula="of:=[Datos_MoCap.A42]" office:value-type="float" office:value="-0.0479" calcext:value-type="float">
            <text:p>-0.0479</text:p>
          </table:table-cell>
          <table:table-cell table:formula="of:=[Datos_MoCap.B42]" office:value-type="float" office:value="0.053552" calcext:value-type="float">
            <text:p>0.053552</text:p>
          </table:table-cell>
          <table:table-cell table:formula="of:=[Datos_MoCap.C42]" office:value-type="float" office:value="0.25711" calcext:value-type="float">
            <text:p>0.25711</text:p>
          </table:table-cell>
          <table:table-cell table:formula="of:=[Datos_MoCap.D42]" office:value-type="float" office:value="0.004873" calcext:value-type="float">
            <text:p>0.004873</text:p>
          </table:table-cell>
          <table:table-cell table:formula="of:=[Datos_MoCap.F42]" office:value-type="float" office:value="-0.007031" calcext:value-type="float">
            <text:p>-0.007031</text:p>
          </table:table-cell>
          <table:table-cell table:formula="of:=[Datos_MoCap.E42]" office:value-type="float" office:value="0.041282" calcext:value-type="float">
            <text:p>0.041282</text:p>
          </table:table-cell>
          <table:table-cell/>
          <table:table-cell table:formula="of:=([.H42]^2)*(0.140024724909833)+([.H42])*(-0.00142725065277068)+(-0.0063459406986214)" office:value-type="float" office:value="-0.00595630126327331" calcext:value-type="float">
            <text:p>-0.0059563013</text:p>
          </table:table-cell>
          <table:table-cell table:formula="of:=([.J42]^2)*(-1.68303778049881)+([.J42])*(0.15665109790632)+(0.10475739737447)" office:value-type="float" office:value="0.0337758194721315" calcext:value-type="float">
            <text:p>0.0337758195</text:p>
          </table:table-cell>
          <table:table-cell table:formula="of:=([.I42]^2)*(-1.84809378419694)+([.I42])*(0.969715893777015)+(-0.0558124189204929)" office:value-type="float" office:value="-0.00918218760182475" calcext:value-type="float">
            <text:p>-0.0091821876</text:p>
          </table:table-cell>
          <table:table-cell table:formula="of:=[.H42]*-1" office:value-type="float" office:value="0.0479" calcext:value-type="float">
            <text:p>0.0479</text:p>
          </table:table-cell>
          <table:table-cell table:formula="of:=[.M42]*-1" office:value-type="float" office:value="-0.041282" calcext:value-type="float">
            <text:p>-0.041282</text:p>
          </table:table-cell>
          <table:table-cell table:formula="of:=([.K42]^2)*(48.7382423482978)+([.K42])*(0.0643401308833624)+(0.0316411646540839)" office:value-type="float" office:value="0.0331120387019145" calcext:value-type="float">
            <text:p>0.0331120387</text:p>
          </table:table-cell>
          <table:table-cell table:formula="of:=([.M42]^2)*(2.99573212968935)+([.M42])*(-0.0394274132082148)+(-0.010306073088791)" office:value-type="float" office:value="-0.00682837830847591" calcext:value-type="float">
            <text:p>-0.0068283783</text:p>
          </table:table-cell>
          <table:table-cell table:formula="of:=([.L42]^2)*(-20.9992408223248)+([.L42])*(0.114146130561486)+(0.302895814088881)" office:value-type="float" office:value="0.301055155993822" calcext:value-type="float">
            <text:p>0.301055156</text:p>
          </table:table-cell>
          <table:table-cell table:number-columns-repeated="1002"/>
        </table:table-row>
        <table:table-row table:style-name="ro1">
          <table:table-cell table:formula="of:=[Datos_Nao.A43]" office:value-type="float" office:value="-0.0084433862939477" calcext:value-type="float">
            <text:p>-0.0084433863</text:p>
          </table:table-cell>
          <table:table-cell table:formula="of:=[Datos_Nao.B43]" office:value-type="float" office:value="0.0576468929648399" calcext:value-type="float">
            <text:p>0.057646893</text:p>
          </table:table-cell>
          <table:table-cell table:formula="of:=[Datos_Nao.C43]" office:value-type="float" office:value="0.000976014882326126" calcext:value-type="float">
            <text:p>0.0009760149</text:p>
          </table:table-cell>
          <table:table-cell table:formula="of:=[Datos_Nao.D43]" office:value-type="float" office:value="0.00378076685592532" calcext:value-type="float">
            <text:p>0.0037807669</text:p>
          </table:table-cell>
          <table:table-cell table:formula="of:=[Datos_Nao.E43]" office:value-type="float" office:value="-0.00473042670637369" calcext:value-type="float">
            <text:p>-0.0047304267</text:p>
          </table:table-cell>
          <table:table-cell table:formula="of:=[Datos_Nao.F43]" office:value-type="float" office:value="0.124063283205032" calcext:value-type="float">
            <text:p>0.1240632832</text:p>
          </table:table-cell>
          <table:table-cell/>
          <table:table-cell table:formula="of:=[Datos_MoCap.A43]" office:value-type="float" office:value="-0.047897" calcext:value-type="float">
            <text:p>-0.047897</text:p>
          </table:table-cell>
          <table:table-cell table:formula="of:=[Datos_MoCap.B43]" office:value-type="float" office:value="0.053596" calcext:value-type="float">
            <text:p>0.053596</text:p>
          </table:table-cell>
          <table:table-cell table:formula="of:=[Datos_MoCap.C43]" office:value-type="float" office:value="0.257101" calcext:value-type="float">
            <text:p>0.257101</text:p>
          </table:table-cell>
          <table:table-cell table:formula="of:=[Datos_MoCap.D43]" office:value-type="float" office:value="0.004624" calcext:value-type="float">
            <text:p>0.004624</text:p>
          </table:table-cell>
          <table:table-cell table:formula="of:=[Datos_MoCap.F43]" office:value-type="float" office:value="-0.007188" calcext:value-type="float">
            <text:p>-0.007188</text:p>
          </table:table-cell>
          <table:table-cell table:formula="of:=[Datos_MoCap.E43]" office:value-type="float" office:value="0.041268" calcext:value-type="float">
            <text:p>0.041268</text:p>
          </table:table-cell>
          <table:table-cell/>
          <table:table-cell table:formula="of:=([.H43]^2)*(0.140024724909833)+([.H43])*(-0.00142725065277068)+(-0.0063459406986214)" office:value-type="float" office:value="-0.00595634578687099" calcext:value-type="float">
            <text:p>-0.0059563458</text:p>
          </table:table-cell>
          <table:table-cell table:formula="of:=([.J43]^2)*(-1.68303778049881)+([.J43])*(0.15665109790632)+(0.10475739737447)" office:value-type="float" office:value="0.0337821985411117" calcext:value-type="float">
            <text:p>0.0337821985</text:p>
          </table:table-cell>
          <table:table-cell table:formula="of:=([.I43]^2)*(-1.84809378419694)+([.I43])*(0.969715893777015)+(-0.0558124189204929)" office:value-type="float" office:value="-0.00914823296282128" calcext:value-type="float">
            <text:p>-0.009148233</text:p>
          </table:table-cell>
          <table:table-cell table:formula="of:=[.H43]*-1" office:value-type="float" office:value="0.047897" calcext:value-type="float">
            <text:p>0.047897</text:p>
          </table:table-cell>
          <table:table-cell table:formula="of:=[.M43]*-1" office:value-type="float" office:value="-0.041268" calcext:value-type="float">
            <text:p>-0.041268</text:p>
          </table:table-cell>
          <table:table-cell table:formula="of:=([.K43]^2)*(48.7382423482978)+([.K43])*(0.0643401308833624)+(0.0316411646540839)" office:value-type="float" office:value="0.0329807641045166" calcext:value-type="float">
            <text:p>0.0329807641</text:p>
          </table:table-cell>
          <table:table-cell table:formula="of:=([.M43]^2)*(2.99573212968935)+([.M43])*(-0.0394274132082148)+(-0.010306073088791)" office:value-type="float" office:value="-0.00683128849231328" calcext:value-type="float">
            <text:p>-0.0068312885</text:p>
          </table:table-cell>
          <table:table-cell table:formula="of:=([.L43]^2)*(-20.9992408223248)+([.L43])*(0.114146130561486)+(0.302895814088881)" office:value-type="float" office:value="0.300990356703099" calcext:value-type="float">
            <text:p>0.3009903567</text:p>
          </table:table-cell>
          <table:table-cell table:number-columns-repeated="1002"/>
        </table:table-row>
        <table:table-row table:style-name="ro1">
          <table:table-cell table:formula="of:=[Datos_Nao.A44]" office:value-type="float" office:value="-0.00820429902523756" calcext:value-type="float">
            <text:p>-0.008204299</text:p>
          </table:table-cell>
          <table:table-cell table:formula="of:=[Datos_Nao.B44]" office:value-type="float" office:value="0.0578815154731274" calcext:value-type="float">
            <text:p>0.0578815155</text:p>
          </table:table-cell>
          <table:table-cell table:formula="of:=[Datos_Nao.C44]" office:value-type="float" office:value="0.000937137752771378" calcext:value-type="float">
            <text:p>0.0009371378</text:p>
          </table:table-cell>
          <table:table-cell table:formula="of:=[Datos_Nao.D44]" office:value-type="float" office:value="0.00350781972520053" calcext:value-type="float">
            <text:p>0.0035078197</text:p>
          </table:table-cell>
          <table:table-cell table:formula="of:=[Datos_Nao.E44]" office:value-type="float" office:value="-0.00512812379747629" calcext:value-type="float">
            <text:p>-0.0051281238</text:p>
          </table:table-cell>
          <table:table-cell table:formula="of:=[Datos_Nao.F44]" office:value-type="float" office:value="0.123670406639576" calcext:value-type="float">
            <text:p>0.1236704066</text:p>
          </table:table-cell>
          <table:table-cell/>
          <table:table-cell table:formula="of:=[Datos_MoCap.A44]" office:value-type="float" office:value="-0.047923" calcext:value-type="float">
            <text:p>-0.047923</text:p>
          </table:table-cell>
          <table:table-cell table:formula="of:=[Datos_MoCap.B44]" office:value-type="float" office:value="0.053575" calcext:value-type="float">
            <text:p>0.053575</text:p>
          </table:table-cell>
          <table:table-cell table:formula="of:=[Datos_MoCap.C44]" office:value-type="float" office:value="0.25709" calcext:value-type="float">
            <text:p>0.25709</text:p>
          </table:table-cell>
          <table:table-cell table:formula="of:=[Datos_MoCap.D44]" office:value-type="float" office:value="0.004837" calcext:value-type="float">
            <text:p>0.004837</text:p>
          </table:table-cell>
          <table:table-cell table:formula="of:=[Datos_MoCap.F44]" office:value-type="float" office:value="-0.007186" calcext:value-type="float">
            <text:p>-0.007186</text:p>
          </table:table-cell>
          <table:table-cell table:formula="of:=[Datos_MoCap.E44]" office:value-type="float" office:value="0.04122" calcext:value-type="float">
            <text:p>0.04122</text:p>
          </table:table-cell>
          <table:table-cell/>
          <table:table-cell table:formula="of:=([.H44]^2)*(0.140024724909833)+([.H44])*(-0.00142725065277068)+(-0.0063459406986214)" office:value-type="float" office:value="-0.00595595983195635" calcext:value-type="float">
            <text:p>-0.0059559598</text:p>
          </table:table-cell>
          <table:table-cell table:formula="of:=([.J44]^2)*(-1.68303778049881)+([.J44])*(0.15665109790632)+(0.10475739737447)" office:value-type="float" office:value="0.033789994810708" calcext:value-type="float">
            <text:p>0.0337899948</text:p>
          </table:table-cell>
          <table:table-cell table:formula="of:=([.I44]^2)*(-1.84809378419694)+([.I44])*(0.969715893777015)+(-0.0558124189204929)" office:value-type="float" office:value="-0.00916443769335273" calcext:value-type="float">
            <text:p>-0.0091644377</text:p>
          </table:table-cell>
          <table:table-cell table:formula="of:=[.H44]*-1" office:value-type="float" office:value="0.047923" calcext:value-type="float">
            <text:p>0.047923</text:p>
          </table:table-cell>
          <table:table-cell table:formula="of:=[.M44]*-1" office:value-type="float" office:value="-0.04122" calcext:value-type="float">
            <text:p>-0.04122</text:p>
          </table:table-cell>
          <table:table-cell table:formula="of:=([.K44]^2)*(48.7382423482978)+([.K44])*(0.0643401308833624)+(0.0316411646540839)" office:value-type="float" office:value="0.0330926855172074" calcext:value-type="float">
            <text:p>0.0330926855</text:p>
          </table:table-cell>
          <table:table-cell table:formula="of:=([.M44]^2)*(2.99573212968935)+([.M44])*(-0.0394274132082148)+(-0.010306073088791)" office:value-type="float" office:value="-0.00684125735017115" calcext:value-type="float">
            <text:p>-0.0068412574</text:p>
          </table:table-cell>
          <table:table-cell table:formula="of:=([.L44]^2)*(-20.9992408223248)+([.L44])*(0.114146130561486)+(0.302895814088881)" office:value-type="float" office:value="0.300991188681535" calcext:value-type="float">
            <text:p>0.3009911887</text:p>
          </table:table-cell>
          <table:table-cell table:number-columns-repeated="1002"/>
        </table:table-row>
        <table:table-row table:style-name="ro1">
          <table:table-cell table:formula="of:=[Datos_Nao.A45]" office:value-type="float" office:value="-0.00802584178745747" calcext:value-type="float">
            <text:p>-0.0080258418</text:p>
          </table:table-cell>
          <table:table-cell table:formula="of:=[Datos_Nao.B45]" office:value-type="float" office:value="0.0580363236367703" calcext:value-type="float">
            <text:p>0.0580363236</text:p>
          </table:table-cell>
          <table:table-cell table:formula="of:=[Datos_Nao.C45]" office:value-type="float" office:value="0.000905781984329223" calcext:value-type="float">
            <text:p>0.000905782</text:p>
          </table:table-cell>
          <table:table-cell table:formula="of:=[Datos_Nao.D45]" office:value-type="float" office:value="0.0033106948249042" calcext:value-type="float">
            <text:p>0.0033106948</text:p>
          </table:table-cell>
          <table:table-cell table:formula="of:=[Datos_Nao.E45]" office:value-type="float" office:value="-0.00539816403761506" calcext:value-type="float">
            <text:p>-0.005398164</text:p>
          </table:table-cell>
          <table:table-cell table:formula="of:=[Datos_Nao.F45]" office:value-type="float" office:value="0.123385243117809" calcext:value-type="float">
            <text:p>0.1233852431</text:p>
          </table:table-cell>
          <table:table-cell/>
          <table:table-cell table:formula="of:=[Datos_MoCap.A45]" office:value-type="float" office:value="-0.047936" calcext:value-type="float">
            <text:p>-0.047936</text:p>
          </table:table-cell>
          <table:table-cell table:formula="of:=[Datos_MoCap.B45]" office:value-type="float" office:value="0.053585" calcext:value-type="float">
            <text:p>0.053585</text:p>
          </table:table-cell>
          <table:table-cell table:formula="of:=[Datos_MoCap.C45]" office:value-type="float" office:value="0.25708" calcext:value-type="float">
            <text:p>0.25708</text:p>
          </table:table-cell>
          <table:table-cell table:formula="of:=[Datos_MoCap.D45]" office:value-type="float" office:value="0.004792" calcext:value-type="float">
            <text:p>0.004792</text:p>
          </table:table-cell>
          <table:table-cell table:formula="of:=[Datos_MoCap.F45]" office:value-type="float" office:value="-0.007283" calcext:value-type="float">
            <text:p>-0.007283</text:p>
          </table:table-cell>
          <table:table-cell table:formula="of:=[Datos_MoCap.E45]" office:value-type="float" office:value="0.041121" calcext:value-type="float">
            <text:p>0.041121</text:p>
          </table:table-cell>
          <table:table-cell/>
          <table:table-cell table:formula="of:=([.H45]^2)*(0.140024724909833)+([.H45])*(-0.00142725065277068)+(-0.0063459406986214)" office:value-type="float" office:value="-0.0059557667835065" calcext:value-type="float">
            <text:p>-0.0059557668</text:p>
          </table:table-cell>
          <table:table-cell table:formula="of:=([.J45]^2)*(-1.68303778049881)+([.J45])*(0.15665109790632)+(0.10475739737447)" office:value-type="float" office:value="0.0337970819750849" calcext:value-type="float">
            <text:p>0.033797082</text:p>
          </table:table-cell>
          <table:table-cell table:formula="of:=([.I45]^2)*(-1.84809378419694)+([.I45])*(0.969715893777015)+(-0.0558124189204929)" office:value-type="float" office:value="-0.0091567209517141" calcext:value-type="float">
            <text:p>-0.009156721</text:p>
          </table:table-cell>
          <table:table-cell table:formula="of:=[.H45]*-1" office:value-type="float" office:value="0.047936" calcext:value-type="float">
            <text:p>0.047936</text:p>
          </table:table-cell>
          <table:table-cell table:formula="of:=[.M45]*-1" office:value-type="float" office:value="-0.041121" calcext:value-type="float">
            <text:p>-0.041121</text:p>
          </table:table-cell>
          <table:table-cell table:formula="of:=([.K45]^2)*(48.7382423482978)+([.K45])*(0.0643401308833624)+(0.0316411646540839)" office:value-type="float" office:value="0.0330686716872169" calcext:value-type="float">
            <text:p>0.0330686717</text:p>
          </table:table-cell>
          <table:table-cell table:formula="of:=([.M45]^2)*(2.99573212968935)+([.M45])*(-0.0394274132082148)+(-0.010306073088791)" office:value-type="float" office:value="-0.00686177452261332" calcext:value-type="float">
            <text:p>-0.0068617745</text:p>
          </table:table-cell>
          <table:table-cell table:formula="of:=([.L45]^2)*(-20.9992408223248)+([.L45])*(0.114146130561486)+(0.302895814088881)" office:value-type="float" office:value="0.300950644219371" calcext:value-type="float">
            <text:p>0.3009506442</text:p>
          </table:table-cell>
          <table:table-cell table:number-columns-repeated="1002"/>
        </table:table-row>
        <table:table-row table:style-name="ro1">
          <table:table-cell table:formula="of:=[Datos_Nao.A46]" office:value-type="float" office:value="-0.00793076399713755" calcext:value-type="float">
            <text:p>-0.007930764</text:p>
          </table:table-cell>
          <table:table-cell table:formula="of:=[Datos_Nao.B46]" office:value-type="float" office:value="0.0581128895282745" calcext:value-type="float">
            <text:p>0.0581128895</text:p>
          </table:table-cell>
          <table:table-cell table:formula="of:=[Datos_Nao.C46]" office:value-type="float" office:value="0.000888422131538391" calcext:value-type="float">
            <text:p>0.0008884221</text:p>
          </table:table-cell>
          <table:table-cell table:formula="of:=[Datos_Nao.D46]" office:value-type="float" office:value="0.00320745725184679" calcext:value-type="float">
            <text:p>0.0032074573</text:p>
          </table:table-cell>
          <table:table-cell table:formula="of:=[Datos_Nao.E46]" office:value-type="float" office:value="-0.00553478579968214" calcext:value-type="float">
            <text:p>-0.0055347858</text:p>
          </table:table-cell>
          <table:table-cell table:formula="of:=[Datos_Nao.F46]" office:value-type="float" office:value="0.123236134648323" calcext:value-type="float">
            <text:p>0.1232361346</text:p>
          </table:table-cell>
          <table:table-cell/>
          <table:table-cell table:formula="of:=[Datos_MoCap.A46]" office:value-type="float" office:value="-0.047936" calcext:value-type="float">
            <text:p>-0.047936</text:p>
          </table:table-cell>
          <table:table-cell table:formula="of:=[Datos_MoCap.B46]" office:value-type="float" office:value="0.05362" calcext:value-type="float">
            <text:p>0.05362</text:p>
          </table:table-cell>
          <table:table-cell table:formula="of:=[Datos_MoCap.C46]" office:value-type="float" office:value="0.257061" calcext:value-type="float">
            <text:p>0.257061</text:p>
          </table:table-cell>
          <table:table-cell table:formula="of:=[Datos_MoCap.D46]" office:value-type="float" office:value="0.004571" calcext:value-type="float">
            <text:p>0.004571</text:p>
          </table:table-cell>
          <table:table-cell table:formula="of:=[Datos_MoCap.F46]" office:value-type="float" office:value="-0.007407" calcext:value-type="float">
            <text:p>-0.007407</text:p>
          </table:table-cell>
          <table:table-cell table:formula="of:=[Datos_MoCap.E46]" office:value-type="float" office:value="0.04107" calcext:value-type="float">
            <text:p>0.04107</text:p>
          </table:table-cell>
          <table:table-cell/>
          <table:table-cell table:formula="of:=([.H46]^2)*(0.140024724909833)+([.H46])*(-0.00142725065277068)+(-0.0063459406986214)" office:value-type="float" office:value="-0.0059557667835065" calcext:value-type="float">
            <text:p>-0.0059557668</text:p>
          </table:table-cell>
          <table:table-cell table:formula="of:=([.J46]^2)*(-1.68303778049881)+([.J46])*(0.15665109790632)+(0.10475739737447)" office:value-type="float" office:value="0.0338105466600473" calcext:value-type="float">
            <text:p>0.0338105467</text:p>
          </table:table-cell>
          <table:table-cell table:formula="of:=([.I46]^2)*(-1.84809378419694)+([.I46])*(0.969715893777015)+(-0.0558124189204929)" office:value-type="float" office:value="-0.00912971526672662" calcext:value-type="float">
            <text:p>-0.0091297153</text:p>
          </table:table-cell>
          <table:table-cell table:formula="of:=[.H46]*-1" office:value-type="float" office:value="0.047936" calcext:value-type="float">
            <text:p>0.047936</text:p>
          </table:table-cell>
          <table:table-cell table:formula="of:=[.M46]*-1" office:value-type="float" office:value="-0.04107" calcext:value-type="float">
            <text:p>-0.04107</text:p>
          </table:table-cell>
          <table:table-cell table:formula="of:=([.K46]^2)*(48.7382423482978)+([.K46])*(0.0643401308833624)+(0.0316411646540839)" office:value-type="float" office:value="0.032953602226245" calcext:value-type="float">
            <text:p>0.0329536022</text:p>
          </table:table-cell>
          <table:table-cell table:formula="of:=([.M46]^2)*(2.99573212968935)+([.M46])*(-0.0394274132082148)+(-0.010306073088791)" office:value-type="float" office:value="-0.00687232105773273" calcext:value-type="float">
            <text:p>-0.0068723211</text:p>
          </table:table-cell>
          <table:table-cell table:formula="of:=([.L46]^2)*(-20.9992408223248)+([.L46])*(0.114146130561486)+(0.302895814088881)" office:value-type="float" office:value="0.30089823872207" calcext:value-type="float">
            <text:p>0.3008982387</text:p>
          </table:table-cell>
          <table:table-cell table:number-columns-repeated="1002"/>
        </table:table-row>
        <table:table-row table:style-name="ro1">
          <table:table-cell table:formula="of:=[Datos_Nao.A47]" office:value-type="float" office:value="-0.00762172369286418" calcext:value-type="float">
            <text:p>-0.0076217237</text:p>
          </table:table-cell>
          <table:table-cell table:formula="of:=[Datos_Nao.B47]" office:value-type="float" office:value="0.0583376847207546" calcext:value-type="float">
            <text:p>0.0583376847</text:p>
          </table:table-cell>
          <table:table-cell table:formula="of:=[Datos_Nao.C47]" office:value-type="float" office:value="0.000829901546239853" calcext:value-type="float">
            <text:p>0.0008299015</text:p>
          </table:table-cell>
          <table:table-cell table:formula="of:=[Datos_Nao.D47]" office:value-type="float" office:value="0.00287931622005999" calcext:value-type="float">
            <text:p>0.0028793162</text:p>
          </table:table-cell>
          <table:table-cell table:formula="of:=[Datos_Nao.E47]" office:value-type="float" office:value="-0.00595140224322677" calcext:value-type="float">
            <text:p>-0.0059514022</text:p>
          </table:table-cell>
          <table:table-cell table:formula="of:=[Datos_Nao.F47]" office:value-type="float" office:value="0.122763581573963" calcext:value-type="float">
            <text:p>0.1227635816</text:p>
          </table:table-cell>
          <table:table-cell/>
          <table:table-cell table:formula="of:=[Datos_MoCap.A47]" office:value-type="float" office:value="-0.047987" calcext:value-type="float">
            <text:p>-0.047987</text:p>
          </table:table-cell>
          <table:table-cell table:formula="of:=[Datos_MoCap.B47]" office:value-type="float" office:value="0.053571" calcext:value-type="float">
            <text:p>0.053571</text:p>
          </table:table-cell>
          <table:table-cell table:formula="of:=[Datos_MoCap.C47]" office:value-type="float" office:value="0.257107" calcext:value-type="float">
            <text:p>0.257107</text:p>
          </table:table-cell>
          <table:table-cell table:formula="of:=[Datos_MoCap.D47]" office:value-type="float" office:value="0.004569" calcext:value-type="float">
            <text:p>0.004569</text:p>
          </table:table-cell>
          <table:table-cell table:formula="of:=[Datos_MoCap.F47]" office:value-type="float" office:value="-0.007407" calcext:value-type="float">
            <text:p>-0.007407</text:p>
          </table:table-cell>
          <table:table-cell table:formula="of:=[Datos_MoCap.E47]" office:value-type="float" office:value="0.040612" calcext:value-type="float">
            <text:p>0.040612</text:p>
          </table:table-cell>
          <table:table-cell/>
          <table:table-cell table:formula="of:=([.H47]^2)*(0.140024724909833)+([.H47])*(-0.00142725065277068)+(-0.0063459406986214)" office:value-type="float" office:value="-0.00595500898254715" calcext:value-type="float">
            <text:p>-0.005955009</text:p>
          </table:table-cell>
          <table:table-cell table:formula="of:=([.J47]^2)*(-1.68303778049881)+([.J47])*(0.15665109790632)+(0.10475739737447)" office:value-type="float" office:value="0.0337779458587529" calcext:value-type="float">
            <text:p>0.0337779459</text:p>
          </table:table-cell>
          <table:table-cell table:formula="of:=([.I47]^2)*(-1.84809378419694)+([.I47])*(0.969715893777015)+(-0.0558124189204929)" office:value-type="float" office:value="-0.00916752449350142" calcext:value-type="float">
            <text:p>-0.0091675245</text:p>
          </table:table-cell>
          <table:table-cell table:formula="of:=[.H47]*-1" office:value-type="float" office:value="0.047987" calcext:value-type="float">
            <text:p>0.047987</text:p>
          </table:table-cell>
          <table:table-cell table:formula="of:=[.M47]*-1" office:value-type="float" office:value="-0.040612" calcext:value-type="float">
            <text:p>-0.040612</text:p>
          </table:table-cell>
          <table:table-cell table:formula="of:=([.K47]^2)*(48.7382423482978)+([.K47])*(0.0643401308833624)+(0.0316411646540839)" office:value-type="float" office:value="0.0329525826109131" calcext:value-type="float">
            <text:p>0.0329525826</text:p>
          </table:table-cell>
          <table:table-cell table:formula="of:=([.M47]^2)*(2.99573212968935)+([.M47])*(-0.0394274132082148)+(-0.010306073088791)" office:value-type="float" office:value="-0.00696633470793569" calcext:value-type="float">
            <text:p>-0.0069663347</text:p>
          </table:table-cell>
          <table:table-cell table:formula="of:=([.L47]^2)*(-20.9992408223248)+([.L47])*(0.114146130561486)+(0.302895814088881)" office:value-type="float" office:value="0.30089823872207" calcext:value-type="float">
            <text:p>0.3008982387</text:p>
          </table:table-cell>
          <table:table-cell table:number-columns-repeated="1002"/>
        </table:table-row>
        <table:table-row table:style-name="ro1">
          <table:table-cell table:formula="of:=[Datos_Nao.A48]" office:value-type="float" office:value="-0.00751061830669642" calcext:value-type="float">
            <text:p>-0.0075106183</text:p>
          </table:table-cell>
          <table:table-cell table:formula="of:=[Datos_Nao.B48]" office:value-type="float" office:value="0.0584105737507343" calcext:value-type="float">
            <text:p>0.0584105738</text:p>
          </table:table-cell>
          <table:table-cell table:formula="of:=[Datos_Nao.C48]" office:value-type="float" office:value="0.000808157026767731" calcext:value-type="float">
            <text:p>0.000808157</text:p>
          </table:table-cell>
          <table:table-cell table:formula="of:=[Datos_Nao.D48]" office:value-type="float" office:value="0.00276368856430054" calcext:value-type="float">
            <text:p>0.0027636886</text:p>
          </table:table-cell>
          <table:table-cell table:formula="of:=[Datos_Nao.E48]" office:value-type="float" office:value="-0.00609271274879575" calcext:value-type="float">
            <text:p>-0.0060927127</text:p>
          </table:table-cell>
          <table:table-cell table:formula="of:=[Datos_Nao.F48]" office:value-type="float" office:value="0.12259828299284" calcext:value-type="float">
            <text:p>0.122598283</text:p>
          </table:table-cell>
          <table:table-cell/>
          <table:table-cell table:formula="of:=[Datos_MoCap.A48]" office:value-type="float" office:value="-0.047994" calcext:value-type="float">
            <text:p>-0.047994</text:p>
          </table:table-cell>
          <table:table-cell table:formula="of:=[Datos_MoCap.B48]" office:value-type="float" office:value="0.053609" calcext:value-type="float">
            <text:p>0.053609</text:p>
          </table:table-cell>
          <table:table-cell table:formula="of:=[Datos_MoCap.C48]" office:value-type="float" office:value="0.257093" calcext:value-type="float">
            <text:p>0.257093</text:p>
          </table:table-cell>
          <table:table-cell table:formula="of:=[Datos_MoCap.D48]" office:value-type="float" office:value="0.004358" calcext:value-type="float">
            <text:p>0.004358</text:p>
          </table:table-cell>
          <table:table-cell table:formula="of:=[Datos_MoCap.F48]" office:value-type="float" office:value="-0.00763" calcext:value-type="float">
            <text:p>-0.00763</text:p>
          </table:table-cell>
          <table:table-cell table:formula="of:=[Datos_MoCap.E48]" office:value-type="float" office:value="0.040541" calcext:value-type="float">
            <text:p>0.040541</text:p>
          </table:table-cell>
          <table:table-cell/>
          <table:table-cell table:formula="of:=([.H48]^2)*(0.140024724909833)+([.H48])*(-0.00142725065277068)+(-0.0063459406986214)" office:value-type="float" office:value="-0.00595490491380073" calcext:value-type="float">
            <text:p>-0.0059549049</text:p>
          </table:table-cell>
          <table:table-cell table:formula="of:=([.J48]^2)*(-1.68303778049881)+([.J48])*(0.15665109790632)+(0.10475739737447)" office:value-type="float" office:value="0.0337878685957564" calcext:value-type="float">
            <text:p>0.0337878686</text:p>
          </table:table-cell>
          <table:table-cell table:formula="of:=([.I48]^2)*(-1.84809378419694)+([.I48])*(0.969715893777015)+(-0.0558124189204929)" office:value-type="float" office:value="-0.00913820227982593" calcext:value-type="float">
            <text:p>-0.0091382023</text:p>
          </table:table-cell>
          <table:table-cell table:formula="of:=[.H48]*-1" office:value-type="float" office:value="0.047994" calcext:value-type="float">
            <text:p>0.047994</text:p>
          </table:table-cell>
          <table:table-cell table:formula="of:=[.M48]*-1" office:value-type="float" office:value="-0.040541" calcext:value-type="float">
            <text:p>-0.040541</text:p>
          </table:table-cell>
          <table:table-cell table:formula="of:=([.K48]^2)*(48.7382423482978)+([.K48])*(0.0643401308833624)+(0.0316411646540839)" office:value-type="float" office:value="0.0328472036362242" calcext:value-type="float">
            <text:p>0.0328472036</text:p>
          </table:table-cell>
          <table:table-cell table:formula="of:=([.M48]^2)*(2.99573212968935)+([.M48])*(-0.0394274132082148)+(-0.010306073088791)" office:value-type="float" office:value="-0.00698079635971387" calcext:value-type="float">
            <text:p>-0.0069807964</text:p>
          </table:table-cell>
          <table:table-cell table:formula="of:=([.L48]^2)*(-20.9992408223248)+([.L48])*(0.114146130561486)+(0.302895814088881)" office:value-type="float" office:value="0.300802368409668" calcext:value-type="float">
            <text:p>0.3008023684</text:p>
          </table:table-cell>
          <table:table-cell table:number-columns-repeated="1002"/>
        </table:table-row>
        <table:table-row table:style-name="ro1">
          <table:table-cell table:formula="of:=[Datos_Nao.A49]" office:value-type="float" office:value="-0.00739539787173271" calcext:value-type="float">
            <text:p>-0.0073953979</text:p>
          </table:table-cell>
          <table:table-cell table:formula="of:=[Datos_Nao.B49]" office:value-type="float" office:value="0.0584822595119476" calcext:value-type="float">
            <text:p>0.0584822595</text:p>
          </table:table-cell>
          <table:table-cell table:formula="of:=[Datos_Nao.C49]" office:value-type="float" office:value="0.000785421580076218" calcext:value-type="float">
            <text:p>0.0007854216</text:p>
          </table:table-cell>
          <table:table-cell table:formula="of:=[Datos_Nao.D49]" office:value-type="float" office:value="0.00264501827768981" calcext:value-type="float">
            <text:p>0.0026450183</text:p>
          </table:table-cell>
          <table:table-cell table:formula="of:=[Datos_Nao.E49]" office:value-type="float" office:value="-0.00623528612777591" calcext:value-type="float">
            <text:p>-0.0062352861</text:p>
          </table:table-cell>
          <table:table-cell table:formula="of:=[Datos_Nao.F49]" office:value-type="float" office:value="0.122429318726063" calcext:value-type="float">
            <text:p>0.1224293187</text:p>
          </table:table-cell>
          <table:table-cell/>
          <table:table-cell table:formula="of:=[Datos_MoCap.A49]" office:value-type="float" office:value="-0.048012" calcext:value-type="float">
            <text:p>-0.048012</text:p>
          </table:table-cell>
          <table:table-cell table:formula="of:=[Datos_MoCap.B49]" office:value-type="float" office:value="0.053593" calcext:value-type="float">
            <text:p>0.053593</text:p>
          </table:table-cell>
          <table:table-cell table:formula="of:=[Datos_MoCap.C49]" office:value-type="float" office:value="0.257111" calcext:value-type="float">
            <text:p>0.257111</text:p>
          </table:table-cell>
          <table:table-cell table:formula="of:=[Datos_MoCap.D49]" office:value-type="float" office:value="0.004087" calcext:value-type="float">
            <text:p>0.004087</text:p>
          </table:table-cell>
          <table:table-cell table:formula="of:=[Datos_MoCap.F49]" office:value-type="float" office:value="-0.007714" calcext:value-type="float">
            <text:p>-0.007714</text:p>
          </table:table-cell>
          <table:table-cell table:formula="of:=[Datos_MoCap.E49]" office:value-type="float" office:value="0.040255" calcext:value-type="float">
            <text:p>0.040255</text:p>
          </table:table-cell>
          <table:table-cell/>
          <table:table-cell table:formula="of:=([.H49]^2)*(0.140024724909833)+([.H49])*(-0.00142725065277068)+(-0.0063459406986214)" office:value-type="float" office:value="-0.00595463724544166" calcext:value-type="float">
            <text:p>-0.0059546372</text:p>
          </table:table-cell>
          <table:table-cell table:formula="of:=([.J49]^2)*(-1.68303778049881)+([.J49])*(0.15665109790632)+(0.10475739737447)" office:value-type="float" office:value="0.0337751106698589" calcext:value-type="float">
            <text:p>0.0337751107</text:p>
          </table:table-cell>
          <table:table-cell table:formula="of:=([.I49]^2)*(-1.84809378419694)+([.I49])*(0.969715893777015)+(-0.0558124189204929)" office:value-type="float" office:value="-0.00915054782452871" calcext:value-type="float">
            <text:p>-0.0091505478</text:p>
          </table:table-cell>
          <table:table-cell table:formula="of:=[.H49]*-1" office:value-type="float" office:value="0.048012" calcext:value-type="float">
            <text:p>0.048012</text:p>
          </table:table-cell>
          <table:table-cell table:formula="of:=[.M49]*-1" office:value-type="float" office:value="-0.040255" calcext:value-type="float">
            <text:p>-0.040255</text:p>
          </table:table-cell>
          <table:table-cell table:formula="of:=([.K49]^2)*(48.7382423482978)+([.K49])*(0.0643401308833624)+(0.0316411646540839)" office:value-type="float" office:value="0.0327182253630077" calcext:value-type="float">
            <text:p>0.0327182254</text:p>
          </table:table-cell>
          <table:table-cell table:formula="of:=([.M49]^2)*(2.99573212968935)+([.M49])*(-0.0394274132082148)+(-0.010306073088791)" office:value-type="float" office:value="-0.00703874446705733" calcext:value-type="float">
            <text:p>-0.0070387445</text:p>
          </table:table-cell>
          <table:table-cell table:formula="of:=([.L49]^2)*(-20.9992408223248)+([.L49])*(0.114146130561486)+(0.302895814088881)" office:value-type="float" office:value="0.300765714297202" calcext:value-type="float">
            <text:p>0.3007657143</text:p>
          </table:table-cell>
          <table:table-cell table:number-columns-repeated="1002"/>
        </table:table-row>
        <table:table-row table:style-name="ro1">
          <table:table-cell table:formula="of:=[Datos_Nao.A50]" office:value-type="float" office:value="-0.0071524647064507" calcext:value-type="float">
            <text:p>-0.0071524647</text:p>
          </table:table-cell>
          <table:table-cell table:formula="of:=[Datos_Nao.B50]" office:value-type="float" office:value="0.0586215145885944" calcext:value-type="float">
            <text:p>0.0586215146</text:p>
          </table:table-cell>
          <table:table-cell table:formula="of:=[Datos_Nao.C50]" office:value-type="float" office:value="0.000736605376005173" calcext:value-type="float">
            <text:p>0.0007366054</text:p>
          </table:table-cell>
          <table:table-cell table:formula="of:=[Datos_Nao.D50]" office:value-type="float" office:value="0.00239840778522193" calcext:value-type="float">
            <text:p>0.0023984078</text:p>
          </table:table-cell>
          <table:table-cell table:formula="of:=[Datos_Nao.E50]" office:value-type="float" office:value="-0.00652458192780614" calcext:value-type="float">
            <text:p>-0.0065245819</text:p>
          </table:table-cell>
          <table:table-cell table:formula="of:=[Datos_Nao.F50]" office:value-type="float" office:value="0.122081711888313" calcext:value-type="float">
            <text:p>0.1220817119</text:p>
          </table:table-cell>
          <table:table-cell/>
          <table:table-cell table:formula="of:=[Datos_MoCap.A50]" office:value-type="float" office:value="-0.048042" calcext:value-type="float">
            <text:p>-0.048042</text:p>
          </table:table-cell>
          <table:table-cell table:formula="of:=[Datos_MoCap.B50]" office:value-type="float" office:value="0.053606" calcext:value-type="float">
            <text:p>0.053606</text:p>
          </table:table-cell>
          <table:table-cell table:formula="of:=[Datos_MoCap.C50]" office:value-type="float" office:value="0.257118" calcext:value-type="float">
            <text:p>0.257118</text:p>
          </table:table-cell>
          <table:table-cell table:formula="of:=[Datos_MoCap.D50]" office:value-type="float" office:value="0.003962" calcext:value-type="float">
            <text:p>0.003962</text:p>
          </table:table-cell>
          <table:table-cell table:formula="of:=[Datos_MoCap.F50]" office:value-type="float" office:value="-0.007986" calcext:value-type="float">
            <text:p>-0.007986</text:p>
          </table:table-cell>
          <table:table-cell table:formula="of:=[Datos_MoCap.E50]" office:value-type="float" office:value="0.040006" calcext:value-type="float">
            <text:p>0.040006</text:p>
          </table:table-cell>
          <table:table-cell/>
          <table:table-cell table:formula="of:=([.H50]^2)*(0.140024724909833)+([.H50])*(-0.00142725065277068)+(-0.0063459406986214)" office:value-type="float" office:value="-0.00595419092987428" calcext:value-type="float">
            <text:p>-0.0059541909</text:p>
          </table:table-cell>
          <table:table-cell table:formula="of:=([.J50]^2)*(-1.68303778049881)+([.J50])*(0.15665109790632)+(0.10475739737447)" office:value-type="float" office:value="0.0337701489597004" calcext:value-type="float">
            <text:p>0.033770149</text:p>
          </table:table-cell>
          <table:table-cell table:formula="of:=([.I50]^2)*(-1.84809378419694)+([.I50])*(0.969715893777015)+(-0.0558124189204929)" office:value-type="float" office:value="-0.00914051699738205" calcext:value-type="float">
            <text:p>-0.009140517</text:p>
          </table:table-cell>
          <table:table-cell table:formula="of:=[.H50]*-1" office:value-type="float" office:value="0.048042" calcext:value-type="float">
            <text:p>0.048042</text:p>
          </table:table-cell>
          <table:table-cell table:formula="of:=[.M50]*-1" office:value-type="float" office:value="-0.040006" calcext:value-type="float">
            <text:p>-0.040006</text:p>
          </table:table-cell>
          <table:table-cell table:formula="of:=([.K50]^2)*(48.7382423482978)+([.K50])*(0.0643401308833624)+(0.0316411646540839)" office:value-type="float" office:value="0.0326611460825646" calcext:value-type="float">
            <text:p>0.0326611461</text:p>
          </table:table-cell>
          <table:table-cell table:formula="of:=([.M50]^2)*(2.99573212968935)+([.M50])*(-0.0394274132082148)+(-0.010306073088791)" office:value-type="float" office:value="-0.00708879671482728" calcext:value-type="float">
            <text:p>-0.0070887967</text:p>
          </table:table-cell>
          <table:table-cell table:formula="of:=([.L50]^2)*(-20.9992408223248)+([.L50])*(0.114146130561486)+(0.302895814088881)" office:value-type="float" office:value="0.300644991391681" calcext:value-type="float">
            <text:p>0.3006449914</text:p>
          </table:table-cell>
          <table:table-cell table:number-columns-repeated="1002"/>
        </table:table-row>
        <table:table-row table:style-name="ro1">
          <table:table-cell table:formula="of:=[Datos_Nao.A51]" office:value-type="float" office:value="-0.00689253117889166" calcext:value-type="float">
            <text:p>-0.0068925312</text:p>
          </table:table-cell>
          <table:table-cell table:formula="of:=[Datos_Nao.B51]" office:value-type="float" office:value="0.0587544627487659" calcext:value-type="float">
            <text:p>0.0587544627</text:p>
          </table:table-cell>
          <table:table-cell table:formula="of:=[Datos_Nao.C51]" office:value-type="float" office:value="0.000683501362800598" calcext:value-type="float">
            <text:p>0.0006835014</text:p>
          </table:table-cell>
          <table:table-cell table:formula="of:=[Datos_Nao.D51]" office:value-type="float" office:value="0.00213910196907818" calcext:value-type="float">
            <text:p>0.002139102</text:p>
          </table:table-cell>
          <table:table-cell table:formula="of:=[Datos_Nao.E51]" office:value-type="float" office:value="-0.00681969942525029" calcext:value-type="float">
            <text:p>-0.0068196994</text:p>
          </table:table-cell>
          <table:table-cell table:formula="of:=[Datos_Nao.F51]" office:value-type="float" office:value="0.121722295880318" calcext:value-type="float">
            <text:p>0.1217222959</text:p>
          </table:table-cell>
          <table:table-cell/>
          <table:table-cell table:formula="of:=[Datos_MoCap.A51]" office:value-type="float" office:value="-0.048104" calcext:value-type="float">
            <text:p>-0.048104</text:p>
          </table:table-cell>
          <table:table-cell table:formula="of:=[Datos_MoCap.B51]" office:value-type="float" office:value="0.053665" calcext:value-type="float">
            <text:p>0.053665</text:p>
          </table:table-cell>
          <table:table-cell table:formula="of:=[Datos_MoCap.C51]" office:value-type="float" office:value="0.257027" calcext:value-type="float">
            <text:p>0.257027</text:p>
          </table:table-cell>
          <table:table-cell table:formula="of:=[Datos_MoCap.D51]" office:value-type="float" office:value="0.004396" calcext:value-type="float">
            <text:p>0.004396</text:p>
          </table:table-cell>
          <table:table-cell table:formula="of:=[Datos_MoCap.F51]" office:value-type="float" office:value="-0.008362" calcext:value-type="float">
            <text:p>-0.008362</text:p>
          </table:table-cell>
          <table:table-cell table:formula="of:=[Datos_MoCap.E51]" office:value-type="float" office:value="0.039786" calcext:value-type="float">
            <text:p>0.039786</text:p>
          </table:table-cell>
          <table:table-cell/>
          <table:table-cell table:formula="of:=([.H51]^2)*(0.140024724909833)+([.H51])*(-0.00142725065277068)+(-0.0063459406986214)" office:value-type="float" office:value="-0.00595326774566734" calcext:value-type="float">
            <text:p>-0.0059532677</text:p>
          </table:table-cell>
          <table:table-cell table:formula="of:=([.J51]^2)*(-1.68303778049881)+([.J51])*(0.15665109790632)+(0.10475739737447)" office:value-type="float" office:value="0.0338346383266195" calcext:value-type="float">
            <text:p>0.0338346383</text:p>
          </table:table-cell>
          <table:table-cell table:formula="of:=([.I51]^2)*(-1.84809378419694)+([.I51])*(0.969715893777015)+(-0.0558124189204929)" office:value-type="float" office:value="-0.00909500032488036" calcext:value-type="float">
            <text:p>-0.0090950003</text:p>
          </table:table-cell>
          <table:table-cell table:formula="of:=[.H51]*-1" office:value-type="float" office:value="0.048104" calcext:value-type="float">
            <text:p>0.048104</text:p>
          </table:table-cell>
          <table:table-cell table:formula="of:=[.M51]*-1" office:value-type="float" office:value="-0.039786" calcext:value-type="float">
            <text:p>-0.039786</text:p>
          </table:table-cell>
          <table:table-cell table:formula="of:=([.K51]^2)*(48.7382423482978)+([.K51])*(0.0643401308833624)+(0.0316411646540839)" office:value-type="float" office:value="0.0328658614349914" calcext:value-type="float">
            <text:p>0.0328658614</text:p>
          </table:table-cell>
          <table:table-cell table:formula="of:=([.M51]^2)*(2.99573212968935)+([.M51])*(-0.0394274132082148)+(-0.010306073088791)" office:value-type="float" office:value="-0.00713271048470175" calcext:value-type="float">
            <text:p>-0.0071327105</text:p>
          </table:table-cell>
          <table:table-cell table:formula="of:=([.L51]^2)*(-20.9992408223248)+([.L51])*(0.114146130561486)+(0.302895814088881)" office:value-type="float" office:value="0.30047299330514" calcext:value-type="float">
            <text:p>0.3004729933</text:p>
          </table:table-cell>
          <table:table-cell table:number-columns-repeated="1002"/>
        </table:table-row>
        <table:table-row table:style-name="ro1">
          <table:table-cell table:formula="of:=[Datos_Nao.A52]" office:value-type="float" office:value="-0.00661518797278404" calcext:value-type="float">
            <text:p>-0.006615188</text:p>
          </table:table-cell>
          <table:table-cell table:formula="of:=[Datos_Nao.B52]" office:value-type="float" office:value="0.058880228549242" calcext:value-type="float">
            <text:p>0.0588802285</text:p>
          </table:table-cell>
          <table:table-cell table:formula="of:=[Datos_Nao.C52]" office:value-type="float" office:value="0.000626131892204285" calcext:value-type="float">
            <text:p>0.0006261319</text:p>
          </table:table-cell>
          <table:table-cell table:formula="of:=[Datos_Nao.D52]" office:value-type="float" office:value="0.00186729989945888" calcext:value-type="float">
            <text:p>0.0018672999</text:p>
          </table:table-cell>
          <table:table-cell table:formula="of:=[Datos_Nao.E52]" office:value-type="float" office:value="-0.00712126633152366" calcext:value-type="float">
            <text:p>-0.0071212663</text:p>
          </table:table-cell>
          <table:table-cell table:formula="of:=[Datos_Nao.F52]" office:value-type="float" office:value="0.121353521943092" calcext:value-type="float">
            <text:p>0.1213535219</text:p>
          </table:table-cell>
          <table:table-cell/>
          <table:table-cell table:formula="of:=[Datos_MoCap.A52]" office:value-type="float" office:value="-0.04813" calcext:value-type="float">
            <text:p>-0.04813</text:p>
          </table:table-cell>
          <table:table-cell table:formula="of:=[Datos_MoCap.B52]" office:value-type="float" office:value="0.053815" calcext:value-type="float">
            <text:p>0.053815</text:p>
          </table:table-cell>
          <table:table-cell table:formula="of:=[Datos_MoCap.C52]" office:value-type="float" office:value="0.256847" calcext:value-type="float">
            <text:p>0.256847</text:p>
          </table:table-cell>
          <table:table-cell table:formula="of:=[Datos_MoCap.D52]" office:value-type="float" office:value="0.004608" calcext:value-type="float">
            <text:p>0.004608</text:p>
          </table:table-cell>
          <table:table-cell table:formula="of:=[Datos_MoCap.F52]" office:value-type="float" office:value="-0.009" calcext:value-type="float">
            <text:p>-0.009</text:p>
          </table:table-cell>
          <table:table-cell table:formula="of:=[Datos_MoCap.E52]" office:value-type="float" office:value="0.039607" calcext:value-type="float">
            <text:p>0.039607</text:p>
          </table:table-cell>
          <table:table-cell/>
          <table:table-cell table:formula="of:=([.H52]^2)*(0.140024724909833)+([.H52])*(-0.00142725065277068)+(-0.0063459406986214)" office:value-type="float" office:value="-0.00595288028352657" calcext:value-type="float">
            <text:p>-0.0059528803</text:p>
          </table:table-cell>
          <table:table-cell table:formula="of:=([.J52]^2)*(-1.68303778049881)+([.J52])*(0.15665109790632)+(0.10475739737447)" office:value-type="float" office:value="0.0339621176131513" calcext:value-type="float">
            <text:p>0.0339621176</text:p>
          </table:table-cell>
          <table:table-cell table:formula="of:=([.I52]^2)*(-1.84809378419694)+([.I52])*(0.969715893777015)+(-0.0558124189204929)" office:value-type="float" office:value="-0.00897933790880263" calcext:value-type="float">
            <text:p>-0.0089793379</text:p>
          </table:table-cell>
          <table:table-cell table:formula="of:=[.H52]*-1" office:value-type="float" office:value="0.04813" calcext:value-type="float">
            <text:p>0.04813</text:p>
          </table:table-cell>
          <table:table-cell table:formula="of:=[.M52]*-1" office:value-type="float" office:value="-0.039607" calcext:value-type="float">
            <text:p>-0.039607</text:p>
          </table:table-cell>
          <table:table-cell table:formula="of:=([.K52]^2)*(48.7382423482978)+([.K52])*(0.0643401308833624)+(0.0316411646540839)" office:value-type="float" office:value="0.0329725354391688" calcext:value-type="float">
            <text:p>0.0329725354</text:p>
          </table:table-cell>
          <table:table-cell table:formula="of:=([.M52]^2)*(2.99573212968935)+([.M52])*(-0.0394274132082148)+(-0.010306073088791)" office:value-type="float" office:value="-0.00716822636655154" calcext:value-type="float">
            <text:p>-0.0071682264</text:p>
          </table:table-cell>
          <table:table-cell table:formula="of:=([.L52]^2)*(-20.9992408223248)+([.L52])*(0.114146130561486)+(0.302895814088881)" office:value-type="float" office:value="0.300167560407219" calcext:value-type="float">
            <text:p>0.3001675604</text:p>
          </table:table-cell>
          <table:table-cell table:number-columns-repeated="1002"/>
        </table:table-row>
        <table:table-row table:style-name="ro1">
          <table:table-cell table:formula="of:=[Datos_Nao.A53]" office:value-type="float" office:value="-0.0064698401838541" calcext:value-type="float">
            <text:p>-0.0064698402</text:p>
          </table:table-cell>
          <table:table-cell table:formula="of:=[Datos_Nao.B53]" office:value-type="float" office:value="0.0589400939643383" calcext:value-type="float">
            <text:p>0.058940094</text:p>
          </table:table-cell>
          <table:table-cell table:formula="of:=[Datos_Nao.C53]" office:value-type="float" office:value="0.000595990568399429" calcext:value-type="float">
            <text:p>0.0005959906</text:p>
          </table:table-cell>
          <table:table-cell table:formula="of:=[Datos_Nao.D53]" office:value-type="float" office:value="0.00172655167989433" calcext:value-type="float">
            <text:p>0.0017265517</text:p>
          </table:table-cell>
          <table:table-cell table:formula="of:=[Datos_Nao.E53]" office:value-type="float" office:value="-0.00727467518299818" calcext:value-type="float">
            <text:p>-0.0072746752</text:p>
          </table:table-cell>
          <table:table-cell table:formula="of:=[Datos_Nao.F53]" office:value-type="float" office:value="0.12116627395153" calcext:value-type="float">
            <text:p>0.121166274</text:p>
          </table:table-cell>
          <table:table-cell/>
          <table:table-cell table:formula="of:=[Datos_MoCap.A53]" office:value-type="float" office:value="-0.048216" calcext:value-type="float">
            <text:p>-0.048216</text:p>
          </table:table-cell>
          <table:table-cell table:formula="of:=[Datos_MoCap.B53]" office:value-type="float" office:value="0.053919" calcext:value-type="float">
            <text:p>0.053919</text:p>
          </table:table-cell>
          <table:table-cell table:formula="of:=[Datos_MoCap.C53]" office:value-type="float" office:value="0.256716" calcext:value-type="float">
            <text:p>0.256716</text:p>
          </table:table-cell>
          <table:table-cell table:formula="of:=[Datos_MoCap.D53]" office:value-type="float" office:value="0.005217" calcext:value-type="float">
            <text:p>0.005217</text:p>
          </table:table-cell>
          <table:table-cell table:formula="of:=[Datos_MoCap.F53]" office:value-type="float" office:value="-0.009669" calcext:value-type="float">
            <text:p>-0.009669</text:p>
          </table:table-cell>
          <table:table-cell table:formula="of:=[Datos_MoCap.E53]" office:value-type="float" office:value="0.039416" calcext:value-type="float">
            <text:p>0.039416</text:p>
          </table:table-cell>
          <table:table-cell/>
          <table:table-cell table:formula="of:=([.H53]^2)*(0.140024724909833)+([.H53])*(-0.00142725065277068)+(-0.0063459406986214)" office:value-type="float" office:value="-0.00595159732926586" calcext:value-type="float">
            <text:p>-0.0059515973</text:p>
          </table:table-cell>
          <table:table-cell table:formula="of:=([.J53]^2)*(-1.68303778049881)+([.J53])*(0.15665109790632)+(0.10475739737447)" office:value-type="float" office:value="0.0340548256363738" calcext:value-type="float">
            <text:p>0.0340548256</text:p>
          </table:table-cell>
          <table:table-cell table:formula="of:=([.I53]^2)*(-1.84809378419694)+([.I53])*(0.969715893777015)+(-0.0558124189204929)" office:value-type="float" office:value="-0.00889919411956747" calcext:value-type="float">
            <text:p>-0.0088991941</text:p>
          </table:table-cell>
          <table:table-cell table:formula="of:=[.H53]*-1" office:value-type="float" office:value="0.048216" calcext:value-type="float">
            <text:p>0.048216</text:p>
          </table:table-cell>
          <table:table-cell table:formula="of:=[.M53]*-1" office:value-type="float" office:value="-0.039416" calcext:value-type="float">
            <text:p>-0.039416</text:p>
          </table:table-cell>
          <table:table-cell table:formula="of:=([.K53]^2)*(48.7382423482978)+([.K53])*(0.0643401308833624)+(0.0316411646540839)" office:value-type="float" office:value="0.0333033401965996" calcext:value-type="float">
            <text:p>0.0333033402</text:p>
          </table:table-cell>
          <table:table-cell table:formula="of:=([.M53]^2)*(2.99573212968935)+([.M53])*(-0.0394274132082148)+(-0.010306073088791)" office:value-type="float" office:value="-0.0072059114929849" calcext:value-type="float">
            <text:p>-0.0072059115</text:p>
          </table:table-cell>
          <table:table-cell table:formula="of:=([.L53]^2)*(-20.9992408223248)+([.L53])*(0.114146130561486)+(0.302895814088881)" office:value-type="float" office:value="0.29982892534667" calcext:value-type="float">
            <text:p>0.2998289253</text:p>
          </table:table-cell>
          <table:table-cell table:number-columns-repeated="1002"/>
        </table:table-row>
        <table:table-row table:style-name="ro1">
          <table:table-cell table:formula="of:=[Datos_Nao.A54]" office:value-type="float" office:value="-0.00631999876350164" calcext:value-type="float">
            <text:p>-0.0063199988</text:p>
          </table:table-cell>
          <table:table-cell table:formula="of:=[Datos_Nao.B54]" office:value-type="float" office:value="0.0589978098869324" calcext:value-type="float">
            <text:p>0.0589978099</text:p>
          </table:table-cell>
          <table:table-cell table:formula="of:=[Datos_Nao.C54]" office:value-type="float" office:value="0.000564742833375931" calcext:value-type="float">
            <text:p>0.0005647428</text:p>
          </table:table-cell>
          <table:table-cell table:formula="of:=[Datos_Nao.D54]" office:value-type="float" office:value="0.00158266955986619" calcext:value-type="float">
            <text:p>0.0015826696</text:p>
          </table:table-cell>
          <table:table-cell table:formula="of:=[Datos_Nao.E54]" office:value-type="float" office:value="-0.00742987636476755" calcext:value-type="float">
            <text:p>-0.0074298764</text:p>
          </table:table-cell>
          <table:table-cell table:formula="of:=[Datos_Nao.F54]" office:value-type="float" office:value="0.120977558195591" calcext:value-type="float">
            <text:p>0.1209775582</text:p>
          </table:table-cell>
          <table:table-cell/>
          <table:table-cell table:formula="of:=[Datos_MoCap.A54]" office:value-type="float" office:value="-0.048341" calcext:value-type="float">
            <text:p>-0.048341</text:p>
          </table:table-cell>
          <table:table-cell table:formula="of:=[Datos_MoCap.B54]" office:value-type="float" office:value="0.054088" calcext:value-type="float">
            <text:p>0.054088</text:p>
          </table:table-cell>
          <table:table-cell table:formula="of:=[Datos_MoCap.C54]" office:value-type="float" office:value="0.256539" calcext:value-type="float">
            <text:p>0.256539</text:p>
          </table:table-cell>
          <table:table-cell table:formula="of:=[Datos_MoCap.D54]" office:value-type="float" office:value="0.005458" calcext:value-type="float">
            <text:p>0.005458</text:p>
          </table:table-cell>
          <table:table-cell table:formula="of:=[Datos_MoCap.F54]" office:value-type="float" office:value="-0.010497" calcext:value-type="float">
            <text:p>-0.010497</text:p>
          </table:table-cell>
          <table:table-cell table:formula="of:=[Datos_MoCap.E54]" office:value-type="float" office:value="0.038854" calcext:value-type="float">
            <text:p>0.038854</text:p>
          </table:table-cell>
          <table:table-cell/>
          <table:table-cell table:formula="of:=([.H54]^2)*(0.140024724909833)+([.H54])*(-0.00142725065277068)+(-0.0063459406986214)" office:value-type="float" office:value="-0.00594972887701387" calcext:value-type="float">
            <text:p>-0.0059497289</text:p>
          </table:table-cell>
          <table:table-cell table:formula="of:=([.J54]^2)*(-1.68303778049881)+([.J54])*(0.15665109790632)+(0.10475739737447)" office:value-type="float" office:value="0.0341799958694617" calcext:value-type="float">
            <text:p>0.0341799959</text:p>
          </table:table-cell>
          <table:table-cell table:formula="of:=([.I54]^2)*(-1.84809378419694)+([.I54])*(0.969715893777015)+(-0.0558124189204929)" office:value-type="float" office:value="-0.00876904572756326" calcext:value-type="float">
            <text:p>-0.0087690457</text:p>
          </table:table-cell>
          <table:table-cell table:formula="of:=[.H54]*-1" office:value-type="float" office:value="0.048341" calcext:value-type="float">
            <text:p>0.048341</text:p>
          </table:table-cell>
          <table:table-cell table:formula="of:=[.M54]*-1" office:value-type="float" office:value="-0.038854" calcext:value-type="float">
            <text:p>-0.038854</text:p>
          </table:table-cell>
          <table:table-cell table:formula="of:=([.K54]^2)*(48.7382423482978)+([.K54])*(0.0643401308833624)+(0.0316411646540839)" office:value-type="float" office:value="0.0334442338257759" calcext:value-type="float">
            <text:p>0.0334442338</text:p>
          </table:table-cell>
          <table:table-cell table:formula="of:=([.M54]^2)*(2.99573212968935)+([.M54])*(-0.0394274132082148)+(-0.010306073088791)" office:value-type="float" office:value="-0.0073155287727923" calcext:value-type="float">
            <text:p>-0.0073155288</text:p>
          </table:table-cell>
          <table:table-cell table:formula="of:=([.L54]^2)*(-20.9992408223248)+([.L54])*(0.114146130561486)+(0.302895814088881)" office:value-type="float" office:value="0.299383778618894" calcext:value-type="float">
            <text:p>0.2993837786</text:p>
          </table:table-cell>
          <table:table-cell table:number-columns-repeated="1002"/>
        </table:table-row>
        <table:table-row table:style-name="ro1">
          <table:table-cell table:formula="of:=[Datos_Nao.A55]" office:value-type="float" office:value="-0.00600655237212777" calcext:value-type="float">
            <text:p>-0.0060065524</text:p>
          </table:table-cell>
          <table:table-cell table:formula="of:=[Datos_Nao.B55]" office:value-type="float" office:value="0.0591063760221005" calcext:value-type="float">
            <text:p>0.059106376</text:p>
          </table:table-cell>
          <table:table-cell table:formula="of:=[Datos_Nao.C55]" office:value-type="float" office:value="0.000499431043863297" calcext:value-type="float">
            <text:p>0.000499431</text:p>
          </table:table-cell>
          <table:table-cell table:formula="of:=[Datos_Nao.D55]" office:value-type="float" office:value="0.00128548475913703" calcext:value-type="float">
            <text:p>0.0012854848</text:p>
          </table:table-cell>
          <table:table-cell table:formula="of:=[Datos_Nao.E55]" office:value-type="float" office:value="-0.00774607015773654" calcext:value-type="float">
            <text:p>-0.0077460702</text:p>
          </table:table-cell>
          <table:table-cell table:formula="of:=[Datos_Nao.F55]" office:value-type="float" office:value="0.120597161352634" calcext:value-type="float">
            <text:p>0.1205971614</text:p>
          </table:table-cell>
          <table:table-cell/>
          <table:table-cell table:formula="of:=[Datos_MoCap.A55]" office:value-type="float" office:value="-0.048472" calcext:value-type="float">
            <text:p>-0.048472</text:p>
          </table:table-cell>
          <table:table-cell table:formula="of:=[Datos_MoCap.B55]" office:value-type="float" office:value="0.054282" calcext:value-type="float">
            <text:p>0.054282</text:p>
          </table:table-cell>
          <table:table-cell table:formula="of:=[Datos_MoCap.C55]" office:value-type="float" office:value="0.256425" calcext:value-type="float">
            <text:p>0.256425</text:p>
          </table:table-cell>
          <table:table-cell table:formula="of:=[Datos_MoCap.D55]" office:value-type="float" office:value="0.005515" calcext:value-type="float">
            <text:p>0.005515</text:p>
          </table:table-cell>
          <table:table-cell table:formula="of:=[Datos_MoCap.F55]" office:value-type="float" office:value="-0.011463" calcext:value-type="float">
            <text:p>-0.011463</text:p>
          </table:table-cell>
          <table:table-cell table:formula="of:=[Datos_MoCap.E55]" office:value-type="float" office:value="0.03857" calcext:value-type="float">
            <text:p>0.03857</text:p>
          </table:table-cell>
          <table:table-cell/>
          <table:table-cell table:formula="of:=([.H55]^2)*(0.140024724909833)+([.H55])*(-0.00142725065277068)+(-0.0063459406986214)" office:value-type="float" office:value="-0.00594776604318462" calcext:value-type="float">
            <text:p>-0.005947766</text:p>
          </table:table-cell>
          <table:table-cell table:formula="of:=([.J55]^2)*(-1.68303778049881)+([.J55])*(0.15665109790632)+(0.10475739737447)" office:value-type="float" office:value="0.0342605581525924" calcext:value-type="float">
            <text:p>0.0342605582</text:p>
          </table:table-cell>
          <table:table-cell table:formula="of:=([.I55]^2)*(-1.84809378419694)+([.I55])*(0.969715893777015)+(-0.0558124189204929)" office:value-type="float" office:value="-0.00861977476130885" calcext:value-type="float">
            <text:p>-0.0086197748</text:p>
          </table:table-cell>
          <table:table-cell table:formula="of:=[.H55]*-1" office:value-type="float" office:value="0.048472" calcext:value-type="float">
            <text:p>0.048472</text:p>
          </table:table-cell>
          <table:table-cell table:formula="of:=[.M55]*-1" office:value-type="float" office:value="-0.03857" calcext:value-type="float">
            <text:p>-0.03857</text:p>
          </table:table-cell>
          <table:table-cell table:formula="of:=([.K55]^2)*(48.7382423482978)+([.K55])*(0.0643401308833624)+(0.0316411646540839)" office:value-type="float" office:value="0.0334783850830336" calcext:value-type="float">
            <text:p>0.0334783851</text:p>
          </table:table-cell>
          <table:table-cell table:formula="of:=([.M55]^2)*(2.99573212968935)+([.M55])*(-0.0394274132082148)+(-0.010306073088791)" office:value-type="float" office:value="-0.00737020279173335" calcext:value-type="float">
            <text:p>-0.0073702028</text:p>
          </table:table-cell>
          <table:table-cell table:formula="of:=([.L55]^2)*(-20.9992408223248)+([.L55])*(0.114146130561486)+(0.302895814088881)" office:value-type="float" office:value="0.298828049001481" calcext:value-type="float">
            <text:p>0.298828049</text:p>
          </table:table-cell>
          <table:table-cell table:number-columns-repeated="1002"/>
        </table:table-row>
        <table:table-row table:style-name="ro1">
          <table:table-cell table:formula="of:=[Datos_Nao.A56]" office:value-type="float" office:value="-0.00584281049668789" calcext:value-type="float">
            <text:p>-0.0058428105</text:p>
          </table:table-cell>
          <table:table-cell table:formula="of:=[Datos_Nao.B56]" office:value-type="float" office:value="0.0591569654643536" calcext:value-type="float">
            <text:p>0.0591569655</text:p>
          </table:table-cell>
          <table:table-cell table:formula="of:=[Datos_Nao.C56]" office:value-type="float" office:value="0.000465385615825653" calcext:value-type="float">
            <text:p>0.0004653856</text:p>
          </table:table-cell>
          <table:table-cell table:formula="of:=[Datos_Nao.D56]" office:value-type="float" office:value="0.00113211385905743" calcext:value-type="float">
            <text:p>0.0011321139</text:p>
          </table:table-cell>
          <table:table-cell table:formula="of:=[Datos_Nao.E56]" office:value-type="float" office:value="-0.00790725741535425" calcext:value-type="float">
            <text:p>-0.0079072574</text:p>
          </table:table-cell>
          <table:table-cell table:formula="of:=[Datos_Nao.F56]" office:value-type="float" office:value="0.120406202971935" calcext:value-type="float">
            <text:p>0.120406203</text:p>
          </table:table-cell>
          <table:table-cell/>
          <table:table-cell table:formula="of:=[Datos_MoCap.A56]" office:value-type="float" office:value="-0.048587" calcext:value-type="float">
            <text:p>-0.048587</text:p>
          </table:table-cell>
          <table:table-cell table:formula="of:=[Datos_MoCap.B56]" office:value-type="float" office:value="0.054421" calcext:value-type="float">
            <text:p>0.054421</text:p>
          </table:table-cell>
          <table:table-cell table:formula="of:=[Datos_MoCap.C56]" office:value-type="float" office:value="0.256277" calcext:value-type="float">
            <text:p>0.256277</text:p>
          </table:table-cell>
          <table:table-cell table:formula="of:=[Datos_MoCap.D56]" office:value-type="float" office:value="0.006035" calcext:value-type="float">
            <text:p>0.006035</text:p>
          </table:table-cell>
          <table:table-cell table:formula="of:=[Datos_MoCap.F56]" office:value-type="float" office:value="-0.012119" calcext:value-type="float">
            <text:p>-0.012119</text:p>
          </table:table-cell>
          <table:table-cell table:formula="of:=[Datos_MoCap.E56]" office:value-type="float" office:value="0.038166" calcext:value-type="float">
            <text:p>0.038166</text:p>
          </table:table-cell>
          <table:table-cell/>
          <table:table-cell table:formula="of:=([.H56]^2)*(0.140024724909833)+([.H56])*(-0.00142725065277068)+(-0.0063459406986214)" office:value-type="float" office:value="-0.00594603898348542" calcext:value-type="float">
            <text:p>-0.005946039</text:p>
          </table:table-cell>
          <table:table-cell table:formula="of:=([.J56]^2)*(-1.68303778049881)+([.J56])*(0.15665109790632)+(0.10475739737447)" office:value-type="float" office:value="0.0343650825218507" calcext:value-type="float">
            <text:p>0.0343650825</text:p>
          </table:table-cell>
          <table:table-cell table:formula="of:=([.I56]^2)*(-1.84809378419694)+([.I56])*(0.969715893777015)+(-0.0558124189204929)" office:value-type="float" office:value="-0.00851290842614252" calcext:value-type="float">
            <text:p>-0.0085129084</text:p>
          </table:table-cell>
          <table:table-cell table:formula="of:=[.H56]*-1" office:value-type="float" office:value="0.048587" calcext:value-type="float">
            <text:p>0.048587</text:p>
          </table:table-cell>
          <table:table-cell table:formula="of:=[.M56]*-1" office:value-type="float" office:value="-0.038166" calcext:value-type="float">
            <text:p>-0.038166</text:p>
          </table:table-cell>
          <table:table-cell table:formula="of:=([.K56]^2)*(48.7382423482978)+([.K56])*(0.0643401308833624)+(0.0316411646540839)" office:value-type="float" office:value="0.0338045638346369" calcext:value-type="float">
            <text:p>0.0338045638</text:p>
          </table:table-cell>
          <table:table-cell table:formula="of:=([.M56]^2)*(2.99573212968935)+([.M56])*(-0.0394274132082148)+(-0.010306073088791)" office:value-type="float" office:value="-0.00744714583908158" calcext:value-type="float">
            <text:p>-0.0074471458</text:p>
          </table:table-cell>
          <table:table-cell table:formula="of:=([.L56]^2)*(-20.9992408223248)+([.L56])*(0.114146130561486)+(0.302895814088881)" office:value-type="float" office:value="0.298428315252154" calcext:value-type="float">
            <text:p>0.2984283153</text:p>
          </table:table-cell>
          <table:table-cell table:number-columns-repeated="1002"/>
        </table:table-row>
        <table:table-row table:style-name="ro1">
          <table:table-cell table:formula="of:=[Datos_Nao.A57]" office:value-type="float" office:value="-0.00550027377903462" calcext:value-type="float">
            <text:p>-0.0055002738</text:p>
          </table:table-cell>
          <table:table-cell table:formula="of:=[Datos_Nao.B57]" office:value-type="float" office:value="0.0592614114284516" calcext:value-type="float">
            <text:p>0.0592614114</text:p>
          </table:table-cell>
          <table:table-cell table:formula="of:=[Datos_Nao.C57]" office:value-type="float" office:value="0.000441715121269226" calcext:value-type="float">
            <text:p>0.0004417151</text:p>
          </table:table-cell>
          <table:table-cell table:formula="of:=[Datos_Nao.D57]" office:value-type="float" office:value="0.0198858045041561" calcext:value-type="float">
            <text:p>0.0198858045</text:p>
          </table:table-cell>
          <table:table-cell table:formula="of:=[Datos_Nao.E57]" office:value-type="float" office:value="-0.0456804409623146" calcext:value-type="float">
            <text:p>-0.045680441</text:p>
          </table:table-cell>
          <table:table-cell table:formula="of:=[Datos_Nao.F57]" office:value-type="float" office:value="0.119545698165894" calcext:value-type="float">
            <text:p>0.1195456982</text:p>
          </table:table-cell>
          <table:table-cell/>
          <table:table-cell table:formula="of:=[Datos_MoCap.A57]" office:value-type="float" office:value="-0.048623" calcext:value-type="float">
            <text:p>-0.048623</text:p>
          </table:table-cell>
          <table:table-cell table:formula="of:=[Datos_MoCap.B57]" office:value-type="float" office:value="0.054626" calcext:value-type="float">
            <text:p>0.054626</text:p>
          </table:table-cell>
          <table:table-cell table:formula="of:=[Datos_MoCap.C57]" office:value-type="float" office:value="0.256193" calcext:value-type="float">
            <text:p>0.256193</text:p>
          </table:table-cell>
          <table:table-cell table:formula="of:=[Datos_MoCap.D57]" office:value-type="float" office:value="0.005951" calcext:value-type="float">
            <text:p>0.005951</text:p>
          </table:table-cell>
          <table:table-cell table:formula="of:=[Datos_MoCap.F57]" office:value-type="float" office:value="-0.01294" calcext:value-type="float">
            <text:p>-0.01294</text:p>
          </table:table-cell>
          <table:table-cell table:formula="of:=[Datos_MoCap.E57]" office:value-type="float" office:value="0.037961" calcext:value-type="float">
            <text:p>0.037961</text:p>
          </table:table-cell>
          <table:table-cell/>
          <table:table-cell table:formula="of:=([.H57]^2)*(0.140024724909833)+([.H57])*(-0.00142725065277068)+(-0.0063459406986214)" office:value-type="float" office:value="-0.00594549757753561" calcext:value-type="float">
            <text:p>-0.0059454976</text:p>
          </table:table-cell>
          <table:table-cell table:formula="of:=([.J57]^2)*(-1.68303778049881)+([.J57])*(0.15665109790632)+(0.10475739737447)" office:value-type="float" office:value="0.0344243743648217" calcext:value-type="float">
            <text:p>0.0344243744</text:p>
          </table:table-cell>
          <table:table-cell table:formula="of:=([.I57]^2)*(-1.84809378419694)+([.I57])*(0.969715893777015)+(-0.0558124189204929)" office:value-type="float" office:value="-0.00835543012990971" calcext:value-type="float">
            <text:p>-0.0083554301</text:p>
          </table:table-cell>
          <table:table-cell table:formula="of:=[.H57]*-1" office:value-type="float" office:value="0.048623" calcext:value-type="float">
            <text:p>0.048623</text:p>
          </table:table-cell>
          <table:table-cell table:formula="of:=[.M57]*-1" office:value-type="float" office:value="-0.037961" calcext:value-type="float">
            <text:p>-0.037961</text:p>
          </table:table-cell>
          <table:table-cell table:formula="of:=([.K57]^2)*(48.7382423482978)+([.K57])*(0.0643401308833624)+(0.0316411646540839)" office:value-type="float" office:value="0.0337500884315286" calcext:value-type="float">
            <text:p>0.0337500884</text:p>
          </table:table-cell>
          <table:table-cell table:formula="of:=([.M57]^2)*(2.99573212968935)+([.M57])*(-0.0394274132082148)+(-0.010306073088791)" office:value-type="float" office:value="-0.00748581471984045" calcext:value-type="float">
            <text:p>-0.0074858147</text:p>
          </table:table-cell>
          <table:table-cell table:formula="of:=([.L57]^2)*(-20.9992408223248)+([.L57])*(0.114146130561486)+(0.302895814088881)" office:value-type="float" office:value="0.297902574678858" calcext:value-type="float">
            <text:p>0.2979025747</text:p>
          </table:table-cell>
          <table:table-cell table:number-columns-repeated="1002"/>
        </table:table-row>
        <table:table-row table:style-name="ro1">
          <table:table-cell table:formula="of:=[Datos_Nao.A58]" office:value-type="float" office:value="-0.00532399024814367" calcext:value-type="float">
            <text:p>-0.0053239902</text:p>
          </table:table-cell>
          <table:table-cell table:formula="of:=[Datos_Nao.B58]" office:value-type="float" office:value="0.059303805232048" calcext:value-type="float">
            <text:p>0.0593038052</text:p>
          </table:table-cell>
          <table:table-cell table:formula="of:=[Datos_Nao.C58]" office:value-type="float" office:value="0.000542882829904556" calcext:value-type="float">
            <text:p>0.0005428828</text:p>
          </table:table-cell>
          <table:table-cell table:formula="of:=[Datos_Nao.D58]" office:value-type="float" office:value="0.0202432870864868" calcext:value-type="float">
            <text:p>0.0202432871</text:p>
          </table:table-cell>
          <table:table-cell table:formula="of:=[Datos_Nao.E58]" office:value-type="float" office:value="-0.0477784313261509" calcext:value-type="float">
            <text:p>-0.0477784313</text:p>
          </table:table-cell>
          <table:table-cell table:formula="of:=[Datos_Nao.F58]" office:value-type="float" office:value="0.119337007403374" calcext:value-type="float">
            <text:p>0.1193370074</text:p>
          </table:table-cell>
          <table:table-cell/>
          <table:table-cell table:formula="of:=[Datos_MoCap.A58]" office:value-type="float" office:value="-0.048699" calcext:value-type="float">
            <text:p>-0.048699</text:p>
          </table:table-cell>
          <table:table-cell table:formula="of:=[Datos_MoCap.B58]" office:value-type="float" office:value="0.054714" calcext:value-type="float">
            <text:p>0.054714</text:p>
          </table:table-cell>
          <table:table-cell table:formula="of:=[Datos_MoCap.C58]" office:value-type="float" office:value="0.25614" calcext:value-type="float">
            <text:p>0.25614</text:p>
          </table:table-cell>
          <table:table-cell table:formula="of:=[Datos_MoCap.D58]" office:value-type="float" office:value="0.006454" calcext:value-type="float">
            <text:p>0.006454</text:p>
          </table:table-cell>
          <table:table-cell table:formula="of:=[Datos_MoCap.F58]" office:value-type="float" office:value="-0.01343" calcext:value-type="float">
            <text:p>-0.01343</text:p>
          </table:table-cell>
          <table:table-cell table:formula="of:=[Datos_MoCap.E58]" office:value-type="float" office:value="0.037561" calcext:value-type="float">
            <text:p>0.037561</text:p>
          </table:table-cell>
          <table:table-cell/>
          <table:table-cell table:formula="of:=([.H58]^2)*(0.140024724909833)+([.H58])*(-0.00142725065277068)+(-0.0063459406986214)" office:value-type="float" office:value="-0.0059443534175289" calcext:value-type="float">
            <text:p>-0.0059443534</text:p>
          </table:table-cell>
          <table:table-cell table:formula="of:=([.J58]^2)*(-1.68303778049881)+([.J58])*(0.15665109790632)+(0.10475739737447)" office:value-type="float" office:value="0.0344617724737781" calcext:value-type="float">
            <text:p>0.0344617725</text:p>
          </table:table-cell>
          <table:table-cell table:formula="of:=([.I58]^2)*(-1.84809378419694)+([.I58])*(0.969715893777015)+(-0.0558124189204929)" office:value-type="float" office:value="-0.00828787734180138" calcext:value-type="float">
            <text:p>-0.0082878773</text:p>
          </table:table-cell>
          <table:table-cell table:formula="of:=[.H58]*-1" office:value-type="float" office:value="0.048699" calcext:value-type="float">
            <text:p>0.048699</text:p>
          </table:table-cell>
          <table:table-cell table:formula="of:=[.M58]*-1" office:value-type="float" office:value="-0.037561" calcext:value-type="float">
            <text:p>-0.037561</text:p>
          </table:table-cell>
          <table:table-cell table:formula="of:=([.K58]^2)*(48.7382423482978)+([.K58])*(0.0643401308833624)+(0.0316411646540839)" office:value-type="float" office:value="0.0340865642592172" calcext:value-type="float">
            <text:p>0.0340865643</text:p>
          </table:table-cell>
          <table:table-cell table:formula="of:=([.M58]^2)*(2.99573212968935)+([.M58])*(-0.0394274132082148)+(-0.010306073088791)" office:value-type="float" office:value="-0.00756054122731653" calcext:value-type="float">
            <text:p>-0.0075605412</text:p>
          </table:table-cell>
          <table:table-cell table:formula="of:=([.L58]^2)*(-20.9992408223248)+([.L58])*(0.114146130561486)+(0.302895814088881)" office:value-type="float" office:value="0.297575305584446" calcext:value-type="float">
            <text:p>0.2975753056</text:p>
          </table:table-cell>
          <table:table-cell table:number-columns-repeated="1002"/>
        </table:table-row>
        <table:table-row table:style-name="ro1">
          <table:table-cell table:formula="of:=[Datos_Nao.A59]" office:value-type="float" office:value="-0.00496610207483172" calcext:value-type="float">
            <text:p>-0.0049661021</text:p>
          </table:table-cell>
          <table:table-cell table:formula="of:=[Datos_Nao.B59]" office:value-type="float" office:value="0.0593904368579388" calcext:value-type="float">
            <text:p>0.0593904369</text:p>
          </table:table-cell>
          <table:table-cell table:formula="of:=[Datos_Nao.C59]" office:value-type="float" office:value="0.000760007649660111" calcext:value-type="float">
            <text:p>0.0007600076</text:p>
          </table:table-cell>
          <table:table-cell table:formula="of:=[Datos_Nao.D59]" office:value-type="float" office:value="0.0213192142546177" calcext:value-type="float">
            <text:p>0.0213192143</text:p>
          </table:table-cell>
          <table:table-cell table:formula="of:=[Datos_Nao.E59]" office:value-type="float" office:value="-0.0516106300055981" calcext:value-type="float">
            <text:p>-0.05161063</text:p>
          </table:table-cell>
          <table:table-cell table:formula="of:=[Datos_Nao.F59]" office:value-type="float" office:value="0.118992827832699" calcext:value-type="float">
            <text:p>0.1189928278</text:p>
          </table:table-cell>
          <table:table-cell/>
          <table:table-cell table:formula="of:=[Datos_MoCap.A59]" office:value-type="float" office:value="-0.048705" calcext:value-type="float">
            <text:p>-0.048705</text:p>
          </table:table-cell>
          <table:table-cell table:formula="of:=[Datos_MoCap.B59]" office:value-type="float" office:value="0.054946" calcext:value-type="float">
            <text:p>0.054946</text:p>
          </table:table-cell>
          <table:table-cell table:formula="of:=[Datos_MoCap.C59]" office:value-type="float" office:value="0.255817" calcext:value-type="float">
            <text:p>0.255817</text:p>
          </table:table-cell>
          <table:table-cell table:formula="of:=[Datos_MoCap.D59]" office:value-type="float" office:value="0.007424" calcext:value-type="float">
            <text:p>0.007424</text:p>
          </table:table-cell>
          <table:table-cell table:formula="of:=[Datos_MoCap.F59]" office:value-type="float" office:value="-0.014245" calcext:value-type="float">
            <text:p>-0.014245</text:p>
          </table:table-cell>
          <table:table-cell table:formula="of:=[Datos_MoCap.E59]" office:value-type="float" office:value="0.036731" calcext:value-type="float">
            <text:p>0.036731</text:p>
          </table:table-cell>
          <table:table-cell/>
          <table:table-cell table:formula="of:=([.H59]^2)*(0.140024724909833)+([.H59])*(-0.00142725065277068)+(-0.0063459406986214)" office:value-type="float" office:value="-0.00594426302021515" calcext:value-type="float">
            <text:p>-0.005944263</text:p>
          </table:table-cell>
          <table:table-cell table:formula="of:=([.J59]^2)*(-1.68303778049881)+([.J59])*(0.15665109790632)+(0.10475739737447)" office:value-type="float" office:value="0.0346894848494304" calcext:value-type="float">
            <text:p>0.0346894848</text:p>
          </table:table-cell>
          <table:table-cell table:formula="of:=([.I59]^2)*(-1.84809378419694)+([.I59])*(0.969715893777015)+(-0.0558124189204929)" office:value-type="float" office:value="-0.00810992083018012" calcext:value-type="float">
            <text:p>-0.0081099208</text:p>
          </table:table-cell>
          <table:table-cell table:formula="of:=[.H59]*-1" office:value-type="float" office:value="0.048705" calcext:value-type="float">
            <text:p>0.048705</text:p>
          </table:table-cell>
          <table:table-cell table:formula="of:=[.M59]*-1" office:value-type="float" office:value="-0.036731" calcext:value-type="float">
            <text:p>-0.036731</text:p>
          </table:table-cell>
          <table:table-cell table:formula="of:=([.K59]^2)*(48.7382423482978)+([.K59])*(0.0643401308833624)+(0.0316411646540839)" office:value-type="float" office:value="0.0348050718336645" calcext:value-type="float">
            <text:p>0.0348050718</text:p>
          </table:table-cell>
          <table:table-cell table:formula="of:=([.M59]^2)*(2.99573212968935)+([.M59])*(-0.0394274132082148)+(-0.010306073088791)" office:value-type="float" office:value="-0.00771254038739818" calcext:value-type="float">
            <text:p>-0.0077125404</text:p>
          </table:table-cell>
          <table:table-cell table:formula="of:=([.L59]^2)*(-20.9992408223248)+([.L59])*(0.114146130561486)+(0.302895814088881)" office:value-type="float" office:value="0.297008635986385" calcext:value-type="float">
            <text:p>0.297008636</text:p>
          </table:table-cell>
          <table:table-cell table:number-columns-repeated="1002"/>
        </table:table-row>
        <table:table-row table:style-name="ro1">
          <table:table-cell table:formula="of:=[Datos_Nao.A60]" office:value-type="float" office:value="-0.00478678615763783" calcext:value-type="float">
            <text:p>-0.0047867862</text:p>
          </table:table-cell>
          <table:table-cell table:formula="of:=[Datos_Nao.B60]" office:value-type="float" office:value="0.0594372674822807" calcext:value-type="float">
            <text:p>0.0594372675</text:p>
          </table:table-cell>
          <table:table-cell table:formula="of:=[Datos_Nao.C60]" office:value-type="float" office:value="0.000877376645803451" calcext:value-type="float">
            <text:p>0.0008773766</text:p>
          </table:table-cell>
          <table:table-cell table:formula="of:=[Datos_Nao.D60]" office:value-type="float" office:value="0.0220385622233152" calcext:value-type="float">
            <text:p>0.0220385622</text:p>
          </table:table-cell>
          <table:table-cell table:formula="of:=[Datos_Nao.E60]" office:value-type="float" office:value="-0.053281381726265" calcext:value-type="float">
            <text:p>-0.0532813817</text:p>
          </table:table-cell>
          <table:table-cell table:formula="of:=[Datos_Nao.F60]" office:value-type="float" office:value="0.118877999484539" calcext:value-type="float">
            <text:p>0.1188779995</text:p>
          </table:table-cell>
          <table:table-cell/>
          <table:table-cell table:formula="of:=[Datos_MoCap.A60]" office:value-type="float" office:value="-0.048844" calcext:value-type="float">
            <text:p>-0.048844</text:p>
          </table:table-cell>
          <table:table-cell table:formula="of:=[Datos_MoCap.B60]" office:value-type="float" office:value="0.055455" calcext:value-type="float">
            <text:p>0.055455</text:p>
          </table:table-cell>
          <table:table-cell table:formula="of:=[Datos_MoCap.C60]" office:value-type="float" office:value="0.254956" calcext:value-type="float">
            <text:p>0.254956</text:p>
          </table:table-cell>
          <table:table-cell table:formula="of:=[Datos_MoCap.D60]" office:value-type="float" office:value="0.01857" calcext:value-type="float">
            <text:p>0.01857</text:p>
          </table:table-cell>
          <table:table-cell table:formula="of:=[Datos_MoCap.F60]" office:value-type="float" office:value="-0.014638" calcext:value-type="float">
            <text:p>-0.014638</text:p>
          </table:table-cell>
          <table:table-cell table:formula="of:=[Datos_MoCap.E60]" office:value-type="float" office:value="0.034598" calcext:value-type="float">
            <text:p>0.034598</text:p>
          </table:table-cell>
          <table:table-cell/>
          <table:table-cell table:formula="of:=([.H60]^2)*(0.140024724909833)+([.H60])*(-0.00142725065277068)+(-0.0063459406986214)" office:value-type="float" office:value="-0.00594216599358168" calcext:value-type="float">
            <text:p>-0.005942166</text:p>
          </table:table-cell>
          <table:table-cell table:formula="of:=([.J60]^2)*(-1.68303778049881)+([.J60])*(0.15665109790632)+(0.10475739737447)" office:value-type="float" office:value="0.0352947671247718" calcext:value-type="float">
            <text:p>0.0352947671</text:p>
          </table:table-cell>
          <table:table-cell table:formula="of:=([.I60]^2)*(-1.84809378419694)+([.I60])*(0.969715893777015)+(-0.0558124189204929)" office:value-type="float" office:value="-0.00772018742379901" calcext:value-type="float">
            <text:p>-0.0077201874</text:p>
          </table:table-cell>
          <table:table-cell table:formula="of:=[.H60]*-1" office:value-type="float" office:value="0.048844" calcext:value-type="float">
            <text:p>0.048844</text:p>
          </table:table-cell>
          <table:table-cell table:formula="of:=[.M60]*-1" office:value-type="float" office:value="-0.034598" calcext:value-type="float">
            <text:p>-0.034598</text:p>
          </table:table-cell>
          <table:table-cell table:formula="of:=([.K60]^2)*(48.7382423482978)+([.K60])*(0.0643401308833624)+(0.0316411646540839)" office:value-type="float" office:value="0.0496430951933625" calcext:value-type="float">
            <text:p>0.0496430952</text:p>
          </table:table-cell>
          <table:table-cell table:formula="of:=([.M60]^2)*(2.99573212968935)+([.M60])*(-0.0394274132082148)+(-0.010306073088791)" office:value-type="float" office:value="-0.00808422665193374" calcext:value-type="float">
            <text:p>-0.0080842267</text:p>
          </table:table-cell>
          <table:table-cell table:formula="of:=([.L60]^2)*(-20.9992408223248)+([.L60])*(0.114146130561486)+(0.302895814088881)" office:value-type="float" office:value="0.296725413775515" calcext:value-type="float">
            <text:p>0.2967254138</text:p>
          </table:table-cell>
          <table:table-cell table:number-columns-repeated="1002"/>
        </table:table-row>
        <table:table-row table:style-name="ro1">
          <table:table-cell table:formula="of:=[Datos_Nao.A61]" office:value-type="float" office:value="-0.00442760903388262" calcext:value-type="float">
            <text:p>-0.004427609</text:p>
          </table:table-cell>
          <table:table-cell table:formula="of:=[Datos_Nao.B61]" office:value-type="float" office:value="0.0595374628901482" calcext:value-type="float">
            <text:p>0.0595374629</text:p>
          </table:table-cell>
          <table:table-cell table:formula="of:=[Datos_Nao.C61]" office:value-type="float" office:value="0.00112482905387878" calcext:value-type="float">
            <text:p>0.0011248291</text:p>
          </table:table-cell>
          <table:table-cell table:formula="of:=[Datos_Nao.D61]" office:value-type="float" office:value="0.0237614493817091" calcext:value-type="float">
            <text:p>0.0237614494</text:p>
          </table:table-cell>
          <table:table-cell table:formula="of:=[Datos_Nao.E61]" office:value-type="float" office:value="-0.0561540685594082" calcext:value-type="float">
            <text:p>-0.0561540686</text:p>
          </table:table-cell>
          <table:table-cell table:formula="of:=[Datos_Nao.F61]" office:value-type="float" office:value="0.118762202560902" calcext:value-type="float">
            <text:p>0.1187622026</text:p>
          </table:table-cell>
          <table:table-cell/>
          <table:table-cell table:formula="of:=[Datos_MoCap.A61]" office:value-type="float" office:value="-0.048877" calcext:value-type="float">
            <text:p>-0.048877</text:p>
          </table:table-cell>
          <table:table-cell table:formula="of:=[Datos_MoCap.B61]" office:value-type="float" office:value="0.055678" calcext:value-type="float">
            <text:p>0.055678</text:p>
          </table:table-cell>
          <table:table-cell table:formula="of:=[Datos_MoCap.C61]" office:value-type="float" office:value="0.254584" calcext:value-type="float">
            <text:p>0.254584</text:p>
          </table:table-cell>
          <table:table-cell table:formula="of:=[Datos_MoCap.D61]" office:value-type="float" office:value="0.02398" calcext:value-type="float">
            <text:p>0.02398</text:p>
          </table:table-cell>
          <table:table-cell table:formula="of:=[Datos_MoCap.F61]" office:value-type="float" office:value="-0.015454" calcext:value-type="float">
            <text:p>-0.015454</text:p>
          </table:table-cell>
          <table:table-cell table:formula="of:=[Datos_MoCap.E61]" office:value-type="float" office:value="0.032987" calcext:value-type="float">
            <text:p>0.032987</text:p>
          </table:table-cell>
          <table:table-cell/>
          <table:table-cell table:formula="of:=([.H61]^2)*(0.140024724909833)+([.H61])*(-0.00142725065277068)+(-0.0063459406986214)" office:value-type="float" office:value="-0.00594166734355742" calcext:value-type="float">
            <text:p>-0.0059416673</text:p>
          </table:table-cell>
          <table:table-cell table:formula="of:=([.J61]^2)*(-1.68303778049881)+([.J61])*(0.15665109790632)+(0.10475739737447)" office:value-type="float" office:value="0.035555510842642" calcext:value-type="float">
            <text:p>0.0355555108</text:p>
          </table:table-cell>
          <table:table-cell table:formula="of:=([.I61]^2)*(-1.84809378419694)+([.I61])*(0.969715893777015)+(-0.0558124189204929)" office:value-type="float" office:value="-0.0075497414575405" calcext:value-type="float">
            <text:p>-0.0075497415</text:p>
          </table:table-cell>
          <table:table-cell table:formula="of:=[.H61]*-1" office:value-type="float" office:value="0.048877" calcext:value-type="float">
            <text:p>0.048877</text:p>
          </table:table-cell>
          <table:table-cell table:formula="of:=[.M61]*-1" office:value-type="float" office:value="-0.032987" calcext:value-type="float">
            <text:p>-0.032987</text:p>
          </table:table-cell>
          <table:table-cell table:formula="of:=([.K61]^2)*(48.7382423482978)+([.K61])*(0.0643401308833624)+(0.0316411646540839)" office:value-type="float" office:value="0.061210499367929" calcext:value-type="float">
            <text:p>0.0612104994</text:p>
          </table:table-cell>
          <table:table-cell table:formula="of:=([.M61]^2)*(2.99573212968935)+([.M61])*(-0.0394274132082148)+(-0.010306073088791)" office:value-type="float" office:value="-0.00834688271094722" calcext:value-type="float">
            <text:p>-0.0083468827</text:p>
          </table:table-cell>
          <table:table-cell table:formula="of:=([.L61]^2)*(-20.9992408223248)+([.L61])*(0.114146130561486)+(0.302895814088881)" office:value-type="float" office:value="0.296116632662639" calcext:value-type="float">
            <text:p>0.2961166327</text:p>
          </table:table-cell>
          <table:table-cell table:number-columns-repeated="1002"/>
        </table:table-row>
        <table:table-row table:style-name="ro1">
          <table:table-cell table:formula="of:=[Datos_Nao.A62]" office:value-type="float" office:value="-0.00406796578317881" calcext:value-type="float">
            <text:p>-0.0040679658</text:p>
          </table:table-cell>
          <table:table-cell table:formula="of:=[Datos_Nao.B62]" office:value-type="float" office:value="0.0596455372869968" calcext:value-type="float">
            <text:p>0.0596455373</text:p>
          </table:table-cell>
          <table:table-cell table:formula="of:=[Datos_Nao.C62]" office:value-type="float" office:value="0.00138621777296066" calcext:value-type="float">
            <text:p>0.0013862178</text:p>
          </table:table-cell>
          <table:table-cell table:formula="of:=[Datos_Nao.D62]" office:value-type="float" office:value="0.0257906559854746" calcext:value-type="float">
            <text:p>0.025790656</text:p>
          </table:table-cell>
          <table:table-cell table:formula="of:=[Datos_Nao.E62]" office:value-type="float" office:value="-0.0584266856312752" calcext:value-type="float">
            <text:p>-0.0584266856</text:p>
          </table:table-cell>
          <table:table-cell table:formula="of:=[Datos_Nao.F62]" office:value-type="float" office:value="0.118797622621059" calcext:value-type="float">
            <text:p>0.1187976226</text:p>
          </table:table-cell>
          <table:table-cell/>
          <table:table-cell table:formula="of:=[Datos_MoCap.A62]" office:value-type="float" office:value="-0.048929" calcext:value-type="float">
            <text:p>-0.048929</text:p>
          </table:table-cell>
          <table:table-cell table:formula="of:=[Datos_MoCap.B62]" office:value-type="float" office:value="0.055908" calcext:value-type="float">
            <text:p>0.055908</text:p>
          </table:table-cell>
          <table:table-cell table:formula="of:=[Datos_MoCap.C62]" office:value-type="float" office:value="0.254041" calcext:value-type="float">
            <text:p>0.254041</text:p>
          </table:table-cell>
          <table:table-cell table:formula="of:=[Datos_MoCap.D62]" office:value-type="float" office:value="0.026944" calcext:value-type="float">
            <text:p>0.026944</text:p>
          </table:table-cell>
          <table:table-cell table:formula="of:=[Datos_MoCap.F62]" office:value-type="float" office:value="-0.016454" calcext:value-type="float">
            <text:p>-0.016454</text:p>
          </table:table-cell>
          <table:table-cell table:formula="of:=[Datos_MoCap.E62]" office:value-type="float" office:value="0.031114" calcext:value-type="float">
            <text:p>0.031114</text:p>
          </table:table-cell>
          <table:table-cell/>
          <table:table-cell table:formula="of:=([.H62]^2)*(0.140024724909833)+([.H62])*(-0.00142725065277068)+(-0.0063459406986214)" office:value-type="float" office:value="-0.00594088097309476" calcext:value-type="float">
            <text:p>-0.005940881</text:p>
          </table:table-cell>
          <table:table-cell table:formula="of:=([.J62]^2)*(-1.68303778049881)+([.J62])*(0.15665109790632)+(0.10475739737447)" office:value-type="float" office:value="0.0359352763509495" calcext:value-type="float">
            <text:p>0.0359352764</text:p>
          </table:table-cell>
          <table:table-cell table:formula="of:=([.I62]^2)*(-1.84809378419694)+([.I62])*(0.969715893777015)+(-0.0558124189204929)" office:value-type="float" office:value="-0.00737413772236257" calcext:value-type="float">
            <text:p>-0.0073741377</text:p>
          </table:table-cell>
          <table:table-cell table:formula="of:=[.H62]*-1" office:value-type="float" office:value="0.048929" calcext:value-type="float">
            <text:p>0.048929</text:p>
          </table:table-cell>
          <table:table-cell table:formula="of:=[.M62]*-1" office:value-type="float" office:value="-0.031114" calcext:value-type="float">
            <text:p>-0.031114</text:p>
          </table:table-cell>
          <table:table-cell table:formula="of:=([.K62]^2)*(48.7382423482978)+([.K62])*(0.0643401308833624)+(0.0316411646540839)" office:value-type="float" office:value="0.0687576922107811" calcext:value-type="float">
            <text:p>0.0687576922</text:p>
          </table:table-cell>
          <table:table-cell table:formula="of:=([.M62]^2)*(2.99573212968935)+([.M62])*(-0.0394274132082148)+(-0.010306073088791)" office:value-type="float" office:value="-0.00863270627949253" calcext:value-type="float">
            <text:p>-0.0086327063</text:p>
          </table:table-cell>
          <table:table-cell table:formula="of:=([.L62]^2)*(-20.9992408223248)+([.L62])*(0.114146130561486)+(0.302895814088881)" office:value-type="float" office:value="0.295332442755919" calcext:value-type="float">
            <text:p>0.2953324428</text:p>
          </table:table-cell>
          <table:table-cell table:number-columns-repeated="1002"/>
        </table:table-row>
        <table:table-row table:style-name="ro1">
          <table:table-cell table:formula="of:=[Datos_Nao.A63]" office:value-type="float" office:value="-0.00388808827847242" calcext:value-type="float">
            <text:p>-0.0038880883</text:p>
          </table:table-cell>
          <table:table-cell table:formula="of:=[Datos_Nao.B63]" office:value-type="float" office:value="0.0597021915018559" calcext:value-type="float">
            <text:p>0.0597021915</text:p>
          </table:table-cell>
          <table:table-cell table:formula="of:=[Datos_Nao.C63]" office:value-type="float" office:value="0.00152195245027542" calcext:value-type="float">
            <text:p>0.0015219525</text:p>
          </table:table-cell>
          <table:table-cell table:formula="of:=[Datos_Nao.D63]" office:value-type="float" office:value="0.026900066062808" calcext:value-type="float">
            <text:p>0.0269000661</text:p>
          </table:table-cell>
          <table:table-cell table:formula="of:=[Datos_Nao.E63]" office:value-type="float" office:value="-0.0593464449048042" calcext:value-type="float">
            <text:p>-0.0593464449</text:p>
          </table:table-cell>
          <table:table-cell table:formula="of:=[Datos_Nao.F63]" office:value-type="float" office:value="0.118871673941612" calcext:value-type="float">
            <text:p>0.1188716739</text:p>
          </table:table-cell>
          <table:table-cell/>
          <table:table-cell table:formula="of:=[Datos_MoCap.A63]" office:value-type="float" office:value="-0.049038" calcext:value-type="float">
            <text:p>-0.049038</text:p>
          </table:table-cell>
          <table:table-cell table:formula="of:=[Datos_MoCap.B63]" office:value-type="float" office:value="0.056277" calcext:value-type="float">
            <text:p>0.056277</text:p>
          </table:table-cell>
          <table:table-cell table:formula="of:=[Datos_MoCap.C63]" office:value-type="float" office:value="0.253413" calcext:value-type="float">
            <text:p>0.253413</text:p>
          </table:table-cell>
          <table:table-cell table:formula="of:=[Datos_MoCap.D63]" office:value-type="float" office:value="0.026281" calcext:value-type="float">
            <text:p>0.026281</text:p>
          </table:table-cell>
          <table:table-cell table:formula="of:=[Datos_MoCap.F63]" office:value-type="float" office:value="-0.017851" calcext:value-type="float">
            <text:p>-0.017851</text:p>
          </table:table-cell>
          <table:table-cell table:formula="of:=[Datos_MoCap.E63]" office:value-type="float" office:value="0.029369" calcext:value-type="float">
            <text:p>0.029369</text:p>
          </table:table-cell>
          <table:table-cell/>
          <table:table-cell table:formula="of:=([.H63]^2)*(0.140024724909833)+([.H63])*(-0.00142725065277068)+(-0.0063459406986214)" office:value-type="float" office:value="-0.00593923016233105" calcext:value-type="float">
            <text:p>-0.0059392302</text:p>
          </table:table-cell>
          <table:table-cell table:formula="of:=([.J63]^2)*(-1.68303778049881)+([.J63])*(0.15665109790632)+(0.10475739737447)" office:value-type="float" office:value="0.0363732518128917" calcext:value-type="float">
            <text:p>0.0363732518</text:p>
          </table:table-cell>
          <table:table-cell table:formula="of:=([.I63]^2)*(-1.84809378419694)+([.I63])*(0.969715893777015)+(-0.0558124189204929)" office:value-type="float" office:value="-0.00709281673759432" calcext:value-type="float">
            <text:p>-0.0070928167</text:p>
          </table:table-cell>
          <table:table-cell table:formula="of:=[.H63]*-1" office:value-type="float" office:value="0.049038" calcext:value-type="float">
            <text:p>0.049038</text:p>
          </table:table-cell>
          <table:table-cell table:formula="of:=[.M63]*-1" office:value-type="float" office:value="-0.029369" calcext:value-type="float">
            <text:p>-0.029369</text:p>
          </table:table-cell>
          <table:table-cell table:formula="of:=([.K63]^2)*(48.7382423482978)+([.K63])*(0.0643401308833624)+(0.0316411646540839)" office:value-type="float" office:value="0.0669951510788263" calcext:value-type="float">
            <text:p>0.0669951511</text:p>
          </table:table-cell>
          <table:table-cell table:formula="of:=([.M63]^2)*(2.99573212968935)+([.M63])*(-0.0394274132082148)+(-0.010306073088791)" office:value-type="float" office:value="-0.0088800835053122" calcext:value-type="float">
            <text:p>-0.0088800835</text:p>
          </table:table-cell>
          <table:table-cell table:formula="of:=([.L63]^2)*(-20.9992408223248)+([.L63])*(0.114146130561486)+(0.302895814088881)" office:value-type="float" office:value="0.29416661120942" calcext:value-type="float">
            <text:p>0.2941666112</text:p>
          </table:table-cell>
          <table:table-cell table:number-columns-repeated="1002"/>
        </table:table-row>
        <table:table-row table:style-name="ro1">
          <table:table-cell table:formula="of:=[Datos_Nao.A64]" office:value-type="float" office:value="-0.00352857168763876" calcext:value-type="float">
            <text:p>-0.0035285717</text:p>
          </table:table-cell>
          <table:table-cell table:formula="of:=[Datos_Nao.B64]" office:value-type="float" office:value="0.0598197802901268" calcext:value-type="float">
            <text:p>0.0598197803</text:p>
          </table:table-cell>
          <table:table-cell table:formula="of:=[Datos_Nao.C64]" office:value-type="float" office:value="0.00180405005812645" calcext:value-type="float">
            <text:p>0.0018040501</text:p>
          </table:table-cell>
          <table:table-cell table:formula="of:=[Datos_Nao.D64]" office:value-type="float" office:value="0.0292802825570107" calcext:value-type="float">
            <text:p>0.0292802826</text:p>
          </table:table-cell>
          <table:table-cell table:formula="of:=[Datos_Nao.E64]" office:value-type="float" office:value="-0.0607686713337898" calcext:value-type="float">
            <text:p>-0.0607686713</text:p>
          </table:table-cell>
          <table:table-cell table:formula="of:=[Datos_Nao.F64]" office:value-type="float" office:value="0.119131691753864" calcext:value-type="float">
            <text:p>0.1191316918</text:p>
          </table:table-cell>
          <table:table-cell/>
          <table:table-cell table:formula="of:=[Datos_MoCap.A64]" office:value-type="float" office:value="-0.049136" calcext:value-type="float">
            <text:p>-0.049136</text:p>
          </table:table-cell>
          <table:table-cell table:formula="of:=[Datos_MoCap.B64]" office:value-type="float" office:value="0.056441" calcext:value-type="float">
            <text:p>0.056441</text:p>
          </table:table-cell>
          <table:table-cell table:formula="of:=[Datos_MoCap.C64]" office:value-type="float" office:value="0.252847" calcext:value-type="float">
            <text:p>0.252847</text:p>
          </table:table-cell>
          <table:table-cell table:formula="of:=[Datos_MoCap.D64]" office:value-type="float" office:value="0.029125" calcext:value-type="float">
            <text:p>0.029125</text:p>
          </table:table-cell>
          <table:table-cell table:formula="of:=[Datos_MoCap.F64]" office:value-type="float" office:value="-0.018461" calcext:value-type="float">
            <text:p>-0.018461</text:p>
          </table:table-cell>
          <table:table-cell table:formula="of:=[Datos_MoCap.E64]" office:value-type="float" office:value="0.027484" calcext:value-type="float">
            <text:p>0.027484</text:p>
          </table:table-cell>
          <table:table-cell/>
          <table:table-cell table:formula="of:=([.H64]^2)*(0.140024724909833)+([.H64])*(-0.00142725065277068)+(-0.0063459406986214)" office:value-type="float" office:value="-0.00593774310660744" calcext:value-type="float">
            <text:p>-0.0059377431</text:p>
          </table:table-cell>
          <table:table-cell table:formula="of:=([.J64]^2)*(-1.68303778049881)+([.J64])*(0.15665109790632)+(0.10475739737447)" office:value-type="float" office:value="0.0367668502555002" calcext:value-type="float">
            <text:p>0.0367668503</text:p>
          </table:table-cell>
          <table:table-cell table:formula="of:=([.I64]^2)*(-1.84809378419694)+([.I64])*(0.969715893777015)+(-0.0558124189204929)" office:value-type="float" office:value="-0.0069679467343823" calcext:value-type="float">
            <text:p>-0.0069679467</text:p>
          </table:table-cell>
          <table:table-cell table:formula="of:=[.H64]*-1" office:value-type="float" office:value="0.049136" calcext:value-type="float">
            <text:p>0.049136</text:p>
          </table:table-cell>
          <table:table-cell table:formula="of:=[.M64]*-1" office:value-type="float" office:value="-0.027484" calcext:value-type="float">
            <text:p>-0.027484</text:p>
          </table:table-cell>
          <table:table-cell table:formula="of:=([.K64]^2)*(48.7382423482978)+([.K64])*(0.0643401308833624)+(0.0316411646540839)" office:value-type="float" office:value="0.0748580465730421" calcext:value-type="float">
            <text:p>0.0748580466</text:p>
          </table:table-cell>
          <table:table-cell table:formula="of:=([.M64]^2)*(2.99573212968935)+([.M64])*(-0.0394274132082148)+(-0.010306073088791)" office:value-type="float" office:value="-0.00912680916769471" calcext:value-type="float">
            <text:p>-0.0091268092</text:p>
          </table:table-cell>
          <table:table-cell table:formula="of:=([.L64]^2)*(-20.9992408223248)+([.L64])*(0.114146130561486)+(0.302895814088881)" office:value-type="float" office:value="0.293631842165806" calcext:value-type="float">
            <text:p>0.2936318422</text:p>
          </table:table-cell>
          <table:table-cell table:number-columns-repeated="1002"/>
        </table:table-row>
        <table:table-row table:style-name="ro1">
          <table:table-cell table:formula="of:=[Datos_Nao.A65]" office:value-type="float" office:value="-0.00316981319338083" calcext:value-type="float">
            <text:p>-0.0031698132</text:p>
          </table:table-cell>
          <table:table-cell table:formula="of:=[Datos_Nao.B65]" office:value-type="float" office:value="0.059941902756691" calcext:value-type="float">
            <text:p>0.0599419028</text:p>
          </table:table-cell>
          <table:table-cell table:formula="of:=[Datos_Nao.C65]" office:value-type="float" office:value="0.00210347399115562" calcext:value-type="float">
            <text:p>0.002103474</text:p>
          </table:table-cell>
          <table:table-cell table:formula="of:=[Datos_Nao.D65]" office:value-type="float" office:value="0.0318491496145725" calcext:value-type="float">
            <text:p>0.0318491496</text:p>
          </table:table-cell>
          <table:table-cell table:formula="of:=[Datos_Nao.E65]" office:value-type="float" office:value="-0.0616537928581238" calcext:value-type="float">
            <text:p>-0.0616537929</text:p>
          </table:table-cell>
          <table:table-cell table:formula="of:=[Datos_Nao.F65]" office:value-type="float" office:value="0.119539447128773" calcext:value-type="float">
            <text:p>0.1195394471</text:p>
          </table:table-cell>
          <table:table-cell/>
          <table:table-cell table:formula="of:=[Datos_MoCap.A65]" office:value-type="float" office:value="-0.049224" calcext:value-type="float">
            <text:p>-0.049224</text:p>
          </table:table-cell>
          <table:table-cell table:formula="of:=[Datos_MoCap.B65]" office:value-type="float" office:value="0.056732" calcext:value-type="float">
            <text:p>0.056732</text:p>
          </table:table-cell>
          <table:table-cell table:formula="of:=[Datos_MoCap.C65]" office:value-type="float" office:value="0.252234" calcext:value-type="float">
            <text:p>0.252234</text:p>
          </table:table-cell>
          <table:table-cell table:formula="of:=[Datos_MoCap.D65]" office:value-type="float" office:value="0.032648" calcext:value-type="float">
            <text:p>0.032648</text:p>
          </table:table-cell>
          <table:table-cell table:formula="of:=[Datos_MoCap.F65]" office:value-type="float" office:value="-0.019523" calcext:value-type="float">
            <text:p>-0.019523</text:p>
          </table:table-cell>
          <table:table-cell table:formula="of:=[Datos_MoCap.E65]" office:value-type="float" office:value="0.02506" calcext:value-type="float">
            <text:p>0.02506</text:p>
          </table:table-cell>
          <table:table-cell/>
          <table:table-cell table:formula="of:=([.H65]^2)*(0.140024724909833)+([.H65])*(-0.00142725065277068)+(-0.0063459406986214)" office:value-type="float" office:value="-0.00593640549933909" calcext:value-type="float">
            <text:p>-0.0059364055</text:p>
          </table:table-cell>
          <table:table-cell table:formula="of:=([.J65]^2)*(-1.68303778049881)+([.J65])*(0.15665109790632)+(0.10475739737447)" office:value-type="float" office:value="0.0371919162908787" calcext:value-type="float">
            <text:p>0.0371919163</text:p>
          </table:table-cell>
          <table:table-cell table:formula="of:=([.I65]^2)*(-1.84809378419694)+([.I65])*(0.969715893777015)+(-0.0558124189204929)" office:value-type="float" office:value="-0.00674662331578432" calcext:value-type="float">
            <text:p>-0.0067466233</text:p>
          </table:table-cell>
          <table:table-cell table:formula="of:=[.H65]*-1" office:value-type="float" office:value="0.049224" calcext:value-type="float">
            <text:p>0.049224</text:p>
          </table:table-cell>
          <table:table-cell table:formula="of:=[.M65]*-1" office:value-type="float" office:value="-0.02506" calcext:value-type="float">
            <text:p>-0.02506</text:p>
          </table:table-cell>
          <table:table-cell table:formula="of:=([.K65]^2)*(48.7382423482978)+([.K65])*(0.0643401308833624)+(0.0316411646540839)" office:value-type="float" office:value="0.0856914391814045" calcext:value-type="float">
            <text:p>0.0856914392</text:p>
          </table:table-cell>
          <table:table-cell table:formula="of:=([.M65]^2)*(2.99573212968935)+([.M65])*(-0.0394274132082148)+(-0.010306073088791)" office:value-type="float" office:value="-0.00941279350170828" calcext:value-type="float">
            <text:p>-0.0094127935</text:p>
          </table:table-cell>
          <table:table-cell table:formula="of:=([.L65]^2)*(-20.9992408223248)+([.L65])*(0.114146130561486)+(0.302895814088881)" office:value-type="float" office:value="0.292663530431624" calcext:value-type="float">
            <text:p>0.2926635304</text:p>
          </table:table-cell>
          <table:table-cell table:number-columns-repeated="1002"/>
        </table:table-row>
        <table:table-row table:style-name="ro1">
          <table:table-cell table:formula="of:=[Datos_Nao.A66]" office:value-type="float" office:value="-0.00281248637475073" calcext:value-type="float">
            <text:p>-0.0028124864</text:p>
          </table:table-cell>
          <table:table-cell table:formula="of:=[Datos_Nao.B66]" office:value-type="float" office:value="0.0600667968392372" calcext:value-type="float">
            <text:p>0.0600667968</text:p>
          </table:table-cell>
          <table:table-cell table:formula="of:=[Datos_Nao.C66]" office:value-type="float" office:value="0.002424705773592" calcext:value-type="float">
            <text:p>0.0024247058</text:p>
          </table:table-cell>
          <table:table-cell table:formula="of:=[Datos_Nao.D66]" office:value-type="float" office:value="0.0345831960439682" calcext:value-type="float">
            <text:p>0.034583196</text:p>
          </table:table-cell>
          <table:table-cell table:formula="of:=[Datos_Nao.E66]" office:value-type="float" office:value="-0.0620240196585655" calcext:value-type="float">
            <text:p>-0.0620240197</text:p>
          </table:table-cell>
          <table:table-cell table:formula="of:=[Datos_Nao.F66]" office:value-type="float" office:value="0.120092988014221" calcext:value-type="float">
            <text:p>0.120092988</text:p>
          </table:table-cell>
          <table:table-cell/>
          <table:table-cell table:formula="of:=[Datos_MoCap.A66]" office:value-type="float" office:value="-0.049311" calcext:value-type="float">
            <text:p>-0.049311</text:p>
          </table:table-cell>
          <table:table-cell table:formula="of:=[Datos_MoCap.B66]" office:value-type="float" office:value="0.057029" calcext:value-type="float">
            <text:p>0.057029</text:p>
          </table:table-cell>
          <table:table-cell table:formula="of:=[Datos_MoCap.C66]" office:value-type="float" office:value="0.251672" calcext:value-type="float">
            <text:p>0.251672</text:p>
          </table:table-cell>
          <table:table-cell table:formula="of:=[Datos_MoCap.D66]" office:value-type="float" office:value="0.034994" calcext:value-type="float">
            <text:p>0.034994</text:p>
          </table:table-cell>
          <table:table-cell table:formula="of:=[Datos_MoCap.F66]" office:value-type="float" office:value="-0.020314" calcext:value-type="float">
            <text:p>-0.020314</text:p>
          </table:table-cell>
          <table:table-cell table:formula="of:=[Datos_MoCap.E66]" office:value-type="float" office:value="0.022005" calcext:value-type="float">
            <text:p>0.022005</text:p>
          </table:table-cell>
          <table:table-cell/>
          <table:table-cell table:formula="of:=([.H66]^2)*(0.140024724909833)+([.H66])*(-0.00142725065277068)+(-0.0063459406986214)" office:value-type="float" office:value="-0.0059350809602769" calcext:value-type="float">
            <text:p>-0.005935081</text:p>
          </table:table-cell>
          <table:table-cell table:formula="of:=([.J66]^2)*(-1.68303778049881)+([.J66])*(0.15665109790632)+(0.10475739737447)" office:value-type="float" office:value="0.0375805065475862" calcext:value-type="float">
            <text:p>0.0375805065</text:p>
          </table:table-cell>
          <table:table-cell table:formula="of:=([.I66]^2)*(-1.84809378419694)+([.I66])*(0.969715893777015)+(-0.0558124189204929)" office:value-type="float" office:value="-0.00652105927143679" calcext:value-type="float">
            <text:p>-0.0065210593</text:p>
          </table:table-cell>
          <table:table-cell table:formula="of:=[.H66]*-1" office:value-type="float" office:value="0.049311" calcext:value-type="float">
            <text:p>0.049311</text:p>
          </table:table-cell>
          <table:table-cell table:formula="of:=[.M66]*-1" office:value-type="float" office:value="-0.022005" calcext:value-type="float">
            <text:p>-0.022005</text:p>
          </table:table-cell>
          <table:table-cell table:formula="of:=([.K66]^2)*(48.7382423482978)+([.K66])*(0.0643401308833624)+(0.0316411646540839)" office:value-type="float" office:value="0.0935765617636715" calcext:value-type="float">
            <text:p>0.0935765618</text:p>
          </table:table-cell>
          <table:table-cell table:formula="of:=([.M66]^2)*(2.99573212968935)+([.M66])*(-0.0394274132082148)+(-0.010306073088791)" office:value-type="float" office:value="-0.00972307982970629" calcext:value-type="float">
            <text:p>-0.0097230798</text:p>
          </table:table-cell>
          <table:table-cell table:formula="of:=([.L66]^2)*(-20.9992408223248)+([.L66])*(0.114146130561486)+(0.302895814088881)" office:value-type="float" office:value="0.291911532357849" calcext:value-type="float">
            <text:p>0.2919115324</text:p>
          </table:table-cell>
          <table:table-cell table:number-columns-repeated="1002"/>
        </table:table-row>
        <table:table-row table:style-name="ro1">
          <table:table-cell table:formula="of:=[Datos_Nao.A67]" office:value-type="float" office:value="-0.00263457698747516" calcext:value-type="float">
            <text:p>-0.002634577</text:p>
          </table:table-cell>
          <table:table-cell table:formula="of:=[Datos_Nao.B67]" office:value-type="float" office:value="0.0601296834647656" calcext:value-type="float">
            <text:p>0.0601296835</text:p>
          </table:table-cell>
          <table:table-cell table:formula="of:=[Datos_Nao.C67]" office:value-type="float" office:value="0.0025952011346817" calcext:value-type="float">
            <text:p>0.0025952011</text:p>
          </table:table-cell>
          <table:table-cell table:formula="of:=[Datos_Nao.D67]" office:value-type="float" office:value="0.0360065586864948" calcext:value-type="float">
            <text:p>0.0360065587</text:p>
          </table:table-cell>
          <table:table-cell table:formula="of:=[Datos_Nao.E67]" office:value-type="float" office:value="-0.0620226711034775" calcext:value-type="float">
            <text:p>-0.0620226711</text:p>
          </table:table-cell>
          <table:table-cell table:formula="of:=[Datos_Nao.F67]" office:value-type="float" office:value="0.120423667132854" calcext:value-type="float">
            <text:p>0.1204236671</text:p>
          </table:table-cell>
          <table:table-cell/>
          <table:table-cell table:formula="of:=[Datos_MoCap.A67]" office:value-type="float" office:value="-0.049371" calcext:value-type="float">
            <text:p>-0.049371</text:p>
          </table:table-cell>
          <table:table-cell table:formula="of:=[Datos_MoCap.B67]" office:value-type="float" office:value="0.057106" calcext:value-type="float">
            <text:p>0.057106</text:p>
          </table:table-cell>
          <table:table-cell table:formula="of:=[Datos_MoCap.C67]" office:value-type="float" office:value="0.251311" calcext:value-type="float">
            <text:p>0.251311</text:p>
          </table:table-cell>
          <table:table-cell table:formula="of:=[Datos_MoCap.D67]" office:value-type="float" office:value="0.034778" calcext:value-type="float">
            <text:p>0.034778</text:p>
          </table:table-cell>
          <table:table-cell table:formula="of:=[Datos_MoCap.F67]" office:value-type="float" office:value="-0.020829" calcext:value-type="float">
            <text:p>-0.020829</text:p>
          </table:table-cell>
          <table:table-cell table:formula="of:=[Datos_MoCap.E67]" office:value-type="float" office:value="0.020048" calcext:value-type="float">
            <text:p>0.020048</text:p>
          </table:table-cell>
          <table:table-cell/>
          <table:table-cell table:formula="of:=([.H67]^2)*(0.140024724909833)+([.H67])*(-0.00142725065277068)+(-0.0063459406986214)" office:value-type="float" office:value="-0.00593416625004352" calcext:value-type="float">
            <text:p>-0.0059341663</text:p>
          </table:table-cell>
          <table:table-cell table:formula="of:=([.J67]^2)*(-1.68303778049881)+([.J67])*(0.15665109790632)+(0.10475739737447)" office:value-type="float" office:value="0.0378295562217355" calcext:value-type="float">
            <text:p>0.0378295562</text:p>
          </table:table-cell>
          <table:table-cell table:formula="of:=([.I67]^2)*(-1.84809378419694)+([.I67])*(0.969715893777015)+(-0.0558124189204929)" office:value-type="float" office:value="-0.00646263292578853" calcext:value-type="float">
            <text:p>-0.0064626329</text:p>
          </table:table-cell>
          <table:table-cell table:formula="of:=[.H67]*-1" office:value-type="float" office:value="0.049371" calcext:value-type="float">
            <text:p>0.049371</text:p>
          </table:table-cell>
          <table:table-cell table:formula="of:=[.M67]*-1" office:value-type="float" office:value="-0.020048" calcext:value-type="float">
            <text:p>-0.020048</text:p>
          </table:table-cell>
          <table:table-cell table:formula="of:=([.K67]^2)*(48.7382423482978)+([.K67])*(0.0643401308833624)+(0.0316411646540839)" office:value-type="float" office:value="0.0928281423320536" calcext:value-type="float">
            <text:p>0.0928281423</text:p>
          </table:table-cell>
          <table:table-cell table:formula="of:=([.M67]^2)*(2.99573212968935)+([.M67])*(-0.0394274132082148)+(-0.010306073088791)" office:value-type="float" office:value="-0.00989246230905772" calcext:value-type="float">
            <text:p>-0.0098924623</text:p>
          </table:table-cell>
          <table:table-cell table:formula="of:=([.L67]^2)*(-20.9992408223248)+([.L67])*(0.114146130561486)+(0.302895814088881)" office:value-type="float" office:value="0.291407801641556" calcext:value-type="float">
            <text:p>0.2914078016</text:p>
          </table:table-cell>
          <table:table-cell table:number-columns-repeated="1002"/>
        </table:table-row>
        <table:table-row table:style-name="ro1">
          <table:table-cell table:formula="of:=[Datos_Nao.A68]" office:value-type="float" office:value="-0.00228085787966847" calcext:value-type="float">
            <text:p>-0.0022808579</text:p>
          </table:table-cell>
          <table:table-cell table:formula="of:=[Datos_Nao.B68]" office:value-type="float" office:value="0.0602551735937595" calcext:value-type="float">
            <text:p>0.0602551736</text:p>
          </table:table-cell>
          <table:table-cell table:formula="of:=[Datos_Nao.C68]" office:value-type="float" office:value="0.00295982509851456" calcext:value-type="float">
            <text:p>0.0029598251</text:p>
          </table:table-cell>
          <table:table-cell table:formula="of:=[Datos_Nao.D68]" office:value-type="float" office:value="0.0389582440257072" calcext:value-type="float">
            <text:p>0.038958244</text:p>
          </table:table-cell>
          <table:table-cell table:formula="of:=[Datos_Nao.E68]" office:value-type="float" office:value="-0.0616600140929222" calcext:value-type="float">
            <text:p>-0.0616600141</text:p>
          </table:table-cell>
          <table:table-cell table:formula="of:=[Datos_Nao.F68]" office:value-type="float" office:value="0.12119148671627" calcext:value-type="float">
            <text:p>0.1211914867</text:p>
          </table:table-cell>
          <table:table-cell/>
          <table:table-cell table:formula="of:=[Datos_MoCap.A68]" office:value-type="float" office:value="-0.049413" calcext:value-type="float">
            <text:p>-0.049413</text:p>
          </table:table-cell>
          <table:table-cell table:formula="of:=[Datos_MoCap.B68]" office:value-type="float" office:value="0.057198" calcext:value-type="float">
            <text:p>0.057198</text:p>
          </table:table-cell>
          <table:table-cell table:formula="of:=[Datos_MoCap.C68]" office:value-type="float" office:value="0.251065" calcext:value-type="float">
            <text:p>0.251065</text:p>
          </table:table-cell>
          <table:table-cell table:formula="of:=[Datos_MoCap.D68]" office:value-type="float" office:value="0.035397" calcext:value-type="float">
            <text:p>0.035397</text:p>
          </table:table-cell>
          <table:table-cell table:formula="of:=[Datos_MoCap.F68]" office:value-type="float" office:value="-0.02142" calcext:value-type="float">
            <text:p>-0.02142</text:p>
          </table:table-cell>
          <table:table-cell table:formula="of:=[Datos_MoCap.E68]" office:value-type="float" office:value="0.018327" calcext:value-type="float">
            <text:p>0.018327</text:p>
          </table:table-cell>
          <table:table-cell/>
          <table:table-cell table:formula="of:=([.H68]^2)*(0.140024724909833)+([.H68])*(-0.00142725065277068)+(-0.0063459406986214)" office:value-type="float" office:value="-0.00593352535301423" calcext:value-type="float">
            <text:p>-0.0059335254</text:p>
          </table:table-cell>
          <table:table-cell table:formula="of:=([.J68]^2)*(-1.68303778049881)+([.J68])*(0.15665109790632)+(0.10475739737447)" office:value-type="float" office:value="0.0379990174275024" calcext:value-type="float">
            <text:p>0.0379990174</text:p>
          </table:table-cell>
          <table:table-cell table:formula="of:=([.I68]^2)*(-1.84809378419694)+([.I68])*(0.969715893777015)+(-0.0558124189204929)" office:value-type="float" office:value="-0.00639285355865666" calcext:value-type="float">
            <text:p>-0.0063928536</text:p>
          </table:table-cell>
          <table:table-cell table:formula="of:=[.H68]*-1" office:value-type="float" office:value="0.049413" calcext:value-type="float">
            <text:p>0.049413</text:p>
          </table:table-cell>
          <table:table-cell table:formula="of:=[.M68]*-1" office:value-type="float" office:value="-0.018327" calcext:value-type="float">
            <text:p>-0.018327</text:p>
          </table:table-cell>
          <table:table-cell table:formula="of:=([.K68]^2)*(48.7382423482978)+([.K68])*(0.0643401308833624)+(0.0316411646540839)" office:value-type="float" office:value="0.0949850764841245" calcext:value-type="float">
            <text:p>0.0949850765</text:p>
          </table:table-cell>
          <table:table-cell table:formula="of:=([.M68]^2)*(2.99573212968935)+([.M68])*(-0.0394274132082148)+(-0.010306073088791)" office:value-type="float" office:value="-0.010022455991367" calcext:value-type="float">
            <text:p>-0.010022456</text:p>
          </table:table-cell>
          <table:table-cell table:formula="of:=([.L68]^2)*(-20.9992408223248)+([.L68])*(0.114146130561486)+(0.302895814088881)" office:value-type="float" office:value="0.290816007895422" calcext:value-type="float">
            <text:p>0.2908160079</text:p>
          </table:table-cell>
          <table:table-cell table:number-columns-repeated="1002"/>
        </table:table-row>
        <table:table-row table:style-name="ro1">
          <table:table-cell table:formula="of:=[Datos_Nao.A69]" office:value-type="float" office:value="-0.00210526259616017" calcext:value-type="float">
            <text:p>-0.0021052626</text:p>
          </table:table-cell>
          <table:table-cell table:formula="of:=[Datos_Nao.B69]" office:value-type="float" office:value="0.0603172779083252" calcext:value-type="float">
            <text:p>0.0603172779</text:p>
          </table:table-cell>
          <table:table-cell table:formula="of:=[Datos_Nao.C69]" office:value-type="float" office:value="0.00315572321414947" calcext:value-type="float">
            <text:p>0.0031557232</text:p>
          </table:table-cell>
          <table:table-cell table:formula="of:=[Datos_Nao.D69]" office:value-type="float" office:value="0.0404839813709259" calcext:value-type="float">
            <text:p>0.0404839814</text:p>
          </table:table-cell>
          <table:table-cell table:formula="of:=[Datos_Nao.E69]" office:value-type="float" office:value="-0.0613038279116154" calcext:value-type="float">
            <text:p>-0.0613038279</text:p>
          </table:table-cell>
          <table:table-cell table:formula="of:=[Datos_Nao.F69]" office:value-type="float" office:value="0.121628053486347" calcext:value-type="float">
            <text:p>0.1216280535</text:p>
          </table:table-cell>
          <table:table-cell/>
          <table:table-cell table:formula="of:=[Datos_MoCap.A69]" office:value-type="float" office:value="-0.04952" calcext:value-type="float">
            <text:p>-0.04952</text:p>
          </table:table-cell>
          <table:table-cell table:formula="of:=[Datos_MoCap.B69]" office:value-type="float" office:value="0.057433" calcext:value-type="float">
            <text:p>0.057433</text:p>
          </table:table-cell>
          <table:table-cell table:formula="of:=[Datos_MoCap.C69]" office:value-type="float" office:value="0.250833" calcext:value-type="float">
            <text:p>0.250833</text:p>
          </table:table-cell>
          <table:table-cell table:formula="of:=[Datos_MoCap.D69]" office:value-type="float" office:value="0.033392" calcext:value-type="float">
            <text:p>0.033392</text:p>
          </table:table-cell>
          <table:table-cell table:formula="of:=[Datos_MoCap.F69]" office:value-type="float" office:value="-0.022663" calcext:value-type="float">
            <text:p>-0.022663</text:p>
          </table:table-cell>
          <table:table-cell table:formula="of:=[Datos_MoCap.E69]" office:value-type="float" office:value="0.01665" calcext:value-type="float">
            <text:p>0.01665</text:p>
          </table:table-cell>
          <table:table-cell/>
          <table:table-cell table:formula="of:=([.H69]^2)*(0.140024724909833)+([.H69])*(-0.00142725065277068)+(-0.0063459406986214)" office:value-type="float" office:value="-0.00593189035912067" calcext:value-type="float">
            <text:p>-0.0059318904</text:p>
          </table:table-cell>
          <table:table-cell table:formula="of:=([.J69]^2)*(-1.68303778049881)+([.J69])*(0.15665109790632)+(0.10475739737447)" office:value-type="float" office:value="0.0381586478574501" calcext:value-type="float">
            <text:p>0.0381586479</text:p>
          </table:table-cell>
          <table:table-cell table:formula="of:=([.I69]^2)*(-1.84809378419694)+([.I69])*(0.969715893777015)+(-0.0558124189204929)" office:value-type="float" office:value="-0.00621475480068449" calcext:value-type="float">
            <text:p>-0.0062147548</text:p>
          </table:table-cell>
          <table:table-cell table:formula="of:=[.H69]*-1" office:value-type="float" office:value="0.04952" calcext:value-type="float">
            <text:p>0.04952</text:p>
          </table:table-cell>
          <table:table-cell table:formula="of:=[.M69]*-1" office:value-type="float" office:value="-0.01665" calcext:value-type="float">
            <text:p>-0.01665</text:p>
          </table:table-cell>
          <table:table-cell table:formula="of:=([.K69]^2)*(48.7382423482978)+([.K69])*(0.0643401308833624)+(0.0316411646540839)" office:value-type="float" office:value="0.0881340013411448" calcext:value-type="float">
            <text:p>0.0881340013</text:p>
          </table:table-cell>
          <table:table-cell table:formula="of:=([.M69]^2)*(2.99573212968935)+([.M69])*(-0.0394274132082148)+(-0.010306073088791)" office:value-type="float" office:value="-0.010132055168385" calcext:value-type="float">
            <text:p>-0.0101320552</text:p>
          </table:table-cell>
          <table:table-cell table:formula="of:=([.L69]^2)*(-20.9992408223248)+([.L69])*(0.114146130561486)+(0.302895814088881)" office:value-type="float" office:value="0.289523467305403" calcext:value-type="float">
            <text:p>0.2895234673</text:p>
          </table:table-cell>
          <table:table-cell table:number-columns-repeated="1002"/>
        </table:table-row>
        <table:table-row table:style-name="ro1">
          <table:table-cell table:formula="of:=[Datos_Nao.A70]" office:value-type="float" office:value="-0.00175715493969619" calcext:value-type="float">
            <text:p>-0.0017571549</text:p>
          </table:table-cell>
          <table:table-cell table:formula="of:=[Datos_Nao.B70]" office:value-type="float" office:value="0.0604387223720551" calcext:value-type="float">
            <text:p>0.0604387224</text:p>
          </table:table-cell>
          <table:table-cell table:formula="of:=[Datos_Nao.C70]" office:value-type="float" office:value="0.00357882305979729" calcext:value-type="float">
            <text:p>0.0035788231</text:p>
          </table:table-cell>
          <table:table-cell table:formula="of:=[Datos_Nao.D70]" office:value-type="float" office:value="0.0436294227838516" calcext:value-type="float">
            <text:p>0.0436294228</text:p>
          </table:table-cell>
          <table:table-cell table:formula="of:=[Datos_Nao.E70]" office:value-type="float" office:value="-0.0602540373802185" calcext:value-type="float">
            <text:p>-0.0602540374</text:p>
          </table:table-cell>
          <table:table-cell table:formula="of:=[Datos_Nao.F70]" office:value-type="float" office:value="0.122604466974735" calcext:value-type="float">
            <text:p>0.122604467</text:p>
          </table:table-cell>
          <table:table-cell/>
          <table:table-cell table:formula="of:=[Datos_MoCap.A70]" office:value-type="float" office:value="-0.049675" calcext:value-type="float">
            <text:p>-0.049675</text:p>
          </table:table-cell>
          <table:table-cell table:formula="of:=[Datos_MoCap.B70]" office:value-type="float" office:value="0.057725" calcext:value-type="float">
            <text:p>0.057725</text:p>
          </table:table-cell>
          <table:table-cell table:formula="of:=[Datos_MoCap.C70]" office:value-type="float" office:value="0.250683" calcext:value-type="float">
            <text:p>0.250683</text:p>
          </table:table-cell>
          <table:table-cell table:formula="of:=[Datos_MoCap.D70]" office:value-type="float" office:value="0.033761" calcext:value-type="float">
            <text:p>0.033761</text:p>
          </table:table-cell>
          <table:table-cell table:formula="of:=[Datos_MoCap.F70]" office:value-type="float" office:value="-0.024257" calcext:value-type="float">
            <text:p>-0.024257</text:p>
          </table:table-cell>
          <table:table-cell table:formula="of:=[Datos_MoCap.E70]" office:value-type="float" office:value="0.015666" calcext:value-type="float">
            <text:p>0.015666</text:p>
          </table:table-cell>
          <table:table-cell/>
          <table:table-cell table:formula="of:=([.H70]^2)*(0.140024724909833)+([.H70])*(-0.00142725065277068)+(-0.0063459406986214)" office:value-type="float" office:value="-0.00592951622361843" calcext:value-type="float">
            <text:p>-0.0059295162</text:p>
          </table:table-cell>
          <table:table-cell table:formula="of:=([.J70]^2)*(-1.68303778049881)+([.J70])*(0.15665109790632)+(0.10475739737447)" office:value-type="float" office:value="0.0382617607490929" calcext:value-type="float">
            <text:p>0.0382617607</text:p>
          </table:table-cell>
          <table:table-cell table:formula="of:=([.I70]^2)*(-1.84809378419694)+([.I70])*(0.969715893777015)+(-0.0558124189204929)" office:value-type="float" office:value="-0.00599374201262975" calcext:value-type="float">
            <text:p>-0.005993742</text:p>
          </table:table-cell>
          <table:table-cell table:formula="of:=[.H70]*-1" office:value-type="float" office:value="0.049675" calcext:value-type="float">
            <text:p>0.049675</text:p>
          </table:table-cell>
          <table:table-cell table:formula="of:=[.M70]*-1" office:value-type="float" office:value="-0.015666" calcext:value-type="float">
            <text:p>-0.015666</text:p>
          </table:table-cell>
          <table:table-cell table:formula="of:=([.K70]^2)*(48.7382423482978)+([.K70])*(0.0643401308833624)+(0.0316411646540839)" office:value-type="float" office:value="0.089365450029966" calcext:value-type="float">
            <text:p>0.08936545</text:p>
          </table:table-cell>
          <table:table-cell table:formula="of:=([.M70]^2)*(2.99573212968935)+([.M70])*(-0.0394274132082148)+(-0.010306073088791)" office:value-type="float" office:value="-0.0101885197120191" calcext:value-type="float">
            <text:p>-0.0101885197</text:p>
          </table:table-cell>
          <table:table-cell table:formula="of:=([.L70]^2)*(-20.9992408223248)+([.L70])*(0.114146130561486)+(0.302895814088881)" office:value-type="float" office:value="0.287770975072551" calcext:value-type="float">
            <text:p>0.2877709751</text:p>
          </table:table-cell>
          <table:table-cell table:number-columns-repeated="1002"/>
        </table:table-row>
        <table:table-row table:style-name="ro1">
          <table:table-cell table:formula="of:=[Datos_Nao.A71]" office:value-type="float" office:value="-0.00158494617789984" calcext:value-type="float">
            <text:p>-0.0015849462</text:p>
          </table:table-cell>
          <table:table-cell table:formula="of:=[Datos_Nao.B71]" office:value-type="float" office:value="0.060497522354126" calcext:value-type="float">
            <text:p>0.0604975224</text:p>
          </table:table-cell>
          <table:table-cell table:formula="of:=[Datos_Nao.C71]" office:value-type="float" office:value="0.00380785763263702" calcext:value-type="float">
            <text:p>0.0038078576</text:p>
          </table:table-cell>
          <table:table-cell table:formula="of:=[Datos_Nao.D71]" office:value-type="float" office:value="0.0452472195029259" calcext:value-type="float">
            <text:p>0.0452472195</text:p>
          </table:table-cell>
          <table:table-cell table:formula="of:=[Datos_Nao.E71]" office:value-type="float" office:value="-0.059565395116806" calcext:value-type="float">
            <text:p>-0.0595653951</text:p>
          </table:table-cell>
          <table:table-cell table:formula="of:=[Datos_Nao.F71]" office:value-type="float" office:value="0.123143747448921" calcext:value-type="float">
            <text:p>0.1231437474</text:p>
          </table:table-cell>
          <table:table-cell/>
          <table:table-cell table:formula="of:=[Datos_MoCap.A71]" office:value-type="float" office:value="-0.049865" calcext:value-type="float">
            <text:p>-0.049865</text:p>
          </table:table-cell>
          <table:table-cell table:formula="of:=[Datos_MoCap.B71]" office:value-type="float" office:value="0.058147" calcext:value-type="float">
            <text:p>0.058147</text:p>
          </table:table-cell>
          <table:table-cell table:formula="of:=[Datos_MoCap.C71]" office:value-type="float" office:value="0.250675" calcext:value-type="float">
            <text:p>0.250675</text:p>
          </table:table-cell>
          <table:table-cell table:formula="of:=[Datos_MoCap.D71]" office:value-type="float" office:value="0.035174" calcext:value-type="float">
            <text:p>0.035174</text:p>
          </table:table-cell>
          <table:table-cell table:formula="of:=[Datos_MoCap.F71]" office:value-type="float" office:value="-0.025904" calcext:value-type="float">
            <text:p>-0.025904</text:p>
          </table:table-cell>
          <table:table-cell table:formula="of:=[Datos_MoCap.E71]" office:value-type="float" office:value="0.015311" calcext:value-type="float">
            <text:p>0.015311</text:p>
          </table:table-cell>
          <table:table-cell/>
          <table:table-cell table:formula="of:=([.H71]^2)*(0.140024724909833)+([.H71])*(-0.00142725065277068)+(-0.0063459406986214)" office:value-type="float" office:value="-0.00592659681438208" calcext:value-type="float">
            <text:p>-0.0059265968</text:p>
          </table:table-cell>
          <table:table-cell table:formula="of:=([.J71]^2)*(-1.68303778049881)+([.J71])*(0.15665109790632)+(0.10475739737447)" office:value-type="float" office:value="0.038267257975954" calcext:value-type="float">
            <text:p>0.038267258</text:p>
          </table:table-cell>
          <table:table-cell table:formula="of:=([.I71]^2)*(-1.84809378419694)+([.I71])*(0.969715893777015)+(-0.0558124189204929)" office:value-type="float" office:value="-0.00567488996574602" calcext:value-type="float">
            <text:p>-0.00567489</text:p>
          </table:table-cell>
          <table:table-cell table:formula="of:=[.H71]*-1" office:value-type="float" office:value="0.049865" calcext:value-type="float">
            <text:p>0.049865</text:p>
          </table:table-cell>
          <table:table-cell table:formula="of:=[.M71]*-1" office:value-type="float" office:value="-0.015311" calcext:value-type="float">
            <text:p>-0.015311</text:p>
          </table:table-cell>
          <table:table-cell table:formula="of:=([.K71]^2)*(48.7382423482978)+([.K71])*(0.0643401308833624)+(0.0316411646540839)" office:value-type="float" office:value="0.0942037186852677" calcext:value-type="float">
            <text:p>0.0942037187</text:p>
          </table:table-cell>
          <table:table-cell table:formula="of:=([.M71]^2)*(2.99573212968935)+([.M71])*(-0.0394274132082148)+(-0.010306073088791)" office:value-type="float" office:value="-0.0102074665522646" calcext:value-type="float">
            <text:p>-0.0102074666</text:p>
          </table:table-cell>
          <table:table-cell table:formula="of:=([.L71]^2)*(-20.9992408223248)+([.L71])*(0.114146130561486)+(0.302895814088881)" office:value-type="float" office:value="0.285848120608106" calcext:value-type="float">
            <text:p>0.2858481206</text:p>
          </table:table-cell>
          <table:table-cell table:number-columns-repeated="1002"/>
        </table:table-row>
        <table:table-row table:style-name="ro1">
          <table:table-cell table:formula="of:=[Datos_Nao.A72]" office:value-type="float" office:value="-0.00124480249360204" calcext:value-type="float">
            <text:p>-0.0012448025</text:p>
          </table:table-cell>
          <table:table-cell table:formula="of:=[Datos_Nao.B72]" office:value-type="float" office:value="0.0606099516153336" calcext:value-type="float">
            <text:p>0.0606099516</text:p>
          </table:table-cell>
          <table:table-cell table:formula="of:=[Datos_Nao.C72]" office:value-type="float" office:value="0.00430544838309288" calcext:value-type="float">
            <text:p>0.0043054484</text:p>
          </table:table-cell>
          <table:table-cell table:formula="of:=[Datos_Nao.D72]" office:value-type="float" office:value="0.0485696271061897" calcext:value-type="float">
            <text:p>0.0485696271</text:p>
          </table:table-cell>
          <table:table-cell table:formula="of:=[Datos_Nao.E72]" office:value-type="float" office:value="-0.057873010635376" calcext:value-type="float">
            <text:p>-0.0578730106</text:p>
          </table:table-cell>
          <table:table-cell table:formula="of:=[Datos_Nao.F72]" office:value-type="float" office:value="0.124322444200516" calcext:value-type="float">
            <text:p>0.1243224442</text:p>
          </table:table-cell>
          <table:table-cell/>
          <table:table-cell table:formula="of:=[Datos_MoCap.A72]" office:value-type="float" office:value="-0.050125" calcext:value-type="float">
            <text:p>-0.050125</text:p>
          </table:table-cell>
          <table:table-cell table:formula="of:=[Datos_MoCap.B72]" office:value-type="float" office:value="0.058816" calcext:value-type="float">
            <text:p>0.058816</text:p>
          </table:table-cell>
          <table:table-cell table:formula="of:=[Datos_MoCap.C72]" office:value-type="float" office:value="0.250587" calcext:value-type="float">
            <text:p>0.250587</text:p>
          </table:table-cell>
          <table:table-cell table:formula="of:=[Datos_MoCap.D72]" office:value-type="float" office:value="0.033907" calcext:value-type="float">
            <text:p>0.033907</text:p>
          </table:table-cell>
          <table:table-cell table:formula="of:=[Datos_MoCap.F72]" office:value-type="float" office:value="-0.028519" calcext:value-type="float">
            <text:p>-0.028519</text:p>
          </table:table-cell>
          <table:table-cell table:formula="of:=[Datos_MoCap.E72]" office:value-type="float" office:value="0.014338" calcext:value-type="float">
            <text:p>0.014338</text:p>
          </table:table-cell>
          <table:table-cell/>
          <table:table-cell table:formula="of:=([.H72]^2)*(0.140024724909833)+([.H72])*(-0.00142725065277068)+(-0.0063459406986214)" office:value-type="float" office:value="-0.00592258545042899" calcext:value-type="float">
            <text:p>-0.0059225855</text:p>
          </table:table-cell>
          <table:table-cell table:formula="of:=([.J72]^2)*(-1.68303778049881)+([.J72])*(0.15665109790632)+(0.10475739737447)" office:value-type="float" office:value="0.038327713253124" calcext:value-type="float">
            <text:p>0.0383277133</text:p>
          </table:table-cell>
          <table:table-cell table:formula="of:=([.I72]^2)*(-1.84809378419694)+([.I72])*(0.969715893777015)+(-0.0558124189204929)" office:value-type="float" office:value="-0.0051707601317142" calcext:value-type="float">
            <text:p>-0.0051707601</text:p>
          </table:table-cell>
          <table:table-cell table:formula="of:=[.H72]*-1" office:value-type="float" office:value="0.050125" calcext:value-type="float">
            <text:p>0.050125</text:p>
          </table:table-cell>
          <table:table-cell table:formula="of:=[.M72]*-1" office:value-type="float" office:value="-0.014338" calcext:value-type="float">
            <text:p>-0.014338</text:p>
          </table:table-cell>
          <table:table-cell table:formula="of:=([.K72]^2)*(48.7382423482978)+([.K72])*(0.0643401308833624)+(0.0316411646540839)" office:value-type="float" office:value="0.0898563545190258" calcext:value-type="float">
            <text:p>0.0898563545</text:p>
          </table:table-cell>
          <table:table-cell table:formula="of:=([.M72]^2)*(2.99573212968935)+([.M72])*(-0.0394274132082148)+(-0.010306073088791)" office:value-type="float" office:value="-0.0102555259886545" calcext:value-type="float">
            <text:p>-0.010255526</text:p>
          </table:table-cell>
          <table:table-cell table:formula="of:=([.L72]^2)*(-20.9992408223248)+([.L72])*(0.114146130561486)+(0.302895814088881)" office:value-type="float" office:value="0.282561097474928" calcext:value-type="float">
            <text:p>0.2825610975</text:p>
          </table:table-cell>
          <table:table-cell table:number-columns-repeated="1002"/>
        </table:table-row>
        <table:table-row table:style-name="ro1">
          <table:table-cell table:formula="of:=[Datos_Nao.A73]" office:value-type="float" office:value="-0.000911390874534845" calcext:value-type="float">
            <text:p>-0.0009113909</text:p>
          </table:table-cell>
          <table:table-cell table:formula="of:=[Datos_Nao.B73]" office:value-type="float" office:value="0.0607134662568569" calcext:value-type="float">
            <text:p>0.0607134663</text:p>
          </table:table-cell>
          <table:table-cell table:formula="of:=[Datos_Nao.C73]" office:value-type="float" office:value="0.00486187636852264" calcext:value-type="float">
            <text:p>0.0048618764</text:p>
          </table:table-cell>
          <table:table-cell table:formula="of:=[Datos_Nao.D73]" office:value-type="float" office:value="0.0520025528967381" calcext:value-type="float">
            <text:p>0.0520025529</text:p>
          </table:table-cell>
          <table:table-cell table:formula="of:=[Datos_Nao.E73]" office:value-type="float" office:value="-0.0557764656841755" calcext:value-type="float">
            <text:p>-0.0557764657</text:p>
          </table:table-cell>
          <table:table-cell table:formula="of:=[Datos_Nao.F73]" office:value-type="float" office:value="0.125632166862488" calcext:value-type="float">
            <text:p>0.1256321669</text:p>
          </table:table-cell>
          <table:table-cell/>
          <table:table-cell table:formula="of:=[Datos_MoCap.A73]" office:value-type="float" office:value="-0.050312" calcext:value-type="float">
            <text:p>-0.050312</text:p>
          </table:table-cell>
          <table:table-cell table:formula="of:=[Datos_MoCap.B73]" office:value-type="float" office:value="0.059535" calcext:value-type="float">
            <text:p>0.059535</text:p>
          </table:table-cell>
          <table:table-cell table:formula="of:=[Datos_MoCap.C73]" office:value-type="float" office:value="0.250817" calcext:value-type="float">
            <text:p>0.250817</text:p>
          </table:table-cell>
          <table:table-cell table:formula="of:=[Datos_MoCap.D73]" office:value-type="float" office:value="0.036935" calcext:value-type="float">
            <text:p>0.036935</text:p>
          </table:table-cell>
          <table:table-cell table:formula="of:=[Datos_MoCap.F73]" office:value-type="float" office:value="-0.031111" calcext:value-type="float">
            <text:p>-0.031111</text:p>
          </table:table-cell>
          <table:table-cell table:formula="of:=[Datos_MoCap.E73]" office:value-type="float" office:value="0.014727" calcext:value-type="float">
            <text:p>0.014727</text:p>
          </table:table-cell>
          <table:table-cell/>
          <table:table-cell table:formula="of:=([.H73]^2)*(0.140024724909833)+([.H73])*(-0.00142725065277068)+(-0.0063459406986214)" office:value-type="float" office:value="-0.00591968864952061" calcext:value-type="float">
            <text:p>-0.0059196886</text:p>
          </table:table-cell>
          <table:table-cell table:formula="of:=([.J73]^2)*(-1.68303778049881)+([.J73])*(0.15665109790632)+(0.10475739737447)" office:value-type="float" office:value="0.038169650174325" calcext:value-type="float">
            <text:p>0.0381696502</text:p>
          </table:table-cell>
          <table:table-cell table:formula="of:=([.I73]^2)*(-1.84809378419694)+([.I73])*(0.969715893777015)+(-0.0558124189204929)" office:value-type="float" office:value="-0.00463079677850759" calcext:value-type="float">
            <text:p>-0.0046307968</text:p>
          </table:table-cell>
          <table:table-cell table:formula="of:=[.H73]*-1" office:value-type="float" office:value="0.050312" calcext:value-type="float">
            <text:p>0.050312</text:p>
          </table:table-cell>
          <table:table-cell table:formula="of:=[.M73]*-1" office:value-type="float" office:value="-0.014727" calcext:value-type="float">
            <text:p>-0.014727</text:p>
          </table:table-cell>
          <table:table-cell table:formula="of:=([.K73]^2)*(48.7382423482978)+([.K73])*(0.0643401308833624)+(0.0316411646540839)" office:value-type="float" office:value="0.100505996136459" calcext:value-type="float">
            <text:p>0.1005059961</text:p>
          </table:table-cell>
          <table:table-cell table:formula="of:=([.M73]^2)*(2.99573212968935)+([.M73])*(-0.0394274132082148)+(-0.010306073088791)" office:value-type="float" office:value="-0.0102369926511505" calcext:value-type="float">
            <text:p>-0.0102369927</text:p>
          </table:table-cell>
          <table:table-cell table:formula="of:=([.L73]^2)*(-20.9992408223248)+([.L73])*(0.114146130561486)+(0.302895814088881)" office:value-type="float" office:value="0.279019567883743" calcext:value-type="float">
            <text:p>0.2790195679</text:p>
          </table:table-cell>
          <table:table-cell table:number-columns-repeated="1002"/>
        </table:table-row>
        <table:table-row table:style-name="ro1">
          <table:table-cell table:formula="of:=[Datos_Nao.A74]" office:value-type="float" office:value="-0.000747600570321083" calcext:value-type="float">
            <text:p>-0.0007476006</text:p>
          </table:table-cell>
          <table:table-cell table:formula="of:=[Datos_Nao.B74]" office:value-type="float" office:value="0.060761172324419" calcext:value-type="float">
            <text:p>0.0607611723</text:p>
          </table:table-cell>
          <table:table-cell table:formula="of:=[Datos_Nao.C74]" office:value-type="float" office:value="0.00516436621546745" calcext:value-type="float">
            <text:p>0.0051643662</text:p>
          </table:table-cell>
          <table:table-cell table:formula="of:=[Datos_Nao.D74]" office:value-type="float" office:value="0.0537590272724629" calcext:value-type="float">
            <text:p>0.0537590273</text:p>
          </table:table-cell>
          <table:table-cell table:formula="of:=[Datos_Nao.E74]" office:value-type="float" office:value="-0.0545826405286789" calcext:value-type="float">
            <text:p>-0.0545826405</text:p>
          </table:table-cell>
          <table:table-cell table:formula="of:=[Datos_Nao.F74]" office:value-type="float" office:value="0.126335293054581" calcext:value-type="float">
            <text:p>0.1263352931</text:p>
          </table:table-cell>
          <table:table-cell/>
          <table:table-cell table:formula="of:=[Datos_MoCap.A74]" office:value-type="float" office:value="-0.050582" calcext:value-type="float">
            <text:p>-0.050582</text:p>
          </table:table-cell>
          <table:table-cell table:formula="of:=[Datos_MoCap.B74]" office:value-type="float" office:value="0.060247" calcext:value-type="float">
            <text:p>0.060247</text:p>
          </table:table-cell>
          <table:table-cell table:formula="of:=[Datos_MoCap.C74]" office:value-type="float" office:value="0.251222" calcext:value-type="float">
            <text:p>0.251222</text:p>
          </table:table-cell>
          <table:table-cell table:formula="of:=[Datos_MoCap.D74]" office:value-type="float" office:value="0.037421" calcext:value-type="float">
            <text:p>0.037421</text:p>
          </table:table-cell>
          <table:table-cell table:formula="of:=[Datos_MoCap.F74]" office:value-type="float" office:value="-0.033817" calcext:value-type="float">
            <text:p>-0.033817</text:p>
          </table:table-cell>
          <table:table-cell table:formula="of:=[Datos_MoCap.E74]" office:value-type="float" office:value="0.016101" calcext:value-type="float">
            <text:p>0.016101</text:p>
          </table:table-cell>
          <table:table-cell/>
          <table:table-cell table:formula="of:=([.H74]^2)*(0.140024724909833)+([.H74])*(-0.00142725065277068)+(-0.0063459406986214)" office:value-type="float" office:value="-0.0059154888251037" calcext:value-type="float">
            <text:p>-0.0059154888</text:p>
          </table:table-cell>
          <table:table-cell table:formula="of:=([.J74]^2)*(-1.68303778049881)+([.J74])*(0.15665109790632)+(0.10475739737447)" office:value-type="float" office:value="0.0378908888742421" calcext:value-type="float">
            <text:p>0.0378908889</text:p>
          </table:table-cell>
          <table:table-cell table:formula="of:=([.I74]^2)*(-1.84809378419694)+([.I74])*(0.969715893777015)+(-0.0558124189204929)" office:value-type="float" office:value="-0.00409797334133534" calcext:value-type="float">
            <text:p>-0.0040979733</text:p>
          </table:table-cell>
          <table:table-cell table:formula="of:=[.H74]*-1" office:value-type="float" office:value="0.050582" calcext:value-type="float">
            <text:p>0.050582</text:p>
          </table:table-cell>
          <table:table-cell table:formula="of:=[.M74]*-1" office:value-type="float" office:value="-0.016101" calcext:value-type="float">
            <text:p>-0.016101</text:p>
          </table:table-cell>
          <table:table-cell table:formula="of:=([.K74]^2)*(48.7382423482978)+([.K74])*(0.0643401308833624)+(0.0316411646540839)" office:value-type="float" office:value="0.102298520083621" calcext:value-type="float">
            <text:p>0.1022985201</text:p>
          </table:table-cell>
          <table:table-cell table:formula="of:=([.M74]^2)*(2.99573212968935)+([.M74])*(-0.0394274132082148)+(-0.010306073088791)" office:value-type="float" office:value="-0.0101642736779494" calcext:value-type="float">
            <text:p>-0.0101642737</text:p>
          </table:table-cell>
          <table:table-cell table:formula="of:=([.L74]^2)*(-20.9992408223248)+([.L74])*(0.114146130561486)+(0.302895814088881)" office:value-type="float" office:value="0.275021223310293" calcext:value-type="float">
            <text:p>0.2750212233</text:p>
          </table:table-cell>
          <table:table-cell table:number-columns-repeated="1002"/>
        </table:table-row>
        <table:table-row table:style-name="ro1">
          <table:table-cell table:formula="of:=[Datos_Nao.A75]" office:value-type="float" office:value="-0.000426524318754673" calcext:value-type="float">
            <text:p>-0.0004265243</text:p>
          </table:table-cell>
          <table:table-cell table:formula="of:=[Datos_Nao.B75]" office:value-type="float" office:value="0.0608470104634762" calcext:value-type="float">
            <text:p>0.0608470105</text:p>
          </table:table-cell>
          <table:table-cell table:formula="of:=[Datos_Nao.C75]" office:value-type="float" office:value="0.00582230463624001" calcext:value-type="float">
            <text:p>0.0058223046</text:p>
          </table:table-cell>
          <table:table-cell table:formula="of:=[Datos_Nao.D75]" office:value-type="float" office:value="0.0573490187525749" calcext:value-type="float">
            <text:p>0.0573490188</text:p>
          </table:table-cell>
          <table:table-cell table:formula="of:=[Datos_Nao.E75]" office:value-type="float" office:value="-0.0519159436225891" calcext:value-type="float">
            <text:p>-0.0519159436</text:p>
          </table:table-cell>
          <table:table-cell table:formula="of:=[Datos_Nao.F75]" office:value-type="float" office:value="0.127835676074028" calcext:value-type="float">
            <text:p>0.1278356761</text:p>
          </table:table-cell>
          <table:table-cell/>
          <table:table-cell table:formula="of:=[Datos_MoCap.A75]" office:value-type="float" office:value="-0.050959" calcext:value-type="float">
            <text:p>-0.050959</text:p>
          </table:table-cell>
          <table:table-cell table:formula="of:=[Datos_MoCap.B75]" office:value-type="float" office:value="0.06096" calcext:value-type="float">
            <text:p>0.06096</text:p>
          </table:table-cell>
          <table:table-cell table:formula="of:=[Datos_MoCap.C75]" office:value-type="float" office:value="0.251615" calcext:value-type="float">
            <text:p>0.251615</text:p>
          </table:table-cell>
          <table:table-cell table:formula="of:=[Datos_MoCap.D75]" office:value-type="float" office:value="0.037737" calcext:value-type="float">
            <text:p>0.037737</text:p>
          </table:table-cell>
          <table:table-cell table:formula="of:=[Datos_MoCap.F75]" office:value-type="float" office:value="-0.036154" calcext:value-type="float">
            <text:p>-0.036154</text:p>
          </table:table-cell>
          <table:table-cell table:formula="of:=[Datos_MoCap.E75]" office:value-type="float" office:value="0.01715" calcext:value-type="float">
            <text:p>0.01715</text:p>
          </table:table-cell>
          <table:table-cell/>
          <table:table-cell table:formula="of:=([.H75]^2)*(0.140024724909833)+([.H75])*(-0.00142725065277068)+(-0.0063459406986214)" office:value-type="float" office:value="-0.00590959047113439" calcext:value-type="float">
            <text:p>-0.0059095905</text:p>
          </table:table-cell>
          <table:table-cell table:formula="of:=([.J75]^2)*(-1.68303778049881)+([.J75])*(0.15665109790632)+(0.10475739737447)" office:value-type="float" office:value="0.0376198593440252" calcext:value-type="float">
            <text:p>0.0376198593</text:p>
          </table:table-cell>
          <table:table-cell table:formula="of:=([.I75]^2)*(-1.84809378419694)+([.I75])*(0.969715893777015)+(-0.0558124189204929)" office:value-type="float" office:value="-0.00356627926612605" calcext:value-type="float">
            <text:p>-0.0035662793</text:p>
          </table:table-cell>
          <table:table-cell table:formula="of:=[.H75]*-1" office:value-type="float" office:value="0.050959" calcext:value-type="float">
            <text:p>0.050959</text:p>
          </table:table-cell>
          <table:table-cell table:formula="of:=[.M75]*-1" office:value-type="float" office:value="-0.01715" calcext:value-type="float">
            <text:p>-0.01715</text:p>
          </table:table-cell>
          <table:table-cell table:formula="of:=([.K75]^2)*(48.7382423482978)+([.K75])*(0.0643401308833624)+(0.0316411646540839)" office:value-type="float" office:value="0.103476381311599" calcext:value-type="float">
            <text:p>0.1034763813</text:p>
          </table:table-cell>
          <table:table-cell table:formula="of:=([.M75]^2)*(2.99573212968935)+([.M75])*(-0.0394274132082148)+(-0.010306073088791)" office:value-type="float" office:value="-0.0101011410019973" calcext:value-type="float">
            <text:p>-0.010101141</text:p>
          </table:table-cell>
          <table:table-cell table:formula="of:=([.L75]^2)*(-20.9992408223248)+([.L75])*(0.114146130561486)+(0.302895814088881)" office:value-type="float" office:value="0.271320621178595" calcext:value-type="float">
            <text:p>0.2713206212</text:p>
          </table:table-cell>
          <table:table-cell table:number-columns-repeated="1002"/>
        </table:table-row>
        <table:table-row table:style-name="ro1">
          <table:table-cell table:formula="of:=[Datos_Nao.A76]" office:value-type="float" office:value="-0.000269608455710113" calcext:value-type="float">
            <text:p>-0.0002696085</text:p>
          </table:table-cell>
          <table:table-cell table:formula="of:=[Datos_Nao.B76]" office:value-type="float" office:value="0.0608845874667168" calcext:value-type="float">
            <text:p>0.0608845875</text:p>
          </table:table-cell>
          <table:table-cell table:formula="of:=[Datos_Nao.C76]" office:value-type="float" office:value="0.00617948547005654" calcext:value-type="float">
            <text:p>0.0061794855</text:p>
          </table:table-cell>
          <table:table-cell table:formula="of:=[Datos_Nao.D76]" office:value-type="float" office:value="0.0591813884675503" calcext:value-type="float">
            <text:p>0.0591813885</text:p>
          </table:table-cell>
          <table:table-cell table:formula="of:=[Datos_Nao.E76]" office:value-type="float" office:value="-0.0504478476941586" calcext:value-type="float">
            <text:p>-0.0504478477</text:p>
          </table:table-cell>
          <table:table-cell table:formula="of:=[Datos_Nao.F76]" office:value-type="float" office:value="0.12863227725029" calcext:value-type="float">
            <text:p>0.1286322773</text:p>
          </table:table-cell>
          <table:table-cell/>
          <table:table-cell table:formula="of:=[Datos_MoCap.A76]" office:value-type="float" office:value="-0.05118" calcext:value-type="float">
            <text:p>-0.05118</text:p>
          </table:table-cell>
          <table:table-cell table:formula="of:=[Datos_MoCap.B76]" office:value-type="float" office:value="0.06169" calcext:value-type="float">
            <text:p>0.06169</text:p>
          </table:table-cell>
          <table:table-cell table:formula="of:=[Datos_MoCap.C76]" office:value-type="float" office:value="0.251589" calcext:value-type="float">
            <text:p>0.251589</text:p>
          </table:table-cell>
          <table:table-cell table:formula="of:=[Datos_MoCap.D76]" office:value-type="float" office:value="0.036834" calcext:value-type="float">
            <text:p>0.036834</text:p>
          </table:table-cell>
          <table:table-cell table:formula="of:=[Datos_MoCap.F76]" office:value-type="float" office:value="-0.03886" calcext:value-type="float">
            <text:p>-0.03886</text:p>
          </table:table-cell>
          <table:table-cell table:formula="of:=[Datos_MoCap.E76]" office:value-type="float" office:value="0.017003" calcext:value-type="float">
            <text:p>0.017003</text:p>
          </table:table-cell>
          <table:table-cell/>
          <table:table-cell table:formula="of:=([.H76]^2)*(0.140024724909833)+([.H76])*(-0.00142725065277068)+(-0.0063459406986214)" office:value-type="float" office:value="-0.00590611430997169" calcext:value-type="float">
            <text:p>-0.0059061143</text:p>
          </table:table-cell>
          <table:table-cell table:formula="of:=([.J76]^2)*(-1.68303778049881)+([.J76])*(0.15665109790632)+(0.10475739737447)" office:value-type="float" office:value="0.0376378061104054" calcext:value-type="float">
            <text:p>0.0376378061</text:p>
          </table:table-cell>
          <table:table-cell table:formula="of:=([.I76]^2)*(-1.84809378419694)+([.I76])*(0.969715893777015)+(-0.0558124189204929)" office:value-type="float" office:value="-0.00302385481659002" calcext:value-type="float">
            <text:p>-0.0030238548</text:p>
          </table:table-cell>
          <table:table-cell table:formula="of:=[.H76]*-1" office:value-type="float" office:value="0.05118" calcext:value-type="float">
            <text:p>0.05118</text:p>
          </table:table-cell>
          <table:table-cell table:formula="of:=[.M76]*-1" office:value-type="float" office:value="-0.017003" calcext:value-type="float">
            <text:p>-0.017003</text:p>
          </table:table-cell>
          <table:table-cell table:formula="of:=([.K76]^2)*(48.7382423482978)+([.K76])*(0.0643401308833624)+(0.0316411646540839)" office:value-type="float" office:value="0.100136365271861" calcext:value-type="float">
            <text:p>0.1001363653</text:p>
          </table:table-cell>
          <table:table-cell table:formula="of:=([.M76]^2)*(2.99573212968935)+([.M76])*(-0.0394274132082148)+(-0.010306073088791)" office:value-type="float" office:value="-0.0101103852184512" calcext:value-type="float">
            <text:p>-0.0101103852</text:p>
          </table:table-cell>
          <table:table-cell table:formula="of:=([.L76]^2)*(-20.9992408223248)+([.L76])*(0.114146130561486)+(0.302895814088881)" office:value-type="float" office:value="0.266749150289165" calcext:value-type="float">
            <text:p>0.2667491503</text:p>
          </table:table-cell>
          <table:table-cell table:number-columns-repeated="1002"/>
        </table:table-row>
        <table:table-row table:style-name="ro1">
          <table:table-cell table:formula="of:=[Datos_Nao.A77]" office:value-type="float" office:value="0.000184749136678875" calcext:value-type="float">
            <text:p>0.0001847491</text:p>
          </table:table-cell>
          <table:table-cell table:formula="of:=[Datos_Nao.B77]" office:value-type="float" office:value="0.0609724558889866" calcext:value-type="float">
            <text:p>0.0609724559</text:p>
          </table:table-cell>
          <table:table-cell table:formula="of:=[Datos_Nao.C77]" office:value-type="float" office:value="0.00737312436103821" calcext:value-type="float">
            <text:p>0.0073731244</text:p>
          </table:table-cell>
          <table:table-cell table:formula="of:=[Datos_Nao.D77]" office:value-type="float" office:value="0.0648223757743835" calcext:value-type="float">
            <text:p>0.0648223758</text:p>
          </table:table-cell>
          <table:table-cell table:formula="of:=[Datos_Nao.E77]" office:value-type="float" office:value="-0.0455324910581112" calcext:value-type="float">
            <text:p>-0.0455324911</text:p>
          </table:table-cell>
          <table:table-cell table:formula="of:=[Datos_Nao.F77]" office:value-type="float" office:value="0.131201907992363" calcext:value-type="float">
            <text:p>0.131201908</text:p>
          </table:table-cell>
          <table:table-cell/>
          <table:table-cell table:formula="of:=[Datos_MoCap.A77]" office:value-type="float" office:value="-0.051428" calcext:value-type="float">
            <text:p>-0.051428</text:p>
          </table:table-cell>
          <table:table-cell table:formula="of:=[Datos_MoCap.B77]" office:value-type="float" office:value="0.062383" calcext:value-type="float">
            <text:p>0.062383</text:p>
          </table:table-cell>
          <table:table-cell table:formula="of:=[Datos_MoCap.C77]" office:value-type="float" office:value="0.251347" calcext:value-type="float">
            <text:p>0.251347</text:p>
          </table:table-cell>
          <table:table-cell table:formula="of:=[Datos_MoCap.D77]" office:value-type="float" office:value="0.038178" calcext:value-type="float">
            <text:p>0.038178</text:p>
          </table:table-cell>
          <table:table-cell table:formula="of:=[Datos_MoCap.F77]" office:value-type="float" office:value="-0.041357" calcext:value-type="float">
            <text:p>-0.041357</text:p>
          </table:table-cell>
          <table:table-cell table:formula="of:=[Datos_MoCap.E77]" office:value-type="float" office:value="0.016179" calcext:value-type="float">
            <text:p>0.016179</text:p>
          </table:table-cell>
          <table:table-cell/>
          <table:table-cell table:formula="of:=([.H77]^2)*(0.140024724909833)+([.H77])*(-0.00142725065277068)+(-0.0063459406986214)" office:value-type="float" office:value="-0.00590219717288036" calcext:value-type="float">
            <text:p>-0.0059021972</text:p>
          </table:table-cell>
          <table:table-cell table:formula="of:=([.J77]^2)*(-1.68303778049881)+([.J77])*(0.15665109790632)+(0.10475739737447)" office:value-type="float" office:value="0.0378047399346919" calcext:value-type="float">
            <text:p>0.0378047399</text:p>
          </table:table-cell>
          <table:table-cell table:formula="of:=([.I77]^2)*(-1.84809378419694)+([.I77])*(0.969715893777015)+(-0.0558124189204929)" office:value-type="float" office:value="-0.0025107455904826" calcext:value-type="float">
            <text:p>-0.0025107456</text:p>
          </table:table-cell>
          <table:table-cell table:formula="of:=[.H77]*-1" office:value-type="float" office:value="0.051428" calcext:value-type="float">
            <text:p>0.051428</text:p>
          </table:table-cell>
          <table:table-cell table:formula="of:=[.M77]*-1" office:value-type="float" office:value="-0.016179" calcext:value-type="float">
            <text:p>-0.016179</text:p>
          </table:table-cell>
          <table:table-cell table:formula="of:=([.K77]^2)*(48.7382423482978)+([.K77])*(0.0643401308833624)+(0.0316411646540839)" office:value-type="float" office:value="0.105136439286849" calcext:value-type="float">
            <text:p>0.1051364393</text:p>
          </table:table-cell>
          <table:table-cell table:formula="of:=([.M77]^2)*(2.99573212968935)+([.M77])*(-0.0394274132082148)+(-0.010306073088791)" office:value-type="float" office:value="-0.0101598062419942" calcext:value-type="float">
            <text:p>-0.0101598062</text:p>
          </table:table-cell>
          <table:table-cell table:formula="of:=([.L77]^2)*(-20.9992408223248)+([.L77])*(0.114146130561486)+(0.302895814088881)" office:value-type="float" office:value="0.262257940636845" calcext:value-type="float">
            <text:p>0.2622579406</text:p>
          </table:table-cell>
          <table:table-cell table:number-columns-repeated="1002"/>
        </table:table-row>
        <table:table-row table:style-name="ro1">
          <table:table-cell table:formula="of:=[Datos_Nao.A78]" office:value-type="float" office:value="0.000472328392788768" calcext:value-type="float">
            <text:p>0.0004723284</text:p>
          </table:table-cell>
          <table:table-cell table:formula="of:=[Datos_Nao.B78]" office:value-type="float" office:value="0.0610076114535332" calcext:value-type="float">
            <text:p>0.0610076115</text:p>
          </table:table-cell>
          <table:table-cell table:formula="of:=[Datos_Nao.C78]" office:value-type="float" office:value="0.00827841088175774" calcext:value-type="float">
            <text:p>0.0082784109</text:p>
          </table:table-cell>
          <table:table-cell table:formula="of:=[Datos_Nao.D78]" office:value-type="float" office:value="0.0686977282166481" calcext:value-type="float">
            <text:p>0.0686977282</text:p>
          </table:table-cell>
          <table:table-cell table:formula="of:=[Datos_Nao.E78]" office:value-type="float" office:value="-0.0418534316122532" calcext:value-type="float">
            <text:p>-0.0418534316</text:p>
          </table:table-cell>
          <table:table-cell table:formula="of:=[Datos_Nao.F78]" office:value-type="float" office:value="0.133060470223427" calcext:value-type="float">
            <text:p>0.1330604702</text:p>
          </table:table-cell>
          <table:table-cell/>
          <table:table-cell table:formula="of:=[Datos_MoCap.A78]" office:value-type="float" office:value="-0.051609" calcext:value-type="float">
            <text:p>-0.051609</text:p>
          </table:table-cell>
          <table:table-cell table:formula="of:=[Datos_MoCap.B78]" office:value-type="float" office:value="0.063134" calcext:value-type="float">
            <text:p>0.063134</text:p>
          </table:table-cell>
          <table:table-cell table:formula="of:=[Datos_MoCap.C78]" office:value-type="float" office:value="0.250936" calcext:value-type="float">
            <text:p>0.250936</text:p>
          </table:table-cell>
          <table:table-cell table:formula="of:=[Datos_MoCap.D78]" office:value-type="float" office:value="0.040636" calcext:value-type="float">
            <text:p>0.040636</text:p>
          </table:table-cell>
          <table:table-cell table:formula="of:=[Datos_MoCap.F78]" office:value-type="float" office:value="-0.043936" calcext:value-type="float">
            <text:p>-0.043936</text:p>
          </table:table-cell>
          <table:table-cell table:formula="of:=[Datos_MoCap.E78]" office:value-type="float" office:value="0.01455" calcext:value-type="float">
            <text:p>0.01455</text:p>
          </table:table-cell>
          <table:table-cell/>
          <table:table-cell table:formula="of:=([.H78]^2)*(0.140024724909833)+([.H78])*(-0.00142725065277068)+(-0.0063459406986214)" office:value-type="float" office:value="-0.00589932742182013" calcext:value-type="float">
            <text:p>-0.0058993274</text:p>
          </table:table-cell>
          <table:table-cell table:formula="of:=([.J78]^2)*(-1.68303778049881)+([.J78])*(0.15665109790632)+(0.10475739737447)" office:value-type="float" office:value="0.0380877998135739" calcext:value-type="float">
            <text:p>0.0380877998</text:p>
          </table:table-cell>
          <table:table-cell table:formula="of:=([.I78]^2)*(-1.84809378419694)+([.I78])*(0.969715893777015)+(-0.0558124189204929)" office:value-type="float" office:value="-0.00195669631207686" calcext:value-type="float">
            <text:p>-0.0019566963</text:p>
          </table:table-cell>
          <table:table-cell table:formula="of:=[.H78]*-1" office:value-type="float" office:value="0.051609" calcext:value-type="float">
            <text:p>0.051609</text:p>
          </table:table-cell>
          <table:table-cell table:formula="of:=[.M78]*-1" office:value-type="float" office:value="-0.01455" calcext:value-type="float">
            <text:p>-0.01455</text:p>
          </table:table-cell>
          <table:table-cell table:formula="of:=([.K78]^2)*(48.7382423482978)+([.K78])*(0.0643401308833624)+(0.0316411646540839)" office:value-type="float" office:value="0.114736394164695" calcext:value-type="float">
            <text:p>0.1147363942</text:p>
          </table:table-cell>
          <table:table-cell table:formula="of:=([.M78]^2)*(2.99573212968935)+([.M78])*(-0.0394274132082148)+(-0.010306073088791)" office:value-type="float" office:value="-0.010245537969785" calcext:value-type="float">
            <text:p>-0.010245538</text:p>
          </table:table-cell>
          <table:table-cell table:formula="of:=([.L78]^2)*(-20.9992408223248)+([.L78])*(0.114146130561486)+(0.302895814088881)" office:value-type="float" office:value="0.257344341175932" calcext:value-type="float">
            <text:p>0.2573443412</text:p>
          </table:table-cell>
          <table:table-cell table:number-columns-repeated="1002"/>
        </table:table-row>
        <table:table-row table:style-name="ro1">
          <table:table-cell table:formula="of:=[Datos_Nao.A79]" office:value-type="float" office:value="0.000611041090451181" calcext:value-type="float">
            <text:p>0.0006110411</text:p>
          </table:table-cell>
          <table:table-cell table:formula="of:=[Datos_Nao.B79]" office:value-type="float" office:value="0.0610173642635346" calcext:value-type="float">
            <text:p>0.0610173643</text:p>
          </table:table-cell>
          <table:table-cell table:formula="of:=[Datos_Nao.C79]" office:value-type="float" office:value="0.00876588746905327" calcext:value-type="float">
            <text:p>0.0087658875</text:p>
          </table:table-cell>
          <table:table-cell table:formula="of:=[Datos_Nao.D79]" office:value-type="float" office:value="0.0706684067845345" calcext:value-type="float">
            <text:p>0.0706684068</text:p>
          </table:table-cell>
          <table:table-cell table:formula="of:=[Datos_Nao.E79]" office:value-type="float" office:value="-0.0399003736674786" calcext:value-type="float">
            <text:p>-0.0399003737</text:p>
          </table:table-cell>
          <table:table-cell table:formula="of:=[Datos_Nao.F79]" office:value-type="float" office:value="0.134032100439072" calcext:value-type="float">
            <text:p>0.1340321004</text:p>
          </table:table-cell>
          <table:table-cell/>
          <table:table-cell table:formula="of:=[Datos_MoCap.A79]" office:value-type="float" office:value="-0.051759" calcext:value-type="float">
            <text:p>-0.051759</text:p>
          </table:table-cell>
          <table:table-cell table:formula="of:=[Datos_MoCap.B79]" office:value-type="float" office:value="0.063918" calcext:value-type="float">
            <text:p>0.063918</text:p>
          </table:table-cell>
          <table:table-cell table:formula="of:=[Datos_MoCap.C79]" office:value-type="float" office:value="0.250367" calcext:value-type="float">
            <text:p>0.250367</text:p>
          </table:table-cell>
          <table:table-cell table:formula="of:=[Datos_MoCap.D79]" office:value-type="float" office:value="0.041797" calcext:value-type="float">
            <text:p>0.041797</text:p>
          </table:table-cell>
          <table:table-cell table:formula="of:=[Datos_MoCap.F79]" office:value-type="float" office:value="-0.046669" calcext:value-type="float">
            <text:p>-0.046669</text:p>
          </table:table-cell>
          <table:table-cell table:formula="of:=[Datos_MoCap.E79]" office:value-type="float" office:value="0.012635" calcext:value-type="float">
            <text:p>0.012635</text:p>
          </table:table-cell>
          <table:table-cell/>
          <table:table-cell table:formula="of:=([.H79]^2)*(0.140024724909833)+([.H79])*(-0.00142725065277068)+(-0.0063459406986214)" office:value-type="float" office:value="-0.00589694222285755" calcext:value-type="float">
            <text:p>-0.0058969422</text:p>
          </table:table-cell>
          <table:table-cell table:formula="of:=([.J79]^2)*(-1.68303778049881)+([.J79])*(0.15665109790632)+(0.10475739737447)" office:value-type="float" office:value="0.0384787374034088" calcext:value-type="float">
            <text:p>0.0384787374</text:p>
          </table:table-cell>
          <table:table-cell table:formula="of:=([.I79]^2)*(-1.84809378419694)+([.I79])*(0.969715893777015)+(-0.0558124189204929)" office:value-type="float" office:value="-0.00138052539634799" calcext:value-type="float">
            <text:p>-0.0013805254</text:p>
          </table:table-cell>
          <table:table-cell table:formula="of:=[.H79]*-1" office:value-type="float" office:value="0.051759" calcext:value-type="float">
            <text:p>0.051759</text:p>
          </table:table-cell>
          <table:table-cell table:formula="of:=[.M79]*-1" office:value-type="float" office:value="-0.012635" calcext:value-type="float">
            <text:p>-0.012635</text:p>
          </table:table-cell>
          <table:table-cell table:formula="of:=([.K79]^2)*(48.7382423482978)+([.K79])*(0.0643401308833624)+(0.0316411646540839)" office:value-type="float" office:value="0.119475572552719" calcext:value-type="float">
            <text:p>0.1194755726</text:p>
          </table:table-cell>
          <table:table-cell table:formula="of:=([.M79]^2)*(2.99573212968935)+([.M79])*(-0.0394274132082148)+(-0.010306073088791)" office:value-type="float" office:value="-0.0103259901162571" calcext:value-type="float">
            <text:p>-0.0103259901</text:p>
          </table:table-cell>
          <table:table-cell table:formula="of:=([.L79]^2)*(-20.9992408223248)+([.L79])*(0.114146130561486)+(0.302895814088881)" office:value-type="float" office:value="0.251832475026314" calcext:value-type="float">
            <text:p>0.251832475</text:p>
          </table:table-cell>
          <table:table-cell table:number-columns-repeated="1002"/>
        </table:table-row>
        <table:table-row table:style-name="ro1">
          <table:table-cell table:formula="of:=[Datos_Nao.A80]" office:value-type="float" office:value="0.000877406215295196" calcext:value-type="float">
            <text:p>0.0008774062</text:p>
          </table:table-cell>
          <table:table-cell table:formula="of:=[Datos_Nao.B80]" office:value-type="float" office:value="0.0610199980437756" calcext:value-type="float">
            <text:p>0.061019998</text:p>
          </table:table-cell>
          <table:table-cell table:formula="of:=[Datos_Nao.C80]" office:value-type="float" office:value="0.00981362536549568" calcext:value-type="float">
            <text:p>0.0098136254</text:p>
          </table:table-cell>
          <table:table-cell table:formula="of:=[Datos_Nao.D80]" office:value-type="float" office:value="0.0746731981635094" calcext:value-type="float">
            <text:p>0.0746731982</text:p>
          </table:table-cell>
          <table:table-cell table:formula="of:=[Datos_Nao.E80]" office:value-type="float" office:value="-0.0357784144580364" calcext:value-type="float">
            <text:p>-0.0357784145</text:p>
          </table:table-cell>
          <table:table-cell table:formula="of:=[Datos_Nao.F80]" office:value-type="float" office:value="0.136057198047638" calcext:value-type="float">
            <text:p>0.136057198</text:p>
          </table:table-cell>
          <table:table-cell/>
          <table:table-cell table:formula="of:=[Datos_MoCap.A80]" office:value-type="float" office:value="-0.051949" calcext:value-type="float">
            <text:p>-0.051949</text:p>
          </table:table-cell>
          <table:table-cell table:formula="of:=[Datos_MoCap.B80]" office:value-type="float" office:value="0.064587" calcext:value-type="float">
            <text:p>0.064587</text:p>
          </table:table-cell>
          <table:table-cell table:formula="of:=[Datos_MoCap.C80]" office:value-type="float" office:value="0.249842" calcext:value-type="float">
            <text:p>0.249842</text:p>
          </table:table-cell>
          <table:table-cell table:formula="of:=[Datos_MoCap.D80]" office:value-type="float" office:value="0.043236" calcext:value-type="float">
            <text:p>0.043236</text:p>
          </table:table-cell>
          <table:table-cell table:formula="of:=[Datos_MoCap.F80]" office:value-type="float" office:value="-0.048639" calcext:value-type="float">
            <text:p>-0.048639</text:p>
          </table:table-cell>
          <table:table-cell table:formula="of:=[Datos_MoCap.E80]" office:value-type="float" office:value="0.010594" calcext:value-type="float">
            <text:p>0.010594</text:p>
          </table:table-cell>
          <table:table-cell/>
          <table:table-cell table:formula="of:=([.H80]^2)*(0.140024724909833)+([.H80])*(-0.00142725065277068)+(-0.0063459406986214)" office:value-type="float" office:value="-0.00589391192524104" calcext:value-type="float">
            <text:p>-0.0058939119</text:p>
          </table:table-cell>
          <table:table-cell table:formula="of:=([.J80]^2)*(-1.68303778049881)+([.J80])*(0.15665109790632)+(0.10475739737447)" office:value-type="float" office:value="0.0388384776657094" calcext:value-type="float">
            <text:p>0.0388384777</text:p>
          </table:table-cell>
          <table:table-cell table:formula="of:=([.I80]^2)*(-1.84809378419694)+([.I80])*(0.969715893777015)+(-0.0558124189204929)" office:value-type="float" office:value="-0.000890665799584058" calcext:value-type="float">
            <text:p>-0.0008906658</text:p>
          </table:table-cell>
          <table:table-cell table:formula="of:=[.H80]*-1" office:value-type="float" office:value="0.051949" calcext:value-type="float">
            <text:p>0.051949</text:p>
          </table:table-cell>
          <table:table-cell table:formula="of:=[.M80]*-1" office:value-type="float" office:value="-0.010594" calcext:value-type="float">
            <text:p>-0.010594</text:p>
          </table:table-cell>
          <table:table-cell table:formula="of:=([.K80]^2)*(48.7382423482978)+([.K80])*(0.0643401308833624)+(0.0316411646540839)" office:value-type="float" office:value="0.125531890546806" calcext:value-type="float">
            <text:p>0.1255318905</text:p>
          </table:table-cell>
          <table:table-cell table:formula="of:=([.M80]^2)*(2.99573212968935)+([.M80])*(-0.0394274132082148)+(-0.010306073088791)" office:value-type="float" office:value="-0.0103875475915075" calcext:value-type="float">
            <text:p>-0.0103875476</text:p>
          </table:table-cell>
          <table:table-cell table:formula="of:=([.L80]^2)*(-20.9992408223248)+([.L80])*(0.114146130561486)+(0.302895814088881)" office:value-type="float" office:value="0.247664857729848" calcext:value-type="float">
            <text:p>0.2476648577</text:p>
          </table:table-cell>
          <table:table-cell table:number-columns-repeated="1002"/>
        </table:table-row>
        <table:table-row table:style-name="ro1">
          <table:table-cell table:formula="of:=[Datos_Nao.A81]" office:value-type="float" office:value="0.00112796167377383" calcext:value-type="float">
            <text:p>0.0011279617</text:p>
          </table:table-cell>
          <table:table-cell table:formula="of:=[Datos_Nao.B81]" office:value-type="float" office:value="0.0609985068440437" calcext:value-type="float">
            <text:p>0.0609985068</text:p>
          </table:table-cell>
          <table:table-cell table:formula="of:=[Datos_Nao.C81]" office:value-type="float" office:value="0.0109619833528996" calcext:value-type="float">
            <text:p>0.0109619834</text:p>
          </table:table-cell>
          <table:table-cell table:formula="of:=[Datos_Nao.D81]" office:value-type="float" office:value="0.0787592753767967" calcext:value-type="float">
            <text:p>0.0787592754</text:p>
          </table:table-cell>
          <table:table-cell table:formula="of:=[Datos_Nao.E81]" office:value-type="float" office:value="-0.0313845053315163" calcext:value-type="float">
            <text:p>-0.0313845053</text:p>
          </table:table-cell>
          <table:table-cell table:formula="of:=[Datos_Nao.F81]" office:value-type="float" office:value="0.138188511133194" calcext:value-type="float">
            <text:p>0.1381885111</text:p>
          </table:table-cell>
          <table:table-cell/>
          <table:table-cell table:formula="of:=[Datos_MoCap.A81]" office:value-type="float" office:value="-0.05196" calcext:value-type="float">
            <text:p>-0.05196</text:p>
          </table:table-cell>
          <table:table-cell table:formula="of:=[Datos_MoCap.B81]" office:value-type="float" office:value="0.065101" calcext:value-type="float">
            <text:p>0.065101</text:p>
          </table:table-cell>
          <table:table-cell table:formula="of:=[Datos_MoCap.C81]" office:value-type="float" office:value="0.249265" calcext:value-type="float">
            <text:p>0.249265</text:p>
          </table:table-cell>
          <table:table-cell table:formula="of:=[Datos_MoCap.D81]" office:value-type="float" office:value="0.045475" calcext:value-type="float">
            <text:p>0.045475</text:p>
          </table:table-cell>
          <table:table-cell table:formula="of:=[Datos_MoCap.F81]" office:value-type="float" office:value="-0.050282" calcext:value-type="float">
            <text:p>-0.050282</text:p>
          </table:table-cell>
          <table:table-cell table:formula="of:=[Datos_MoCap.E81]" office:value-type="float" office:value="0.008678" calcext:value-type="float">
            <text:p>0.008678</text:p>
          </table:table-cell>
          <table:table-cell/>
          <table:table-cell table:formula="of:=([.H81]^2)*(0.140024724909833)+([.H81])*(-0.00142725065277068)+(-0.0063459406986214)" office:value-type="float" office:value="-0.00589373617736331" calcext:value-type="float">
            <text:p>-0.0058937362</text:p>
          </table:table-cell>
          <table:table-cell table:formula="of:=([.J81]^2)*(-1.68303778049881)+([.J81])*(0.15665109790632)+(0.10475739737447)" office:value-type="float" office:value="0.0392327791781616" calcext:value-type="float">
            <text:p>0.0392327792</text:p>
          </table:table-cell>
          <table:table-cell table:formula="of:=([.I81]^2)*(-1.84809378419694)+([.I81])*(0.969715893777015)+(-0.0558124189204929)" office:value-type="float" office:value="-0.000515425081738727" calcext:value-type="float">
            <text:p>-0.0005154251</text:p>
          </table:table-cell>
          <table:table-cell table:formula="of:=[.H81]*-1" office:value-type="float" office:value="0.05196" calcext:value-type="float">
            <text:p>0.05196</text:p>
          </table:table-cell>
          <table:table-cell table:formula="of:=[.M81]*-1" office:value-type="float" office:value="-0.008678" calcext:value-type="float">
            <text:p>-0.008678</text:p>
          </table:table-cell>
          <table:table-cell table:formula="of:=([.K81]^2)*(48.7382423482978)+([.K81])*(0.0643401308833624)+(0.0316411646540839)" office:value-type="float" office:value="0.135356529287627" calcext:value-type="float">
            <text:p>0.1353565293</text:p>
          </table:table-cell>
          <table:table-cell table:formula="of:=([.M81]^2)*(2.99573212968935)+([.M81])*(-0.0394274132082148)+(-0.010306073088791)" office:value-type="float" office:value="-0.0104226225320406" calcext:value-type="float">
            <text:p>-0.0104226225</text:p>
          </table:table-cell>
          <table:table-cell table:formula="of:=([.L81]^2)*(-20.9992408223248)+([.L81])*(0.114146130561486)+(0.302895814088881)" office:value-type="float" office:value="0.24406436776136" calcext:value-type="float">
            <text:p>0.2440643678</text:p>
          </table:table-cell>
          <table:table-cell table:number-columns-repeated="1002"/>
        </table:table-row>
        <table:table-row table:style-name="ro1">
          <table:table-cell table:formula="of:=[Datos_Nao.A82]" office:value-type="float" office:value="0.00136141595430672" calcext:value-type="float">
            <text:p>0.001361416</text:p>
          </table:table-cell>
          <table:table-cell table:formula="of:=[Datos_Nao.B82]" office:value-type="float" office:value="0.0609512068331242" calcext:value-type="float">
            <text:p>0.0609512068</text:p>
          </table:table-cell>
          <table:table-cell table:formula="of:=[Datos_Nao.C82]" office:value-type="float" office:value="0.0122143477201462" calcext:value-type="float">
            <text:p>0.0122143477</text:p>
          </table:table-cell>
          <table:table-cell table:formula="of:=[Datos_Nao.D82]" office:value-type="float" office:value="0.0829227417707443" calcext:value-type="float">
            <text:p>0.0829227418</text:p>
          </table:table-cell>
          <table:table-cell table:formula="of:=[Datos_Nao.E82]" office:value-type="float" office:value="-0.0267369654029608" calcext:value-type="float">
            <text:p>-0.0267369654</text:p>
          </table:table-cell>
          <table:table-cell table:formula="of:=[Datos_Nao.F82]" office:value-type="float" office:value="0.140421763062477" calcext:value-type="float">
            <text:p>0.1404217631</text:p>
          </table:table-cell>
          <table:table-cell/>
          <table:table-cell table:formula="of:=[Datos_MoCap.A82]" office:value-type="float" office:value="-0.051906" calcext:value-type="float">
            <text:p>-0.051906</text:p>
          </table:table-cell>
          <table:table-cell table:formula="of:=[Datos_MoCap.B82]" office:value-type="float" office:value="0.065404" calcext:value-type="float">
            <text:p>0.065404</text:p>
          </table:table-cell>
          <table:table-cell table:formula="of:=[Datos_MoCap.C82]" office:value-type="float" office:value="0.248739" calcext:value-type="float">
            <text:p>0.248739</text:p>
          </table:table-cell>
          <table:table-cell table:formula="of:=[Datos_MoCap.D82]" office:value-type="float" office:value="0.047708" calcext:value-type="float">
            <text:p>0.047708</text:p>
          </table:table-cell>
          <table:table-cell table:formula="of:=[Datos_MoCap.F82]" office:value-type="float" office:value="-0.051696" calcext:value-type="float">
            <text:p>-0.051696</text:p>
          </table:table-cell>
          <table:table-cell table:formula="of:=[Datos_MoCap.E82]" office:value-type="float" office:value="0.006592" calcext:value-type="float">
            <text:p>0.006592</text:p>
          </table:table-cell>
          <table:table-cell/>
          <table:table-cell table:formula="of:=([.H82]^2)*(0.140024724909833)+([.H82])*(-0.00142725065277068)+(-0.0063459406986214)" office:value-type="float" office:value="-0.00589459861453475" calcext:value-type="float">
            <text:p>-0.0058945986</text:p>
          </table:table-cell>
          <table:table-cell table:formula="of:=([.J82]^2)*(-1.68303778049881)+([.J82])*(0.15665109790632)+(0.10475739737447)" office:value-type="float" office:value="0.0395912526223004" calcext:value-type="float">
            <text:p>0.0395912526</text:p>
          </table:table-cell>
          <table:table-cell table:formula="of:=([.I82]^2)*(-1.84809378419694)+([.I82])*(0.969715893777015)+(-0.0558124189204929)" office:value-type="float" office:value="-0.000294680366154182" calcext:value-type="float">
            <text:p>-0.0002946804</text:p>
          </table:table-cell>
          <table:table-cell table:formula="of:=[.H82]*-1" office:value-type="float" office:value="0.051906" calcext:value-type="float">
            <text:p>0.051906</text:p>
          </table:table-cell>
          <table:table-cell table:formula="of:=[.M82]*-1" office:value-type="float" office:value="-0.006592" calcext:value-type="float">
            <text:p>-0.006592</text:p>
          </table:table-cell>
          <table:table-cell table:formula="of:=([.K82]^2)*(48.7382423482978)+([.K82])*(0.0643401308833624)+(0.0316411646540839)" office:value-type="float" office:value="0.145641539196734" calcext:value-type="float">
            <text:p>0.1456415392</text:p>
          </table:table-cell>
          <table:table-cell table:formula="of:=([.M82]^2)*(2.99573212968935)+([.M82])*(-0.0394274132082148)+(-0.010306073088791)" office:value-type="float" office:value="-0.0104358006626763" calcext:value-type="float">
            <text:p>-0.0104358007</text:p>
          </table:table-cell>
          <table:table-cell table:formula="of:=([.L82]^2)*(-20.9992408223248)+([.L82])*(0.114146130561486)+(0.302895814088881)" office:value-type="float" office:value="0.240874939871807" calcext:value-type="float">
            <text:p>0.2408749399</text:p>
          </table:table-cell>
          <table:table-cell table:number-columns-repeated="1002"/>
        </table:table-row>
        <table:table-row table:style-name="ro1">
          <table:table-cell table:formula="of:=[Datos_Nao.A83]" office:value-type="float" office:value="0.00157659011892974" calcext:value-type="float">
            <text:p>0.0015765901</text:p>
          </table:table-cell>
          <table:table-cell table:formula="of:=[Datos_Nao.B83]" office:value-type="float" office:value="0.0608764737844467" calcext:value-type="float">
            <text:p>0.0608764738</text:p>
          </table:table-cell>
          <table:table-cell table:formula="of:=[Datos_Nao.C83]" office:value-type="float" office:value="0.0135737247765064" calcext:value-type="float">
            <text:p>0.0135737248</text:p>
          </table:table-cell>
          <table:table-cell table:formula="of:=[Datos_Nao.D83]" office:value-type="float" office:value="0.0871594026684761" calcext:value-type="float">
            <text:p>0.0871594027</text:p>
          </table:table-cell>
          <table:table-cell table:formula="of:=[Datos_Nao.E83]" office:value-type="float" office:value="-0.0218542832881212" calcext:value-type="float">
            <text:p>-0.0218542833</text:p>
          </table:table-cell>
          <table:table-cell table:formula="of:=[Datos_Nao.F83]" office:value-type="float" office:value="0.142752557992935" calcext:value-type="float">
            <text:p>0.142752558</text:p>
          </table:table-cell>
          <table:table-cell/>
          <table:table-cell table:formula="of:=[Datos_MoCap.A83]" office:value-type="float" office:value="-0.051881" calcext:value-type="float">
            <text:p>-0.051881</text:p>
          </table:table-cell>
          <table:table-cell table:formula="of:=[Datos_MoCap.B83]" office:value-type="float" office:value="0.065706" calcext:value-type="float">
            <text:p>0.065706</text:p>
          </table:table-cell>
          <table:table-cell table:formula="of:=[Datos_MoCap.C83]" office:value-type="float" office:value="0.248041" calcext:value-type="float">
            <text:p>0.248041</text:p>
          </table:table-cell>
          <table:table-cell table:formula="of:=[Datos_MoCap.D83]" office:value-type="float" office:value="0.048096" calcext:value-type="float">
            <text:p>0.048096</text:p>
          </table:table-cell>
          <table:table-cell table:formula="of:=[Datos_MoCap.F83]" office:value-type="float" office:value="-0.052625" calcext:value-type="float">
            <text:p>-0.052625</text:p>
          </table:table-cell>
          <table:table-cell table:formula="of:=[Datos_MoCap.E83]" office:value-type="float" office:value="0.004161" calcext:value-type="float">
            <text:p>0.004161</text:p>
          </table:table-cell>
          <table:table-cell/>
          <table:table-cell table:formula="of:=([.H83]^2)*(0.140024724909833)+([.H83])*(-0.00142725065277068)+(-0.0063459406986214)" office:value-type="float" office:value="-0.00589499761445417" calcext:value-type="float">
            <text:p>-0.0058949976</text:p>
          </table:table-cell>
          <table:table-cell table:formula="of:=([.J83]^2)*(-1.68303778049881)+([.J83])*(0.15665109790632)+(0.10475739737447)" office:value-type="float" office:value="0.040065507612962" calcext:value-type="float">
            <text:p>0.0400655076</text:p>
          </table:table-cell>
          <table:table-cell table:formula="of:=([.I83]^2)*(-1.84809378419694)+([.I83])*(0.969715893777015)+(-0.0558124189204929)" office:value-type="float" office:value="-0.0000750018461994351" calcext:value-type="float">
            <text:p>-7.50018461994351E-005</text:p>
          </table:table-cell>
          <table:table-cell table:formula="of:=[.H83]*-1" office:value-type="float" office:value="0.051881" calcext:value-type="float">
            <text:p>0.051881</text:p>
          </table:table-cell>
          <table:table-cell table:formula="of:=[.M83]*-1" office:value-type="float" office:value="-0.004161" calcext:value-type="float">
            <text:p>-0.004161</text:p>
          </table:table-cell>
          <table:table-cell table:formula="of:=([.K83]^2)*(48.7382423482978)+([.K83])*(0.0643401308833624)+(0.0316411646540839)" office:value-type="float" office:value="0.147478198772652" calcext:value-type="float">
            <text:p>0.1474781988</text:p>
          </table:table-cell>
          <table:table-cell table:formula="of:=([.M83]^2)*(2.99573212968935)+([.M83])*(-0.0394274132082148)+(-0.010306073088791)" office:value-type="float" office:value="-0.0104182626857198" calcext:value-type="float">
            <text:p>-0.0104182627</text:p>
          </table:table-cell>
          <table:table-cell table:formula="of:=([.L83]^2)*(-20.9992408223248)+([.L83])*(0.114146130561486)+(0.302895814088881)" office:value-type="float" office:value="0.238733773302619" calcext:value-type="float">
            <text:p>0.2387337733</text:p>
          </table:table-cell>
          <table:table-cell table:number-columns-repeated="1002"/>
        </table:table-row>
        <table:table-row table:style-name="ro1">
          <table:table-cell table:formula="of:=[Datos_Nao.A84]" office:value-type="float" office:value="0.00167693092953414" calcext:value-type="float">
            <text:p>0.0016769309</text:p>
          </table:table-cell>
          <table:table-cell table:formula="of:=[Datos_Nao.B84]" office:value-type="float" office:value="0.0608283840119839" calcext:value-type="float">
            <text:p>0.060828384</text:p>
          </table:table-cell>
          <table:table-cell table:formula="of:=[Datos_Nao.C84]" office:value-type="float" office:value="0.0142940357327461" calcext:value-type="float">
            <text:p>0.0142940357</text:p>
          </table:table-cell>
          <table:table-cell table:formula="of:=[Datos_Nao.D84]" office:value-type="float" office:value="0.0893039330840111" calcext:value-type="float">
            <text:p>0.0893039331</text:p>
          </table:table-cell>
          <table:table-cell table:formula="of:=[Datos_Nao.E84]" office:value-type="float" office:value="-0.0193303804844618" calcext:value-type="float">
            <text:p>-0.0193303805</text:p>
          </table:table-cell>
          <table:table-cell table:formula="of:=[Datos_Nao.F84]" office:value-type="float" office:value="0.14395309984684" calcext:value-type="float">
            <text:p>0.1439530998</text:p>
          </table:table-cell>
          <table:table-cell/>
          <table:table-cell table:formula="of:=[Datos_MoCap.A84]" office:value-type="float" office:value="-0.051879" calcext:value-type="float">
            <text:p>-0.051879</text:p>
          </table:table-cell>
          <table:table-cell table:formula="of:=[Datos_MoCap.B84]" office:value-type="float" office:value="0.065773" calcext:value-type="float">
            <text:p>0.065773</text:p>
          </table:table-cell>
          <table:table-cell table:formula="of:=[Datos_MoCap.C84]" office:value-type="float" office:value="0.247379" calcext:value-type="float">
            <text:p>0.247379</text:p>
          </table:table-cell>
          <table:table-cell table:formula="of:=[Datos_MoCap.D84]" office:value-type="float" office:value="0.047684" calcext:value-type="float">
            <text:p>0.047684</text:p>
          </table:table-cell>
          <table:table-cell table:formula="of:=[Datos_MoCap.F84]" office:value-type="float" office:value="-0.052684" calcext:value-type="float">
            <text:p>-0.052684</text:p>
          </table:table-cell>
          <table:table-cell table:formula="of:=[Datos_MoCap.E84]" office:value-type="float" office:value="0.002111" calcext:value-type="float">
            <text:p>0.002111</text:p>
          </table:table-cell>
          <table:table-cell/>
          <table:table-cell table:formula="of:=([.H84]^2)*(0.140024724909833)+([.H84])*(-0.00142725065277068)+(-0.0063459406986214)" office:value-type="float" office:value="-0.00589502952688639" calcext:value-type="float">
            <text:p>-0.0058950295</text:p>
          </table:table-cell>
          <table:table-cell table:formula="of:=([.J84]^2)*(-1.68303778049881)+([.J84])*(0.15665109790632)+(0.10475739737447)" office:value-type="float" office:value="0.0405137871882641" calcext:value-type="float">
            <text:p>0.0405137872</text:p>
          </table:table-cell>
          <table:table-cell table:formula="of:=([.I84]^2)*(-1.84809378419694)+([.I84])*(0.969715893777015)+(-0.0558124189204929)" office:value-type="float" office:value="-0.0000263109113340862" calcext:value-type="float">
            <text:p>-2.63109113340862E-005</text:p>
          </table:table-cell>
          <table:table-cell table:formula="of:=[.H84]*-1" office:value-type="float" office:value="0.051879" calcext:value-type="float">
            <text:p>0.051879</text:p>
          </table:table-cell>
          <table:table-cell table:formula="of:=[.M84]*-1" office:value-type="float" office:value="-0.002111" calcext:value-type="float">
            <text:p>-0.002111</text:p>
          </table:table-cell>
          <table:table-cell table:formula="of:=([.K84]^2)*(48.7382423482978)+([.K84])*(0.0643401308833624)+(0.0316411646540839)" office:value-type="float" office:value="0.145528413311654" calcext:value-type="float">
            <text:p>0.1455284133</text:p>
          </table:table-cell>
          <table:table-cell table:formula="of:=([.M84]^2)*(2.99573212968935)+([.M84])*(-0.0394274132082148)+(-0.010306073088791)" office:value-type="float" office:value="-0.0103759544140736" calcext:value-type="float">
            <text:p>-0.0103759544</text:p>
          </table:table-cell>
          <table:table-cell table:formula="of:=([.L84]^2)*(-20.9992408223248)+([.L84])*(0.114146130561486)+(0.302895814088881)" office:value-type="float" office:value="0.238596565546862" calcext:value-type="float">
            <text:p>0.2385965655</text:p>
          </table:table-cell>
          <table:table-cell table:number-columns-repeated="1002"/>
        </table:table-row>
        <table:table-row table:style-name="ro1">
          <table:table-cell table:formula="of:=[Datos_Nao.A85]" office:value-type="float" office:value="0.0018625051015988" calcext:value-type="float">
            <text:p>0.0018625051</text:p>
          </table:table-cell>
          <table:table-cell table:formula="of:=[Datos_Nao.B85]" office:value-type="float" office:value="0.0607100240886212" calcext:value-type="float">
            <text:p>0.0607100241</text:p>
          </table:table-cell>
          <table:table-cell table:formula="of:=[Datos_Nao.C85]" office:value-type="float" office:value="0.0158168599009514" calcext:value-type="float">
            <text:p>0.0158168599</text:p>
          </table:table-cell>
          <table:table-cell table:formula="of:=[Datos_Nao.D85]" office:value-type="float" office:value="0.0936425924301148" calcext:value-type="float">
            <text:p>0.0936425924</text:p>
          </table:table-cell>
          <table:table-cell table:formula="of:=[Datos_Nao.E85]" office:value-type="float" office:value="-0.0141292633488774" calcext:value-type="float">
            <text:p>-0.0141292633</text:p>
          </table:table-cell>
          <table:table-cell table:formula="of:=[Datos_Nao.F85]" office:value-type="float" office:value="0.146421700716019" calcext:value-type="float">
            <text:p>0.1464217007</text:p>
          </table:table-cell>
          <table:table-cell/>
          <table:table-cell table:formula="of:=[Datos_MoCap.A85]" office:value-type="float" office:value="-0.051843" calcext:value-type="float">
            <text:p>-0.051843</text:p>
          </table:table-cell>
          <table:table-cell table:formula="of:=[Datos_MoCap.B85]" office:value-type="float" office:value="0.06574" calcext:value-type="float">
            <text:p>0.06574</text:p>
          </table:table-cell>
          <table:table-cell table:formula="of:=[Datos_MoCap.C85]" office:value-type="float" office:value="0.246762" calcext:value-type="float">
            <text:p>0.246762</text:p>
          </table:table-cell>
          <table:table-cell table:formula="of:=[Datos_MoCap.D85]" office:value-type="float" office:value="0.050647" calcext:value-type="float">
            <text:p>0.050647</text:p>
          </table:table-cell>
          <table:table-cell table:formula="of:=[Datos_MoCap.F85]" office:value-type="float" office:value="-0.052543" calcext:value-type="float">
            <text:p>-0.052543</text:p>
          </table:table-cell>
          <table:table-cell table:formula="of:=[Datos_MoCap.E85]" office:value-type="float" office:value="0.000663" calcext:value-type="float">
            <text:p>0.000663</text:p>
          </table:table-cell>
          <table:table-cell/>
          <table:table-cell table:formula="of:=([.H85]^2)*(0.140024724909833)+([.H85])*(-0.00142725065277068)+(-0.0063459406986214)" office:value-type="float" office:value="-0.00589560375911251" calcext:value-type="float">
            <text:p>-0.0058956038</text:p>
          </table:table-cell>
          <table:table-cell table:formula="of:=([.J85]^2)*(-1.68303778049881)+([.J85])*(0.15665109790632)+(0.10475739737447)" office:value-type="float" office:value="0.0409302664295142" calcext:value-type="float">
            <text:p>0.0409302664</text:p>
          </table:table-cell>
          <table:table-cell table:formula="of:=([.I85]^2)*(-1.84809378419694)+([.I85])*(0.969715893777015)+(-0.0558124189204929)" office:value-type="float" office:value="-0.00005029094001998" calcext:value-type="float">
            <text:p>-5.029094001998E-005</text:p>
          </table:table-cell>
          <table:table-cell table:formula="of:=[.H85]*-1" office:value-type="float" office:value="0.051843" calcext:value-type="float">
            <text:p>0.051843</text:p>
          </table:table-cell>
          <table:table-cell table:formula="of:=[.M85]*-1" office:value-type="float" office:value="-0.000663" calcext:value-type="float">
            <text:p>-0.000663</text:p>
          </table:table-cell>
          <table:table-cell table:formula="of:=([.K85]^2)*(48.7382423482978)+([.K85])*(0.0643401308833624)+(0.0316411646540839)" office:value-type="float" office:value="0.159919171680504" calcext:value-type="float">
            <text:p>0.1599191717</text:p>
          </table:table-cell>
          <table:table-cell table:formula="of:=([.M85]^2)*(2.99573212968935)+([.M85])*(-0.0394274132082148)+(-0.010306073088791)" office:value-type="float" office:value="-0.0103308966327715" calcext:value-type="float">
            <text:p>-0.0103308966</text:p>
          </table:table-cell>
          <table:table-cell table:formula="of:=([.L85]^2)*(-20.9992408223248)+([.L85])*(0.114146130561486)+(0.302895814088881)" office:value-type="float" office:value="0.238924226034347" calcext:value-type="float">
            <text:p>0.238924226</text:p>
          </table:table-cell>
          <table:table-cell table:number-columns-repeated="1002"/>
        </table:table-row>
        <table:table-row table:style-name="ro1">
          <table:table-cell table:formula="of:=[Datos_Nao.A86]" office:value-type="float" office:value="0.00194747187197208" calcext:value-type="float">
            <text:p>0.0019474719</text:p>
          </table:table-cell>
          <table:table-cell table:formula="of:=[Datos_Nao.B86]" office:value-type="float" office:value="0.0606394745409489" calcext:value-type="float">
            <text:p>0.0606394745</text:p>
          </table:table-cell>
          <table:table-cell table:formula="of:=[Datos_Nao.C86]" office:value-type="float" office:value="0.0166194513440132" calcext:value-type="float">
            <text:p>0.0166194513</text:p>
          </table:table-cell>
          <table:table-cell table:formula="of:=[Datos_Nao.D86]" office:value-type="float" office:value="0.0958354994654656" calcext:value-type="float">
            <text:p>0.0958354995</text:p>
          </table:table-cell>
          <table:table-cell table:formula="of:=[Datos_Nao.E86]" office:value-type="float" office:value="-0.011456249281764" calcext:value-type="float">
            <text:p>-0.0114562493</text:p>
          </table:table-cell>
          <table:table-cell table:formula="of:=[Datos_Nao.F86]" office:value-type="float" office:value="0.147688627243042" calcext:value-type="float">
            <text:p>0.1476886272</text:p>
          </table:table-cell>
          <table:table-cell/>
          <table:table-cell table:formula="of:=[Datos_MoCap.A86]" office:value-type="float" office:value="-0.051774" calcext:value-type="float">
            <text:p>-0.051774</text:p>
          </table:table-cell>
          <table:table-cell table:formula="of:=[Datos_MoCap.B86]" office:value-type="float" office:value="0.065658" calcext:value-type="float">
            <text:p>0.065658</text:p>
          </table:table-cell>
          <table:table-cell table:formula="of:=[Datos_MoCap.C86]" office:value-type="float" office:value="0.246139" calcext:value-type="float">
            <text:p>0.246139</text:p>
          </table:table-cell>
          <table:table-cell table:formula="of:=[Datos_MoCap.D86]" office:value-type="float" office:value="0.052987" calcext:value-type="float">
            <text:p>0.052987</text:p>
          </table:table-cell>
          <table:table-cell table:formula="of:=[Datos_MoCap.F86]" office:value-type="float" office:value="-0.052126" calcext:value-type="float">
            <text:p>-0.052126</text:p>
          </table:table-cell>
          <table:table-cell table:formula="of:=[Datos_MoCap.E86]" office:value-type="float" office:value="-0.001831" calcext:value-type="float">
            <text:p>-0.001831</text:p>
          </table:table-cell>
          <table:table-cell/>
          <table:table-cell table:formula="of:=([.H86]^2)*(0.140024724909833)+([.H86])*(-0.00142725065277068)+(-0.0063459406986214)" office:value-type="float" office:value="-0.00589670335640009" calcext:value-type="float">
            <text:p>-0.0058967034</text:p>
          </table:table-cell>
          <table:table-cell table:formula="of:=([.J86]^2)*(-1.68303778049881)+([.J86])*(0.15665109790632)+(0.10475739737447)" office:value-type="float" office:value="0.041349495531662" calcext:value-type="float">
            <text:p>0.0413494955</text:p>
          </table:table-cell>
          <table:table-cell table:formula="of:=([.I86]^2)*(-1.84809378419694)+([.I86])*(0.969715893777015)+(-0.0558124189204929)" office:value-type="float" office:value="-0.000109895105491108" calcext:value-type="float">
            <text:p>-0.0001098951</text:p>
          </table:table-cell>
          <table:table-cell table:formula="of:=[.H86]*-1" office:value-type="float" office:value="0.051774" calcext:value-type="float">
            <text:p>0.051774</text:p>
          </table:table-cell>
          <table:table-cell table:formula="of:=[.M86]*-1" office:value-type="float" office:value="0.001831" calcext:value-type="float">
            <text:p>0.001831</text:p>
          </table:table-cell>
          <table:table-cell table:formula="of:=([.K86]^2)*(48.7382423482978)+([.K86])*(0.0643401308833624)+(0.0316411646540839)" office:value-type="float" office:value="0.171888924864376" calcext:value-type="float">
            <text:p>0.1718889249</text:p>
          </table:table-cell>
          <table:table-cell table:formula="of:=([.M86]^2)*(2.99573212968935)+([.M86])*(-0.0394274132082148)+(-0.010306073088791)" office:value-type="float" office:value="-0.0102238381205023" calcext:value-type="float">
            <text:p>-0.0102238381</text:p>
          </table:table-cell>
          <table:table-cell table:formula="of:=([.L86]^2)*(-20.9992408223248)+([.L86])*(0.114146130561486)+(0.302895814088881)" office:value-type="float" office:value="0.239888378267984" calcext:value-type="float">
            <text:p>0.2398883783</text:p>
          </table:table-cell>
          <table:table-cell table:number-columns-repeated="1002"/>
        </table:table-row>
        <table:table-row table:style-name="ro1">
          <table:table-cell table:formula="of:=[Datos_Nao.A87]" office:value-type="float" office:value="-0.00500888982787728" calcext:value-type="float">
            <text:p>-0.0050088898</text:p>
          </table:table-cell>
          <table:table-cell table:formula="of:=[Datos_Nao.B87]" office:value-type="float" office:value="0.120746403932571" calcext:value-type="float">
            <text:p>0.1207464039</text:p>
          </table:table-cell>
          <table:table-cell table:formula="of:=[Datos_Nao.C87]" office:value-type="float" office:value="0.0174495279788971" calcext:value-type="float">
            <text:p>0.017449528</text:p>
          </table:table-cell>
          <table:table-cell table:formula="of:=[Datos_Nao.D87]" office:value-type="float" office:value="0.0980432853102684" calcext:value-type="float">
            <text:p>0.0980432853</text:p>
          </table:table-cell>
          <table:table-cell table:formula="of:=[Datos_Nao.E87]" office:value-type="float" office:value="-0.00873827282339335" calcext:value-type="float">
            <text:p>-0.0087382728</text:p>
          </table:table-cell>
          <table:table-cell table:formula="of:=[Datos_Nao.F87]" office:value-type="float" office:value="0.29881164431572" calcext:value-type="float">
            <text:p>0.2988116443</text:p>
          </table:table-cell>
          <table:table-cell/>
          <table:table-cell table:formula="of:=[Datos_MoCap.A87]" office:value-type="float" office:value="-0.051655" calcext:value-type="float">
            <text:p>-0.051655</text:p>
          </table:table-cell>
          <table:table-cell table:formula="of:=[Datos_MoCap.B87]" office:value-type="float" office:value="0.065866" calcext:value-type="float">
            <text:p>0.065866</text:p>
          </table:table-cell>
          <table:table-cell table:formula="of:=[Datos_MoCap.C87]" office:value-type="float" office:value="0.245522" calcext:value-type="float">
            <text:p>0.245522</text:p>
          </table:table-cell>
          <table:table-cell table:formula="of:=[Datos_MoCap.D87]" office:value-type="float" office:value="0.054797" calcext:value-type="float">
            <text:p>0.054797</text:p>
          </table:table-cell>
          <table:table-cell table:formula="of:=[Datos_MoCap.F87]" office:value-type="float" office:value="-0.052543" calcext:value-type="float">
            <text:p>-0.052543</text:p>
          </table:table-cell>
          <table:table-cell table:formula="of:=[Datos_MoCap.E87]" office:value-type="float" office:value="-0.004015" calcext:value-type="float">
            <text:p>-0.004015</text:p>
          </table:table-cell>
          <table:table-cell/>
          <table:table-cell table:formula="of:=([.H87]^2)*(0.140024724909833)+([.H87])*(-0.00142725065277068)+(-0.0063459406986214)" office:value-type="float" office:value="-0.00589859663068322" calcext:value-type="float">
            <text:p>-0.0058985966</text:p>
          </table:table-cell>
          <table:table-cell table:formula="of:=([.J87]^2)*(-1.68303778049881)+([.J87])*(0.15665109790632)+(0.10475739737447)" office:value-type="float" office:value="0.0417633994558219" calcext:value-type="float">
            <text:p>0.0417633995</text:p>
          </table:table-cell>
          <table:table-cell table:formula="of:=([.I87]^2)*(-1.84809378419694)+([.I87])*(0.969715893777015)+(-0.0558124189204929)" office:value-type="float" office:value="0.0000412475135449855" calcext:value-type="float">
            <text:p>4.12475135449855E-005</text:p>
          </table:table-cell>
          <table:table-cell table:formula="of:=[.H87]*-1" office:value-type="float" office:value="0.051655" calcext:value-type="float">
            <text:p>0.051655</text:p>
          </table:table-cell>
          <table:table-cell table:formula="of:=[.M87]*-1" office:value-type="float" office:value="0.004015" calcext:value-type="float">
            <text:p>0.004015</text:p>
          </table:table-cell>
          <table:table-cell table:formula="of:=([.K87]^2)*(48.7382423482978)+([.K87])*(0.0643401308833624)+(0.0316411646540839)" office:value-type="float" office:value="0.181513677412292" calcext:value-type="float">
            <text:p>0.1815136774</text:p>
          </table:table-cell>
          <table:table-cell table:formula="of:=([.M87]^2)*(2.99573212968935)+([.M87])*(-0.0394274132082148)+(-0.010306073088791)" office:value-type="float" office:value="-0.0100994801487897" calcext:value-type="float">
            <text:p>-0.0100994801</text:p>
          </table:table-cell>
          <table:table-cell table:formula="of:=([.L87]^2)*(-20.9992408223248)+([.L87])*(0.114146130561486)+(0.302895814088881)" office:value-type="float" office:value="0.238924226034347" calcext:value-type="float">
            <text:p>0.238924226</text:p>
          </table:table-cell>
          <table:table-cell table:number-columns-repeated="1002"/>
        </table:table-row>
        <table:table-row table:style-name="ro1">
          <table:table-cell table:formula="of:=[Datos_Nao.A88]" office:value-type="float" office:value="-0.00482456292957068" calcext:value-type="float">
            <text:p>-0.0048245629</text:p>
          </table:table-cell>
          <table:table-cell table:formula="of:=[Datos_Nao.B88]" office:value-type="float" office:value="0.120394967496395" calcext:value-type="float">
            <text:p>0.1203949675</text:p>
          </table:table-cell>
          <table:table-cell table:formula="of:=[Datos_Nao.C88]" office:value-type="float" office:value="0.0191917084157467" calcext:value-type="float">
            <text:p>0.0191917084</text:p>
          </table:table-cell>
          <table:table-cell table:formula="of:=[Datos_Nao.D88]" office:value-type="float" office:value="0.102501846849918" calcext:value-type="float">
            <text:p>0.1025018468</text:p>
          </table:table-cell>
          <table:table-cell table:formula="of:=[Datos_Nao.E88]" office:value-type="float" office:value="-0.00317581230774522" calcext:value-type="float">
            <text:p>-0.0031758123</text:p>
          </table:table-cell>
          <table:table-cell table:formula="of:=[Datos_Nao.F88]" office:value-type="float" office:value="0.303549736738205" calcext:value-type="float">
            <text:p>0.3035497367</text:p>
          </table:table-cell>
          <table:table-cell/>
          <table:table-cell table:formula="of:=[Datos_MoCap.A88]" office:value-type="float" office:value="-0.05169" calcext:value-type="float">
            <text:p>-0.05169</text:p>
          </table:table-cell>
          <table:table-cell table:formula="of:=[Datos_MoCap.B88]" office:value-type="float" office:value="0.066273" calcext:value-type="float">
            <text:p>0.066273</text:p>
          </table:table-cell>
          <table:table-cell table:formula="of:=[Datos_MoCap.C88]" office:value-type="float" office:value="0.245093" calcext:value-type="float">
            <text:p>0.245093</text:p>
          </table:table-cell>
          <table:table-cell table:formula="of:=[Datos_MoCap.D88]" office:value-type="float" office:value="0.055406" calcext:value-type="float">
            <text:p>0.055406</text:p>
          </table:table-cell>
          <table:table-cell table:formula="of:=[Datos_MoCap.F88]" office:value-type="float" office:value="-0.053844" calcext:value-type="float">
            <text:p>-0.053844</text:p>
          </table:table-cell>
          <table:table-cell table:formula="of:=[Datos_MoCap.E88]" office:value-type="float" office:value="-0.005414" calcext:value-type="float">
            <text:p>-0.005414</text:p>
          </table:table-cell>
          <table:table-cell/>
          <table:table-cell table:formula="of:=([.H88]^2)*(0.140024724909833)+([.H88])*(-0.00142725065277068)+(-0.0063459406986214)" office:value-type="float" office:value="-0.00589804019697852" calcext:value-type="float">
            <text:p>-0.0058980402</text:p>
          </table:table-cell>
          <table:table-cell table:formula="of:=([.J88]^2)*(-1.68303778049881)+([.J88])*(0.15665109790632)+(0.10475739737447)" office:value-type="float" office:value="0.0420504315509315" calcext:value-type="float">
            <text:p>0.0420504316</text:p>
          </table:table-cell>
          <table:table-cell table:formula="of:=([.I88]^2)*(-1.84809378419694)+([.I88])*(0.969715893777015)+(-0.0558124189204929)" office:value-type="float" office:value="0.00033653033964038" calcext:value-type="float">
            <text:p>0.0003365303</text:p>
          </table:table-cell>
          <table:table-cell table:formula="of:=[.H88]*-1" office:value-type="float" office:value="0.05169" calcext:value-type="float">
            <text:p>0.05169</text:p>
          </table:table-cell>
          <table:table-cell table:formula="of:=[.M88]*-1" office:value-type="float" office:value="0.005414" calcext:value-type="float">
            <text:p>0.005414</text:p>
          </table:table-cell>
          <table:table-cell table:formula="of:=([.K88]^2)*(48.7382423482978)+([.K88])*(0.0643401308833624)+(0.0316411646540839)" office:value-type="float" office:value="0.184823860769599" calcext:value-type="float">
            <text:p>0.1848238608</text:p>
          </table:table-cell>
          <table:table-cell table:formula="of:=([.M88]^2)*(2.99573212968935)+([.M88])*(-0.0394274132082148)+(-0.010306073088791)" office:value-type="float" office:value="-0.0100048039829185" calcext:value-type="float">
            <text:p>-0.010004804</text:p>
          </table:table-cell>
          <table:table-cell table:formula="of:=([.L88]^2)*(-20.9992408223248)+([.L88])*(0.114146130561486)+(0.302895814088881)" office:value-type="float" office:value="0.235869227768879" calcext:value-type="float">
            <text:p>0.2358692278</text:p>
          </table:table-cell>
          <table:table-cell table:number-columns-repeated="1002"/>
        </table:table-row>
        <table:table-row table:style-name="ro1">
          <table:table-cell table:formula="of:=[Datos_Nao.A89]" office:value-type="float" office:value="-0.00468026846647263" calcext:value-type="float">
            <text:p>-0.0046802685</text:p>
          </table:table-cell>
          <table:table-cell table:formula="of:=[Datos_Nao.B89]" office:value-type="float" office:value="0.119977064430714" calcext:value-type="float">
            <text:p>0.1199770644</text:p>
          </table:table-cell>
          <table:table-cell table:formula="of:=[Datos_Nao.C89]" office:value-type="float" office:value="0.0210419669747353" calcext:value-type="float">
            <text:p>0.021041967</text:p>
          </table:table-cell>
          <table:table-cell table:formula="of:=[Datos_Nao.D89]" office:value-type="float" office:value="0.107012875378132" calcext:value-type="float">
            <text:p>0.1070128754</text:p>
          </table:table-cell>
          <table:table-cell table:formula="of:=[Datos_Nao.E89]" office:value-type="float" office:value="0.00254014017991722" calcext:value-type="float">
            <text:p>0.0025401402</text:p>
          </table:table-cell>
          <table:table-cell table:formula="of:=[Datos_Nao.F89]" office:value-type="float" office:value="0.308372169733047" calcext:value-type="float">
            <text:p>0.3083721697</text:p>
          </table:table-cell>
          <table:table-cell/>
          <table:table-cell table:formula="of:=[Datos_MoCap.A89]" office:value-type="float" office:value="-0.051819" calcext:value-type="float">
            <text:p>-0.051819</text:p>
          </table:table-cell>
          <table:table-cell table:formula="of:=[Datos_MoCap.B89]" office:value-type="float" office:value="0.066865" calcext:value-type="float">
            <text:p>0.066865</text:p>
          </table:table-cell>
          <table:table-cell table:formula="of:=[Datos_MoCap.C89]" office:value-type="float" office:value="0.244862" calcext:value-type="float">
            <text:p>0.244862</text:p>
          </table:table-cell>
          <table:table-cell table:formula="of:=[Datos_MoCap.D89]" office:value-type="float" office:value="0.056981" calcext:value-type="float">
            <text:p>0.056981</text:p>
          </table:table-cell>
          <table:table-cell table:formula="of:=[Datos_MoCap.F89]" office:value-type="float" office:value="-0.055815" calcext:value-type="float">
            <text:p>-0.055815</text:p>
          </table:table-cell>
          <table:table-cell table:formula="of:=[Datos_MoCap.E89]" office:value-type="float" office:value="-0.006029" calcext:value-type="float">
            <text:p>-0.006029</text:p>
          </table:table-cell>
          <table:table-cell/>
          <table:table-cell table:formula="of:=([.H89]^2)*(0.140024724909833)+([.H89])*(-0.00142725065277068)+(-0.0063459406986214)" office:value-type="float" office:value="-0.00589598637896098" calcext:value-type="float">
            <text:p>-0.0058959864</text:p>
          </table:table-cell>
          <table:table-cell table:formula="of:=([.J89]^2)*(-1.68303778049881)+([.J89])*(0.15665109790632)+(0.10475739737447)" office:value-type="float" office:value="0.0422047306985121" calcext:value-type="float">
            <text:p>0.0422047307</text:p>
          </table:table-cell>
          <table:table-cell table:formula="of:=([.I89]^2)*(-1.84809378419694)+([.I89])*(0.969715893777015)+(-0.0558124189204929)" office:value-type="float" office:value="0.000764939654694048" calcext:value-type="float">
            <text:p>0.0007649397</text:p>
          </table:table-cell>
          <table:table-cell table:formula="of:=[.H89]*-1" office:value-type="float" office:value="0.051819" calcext:value-type="float">
            <text:p>0.051819</text:p>
          </table:table-cell>
          <table:table-cell table:formula="of:=[.M89]*-1" office:value-type="float" office:value="0.006029" calcext:value-type="float">
            <text:p>0.006029</text:p>
          </table:table-cell>
          <table:table-cell table:formula="of:=([.K89]^2)*(48.7382423482978)+([.K89])*(0.0643401308833624)+(0.0316411646540839)" office:value-type="float" office:value="0.193552329603147" calcext:value-type="float">
            <text:p>0.1935523296</text:p>
          </table:table-cell>
          <table:table-cell table:formula="of:=([.M89]^2)*(2.99573212968935)+([.M89])*(-0.0394274132082148)+(-0.010306073088791)" office:value-type="float" office:value="-0.009959473823698" calcext:value-type="float">
            <text:p>-0.0099594738</text:p>
          </table:table-cell>
          <table:table-cell table:formula="of:=([.L89]^2)*(-20.9992408223248)+([.L89])*(0.114146130561486)+(0.302895814088881)" office:value-type="float" office:value="0.231105514163603" calcext:value-type="float">
            <text:p>0.2311055142</text:p>
          </table:table-cell>
          <table:table-cell table:number-columns-repeated="1002"/>
        </table:table-row>
        <table:table-row table:style-name="ro1">
          <table:table-cell table:formula="of:=[Datos_Nao.A90]" office:value-type="float" office:value="-0.0045766644179821" calcext:value-type="float">
            <text:p>-0.0045766644</text:p>
          </table:table-cell>
          <table:table-cell table:formula="of:=[Datos_Nao.B90]" office:value-type="float" office:value="0.119492009282112" calcext:value-type="float">
            <text:p>0.1194920093</text:p>
          </table:table-cell>
          <table:table-cell table:formula="of:=[Datos_Nao.C90]" office:value-type="float" office:value="0.0229979418218136" calcext:value-type="float">
            <text:p>0.0229979418</text:p>
          </table:table-cell>
          <table:table-cell table:formula="of:=[Datos_Nao.D90]" office:value-type="float" office:value="0.111571498215199" calcext:value-type="float">
            <text:p>0.1115714982</text:p>
          </table:table-cell>
          <table:table-cell table:formula="of:=[Datos_Nao.E90]" office:value-type="float" office:value="0.00839174818247557" calcext:value-type="float">
            <text:p>0.0083917482</text:p>
          </table:table-cell>
          <table:table-cell table:formula="of:=[Datos_Nao.F90]" office:value-type="float" office:value="0.313267201185226" calcext:value-type="float">
            <text:p>0.3132672012</text:p>
          </table:table-cell>
          <table:table-cell/>
          <table:table-cell table:formula="of:=[Datos_MoCap.A90]" office:value-type="float" office:value="-0.051985" calcext:value-type="float">
            <text:p>-0.051985</text:p>
          </table:table-cell>
          <table:table-cell table:formula="of:=[Datos_MoCap.B90]" office:value-type="float" office:value="0.067489" calcext:value-type="float">
            <text:p>0.067489</text:p>
          </table:table-cell>
          <table:table-cell table:formula="of:=[Datos_MoCap.C90]" office:value-type="float" office:value="0.244669" calcext:value-type="float">
            <text:p>0.244669</text:p>
          </table:table-cell>
          <table:table-cell table:formula="of:=[Datos_MoCap.D90]" office:value-type="float" office:value="0.057424" calcext:value-type="float">
            <text:p>0.057424</text:p>
          </table:table-cell>
          <table:table-cell table:formula="of:=[Datos_MoCap.F90]" office:value-type="float" office:value="-0.057977" calcext:value-type="float">
            <text:p>-0.057977</text:p>
          </table:table-cell>
          <table:table-cell table:formula="of:=[Datos_MoCap.E90]" office:value-type="float" office:value="-0.006365" calcext:value-type="float">
            <text:p>-0.006365</text:p>
          </table:table-cell>
          <table:table-cell/>
          <table:table-cell table:formula="of:=([.H90]^2)*(0.140024724909833)+([.H90])*(-0.00142725065277068)+(-0.0063459406986214)" office:value-type="float" office:value="-0.00589333662434622" calcext:value-type="float">
            <text:p>-0.0058933366</text:p>
          </table:table-cell>
          <table:table-cell table:formula="of:=([.J90]^2)*(-1.68303778049881)+([.J90])*(0.15665109790632)+(0.10475739737447)" office:value-type="float" office:value="0.0423335095759872" calcext:value-type="float">
            <text:p>0.0423335096</text:p>
          </table:table-cell>
          <table:table-cell table:formula="of:=([.I90]^2)*(-1.84809378419694)+([.I90])*(0.969715893777015)+(-0.0558124189204929)" office:value-type="float" office:value="0.00121510392602694" calcext:value-type="float">
            <text:p>0.0012151039</text:p>
          </table:table-cell>
          <table:table-cell table:formula="of:=[.H90]*-1" office:value-type="float" office:value="0.051985" calcext:value-type="float">
            <text:p>0.051985</text:p>
          </table:table-cell>
          <table:table-cell table:formula="of:=[.M90]*-1" office:value-type="float" office:value="0.006365" calcext:value-type="float">
            <text:p>0.006365</text:p>
          </table:table-cell>
          <table:table-cell table:formula="of:=([.K90]^2)*(48.7382423482978)+([.K90])*(0.0643401308833624)+(0.0316411646540839)" office:value-type="float" office:value="0.196050955367953" calcext:value-type="float">
            <text:p>0.1960509554</text:p>
          </table:table-cell>
          <table:table-cell table:formula="of:=([.M90]^2)*(2.99573212968935)+([.M90])*(-0.0394274132082148)+(-0.010306073088791)" office:value-type="float" office:value="-0.00993375083391088" calcext:value-type="float">
            <text:p>-0.0099337508</text:p>
          </table:table-cell>
          <table:table-cell table:formula="of:=([.L90]^2)*(-20.9992408223248)+([.L90])*(0.114146130561486)+(0.302895814088881)" office:value-type="float" office:value="0.225692532616933" calcext:value-type="float">
            <text:p>0.2256925326</text:p>
          </table:table-cell>
          <table:table-cell table:number-columns-repeated="1002"/>
        </table:table-row>
        <table:table-row table:style-name="ro1">
          <table:table-cell table:formula="of:=[Datos_Nao.A91]" office:value-type="float" office:value="-0.00451404694467783" calcext:value-type="float">
            <text:p>-0.0045140469</text:p>
          </table:table-cell>
          <table:table-cell table:formula="of:=[Datos_Nao.B91]" office:value-type="float" office:value="0.118939459323883" calcext:value-type="float">
            <text:p>0.1189394593</text:p>
          </table:table-cell>
          <table:table-cell table:formula="of:=[Datos_Nao.C91]" office:value-type="float" office:value="0.0250563360750675" calcext:value-type="float">
            <text:p>0.0250563361</text:p>
          </table:table-cell>
          <table:table-cell table:formula="of:=[Datos_Nao.D91]" office:value-type="float" office:value="0.116171970963478" calcext:value-type="float">
            <text:p>0.116171971</text:p>
          </table:table-cell>
          <table:table-cell table:formula="of:=[Datos_Nao.E91]" office:value-type="float" office:value="0.0143612353131175" calcext:value-type="float">
            <text:p>0.0143612353</text:p>
          </table:table-cell>
          <table:table-cell table:formula="of:=[Datos_Nao.F91]" office:value-type="float" office:value="0.318222612142563" calcext:value-type="float">
            <text:p>0.3182226121</text:p>
          </table:table-cell>
          <table:table-cell/>
          <table:table-cell table:formula="of:=[Datos_MoCap.A91]" office:value-type="float" office:value="-0.052106" calcext:value-type="float">
            <text:p>-0.052106</text:p>
          </table:table-cell>
          <table:table-cell table:formula="of:=[Datos_MoCap.B91]" office:value-type="float" office:value="0.068051" calcext:value-type="float">
            <text:p>0.068051</text:p>
          </table:table-cell>
          <table:table-cell table:formula="of:=[Datos_MoCap.C91]" office:value-type="float" office:value="0.2447" calcext:value-type="float">
            <text:p>0.2447</text:p>
          </table:table-cell>
          <table:table-cell table:formula="of:=[Datos_MoCap.D91]" office:value-type="float" office:value="0.05867" calcext:value-type="float">
            <text:p>0.05867</text:p>
          </table:table-cell>
          <table:table-cell table:formula="of:=[Datos_MoCap.F91]" office:value-type="float" office:value="-0.059942" calcext:value-type="float">
            <text:p>-0.059942</text:p>
          </table:table-cell>
          <table:table-cell table:formula="of:=[Datos_MoCap.E91]" office:value-type="float" office:value="-0.005931" calcext:value-type="float">
            <text:p>-0.005931</text:p>
          </table:table-cell>
          <table:table-cell/>
          <table:table-cell table:formula="of:=([.H91]^2)*(0.140024724909833)+([.H91])*(-0.00142725065277068)+(-0.0063459406986214)" office:value-type="float" office:value="-0.00589140031406673" calcext:value-type="float">
            <text:p>-0.0058914003</text:p>
          </table:table-cell>
          <table:table-cell table:formula="of:=([.J91]^2)*(-1.68303778049881)+([.J91])*(0.15665109790632)+(0.10475739737447)" office:value-type="float" office:value="0.0423128333380385" calcext:value-type="float">
            <text:p>0.0423128333</text:p>
          </table:table-cell>
          <table:table-cell table:formula="of:=([.I91]^2)*(-1.84809378419694)+([.I91])*(0.969715893777015)+(-0.0558124189204929)" office:value-type="float" office:value="0.00161930852342097" calcext:value-type="float">
            <text:p>0.0016193085</text:p>
          </table:table-cell>
          <table:table-cell table:formula="of:=[.H91]*-1" office:value-type="float" office:value="0.052106" calcext:value-type="float">
            <text:p>0.052106</text:p>
          </table:table-cell>
          <table:table-cell table:formula="of:=[.M91]*-1" office:value-type="float" office:value="0.005931" calcext:value-type="float">
            <text:p>0.005931</text:p>
          </table:table-cell>
          <table:table-cell table:formula="of:=([.K91]^2)*(48.7382423482978)+([.K91])*(0.0643401308833624)+(0.0316411646540839)" office:value-type="float" office:value="0.203181262184984" calcext:value-type="float">
            <text:p>0.2031812622</text:p>
          </table:table-cell>
          <table:table-cell table:formula="of:=([.M91]^2)*(2.99573212968935)+([.M91])*(-0.0394274132082148)+(-0.010306073088791)" office:value-type="float" office:value="-0.00996684894790698" calcext:value-type="float">
            <text:p>-0.0099668489</text:p>
          </table:table-cell>
          <table:table-cell table:formula="of:=([.L91]^2)*(-20.9992408223248)+([.L91])*(0.114146130561486)+(0.302895814088881)" office:value-type="float" office:value="0.220602483845072" calcext:value-type="float">
            <text:p>0.2206024838</text:p>
          </table:table-cell>
          <table:table-cell table:number-columns-repeated="1002"/>
        </table:table-row>
        <table:table-row table:style-name="ro1">
          <table:table-cell table:formula="of:=[Datos_Nao.A92]" office:value-type="float" office:value="-0.004492511972785" calcext:value-type="float">
            <text:p>-0.004492512</text:p>
          </table:table-cell>
          <table:table-cell table:formula="of:=[Datos_Nao.B92]" office:value-type="float" office:value="0.118319943547249" calcext:value-type="float">
            <text:p>0.1183199435</text:p>
          </table:table-cell>
          <table:table-cell table:formula="of:=[Datos_Nao.C92]" office:value-type="float" office:value="0.0272130593657494" calcext:value-type="float">
            <text:p>0.0272130594</text:p>
          </table:table-cell>
          <table:table-cell table:formula="of:=[Datos_Nao.D92]" office:value-type="float" office:value="0.120809070765972" calcext:value-type="float">
            <text:p>0.1208090708</text:p>
          </table:table-cell>
          <table:table-cell table:formula="of:=[Datos_Nao.E92]" office:value-type="float" office:value="0.0204306803643703" calcext:value-type="float">
            <text:p>0.0204306804</text:p>
          </table:table-cell>
          <table:table-cell table:formula="of:=[Datos_Nao.F92]" office:value-type="float" office:value="0.323226302862167" calcext:value-type="float">
            <text:p>0.3232263029</text:p>
          </table:table-cell>
          <table:table-cell/>
          <table:table-cell table:formula="of:=[Datos_MoCap.A92]" office:value-type="float" office:value="-0.052294" calcext:value-type="float">
            <text:p>-0.052294</text:p>
          </table:table-cell>
          <table:table-cell table:formula="of:=[Datos_MoCap.B92]" office:value-type="float" office:value="0.068735" calcext:value-type="float">
            <text:p>0.068735</text:p>
          </table:table-cell>
          <table:table-cell table:formula="of:=[Datos_MoCap.C92]" office:value-type="float" office:value="0.244858" calcext:value-type="float">
            <text:p>0.244858</text:p>
          </table:table-cell>
          <table:table-cell table:formula="of:=[Datos_MoCap.D92]" office:value-type="float" office:value="0.060235" calcext:value-type="float">
            <text:p>0.060235</text:p>
          </table:table-cell>
          <table:table-cell table:formula="of:=[Datos_MoCap.F92]" office:value-type="float" office:value="-0.061962" calcext:value-type="float">
            <text:p>-0.061962</text:p>
          </table:table-cell>
          <table:table-cell table:formula="of:=[Datos_MoCap.E92]" office:value-type="float" office:value="-0.005661" calcext:value-type="float">
            <text:p>-0.005661</text:p>
          </table:table-cell>
          <table:table-cell/>
          <table:table-cell table:formula="of:=([.H92]^2)*(0.140024724909833)+([.H92])*(-0.00142725065277068)+(-0.0063459406986214)" office:value-type="float" office:value="-0.00588838369766326" calcext:value-type="float">
            <text:p>-0.0058883837</text:p>
          </table:table-cell>
          <table:table-cell table:formula="of:=([.J92]^2)*(-1.68303778049881)+([.J92])*(0.15665109790632)+(0.10475739737447)" office:value-type="float" office:value="0.0422074009631679" calcext:value-type="float">
            <text:p>0.042207401</text:p>
          </table:table-cell>
          <table:table-cell table:formula="of:=([.I92]^2)*(-1.84809378419694)+([.I92])*(0.969715893777015)+(-0.0558124189204929)" office:value-type="float" office:value="0.00210968353901067" calcext:value-type="float">
            <text:p>0.0021096835</text:p>
          </table:table-cell>
          <table:table-cell table:formula="of:=[.H92]*-1" office:value-type="float" office:value="0.052294" calcext:value-type="float">
            <text:p>0.052294</text:p>
          </table:table-cell>
          <table:table-cell table:formula="of:=[.M92]*-1" office:value-type="float" office:value="0.005661" calcext:value-type="float">
            <text:p>0.005661</text:p>
          </table:table-cell>
          <table:table-cell table:formula="of:=([.K92]^2)*(48.7382423482978)+([.K92])*(0.0643401308833624)+(0.0316411646540839)" office:value-type="float" office:value="0.212351474895371" calcext:value-type="float">
            <text:p>0.2123514749</text:p>
          </table:table-cell>
          <table:table-cell table:formula="of:=([.M92]^2)*(2.99573212968935)+([.M92])*(-0.0394274132082148)+(-0.010306073088791)" office:value-type="float" office:value="-0.00998687051172198" calcext:value-type="float">
            <text:p>-0.0099868705</text:p>
          </table:table-cell>
          <table:table-cell table:formula="of:=([.L92]^2)*(-20.9992408223248)+([.L92])*(0.114146130561486)+(0.302895814088881)" office:value-type="float" office:value="0.215200927925865" calcext:value-type="float">
            <text:p>0.2152009279</text:p>
          </table:table-cell>
          <table:table-cell table:number-columns-repeated="1002"/>
        </table:table-row>
        <table:table-row table:style-name="ro1">
          <table:table-cell table:formula="of:=[Datos_Nao.A93]" office:value-type="float" office:value="-0.00451179128140211" calcext:value-type="float">
            <text:p>-0.0045117913</text:p>
          </table:table-cell>
          <table:table-cell table:formula="of:=[Datos_Nao.B93]" office:value-type="float" office:value="0.117634274065495" calcext:value-type="float">
            <text:p>0.1176342741</text:p>
          </table:table-cell>
          <table:table-cell table:formula="of:=[Datos_Nao.C93]" office:value-type="float" office:value="0.0294628888368607" calcext:value-type="float">
            <text:p>0.0294628888</text:p>
          </table:table-cell>
          <table:table-cell table:formula="of:=[Datos_Nao.D93]" office:value-type="float" office:value="0.125476449728012" calcext:value-type="float">
            <text:p>0.1254764497</text:p>
          </table:table-cell>
          <table:table-cell table:formula="of:=[Datos_Nao.E93]" office:value-type="float" office:value="0.0265824962407351" calcext:value-type="float">
            <text:p>0.0265824962</text:p>
          </table:table-cell>
          <table:table-cell table:formula="of:=[Datos_Nao.F93]" office:value-type="float" office:value="0.328266054391861" calcext:value-type="float">
            <text:p>0.3282660544</text:p>
          </table:table-cell>
          <table:table-cell/>
          <table:table-cell table:formula="of:=[Datos_MoCap.A93]" office:value-type="float" office:value="-0.052466" calcext:value-type="float">
            <text:p>-0.052466</text:p>
          </table:table-cell>
          <table:table-cell table:formula="of:=[Datos_MoCap.B93]" office:value-type="float" office:value="0.069355" calcext:value-type="float">
            <text:p>0.069355</text:p>
          </table:table-cell>
          <table:table-cell table:formula="of:=[Datos_MoCap.C93]" office:value-type="float" office:value="0.245002" calcext:value-type="float">
            <text:p>0.245002</text:p>
          </table:table-cell>
          <table:table-cell table:formula="of:=[Datos_MoCap.D93]" office:value-type="float" office:value="0.061979" calcext:value-type="float">
            <text:p>0.061979</text:p>
          </table:table-cell>
          <table:table-cell table:formula="of:=[Datos_MoCap.F93]" office:value-type="float" office:value="-0.064137" calcext:value-type="float">
            <text:p>-0.064137</text:p>
          </table:table-cell>
          <table:table-cell table:formula="of:=[Datos_MoCap.E93]" office:value-type="float" office:value="-0.004874" calcext:value-type="float">
            <text:p>-0.004874</text:p>
          </table:table-cell>
          <table:table-cell/>
          <table:table-cell table:formula="of:=([.H93]^2)*(0.140024724909833)+([.H93])*(-0.00142725065277068)+(-0.0063459406986214)" office:value-type="float" office:value="-0.00588561514423975" calcext:value-type="float">
            <text:p>-0.0058856151</text:p>
          </table:table-cell>
          <table:table-cell table:formula="of:=([.J93]^2)*(-1.68303778049881)+([.J93])*(0.15665109790632)+(0.10475739737447)" office:value-type="float" office:value="0.0421112375055161" calcext:value-type="float">
            <text:p>0.0421112375</text:p>
          </table:table-cell>
          <table:table-cell table:formula="of:=([.I93]^2)*(-1.84809378419694)+([.I93])*(0.969715893777015)+(-0.0558124189204929)" office:value-type="float" office:value="0.00255268136534339" calcext:value-type="float">
            <text:p>0.0025526814</text:p>
          </table:table-cell>
          <table:table-cell table:formula="of:=[.H93]*-1" office:value-type="float" office:value="0.052466" calcext:value-type="float">
            <text:p>0.052466</text:p>
          </table:table-cell>
          <table:table-cell table:formula="of:=[.M93]*-1" office:value-type="float" office:value="0.004874" calcext:value-type="float">
            <text:p>0.004874</text:p>
          </table:table-cell>
          <table:table-cell table:formula="of:=([.K93]^2)*(48.7382423482978)+([.K93])*(0.0643401308833624)+(0.0316411646540839)" office:value-type="float" office:value="0.22285181232345" calcext:value-type="float">
            <text:p>0.2228518123</text:p>
          </table:table-cell>
          <table:table-cell table:formula="of:=([.M93]^2)*(2.99573212968935)+([.M93])*(-0.0394274132082148)+(-0.010306073088791)" office:value-type="float" office:value="-0.010042737635812" calcext:value-type="float">
            <text:p>-0.0100427376</text:p>
          </table:table-cell>
          <table:table-cell table:formula="of:=([.L93]^2)*(-20.9992408223248)+([.L93])*(0.114146130561486)+(0.302895814088881)" office:value-type="float" office:value="0.209193296483005" calcext:value-type="float">
            <text:p>0.2091932965</text:p>
          </table:table-cell>
          <table:table-cell table:number-columns-repeated="1002"/>
        </table:table-row>
        <table:table-row table:style-name="ro1">
          <table:table-cell table:formula="of:=[Datos_Nao.A94]" office:value-type="float" office:value="-0.00457142340019345" calcext:value-type="float">
            <text:p>-0.0045714234</text:p>
          </table:table-cell>
          <table:table-cell table:formula="of:=[Datos_Nao.B94]" office:value-type="float" office:value="0.116883903741837" calcext:value-type="float">
            <text:p>0.1168839037</text:p>
          </table:table-cell>
          <table:table-cell table:formula="of:=[Datos_Nao.C94]" office:value-type="float" office:value="0.0317997857928276" calcext:value-type="float">
            <text:p>0.0317997858</text:p>
          </table:table-cell>
          <table:table-cell table:formula="of:=[Datos_Nao.D94]" office:value-type="float" office:value="0.13016802072525" calcext:value-type="float">
            <text:p>0.1301680207</text:p>
          </table:table-cell>
          <table:table-cell table:formula="of:=[Datos_Nao.E94]" office:value-type="float" office:value="0.0327992588281632" calcext:value-type="float">
            <text:p>0.0327992588</text:p>
          </table:table-cell>
          <table:table-cell table:formula="of:=[Datos_Nao.F94]" office:value-type="float" office:value="0.33332946896553" calcext:value-type="float">
            <text:p>0.333329469</text:p>
          </table:table-cell>
          <table:table-cell/>
          <table:table-cell table:formula="of:=[Datos_MoCap.A94]" office:value-type="float" office:value="-0.052673" calcext:value-type="float">
            <text:p>-0.052673</text:p>
          </table:table-cell>
          <table:table-cell table:formula="of:=[Datos_MoCap.B94]" office:value-type="float" office:value="0.069901" calcext:value-type="float">
            <text:p>0.069901</text:p>
          </table:table-cell>
          <table:table-cell table:formula="of:=[Datos_MoCap.C94]" office:value-type="float" office:value="0.244957" calcext:value-type="float">
            <text:p>0.244957</text:p>
          </table:table-cell>
          <table:table-cell table:formula="of:=[Datos_MoCap.D94]" office:value-type="float" office:value="0.062545" calcext:value-type="float">
            <text:p>0.062545</text:p>
          </table:table-cell>
          <table:table-cell table:formula="of:=[Datos_MoCap.F94]" office:value-type="float" office:value="-0.066076" calcext:value-type="float">
            <text:p>-0.066076</text:p>
          </table:table-cell>
          <table:table-cell table:formula="of:=[Datos_MoCap.E94]" office:value-type="float" office:value="-0.004706" calcext:value-type="float">
            <text:p>-0.004706</text:p>
          </table:table-cell>
          <table:table-cell/>
          <table:table-cell table:formula="of:=([.H94]^2)*(0.140024724909833)+([.H94])*(-0.00142725065277068)+(-0.0063459406986214)" office:value-type="float" office:value="-0.0058822722370273" calcext:value-type="float">
            <text:p>-0.0058822722</text:p>
          </table:table-cell>
          <table:table-cell table:formula="of:=([.J94]^2)*(-1.68303778049881)+([.J94])*(0.15665109790632)+(0.10475739737447)" office:value-type="float" office:value="0.0421412960839656" calcext:value-type="float">
            <text:p>0.0421412961</text:p>
          </table:table-cell>
          <table:table-cell table:formula="of:=([.I94]^2)*(-1.84809378419694)+([.I94])*(0.969715893777015)+(-0.0558124189204929)" office:value-type="float" office:value="0.002941628694531" calcext:value-type="float">
            <text:p>0.0029416287</text:p>
          </table:table-cell>
          <table:table-cell table:formula="of:=[.H94]*-1" office:value-type="float" office:value="0.052673" calcext:value-type="float">
            <text:p>0.052673</text:p>
          </table:table-cell>
          <table:table-cell table:formula="of:=[.M94]*-1" office:value-type="float" office:value="0.004706" calcext:value-type="float">
            <text:p>0.004706</text:p>
          </table:table-cell>
          <table:table-cell table:formula="of:=([.K94]^2)*(48.7382423482978)+([.K94])*(0.0643401308833624)+(0.0316411646540839)" office:value-type="float" office:value="0.226323328621372" calcext:value-type="float">
            <text:p>0.2263233286</text:p>
          </table:table-cell>
          <table:table-cell table:formula="of:=([.M94]^2)*(2.99573212968935)+([.M94])*(-0.0394274132082148)+(-0.010306073088791)" office:value-type="float" office:value="-0.0100541828923498" calcext:value-type="float">
            <text:p>-0.0100541829</text:p>
          </table:table-cell>
          <table:table-cell table:formula="of:=([.L94]^2)*(-20.9992408223248)+([.L94])*(0.114146130561486)+(0.302895814088881)" office:value-type="float" office:value="0.203670015668309" calcext:value-type="float">
            <text:p>0.2036700157</text:p>
          </table:table-cell>
          <table:table-cell table:number-columns-repeated="1002"/>
        </table:table-row>
        <table:table-row table:style-name="ro1">
          <table:table-cell table:formula="of:=[Datos_Nao.A95]" office:value-type="float" office:value="-0.0047345757484436" calcext:value-type="float">
            <text:p>-0.0047345757</text:p>
          </table:table-cell>
          <table:table-cell table:formula="of:=[Datos_Nao.B95]" office:value-type="float" office:value="0.115642033517361" calcext:value-type="float">
            <text:p>0.1156420335</text:p>
          </table:table-cell>
          <table:table-cell table:formula="of:=[Datos_Nao.C95]" office:value-type="float" office:value="0.0354529656469822" calcext:value-type="float">
            <text:p>0.0354529656</text:p>
          </table:table-cell>
          <table:table-cell table:formula="of:=[Datos_Nao.D95]" office:value-type="float" office:value="0.13723623752594" calcext:value-type="float">
            <text:p>0.1372362375</text:p>
          </table:table-cell>
          <table:table-cell table:formula="of:=[Datos_Nao.E95]" office:value-type="float" office:value="0.0422077737748623" calcext:value-type="float">
            <text:p>0.0422077738</text:p>
          </table:table-cell>
          <table:table-cell table:formula="of:=[Datos_Nao.F95]" office:value-type="float" office:value="0.340941429138184" calcext:value-type="float">
            <text:p>0.3409414291</text:p>
          </table:table-cell>
          <table:table-cell/>
          <table:table-cell table:formula="of:=[Datos_MoCap.A95]" office:value-type="float" office:value="-0.052874" calcext:value-type="float">
            <text:p>-0.052874</text:p>
          </table:table-cell>
          <table:table-cell table:formula="of:=[Datos_MoCap.B95]" office:value-type="float" office:value="0.070481" calcext:value-type="float">
            <text:p>0.070481</text:p>
          </table:table-cell>
          <table:table-cell table:formula="of:=[Datos_MoCap.C95]" office:value-type="float" office:value="0.244861" calcext:value-type="float">
            <text:p>0.244861</text:p>
          </table:table-cell>
          <table:table-cell table:formula="of:=[Datos_MoCap.D95]" office:value-type="float" office:value="0.060117" calcext:value-type="float">
            <text:p>0.060117</text:p>
          </table:table-cell>
          <table:table-cell table:formula="of:=[Datos_MoCap.F95]" office:value-type="float" office:value="-0.068" calcext:value-type="float">
            <text:p>-0.068</text:p>
          </table:table-cell>
          <table:table-cell table:formula="of:=[Datos_MoCap.E95]" office:value-type="float" office:value="-0.004879" calcext:value-type="float">
            <text:p>-0.004879</text:p>
          </table:table-cell>
          <table:table-cell/>
          <table:table-cell table:formula="of:=([.H95]^2)*(0.140024724909833)+([.H95])*(-0.00142725065277068)+(-0.0063459406986214)" office:value-type="float" office:value="-0.00587901474252845" calcext:value-type="float">
            <text:p>-0.0058790147</text:p>
          </table:table-cell>
          <table:table-cell table:formula="of:=([.J95]^2)*(-1.68303778049881)+([.J95])*(0.15665109790632)+(0.10475739737447)" office:value-type="float" office:value="0.0422053982697252" calcext:value-type="float">
            <text:p>0.0422053983</text:p>
          </table:table-cell>
          <table:table-cell table:formula="of:=([.I95]^2)*(-1.84809378419694)+([.I95])*(0.969715893777015)+(-0.0558124189204929)" office:value-type="float" office:value="0.00335358923398606" calcext:value-type="float">
            <text:p>0.0033535892</text:p>
          </table:table-cell>
          <table:table-cell table:formula="of:=[.H95]*-1" office:value-type="float" office:value="0.052874" calcext:value-type="float">
            <text:p>0.052874</text:p>
          </table:table-cell>
          <table:table-cell table:formula="of:=[.M95]*-1" office:value-type="float" office:value="0.004879" calcext:value-type="float">
            <text:p>0.004879</text:p>
          </table:table-cell>
          <table:table-cell table:formula="of:=([.K95]^2)*(48.7382423482978)+([.K95])*(0.0643401308833624)+(0.0316411646540839)" office:value-type="float" office:value="0.211651724856641" calcext:value-type="float">
            <text:p>0.2116517249</text:p>
          </table:table-cell>
          <table:table-cell table:formula="of:=([.M95]^2)*(2.99573212968935)+([.M95])*(-0.0394274132082148)+(-0.010306073088791)" office:value-type="float" office:value="-0.0100423944118687" calcext:value-type="float">
            <text:p>-0.0100423944</text:p>
          </table:table-cell>
          <table:table-cell table:formula="of:=([.L95]^2)*(-20.9992408223248)+([.L95])*(0.114146130561486)+(0.302895814088881)" office:value-type="float" office:value="0.19803338764827" calcext:value-type="float">
            <text:p>0.1980333876</text:p>
          </table:table-cell>
          <table:table-cell table:number-columns-repeated="1002"/>
        </table:table-row>
        <table:table-row table:style-name="ro1">
          <table:table-cell table:formula="of:=[Datos_Nao.A96]" office:value-type="float" office:value="-0.00498240347951651" calcext:value-type="float">
            <text:p>-0.0049824035</text:p>
          </table:table-cell>
          <table:table-cell table:formula="of:=[Datos_Nao.B96]" office:value-type="float" office:value="0.114269271492958" calcext:value-type="float">
            <text:p>0.1142692715</text:p>
          </table:table-cell>
          <table:table-cell table:formula="of:=[Datos_Nao.C96]" office:value-type="float" office:value="0.039259672164917" calcext:value-type="float">
            <text:p>0.0392596722</text:p>
          </table:table-cell>
          <table:table-cell table:formula="of:=[Datos_Nao.D96]" office:value-type="float" office:value="0.144320547580719" calcext:value-type="float">
            <text:p>0.1443205476</text:p>
          </table:table-cell>
          <table:table-cell table:formula="of:=[Datos_Nao.E96]" office:value-type="float" office:value="0.0516640804708004" calcext:value-type="float">
            <text:p>0.0516640805</text:p>
          </table:table-cell>
          <table:table-cell table:formula="of:=[Datos_Nao.F96]" office:value-type="float" office:value="0.348536044359207" calcext:value-type="float">
            <text:p>0.3485360444</text:p>
          </table:table-cell>
          <table:table-cell/>
          <table:table-cell table:formula="of:=[Datos_MoCap.A96]" office:value-type="float" office:value="-0.053029" calcext:value-type="float">
            <text:p>-0.053029</text:p>
          </table:table-cell>
          <table:table-cell table:formula="of:=[Datos_MoCap.B96]" office:value-type="float" office:value="0.070966" calcext:value-type="float">
            <text:p>0.070966</text:p>
          </table:table-cell>
          <table:table-cell table:formula="of:=[Datos_MoCap.C96]" office:value-type="float" office:value="0.244763" calcext:value-type="float">
            <text:p>0.244763</text:p>
          </table:table-cell>
          <table:table-cell table:formula="of:=[Datos_MoCap.D96]" office:value-type="float" office:value="0.062791" calcext:value-type="float">
            <text:p>0.062791</text:p>
          </table:table-cell>
          <table:table-cell table:formula="of:=[Datos_MoCap.F96]" office:value-type="float" office:value="-0.069688" calcext:value-type="float">
            <text:p>-0.069688</text:p>
          </table:table-cell>
          <table:table-cell table:formula="of:=[Datos_MoCap.E96]" office:value-type="float" office:value="-0.004718" calcext:value-type="float">
            <text:p>-0.004718</text:p>
          </table:table-cell>
          <table:table-cell/>
          <table:table-cell table:formula="of:=([.H96]^2)*(0.140024724909833)+([.H96])*(-0.00142725065277068)+(-0.0063459406986214)" office:value-type="float" office:value="-0.00587649501771874" calcext:value-type="float">
            <text:p>-0.005876495</text:p>
          </table:table-cell>
          <table:table-cell table:formula="of:=([.J96]^2)*(-1.68303778049881)+([.J96])*(0.15665109790632)+(0.10475739737447)" office:value-type="float" office:value="0.0422708039197738" calcext:value-type="float">
            <text:p>0.0422708039</text:p>
          </table:table-cell>
          <table:table-cell table:formula="of:=([.I96]^2)*(-1.84809378419694)+([.I96])*(0.969715893777015)+(-0.0558124189204929)" office:value-type="float" office:value="0.00369711889154367" calcext:value-type="float">
            <text:p>0.0036971189</text:p>
          </table:table-cell>
          <table:table-cell table:formula="of:=[.H96]*-1" office:value-type="float" office:value="0.053029" calcext:value-type="float">
            <text:p>0.053029</text:p>
          </table:table-cell>
          <table:table-cell table:formula="of:=[.M96]*-1" office:value-type="float" office:value="0.004718" calcext:value-type="float">
            <text:p>0.004718</text:p>
          </table:table-cell>
          <table:table-cell table:formula="of:=([.K96]^2)*(48.7382423482978)+([.K96])*(0.0643401308833624)+(0.0316411646540839)" office:value-type="float" office:value="0.227841885753939" calcext:value-type="float">
            <text:p>0.2278418858</text:p>
          </table:table-cell>
          <table:table-cell table:formula="of:=([.M96]^2)*(2.99573212968935)+([.M96])*(-0.0394274132082148)+(-0.010306073088791)" office:value-type="float" office:value="-0.0100533709820363" calcext:value-type="float">
            <text:p>-0.010053371</text:p>
          </table:table-cell>
          <table:table-cell table:formula="of:=([.L96]^2)*(-20.9992408223248)+([.L96])*(0.114146130561486)+(0.302895814088881)" office:value-type="float" office:value="0.192960121201941" calcext:value-type="float">
            <text:p>0.1929601212</text:p>
          </table:table-cell>
          <table:table-cell table:number-columns-repeated="1002"/>
        </table:table-row>
        <table:table-row table:style-name="ro1">
          <table:table-cell table:formula="of:=[Datos_Nao.A97]" office:value-type="float" office:value="-0.00508285919204354" calcext:value-type="float">
            <text:p>-0.0050828592</text:p>
          </table:table-cell>
          <table:table-cell table:formula="of:=[Datos_Nao.B97]" office:value-type="float" office:value="0.113784648478031" calcext:value-type="float">
            <text:p>0.1137846485</text:p>
          </table:table-cell>
          <table:table-cell table:formula="of:=[Datos_Nao.C97]" office:value-type="float" office:value="0.0405574329197407" calcext:value-type="float">
            <text:p>0.0405574329</text:p>
          </table:table-cell>
          <table:table-cell table:formula="of:=[Datos_Nao.D97]" office:value-type="float" office:value="0.146681264042854" calcext:value-type="float">
            <text:p>0.146681264</text:p>
          </table:table-cell>
          <table:table-cell table:formula="of:=[Datos_Nao.E97]" office:value-type="float" office:value="0.0548167005181313" calcext:value-type="float">
            <text:p>0.0548167005</text:p>
          </table:table-cell>
          <table:table-cell table:formula="of:=[Datos_Nao.F97]" office:value-type="float" office:value="0.351056009531021" calcext:value-type="float">
            <text:p>0.3510560095</text:p>
          </table:table-cell>
          <table:table-cell/>
          <table:table-cell table:formula="of:=[Datos_MoCap.A97]" office:value-type="float" office:value="-0.05312" calcext:value-type="float">
            <text:p>-0.05312</text:p>
          </table:table-cell>
          <table:table-cell table:formula="of:=[Datos_MoCap.B97]" office:value-type="float" office:value="0.071403" calcext:value-type="float">
            <text:p>0.071403</text:p>
          </table:table-cell>
          <table:table-cell table:formula="of:=[Datos_MoCap.C97]" office:value-type="float" office:value="0.244371" calcext:value-type="float">
            <text:p>0.244371</text:p>
          </table:table-cell>
          <table:table-cell table:formula="of:=[Datos_MoCap.D97]" office:value-type="float" office:value="0.064122" calcext:value-type="float">
            <text:p>0.064122</text:p>
          </table:table-cell>
          <table:table-cell table:formula="of:=[Datos_MoCap.F97]" office:value-type="float" office:value="-0.071621" calcext:value-type="float">
            <text:p>-0.071621</text:p>
          </table:table-cell>
          <table:table-cell table:formula="of:=[Datos_MoCap.E97]" office:value-type="float" office:value="-0.005433" calcext:value-type="float">
            <text:p>-0.005433</text:p>
          </table:table-cell>
          <table:table-cell/>
          <table:table-cell table:formula="of:=([.H97]^2)*(0.140024724909833)+([.H97])*(-0.00142725065277068)+(-0.0063459406986214)" office:value-type="float" office:value="-0.00587501256081761" calcext:value-type="float">
            <text:p>-0.0058750126</text:p>
          </table:table-cell>
          <table:table-cell table:formula="of:=([.J97]^2)*(-1.68303778049881)+([.J97])*(0.15665109790632)+(0.10475739737447)" office:value-type="float" office:value="0.0425321032420713" calcext:value-type="float">
            <text:p>0.0425321032</text:p>
          </table:table-cell>
          <table:table-cell table:formula="of:=([.I97]^2)*(-1.84809378419694)+([.I97])*(0.969715893777015)+(-0.0558124189204929)" office:value-type="float" office:value="0.00400590511477267" calcext:value-type="float">
            <text:p>0.0040059051</text:p>
          </table:table-cell>
          <table:table-cell table:formula="of:=[.H97]*-1" office:value-type="float" office:value="0.05312" calcext:value-type="float">
            <text:p>0.05312</text:p>
          </table:table-cell>
          <table:table-cell table:formula="of:=[.M97]*-1" office:value-type="float" office:value="0.005433" calcext:value-type="float">
            <text:p>0.005433</text:p>
          </table:table-cell>
          <table:table-cell table:formula="of:=([.K97]^2)*(48.7382423482978)+([.K97])*(0.0643401308833624)+(0.0316411646540839)" office:value-type="float" office:value="0.236160444997725" calcext:value-type="float">
            <text:p>0.236160445</text:p>
          </table:table-cell>
          <table:table-cell table:formula="of:=([.M97]^2)*(2.99573212968935)+([.M97])*(-0.0394274132082148)+(-0.010306073088791)" office:value-type="float" office:value="-0.0100034374626457" calcext:value-type="float">
            <text:p>-0.0100034375</text:p>
          </table:table-cell>
          <table:table-cell table:formula="of:=([.L97]^2)*(-20.9992408223248)+([.L97])*(0.114146130561486)+(0.302895814088881)" office:value-type="float" office:value="0.187003527864173" calcext:value-type="float">
            <text:p>0.1870035279</text:p>
          </table:table-cell>
          <table:table-cell table:number-columns-repeated="1002"/>
        </table:table-row>
        <table:table-row table:style-name="ro1">
          <table:table-cell table:formula="of:=[Datos_Nao.A98]" office:value-type="float" office:value="-0.00543455220758915" calcext:value-type="float">
            <text:p>-0.0054345522</text:p>
          </table:table-cell>
          <table:table-cell table:formula="of:=[Datos_Nao.B98]" office:value-type="float" office:value="0.112257190048695" calcext:value-type="float">
            <text:p>0.11225719</text:p>
          </table:table-cell>
          <table:table-cell table:formula="of:=[Datos_Nao.C98]" office:value-type="float" office:value="0.0445205084979534" calcext:value-type="float">
            <text:p>0.0445205085</text:p>
          </table:table-cell>
          <table:table-cell table:formula="of:=[Datos_Nao.D98]" office:value-type="float" office:value="0.153747722506523" calcext:value-type="float">
            <text:p>0.1537477225</text:p>
          </table:table-cell>
          <table:table-cell table:formula="of:=[Datos_Nao.E98]" office:value-type="float" office:value="0.0642464458942413" calcext:value-type="float">
            <text:p>0.0642464459</text:p>
          </table:table-cell>
          <table:table-cell table:formula="of:=[Datos_Nao.F98]" office:value-type="float" office:value="0.358560115098953" calcext:value-type="float">
            <text:p>0.3585601151</text:p>
          </table:table-cell>
          <table:table-cell/>
          <table:table-cell table:formula="of:=[Datos_MoCap.A98]" office:value-type="float" office:value="-0.053214" calcext:value-type="float">
            <text:p>-0.053214</text:p>
          </table:table-cell>
          <table:table-cell table:formula="of:=[Datos_MoCap.B98]" office:value-type="float" office:value="0.071917" calcext:value-type="float">
            <text:p>0.071917</text:p>
          </table:table-cell>
          <table:table-cell table:formula="of:=[Datos_MoCap.C98]" office:value-type="float" office:value="0.244024" calcext:value-type="float">
            <text:p>0.244024</text:p>
          </table:table-cell>
          <table:table-cell table:formula="of:=[Datos_MoCap.D98]" office:value-type="float" office:value="0.066204" calcext:value-type="float">
            <text:p>0.066204</text:p>
          </table:table-cell>
          <table:table-cell table:formula="of:=[Datos_MoCap.F98]" office:value-type="float" office:value="-0.07294" calcext:value-type="float">
            <text:p>-0.07294</text:p>
          </table:table-cell>
          <table:table-cell table:formula="of:=[Datos_MoCap.E98]" office:value-type="float" office:value="-0.006684" calcext:value-type="float">
            <text:p>-0.006684</text:p>
          </table:table-cell>
          <table:table-cell/>
          <table:table-cell table:formula="of:=([.H98]^2)*(0.140024724909833)+([.H98])*(-0.00142725065277068)+(-0.0063459406986214)" office:value-type="float" office:value="-0.00587347879668098" calcext:value-type="float">
            <text:p>-0.0058734788</text:p>
          </table:table-cell>
          <table:table-cell table:formula="of:=([.J98]^2)*(-1.68303778049881)+([.J98])*(0.15665109790632)+(0.10475739737447)" office:value-type="float" office:value="0.0427629748822697" calcext:value-type="float">
            <text:p>0.0427629749</text:p>
          </table:table-cell>
          <table:table-cell table:formula="of:=([.I98]^2)*(-1.84809378419694)+([.I98])*(0.969715893777015)+(-0.0558124189204929)" office:value-type="float" office:value="0.00436819652038239" calcext:value-type="float">
            <text:p>0.0043681965</text:p>
          </table:table-cell>
          <table:table-cell table:formula="of:=[.H98]*-1" office:value-type="float" office:value="0.053214" calcext:value-type="float">
            <text:p>0.053214</text:p>
          </table:table-cell>
          <table:table-cell table:formula="of:=[.M98]*-1" office:value-type="float" office:value="0.006684" calcext:value-type="float">
            <text:p>0.006684</text:p>
          </table:table-cell>
          <table:table-cell table:formula="of:=([.K98]^2)*(48.7382423482978)+([.K98])*(0.0643401308833624)+(0.0316411646540839)" office:value-type="float" office:value="0.24951897402892" calcext:value-type="float">
            <text:p>0.249518974</text:p>
          </table:table-cell>
          <table:table-cell table:formula="of:=([.M98]^2)*(2.99573212968935)+([.M98])*(-0.0394274132082148)+(-0.010306073088791)" office:value-type="float" office:value="-0.00990870336166672" calcext:value-type="float">
            <text:p>-0.0099087034</text:p>
          </table:table-cell>
          <table:table-cell table:formula="of:=([.L98]^2)*(-20.9992408223248)+([.L98])*(0.114146130561486)+(0.302895814088881)" office:value-type="float" office:value="0.182848918735894" calcext:value-type="float">
            <text:p>0.1828489187</text:p>
          </table:table-cell>
          <table:table-cell table:number-columns-repeated="1002"/>
        </table:table-row>
        <table:table-row table:style-name="ro1">
          <table:table-cell table:formula="of:=[Datos_Nao.A99]" office:value-type="float" office:value="-0.00570794148370624" calcext:value-type="float">
            <text:p>-0.0057079415</text:p>
          </table:table-cell>
          <table:table-cell table:formula="of:=[Datos_Nao.B99]" office:value-type="float" office:value="0.111183553934097" calcext:value-type="float">
            <text:p>0.1111835539</text:p>
          </table:table-cell>
          <table:table-cell table:formula="of:=[Datos_Nao.C99]" office:value-type="float" office:value="0.0472076870501041" calcext:value-type="float">
            <text:p>0.0472076871</text:p>
          </table:table-cell>
          <table:table-cell table:formula="of:=[Datos_Nao.D99]" office:value-type="float" office:value="0.158435642719269" calcext:value-type="float">
            <text:p>0.1584356427</text:p>
          </table:table-cell>
          <table:table-cell table:formula="of:=[Datos_Nao.E99]" office:value-type="float" office:value="0.0704881027340889" calcext:value-type="float">
            <text:p>0.0704881027</text:p>
          </table:table-cell>
          <table:table-cell table:formula="of:=[Datos_Nao.F99]" office:value-type="float" office:value="0.363499462604523" calcext:value-type="float">
            <text:p>0.3634994626</text:p>
          </table:table-cell>
          <table:table-cell/>
          <table:table-cell table:formula="of:=[Datos_MoCap.A99]" office:value-type="float" office:value="-0.053264" calcext:value-type="float">
            <text:p>-0.053264</text:p>
          </table:table-cell>
          <table:table-cell table:formula="of:=[Datos_MoCap.B99]" office:value-type="float" office:value="0.072201" calcext:value-type="float">
            <text:p>0.072201</text:p>
          </table:table-cell>
          <table:table-cell table:formula="of:=[Datos_MoCap.C99]" office:value-type="float" office:value="0.243674" calcext:value-type="float">
            <text:p>0.243674</text:p>
          </table:table-cell>
          <table:table-cell table:formula="of:=[Datos_MoCap.D99]" office:value-type="float" office:value="0.068445" calcext:value-type="float">
            <text:p>0.068445</text:p>
          </table:table-cell>
          <table:table-cell table:formula="of:=[Datos_MoCap.F99]" office:value-type="float" office:value="-0.073824" calcext:value-type="float">
            <text:p>-0.073824</text:p>
          </table:table-cell>
          <table:table-cell table:formula="of:=[Datos_MoCap.E99]" office:value-type="float" office:value="-0.007675" calcext:value-type="float">
            <text:p>-0.007675</text:p>
          </table:table-cell>
          <table:table-cell/>
          <table:table-cell table:formula="of:=([.H99]^2)*(0.140024724909833)+([.H99])*(-0.00142725065277068)+(-0.0063459406986214)" office:value-type="float" office:value="-0.0058726619565154" calcext:value-type="float">
            <text:p>-0.005872662</text:p>
          </table:table-cell>
          <table:table-cell table:formula="of:=([.J99]^2)*(-1.68303778049881)+([.J99])*(0.15665109790632)+(0.10475739737447)" office:value-type="float" office:value="0.0429954319538183" calcext:value-type="float">
            <text:p>0.042995432</text:p>
          </table:table-cell>
          <table:table-cell table:formula="of:=([.I99]^2)*(-1.84809378419694)+([.I99])*(0.969715893777015)+(-0.0558124189204929)" office:value-type="float" office:value="0.00456795425749765" calcext:value-type="float">
            <text:p>0.0045679543</text:p>
          </table:table-cell>
          <table:table-cell table:formula="of:=[.H99]*-1" office:value-type="float" office:value="0.053264" calcext:value-type="float">
            <text:p>0.053264</text:p>
          </table:table-cell>
          <table:table-cell table:formula="of:=[.M99]*-1" office:value-type="float" office:value="0.007675" calcext:value-type="float">
            <text:p>0.007675</text:p>
          </table:table-cell>
          <table:table-cell table:formula="of:=([.K99]^2)*(48.7382423482978)+([.K99])*(0.0643401308833624)+(0.0316411646540839)" office:value-type="float" office:value="0.264369847348285" calcext:value-type="float">
            <text:p>0.2643698473</text:p>
          </table:table-cell>
          <table:table-cell table:formula="of:=([.M99]^2)*(2.99573212968935)+([.M99])*(-0.0394274132082148)+(-0.010306073088791)" office:value-type="float" office:value="-0.00982700221898602" calcext:value-type="float">
            <text:p>-0.0098270022</text:p>
          </table:table-cell>
          <table:table-cell table:formula="of:=([.L99]^2)*(-20.9992408223248)+([.L99])*(0.114146130561486)+(0.302895814088881)" office:value-type="float" office:value="0.180023585155715" calcext:value-type="float">
            <text:p>0.1800235852</text:p>
          </table:table-cell>
          <table:table-cell table:number-columns-repeated="1002"/>
        </table:table-row>
        <table:table-row table:style-name="ro1">
          <table:table-cell table:formula="of:=[Datos_Nao.A100]" office:value-type="float" office:value="-0.00600940780714154" calcext:value-type="float">
            <text:p>-0.0060094078</text:p>
          </table:table-cell>
          <table:table-cell table:formula="of:=[Datos_Nao.B100]" office:value-type="float" office:value="0.110071949660778" calcext:value-type="float">
            <text:p>0.1100719497</text:p>
          </table:table-cell>
          <table:table-cell table:formula="of:=[Datos_Nao.C100]" office:value-type="float" office:value="0.0499180778861046" calcext:value-type="float">
            <text:p>0.0499180779</text:p>
          </table:table-cell>
          <table:table-cell table:formula="of:=[Datos_Nao.D100]" office:value-type="float" office:value="0.163095235824585" calcext:value-type="float">
            <text:p>0.1630952358</text:p>
          </table:table-cell>
          <table:table-cell table:formula="of:=[Datos_Nao.E100]" office:value-type="float" office:value="0.0766737833619118" calcext:value-type="float">
            <text:p>0.0766737834</text:p>
          </table:table-cell>
          <table:table-cell table:formula="of:=[Datos_Nao.F100]" office:value-type="float" office:value="0.368372619152069" calcext:value-type="float">
            <text:p>0.3683726192</text:p>
          </table:table-cell>
          <table:table-cell/>
          <table:table-cell table:formula="of:=[Datos_MoCap.A100]" office:value-type="float" office:value="-0.053306" calcext:value-type="float">
            <text:p>-0.053306</text:p>
          </table:table-cell>
          <table:table-cell table:formula="of:=[Datos_MoCap.B100]" office:value-type="float" office:value="0.072475" calcext:value-type="float">
            <text:p>0.072475</text:p>
          </table:table-cell>
          <table:table-cell table:formula="of:=[Datos_MoCap.C100]" office:value-type="float" office:value="0.243128" calcext:value-type="float">
            <text:p>0.243128</text:p>
          </table:table-cell>
          <table:table-cell table:formula="of:=[Datos_MoCap.D100]" office:value-type="float" office:value="0.065988" calcext:value-type="float">
            <text:p>0.065988</text:p>
          </table:table-cell>
          <table:table-cell table:formula="of:=[Datos_MoCap.F100]" office:value-type="float" office:value="-0.074746" calcext:value-type="float">
            <text:p>-0.074746</text:p>
          </table:table-cell>
          <table:table-cell table:formula="of:=[Datos_MoCap.E100]" office:value-type="float" office:value="-0.009363" calcext:value-type="float">
            <text:p>-0.009363</text:p>
          </table:table-cell>
          <table:table-cell/>
          <table:table-cell table:formula="of:=([.H100]^2)*(0.140024724909833)+([.H100])*(-0.00142725065277068)+(-0.0063459406986214)" office:value-type="float" office:value="-0.00587197526972077" calcext:value-type="float">
            <text:p>-0.0058719753</text:p>
          </table:table-cell>
          <table:table-cell table:formula="of:=([.J100]^2)*(-1.68303778049881)+([.J100])*(0.15665109790632)+(0.10475739737447)" office:value-type="float" office:value="0.0433572416164233" calcext:value-type="float">
            <text:p>0.0433572416</text:p>
          </table:table-cell>
          <table:table-cell table:formula="of:=([.I100]^2)*(-1.84809378419694)+([.I100])*(0.969715893777015)+(-0.0558124189204929)" office:value-type="float" office:value="0.0047603957127202" calcext:value-type="float">
            <text:p>0.0047603957</text:p>
          </table:table-cell>
          <table:table-cell table:formula="of:=[.H100]*-1" office:value-type="float" office:value="0.053306" calcext:value-type="float">
            <text:p>0.053306</text:p>
          </table:table-cell>
          <table:table-cell table:formula="of:=[.M100]*-1" office:value-type="float" office:value="0.009363" calcext:value-type="float">
            <text:p>0.009363</text:p>
          </table:table-cell>
          <table:table-cell table:formula="of:=([.K100]^2)*(48.7382423482978)+([.K100])*(0.0643401308833624)+(0.0316411646540839)" office:value-type="float" office:value="0.248113430522428" calcext:value-type="float">
            <text:p>0.2481134305</text:p>
          </table:table-cell>
          <table:table-cell table:formula="of:=([.M100]^2)*(2.99573212968935)+([.M100])*(-0.0394274132082148)+(-0.010306073088791)" office:value-type="float" office:value="-0.00967429105805526" calcext:value-type="float">
            <text:p>-0.0096742911</text:p>
          </table:table-cell>
          <table:table-cell table:formula="of:=([.L100]^2)*(-20.9992408223248)+([.L100])*(0.114146130561486)+(0.302895814088881)" office:value-type="float" office:value="0.177041834076665" calcext:value-type="float">
            <text:p>0.1770418341</text:p>
          </table:table-cell>
          <table:table-cell table:number-columns-repeated="1002"/>
        </table:table-row>
        <table:table-row table:style-name="ro1">
          <table:table-cell table:formula="of:=[Datos_Nao.A101]" office:value-type="float" office:value="-0.00616980902850628" calcext:value-type="float">
            <text:p>-0.006169809</text:p>
          </table:table-cell>
          <table:table-cell table:formula="of:=[Datos_Nao.B101]" office:value-type="float" office:value="0.109503664076328" calcext:value-type="float">
            <text:p>0.1095036641</text:p>
          </table:table-cell>
          <table:table-cell table:formula="of:=[Datos_Nao.C101]" office:value-type="float" office:value="0.0512784272432327" calcext:value-type="float">
            <text:p>0.0512784272</text:p>
          </table:table-cell>
          <table:table-cell table:formula="of:=[Datos_Nao.D101]" office:value-type="float" office:value="0.165411874651909" calcext:value-type="float">
            <text:p>0.1654118747</text:p>
          </table:table-cell>
          <table:table-cell table:formula="of:=[Datos_Nao.E101]" office:value-type="float" office:value="0.0797405913472176" calcext:value-type="float">
            <text:p>0.0797405913</text:p>
          </table:table-cell>
          <table:table-cell table:formula="of:=[Datos_Nao.F101]" office:value-type="float" office:value="0.370780318975449" calcext:value-type="float">
            <text:p>0.370780319</text:p>
          </table:table-cell>
          <table:table-cell/>
          <table:table-cell table:formula="of:=[Datos_MoCap.A101]" office:value-type="float" office:value="-0.053285" calcext:value-type="float">
            <text:p>-0.053285</text:p>
          </table:table-cell>
          <table:table-cell table:formula="of:=[Datos_MoCap.B101]" office:value-type="float" office:value="0.072654" calcext:value-type="float">
            <text:p>0.072654</text:p>
          </table:table-cell>
          <table:table-cell table:formula="of:=[Datos_MoCap.C101]" office:value-type="float" office:value="0.242631" calcext:value-type="float">
            <text:p>0.242631</text:p>
          </table:table-cell>
          <table:table-cell table:formula="of:=[Datos_MoCap.D101]" office:value-type="float" office:value="0.066812" calcext:value-type="float">
            <text:p>0.066812</text:p>
          </table:table-cell>
          <table:table-cell table:formula="of:=[Datos_MoCap.F101]" office:value-type="float" office:value="-0.075765" calcext:value-type="float">
            <text:p>-0.075765</text:p>
          </table:table-cell>
          <table:table-cell table:formula="of:=[Datos_MoCap.E101]" office:value-type="float" office:value="-0.01032" calcext:value-type="float">
            <text:p>-0.01032</text:p>
          </table:table-cell>
          <table:table-cell/>
          <table:table-cell table:formula="of:=([.H101]^2)*(0.140024724909833)+([.H101])*(-0.00142725065277068)+(-0.0063459406986214)" office:value-type="float" office:value="-0.00587231867486899" calcext:value-type="float">
            <text:p>-0.0058723187</text:p>
          </table:table-cell>
          <table:table-cell table:formula="of:=([.J101]^2)*(-1.68303778049881)+([.J101])*(0.15665109790632)+(0.10475739737447)" office:value-type="float" office:value="0.0436857087431248" calcext:value-type="float">
            <text:p>0.0436857087</text:p>
          </table:table-cell>
          <table:table-cell table:formula="of:=([.I101]^2)*(-1.84809378419694)+([.I101])*(0.969715893777015)+(-0.0558124189204929)" office:value-type="float" office:value="0.00488596490920387" calcext:value-type="float">
            <text:p>0.0048859649</text:p>
          </table:table-cell>
          <table:table-cell table:formula="of:=[.H101]*-1" office:value-type="float" office:value="0.053285" calcext:value-type="float">
            <text:p>0.053285</text:p>
          </table:table-cell>
          <table:table-cell table:formula="of:=[.M101]*-1" office:value-type="float" office:value="0.01032" calcext:value-type="float">
            <text:p>0.01032</text:p>
          </table:table-cell>
          <table:table-cell table:formula="of:=([.K101]^2)*(48.7382423482978)+([.K101])*(0.0643401308833624)+(0.0316411646540839)" office:value-type="float" office:value="0.253499736183371" calcext:value-type="float">
            <text:p>0.2534997362</text:p>
          </table:table-cell>
          <table:table-cell table:formula="of:=([.M101]^2)*(2.99573212968935)+([.M101])*(-0.0394274132082148)+(-0.010306073088791)" office:value-type="float" office:value="-0.0095801295229132" calcext:value-type="float">
            <text:p>-0.0095801295</text:p>
          </table:table-cell>
          <table:table-cell table:formula="of:=([.L101]^2)*(-20.9992408223248)+([.L101])*(0.114146130561486)+(0.302895814088881)" office:value-type="float" office:value="0.173704850716241" calcext:value-type="float">
            <text:p>0.1737048507</text:p>
          </table:table-cell>
          <table:table-cell table:number-columns-repeated="1002"/>
        </table:table-row>
        <table:table-row table:style-name="ro1">
          <table:table-cell table:formula="of:=[Datos_Nao.A102]" office:value-type="float" office:value="-0.00650792988017201" calcext:value-type="float">
            <text:p>-0.0065079299</text:p>
          </table:table-cell>
          <table:table-cell table:formula="of:=[Datos_Nao.B102]" office:value-type="float" office:value="0.108346164226532" calcext:value-type="float">
            <text:p>0.1083461642</text:p>
          </table:table-cell>
          <table:table-cell table:formula="of:=[Datos_Nao.C102]" office:value-type="float" office:value="0.0540020205080509" calcext:value-type="float">
            <text:p>0.0540020205</text:p>
          </table:table-cell>
          <table:table-cell table:formula="of:=[Datos_Nao.D102]" office:value-type="float" office:value="0.170012727379799" calcext:value-type="float">
            <text:p>0.1700127274</text:p>
          </table:table-cell>
          <table:table-cell table:formula="of:=[Datos_Nao.E102]" office:value-type="float" office:value="0.0858109146356583" calcext:value-type="float">
            <text:p>0.0858109146</text:p>
          </table:table-cell>
          <table:table-cell table:formula="of:=[Datos_Nao.F102]" office:value-type="float" office:value="0.375529557466507" calcext:value-type="float">
            <text:p>0.3755295575</text:p>
          </table:table-cell>
          <table:table-cell/>
          <table:table-cell table:formula="of:=[Datos_MoCap.A102]" office:value-type="float" office:value="-0.053265" calcext:value-type="float">
            <text:p>-0.053265</text:p>
          </table:table-cell>
          <table:table-cell table:formula="of:=[Datos_MoCap.B102]" office:value-type="float" office:value="0.072909" calcext:value-type="float">
            <text:p>0.072909</text:p>
          </table:table-cell>
          <table:table-cell table:formula="of:=[Datos_MoCap.C102]" office:value-type="float" office:value="0.242287" calcext:value-type="float">
            <text:p>0.242287</text:p>
          </table:table-cell>
          <table:table-cell table:formula="of:=[Datos_MoCap.D102]" office:value-type="float" office:value="0.070246" calcext:value-type="float">
            <text:p>0.070246</text:p>
          </table:table-cell>
          <table:table-cell table:formula="of:=[Datos_MoCap.F102]" office:value-type="float" office:value="-0.076492" calcext:value-type="float">
            <text:p>-0.076492</text:p>
          </table:table-cell>
          <table:table-cell table:formula="of:=[Datos_MoCap.E102]" office:value-type="float" office:value="-0.010994" calcext:value-type="float">
            <text:p>-0.010994</text:p>
          </table:table-cell>
          <table:table-cell/>
          <table:table-cell table:formula="of:=([.H102]^2)*(0.140024724909833)+([.H102])*(-0.00142725065277068)+(-0.0063459406986214)" office:value-type="float" office:value="-0.00587264561257082" calcext:value-type="float">
            <text:p>-0.0058726456</text:p>
          </table:table-cell>
          <table:table-cell table:formula="of:=([.J102]^2)*(-1.68303778049881)+([.J102])*(0.15665109790632)+(0.10475739737447)" office:value-type="float" office:value="0.0439125713136138" calcext:value-type="float">
            <text:p>0.0439125713</text:p>
          </table:table-cell>
          <table:table-cell table:formula="of:=([.I102]^2)*(-1.84809378419694)+([.I102])*(0.969715893777015)+(-0.0558124189204929)" office:value-type="float" office:value="0.00506464387286221" calcext:value-type="float">
            <text:p>0.0050646439</text:p>
          </table:table-cell>
          <table:table-cell table:formula="of:=[.H102]*-1" office:value-type="float" office:value="0.053265" calcext:value-type="float">
            <text:p>0.053265</text:p>
          </table:table-cell>
          <table:table-cell table:formula="of:=[.M102]*-1" office:value-type="float" office:value="0.010994" calcext:value-type="float">
            <text:p>0.010994</text:p>
          </table:table-cell>
          <table:table-cell table:formula="of:=([.K102]^2)*(48.7382423482978)+([.K102])*(0.0643401308833624)+(0.0316411646540839)" office:value-type="float" office:value="0.276659683504725" calcext:value-type="float">
            <text:p>0.2766596835</text:p>
          </table:table-cell>
          <table:table-cell table:formula="of:=([.M102]^2)*(2.99573212968935)+([.M102])*(-0.0394274132082148)+(-0.010306073088791)" office:value-type="float" office:value="-0.00951051984908224" calcext:value-type="float">
            <text:p>-0.0095105198</text:p>
          </table:table-cell>
          <table:table-cell table:formula="of:=([.L102]^2)*(-20.9992408223248)+([.L102])*(0.114146130561486)+(0.302895814088881)" office:value-type="float" office:value="0.171297442894337" calcext:value-type="float">
            <text:p>0.1712974429</text:p>
          </table:table-cell>
          <table:table-cell table:number-columns-repeated="1002"/>
        </table:table-row>
        <table:table-row table:style-name="ro1">
          <table:table-cell table:formula="of:=[Datos_Nao.A103]" office:value-type="float" office:value="-0.00668485229834914" calcext:value-type="float">
            <text:p>-0.0066848523</text:p>
          </table:table-cell>
          <table:table-cell table:formula="of:=[Datos_Nao.B103]" office:value-type="float" office:value="0.107758492231369" calcext:value-type="float">
            <text:p>0.1077584922</text:p>
          </table:table-cell>
          <table:table-cell table:formula="of:=[Datos_Nao.C103]" office:value-type="float" office:value="0.0553622022271156" calcext:value-type="float">
            <text:p>0.0553622022</text:p>
          </table:table-cell>
          <table:table-cell table:formula="of:=[Datos_Nao.D103]" office:value-type="float" office:value="0.172294795513153" calcext:value-type="float">
            <text:p>0.1722947955</text:p>
          </table:table-cell>
          <table:table-cell table:formula="of:=[Datos_Nao.E103]" office:value-type="float" office:value="0.0888105258345604" calcext:value-type="float">
            <text:p>0.0888105258</text:p>
          </table:table-cell>
          <table:table-cell table:formula="of:=[Datos_Nao.F103]" office:value-type="float" office:value="0.377867758274078" calcext:value-type="float">
            <text:p>0.3778677583</text:p>
          </table:table-cell>
          <table:table-cell/>
          <table:table-cell table:formula="of:=[Datos_MoCap.A103]" office:value-type="float" office:value="-0.053173" calcext:value-type="float">
            <text:p>-0.053173</text:p>
          </table:table-cell>
          <table:table-cell table:formula="of:=[Datos_MoCap.B103]" office:value-type="float" office:value="0.07321" calcext:value-type="float">
            <text:p>0.07321</text:p>
          </table:table-cell>
          <table:table-cell table:formula="of:=[Datos_MoCap.C103]" office:value-type="float" office:value="0.241676" calcext:value-type="float">
            <text:p>0.241676</text:p>
          </table:table-cell>
          <table:table-cell table:formula="of:=[Datos_MoCap.D103]" office:value-type="float" office:value="0.070179" calcext:value-type="float">
            <text:p>0.070179</text:p>
          </table:table-cell>
          <table:table-cell table:formula="of:=[Datos_MoCap.F103]" office:value-type="float" office:value="-0.077341" calcext:value-type="float">
            <text:p>-0.077341</text:p>
          </table:table-cell>
          <table:table-cell table:formula="of:=[Datos_MoCap.E103]" office:value-type="float" office:value="-0.012827" calcext:value-type="float">
            <text:p>-0.012827</text:p>
          </table:table-cell>
          <table:table-cell/>
          <table:table-cell table:formula="of:=([.H103]^2)*(0.140024724909833)+([.H103])*(-0.00142725065277068)+(-0.0063459406986214)" office:value-type="float" office:value="-0.00587414808318452" calcext:value-type="float">
            <text:p>-0.0058741481</text:p>
          </table:table-cell>
          <table:table-cell table:formula="of:=([.J103]^2)*(-1.68303778049881)+([.J103])*(0.15665109790632)+(0.10475739737447)" office:value-type="float" office:value="0.0443145341089581" calcext:value-type="float">
            <text:p>0.0443145341</text:p>
          </table:table-cell>
          <table:table-cell table:formula="of:=([.I103]^2)*(-1.84809378419694)+([.I103])*(0.969715893777015)+(-0.0558124189204929)" office:value-type="float" office:value="0.00527524583057751" calcext:value-type="float">
            <text:p>0.0052752458</text:p>
          </table:table-cell>
          <table:table-cell table:formula="of:=[.H103]*-1" office:value-type="float" office:value="0.053173" calcext:value-type="float">
            <text:p>0.053173</text:p>
          </table:table-cell>
          <table:table-cell table:formula="of:=[.M103]*-1" office:value-type="float" office:value="0.012827" calcext:value-type="float">
            <text:p>0.012827</text:p>
          </table:table-cell>
          <table:table-cell table:formula="of:=([.K103]^2)*(48.7382423482978)+([.K103])*(0.0643401308833624)+(0.0316411646540839)" office:value-type="float" office:value="0.276196820181278" calcext:value-type="float">
            <text:p>0.2761968202</text:p>
          </table:table-cell>
          <table:table-cell table:formula="of:=([.M103]^2)*(2.99573212968935)+([.M103])*(-0.0394274132082148)+(-0.010306073088791)" office:value-type="float" office:value="-0.00930744407350416" calcext:value-type="float">
            <text:p>-0.0093074441</text:p>
          </table:table-cell>
          <table:table-cell table:formula="of:=([.L103]^2)*(-20.9992408223248)+([.L103])*(0.114146130561486)+(0.302895814088881)" office:value-type="float" office:value="0.168457943424296" calcext:value-type="float">
            <text:p>0.1684579434</text:p>
          </table:table-cell>
          <table:table-cell table:number-columns-repeated="1002"/>
        </table:table-row>
        <table:table-row table:style-name="ro1">
          <table:table-cell table:formula="of:=[Datos_Nao.A104]" office:value-type="float" office:value="-0.00705229537561536" calcext:value-type="float">
            <text:p>-0.0070522954</text:p>
          </table:table-cell>
          <table:table-cell table:formula="of:=[Datos_Nao.B104]" office:value-type="float" office:value="0.106569595634937" calcext:value-type="float">
            <text:p>0.1065695956</text:p>
          </table:table-cell>
          <table:table-cell table:formula="of:=[Datos_Nao.C104]" office:value-type="float" office:value="0.0580717511475086" calcext:value-type="float">
            <text:p>0.0580717511</text:p>
          </table:table-cell>
          <table:table-cell table:formula="of:=[Datos_Nao.D104]" office:value-type="float" office:value="0.176816284656525" calcext:value-type="float">
            <text:p>0.1768162847</text:p>
          </table:table-cell>
          <table:table-cell table:formula="of:=[Datos_Nao.E104]" office:value-type="float" office:value="0.094728022813797" calcext:value-type="float">
            <text:p>0.0947280228</text:p>
          </table:table-cell>
          <table:table-cell table:formula="of:=[Datos_Nao.F104]" office:value-type="float" office:value="0.382462650537491" calcext:value-type="float">
            <text:p>0.3824626505</text:p>
          </table:table-cell>
          <table:table-cell/>
          <table:table-cell table:formula="of:=[Datos_MoCap.A104]" office:value-type="float" office:value="-0.05318" calcext:value-type="float">
            <text:p>-0.05318</text:p>
          </table:table-cell>
          <table:table-cell table:formula="of:=[Datos_MoCap.B104]" office:value-type="float" office:value="0.07349" calcext:value-type="float">
            <text:p>0.07349</text:p>
          </table:table-cell>
          <table:table-cell table:formula="of:=[Datos_MoCap.C104]" office:value-type="float" office:value="0.24085" calcext:value-type="float">
            <text:p>0.24085</text:p>
          </table:table-cell>
          <table:table-cell table:formula="of:=[Datos_MoCap.D104]" office:value-type="float" office:value="0.074435" calcext:value-type="float">
            <text:p>0.074435</text:p>
          </table:table-cell>
          <table:table-cell table:formula="of:=[Datos_MoCap.F104]" office:value-type="float" office:value="-0.078396" calcext:value-type="float">
            <text:p>-0.078396</text:p>
          </table:table-cell>
          <table:table-cell table:formula="of:=[Datos_MoCap.E104]" office:value-type="float" office:value="-0.015182" calcext:value-type="float">
            <text:p>-0.015182</text:p>
          </table:table-cell>
          <table:table-cell/>
          <table:table-cell table:formula="of:=([.H104]^2)*(0.140024724909833)+([.H104])*(-0.00142725065277068)+(-0.0063459406986214)" office:value-type="float" office:value="-0.00587403384808297" calcext:value-type="float">
            <text:p>-0.0058740338</text:p>
          </table:table-cell>
          <table:table-cell table:formula="of:=([.J104]^2)*(-1.68303778049881)+([.J104])*(0.15665109790632)+(0.10475739737447)" office:value-type="float" office:value="0.0448559427392358" calcext:value-type="float">
            <text:p>0.0448559427</text:p>
          </table:table-cell>
          <table:table-cell table:formula="of:=([.I104]^2)*(-1.84809378419694)+([.I104])*(0.969715893777015)+(-0.0558124189204929)" office:value-type="float" office:value="0.00547085398055541" calcext:value-type="float">
            <text:p>0.005470854</text:p>
          </table:table-cell>
          <table:table-cell table:formula="of:=[.H104]*-1" office:value-type="float" office:value="0.05318" calcext:value-type="float">
            <text:p>0.05318</text:p>
          </table:table-cell>
          <table:table-cell table:formula="of:=[.M104]*-1" office:value-type="float" office:value="0.015182" calcext:value-type="float">
            <text:p>0.015182</text:p>
          </table:table-cell>
          <table:table-cell table:formula="of:=([.K104]^2)*(48.7382423482978)+([.K104])*(0.0643401308833624)+(0.0316411646540839)" office:value-type="float" office:value="0.306467927931958" calcext:value-type="float">
            <text:p>0.3064679279</text:p>
          </table:table-cell>
          <table:table-cell table:formula="of:=([.M104]^2)*(2.99573212968935)+([.M104])*(-0.0394274132082148)+(-0.010306073088791)" office:value-type="float" office:value="-0.00901699044422461" calcext:value-type="float">
            <text:p>-0.0090169904</text:p>
          </table:table-cell>
          <table:table-cell table:formula="of:=([.L104]^2)*(-20.9992408223248)+([.L104])*(0.114146130561486)+(0.302895814088881)" office:value-type="float" office:value="0.16488729075637" calcext:value-type="float">
            <text:p>0.1648872908</text:p>
          </table:table-cell>
          <table:table-cell table:number-columns-repeated="1002"/>
        </table:table-row>
        <table:table-row table:style-name="ro1">
          <table:table-cell table:formula="of:=[Datos_Nao.A105]" office:value-type="float" office:value="-0.00743478070944548" calcext:value-type="float">
            <text:p>-0.0074347807</text:p>
          </table:table-cell>
          <table:table-cell table:formula="of:=[Datos_Nao.B105]" office:value-type="float" office:value="0.105368420481682" calcext:value-type="float">
            <text:p>0.1053684205</text:p>
          </table:table-cell>
          <table:table-cell table:formula="of:=[Datos_Nao.C105]" office:value-type="float" office:value="0.0607562586665154" calcext:value-type="float">
            <text:p>0.0607562587</text:p>
          </table:table-cell>
          <table:table-cell table:formula="of:=[Datos_Nao.D105]" office:value-type="float" office:value="0.181272849440575" calcext:value-type="float">
            <text:p>0.1812728494</text:p>
          </table:table-cell>
          <table:table-cell table:formula="of:=[Datos_Nao.E105]" office:value-type="float" office:value="0.100522331893444" calcext:value-type="float">
            <text:p>0.1005223319</text:p>
          </table:table-cell>
          <table:table-cell table:formula="of:=[Datos_Nao.F105]" office:value-type="float" office:value="0.38693767786026" calcext:value-type="float">
            <text:p>0.3869376779</text:p>
          </table:table-cell>
          <table:table-cell/>
          <table:table-cell table:formula="of:=[Datos_MoCap.A105]" office:value-type="float" office:value="-0.053068" calcext:value-type="float">
            <text:p>-0.053068</text:p>
          </table:table-cell>
          <table:table-cell table:formula="of:=[Datos_MoCap.B105]" office:value-type="float" office:value="0.073922" calcext:value-type="float">
            <text:p>0.073922</text:p>
          </table:table-cell>
          <table:table-cell table:formula="of:=[Datos_MoCap.C105]" office:value-type="float" office:value="0.239693" calcext:value-type="float">
            <text:p>0.239693</text:p>
          </table:table-cell>
          <table:table-cell table:formula="of:=[Datos_MoCap.D105]" office:value-type="float" office:value="0.073487" calcext:value-type="float">
            <text:p>0.073487</text:p>
          </table:table-cell>
          <table:table-cell table:formula="of:=[Datos_MoCap.F105]" office:value-type="float" office:value="-0.079464" calcext:value-type="float">
            <text:p>-0.079464</text:p>
          </table:table-cell>
          <table:table-cell table:formula="of:=[Datos_MoCap.E105]" office:value-type="float" office:value="-0.018629" calcext:value-type="float">
            <text:p>-0.018629</text:p>
          </table:table-cell>
          <table:table-cell/>
          <table:table-cell table:formula="of:=([.H105]^2)*(0.140024724909833)+([.H105])*(-0.00142725065277068)+(-0.0063459406986214)" office:value-type="float" office:value="-0.00587585996301697" calcext:value-type="float">
            <text:p>-0.00587586</text:p>
          </table:table-cell>
          <table:table-cell table:formula="of:=([.J105]^2)*(-1.68303778049881)+([.J105])*(0.15665109790632)+(0.10475739737447)" office:value-type="float" office:value="0.0456104466509046" calcext:value-type="float">
            <text:p>0.0456104467</text:p>
          </table:table-cell>
          <table:table-cell table:formula="of:=([.I105]^2)*(-1.84809378419694)+([.I105])*(0.969715893777015)+(-0.0558124189204929)" office:value-type="float" office:value="0.00577208096787135" calcext:value-type="float">
            <text:p>0.005772081</text:p>
          </table:table-cell>
          <table:table-cell table:formula="of:=[.H105]*-1" office:value-type="float" office:value="0.053068" calcext:value-type="float">
            <text:p>0.053068</text:p>
          </table:table-cell>
          <table:table-cell table:formula="of:=[.M105]*-1" office:value-type="float" office:value="0.018629" calcext:value-type="float">
            <text:p>0.018629</text:p>
          </table:table-cell>
          <table:table-cell table:formula="of:=([.K105]^2)*(48.7382423482978)+([.K105])*(0.0643401308833624)+(0.0316411646540839)" office:value-type="float" office:value="0.299572367034037" calcext:value-type="float">
            <text:p>0.299572367</text:p>
          </table:table-cell>
          <table:table-cell table:formula="of:=([.M105]^2)*(2.99573212968935)+([.M105])*(-0.0394274132082148)+(-0.010306073088791)" office:value-type="float" office:value="-0.00853194200531561" calcext:value-type="float">
            <text:p>-0.008531942</text:p>
          </table:table-cell>
          <table:table-cell table:formula="of:=([.L105]^2)*(-20.9992408223248)+([.L105])*(0.114146130561486)+(0.302895814088881)" office:value-type="float" office:value="0.161225026602096" calcext:value-type="float">
            <text:p>0.1612250266</text:p>
          </table:table-cell>
          <table:table-cell table:number-columns-repeated="1002"/>
        </table:table-row>
        <table:table-row table:style-name="ro1">
          <table:table-cell table:formula="of:=[Datos_Nao.A106]" office:value-type="float" office:value="-0.00763050885871053" calcext:value-type="float">
            <text:p>-0.0076305089</text:p>
          </table:table-cell>
          <table:table-cell table:formula="of:=[Datos_Nao.B106]" office:value-type="float" office:value="0.104765586555004" calcext:value-type="float">
            <text:p>0.1047655866</text:p>
          </table:table-cell>
          <table:table-cell table:formula="of:=[Datos_Nao.C106]" office:value-type="float" office:value="0.062085147947073" calcext:value-type="float">
            <text:p>0.0620851479</text:p>
          </table:table-cell>
          <table:table-cell table:formula="of:=[Datos_Nao.D106]" office:value-type="float" office:value="0.183473855257034" calcext:value-type="float">
            <text:p>0.1834738553</text:p>
          </table:table-cell>
          <table:table-cell table:formula="of:=[Datos_Nao.E106]" office:value-type="float" office:value="0.103368140757084" calcext:value-type="float">
            <text:p>0.1033681408</text:p>
          </table:table-cell>
          <table:table-cell table:formula="of:=[Datos_Nao.F106]" office:value-type="float" office:value="0.389125972986221" calcext:value-type="float">
            <text:p>0.389125973</text:p>
          </table:table-cell>
          <table:table-cell/>
          <table:table-cell table:formula="of:=[Datos_MoCap.A106]" office:value-type="float" office:value="-0.053153" calcext:value-type="float">
            <text:p>-0.053153</text:p>
          </table:table-cell>
          <table:table-cell table:formula="of:=[Datos_MoCap.B106]" office:value-type="float" office:value="0.074305" calcext:value-type="float">
            <text:p>0.074305</text:p>
          </table:table-cell>
          <table:table-cell table:formula="of:=[Datos_MoCap.C106]" office:value-type="float" office:value="0.239121" calcext:value-type="float">
            <text:p>0.239121</text:p>
          </table:table-cell>
          <table:table-cell table:formula="of:=[Datos_MoCap.D106]" office:value-type="float" office:value="0.076183" calcext:value-type="float">
            <text:p>0.076183</text:p>
          </table:table-cell>
          <table:table-cell table:formula="of:=[Datos_MoCap.F106]" office:value-type="float" office:value="-0.080847" calcext:value-type="float">
            <text:p>-0.080847</text:p>
          </table:table-cell>
          <table:table-cell table:formula="of:=[Datos_MoCap.E106]" office:value-type="float" office:value="-0.019776" calcext:value-type="float">
            <text:p>-0.019776</text:p>
          </table:table-cell>
          <table:table-cell/>
          <table:table-cell table:formula="of:=([.H106]^2)*(0.140024724909833)+([.H106])*(-0.00142725065277068)+(-0.0063459406986214)" office:value-type="float" office:value="-0.00587447439357559" calcext:value-type="float">
            <text:p>-0.0058744744</text:p>
          </table:table-cell>
          <table:table-cell table:formula="of:=([.J106]^2)*(-1.68303778049881)+([.J106])*(0.15665109790632)+(0.10475739737447)" office:value-type="float" office:value="0.04598179531655" calcext:value-type="float">
            <text:p>0.0459817953</text:p>
          </table:table-cell>
          <table:table-cell table:formula="of:=([.I106]^2)*(-1.84809378419694)+([.I106])*(0.969715893777015)+(-0.0558124189204929)" office:value-type="float" office:value="0.00603856413200284" calcext:value-type="float">
            <text:p>0.0060385641</text:p>
          </table:table-cell>
          <table:table-cell table:formula="of:=[.H106]*-1" office:value-type="float" office:value="0.053153" calcext:value-type="float">
            <text:p>0.053153</text:p>
          </table:table-cell>
          <table:table-cell table:formula="of:=[.M106]*-1" office:value-type="float" office:value="0.019776" calcext:value-type="float">
            <text:p>0.019776</text:p>
          </table:table-cell>
          <table:table-cell table:formula="of:=([.K106]^2)*(48.7382423482978)+([.K106])*(0.0643401308833624)+(0.0316411646540839)" office:value-type="float" office:value="0.319412211793097" calcext:value-type="float">
            <text:p>0.3194122118</text:p>
          </table:table-cell>
          <table:table-cell table:formula="of:=([.M106]^2)*(2.99573212968935)+([.M106])*(-0.0394274132082148)+(-0.010306073088791)" office:value-type="float" office:value="-0.00835475515933628" calcext:value-type="float">
            <text:p>-0.0083547552</text:p>
          </table:table-cell>
          <table:table-cell table:formula="of:=([.L106]^2)*(-20.9992408223248)+([.L106])*(0.114146130561486)+(0.302895814088881)" office:value-type="float" office:value="0.156411418447897" calcext:value-type="float">
            <text:p>0.1564114184</text:p>
          </table:table-cell>
          <table:table-cell table:number-columns-repeated="1002"/>
        </table:table-row>
        <table:table-row table:style-name="ro1">
          <table:table-cell table:formula="of:=[Datos_Nao.A107]" office:value-type="float" office:value="-0.00802849885076284" calcext:value-type="float">
            <text:p>-0.0080284989</text:p>
          </table:table-cell>
          <table:table-cell table:formula="of:=[Datos_Nao.B107]" office:value-type="float" office:value="0.103559859097004" calcext:value-type="float">
            <text:p>0.1035598591</text:p>
          </table:table-cell>
          <table:table-cell table:formula="of:=[Datos_Nao.C107]" office:value-type="float" office:value="0.0647080838680267" calcext:value-type="float">
            <text:p>0.0647080839</text:p>
          </table:table-cell>
          <table:table-cell table:formula="of:=[Datos_Nao.D107]" office:value-type="float" office:value="0.187814682722092" calcext:value-type="float">
            <text:p>0.1878146827</text:p>
          </table:table-cell>
          <table:table-cell table:formula="of:=[Datos_Nao.E107]" office:value-type="float" office:value="0.108946949243546" calcext:value-type="float">
            <text:p>0.1089469492</text:p>
          </table:table-cell>
          <table:table-cell table:formula="of:=[Datos_Nao.F107]" office:value-type="float" office:value="0.393395572900772" calcext:value-type="float">
            <text:p>0.3933955729</text:p>
          </table:table-cell>
          <table:table-cell/>
          <table:table-cell table:formula="of:=[Datos_MoCap.A107]" office:value-type="float" office:value="-0.053473" calcext:value-type="float">
            <text:p>-0.053473</text:p>
          </table:table-cell>
          <table:table-cell table:formula="of:=[Datos_MoCap.B107]" office:value-type="float" office:value="0.075034" calcext:value-type="float">
            <text:p>0.075034</text:p>
          </table:table-cell>
          <table:table-cell table:formula="of:=[Datos_MoCap.C107]" office:value-type="float" office:value="0.238895" calcext:value-type="float">
            <text:p>0.238895</text:p>
          </table:table-cell>
          <table:table-cell table:formula="of:=[Datos_MoCap.D107]" office:value-type="float" office:value="0.078817" calcext:value-type="float">
            <text:p>0.078817</text:p>
          </table:table-cell>
          <table:table-cell table:formula="of:=[Datos_MoCap.F107]" office:value-type="float" office:value="-0.083227" calcext:value-type="float">
            <text:p>-0.083227</text:p>
          </table:table-cell>
          <table:table-cell table:formula="of:=[Datos_MoCap.E107]" office:value-type="float" office:value="-0.019604" calcext:value-type="float">
            <text:p>-0.019604</text:p>
          </table:table-cell>
          <table:table-cell/>
          <table:table-cell table:formula="of:=([.H107]^2)*(0.140024724909833)+([.H107])*(-0.00142725065277068)+(-0.0063459406986214)" office:value-type="float" office:value="-0.00586923998494486" calcext:value-type="float">
            <text:p>-0.00586924</text:p>
          </table:table-cell>
          <table:table-cell table:formula="of:=([.J107]^2)*(-1.68303778049881)+([.J107])*(0.15665109790632)+(0.10475739737447)" office:value-type="float" office:value="0.0461282134596395" calcext:value-type="float">
            <text:p>0.0461282135</text:p>
          </table:table-cell>
          <table:table-cell table:formula="of:=([.I107]^2)*(-1.84809378419694)+([.I107])*(0.969715893777015)+(-0.0558124189204929)" office:value-type="float" office:value="0.00654428850236804" calcext:value-type="float">
            <text:p>0.0065442885</text:p>
          </table:table-cell>
          <table:table-cell table:formula="of:=[.H107]*-1" office:value-type="float" office:value="0.053473" calcext:value-type="float">
            <text:p>0.053473</text:p>
          </table:table-cell>
          <table:table-cell table:formula="of:=[.M107]*-1" office:value-type="float" office:value="0.019604" calcext:value-type="float">
            <text:p>0.019604</text:p>
          </table:table-cell>
          <table:table-cell table:formula="of:=([.K107]^2)*(48.7382423482978)+([.K107])*(0.0643401308833624)+(0.0316411646540839)" office:value-type="float" office:value="0.339480045901384" calcext:value-type="float">
            <text:p>0.3394800459</text:p>
          </table:table-cell>
          <table:table-cell table:formula="of:=([.M107]^2)*(2.99573212968935)+([.M107])*(-0.0394274132082148)+(-0.010306073088791)" office:value-type="float" office:value="-0.00838182784658605" calcext:value-type="float">
            <text:p>-0.0083818278</text:p>
          </table:table-cell>
          <table:table-cell table:formula="of:=([.L107]^2)*(-20.9992408223248)+([.L107])*(0.114146130561486)+(0.302895814088881)" office:value-type="float" office:value="0.147939628593098" calcext:value-type="float">
            <text:p>0.1479396286</text:p>
          </table:table-cell>
          <table:table-cell table:number-columns-repeated="1002"/>
        </table:table-row>
        <table:table-row table:style-name="ro1">
          <table:table-cell table:formula="of:=[Datos_Nao.A108]" office:value-type="float" office:value="-0.00822976417839527" calcext:value-type="float">
            <text:p>-0.0082297642</text:p>
          </table:table-cell>
          <table:table-cell table:formula="of:=[Datos_Nao.B108]" office:value-type="float" office:value="0.102958895266056" calcext:value-type="float">
            <text:p>0.1029588953</text:p>
          </table:table-cell>
          <table:table-cell table:formula="of:=[Datos_Nao.C108]" office:value-type="float" office:value="0.0659988671541214" calcext:value-type="float">
            <text:p>0.0659988672</text:p>
          </table:table-cell>
          <table:table-cell table:formula="of:=[Datos_Nao.D108]" office:value-type="float" office:value="0.18995201587677" calcext:value-type="float">
            <text:p>0.1899520159</text:p>
          </table:table-cell>
          <table:table-cell table:formula="of:=[Datos_Nao.E108]" office:value-type="float" office:value="0.111675813794136" calcext:value-type="float">
            <text:p>0.1116758138</text:p>
          </table:table-cell>
          <table:table-cell table:formula="of:=[Datos_Nao.F108]" office:value-type="float" office:value="0.395473301410675" calcext:value-type="float">
            <text:p>0.3954733014</text:p>
          </table:table-cell>
          <table:table-cell/>
          <table:table-cell table:formula="of:=[Datos_MoCap.A108]" office:value-type="float" office:value="-0.053788" calcext:value-type="float">
            <text:p>-0.053788</text:p>
          </table:table-cell>
          <table:table-cell table:formula="of:=[Datos_MoCap.B108]" office:value-type="float" office:value="0.075847" calcext:value-type="float">
            <text:p>0.075847</text:p>
          </table:table-cell>
          <table:table-cell table:formula="of:=[Datos_MoCap.C108]" office:value-type="float" office:value="0.238828" calcext:value-type="float">
            <text:p>0.238828</text:p>
          </table:table-cell>
          <table:table-cell table:formula="of:=[Datos_MoCap.D108]" office:value-type="float" office:value="0.079012" calcext:value-type="float">
            <text:p>0.079012</text:p>
          </table:table-cell>
          <table:table-cell table:formula="of:=[Datos_MoCap.F108]" office:value-type="float" office:value="-0.085823" calcext:value-type="float">
            <text:p>-0.085823</text:p>
          </table:table-cell>
          <table:table-cell table:formula="of:=[Datos_MoCap.E108]" office:value-type="float" office:value="-0.018997" calcext:value-type="float">
            <text:p>-0.018997</text:p>
          </table:table-cell>
          <table:table-cell/>
          <table:table-cell table:formula="of:=([.H108]^2)*(0.140024724909833)+([.H108])*(-0.00142725065277068)+(-0.0063459406986214)" office:value-type="float" office:value="-0.0058640593555034" calcext:value-type="float">
            <text:p>-0.0058640594</text:p>
          </table:table-cell>
          <table:table-cell table:formula="of:=([.J108]^2)*(-1.68303778049881)+([.J108])*(0.15665109790632)+(0.10475739737447)" office:value-type="float" office:value="0.0461715875685399" calcext:value-type="float">
            <text:p>0.0461715876</text:p>
          </table:table-cell>
          <table:table-cell table:formula="of:=([.I108]^2)*(-1.84809378419694)+([.I108])*(0.969715893777015)+(-0.0558124189204929)" office:value-type="float" office:value="0.00710596878430873" calcext:value-type="float">
            <text:p>0.0071059688</text:p>
          </table:table-cell>
          <table:table-cell table:formula="of:=[.H108]*-1" office:value-type="float" office:value="0.053788" calcext:value-type="float">
            <text:p>0.053788</text:p>
          </table:table-cell>
          <table:table-cell table:formula="of:=[.M108]*-1" office:value-type="float" office:value="0.018997" calcext:value-type="float">
            <text:p>0.018997</text:p>
          </table:table-cell>
          <table:table-cell table:formula="of:=([.K108]^2)*(48.7382423482978)+([.K108])*(0.0643401308833624)+(0.0316411646540839)" office:value-type="float" office:value="0.340992592296966" calcext:value-type="float">
            <text:p>0.3409925923</text:p>
          </table:table-cell>
          <table:table-cell table:formula="of:=([.M108]^2)*(2.99573212968935)+([.M108])*(-0.0394274132082148)+(-0.010306073088791)" office:value-type="float" office:value="-0.00847595270775789" calcext:value-type="float">
            <text:p>-0.0084759527</text:p>
          </table:table-cell>
          <table:table-cell table:formula="of:=([.L108]^2)*(-20.9992408223248)+([.L108])*(0.114146130561486)+(0.302895814088881)" office:value-type="float" office:value="0.138427708606168" calcext:value-type="float">
            <text:p>0.1384277086</text:p>
          </table:table-cell>
          <table:table-cell table:number-columns-repeated="1002"/>
        </table:table-row>
        <table:table-row table:style-name="ro1">
          <table:table-cell table:formula="of:=[Datos_Nao.A109]" office:value-type="float" office:value="-0.00843183975666761" calcext:value-type="float">
            <text:p>-0.0084318398</text:p>
          </table:table-cell>
          <table:table-cell table:formula="of:=[Datos_Nao.B109]" office:value-type="float" office:value="0.10236057639122" calcext:value-type="float">
            <text:p>0.1023605764</text:p>
          </table:table-cell>
          <table:table-cell table:formula="of:=[Datos_Nao.C109]" office:value-type="float" office:value="0.067273736000061" calcext:value-type="float">
            <text:p>0.067273736</text:p>
          </table:table-cell>
          <table:table-cell table:formula="of:=[Datos_Nao.D109]" office:value-type="float" office:value="0.192065611481667" calcext:value-type="float">
            <text:p>0.1920656115</text:p>
          </table:table-cell>
          <table:table-cell table:formula="of:=[Datos_Nao.E109]" office:value-type="float" office:value="0.114361301064491" calcext:value-type="float">
            <text:p>0.1143613011</text:p>
          </table:table-cell>
          <table:table-cell table:formula="of:=[Datos_Nao.F109]" office:value-type="float" office:value="0.397510826587677" calcext:value-type="float">
            <text:p>0.3975108266</text:p>
          </table:table-cell>
          <table:table-cell/>
          <table:table-cell table:formula="of:=[Datos_MoCap.A109]" office:value-type="float" office:value="-0.054145" calcext:value-type="float">
            <text:p>-0.054145</text:p>
          </table:table-cell>
          <table:table-cell table:formula="of:=[Datos_MoCap.B109]" office:value-type="float" office:value="0.076573" calcext:value-type="float">
            <text:p>0.076573</text:p>
          </table:table-cell>
          <table:table-cell table:formula="of:=[Datos_MoCap.C109]" office:value-type="float" office:value="0.238983" calcext:value-type="float">
            <text:p>0.238983</text:p>
          </table:table-cell>
          <table:table-cell table:formula="of:=[Datos_MoCap.D109]" office:value-type="float" office:value="0.083313" calcext:value-type="float">
            <text:p>0.083313</text:p>
          </table:table-cell>
          <table:table-cell table:formula="of:=[Datos_MoCap.F109]" office:value-type="float" office:value="-0.088222" calcext:value-type="float">
            <text:p>-0.088222</text:p>
          </table:table-cell>
          <table:table-cell table:formula="of:=[Datos_MoCap.E109]" office:value-type="float" office:value="-0.016974" calcext:value-type="float">
            <text:p>-0.016974</text:p>
          </table:table-cell>
          <table:table-cell/>
          <table:table-cell table:formula="of:=([.H109]^2)*(0.140024724909833)+([.H109])*(-0.00142725065277068)+(-0.0063459406986214)" office:value-type="float" office:value="-0.00585815438297813" calcext:value-type="float">
            <text:p>-0.0058581544</text:p>
          </table:table-cell>
          <table:table-cell table:formula="of:=([.J109]^2)*(-1.68303778049881)+([.J109])*(0.15665109790632)+(0.10475739737447)" office:value-type="float" office:value="0.04607122152415" calcext:value-type="float">
            <text:p>0.0460712215</text:p>
          </table:table-cell>
          <table:table-cell table:formula="of:=([.I109]^2)*(-1.84809378419694)+([.I109])*(0.969715893777015)+(-0.0558124189204929)" office:value-type="float" office:value="0.00760547815716047" calcext:value-type="float">
            <text:p>0.0076054782</text:p>
          </table:table-cell>
          <table:table-cell table:formula="of:=[.H109]*-1" office:value-type="float" office:value="0.054145" calcext:value-type="float">
            <text:p>0.054145</text:p>
          </table:table-cell>
          <table:table-cell table:formula="of:=[.M109]*-1" office:value-type="float" office:value="0.016974" calcext:value-type="float">
            <text:p>0.016974</text:p>
          </table:table-cell>
          <table:table-cell table:formula="of:=([.K109]^2)*(48.7382423482978)+([.K109])*(0.0643401308833624)+(0.0316411646540839)" office:value-type="float" office:value="0.37529640194859" calcext:value-type="float">
            <text:p>0.3752964019</text:p>
          </table:table-cell>
          <table:table-cell table:formula="of:=([.M109]^2)*(2.99573212968935)+([.M109])*(-0.0394274132082148)+(-0.010306073088791)" office:value-type="float" office:value="-0.00877371179360227" calcext:value-type="float">
            <text:p>-0.0087737118</text:p>
          </table:table-cell>
          <table:table-cell table:formula="of:=([.L109]^2)*(-20.9992408223248)+([.L109])*(0.114146130561486)+(0.302895814088881)" office:value-type="float" office:value="0.129385975966408" calcext:value-type="float">
            <text:p>0.129385976</text:p>
          </table:table-cell>
          <table:table-cell table:number-columns-repeated="1002"/>
        </table:table-row>
        <table:table-row table:style-name="ro1">
          <table:table-cell table:formula="of:=[Datos_Nao.A110]" office:value-type="float" office:value="-0.00883637275546789" calcext:value-type="float">
            <text:p>-0.0088363728</text:p>
          </table:table-cell>
          <table:table-cell table:formula="of:=[Datos_Nao.B110]" office:value-type="float" office:value="0.101175539195538" calcext:value-type="float">
            <text:p>0.1011755392</text:p>
          </table:table-cell>
          <table:table-cell table:formula="of:=[Datos_Nao.C110]" office:value-type="float" office:value="0.0697690322995186" calcext:value-type="float">
            <text:p>0.0697690323</text:p>
          </table:table-cell>
          <table:table-cell table:formula="of:=[Datos_Nao.D110]" office:value-type="float" office:value="0.196216374635696" calcext:value-type="float">
            <text:p>0.1962163746</text:p>
          </table:table-cell>
          <table:table-cell table:formula="of:=[Datos_Nao.E110]" office:value-type="float" office:value="0.119594722986221" calcext:value-type="float">
            <text:p>0.119594723</text:p>
          </table:table-cell>
          <table:table-cell table:formula="of:=[Datos_Nao.F110]" office:value-type="float" office:value="0.40145754814148" calcext:value-type="float">
            <text:p>0.4014575481</text:p>
          </table:table-cell>
          <table:table-cell/>
          <table:table-cell table:formula="of:=[Datos_MoCap.A110]" office:value-type="float" office:value="-0.054423" calcext:value-type="float">
            <text:p>-0.054423</text:p>
          </table:table-cell>
          <table:table-cell table:formula="of:=[Datos_MoCap.B110]" office:value-type="float" office:value="0.0772" calcext:value-type="float">
            <text:p>0.0772</text:p>
          </table:table-cell>
          <table:table-cell table:formula="of:=[Datos_MoCap.C110]" office:value-type="float" office:value="0.23898" calcext:value-type="float">
            <text:p>0.23898</text:p>
          </table:table-cell>
          <table:table-cell table:formula="of:=[Datos_MoCap.D110]" office:value-type="float" office:value="0.083724" calcext:value-type="float">
            <text:p>0.083724</text:p>
          </table:table-cell>
          <table:table-cell table:formula="of:=[Datos_MoCap.F110]" office:value-type="float" office:value="-0.09036" calcext:value-type="float">
            <text:p>-0.09036</text:p>
          </table:table-cell>
          <table:table-cell table:formula="of:=[Datos_MoCap.E110]" office:value-type="float" office:value="-0.016582" calcext:value-type="float">
            <text:p>-0.016582</text:p>
          </table:table-cell>
          <table:table-cell/>
          <table:table-cell table:formula="of:=([.H110]^2)*(0.140024724909833)+([.H110])*(-0.00142725065277068)+(-0.0063459406986214)" office:value-type="float" office:value="-0.0058535313944918" calcext:value-type="float">
            <text:p>-0.0058535314</text:p>
          </table:table-cell>
          <table:table-cell table:formula="of:=([.J110]^2)*(-1.68303778049881)+([.J110])*(0.15665109790632)+(0.10475739737447)" office:value-type="float" office:value="0.0460731648602163" calcext:value-type="float">
            <text:p>0.0460731649</text:p>
          </table:table-cell>
          <table:table-cell table:formula="of:=([.I110]^2)*(-1.84809378419694)+([.I110])*(0.969715893777015)+(-0.0558124189204929)" office:value-type="float" office:value="0.00803530482028437" calcext:value-type="float">
            <text:p>0.0080353048</text:p>
          </table:table-cell>
          <table:table-cell table:formula="of:=[.H110]*-1" office:value-type="float" office:value="0.054423" calcext:value-type="float">
            <text:p>0.054423</text:p>
          </table:table-cell>
          <table:table-cell table:formula="of:=[.M110]*-1" office:value-type="float" office:value="0.016582" calcext:value-type="float">
            <text:p>0.016582</text:p>
          </table:table-cell>
          <table:table-cell table:formula="of:=([.K110]^2)*(48.7382423482978)+([.K110])*(0.0643401308833624)+(0.0316411646540839)" office:value-type="float" office:value="0.378668833644895" calcext:value-type="float">
            <text:p>0.3786688336</text:p>
          </table:table-cell>
          <table:table-cell table:formula="of:=([.M110]^2)*(2.99573212968935)+([.M110])*(-0.0394274132082148)+(-0.010306073088791)" office:value-type="float" office:value="-0.00882857305621868" calcext:value-type="float">
            <text:p>-0.0088285731</text:p>
          </table:table-cell>
          <table:table-cell table:formula="of:=([.L110]^2)*(-20.9992408223248)+([.L110])*(0.114146130561486)+(0.302895814088881)" office:value-type="float" office:value="0.121124246763617" calcext:value-type="float">
            <text:p>0.1211242468</text:p>
          </table:table-cell>
          <table:table-cell table:number-columns-repeated="1002"/>
        </table:table-row>
        <table:table-row table:style-name="ro1">
          <table:table-cell table:formula="of:=[Datos_Nao.A111]" office:value-type="float" office:value="-0.00923790317028761" calcext:value-type="float">
            <text:p>-0.0092379032</text:p>
          </table:table-cell>
          <table:table-cell table:formula="of:=[Datos_Nao.B111]" office:value-type="float" office:value="0.100012712180614" calcext:value-type="float">
            <text:p>0.1000127122</text:p>
          </table:table-cell>
          <table:table-cell table:formula="of:=[Datos_Nao.C111]" office:value-type="float" office:value="0.072180837392807" calcext:value-type="float">
            <text:p>0.0721808374</text:p>
          </table:table-cell>
          <table:table-cell table:formula="of:=[Datos_Nao.D111]" office:value-type="float" office:value="0.200256213545799" calcext:value-type="float">
            <text:p>0.2002562135</text:p>
          </table:table-cell>
          <table:table-cell table:formula="of:=[Datos_Nao.E111]" office:value-type="float" office:value="0.124630637466908" calcext:value-type="float">
            <text:p>0.1246306375</text:p>
          </table:table-cell>
          <table:table-cell table:formula="of:=[Datos_Nao.F111]" office:value-type="float" office:value="0.405222207307816" calcext:value-type="float">
            <text:p>0.4052222073</text:p>
          </table:table-cell>
          <table:table-cell/>
          <table:table-cell table:formula="of:=[Datos_MoCap.A111]" office:value-type="float" office:value="-0.05455" calcext:value-type="float">
            <text:p>-0.05455</text:p>
          </table:table-cell>
          <table:table-cell table:formula="of:=[Datos_MoCap.B111]" office:value-type="float" office:value="0.077591" calcext:value-type="float">
            <text:p>0.077591</text:p>
          </table:table-cell>
          <table:table-cell table:formula="of:=[Datos_MoCap.C111]" office:value-type="float" office:value="0.238739" calcext:value-type="float">
            <text:p>0.238739</text:p>
          </table:table-cell>
          <table:table-cell table:formula="of:=[Datos_MoCap.D111]" office:value-type="float" office:value="0.084625" calcext:value-type="float">
            <text:p>0.084625</text:p>
          </table:table-cell>
          <table:table-cell table:formula="of:=[Datos_MoCap.F111]" office:value-type="float" office:value="-0.091703" calcext:value-type="float">
            <text:p>-0.091703</text:p>
          </table:table-cell>
          <table:table-cell table:formula="of:=[Datos_MoCap.E111]" office:value-type="float" office:value="-0.017018" calcext:value-type="float">
            <text:p>-0.017018</text:p>
          </table:table-cell>
          <table:table-cell/>
          <table:table-cell table:formula="of:=([.H111]^2)*(0.140024724909833)+([.H111])*(-0.00142725065277068)+(-0.0063459406986214)" office:value-type="float" office:value="-0.00585141225153676" calcext:value-type="float">
            <text:p>-0.0058514123</text:p>
          </table:table-cell>
          <table:table-cell table:formula="of:=([.J111]^2)*(-1.68303778049881)+([.J111])*(0.15665109790632)+(0.10475739737447)" office:value-type="float" office:value="0.0462291805548572" calcext:value-type="float">
            <text:p>0.0462291806</text:p>
          </table:table-cell>
          <table:table-cell table:formula="of:=([.I111]^2)*(-1.84809378419694)+([.I111])*(0.969715893777015)+(-0.0558124189204929)" office:value-type="float" office:value="0.00830261103533588" calcext:value-type="float">
            <text:p>0.008302611</text:p>
          </table:table-cell>
          <table:table-cell table:formula="of:=[.H111]*-1" office:value-type="float" office:value="0.05455" calcext:value-type="float">
            <text:p>0.05455</text:p>
          </table:table-cell>
          <table:table-cell table:formula="of:=[.M111]*-1" office:value-type="float" office:value="0.017018" calcext:value-type="float">
            <text:p>0.017018</text:p>
          </table:table-cell>
          <table:table-cell table:formula="of:=([.K111]^2)*(48.7382423482978)+([.K111])*(0.0643401308833624)+(0.0316411646540839)" office:value-type="float" office:value="0.386119540062166" calcext:value-type="float">
            <text:p>0.3861195401</text:p>
          </table:table-cell>
          <table:table-cell table:formula="of:=([.M111]^2)*(2.99573212968935)+([.M111])*(-0.0394274132082148)+(-0.010306073088791)" office:value-type="float" office:value="-0.0087674964266528" calcext:value-type="float">
            <text:p>-0.0087674964</text:p>
          </table:table-cell>
          <table:table-cell table:formula="of:=([.L111]^2)*(-20.9992408223248)+([.L111])*(0.114146130561486)+(0.302895814088881)" office:value-type="float" office:value="0.115836411348269" calcext:value-type="float">
            <text:p>0.1158364113</text:p>
          </table:table-cell>
          <table:table-cell table:number-columns-repeated="1002"/>
        </table:table-row>
        <table:table-row table:style-name="ro1">
          <table:table-cell table:formula="of:=[Datos_Nao.A112]" office:value-type="float" office:value="-0.00943618454039097" calcext:value-type="float">
            <text:p>-0.0094361845</text:p>
          </table:table-cell>
          <table:table-cell table:formula="of:=[Datos_Nao.B112]" office:value-type="float" office:value="0.0994421243667603" calcext:value-type="float">
            <text:p>0.0994421244</text:p>
          </table:table-cell>
          <table:table-cell table:formula="of:=[Datos_Nao.C112]" office:value-type="float" office:value="0.0733513534069061" calcext:value-type="float">
            <text:p>0.0733513534</text:p>
          </table:table-cell>
          <table:table-cell table:formula="of:=[Datos_Nao.D112]" office:value-type="float" office:value="0.202231258153915" calcext:value-type="float">
            <text:p>0.2022312582</text:p>
          </table:table-cell>
          <table:table-cell table:formula="of:=[Datos_Nao.E112]" office:value-type="float" office:value="0.127069294452667" calcext:value-type="float">
            <text:p>0.1270692945</text:p>
          </table:table-cell>
          <table:table-cell table:formula="of:=[Datos_Nao.F112]" office:value-type="float" office:value="0.407031685113907" calcext:value-type="float">
            <text:p>0.4070316851</text:p>
          </table:table-cell>
          <table:table-cell/>
          <table:table-cell table:formula="of:=[Datos_MoCap.A112]" office:value-type="float" office:value="-0.054763" calcext:value-type="float">
            <text:p>-0.054763</text:p>
          </table:table-cell>
          <table:table-cell table:formula="of:=[Datos_MoCap.B112]" office:value-type="float" office:value="0.077872" calcext:value-type="float">
            <text:p>0.077872</text:p>
          </table:table-cell>
          <table:table-cell table:formula="of:=[Datos_MoCap.C112]" office:value-type="float" office:value="0.238434" calcext:value-type="float">
            <text:p>0.238434</text:p>
          </table:table-cell>
          <table:table-cell table:formula="of:=[Datos_MoCap.D112]" office:value-type="float" office:value="0.084829" calcext:value-type="float">
            <text:p>0.084829</text:p>
          </table:table-cell>
          <table:table-cell table:formula="of:=[Datos_MoCap.F112]" office:value-type="float" office:value="-0.092692" calcext:value-type="float">
            <text:p>-0.092692</text:p>
          </table:table-cell>
          <table:table-cell table:formula="of:=[Datos_MoCap.E112]" office:value-type="float" office:value="-0.017772" calcext:value-type="float">
            <text:p>-0.017772</text:p>
          </table:table-cell>
          <table:table-cell/>
          <table:table-cell table:formula="of:=([.H112]^2)*(0.140024724909833)+([.H112])*(-0.00142725065277068)+(-0.0063459406986214)" office:value-type="float" office:value="-0.0058478479578011" calcext:value-type="float">
            <text:p>-0.005847848</text:p>
          </table:table-cell>
          <table:table-cell table:formula="of:=([.J112]^2)*(-1.68303778049881)+([.J112])*(0.15665109790632)+(0.10475739737447)" office:value-type="float" office:value="0.0464263475269802" calcext:value-type="float">
            <text:p>0.0464263475</text:p>
          </table:table-cell>
          <table:table-cell table:formula="of:=([.I112]^2)*(-1.84809378419694)+([.I112])*(0.969715893777015)+(-0.0558124189204929)" office:value-type="float" office:value="0.00849436703417091" calcext:value-type="float">
            <text:p>0.008494367</text:p>
          </table:table-cell>
          <table:table-cell table:formula="of:=[.H112]*-1" office:value-type="float" office:value="0.054763" calcext:value-type="float">
            <text:p>0.054763</text:p>
          </table:table-cell>
          <table:table-cell table:formula="of:=[.M112]*-1" office:value-type="float" office:value="0.017772" calcext:value-type="float">
            <text:p>0.017772</text:p>
          </table:table-cell>
          <table:table-cell table:formula="of:=([.K112]^2)*(48.7382423482978)+([.K112])*(0.0643401308833624)+(0.0316411646540839)" office:value-type="float" office:value="0.38781747903312" calcext:value-type="float">
            <text:p>0.387817479</text:p>
          </table:table-cell>
          <table:table-cell table:formula="of:=([.M112]^2)*(2.99573212968935)+([.M112])*(-0.0394274132082148)+(-0.010306073088791)" office:value-type="float" office:value="-0.00865918513041672" calcext:value-type="float">
            <text:p>-0.0086591851</text:p>
          </table:table-cell>
          <table:table-cell table:formula="of:=([.L112]^2)*(-20.9992408223248)+([.L112])*(0.114146130561486)+(0.302895814088881)" office:value-type="float" office:value="0.111893959518837" calcext:value-type="float">
            <text:p>0.1118939595</text:p>
          </table:table-cell>
          <table:table-cell table:number-columns-repeated="1002"/>
        </table:table-row>
        <table:table-row table:style-name="ro1">
          <table:table-cell table:formula="of:=[Datos_Nao.A113]" office:value-type="float" office:value="-0.0100147789344192" calcext:value-type="float">
            <text:p>-0.0100147789</text:p>
          </table:table-cell>
          <table:table-cell table:formula="of:=[Datos_Nao.B113]" office:value-type="float" office:value="0.0977855324745178" calcext:value-type="float">
            <text:p>0.0977855325</text:p>
          </table:table-cell>
          <table:table-cell table:formula="of:=[Datos_Nao.C113]" office:value-type="float" office:value="0.0767017751932144" calcext:value-type="float">
            <text:p>0.0767017752</text:p>
          </table:table-cell>
          <table:table-cell table:formula="of:=[Datos_Nao.D113]" office:value-type="float" office:value="0.207960233092308" calcext:value-type="float">
            <text:p>0.2079602331</text:p>
          </table:table-cell>
          <table:table-cell table:formula="of:=[Datos_Nao.E113]" office:value-type="float" office:value="0.1340441852808" calcext:value-type="float">
            <text:p>0.1340441853</text:p>
          </table:table-cell>
          <table:table-cell table:formula="of:=[Datos_Nao.F113]" office:value-type="float" office:value="0.412148356437683" calcext:value-type="float">
            <text:p>0.4121483564</text:p>
          </table:table-cell>
          <table:table-cell/>
          <table:table-cell table:formula="of:=[Datos_MoCap.A113]" office:value-type="float" office:value="-0.054819" calcext:value-type="float">
            <text:p>-0.054819</text:p>
          </table:table-cell>
          <table:table-cell table:formula="of:=[Datos_MoCap.B113]" office:value-type="float" office:value="0.078049" calcext:value-type="float">
            <text:p>0.078049</text:p>
          </table:table-cell>
          <table:table-cell table:formula="of:=[Datos_MoCap.C113]" office:value-type="float" office:value="0.238099" calcext:value-type="float">
            <text:p>0.238099</text:p>
          </table:table-cell>
          <table:table-cell table:formula="of:=[Datos_MoCap.D113]" office:value-type="float" office:value="0.086576" calcext:value-type="float">
            <text:p>0.086576</text:p>
          </table:table-cell>
          <table:table-cell table:formula="of:=[Datos_MoCap.F113]" office:value-type="float" office:value="-0.09367" calcext:value-type="float">
            <text:p>-0.09367</text:p>
          </table:table-cell>
          <table:table-cell table:formula="of:=[Datos_MoCap.E113]" office:value-type="float" office:value="-0.018397" calcext:value-type="float">
            <text:p>-0.018397</text:p>
          </table:table-cell>
          <table:table-cell/>
          <table:table-cell table:formula="of:=([.H113]^2)*(0.140024724909833)+([.H113])*(-0.00142725065277068)+(-0.0063459406986214)" office:value-type="float" office:value="-0.00584690875715786" calcext:value-type="float">
            <text:p>-0.0058469088</text:p>
          </table:table-cell>
          <table:table-cell table:formula="of:=([.J113]^2)*(-1.68303778049881)+([.J113])*(0.15665109790632)+(0.10475739737447)" office:value-type="float" office:value="0.0466425471284708" calcext:value-type="float">
            <text:p>0.0466425471</text:p>
          </table:table-cell>
          <table:table-cell table:formula="of:=([.I113]^2)*(-1.84809378419694)+([.I113])*(0.969715893777015)+(-0.0558124189204929)" office:value-type="float" office:value="0.00861500302369559" calcext:value-type="float">
            <text:p>0.008615003</text:p>
          </table:table-cell>
          <table:table-cell table:formula="of:=[.H113]*-1" office:value-type="float" office:value="0.054819" calcext:value-type="float">
            <text:p>0.054819</text:p>
          </table:table-cell>
          <table:table-cell table:formula="of:=[.M113]*-1" office:value-type="float" office:value="0.018397" calcext:value-type="float">
            <text:p>0.018397</text:p>
          </table:table-cell>
          <table:table-cell table:formula="of:=([.K113]^2)*(48.7382423482978)+([.K113])*(0.0643401308833624)+(0.0316411646540839)" office:value-type="float" office:value="0.402524281558476" calcext:value-type="float">
            <text:p>0.4025242816</text:p>
          </table:table-cell>
          <table:table-cell table:formula="of:=([.M113]^2)*(2.99573212968935)+([.M113])*(-0.0394274132082148)+(-0.010306073088791)" office:value-type="float" office:value="-0.00856682260003737" calcext:value-type="float">
            <text:p>-0.0085668226</text:p>
          </table:table-cell>
          <table:table-cell table:formula="of:=([.L113]^2)*(-20.9992408223248)+([.L113])*(0.114146130561486)+(0.302895814088881)" office:value-type="float" office:value="0.107954960216416" calcext:value-type="float">
            <text:p>0.1079549602</text:p>
          </table:table-cell>
          <table:table-cell table:number-columns-repeated="1002"/>
        </table:table-row>
        <table:table-row table:style-name="ro1">
          <table:table-cell table:formula="of:=[Datos_Nao.A114]" office:value-type="float" office:value="-0.0103814890608192" calcext:value-type="float">
            <text:p>-0.0103814891</text:p>
          </table:table-cell>
          <table:table-cell table:formula="of:=[Datos_Nao.B114]" office:value-type="float" office:value="0.0967371314764023" calcext:value-type="float">
            <text:p>0.0967371315</text:p>
          </table:table-cell>
          <table:table-cell table:formula="of:=[Datos_Nao.C114]" office:value-type="float" office:value="0.078784890472889" calcext:value-type="float">
            <text:p>0.0787848905</text:p>
          </table:table-cell>
          <table:table-cell table:formula="of:=[Datos_Nao.D114]" office:value-type="float" office:value="0.211602389812469" calcext:value-type="float">
            <text:p>0.2116023898</text:p>
          </table:table-cell>
          <table:table-cell table:formula="of:=[Datos_Nao.E114]" office:value-type="float" office:value="0.138389065861702" calcext:value-type="float">
            <text:p>0.1383890659</text:p>
          </table:table-cell>
          <table:table-cell table:formula="of:=[Datos_Nao.F114]" office:value-type="float" office:value="0.415281593799591" calcext:value-type="float">
            <text:p>0.4152815938</text:p>
          </table:table-cell>
          <table:table-cell/>
          <table:table-cell table:formula="of:=[Datos_MoCap.A114]" office:value-type="float" office:value="-0.054905" calcext:value-type="float">
            <text:p>-0.054905</text:p>
          </table:table-cell>
          <table:table-cell table:formula="of:=[Datos_MoCap.B114]" office:value-type="float" office:value="0.078348" calcext:value-type="float">
            <text:p>0.078348</text:p>
          </table:table-cell>
          <table:table-cell table:formula="of:=[Datos_MoCap.C114]" office:value-type="float" office:value="0.237647" calcext:value-type="float">
            <text:p>0.237647</text:p>
          </table:table-cell>
          <table:table-cell table:formula="of:=[Datos_MoCap.D114]" office:value-type="float" office:value="0.088404" calcext:value-type="float">
            <text:p>0.088404</text:p>
          </table:table-cell>
          <table:table-cell table:formula="of:=[Datos_MoCap.F114]" office:value-type="float" office:value="-0.094477" calcext:value-type="float">
            <text:p>-0.094477</text:p>
          </table:table-cell>
          <table:table-cell table:formula="of:=[Datos_MoCap.E114]" office:value-type="float" office:value="-0.019765" calcext:value-type="float">
            <text:p>-0.019765</text:p>
          </table:table-cell>
          <table:table-cell/>
          <table:table-cell table:formula="of:=([.H114]^2)*(0.140024724909833)+([.H114])*(-0.00142725065277068)+(-0.0063459406986214)" office:value-type="float" office:value="-0.00584546470333095" calcext:value-type="float">
            <text:p>-0.0058454647</text:p>
          </table:table-cell>
          <table:table-cell table:formula="of:=([.J114]^2)*(-1.68303778049881)+([.J114])*(0.15665109790632)+(0.10475739737447)" office:value-type="float" office:value="0.0469336565505655" calcext:value-type="float">
            <text:p>0.0469336566</text:p>
          </table:table-cell>
          <table:table-cell table:formula="of:=([.I114]^2)*(-1.84809378419694)+([.I114])*(0.969715893777015)+(-0.0558124189204929)" office:value-type="float" office:value="0.00881852621518837" calcext:value-type="float">
            <text:p>0.0088185262</text:p>
          </table:table-cell>
          <table:table-cell table:formula="of:=[.H114]*-1" office:value-type="float" office:value="0.054905" calcext:value-type="float">
            <text:p>0.054905</text:p>
          </table:table-cell>
          <table:table-cell table:formula="of:=[.M114]*-1" office:value-type="float" office:value="0.019765" calcext:value-type="float">
            <text:p>0.019765</text:p>
          </table:table-cell>
          <table:table-cell table:formula="of:=([.K114]^2)*(48.7382423482978)+([.K114])*(0.0643401308833624)+(0.0316411646540839)" office:value-type="float" office:value="0.418231477174811" calcext:value-type="float">
            <text:p>0.4182314772</text:p>
          </table:table-cell>
          <table:table-cell table:formula="of:=([.M114]^2)*(2.99573212968935)+([.M114])*(-0.0394274132082148)+(-0.010306073088791)" office:value-type="float" office:value="-0.00835649185756711" calcext:value-type="float">
            <text:p>-0.0083564919</text:p>
          </table:table-cell>
          <table:table-cell table:formula="of:=([.L114]^2)*(-20.9992408223248)+([.L114])*(0.114146130561486)+(0.302895814088881)" office:value-type="float" office:value="0.104674432349514" calcext:value-type="float">
            <text:p>0.1046744323</text:p>
          </table:table-cell>
          <table:table-cell table:number-columns-repeated="1002"/>
        </table:table-row>
        <table:table-row table:style-name="ro1">
          <table:table-cell table:formula="of:=[Datos_Nao.A115]" office:value-type="float" office:value="-0.0107279280200601" calcext:value-type="float">
            <text:p>-0.010727928</text:p>
          </table:table-cell>
          <table:table-cell table:formula="of:=[Datos_Nao.B115]" office:value-type="float" office:value="0.0957427099347115" calcext:value-type="float">
            <text:p>0.0957427099</text:p>
          </table:table-cell>
          <table:table-cell table:formula="of:=[Datos_Nao.C115]" office:value-type="float" office:value="0.0807328224182129" calcext:value-type="float">
            <text:p>0.0807328224</text:p>
          </table:table-cell>
          <table:table-cell table:formula="of:=[Datos_Nao.D115]" office:value-type="float" office:value="0.215089902281761" calcext:value-type="float">
            <text:p>0.2150899023</text:p>
          </table:table-cell>
          <table:table-cell table:formula="of:=[Datos_Nao.E115]" office:value-type="float" office:value="0.142470389604568" calcext:value-type="float">
            <text:p>0.1424703896</text:p>
          </table:table-cell>
          <table:table-cell table:formula="of:=[Datos_Nao.F115]" office:value-type="float" office:value="0.418176293373108" calcext:value-type="float">
            <text:p>0.4181762934</text:p>
          </table:table-cell>
          <table:table-cell/>
          <table:table-cell table:formula="of:=[Datos_MoCap.A115]" office:value-type="float" office:value="-0.054942" calcext:value-type="float">
            <text:p>-0.054942</text:p>
          </table:table-cell>
          <table:table-cell table:formula="of:=[Datos_MoCap.B115]" office:value-type="float" office:value="0.078578" calcext:value-type="float">
            <text:p>0.078578</text:p>
          </table:table-cell>
          <table:table-cell table:formula="of:=[Datos_MoCap.C115]" office:value-type="float" office:value="0.237074" calcext:value-type="float">
            <text:p>0.237074</text:p>
          </table:table-cell>
          <table:table-cell table:formula="of:=[Datos_MoCap.D115]" office:value-type="float" office:value="0.088455" calcext:value-type="float">
            <text:p>0.088455</text:p>
          </table:table-cell>
          <table:table-cell table:formula="of:=[Datos_MoCap.F115]" office:value-type="float" office:value="-0.095294" calcext:value-type="float">
            <text:p>-0.095294</text:p>
          </table:table-cell>
          <table:table-cell table:formula="of:=[Datos_MoCap.E115]" office:value-type="float" office:value="-0.021433" calcext:value-type="float">
            <text:p>-0.021433</text:p>
          </table:table-cell>
          <table:table-cell/>
          <table:table-cell table:formula="of:=([.H115]^2)*(0.140024724909833)+([.H115])*(-0.00142725065277068)+(-0.0063459406986214)" office:value-type="float" office:value="-0.00584484278710638" calcext:value-type="float">
            <text:p>-0.0058448428</text:p>
          </table:table-cell>
          <table:table-cell table:formula="of:=([.J115]^2)*(-1.68303778049881)+([.J115])*(0.15665109790632)+(0.10475739737447)" office:value-type="float" office:value="0.0473017072171716" calcext:value-type="float">
            <text:p>0.0473017072</text:p>
          </table:table-cell>
          <table:table-cell table:formula="of:=([.I115]^2)*(-1.84809378419694)+([.I115])*(0.969715893777015)+(-0.0558124189204929)" office:value-type="float" office:value="0.00897485765876594" calcext:value-type="float">
            <text:p>0.0089748577</text:p>
          </table:table-cell>
          <table:table-cell table:formula="of:=[.H115]*-1" office:value-type="float" office:value="0.054942" calcext:value-type="float">
            <text:p>0.054942</text:p>
          </table:table-cell>
          <table:table-cell table:formula="of:=[.M115]*-1" office:value-type="float" office:value="0.021433" calcext:value-type="float">
            <text:p>0.021433</text:p>
          </table:table-cell>
          <table:table-cell table:formula="of:=([.K115]^2)*(48.7382423482978)+([.K115])*(0.0643401308833624)+(0.0316411646540839)" office:value-type="float" office:value="0.418674368158464" calcext:value-type="float">
            <text:p>0.4186743682</text:p>
          </table:table-cell>
          <table:table-cell table:formula="of:=([.M115]^2)*(2.99573212968935)+([.M115])*(-0.0394274132082148)+(-0.010306073088791)" office:value-type="float" office:value="-0.00808486542097454" calcext:value-type="float">
            <text:p>-0.0080848654</text:p>
          </table:table-cell>
          <table:table-cell table:formula="of:=([.L115]^2)*(-20.9992408223248)+([.L115])*(0.114146130561486)+(0.302895814088881)" office:value-type="float" office:value="0.101325391618959" calcext:value-type="float">
            <text:p>0.1013253916</text:p>
          </table:table-cell>
          <table:table-cell table:number-columns-repeated="1002"/>
        </table:table-row>
        <table:table-row table:style-name="ro1">
          <table:table-cell table:formula="of:=[Datos_Nao.A116]" office:value-type="float" office:value="-0.0110498815774918" calcext:value-type="float">
            <text:p>-0.0110498816</text:p>
          </table:table-cell>
          <table:table-cell table:formula="of:=[Datos_Nao.B116]" office:value-type="float" office:value="0.0948099792003632" calcext:value-type="float">
            <text:p>0.0948099792</text:p>
          </table:table-cell>
          <table:table-cell table:formula="of:=[Datos_Nao.C116]" office:value-type="float" office:value="0.0825329422950745" calcext:value-type="float">
            <text:p>0.0825329423</text:p>
          </table:table-cell>
          <table:table-cell table:formula="of:=[Datos_Nao.D116]" office:value-type="float" office:value="0.218411818146706" calcext:value-type="float">
            <text:p>0.2184118181</text:p>
          </table:table-cell>
          <table:table-cell table:formula="of:=[Datos_Nao.E116]" office:value-type="float" office:value="0.146272018551826" calcext:value-type="float">
            <text:p>0.1462720186</text:p>
          </table:table-cell>
          <table:table-cell table:formula="of:=[Datos_Nao.F116]" office:value-type="float" office:value="0.420818120241165" calcext:value-type="float">
            <text:p>0.4208181202</text:p>
          </table:table-cell>
          <table:table-cell/>
          <table:table-cell table:formula="of:=[Datos_MoCap.A116]" office:value-type="float" office:value="-0.054971" calcext:value-type="float">
            <text:p>-0.054971</text:p>
          </table:table-cell>
          <table:table-cell table:formula="of:=[Datos_MoCap.B116]" office:value-type="float" office:value="0.078849" calcext:value-type="float">
            <text:p>0.078849</text:p>
          </table:table-cell>
          <table:table-cell table:formula="of:=[Datos_MoCap.C116]" office:value-type="float" office:value="0.236678" calcext:value-type="float">
            <text:p>0.236678</text:p>
          </table:table-cell>
          <table:table-cell table:formula="of:=[Datos_MoCap.D116]" office:value-type="float" office:value="0.091869" calcext:value-type="float">
            <text:p>0.091869</text:p>
          </table:table-cell>
          <table:table-cell table:formula="of:=[Datos_MoCap.F116]" office:value-type="float" office:value="-0.096358" calcext:value-type="float">
            <text:p>-0.096358</text:p>
          </table:table-cell>
          <table:table-cell table:formula="of:=[Datos_MoCap.E116]" office:value-type="float" office:value="-0.022336" calcext:value-type="float">
            <text:p>-0.022336</text:p>
          </table:table-cell>
          <table:table-cell/>
          <table:table-cell table:formula="of:=([.H116]^2)*(0.140024724909833)+([.H116])*(-0.00142725065277068)+(-0.0063459406986214)" office:value-type="float" office:value="-0.00584435507124737" calcext:value-type="float">
            <text:p>-0.0058443551</text:p>
          </table:table-cell>
          <table:table-cell table:formula="of:=([.J116]^2)*(-1.68303778049881)+([.J116])*(0.15665109790632)+(0.10475739737447)" office:value-type="float" office:value="0.0475554210181771" calcext:value-type="float">
            <text:p>0.047555421</text:p>
          </table:table-cell>
          <table:table-cell table:formula="of:=([.I116]^2)*(-1.84809378419694)+([.I116])*(0.969715893777015)+(-0.0558124189204929)" office:value-type="float" office:value="0.00915880596387485" calcext:value-type="float">
            <text:p>0.009158806</text:p>
          </table:table-cell>
          <table:table-cell table:formula="of:=[.H116]*-1" office:value-type="float" office:value="0.054971" calcext:value-type="float">
            <text:p>0.054971</text:p>
          </table:table-cell>
          <table:table-cell table:formula="of:=[.M116]*-1" office:value-type="float" office:value="0.022336" calcext:value-type="float">
            <text:p>0.022336</text:p>
          </table:table-cell>
          <table:table-cell table:formula="of:=([.K116]^2)*(48.7382423482978)+([.K116])*(0.0643401308833624)+(0.0316411646540839)" office:value-type="float" office:value="0.448898561177614" calcext:value-type="float">
            <text:p>0.4488985612</text:p>
          </table:table-cell>
          <table:table-cell table:formula="of:=([.M116]^2)*(2.99573212968935)+([.M116])*(-0.0394274132082148)+(-0.010306073088791)" office:value-type="float" office:value="-0.00793086092662283" calcext:value-type="float">
            <text:p>-0.0079308609</text:p>
          </table:table-cell>
          <table:table-cell table:formula="of:=([.L116]^2)*(-20.9992408223248)+([.L116])*(0.114146130561486)+(0.302895814088881)" office:value-type="float" office:value="0.0969218226578279" calcext:value-type="float">
            <text:p>0.0969218227</text:p>
          </table:table-cell>
          <table:table-cell table:number-columns-repeated="1002"/>
        </table:table-row>
        <table:table-row table:style-name="ro1">
          <table:table-cell table:formula="of:=[Datos_Nao.A117]" office:value-type="float" office:value="-0.0113432127982378" calcext:value-type="float">
            <text:p>-0.0113432128</text:p>
          </table:table-cell>
          <table:table-cell table:formula="of:=[Datos_Nao.B117]" office:value-type="float" office:value="0.0939463824033737" calcext:value-type="float">
            <text:p>0.0939463824</text:p>
          </table:table-cell>
          <table:table-cell table:formula="of:=[Datos_Nao.C117]" office:value-type="float" office:value="0.0841728448867798" calcext:value-type="float">
            <text:p>0.0841728449</text:p>
          </table:table-cell>
          <table:table-cell table:formula="of:=[Datos_Nao.D117]" office:value-type="float" office:value="0.22155673801899" calcext:value-type="float">
            <text:p>0.221556738</text:p>
          </table:table-cell>
          <table:table-cell table:formula="of:=[Datos_Nao.E117]" office:value-type="float" office:value="0.149777144193649" calcext:value-type="float">
            <text:p>0.1497771442</text:p>
          </table:table-cell>
          <table:table-cell table:formula="of:=[Datos_Nao.F117]" office:value-type="float" office:value="0.423193752765656" calcext:value-type="float">
            <text:p>0.4231937528</text:p>
          </table:table-cell>
          <table:table-cell/>
          <table:table-cell table:formula="of:=[Datos_MoCap.A117]" office:value-type="float" office:value="-0.055156" calcext:value-type="float">
            <text:p>-0.055156</text:p>
          </table:table-cell>
          <table:table-cell table:formula="of:=[Datos_MoCap.B117]" office:value-type="float" office:value="0.07922" calcext:value-type="float">
            <text:p>0.07922</text:p>
          </table:table-cell>
          <table:table-cell table:formula="of:=[Datos_MoCap.C117]" office:value-type="float" office:value="0.236085" calcext:value-type="float">
            <text:p>0.236085</text:p>
          </table:table-cell>
          <table:table-cell table:formula="of:=[Datos_MoCap.D117]" office:value-type="float" office:value="0.095248" calcext:value-type="float">
            <text:p>0.095248</text:p>
          </table:table-cell>
          <table:table-cell table:formula="of:=[Datos_MoCap.F117]" office:value-type="float" office:value="-0.097776" calcext:value-type="float">
            <text:p>-0.097776</text:p>
          </table:table-cell>
          <table:table-cell table:formula="of:=[Datos_MoCap.E117]" office:value-type="float" office:value="-0.023794" calcext:value-type="float">
            <text:p>-0.023794</text:p>
          </table:table-cell>
          <table:table-cell/>
          <table:table-cell table:formula="of:=([.H117]^2)*(0.140024724909833)+([.H117])*(-0.00142725065277068)+(-0.0063459406986214)" office:value-type="float" office:value="-0.00584123823684378" calcext:value-type="float">
            <text:p>-0.0058412382</text:p>
          </table:table-cell>
          <table:table-cell table:formula="of:=([.J117]^2)*(-1.68303778049881)+([.J117])*(0.15665109790632)+(0.10475739737447)" office:value-type="float" office:value="0.0479343639653203" calcext:value-type="float">
            <text:p>0.047934364</text:p>
          </table:table-cell>
          <table:table-cell table:formula="of:=([.I117]^2)*(-1.84809378419694)+([.I117])*(0.969715893777015)+(-0.0558124189204929)" office:value-type="float" office:value="0.0094101916896713" calcext:value-type="float">
            <text:p>0.0094101917</text:p>
          </table:table-cell>
          <table:table-cell table:formula="of:=[.H117]*-1" office:value-type="float" office:value="0.055156" calcext:value-type="float">
            <text:p>0.055156</text:p>
          </table:table-cell>
          <table:table-cell table:formula="of:=[.M117]*-1" office:value-type="float" office:value="0.023794" calcext:value-type="float">
            <text:p>0.023794</text:p>
          </table:table-cell>
          <table:table-cell table:formula="of:=([.K117]^2)*(48.7382423482978)+([.K117])*(0.0643401308833624)+(0.0316411646540839)" office:value-type="float" office:value="0.479931614210159" calcext:value-type="float">
            <text:p>0.4799316142</text:p>
          </table:table-cell>
          <table:table-cell table:formula="of:=([.M117]^2)*(2.99573212968935)+([.M117])*(-0.0394274132082148)+(-0.010306073088791)" office:value-type="float" office:value="-0.00767189018462339" calcext:value-type="float">
            <text:p>-0.0076718902</text:p>
          </table:table-cell>
          <table:table-cell table:formula="of:=([.L117]^2)*(-20.9992408223248)+([.L117])*(0.114146130561486)+(0.302895814088881)" office:value-type="float" office:value="0.0909792501806496" calcext:value-type="float">
            <text:p>0.0909792502</text:p>
          </table:table-cell>
          <table:table-cell table:number-columns-repeated="1002"/>
        </table:table-row>
        <table:table-row table:style-name="ro1">
          <table:table-cell table:formula="of:=[Datos_Nao.A118]" office:value-type="float" office:value="-0.0114778038114309" calcext:value-type="float">
            <text:p>-0.0114778038</text:p>
          </table:table-cell>
          <table:table-cell table:formula="of:=[Datos_Nao.B118]" office:value-type="float" office:value="0.0935428217053414" calcext:value-type="float">
            <text:p>0.0935428217</text:p>
          </table:table-cell>
          <table:table-cell table:formula="of:=[Datos_Nao.C118]" office:value-type="float" office:value="0.0849290043115616" calcext:value-type="float">
            <text:p>0.0849290043</text:p>
          </table:table-cell>
          <table:table-cell table:formula="of:=[Datos_Nao.D118]" office:value-type="float" office:value="0.223059505224228" calcext:value-type="float">
            <text:p>0.2230595052</text:p>
          </table:table-cell>
          <table:table-cell table:formula="of:=[Datos_Nao.E118]" office:value-type="float" office:value="0.151413068175316" calcext:value-type="float">
            <text:p>0.1514130682</text:p>
          </table:table-cell>
          <table:table-cell table:formula="of:=[Datos_Nao.F118]" office:value-type="float" office:value="0.424276918172836" calcext:value-type="float">
            <text:p>0.4242769182</text:p>
          </table:table-cell>
          <table:table-cell/>
          <table:table-cell table:formula="of:=[Datos_MoCap.A118]" office:value-type="float" office:value="-0.055373" calcext:value-type="float">
            <text:p>-0.055373</text:p>
          </table:table-cell>
          <table:table-cell table:formula="of:=[Datos_MoCap.B118]" office:value-type="float" office:value="0.079749" calcext:value-type="float">
            <text:p>0.079749</text:p>
          </table:table-cell>
          <table:table-cell table:formula="of:=[Datos_MoCap.C118]" office:value-type="float" office:value="0.235157" calcext:value-type="float">
            <text:p>0.235157</text:p>
          </table:table-cell>
          <table:table-cell table:formula="of:=[Datos_MoCap.D118]" office:value-type="float" office:value="0.094943" calcext:value-type="float">
            <text:p>0.094943</text:p>
          </table:table-cell>
          <table:table-cell table:formula="of:=[Datos_MoCap.F118]" office:value-type="float" office:value="-0.099603" calcext:value-type="float">
            <text:p>-0.099603</text:p>
          </table:table-cell>
          <table:table-cell table:formula="of:=[Datos_MoCap.E118]" office:value-type="float" office:value="-0.026321" calcext:value-type="float">
            <text:p>-0.026321</text:p>
          </table:table-cell>
          <table:table-cell/>
          <table:table-cell table:formula="of:=([.H118]^2)*(0.140024724909833)+([.H118])*(-0.00142725065277068)+(-0.0063459406986214)" office:value-type="float" office:value="-0.00583757005941028" calcext:value-type="float">
            <text:p>-0.0058375701</text:p>
          </table:table-cell>
          <table:table-cell table:formula="of:=([.J118]^2)*(-1.68303778049881)+([.J118])*(0.15665109790632)+(0.10475739737447)" office:value-type="float" office:value="0.0485250053337585" calcext:value-type="float">
            <text:p>0.0485250053</text:p>
          </table:table-cell>
          <table:table-cell table:formula="of:=([.I118]^2)*(-1.84809378419694)+([.I118])*(0.969715893777015)+(-0.0558124189204929)" office:value-type="float" office:value="0.00976775668808671" calcext:value-type="float">
            <text:p>0.0097677567</text:p>
          </table:table-cell>
          <table:table-cell table:formula="of:=[.H118]*-1" office:value-type="float" office:value="0.055373" calcext:value-type="float">
            <text:p>0.055373</text:p>
          </table:table-cell>
          <table:table-cell table:formula="of:=[.M118]*-1" office:value-type="float" office:value="0.026321" calcext:value-type="float">
            <text:p>0.026321</text:p>
          </table:table-cell>
          <table:table-cell table:formula="of:=([.K118]^2)*(48.7382423482978)+([.K118])*(0.0643401308833624)+(0.0316411646540839)" office:value-type="float" office:value="0.477084770079848" calcext:value-type="float">
            <text:p>0.4770847701</text:p>
          </table:table-cell>
          <table:table-cell table:formula="of:=([.M118]^2)*(2.99573212968935)+([.M118])*(-0.0394274132082148)+(-0.010306073088791)" office:value-type="float" office:value="-0.00719287578212443" calcext:value-type="float">
            <text:p>-0.0071928758</text:p>
          </table:table-cell>
          <table:table-cell table:formula="of:=([.L118]^2)*(-20.9992408223248)+([.L118])*(0.114146130561486)+(0.302895814088881)" office:value-type="float" office:value="0.0831981388752631" calcext:value-type="float">
            <text:p>0.0831981389</text:p>
          </table:table-cell>
          <table:table-cell table:number-columns-repeated="1002"/>
        </table:table-row>
        <table:table-row table:style-name="ro1">
          <table:table-cell table:formula="of:=[Datos_Nao.A119]" office:value-type="float" office:value="-0.0116037912666798" calcext:value-type="float">
            <text:p>-0.0116037913</text:p>
          </table:table-cell>
          <table:table-cell table:formula="of:=[Datos_Nao.B119]" office:value-type="float" office:value="0.0931591838598251" calcext:value-type="float">
            <text:p>0.0931591839</text:p>
          </table:table-cell>
          <table:table-cell table:formula="of:=[Datos_Nao.C119]" office:value-type="float" office:value="0.085640549659729" calcext:value-type="float">
            <text:p>0.0856405497</text:p>
          </table:table-cell>
          <table:table-cell table:formula="of:=[Datos_Nao.D119]" office:value-type="float" office:value="0.224513798952103" calcext:value-type="float">
            <text:p>0.224513799</text:p>
          </table:table-cell>
          <table:table-cell table:formula="of:=[Datos_Nao.E119]" office:value-type="float" office:value="0.15296895802021" calcext:value-type="float">
            <text:p>0.152968958</text:p>
          </table:table-cell>
          <table:table-cell table:formula="of:=[Datos_Nao.F119]" office:value-type="float" office:value="0.425288558006287" calcext:value-type="float">
            <text:p>0.425288558</text:p>
          </table:table-cell>
          <table:table-cell/>
          <table:table-cell table:formula="of:=[Datos_MoCap.A119]" office:value-type="float" office:value="-0.055626" calcext:value-type="float">
            <text:p>-0.055626</text:p>
          </table:table-cell>
          <table:table-cell table:formula="of:=[Datos_MoCap.B119]" office:value-type="float" office:value="0.080331" calcext:value-type="float">
            <text:p>0.080331</text:p>
          </table:table-cell>
          <table:table-cell table:formula="of:=[Datos_MoCap.C119]" office:value-type="float" office:value="0.233923" calcext:value-type="float">
            <text:p>0.233923</text:p>
          </table:table-cell>
          <table:table-cell table:formula="of:=[Datos_MoCap.D119]" office:value-type="float" office:value="0.097808" calcext:value-type="float">
            <text:p>0.097808</text:p>
          </table:table-cell>
          <table:table-cell table:formula="of:=[Datos_MoCap.F119]" office:value-type="float" office:value="-0.102292" calcext:value-type="float">
            <text:p>-0.102292</text:p>
          </table:table-cell>
          <table:table-cell table:formula="of:=[Datos_MoCap.E119]" office:value-type="float" office:value="-0.029352" calcext:value-type="float">
            <text:p>-0.029352</text:p>
          </table:table-cell>
          <table:table-cell/>
          <table:table-cell table:formula="of:=([.H119]^2)*(0.140024724909833)+([.H119])*(-0.00142725065277068)+(-0.0063459406986214)" office:value-type="float" office:value="-0.00583327668607174" calcext:value-type="float">
            <text:p>-0.0058332767</text:p>
          </table:table-cell>
          <table:table-cell table:formula="of:=([.J119]^2)*(-1.68303778049881)+([.J119])*(0.15665109790632)+(0.10475739737447)" office:value-type="float" office:value="0.0493059154117443" calcext:value-type="float">
            <text:p>0.0493059154</text:p>
          </table:table-cell>
          <table:table-cell table:formula="of:=([.I119]^2)*(-1.84809378419694)+([.I119])*(0.969715893777015)+(-0.0558124189204929)" office:value-type="float" office:value="0.0101599507978339" calcext:value-type="float">
            <text:p>0.0101599508</text:p>
          </table:table-cell>
          <table:table-cell table:formula="of:=[.H119]*-1" office:value-type="float" office:value="0.055626" calcext:value-type="float">
            <text:p>0.055626</text:p>
          </table:table-cell>
          <table:table-cell table:formula="of:=[.M119]*-1" office:value-type="float" office:value="0.029352" calcext:value-type="float">
            <text:p>0.029352</text:p>
          </table:table-cell>
          <table:table-cell table:formula="of:=([.K119]^2)*(48.7382423482978)+([.K119])*(0.0643401308833624)+(0.0316411646540839)" office:value-type="float" office:value="0.504183902839091" calcext:value-type="float">
            <text:p>0.5041839028</text:p>
          </table:table-cell>
          <table:table-cell table:formula="of:=([.M119]^2)*(2.99573212968935)+([.M119])*(-0.0394274132082148)+(-0.010306073088791)" office:value-type="float" office:value="-0.0065678568848812" calcext:value-type="float">
            <text:p>-0.0065678569</text:p>
          </table:table-cell>
          <table:table-cell table:formula="of:=([.L119]^2)*(-20.9992408223248)+([.L119])*(0.114146130561486)+(0.302895814088881)" office:value-type="float" office:value="0.0714908033294446" calcext:value-type="float">
            <text:p>0.0714908033</text:p>
          </table:table-cell>
          <table:table-cell table:number-columns-repeated="1002"/>
        </table:table-row>
        <table:table-row table:style-name="ro1">
          <table:table-cell table:formula="of:=[Datos_Nao.A120]" office:value-type="float" office:value="-0.0119247855618596" calcext:value-type="float">
            <text:p>-0.0119247856</text:p>
          </table:table-cell>
          <table:table-cell table:formula="of:=[Datos_Nao.B120]" office:value-type="float" office:value="0.0921366140246391" calcext:value-type="float">
            <text:p>0.092136614</text:p>
          </table:table-cell>
          <table:table-cell table:formula="of:=[Datos_Nao.C120]" office:value-type="float" office:value="0.087493360042572" calcext:value-type="float">
            <text:p>0.08749336</text:p>
          </table:table-cell>
          <table:table-cell table:formula="of:=[Datos_Nao.D120]" office:value-type="float" office:value="0.228573068976402" calcext:value-type="float">
            <text:p>0.228573069</text:p>
          </table:table-cell>
          <table:table-cell table:formula="of:=[Datos_Nao.E120]" office:value-type="float" office:value="0.15713281929493" calcext:value-type="float">
            <text:p>0.1571328193</text:p>
          </table:table-cell>
          <table:table-cell table:formula="of:=[Datos_Nao.F120]" office:value-type="float" office:value="0.427874743938446" calcext:value-type="float">
            <text:p>0.4278747439</text:p>
          </table:table-cell>
          <table:table-cell/>
          <table:table-cell table:formula="of:=[Datos_MoCap.A120]" office:value-type="float" office:value="-0.055879" calcext:value-type="float">
            <text:p>-0.055879</text:p>
          </table:table-cell>
          <table:table-cell table:formula="of:=[Datos_MoCap.B120]" office:value-type="float" office:value="0.081071" calcext:value-type="float">
            <text:p>0.081071</text:p>
          </table:table-cell>
          <table:table-cell table:formula="of:=[Datos_MoCap.C120]" office:value-type="float" office:value="0.232496" calcext:value-type="float">
            <text:p>0.232496</text:p>
          </table:table-cell>
          <table:table-cell table:formula="of:=[Datos_MoCap.D120]" office:value-type="float" office:value="0.102998" calcext:value-type="float">
            <text:p>0.102998</text:p>
          </table:table-cell>
          <table:table-cell table:formula="of:=[Datos_MoCap.F120]" office:value-type="float" office:value="-0.105701" calcext:value-type="float">
            <text:p>-0.105701</text:p>
          </table:table-cell>
          <table:table-cell table:formula="of:=[Datos_MoCap.E120]" office:value-type="float" office:value="-0.033567" calcext:value-type="float">
            <text:p>-0.033567</text:p>
          </table:table-cell>
          <table:table-cell/>
          <table:table-cell table:formula="of:=([.H120]^2)*(0.140024724909833)+([.H120])*(-0.00142725065277068)+(-0.0063459406986214)" office:value-type="float" office:value="-0.00582896538704797" calcext:value-type="float">
            <text:p>-0.0058289654</text:p>
          </table:table-cell>
          <table:table-cell table:formula="of:=([.J120]^2)*(-1.68303778049881)+([.J120])*(0.15665109790632)+(0.10475739737447)" office:value-type="float" office:value="0.0502025704345521" calcext:value-type="float">
            <text:p>0.0502025704</text:p>
          </table:table-cell>
          <table:table-cell table:formula="of:=([.I120]^2)*(-1.84809378419694)+([.I120])*(0.969715893777015)+(-0.0558124189204929)" office:value-type="float" office:value="0.0106568088948408" calcext:value-type="float">
            <text:p>0.0106568089</text:p>
          </table:table-cell>
          <table:table-cell table:formula="of:=[.H120]*-1" office:value-type="float" office:value="0.055879" calcext:value-type="float">
            <text:p>0.055879</text:p>
          </table:table-cell>
          <table:table-cell table:formula="of:=[.M120]*-1" office:value-type="float" office:value="0.033567" calcext:value-type="float">
            <text:p>0.033567</text:p>
          </table:table-cell>
          <table:table-cell table:formula="of:=([.K120]^2)*(48.7382423482978)+([.K120])*(0.0643401308833624)+(0.0316411646540839)" office:value-type="float" office:value="0.555312002567005" calcext:value-type="float">
            <text:p>0.5553120026</text:p>
          </table:table-cell>
          <table:table-cell table:formula="of:=([.M120]^2)*(2.99573212968935)+([.M120])*(-0.0394274132082148)+(-0.010306073088791)" office:value-type="float" office:value="-0.00560719143771528" calcext:value-type="float">
            <text:p>-0.0056071914</text:p>
          </table:table-cell>
          <table:table-cell table:formula="of:=([.L120]^2)*(-20.9992408223248)+([.L120])*(0.114146130561486)+(0.302895814088881)" office:value-type="float" office:value="0.0562122065868767" calcext:value-type="float">
            <text:p>0.0562122066</text:p>
          </table:table-cell>
          <table:table-cell table:number-columns-repeated="1002"/>
        </table:table-row>
        <table:table-row table:style-name="ro1">
          <table:table-cell table:formula="of:=[Datos_Nao.A121]" office:value-type="float" office:value="-0.0120868543162942" calcext:value-type="float">
            <text:p>-0.0120868543</text:p>
          </table:table-cell>
          <table:table-cell table:formula="of:=[Datos_Nao.B121]" office:value-type="float" office:value="0.0915697291493416" calcext:value-type="float">
            <text:p>0.0915697291</text:p>
          </table:table-cell>
          <table:table-cell table:formula="of:=[Datos_Nao.C121]" office:value-type="float" office:value="0.0884793996810913" calcext:value-type="float">
            <text:p>0.0884793997</text:p>
          </table:table-cell>
          <table:table-cell table:formula="of:=[Datos_Nao.D121]" office:value-type="float" office:value="0.231012642383575" calcext:value-type="float">
            <text:p>0.2310126424</text:p>
          </table:table-cell>
          <table:table-cell table:formula="of:=[Datos_Nao.E121]" office:value-type="float" office:value="0.159468397498131" calcext:value-type="float">
            <text:p>0.1594683975</text:p>
          </table:table-cell>
          <table:table-cell table:formula="of:=[Datos_Nao.F121]" office:value-type="float" office:value="0.429208517074585" calcext:value-type="float">
            <text:p>0.4292085171</text:p>
          </table:table-cell>
          <table:table-cell/>
          <table:table-cell table:formula="of:=[Datos_MoCap.A121]" office:value-type="float" office:value="-0.056365" calcext:value-type="float">
            <text:p>-0.056365</text:p>
          </table:table-cell>
          <table:table-cell table:formula="of:=[Datos_MoCap.B121]" office:value-type="float" office:value="0.081944" calcext:value-type="float">
            <text:p>0.081944</text:p>
          </table:table-cell>
          <table:table-cell table:formula="of:=[Datos_MoCap.C121]" office:value-type="float" office:value="0.2308" calcext:value-type="float">
            <text:p>0.2308</text:p>
          </table:table-cell>
          <table:table-cell table:formula="of:=[Datos_MoCap.D121]" office:value-type="float" office:value="0.10669" calcext:value-type="float">
            <text:p>0.10669</text:p>
          </table:table-cell>
          <table:table-cell table:formula="of:=[Datos_MoCap.F121]" office:value-type="float" office:value="-0.109293" calcext:value-type="float">
            <text:p>-0.109293</text:p>
          </table:table-cell>
          <table:table-cell table:formula="of:=[Datos_MoCap.E121]" office:value-type="float" office:value="-0.037971" calcext:value-type="float">
            <text:p>-0.037971</text:p>
          </table:table-cell>
          <table:table-cell/>
          <table:table-cell table:formula="of:=([.H121]^2)*(0.140024724909833)+([.H121])*(-0.00142725065277068)+(-0.0063459406986214)" office:value-type="float" office:value="-0.00582063331271245" calcext:value-type="float">
            <text:p>-0.0058206333</text:p>
          </table:table-cell>
          <table:table-cell table:formula="of:=([.J121]^2)*(-1.68303778049881)+([.J121])*(0.15665109790632)+(0.10475739737447)" office:value-type="float" office:value="0.0512593371354585" calcext:value-type="float">
            <text:p>0.0512593371</text:p>
          </table:table-cell>
          <table:table-cell table:formula="of:=([.I121]^2)*(-1.84809378419694)+([.I121])*(0.969715893777015)+(-0.0558124189204929)" office:value-type="float" office:value="0.0112403647719225" calcext:value-type="float">
            <text:p>0.0112403648</text:p>
          </table:table-cell>
          <table:table-cell table:formula="of:=[.H121]*-1" office:value-type="float" office:value="0.056365" calcext:value-type="float">
            <text:p>0.056365</text:p>
          </table:table-cell>
          <table:table-cell table:formula="of:=[.M121]*-1" office:value-type="float" office:value="0.037971" calcext:value-type="float">
            <text:p>0.037971</text:p>
          </table:table-cell>
          <table:table-cell table:formula="of:=([.K121]^2)*(48.7382423482978)+([.K121])*(0.0643401308833624)+(0.0316411646540839)" office:value-type="float" office:value="0.593281138611395" calcext:value-type="float">
            <text:p>0.5932811386</text:p>
          </table:table-cell>
          <table:table-cell table:formula="of:=([.M121]^2)*(2.99573212968935)+([.M121])*(-0.0394274132082148)+(-0.010306073088791)" office:value-type="float" office:value="-0.00448973766079357" calcext:value-type="float">
            <text:p>-0.0044897377</text:p>
          </table:table-cell>
          <table:table-cell table:formula="of:=([.L121]^2)*(-20.9992408223248)+([.L121])*(0.114146130561486)+(0.302895814088881)" office:value-type="float" office:value="0.039585352559273" calcext:value-type="float">
            <text:p>0.0395853526</text:p>
          </table:table-cell>
          <table:table-cell table:number-columns-repeated="1002"/>
        </table:table-row>
        <table:table-row table:style-name="ro1">
          <table:table-cell table:formula="of:=[Datos_Nao.A122]" office:value-type="float" office:value="-0.0121509926393628" calcext:value-type="float">
            <text:p>-0.0121509926</text:p>
          </table:table-cell>
          <table:table-cell table:formula="of:=[Datos_Nao.B122]" office:value-type="float" office:value="0.0913229808211327" calcext:value-type="float">
            <text:p>0.0913229808</text:p>
          </table:table-cell>
          <table:table-cell table:formula="of:=[Datos_Nao.C122]" office:value-type="float" office:value="0.0888935774564743" calcext:value-type="float">
            <text:p>0.0888935775</text:p>
          </table:table-cell>
          <table:table-cell table:formula="of:=[Datos_Nao.D122]" office:value-type="float" office:value="0.23214840888977" calcext:value-type="float">
            <text:p>0.2321484089</text:p>
          </table:table-cell>
          <table:table-cell table:formula="of:=[Datos_Nao.E122]" office:value-type="float" office:value="0.160497561097145" calcext:value-type="float">
            <text:p>0.1604975611</text:p>
          </table:table-cell>
          <table:table-cell table:formula="of:=[Datos_Nao.F122]" office:value-type="float" office:value="0.429753243923187" calcext:value-type="float">
            <text:p>0.4297532439</text:p>
          </table:table-cell>
          <table:table-cell/>
          <table:table-cell table:formula="of:=[Datos_MoCap.A122]" office:value-type="float" office:value="-0.056917" calcext:value-type="float">
            <text:p>-0.056917</text:p>
          </table:table-cell>
          <table:table-cell table:formula="of:=[Datos_MoCap.B122]" office:value-type="float" office:value="0.083242" calcext:value-type="float">
            <text:p>0.083242</text:p>
          </table:table-cell>
          <table:table-cell table:formula="of:=[Datos_MoCap.C122]" office:value-type="float" office:value="0.229507" calcext:value-type="float">
            <text:p>0.229507</text:p>
          </table:table-cell>
          <table:table-cell table:formula="of:=[Datos_MoCap.D122]" office:value-type="float" office:value="0.110586" calcext:value-type="float">
            <text:p>0.110586</text:p>
          </table:table-cell>
          <table:table-cell table:formula="of:=[Datos_MoCap.F122]" office:value-type="float" office:value="-0.113931" calcext:value-type="float">
            <text:p>-0.113931</text:p>
          </table:table-cell>
          <table:table-cell table:formula="of:=[Datos_MoCap.E122]" office:value-type="float" office:value="-0.040927" calcext:value-type="float">
            <text:p>-0.040927</text:p>
          </table:table-cell>
          <table:table-cell/>
          <table:table-cell table:formula="of:=([.H122]^2)*(0.140024724909833)+([.H122])*(-0.00142725065277068)+(-0.0063459406986214)" office:value-type="float" office:value="-0.00581108949130237" calcext:value-type="float">
            <text:p>-0.0058110895</text:p>
          </table:table-cell>
          <table:table-cell table:formula="of:=([.J122]^2)*(-1.68303778049881)+([.J122])*(0.15665109790632)+(0.10475739737447)" office:value-type="float" office:value="0.0520584925604807" calcext:value-type="float">
            <text:p>0.0520584926</text:p>
          </table:table-cell>
          <table:table-cell table:formula="of:=([.I122]^2)*(-1.84809378419694)+([.I122])*(0.969715893777015)+(-0.0558124189204929)" office:value-type="float" office:value="0.0121028035746975" calcext:value-type="float">
            <text:p>0.0121028036</text:p>
          </table:table-cell>
          <table:table-cell table:formula="of:=[.H122]*-1" office:value-type="float" office:value="0.056917" calcext:value-type="float">
            <text:p>0.056917</text:p>
          </table:table-cell>
          <table:table-cell table:formula="of:=[.M122]*-1" office:value-type="float" office:value="0.040927" calcext:value-type="float">
            <text:p>0.040927</text:p>
          </table:table-cell>
          <table:table-cell table:formula="of:=([.K122]^2)*(48.7382423482978)+([.K122])*(0.0643401308833624)+(0.0316411646540839)" office:value-type="float" office:value="0.634789085503367" calcext:value-type="float">
            <text:p>0.6347890855</text:p>
          </table:table-cell>
          <table:table-cell table:formula="of:=([.M122]^2)*(2.99573212968935)+([.M122])*(-0.0394274132082148)+(-0.010306073088791)" office:value-type="float" office:value="-0.0036745181266824" calcext:value-type="float">
            <text:p>-0.0036745181</text:p>
          </table:table-cell>
          <table:table-cell table:formula="of:=([.L122]^2)*(-20.9992408223248)+([.L122])*(0.114146130561486)+(0.302895814088881)" office:value-type="float" office:value="0.0173151576401785" calcext:value-type="float">
            <text:p>0.0173151576</text:p>
          </table:table-cell>
          <table:table-cell table:number-columns-repeated="1002"/>
        </table:table-row>
        <table:table-row table:style-name="ro1">
          <table:table-cell table:formula="of:=[Datos_Nao.A123]" office:value-type="float" office:value="-0.0122434319928288" calcext:value-type="float">
            <text:p>-0.012243432</text:p>
          </table:table-cell>
          <table:table-cell table:formula="of:=[Datos_Nao.B123]" office:value-type="float" office:value="0.0909062176942825" calcext:value-type="float">
            <text:p>0.0909062177</text:p>
          </table:table-cell>
          <table:table-cell table:formula="of:=[Datos_Nao.C123]" office:value-type="float" office:value="0.0895574390888214" calcext:value-type="float">
            <text:p>0.0895574391</text:p>
          </table:table-cell>
          <table:table-cell table:formula="of:=[Datos_Nao.D123]" office:value-type="float" office:value="0.234245359897614" calcext:value-type="float">
            <text:p>0.2342453599</text:p>
          </table:table-cell>
          <table:table-cell table:formula="of:=[Datos_Nao.E123]" office:value-type="float" office:value="0.162268131971359" calcext:value-type="float">
            <text:p>0.162268132</text:p>
          </table:table-cell>
          <table:table-cell table:formula="of:=[Datos_Nao.F123]" office:value-type="float" office:value="0.43059030175209" calcext:value-type="float">
            <text:p>0.4305903018</text:p>
          </table:table-cell>
          <table:table-cell/>
          <table:table-cell table:formula="of:=[Datos_MoCap.A123]" office:value-type="float" office:value="-0.057573" calcext:value-type="float">
            <text:p>-0.057573</text:p>
          </table:table-cell>
          <table:table-cell table:formula="of:=[Datos_MoCap.B123]" office:value-type="float" office:value="0.084582" calcext:value-type="float">
            <text:p>0.084582</text:p>
          </table:table-cell>
          <table:table-cell table:formula="of:=[Datos_MoCap.C123]" office:value-type="float" office:value="0.228076" calcext:value-type="float">
            <text:p>0.228076</text:p>
          </table:table-cell>
          <table:table-cell table:formula="of:=[Datos_MoCap.D123]" office:value-type="float" office:value="0.113887" calcext:value-type="float">
            <text:p>0.113887</text:p>
          </table:table-cell>
          <table:table-cell table:formula="of:=[Datos_MoCap.F123]" office:value-type="float" office:value="-0.118699" calcext:value-type="float">
            <text:p>-0.118699</text:p>
          </table:table-cell>
          <table:table-cell table:formula="of:=[Datos_MoCap.E123]" office:value-type="float" office:value="-0.043595" calcext:value-type="float">
            <text:p>-0.043595</text:p>
          </table:table-cell>
          <table:table-cell/>
          <table:table-cell table:formula="of:=([.H123]^2)*(0.140024724909833)+([.H123])*(-0.00142725065277068)+(-0.0063459406986214)" office:value-type="float" office:value="-0.00579963659629892" calcext:value-type="float">
            <text:p>-0.0057996366</text:p>
          </table:table-cell>
          <table:table-cell table:formula="of:=([.J123]^2)*(-1.68303778049881)+([.J123])*(0.15665109790632)+(0.10475739737447)" office:value-type="float" office:value="0.0529363801205545" calcext:value-type="float">
            <text:p>0.0529363801</text:p>
          </table:table-cell>
          <table:table-cell table:formula="of:=([.I123]^2)*(-1.84809378419694)+([.I123])*(0.969715893777015)+(-0.0558124189204929)" office:value-type="float" office:value="0.0129866158540984" calcext:value-type="float">
            <text:p>0.0129866159</text:p>
          </table:table-cell>
          <table:table-cell table:formula="of:=[.H123]*-1" office:value-type="float" office:value="0.057573" calcext:value-type="float">
            <text:p>0.057573</text:p>
          </table:table-cell>
          <table:table-cell table:formula="of:=[.M123]*-1" office:value-type="float" office:value="0.043595" calcext:value-type="float">
            <text:p>0.043595</text:p>
          </table:table-cell>
          <table:table-cell table:formula="of:=([.K123]^2)*(48.7382423482978)+([.K123])*(0.0643401308833624)+(0.0316411646540839)" office:value-type="float" office:value="0.67111579696123" calcext:value-type="float">
            <text:p>0.671115797</text:p>
          </table:table-cell>
          <table:table-cell table:formula="of:=([.M123]^2)*(2.99573212968935)+([.M123])*(-0.0394274132082148)+(-0.010306073088791)" office:value-type="float" office:value="-0.00289377412503985" calcext:value-type="float">
            <text:p>-0.0028937741</text:p>
          </table:table-cell>
          <table:table-cell table:formula="of:=([.L123]^2)*(-20.9992408223248)+([.L123])*(0.114146130561486)+(0.302895814088881)" office:value-type="float" office:value="-0.00652102568576635" calcext:value-type="float">
            <text:p>-0.0065210257</text:p>
          </table:table-cell>
          <table:table-cell table:number-columns-repeated="1002"/>
        </table:table-row>
        <table:table-row table:style-name="ro1">
          <table:table-cell table:formula="of:=[Datos_Nao.A124]" office:value-type="float" office:value="-0.012285559438169" calcext:value-type="float">
            <text:p>-0.0122855594</text:p>
          </table:table-cell>
          <table:table-cell table:formula="of:=[Datos_Nao.B124]" office:value-type="float" office:value="0.0905959755182266" calcext:value-type="float">
            <text:p>0.0905959755</text:p>
          </table:table-cell>
          <table:table-cell table:formula="of:=[Datos_Nao.C124]" office:value-type="float" office:value="0.0899935141205788" calcext:value-type="float">
            <text:p>0.0899935141</text:p>
          </table:table-cell>
          <table:table-cell table:formula="of:=[Datos_Nao.D124]" office:value-type="float" office:value="0.236101254820824" calcext:value-type="float">
            <text:p>0.2361012548</text:p>
          </table:table-cell>
          <table:table-cell table:formula="of:=[Datos_Nao.E124]" office:value-type="float" office:value="0.163640290498734" calcext:value-type="float">
            <text:p>0.1636402905</text:p>
          </table:table-cell>
          <table:table-cell table:formula="of:=[Datos_Nao.F124]" office:value-type="float" office:value="0.431079983711243" calcext:value-type="float">
            <text:p>0.4310799837</text:p>
          </table:table-cell>
          <table:table-cell/>
          <table:table-cell table:formula="of:=[Datos_MoCap.A124]" office:value-type="float" office:value="-0.058293" calcext:value-type="float">
            <text:p>-0.058293</text:p>
          </table:table-cell>
          <table:table-cell table:formula="of:=[Datos_MoCap.B124]" office:value-type="float" office:value="0.086038" calcext:value-type="float">
            <text:p>0.086038</text:p>
          </table:table-cell>
          <table:table-cell table:formula="of:=[Datos_MoCap.C124]" office:value-type="float" office:value="0.226877" calcext:value-type="float">
            <text:p>0.226877</text:p>
          </table:table-cell>
          <table:table-cell table:formula="of:=[Datos_MoCap.D124]" office:value-type="float" office:value="0.119864" calcext:value-type="float">
            <text:p>0.119864</text:p>
          </table:table-cell>
          <table:table-cell table:formula="of:=[Datos_MoCap.F124]" office:value-type="float" office:value="-0.123618" calcext:value-type="float">
            <text:p>-0.123618</text:p>
          </table:table-cell>
          <table:table-cell table:formula="of:=[Datos_MoCap.E124]" office:value-type="float" office:value="-0.044837" calcext:value-type="float">
            <text:p>-0.044837</text:p>
          </table:table-cell>
          <table:table-cell/>
          <table:table-cell table:formula="of:=([.H124]^2)*(0.140024724909833)+([.H124])*(-0.00142725065277068)+(-0.0063459406986214)" office:value-type="float" office:value="-0.00578692762038992" calcext:value-type="float">
            <text:p>-0.0057869276</text:p>
          </table:table-cell>
          <table:table-cell table:formula="of:=([.J124]^2)*(-1.68303778049881)+([.J124])*(0.15665109790632)+(0.10475739737447)" office:value-type="float" office:value="0.053666633455899" calcext:value-type="float">
            <text:p>0.0536666335</text:p>
          </table:table-cell>
          <table:table-cell table:formula="of:=([.I124]^2)*(-1.84809378419694)+([.I124])*(0.969715893777015)+(-0.0558124189204929)" office:value-type="float" office:value="0.0139394137107524" calcext:value-type="float">
            <text:p>0.0139394137</text:p>
          </table:table-cell>
          <table:table-cell table:formula="of:=[.H124]*-1" office:value-type="float" office:value="0.058293" calcext:value-type="float">
            <text:p>0.058293</text:p>
          </table:table-cell>
          <table:table-cell table:formula="of:=[.M124]*-1" office:value-type="float" office:value="0.044837" calcext:value-type="float">
            <text:p>0.044837</text:p>
          </table:table-cell>
          <table:table-cell table:formula="of:=([.K124]^2)*(48.7382423482978)+([.K124])*(0.0643401308833624)+(0.0316411646540839)" office:value-type="float" office:value="0.739594005150058" calcext:value-type="float">
            <text:p>0.7395940052</text:p>
          </table:table-cell>
          <table:table-cell table:formula="of:=([.M124]^2)*(2.99573212968935)+([.M124])*(-0.0394274132082148)+(-0.010306073088791)" office:value-type="float" office:value="-0.00251577639688893" calcext:value-type="float">
            <text:p>-0.0025157764</text:p>
          </table:table-cell>
          <table:table-cell table:formula="of:=([.L124]^2)*(-20.9992408223248)+([.L124])*(0.114146130561486)+(0.302895814088881)" office:value-type="float" office:value="-0.0321127093776088" calcext:value-type="float">
            <text:p>-0.0321127094</text:p>
          </table:table-cell>
          <table:table-cell table:number-columns-repeated="1002"/>
        </table:table-row>
        <table:table-row table:style-name="ro1">
          <table:table-cell table:formula="of:=[Datos_Nao.A125]" office:value-type="float" office:value="-0.012286938726902" calcext:value-type="float">
            <text:p>-0.0122869387</text:p>
          </table:table-cell>
          <table:table-cell table:formula="of:=[Datos_Nao.B125]" office:value-type="float" office:value="0.090482197701931" calcext:value-type="float">
            <text:p>0.0904821977</text:p>
          </table:table-cell>
          <table:table-cell table:formula="of:=[Datos_Nao.C125]" office:value-type="float" office:value="0.0901230573654175" calcext:value-type="float">
            <text:p>0.0901230574</text:p>
          </table:table-cell>
          <table:table-cell table:formula="of:=[Datos_Nao.D125]" office:value-type="float" office:value="0.236935824155807" calcext:value-type="float">
            <text:p>0.2369358242</text:p>
          </table:table-cell>
          <table:table-cell table:formula="of:=[Datos_Nao.E125]" office:value-type="float" office:value="0.164171636104584" calcext:value-type="float">
            <text:p>0.1641716361</text:p>
          </table:table-cell>
          <table:table-cell table:formula="of:=[Datos_Nao.F125]" office:value-type="float" office:value="0.43119090795517" calcext:value-type="float">
            <text:p>0.431190908</text:p>
          </table:table-cell>
          <table:table-cell/>
          <table:table-cell table:formula="of:=[Datos_MoCap.A125]" office:value-type="float" office:value="-0.059041" calcext:value-type="float">
            <text:p>-0.059041</text:p>
          </table:table-cell>
          <table:table-cell table:formula="of:=[Datos_MoCap.B125]" office:value-type="float" office:value="0.087378" calcext:value-type="float">
            <text:p>0.087378</text:p>
          </table:table-cell>
          <table:table-cell table:formula="of:=[Datos_MoCap.C125]" office:value-type="float" office:value="0.225452" calcext:value-type="float">
            <text:p>0.225452</text:p>
          </table:table-cell>
          <table:table-cell table:formula="of:=[Datos_MoCap.D125]" office:value-type="float" office:value="0.122625" calcext:value-type="float">
            <text:p>0.122625</text:p>
          </table:table-cell>
          <table:table-cell table:formula="of:=[Datos_MoCap.F125]" office:value-type="float" office:value="-0.127826" calcext:value-type="float">
            <text:p>-0.127826</text:p>
          </table:table-cell>
          <table:table-cell table:formula="of:=[Datos_MoCap.E125]" office:value-type="float" office:value="-0.047231" calcext:value-type="float">
            <text:p>-0.047231</text:p>
          </table:table-cell>
          <table:table-cell/>
          <table:table-cell table:formula="of:=([.H125]^2)*(0.140024724909833)+([.H125])*(-0.00142725065277068)+(-0.0063459406986214)" office:value-type="float" office:value="-0.00577357065041936" calcext:value-type="float">
            <text:p>-0.0057735707</text:p>
          </table:table-cell>
          <table:table-cell table:formula="of:=([.J125]^2)*(-1.68303778049881)+([.J125])*(0.15665109790632)+(0.10475739737447)" office:value-type="float" office:value="0.0545282393259892" calcext:value-type="float">
            <text:p>0.0545282393</text:p>
          </table:table-cell>
          <table:table-cell table:formula="of:=([.I125]^2)*(-1.84809378419694)+([.I125])*(0.969715893777015)+(-0.0558124189204929)" office:value-type="float" office:value="0.014809377705962" calcext:value-type="float">
            <text:p>0.0148093777</text:p>
          </table:table-cell>
          <table:table-cell table:formula="of:=[.H125]*-1" office:value-type="float" office:value="0.059041" calcext:value-type="float">
            <text:p>0.059041</text:p>
          </table:table-cell>
          <table:table-cell table:formula="of:=[.M125]*-1" office:value-type="float" office:value="0.047231" calcext:value-type="float">
            <text:p>0.047231</text:p>
          </table:table-cell>
          <table:table-cell table:formula="of:=([.K125]^2)*(48.7382423482978)+([.K125])*(0.0643401308833624)+(0.0316411646540839)" office:value-type="float" office:value="0.772402492649754" calcext:value-type="float">
            <text:p>0.7724024926</text:p>
          </table:table-cell>
          <table:table-cell table:formula="of:=([.M125]^2)*(2.99573212968935)+([.M125])*(-0.0394274132082148)+(-0.010306073088791)" office:value-type="float" office:value="-0.00176109547834379" calcext:value-type="float">
            <text:p>-0.0017610955</text:p>
          </table:table-cell>
          <table:table-cell table:formula="of:=([.L125]^2)*(-20.9992408223248)+([.L125])*(0.114146130561486)+(0.302895814088881)" office:value-type="float" office:value="-0.0548118364190665" calcext:value-type="float">
            <text:p>-0.0548118364</text:p>
          </table:table-cell>
          <table:table-cell table:number-columns-repeated="1002"/>
        </table:table-row>
        <table:table-row table:style-name="ro1">
          <table:table-cell table:formula="of:=[Datos_Nao.A126]" office:value-type="float" office:value="-0.0122486427426338" calcext:value-type="float">
            <text:p>-0.0122486427</text:p>
          </table:table-cell>
          <table:table-cell table:formula="of:=[Datos_Nao.B126]" office:value-type="float" office:value="0.0903397724032402" calcext:value-type="float">
            <text:p>0.0903397724</text:p>
          </table:table-cell>
          <table:table-cell table:formula="of:=[Datos_Nao.C126]" office:value-type="float" office:value="0.0901991277933121" calcext:value-type="float">
            <text:p>0.0901991278</text:p>
          </table:table-cell>
          <table:table-cell table:formula="of:=[Datos_Nao.D126]" office:value-type="float" office:value="0.23841193318367" calcext:value-type="float">
            <text:p>0.2384119332</text:p>
          </table:table-cell>
          <table:table-cell table:formula="of:=[Datos_Nao.E126]" office:value-type="float" office:value="0.164913728833199" calcext:value-type="float">
            <text:p>0.1649137288</text:p>
          </table:table-cell>
          <table:table-cell table:formula="of:=[Datos_Nao.F126]" office:value-type="float" office:value="0.431136220693588" calcext:value-type="float">
            <text:p>0.4311362207</text:p>
          </table:table-cell>
          <table:table-cell/>
          <table:table-cell table:formula="of:=[Datos_MoCap.A126]" office:value-type="float" office:value="-0.059909" calcext:value-type="float">
            <text:p>-0.059909</text:p>
          </table:table-cell>
          <table:table-cell table:formula="of:=[Datos_MoCap.B126]" office:value-type="float" office:value="0.088593" calcext:value-type="float">
            <text:p>0.088593</text:p>
          </table:table-cell>
          <table:table-cell table:formula="of:=[Datos_MoCap.C126]" office:value-type="float" office:value="0.224381" calcext:value-type="float">
            <text:p>0.224381</text:p>
          </table:table-cell>
          <table:table-cell table:formula="of:=[Datos_MoCap.D126]" office:value-type="float" office:value="0.126118" calcext:value-type="float">
            <text:p>0.126118</text:p>
          </table:table-cell>
          <table:table-cell table:formula="of:=[Datos_MoCap.F126]" office:value-type="float" office:value="-0.13248" calcext:value-type="float">
            <text:p>-0.13248</text:p>
          </table:table-cell>
          <table:table-cell table:formula="of:=[Datos_MoCap.E126]" office:value-type="float" office:value="-0.048557" calcext:value-type="float">
            <text:p>-0.048557</text:p>
          </table:table-cell>
          <table:table-cell/>
          <table:table-cell table:formula="of:=([.H126]^2)*(0.140024724909833)+([.H126])*(-0.00142725065277068)+(-0.0063459406986214)" office:value-type="float" office:value="-0.00575787444004043" calcext:value-type="float">
            <text:p>-0.0057578744</text:p>
          </table:table-cell>
          <table:table-cell table:formula="of:=([.J126]^2)*(-1.68303778049881)+([.J126])*(0.15665109790632)+(0.10475739737447)" office:value-type="float" office:value="0.0551713050353547" calcext:value-type="float">
            <text:p>0.055171305</text:p>
          </table:table-cell>
          <table:table-cell table:formula="of:=([.I126]^2)*(-1.84809378419694)+([.I126])*(0.969715893777015)+(-0.0558124189204929)" office:value-type="float" office:value="0.0155924512596729" calcext:value-type="float">
            <text:p>0.0155924513</text:p>
          </table:table-cell>
          <table:table-cell table:formula="of:=[.H126]*-1" office:value-type="float" office:value="0.059909" calcext:value-type="float">
            <text:p>0.059909</text:p>
          </table:table-cell>
          <table:table-cell table:formula="of:=[.M126]*-1" office:value-type="float" office:value="0.048557" calcext:value-type="float">
            <text:p>0.048557</text:p>
          </table:table-cell>
          <table:table-cell table:formula="of:=([.K126]^2)*(48.7382423482978)+([.K126])*(0.0643401308833624)+(0.0316411646540839)" office:value-type="float" office:value="0.814973907808163" calcext:value-type="float">
            <text:p>0.8149739078</text:p>
          </table:table-cell>
          <table:table-cell table:formula="of:=([.M126]^2)*(2.99573212968935)+([.M126])*(-0.0394274132082148)+(-0.010306073088791)" office:value-type="float" office:value="-0.0013283121474992" calcext:value-type="float">
            <text:p>-0.0013283121</text:p>
          </table:table-cell>
          <table:table-cell table:formula="of:=([.L126]^2)*(-20.9992408223248)+([.L126])*(0.114146130561486)+(0.302895814088881)" office:value-type="float" office:value="-0.0807828993981824" calcext:value-type="float">
            <text:p>-0.0807828994</text:p>
          </table:table-cell>
          <table:table-cell table:number-columns-repeated="1002"/>
        </table:table-row>
        <table:table-row table:style-name="ro1">
          <table:table-cell table:formula="of:=[Datos_Nao.A127]" office:value-type="float" office:value="-0.0121873626485467" calcext:value-type="float">
            <text:p>-0.0121873626</text:p>
          </table:table-cell>
          <table:table-cell table:formula="of:=[Datos_Nao.B127]" office:value-type="float" office:value="0.0903711020946503" calcext:value-type="float">
            <text:p>0.0903711021</text:p>
          </table:table-cell>
          <table:table-cell table:formula="of:=[Datos_Nao.C127]" office:value-type="float" office:value="0.090074896812439" calcext:value-type="float">
            <text:p>0.0900748968</text:p>
          </table:table-cell>
          <table:table-cell table:formula="of:=[Datos_Nao.D127]" office:value-type="float" office:value="0.2389005869627" calcext:value-type="float">
            <text:p>0.238900587</text:p>
          </table:table-cell>
          <table:table-cell table:formula="of:=[Datos_Nao.E127]" office:value-type="float" office:value="0.16513766348362" calcext:value-type="float">
            <text:p>0.1651376635</text:p>
          </table:table-cell>
          <table:table-cell table:formula="of:=[Datos_Nao.F127]" office:value-type="float" office:value="0.430870652198792" calcext:value-type="float">
            <text:p>0.4308706522</text:p>
          </table:table-cell>
          <table:table-cell/>
          <table:table-cell table:formula="of:=[Datos_MoCap.A127]" office:value-type="float" office:value="-0.059934" calcext:value-type="float">
            <text:p>-0.059934</text:p>
          </table:table-cell>
          <table:table-cell table:formula="of:=[Datos_MoCap.B127]" office:value-type="float" office:value="0.091218" calcext:value-type="float">
            <text:p>0.091218</text:p>
          </table:table-cell>
          <table:table-cell table:formula="of:=[Datos_MoCap.C127]" office:value-type="float" office:value="0.224687" calcext:value-type="float">
            <text:p>0.224687</text:p>
          </table:table-cell>
          <table:table-cell table:formula="of:=[Datos_MoCap.D127]" office:value-type="float" office:value="0.126135" calcext:value-type="float">
            <text:p>0.126135</text:p>
          </table:table-cell>
          <table:table-cell table:formula="of:=[Datos_MoCap.F127]" office:value-type="float" office:value="-0.137939" calcext:value-type="float">
            <text:p>-0.137939</text:p>
          </table:table-cell>
          <table:table-cell table:formula="of:=[Datos_MoCap.E127]" office:value-type="float" office:value="-0.046693" calcext:value-type="float">
            <text:p>-0.046693</text:p>
          </table:table-cell>
          <table:table-cell/>
          <table:table-cell table:formula="of:=([.H127]^2)*(0.140024724909833)+([.H127])*(-0.00142725065277068)+(-0.0063459406986214)" office:value-type="float" office:value="-0.00575741923419643" calcext:value-type="float">
            <text:p>-0.0057574192</text:p>
          </table:table-cell>
          <table:table-cell table:formula="of:=([.J127]^2)*(-1.68303778049881)+([.J127])*(0.15665109790632)+(0.10475739737447)" office:value-type="float" office:value="0.05498796595785" calcext:value-type="float">
            <text:p>0.054987966</text:p>
          </table:table-cell>
          <table:table-cell table:formula="of:=([.I127]^2)*(-1.84809378419694)+([.I127])*(0.969715893777015)+(-0.0558124189204929)" office:value-type="float" office:value="0.0172656480533332" calcext:value-type="float">
            <text:p>0.0172656481</text:p>
          </table:table-cell>
          <table:table-cell table:formula="of:=[.H127]*-1" office:value-type="float" office:value="0.059934" calcext:value-type="float">
            <text:p>0.059934</text:p>
          </table:table-cell>
          <table:table-cell table:formula="of:=[.M127]*-1" office:value-type="float" office:value="0.046693" calcext:value-type="float">
            <text:p>0.046693</text:p>
          </table:table-cell>
          <table:table-cell table:formula="of:=([.K127]^2)*(48.7382423482978)+([.K127])*(0.0643401308833624)+(0.0316411646540839)" office:value-type="float" office:value="0.815184005843789" calcext:value-type="float">
            <text:p>0.8151840058</text:p>
          </table:table-cell>
          <table:table-cell table:formula="of:=([.M127]^2)*(2.99573212968935)+([.M127])*(-0.0394274132082148)+(-0.010306073088791)" office:value-type="float" office:value="-0.00193368510241714" calcext:value-type="float">
            <text:p>-0.0019336851</text:p>
          </table:table-cell>
          <table:table-cell table:formula="of:=([.L127]^2)*(-20.9992408223248)+([.L127])*(0.114146130561486)+(0.302895814088881)" office:value-type="float" office:value="-0.112405466154684" calcext:value-type="float">
            <text:p>-0.1124054662</text:p>
          </table:table-cell>
          <table:table-cell table:number-columns-repeated="1002"/>
        </table:table-row>
        <table:table-row table:style-name="ro1">
          <table:table-cell table:formula="of:=[Datos_Nao.A128]" office:value-type="float" office:value="-0.0119078243151307" calcext:value-type="float">
            <text:p>-0.0119078243</text:p>
          </table:table-cell>
          <table:table-cell table:formula="of:=[Datos_Nao.B128]" office:value-type="float" office:value="0.0908608064055443" calcext:value-type="float">
            <text:p>0.0908608064</text:p>
          </table:table-cell>
          <table:table-cell table:formula="of:=[Datos_Nao.C128]" office:value-type="float" office:value="0.0892587006092072" calcext:value-type="float">
            <text:p>0.0892587006</text:p>
          </table:table-cell>
          <table:table-cell table:formula="of:=[Datos_Nao.D128]" office:value-type="float" office:value="0.238775819540024" calcext:value-type="float">
            <text:p>0.2387758195</text:p>
          </table:table-cell>
          <table:table-cell table:formula="of:=[Datos_Nao.E128]" office:value-type="float" office:value="0.165307119488716" calcext:value-type="float">
            <text:p>0.1653071195</text:p>
          </table:table-cell>
          <table:table-cell table:formula="of:=[Datos_Nao.F128]" office:value-type="float" office:value="0.42949241399765" calcext:value-type="float">
            <text:p>0.429492414</text:p>
          </table:table-cell>
          <table:table-cell/>
          <table:table-cell table:formula="of:=[Datos_MoCap.A128]" office:value-type="float" office:value="-0.060743" calcext:value-type="float">
            <text:p>-0.060743</text:p>
          </table:table-cell>
          <table:table-cell table:formula="of:=[Datos_MoCap.B128]" office:value-type="float" office:value="0.092668" calcext:value-type="float">
            <text:p>0.092668</text:p>
          </table:table-cell>
          <table:table-cell table:formula="of:=[Datos_MoCap.C128]" office:value-type="float" office:value="0.223227" calcext:value-type="float">
            <text:p>0.223227</text:p>
          </table:table-cell>
          <table:table-cell table:formula="of:=[Datos_MoCap.D128]" office:value-type="float" office:value="0.128005" calcext:value-type="float">
            <text:p>0.128005</text:p>
          </table:table-cell>
          <table:table-cell table:formula="of:=[Datos_MoCap.F128]" office:value-type="float" office:value="-0.142979" calcext:value-type="float">
            <text:p>-0.142979</text:p>
          </table:table-cell>
          <table:table-cell table:formula="of:=[Datos_MoCap.E128]" office:value-type="float" office:value="-0.049331" calcext:value-type="float">
            <text:p>-0.049331</text:p>
          </table:table-cell>
          <table:table-cell/>
          <table:table-cell table:formula="of:=([.H128]^2)*(0.140024724909833)+([.H128])*(-0.00142725065277068)+(-0.0063459406986214)" office:value-type="float" office:value="-0.00574259429756243" calcext:value-type="float">
            <text:p>-0.0057425943</text:p>
          </table:table-cell>
          <table:table-cell table:formula="of:=([.J128]^2)*(-1.68303778049881)+([.J128])*(0.15665109790632)+(0.10475739737447)" office:value-type="float" office:value="0.0558598853841517" calcext:value-type="float">
            <text:p>0.0558598854</text:p>
          </table:table-cell>
          <table:table-cell table:formula="of:=([.I128]^2)*(-1.84809378419694)+([.I128])*(0.969715893777015)+(-0.0558124189204929)" office:value-type="float" office:value="0.0181789701675887" calcext:value-type="float">
            <text:p>0.0181789702</text:p>
          </table:table-cell>
          <table:table-cell table:formula="of:=[.H128]*-1" office:value-type="float" office:value="0.060743" calcext:value-type="float">
            <text:p>0.060743</text:p>
          </table:table-cell>
          <table:table-cell table:formula="of:=[.M128]*-1" office:value-type="float" office:value="0.049331" calcext:value-type="float">
            <text:p>0.049331</text:p>
          </table:table-cell>
          <table:table-cell table:formula="of:=([.K128]^2)*(48.7382423482978)+([.K128])*(0.0643401308833624)+(0.0316411646540839)" office:value-type="float" office:value="0.838466771910982" calcext:value-type="float">
            <text:p>0.8384667719</text:p>
          </table:table-cell>
          <table:table-cell table:formula="of:=([.M128]^2)*(2.99573212968935)+([.M128])*(-0.0394274132082148)+(-0.010306073088791)" office:value-type="float" office:value="-0.0010708227502017" calcext:value-type="float">
            <text:p>-0.0010708228</text:p>
          </table:table-cell>
          <table:table-cell table:formula="of:=([.L128]^2)*(-20.9992408223248)+([.L128])*(0.114146130561486)+(0.302895814088881)" office:value-type="float" office:value="-0.142712048908676" calcext:value-type="float">
            <text:p>-0.1427120489</text:p>
          </table:table-cell>
          <table:table-cell table:number-columns-repeated="1002"/>
        </table:table-row>
        <table:table-row table:style-name="ro1">
          <table:table-cell table:formula="of:=[Datos_Nao.A129]" office:value-type="float" office:value="-0.0114474585279822" calcext:value-type="float">
            <text:p>-0.0114474585</text:p>
          </table:table-cell>
          <table:table-cell table:formula="of:=[Datos_Nao.B129]" office:value-type="float" office:value="0.0918794572353363" calcext:value-type="float">
            <text:p>0.0918794572</text:p>
          </table:table-cell>
          <table:table-cell table:formula="of:=[Datos_Nao.C129]" office:value-type="float" office:value="0.0877570509910584" calcext:value-type="float">
            <text:p>0.087757051</text:p>
          </table:table-cell>
          <table:table-cell table:formula="of:=[Datos_Nao.D129]" office:value-type="float" office:value="0.237190246582031" calcext:value-type="float">
            <text:p>0.2371902466</text:p>
          </table:table-cell>
          <table:table-cell table:formula="of:=[Datos_Nao.E129]" office:value-type="float" office:value="0.164998978376389" calcext:value-type="float">
            <text:p>0.1649989784</text:p>
          </table:table-cell>
          <table:table-cell table:formula="of:=[Datos_Nao.F129]" office:value-type="float" office:value="0.427041381597519" calcext:value-type="float">
            <text:p>0.4270413816</text:p>
          </table:table-cell>
          <table:table-cell/>
          <table:table-cell table:formula="of:=[Datos_MoCap.A129]" office:value-type="float" office:value="-0.061595" calcext:value-type="float">
            <text:p>-0.061595</text:p>
          </table:table-cell>
          <table:table-cell table:formula="of:=[Datos_MoCap.B129]" office:value-type="float" office:value="0.094918" calcext:value-type="float">
            <text:p>0.094918</text:p>
          </table:table-cell>
          <table:table-cell table:formula="of:=[Datos_MoCap.C129]" office:value-type="float" office:value="0.220919" calcext:value-type="float">
            <text:p>0.220919</text:p>
          </table:table-cell>
          <table:table-cell table:formula="of:=[Datos_MoCap.D129]" office:value-type="float" office:value="0.120908" calcext:value-type="float">
            <text:p>0.120908</text:p>
          </table:table-cell>
          <table:table-cell table:formula="of:=[Datos_MoCap.F129]" office:value-type="float" office:value="-0.148439" calcext:value-type="float">
            <text:p>-0.148439</text:p>
          </table:table-cell>
          <table:table-cell table:formula="of:=[Datos_MoCap.E129]" office:value-type="float" office:value="-0.053597" calcext:value-type="float">
            <text:p>-0.053597</text:p>
          </table:table-cell>
          <table:table-cell/>
          <table:table-cell table:formula="of:=([.H129]^2)*(0.140024724909833)+([.H129])*(-0.00142725065277068)+(-0.0063459406986214)" office:value-type="float" office:value="-0.00572678322624006" calcext:value-type="float">
            <text:p>-0.0057267832</text:p>
          </table:table-cell>
          <table:table-cell table:formula="of:=([.J129]^2)*(-1.68303778049881)+([.J129])*(0.15665109790632)+(0.10475739737447)" office:value-type="float" office:value="0.0572235981117005" calcext:value-type="float">
            <text:p>0.0572235981</text:p>
          </table:table-cell>
          <table:table-cell table:formula="of:=([.I129]^2)*(-1.84809378419694)+([.I129])*(0.969715893777015)+(-0.0558124189204929)" office:value-type="float" office:value="0.0195808087572316" calcext:value-type="float">
            <text:p>0.0195808088</text:p>
          </table:table-cell>
          <table:table-cell table:formula="of:=[.H129]*-1" office:value-type="float" office:value="0.061595" calcext:value-type="float">
            <text:p>0.061595</text:p>
          </table:table-cell>
          <table:table-cell table:formula="of:=[.M129]*-1" office:value-type="float" office:value="0.053597" calcext:value-type="float">
            <text:p>0.053597</text:p>
          </table:table-cell>
          <table:table-cell table:formula="of:=([.K129]^2)*(48.7382423482978)+([.K129])*(0.0643401308833624)+(0.0316411646540839)" office:value-type="float" office:value="0.751912311713198" calcext:value-type="float">
            <text:p>0.7519123117</text:p>
          </table:table-cell>
          <table:table-cell table:formula="of:=([.M129]^2)*(2.99573212968935)+([.M129])*(-0.0394274132082148)+(-0.010306073088791)" office:value-type="float" office:value="0.000412773155750685" calcext:value-type="float">
            <text:p>0.0004127732</text:p>
          </table:table-cell>
          <table:table-cell table:formula="of:=([.L129]^2)*(-20.9992408223248)+([.L129])*(0.114146130561486)+(0.302895814088881)" office:value-type="float" office:value="-0.176748066701844" calcext:value-type="float">
            <text:p>-0.1767480667</text:p>
          </table:table-cell>
          <table:table-cell table:number-columns-repeated="1002"/>
        </table:table-row>
        <table:table-row table:style-name="ro1">
          <table:table-cell table:formula="of:=[Datos_Nao.A130]" office:value-type="float" office:value="-0.0111597934737802" calcext:value-type="float">
            <text:p>-0.0111597935</text:p>
          </table:table-cell>
          <table:table-cell table:formula="of:=[Datos_Nao.B130]" office:value-type="float" office:value="0.0925698429346085" calcext:value-type="float">
            <text:p>0.0925698429</text:p>
          </table:table-cell>
          <table:table-cell table:formula="of:=[Datos_Nao.C130]" office:value-type="float" office:value="0.086772195994854" calcext:value-type="float">
            <text:p>0.086772196</text:p>
          </table:table-cell>
          <table:table-cell table:formula="of:=[Datos_Nao.D130]" office:value-type="float" office:value="0.235861033201218" calcext:value-type="float">
            <text:p>0.2358610332</text:p>
          </table:table-cell>
          <table:table-cell table:formula="of:=[Datos_Nao.E130]" office:value-type="float" office:value="0.164639711380005" calcext:value-type="float">
            <text:p>0.1646397114</text:p>
          </table:table-cell>
          <table:table-cell table:formula="of:=[Datos_Nao.F130]" office:value-type="float" office:value="0.425437748432159" calcext:value-type="float">
            <text:p>0.4254377484</text:p>
          </table:table-cell>
          <table:table-cell/>
          <table:table-cell table:formula="of:=[Datos_MoCap.A130]" office:value-type="float" office:value="-0.06278" calcext:value-type="float">
            <text:p>-0.06278</text:p>
          </table:table-cell>
          <table:table-cell table:formula="of:=[Datos_MoCap.B130]" office:value-type="float" office:value="0.096736" calcext:value-type="float">
            <text:p>0.096736</text:p>
          </table:table-cell>
          <table:table-cell table:formula="of:=[Datos_MoCap.C130]" office:value-type="float" office:value="0.218156" calcext:value-type="float">
            <text:p>0.218156</text:p>
          </table:table-cell>
          <table:table-cell table:formula="of:=[Datos_MoCap.D130]" office:value-type="float" office:value="0.122485" calcext:value-type="float">
            <text:p>0.122485</text:p>
          </table:table-cell>
          <table:table-cell table:formula="of:=[Datos_MoCap.F130]" office:value-type="float" office:value="-0.151154" calcext:value-type="float">
            <text:p>-0.151154</text:p>
          </table:table-cell>
          <table:table-cell table:formula="of:=[Datos_MoCap.E130]" office:value-type="float" office:value="-0.055735" calcext:value-type="float">
            <text:p>-0.055735</text:p>
          </table:table-cell>
          <table:table-cell/>
          <table:table-cell table:formula="of:=([.H130]^2)*(0.140024724909833)+([.H130])*(-0.00142725065277068)+(-0.0063459406986214)" office:value-type="float" office:value="-0.00570445447765114" calcext:value-type="float">
            <text:p>-0.0057044545</text:p>
          </table:table-cell>
          <table:table-cell table:formula="of:=([.J130]^2)*(-1.68303778049881)+([.J130])*(0.15665109790632)+(0.10475739737447)" office:value-type="float" office:value="0.0588325723528099" calcext:value-type="float">
            <text:p>0.0588325724</text:p>
          </table:table-cell>
          <table:table-cell table:formula="of:=([.I130]^2)*(-1.84809378419694)+([.I130])*(0.969715893777015)+(-0.0558124189204929)" office:value-type="float" office:value="0.0206998265309185" calcext:value-type="float">
            <text:p>0.0206998265</text:p>
          </table:table-cell>
          <table:table-cell table:formula="of:=[.H130]*-1" office:value-type="float" office:value="0.06278" calcext:value-type="float">
            <text:p>0.06278</text:p>
          </table:table-cell>
          <table:table-cell table:formula="of:=[.M130]*-1" office:value-type="float" office:value="0.055735" calcext:value-type="float">
            <text:p>0.055735</text:p>
          </table:table-cell>
          <table:table-cell table:formula="of:=([.K130]^2)*(48.7382423482978)+([.K130])*(0.0643401308833624)+(0.0316411646540839)" office:value-type="float" office:value="0.770721012749951" calcext:value-type="float">
            <text:p>0.7707210127</text:p>
          </table:table-cell>
          <table:table-cell table:formula="of:=([.M130]^2)*(2.99573212968935)+([.M130])*(-0.0394274132082148)+(-0.010306073088791)" office:value-type="float" office:value="0.00119732679075428" calcext:value-type="float">
            <text:p>0.0011973268</text:p>
          </table:table-cell>
          <table:table-cell table:formula="of:=([.L130]^2)*(-20.9992408223248)+([.L130])*(0.114146130561486)+(0.302895814088881)" office:value-type="float" office:value="-0.194138650829998" calcext:value-type="float">
            <text:p>-0.1941386508</text:p>
          </table:table-cell>
          <table:table-cell table:number-columns-repeated="1002"/>
        </table:table-row>
        <table:table-row table:style-name="ro1">
          <table:table-cell table:formula="of:=[Datos_Nao.A131]" office:value-type="float" office:value="-0.0108391772955656" calcext:value-type="float">
            <text:p>-0.0108391773</text:p>
          </table:table-cell>
          <table:table-cell table:formula="of:=[Datos_Nao.B131]" office:value-type="float" office:value="0.0933708027005196" calcext:value-type="float">
            <text:p>0.0933708027</text:p>
          </table:table-cell>
          <table:table-cell table:formula="of:=[Datos_Nao.C131]" office:value-type="float" office:value="0.0856423527002335" calcext:value-type="float">
            <text:p>0.0856423527</text:p>
          </table:table-cell>
          <table:table-cell table:formula="of:=[Datos_Nao.D131]" office:value-type="float" office:value="0.234183698892593" calcext:value-type="float">
            <text:p>0.2341836989</text:p>
          </table:table-cell>
          <table:table-cell table:formula="of:=[Datos_Nao.E131]" office:value-type="float" office:value="0.16413502395153" calcext:value-type="float">
            <text:p>0.164135024</text:p>
          </table:table-cell>
          <table:table-cell table:formula="of:=[Datos_Nao.F131]" office:value-type="float" office:value="0.423596203327179" calcext:value-type="float">
            <text:p>0.4235962033</text:p>
          </table:table-cell>
          <table:table-cell/>
          <table:table-cell table:formula="of:=[Datos_MoCap.A131]" office:value-type="float" office:value="-0.063758" calcext:value-type="float">
            <text:p>-0.063758</text:p>
          </table:table-cell>
          <table:table-cell table:formula="of:=[Datos_MoCap.B131]" office:value-type="float" office:value="0.098993" calcext:value-type="float">
            <text:p>0.098993</text:p>
          </table:table-cell>
          <table:table-cell table:formula="of:=[Datos_MoCap.C131]" office:value-type="float" office:value="0.214538" calcext:value-type="float">
            <text:p>0.214538</text:p>
          </table:table-cell>
          <table:table-cell table:formula="of:=[Datos_MoCap.D131]" office:value-type="float" office:value="0.132446" calcext:value-type="float">
            <text:p>0.132446</text:p>
          </table:table-cell>
          <table:table-cell table:formula="of:=[Datos_MoCap.F131]" office:value-type="float" office:value="-0.150068" calcext:value-type="float">
            <text:p>-0.150068</text:p>
          </table:table-cell>
          <table:table-cell table:formula="of:=[Datos_MoCap.E131]" office:value-type="float" office:value="-0.048075" calcext:value-type="float">
            <text:p>-0.048075</text:p>
          </table:table-cell>
          <table:table-cell/>
          <table:table-cell table:formula="of:=([.H131]^2)*(0.140024724909833)+([.H131])*(-0.00142725065277068)+(-0.0063459406986214)" office:value-type="float" office:value="-0.00568572998374219" calcext:value-type="float">
            <text:p>-0.00568573</text:p>
          </table:table-cell>
          <table:table-cell table:formula="of:=([.J131]^2)*(-1.68303778049881)+([.J131])*(0.15665109790632)+(0.10475739737447)" office:value-type="float" office:value="0.0609005822646965" calcext:value-type="float">
            <text:p>0.0609005823</text:p>
          </table:table-cell>
          <table:table-cell table:formula="of:=([.I131]^2)*(-1.84809378419694)+([.I131])*(0.969715893777015)+(-0.0558124189204929)" office:value-type="float" office:value="0.0220720607406892" calcext:value-type="float">
            <text:p>0.0220720607</text:p>
          </table:table-cell>
          <table:table-cell table:formula="of:=[.H131]*-1" office:value-type="float" office:value="0.063758" calcext:value-type="float">
            <text:p>0.063758</text:p>
          </table:table-cell>
          <table:table-cell table:formula="of:=[.M131]*-1" office:value-type="float" office:value="0.048075" calcext:value-type="float">
            <text:p>0.048075</text:p>
          </table:table-cell>
          <table:table-cell table:formula="of:=([.K131]^2)*(48.7382423482978)+([.K131])*(0.0643401308833624)+(0.0316411646540839)" office:value-type="float" office:value="0.895126222729075" calcext:value-type="float">
            <text:p>0.8951262227</text:p>
          </table:table-cell>
          <table:table-cell table:formula="of:=([.M131]^2)*(2.99573212968935)+([.M131])*(-0.0394274132082148)+(-0.010306073088791)" office:value-type="float" office:value="-0.00148684724967482" calcext:value-type="float">
            <text:p>-0.0014868472</text:p>
          </table:table-cell>
          <table:table-cell table:formula="of:=([.L131]^2)*(-20.9992408223248)+([.L131])*(0.114146130561486)+(0.302895814088881)" office:value-type="float" office:value="-0.187145267547793" calcext:value-type="float">
            <text:p>-0.1871452675</text:p>
          </table:table-cell>
          <table:table-cell table:number-columns-repeated="1002"/>
        </table:table-row>
        <table:table-row table:style-name="ro1">
          <table:table-cell table:formula="of:=[Datos_Nao.A132]" office:value-type="float" office:value="-0.0101150898262858" calcext:value-type="float">
            <text:p>-0.0101150898</text:p>
          </table:table-cell>
          <table:table-cell table:formula="of:=[Datos_Nao.B132]" office:value-type="float" office:value="0.0952718853950501" calcext:value-type="float">
            <text:p>0.0952718854</text:p>
          </table:table-cell>
          <table:table-cell table:formula="of:=[Datos_Nao.C132]" office:value-type="float" office:value="0.0829775035381317" calcext:value-type="float">
            <text:p>0.0829775035</text:p>
          </table:table-cell>
          <table:table-cell table:formula="of:=[Datos_Nao.D132]" office:value-type="float" office:value="0.229819744825363" calcext:value-type="float">
            <text:p>0.2298197448</text:p>
          </table:table-cell>
          <table:table-cell table:formula="of:=[Datos_Nao.E132]" office:value-type="float" office:value="0.162673637270927" calcext:value-type="float">
            <text:p>0.1626736373</text:p>
          </table:table-cell>
          <table:table-cell table:formula="of:=[Datos_Nao.F132]" office:value-type="float" office:value="0.419246822595596" calcext:value-type="float">
            <text:p>0.4192468226</text:p>
          </table:table-cell>
          <table:table-cell/>
          <table:table-cell table:formula="of:=[Datos_MoCap.A132]" office:value-type="float" office:value="-0.061942" calcext:value-type="float">
            <text:p>-0.061942</text:p>
          </table:table-cell>
          <table:table-cell table:formula="of:=[Datos_MoCap.B132]" office:value-type="float" office:value="0.102954" calcext:value-type="float">
            <text:p>0.102954</text:p>
          </table:table-cell>
          <table:table-cell table:formula="of:=[Datos_MoCap.C132]" office:value-type="float" office:value="0.193448" calcext:value-type="float">
            <text:p>0.193448</text:p>
          </table:table-cell>
          <table:table-cell table:formula="of:=[Datos_MoCap.D132]" office:value-type="float" office:value="0.122197" calcext:value-type="float">
            <text:p>0.122197</text:p>
          </table:table-cell>
          <table:table-cell table:formula="of:=[Datos_MoCap.F132]" office:value-type="float" office:value="-0.138932" calcext:value-type="float">
            <text:p>-0.138932</text:p>
          </table:table-cell>
          <table:table-cell table:formula="of:=[Datos_MoCap.E132]" office:value-type="float" office:value="0.017821" calcext:value-type="float">
            <text:p>0.017821</text:p>
          </table:table-cell>
          <table:table-cell/>
          <table:table-cell table:formula="of:=([.H132]^2)*(0.140024724909833)+([.H132])*(-0.00142725065277068)+(-0.0063459406986214)" office:value-type="float" office:value="-0.00572028548291246" calcext:value-type="float">
            <text:p>-0.0057202855</text:p>
          </table:table-cell>
          <table:table-cell table:formula="of:=([.J132]^2)*(-1.68303778049881)+([.J132])*(0.15665109790632)+(0.10475739737447)" office:value-type="float" office:value="0.0720783825267308" calcext:value-type="float">
            <text:p>0.0720783825</text:p>
          </table:table-cell>
          <table:table-cell table:formula="of:=([.I132]^2)*(-1.84809378419694)+([.I132])*(0.969715893777015)+(-0.0558124189204929)" office:value-type="float" office:value="0.0244347928770132" calcext:value-type="float">
            <text:p>0.0244347929</text:p>
          </table:table-cell>
          <table:table-cell table:formula="of:=[.H132]*-1" office:value-type="float" office:value="0.061942" calcext:value-type="float">
            <text:p>0.061942</text:p>
          </table:table-cell>
          <table:table-cell table:formula="of:=[.M132]*-1" office:value-type="float" office:value="-0.017821" calcext:value-type="float">
            <text:p>-0.017821</text:p>
          </table:table-cell>
          <table:table-cell table:formula="of:=([.K132]^2)*(48.7382423482978)+([.K132])*(0.0643401308833624)+(0.0316411646540839)" office:value-type="float" office:value="0.767267976055348" calcext:value-type="float">
            <text:p>0.7672679761</text:p>
          </table:table-cell>
          <table:table-cell table:formula="of:=([.M132]^2)*(2.99573212968935)+([.M132])*(-0.0394274132082148)+(-0.010306073088791)" office:value-type="float" office:value="-0.0100573003211458" calcext:value-type="float">
            <text:p>-0.0100573003</text:p>
          </table:table-cell>
          <table:table-cell table:formula="of:=([.L132]^2)*(-20.9992408223248)+([.L132])*(0.114146130561486)+(0.302895814088881)" office:value-type="float" office:value="-0.118292195502409" calcext:value-type="float">
            <text:p>-0.1182921955</text:p>
          </table:table-cell>
          <table:table-cell table:number-columns-repeated="1002"/>
        </table:table-row>
        <table:table-row table:style-name="ro1">
          <table:table-cell table:formula="of:=[Datos_Nao.A133]" office:value-type="float" office:value="-0.00971963349729777" calcext:value-type="float">
            <text:p>-0.0097196335</text:p>
          </table:table-cell>
          <table:table-cell table:formula="of:=[Datos_Nao.B133]" office:value-type="float" office:value="0.096355028450489" calcext:value-type="float">
            <text:p>0.0963550285</text:p>
          </table:table-cell>
          <table:table-cell table:formula="of:=[Datos_Nao.C133]" office:value-type="float" office:value="0.0814571380615235" calcext:value-type="float">
            <text:p>0.0814571381</text:p>
          </table:table-cell>
          <table:table-cell table:formula="of:=[Datos_Nao.D133]" office:value-type="float" office:value="0.227153047919273" calcext:value-type="float">
            <text:p>0.2271530479</text:p>
          </table:table-cell>
          <table:table-cell table:formula="of:=[Datos_Nao.E133]" office:value-type="float" office:value="0.161712870001793" calcext:value-type="float">
            <text:p>0.16171287</text:p>
          </table:table-cell>
          <table:table-cell table:formula="of:=[Datos_Nao.F133]" office:value-type="float" office:value="0.416763216257095" calcext:value-type="float">
            <text:p>0.4167632163</text:p>
          </table:table-cell>
          <table:table-cell/>
          <table:table-cell table:formula="of:=[Datos_MoCap.A133]" office:value-type="float" office:value="-0.061942" calcext:value-type="float">
            <text:p>-0.061942</text:p>
          </table:table-cell>
          <table:table-cell table:formula="of:=[Datos_MoCap.B133]" office:value-type="float" office:value="0.102954" calcext:value-type="float">
            <text:p>0.102954</text:p>
          </table:table-cell>
          <table:table-cell table:formula="of:=[Datos_MoCap.C133]" office:value-type="float" office:value="0.193448" calcext:value-type="float">
            <text:p>0.193448</text:p>
          </table:table-cell>
          <table:table-cell table:formula="of:=[Datos_MoCap.D133]" office:value-type="float" office:value="0.122197" calcext:value-type="float">
            <text:p>0.122197</text:p>
          </table:table-cell>
          <table:table-cell table:formula="of:=[Datos_MoCap.F133]" office:value-type="float" office:value="-0.138932" calcext:value-type="float">
            <text:p>-0.138932</text:p>
          </table:table-cell>
          <table:table-cell table:formula="of:=[Datos_MoCap.E133]" office:value-type="float" office:value="0.017821" calcext:value-type="float">
            <text:p>0.017821</text:p>
          </table:table-cell>
          <table:table-cell/>
          <table:table-cell table:formula="of:=([.H133]^2)*(0.140024724909833)+([.H133])*(-0.00142725065277068)+(-0.0063459406986214)" office:value-type="float" office:value="-0.00572028548291246" calcext:value-type="float">
            <text:p>-0.0057202855</text:p>
          </table:table-cell>
          <table:table-cell table:formula="of:=([.J133]^2)*(-1.68303778049881)+([.J133])*(0.15665109790632)+(0.10475739737447)" office:value-type="float" office:value="0.0720783825267308" calcext:value-type="float">
            <text:p>0.0720783825</text:p>
          </table:table-cell>
          <table:table-cell table:formula="of:=([.I133]^2)*(-1.84809378419694)+([.I133])*(0.969715893777015)+(-0.0558124189204929)" office:value-type="float" office:value="0.0244347928770132" calcext:value-type="float">
            <text:p>0.0244347929</text:p>
          </table:table-cell>
          <table:table-cell table:formula="of:=[.H133]*-1" office:value-type="float" office:value="0.061942" calcext:value-type="float">
            <text:p>0.061942</text:p>
          </table:table-cell>
          <table:table-cell table:formula="of:=[.M133]*-1" office:value-type="float" office:value="-0.017821" calcext:value-type="float">
            <text:p>-0.017821</text:p>
          </table:table-cell>
          <table:table-cell table:formula="of:=([.K133]^2)*(48.7382423482978)+([.K133])*(0.0643401308833624)+(0.0316411646540839)" office:value-type="float" office:value="0.767267976055348" calcext:value-type="float">
            <text:p>0.7672679761</text:p>
          </table:table-cell>
          <table:table-cell table:formula="of:=([.M133]^2)*(2.99573212968935)+([.M133])*(-0.0394274132082148)+(-0.010306073088791)" office:value-type="float" office:value="-0.0100573003211458" calcext:value-type="float">
            <text:p>-0.0100573003</text:p>
          </table:table-cell>
          <table:table-cell table:formula="of:=([.L133]^2)*(-20.9992408223248)+([.L133])*(0.114146130561486)+(0.302895814088881)" office:value-type="float" office:value="-0.118292195502409" calcext:value-type="float">
            <text:p>-0.1182921955</text:p>
          </table:table-cell>
          <table:table-cell table:number-columns-repeated="1002"/>
        </table:table-row>
        <table:table-row table:style-name="ro1">
          <table:table-cell table:formula="of:=[Datos_Nao.A134]" office:value-type="float" office:value="-0.009307149797678" calcext:value-type="float">
            <text:p>-0.0093071498</text:p>
          </table:table-cell>
          <table:table-cell table:formula="of:=[Datos_Nao.B134]" office:value-type="float" office:value="0.0975149273872376" calcext:value-type="float">
            <text:p>0.0975149274</text:p>
          </table:table-cell>
          <table:table-cell table:formula="of:=[Datos_Nao.C134]" office:value-type="float" office:value="0.0798207670450211" calcext:value-type="float">
            <text:p>0.079820767</text:p>
          </table:table-cell>
          <table:table-cell table:formula="of:=[Datos_Nao.D134]" office:value-type="float" office:value="0.224177524447441" calcext:value-type="float">
            <text:p>0.2241775244</text:p>
          </table:table-cell>
          <table:table-cell table:formula="of:=[Datos_Nao.E134]" office:value-type="float" office:value="0.160596996545792" calcext:value-type="float">
            <text:p>0.1605969965</text:p>
          </table:table-cell>
          <table:table-cell table:formula="of:=[Datos_Nao.F134]" office:value-type="float" office:value="0.4140904545784" calcext:value-type="float">
            <text:p>0.4140904546</text:p>
          </table:table-cell>
          <table:table-cell/>
          <table:table-cell table:formula="of:=[Datos_MoCap.A134]" office:value-type="float" office:value="-0.061942" calcext:value-type="float">
            <text:p>-0.061942</text:p>
          </table:table-cell>
          <table:table-cell table:formula="of:=[Datos_MoCap.B134]" office:value-type="float" office:value="0.102954" calcext:value-type="float">
            <text:p>0.102954</text:p>
          </table:table-cell>
          <table:table-cell table:formula="of:=[Datos_MoCap.C134]" office:value-type="float" office:value="0.193448" calcext:value-type="float">
            <text:p>0.193448</text:p>
          </table:table-cell>
          <table:table-cell table:formula="of:=[Datos_MoCap.D134]" office:value-type="float" office:value="0.122197" calcext:value-type="float">
            <text:p>0.122197</text:p>
          </table:table-cell>
          <table:table-cell table:formula="of:=[Datos_MoCap.F134]" office:value-type="float" office:value="-0.138932" calcext:value-type="float">
            <text:p>-0.138932</text:p>
          </table:table-cell>
          <table:table-cell table:formula="of:=[Datos_MoCap.E134]" office:value-type="float" office:value="0.017821" calcext:value-type="float">
            <text:p>0.017821</text:p>
          </table:table-cell>
          <table:table-cell/>
          <table:table-cell table:formula="of:=([.H134]^2)*(0.140024724909833)+([.H134])*(-0.00142725065277068)+(-0.0063459406986214)" office:value-type="float" office:value="-0.00572028548291246" calcext:value-type="float">
            <text:p>-0.0057202855</text:p>
          </table:table-cell>
          <table:table-cell table:formula="of:=([.J134]^2)*(-1.68303778049881)+([.J134])*(0.15665109790632)+(0.10475739737447)" office:value-type="float" office:value="0.0720783825267308" calcext:value-type="float">
            <text:p>0.0720783825</text:p>
          </table:table-cell>
          <table:table-cell table:formula="of:=([.I134]^2)*(-1.84809378419694)+([.I134])*(0.969715893777015)+(-0.0558124189204929)" office:value-type="float" office:value="0.0244347928770132" calcext:value-type="float">
            <text:p>0.0244347929</text:p>
          </table:table-cell>
          <table:table-cell table:formula="of:=[.H134]*-1" office:value-type="float" office:value="0.061942" calcext:value-type="float">
            <text:p>0.061942</text:p>
          </table:table-cell>
          <table:table-cell table:formula="of:=[.M134]*-1" office:value-type="float" office:value="-0.017821" calcext:value-type="float">
            <text:p>-0.017821</text:p>
          </table:table-cell>
          <table:table-cell table:formula="of:=([.K134]^2)*(48.7382423482978)+([.K134])*(0.0643401308833624)+(0.0316411646540839)" office:value-type="float" office:value="0.767267976055348" calcext:value-type="float">
            <text:p>0.7672679761</text:p>
          </table:table-cell>
          <table:table-cell table:formula="of:=([.M134]^2)*(2.99573212968935)+([.M134])*(-0.0394274132082148)+(-0.010306073088791)" office:value-type="float" office:value="-0.0100573003211458" calcext:value-type="float">
            <text:p>-0.0100573003</text:p>
          </table:table-cell>
          <table:table-cell table:formula="of:=([.L134]^2)*(-20.9992408223248)+([.L134])*(0.114146130561486)+(0.302895814088881)" office:value-type="float" office:value="-0.118292195502409" calcext:value-type="float">
            <text:p>-0.1182921955</text:p>
          </table:table-cell>
          <table:table-cell table:number-columns-repeated="1002"/>
        </table:table-row>
        <table:table-row table:style-name="ro1">
          <table:table-cell table:formula="of:=[Datos_Nao.A135]" office:value-type="float" office:value="-0.00888163316994906" calcext:value-type="float">
            <text:p>-0.0088816332</text:p>
          </table:table-cell>
          <table:table-cell table:formula="of:=[Datos_Nao.B135]" office:value-type="float" office:value="0.0987427309155464" calcext:value-type="float">
            <text:p>0.0987427309</text:p>
          </table:table-cell>
          <table:table-cell table:formula="of:=[Datos_Nao.C135]" office:value-type="float" office:value="0.0780754834413528" calcext:value-type="float">
            <text:p>0.0780754834</text:p>
          </table:table-cell>
          <table:table-cell table:formula="of:=[Datos_Nao.D135]" office:value-type="float" office:value="0.220904976129532" calcext:value-type="float">
            <text:p>0.2209049761</text:p>
          </table:table-cell>
          <table:table-cell table:formula="of:=[Datos_Nao.E135]" office:value-type="float" office:value="0.159326300024986" calcext:value-type="float">
            <text:p>0.1593263</text:p>
          </table:table-cell>
          <table:table-cell table:formula="of:=[Datos_Nao.F135]" office:value-type="float" office:value="0.411241739988327" calcext:value-type="float">
            <text:p>0.41124174</text:p>
          </table:table-cell>
          <table:table-cell/>
          <table:table-cell table:formula="of:=[Datos_MoCap.A135]" office:value-type="float" office:value="-0.061942" calcext:value-type="float">
            <text:p>-0.061942</text:p>
          </table:table-cell>
          <table:table-cell table:formula="of:=[Datos_MoCap.B135]" office:value-type="float" office:value="0.102954" calcext:value-type="float">
            <text:p>0.102954</text:p>
          </table:table-cell>
          <table:table-cell table:formula="of:=[Datos_MoCap.C135]" office:value-type="float" office:value="0.193448" calcext:value-type="float">
            <text:p>0.193448</text:p>
          </table:table-cell>
          <table:table-cell table:formula="of:=[Datos_MoCap.D135]" office:value-type="float" office:value="0.122197" calcext:value-type="float">
            <text:p>0.122197</text:p>
          </table:table-cell>
          <table:table-cell table:formula="of:=[Datos_MoCap.F135]" office:value-type="float" office:value="-0.138932" calcext:value-type="float">
            <text:p>-0.138932</text:p>
          </table:table-cell>
          <table:table-cell table:formula="of:=[Datos_MoCap.E135]" office:value-type="float" office:value="0.017821" calcext:value-type="float">
            <text:p>0.017821</text:p>
          </table:table-cell>
          <table:table-cell/>
          <table:table-cell table:formula="of:=([.H135]^2)*(0.140024724909833)+([.H135])*(-0.00142725065277068)+(-0.0063459406986214)" office:value-type="float" office:value="-0.00572028548291246" calcext:value-type="float">
            <text:p>-0.0057202855</text:p>
          </table:table-cell>
          <table:table-cell table:formula="of:=([.J135]^2)*(-1.68303778049881)+([.J135])*(0.15665109790632)+(0.10475739737447)" office:value-type="float" office:value="0.0720783825267308" calcext:value-type="float">
            <text:p>0.0720783825</text:p>
          </table:table-cell>
          <table:table-cell table:formula="of:=([.I135]^2)*(-1.84809378419694)+([.I135])*(0.969715893777015)+(-0.0558124189204929)" office:value-type="float" office:value="0.0244347928770132" calcext:value-type="float">
            <text:p>0.0244347929</text:p>
          </table:table-cell>
          <table:table-cell table:formula="of:=[.H135]*-1" office:value-type="float" office:value="0.061942" calcext:value-type="float">
            <text:p>0.061942</text:p>
          </table:table-cell>
          <table:table-cell table:formula="of:=[.M135]*-1" office:value-type="float" office:value="-0.017821" calcext:value-type="float">
            <text:p>-0.017821</text:p>
          </table:table-cell>
          <table:table-cell table:formula="of:=([.K135]^2)*(48.7382423482978)+([.K135])*(0.0643401308833624)+(0.0316411646540839)" office:value-type="float" office:value="0.767267976055348" calcext:value-type="float">
            <text:p>0.7672679761</text:p>
          </table:table-cell>
          <table:table-cell table:formula="of:=([.M135]^2)*(2.99573212968935)+([.M135])*(-0.0394274132082148)+(-0.010306073088791)" office:value-type="float" office:value="-0.0100573003211458" calcext:value-type="float">
            <text:p>-0.0100573003</text:p>
          </table:table-cell>
          <table:table-cell table:formula="of:=([.L135]^2)*(-20.9992408223248)+([.L135])*(0.114146130561486)+(0.302895814088881)" office:value-type="float" office:value="-0.118292195502409" calcext:value-type="float">
            <text:p>-0.1182921955</text:p>
          </table:table-cell>
          <table:table-cell table:number-columns-repeated="1002"/>
        </table:table-row>
        <table:table-row table:style-name="ro1">
          <table:table-cell table:formula="of:=[Datos_Nao.A136]" office:value-type="float" office:value="-0.00800691638141871" calcext:value-type="float">
            <text:p>-0.0080069164</text:p>
          </table:table-cell>
          <table:table-cell table:formula="of:=[Datos_Nao.B136]" office:value-type="float" office:value="0.101366318762302" calcext:value-type="float">
            <text:p>0.1013663188</text:p>
          </table:table-cell>
          <table:table-cell table:formula="of:=[Datos_Nao.C136]" office:value-type="float" office:value="0.0742859691381455" calcext:value-type="float">
            <text:p>0.0742859691</text:p>
          </table:table-cell>
          <table:table-cell table:formula="of:=[Datos_Nao.D136]" office:value-type="float" office:value="0.213515907526016" calcext:value-type="float">
            <text:p>0.2135159075</text:p>
          </table:table-cell>
          <table:table-cell table:formula="of:=[Datos_Nao.E136]" office:value-type="float" office:value="0.156322807073593" calcext:value-type="float">
            <text:p>0.1563228071</text:p>
          </table:table-cell>
          <table:table-cell table:formula="of:=[Datos_Nao.F136]" office:value-type="float" office:value="0.405068337917328" calcext:value-type="float">
            <text:p>0.4050683379</text:p>
          </table:table-cell>
          <table:table-cell/>
          <table:table-cell table:formula="of:=[Datos_MoCap.A136]" office:value-type="float" office:value="-0.058902" calcext:value-type="float">
            <text:p>-0.058902</text:p>
          </table:table-cell>
          <table:table-cell table:formula="of:=[Datos_MoCap.B136]" office:value-type="float" office:value="0.106867" calcext:value-type="float">
            <text:p>0.106867</text:p>
          </table:table-cell>
          <table:table-cell table:formula="of:=[Datos_MoCap.C136]" office:value-type="float" office:value="0.179795" calcext:value-type="float">
            <text:p>0.179795</text:p>
          </table:table-cell>
          <table:table-cell table:formula="of:=[Datos_MoCap.D136]" office:value-type="float" office:value="0.101099" calcext:value-type="float">
            <text:p>0.101099</text:p>
          </table:table-cell>
          <table:table-cell table:formula="of:=[Datos_MoCap.F136]" office:value-type="float" office:value="-0.140428" calcext:value-type="float">
            <text:p>-0.140428</text:p>
          </table:table-cell>
          <table:table-cell table:formula="of:=[Datos_MoCap.E136]" office:value-type="float" office:value="-0.017623" calcext:value-type="float">
            <text:p>-0.017623</text:p>
          </table:table-cell>
          <table:table-cell/>
          <table:table-cell table:formula="of:=([.H136]^2)*(0.140024724909833)+([.H136])*(-0.00142725065277068)+(-0.0063459406986214)" office:value-type="float" office:value="-0.00577606461438217" calcext:value-type="float">
            <text:p>-0.0057760646</text:p>
          </table:table-cell>
          <table:table-cell table:formula="of:=([.J136]^2)*(-1.68303778049881)+([.J136])*(0.15665109790632)+(0.10475739737447)" office:value-type="float" office:value="0.0785161948929135" calcext:value-type="float">
            <text:p>0.0785161949</text:p>
          </table:table-cell>
          <table:table-cell table:formula="of:=([.I136]^2)*(-1.84809378419694)+([.I136])*(0.969715893777015)+(-0.0558124189204929)" office:value-type="float" office:value="0.0267119515188594" calcext:value-type="float">
            <text:p>0.0267119515</text:p>
          </table:table-cell>
          <table:table-cell table:formula="of:=[.H136]*-1" office:value-type="float" office:value="0.058902" calcext:value-type="float">
            <text:p>0.058902</text:p>
          </table:table-cell>
          <table:table-cell table:formula="of:=[.M136]*-1" office:value-type="float" office:value="0.017623" calcext:value-type="float">
            <text:p>0.017623</text:p>
          </table:table-cell>
          <table:table-cell table:formula="of:=([.K136]^2)*(48.7382423482978)+([.K136])*(0.0643401308833624)+(0.0316411646540839)" office:value-type="float" office:value="0.536299842795241" calcext:value-type="float">
            <text:p>0.5362998428</text:p>
          </table:table-cell>
          <table:table-cell table:formula="of:=([.M136]^2)*(2.99573212968935)+([.M136])*(-0.0394274132082148)+(-0.010306073088791)" office:value-type="float" office:value="-0.00868085887185557" calcext:value-type="float">
            <text:p>-0.0086808589</text:p>
          </table:table-cell>
          <table:table-cell table:formula="of:=([.L136]^2)*(-20.9992408223248)+([.L136])*(0.114146130561486)+(0.302895814088881)" office:value-type="float" office:value="-0.127239014596252" calcext:value-type="float">
            <text:p>-0.1272390146</text:p>
          </table:table-cell>
          <table:table-cell table:number-columns-repeated="1002"/>
        </table:table-row>
        <table:table-row table:style-name="ro1">
          <table:table-cell table:formula="of:=[Datos_Nao.A137]" office:value-type="float" office:value="-0.00756547879427671" calcext:value-type="float">
            <text:p>-0.0075654788</text:p>
          </table:table-cell>
          <table:table-cell table:formula="of:=[Datos_Nao.B137]" office:value-type="float" office:value="0.102744370698929" calcext:value-type="float">
            <text:p>0.1027443707</text:p>
          </table:table-cell>
          <table:table-cell table:formula="of:=[Datos_Nao.C137]" office:value-type="float" office:value="0.0722559690475464" calcext:value-type="float">
            <text:p>0.072255969</text:p>
          </table:table-cell>
          <table:table-cell table:formula="of:=[Datos_Nao.D137]" office:value-type="float" office:value="0.209424450993538" calcext:value-type="float">
            <text:p>0.209424451</text:p>
          </table:table-cell>
          <table:table-cell table:formula="of:=[Datos_Nao.E137]" office:value-type="float" office:value="0.154592782258987" calcext:value-type="float">
            <text:p>0.1545927823</text:p>
          </table:table-cell>
          <table:table-cell table:formula="of:=[Datos_Nao.F137]" office:value-type="float" office:value="0.401770681142807" calcext:value-type="float">
            <text:p>0.4017706811</text:p>
          </table:table-cell>
          <table:table-cell/>
          <table:table-cell table:formula="of:=[Datos_MoCap.A137]" office:value-type="float" office:value="-0.056294" calcext:value-type="float">
            <text:p>-0.056294</text:p>
          </table:table-cell>
          <table:table-cell table:formula="of:=[Datos_MoCap.B137]" office:value-type="float" office:value="0.11007" calcext:value-type="float">
            <text:p>0.11007</text:p>
          </table:table-cell>
          <table:table-cell table:formula="of:=[Datos_MoCap.C137]" office:value-type="float" office:value="0.169124" calcext:value-type="float">
            <text:p>0.169124</text:p>
          </table:table-cell>
          <table:table-cell table:formula="of:=[Datos_MoCap.D137]" office:value-type="float" office:value="0.100115" calcext:value-type="float">
            <text:p>0.100115</text:p>
          </table:table-cell>
          <table:table-cell table:formula="of:=[Datos_MoCap.F137]" office:value-type="float" office:value="-0.13964" calcext:value-type="float">
            <text:p>-0.13964</text:p>
          </table:table-cell>
          <table:table-cell table:formula="of:=[Datos_MoCap.E137]" office:value-type="float" office:value="-0.01677" calcext:value-type="float">
            <text:p>-0.01677</text:p>
          </table:table-cell>
          <table:table-cell/>
          <table:table-cell table:formula="of:=([.H137]^2)*(0.140024724909833)+([.H137])*(-0.00142725065277068)+(-0.0063459406986214)" office:value-type="float" office:value="-0.00582185467573814" calcext:value-type="float">
            <text:p>-0.0058218547</text:p>
          </table:table-cell>
          <table:table-cell table:formula="of:=([.J137]^2)*(-1.68303778049881)+([.J137])*(0.15665109790632)+(0.10475739737447)" office:value-type="float" office:value="0.0831110502501068" calcext:value-type="float">
            <text:p>0.0831110503</text:p>
          </table:table-cell>
          <table:table-cell table:formula="of:=([.I137]^2)*(-1.84809378419694)+([.I137])*(0.969715893777015)+(-0.0558124189204929)" office:value-type="float" office:value="0.028533805018824" calcext:value-type="float">
            <text:p>0.028533805</text:p>
          </table:table-cell>
          <table:table-cell table:formula="of:=[.H137]*-1" office:value-type="float" office:value="0.056294" calcext:value-type="float">
            <text:p>0.056294</text:p>
          </table:table-cell>
          <table:table-cell table:formula="of:=[.M137]*-1" office:value-type="float" office:value="0.01677" calcext:value-type="float">
            <text:p>0.01677</text:p>
          </table:table-cell>
          <table:table-cell table:formula="of:=([.K137]^2)*(48.7382423482978)+([.K137])*(0.0643401308833624)+(0.0316411646540839)" office:value-type="float" office:value="0.526586624477716" calcext:value-type="float">
            <text:p>0.5265866245</text:p>
          </table:table-cell>
          <table:table-cell table:formula="of:=([.M137]^2)*(2.99573212968935)+([.M137])*(-0.0394274132082148)+(-0.010306073088791)" office:value-type="float" office:value="-0.00880237693483353" calcext:value-type="float">
            <text:p>-0.0088023769</text:p>
          </table:table-cell>
          <table:table-cell table:formula="of:=([.L137]^2)*(-20.9992408223248)+([.L137])*(0.114146130561486)+(0.302895814088881)" office:value-type="float" office:value="-0.122514669727011" calcext:value-type="float">
            <text:p>-0.1225146697</text:p>
          </table:table-cell>
          <table:table-cell table:number-columns-repeated="1002"/>
        </table:table-row>
        <table:table-row table:style-name="ro1">
          <table:table-cell table:formula="of:=[Datos_Nao.A138]" office:value-type="float" office:value="-0.00669297855347395" calcext:value-type="float">
            <text:p>-0.0066929786</text:p>
          </table:table-cell>
          <table:table-cell table:formula="of:=[Datos_Nao.B138]" office:value-type="float" office:value="0.105589389801025" calcext:value-type="float">
            <text:p>0.1055893898</text:p>
          </table:table-cell>
          <table:table-cell table:formula="of:=[Datos_Nao.C138]" office:value-type="float" office:value="0.0679617896676064" calcext:value-type="float">
            <text:p>0.0679617897</text:p>
          </table:table-cell>
          <table:table-cell table:formula="of:=[Datos_Nao.D138]" office:value-type="float" office:value="0.200510770082474" calcext:value-type="float">
            <text:p>0.2005107701</text:p>
          </table:table-cell>
          <table:table-cell table:formula="of:=[Datos_Nao.E138]" office:value-type="float" office:value="0.150685712695122" calcext:value-type="float">
            <text:p>0.1506857127</text:p>
          </table:table-cell>
          <table:table-cell table:formula="of:=[Datos_Nao.F138]" office:value-type="float" office:value="0.394819647073746" calcext:value-type="float">
            <text:p>0.3948196471</text:p>
          </table:table-cell>
          <table:table-cell/>
          <table:table-cell table:formula="of:=[Datos_MoCap.A138]" office:value-type="float" office:value="-0.048714" calcext:value-type="float">
            <text:p>-0.048714</text:p>
          </table:table-cell>
          <table:table-cell table:formula="of:=[Datos_MoCap.B138]" office:value-type="float" office:value="0.113341" calcext:value-type="float">
            <text:p>0.113341</text:p>
          </table:table-cell>
          <table:table-cell table:formula="of:=[Datos_MoCap.C138]" office:value-type="float" office:value="0.154976" calcext:value-type="float">
            <text:p>0.154976</text:p>
          </table:table-cell>
          <table:table-cell table:formula="of:=[Datos_MoCap.D138]" office:value-type="float" office:value="0.123911" calcext:value-type="float">
            <text:p>0.123911</text:p>
          </table:table-cell>
          <table:table-cell table:formula="of:=[Datos_MoCap.F138]" office:value-type="float" office:value="-0.153023" calcext:value-type="float">
            <text:p>-0.153023</text:p>
          </table:table-cell>
          <table:table-cell table:formula="of:=[Datos_MoCap.E138]" office:value-type="float" office:value="0.017089" calcext:value-type="float">
            <text:p>0.017089</text:p>
          </table:table-cell>
          <table:table-cell/>
          <table:table-cell table:formula="of:=([.H138]^2)*(0.140024724909833)+([.H138])*(-0.00142725065277068)+(-0.0063459406986214)" office:value-type="float" office:value="-0.00594412740534119" calcext:value-type="float">
            <text:p>-0.0059441274</text:p>
          </table:table-cell>
          <table:table-cell table:formula="of:=([.J138]^2)*(-1.68303778049881)+([.J138])*(0.15665109790632)+(0.10475739737447)" office:value-type="float" office:value="0.0886120960787731" calcext:value-type="float">
            <text:p>0.0886120961</text:p>
          </table:table-cell>
          <table:table-cell table:formula="of:=([.I138]^2)*(-1.84809378419694)+([.I138])*(0.969715893777015)+(-0.0558124189204929)" office:value-type="float" office:value="0.0303552005719108" calcext:value-type="float">
            <text:p>0.0303552006</text:p>
          </table:table-cell>
          <table:table-cell table:formula="of:=[.H138]*-1" office:value-type="float" office:value="0.048714" calcext:value-type="float">
            <text:p>0.048714</text:p>
          </table:table-cell>
          <table:table-cell table:formula="of:=[.M138]*-1" office:value-type="float" office:value="-0.017089" calcext:value-type="float">
            <text:p>-0.017089</text:p>
          </table:table-cell>
          <table:table-cell table:formula="of:=([.K138]^2)*(48.7382423482978)+([.K138])*(0.0643401308833624)+(0.0316411646540839)" office:value-type="float" office:value="0.787937464529905" calcext:value-type="float">
            <text:p>0.7879374645</text:p>
          </table:table-cell>
          <table:table-cell table:formula="of:=([.M138]^2)*(2.99573212968935)+([.M138])*(-0.0394274132082148)+(-0.010306073088791)" office:value-type="float" office:value="-0.0101049927530073" calcext:value-type="float">
            <text:p>-0.0101049928</text:p>
          </table:table-cell>
          <table:table-cell table:formula="of:=([.L138]^2)*(-20.9992408223248)+([.L138])*(0.114146130561486)+(0.302895814088881)" office:value-type="float" office:value="-0.206290201423336" calcext:value-type="float">
            <text:p>-0.2062902014</text:p>
          </table:table-cell>
          <table:table-cell table:number-columns-repeated="1002"/>
        </table:table-row>
        <table:table-row table:style-name="ro1">
          <table:table-cell table:formula="of:=[Datos_Nao.A139]" office:value-type="float" office:value="-0.00626919697970152" calcext:value-type="float">
            <text:p>-0.006269197</text:p>
          </table:table-cell>
          <table:table-cell table:formula="of:=[Datos_Nao.B139]" office:value-type="float" office:value="0.107039503753185" calcext:value-type="float">
            <text:p>0.1070395038</text:p>
          </table:table-cell>
          <table:table-cell table:formula="of:=[Datos_Nao.C139]" office:value-type="float" office:value="0.0657125785946846" calcext:value-type="float">
            <text:p>0.0657125786</text:p>
          </table:table-cell>
          <table:table-cell table:formula="of:=[Datos_Nao.D139]" office:value-type="float" office:value="0.195714667439461" calcext:value-type="float">
            <text:p>0.1957146674</text:p>
          </table:table-cell>
          <table:table-cell table:formula="of:=[Datos_Nao.E139]" office:value-type="float" office:value="0.148513838648796" calcext:value-type="float">
            <text:p>0.1485138386</text:p>
          </table:table-cell>
          <table:table-cell table:formula="of:=[Datos_Nao.F139]" office:value-type="float" office:value="0.391193121671677" calcext:value-type="float">
            <text:p>0.3911931217</text:p>
          </table:table-cell>
          <table:table-cell/>
          <table:table-cell table:formula="of:=[Datos_MoCap.A139]" office:value-type="float" office:value="-0.042784" calcext:value-type="float">
            <text:p>-0.042784</text:p>
          </table:table-cell>
          <table:table-cell table:formula="of:=[Datos_MoCap.B139]" office:value-type="float" office:value="0.116844" calcext:value-type="float">
            <text:p>0.116844</text:p>
          </table:table-cell>
          <table:table-cell table:formula="of:=[Datos_MoCap.C139]" office:value-type="float" office:value="0.140144" calcext:value-type="float">
            <text:p>0.140144</text:p>
          </table:table-cell>
          <table:table-cell table:formula="of:=[Datos_MoCap.D139]" office:value-type="float" office:value="0.117118" calcext:value-type="float">
            <text:p>0.117118</text:p>
          </table:table-cell>
          <table:table-cell table:formula="of:=[Datos_MoCap.F139]" office:value-type="float" office:value="-0.162555" calcext:value-type="float">
            <text:p>-0.162555</text:p>
          </table:table-cell>
          <table:table-cell table:formula="of:=[Datos_MoCap.E139]" office:value-type="float" office:value="0.013425" calcext:value-type="float">
            <text:p>0.013425</text:p>
          </table:table-cell>
          <table:table-cell/>
          <table:table-cell table:formula="of:=([.H139]^2)*(0.140024724909833)+([.H139])*(-0.00142725065277068)+(-0.0063459406986214)" office:value-type="float" office:value="-0.00602856605663134" calcext:value-type="float">
            <text:p>-0.0060285661</text:p>
          </table:table-cell>
          <table:table-cell table:formula="of:=([.J139]^2)*(-1.68303778049881)+([.J139])*(0.15665109790632)+(0.10475739737447)" office:value-type="float" office:value="0.0936556733588955" calcext:value-type="float">
            <text:p>0.0936556734</text:p>
          </table:table-cell>
          <table:table-cell table:formula="of:=([.I139]^2)*(-1.84809378419694)+([.I139])*(0.969715893777015)+(-0.0558124189204929)" office:value-type="float" office:value="0.0322619270004047" calcext:value-type="float">
            <text:p>0.032261927</text:p>
          </table:table-cell>
          <table:table-cell table:formula="of:=[.H139]*-1" office:value-type="float" office:value="0.042784" calcext:value-type="float">
            <text:p>0.042784</text:p>
          </table:table-cell>
          <table:table-cell table:formula="of:=[.M139]*-1" office:value-type="float" office:value="-0.013425" calcext:value-type="float">
            <text:p>-0.013425</text:p>
          </table:table-cell>
          <table:table-cell table:formula="of:=([.K139]^2)*(48.7382423482978)+([.K139])*(0.0643401308833624)+(0.0316411646540839)" office:value-type="float" office:value="0.707700790587738" calcext:value-type="float">
            <text:p>0.7077007906</text:p>
          </table:table-cell>
          <table:table-cell table:formula="of:=([.M139]^2)*(2.99573212968935)+([.M139])*(-0.0394274132082148)+(-0.010306073088791)" office:value-type="float" office:value="-0.0102954634370448" calcext:value-type="float">
            <text:p>-0.0102954634</text:p>
          </table:table-cell>
          <table:table-cell table:formula="of:=([.L139]^2)*(-20.9992408223248)+([.L139])*(0.114146130561486)+(0.302895814088881)" office:value-type="float" office:value="-0.270545838081458" calcext:value-type="float">
            <text:p>-0.2705458381</text:p>
          </table:table-cell>
          <table:table-cell table:number-columns-repeated="1002"/>
        </table:table-row>
        <table:table-row table:style-name="ro1">
          <table:table-cell table:formula="of:=[Datos_Nao.A140]" office:value-type="float" office:value="-0.00585828814655542" calcext:value-type="float">
            <text:p>-0.0058582881</text:p>
          </table:table-cell>
          <table:table-cell table:formula="of:=[Datos_Nao.B140]" office:value-type="float" office:value="0.108497194945812" calcext:value-type="float">
            <text:p>0.1084971949</text:p>
          </table:table-cell>
          <table:table-cell table:formula="of:=[Datos_Nao.C140]" office:value-type="float" office:value="0.0634054392576218" calcext:value-type="float">
            <text:p>0.0634054393</text:p>
          </table:table-cell>
          <table:table-cell table:formula="of:=[Datos_Nao.D140]" office:value-type="float" office:value="0.190709754824638" calcext:value-type="float">
            <text:p>0.1907097548</text:p>
          </table:table-cell>
          <table:table-cell table:formula="of:=[Datos_Nao.E140]" office:value-type="float" office:value="0.146200135350227" calcext:value-type="float">
            <text:p>0.1462001354</text:p>
          </table:table-cell>
          <table:table-cell table:formula="of:=[Datos_Nao.F140]" office:value-type="float" office:value="0.387483447790146" calcext:value-type="float">
            <text:p>0.3874834478</text:p>
          </table:table-cell>
          <table:table-cell/>
          <table:table-cell table:formula="of:=[Datos_MoCap.A140]" office:value-type="float" office:value="-0.036092" calcext:value-type="float">
            <text:p>-0.036092</text:p>
          </table:table-cell>
          <table:table-cell table:formula="of:=[Datos_MoCap.B140]" office:value-type="float" office:value="0.122253" calcext:value-type="float">
            <text:p>0.122253</text:p>
          </table:table-cell>
          <table:table-cell table:formula="of:=[Datos_MoCap.C140]" office:value-type="float" office:value="0.127276" calcext:value-type="float">
            <text:p>0.127276</text:p>
          </table:table-cell>
          <table:table-cell table:formula="of:=[Datos_MoCap.D140]" office:value-type="float" office:value="0.108003" calcext:value-type="float">
            <text:p>0.108003</text:p>
          </table:table-cell>
          <table:table-cell table:formula="of:=[Datos_MoCap.F140]" office:value-type="float" office:value="-0.17495" calcext:value-type="float">
            <text:p>-0.17495</text:p>
          </table:table-cell>
          <table:table-cell table:formula="of:=[Datos_MoCap.E140]" office:value-type="float" office:value="-0.005929" calcext:value-type="float">
            <text:p>-0.005929</text:p>
          </table:table-cell>
          <table:table-cell/>
          <table:table-cell table:formula="of:=([.H140]^2)*(0.140024724909833)+([.H140])*(-0.00142725065277068)+(-0.0063459406986214)" office:value-type="float" office:value="-0.00611202761563138" calcext:value-type="float">
            <text:p>-0.0061120276</text:p>
          </table:table-cell>
          <table:table-cell table:formula="of:=([.J140]^2)*(-1.68303778049881)+([.J140])*(0.15665109790632)+(0.10475739737447)" office:value-type="float" office:value="0.0974314902622794" calcext:value-type="float">
            <text:p>0.0974314903</text:p>
          </table:table-cell>
          <table:table-cell table:formula="of:=([.I140]^2)*(-1.84809378419694)+([.I140])*(0.969715893777015)+(-0.0558124189204929)" office:value-type="float" office:value="0.0351170255373202" calcext:value-type="float">
            <text:p>0.0351170255</text:p>
          </table:table-cell>
          <table:table-cell table:formula="of:=[.H140]*-1" office:value-type="float" office:value="0.036092" calcext:value-type="float">
            <text:p>0.036092</text:p>
          </table:table-cell>
          <table:table-cell table:formula="of:=[.M140]*-1" office:value-type="float" office:value="0.005929" calcext:value-type="float">
            <text:p>0.005929</text:p>
          </table:table-cell>
          <table:table-cell table:formula="of:=([.K140]^2)*(48.7382423482978)+([.K140])*(0.0643401308833624)+(0.0316411646540839)" office:value-type="float" office:value="0.607104533380111" calcext:value-type="float">
            <text:p>0.6071045334</text:p>
          </table:table-cell>
          <table:table-cell table:formula="of:=([.M140]^2)*(2.99573212968935)+([.M140])*(-0.0394274132082148)+(-0.010306073088791)" office:value-type="float" office:value="-0.00996699886149951" calcext:value-type="float">
            <text:p>-0.0099669989</text:p>
          </table:table-cell>
          <table:table-cell table:formula="of:=([.L140]^2)*(-20.9992408223248)+([.L140])*(0.114146130561486)+(0.302895814088881)" office:value-type="float" office:value="-0.359808367420259" calcext:value-type="float">
            <text:p>-0.3598083674</text:p>
          </table:table-cell>
          <table:table-cell table:number-columns-repeated="1002"/>
        </table:table-row>
        <table:table-row table:style-name="ro1">
          <table:table-cell table:formula="of:=[Datos_Nao.A141]" office:value-type="float" office:value="-0.00546357035636902" calcext:value-type="float">
            <text:p>-0.0054635704</text:p>
          </table:table-cell>
          <table:table-cell table:formula="of:=[Datos_Nao.B141]" office:value-type="float" office:value="0.109954714775085" calcext:value-type="float">
            <text:p>0.1099547148</text:p>
          </table:table-cell>
          <table:table-cell table:formula="of:=[Datos_Nao.C141]" office:value-type="float" office:value="0.0610482580959797" calcext:value-type="float">
            <text:p>0.0610482581</text:p>
          </table:table-cell>
          <table:table-cell table:formula="of:=[Datos_Nao.D141]" office:value-type="float" office:value="0.185508996248245" calcext:value-type="float">
            <text:p>0.1855089962</text:p>
          </table:table-cell>
          <table:table-cell table:formula="of:=[Datos_Nao.E141]" office:value-type="float" office:value="0.143747925758362" calcext:value-type="float">
            <text:p>0.1437479258</text:p>
          </table:table-cell>
          <table:table-cell table:formula="of:=[Datos_Nao.F141]" office:value-type="float" office:value="0.383703649044037" calcext:value-type="float">
            <text:p>0.383703649</text:p>
          </table:table-cell>
          <table:table-cell/>
          <table:table-cell table:formula="of:=[Datos_MoCap.A141]" office:value-type="float" office:value="-0.029697" calcext:value-type="float">
            <text:p>-0.029697</text:p>
          </table:table-cell>
          <table:table-cell table:formula="of:=[Datos_MoCap.B141]" office:value-type="float" office:value="0.129822" calcext:value-type="float">
            <text:p>0.129822</text:p>
          </table:table-cell>
          <table:table-cell table:formula="of:=[Datos_MoCap.C141]" office:value-type="float" office:value="0.116396" calcext:value-type="float">
            <text:p>0.116396</text:p>
          </table:table-cell>
          <table:table-cell table:formula="of:=[Datos_MoCap.D141]" office:value-type="float" office:value="0.091387" calcext:value-type="float">
            <text:p>0.091387</text:p>
          </table:table-cell>
          <table:table-cell table:formula="of:=[Datos_MoCap.F141]" office:value-type="float" office:value="-0.194021" calcext:value-type="float">
            <text:p>-0.194021</text:p>
          </table:table-cell>
          <table:table-cell table:formula="of:=[Datos_MoCap.E141]" office:value-type="float" office:value="-0.032175" calcext:value-type="float">
            <text:p>-0.032175</text:p>
          </table:table-cell>
          <table:table-cell/>
          <table:table-cell table:formula="of:=([.H141]^2)*(0.140024724909833)+([.H141])*(-0.00142725065277068)+(-0.0063459406986214)" office:value-type="float" office:value="-0.00618006617753611" calcext:value-type="float">
            <text:p>-0.0061800662</text:p>
          </table:table-cell>
          <table:table-cell table:formula="of:=([.J141]^2)*(-1.68303778049881)+([.J141])*(0.15665109790632)+(0.10475739737447)" office:value-type="float" office:value="0.100189114217759" calcext:value-type="float">
            <text:p>0.1001891142</text:p>
          </table:table-cell>
          <table:table-cell table:formula="of:=([.I141]^2)*(-1.84809378419694)+([.I141])*(0.969715893777015)+(-0.0558124189204929)" office:value-type="float" office:value="0.0389307241138276" calcext:value-type="float">
            <text:p>0.0389307241</text:p>
          </table:table-cell>
          <table:table-cell table:formula="of:=[.H141]*-1" office:value-type="float" office:value="0.029697" calcext:value-type="float">
            <text:p>0.029697</text:p>
          </table:table-cell>
          <table:table-cell table:formula="of:=[.M141]*-1" office:value-type="float" office:value="0.032175" calcext:value-type="float">
            <text:p>0.032175</text:p>
          </table:table-cell>
          <table:table-cell table:formula="of:=([.K141]^2)*(48.7382423482978)+([.K141])*(0.0643401308833624)+(0.0316411646540839)" office:value-type="float" office:value="0.444562529920754" calcext:value-type="float">
            <text:p>0.4445625299</text:p>
          </table:table-cell>
          <table:table-cell table:formula="of:=([.M141]^2)*(2.99573212968935)+([.M141])*(-0.0394274132082148)+(-0.010306073088791)" office:value-type="float" office:value="-0.0059362224238658" calcext:value-type="float">
            <text:p>-0.0059362224</text:p>
          </table:table-cell>
          <table:table-cell table:formula="of:=([.L141]^2)*(-20.9992408223248)+([.L141])*(0.114146130561486)+(0.302895814088881)" office:value-type="float" office:value="-0.509749470972691" calcext:value-type="float">
            <text:p>-0.509749471</text:p>
          </table:table-cell>
          <table:table-cell table:number-columns-repeated="1002"/>
        </table:table-row>
        <table:table-row table:style-name="ro1">
          <table:table-cell table:formula="of:=[Datos_Nao.A142]" office:value-type="float" office:value="-0.00440660491585732" calcext:value-type="float">
            <text:p>-0.0044066049</text:p>
          </table:table-cell>
          <table:table-cell table:formula="of:=[Datos_Nao.B142]" office:value-type="float" office:value="0.114255219697952" calcext:value-type="float">
            <text:p>0.1142552197</text:p>
          </table:table-cell>
          <table:table-cell table:formula="of:=[Datos_Nao.C142]" office:value-type="float" office:value="0.0537562221288681" calcext:value-type="float">
            <text:p>0.0537562221</text:p>
          </table:table-cell>
          <table:table-cell table:formula="of:=[Datos_Nao.D142]" office:value-type="float" office:value="0.168864458799362" calcext:value-type="float">
            <text:p>0.1688644588</text:p>
          </table:table-cell>
          <table:table-cell table:formula="of:=[Datos_Nao.E142]" office:value-type="float" office:value="0.135597556829453" calcext:value-type="float">
            <text:p>0.1355975568</text:p>
          </table:table-cell>
          <table:table-cell table:formula="of:=[Datos_Nao.F142]" office:value-type="float" office:value="0.372069597244263" calcext:value-type="float">
            <text:p>0.3720695972</text:p>
          </table:table-cell>
          <table:table-cell/>
          <table:table-cell table:formula="of:=[Datos_MoCap.A142]" office:value-type="float" office:value="-0.023758" calcext:value-type="float">
            <text:p>-0.023758</text:p>
          </table:table-cell>
          <table:table-cell table:formula="of:=[Datos_MoCap.B142]" office:value-type="float" office:value="0.138281" calcext:value-type="float">
            <text:p>0.138281</text:p>
          </table:table-cell>
          <table:table-cell table:formula="of:=[Datos_MoCap.C142]" office:value-type="float" office:value="0.106942" calcext:value-type="float">
            <text:p>0.106942</text:p>
          </table:table-cell>
          <table:table-cell table:formula="of:=[Datos_MoCap.D142]" office:value-type="float" office:value="0.075028" calcext:value-type="float">
            <text:p>0.075028</text:p>
          </table:table-cell>
          <table:table-cell table:formula="of:=[Datos_MoCap.F142]" office:value-type="float" office:value="-0.221116" calcext:value-type="float">
            <text:p>-0.221116</text:p>
          </table:table-cell>
          <table:table-cell table:formula="of:=[Datos_MoCap.E142]" office:value-type="float" office:value="-0.050878" calcext:value-type="float">
            <text:p>-0.050878</text:p>
          </table:table-cell>
          <table:table-cell/>
          <table:table-cell table:formula="of:=([.H142]^2)*(0.140024724909833)+([.H142])*(-0.00142725065277068)+(-0.0063459406986214)" office:value-type="float" office:value="-0.00623299616286137" calcext:value-type="float">
            <text:p>-0.0062329962</text:p>
          </table:table-cell>
          <table:table-cell table:formula="of:=([.J142]^2)*(-1.68303778049881)+([.J142])*(0.15665109790632)+(0.10475739737447)" office:value-type="float" office:value="0.102261763741029" calcext:value-type="float">
            <text:p>0.1022617637</text:p>
          </table:table-cell>
          <table:table-cell table:formula="of:=([.I142]^2)*(-1.84809378419694)+([.I142])*(0.969715893777015)+(-0.0558124189204929)" office:value-type="float" office:value="0.0429422898717795" calcext:value-type="float">
            <text:p>0.0429422899</text:p>
          </table:table-cell>
          <table:table-cell table:formula="of:=[.H142]*-1" office:value-type="float" office:value="0.023758" calcext:value-type="float">
            <text:p>0.023758</text:p>
          </table:table-cell>
          <table:table-cell table:formula="of:=[.M142]*-1" office:value-type="float" office:value="0.050878" calcext:value-type="float">
            <text:p>0.050878</text:p>
          </table:table-cell>
          <table:table-cell table:formula="of:=([.K142]^2)*(48.7382423482978)+([.K142])*(0.0643401308833624)+(0.0316411646540839)" office:value-type="float" office:value="0.310825828031821" calcext:value-type="float">
            <text:p>0.310825828</text:p>
          </table:table-cell>
          <table:table-cell table:formula="of:=([.M142]^2)*(2.99573212968935)+([.M142])*(-0.0394274132082148)+(-0.010306073088791)" office:value-type="float" office:value="-0.000545420192406283" calcext:value-type="float">
            <text:p>-0.0005454202</text:p>
          </table:table-cell>
          <table:table-cell table:formula="of:=([.L142]^2)*(-20.9992408223248)+([.L142])*(0.114146130561486)+(0.302895814088881)" office:value-type="float" office:value="-0.749044598360745" calcext:value-type="float">
            <text:p>-0.7490445984</text:p>
          </table:table-cell>
          <table:table-cell table:number-columns-repeated="1002"/>
        </table:table-row>
        <table:table-row table:style-name="ro1">
          <table:table-cell table:formula="of:=[Datos_Nao.A143]" office:value-type="float" office:value="-0.00383490882813931" calcext:value-type="float">
            <text:p>-0.0038349088</text:p>
          </table:table-cell>
          <table:table-cell table:formula="of:=[Datos_Nao.B143]" office:value-type="float" office:value="0.116998299956322" calcext:value-type="float">
            <text:p>0.1169983</text:p>
          </table:table-cell>
          <table:table-cell table:formula="of:=[Datos_Nao.C143]" office:value-type="float" office:value="0.0487924963235855" calcext:value-type="float">
            <text:p>0.0487924963</text:p>
          </table:table-cell>
          <table:table-cell table:formula="of:=[Datos_Nao.D143]" office:value-type="float" office:value="0.157030314207077" calcext:value-type="float">
            <text:p>0.1570303142</text:p>
          </table:table-cell>
          <table:table-cell table:formula="of:=[Datos_Nao.E143]" office:value-type="float" office:value="0.129545956850052" calcext:value-type="float">
            <text:p>0.1295459569</text:p>
          </table:table-cell>
          <table:table-cell table:formula="of:=[Datos_Nao.F143]" office:value-type="float" office:value="0.36418941617012" calcext:value-type="float">
            <text:p>0.3641894162</text:p>
          </table:table-cell>
          <table:table-cell/>
          <table:table-cell table:formula="of:=[Datos_MoCap.A143]" office:value-type="float" office:value="-0.01911" calcext:value-type="float">
            <text:p>-0.01911</text:p>
          </table:table-cell>
          <table:table-cell table:formula="of:=[Datos_MoCap.B143]" office:value-type="float" office:value="0.147894" calcext:value-type="float">
            <text:p>0.147894</text:p>
          </table:table-cell>
          <table:table-cell table:formula="of:=[Datos_MoCap.C143]" office:value-type="float" office:value="0.098978" calcext:value-type="float">
            <text:p>0.098978</text:p>
          </table:table-cell>
          <table:table-cell table:formula="of:=[Datos_MoCap.D143]" office:value-type="float" office:value="0.059044" calcext:value-type="float">
            <text:p>0.059044</text:p>
          </table:table-cell>
          <table:table-cell table:formula="of:=[Datos_MoCap.F143]" office:value-type="float" office:value="-0.252586" calcext:value-type="float">
            <text:p>-0.252586</text:p>
          </table:table-cell>
          <table:table-cell table:formula="of:=[Datos_MoCap.E143]" office:value-type="float" office:value="-0.058775" calcext:value-type="float">
            <text:p>-0.058775</text:p>
          </table:table-cell>
          <table:table-cell/>
          <table:table-cell table:formula="of:=([.H143]^2)*(0.140024724909833)+([.H143])*(-0.00142725065277068)+(-0.0063459406986214)" office:value-type="float" office:value="-0.00626753001530521" calcext:value-type="float">
            <text:p>-0.00626753</text:p>
          </table:table-cell>
          <table:table-cell table:formula="of:=([.J143]^2)*(-1.68303778049881)+([.J143])*(0.15665109790632)+(0.10475739737447)" office:value-type="float" office:value="0.103774286954354" calcext:value-type="float">
            <text:p>0.103774287</text:p>
          </table:table-cell>
          <table:table-cell table:formula="of:=([.I143]^2)*(-1.84809378419694)+([.I143])*(0.969715893777015)+(-0.0558124189204929)" office:value-type="float" office:value="0.0471800622501064" calcext:value-type="float">
            <text:p>0.0471800623</text:p>
          </table:table-cell>
          <table:table-cell table:formula="of:=[.H143]*-1" office:value-type="float" office:value="0.01911" calcext:value-type="float">
            <text:p>0.01911</text:p>
          </table:table-cell>
          <table:table-cell table:formula="of:=[.M143]*-1" office:value-type="float" office:value="0.058775" calcext:value-type="float">
            <text:p>0.058775</text:p>
          </table:table-cell>
          <table:table-cell table:formula="of:=([.K143]^2)*(48.7382423482978)+([.K143])*(0.0643401308833624)+(0.0316411646540839)" office:value-type="float" office:value="0.205351028267895" calcext:value-type="float">
            <text:p>0.2053510283</text:p>
          </table:table-cell>
          <table:table-cell table:formula="of:=([.M143]^2)*(2.99573212968935)+([.M143])*(-0.0394274132082148)+(-0.010306073088791)" office:value-type="float" office:value="0.00236003163686626" calcext:value-type="float">
            <text:p>0.0023600316</text:p>
          </table:table-cell>
          <table:table-cell table:formula="of:=([.L143]^2)*(-20.9992408223248)+([.L143])*(0.114146130561486)+(0.302895814088881)" office:value-type="float" office:value="-1.06568090046277" calcext:value-type="float">
            <text:p>-1.0656809005</text:p>
          </table:table-cell>
          <table:table-cell table:number-columns-repeated="1002"/>
        </table:table-row>
        <table:table-row table:style-name="ro1">
          <table:table-cell table:formula="of:=[Datos_Nao.A144]" office:value-type="float" office:value="-0.00359582901000977" calcext:value-type="float">
            <text:p>-0.003595829</text:p>
          </table:table-cell>
          <table:table-cell table:formula="of:=[Datos_Nao.B144]" office:value-type="float" office:value="0.118316158652306" calcext:value-type="float">
            <text:p>0.1183161587</text:p>
          </table:table-cell>
          <table:table-cell table:formula="of:=[Datos_Nao.C144]" office:value-type="float" office:value="0.04630446434021" calcext:value-type="float">
            <text:p>0.0463044643</text:p>
          </table:table-cell>
          <table:table-cell table:formula="of:=[Datos_Nao.D144]" office:value-type="float" office:value="0.150931000709534" calcext:value-type="float">
            <text:p>0.1509310007</text:p>
          </table:table-cell>
          <table:table-cell table:formula="of:=[Datos_Nao.E144]" office:value-type="float" office:value="0.126349270343781" calcext:value-type="float">
            <text:p>0.1263492703</text:p>
          </table:table-cell>
          <table:table-cell table:formula="of:=[Datos_Nao.F144]" office:value-type="float" office:value="0.360246598720551" calcext:value-type="float">
            <text:p>0.3602465987</text:p>
          </table:table-cell>
          <table:table-cell/>
          <table:table-cell table:formula="of:=[Datos_MoCap.A144]" office:value-type="float" office:value="-0.015845" calcext:value-type="float">
            <text:p>-0.015845</text:p>
          </table:table-cell>
          <table:table-cell table:formula="of:=[Datos_MoCap.B144]" office:value-type="float" office:value="0.158446" calcext:value-type="float">
            <text:p>0.158446</text:p>
          </table:table-cell>
          <table:table-cell table:formula="of:=[Datos_MoCap.C144]" office:value-type="float" office:value="0.091411" calcext:value-type="float">
            <text:p>0.091411</text:p>
          </table:table-cell>
          <table:table-cell table:formula="of:=[Datos_MoCap.D144]" office:value-type="float" office:value="0.042146" calcext:value-type="float">
            <text:p>0.042146</text:p>
          </table:table-cell>
          <table:table-cell table:formula="of:=[Datos_MoCap.F144]" office:value-type="float" office:value="-0.284904" calcext:value-type="float">
            <text:p>-0.284904</text:p>
          </table:table-cell>
          <table:table-cell table:formula="of:=[Datos_MoCap.E144]" office:value-type="float" office:value="-0.060878" calcext:value-type="float">
            <text:p>-0.060878</text:p>
          </table:table-cell>
          <table:table-cell/>
          <table:table-cell table:formula="of:=([.H144]^2)*(0.140024724909833)+([.H144])*(-0.00142725065277068)+(-0.0063459406986214)" office:value-type="float" office:value="-0.00628817074099287" calcext:value-type="float">
            <text:p>-0.0062881707</text:p>
          </table:table-cell>
          <table:table-cell table:formula="of:=([.J144]^2)*(-1.68303778049881)+([.J144])*(0.15665109790632)+(0.10475739737447)" office:value-type="float" office:value="0.105013616132392" calcext:value-type="float">
            <text:p>0.1050136161</text:p>
          </table:table-cell>
          <table:table-cell table:formula="of:=([.I144]^2)*(-1.84809378419694)+([.I144])*(0.969715893777015)+(-0.0558124189204929)" office:value-type="float" office:value="0.0514385417952149" calcext:value-type="float">
            <text:p>0.0514385418</text:p>
          </table:table-cell>
          <table:table-cell table:formula="of:=[.H144]*-1" office:value-type="float" office:value="0.015845" calcext:value-type="float">
            <text:p>0.015845</text:p>
          </table:table-cell>
          <table:table-cell table:formula="of:=[.M144]*-1" office:value-type="float" office:value="0.060878" calcext:value-type="float">
            <text:p>0.060878</text:p>
          </table:table-cell>
          <table:table-cell table:formula="of:=([.K144]^2)*(48.7382423482978)+([.K144])*(0.0643401308833624)+(0.0316411646540839)" office:value-type="float" office:value="0.120925868021225" calcext:value-type="float">
            <text:p>0.120925868</text:p>
          </table:table-cell>
          <table:table-cell table:formula="of:=([.M144]^2)*(2.99573212968935)+([.M144])*(-0.0394274132082148)+(-0.010306073088791)" office:value-type="float" office:value="0.00319676433853149" calcext:value-type="float">
            <text:p>0.0031967643</text:p>
          </table:table-cell>
          <table:table-cell table:formula="of:=([.L144]^2)*(-20.9992408223248)+([.L144])*(0.114146130561486)+(0.302895814088881)" office:value-type="float" office:value="-1.43413932595715" calcext:value-type="float">
            <text:p>-1.434139326</text:p>
          </table:table-cell>
          <table:table-cell table:number-columns-repeated="1002"/>
        </table:table-row>
        <table:table-row table:style-name="ro1">
          <table:table-cell table:formula="of:=[Datos_Nao.A145]" office:value-type="float" office:value="-0.00322015024721622" calcext:value-type="float">
            <text:p>-0.0032201502</text:p>
          </table:table-cell>
          <table:table-cell table:formula="of:=[Datos_Nao.B145]" office:value-type="float" office:value="0.120822064578533" calcext:value-type="float">
            <text:p>0.1208220646</text:p>
          </table:table-cell>
          <table:table-cell table:formula="of:=[Datos_Nao.C145]" office:value-type="float" office:value="0.0413564890623093" calcext:value-type="float">
            <text:p>0.0413564891</text:p>
          </table:table-cell>
          <table:table-cell table:formula="of:=[Datos_Nao.D145]" office:value-type="float" office:value="0.138431549072266" calcext:value-type="float">
            <text:p>0.1384315491</text:p>
          </table:table-cell>
          <table:table-cell table:formula="of:=[Datos_Nao.E145]" office:value-type="float" office:value="0.119641177356243" calcext:value-type="float">
            <text:p>0.1196411774</text:p>
          </table:table-cell>
          <table:table-cell table:formula="of:=[Datos_Nao.F145]" office:value-type="float" office:value="0.3524090051651" calcext:value-type="float">
            <text:p>0.3524090052</text:p>
          </table:table-cell>
          <table:table-cell/>
          <table:table-cell table:formula="of:=[Datos_MoCap.A145]" office:value-type="float" office:value="-0.014273" calcext:value-type="float">
            <text:p>-0.014273</text:p>
          </table:table-cell>
          <table:table-cell table:formula="of:=[Datos_MoCap.B145]" office:value-type="float" office:value="0.170187" calcext:value-type="float">
            <text:p>0.170187</text:p>
          </table:table-cell>
          <table:table-cell table:formula="of:=[Datos_MoCap.C145]" office:value-type="float" office:value="0.083653" calcext:value-type="float">
            <text:p>0.083653</text:p>
          </table:table-cell>
          <table:table-cell table:formula="of:=[Datos_MoCap.D145]" office:value-type="float" office:value="0.0342" calcext:value-type="float">
            <text:p>0.0342</text:p>
          </table:table-cell>
          <table:table-cell table:formula="of:=[Datos_MoCap.F145]" office:value-type="float" office:value="-0.310176" calcext:value-type="float">
            <text:p>-0.310176</text:p>
          </table:table-cell>
          <table:table-cell table:formula="of:=[Datos_MoCap.E145]" office:value-type="float" office:value="-0.061233" calcext:value-type="float">
            <text:p>-0.061233</text:p>
          </table:table-cell>
          <table:table-cell/>
          <table:table-cell table:formula="of:=([.H145]^2)*(0.140024724909833)+([.H145])*(-0.00142725065277068)+(-0.0063459406986214)" office:value-type="float" office:value="-0.00629704391907214" calcext:value-type="float">
            <text:p>-0.0062970439</text:p>
          </table:table-cell>
          <table:table-cell table:formula="of:=([.J145]^2)*(-1.68303778049881)+([.J145])*(0.15665109790632)+(0.10475739737447)" office:value-type="float" office:value="0.106084128805984" calcext:value-type="float">
            <text:p>0.1060841288</text:p>
          </table:table-cell>
          <table:table-cell table:formula="of:=([.I145]^2)*(-1.84809378419694)+([.I145])*(0.969715893777015)+(-0.0558124189204929)" office:value-type="float" office:value="0.0556931431016536" calcext:value-type="float">
            <text:p>0.0556931431</text:p>
          </table:table-cell>
          <table:table-cell table:formula="of:=[.H145]*-1" office:value-type="float" office:value="0.014273" calcext:value-type="float">
            <text:p>0.014273</text:p>
          </table:table-cell>
          <table:table-cell table:formula="of:=[.M145]*-1" office:value-type="float" office:value="0.061233" calcext:value-type="float">
            <text:p>0.061233</text:p>
          </table:table-cell>
          <table:table-cell table:formula="of:=([.K145]^2)*(48.7382423482978)+([.K145])*(0.0643401308833624)+(0.0316411646540839)" office:value-type="float" office:value="0.0908477949105579" calcext:value-type="float">
            <text:p>0.0908477949</text:p>
          </table:table-cell>
          <table:table-cell table:formula="of:=([.M145]^2)*(2.99573212968935)+([.M145])*(-0.0394274132082148)+(-0.010306073088791)" office:value-type="float" office:value="0.00334062427558182" calcext:value-type="float">
            <text:p>0.0033406243</text:p>
          </table:table-cell>
          <table:table-cell table:formula="of:=([.L145]^2)*(-20.9992408223248)+([.L145])*(0.114146130561486)+(0.302895814088881)" office:value-type="float" office:value="-1.75282870676059" calcext:value-type="float">
            <text:p>-1.7528287068</text:p>
          </table:table-cell>
          <table:table-cell table:number-columns-repeated="1002"/>
        </table:table-row>
        <table:table-row table:style-name="ro1">
          <table:table-cell table:formula="of:=[Datos_Nao.A146]" office:value-type="float" office:value="-0.00308633968234062" calcext:value-type="float">
            <text:p>-0.0030863397</text:p>
          </table:table-cell>
          <table:table-cell table:formula="of:=[Datos_Nao.B146]" office:value-type="float" office:value="0.122002899646759" calcext:value-type="float">
            <text:p>0.1220028996</text:p>
          </table:table-cell>
          <table:table-cell table:formula="of:=[Datos_Nao.C146]" office:value-type="float" office:value="0.0389123409986496" calcext:value-type="float">
            <text:p>0.038912341</text:p>
          </table:table-cell>
          <table:table-cell table:formula="of:=[Datos_Nao.D146]" office:value-type="float" office:value="0.132056698203087" calcext:value-type="float">
            <text:p>0.1320566982</text:p>
          </table:table-cell>
          <table:table-cell table:formula="of:=[Datos_Nao.E146]" office:value-type="float" office:value="0.116141363978386" calcext:value-type="float">
            <text:p>0.116141364</text:p>
          </table:table-cell>
          <table:table-cell table:formula="of:=[Datos_Nao.F146]" office:value-type="float" office:value="0.348534286022186" calcext:value-type="float">
            <text:p>0.348534286</text:p>
          </table:table-cell>
          <table:table-cell/>
          <table:table-cell table:formula="of:=[Datos_MoCap.A146]" office:value-type="float" office:value="-0.013862" calcext:value-type="float">
            <text:p>-0.013862</text:p>
          </table:table-cell>
          <table:table-cell table:formula="of:=[Datos_MoCap.B146]" office:value-type="float" office:value="0.180468" calcext:value-type="float">
            <text:p>0.180468</text:p>
          </table:table-cell>
          <table:table-cell table:formula="of:=[Datos_MoCap.C146]" office:value-type="float" office:value="0.075752" calcext:value-type="float">
            <text:p>0.075752</text:p>
          </table:table-cell>
          <table:table-cell table:formula="of:=[Datos_MoCap.D146]" office:value-type="float" office:value="0.028951" calcext:value-type="float">
            <text:p>0.028951</text:p>
          </table:table-cell>
          <table:table-cell table:formula="of:=[Datos_MoCap.F146]" office:value-type="float" office:value="-0.333021" calcext:value-type="float">
            <text:p>-0.333021</text:p>
          </table:table-cell>
          <table:table-cell table:formula="of:=[Datos_MoCap.E146]" office:value-type="float" office:value="-0.06277" calcext:value-type="float">
            <text:p>-0.06277</text:p>
          </table:table-cell>
          <table:table-cell/>
          <table:table-cell table:formula="of:=([.H146]^2)*(0.140024724909833)+([.H146])*(-0.00142725065277068)+(-0.0063459406986214)" office:value-type="float" office:value="-0.00629924969289656" calcext:value-type="float">
            <text:p>-0.0062992497</text:p>
          </table:table-cell>
          <table:table-cell table:formula="of:=([.J146]^2)*(-1.68303778049881)+([.J146])*(0.15665109790632)+(0.10475739737447)" office:value-type="float" office:value="0.106966145401526" calcext:value-type="float">
            <text:p>0.1069661454</text:p>
          </table:table-cell>
          <table:table-cell table:formula="of:=([.I146]^2)*(-1.84809378419694)+([.I146])*(0.969715893777015)+(-0.0558124189204929)" office:value-type="float" office:value="0.0590002587720221" calcext:value-type="float">
            <text:p>0.0590002588</text:p>
          </table:table-cell>
          <table:table-cell table:formula="of:=[.H146]*-1" office:value-type="float" office:value="0.013862" calcext:value-type="float">
            <text:p>0.013862</text:p>
          </table:table-cell>
          <table:table-cell table:formula="of:=[.M146]*-1" office:value-type="float" office:value="0.06277" calcext:value-type="float">
            <text:p>0.06277</text:p>
          </table:table-cell>
          <table:table-cell table:formula="of:=([.K146]^2)*(48.7382423482978)+([.K146])*(0.0643401308833624)+(0.0316411646540839)" office:value-type="float" office:value="0.0743543405339726" calcext:value-type="float">
            <text:p>0.0743543405</text:p>
          </table:table-cell>
          <table:table-cell table:formula="of:=([.M146]^2)*(2.99573212968935)+([.M146])*(-0.0394274132082148)+(-0.010306073088791)" office:value-type="float" office:value="0.00397218861813693" calcext:value-type="float">
            <text:p>0.0039721886</text:p>
          </table:table-cell>
          <table:table-cell table:formula="of:=([.L146]^2)*(-20.9992408223248)+([.L146])*(0.114146130561486)+(0.302895814088881)" office:value-type="float" office:value="-2.06399576464642" calcext:value-type="float">
            <text:p>-2.0639957646</text:p>
          </table:table-cell>
          <table:table-cell table:number-columns-repeated="1002"/>
        </table:table-row>
        <table:table-row table:style-name="ro1">
          <table:table-cell table:formula="of:=[Datos_Nao.A147]" office:value-type="float" office:value="-0.00293181464076042" calcext:value-type="float">
            <text:p>-0.0029318146</text:p>
          </table:table-cell>
          <table:table-cell table:formula="of:=[Datos_Nao.B147]" office:value-type="float" office:value="0.124206528067589" calcext:value-type="float">
            <text:p>0.1242065281</text:p>
          </table:table-cell>
          <table:table-cell table:formula="of:=[Datos_Nao.C147]" office:value-type="float" office:value="0.0341218113899231" calcext:value-type="float">
            <text:p>0.0341218114</text:p>
          </table:table-cell>
          <table:table-cell table:formula="of:=[Datos_Nao.D147]" office:value-type="float" office:value="0.119119457900524" calcext:value-type="float">
            <text:p>0.1191194579</text:p>
          </table:table-cell>
          <table:table-cell table:formula="of:=[Datos_Nao.E147]" office:value-type="float" office:value="0.108882308006287" calcext:value-type="float">
            <text:p>0.108882308</text:p>
          </table:table-cell>
          <table:table-cell table:formula="of:=[Datos_Nao.F147]" office:value-type="float" office:value="0.340919077396393" calcext:value-type="float">
            <text:p>0.3409190774</text:p>
          </table:table-cell>
          <table:table-cell/>
          <table:table-cell table:formula="of:=[Datos_MoCap.A147]" office:value-type="float" office:value="-0.014416" calcext:value-type="float">
            <text:p>-0.014416</text:p>
          </table:table-cell>
          <table:table-cell table:formula="of:=[Datos_MoCap.B147]" office:value-type="float" office:value="0.189848" calcext:value-type="float">
            <text:p>0.189848</text:p>
          </table:table-cell>
          <table:table-cell table:formula="of:=[Datos_MoCap.C147]" office:value-type="float" office:value="0.067584" calcext:value-type="float">
            <text:p>0.067584</text:p>
          </table:table-cell>
          <table:table-cell table:formula="of:=[Datos_MoCap.D147]" office:value-type="float" office:value="0.02255" calcext:value-type="float">
            <text:p>0.02255</text:p>
          </table:table-cell>
          <table:table-cell table:formula="of:=[Datos_MoCap.F147]" office:value-type="float" office:value="-0.35562" calcext:value-type="float">
            <text:p>-0.35562</text:p>
          </table:table-cell>
          <table:table-cell table:formula="of:=[Datos_MoCap.E147]" office:value-type="float" office:value="-0.063661" calcext:value-type="float">
            <text:p>-0.063661</text:p>
          </table:table-cell>
          <table:table-cell/>
          <table:table-cell table:formula="of:=([.H147]^2)*(0.140024724909833)+([.H147])*(-0.00142725065277068)+(-0.0063459406986214)" office:value-type="float" office:value="-0.00629626536701419" calcext:value-type="float">
            <text:p>-0.0062962654</text:p>
          </table:table-cell>
          <table:table-cell table:formula="of:=([.J147]^2)*(-1.68303778049881)+([.J147])*(0.15665109790632)+(0.10475739737447)" office:value-type="float" office:value="0.107657066764028" calcext:value-type="float">
            <text:p>0.1076570668</text:p>
          </table:table-cell>
          <table:table-cell table:formula="of:=([.I147]^2)*(-1.84809378419694)+([.I147])*(0.969715893777015)+(-0.0558124189204929)" office:value-type="float" office:value="0.0616767216703927" calcext:value-type="float">
            <text:p>0.0616767217</text:p>
          </table:table-cell>
          <table:table-cell table:formula="of:=[.H147]*-1" office:value-type="float" office:value="0.014416" calcext:value-type="float">
            <text:p>0.014416</text:p>
          </table:table-cell>
          <table:table-cell table:formula="of:=[.M147]*-1" office:value-type="float" office:value="0.063661" calcext:value-type="float">
            <text:p>0.063661</text:p>
          </table:table-cell>
          <table:table-cell table:formula="of:=([.K147]^2)*(48.7382423482978)+([.K147])*(0.0643401308833624)+(0.0316411646540839)" office:value-type="float" office:value="0.057875552685219" calcext:value-type="float">
            <text:p>0.0578755527</text:p>
          </table:table-cell>
          <table:table-cell table:formula="of:=([.M147]^2)*(2.99573212968935)+([.M147])*(-0.0394274132082148)+(-0.010306073088791)" office:value-type="float" office:value="0.00434478773062533" calcext:value-type="float">
            <text:p>0.0043447877</text:p>
          </table:table-cell>
          <table:table-cell table:formula="of:=([.L147]^2)*(-20.9992408223248)+([.L147])*(0.114146130561486)+(0.302895814088881)" office:value-type="float" office:value="-2.39337809541304" calcext:value-type="float">
            <text:p>-2.3933780954</text:p>
          </table:table-cell>
          <table:table-cell table:number-columns-repeated="1002"/>
        </table:table-row>
        <table:table-row table:style-name="ro1">
          <table:table-cell table:formula="of:=[Datos_Nao.A148]" office:value-type="float" office:value="-0.00291211344301701" calcext:value-type="float">
            <text:p>-0.0029121134</text:p>
          </table:table-cell>
          <table:table-cell table:formula="of:=[Datos_Nao.B148]" office:value-type="float" office:value="0.125225275754929" calcext:value-type="float">
            <text:p>0.1252252758</text:p>
          </table:table-cell>
          <table:table-cell table:formula="of:=[Datos_Nao.C148]" office:value-type="float" office:value="0.0317898839712143" calcext:value-type="float">
            <text:p>0.031789884</text:p>
          </table:table-cell>
          <table:table-cell table:formula="of:=[Datos_Nao.D148]" office:value-type="float" office:value="0.112581208348274" calcext:value-type="float">
            <text:p>0.1125812083</text:p>
          </table:table-cell>
          <table:table-cell table:formula="of:=[Datos_Nao.E148]" office:value-type="float" office:value="0.105136267840862" calcext:value-type="float">
            <text:p>0.1051362678</text:p>
          </table:table-cell>
          <table:table-cell table:formula="of:=[Datos_Nao.F148]" office:value-type="float" office:value="0.337195485830307" calcext:value-type="float">
            <text:p>0.3371954858</text:p>
          </table:table-cell>
          <table:table-cell/>
          <table:table-cell table:formula="of:=[Datos_MoCap.A148]" office:value-type="float" office:value="-0.015937" calcext:value-type="float">
            <text:p>-0.015937</text:p>
          </table:table-cell>
          <table:table-cell table:formula="of:=[Datos_MoCap.B148]" office:value-type="float" office:value="0.198088" calcext:value-type="float">
            <text:p>0.198088</text:p>
          </table:table-cell>
          <table:table-cell table:formula="of:=[Datos_MoCap.C148]" office:value-type="float" office:value="0.058147" calcext:value-type="float">
            <text:p>0.058147</text:p>
          </table:table-cell>
          <table:table-cell table:formula="of:=[Datos_MoCap.D148]" office:value-type="float" office:value="0.016733" calcext:value-type="float">
            <text:p>0.016733</text:p>
          </table:table-cell>
          <table:table-cell table:formula="of:=[Datos_MoCap.F148]" office:value-type="float" office:value="-0.369609" calcext:value-type="float">
            <text:p>-0.369609</text:p>
          </table:table-cell>
          <table:table-cell table:formula="of:=[Datos_MoCap.E148]" office:value-type="float" office:value="-0.061018" calcext:value-type="float">
            <text:p>-0.061018</text:p>
          </table:table-cell>
          <table:table-cell/>
          <table:table-cell table:formula="of:=([.H148]^2)*(0.140024724909833)+([.H148])*(-0.00142725065277068)+(-0.0063459406986214)" office:value-type="float" office:value="-0.00628763000947856" calcext:value-type="float">
            <text:p>-0.00628763</text:p>
          </table:table-cell>
          <table:table-cell table:formula="of:=([.J148]^2)*(-1.68303778049881)+([.J148])*(0.15665109790632)+(0.10475739737447)" office:value-type="float" office:value="0.108175714141834" calcext:value-type="float">
            <text:p>0.1081757141</text:p>
          </table:table-cell>
          <table:table-cell table:formula="of:=([.I148]^2)*(-1.84809378419694)+([.I148])*(0.969715893777015)+(-0.0558124189204929)" office:value-type="float" office:value="0.0637595776465217" calcext:value-type="float">
            <text:p>0.0637595776</text:p>
          </table:table-cell>
          <table:table-cell table:formula="of:=[.H148]*-1" office:value-type="float" office:value="0.015937" calcext:value-type="float">
            <text:p>0.015937</text:p>
          </table:table-cell>
          <table:table-cell table:formula="of:=[.M148]*-1" office:value-type="float" office:value="0.061018" calcext:value-type="float">
            <text:p>0.061018</text:p>
          </table:table-cell>
          <table:table-cell table:formula="of:=([.K148]^2)*(48.7382423482978)+([.K148])*(0.0643401308833624)+(0.0316411646540839)" office:value-type="float" office:value="0.0463641488393342" calcext:value-type="float">
            <text:p>0.0463641488</text:p>
          </table:table-cell>
          <table:table-cell table:formula="of:=([.M148]^2)*(2.99573212968935)+([.M148])*(-0.0394274132082148)+(-0.010306073088791)" office:value-type="float" office:value="0.00325340766329593" calcext:value-type="float">
            <text:p>0.0032534077</text:p>
          </table:table-cell>
          <table:table-cell table:formula="of:=([.L148]^2)*(-20.9992408223248)+([.L148])*(0.114146130561486)+(0.302895814088881)" office:value-type="float" office:value="-2.60801698170349" calcext:value-type="float">
            <text:p>-2.6080169817</text:p>
          </table:table-cell>
          <table:table-cell table:number-columns-repeated="1002"/>
        </table:table-row>
        <table:table-row table:style-name="ro1">
          <table:table-cell table:formula="of:=[Datos_Nao.A149]" office:value-type="float" office:value="-0.00298864301294088" calcext:value-type="float">
            <text:p>-0.002988643</text:p>
          </table:table-cell>
          <table:table-cell table:formula="of:=[Datos_Nao.B149]" office:value-type="float" office:value="0.127091228961945" calcext:value-type="float">
            <text:p>0.127091229</text:p>
          </table:table-cell>
          <table:table-cell table:formula="of:=[Datos_Nao.C149]" office:value-type="float" office:value="0.0272861868143082" calcext:value-type="float">
            <text:p>0.0272861868</text:p>
          </table:table-cell>
          <table:table-cell table:formula="of:=[Datos_Nao.D149]" office:value-type="float" office:value="0.0994261354207993" calcext:value-type="float">
            <text:p>0.0994261354</text:p>
          </table:table-cell>
          <table:table-cell table:formula="of:=[Datos_Nao.E149]" office:value-type="float" office:value="0.0974465757608414" calcext:value-type="float">
            <text:p>0.0974465758</text:p>
          </table:table-cell>
          <table:table-cell table:formula="of:=[Datos_Nao.F149]" office:value-type="float" office:value="0.329954981803894" calcext:value-type="float">
            <text:p>0.3299549818</text:p>
          </table:table-cell>
          <table:table-cell/>
          <table:table-cell table:formula="of:=[Datos_MoCap.A149]" office:value-type="float" office:value="-0.017539" calcext:value-type="float">
            <text:p>-0.017539</text:p>
          </table:table-cell>
          <table:table-cell table:formula="of:=[Datos_MoCap.B149]" office:value-type="float" office:value="0.20536" calcext:value-type="float">
            <text:p>0.20536</text:p>
          </table:table-cell>
          <table:table-cell table:formula="of:=[Datos_MoCap.C149]" office:value-type="float" office:value="0.047722" calcext:value-type="float">
            <text:p>0.047722</text:p>
          </table:table-cell>
          <table:table-cell table:formula="of:=[Datos_MoCap.D149]" office:value-type="float" office:value="0.00786" calcext:value-type="float">
            <text:p>0.00786</text:p>
          </table:table-cell>
          <table:table-cell table:formula="of:=[Datos_MoCap.F149]" office:value-type="float" office:value="-0.38259" calcext:value-type="float">
            <text:p>-0.38259</text:p>
          </table:table-cell>
          <table:table-cell table:formula="of:=[Datos_MoCap.E149]" office:value-type="float" office:value="-0.065652" calcext:value-type="float">
            <text:p>-0.065652</text:p>
          </table:table-cell>
          <table:table-cell/>
          <table:table-cell table:formula="of:=([.H149]^2)*(0.140024724909833)+([.H149])*(-0.00142725065277068)+(-0.0063459406986214)" office:value-type="float" office:value="-0.00627783423069171" calcext:value-type="float">
            <text:p>-0.0062778342</text:p>
          </table:table-cell>
          <table:table-cell table:formula="of:=([.J149]^2)*(-1.68303778049881)+([.J149])*(0.15665109790632)+(0.10475739737447)" office:value-type="float" office:value="0.10840016886288" calcext:value-type="float">
            <text:p>0.1084001689</text:p>
          </table:table-cell>
          <table:table-cell table:formula="of:=([.I149]^2)*(-1.84809378419694)+([.I149])*(0.969715893777015)+(-0.0558124189204929)" office:value-type="float" office:value="0.0653892775891766" calcext:value-type="float">
            <text:p>0.0653892776</text:p>
          </table:table-cell>
          <table:table-cell table:formula="of:=[.H149]*-1" office:value-type="float" office:value="0.017539" calcext:value-type="float">
            <text:p>0.017539</text:p>
          </table:table-cell>
          <table:table-cell table:formula="of:=[.M149]*-1" office:value-type="float" office:value="0.065652" calcext:value-type="float">
            <text:p>0.065652</text:p>
          </table:table-cell>
          <table:table-cell table:formula="of:=([.K149]^2)*(48.7382423482978)+([.K149])*(0.0643401308833624)+(0.0316411646540839)" office:value-type="float" office:value="0.035157907199808" calcext:value-type="float">
            <text:p>0.0351579072</text:p>
          </table:table-cell>
          <table:table-cell table:formula="of:=([.M149]^2)*(2.99573212968935)+([.M149])*(-0.0394274132082148)+(-0.010306073088791)" office:value-type="float" office:value="0.00519457544411595" calcext:value-type="float">
            <text:p>0.0051945754</text:p>
          </table:table-cell>
          <table:table-cell table:formula="of:=([.L149]^2)*(-20.9992408223248)+([.L149])*(0.114146130561486)+(0.302895814088881)" office:value-type="float" office:value="-2.81454149938836" calcext:value-type="float">
            <text:p>-2.8145414994</text:p>
          </table:table-cell>
          <table:table-cell table:number-columns-repeated="1002"/>
        </table:table-row>
        <table:table-row table:style-name="ro1">
          <table:table-cell table:formula="of:=[Datos_Nao.A150]" office:value-type="float" office:value="-0.00321706244722009" calcext:value-type="float">
            <text:p>-0.0032170624</text:p>
          </table:table-cell>
          <table:table-cell table:formula="of:=[Datos_Nao.B150]" office:value-type="float" office:value="0.128726467490196" calcext:value-type="float">
            <text:p>0.1287264675</text:p>
          </table:table-cell>
          <table:table-cell table:formula="of:=[Datos_Nao.C150]" office:value-type="float" office:value="0.0230358466506004" calcext:value-type="float">
            <text:p>0.0230358467</text:p>
          </table:table-cell>
          <table:table-cell table:formula="of:=[Datos_Nao.D150]" office:value-type="float" office:value="0.0862437039613724" calcext:value-type="float">
            <text:p>0.086243704</text:p>
          </table:table-cell>
          <table:table-cell table:formula="of:=[Datos_Nao.E150]" office:value-type="float" office:value="0.0895425602793694" calcext:value-type="float">
            <text:p>0.0895425603</text:p>
          </table:table-cell>
          <table:table-cell table:formula="of:=[Datos_Nao.F150]" office:value-type="float" office:value="0.323034048080444" calcext:value-type="float">
            <text:p>0.3230340481</text:p>
          </table:table-cell>
          <table:table-cell/>
          <table:table-cell table:formula="of:=[Datos_MoCap.A150]" office:value-type="float" office:value="-0.020489" calcext:value-type="float">
            <text:p>-0.020489</text:p>
          </table:table-cell>
          <table:table-cell table:formula="of:=[Datos_MoCap.B150]" office:value-type="float" office:value="0.214231" calcext:value-type="float">
            <text:p>0.214231</text:p>
          </table:table-cell>
          <table:table-cell table:formula="of:=[Datos_MoCap.C150]" office:value-type="float" office:value="0.036129" calcext:value-type="float">
            <text:p>0.036129</text:p>
          </table:table-cell>
          <table:table-cell table:formula="of:=[Datos_MoCap.D150]" office:value-type="float" office:value="0.032562" calcext:value-type="float">
            <text:p>0.032562</text:p>
          </table:table-cell>
          <table:table-cell table:formula="of:=[Datos_MoCap.F150]" office:value-type="float" office:value="-0.362613" calcext:value-type="float">
            <text:p>-0.362613</text:p>
          </table:table-cell>
          <table:table-cell table:formula="of:=[Datos_MoCap.E150]" office:value-type="float" office:value="-0.045666" calcext:value-type="float">
            <text:p>-0.045666</text:p>
          </table:table-cell>
          <table:table-cell/>
          <table:table-cell table:formula="of:=([.H150]^2)*(0.140024724909833)+([.H150])*(-0.00142725065277068)+(-0.0063459406986214)" office:value-type="float" office:value="-0.00625791550356137" calcext:value-type="float">
            <text:p>-0.0062579155</text:p>
          </table:table-cell>
          <table:table-cell table:formula="of:=([.J150]^2)*(-1.68303778049881)+([.J150])*(0.15665109790632)+(0.10475739737447)" office:value-type="float" office:value="0.108220167864864" calcext:value-type="float">
            <text:p>0.1082201679</text:p>
          </table:table-cell>
          <table:table-cell table:formula="of:=([.I150]^2)*(-1.84809378419694)+([.I150])*(0.969715893777015)+(-0.0558124189204929)" office:value-type="float" office:value="0.0671126678257794" calcext:value-type="float">
            <text:p>0.0671126678</text:p>
          </table:table-cell>
          <table:table-cell table:formula="of:=[.H150]*-1" office:value-type="float" office:value="0.020489" calcext:value-type="float">
            <text:p>0.020489</text:p>
          </table:table-cell>
          <table:table-cell table:formula="of:=[.M150]*-1" office:value-type="float" office:value="0.045666" calcext:value-type="float">
            <text:p>0.045666</text:p>
          </table:table-cell>
          <table:table-cell table:formula="of:=([.K150]^2)*(48.7382423482978)+([.K150])*(0.0643401308833624)+(0.0316411646540839)" office:value-type="float" office:value="0.0854125789427647" calcext:value-type="float">
            <text:p>0.0854125789</text:p>
          </table:table-cell>
          <table:table-cell table:formula="of:=([.M150]^2)*(2.99573212968935)+([.M150])*(-0.0394274132082148)+(-0.010306073088791)" office:value-type="float" office:value="-0.00225833031578964" calcext:value-type="float">
            <text:p>-0.0022583303</text:p>
          </table:table-cell>
          <table:table-cell table:formula="of:=([.L150]^2)*(-20.9992408223248)+([.L150])*(0.114146130561486)+(0.302895814088881)" office:value-type="float" office:value="-2.4996471770047" calcext:value-type="float">
            <text:p>-2.499647177</text:p>
          </table:table-cell>
          <table:table-cell table:number-columns-repeated="1002"/>
        </table:table-row>
        <table:table-row table:style-name="ro1">
          <table:table-cell table:formula="of:=[Datos_Nao.A151]" office:value-type="float" office:value="-0.00338630564510822" calcext:value-type="float">
            <text:p>-0.0033863056</text:p>
          </table:table-cell>
          <table:table-cell table:formula="of:=[Datos_Nao.B151]" office:value-type="float" office:value="0.129458665847778" calcext:value-type="float">
            <text:p>0.1294586658</text:p>
          </table:table-cell>
          <table:table-cell table:formula="of:=[Datos_Nao.C151]" office:value-type="float" office:value="0.0210189335048199" calcext:value-type="float">
            <text:p>0.0210189335</text:p>
          </table:table-cell>
          <table:table-cell table:formula="of:=[Datos_Nao.D151]" office:value-type="float" office:value="0.0796710699796677" calcext:value-type="float">
            <text:p>0.07967107</text:p>
          </table:table-cell>
          <table:table-cell table:formula="of:=[Datos_Nao.E151]" office:value-type="float" office:value="0.0855296701192856" calcext:value-type="float">
            <text:p>0.0855296701</text:p>
          </table:table-cell>
          <table:table-cell table:formula="of:=[Datos_Nao.F151]" office:value-type="float" office:value="0.319707930088043" calcext:value-type="float">
            <text:p>0.3197079301</text:p>
          </table:table-cell>
          <table:table-cell/>
          <table:table-cell table:formula="of:=[Datos_MoCap.A151]" office:value-type="float" office:value="-0.021965" calcext:value-type="float">
            <text:p>-0.021965</text:p>
          </table:table-cell>
          <table:table-cell table:formula="of:=[Datos_MoCap.B151]" office:value-type="float" office:value="0.220156" calcext:value-type="float">
            <text:p>0.220156</text:p>
          </table:table-cell>
          <table:table-cell table:formula="of:=[Datos_MoCap.C151]" office:value-type="float" office:value="0.024736" calcext:value-type="float">
            <text:p>0.024736</text:p>
          </table:table-cell>
          <table:table-cell table:formula="of:=[Datos_MoCap.D151]" office:value-type="float" office:value="0.016249" calcext:value-type="float">
            <text:p>0.016249</text:p>
          </table:table-cell>
          <table:table-cell table:formula="of:=[Datos_MoCap.F151]" office:value-type="float" office:value="-0.374023" calcext:value-type="float">
            <text:p>-0.374023</text:p>
          </table:table-cell>
          <table:table-cell table:formula="of:=[Datos_MoCap.E151]" office:value-type="float" office:value="-0.046131" calcext:value-type="float">
            <text:p>-0.046131</text:p>
          </table:table-cell>
          <table:table-cell/>
          <table:table-cell table:formula="of:=([.H151]^2)*(0.140024724909833)+([.H151])*(-0.00142725065277068)+(-0.0063459406986214)" office:value-type="float" office:value="-0.00624703463772301" calcext:value-type="float">
            <text:p>-0.0062470346</text:p>
          </table:table-cell>
          <table:table-cell table:formula="of:=([.J151]^2)*(-1.68303778049881)+([.J151])*(0.15665109790632)+(0.10475739737447)" office:value-type="float" office:value="0.10760251911717" calcext:value-type="float">
            <text:p>0.1076025191</text:p>
          </table:table-cell>
          <table:table-cell table:formula="of:=([.I151]^2)*(-1.84809378419694)+([.I151])*(0.969715893777015)+(-0.0558124189204929)" office:value-type="float" office:value="0.0681017161021901" calcext:value-type="float">
            <text:p>0.0681017161</text:p>
          </table:table-cell>
          <table:table-cell table:formula="of:=[.H151]*-1" office:value-type="float" office:value="0.021965" calcext:value-type="float">
            <text:p>0.021965</text:p>
          </table:table-cell>
          <table:table-cell table:formula="of:=[.M151]*-1" office:value-type="float" office:value="0.046131" calcext:value-type="float">
            <text:p>0.046131</text:p>
          </table:table-cell>
          <table:table-cell table:formula="of:=([.K151]^2)*(48.7382423482978)+([.K151])*(0.0643401308833624)+(0.0316411646540839)" office:value-type="float" office:value="0.045554985616767" calcext:value-type="float">
            <text:p>0.0455549856</text:p>
          </table:table-cell>
          <table:table-cell table:formula="of:=([.M151]^2)*(2.99573212968935)+([.M151])*(-0.0394274132082148)+(-0.010306073088791)" office:value-type="float" office:value="-0.00211212193027408" calcext:value-type="float">
            <text:p>-0.0021121219</text:p>
          </table:table-cell>
          <table:table-cell table:formula="of:=([.L151]^2)*(-20.9992408223248)+([.L151])*(0.114146130561486)+(0.302895814088881)" office:value-type="float" office:value="-2.67744855541333" calcext:value-type="float">
            <text:p>-2.6774485554</text:p>
          </table:table-cell>
          <table:table-cell table:number-columns-repeated="1002"/>
        </table:table-row>
        <table:table-row table:style-name="ro1">
          <table:table-cell table:formula="of:=[Datos_Nao.A152]" office:value-type="float" office:value="-0.00382860936224461" calcext:value-type="float">
            <text:p>-0.0038286094</text:p>
          </table:table-cell>
          <table:table-cell table:formula="of:=[Datos_Nao.B152]" office:value-type="float" office:value="0.130757987499237" calcext:value-type="float">
            <text:p>0.1307579875</text:p>
          </table:table-cell>
          <table:table-cell table:formula="of:=[Datos_Nao.C152]" office:value-type="float" office:value="0.0172231607139111" calcext:value-type="float">
            <text:p>0.0172231607</text:p>
          </table:table-cell>
          <table:table-cell table:formula="of:=[Datos_Nao.D152]" office:value-type="float" office:value="0.0666187256574631" calcext:value-type="float">
            <text:p>0.0666187257</text:p>
          </table:table-cell>
          <table:table-cell table:formula="of:=[Datos_Nao.E152]" office:value-type="float" office:value="0.0774216055870056" calcext:value-type="float">
            <text:p>0.0774216056</text:p>
          </table:table-cell>
          <table:table-cell table:formula="of:=[Datos_Nao.F152]" office:value-type="float" office:value="0.313348323106766" calcext:value-type="float">
            <text:p>0.3133483231</text:p>
          </table:table-cell>
          <table:table-cell/>
          <table:table-cell table:formula="of:=[Datos_MoCap.A152]" office:value-type="float" office:value="-0.023241" calcext:value-type="float">
            <text:p>-0.023241</text:p>
          </table:table-cell>
          <table:table-cell table:formula="of:=[Datos_MoCap.B152]" office:value-type="float" office:value="0.225663" calcext:value-type="float">
            <text:p>0.225663</text:p>
          </table:table-cell>
          <table:table-cell table:formula="of:=[Datos_MoCap.C152]" office:value-type="float" office:value="0.014959" calcext:value-type="float">
            <text:p>0.014959</text:p>
          </table:table-cell>
          <table:table-cell table:formula="of:=[Datos_MoCap.D152]" office:value-type="float" office:value="-0.000086" calcext:value-type="float">
            <text:p>-0.000086</text:p>
          </table:table-cell>
          <table:table-cell table:formula="of:=[Datos_MoCap.F152]" office:value-type="float" office:value="-0.387137" calcext:value-type="float">
            <text:p>-0.387137</text:p>
          </table:table-cell>
          <table:table-cell table:formula="of:=[Datos_MoCap.E152]" office:value-type="float" office:value="-0.044027" calcext:value-type="float">
            <text:p>-0.044027</text:p>
          </table:table-cell>
          <table:table-cell/>
          <table:table-cell table:formula="of:=([.H152]^2)*(0.140024724909833)+([.H152])*(-0.00142725065277068)+(-0.0063459406986214)" office:value-type="float" office:value="-0.00623713643984666" calcext:value-type="float">
            <text:p>-0.0062371364</text:p>
          </table:table-cell>
          <table:table-cell table:formula="of:=([.J152]^2)*(-1.68303778049881)+([.J152])*(0.15665109790632)+(0.10475739737447)" office:value-type="float" office:value="0.106724124954722" calcext:value-type="float">
            <text:p>0.106724125</text:p>
          </table:table-cell>
          <table:table-cell table:formula="of:=([.I152]^2)*(-1.84809378419694)+([.I152])*(0.969715893777015)+(-0.0558124189204929)" office:value-type="float" office:value="0.0689046398466878" calcext:value-type="float">
            <text:p>0.0689046398</text:p>
          </table:table-cell>
          <table:table-cell table:formula="of:=[.H152]*-1" office:value-type="float" office:value="0.023241" calcext:value-type="float">
            <text:p>0.023241</text:p>
          </table:table-cell>
          <table:table-cell table:formula="of:=[.M152]*-1" office:value-type="float" office:value="0.044027" calcext:value-type="float">
            <text:p>0.044027</text:p>
          </table:table-cell>
          <table:table-cell table:formula="of:=([.K152]^2)*(48.7382423482978)+([.K152])*(0.0643401308833624)+(0.0316411646540839)" office:value-type="float" office:value="0.0316359918708683" calcext:value-type="float">
            <text:p>0.0316359919</text:p>
          </table:table-cell>
          <table:table-cell table:formula="of:=([.M152]^2)*(2.99573212968935)+([.M152])*(-0.0394274132082148)+(-0.010306073088791)" office:value-type="float" office:value="-0.00276334492096548" calcext:value-type="float">
            <text:p>-0.0027633449</text:p>
          </table:table-cell>
          <table:table-cell table:formula="of:=([.L152]^2)*(-20.9992408223248)+([.L152])*(0.114146130561486)+(0.302895814088881)" office:value-type="float" office:value="-2.88855678681013" calcext:value-type="float">
            <text:p>-2.8885567868</text:p>
          </table:table-cell>
          <table:table-cell table:number-columns-repeated="1002"/>
        </table:table-row>
        <table:table-row table:style-name="ro1">
          <table:table-cell table:formula="of:=[Datos_Nao.A153]" office:value-type="float" office:value="-0.00409852340817452" calcext:value-type="float">
            <text:p>-0.0040985234</text:p>
          </table:table-cell>
          <table:table-cell table:formula="of:=[Datos_Nao.B153]" office:value-type="float" office:value="0.131328493356705" calcext:value-type="float">
            <text:p>0.1313284934</text:p>
          </table:table-cell>
          <table:table-cell table:formula="of:=[Datos_Nao.C153]" office:value-type="float" office:value="0.0154512189328671" calcext:value-type="float">
            <text:p>0.0154512189</text:p>
          </table:table-cell>
          <table:table-cell table:formula="of:=[Datos_Nao.D153]" office:value-type="float" office:value="0.0601610243320465" calcext:value-type="float">
            <text:p>0.0601610243</text:p>
          </table:table-cell>
          <table:table-cell table:formula="of:=[Datos_Nao.E153]" office:value-type="float" office:value="0.0733429193496704" calcext:value-type="float">
            <text:p>0.0733429193</text:p>
          </table:table-cell>
          <table:table-cell table:formula="of:=[Datos_Nao.F153]" office:value-type="float" office:value="0.310322821140289" calcext:value-type="float">
            <text:p>0.3103228211</text:p>
          </table:table-cell>
          <table:table-cell/>
          <table:table-cell table:formula="of:=[Datos_MoCap.A153]" office:value-type="float" office:value="-0.024947" calcext:value-type="float">
            <text:p>-0.024947</text:p>
          </table:table-cell>
          <table:table-cell table:formula="of:=[Datos_MoCap.B153]" office:value-type="float" office:value="0.23147" calcext:value-type="float">
            <text:p>0.23147</text:p>
          </table:table-cell>
          <table:table-cell table:formula="of:=[Datos_MoCap.C153]" office:value-type="float" office:value="0.007098" calcext:value-type="float">
            <text:p>0.007098</text:p>
          </table:table-cell>
          <table:table-cell table:formula="of:=[Datos_MoCap.D153]" office:value-type="float" office:value="-0.014532" calcext:value-type="float">
            <text:p>-0.014532</text:p>
          </table:table-cell>
          <table:table-cell table:formula="of:=[Datos_MoCap.F153]" office:value-type="float" office:value="-0.399572" calcext:value-type="float">
            <text:p>-0.399572</text:p>
          </table:table-cell>
          <table:table-cell table:formula="of:=[Datos_MoCap.E153]" office:value-type="float" office:value="-0.041971" calcext:value-type="float">
            <text:p>-0.041971</text:p>
          </table:table-cell>
          <table:table-cell/>
          <table:table-cell table:formula="of:=([.H153]^2)*(0.140024724909833)+([.H153])*(-0.00142725065277068)+(-0.0063459406986214)" office:value-type="float" office:value="-0.00622319029570964" calcext:value-type="float">
            <text:p>-0.0062231903</text:p>
          </table:table-cell>
          <table:table-cell table:formula="of:=([.J153]^2)*(-1.68303778049881)+([.J153])*(0.15665109790632)+(0.10475739737447)" office:value-type="float" office:value="0.105784512724435" calcext:value-type="float">
            <text:p>0.1057845127</text:p>
          </table:table-cell>
          <table:table-cell table:formula="of:=([.I153]^2)*(-1.84809378419694)+([.I153])*(0.969715893777015)+(-0.0558124189204929)" office:value-type="float" office:value="0.0696298832653224" calcext:value-type="float">
            <text:p>0.0696298833</text:p>
          </table:table-cell>
          <table:table-cell table:formula="of:=[.H153]*-1" office:value-type="float" office:value="0.024947" calcext:value-type="float">
            <text:p>0.024947</text:p>
          </table:table-cell>
          <table:table-cell table:formula="of:=[.M153]*-1" office:value-type="float" office:value="0.041971" calcext:value-type="float">
            <text:p>0.041971</text:p>
          </table:table-cell>
          <table:table-cell table:formula="of:=([.K153]^2)*(48.7382423482978)+([.K153])*(0.0643401308833624)+(0.0316411646540839)" office:value-type="float" office:value="0.0409986683226759" calcext:value-type="float">
            <text:p>0.0409986683</text:p>
          </table:table-cell>
          <table:table-cell table:formula="of:=([.M153]^2)*(2.99573212968935)+([.M153])*(-0.0394274132082148)+(-0.010306073088791)" office:value-type="float" office:value="-0.00337408873631421" calcext:value-type="float">
            <text:p>-0.0033740887</text:p>
          </table:table-cell>
          <table:table-cell table:formula="of:=([.L153]^2)*(-20.9992408223248)+([.L153])*(0.114146130561486)+(0.302895814088881)" office:value-type="float" office:value="-3.09540602183117" calcext:value-type="float">
            <text:p>-3.0954060218</text:p>
          </table:table-cell>
          <table:table-cell table:number-columns-repeated="1002"/>
        </table:table-row>
        <table:table-row table:style-name="ro1">
          <table:table-cell table:formula="of:=[Datos_Nao.A154]" office:value-type="float" office:value="-0.00472625019028783" calcext:value-type="float">
            <text:p>-0.0047262502</text:p>
          </table:table-cell>
          <table:table-cell table:formula="of:=[Datos_Nao.B154]" office:value-type="float" office:value="0.132321521639824" calcext:value-type="float">
            <text:p>0.1323215216</text:p>
          </table:table-cell>
          <table:table-cell table:formula="of:=[Datos_Nao.C154]" office:value-type="float" office:value="0.0121724493801594" calcext:value-type="float">
            <text:p>0.0121724494</text:p>
          </table:table-cell>
          <table:table-cell table:formula="of:=[Datos_Nao.D154]" office:value-type="float" office:value="0.04743592441082" calcext:value-type="float">
            <text:p>0.0474359244</text:p>
          </table:table-cell>
          <table:table-cell table:formula="of:=[Datos_Nao.E154]" office:value-type="float" office:value="0.0651780292391777" calcext:value-type="float">
            <text:p>0.0651780292</text:p>
          </table:table-cell>
          <table:table-cell table:formula="of:=[Datos_Nao.F154]" office:value-type="float" office:value="0.304595828056335" calcext:value-type="float">
            <text:p>0.3045958281</text:p>
          </table:table-cell>
          <table:table-cell/>
          <table:table-cell table:formula="of:=[Datos_MoCap.A154]" office:value-type="float" office:value="-0.027366" calcext:value-type="float">
            <text:p>-0.027366</text:p>
          </table:table-cell>
          <table:table-cell table:formula="of:=[Datos_MoCap.B154]" office:value-type="float" office:value="0.237452" calcext:value-type="float">
            <text:p>0.237452</text:p>
          </table:table-cell>
          <table:table-cell table:formula="of:=[Datos_MoCap.C154]" office:value-type="float" office:value="0.000884" calcext:value-type="float">
            <text:p>0.000884</text:p>
          </table:table-cell>
          <table:table-cell table:formula="of:=[Datos_MoCap.D154]" office:value-type="float" office:value="-0.022384" calcext:value-type="float">
            <text:p>-0.022384</text:p>
          </table:table-cell>
          <table:table-cell table:formula="of:=[Datos_MoCap.F154]" office:value-type="float" office:value="-0.407668" calcext:value-type="float">
            <text:p>-0.407668</text:p>
          </table:table-cell>
          <table:table-cell table:formula="of:=[Datos_MoCap.E154]" office:value-type="float" office:value="-0.038884" calcext:value-type="float">
            <text:p>-0.038884</text:p>
          </table:table-cell>
          <table:table-cell/>
          <table:table-cell table:formula="of:=([.H154]^2)*(0.140024724909833)+([.H154])*(-0.00142725065277068)+(-0.0063459406986214)" office:value-type="float" office:value="-0.00620201832698324" calcext:value-type="float">
            <text:p>-0.0062020183</text:p>
          </table:table-cell>
          <table:table-cell table:formula="of:=([.J154]^2)*(-1.68303778049881)+([.J154])*(0.15665109790632)+(0.10475739737447)" office:value-type="float" office:value="0.104894561725047" calcext:value-type="float">
            <text:p>0.1048945617</text:p>
          </table:table-cell>
          <table:table-cell table:formula="of:=([.I154]^2)*(-1.84809378419694)+([.I154])*(0.969715893777015)+(-0.0558124189204929)" office:value-type="float" office:value="0.0702466517540598" calcext:value-type="float">
            <text:p>0.0702466518</text:p>
          </table:table-cell>
          <table:table-cell table:formula="of:=[.H154]*-1" office:value-type="float" office:value="0.027366" calcext:value-type="float">
            <text:p>0.027366</text:p>
          </table:table-cell>
          <table:table-cell table:formula="of:=[.M154]*-1" office:value-type="float" office:value="0.038884" calcext:value-type="float">
            <text:p>0.038884</text:p>
          </table:table-cell>
          <table:table-cell table:formula="of:=([.K154]^2)*(48.7382423482978)+([.K154])*(0.0643401308833624)+(0.0316411646540839)" office:value-type="float" office:value="0.0546209525499474" calcext:value-type="float">
            <text:p>0.0546209525</text:p>
          </table:table-cell>
          <table:table-cell table:formula="of:=([.M154]^2)*(2.99573212968935)+([.M154])*(-0.0394274132082148)+(-0.010306073088791)" office:value-type="float" office:value="-0.00424353405808317" calcext:value-type="float">
            <text:p>-0.0042435341</text:p>
          </table:table-cell>
          <table:table-cell table:formula="of:=([.L154]^2)*(-20.9992408223248)+([.L154])*(0.114146130561486)+(0.302895814088881)" office:value-type="float" office:value="-3.233568903203" calcext:value-type="float">
            <text:p>-3.2335689032</text:p>
          </table:table-cell>
          <table:table-cell table:number-columns-repeated="1002"/>
        </table:table-row>
        <table:table-row table:style-name="ro1">
          <table:table-cell table:formula="of:=[Datos_Nao.A155]" office:value-type="float" office:value="-0.00585337448865175" calcext:value-type="float">
            <text:p>-0.0058533745</text:p>
          </table:table-cell>
          <table:table-cell table:formula="of:=[Datos_Nao.B155]" office:value-type="float" office:value="0.133479103446007" calcext:value-type="float">
            <text:p>0.1334791034</text:p>
          </table:table-cell>
          <table:table-cell table:formula="of:=[Datos_Nao.C155]" office:value-type="float" office:value="0.00793661177158356" calcext:value-type="float">
            <text:p>0.0079366118</text:p>
          </table:table-cell>
          <table:table-cell table:formula="of:=[Datos_Nao.D155]" office:value-type="float" office:value="0.0289810039103031" calcext:value-type="float">
            <text:p>0.0289810039</text:p>
          </table:table-cell>
          <table:table-cell table:formula="of:=[Datos_Nao.E155]" office:value-type="float" office:value="0.0530377067625523" calcext:value-type="float">
            <text:p>0.0530377068</text:p>
          </table:table-cell>
          <table:table-cell table:formula="of:=[Datos_Nao.F155]" office:value-type="float" office:value="0.296846002340317" calcext:value-type="float">
            <text:p>0.2968460023</text:p>
          </table:table-cell>
          <table:table-cell/>
          <table:table-cell table:formula="of:=[Datos_MoCap.A155]" office:value-type="float" office:value="-0.030978" calcext:value-type="float">
            <text:p>-0.030978</text:p>
          </table:table-cell>
          <table:table-cell table:formula="of:=[Datos_MoCap.B155]" office:value-type="float" office:value="0.243248" calcext:value-type="float">
            <text:p>0.243248</text:p>
          </table:table-cell>
          <table:table-cell table:formula="of:=[Datos_MoCap.C155]" office:value-type="float" office:value="-0.003101" calcext:value-type="float">
            <text:p>-0.003101</text:p>
          </table:table-cell>
          <table:table-cell table:formula="of:=[Datos_MoCap.D155]" office:value-type="float" office:value="-0.023643" calcext:value-type="float">
            <text:p>-0.023643</text:p>
          </table:table-cell>
          <table:table-cell table:formula="of:=[Datos_MoCap.F155]" office:value-type="float" office:value="-0.41148" calcext:value-type="float">
            <text:p>-0.41148</text:p>
          </table:table-cell>
          <table:table-cell table:formula="of:=[Datos_MoCap.E155]" office:value-type="float" office:value="-0.038079" calcext:value-type="float">
            <text:p>-0.038079</text:p>
          </table:table-cell>
          <table:table-cell/>
          <table:table-cell table:formula="of:=([.H155]^2)*(0.140024724909833)+([.H155])*(-0.00142725065277068)+(-0.0063459406986214)" office:value-type="float" office:value="-0.00616735449321433" calcext:value-type="float">
            <text:p>-0.0061673545</text:p>
          </table:table-cell>
          <table:table-cell table:formula="of:=([.J155]^2)*(-1.68303778049881)+([.J155])*(0.15665109790632)+(0.10475739737447)" office:value-type="float" office:value="0.104255437890275" calcext:value-type="float">
            <text:p>0.1042554379</text:p>
          </table:table-cell>
          <table:table-cell table:formula="of:=([.I155]^2)*(-1.84809378419694)+([.I155])*(0.969715893777015)+(-0.0558124189204929)" office:value-type="float" office:value="0.0707180822331515" calcext:value-type="float">
            <text:p>0.0707180822</text:p>
          </table:table-cell>
          <table:table-cell table:formula="of:=[.H155]*-1" office:value-type="float" office:value="0.030978" calcext:value-type="float">
            <text:p>0.030978</text:p>
          </table:table-cell>
          <table:table-cell table:formula="of:=[.M155]*-1" office:value-type="float" office:value="0.038079" calcext:value-type="float">
            <text:p>0.038079</text:p>
          </table:table-cell>
          <table:table-cell table:formula="of:=([.K155]^2)*(48.7382423482978)+([.K155])*(0.0643401308833624)+(0.0316411646540839)" office:value-type="float" office:value="0.0573642316515967" calcext:value-type="float">
            <text:p>0.0573642317</text:p>
          </table:table-cell>
          <table:table-cell table:formula="of:=([.M155]^2)*(2.99573212968935)+([.M155])*(-0.0394274132082148)+(-0.010306073088791)" office:value-type="float" office:value="-0.00446087435389309" calcext:value-type="float">
            <text:p>-0.0044608744</text:p>
          </table:table-cell>
          <table:table-cell table:formula="of:=([.L155]^2)*(-20.9992408223248)+([.L155])*(0.114146130561486)+(0.302895814088881)" office:value-type="float" office:value="-3.29957609334643" calcext:value-type="float">
            <text:p>-3.2995760933</text:p>
          </table:table-cell>
          <table:table-cell table:number-columns-repeated="1002"/>
        </table:table-row>
        <table:table-row table:style-name="ro1">
          <table:table-cell table:formula="of:=[Datos_Nao.A156]" office:value-type="float" office:value="0.000550206168554723" calcext:value-type="float">
            <text:p>0.0005502062</text:p>
          </table:table-cell>
          <table:table-cell table:formula="of:=[Datos_Nao.B156]" office:value-type="float" office:value="0.0677404180169106" calcext:value-type="float">
            <text:p>0.067740418</text:p>
          </table:table-cell>
          <table:table-cell table:formula="of:=[Datos_Nao.C156]" office:value-type="float" office:value="0.00187620520591736" calcext:value-type="float">
            <text:p>0.0018762052</text:p>
          </table:table-cell>
          <table:table-cell table:formula="of:=[Datos_Nao.D156]" office:value-type="float" office:value="-0.00465281400829554" calcext:value-type="float">
            <text:p>-0.004652814</text:p>
          </table:table-cell>
          <table:table-cell table:formula="of:=[Datos_Nao.E156]" office:value-type="float" office:value="0.0299762114882469" calcext:value-type="float">
            <text:p>0.0299762115</text:p>
          </table:table-cell>
          <table:table-cell table:formula="of:=[Datos_Nao.F156]" office:value-type="float" office:value="0.142147034406662" calcext:value-type="float">
            <text:p>0.1421470344</text:p>
          </table:table-cell>
          <table:table-cell/>
          <table:table-cell table:formula="of:=[Datos_MoCap.A156]" office:value-type="float" office:value="-0.035194" calcext:value-type="float">
            <text:p>-0.035194</text:p>
          </table:table-cell>
          <table:table-cell table:formula="of:=[Datos_MoCap.B156]" office:value-type="float" office:value="0.248861" calcext:value-type="float">
            <text:p>0.248861</text:p>
          </table:table-cell>
          <table:table-cell table:formula="of:=[Datos_MoCap.C156]" office:value-type="float" office:value="-0.00623" calcext:value-type="float">
            <text:p>-0.00623</text:p>
          </table:table-cell>
          <table:table-cell table:formula="of:=[Datos_MoCap.D156]" office:value-type="float" office:value="-0.020878" calcext:value-type="float">
            <text:p>-0.020878</text:p>
          </table:table-cell>
          <table:table-cell table:formula="of:=[Datos_MoCap.F156]" office:value-type="float" office:value="-0.411111" calcext:value-type="float">
            <text:p>-0.411111</text:p>
          </table:table-cell>
          <table:table-cell table:formula="of:=[Datos_MoCap.E156]" office:value-type="float" office:value="-0.03944" calcext:value-type="float">
            <text:p>-0.03944</text:p>
          </table:table-cell>
          <table:table-cell/>
          <table:table-cell table:formula="of:=([.H156]^2)*(0.140024724909833)+([.H156])*(-0.00142725065277068)+(-0.0063459406986214)" office:value-type="float" office:value="-0.00612227294539842" calcext:value-type="float">
            <text:p>-0.0061222729</text:p>
          </table:table-cell>
          <table:table-cell table:formula="of:=([.J156]^2)*(-1.68303778049881)+([.J156])*(0.15665109790632)+(0.10475739737447)" office:value-type="float" office:value="0.103716137457443" calcext:value-type="float">
            <text:p>0.1037161375</text:p>
          </table:table-cell>
          <table:table-cell table:formula="of:=([.I156]^2)*(-1.84809378419694)+([.I156])*(0.969715893777015)+(-0.0558124189204929)" office:value-type="float" office:value="0.071056278447664" calcext:value-type="float">
            <text:p>0.0710562784</text:p>
          </table:table-cell>
          <table:table-cell table:formula="of:=[.H156]*-1" office:value-type="float" office:value="0.035194" calcext:value-type="float">
            <text:p>0.035194</text:p>
          </table:table-cell>
          <table:table-cell table:formula="of:=[.M156]*-1" office:value-type="float" office:value="0.03944" calcext:value-type="float">
            <text:p>0.03944</text:p>
          </table:table-cell>
          <table:table-cell table:formula="of:=([.K156]^2)*(48.7382423482978)+([.K156])*(0.0643401308833624)+(0.0316411646540839)" office:value-type="float" office:value="0.0515424269433068" calcext:value-type="float">
            <text:p>0.0515424269</text:p>
          </table:table-cell>
          <table:table-cell table:formula="of:=([.M156]^2)*(2.99573212968935)+([.M156])*(-0.0394274132082148)+(-0.010306073088791)" office:value-type="float" office:value="-0.00409115384217026" calcext:value-type="float">
            <text:p>-0.0040911538</text:p>
          </table:table-cell>
          <table:table-cell table:formula="of:=([.L156]^2)*(-20.9992408223248)+([.L156])*(0.114146130561486)+(0.302895814088881)" office:value-type="float" office:value="-3.29315994620307" calcext:value-type="float">
            <text:p>-3.2931599462</text:p>
          </table:table-cell>
          <table:table-cell table:number-columns-repeated="1002"/>
        </table:table-row>
        <table:table-row table:style-name="ro1">
          <table:table-cell table:formula="of:=[Datos_Nao.A157]" office:value-type="float" office:value="0.0000366591339115985" calcext:value-type="float">
            <text:p>3.66591339115985E-005</text:p>
          </table:table-cell>
          <table:table-cell table:formula="of:=[Datos_Nao.B157]" office:value-type="float" office:value="0.0678920224308968" calcext:value-type="float">
            <text:p>0.0678920224</text:p>
          </table:table-cell>
          <table:table-cell table:formula="of:=[Datos_Nao.C157]" office:value-type="float" office:value="-0.000528775155544281" calcext:value-type="float">
            <text:p>-0.0005287752</text:p>
          </table:table-cell>
          <table:table-cell table:formula="of:=[Datos_Nao.D157]" office:value-type="float" office:value="-0.00310701504349709" calcext:value-type="float">
            <text:p>-0.003107015</text:p>
          </table:table-cell>
          <table:table-cell table:formula="of:=[Datos_Nao.E157]" office:value-type="float" office:value="-0.000354363466612995" calcext:value-type="float">
            <text:p>-0.0003543635</text:p>
          </table:table-cell>
          <table:table-cell table:formula="of:=[Datos_Nao.F157]" office:value-type="float" office:value="0.140573844313622" calcext:value-type="float">
            <text:p>0.1405738443</text:p>
          </table:table-cell>
          <table:table-cell/>
          <table:table-cell table:formula="of:=[Datos_MoCap.A157]" office:value-type="float" office:value="-0.039594" calcext:value-type="float">
            <text:p>-0.039594</text:p>
          </table:table-cell>
          <table:table-cell table:formula="of:=[Datos_MoCap.B157]" office:value-type="float" office:value="0.254266" calcext:value-type="float">
            <text:p>0.254266</text:p>
          </table:table-cell>
          <table:table-cell table:formula="of:=[Datos_MoCap.C157]" office:value-type="float" office:value="-0.00901" calcext:value-type="float">
            <text:p>-0.00901</text:p>
          </table:table-cell>
          <table:table-cell table:formula="of:=[Datos_MoCap.D157]" office:value-type="float" office:value="-0.019033" calcext:value-type="float">
            <text:p>-0.019033</text:p>
          </table:table-cell>
          <table:table-cell table:formula="of:=[Datos_MoCap.F157]" office:value-type="float" office:value="-0.410383" calcext:value-type="float">
            <text:p>-0.410383</text:p>
          </table:table-cell>
          <table:table-cell table:formula="of:=[Datos_MoCap.E157]" office:value-type="float" office:value="-0.043143" calcext:value-type="float">
            <text:p>-0.043143</text:p>
          </table:table-cell>
          <table:table-cell/>
          <table:table-cell table:formula="of:=([.H157]^2)*(0.140024724909833)+([.H157])*(-0.00142725065277068)+(-0.0063459406986214)" office:value-type="float" office:value="-0.00606991549836938" calcext:value-type="float">
            <text:p>-0.0060699155</text:p>
          </table:table-cell>
          <table:table-cell table:formula="of:=([.J157]^2)*(-1.68303778049881)+([.J157])*(0.15665109790632)+(0.10475739737447)" office:value-type="float" office:value="0.103209341807009" calcext:value-type="float">
            <text:p>0.1032093418</text:p>
          </table:table-cell>
          <table:table-cell table:formula="of:=([.I157]^2)*(-1.84809378419694)+([.I157])*(0.969715893777015)+(-0.0558124189204929)" office:value-type="float" office:value="0.0712718839647691" calcext:value-type="float">
            <text:p>0.071271884</text:p>
          </table:table-cell>
          <table:table-cell table:formula="of:=[.H157]*-1" office:value-type="float" office:value="0.039594" calcext:value-type="float">
            <text:p>0.039594</text:p>
          </table:table-cell>
          <table:table-cell table:formula="of:=[.M157]*-1" office:value-type="float" office:value="0.043143" calcext:value-type="float">
            <text:p>0.043143</text:p>
          </table:table-cell>
          <table:table-cell table:formula="of:=([.K157]^2)*(48.7382423482978)+([.K157])*(0.0643401308833624)+(0.0316411646540839)" office:value-type="float" office:value="0.0480722552625671" calcext:value-type="float">
            <text:p>0.0480722553</text:p>
          </table:table-cell>
          <table:table-cell table:formula="of:=([.M157]^2)*(2.99573212968935)+([.M157])*(-0.0394274132082148)+(-0.010306073088791)" office:value-type="float" office:value="-0.00302904471949614" calcext:value-type="float">
            <text:p>-0.0030290447</text:p>
          </table:table-cell>
          <table:table-cell table:formula="of:=([.L157]^2)*(-20.9992408223248)+([.L157])*(0.114146130561486)+(0.302895814088881)" office:value-type="float" office:value="-3.28051830157243" calcext:value-type="float">
            <text:p>-3.2805183016</text:p>
          </table:table-cell>
          <table:table-cell table:number-columns-repeated="1002"/>
        </table:table-row>
        <table:table-row table:style-name="ro1">
          <table:table-cell table:formula="of:=[Datos_Nao.A158]" office:value-type="float" office:value="-0.00020455353660509" calcext:value-type="float">
            <text:p>-0.0002045535</text:p>
          </table:table-cell>
          <table:table-cell table:formula="of:=[Datos_Nao.B158]" office:value-type="float" office:value="0.0679651200771332" calcext:value-type="float">
            <text:p>0.0679651201</text:p>
          </table:table-cell>
          <table:table-cell table:formula="of:=[Datos_Nao.C158]" office:value-type="float" office:value="-0.000883534550666809" calcext:value-type="float">
            <text:p>-0.0008835346</text:p>
          </table:table-cell>
          <table:table-cell table:formula="of:=[Datos_Nao.D158]" office:value-type="float" office:value="-0.00547496788203716" calcext:value-type="float">
            <text:p>-0.0054749679</text:p>
          </table:table-cell>
          <table:table-cell table:formula="of:=[Datos_Nao.E158]" office:value-type="float" office:value="-0.000625236600171775" calcext:value-type="float">
            <text:p>-0.0006252366</text:p>
          </table:table-cell>
          <table:table-cell table:formula="of:=[Datos_Nao.F158]" office:value-type="float" office:value="0.139856055378914" calcext:value-type="float">
            <text:p>0.1398560554</text:p>
          </table:table-cell>
          <table:table-cell/>
          <table:table-cell table:formula="of:=[Datos_MoCap.A158]" office:value-type="float" office:value="-0.043846" calcext:value-type="float">
            <text:p>-0.043846</text:p>
          </table:table-cell>
          <table:table-cell table:formula="of:=[Datos_MoCap.B158]" office:value-type="float" office:value="0.25909" calcext:value-type="float">
            <text:p>0.25909</text:p>
          </table:table-cell>
          <table:table-cell table:formula="of:=[Datos_MoCap.C158]" office:value-type="float" office:value="-0.011555" calcext:value-type="float">
            <text:p>-0.011555</text:p>
          </table:table-cell>
          <table:table-cell table:formula="of:=[Datos_MoCap.D158]" office:value-type="float" office:value="-0.01981" calcext:value-type="float">
            <text:p>-0.01981</text:p>
          </table:table-cell>
          <table:table-cell table:formula="of:=[Datos_MoCap.F158]" office:value-type="float" office:value="-0.409712" calcext:value-type="float">
            <text:p>-0.409712</text:p>
          </table:table-cell>
          <table:table-cell table:formula="of:=[Datos_MoCap.E158]" office:value-type="float" office:value="-0.046223" calcext:value-type="float">
            <text:p>-0.046223</text:p>
          </table:table-cell>
          <table:table-cell/>
          <table:table-cell table:formula="of:=([.H158]^2)*(0.140024724909833)+([.H158])*(-0.00142725065277068)+(-0.0063459406986214)" office:value-type="float" office:value="-0.00601416789332018" calcext:value-type="float">
            <text:p>-0.0060141679</text:p>
          </table:table-cell>
          <table:table-cell table:formula="of:=([.J158]^2)*(-1.68303778049881)+([.J158])*(0.15665109790632)+(0.10475739737447)" office:value-type="float" office:value="0.10272257805771" calcext:value-type="float">
            <text:p>0.1027225781</text:p>
          </table:table-cell>
          <table:table-cell table:formula="of:=([.I158]^2)*(-1.84809378419694)+([.I158])*(0.969715893777015)+(-0.0558124189204929)" office:value-type="float" office:value="0.0713731197587001" calcext:value-type="float">
            <text:p>0.0713731198</text:p>
          </table:table-cell>
          <table:table-cell table:formula="of:=[.H158]*-1" office:value-type="float" office:value="0.043846" calcext:value-type="float">
            <text:p>0.043846</text:p>
          </table:table-cell>
          <table:table-cell table:formula="of:=[.M158]*-1" office:value-type="float" office:value="0.046223" calcext:value-type="float">
            <text:p>0.046223</text:p>
          </table:table-cell>
          <table:table-cell table:formula="of:=([.K158]^2)*(48.7382423482978)+([.K158])*(0.0643401308833624)+(0.0316411646540839)" office:value-type="float" office:value="0.0494932324093053" calcext:value-type="float">
            <text:p>0.0494932324</text:p>
          </table:table-cell>
          <table:table-cell table:formula="of:=([.M158]^2)*(2.99573212968935)+([.M158])*(-0.0394274132082148)+(-0.010306073088791)" office:value-type="float" office:value="-0.00208304116650924" calcext:value-type="float">
            <text:p>-0.0020830412</text:p>
          </table:table-cell>
          <table:table-cell table:formula="of:=([.L158]^2)*(-20.9992408223248)+([.L158])*(0.114146130561486)+(0.302895814088881)" office:value-type="float" office:value="-3.26888616863696" calcext:value-type="float">
            <text:p>-3.2688861686</text:p>
          </table:table-cell>
          <table:table-cell table:number-columns-repeated="1002"/>
        </table:table-row>
        <table:table-row table:style-name="ro1">
          <table:table-cell table:formula="of:=[Datos_Nao.A159]" office:value-type="float" office:value="-0.000676741707138717" calcext:value-type="float">
            <text:p>-0.0006767417</text:p>
          </table:table-cell>
          <table:table-cell table:formula="of:=[Datos_Nao.B159]" office:value-type="float" office:value="0.0680892691016197" calcext:value-type="float">
            <text:p>0.0680892691</text:p>
          </table:table-cell>
          <table:table-cell table:formula="of:=[Datos_Nao.C159]" office:value-type="float" office:value="-0.00122224539518356" calcext:value-type="float">
            <text:p>-0.0012222454</text:p>
          </table:table-cell>
          <table:table-cell table:formula="of:=[Datos_Nao.D159]" office:value-type="float" office:value="-0.00852802861481905" calcext:value-type="float">
            <text:p>-0.0085280286</text:p>
          </table:table-cell>
          <table:table-cell table:formula="of:=[Datos_Nao.E159]" office:value-type="float" office:value="-0.000972877838648856" calcext:value-type="float">
            <text:p>-0.0009728778</text:p>
          </table:table-cell>
          <table:table-cell table:formula="of:=[Datos_Nao.F159]" office:value-type="float" office:value="0.138574153184891" calcext:value-type="float">
            <text:p>0.1385741532</text:p>
          </table:table-cell>
          <table:table-cell/>
          <table:table-cell table:formula="of:=[Datos_MoCap.A159]" office:value-type="float" office:value="-0.04838" calcext:value-type="float">
            <text:p>-0.04838</text:p>
          </table:table-cell>
          <table:table-cell table:formula="of:=[Datos_MoCap.B159]" office:value-type="float" office:value="0.264112" calcext:value-type="float">
            <text:p>0.264112</text:p>
          </table:table-cell>
          <table:table-cell table:formula="of:=[Datos_MoCap.C159]" office:value-type="float" office:value="-0.014021" calcext:value-type="float">
            <text:p>-0.014021</text:p>
          </table:table-cell>
          <table:table-cell table:formula="of:=[Datos_MoCap.D159]" office:value-type="float" office:value="-0.022545" calcext:value-type="float">
            <text:p>-0.022545</text:p>
          </table:table-cell>
          <table:table-cell table:formula="of:=[Datos_MoCap.F159]" office:value-type="float" office:value="-0.41117" calcext:value-type="float">
            <text:p>-0.41117</text:p>
          </table:table-cell>
          <table:table-cell table:formula="of:=[Datos_MoCap.E159]" office:value-type="float" office:value="-0.04651" calcext:value-type="float">
            <text:p>-0.04651</text:p>
          </table:table-cell>
          <table:table-cell/>
          <table:table-cell table:formula="of:=([.H159]^2)*(0.140024724909833)+([.H159])*(-0.00142725065277068)+(-0.0063459406986214)" office:value-type="float" office:value="-0.00594914502431311" calcext:value-type="float">
            <text:p>-0.005949145</text:p>
          </table:table-cell>
          <table:table-cell table:formula="of:=([.J159]^2)*(-1.68303778049881)+([.J159])*(0.15665109790632)+(0.10475739737447)" office:value-type="float" office:value="0.102230126557313" calcext:value-type="float">
            <text:p>0.1022301266</text:p>
          </table:table-cell>
          <table:table-cell table:formula="of:=([.I159]^2)*(-1.84809378419694)+([.I159])*(0.969715893777015)+(-0.0558124189204929)" office:value-type="float" office:value="0.0713871287768415" calcext:value-type="float">
            <text:p>0.0713871288</text:p>
          </table:table-cell>
          <table:table-cell table:formula="of:=[.H159]*-1" office:value-type="float" office:value="0.04838" calcext:value-type="float">
            <text:p>0.04838</text:p>
          </table:table-cell>
          <table:table-cell table:formula="of:=[.M159]*-1" office:value-type="float" office:value="0.04651" calcext:value-type="float">
            <text:p>0.04651</text:p>
          </table:table-cell>
          <table:table-cell table:formula="of:=([.K159]^2)*(48.7382423482978)+([.K159])*(0.0643401308833624)+(0.0316411646540839)" office:value-type="float" office:value="0.0549631452278403" calcext:value-type="float">
            <text:p>0.0549631452</text:p>
          </table:table-cell>
          <table:table-cell table:formula="of:=([.M159]^2)*(2.99573212968935)+([.M159])*(-0.0394274132082148)+(-0.010306073088791)" office:value-type="float" office:value="-0.00199199597260231" calcext:value-type="float">
            <text:p>-0.001991996</text:p>
          </table:table-cell>
          <table:table-cell table:formula="of:=([.L159]^2)*(-20.9992408223248)+([.L159])*(0.114146130561486)+(0.302895814088881)" office:value-type="float" office:value="-3.29418545015258" calcext:value-type="float">
            <text:p>-3.2941854502</text:p>
          </table:table-cell>
          <table:table-cell table:number-columns-repeated="1002"/>
        </table:table-row>
        <table:table-row table:style-name="ro1">
          <table:table-cell table:formula="of:=[Datos_Nao.A160]" office:value-type="float" office:value="-0.00112295988947153" calcext:value-type="float">
            <text:p>-0.0011229599</text:p>
          </table:table-cell>
          <table:table-cell table:formula="of:=[Datos_Nao.B160]" office:value-type="float" office:value="0.0681891590356827" calcext:value-type="float">
            <text:p>0.068189159</text:p>
          </table:table-cell>
          <table:table-cell table:formula="of:=[Datos_Nao.C160]" office:value-type="float" office:value="-0.00124892592430115" calcext:value-type="float">
            <text:p>-0.0012489259</text:p>
          </table:table-cell>
          <table:table-cell table:formula="of:=[Datos_Nao.D160]" office:value-type="float" office:value="-0.00997879542410374" calcext:value-type="float">
            <text:p>-0.0099787954</text:p>
          </table:table-cell>
          <table:table-cell table:formula="of:=[Datos_Nao.E160]" office:value-type="float" office:value="-0.00113333424087614" calcext:value-type="float">
            <text:p>-0.0011333342</text:p>
          </table:table-cell>
          <table:table-cell table:formula="of:=[Datos_Nao.F160]" office:value-type="float" office:value="0.137488380074501" calcext:value-type="float">
            <text:p>0.1374883801</text:p>
          </table:table-cell>
          <table:table-cell/>
          <table:table-cell table:formula="of:=[Datos_MoCap.A160]" office:value-type="float" office:value="-0.052873" calcext:value-type="float">
            <text:p>-0.052873</text:p>
          </table:table-cell>
          <table:table-cell table:formula="of:=[Datos_MoCap.B160]" office:value-type="float" office:value="0.269084" calcext:value-type="float">
            <text:p>0.269084</text:p>
          </table:table-cell>
          <table:table-cell table:formula="of:=[Datos_MoCap.C160]" office:value-type="float" office:value="-0.016328" calcext:value-type="float">
            <text:p>-0.016328</text:p>
          </table:table-cell>
          <table:table-cell table:formula="of:=[Datos_MoCap.D160]" office:value-type="float" office:value="-0.022871" calcext:value-type="float">
            <text:p>-0.022871</text:p>
          </table:table-cell>
          <table:table-cell table:formula="of:=[Datos_MoCap.F160]" office:value-type="float" office:value="-0.411775" calcext:value-type="float">
            <text:p>-0.411775</text:p>
          </table:table-cell>
          <table:table-cell table:formula="of:=[Datos_MoCap.E160]" office:value-type="float" office:value="-0.044383" calcext:value-type="float">
            <text:p>-0.044383</text:p>
          </table:table-cell>
          <table:table-cell/>
          <table:table-cell table:formula="of:=([.H160]^2)*(0.140024724909833)+([.H160])*(-0.00142725065277068)+(-0.0063459406986214)" office:value-type="float" office:value="-0.00587903097697368" calcext:value-type="float">
            <text:p>-0.005879031</text:p>
          </table:table-cell>
          <table:table-cell table:formula="of:=([.J160]^2)*(-1.68303778049881)+([.J160])*(0.15665109790632)+(0.10475739737447)" office:value-type="float" office:value="0.101750894343567" calcext:value-type="float">
            <text:p>0.1017508943</text:p>
          </table:table-cell>
          <table:table-cell table:formula="of:=([.I160]^2)*(-1.84809378419694)+([.I160])*(0.969715893777015)+(-0.0558124189204929)" office:value-type="float" office:value="0.0713091662278815" calcext:value-type="float">
            <text:p>0.0713091662</text:p>
          </table:table-cell>
          <table:table-cell table:formula="of:=[.H160]*-1" office:value-type="float" office:value="0.052873" calcext:value-type="float">
            <text:p>0.052873</text:p>
          </table:table-cell>
          <table:table-cell table:formula="of:=[.M160]*-1" office:value-type="float" office:value="0.044383" calcext:value-type="float">
            <text:p>0.044383</text:p>
          </table:table-cell>
          <table:table-cell table:formula="of:=([.K160]^2)*(48.7382423482978)+([.K160])*(0.0643401308833624)+(0.0316411646540839)" office:value-type="float" office:value="0.0556637700458962" calcext:value-type="float">
            <text:p>0.05566377</text:p>
          </table:table-cell>
          <table:table-cell table:formula="of:=([.M160]^2)*(2.99573212968935)+([.M160])*(-0.0394274132082148)+(-0.010306073088791)" office:value-type="float" office:value="-0.0026550212086428" calcext:value-type="float">
            <text:p>-0.0026550212</text:p>
          </table:table-cell>
          <table:table-cell table:formula="of:=([.L160]^2)*(-20.9992408223248)+([.L160])*(0.114146130561486)+(0.302895814088881)" office:value-type="float" office:value="-3.30470964680588" calcext:value-type="float">
            <text:p>-3.3047096468</text:p>
          </table:table-cell>
          <table:table-cell table:number-columns-repeated="1002"/>
        </table:table-row>
        <table:table-row table:style-name="ro1">
          <table:table-cell table:formula="of:=[Datos_Nao.A161]" office:value-type="float" office:value="-0.00133197591640055" calcext:value-type="float">
            <text:p>-0.0013319759</text:p>
          </table:table-cell>
          <table:table-cell table:formula="of:=[Datos_Nao.B161]" office:value-type="float" office:value="0.0682312995195389" calcext:value-type="float">
            <text:p>0.0682312995</text:p>
          </table:table-cell>
          <table:table-cell table:formula="of:=[Datos_Nao.C161]" office:value-type="float" office:value="-0.00119415298104286" calcext:value-type="float">
            <text:p>-0.001194153</text:p>
          </table:table-cell>
          <table:table-cell table:formula="of:=[Datos_Nao.D161]" office:value-type="float" office:value="-0.0102754002436996" calcext:value-type="float">
            <text:p>-0.0102754002</text:p>
          </table:table-cell>
          <table:table-cell table:formula="of:=[Datos_Nao.E161]" office:value-type="float" office:value="-0.00116350257303566" calcext:value-type="float">
            <text:p>-0.0011635026</text:p>
          </table:table-cell>
          <table:table-cell table:formula="of:=[Datos_Nao.F161]" office:value-type="float" office:value="0.137016266584396" calcext:value-type="float">
            <text:p>0.1370162666</text:p>
          </table:table-cell>
          <table:table-cell/>
          <table:table-cell table:formula="of:=[Datos_MoCap.A161]" office:value-type="float" office:value="-0.05711" calcext:value-type="float">
            <text:p>-0.05711</text:p>
          </table:table-cell>
          <table:table-cell table:formula="of:=[Datos_MoCap.B161]" office:value-type="float" office:value="0.274594" calcext:value-type="float">
            <text:p>0.274594</text:p>
          </table:table-cell>
          <table:table-cell table:formula="of:=[Datos_MoCap.C161]" office:value-type="float" office:value="-0.018662" calcext:value-type="float">
            <text:p>-0.018662</text:p>
          </table:table-cell>
          <table:table-cell table:formula="of:=[Datos_MoCap.D161]" office:value-type="float" office:value="-0.022654" calcext:value-type="float">
            <text:p>-0.022654</text:p>
          </table:table-cell>
          <table:table-cell table:formula="of:=[Datos_MoCap.F161]" office:value-type="float" office:value="-0.410396" calcext:value-type="float">
            <text:p>-0.410396</text:p>
          </table:table-cell>
          <table:table-cell table:formula="of:=[Datos_MoCap.E161]" office:value-type="float" office:value="-0.042603" calcext:value-type="float">
            <text:p>-0.042603</text:p>
          </table:table-cell>
          <table:table-cell/>
          <table:table-cell table:formula="of:=([.H161]^2)*(0.140024724909833)+([.H161])*(-0.00142725065277068)+(-0.0063459406986214)" office:value-type="float" office:value="-0.00580773247826008" calcext:value-type="float">
            <text:p>-0.0058077325</text:p>
          </table:table-cell>
          <table:table-cell table:formula="of:=([.J161]^2)*(-1.68303778049881)+([.J161])*(0.15665109790632)+(0.10475739737447)" office:value-type="float" office:value="0.101247822606867" calcext:value-type="float">
            <text:p>0.1012478226</text:p>
          </table:table-cell>
          <table:table-cell table:formula="of:=([.I161]^2)*(-1.84809378419694)+([.I161])*(0.969715893777015)+(-0.0558124189204929)" office:value-type="float" office:value="0.0711160294950433" calcext:value-type="float">
            <text:p>0.0711160295</text:p>
          </table:table-cell>
          <table:table-cell table:formula="of:=[.H161]*-1" office:value-type="float" office:value="0.05711" calcext:value-type="float">
            <text:p>0.05711</text:p>
          </table:table-cell>
          <table:table-cell table:formula="of:=[.M161]*-1" office:value-type="float" office:value="0.042603" calcext:value-type="float">
            <text:p>0.042603</text:p>
          </table:table-cell>
          <table:table-cell table:formula="of:=([.K161]^2)*(48.7382423482978)+([.K161])*(0.0643401308833624)+(0.0316411646540839)" office:value-type="float" office:value="0.0551962504135072" calcext:value-type="float">
            <text:p>0.0551962504</text:p>
          </table:table-cell>
          <table:table-cell table:formula="of:=([.M161]^2)*(2.99573212968935)+([.M161])*(-0.0394274132082148)+(-0.010306073088791)" office:value-type="float" office:value="-0.00318904642811244" calcext:value-type="float">
            <text:p>-0.0031890464</text:p>
          </table:table-cell>
          <table:table-cell table:formula="of:=([.L161]^2)*(-20.9992408223248)+([.L161])*(0.114146130561486)+(0.302895814088881)" office:value-type="float" office:value="-3.2807438500386" calcext:value-type="float">
            <text:p>-3.28074385</text:p>
          </table:table-cell>
          <table:table-cell table:number-columns-repeated="1002"/>
        </table:table-row>
        <table:table-row table:style-name="ro1">
          <table:table-cell table:formula="of:=[Datos_Nao.A162]" office:value-type="float" office:value="-0.00152936670929194" calcext:value-type="float">
            <text:p>-0.0015293667</text:p>
          </table:table-cell>
          <table:table-cell table:formula="of:=[Datos_Nao.B162]" office:value-type="float" office:value="0.0682687684893608" calcext:value-type="float">
            <text:p>0.0682687685</text:p>
          </table:table-cell>
          <table:table-cell table:formula="of:=[Datos_Nao.C162]" office:value-type="float" office:value="-0.0011124461889267" calcext:value-type="float">
            <text:p>-0.0011124462</text:p>
          </table:table-cell>
          <table:table-cell table:formula="of:=[Datos_Nao.D162]" office:value-type="float" office:value="-0.0103516262024641" calcext:value-type="float">
            <text:p>-0.0103516262</text:p>
          </table:table-cell>
          <table:table-cell table:formula="of:=[Datos_Nao.E162]" office:value-type="float" office:value="-0.00116810377221555" calcext:value-type="float">
            <text:p>-0.0011681038</text:p>
          </table:table-cell>
          <table:table-cell table:formula="of:=[Datos_Nao.F162]" office:value-type="float" office:value="0.136589795351028" calcext:value-type="float">
            <text:p>0.1365897954</text:p>
          </table:table-cell>
          <table:table-cell/>
          <table:table-cell table:formula="of:=[Datos_MoCap.A162]" office:value-type="float" office:value="-0.060605" calcext:value-type="float">
            <text:p>-0.060605</text:p>
          </table:table-cell>
          <table:table-cell table:formula="of:=[Datos_MoCap.B162]" office:value-type="float" office:value="0.279852" calcext:value-type="float">
            <text:p>0.279852</text:p>
          </table:table-cell>
          <table:table-cell table:formula="of:=[Datos_MoCap.C162]" office:value-type="float" office:value="-0.021878" calcext:value-type="float">
            <text:p>-0.021878</text:p>
          </table:table-cell>
          <table:table-cell table:formula="of:=[Datos_MoCap.D162]" office:value-type="float" office:value="-0.023002" calcext:value-type="float">
            <text:p>-0.023002</text:p>
          </table:table-cell>
          <table:table-cell table:formula="of:=[Datos_MoCap.F162]" office:value-type="float" office:value="-0.411286" calcext:value-type="float">
            <text:p>-0.411286</text:p>
          </table:table-cell>
          <table:table-cell table:formula="of:=[Datos_MoCap.E162]" office:value-type="float" office:value="-0.042023" calcext:value-type="float">
            <text:p>-0.042023</text:p>
          </table:table-cell>
          <table:table-cell/>
          <table:table-cell table:formula="of:=([.H162]^2)*(0.140024724909833)+([.H162])*(-0.00142725065277068)+(-0.0063459406986214)" office:value-type="float" office:value="-0.00574513611555645" calcext:value-type="float">
            <text:p>-0.0057451361</text:p>
          </table:table-cell>
          <table:table-cell table:formula="of:=([.J162]^2)*(-1.68303778049881)+([.J162])*(0.15665109790632)+(0.10475739737447)" office:value-type="float" office:value="0.100524603865186" calcext:value-type="float">
            <text:p>0.1005246039</text:p>
          </table:table-cell>
          <table:table-cell table:formula="of:=([.I162]^2)*(-1.84809378419694)+([.I162])*(0.969715893777015)+(-0.0558124189204929)" office:value-type="float" office:value="0.0708270902359402" calcext:value-type="float">
            <text:p>0.0708270902</text:p>
          </table:table-cell>
          <table:table-cell table:formula="of:=[.H162]*-1" office:value-type="float" office:value="0.060605" calcext:value-type="float">
            <text:p>0.060605</text:p>
          </table:table-cell>
          <table:table-cell table:formula="of:=[.M162]*-1" office:value-type="float" office:value="0.042023" calcext:value-type="float">
            <text:p>0.042023</text:p>
          </table:table-cell>
          <table:table-cell table:formula="of:=([.K162]^2)*(48.7382423482978)+([.K162])*(0.0643401308833624)+(0.0316411646540839)" office:value-type="float" office:value="0.0559482272790033" calcext:value-type="float">
            <text:p>0.0559482273</text:p>
          </table:table-cell>
          <table:table-cell table:formula="of:=([.M162]^2)*(2.99573212968935)+([.M162])*(-0.0394274132082148)+(-0.010306073088791)" office:value-type="float" office:value="-0.00335895408755332" calcext:value-type="float">
            <text:p>-0.0033589541</text:p>
          </table:table-cell>
          <table:table-cell table:formula="of:=([.L162]^2)*(-20.9992408223248)+([.L162])*(0.114146130561486)+(0.302895814088881)" office:value-type="float" office:value="-3.29620212149046" calcext:value-type="float">
            <text:p>-3.2962021215</text:p>
          </table:table-cell>
          <table:table-cell table:number-columns-repeated="1002"/>
        </table:table-row>
        <table:table-row table:style-name="ro1">
          <table:table-cell table:formula="of:=[Datos_Nao.A163]" office:value-type="float" office:value="-0.00188330095261335" calcext:value-type="float">
            <text:p>-0.001883301</text:p>
          </table:table-cell>
          <table:table-cell table:formula="of:=[Datos_Nao.B163]" office:value-type="float" office:value="0.0683306455612183" calcext:value-type="float">
            <text:p>0.0683306456</text:p>
          </table:table-cell>
          <table:table-cell table:formula="of:=[Datos_Nao.C163]" office:value-type="float" office:value="-0.000907070934772491" calcext:value-type="float">
            <text:p>-0.0009070709</text:p>
          </table:table-cell>
          <table:table-cell table:formula="of:=[Datos_Nao.D163]" office:value-type="float" office:value="-0.0099822161719203" calcext:value-type="float">
            <text:p>-0.0099822162</text:p>
          </table:table-cell>
          <table:table-cell table:formula="of:=[Datos_Nao.E163]" office:value-type="float" office:value="-0.00111791153904051" calcext:value-type="float">
            <text:p>-0.0011179115</text:p>
          </table:table-cell>
          <table:table-cell table:formula="of:=[Datos_Nao.F163]" office:value-type="float" office:value="0.135869443416595" calcext:value-type="float">
            <text:p>0.1358694434</text:p>
          </table:table-cell>
          <table:table-cell/>
          <table:table-cell table:formula="of:=[Datos_MoCap.A163]" office:value-type="float" office:value="-0.063727" calcext:value-type="float">
            <text:p>-0.063727</text:p>
          </table:table-cell>
          <table:table-cell table:formula="of:=[Datos_MoCap.B163]" office:value-type="float" office:value="0.284614" calcext:value-type="float">
            <text:p>0.284614</text:p>
          </table:table-cell>
          <table:table-cell table:formula="of:=[Datos_MoCap.C163]" office:value-type="float" office:value="-0.025941" calcext:value-type="float">
            <text:p>-0.025941</text:p>
          </table:table-cell>
          <table:table-cell table:formula="of:=[Datos_MoCap.D163]" office:value-type="float" office:value="-0.025769" calcext:value-type="float">
            <text:p>-0.025769</text:p>
          </table:table-cell>
          <table:table-cell table:formula="of:=[Datos_MoCap.F163]" office:value-type="float" office:value="-0.413241" calcext:value-type="float">
            <text:p>-0.413241</text:p>
          </table:table-cell>
          <table:table-cell table:formula="of:=[Datos_MoCap.E163]" office:value-type="float" office:value="-0.04205" calcext:value-type="float">
            <text:p>-0.04205</text:p>
          </table:table-cell>
          <table:table-cell/>
          <table:table-cell table:formula="of:=([.H163]^2)*(0.140024724909833)+([.H163])*(-0.00142725065277068)+(-0.0063459406986214)" office:value-type="float" office:value="-0.00568632761112613" calcext:value-type="float">
            <text:p>-0.0056863276</text:p>
          </table:table-cell>
          <table:table-cell table:formula="of:=([.J163]^2)*(-1.68303778049881)+([.J163])*(0.15665109790632)+(0.10475739737447)" office:value-type="float" office:value="0.099561135405321" calcext:value-type="float">
            <text:p>0.0995611354</text:p>
          </table:table-cell>
          <table:table-cell table:formula="of:=([.I163]^2)*(-1.84809378419694)+([.I163])*(0.969715893777015)+(-0.0558124189204929)" office:value-type="float" office:value="0.0704772250853795" calcext:value-type="float">
            <text:p>0.0704772251</text:p>
          </table:table-cell>
          <table:table-cell table:formula="of:=[.H163]*-1" office:value-type="float" office:value="0.063727" calcext:value-type="float">
            <text:p>0.063727</text:p>
          </table:table-cell>
          <table:table-cell table:formula="of:=[.M163]*-1" office:value-type="float" office:value="0.04205" calcext:value-type="float">
            <text:p>0.04205</text:p>
          </table:table-cell>
          <table:table-cell table:formula="of:=([.K163]^2)*(48.7382423482978)+([.K163])*(0.0643401308833624)+(0.0316411646540839)" office:value-type="float" office:value="0.062347392603062" calcext:value-type="float">
            <text:p>0.0623473926</text:p>
          </table:table-cell>
          <table:table-cell table:formula="of:=([.M163]^2)*(2.99573212968935)+([.M163])*(-0.0394274132082148)+(-0.010306073088791)" office:value-type="float" office:value="-0.00335108932233854" calcext:value-type="float">
            <text:p>-0.0033510893</text:p>
          </table:table-cell>
          <table:table-cell table:formula="of:=([.L163]^2)*(-20.9992408223248)+([.L163])*(0.114146130561486)+(0.302895814088881)" office:value-type="float" office:value="-3.33027500940404" calcext:value-type="float">
            <text:p>-3.3302750094</text:p>
          </table:table-cell>
          <table:table-cell table:number-columns-repeated="1002"/>
        </table:table-row>
        <table:table-row table:style-name="ro1">
          <table:table-cell table:formula="of:=[Datos_Nao.A164]" office:value-type="float" office:value="-0.00203709141351283" calcext:value-type="float">
            <text:p>-0.0020370914</text:p>
          </table:table-cell>
          <table:table-cell table:formula="of:=[Datos_Nao.B164]" office:value-type="float" office:value="0.068355493247509" calcext:value-type="float">
            <text:p>0.0683554932</text:p>
          </table:table-cell>
          <table:table-cell table:formula="of:=[Datos_Nao.C164]" office:value-type="float" office:value="-0.000797901302576065" calcext:value-type="float">
            <text:p>-0.0007979013</text:p>
          </table:table-cell>
          <table:table-cell table:formula="of:=[Datos_Nao.D164]" office:value-type="float" office:value="-0.00958962645381689" calcext:value-type="float">
            <text:p>-0.0095896265</text:p>
          </table:table-cell>
          <table:table-cell table:formula="of:=[Datos_Nao.E164]" office:value-type="float" office:value="-0.00106969242915511" calcext:value-type="float">
            <text:p>-0.0010696924</text:p>
          </table:table-cell>
          <table:table-cell table:formula="of:=[Datos_Nao.F164]" office:value-type="float" office:value="0.135573416948318" calcext:value-type="float">
            <text:p>0.1355734169</text:p>
          </table:table-cell>
          <table:table-cell/>
          <table:table-cell table:formula="of:=[Datos_MoCap.A164]" office:value-type="float" office:value="-0.066665" calcext:value-type="float">
            <text:p>-0.066665</text:p>
          </table:table-cell>
          <table:table-cell table:formula="of:=[Datos_MoCap.B164]" office:value-type="float" office:value="0.288794" calcext:value-type="float">
            <text:p>0.288794</text:p>
          </table:table-cell>
          <table:table-cell table:formula="of:=[Datos_MoCap.C164]" office:value-type="float" office:value="-0.031044" calcext:value-type="float">
            <text:p>-0.031044</text:p>
          </table:table-cell>
          <table:table-cell table:formula="of:=[Datos_MoCap.D164]" office:value-type="float" office:value="-0.028947" calcext:value-type="float">
            <text:p>-0.028947</text:p>
          </table:table-cell>
          <table:table-cell table:formula="of:=[Datos_MoCap.F164]" office:value-type="float" office:value="-0.414329" calcext:value-type="float">
            <text:p>-0.414329</text:p>
          </table:table-cell>
          <table:table-cell table:formula="of:=[Datos_MoCap.E164]" office:value-type="float" office:value="-0.040803" calcext:value-type="float">
            <text:p>-0.040803</text:p>
          </table:table-cell>
          <table:table-cell/>
          <table:table-cell table:formula="of:=([.H164]^2)*(0.140024724909833)+([.H164])*(-0.00142725065277068)+(-0.0063459406986214)" office:value-type="float" office:value="-0.00562849203936065" calcext:value-type="float">
            <text:p>-0.005628492</text:p>
          </table:table-cell>
          <table:table-cell table:formula="of:=([.J164]^2)*(-1.68303778049881)+([.J164])*(0.15665109790632)+(0.10475739737447)" office:value-type="float" office:value="0.0982723267985805" calcext:value-type="float">
            <text:p>0.0982723268</text:p>
          </table:table-cell>
          <table:table-cell table:formula="of:=([.I164]^2)*(-1.84809378419694)+([.I164])*(0.969715893777015)+(-0.0558124189204929)" office:value-type="float" office:value="0.0701010423620227" calcext:value-type="float">
            <text:p>0.0701010424</text:p>
          </table:table-cell>
          <table:table-cell table:formula="of:=[.H164]*-1" office:value-type="float" office:value="0.066665" calcext:value-type="float">
            <text:p>0.066665</text:p>
          </table:table-cell>
          <table:table-cell table:formula="of:=[.M164]*-1" office:value-type="float" office:value="0.040803" calcext:value-type="float">
            <text:p>0.040803</text:p>
          </table:table-cell>
          <table:table-cell table:formula="of:=([.K164]^2)*(48.7382423482978)+([.K164])*(0.0643401308833624)+(0.0316411646540839)" office:value-type="float" office:value="0.0706178882490657" calcext:value-type="float">
            <text:p>0.0706178882</text:p>
          </table:table-cell>
          <table:table-cell table:formula="of:=([.M164]^2)*(2.99573212968935)+([.M164])*(-0.0394274132082148)+(-0.010306073088791)" office:value-type="float" office:value="-0.0037097674331032" calcext:value-type="float">
            <text:p>-0.0037097674</text:p>
          </table:table-cell>
          <table:table-cell table:formula="of:=([.L164]^2)*(-20.9992408223248)+([.L164])*(0.114146130561486)+(0.302895814088881)" office:value-type="float" office:value="-3.34930683619343" calcext:value-type="float">
            <text:p>-3.3493068362</text:p>
          </table:table-cell>
          <table:table-cell table:number-columns-repeated="1002"/>
        </table:table-row>
        <table:table-row table:style-name="ro1">
          <table:table-cell table:formula="of:=[Datos_Nao.A165]" office:value-type="float" office:value="-0.00217371457256377" calcext:value-type="float">
            <text:p>-0.0021737146</text:p>
          </table:table-cell>
          <table:table-cell table:formula="of:=[Datos_Nao.B165]" office:value-type="float" office:value="0.0683765783905983" calcext:value-type="float">
            <text:p>0.0683765784</text:p>
          </table:table-cell>
          <table:table-cell table:formula="of:=[Datos_Nao.C165]" office:value-type="float" office:value="-0.000691153109073639" calcext:value-type="float">
            <text:p>-0.0006911531</text:p>
          </table:table-cell>
          <table:table-cell table:formula="of:=[Datos_Nao.D165]" office:value-type="float" office:value="-0.00908499769866467" calcext:value-type="float">
            <text:p>-0.0090849977</text:p>
          </table:table-cell>
          <table:table-cell table:formula="of:=[Datos_Nao.E165]" office:value-type="float" office:value="-0.0010093831224367" calcext:value-type="float">
            <text:p>-0.0010093831</text:p>
          </table:table-cell>
          <table:table-cell table:formula="of:=[Datos_Nao.F165]" office:value-type="float" office:value="0.135319262742996" calcext:value-type="float">
            <text:p>0.1353192627</text:p>
          </table:table-cell>
          <table:table-cell/>
          <table:table-cell table:formula="of:=[Datos_MoCap.A165]" office:value-type="float" office:value="-0.069822" calcext:value-type="float">
            <text:p>-0.069822</text:p>
          </table:table-cell>
          <table:table-cell table:formula="of:=[Datos_MoCap.B165]" office:value-type="float" office:value="0.293312" calcext:value-type="float">
            <text:p>0.293312</text:p>
          </table:table-cell>
          <table:table-cell table:formula="of:=[Datos_MoCap.C165]" office:value-type="float" office:value="-0.036898" calcext:value-type="float">
            <text:p>-0.036898</text:p>
          </table:table-cell>
          <table:table-cell table:formula="of:=[Datos_MoCap.D165]" office:value-type="float" office:value="-0.033671" calcext:value-type="float">
            <text:p>-0.033671</text:p>
          </table:table-cell>
          <table:table-cell table:formula="of:=[Datos_MoCap.F165]" office:value-type="float" office:value="-0.414933" calcext:value-type="float">
            <text:p>-0.414933</text:p>
          </table:table-cell>
          <table:table-cell table:formula="of:=[Datos_MoCap.E165]" office:value-type="float" office:value="-0.041374" calcext:value-type="float">
            <text:p>-0.041374</text:p>
          </table:table-cell>
          <table:table-cell/>
          <table:table-cell table:formula="of:=([.H165]^2)*(0.140024724909833)+([.H165])*(-0.00142725065277068)+(-0.0063459406986214)" office:value-type="float" office:value="-0.00556365103108683" calcext:value-type="float">
            <text:p>-0.005563651</text:p>
          </table:table-cell>
          <table:table-cell table:formula="of:=([.J165]^2)*(-1.68303778049881)+([.J165])*(0.15665109790632)+(0.10475739737447)" office:value-type="float" office:value="0.0966858925012619" calcext:value-type="float">
            <text:p>0.0966858925</text:p>
          </table:table-cell>
          <table:table-cell table:formula="of:=([.I165]^2)*(-1.84809378419694)+([.I165])*(0.969715893777015)+(-0.0558124189204929)" office:value-type="float" office:value="0.0696218154519142" calcext:value-type="float">
            <text:p>0.0696218155</text:p>
          </table:table-cell>
          <table:table-cell table:formula="of:=[.H165]*-1" office:value-type="float" office:value="0.069822" calcext:value-type="float">
            <text:p>0.069822</text:p>
          </table:table-cell>
          <table:table-cell table:formula="of:=[.M165]*-1" office:value-type="float" office:value="0.041374" calcext:value-type="float">
            <text:p>0.041374</text:p>
          </table:table-cell>
          <table:table-cell table:formula="of:=([.K165]^2)*(48.7382423482978)+([.K165])*(0.0643401308833624)+(0.0316411646540839)" office:value-type="float" office:value="0.0847310797800164" calcext:value-type="float">
            <text:p>0.0847310798</text:p>
          </table:table-cell>
          <table:table-cell table:formula="of:=([.M165]^2)*(2.99573212968935)+([.M165])*(-0.0394274132082148)+(-0.010306073088791)" office:value-type="float" office:value="-0.00354668544072584" calcext:value-type="float">
            <text:p>-0.0035466854</text:p>
          </table:table-cell>
          <table:table-cell table:formula="of:=([.L165]^2)*(-20.9992408223248)+([.L165])*(0.114146130561486)+(0.302895814088881)" office:value-type="float" office:value="-3.35989375941174" calcext:value-type="float">
            <text:p>-3.3598937594</text:p>
          </table:table-cell>
          <table:table-cell table:number-columns-repeated="1002"/>
        </table:table-row>
        <table:table-row table:style-name="ro1">
          <table:table-cell table:formula="of:=[Datos_Nao.A166]" office:value-type="float" office:value="-0.00239099189639092" calcext:value-type="float">
            <text:p>-0.0023909919</text:p>
          </table:table-cell>
          <table:table-cell table:formula="of:=[Datos_Nao.B166]" office:value-type="float" office:value="0.0684077888727188" calcext:value-type="float">
            <text:p>0.0684077889</text:p>
          </table:table-cell>
          <table:table-cell table:formula="of:=[Datos_Nao.C166]" office:value-type="float" office:value="-0.000497717410326004" calcext:value-type="float">
            <text:p>-0.0004977174</text:p>
          </table:table-cell>
          <table:table-cell table:formula="of:=[Datos_Nao.D166]" office:value-type="float" office:value="-0.00779786426573992" calcext:value-type="float">
            <text:p>-0.0077978643</text:p>
          </table:table-cell>
          <table:table-cell table:formula="of:=[Datos_Nao.E166]" office:value-type="float" office:value="-0.000859660853166133" calcext:value-type="float">
            <text:p>-0.0008596609</text:p>
          </table:table-cell>
          <table:table-cell table:formula="of:=[Datos_Nao.F166]" office:value-type="float" office:value="0.13493324816227" calcext:value-type="float">
            <text:p>0.1349332482</text:p>
          </table:table-cell>
          <table:table-cell/>
          <table:table-cell table:formula="of:=[Datos_MoCap.A166]" office:value-type="float" office:value="-0.07264" calcext:value-type="float">
            <text:p>-0.07264</text:p>
          </table:table-cell>
          <table:table-cell table:formula="of:=[Datos_MoCap.B166]" office:value-type="float" office:value="0.29773" calcext:value-type="float">
            <text:p>0.29773</text:p>
          </table:table-cell>
          <table:table-cell table:formula="of:=[Datos_MoCap.C166]" office:value-type="float" office:value="-0.043431" calcext:value-type="float">
            <text:p>-0.043431</text:p>
          </table:table-cell>
          <table:table-cell table:formula="of:=[Datos_MoCap.D166]" office:value-type="float" office:value="-0.038877" calcext:value-type="float">
            <text:p>-0.038877</text:p>
          </table:table-cell>
          <table:table-cell table:formula="of:=[Datos_MoCap.F166]" office:value-type="float" office:value="-0.415909" calcext:value-type="float">
            <text:p>-0.415909</text:p>
          </table:table-cell>
          <table:table-cell table:formula="of:=[Datos_MoCap.E166]" office:value-type="float" office:value="-0.042081" calcext:value-type="float">
            <text:p>-0.042081</text:p>
          </table:table-cell>
          <table:table-cell/>
          <table:table-cell table:formula="of:=([.H166]^2)*(0.140024724909833)+([.H166])*(-0.00142725065277068)+(-0.0063459406986214)" office:value-type="float" office:value="-0.00550341500449655" calcext:value-type="float">
            <text:p>-0.005503415</text:p>
          </table:table-cell>
          <table:table-cell table:formula="of:=([.J166]^2)*(-1.68303778049881)+([.J166])*(0.15665109790632)+(0.10475739737447)" office:value-type="float" office:value="0.0947792505640052" calcext:value-type="float">
            <text:p>0.0947792506</text:p>
          </table:table-cell>
          <table:table-cell table:formula="of:=([.I166]^2)*(-1.84809378419694)+([.I166])*(0.969715893777015)+(-0.0558124189204929)" office:value-type="float" office:value="0.0690802342476289" calcext:value-type="float">
            <text:p>0.0690802342</text:p>
          </table:table-cell>
          <table:table-cell table:formula="of:=[.H166]*-1" office:value-type="float" office:value="0.07264" calcext:value-type="float">
            <text:p>0.07264</text:p>
          </table:table-cell>
          <table:table-cell table:formula="of:=[.M166]*-1" office:value-type="float" office:value="0.042081" calcext:value-type="float">
            <text:p>0.042081</text:p>
          </table:table-cell>
          <table:table-cell table:formula="of:=([.K166]^2)*(48.7382423482978)+([.K166])*(0.0643401308833624)+(0.0316411646540839)" office:value-type="float" office:value="0.102803822661271" calcext:value-type="float">
            <text:p>0.1028038227</text:p>
          </table:table-cell>
          <table:table-cell table:formula="of:=([.M166]^2)*(2.99573212968935)+([.M166])*(-0.0394274132082148)+(-0.010306073088791)" office:value-type="float" office:value="-0.00334205402039519" calcext:value-type="float">
            <text:p>-0.003342054</text:p>
          </table:table-cell>
          <table:table-cell table:formula="of:=([.L166]^2)*(-20.9992408223248)+([.L166])*(0.114146130561486)+(0.302895814088881)" office:value-type="float" office:value="-3.37703348804863" calcext:value-type="float">
            <text:p>-3.377033488</text:p>
          </table:table-cell>
          <table:table-cell table:number-columns-repeated="1002"/>
        </table:table-row>
        <table:table-row table:style-name="ro1">
          <table:table-cell table:formula="of:=[Datos_Nao.A167]" office:value-type="float" office:value="-0.00252680154517293" calcext:value-type="float">
            <text:p>-0.0025268015</text:p>
          </table:table-cell>
          <table:table-cell table:formula="of:=[Datos_Nao.B167]" office:value-type="float" office:value="0.0684250593185425" calcext:value-type="float">
            <text:p>0.0684250593</text:p>
          </table:table-cell>
          <table:table-cell table:formula="of:=[Datos_Nao.C167]" office:value-type="float" office:value="-0.000342123210430145" calcext:value-type="float">
            <text:p>-0.0003421232</text:p>
          </table:table-cell>
          <table:table-cell table:formula="of:=[Datos_Nao.D167]" office:value-type="float" office:value="-0.00620889710262418" calcext:value-type="float">
            <text:p>-0.0062088971</text:p>
          </table:table-cell>
          <table:table-cell table:formula="of:=[Datos_Nao.E167]" office:value-type="float" office:value="-0.000679764896631241" calcext:value-type="float">
            <text:p>-0.0006797649</text:p>
          </table:table-cell>
          <table:table-cell table:formula="of:=[Datos_Nao.F167]" office:value-type="float" office:value="0.134707689285278" calcext:value-type="float">
            <text:p>0.1347076893</text:p>
          </table:table-cell>
          <table:table-cell/>
          <table:table-cell table:formula="of:=[Datos_MoCap.A167]" office:value-type="float" office:value="-0.074983" calcext:value-type="float">
            <text:p>-0.074983</text:p>
          </table:table-cell>
          <table:table-cell table:formula="of:=[Datos_MoCap.B167]" office:value-type="float" office:value="0.302048" calcext:value-type="float">
            <text:p>0.302048</text:p>
          </table:table-cell>
          <table:table-cell table:formula="of:=[Datos_MoCap.C167]" office:value-type="float" office:value="-0.050361" calcext:value-type="float">
            <text:p>-0.050361</text:p>
          </table:table-cell>
          <table:table-cell table:formula="of:=[Datos_MoCap.D167]" office:value-type="float" office:value="-0.043618" calcext:value-type="float">
            <text:p>-0.043618</text:p>
          </table:table-cell>
          <table:table-cell table:formula="of:=[Datos_MoCap.F167]" office:value-type="float" office:value="-0.416017" calcext:value-type="float">
            <text:p>-0.416017</text:p>
          </table:table-cell>
          <table:table-cell table:formula="of:=[Datos_MoCap.E167]" office:value-type="float" office:value="-0.042712" calcext:value-type="float">
            <text:p>-0.042712</text:p>
          </table:table-cell>
          <table:table-cell/>
          <table:table-cell table:formula="of:=([.H167]^2)*(0.140024724909833)+([.H167])*(-0.00142725065277068)+(-0.0063459406986214)" office:value-type="float" office:value="-0.00545163910788826" calcext:value-type="float">
            <text:p>-0.0054516391</text:p>
          </table:table-cell>
          <table:table-cell table:formula="of:=([.J167]^2)*(-1.68303778049881)+([.J167])*(0.15665109790632)+(0.10475739737447)" office:value-type="float" office:value="0.0925997199825202" calcext:value-type="float">
            <text:p>0.09259972</text:p>
          </table:table-cell>
          <table:table-cell table:formula="of:=([.I167]^2)*(-1.84809378419694)+([.I167])*(0.969715893777015)+(-0.0558124189204929)" office:value-type="float" office:value="0.0684811976761697" calcext:value-type="float">
            <text:p>0.0684811977</text:p>
          </table:table-cell>
          <table:table-cell table:formula="of:=[.H167]*-1" office:value-type="float" office:value="0.074983" calcext:value-type="float">
            <text:p>0.074983</text:p>
          </table:table-cell>
          <table:table-cell table:formula="of:=[.M167]*-1" office:value-type="float" office:value="0.042712" calcext:value-type="float">
            <text:p>0.042712</text:p>
          </table:table-cell>
          <table:table-cell table:formula="of:=([.K167]^2)*(48.7382423482978)+([.K167])*(0.0643401308833624)+(0.0316411646540839)" office:value-type="float" office:value="0.121560741336014" calcext:value-type="float">
            <text:p>0.1215607413</text:p>
          </table:table-cell>
          <table:table-cell table:formula="of:=([.M167]^2)*(2.99573212968935)+([.M167])*(-0.0394274132082148)+(-0.010306073088791)" office:value-type="float" office:value="-0.0031568905234285" calcext:value-type="float">
            <text:p>-0.0031568905</text:p>
          </table:table-cell>
          <table:table-cell table:formula="of:=([.L167]^2)*(-20.9992408223248)+([.L167])*(0.114146130561486)+(0.302895814088881)" office:value-type="float" office:value="-3.37893255578813" calcext:value-type="float">
            <text:p>-3.3789325558</text:p>
          </table:table-cell>
          <table:table-cell table:number-columns-repeated="1002"/>
        </table:table-row>
        <table:table-row table:style-name="ro1">
          <table:table-cell table:formula="of:=[Datos_Nao.A168]" office:value-type="float" office:value="-0.00256188516505063" calcext:value-type="float">
            <text:p>-0.0025618852</text:p>
          </table:table-cell>
          <table:table-cell table:formula="of:=[Datos_Nao.B168]" office:value-type="float" office:value="0.0684285312891007" calcext:value-type="float">
            <text:p>0.0684285313</text:p>
          </table:table-cell>
          <table:table-cell table:formula="of:=[Datos_Nao.C168]" office:value-type="float" office:value="-0.000279419124126434" calcext:value-type="float">
            <text:p>-0.0002794191</text:p>
          </table:table-cell>
          <table:table-cell table:formula="of:=[Datos_Nao.D168]" office:value-type="float" office:value="-0.00532007589936256" calcext:value-type="float">
            <text:p>-0.0053200759</text:p>
          </table:table-cell>
          <table:table-cell table:formula="of:=[Datos_Nao.E168]" office:value-type="float" office:value="-0.000580749125219882" calcext:value-type="float">
            <text:p>-0.0005807491</text:p>
          </table:table-cell>
          <table:table-cell table:formula="of:=[Datos_Nao.F168]" office:value-type="float" office:value="0.134655058383942" calcext:value-type="float">
            <text:p>0.1346550584</text:p>
          </table:table-cell>
          <table:table-cell/>
          <table:table-cell table:formula="of:=[Datos_MoCap.A168]" office:value-type="float" office:value="-0.077" calcext:value-type="float">
            <text:p>-0.077</text:p>
          </table:table-cell>
          <table:table-cell table:formula="of:=[Datos_MoCap.B168]" office:value-type="float" office:value="0.306157" calcext:value-type="float">
            <text:p>0.306157</text:p>
          </table:table-cell>
          <table:table-cell table:formula="of:=[Datos_MoCap.C168]" office:value-type="float" office:value="-0.05724" calcext:value-type="float">
            <text:p>-0.05724</text:p>
          </table:table-cell>
          <table:table-cell table:formula="of:=[Datos_MoCap.D168]" office:value-type="float" office:value="-0.048643" calcext:value-type="float">
            <text:p>-0.048643</text:p>
          </table:table-cell>
          <table:table-cell table:formula="of:=[Datos_MoCap.F168]" office:value-type="float" office:value="-0.418069" calcext:value-type="float">
            <text:p>-0.418069</text:p>
          </table:table-cell>
          <table:table-cell table:formula="of:=[Datos_MoCap.E168]" office:value-type="float" office:value="-0.042424" calcext:value-type="float">
            <text:p>-0.042424</text:p>
          </table:table-cell>
          <table:table-cell/>
          <table:table-cell table:formula="of:=([.H168]^2)*(0.140024724909833)+([.H168])*(-0.00142725065277068)+(-0.0063459406986214)" office:value-type="float" office:value="-0.00540583580436766" calcext:value-type="float">
            <text:p>-0.0054058358</text:p>
          </table:table-cell>
          <table:table-cell table:formula="of:=([.J168]^2)*(-1.68303778049881)+([.J168])*(0.15665109790632)+(0.10475739737447)" office:value-type="float" office:value="0.090276353924821" calcext:value-type="float">
            <text:p>0.0902763539</text:p>
          </table:table-cell>
          <table:table-cell table:formula="of:=([.I168]^2)*(-1.84809378419694)+([.I168])*(0.969715893777015)+(-0.0558124189204929)" office:value-type="float" office:value="0.0678471625967076" calcext:value-type="float">
            <text:p>0.0678471626</text:p>
          </table:table-cell>
          <table:table-cell table:formula="of:=[.H168]*-1" office:value-type="float" office:value="0.077" calcext:value-type="float">
            <text:p>0.077</text:p>
          </table:table-cell>
          <table:table-cell table:formula="of:=[.M168]*-1" office:value-type="float" office:value="0.042424" calcext:value-type="float">
            <text:p>0.042424</text:p>
          </table:table-cell>
          <table:table-cell table:formula="of:=([.K168]^2)*(48.7382423482978)+([.K168])*(0.0643401308833624)+(0.0316411646540839)" office:value-type="float" office:value="0.143833043039239" calcext:value-type="float">
            <text:p>0.143833043</text:p>
          </table:table-cell>
          <table:table-cell table:formula="of:=([.M168]^2)*(2.99573212968935)+([.M168])*(-0.0394274132082148)+(-0.010306073088791)" office:value-type="float" office:value="-0.00324169847780332" calcext:value-type="float">
            <text:p>-0.0032416985</text:p>
          </table:table-cell>
          <table:table-cell table:formula="of:=([.L168]^2)*(-20.9992408223248)+([.L168])*(0.114146130561486)+(0.302895814088881)" office:value-type="float" office:value="-3.41510791819369" calcext:value-type="float">
            <text:p>-3.4151079182</text:p>
          </table:table-cell>
          <table:table-cell table:number-columns-repeated="1002"/>
        </table:table-row>
        <table:table-row table:style-name="ro1">
          <table:table-cell table:formula="of:=[Datos_Nao.A169]" office:value-type="float" office:value="-0.00257438258267939" calcext:value-type="float">
            <text:p>-0.0025743826</text:p>
          </table:table-cell>
          <table:table-cell table:formula="of:=[Datos_Nao.B169]" office:value-type="float" office:value="0.0684270560741425" calcext:value-type="float">
            <text:p>0.0684270561</text:p>
          </table:table-cell>
          <table:table-cell table:formula="of:=[Datos_Nao.C169]" office:value-type="float" office:value="-0.000181134790182114" calcext:value-type="float">
            <text:p>-0.0001811348</text:p>
          </table:table-cell>
          <table:table-cell table:formula="of:=[Datos_Nao.D169]" office:value-type="float" office:value="-0.00350038916803896" calcext:value-type="float">
            <text:p>-0.0035003892</text:p>
          </table:table-cell>
          <table:table-cell table:formula="of:=[Datos_Nao.E169]" office:value-type="float" office:value="-0.000380530487746" calcext:value-type="float">
            <text:p>-0.0003805305</text:p>
          </table:table-cell>
          <table:table-cell table:formula="of:=[Datos_Nao.F169]" office:value-type="float" office:value="0.134650766849518" calcext:value-type="float">
            <text:p>0.1346507668</text:p>
          </table:table-cell>
          <table:table-cell/>
          <table:table-cell table:formula="of:=[Datos_MoCap.A169]" office:value-type="float" office:value="-0.078756" calcext:value-type="float">
            <text:p>-0.078756</text:p>
          </table:table-cell>
          <table:table-cell table:formula="of:=[Datos_MoCap.B169]" office:value-type="float" office:value="0.309851" calcext:value-type="float">
            <text:p>0.309851</text:p>
          </table:table-cell>
          <table:table-cell table:formula="of:=[Datos_MoCap.C169]" office:value-type="float" office:value="-0.063114" calcext:value-type="float">
            <text:p>-0.063114</text:p>
          </table:table-cell>
          <table:table-cell table:formula="of:=[Datos_MoCap.D169]" office:value-type="float" office:value="-0.055154" calcext:value-type="float">
            <text:p>-0.055154</text:p>
          </table:table-cell>
          <table:table-cell table:formula="of:=[Datos_MoCap.F169]" office:value-type="float" office:value="-0.420797" calcext:value-type="float">
            <text:p>-0.420797</text:p>
          </table:table-cell>
          <table:table-cell table:formula="of:=[Datos_MoCap.E169]" office:value-type="float" office:value="-0.041456" calcext:value-type="float">
            <text:p>-0.041456</text:p>
          </table:table-cell>
          <table:table-cell/>
          <table:table-cell table:formula="of:=([.H169]^2)*(0.140024724909833)+([.H169])*(-0.00142725065277068)+(-0.0063459406986214)" office:value-type="float" office:value="-0.00536503173473223" calcext:value-type="float">
            <text:p>-0.0053650317</text:p>
          </table:table-cell>
          <table:table-cell table:formula="of:=([.J169]^2)*(-1.68303778049881)+([.J169])*(0.15665109790632)+(0.10475739737447)" office:value-type="float" office:value="0.0881663460029727" calcext:value-type="float">
            <text:p>0.088166346</text:p>
          </table:table-cell>
          <table:table-cell table:formula="of:=([.I169]^2)*(-1.84809378419694)+([.I169])*(0.969715893777015)+(-0.0558124189204929)" office:value-type="float" office:value="0.067223893695137" calcext:value-type="float">
            <text:p>0.0672238937</text:p>
          </table:table-cell>
          <table:table-cell table:formula="of:=[.H169]*-1" office:value-type="float" office:value="0.078756" calcext:value-type="float">
            <text:p>0.078756</text:p>
          </table:table-cell>
          <table:table-cell table:formula="of:=[.M169]*-1" office:value-type="float" office:value="0.041456" calcext:value-type="float">
            <text:p>0.041456</text:p>
          </table:table-cell>
          <table:table-cell table:formula="of:=([.K169]^2)*(48.7382423482978)+([.K169])*(0.0643401308833624)+(0.0316411646540839)" office:value-type="float" office:value="0.176352513880479" calcext:value-type="float">
            <text:p>0.1763525139</text:p>
          </table:table-cell>
          <table:table-cell table:formula="of:=([.M169]^2)*(2.99573212968935)+([.M169])*(-0.0394274132082148)+(-0.010306073088791)" office:value-type="float" office:value="-0.00352310520047399" calcext:value-type="float">
            <text:p>-0.0035231052</text:p>
          </table:table-cell>
          <table:table-cell table:formula="of:=([.L169]^2)*(-20.9992408223248)+([.L169])*(0.114146130561486)+(0.302895814088881)" office:value-type="float" office:value="-3.46347452692359" calcext:value-type="float">
            <text:p>-3.4634745269</text:p>
          </table:table-cell>
          <table:table-cell table:number-columns-repeated="1002"/>
        </table:table-row>
        <table:table-row table:style-name="ro1">
          <table:table-cell table:formula="of:=[Datos_Nao.A170]" office:value-type="float" office:value="-0.00257465057075024" calcext:value-type="float">
            <text:p>-0.0025746506</text:p>
          </table:table-cell>
          <table:table-cell table:formula="of:=[Datos_Nao.B170]" office:value-type="float" office:value="0.068425789475441" calcext:value-type="float">
            <text:p>0.0684257895</text:p>
          </table:table-cell>
          <table:table-cell table:formula="of:=[Datos_Nao.C170]" office:value-type="float" office:value="-0.000145234167575836" calcext:value-type="float">
            <text:p>-0.0001452342</text:p>
          </table:table-cell>
          <table:table-cell table:formula="of:=[Datos_Nao.D170]" office:value-type="float" office:value="-0.00280035566538572" calcext:value-type="float">
            <text:p>-0.0028003557</text:p>
          </table:table-cell>
          <table:table-cell table:formula="of:=[Datos_Nao.E170]" office:value-type="float" office:value="-0.000304003129713237" calcext:value-type="float">
            <text:p>-0.0003040031</text:p>
          </table:table-cell>
          <table:table-cell table:formula="of:=[Datos_Nao.F170]" office:value-type="float" office:value="0.134657114744186" calcext:value-type="float">
            <text:p>0.1346571147</text:p>
          </table:table-cell>
          <table:table-cell/>
          <table:table-cell table:formula="of:=[Datos_MoCap.A170]" office:value-type="float" office:value="-0.080449" calcext:value-type="float">
            <text:p>-0.080449</text:p>
          </table:table-cell>
          <table:table-cell table:formula="of:=[Datos_MoCap.B170]" office:value-type="float" office:value="0.313023" calcext:value-type="float">
            <text:p>0.313023</text:p>
          </table:table-cell>
          <table:table-cell table:formula="of:=[Datos_MoCap.C170]" office:value-type="float" office:value="-0.067601" calcext:value-type="float">
            <text:p>-0.067601</text:p>
          </table:table-cell>
          <table:table-cell table:formula="of:=[Datos_MoCap.D170]" office:value-type="float" office:value="-0.059629" calcext:value-type="float">
            <text:p>-0.059629</text:p>
          </table:table-cell>
          <table:table-cell table:formula="of:=[Datos_MoCap.F170]" office:value-type="float" office:value="-0.422924" calcext:value-type="float">
            <text:p>-0.422924</text:p>
          </table:table-cell>
          <table:table-cell table:formula="of:=[Datos_MoCap.E170]" office:value-type="float" office:value="-0.040155" calcext:value-type="float">
            <text:p>-0.040155</text:p>
          </table:table-cell>
          <table:table-cell/>
          <table:table-cell table:formula="of:=([.H170]^2)*(0.140024724909833)+([.H170])*(-0.00142725065277068)+(-0.0063459406986214)" office:value-type="float" office:value="-0.00532487396607163" calcext:value-type="float">
            <text:p>-0.005324874</text:p>
          </table:table-cell>
          <table:table-cell table:formula="of:=([.J170]^2)*(-1.68303778049881)+([.J170])*(0.15665109790632)+(0.10475739737447)" office:value-type="float" office:value="0.0864763202287017" calcext:value-type="float">
            <text:p>0.0864763202</text:p>
          </table:table-cell>
          <table:table-cell table:formula="of:=([.I170]^2)*(-1.84809378419694)+([.I170])*(0.969715893777015)+(-0.0558124189204929)" office:value-type="float" office:value="0.0666484495213332" calcext:value-type="float">
            <text:p>0.0666484495</text:p>
          </table:table-cell>
          <table:table-cell table:formula="of:=[.H170]*-1" office:value-type="float" office:value="0.080449" calcext:value-type="float">
            <text:p>0.080449</text:p>
          </table:table-cell>
          <table:table-cell table:formula="of:=[.M170]*-1" office:value-type="float" office:value="0.040155" calcext:value-type="float">
            <text:p>0.040155</text:p>
          </table:table-cell>
          <table:table-cell table:formula="of:=([.K170]^2)*(48.7382423482978)+([.K170])*(0.0643401308833624)+(0.0316411646540839)" office:value-type="float" office:value="0.201099181274581" calcext:value-type="float">
            <text:p>0.2010991813</text:p>
          </table:table-cell>
          <table:table-cell table:formula="of:=([.M170]^2)*(2.99573212968935)+([.M170])*(-0.0394274132082148)+(-0.010306073088791)" office:value-type="float" office:value="-0.00389247485303961" calcext:value-type="float">
            <text:p>-0.0038924749</text:p>
          </table:table-cell>
          <table:table-cell table:formula="of:=([.L170]^2)*(-20.9992408223248)+([.L170])*(0.114146130561486)+(0.302895814088881)" office:value-type="float" office:value="-3.50140243923416" calcext:value-type="float">
            <text:p>-3.5014024392</text:p>
          </table:table-cell>
          <table:table-cell table:number-columns-repeated="1002"/>
        </table:table-row>
        <table:table-row table:style-name="ro1">
          <table:table-cell table:formula="of:=[Datos_Nao.A171]" office:value-type="float" office:value="-0.00257508386857808" calcext:value-type="float">
            <text:p>-0.0025750839</text:p>
          </table:table-cell>
          <table:table-cell table:formula="of:=[Datos_Nao.B171]" office:value-type="float" office:value="0.0684239268302918" calcext:value-type="float">
            <text:p>0.0684239268</text:p>
          </table:table-cell>
          <table:table-cell table:formula="of:=[Datos_Nao.C171]" office:value-type="float" office:value="-0.0000932104885578156" calcext:value-type="float">
            <text:p>-9.32104885578156E-005</text:p>
          </table:table-cell>
          <table:table-cell table:formula="of:=[Datos_Nao.D171]" office:value-type="float" office:value="-0.0017922701081261" calcext:value-type="float">
            <text:p>-0.0017922701</text:p>
          </table:table-cell>
          <table:table-cell table:formula="of:=[Datos_Nao.E171]" office:value-type="float" office:value="-0.000194173931959085" calcext:value-type="float">
            <text:p>-0.0001941739</text:p>
          </table:table-cell>
          <table:table-cell table:formula="of:=[Datos_Nao.F171]" office:value-type="float" office:value="0.134666666388512" calcext:value-type="float">
            <text:p>0.1346666664</text:p>
          </table:table-cell>
          <table:table-cell/>
          <table:table-cell table:formula="of:=[Datos_MoCap.A171]" office:value-type="float" office:value="-0.082177" calcext:value-type="float">
            <text:p>-0.082177</text:p>
          </table:table-cell>
          <table:table-cell table:formula="of:=[Datos_MoCap.B171]" office:value-type="float" office:value="0.316105" calcext:value-type="float">
            <text:p>0.316105</text:p>
          </table:table-cell>
          <table:table-cell table:formula="of:=[Datos_MoCap.C171]" office:value-type="float" office:value="-0.07046" calcext:value-type="float">
            <text:p>-0.07046</text:p>
          </table:table-cell>
          <table:table-cell table:formula="of:=[Datos_MoCap.D171]" office:value-type="float" office:value="-0.058414" calcext:value-type="float">
            <text:p>-0.058414</text:p>
          </table:table-cell>
          <table:table-cell table:formula="of:=[Datos_MoCap.F171]" office:value-type="float" office:value="-0.423354" calcext:value-type="float">
            <text:p>-0.423354</text:p>
          </table:table-cell>
          <table:table-cell table:formula="of:=[Datos_MoCap.E171]" office:value-type="float" office:value="-0.037228" calcext:value-type="float">
            <text:p>-0.037228</text:p>
          </table:table-cell>
          <table:table-cell/>
          <table:table-cell table:formula="of:=([.H171]^2)*(0.140024724909833)+([.H171])*(-0.00142725065277068)+(-0.0063459406986214)" office:value-type="float" office:value="-0.00528305824688566" calcext:value-type="float">
            <text:p>-0.0052830582</text:p>
          </table:table-cell>
          <table:table-cell table:formula="of:=([.J171]^2)*(-1.68303778049881)+([.J171])*(0.15665109790632)+(0.10475739737447)" office:value-type="float" office:value="0.0853641321276881" calcext:value-type="float">
            <text:p>0.0853641321</text:p>
          </table:table-cell>
          <table:table-cell table:formula="of:=([.I171]^2)*(-1.84809378419694)+([.I171])*(0.969715893777015)+(-0.0558124189204929)" office:value-type="float" office:value="0.0660537108883675" calcext:value-type="float">
            <text:p>0.0660537109</text:p>
          </table:table-cell>
          <table:table-cell table:formula="of:=[.H171]*-1" office:value-type="float" office:value="0.082177" calcext:value-type="float">
            <text:p>0.082177</text:p>
          </table:table-cell>
          <table:table-cell table:formula="of:=[.M171]*-1" office:value-type="float" office:value="0.037228" calcext:value-type="float">
            <text:p>0.037228</text:p>
          </table:table-cell>
          <table:table-cell table:formula="of:=([.K171]^2)*(48.7382423482978)+([.K171])*(0.0643401308833624)+(0.0316411646540839)" office:value-type="float" office:value="0.194187206398657" calcext:value-type="float">
            <text:p>0.1941872064</text:p>
          </table:table-cell>
          <table:table-cell table:formula="of:=([.M171]^2)*(2.99573212968935)+([.M171])*(-0.0394274132082148)+(-0.010306073088791)" office:value-type="float" office:value="-0.00468641234169971" calcext:value-type="float">
            <text:p>-0.0046864123</text:p>
          </table:table-cell>
          <table:table-cell table:formula="of:=([.L171]^2)*(-20.9992408223248)+([.L171])*(0.114146130561486)+(0.302895814088881)" office:value-type="float" office:value="-3.5090931361459" calcext:value-type="float">
            <text:p>-3.5090931361</text:p>
          </table:table-cell>
          <table:table-cell table:number-columns-repeated="1002"/>
        </table:table-row>
        <table:table-row table:style-name="ro1">
          <table:table-cell table:formula="of:=[Datos_Nao.A172]" office:value-type="float" office:value="-0.00257533183321357" calcext:value-type="float">
            <text:p>-0.0025753318</text:p>
          </table:table-cell>
          <table:table-cell table:formula="of:=[Datos_Nao.B172]" office:value-type="float" office:value="0.0684226602315903" calcext:value-type="float">
            <text:p>0.0684226602</text:p>
          </table:table-cell>
          <table:table-cell table:formula="of:=[Datos_Nao.C172]" office:value-type="float" office:value="-0.0000597313046455383" calcext:value-type="float">
            <text:p>-5.97313046455383E-005</text:p>
          </table:table-cell>
          <table:table-cell table:formula="of:=[Datos_Nao.D172]" office:value-type="float" office:value="-0.00114707730244845" calcext:value-type="float">
            <text:p>-0.0011470773</text:p>
          </table:table-cell>
          <table:table-cell table:formula="of:=[Datos_Nao.E172]" office:value-type="float" office:value="-0.000124111873446964" calcext:value-type="float">
            <text:p>-0.0001241119</text:p>
          </table:table-cell>
          <table:table-cell table:formula="of:=[Datos_Nao.F172]" office:value-type="float" office:value="0.134672924876213" calcext:value-type="float">
            <text:p>0.1346729249</text:p>
          </table:table-cell>
          <table:table-cell/>
          <table:table-cell table:formula="of:=[Datos_MoCap.A172]" office:value-type="float" office:value="-0.084227" calcext:value-type="float">
            <text:p>-0.084227</text:p>
          </table:table-cell>
          <table:table-cell table:formula="of:=[Datos_MoCap.B172]" office:value-type="float" office:value="0.319412" calcext:value-type="float">
            <text:p>0.319412</text:p>
          </table:table-cell>
          <table:table-cell table:formula="of:=[Datos_MoCap.C172]" office:value-type="float" office:value="-0.072487" calcext:value-type="float">
            <text:p>-0.072487</text:p>
          </table:table-cell>
          <table:table-cell table:formula="of:=[Datos_MoCap.D172]" office:value-type="float" office:value="-0.058145" calcext:value-type="float">
            <text:p>-0.058145</text:p>
          </table:table-cell>
          <table:table-cell table:formula="of:=[Datos_MoCap.F172]" office:value-type="float" office:value="-0.424152" calcext:value-type="float">
            <text:p>-0.424152</text:p>
          </table:table-cell>
          <table:table-cell table:formula="of:=[Datos_MoCap.E172]" office:value-type="float" office:value="-0.035236" calcext:value-type="float">
            <text:p>-0.035236</text:p>
          </table:table-cell>
          <table:table-cell/>
          <table:table-cell table:formula="of:=([.H172]^2)*(0.140024724909833)+([.H172])*(-0.00142725065277068)+(-0.0063459406986214)" office:value-type="float" office:value="-0.00523236600068349" calcext:value-type="float">
            <text:p>-0.005232366</text:p>
          </table:table-cell>
          <table:table-cell table:formula="of:=([.J172]^2)*(-1.68303778049881)+([.J172])*(0.15665109790632)+(0.10475739737447)" office:value-type="float" office:value="0.0845589341485706" calcext:value-type="float">
            <text:p>0.0845589341</text:p>
          </table:table-cell>
          <table:table-cell table:formula="of:=([.I172]^2)*(-1.84809378419694)+([.I172])*(0.969715893777015)+(-0.0558124189204929)" office:value-type="float" office:value="0.0653765063263761" calcext:value-type="float">
            <text:p>0.0653765063</text:p>
          </table:table-cell>
          <table:table-cell table:formula="of:=[.H172]*-1" office:value-type="float" office:value="0.084227" calcext:value-type="float">
            <text:p>0.084227</text:p>
          </table:table-cell>
          <table:table-cell table:formula="of:=[.M172]*-1" office:value-type="float" office:value="0.035236" calcext:value-type="float">
            <text:p>0.035236</text:p>
          </table:table-cell>
          <table:table-cell table:formula="of:=([.K172]^2)*(48.7382423482978)+([.K172])*(0.0643401308833624)+(0.0316411646540839)" office:value-type="float" office:value="0.192676356961388" calcext:value-type="float">
            <text:p>0.192676357</text:p>
          </table:table-cell>
          <table:table-cell table:formula="of:=([.M172]^2)*(2.99573212968935)+([.M172])*(-0.0394274132082148)+(-0.010306073088791)" office:value-type="float" office:value="-0.00519738055303773" calcext:value-type="float">
            <text:p>-0.0051973806</text:p>
          </table:table-cell>
          <table:table-cell table:formula="of:=([.L172]^2)*(-20.9992408223248)+([.L172])*(0.114146130561486)+(0.302895814088881)" office:value-type="float" office:value="-3.52338621686679" calcext:value-type="float">
            <text:p>-3.5233862169</text:p>
          </table:table-cell>
          <table:table-cell table:number-columns-repeated="1002"/>
        </table:table-row>
        <table:table-row table:style-name="ro1">
          <table:table-cell table:formula="of:=[Datos_Nao.A173]" office:value-type="float" office:value="-0.00257543148472905" calcext:value-type="float">
            <text:p>-0.0025754315</text:p>
          </table:table-cell>
          <table:table-cell table:formula="of:=[Datos_Nao.B173]" office:value-type="float" office:value="0.0684222429990768" calcext:value-type="float">
            <text:p>0.068422243</text:p>
          </table:table-cell>
          <table:table-cell table:formula="of:=[Datos_Nao.C173]" office:value-type="float" office:value="-0.0000477954745292664" calcext:value-type="float">
            <text:p>-4.77954745292664E-005</text:p>
          </table:table-cell>
          <table:table-cell table:formula="of:=[Datos_Nao.D173]" office:value-type="float" office:value="-0.000917665078304708" calcext:value-type="float">
            <text:p>-0.0009176651</text:p>
          </table:table-cell>
          <table:table-cell table:formula="of:=[Datos_Nao.E173]" office:value-type="float" office:value="-0.0000992445420706645" calcext:value-type="float">
            <text:p>-9.92445420706645E-005</text:p>
          </table:table-cell>
          <table:table-cell table:formula="of:=[Datos_Nao.F173]" office:value-type="float" office:value="0.134675160050392" calcext:value-type="float">
            <text:p>0.1346751601</text:p>
          </table:table-cell>
          <table:table-cell/>
          <table:table-cell table:formula="of:=[Datos_MoCap.A173]" office:value-type="float" office:value="-0.085937" calcext:value-type="float">
            <text:p>-0.085937</text:p>
          </table:table-cell>
          <table:table-cell table:formula="of:=[Datos_MoCap.B173]" office:value-type="float" office:value="0.322627" calcext:value-type="float">
            <text:p>0.322627</text:p>
          </table:table-cell>
          <table:table-cell table:formula="of:=[Datos_MoCap.C173]" office:value-type="float" office:value="-0.074136" calcext:value-type="float">
            <text:p>-0.074136</text:p>
          </table:table-cell>
          <table:table-cell table:formula="of:=[Datos_MoCap.D173]" office:value-type="float" office:value="-0.057165" calcext:value-type="float">
            <text:p>-0.057165</text:p>
          </table:table-cell>
          <table:table-cell table:formula="of:=[Datos_MoCap.F173]" office:value-type="float" office:value="-0.425497" calcext:value-type="float">
            <text:p>-0.425497</text:p>
          </table:table-cell>
          <table:table-cell table:formula="of:=[Datos_MoCap.E173]" office:value-type="float" office:value="-0.033948" calcext:value-type="float">
            <text:p>-0.033948</text:p>
          </table:table-cell>
          <table:table-cell/>
          <table:table-cell table:formula="of:=([.H173]^2)*(0.140024724909833)+([.H173])*(-0.00142725065277068)+(-0.0063459406986214)" office:value-type="float" office:value="-0.00518918094600211" calcext:value-type="float">
            <text:p>-0.0051891809</text:p>
          </table:table-cell>
          <table:table-cell table:formula="of:=([.J173]^2)*(-1.68303778049881)+([.J173])*(0.15665109790632)+(0.10475739737447)" office:value-type="float" office:value="0.0838936893801629" calcext:value-type="float">
            <text:p>0.0838936894</text:p>
          </table:table-cell>
          <table:table-cell table:formula="of:=([.I173]^2)*(-1.84809378419694)+([.I173])*(0.969715893777015)+(-0.0558124189204929)" office:value-type="float" office:value="0.064679390188234" calcext:value-type="float">
            <text:p>0.0646793902</text:p>
          </table:table-cell>
          <table:table-cell table:formula="of:=[.H173]*-1" office:value-type="float" office:value="0.085937" calcext:value-type="float">
            <text:p>0.085937</text:p>
          </table:table-cell>
          <table:table-cell table:formula="of:=[.M173]*-1" office:value-type="float" office:value="0.033948" calcext:value-type="float">
            <text:p>0.033948</text:p>
          </table:table-cell>
          <table:table-cell table:formula="of:=([.K173]^2)*(48.7382423482978)+([.K173])*(0.0643401308833624)+(0.0316411646540839)" office:value-type="float" office:value="0.187231803698975" calcext:value-type="float">
            <text:p>0.1872318037</text:p>
          </table:table-cell>
          <table:table-cell table:formula="of:=([.M173]^2)*(2.99573212968935)+([.M173])*(-0.0394274132082148)+(-0.010306073088791)" office:value-type="float" office:value="-0.00551510973162854" calcext:value-type="float">
            <text:p>-0.0055151097</text:p>
          </table:table-cell>
          <table:table-cell table:formula="of:=([.L173]^2)*(-20.9992408223248)+([.L173])*(0.114146130561486)+(0.302895814088881)" office:value-type="float" office:value="-3.54753721184592" calcext:value-type="float">
            <text:p>-3.5475372118</text:p>
          </table:table-cell>
          <table:table-cell table:number-columns-repeated="1002"/>
        </table:table-row>
        <table:table-row table:style-name="ro1">
          <table:table-cell table:formula="of:=[Datos_Nao.A174]" office:value-type="float" office:value="-0.00257552228868008" calcext:value-type="float">
            <text:p>-0.0025755223</text:p>
          </table:table-cell>
          <table:table-cell table:formula="of:=[Datos_Nao.B174]" office:value-type="float" office:value="0.0684218779206276" calcext:value-type="float">
            <text:p>0.0684218779</text:p>
          </table:table-cell>
          <table:table-cell table:formula="of:=[Datos_Nao.C174]" office:value-type="float" office:value="-0.0000382028520107269" calcext:value-type="float">
            <text:p>-3.82028520107269E-005</text:p>
          </table:table-cell>
          <table:table-cell table:formula="of:=[Datos_Nao.D174]" office:value-type="float" office:value="-0.00073413533391431" calcext:value-type="float">
            <text:p>-0.0007341353</text:p>
          </table:table-cell>
          <table:table-cell table:formula="of:=[Datos_Nao.E174]" office:value-type="float" office:value="-0.0000793667131802067" calcext:value-type="float">
            <text:p>-7.93667131802067E-005</text:p>
          </table:table-cell>
          <table:table-cell table:formula="of:=[Datos_Nao.F174]" office:value-type="float" office:value="0.13467700779438" calcext:value-type="float">
            <text:p>0.1346770078</text:p>
          </table:table-cell>
          <table:table-cell/>
          <table:table-cell table:formula="of:=[Datos_MoCap.A174]" office:value-type="float" office:value="-0.087816" calcext:value-type="float">
            <text:p>-0.087816</text:p>
          </table:table-cell>
          <table:table-cell table:formula="of:=[Datos_MoCap.B174]" office:value-type="float" office:value="0.326158" calcext:value-type="float">
            <text:p>0.326158</text:p>
          </table:table-cell>
          <table:table-cell table:formula="of:=[Datos_MoCap.C174]" office:value-type="float" office:value="-0.075957" calcext:value-type="float">
            <text:p>-0.075957</text:p>
          </table:table-cell>
          <table:table-cell table:formula="of:=[Datos_MoCap.D174]" office:value-type="float" office:value="-0.054978" calcext:value-type="float">
            <text:p>-0.054978</text:p>
          </table:table-cell>
          <table:table-cell table:formula="of:=[Datos_MoCap.F174]" office:value-type="float" office:value="-0.427301" calcext:value-type="float">
            <text:p>-0.427301</text:p>
          </table:table-cell>
          <table:table-cell table:formula="of:=[Datos_MoCap.E174]" office:value-type="float" office:value="-0.029435" calcext:value-type="float">
            <text:p>-0.029435</text:p>
          </table:table-cell>
          <table:table-cell/>
          <table:table-cell table:formula="of:=([.H174]^2)*(0.140024724909833)+([.H174])*(-0.00142725065277068)+(-0.0063459406986214)" office:value-type="float" office:value="-0.00514078360561034" calcext:value-type="float">
            <text:p>-0.0051407836</text:p>
          </table:table-cell>
          <table:table-cell table:formula="of:=([.J174]^2)*(-1.68303778049881)+([.J174])*(0.15665109790632)+(0.10475739737447)" office:value-type="float" office:value="0.083148420933635" calcext:value-type="float">
            <text:p>0.0831484209</text:p>
          </table:table-cell>
          <table:table-cell table:formula="of:=([.I174]^2)*(-1.84809378419694)+([.I174])*(0.969715893777015)+(-0.0558124189204929)" office:value-type="float" office:value="0.0638697331876307" calcext:value-type="float">
            <text:p>0.0638697332</text:p>
          </table:table-cell>
          <table:table-cell table:formula="of:=[.H174]*-1" office:value-type="float" office:value="0.087816" calcext:value-type="float">
            <text:p>0.087816</text:p>
          </table:table-cell>
          <table:table-cell table:formula="of:=[.M174]*-1" office:value-type="float" office:value="0.029435" calcext:value-type="float">
            <text:p>0.029435</text:p>
          </table:table-cell>
          <table:table-cell table:formula="of:=([.K174]^2)*(48.7382423482978)+([.K174])*(0.0643401308833624)+(0.0316411646540839)" office:value-type="float" office:value="0.175419133084806" calcext:value-type="float">
            <text:p>0.1754191331</text:p>
          </table:table-cell>
          <table:table-cell table:formula="of:=([.M174]^2)*(2.99573212968935)+([.M174])*(-0.0394274132082148)+(-0.010306073088791)" office:value-type="float" office:value="-0.00654996727089415" calcext:value-type="float">
            <text:p>-0.0065499673</text:p>
          </table:table-cell>
          <table:table-cell table:formula="of:=([.L174]^2)*(-20.9992408223248)+([.L174])*(0.114146130561486)+(0.302895814088881)" office:value-type="float" office:value="-3.58004936294239" calcext:value-type="float">
            <text:p>-3.5800493629</text:p>
          </table:table-cell>
          <table:table-cell table:number-columns-repeated="1002"/>
        </table:table-row>
        <table:table-row table:style-name="ro1">
          <table:table-cell table:formula="of:=[Datos_Nao.A175]" office:value-type="float" office:value="-0.00257562333717942" calcext:value-type="float">
            <text:p>-0.0025756233</text:p>
          </table:table-cell>
          <table:table-cell table:formula="of:=[Datos_Nao.B175]" office:value-type="float" office:value="0.0684213563799858" calcext:value-type="float">
            <text:p>0.0684213564</text:p>
          </table:table-cell>
          <table:table-cell table:formula="of:=[Datos_Nao.C175]" office:value-type="float" office:value="-0.0000244155526161194" calcext:value-type="float">
            <text:p>-2.44155526161194E-005</text:p>
          </table:table-cell>
          <table:table-cell table:formula="of:=[Datos_Nao.D175]" office:value-type="float" office:value="-0.00046984656364657" calcext:value-type="float">
            <text:p>-0.0004698466</text:p>
          </table:table-cell>
          <table:table-cell table:formula="of:=[Datos_Nao.E175]" office:value-type="float" office:value="-0.0000507694203406572" calcext:value-type="float">
            <text:p>-5.07694203406572E-005</text:p>
          </table:table-cell>
          <table:table-cell table:formula="of:=[Datos_Nao.F175]" office:value-type="float" office:value="0.134679660201073" calcext:value-type="float">
            <text:p>0.1346796602</text:p>
          </table:table-cell>
          <table:table-cell/>
          <table:table-cell table:formula="of:=[Datos_MoCap.A175]" office:value-type="float" office:value="-0.089669" calcext:value-type="float">
            <text:p>-0.089669</text:p>
          </table:table-cell>
          <table:table-cell table:formula="of:=[Datos_MoCap.B175]" office:value-type="float" office:value="0.329967" calcext:value-type="float">
            <text:p>0.329967</text:p>
          </table:table-cell>
          <table:table-cell table:formula="of:=[Datos_MoCap.C175]" office:value-type="float" office:value="-0.078694" calcext:value-type="float">
            <text:p>-0.078694</text:p>
          </table:table-cell>
          <table:table-cell table:formula="of:=[Datos_MoCap.D175]" office:value-type="float" office:value="-0.055598" calcext:value-type="float">
            <text:p>-0.055598</text:p>
          </table:table-cell>
          <table:table-cell table:formula="of:=[Datos_MoCap.F175]" office:value-type="float" office:value="-0.430207" calcext:value-type="float">
            <text:p>-0.430207</text:p>
          </table:table-cell>
          <table:table-cell table:formula="of:=[Datos_MoCap.E175]" office:value-type="float" office:value="-0.026168" calcext:value-type="float">
            <text:p>-0.026168</text:p>
          </table:table-cell>
          <table:table-cell/>
          <table:table-cell table:formula="of:=([.H175]^2)*(0.140024724909833)+([.H175])*(-0.00142725065277068)+(-0.0063459406986214)" office:value-type="float" office:value="-0.0050920876199297" calcext:value-type="float">
            <text:p>-0.0050920876</text:p>
          </table:table-cell>
          <table:table-cell table:formula="of:=([.J175]^2)*(-1.68303778049881)+([.J175])*(0.15665109790632)+(0.10475739737447)" office:value-type="float" office:value="0.0820072710054229" calcext:value-type="float">
            <text:p>0.082007271</text:p>
          </table:table-cell>
          <table:table-cell table:formula="of:=([.I175]^2)*(-1.84809378419694)+([.I175])*(0.969715893777015)+(-0.0558124189204929)" office:value-type="float" office:value="0.0629446617724263" calcext:value-type="float">
            <text:p>0.0629446618</text:p>
          </table:table-cell>
          <table:table-cell table:formula="of:=[.H175]*-1" office:value-type="float" office:value="0.089669" calcext:value-type="float">
            <text:p>0.089669</text:p>
          </table:table-cell>
          <table:table-cell table:formula="of:=[.M175]*-1" office:value-type="float" office:value="0.026168" calcext:value-type="float">
            <text:p>0.026168</text:p>
          </table:table-cell>
          <table:table-cell table:formula="of:=([.K175]^2)*(48.7382423482978)+([.K175])*(0.0643401308833624)+(0.0316411646540839)" office:value-type="float" office:value="0.178720595732919" calcext:value-type="float">
            <text:p>0.1787205957</text:p>
          </table:table-cell>
          <table:table-cell table:formula="of:=([.M175]^2)*(2.99573212968935)+([.M175])*(-0.0394274132082148)+(-0.010306073088791)" office:value-type="float" office:value="-0.00722296635285984" calcext:value-type="float">
            <text:p>-0.0072229664</text:p>
          </table:table-cell>
          <table:table-cell table:formula="of:=([.L175]^2)*(-20.9992408223248)+([.L175])*(0.114146130561486)+(0.302895814088881)" office:value-type="float" office:value="-3.6327094629971" calcext:value-type="float">
            <text:p>-3.632709463</text:p>
          </table:table-cell>
          <table:table-cell table:number-columns-repeated="1002"/>
        </table:table-row>
        <table:table-row table:style-name="ro1">
          <table:table-cell table:formula="of:=[Datos_Nao.A176]" office:value-type="float" office:value="-0.00257566082291305" calcext:value-type="float">
            <text:p>-0.0025756608</text:p>
          </table:table-cell>
          <table:table-cell table:formula="of:=[Datos_Nao.B176]" office:value-type="float" office:value="0.0684211477637291" calcext:value-type="float">
            <text:p>0.0684211478</text:p>
          </table:table-cell>
          <table:table-cell table:formula="of:=[Datos_Nao.C176]" office:value-type="float" office:value="-0.0000194944441318512" calcext:value-type="float">
            <text:p>-1.94944441318512E-005</text:p>
          </table:table-cell>
          <table:table-cell table:formula="of:=[Datos_Nao.D176]" office:value-type="float" office:value="-0.000375877920305356" calcext:value-type="float">
            <text:p>-0.0003758779</text:p>
          </table:table-cell>
          <table:table-cell table:formula="of:=[Datos_Nao.E176]" office:value-type="float" office:value="-0.0000406082981498912" calcext:value-type="float">
            <text:p>-4.06082981498912E-005</text:p>
          </table:table-cell>
          <table:table-cell table:formula="of:=[Datos_Nao.F176]" office:value-type="float" office:value="0.134680539369583" calcext:value-type="float">
            <text:p>0.1346805394</text:p>
          </table:table-cell>
          <table:table-cell/>
          <table:table-cell table:formula="of:=[Datos_MoCap.A176]" office:value-type="float" office:value="-0.091735" calcext:value-type="float">
            <text:p>-0.091735</text:p>
          </table:table-cell>
          <table:table-cell table:formula="of:=[Datos_MoCap.B176]" office:value-type="float" office:value="0.333021" calcext:value-type="float">
            <text:p>0.333021</text:p>
          </table:table-cell>
          <table:table-cell table:formula="of:=[Datos_MoCap.C176]" office:value-type="float" office:value="-0.081506" calcext:value-type="float">
            <text:p>-0.081506</text:p>
          </table:table-cell>
          <table:table-cell table:formula="of:=[Datos_MoCap.D176]" office:value-type="float" office:value="-0.056396" calcext:value-type="float">
            <text:p>-0.056396</text:p>
          </table:table-cell>
          <table:table-cell table:formula="of:=[Datos_MoCap.F176]" office:value-type="float" office:value="-0.431887" calcext:value-type="float">
            <text:p>-0.431887</text:p>
          </table:table-cell>
          <table:table-cell table:formula="of:=[Datos_MoCap.E176]" office:value-type="float" office:value="-0.022358" calcext:value-type="float">
            <text:p>-0.022358</text:p>
          </table:table-cell>
          <table:table-cell/>
          <table:table-cell table:formula="of:=([.H176]^2)*(0.140024724909833)+([.H176])*(-0.00142725065277068)+(-0.0063459406986214)" office:value-type="float" office:value="-0.00503666036070295" calcext:value-type="float">
            <text:p>-0.0050366604</text:p>
          </table:table-cell>
          <table:table-cell table:formula="of:=([.J176]^2)*(-1.68303778049881)+([.J176])*(0.15665109790632)+(0.10475739737447)" office:value-type="float" office:value="0.0808085892194606" calcext:value-type="float">
            <text:p>0.0808085892</text:p>
          </table:table-cell>
          <table:table-cell table:formula="of:=([.I176]^2)*(-1.84809378419694)+([.I176])*(0.969715893777015)+(-0.0558124189204929)" office:value-type="float" office:value="0.0621642178505328" calcext:value-type="float">
            <text:p>0.0621642179</text:p>
          </table:table-cell>
          <table:table-cell table:formula="of:=[.H176]*-1" office:value-type="float" office:value="0.091735" calcext:value-type="float">
            <text:p>0.091735</text:p>
          </table:table-cell>
          <table:table-cell table:formula="of:=[.M176]*-1" office:value-type="float" office:value="0.022358" calcext:value-type="float">
            <text:p>0.022358</text:p>
          </table:table-cell>
          <table:table-cell table:formula="of:=([.K176]^2)*(48.7382423482978)+([.K176])*(0.0643401308833624)+(0.0316411646540839)" office:value-type="float" office:value="0.183025048097891" calcext:value-type="float">
            <text:p>0.1830250481</text:p>
          </table:table-cell>
          <table:table-cell table:formula="of:=([.M176]^2)*(2.99573212968935)+([.M176])*(-0.0394274132082148)+(-0.010306073088791)" office:value-type="float" office:value="-0.00792704791599255" calcext:value-type="float">
            <text:p>-0.0079270479</text:p>
          </table:table-cell>
          <table:table-cell table:formula="of:=([.L176]^2)*(-20.9992408223248)+([.L176])*(0.114146130561486)+(0.302895814088881)" office:value-type="float" office:value="-3.66331480528581" calcext:value-type="float">
            <text:p>-3.6633148053</text:p>
          </table:table-cell>
          <table:table-cell table:number-columns-repeated="1002"/>
        </table:table-row>
        <table:table-row table:style-name="ro1">
          <table:table-cell table:formula="of:=[Datos_Nao.A177]" office:value-type="float" office:value="-0.00257568364031613" calcext:value-type="float">
            <text:p>-0.0025756836</text:p>
          </table:table-cell>
          <table:table-cell table:formula="of:=[Datos_Nao.B177]" office:value-type="float" office:value="0.0684209987521172" calcext:value-type="float">
            <text:p>0.0684209988</text:p>
          </table:table-cell>
          <table:table-cell table:formula="of:=[Datos_Nao.C177]" office:value-type="float" office:value="-0.0000155344605445862" calcext:value-type="float">
            <text:p>-1.55344605445862E-005</text:p>
          </table:table-cell>
          <table:table-cell table:formula="of:=[Datos_Nao.D177]" office:value-type="float" office:value="-0.000300700863590464" calcext:value-type="float">
            <text:p>-0.0003007009</text:p>
          </table:table-cell>
          <table:table-cell table:formula="of:=[Datos_Nao.E177]" office:value-type="float" office:value="-0.0000324824286508374" calcext:value-type="float">
            <text:p>-3.24824286508374E-005</text:p>
          </table:table-cell>
          <table:table-cell table:formula="of:=[Datos_Nao.F177]" office:value-type="float" office:value="0.134681269526482" calcext:value-type="float">
            <text:p>0.1346812695</text:p>
          </table:table-cell>
          <table:table-cell/>
          <table:table-cell table:formula="of:=[Datos_MoCap.A177]" office:value-type="float" office:value="-0.094104" calcext:value-type="float">
            <text:p>-0.094104</text:p>
          </table:table-cell>
          <table:table-cell table:formula="of:=[Datos_MoCap.B177]" office:value-type="float" office:value="0.334427" calcext:value-type="float">
            <text:p>0.334427</text:p>
          </table:table-cell>
          <table:table-cell table:formula="of:=[Datos_MoCap.C177]" office:value-type="float" office:value="-0.084792" calcext:value-type="float">
            <text:p>-0.084792</text:p>
          </table:table-cell>
          <table:table-cell table:formula="of:=[Datos_MoCap.D177]" office:value-type="float" office:value="-0.058757" calcext:value-type="float">
            <text:p>-0.058757</text:p>
          </table:table-cell>
          <table:table-cell table:formula="of:=[Datos_MoCap.F177]" office:value-type="float" office:value="-0.432036" calcext:value-type="float">
            <text:p>-0.432036</text:p>
          </table:table-cell>
          <table:table-cell table:formula="of:=[Datos_MoCap.E177]" office:value-type="float" office:value="-0.020344" calcext:value-type="float">
            <text:p>-0.020344</text:p>
          </table:table-cell>
          <table:table-cell/>
          <table:table-cell table:formula="of:=([.H177]^2)*(0.140024724909833)+([.H177])*(-0.00142725065277068)+(-0.0063459406986214)" office:value-type="float" office:value="-0.00497163295596092" calcext:value-type="float">
            <text:p>-0.004971633</text:p>
          </table:table-cell>
          <table:table-cell table:formula="of:=([.J177]^2)*(-1.68303778049881)+([.J177])*(0.15665109790632)+(0.10475739737447)" office:value-type="float" office:value="0.0793741289176653" calcext:value-type="float">
            <text:p>0.0793741289</text:p>
          </table:table-cell>
          <table:table-cell table:formula="of:=([.I177]^2)*(-1.84809378419694)+([.I177])*(0.969715893777015)+(-0.0558124189204929)" office:value-type="float" office:value="0.0617933282580783" calcext:value-type="float">
            <text:p>0.0617933283</text:p>
          </table:table-cell>
          <table:table-cell table:formula="of:=[.H177]*-1" office:value-type="float" office:value="0.094104" calcext:value-type="float">
            <text:p>0.094104</text:p>
          </table:table-cell>
          <table:table-cell table:formula="of:=[.M177]*-1" office:value-type="float" office:value="0.020344" calcext:value-type="float">
            <text:p>0.020344</text:p>
          </table:table-cell>
          <table:table-cell table:formula="of:=([.K177]^2)*(48.7382423482978)+([.K177])*(0.0643401308833624)+(0.0316411646540839)" office:value-type="float" office:value="0.196123910781572" calcext:value-type="float">
            <text:p>0.1961239108</text:p>
          </table:table-cell>
          <table:table-cell table:formula="of:=([.M177]^2)*(2.99573212968935)+([.M177])*(-0.0394274132082148)+(-0.010306073088791)" office:value-type="float" office:value="-0.00826409316554551" calcext:value-type="float">
            <text:p>-0.0082640932</text:p>
          </table:table-cell>
          <table:table-cell table:formula="of:=([.L177]^2)*(-20.9992408223248)+([.L177])*(0.114146130561486)+(0.302895814088881)" office:value-type="float" office:value="-3.66603493040148" calcext:value-type="float">
            <text:p>-3.6660349304</text:p>
          </table:table-cell>
          <table:table-cell table:number-columns-repeated="1002"/>
        </table:table-row>
        <table:table-row table:style-name="ro1">
          <table:table-cell table:formula="of:=[Datos_Nao.A178]" office:value-type="float" office:value="-0.00257571809925139" calcext:value-type="float">
            <text:p>-0.0025757181</text:p>
          </table:table-cell>
          <table:table-cell table:formula="of:=[Datos_Nao.B178]" office:value-type="float" office:value="0.0684208124876022" calcext:value-type="float">
            <text:p>0.0684208125</text:p>
          </table:table-cell>
          <table:table-cell table:formula="of:=[Datos_Nao.C178]" office:value-type="float" office:value="-0.00000989809632301331" calcext:value-type="float">
            <text:p>-9.89809632301331E-006</text:p>
          </table:table-cell>
          <table:table-cell table:formula="of:=[Datos_Nao.D178]" office:value-type="float" office:value="-0.000192447230801918" calcext:value-type="float">
            <text:p>-0.0001924472</text:p>
          </table:table-cell>
          <table:table-cell table:formula="of:=[Datos_Nao.E178]" office:value-type="float" office:value="-0.0000207855046028271" calcext:value-type="float">
            <text:p>-2.07855046028271E-005</text:p>
          </table:table-cell>
          <table:table-cell table:formula="of:=[Datos_Nao.F178]" office:value-type="float" office:value="0.134682446718216" calcext:value-type="float">
            <text:p>0.1346824467</text:p>
          </table:table-cell>
          <table:table-cell/>
          <table:table-cell table:formula="of:=[Datos_MoCap.A178]" office:value-type="float" office:value="-0.096944" calcext:value-type="float">
            <text:p>-0.096944</text:p>
          </table:table-cell>
          <table:table-cell table:formula="of:=[Datos_MoCap.B178]" office:value-type="float" office:value="0.334033" calcext:value-type="float">
            <text:p>0.334033</text:p>
          </table:table-cell>
          <table:table-cell table:formula="of:=[Datos_MoCap.C178]" office:value-type="float" office:value="-0.088339" calcext:value-type="float">
            <text:p>-0.088339</text:p>
          </table:table-cell>
          <table:table-cell table:formula="of:=[Datos_MoCap.D178]" office:value-type="float" office:value="-0.062022" calcext:value-type="float">
            <text:p>-0.062022</text:p>
          </table:table-cell>
          <table:table-cell table:formula="of:=[Datos_MoCap.F178]" office:value-type="float" office:value="-0.430642" calcext:value-type="float">
            <text:p>-0.430642</text:p>
          </table:table-cell>
          <table:table-cell table:formula="of:=[Datos_MoCap.E178]" office:value-type="float" office:value="-0.018597" calcext:value-type="float">
            <text:p>-0.018597</text:p>
          </table:table-cell>
          <table:table-cell/>
          <table:table-cell table:formula="of:=([.H178]^2)*(0.140024724909833)+([.H178])*(-0.00142725065277068)+(-0.0063459406986214)" office:value-type="float" office:value="-0.00489160546415646" calcext:value-type="float">
            <text:p>-0.0048916055</text:p>
          </table:table-cell>
          <table:table-cell table:formula="of:=([.J178]^2)*(-1.68303778049881)+([.J178])*(0.15665109790632)+(0.10475739737447)" office:value-type="float" office:value="0.0777849412818204" calcext:value-type="float">
            <text:p>0.0777849413</text:p>
          </table:table-cell>
          <table:table-cell table:formula="of:=([.I178]^2)*(-1.84809378419694)+([.I178])*(0.969715893777015)+(-0.0558124189204929)" office:value-type="float" office:value="0.061897998643698" calcext:value-type="float">
            <text:p>0.0618979986</text:p>
          </table:table-cell>
          <table:table-cell table:formula="of:=[.H178]*-1" office:value-type="float" office:value="0.096944" calcext:value-type="float">
            <text:p>0.096944</text:p>
          </table:table-cell>
          <table:table-cell table:formula="of:=[.M178]*-1" office:value-type="float" office:value="0.018597" calcext:value-type="float">
            <text:p>0.018597</text:p>
          </table:table-cell>
          <table:table-cell table:formula="of:=([.K178]^2)*(48.7382423482978)+([.K178])*(0.0643401308833624)+(0.0316411646540839)" office:value-type="float" office:value="0.215133446157728" calcext:value-type="float">
            <text:p>0.2151334462</text:p>
          </table:table-cell>
          <table:table-cell table:formula="of:=([.M178]^2)*(2.99573212968935)+([.M178])*(-0.0394274132082148)+(-0.010306073088791)" office:value-type="float" office:value="-0.00853677229451459" calcext:value-type="float">
            <text:p>-0.0085367723</text:p>
          </table:table-cell>
          <table:table-cell table:formula="of:=([.L178]^2)*(-20.9992408223248)+([.L178])*(0.114146130561486)+(0.302895814088881)" office:value-type="float" office:value="-3.64062268789015" calcext:value-type="float">
            <text:p>-3.6406226879</text:p>
          </table:table-cell>
          <table:table-cell table:number-columns-repeated="1002"/>
        </table:table-row>
        <table:table-row table:style-name="ro1">
          <table:table-cell table:formula="of:=[Datos_Nao.A179]" office:value-type="float" office:value="-0.00257575232535601" calcext:value-type="float">
            <text:p>-0.0025757523</text:p>
          </table:table-cell>
          <table:table-cell table:formula="of:=[Datos_Nao.B179]" office:value-type="float" office:value="0.0684207305312157" calcext:value-type="float">
            <text:p>0.0684207305</text:p>
          </table:table-cell>
          <table:table-cell table:formula="of:=[Datos_Nao.C179]" office:value-type="float" office:value="-0.00000787153840065002" calcext:value-type="float">
            <text:p>-7.87153840065002E-006</text:p>
          </table:table-cell>
          <table:table-cell table:formula="of:=[Datos_Nao.D179]" office:value-type="float" office:value="-0.000153959088493139" calcext:value-type="float">
            <text:p>-0.0001539591</text:p>
          </table:table-cell>
          <table:table-cell table:formula="of:=[Datos_Nao.E179]" office:value-type="float" office:value="-0.0000166274367074948" calcext:value-type="float">
            <text:p>-1.66274367074948E-005</text:p>
          </table:table-cell>
          <table:table-cell table:formula="of:=[Datos_Nao.F179]" office:value-type="float" office:value="0.134682819247246" calcext:value-type="float">
            <text:p>0.1346828192</text:p>
          </table:table-cell>
          <table:table-cell/>
          <table:table-cell table:formula="of:=[Datos_MoCap.A179]" office:value-type="float" office:value="-0.1001" calcext:value-type="float">
            <text:p>-0.1001</text:p>
          </table:table-cell>
          <table:table-cell table:formula="of:=[Datos_MoCap.B179]" office:value-type="float" office:value="0.331618" calcext:value-type="float">
            <text:p>0.331618</text:p>
          </table:table-cell>
          <table:table-cell table:formula="of:=[Datos_MoCap.C179]" office:value-type="float" office:value="-0.091338" calcext:value-type="float">
            <text:p>-0.091338</text:p>
          </table:table-cell>
          <table:table-cell table:formula="of:=[Datos_MoCap.D179]" office:value-type="float" office:value="-0.064667" calcext:value-type="float">
            <text:p>-0.064667</text:p>
          </table:table-cell>
          <table:table-cell table:formula="of:=[Datos_MoCap.F179]" office:value-type="float" office:value="-0.428757" calcext:value-type="float">
            <text:p>-0.428757</text:p>
          </table:table-cell>
          <table:table-cell table:formula="of:=[Datos_MoCap.E179]" office:value-type="float" office:value="-0.016331" calcext:value-type="float">
            <text:p>-0.016331</text:p>
          </table:table-cell>
          <table:table-cell/>
          <table:table-cell table:formula="of:=([.H179]^2)*(0.140024724909833)+([.H179])*(-0.00142725065277068)+(-0.0063459406986214)" office:value-type="float" office:value="-0.00480002376443528" calcext:value-type="float">
            <text:p>-0.0048000238</text:p>
          </table:table-cell>
          <table:table-cell table:formula="of:=([.J179]^2)*(-1.68303778049881)+([.J179])*(0.15665109790632)+(0.10475739737447)" office:value-type="float" office:value="0.0764082375045185" calcext:value-type="float">
            <text:p>0.0764082375</text:p>
          </table:table-cell>
          <table:table-cell table:formula="of:=([.I179]^2)*(-1.84809378419694)+([.I179])*(0.969715893777015)+(-0.0558124189204929)" office:value-type="float" office:value="0.0625270326836664" calcext:value-type="float">
            <text:p>0.0625270327</text:p>
          </table:table-cell>
          <table:table-cell table:formula="of:=[.H179]*-1" office:value-type="float" office:value="0.1001" calcext:value-type="float">
            <text:p>0.1001</text:p>
          </table:table-cell>
          <table:table-cell table:formula="of:=[.M179]*-1" office:value-type="float" office:value="0.016331" calcext:value-type="float">
            <text:p>0.016331</text:p>
          </table:table-cell>
          <table:table-cell table:formula="of:=([.K179]^2)*(48.7382423482978)+([.K179])*(0.0643401308833624)+(0.0316411646540839)" office:value-type="float" office:value="0.231295081355506" calcext:value-type="float">
            <text:p>0.2312950814</text:p>
          </table:table-cell>
          <table:table-cell table:formula="of:=([.M179]^2)*(2.99573212968935)+([.M179])*(-0.0394274132082148)+(-0.010306073088791)" office:value-type="float" office:value="-0.00886321756836164" calcext:value-type="float">
            <text:p>-0.0088632176</text:p>
          </table:table-cell>
          <table:table-cell table:formula="of:=([.L179]^2)*(-20.9992408223248)+([.L179])*(0.114146130561486)+(0.302895814088881)" office:value-type="float" office:value="-3.60638944286191" calcext:value-type="float">
            <text:p>-3.6063894429</text:p>
          </table:table-cell>
          <table:table-cell table:number-columns-repeated="1002"/>
        </table:table-row>
        <table:table-row table:style-name="ro1">
          <table:table-cell table:formula="of:=[Datos_Nao.A180]" office:value-type="float" office:value="-0.00257575535215437" calcext:value-type="float">
            <text:p>-0.0025757554</text:p>
          </table:table-cell>
          <table:table-cell table:formula="of:=[Datos_Nao.B180]" office:value-type="float" office:value="0.0684205889701843" calcext:value-type="float">
            <text:p>0.068420589</text:p>
          </table:table-cell>
          <table:table-cell table:formula="of:=[Datos_Nao.C180]" office:value-type="float" office:value="-0.00000497326254844666" calcext:value-type="float">
            <text:p>-4.97326254844666E-006</text:p>
          </table:table-cell>
          <table:table-cell table:formula="of:=[Datos_Nao.D180]" office:value-type="float" office:value="-0.000098531942057889" calcext:value-type="float">
            <text:p>-9.8531942057889E-005</text:p>
          </table:table-cell>
          <table:table-cell table:formula="of:=[Datos_Nao.E180]" office:value-type="float" office:value="-0.000010642101187841" calcext:value-type="float">
            <text:p>-1.0642101187841E-005</text:p>
          </table:table-cell>
          <table:table-cell table:formula="of:=[Datos_Nao.F180]" office:value-type="float" office:value="0.134683325886726" calcext:value-type="float">
            <text:p>0.1346833259</text:p>
          </table:table-cell>
          <table:table-cell/>
          <table:table-cell table:formula="of:=[Datos_MoCap.A180]" office:value-type="float" office:value="-0.103307" calcext:value-type="float">
            <text:p>-0.103307</text:p>
          </table:table-cell>
          <table:table-cell table:formula="of:=[Datos_MoCap.B180]" office:value-type="float" office:value="0.327435" calcext:value-type="float">
            <text:p>0.327435</text:p>
          </table:table-cell>
          <table:table-cell table:formula="of:=[Datos_MoCap.C180]" office:value-type="float" office:value="-0.093658" calcext:value-type="float">
            <text:p>-0.093658</text:p>
          </table:table-cell>
          <table:table-cell table:formula="of:=[Datos_MoCap.D180]" office:value-type="float" office:value="-0.063557" calcext:value-type="float">
            <text:p>-0.063557</text:p>
          </table:table-cell>
          <table:table-cell table:formula="of:=[Datos_MoCap.F180]" office:value-type="float" office:value="-0.424105" calcext:value-type="float">
            <text:p>-0.424105</text:p>
          </table:table-cell>
          <table:table-cell table:formula="of:=[Datos_MoCap.E180]" office:value-type="float" office:value="-0.012429" calcext:value-type="float">
            <text:p>-0.012429</text:p>
          </table:table-cell>
          <table:table-cell/>
          <table:table-cell table:formula="of:=([.H180]^2)*(0.140024724909833)+([.H180])*(-0.00142725065277068)+(-0.0063459406986214)" office:value-type="float" office:value="-0.00470410476802416" calcext:value-type="float">
            <text:p>-0.0047041048</text:p>
          </table:table-cell>
          <table:table-cell table:formula="of:=([.J180]^2)*(-1.68303778049881)+([.J180])*(0.15665109790632)+(0.10475739737447)" office:value-type="float" office:value="0.0753224627605764" calcext:value-type="float">
            <text:p>0.0753224628</text:p>
          </table:table-cell>
          <table:table-cell table:formula="of:=([.I180]^2)*(-1.84809378419694)+([.I180])*(0.969715893777015)+(-0.0558124189204929)" office:value-type="float" office:value="0.0635655706017769" calcext:value-type="float">
            <text:p>0.0635655706</text:p>
          </table:table-cell>
          <table:table-cell table:formula="of:=[.H180]*-1" office:value-type="float" office:value="0.103307" calcext:value-type="float">
            <text:p>0.103307</text:p>
          </table:table-cell>
          <table:table-cell table:formula="of:=[.M180]*-1" office:value-type="float" office:value="0.012429" calcext:value-type="float">
            <text:p>0.012429</text:p>
          </table:table-cell>
          <table:table-cell table:formula="of:=([.K180]^2)*(48.7382423482978)+([.K180])*(0.0643401308833624)+(0.0316411646540839)" office:value-type="float" office:value="0.224429651151363" calcext:value-type="float">
            <text:p>0.2244296512</text:p>
          </table:table-cell>
          <table:table-cell table:formula="of:=([.M180]^2)*(2.99573212968935)+([.M180])*(-0.0394274132082148)+(-0.010306073088791)" office:value-type="float" office:value="-0.00935324894780667" calcext:value-type="float">
            <text:p>-0.0093532489</text:p>
          </table:table-cell>
          <table:table-cell table:formula="of:=([.L180]^2)*(-20.9992408223248)+([.L180])*(0.114146130561486)+(0.302895814088881)" office:value-type="float" office:value="-3.52254365260661" calcext:value-type="float">
            <text:p>-3.5225436526</text:p>
          </table:table-cell>
          <table:table-cell table:number-columns-repeated="1002"/>
        </table:table-row>
        <table:table-row table:style-name="ro1">
          <table:table-cell table:formula="of:=[Datos_Nao.A181]" office:value-type="float" office:value="-0.0025757837574929" calcext:value-type="float">
            <text:p>-0.0025757838</text:p>
          </table:table-cell>
          <table:table-cell table:formula="of:=[Datos_Nao.B181]" office:value-type="float" office:value="0.0684205591678619" calcext:value-type="float">
            <text:p>0.0684205592</text:p>
          </table:table-cell>
          <table:table-cell table:formula="of:=[Datos_Nao.C181]" office:value-type="float" office:value="-0.00000394135713577271" calcext:value-type="float">
            <text:p>-3.94135713577271E-006</text:p>
          </table:table-cell>
          <table:table-cell table:formula="of:=[Datos_Nao.D181]" office:value-type="float" office:value="-0.0000788253819337115" calcext:value-type="float">
            <text:p>-7.88253819337115E-005</text:p>
          </table:table-cell>
          <table:table-cell table:formula="of:=[Datos_Nao.E181]" office:value-type="float" office:value="-0.00000851385084388312" calcext:value-type="float">
            <text:p>-8.51385084388312E-006</text:p>
          </table:table-cell>
          <table:table-cell table:formula="of:=[Datos_Nao.F181]" office:value-type="float" office:value="0.134683609008789" calcext:value-type="float">
            <text:p>0.134683609</text:p>
          </table:table-cell>
          <table:table-cell/>
          <table:table-cell table:formula="of:=[Datos_MoCap.A181]" office:value-type="float" office:value="-0.10624" calcext:value-type="float">
            <text:p>-0.10624</text:p>
          </table:table-cell>
          <table:table-cell table:formula="of:=[Datos_MoCap.B181]" office:value-type="float" office:value="0.322261" calcext:value-type="float">
            <text:p>0.322261</text:p>
          </table:table-cell>
          <table:table-cell table:formula="of:=[Datos_MoCap.C181]" office:value-type="float" office:value="-0.094781" calcext:value-type="float">
            <text:p>-0.094781</text:p>
          </table:table-cell>
          <table:table-cell table:formula="of:=[Datos_MoCap.D181]" office:value-type="float" office:value="-0.065195" calcext:value-type="float">
            <text:p>-0.065195</text:p>
          </table:table-cell>
          <table:table-cell table:formula="of:=[Datos_MoCap.F181]" office:value-type="float" office:value="-0.419816" calcext:value-type="float">
            <text:p>-0.419816</text:p>
          </table:table-cell>
          <table:table-cell table:formula="of:=[Datos_MoCap.E181]" office:value-type="float" office:value="-0.01128" calcext:value-type="float">
            <text:p>-0.01128</text:p>
          </table:table-cell>
          <table:table-cell/>
          <table:table-cell table:formula="of:=([.H181]^2)*(0.140024724909833)+([.H181])*(-0.00142725065277068)+(-0.0063459406986214)" office:value-type="float" office:value="-0.00461385925675659" calcext:value-type="float">
            <text:p>-0.0046138593</text:p>
          </table:table-cell>
          <table:table-cell table:formula="of:=([.J181]^2)*(-1.68303778049881)+([.J181])*(0.15665109790632)+(0.10475739737447)" office:value-type="float" office:value="0.0747903841766809" calcext:value-type="float">
            <text:p>0.0747903842</text:p>
          </table:table-cell>
          <table:table-cell table:formula="of:=([.I181]^2)*(-1.84809378419694)+([.I181])*(0.969715893777015)+(-0.0558124189204929)" office:value-type="float" office:value="0.0647606779136866" calcext:value-type="float">
            <text:p>0.0647606779</text:p>
          </table:table-cell>
          <table:table-cell table:formula="of:=[.H181]*-1" office:value-type="float" office:value="0.10624" calcext:value-type="float">
            <text:p>0.10624</text:p>
          </table:table-cell>
          <table:table-cell table:formula="of:=[.M181]*-1" office:value-type="float" office:value="0.01128" calcext:value-type="float">
            <text:p>0.01128</text:p>
          </table:table-cell>
          <table:table-cell table:formula="of:=([.K181]^2)*(48.7382423482978)+([.K181])*(0.0643401308833624)+(0.0316411646540839)" office:value-type="float" office:value="0.234602951457896" calcext:value-type="float">
            <text:p>0.2346029515</text:p>
          </table:table-cell>
          <table:table-cell table:formula="of:=([.M181]^2)*(2.99573212968935)+([.M181])*(-0.0394274132082148)+(-0.010306073088791)" office:value-type="float" office:value="-0.00948015970479207" calcext:value-type="float">
            <text:p>-0.0094801597</text:p>
          </table:table-cell>
          <table:table-cell table:formula="of:=([.L181]^2)*(-20.9992408223248)+([.L181])*(0.114146130561486)+(0.302895814088881)" office:value-type="float" office:value="-3.44604570720581" calcext:value-type="float">
            <text:p>-3.4460457072</text:p>
          </table:table-cell>
          <table:table-cell table:number-columns-repeated="1002"/>
        </table:table-row>
        <table:table-row table:style-name="ro1">
          <table:table-cell table:formula="of:=[Datos_Nao.A182]" office:value-type="float" office:value="-0.00257578096352518" calcext:value-type="float">
            <text:p>-0.002575781</text:p>
          </table:table-cell>
          <table:table-cell table:formula="of:=[Datos_Nao.B182]" office:value-type="float" office:value="0.0684205144643784" calcext:value-type="float">
            <text:p>0.0684205145</text:p>
          </table:table-cell>
          <table:table-cell table:formula="of:=[Datos_Nao.C182]" office:value-type="float" office:value="-0.00000248104333877563" calcext:value-type="float">
            <text:p>-0.000002481</text:p>
          </table:table-cell>
          <table:table-cell table:formula="of:=[Datos_Nao.D182]" office:value-type="float" office:value="-0.0000504497365909629" calcext:value-type="float">
            <text:p>-5.04497365909629E-005</text:p>
          </table:table-cell>
          <table:table-cell table:formula="of:=[Datos_Nao.E182]" office:value-type="float" office:value="-0.00000544962722415221" calcext:value-type="float">
            <text:p>-5.44962722415221E-006</text:p>
          </table:table-cell>
          <table:table-cell table:formula="of:=[Datos_Nao.F182]" office:value-type="float" office:value="0.134683817625046" calcext:value-type="float">
            <text:p>0.1346838176</text:p>
          </table:table-cell>
          <table:table-cell/>
          <table:table-cell table:formula="of:=[Datos_MoCap.A182]" office:value-type="float" office:value="-0.108752" calcext:value-type="float">
            <text:p>-0.108752</text:p>
          </table:table-cell>
          <table:table-cell table:formula="of:=[Datos_MoCap.B182]" office:value-type="float" office:value="0.315914" calcext:value-type="float">
            <text:p>0.315914</text:p>
          </table:table-cell>
          <table:table-cell table:formula="of:=[Datos_MoCap.C182]" office:value-type="float" office:value="-0.094099" calcext:value-type="float">
            <text:p>-0.094099</text:p>
          </table:table-cell>
          <table:table-cell table:formula="of:=[Datos_MoCap.D182]" office:value-type="float" office:value="-0.063687" calcext:value-type="float">
            <text:p>-0.063687</text:p>
          </table:table-cell>
          <table:table-cell table:formula="of:=[Datos_MoCap.F182]" office:value-type="float" office:value="-0.416194" calcext:value-type="float">
            <text:p>-0.416194</text:p>
          </table:table-cell>
          <table:table-cell table:formula="of:=[Datos_MoCap.E182]" office:value-type="float" office:value="-0.011232" calcext:value-type="float">
            <text:p>-0.011232</text:p>
          </table:table-cell>
          <table:table-cell/>
          <table:table-cell table:formula="of:=([.H182]^2)*(0.140024724909833)+([.H182])*(-0.00142725065277068)+(-0.0063459406986214)" office:value-type="float" office:value="-0.0045346522636244" calcext:value-type="float">
            <text:p>-0.0045346523</text:p>
          </table:table-cell>
          <table:table-cell table:formula="of:=([.J182]^2)*(-1.68303778049881)+([.J182])*(0.15665109790632)+(0.10475739737447)" office:value-type="float" office:value="0.0751140226894718" calcext:value-type="float">
            <text:p>0.0751140227</text:p>
          </table:table-cell>
          <table:table-cell table:formula="of:=([.I182]^2)*(-1.84809378419694)+([.I182])*(0.969715893777015)+(-0.0558124189204929)" office:value-type="float" office:value="0.0660915889562664" calcext:value-type="float">
            <text:p>0.066091589</text:p>
          </table:table-cell>
          <table:table-cell table:formula="of:=[.H182]*-1" office:value-type="float" office:value="0.108752" calcext:value-type="float">
            <text:p>0.108752</text:p>
          </table:table-cell>
          <table:table-cell table:formula="of:=[.M182]*-1" office:value-type="float" office:value="0.011232" calcext:value-type="float">
            <text:p>0.011232</text:p>
          </table:table-cell>
          <table:table-cell table:formula="of:=([.K182]^2)*(48.7382423482978)+([.K182])*(0.0643401308833624)+(0.0316411646540839)" office:value-type="float" office:value="0.225227501292565" calcext:value-type="float">
            <text:p>0.2252275013</text:p>
          </table:table-cell>
          <table:table-cell table:formula="of:=([.M182]^2)*(2.99573212968935)+([.M182])*(-0.0394274132082148)+(-0.010306073088791)" office:value-type="float" office:value="-0.00948528933686784" calcext:value-type="float">
            <text:p>-0.0094852893</text:p>
          </table:table-cell>
          <table:table-cell table:formula="of:=([.L182]^2)*(-20.9992408223248)+([.L182])*(0.114146130561486)+(0.302895814088881)" office:value-type="float" office:value="-3.38204597611234" calcext:value-type="float">
            <text:p>-3.3820459761</text:p>
          </table:table-cell>
          <table:table-cell table:number-columns-repeated="1002"/>
        </table:table-row>
        <table:table-row table:style-name="ro1">
          <table:table-cell table:formula="of:=[Datos_Nao.A183]" office:value-type="float" office:value="-0.00257578701712191" calcext:value-type="float">
            <text:p>-0.002575787</text:p>
          </table:table-cell>
          <table:table-cell table:formula="of:=[Datos_Nao.B183]" office:value-type="float" office:value="0.0684204772114754" calcext:value-type="float">
            <text:p>0.0684204772</text:p>
          </table:table-cell>
          <table:table-cell table:formula="of:=[Datos_Nao.C183]" office:value-type="float" office:value="-0.00000194460153579712" calcext:value-type="float">
            <text:p>-1.94460153579712E-006</text:p>
          </table:table-cell>
          <table:table-cell table:formula="of:=[Datos_Nao.D183]" office:value-type="float" office:value="-0.0000403594603994861" calcext:value-type="float">
            <text:p>-4.03594603994861E-005</text:p>
          </table:table-cell>
          <table:table-cell table:formula="of:=[Datos_Nao.E183]" office:value-type="float" office:value="-0.00000435976744483924" calcext:value-type="float">
            <text:p>-4.35976744483924E-006</text:p>
          </table:table-cell>
          <table:table-cell table:formula="of:=[Datos_Nao.F183]" office:value-type="float" office:value="0.134683951735497" calcext:value-type="float">
            <text:p>0.1346839517</text:p>
          </table:table-cell>
          <table:table-cell/>
          <table:table-cell table:formula="of:=[Datos_MoCap.A183]" office:value-type="float" office:value="-0.11135" calcext:value-type="float">
            <text:p>-0.11135</text:p>
          </table:table-cell>
          <table:table-cell table:formula="of:=[Datos_MoCap.B183]" office:value-type="float" office:value="0.308217" calcext:value-type="float">
            <text:p>0.308217</text:p>
          </table:table-cell>
          <table:table-cell table:formula="of:=[Datos_MoCap.C183]" office:value-type="float" office:value="-0.090892" calcext:value-type="float">
            <text:p>-0.090892</text:p>
          </table:table-cell>
          <table:table-cell table:formula="of:=[Datos_MoCap.D183]" office:value-type="float" office:value="-0.059693" calcext:value-type="float">
            <text:p>-0.059693</text:p>
          </table:table-cell>
          <table:table-cell table:formula="of:=[Datos_MoCap.F183]" office:value-type="float" office:value="-0.410554" calcext:value-type="float">
            <text:p>-0.410554</text:p>
          </table:table-cell>
          <table:table-cell table:formula="of:=[Datos_MoCap.E183]" office:value-type="float" office:value="-0.011501" calcext:value-type="float">
            <text:p>-0.011501</text:p>
          </table:table-cell>
          <table:table-cell/>
          <table:table-cell table:formula="of:=([.H183]^2)*(0.140024724909833)+([.H183])*(-0.00142725065277068)+(-0.0063459406986214)" office:value-type="float" office:value="-0.00445087462866704" calcext:value-type="float">
            <text:p>-0.0044508746</text:p>
          </table:table-cell>
          <table:table-cell table:formula="of:=([.J183]^2)*(-1.68303778049881)+([.J183])*(0.15665109790632)+(0.10475739737447)" office:value-type="float" office:value="0.0766148920829189" calcext:value-type="float">
            <text:p>0.0766148921</text:p>
          </table:table-cell>
          <table:table-cell table:formula="of:=([.I183]^2)*(-1.84809378419694)+([.I183])*(0.969715893777015)+(-0.0558124189204929)" office:value-type="float" office:value="0.0675058105505094" calcext:value-type="float">
            <text:p>0.0675058106</text:p>
          </table:table-cell>
          <table:table-cell table:formula="of:=[.H183]*-1" office:value-type="float" office:value="0.11135" calcext:value-type="float">
            <text:p>0.11135</text:p>
          </table:table-cell>
          <table:table-cell table:formula="of:=[.M183]*-1" office:value-type="float" office:value="0.011501" calcext:value-type="float">
            <text:p>0.011501</text:p>
          </table:table-cell>
          <table:table-cell table:formula="of:=([.K183]^2)*(48.7382423482978)+([.K183])*(0.0643401308833624)+(0.0316411646540839)" office:value-type="float" office:value="0.201467258357627" calcext:value-type="float">
            <text:p>0.2014672584</text:p>
          </table:table-cell>
          <table:table-cell table:formula="of:=([.M183]^2)*(2.99573212968935)+([.M183])*(-0.0394274132082148)+(-0.010306073088791)" office:value-type="float" office:value="-0.00945636393049719" calcext:value-type="float">
            <text:p>-0.0094563639</text:p>
          </table:table-cell>
          <table:table-cell table:formula="of:=([.L183]^2)*(-20.9992408223248)+([.L183])*(0.114146130561486)+(0.302895814088881)" office:value-type="float" office:value="-3.28348569875422" calcext:value-type="float">
            <text:p>-3.2834856988</text:p>
          </table:table-cell>
          <table:table-cell table:number-columns-repeated="1002"/>
        </table:table-row>
        <table:table-row table:style-name="ro1">
          <table:table-cell table:formula="of:=[Datos_Nao.A184]" office:value-type="float" office:value="-0.00257577747106552" calcext:value-type="float">
            <text:p>-0.0025757775</text:p>
          </table:table-cell>
          <table:table-cell table:formula="of:=[Datos_Nao.B184]" office:value-type="float" office:value="0.0684204548597336" calcext:value-type="float">
            <text:p>0.0684204549</text:p>
          </table:table-cell>
          <table:table-cell table:formula="of:=[Datos_Nao.C184]" office:value-type="float" office:value="-0.00000117719173431396" calcext:value-type="float">
            <text:p>-1.17719173431396E-006</text:p>
          </table:table-cell>
          <table:table-cell table:formula="of:=[Datos_Nao.D184]" office:value-type="float" office:value="-0.0000258328709605848" calcext:value-type="float">
            <text:p>-2.58328709605848E-005</text:p>
          </table:table-cell>
          <table:table-cell table:formula="of:=[Datos_Nao.E184]" office:value-type="float" office:value="-0.00000279010487247433" calcext:value-type="float">
            <text:p>-2.79010487247433E-006</text:p>
          </table:table-cell>
          <table:table-cell table:formula="of:=[Datos_Nao.F184]" office:value-type="float" office:value="0.134684100747108" calcext:value-type="float">
            <text:p>0.1346841007</text:p>
          </table:table-cell>
          <table:table-cell/>
          <table:table-cell table:formula="of:=[Datos_MoCap.A184]" office:value-type="float" office:value="-0.114115" calcext:value-type="float">
            <text:p>-0.114115</text:p>
          </table:table-cell>
          <table:table-cell table:formula="of:=[Datos_MoCap.B184]" office:value-type="float" office:value="0.299545" calcext:value-type="float">
            <text:p>0.299545</text:p>
          </table:table-cell>
          <table:table-cell table:formula="of:=[Datos_MoCap.C184]" office:value-type="float" office:value="-0.084705" calcext:value-type="float">
            <text:p>-0.084705</text:p>
          </table:table-cell>
          <table:table-cell table:formula="of:=[Datos_MoCap.D184]" office:value-type="float" office:value="-0.056524" calcext:value-type="float">
            <text:p>-0.056524</text:p>
          </table:table-cell>
          <table:table-cell table:formula="of:=[Datos_MoCap.F184]" office:value-type="float" office:value="-0.404614" calcext:value-type="float">
            <text:p>-0.404614</text:p>
          </table:table-cell>
          <table:table-cell table:formula="of:=[Datos_MoCap.E184]" office:value-type="float" office:value="-0.01443" calcext:value-type="float">
            <text:p>-0.01443</text:p>
          </table:table-cell>
          <table:table-cell/>
          <table:table-cell table:formula="of:=([.H184]^2)*(0.140024724909833)+([.H184])*(-0.00142725065277068)+(-0.0063459406986214)" office:value-type="float" office:value="-0.00435963536533816" calcext:value-type="float">
            <text:p>-0.0043596354</text:p>
          </table:table-cell>
          <table:table-cell table:formula="of:=([.J184]^2)*(-1.68303778049881)+([.J184])*(0.15665109790632)+(0.10475739737447)" office:value-type="float" office:value="0.0794125760405404" calcext:value-type="float">
            <text:p>0.079412576</text:p>
          </table:table-cell>
          <table:table-cell table:formula="of:=([.I184]^2)*(-1.84809378419694)+([.I184])*(0.969715893777015)+(-0.0558124189204929)" office:value-type="float" office:value="0.0688368349046886" calcext:value-type="float">
            <text:p>0.0688368349</text:p>
          </table:table-cell>
          <table:table-cell table:formula="of:=[.H184]*-1" office:value-type="float" office:value="0.114115" calcext:value-type="float">
            <text:p>0.114115</text:p>
          </table:table-cell>
          <table:table-cell table:formula="of:=[.M184]*-1" office:value-type="float" office:value="0.01443" calcext:value-type="float">
            <text:p>0.01443</text:p>
          </table:table-cell>
          <table:table-cell table:formula="of:=([.K184]^2)*(48.7382423482978)+([.K184])*(0.0643401308833624)+(0.0316411646540839)" office:value-type="float" office:value="0.183721263418863" calcext:value-type="float">
            <text:p>0.1837212634</text:p>
          </table:table-cell>
          <table:table-cell table:formula="of:=([.M184]^2)*(2.99573212968935)+([.M184])*(-0.0394274132082148)+(-0.010306073088791)" office:value-type="float" office:value="-0.00911334949306511" calcext:value-type="float">
            <text:p>-0.0091133495</text:p>
          </table:table-cell>
          <table:table-cell table:formula="of:=([.L184]^2)*(-20.9992408223248)+([.L184])*(0.114146130561486)+(0.302895814088881)" office:value-type="float" office:value="-3.18112729043133" calcext:value-type="float">
            <text:p>-3.1811272904</text:p>
          </table:table-cell>
          <table:table-cell table:number-columns-repeated="1002"/>
        </table:table-row>
        <table:table-row table:style-name="ro1">
          <table:table-cell table:formula="of:=[Datos_Nao.A185]" office:value-type="float" office:value="-0.00257578655146062" calcext:value-type="float">
            <text:p>-0.0025757866</text:p>
          </table:table-cell>
          <table:table-cell table:formula="of:=[Datos_Nao.B185]" office:value-type="float" office:value="0.0684204325079918" calcext:value-type="float">
            <text:p>0.0684204325</text:p>
          </table:table-cell>
          <table:table-cell table:formula="of:=[Datos_Nao.C185]" office:value-type="float" office:value="-0.000000692903995513916" calcext:value-type="float">
            <text:p>-6.92903995513916E-007</text:p>
          </table:table-cell>
          <table:table-cell table:formula="of:=[Datos_Nao.D185]" office:value-type="float" office:value="-0.0000165329056471819" calcext:value-type="float">
            <text:p>-1.65329056471819E-005</text:p>
          </table:table-cell>
          <table:table-cell table:formula="of:=[Datos_Nao.E185]" office:value-type="float" office:value="-0.00000178665868588723" calcext:value-type="float">
            <text:p>-1.78665868588723E-006</text:p>
          </table:table-cell>
          <table:table-cell table:formula="of:=[Datos_Nao.F185]" office:value-type="float" office:value="0.134684205055237" calcext:value-type="float">
            <text:p>0.1346842051</text:p>
          </table:table-cell>
          <table:table-cell/>
          <table:table-cell table:formula="of:=[Datos_MoCap.A185]" office:value-type="float" office:value="-0.117016" calcext:value-type="float">
            <text:p>-0.117016</text:p>
          </table:table-cell>
          <table:table-cell table:formula="of:=[Datos_MoCap.B185]" office:value-type="float" office:value="0.28979" calcext:value-type="float">
            <text:p>0.28979</text:p>
          </table:table-cell>
          <table:table-cell table:formula="of:=[Datos_MoCap.C185]" office:value-type="float" office:value="-0.075323" calcext:value-type="float">
            <text:p>-0.075323</text:p>
          </table:table-cell>
          <table:table-cell table:formula="of:=[Datos_MoCap.D185]" office:value-type="float" office:value="-0.047313" calcext:value-type="float">
            <text:p>-0.047313</text:p>
          </table:table-cell>
          <table:table-cell table:formula="of:=[Datos_MoCap.F185]" office:value-type="float" office:value="-0.396174" calcext:value-type="float">
            <text:p>-0.396174</text:p>
          </table:table-cell>
          <table:table-cell table:formula="of:=[Datos_MoCap.E185]" office:value-type="float" office:value="-0.015557" calcext:value-type="float">
            <text:p>-0.015557</text:p>
          </table:table-cell>
          <table:table-cell/>
          <table:table-cell table:formula="of:=([.H185]^2)*(0.140024724909833)+([.H185])*(-0.00142725065277068)+(-0.0063459406986214)" office:value-type="float" office:value="-0.00426160678852969" calcext:value-type="float">
            <text:p>-0.0042616068</text:p>
          </table:table-cell>
          <table:table-cell table:formula="of:=([.J185]^2)*(-1.68303778049881)+([.J185])*(0.15665109790632)+(0.10475739737447)" office:value-type="float" office:value="0.0834091604414527" calcext:value-type="float">
            <text:p>0.0834091604</text:p>
          </table:table-cell>
          <table:table-cell table:formula="of:=([.I185]^2)*(-1.84809378419694)+([.I185])*(0.969715893777015)+(-0.0558124189204929)" office:value-type="float" office:value="0.0700018790081649" calcext:value-type="float">
            <text:p>0.070001879</text:p>
          </table:table-cell>
          <table:table-cell table:formula="of:=[.H185]*-1" office:value-type="float" office:value="0.117016" calcext:value-type="float">
            <text:p>0.117016</text:p>
          </table:table-cell>
          <table:table-cell table:formula="of:=[.M185]*-1" office:value-type="float" office:value="0.015557" calcext:value-type="float">
            <text:p>0.015557</text:p>
          </table:table-cell>
          <table:table-cell table:formula="of:=([.K185]^2)*(48.7382423482978)+([.K185])*(0.0643401308833624)+(0.0316411646540839)" office:value-type="float" office:value="0.137698568792225" calcext:value-type="float">
            <text:p>0.1376985688</text:p>
          </table:table-cell>
          <table:table-cell table:formula="of:=([.M185]^2)*(2.99573212968935)+([.M185])*(-0.0394274132082148)+(-0.010306073088791)" office:value-type="float" office:value="-0.00896767298554609" calcext:value-type="float">
            <text:p>-0.008967673</text:p>
          </table:table-cell>
          <table:table-cell table:formula="of:=([.L185]^2)*(-20.9992408223248)+([.L185])*(0.114146130561486)+(0.302895814088881)" office:value-type="float" office:value="-3.03823736298613" calcext:value-type="float">
            <text:p>-3.038237363</text:p>
          </table:table-cell>
          <table:table-cell table:number-columns-repeated="1002"/>
        </table:table-row>
        <table:table-row table:style-name="ro1">
          <table:table-cell table:formula="of:=[Datos_Nao.A186]" office:value-type="float" office:value="-0.00257579400204122" calcext:value-type="float">
            <text:p>-0.002575794</text:p>
          </table:table-cell>
          <table:table-cell table:formula="of:=[Datos_Nao.B186]" office:value-type="float" office:value="0.0684204250574112" calcext:value-type="float">
            <text:p>0.0684204251</text:p>
          </table:table-cell>
          <table:table-cell table:formula="of:=[Datos_Nao.C186]" office:value-type="float" office:value="-0.000000361353158950806" calcext:value-type="float">
            <text:p>-3.61353158950806E-007</text:p>
          </table:table-cell>
          <table:table-cell table:formula="of:=[Datos_Nao.D186]" office:value-type="float" office:value="-0.0000105778026409098" calcext:value-type="float">
            <text:p>-1.05778026409098E-005</text:p>
          </table:table-cell>
          <table:table-cell table:formula="of:=[Datos_Nao.E186]" office:value-type="float" office:value="-0.0000011442762115621" calcext:value-type="float">
            <text:p>-1.1442762115621E-006</text:p>
          </table:table-cell>
          <table:table-cell table:formula="of:=[Datos_Nao.F186]" office:value-type="float" office:value="0.13468424975872" calcext:value-type="float">
            <text:p>0.1346842498</text:p>
          </table:table-cell>
          <table:table-cell/>
          <table:table-cell table:formula="of:=[Datos_MoCap.A186]" office:value-type="float" office:value="-0.11948" calcext:value-type="float">
            <text:p>-0.11948</text:p>
          </table:table-cell>
          <table:table-cell table:formula="of:=[Datos_MoCap.B186]" office:value-type="float" office:value="0.279541" calcext:value-type="float">
            <text:p>0.279541</text:p>
          </table:table-cell>
          <table:table-cell table:formula="of:=[Datos_MoCap.C186]" office:value-type="float" office:value="-0.062828" calcext:value-type="float">
            <text:p>-0.062828</text:p>
          </table:table-cell>
          <table:table-cell table:formula="of:=[Datos_MoCap.D186]" office:value-type="float" office:value="-0.036514" calcext:value-type="float">
            <text:p>-0.036514</text:p>
          </table:table-cell>
          <table:table-cell table:formula="of:=[Datos_MoCap.F186]" office:value-type="float" office:value="-0.389301" calcext:value-type="float">
            <text:p>-0.389301</text:p>
          </table:table-cell>
          <table:table-cell table:formula="of:=[Datos_MoCap.E186]" office:value-type="float" office:value="-0.016886" calcext:value-type="float">
            <text:p>-0.016886</text:p>
          </table:table-cell>
          <table:table-cell/>
          <table:table-cell table:formula="of:=([.H186]^2)*(0.140024724909833)+([.H186])*(-0.00142725065277068)+(-0.0063459406986214)" office:value-type="float" office:value="-0.0041764939749099" calcext:value-type="float">
            <text:p>-0.004176494</text:p>
          </table:table-cell>
          <table:table-cell table:formula="of:=([.J186]^2)*(-1.68303778049881)+([.J186])*(0.15665109790632)+(0.10475739737447)" office:value-type="float" office:value="0.0882717702482012" calcext:value-type="float">
            <text:p>0.0882717702</text:p>
          </table:table-cell>
          <table:table-cell table:formula="of:=([.I186]^2)*(-1.84809378419694)+([.I186])*(0.969715893777015)+(-0.0558124189204929)" office:value-type="float" office:value="0.070847023728831" calcext:value-type="float">
            <text:p>0.0708470237</text:p>
          </table:table-cell>
          <table:table-cell table:formula="of:=[.H186]*-1" office:value-type="float" office:value="0.11948" calcext:value-type="float">
            <text:p>0.11948</text:p>
          </table:table-cell>
          <table:table-cell table:formula="of:=[.M186]*-1" office:value-type="float" office:value="0.016886" calcext:value-type="float">
            <text:p>0.016886</text:p>
          </table:table-cell>
          <table:table-cell table:formula="of:=([.K186]^2)*(48.7382423482978)+([.K186])*(0.0643401308833624)+(0.0316411646540839)" office:value-type="float" office:value="0.094273192519904" calcext:value-type="float">
            <text:p>0.0942731925</text:p>
          </table:table-cell>
          <table:table-cell table:formula="of:=([.M186]^2)*(2.99573212968935)+([.M186])*(-0.0394274132082148)+(-0.010306073088791)" office:value-type="float" office:value="-0.00878610772907678" calcext:value-type="float">
            <text:p>-0.0087861077</text:p>
          </table:table-cell>
          <table:table-cell table:formula="of:=([.L186]^2)*(-20.9992408223248)+([.L186])*(0.114146130561486)+(0.302895814088881)" office:value-type="float" office:value="-2.92408697192936" calcext:value-type="float">
            <text:p>-2.9240869719</text:p>
          </table:table-cell>
          <table:table-cell table:number-columns-repeated="1002"/>
        </table:table-row>
        <table:table-row table:style-name="ro1">
          <table:table-cell table:formula="of:=[Datos_Nao.A187]" office:value-type="float" office:value="-0.00257579563185573" calcext:value-type="float">
            <text:p>-0.0025757956</text:p>
          </table:table-cell>
          <table:table-cell table:formula="of:=[Datos_Nao.B187]" office:value-type="float" office:value="0.0684204325079918" calcext:value-type="float">
            <text:p>0.0684204325</text:p>
          </table:table-cell>
          <table:table-cell table:formula="of:=[Datos_Nao.C187]" office:value-type="float" office:value="-0.000000245869159698486" calcext:value-type="float">
            <text:p>-2.45869159698486E-007</text:p>
          </table:table-cell>
          <table:table-cell table:formula="of:=[Datos_Nao.D187]" office:value-type="float" office:value="-0.00000846234433993232" calcext:value-type="float">
            <text:p>-8.46234433993232E-006</text:p>
          </table:table-cell>
          <table:table-cell table:formula="of:=[Datos_Nao.E187]" office:value-type="float" office:value="-0.000000916057160793571" calcext:value-type="float">
            <text:p>-9.16057160793571E-007</text:p>
          </table:table-cell>
          <table:table-cell table:formula="of:=[Datos_Nao.F187]" office:value-type="float" office:value="0.134684279561043" calcext:value-type="float">
            <text:p>0.1346842796</text:p>
          </table:table-cell>
          <table:table-cell/>
          <table:table-cell table:formula="of:=[Datos_MoCap.A187]" office:value-type="float" office:value="-0.121978" calcext:value-type="float">
            <text:p>-0.121978</text:p>
          </table:table-cell>
          <table:table-cell table:formula="of:=[Datos_MoCap.B187]" office:value-type="float" office:value="0.268641" calcext:value-type="float">
            <text:p>0.268641</text:p>
          </table:table-cell>
          <table:table-cell table:formula="of:=[Datos_MoCap.C187]" office:value-type="float" office:value="-0.046983" calcext:value-type="float">
            <text:p>-0.046983</text:p>
          </table:table-cell>
          <table:table-cell table:formula="of:=[Datos_MoCap.D187]" office:value-type="float" office:value="-0.023942" calcext:value-type="float">
            <text:p>-0.023942</text:p>
          </table:table-cell>
          <table:table-cell table:formula="of:=[Datos_MoCap.F187]" office:value-type="float" office:value="-0.380969" calcext:value-type="float">
            <text:p>-0.380969</text:p>
          </table:table-cell>
          <table:table-cell table:formula="of:=[Datos_MoCap.E187]" office:value-type="float" office:value="-0.017438" calcext:value-type="float">
            <text:p>-0.017438</text:p>
          </table:table-cell>
          <table:table-cell/>
          <table:table-cell table:formula="of:=([.H187]^2)*(0.140024724909833)+([.H187])*(-0.00142725065277068)+(-0.0063459406986214)" office:value-type="float" office:value="-0.00408847109789113" calcext:value-type="float">
            <text:p>-0.0040884711</text:p>
          </table:table-cell>
          <table:table-cell table:formula="of:=([.J187]^2)*(-1.68303778049881)+([.J187])*(0.15665109790632)+(0.10475739737447)" office:value-type="float" office:value="0.0936823173923908" calcext:value-type="float">
            <text:p>0.0936823174</text:p>
          </table:table-cell>
          <table:table-cell table:formula="of:=([.I187]^2)*(-1.84809378419694)+([.I187])*(0.969715893777015)+(-0.0558124189204929)" office:value-type="float" office:value="0.0713198205268758" calcext:value-type="float">
            <text:p>0.0713198205</text:p>
          </table:table-cell>
          <table:table-cell table:formula="of:=[.H187]*-1" office:value-type="float" office:value="0.121978" calcext:value-type="float">
            <text:p>0.121978</text:p>
          </table:table-cell>
          <table:table-cell table:formula="of:=[.M187]*-1" office:value-type="float" office:value="0.017438" calcext:value-type="float">
            <text:p>0.017438</text:p>
          </table:table-cell>
          <table:table-cell table:formula="of:=([.K187]^2)*(48.7382423482978)+([.K187])*(0.0643401308833624)+(0.0316411646540839)" office:value-type="float" office:value="0.0580384375218436" calcext:value-type="float">
            <text:p>0.0580384375</text:p>
          </table:table-cell>
          <table:table-cell table:formula="of:=([.M187]^2)*(2.99573212968935)+([.M187])*(-0.0394274132082148)+(-0.010306073088791)" office:value-type="float" office:value="-0.00870758411567591" calcext:value-type="float">
            <text:p>-0.0087075841</text:p>
          </table:table-cell>
          <table:table-cell table:formula="of:=([.L187]^2)*(-20.9992408223248)+([.L187])*(0.114146130561486)+(0.302895814088881)" office:value-type="float" office:value="-2.78836509624805" calcext:value-type="float">
            <text:p>-2.7883650962</text:p>
          </table:table-cell>
          <table:table-cell table:number-columns-repeated="1002"/>
        </table:table-row>
        <table:table-row table:style-name="ro1">
          <table:table-cell table:formula="of:=[Datos_Nao.A188]" office:value-type="float" office:value="-0.00257580541074276" calcext:value-type="float">
            <text:p>-0.0025758054</text:p>
          </table:table-cell>
          <table:table-cell table:formula="of:=[Datos_Nao.B188]" office:value-type="float" office:value="0.0684204325079918" calcext:value-type="float">
            <text:p>0.0684204325</text:p>
          </table:table-cell>
          <table:table-cell table:formula="of:=[Datos_Nao.C188]" office:value-type="float" office:value="-0.000000126659870147705" calcext:value-type="float">
            <text:p>-1.26659870147705E-007</text:p>
          </table:table-cell>
          <table:table-cell table:formula="of:=[Datos_Nao.D188]" office:value-type="float" office:value="-0.00000541659437658382" calcext:value-type="float">
            <text:p>-5.41659437658382E-006</text:p>
          </table:table-cell>
          <table:table-cell table:formula="of:=[Datos_Nao.E188]" office:value-type="float" office:value="-0.000000586848670991458" calcext:value-type="float">
            <text:p>-5.86848670991458E-007</text:p>
          </table:table-cell>
          <table:table-cell table:formula="of:=[Datos_Nao.F188]" office:value-type="float" office:value="0.134684294462204" calcext:value-type="float">
            <text:p>0.1346842945</text:p>
          </table:table-cell>
          <table:table-cell/>
          <table:table-cell table:formula="of:=[Datos_MoCap.A188]" office:value-type="float" office:value="-0.124378" calcext:value-type="float">
            <text:p>-0.124378</text:p>
          </table:table-cell>
          <table:table-cell table:formula="of:=[Datos_MoCap.B188]" office:value-type="float" office:value="0.257896" calcext:value-type="float">
            <text:p>0.257896</text:p>
          </table:table-cell>
          <table:table-cell table:formula="of:=[Datos_MoCap.C188]" office:value-type="float" office:value="-0.0277" calcext:value-type="float">
            <text:p>-0.0277</text:p>
          </table:table-cell>
          <table:table-cell table:formula="of:=[Datos_MoCap.D188]" office:value-type="float" office:value="-0.007631" calcext:value-type="float">
            <text:p>-0.007631</text:p>
          </table:table-cell>
          <table:table-cell table:formula="of:=[Datos_MoCap.F188]" office:value-type="float" office:value="-0.373849" calcext:value-type="float">
            <text:p>-0.373849</text:p>
          </table:table-cell>
          <table:table-cell table:formula="of:=[Datos_MoCap.E188]" office:value-type="float" office:value="-0.010543" calcext:value-type="float">
            <text:p>-0.010543</text:p>
          </table:table-cell>
          <table:table-cell/>
          <table:table-cell table:formula="of:=([.H188]^2)*(0.140024724909833)+([.H188])*(-0.00142725065277068)+(-0.0063459406986214)" office:value-type="float" office:value="-0.00400225546161275" calcext:value-type="float">
            <text:p>-0.0040022555</text:p>
          </table:table-cell>
          <table:table-cell table:formula="of:=([.J188]^2)*(-1.68303778049881)+([.J188])*(0.15665109790632)+(0.10475739737447)" office:value-type="float" office:value="0.099126783903866" calcext:value-type="float">
            <text:p>0.0991267839</text:p>
          </table:table-cell>
          <table:table-cell table:formula="of:=([.I188]^2)*(-1.84809378419694)+([.I188])*(0.969715893777015)+(-0.0558124189204929)" office:value-type="float" office:value="0.0713560726855918" calcext:value-type="float">
            <text:p>0.0713560727</text:p>
          </table:table-cell>
          <table:table-cell table:formula="of:=[.H188]*-1" office:value-type="float" office:value="0.124378" calcext:value-type="float">
            <text:p>0.124378</text:p>
          </table:table-cell>
          <table:table-cell table:formula="of:=[.M188]*-1" office:value-type="float" office:value="0.010543" calcext:value-type="float">
            <text:p>0.010543</text:p>
          </table:table-cell>
          <table:table-cell table:formula="of:=([.K188]^2)*(48.7382423482978)+([.K188])*(0.0643401308833624)+(0.0316411646540839)" office:value-type="float" office:value="0.0339883182905961" calcext:value-type="float">
            <text:p>0.0339883183</text:p>
          </table:table-cell>
          <table:table-cell table:formula="of:=([.M188]^2)*(2.99573212968935)+([.M188])*(-0.0394274132082148)+(-0.010306073088791)" office:value-type="float" office:value="-0.00955739971881672" calcext:value-type="float">
            <text:p>-0.0095573997</text:p>
          </table:table-cell>
          <table:table-cell table:formula="of:=([.L188]^2)*(-20.9992408223248)+([.L188])*(0.114146130561486)+(0.302895814088881)" office:value-type="float" office:value="-2.67469606849019" calcext:value-type="float">
            <text:p>-2.6746960685</text:p>
          </table:table-cell>
          <table:table-cell table:number-columns-repeated="1002"/>
        </table:table-row>
        <table:table-row table:style-name="ro1">
          <table:table-cell table:formula="of:=[Datos_Nao.A189]" office:value-type="float" office:value="-0.00257580308243632" calcext:value-type="float">
            <text:p>-0.0025758031</text:p>
          </table:table-cell>
          <table:table-cell table:formula="of:=[Datos_Nao.B189]" office:value-type="float" office:value="0.0684204027056694" calcext:value-type="float">
            <text:p>0.0684204027</text:p>
          </table:table-cell>
          <table:table-cell table:formula="of:=[Datos_Nao.C189]" office:value-type="float" office:value="-0.00000000372529029846191" calcext:value-type="float">
            <text:p>-3.72529029846191E-009</text:p>
          </table:table-cell>
          <table:table-cell table:formula="of:=[Datos_Nao.D189]" office:value-type="float" office:value="-0.00000346978049492463" calcext:value-type="float">
            <text:p>-3.46978049492463E-006</text:p>
          </table:table-cell>
          <table:table-cell table:formula="of:=[Datos_Nao.E189]" office:value-type="float" office:value="-0.000000376008330249533" calcext:value-type="float">
            <text:p>-0.000000376</text:p>
          </table:table-cell>
          <table:table-cell table:formula="of:=[Datos_Nao.F189]" office:value-type="float" office:value="0.134684324264526" calcext:value-type="float">
            <text:p>0.1346843243</text:p>
          </table:table-cell>
          <table:table-cell/>
          <table:table-cell table:formula="of:=[Datos_MoCap.A189]" office:value-type="float" office:value="-0.126972" calcext:value-type="float">
            <text:p>-0.126972</text:p>
          </table:table-cell>
          <table:table-cell table:formula="of:=[Datos_MoCap.B189]" office:value-type="float" office:value="0.248618" calcext:value-type="float">
            <text:p>0.248618</text:p>
          </table:table-cell>
          <table:table-cell table:formula="of:=[Datos_MoCap.C189]" office:value-type="float" office:value="-0.00566" calcext:value-type="float">
            <text:p>-0.00566</text:p>
          </table:table-cell>
          <table:table-cell table:formula="of:=[Datos_MoCap.D189]" office:value-type="float" office:value="0.010099" calcext:value-type="float">
            <text:p>0.010099</text:p>
          </table:table-cell>
          <table:table-cell table:formula="of:=[Datos_MoCap.F189]" office:value-type="float" office:value="-0.366961" calcext:value-type="float">
            <text:p>-0.366961</text:p>
          </table:table-cell>
          <table:table-cell table:formula="of:=[Datos_MoCap.E189]" office:value-type="float" office:value="-0.001463" calcext:value-type="float">
            <text:p>-0.001463</text:p>
          </table:table-cell>
          <table:table-cell/>
          <table:table-cell table:formula="of:=([.H189]^2)*(0.140024724909833)+([.H189])*(-0.00142725065277068)+(-0.0063459406986214)" office:value-type="float" office:value="-0.00390725678673128" calcext:value-type="float">
            <text:p>-0.0039072568</text:p>
          </table:table-cell>
          <table:table-cell table:formula="of:=([.J189]^2)*(-1.68303778049881)+([.J189])*(0.15665109790632)+(0.10475739737447)" office:value-type="float" office:value="0.103816835035199" calcext:value-type="float">
            <text:p>0.103816835</text:p>
          </table:table-cell>
          <table:table-cell table:formula="of:=([.I189]^2)*(-1.84809378419694)+([.I189])*(0.969715893777015)+(-0.0558124189204929)" office:value-type="float" office:value="0.0710440487324596" calcext:value-type="float">
            <text:p>0.0710440487</text:p>
          </table:table-cell>
          <table:table-cell table:formula="of:=[.H189]*-1" office:value-type="float" office:value="0.126972" calcext:value-type="float">
            <text:p>0.126972</text:p>
          </table:table-cell>
          <table:table-cell table:formula="of:=[.M189]*-1" office:value-type="float" office:value="0.001463" calcext:value-type="float">
            <text:p>0.001463</text:p>
          </table:table-cell>
          <table:table-cell table:formula="of:=([.K189]^2)*(48.7382423482978)+([.K189])*(0.0643401308833624)+(0.0316411646540839)" office:value-type="float" office:value="0.0372617392740676" calcext:value-type="float">
            <text:p>0.0372617393</text:p>
          </table:table-cell>
          <table:table-cell table:formula="of:=([.M189]^2)*(2.99573212968935)+([.M189])*(-0.0394274132082148)+(-0.010306073088791)" office:value-type="float" office:value="-0.0102419788110847" calcext:value-type="float">
            <text:p>-0.0102419788</text:p>
          </table:table-cell>
          <table:table-cell table:formula="of:=([.L189]^2)*(-20.9992408223248)+([.L189])*(0.114146130561486)+(0.302895814088881)" office:value-type="float" office:value="-2.56675701891826" calcext:value-type="float">
            <text:p>-2.5667570189</text:p>
          </table:table-cell>
          <table:table-cell table:number-columns-repeated="1002"/>
        </table:table-row>
        <table:table-row table:style-name="ro1">
          <table:table-cell table:formula="of:=[Datos_Nao.A190]" office:value-type="float" office:value="-0.00257580727338791" calcext:value-type="float">
            <text:p>-0.0025758073</text:p>
          </table:table-cell>
          <table:table-cell table:formula="of:=[Datos_Nao.B190]" office:value-type="float" office:value="0.0684204250574112" calcext:value-type="float">
            <text:p>0.0684204251</text:p>
          </table:table-cell>
          <table:table-cell table:formula="of:=[Datos_Nao.C190]" office:value-type="float" office:value="0.000000115483999252319" calcext:value-type="float">
            <text:p>1.15483999252319E-007</text:p>
          </table:table-cell>
          <table:table-cell table:formula="of:=[Datos_Nao.D190]" office:value-type="float" office:value="-0.00000222309154196409" calcext:value-type="float">
            <text:p>-2.22309154196409E-006</text:p>
          </table:table-cell>
          <table:table-cell table:formula="of:=[Datos_Nao.E190]" office:value-type="float" office:value="-0.000000241242872789371" calcext:value-type="float">
            <text:p>-2.41242872789371E-007</text:p>
          </table:table-cell>
          <table:table-cell table:formula="of:=[Datos_Nao.F190]" office:value-type="float" office:value="0.134684383869171" calcext:value-type="float">
            <text:p>0.1346843839</text:p>
          </table:table-cell>
          <table:table-cell/>
          <table:table-cell table:formula="of:=[Datos_MoCap.A190]" office:value-type="float" office:value="-0.129349" calcext:value-type="float">
            <text:p>-0.129349</text:p>
          </table:table-cell>
          <table:table-cell table:formula="of:=[Datos_MoCap.B190]" office:value-type="float" office:value="0.240582" calcext:value-type="float">
            <text:p>0.240582</text:p>
          </table:table-cell>
          <table:table-cell table:formula="of:=[Datos_MoCap.C190]" office:value-type="float" office:value="0.018491" calcext:value-type="float">
            <text:p>0.018491</text:p>
          </table:table-cell>
          <table:table-cell table:formula="of:=[Datos_MoCap.D190]" office:value-type="float" office:value="0.03325" calcext:value-type="float">
            <text:p>0.03325</text:p>
          </table:table-cell>
          <table:table-cell table:formula="of:=[Datos_MoCap.F190]" office:value-type="float" office:value="-0.361229" calcext:value-type="float">
            <text:p>-0.361229</text:p>
          </table:table-cell>
          <table:table-cell table:formula="of:=[Datos_MoCap.E190]" office:value-type="float" office:value="0.007876" calcext:value-type="float">
            <text:p>0.007876</text:p>
          </table:table-cell>
          <table:table-cell/>
          <table:table-cell table:formula="of:=([.H190]^2)*(0.140024724909833)+([.H190])*(-0.00142725065277068)+(-0.0063459406986214)" office:value-type="float" office:value="-0.00381855064527978" calcext:value-type="float">
            <text:p>-0.0038185506</text:p>
          </table:table-cell>
          <table:table-cell table:formula="of:=([.J190]^2)*(-1.68303778049881)+([.J190])*(0.15665109790632)+(0.10475739737447)" office:value-type="float" office:value="0.107078573460735" calcext:value-type="float">
            <text:p>0.1070785735</text:p>
          </table:table-cell>
          <table:table-cell table:formula="of:=([.I190]^2)*(-1.84809378419694)+([.I190])*(0.969715893777015)+(-0.0558124189204929)" office:value-type="float" office:value="0.070516658793153" calcext:value-type="float">
            <text:p>0.0705166588</text:p>
          </table:table-cell>
          <table:table-cell table:formula="of:=[.H190]*-1" office:value-type="float" office:value="0.129349" calcext:value-type="float">
            <text:p>0.129349</text:p>
          </table:table-cell>
          <table:table-cell table:formula="of:=[.M190]*-1" office:value-type="float" office:value="-0.007876" calcext:value-type="float">
            <text:p>-0.007876</text:p>
          </table:table-cell>
          <table:table-cell table:formula="of:=([.K190]^2)*(48.7382423482978)+([.K190])*(0.0643401308833624)+(0.0316411646540839)" office:value-type="float" office:value="0.0876636470621457" calcext:value-type="float">
            <text:p>0.0876636471</text:p>
          </table:table-cell>
          <table:table-cell table:formula="of:=([.M190]^2)*(2.99573212968935)+([.M190])*(-0.0394274132082148)+(-0.010306073088791)" office:value-type="float" office:value="-0.0104307740090869" calcext:value-type="float">
            <text:p>-0.010430774</text:p>
          </table:table-cell>
          <table:table-cell table:formula="of:=([.L190]^2)*(-20.9992408223248)+([.L190])*(0.114146130561486)+(0.302895814088881)" office:value-type="float" office:value="-2.47845221541417" calcext:value-type="float">
            <text:p>-2.4784522154</text:p>
          </table:table-cell>
          <table:table-cell table:number-columns-repeated="1002"/>
        </table:table-row>
        <table:table-row table:style-name="ro1">
          <table:table-cell table:formula="of:=[Datos_Nao.A191]" office:value-type="float" office:value="-0.00257580424658954" calcext:value-type="float">
            <text:p>-0.0025758042</text:p>
          </table:table-cell>
          <table:table-cell table:formula="of:=[Datos_Nao.B191]" office:value-type="float" office:value="0.06842041015625" calcext:value-type="float">
            <text:p>0.0684204102</text:p>
          </table:table-cell>
          <table:table-cell table:formula="of:=[Datos_Nao.C191]" office:value-type="float" office:value="0.00000017508864402771" calcext:value-type="float">
            <text:p>1.7508864402771E-007</text:p>
          </table:table-cell>
          <table:table-cell table:formula="of:=[Datos_Nao.D191]" office:value-type="float" office:value="-0.00000113570263238216" calcext:value-type="float">
            <text:p>-1.13570263238216E-006</text:p>
          </table:table-cell>
          <table:table-cell table:formula="of:=[Datos_Nao.E191]" office:value-type="float" office:value="-0.000000124371439369497" calcext:value-type="float">
            <text:p>-1.24371439369497E-007</text:p>
          </table:table-cell>
          <table:table-cell table:formula="of:=[Datos_Nao.F191]" office:value-type="float" office:value="0.134684383869171" calcext:value-type="float">
            <text:p>0.1346843839</text:p>
          </table:table-cell>
          <table:table-cell/>
          <table:table-cell table:formula="of:=[Datos_MoCap.A191]" office:value-type="float" office:value="-0.131264" calcext:value-type="float">
            <text:p>-0.131264</text:p>
          </table:table-cell>
          <table:table-cell table:formula="of:=[Datos_MoCap.B191]" office:value-type="float" office:value="0.233744" calcext:value-type="float">
            <text:p>0.233744</text:p>
          </table:table-cell>
          <table:table-cell table:formula="of:=[Datos_MoCap.C191]" office:value-type="float" office:value="0.042328" calcext:value-type="float">
            <text:p>0.042328</text:p>
          </table:table-cell>
          <table:table-cell table:formula="of:=[Datos_MoCap.D191]" office:value-type="float" office:value="0.054479" calcext:value-type="float">
            <text:p>0.054479</text:p>
          </table:table-cell>
          <table:table-cell table:formula="of:=[Datos_MoCap.F191]" office:value-type="float" office:value="-0.353483" calcext:value-type="float">
            <text:p>-0.353483</text:p>
          </table:table-cell>
          <table:table-cell table:formula="of:=[Datos_MoCap.E191]" office:value-type="float" office:value="0.013272" calcext:value-type="float">
            <text:p>0.013272</text:p>
          </table:table-cell>
          <table:table-cell/>
          <table:table-cell table:formula="of:=([.H191]^2)*(0.140024724909833)+([.H191])*(-0.00142725065277068)+(-0.0063459406986214)" office:value-type="float" office:value="-0.00374593477542267" calcext:value-type="float">
            <text:p>-0.0037459348</text:p>
          </table:table-cell>
          <table:table-cell table:formula="of:=([.J191]^2)*(-1.68303778049881)+([.J191])*(0.15665109790632)+(0.10475739737447)" office:value-type="float" office:value="0.108372694276984" calcext:value-type="float">
            <text:p>0.1083726943</text:p>
          </table:table-cell>
          <table:table-cell table:formula="of:=([.I191]^2)*(-1.84809378419694)+([.I191])*(0.969715893777015)+(-0.0558124189204929)" office:value-type="float" office:value="0.0698799250104569" calcext:value-type="float">
            <text:p>0.069879925</text:p>
          </table:table-cell>
          <table:table-cell table:formula="of:=[.H191]*-1" office:value-type="float" office:value="0.131264" calcext:value-type="float">
            <text:p>0.131264</text:p>
          </table:table-cell>
          <table:table-cell table:formula="of:=[.M191]*-1" office:value-type="float" office:value="-0.013272" calcext:value-type="float">
            <text:p>-0.013272</text:p>
          </table:table-cell>
          <table:table-cell table:formula="of:=([.K191]^2)*(48.7382423482978)+([.K191])*(0.0643401308833624)+(0.0316411646540839)" office:value-type="float" office:value="0.17979957463634" calcext:value-type="float">
            <text:p>0.1797995746</text:p>
          </table:table-cell>
          <table:table-cell table:formula="of:=([.M191]^2)*(2.99573212968935)+([.M191])*(-0.0394274132082148)+(-0.010306073088791)" office:value-type="float" office:value="-0.0103016675331059" calcext:value-type="float">
            <text:p>-0.0103016675</text:p>
          </table:table-cell>
          <table:table-cell table:formula="of:=([.L191]^2)*(-20.9992408223248)+([.L191])*(0.114146130561486)+(0.302895814088881)" office:value-type="float" office:value="-2.36131290022328" calcext:value-type="float">
            <text:p>-2.3613129002</text:p>
          </table:table-cell>
          <table:table-cell table:number-columns-repeated="1002"/>
        </table:table-row>
        <table:table-row table:style-name="ro1">
          <table:table-cell table:formula="of:=[Datos_Nao.A192]" office:value-type="float" office:value="-0.00257580517791212" calcext:value-type="float">
            <text:p>-0.0025758052</text:p>
          </table:table-cell>
          <table:table-cell table:formula="of:=[Datos_Nao.B192]" office:value-type="float" office:value="0.0684204176068306" calcext:value-type="float">
            <text:p>0.0684204176</text:p>
          </table:table-cell>
          <table:table-cell table:formula="of:=[Datos_Nao.C192]" office:value-type="float" office:value="0.000000201165676116943" calcext:value-type="float">
            <text:p>2.01165676116943E-007</text:p>
          </table:table-cell>
          <table:table-cell table:formula="of:=[Datos_Nao.D192]" office:value-type="float" office:value="-0.000000909290861272893" calcext:value-type="float">
            <text:p>-9.09290861272893E-007</text:p>
          </table:table-cell>
          <table:table-cell table:formula="of:=[Datos_Nao.E192]" office:value-type="float" office:value="-0.0000000993355513401184" calcext:value-type="float">
            <text:p>-9.93355513401184E-008</text:p>
          </table:table-cell>
          <table:table-cell table:formula="of:=[Datos_Nao.F192]" office:value-type="float" office:value="0.13468436896801" calcext:value-type="float">
            <text:p>0.134684369</text:p>
          </table:table-cell>
          <table:table-cell/>
          <table:table-cell table:formula="of:=[Datos_MoCap.A192]" office:value-type="float" office:value="-0.132231" calcext:value-type="float">
            <text:p>-0.132231</text:p>
          </table:table-cell>
          <table:table-cell table:formula="of:=[Datos_MoCap.B192]" office:value-type="float" office:value="0.227104" calcext:value-type="float">
            <text:p>0.227104</text:p>
          </table:table-cell>
          <table:table-cell table:formula="of:=[Datos_MoCap.C192]" office:value-type="float" office:value="0.064074" calcext:value-type="float">
            <text:p>0.064074</text:p>
          </table:table-cell>
          <table:table-cell table:formula="of:=[Datos_MoCap.D192]" office:value-type="float" office:value="0.071399" calcext:value-type="float">
            <text:p>0.071399</text:p>
          </table:table-cell>
          <table:table-cell table:formula="of:=[Datos_MoCap.F192]" office:value-type="float" office:value="-0.345569" calcext:value-type="float">
            <text:p>-0.345569</text:p>
          </table:table-cell>
          <table:table-cell table:formula="of:=[Datos_MoCap.E192]" office:value-type="float" office:value="0.016175" calcext:value-type="float">
            <text:p>0.016175</text:p>
          </table:table-cell>
          <table:table-cell/>
          <table:table-cell table:formula="of:=([.H192]^2)*(0.140024724909833)+([.H192])*(-0.00142725065277068)+(-0.0063459406986214)" office:value-type="float" office:value="-0.0037088763710427" calcext:value-type="float">
            <text:p>-0.0037088764</text:p>
          </table:table-cell>
          <table:table-cell table:formula="of:=([.J192]^2)*(-1.68303778049881)+([.J192])*(0.15665109790632)+(0.10475739737447)" office:value-type="float" office:value="0.107884986122625" calcext:value-type="float">
            <text:p>0.1078849861</text:p>
          </table:table-cell>
          <table:table-cell table:formula="of:=([.I192]^2)*(-1.84809378419694)+([.I192])*(0.969715893777015)+(-0.0558124189204929)" office:value-type="float" office:value="0.0690962352288612" calcext:value-type="float">
            <text:p>0.0690962352</text:p>
          </table:table-cell>
          <table:table-cell table:formula="of:=[.H192]*-1" office:value-type="float" office:value="0.132231" calcext:value-type="float">
            <text:p>0.132231</text:p>
          </table:table-cell>
          <table:table-cell table:formula="of:=[.M192]*-1" office:value-type="float" office:value="-0.016175" calcext:value-type="float">
            <text:p>-0.016175</text:p>
          </table:table-cell>
          <table:table-cell table:formula="of:=([.K192]^2)*(48.7382423482978)+([.K192])*(0.0643401308833624)+(0.0316411646540839)" office:value-type="float" office:value="0.284693635848684" calcext:value-type="float">
            <text:p>0.2846936358</text:p>
          </table:table-cell>
          <table:table-cell table:formula="of:=([.M192]^2)*(2.99573212968935)+([.M192])*(-0.0394274132082148)+(-0.010306073088791)" office:value-type="float" office:value="-0.0101600362280107" calcext:value-type="float">
            <text:p>-0.0101600362</text:p>
          </table:table-cell>
          <table:table-cell table:formula="of:=([.L192]^2)*(-20.9992408223248)+([.L192])*(0.114146130561486)+(0.302895814088881)" office:value-type="float" office:value="-2.24423549965479" calcext:value-type="float">
            <text:p>-2.2442354997</text:p>
          </table:table-cell>
          <table:table-cell table:number-columns-repeated="1002"/>
        </table:table-row>
        <table:table-row table:style-name="ro1">
          <table:table-cell table:formula="of:=[Datos_Nao.A193]" office:value-type="float" office:value="-0.00257580843754113" calcext:value-type="float">
            <text:p>-0.0025758084</text:p>
          </table:table-cell>
          <table:table-cell table:formula="of:=[Datos_Nao.B193]" office:value-type="float" office:value="0.0684204176068306" calcext:value-type="float">
            <text:p>0.0684204176</text:p>
          </table:table-cell>
          <table:table-cell table:formula="of:=[Datos_Nao.C193]" office:value-type="float" office:value="0.000000204890966415405" calcext:value-type="float">
            <text:p>2.04890966415405E-007</text:p>
          </table:table-cell>
          <table:table-cell table:formula="of:=[Datos_Nao.D193]" office:value-type="float" office:value="-0.000000579541847400833" calcext:value-type="float">
            <text:p>-5.79541847400833E-007</text:p>
          </table:table-cell>
          <table:table-cell table:formula="of:=[Datos_Nao.E193]" office:value-type="float" office:value="-0.0000000645930740006406" calcext:value-type="float">
            <text:p>-6.45930740006406E-008</text:p>
          </table:table-cell>
          <table:table-cell table:formula="of:=[Datos_Nao.F193]" office:value-type="float" office:value="0.134684383869171" calcext:value-type="float">
            <text:p>0.1346843839</text:p>
          </table:table-cell>
          <table:table-cell/>
          <table:table-cell table:formula="of:=[Datos_MoCap.A193]" office:value-type="float" office:value="-0.132616" calcext:value-type="float">
            <text:p>-0.132616</text:p>
          </table:table-cell>
          <table:table-cell table:formula="of:=[Datos_MoCap.B193]" office:value-type="float" office:value="0.219898" calcext:value-type="float">
            <text:p>0.219898</text:p>
          </table:table-cell>
          <table:table-cell table:formula="of:=[Datos_MoCap.C193]" office:value-type="float" office:value="0.083699" calcext:value-type="float">
            <text:p>0.083699</text:p>
          </table:table-cell>
          <table:table-cell table:formula="of:=[Datos_MoCap.D193]" office:value-type="float" office:value="0.078517" calcext:value-type="float">
            <text:p>0.078517</text:p>
          </table:table-cell>
          <table:table-cell table:formula="of:=[Datos_MoCap.F193]" office:value-type="float" office:value="-0.338642" calcext:value-type="float">
            <text:p>-0.338642</text:p>
          </table:table-cell>
          <table:table-cell table:formula="of:=[Datos_MoCap.E193]" office:value-type="float" office:value="0.017792" calcext:value-type="float">
            <text:p>0.017792</text:p>
          </table:table-cell>
          <table:table-cell/>
          <table:table-cell table:formula="of:=([.H193]^2)*(0.140024724909833)+([.H193])*(-0.00142725065277068)+(-0.0063459406986214)" office:value-type="float" office:value="-0.00369404910513888" calcext:value-type="float">
            <text:p>-0.0036940491</text:p>
          </table:table-cell>
          <table:table-cell table:formula="of:=([.J193]^2)*(-1.68303778049881)+([.J193])*(0.15665109790632)+(0.10475739737447)" office:value-type="float" office:value="0.10607837840851" calcext:value-type="float">
            <text:p>0.1060783784</text:p>
          </table:table-cell>
          <table:table-cell table:formula="of:=([.I193]^2)*(-1.84809378419694)+([.I193])*(0.969715893777015)+(-0.0558124189204929)" office:value-type="float" office:value="0.0680613507556203" calcext:value-type="float">
            <text:p>0.0680613508</text:p>
          </table:table-cell>
          <table:table-cell table:formula="of:=[.H193]*-1" office:value-type="float" office:value="0.132616" calcext:value-type="float">
            <text:p>0.132616</text:p>
          </table:table-cell>
          <table:table-cell table:formula="of:=[.M193]*-1" office:value-type="float" office:value="-0.017792" calcext:value-type="float">
            <text:p>-0.017792</text:p>
          </table:table-cell>
          <table:table-cell table:formula="of:=([.K193]^2)*(48.7382423482978)+([.K193])*(0.0643401308833624)+(0.0316411646540839)" office:value-type="float" office:value="0.337160289075631" calcext:value-type="float">
            <text:p>0.3371602891</text:p>
          </table:table-cell>
          <table:table-cell table:formula="of:=([.M193]^2)*(2.99573212968935)+([.M193])*(-0.0394274132082148)+(-0.010306073088791)" office:value-type="float" office:value="-0.0100592508494045" calcext:value-type="float">
            <text:p>-0.0100592508</text:p>
          </table:table-cell>
          <table:table-cell table:formula="of:=([.L193]^2)*(-20.9992408223248)+([.L193])*(0.114146130561486)+(0.302895814088881)" office:value-type="float" office:value="-2.14391828601645" calcext:value-type="float">
            <text:p>-2.143918286</text:p>
          </table:table-cell>
          <table:table-cell table:number-columns-repeated="1002"/>
        </table:table-row>
        <table:table-row table:style-name="ro1">
          <table:table-cell table:formula="of:=[Datos_Nao.A194]" office:value-type="float" office:value="-0.00257580075412989" calcext:value-type="float">
            <text:p>-0.0025758008</text:p>
          </table:table-cell>
          <table:table-cell table:formula="of:=[Datos_Nao.B194]" office:value-type="float" office:value="0.0684204027056694" calcext:value-type="float">
            <text:p>0.0684204027</text:p>
          </table:table-cell>
          <table:table-cell table:formula="of:=[Datos_Nao.C194]" office:value-type="float" office:value="0.000000242143869400024" calcext:value-type="float">
            <text:p>2.42143869400024E-007</text:p>
          </table:table-cell>
          <table:table-cell table:formula="of:=[Datos_Nao.D194]" office:value-type="float" office:value="-0.00000036878972764498" calcext:value-type="float">
            <text:p>-3.6878972764498E-007</text:p>
          </table:table-cell>
          <table:table-cell table:formula="of:=[Datos_Nao.E194]" office:value-type="float" office:value="-0.0000000432272919681509" calcext:value-type="float">
            <text:p>-4.32272919681509E-008</text:p>
          </table:table-cell>
          <table:table-cell table:formula="of:=[Datos_Nao.F194]" office:value-type="float" office:value="0.134684324264526" calcext:value-type="float">
            <text:p>0.1346843243</text:p>
          </table:table-cell>
          <table:table-cell/>
          <table:table-cell table:formula="of:=[Datos_MoCap.A194]" office:value-type="float" office:value="-0.133094" calcext:value-type="float">
            <text:p>-0.133094</text:p>
          </table:table-cell>
          <table:table-cell table:formula="of:=[Datos_MoCap.B194]" office:value-type="float" office:value="0.211576" calcext:value-type="float">
            <text:p>0.211576</text:p>
          </table:table-cell>
          <table:table-cell table:formula="of:=[Datos_MoCap.C194]" office:value-type="float" office:value="0.100645" calcext:value-type="float">
            <text:p>0.100645</text:p>
          </table:table-cell>
          <table:table-cell table:formula="of:=[Datos_MoCap.D194]" office:value-type="float" office:value="0.082687" calcext:value-type="float">
            <text:p>0.082687</text:p>
          </table:table-cell>
          <table:table-cell table:formula="of:=[Datos_MoCap.F194]" office:value-type="float" office:value="-0.331917" calcext:value-type="float">
            <text:p>-0.331917</text:p>
          </table:table-cell>
          <table:table-cell table:formula="of:=[Datos_MoCap.E194]" office:value-type="float" office:value="0.021342" calcext:value-type="float">
            <text:p>0.021342</text:p>
          </table:table-cell>
          <table:table-cell/>
          <table:table-cell table:formula="of:=([.H194]^2)*(0.140024724909833)+([.H194])*(-0.00142725065277068)+(-0.0063459406986214)" office:value-type="float" office:value="-0.00367558242583139" calcext:value-type="float">
            <text:p>-0.0036755824</text:p>
          </table:table-cell>
          <table:table-cell table:formula="of:=([.J194]^2)*(-1.68303778049881)+([.J194])*(0.15665109790632)+(0.10475739737447)" office:value-type="float" office:value="0.103475357258787" calcext:value-type="float">
            <text:p>0.1034753573</text:p>
          </table:table-cell>
          <table:table-cell table:formula="of:=([.I194]^2)*(-1.84809378419694)+([.I194])*(0.969715893777015)+(-0.0558124189204929)" office:value-type="float" office:value="0.0666273746495652" calcext:value-type="float">
            <text:p>0.0666273746</text:p>
          </table:table-cell>
          <table:table-cell table:formula="of:=[.H194]*-1" office:value-type="float" office:value="0.133094" calcext:value-type="float">
            <text:p>0.133094</text:p>
          </table:table-cell>
          <table:table-cell table:formula="of:=[.M194]*-1" office:value-type="float" office:value="-0.021342" calcext:value-type="float">
            <text:p>-0.021342</text:p>
          </table:table-cell>
          <table:table-cell table:formula="of:=([.K194]^2)*(48.7382423482978)+([.K194])*(0.0643401308833624)+(0.0316411646540839)" office:value-type="float" office:value="0.370191441834792" calcext:value-type="float">
            <text:p>0.3701914418</text:p>
          </table:table-cell>
          <table:table-cell table:formula="of:=([.M194]^2)*(2.99573212968935)+([.M194])*(-0.0394274132082148)+(-0.010306073088791)" office:value-type="float" office:value="-0.00978303398316404" calcext:value-type="float">
            <text:p>-0.009783034</text:p>
          </table:table-cell>
          <table:table-cell table:formula="of:=([.L194]^2)*(-20.9992408223248)+([.L194])*(0.114146130561486)+(0.302895814088881)" office:value-type="float" office:value="-2.04845438203219" calcext:value-type="float">
            <text:p>-2.048454382</text:p>
          </table:table-cell>
          <table:table-cell table:number-columns-repeated="1002"/>
        </table:table-row>
        <table:table-row table:style-name="ro1">
          <table:table-cell table:formula="of:=[Datos_Nao.A195]" office:value-type="float" office:value="-0.0025758040137589" calcext:value-type="float">
            <text:p>-0.002575804</text:p>
          </table:table-cell>
          <table:table-cell table:formula="of:=[Datos_Nao.B195]" office:value-type="float" office:value="0.0684203878045082" calcext:value-type="float">
            <text:p>0.0684203878</text:p>
          </table:table-cell>
          <table:table-cell table:formula="of:=[Datos_Nao.C195]" office:value-type="float" office:value="0.000000242143869400024" calcext:value-type="float">
            <text:p>2.42143869400024E-007</text:p>
          </table:table-cell>
          <table:table-cell table:formula="of:=[Datos_Nao.D195]" office:value-type="float" office:value="-0.0000002977090218792" calcext:value-type="float">
            <text:p>-2.977090218792E-007</text:p>
          </table:table-cell>
          <table:table-cell table:formula="of:=[Datos_Nao.E195]" office:value-type="float" office:value="-0.0000000348215571932542" calcext:value-type="float">
            <text:p>-3.48215571932542E-008</text:p>
          </table:table-cell>
          <table:table-cell table:formula="of:=[Datos_Nao.F195]" office:value-type="float" office:value="0.134684354066849" calcext:value-type="float">
            <text:p>0.1346843541</text:p>
          </table:table-cell>
          <table:table-cell/>
          <table:table-cell table:formula="of:=[Datos_MoCap.A195]" office:value-type="float" office:value="-0.133745" calcext:value-type="float">
            <text:p>-0.133745</text:p>
          </table:table-cell>
          <table:table-cell table:formula="of:=[Datos_MoCap.B195]" office:value-type="float" office:value="0.202613" calcext:value-type="float">
            <text:p>0.202613</text:p>
          </table:table-cell>
          <table:table-cell table:formula="of:=[Datos_MoCap.C195]" office:value-type="float" office:value="0.116343" calcext:value-type="float">
            <text:p>0.116343</text:p>
          </table:table-cell>
          <table:table-cell table:formula="of:=[Datos_MoCap.D195]" office:value-type="float" office:value="0.081199" calcext:value-type="float">
            <text:p>0.081199</text:p>
          </table:table-cell>
          <table:table-cell table:formula="of:=[Datos_MoCap.F195]" office:value-type="float" office:value="-0.325555" calcext:value-type="float">
            <text:p>-0.325555</text:p>
          </table:table-cell>
          <table:table-cell table:formula="of:=[Datos_MoCap.E195]" office:value-type="float" office:value="0.025393" calcext:value-type="float">
            <text:p>0.025393</text:p>
          </table:table-cell>
          <table:table-cell/>
          <table:table-cell table:formula="of:=([.H195]^2)*(0.140024724909833)+([.H195])*(-0.00142725065277068)+(-0.0063459406986214)" office:value-type="float" office:value="-0.00365032928417822" calcext:value-type="float">
            <text:p>-0.0036503293</text:p>
          </table:table-cell>
          <table:table-cell table:formula="of:=([.J195]^2)*(-1.68303778049881)+([.J195])*(0.15665109790632)+(0.10475739737447)" office:value-type="float" office:value="0.10020157226166" calcext:value-type="float">
            <text:p>0.1002015723</text:p>
          </table:table-cell>
          <table:table-cell table:formula="of:=([.I195]^2)*(-1.84809378419694)+([.I195])*(0.969715893777015)+(-0.0558124189204929)" office:value-type="float" office:value="0.0647966301167804" calcext:value-type="float">
            <text:p>0.0647966301</text:p>
          </table:table-cell>
          <table:table-cell table:formula="of:=[.H195]*-1" office:value-type="float" office:value="0.133745" calcext:value-type="float">
            <text:p>0.133745</text:p>
          </table:table-cell>
          <table:table-cell table:formula="of:=[.M195]*-1" office:value-type="float" office:value="-0.025393" calcext:value-type="float">
            <text:p>-0.025393</text:p>
          </table:table-cell>
          <table:table-cell table:formula="of:=([.K195]^2)*(48.7382423482978)+([.K195])*(0.0643401308833624)+(0.0316411646540839)" office:value-type="float" office:value="0.358210280528823" calcext:value-type="float">
            <text:p>0.3582102805</text:p>
          </table:table-cell>
          <table:table-cell table:formula="of:=([.M195]^2)*(2.99573212968935)+([.M195])*(-0.0394274132082148)+(-0.010306073088791)" office:value-type="float" office:value="-0.00937559198715126" calcext:value-type="float">
            <text:p>-0.009375592</text:p>
          </table:table-cell>
          <table:table-cell table:formula="of:=([.L195]^2)*(-20.9992408223248)+([.L195])*(0.114146130561486)+(0.302895814088881)" office:value-type="float" office:value="-1.95989178572193" calcext:value-type="float">
            <text:p>-1.9598917857</text:p>
          </table:table-cell>
          <table:table-cell table:number-columns-repeated="1002"/>
        </table:table-row>
        <table:table-row table:style-name="ro1">
          <table:table-cell table:formula="of:=[Datos_Nao.A196]" office:value-type="float" office:value="-0.00257580517791212" calcext:value-type="float">
            <text:p>-0.0025758052</text:p>
          </table:table-cell>
          <table:table-cell table:formula="of:=[Datos_Nao.B196]" office:value-type="float" office:value="0.0684203952550888" calcext:value-type="float">
            <text:p>0.0684203953</text:p>
          </table:table-cell>
          <table:table-cell table:formula="of:=[Datos_Nao.C196]" office:value-type="float" office:value="0.000000242143869400024" calcext:value-type="float">
            <text:p>2.42143869400024E-007</text:p>
          </table:table-cell>
          <table:table-cell table:formula="of:=[Datos_Nao.D196]" office:value-type="float" office:value="-0.000000194010567611258" calcext:value-type="float">
            <text:p>-0.000000194</text:p>
          </table:table-cell>
          <table:table-cell table:formula="of:=[Datos_Nao.E196]" office:value-type="float" office:value="-0.0000000228148202552347" calcext:value-type="float">
            <text:p>-2.28148202552347E-008</text:p>
          </table:table-cell>
          <table:table-cell table:formula="of:=[Datos_Nao.F196]" office:value-type="float" office:value="0.134684398770332" calcext:value-type="float">
            <text:p>0.1346843988</text:p>
          </table:table-cell>
          <table:table-cell/>
          <table:table-cell table:formula="of:=[Datos_MoCap.A196]" office:value-type="float" office:value="-0.13388" calcext:value-type="float">
            <text:p>-0.13388</text:p>
          </table:table-cell>
          <table:table-cell table:formula="of:=[Datos_MoCap.B196]" office:value-type="float" office:value="0.193278" calcext:value-type="float">
            <text:p>0.193278</text:p>
          </table:table-cell>
          <table:table-cell table:formula="of:=[Datos_MoCap.C196]" office:value-type="float" office:value="0.131466" calcext:value-type="float">
            <text:p>0.131466</text:p>
          </table:table-cell>
          <table:table-cell table:formula="of:=[Datos_MoCap.D196]" office:value-type="float" office:value="0.083446" calcext:value-type="float">
            <text:p>0.083446</text:p>
          </table:table-cell>
          <table:table-cell table:formula="of:=[Datos_MoCap.F196]" office:value-type="float" office:value="-0.317333" calcext:value-type="float">
            <text:p>-0.317333</text:p>
          </table:table-cell>
          <table:table-cell table:formula="of:=[Datos_MoCap.E196]" office:value-type="float" office:value="0.031627" calcext:value-type="float">
            <text:p>0.031627</text:p>
          </table:table-cell>
          <table:table-cell/>
          <table:table-cell table:formula="of:=([.H196]^2)*(0.140024724909833)+([.H196])*(-0.00142725065277068)+(-0.0063459406986214)" office:value-type="float" office:value="-0.00364507759954456" calcext:value-type="float">
            <text:p>-0.0036450776</text:p>
          </table:table-cell>
          <table:table-cell table:formula="of:=([.J196]^2)*(-1.68303778049881)+([.J196])*(0.15665109790632)+(0.10475739737447)" office:value-type="float" office:value="0.0962632283302333" calcext:value-type="float">
            <text:p>0.0962632283</text:p>
          </table:table-cell>
          <table:table-cell table:formula="of:=([.I196]^2)*(-1.84809378419694)+([.I196])*(0.969715893777015)+(-0.0558124189204929)" office:value-type="float" office:value="0.0625742261535146" calcext:value-type="float">
            <text:p>0.0625742262</text:p>
          </table:table-cell>
          <table:table-cell table:formula="of:=[.H196]*-1" office:value-type="float" office:value="0.13388" calcext:value-type="float">
            <text:p>0.13388</text:p>
          </table:table-cell>
          <table:table-cell table:formula="of:=[.M196]*-1" office:value-type="float" office:value="-0.031627" calcext:value-type="float">
            <text:p>-0.031627</text:p>
          </table:table-cell>
          <table:table-cell table:formula="of:=([.K196]^2)*(48.7382423482978)+([.K196])*(0.0643401308833624)+(0.0316411646540839)" office:value-type="float" office:value="0.376385922079914" calcext:value-type="float">
            <text:p>0.3763859221</text:p>
          </table:table-cell>
          <table:table-cell table:formula="of:=([.M196]^2)*(2.99573212968935)+([.M196])*(-0.0394274132082148)+(-0.010306073088791)" office:value-type="float" office:value="-0.00855651150970979" calcext:value-type="float">
            <text:p>-0.0085565115</text:p>
          </table:table-cell>
          <table:table-cell table:formula="of:=([.L196]^2)*(-20.9992408223248)+([.L196])*(0.114146130561486)+(0.302895814088881)" office:value-type="float" office:value="-1.84795496126089" calcext:value-type="float">
            <text:p>-1.8479549613</text:p>
          </table:table-cell>
          <table:table-cell table:number-columns-repeated="1002"/>
        </table:table-row>
        <table:table-row table:style-name="ro1">
          <table:table-cell table:formula="of:=[Datos_Nao.A197]" office:value-type="float" office:value="-0.00257580424658954" calcext:value-type="float">
            <text:p>-0.0025758042</text:p>
          </table:table-cell>
          <table:table-cell table:formula="of:=[Datos_Nao.B197]" office:value-type="float" office:value="0.0684204027056694" calcext:value-type="float">
            <text:p>0.0684204027</text:p>
          </table:table-cell>
          <table:table-cell table:formula="of:=[Datos_Nao.C197]" office:value-type="float" office:value="0.000000234693288803101" calcext:value-type="float">
            <text:p>2.34693288803101E-007</text:p>
          </table:table-cell>
          <table:table-cell table:formula="of:=[Datos_Nao.D197]" office:value-type="float" office:value="-0.000000100162566241124" calcext:value-type="float">
            <text:p>-1.00162566241124E-007</text:p>
          </table:table-cell>
          <table:table-cell table:formula="of:=[Datos_Nao.E197]" office:value-type="float" office:value="-0.0000000135043736193552" calcext:value-type="float">
            <text:p>-1.35043736193552E-008</text:p>
          </table:table-cell>
          <table:table-cell table:formula="of:=[Datos_Nao.F197]" office:value-type="float" office:value="0.134684339165688" calcext:value-type="float">
            <text:p>0.1346843392</text:p>
          </table:table-cell>
          <table:table-cell/>
          <table:table-cell table:formula="of:=[Datos_MoCap.A197]" office:value-type="float" office:value="-0.133506" calcext:value-type="float">
            <text:p>-0.133506</text:p>
          </table:table-cell>
          <table:table-cell table:formula="of:=[Datos_MoCap.B197]" office:value-type="float" office:value="0.183559" calcext:value-type="float">
            <text:p>0.183559</text:p>
          </table:table-cell>
          <table:table-cell table:formula="of:=[Datos_MoCap.C197]" office:value-type="float" office:value="0.146416" calcext:value-type="float">
            <text:p>0.146416</text:p>
          </table:table-cell>
          <table:table-cell table:formula="of:=[Datos_MoCap.D197]" office:value-type="float" office:value="0.087658" calcext:value-type="float">
            <text:p>0.087658</text:p>
          </table:table-cell>
          <table:table-cell table:formula="of:=[Datos_MoCap.F197]" office:value-type="float" office:value="-0.309601" calcext:value-type="float">
            <text:p>-0.309601</text:p>
          </table:table-cell>
          <table:table-cell table:formula="of:=[Datos_MoCap.E197]" office:value-type="float" office:value="0.040672" calcext:value-type="float">
            <text:p>0.040672</text:p>
          </table:table-cell>
          <table:table-cell/>
          <table:table-cell table:formula="of:=([.H197]^2)*(0.140024724909833)+([.H197])*(-0.00142725065277068)+(-0.0063459406986214)" office:value-type="float" office:value="-0.00365961419479813" calcext:value-type="float">
            <text:p>-0.0036596142</text:p>
          </table:table-cell>
          <table:table-cell table:formula="of:=([.J197]^2)*(-1.68303778049881)+([.J197])*(0.15665109790632)+(0.10475739737447)" office:value-type="float" office:value="0.0916132579713502" calcext:value-type="float">
            <text:p>0.091613258</text:p>
          </table:table-cell>
          <table:table-cell table:formula="of:=([.I197]^2)*(-1.84809378419694)+([.I197])*(0.969715893777015)+(-0.0558124189204929)" office:value-type="float" office:value="0.0599181616924731" calcext:value-type="float">
            <text:p>0.0599181617</text:p>
          </table:table-cell>
          <table:table-cell table:formula="of:=[.H197]*-1" office:value-type="float" office:value="0.133506" calcext:value-type="float">
            <text:p>0.133506</text:p>
          </table:table-cell>
          <table:table-cell table:formula="of:=[.M197]*-1" office:value-type="float" office:value="-0.040672" calcext:value-type="float">
            <text:p>-0.040672</text:p>
          </table:table-cell>
          <table:table-cell table:formula="of:=([.K197]^2)*(48.7382423482978)+([.K197])*(0.0643401308833624)+(0.0316411646540839)" office:value-type="float" office:value="0.411782088928625" calcext:value-type="float">
            <text:p>0.4117820889</text:p>
          </table:table-cell>
          <table:table-cell table:formula="of:=([.M197]^2)*(2.99573212968935)+([.M197])*(-0.0394274132082148)+(-0.010306073088791)" office:value-type="float" office:value="-0.0069540900473024" calcext:value-type="float">
            <text:p>-0.00695409</text:p>
          </table:table-cell>
          <table:table-cell table:formula="of:=([.L197]^2)*(-20.9992408223248)+([.L197])*(0.114146130561486)+(0.302895814088881)" office:value-type="float" office:value="-1.74527953601001" calcext:value-type="float">
            <text:p>-1.745279536</text:p>
          </table:table-cell>
          <table:table-cell table:number-columns-repeated="1002"/>
        </table:table-row>
        <table:table-row table:style-name="ro1">
          <table:table-cell table:formula="of:=[Datos_Nao.A198]" office:value-type="float" office:value="-0.00257580494508147" calcext:value-type="float">
            <text:p>-0.0025758049</text:p>
          </table:table-cell>
          <table:table-cell table:formula="of:=[Datos_Nao.B198]" office:value-type="float" office:value="0.06842041015625" calcext:value-type="float">
            <text:p>0.0684204102</text:p>
          </table:table-cell>
          <table:table-cell table:formula="of:=[Datos_Nao.C198]" office:value-type="float" office:value="0.000000234693288803101" calcext:value-type="float">
            <text:p>2.34693288803101E-007</text:p>
          </table:table-cell>
          <table:table-cell table:formula="of:=[Datos_Nao.D198]" office:value-type="float" office:value="-0.0000000809671760748643" calcext:value-type="float">
            <text:p>-0.000000081</text:p>
          </table:table-cell>
          <table:table-cell table:formula="of:=[Datos_Nao.E198]" office:value-type="float" office:value="-0.0000000113320215433532" calcext:value-type="float">
            <text:p>-1.13320215433532E-008</text:p>
          </table:table-cell>
          <table:table-cell table:formula="of:=[Datos_Nao.F198]" office:value-type="float" office:value="0.134684339165688" calcext:value-type="float">
            <text:p>0.1346843392</text:p>
          </table:table-cell>
          <table:table-cell/>
          <table:table-cell table:formula="of:=[Datos_MoCap.A198]" office:value-type="float" office:value="-0.132417" calcext:value-type="float">
            <text:p>-0.132417</text:p>
          </table:table-cell>
          <table:table-cell table:formula="of:=[Datos_MoCap.B198]" office:value-type="float" office:value="0.17406" calcext:value-type="float">
            <text:p>0.17406</text:p>
          </table:table-cell>
          <table:table-cell table:formula="of:=[Datos_MoCap.C198]" office:value-type="float" office:value="0.161394" calcext:value-type="float">
            <text:p>0.161394</text:p>
          </table:table-cell>
          <table:table-cell table:formula="of:=[Datos_MoCap.D198]" office:value-type="float" office:value="0.093232" calcext:value-type="float">
            <text:p>0.093232</text:p>
          </table:table-cell>
          <table:table-cell table:formula="of:=[Datos_MoCap.F198]" office:value-type="float" office:value="-0.302532" calcext:value-type="float">
            <text:p>-0.302532</text:p>
          </table:table-cell>
          <table:table-cell table:formula="of:=[Datos_MoCap.E198]" office:value-type="float" office:value="0.051152" calcext:value-type="float">
            <text:p>0.051152</text:p>
          </table:table-cell>
          <table:table-cell/>
          <table:table-cell table:formula="of:=([.H198]^2)*(0.140024724909833)+([.H198])*(-0.00142725065277068)+(-0.0063459406986214)" office:value-type="float" office:value="-0.00370171825142927" calcext:value-type="float">
            <text:p>-0.0037017183</text:p>
          </table:table-cell>
          <table:table-cell table:formula="of:=([.J198]^2)*(-1.68303778049881)+([.J198])*(0.15665109790632)+(0.10475739737447)" office:value-type="float" office:value="0.0862001374564637" calcext:value-type="float">
            <text:p>0.0862001375</text:p>
          </table:table-cell>
          <table:table-cell table:formula="of:=([.I198]^2)*(-1.84809378419694)+([.I198])*(0.969715893777015)+(-0.0558124189204929)" office:value-type="float" office:value="0.0569848472886361" calcext:value-type="float">
            <text:p>0.0569848473</text:p>
          </table:table-cell>
          <table:table-cell table:formula="of:=[.H198]*-1" office:value-type="float" office:value="0.132417" calcext:value-type="float">
            <text:p>0.132417</text:p>
          </table:table-cell>
          <table:table-cell table:formula="of:=[.M198]*-1" office:value-type="float" office:value="-0.051152" calcext:value-type="float">
            <text:p>-0.051152</text:p>
          </table:table-cell>
          <table:table-cell table:formula="of:=([.K198]^2)*(48.7382423482978)+([.K198])*(0.0643401308833624)+(0.0316411646540839)" office:value-type="float" office:value="0.461282557727999" calcext:value-type="float">
            <text:p>0.4612825577</text:p>
          </table:table-cell>
          <table:table-cell table:formula="of:=([.M198]^2)*(2.99573212968935)+([.M198])*(-0.0394274132082148)+(-0.010306073088791)" office:value-type="float" office:value="-0.00448444981556178" calcext:value-type="float">
            <text:p>-0.0044844498</text:p>
          </table:table-cell>
          <table:table-cell table:formula="of:=([.L198]^2)*(-20.9992408223248)+([.L198])*(0.114146130561486)+(0.302895814088881)" office:value-type="float" office:value="-1.65360539038555" calcext:value-type="float">
            <text:p>-1.6536053904</text:p>
          </table:table-cell>
          <table:table-cell table:number-columns-repeated="1002"/>
        </table:table-row>
        <table:table-row table:style-name="ro1">
          <table:table-cell table:formula="of:=[Datos_Nao.A199]" office:value-type="float" office:value="-0.0025758056435734" calcext:value-type="float">
            <text:p>-0.0025758056</text:p>
          </table:table-cell>
          <table:table-cell table:formula="of:=[Datos_Nao.B199]" office:value-type="float" office:value="0.06842041015625" calcext:value-type="float">
            <text:p>0.0684204102</text:p>
          </table:table-cell>
          <table:table-cell table:formula="of:=[Datos_Nao.C199]" office:value-type="float" office:value="0.000000234693288803101" calcext:value-type="float">
            <text:p>2.34693288803101E-007</text:p>
          </table:table-cell>
          <table:table-cell table:formula="of:=[Datos_Nao.D199]" office:value-type="float" office:value="-0.0000000540503251045266" calcext:value-type="float">
            <text:p>-5.40503251045266E-008</text:p>
          </table:table-cell>
          <table:table-cell table:formula="of:=[Datos_Nao.E199]" office:value-type="float" office:value="-0.00000000801471244926688" calcext:value-type="float">
            <text:p>-0.000000008</text:p>
          </table:table-cell>
          <table:table-cell table:formula="of:=[Datos_Nao.F199]" office:value-type="float" office:value="0.134684354066849" calcext:value-type="float">
            <text:p>0.1346843541</text:p>
          </table:table-cell>
          <table:table-cell/>
          <table:table-cell table:formula="of:=[Datos_MoCap.A199]" office:value-type="float" office:value="-0.131142" calcext:value-type="float">
            <text:p>-0.131142</text:p>
          </table:table-cell>
          <table:table-cell table:formula="of:=[Datos_MoCap.B199]" office:value-type="float" office:value="0.164876" calcext:value-type="float">
            <text:p>0.164876</text:p>
          </table:table-cell>
          <table:table-cell table:formula="of:=[Datos_MoCap.C199]" office:value-type="float" office:value="0.176043" calcext:value-type="float">
            <text:p>0.176043</text:p>
          </table:table-cell>
          <table:table-cell table:formula="of:=[Datos_MoCap.D199]" office:value-type="float" office:value="0.096506" calcext:value-type="float">
            <text:p>0.096506</text:p>
          </table:table-cell>
          <table:table-cell table:formula="of:=[Datos_MoCap.F199]" office:value-type="float" office:value="-0.298881" calcext:value-type="float">
            <text:p>-0.298881</text:p>
          </table:table-cell>
          <table:table-cell table:formula="of:=[Datos_MoCap.E199]" office:value-type="float" office:value="0.061433" calcext:value-type="float">
            <text:p>0.061433</text:p>
          </table:table-cell>
          <table:table-cell/>
          <table:table-cell table:formula="of:=([.H199]^2)*(0.140024724909833)+([.H199])*(-0.00142725065277068)+(-0.0063459406986214)" office:value-type="float" office:value="-0.00375059158601401" calcext:value-type="float">
            <text:p>-0.0037505916</text:p>
          </table:table-cell>
          <table:table-cell table:formula="of:=([.J199]^2)*(-1.68303778049881)+([.J199])*(0.15665109790632)+(0.10475739737447)" office:value-type="float" office:value="0.0801754707426787" calcext:value-type="float">
            <text:p>0.0801754707</text:p>
          </table:table-cell>
          <table:table-cell table:formula="of:=([.I199]^2)*(-1.84809378419694)+([.I199])*(0.969715893777015)+(-0.0558124189204929)" office:value-type="float" office:value="0.0538317010884839" calcext:value-type="float">
            <text:p>0.0538317011</text:p>
          </table:table-cell>
          <table:table-cell table:formula="of:=[.H199]*-1" office:value-type="float" office:value="0.131142" calcext:value-type="float">
            <text:p>0.131142</text:p>
          </table:table-cell>
          <table:table-cell table:formula="of:=[.M199]*-1" office:value-type="float" office:value="-0.061433" calcext:value-type="float">
            <text:p>-0.061433</text:p>
          </table:table-cell>
          <table:table-cell table:formula="of:=([.K199]^2)*(48.7382423482978)+([.K199])*(0.0643401308833624)+(0.0316411646540839)" office:value-type="float" office:value="0.491769511272266" calcext:value-type="float">
            <text:p>0.4917695113</text:p>
          </table:table-cell>
          <table:table-cell table:formula="of:=([.M199]^2)*(2.99573212968935)+([.M199])*(-0.0394274132082148)+(-0.010306073088791)" office:value-type="float" office:value="-0.00142228389753296" calcext:value-type="float">
            <text:p>-0.0014222839</text:p>
          </table:table-cell>
          <table:table-cell table:formula="of:=([.L199]^2)*(-20.9992408223248)+([.L199])*(0.114146130561486)+(0.302895814088881)" office:value-type="float" office:value="-1.60707937371098" calcext:value-type="float">
            <text:p>-1.6070793737</text:p>
          </table:table-cell>
          <table:table-cell table:number-columns-repeated="1002"/>
        </table:table-row>
        <table:table-row table:style-name="ro1">
          <table:table-cell table:formula="of:=[Datos_Nao.A200]" office:value-type="float" office:value="-0.00257580657489598" calcext:value-type="float">
            <text:p>-0.0025758066</text:p>
          </table:table-cell>
          <table:table-cell table:formula="of:=[Datos_Nao.B200]" office:value-type="float" office:value="0.06842041015625" calcext:value-type="float">
            <text:p>0.0684204102</text:p>
          </table:table-cell>
          <table:table-cell table:formula="of:=[Datos_Nao.C200]" office:value-type="float" office:value="0.000000264495611190796" calcext:value-type="float">
            <text:p>2.64495611190796E-007</text:p>
          </table:table-cell>
          <table:table-cell table:formula="of:=[Datos_Nao.D200]" office:value-type="float" office:value="-0.0000000463288429841668" calcext:value-type="float">
            <text:p>-4.63288429841668E-008</text:p>
          </table:table-cell>
          <table:table-cell table:formula="of:=[Datos_Nao.E200]" office:value-type="float" office:value="-0.00000000686975232255804" calcext:value-type="float">
            <text:p>-6.86975232255804E-009</text:p>
          </table:table-cell>
          <table:table-cell table:formula="of:=[Datos_Nao.F200]" office:value-type="float" office:value="0.134684354066849" calcext:value-type="float">
            <text:p>0.1346843541</text:p>
          </table:table-cell>
          <table:table-cell/>
          <table:table-cell table:formula="of:=[Datos_MoCap.A200]" office:value-type="float" office:value="-0.129291" calcext:value-type="float">
            <text:p>-0.129291</text:p>
          </table:table-cell>
          <table:table-cell table:formula="of:=[Datos_MoCap.B200]" office:value-type="float" office:value="0.156357" calcext:value-type="float">
            <text:p>0.156357</text:p>
          </table:table-cell>
          <table:table-cell table:formula="of:=[Datos_MoCap.C200]" office:value-type="float" office:value="0.189744" calcext:value-type="float">
            <text:p>0.189744</text:p>
          </table:table-cell>
          <table:table-cell table:formula="of:=[Datos_MoCap.D200]" office:value-type="float" office:value="0.104591" calcext:value-type="float">
            <text:p>0.104591</text:p>
          </table:table-cell>
          <table:table-cell table:formula="of:=[Datos_MoCap.F200]" office:value-type="float" office:value="-0.296031" calcext:value-type="float">
            <text:p>-0.296031</text:p>
          </table:table-cell>
          <table:table-cell table:formula="of:=[Datos_MoCap.E200]" office:value-type="float" office:value="0.075435" calcext:value-type="float">
            <text:p>0.075435</text:p>
          </table:table-cell>
          <table:table-cell/>
          <table:table-cell table:formula="of:=([.H200]^2)*(0.140024724909833)+([.H200])*(-0.00142725065277068)+(-0.0063459406986214)" office:value-type="float" office:value="-0.00382073395351898" calcext:value-type="float">
            <text:p>-0.003820734</text:p>
          </table:table-cell>
          <table:table-cell table:formula="of:=([.J200]^2)*(-1.68303778049881)+([.J200])*(0.15665109790632)+(0.10475739737447)" office:value-type="float" office:value="0.0738869550353227" calcext:value-type="float">
            <text:p>0.073886955</text:p>
          </table:table-cell>
          <table:table-cell table:formula="of:=([.I200]^2)*(-1.84809378419694)+([.I200])*(0.969715893777015)+(-0.0558124189204929)" office:value-type="float" office:value="0.0506281551348194" calcext:value-type="float">
            <text:p>0.0506281551</text:p>
          </table:table-cell>
          <table:table-cell table:formula="of:=[.H200]*-1" office:value-type="float" office:value="0.129291" calcext:value-type="float">
            <text:p>0.129291</text:p>
          </table:table-cell>
          <table:table-cell table:formula="of:=[.M200]*-1" office:value-type="float" office:value="-0.075435" calcext:value-type="float">
            <text:p>-0.075435</text:p>
          </table:table-cell>
          <table:table-cell table:formula="of:=([.K200]^2)*(48.7382423482978)+([.K200])*(0.0643401308833624)+(0.0316411646540839)" office:value-type="float" office:value="0.571531710519912" calcext:value-type="float">
            <text:p>0.5715317105</text:p>
          </table:table-cell>
          <table:table-cell table:formula="of:=([.M200]^2)*(2.99573212968935)+([.M200])*(-0.0394274132082148)+(-0.010306073088791)" office:value-type="float" office:value="0.00376675161422438" calcext:value-type="float">
            <text:p>0.0037667516</text:p>
          </table:table-cell>
          <table:table-cell table:formula="of:=([.L200]^2)*(-20.9992408223248)+([.L200])*(0.114146130561486)+(0.302895814088881)" office:value-type="float" office:value="-1.57114986122402" calcext:value-type="float">
            <text:p>-1.5711498612</text:p>
          </table:table-cell>
          <table:table-cell table:number-columns-repeated="1002"/>
        </table:table-row>
        <table:table-row table:style-name="ro1">
          <table:table-cell table:formula="of:=[Datos_Nao.A201]" office:value-type="float" office:value="-0.00257580587640405" calcext:value-type="float">
            <text:p>-0.0025758059</text:p>
          </table:table-cell>
          <table:table-cell table:formula="of:=[Datos_Nao.B201]" office:value-type="float" office:value="0.06842041015625" calcext:value-type="float">
            <text:p>0.0684204102</text:p>
          </table:table-cell>
          <table:table-cell table:formula="of:=[Datos_Nao.C201]" office:value-type="float" office:value="0.000000264495611190796" calcext:value-type="float">
            <text:p>2.64495611190796E-007</text:p>
          </table:table-cell>
          <table:table-cell table:formula="of:=[Datos_Nao.D201]" office:value-type="float" office:value="-0.0000000386434741983521" calcext:value-type="float">
            <text:p>-3.86434741983521E-008</text:p>
          </table:table-cell>
          <table:table-cell table:formula="of:=[Datos_Nao.E201]" office:value-type="float" office:value="-0.00000000595480864618025" calcext:value-type="float">
            <text:p>-0.000000006</text:p>
          </table:table-cell>
          <table:table-cell table:formula="of:=[Datos_Nao.F201]" office:value-type="float" office:value="0.13468436896801" calcext:value-type="float">
            <text:p>0.134684369</text:p>
          </table:table-cell>
          <table:table-cell/>
          <table:table-cell table:formula="of:=[Datos_MoCap.A201]" office:value-type="float" office:value="-0.127088" calcext:value-type="float">
            <text:p>-0.127088</text:p>
          </table:table-cell>
          <table:table-cell table:formula="of:=[Datos_MoCap.B201]" office:value-type="float" office:value="0.148761" calcext:value-type="float">
            <text:p>0.148761</text:p>
          </table:table-cell>
          <table:table-cell table:formula="of:=[Datos_MoCap.C201]" office:value-type="float" office:value="0.201677" calcext:value-type="float">
            <text:p>0.201677</text:p>
          </table:table-cell>
          <table:table-cell table:formula="of:=[Datos_MoCap.D201]" office:value-type="float" office:value="0.110958" calcext:value-type="float">
            <text:p>0.110958</text:p>
          </table:table-cell>
          <table:table-cell table:formula="of:=[Datos_MoCap.F201]" office:value-type="float" office:value="-0.291814" calcext:value-type="float">
            <text:p>-0.291814</text:p>
          </table:table-cell>
          <table:table-cell table:formula="of:=[Datos_MoCap.E201]" office:value-type="float" office:value="0.08772" calcext:value-type="float">
            <text:p>0.08772</text:p>
          </table:table-cell>
          <table:table-cell/>
          <table:table-cell table:formula="of:=([.H201]^2)*(0.140024724909833)+([.H201])*(-0.00142725065277068)+(-0.0063459406986214)" office:value-type="float" office:value="-0.00390296456258873" calcext:value-type="float">
            <text:p>-0.0039029646</text:p>
          </table:table-cell>
          <table:table-cell table:formula="of:=([.J201]^2)*(-1.68303778049881)+([.J201])*(0.15665109790632)+(0.10475739737447)" office:value-type="float" office:value="0.0678950946278537" calcext:value-type="float">
            <text:p>0.0678950946</text:p>
          </table:table-cell>
          <table:table-cell table:formula="of:=([.I201]^2)*(-1.84809378419694)+([.I201])*(0.969715893777015)+(-0.0558124189204929)" office:value-type="float" office:value="0.0475454764212464" calcext:value-type="float">
            <text:p>0.0475454764</text:p>
          </table:table-cell>
          <table:table-cell table:formula="of:=[.H201]*-1" office:value-type="float" office:value="0.127088" calcext:value-type="float">
            <text:p>0.127088</text:p>
          </table:table-cell>
          <table:table-cell table:formula="of:=[.M201]*-1" office:value-type="float" office:value="-0.08772" calcext:value-type="float">
            <text:p>-0.08772</text:p>
          </table:table-cell>
          <table:table-cell table:formula="of:=([.K201]^2)*(48.7382423482978)+([.K201])*(0.0643401308833624)+(0.0316411646540839)" office:value-type="float" office:value="0.638829751472621" calcext:value-type="float">
            <text:p>0.6388297515</text:p>
          </table:table-cell>
          <table:table-cell table:formula="of:=([.M201]^2)*(2.99573212968935)+([.M201])*(-0.0394274132082148)+(-0.010306073088791)" office:value-type="float" office:value="0.0092869090229466" calcext:value-type="float">
            <text:p>0.009286909</text:p>
          </table:table-cell>
          <table:table-cell table:formula="of:=([.L201]^2)*(-20.9992408223248)+([.L201])*(0.114146130561486)+(0.302895814088881)" office:value-type="float" office:value="-1.51861259928414" calcext:value-type="float">
            <text:p>-1.5186125993</text:p>
          </table:table-cell>
          <table:table-cell table:number-columns-repeated="1002"/>
        </table:table-row>
        <table:table-row table:style-name="ro1">
          <table:table-cell table:formula="of:=[Datos_Nao.A202]" office:value-type="float" office:value="-0.00257580680772662" calcext:value-type="float">
            <text:p>-0.0025758068</text:p>
          </table:table-cell>
          <table:table-cell table:formula="of:=[Datos_Nao.B202]" office:value-type="float" office:value="0.06842041015625" calcext:value-type="float">
            <text:p>0.0684204102</text:p>
          </table:table-cell>
          <table:table-cell table:formula="of:=[Datos_Nao.C202]" office:value-type="float" office:value="0.000000264495611190796" calcext:value-type="float">
            <text:p>2.64495611190796E-007</text:p>
          </table:table-cell>
          <table:table-cell table:formula="of:=[Datos_Nao.D202]" office:value-type="float" office:value="-0.0000000289735790914847" calcext:value-type="float">
            <text:p>-0.000000029</text:p>
          </table:table-cell>
          <table:table-cell table:formula="of:=[Datos_Nao.E202]" office:value-type="float" office:value="-0.00000000440860281614164" calcext:value-type="float">
            <text:p>-4.40860281614164E-009</text:p>
          </table:table-cell>
          <table:table-cell table:formula="of:=[Datos_Nao.F202]" office:value-type="float" office:value="0.13468436896801" calcext:value-type="float">
            <text:p>0.134684369</text:p>
          </table:table-cell>
          <table:table-cell/>
          <table:table-cell table:formula="of:=[Datos_MoCap.A202]" office:value-type="float" office:value="-0.125068" calcext:value-type="float">
            <text:p>-0.125068</text:p>
          </table:table-cell>
          <table:table-cell table:formula="of:=[Datos_MoCap.B202]" office:value-type="float" office:value="0.141806" calcext:value-type="float">
            <text:p>0.141806</text:p>
          </table:table-cell>
          <table:table-cell table:formula="of:=[Datos_MoCap.C202]" office:value-type="float" office:value="0.211946" calcext:value-type="float">
            <text:p>0.211946</text:p>
          </table:table-cell>
          <table:table-cell table:formula="of:=[Datos_MoCap.D202]" office:value-type="float" office:value="0.117455" calcext:value-type="float">
            <text:p>0.117455</text:p>
          </table:table-cell>
          <table:table-cell table:formula="of:=[Datos_MoCap.F202]" office:value-type="float" office:value="-0.290262" calcext:value-type="float">
            <text:p>-0.290262</text:p>
          </table:table-cell>
          <table:table-cell table:formula="of:=[Datos_MoCap.E202]" office:value-type="float" office:value="0.096171" calcext:value-type="float">
            <text:p>0.096171</text:p>
          </table:table-cell>
          <table:table-cell/>
          <table:table-cell table:formula="of:=([.H202]^2)*(0.140024724909833)+([.H202])*(-0.00142725065277068)+(-0.0063459406986214)" office:value-type="float" office:value="-0.00397716991946674" calcext:value-type="float">
            <text:p>-0.0039771699</text:p>
          </table:table-cell>
          <table:table-cell table:formula="of:=([.J202]^2)*(-1.68303778049881)+([.J202])*(0.15665109790632)+(0.10475739737447)" office:value-type="float" office:value="0.0623550508898685" calcext:value-type="float">
            <text:p>0.0623550509</text:p>
          </table:table-cell>
          <table:table-cell table:formula="of:=([.I202]^2)*(-1.84809378419694)+([.I202])*(0.969715893777015)+(-0.0558124189204929)" office:value-type="float" office:value="0.0445359030681798" calcext:value-type="float">
            <text:p>0.0445359031</text:p>
          </table:table-cell>
          <table:table-cell table:formula="of:=[.H202]*-1" office:value-type="float" office:value="0.125068" calcext:value-type="float">
            <text:p>0.125068</text:p>
          </table:table-cell>
          <table:table-cell table:formula="of:=[.M202]*-1" office:value-type="float" office:value="-0.096171" calcext:value-type="float">
            <text:p>-0.096171</text:p>
          </table:table-cell>
          <table:table-cell table:formula="of:=([.K202]^2)*(48.7382423482978)+([.K202])*(0.0643401308833624)+(0.0316411646540839)" office:value-type="float" office:value="0.711575284930283" calcext:value-type="float">
            <text:p>0.7115752849</text:p>
          </table:table-cell>
          <table:table-cell table:formula="of:=([.M202]^2)*(2.99573212968935)+([.M202])*(-0.0394274132082148)+(-0.010306073088791)" office:value-type="float" office:value="0.013609263938264" calcext:value-type="float">
            <text:p>0.0136092639</text:p>
          </table:table-cell>
          <table:table-cell table:formula="of:=([.L202]^2)*(-20.9992408223248)+([.L202])*(0.114146130561486)+(0.302895814088881)" office:value-type="float" office:value="-1.49946510932492" calcext:value-type="float">
            <text:p>-1.4994651093</text:p>
          </table:table-cell>
          <table:table-cell table:number-columns-repeated="1002"/>
        </table:table-row>
        <table:table-row table:style-name="ro1">
          <table:table-cell table:formula="of:=[Datos_Nao.A203]" office:value-type="float" office:value="-0.00257580704055727" calcext:value-type="float">
            <text:p>-0.002575807</text:p>
          </table:table-cell>
          <table:table-cell table:formula="of:=[Datos_Nao.B203]" office:value-type="float" office:value="0.06842041015625" calcext:value-type="float">
            <text:p>0.0684204102</text:p>
          </table:table-cell>
          <table:table-cell table:formula="of:=[Datos_Nao.C203]" office:value-type="float" office:value="0.000000264495611190796" calcext:value-type="float">
            <text:p>2.64495611190796E-007</text:p>
          </table:table-cell>
          <table:table-cell table:formula="of:=[Datos_Nao.D203]" office:value-type="float" office:value="-0.0000000251489424840656" calcext:value-type="float">
            <text:p>-2.51489424840656E-008</text:p>
          </table:table-cell>
          <table:table-cell table:formula="of:=[Datos_Nao.E203]" office:value-type="float" office:value="-0.00000000406613898107366" calcext:value-type="float">
            <text:p>-4.06613898107366E-009</text:p>
          </table:table-cell>
          <table:table-cell table:formula="of:=[Datos_Nao.F203]" office:value-type="float" office:value="0.13468436896801" calcext:value-type="float">
            <text:p>0.134684369</text:p>
          </table:table-cell>
          <table:table-cell/>
          <table:table-cell table:formula="of:=[Datos_MoCap.A203]" office:value-type="float" office:value="-0.122627" calcext:value-type="float">
            <text:p>-0.122627</text:p>
          </table:table-cell>
          <table:table-cell table:formula="of:=[Datos_MoCap.B203]" office:value-type="float" office:value="0.135771" calcext:value-type="float">
            <text:p>0.135771</text:p>
          </table:table-cell>
          <table:table-cell table:formula="of:=[Datos_MoCap.C203]" office:value-type="float" office:value="0.221817" calcext:value-type="float">
            <text:p>0.221817</text:p>
          </table:table-cell>
          <table:table-cell table:formula="of:=[Datos_MoCap.D203]" office:value-type="float" office:value="0.124993" calcext:value-type="float">
            <text:p>0.124993</text:p>
          </table:table-cell>
          <table:table-cell table:formula="of:=[Datos_MoCap.F203]" office:value-type="float" office:value="-0.286383" calcext:value-type="float">
            <text:p>-0.286383</text:p>
          </table:table-cell>
          <table:table-cell table:formula="of:=[Datos_MoCap.E203]" office:value-type="float" office:value="0.097743" calcext:value-type="float">
            <text:p>0.097743</text:p>
          </table:table-cell>
          <table:table-cell/>
          <table:table-cell table:formula="of:=([.H203]^2)*(0.140024724909833)+([.H203])*(-0.00142725065277068)+(-0.0063459406986214)" office:value-type="float" office:value="-0.00406531607687155" calcext:value-type="float">
            <text:p>-0.0040653161</text:p>
          </table:table-cell>
          <table:table-cell table:formula="of:=([.J203]^2)*(-1.68303778049881)+([.J203])*(0.15665109790632)+(0.10475739737447)" office:value-type="float" office:value="0.0566951338071417" calcext:value-type="float">
            <text:p>0.0566951338</text:p>
          </table:table-cell>
          <table:table-cell table:formula="of:=([.I203]^2)*(-1.84809378419694)+([.I203])*(0.969715893777015)+(-0.0558124189204929)" office:value-type="float" office:value="0.0417795522107435" calcext:value-type="float">
            <text:p>0.0417795522</text:p>
          </table:table-cell>
          <table:table-cell table:formula="of:=[.H203]*-1" office:value-type="float" office:value="0.122627" calcext:value-type="float">
            <text:p>0.122627</text:p>
          </table:table-cell>
          <table:table-cell table:formula="of:=[.M203]*-1" office:value-type="float" office:value="-0.097743" calcext:value-type="float">
            <text:p>-0.097743</text:p>
          </table:table-cell>
          <table:table-cell table:formula="of:=([.K203]^2)*(48.7382423482978)+([.K203])*(0.0643401308833624)+(0.0316411646540839)" office:value-type="float" office:value="0.801132977789806" calcext:value-type="float">
            <text:p>0.8011329778</text:p>
          </table:table-cell>
          <table:table-cell table:formula="of:=([.M203]^2)*(2.99573212968935)+([.M203])*(-0.0394274132082148)+(-0.010306073088791)" office:value-type="float" office:value="0.0144604814818097" calcext:value-type="float">
            <text:p>0.0144604815</text:p>
          </table:table-cell>
          <table:table-cell table:formula="of:=([.L203]^2)*(-20.9992408223248)+([.L203])*(0.114146130561486)+(0.302895814088881)" office:value-type="float" office:value="-1.45205110956262" calcext:value-type="float">
            <text:p>-1.4520511096</text:p>
          </table:table-cell>
          <table:table-cell table:number-columns-repeated="1002"/>
        </table:table-row>
        <table:table-row table:style-name="ro1">
          <table:table-cell table:formula="of:=[Datos_Nao.A204]" office:value-type="float" office:value="-0.00257580704055727" calcext:value-type="float">
            <text:p>-0.002575807</text:p>
          </table:table-cell>
          <table:table-cell table:formula="of:=[Datos_Nao.B204]" office:value-type="float" office:value="0.06842041015625" calcext:value-type="float">
            <text:p>0.0684204102</text:p>
          </table:table-cell>
          <table:table-cell table:formula="of:=[Datos_Nao.C204]" office:value-type="float" office:value="0.000000264495611190796" calcext:value-type="float">
            <text:p>2.64495611190796E-007</text:p>
          </table:table-cell>
          <table:table-cell table:formula="of:=[Datos_Nao.D204]" office:value-type="float" office:value="-0.0000000212521058529092" calcext:value-type="float">
            <text:p>-2.12521058529092E-008</text:p>
          </table:table-cell>
          <table:table-cell table:formula="of:=[Datos_Nao.E204]" office:value-type="float" office:value="-0.00000000326364402170043" calcext:value-type="float">
            <text:p>-3.26364402170043E-009</text:p>
          </table:table-cell>
          <table:table-cell table:formula="of:=[Datos_Nao.F204]" office:value-type="float" office:value="0.13468436896801" calcext:value-type="float">
            <text:p>0.134684369</text:p>
          </table:table-cell>
          <table:table-cell/>
          <table:table-cell table:formula="of:=[Datos_MoCap.A204]" office:value-type="float" office:value="-0.11993" calcext:value-type="float">
            <text:p>-0.11993</text:p>
          </table:table-cell>
          <table:table-cell table:formula="of:=[Datos_MoCap.B204]" office:value-type="float" office:value="0.131652" calcext:value-type="float">
            <text:p>0.131652</text:p>
          </table:table-cell>
          <table:table-cell table:formula="of:=[Datos_MoCap.C204]" office:value-type="float" office:value="0.2302" calcext:value-type="float">
            <text:p>0.2302</text:p>
          </table:table-cell>
          <table:table-cell table:formula="of:=[Datos_MoCap.D204]" office:value-type="float" office:value="0.135991" calcext:value-type="float">
            <text:p>0.135991</text:p>
          </table:table-cell>
          <table:table-cell table:formula="of:=[Datos_MoCap.F204]" office:value-type="float" office:value="-0.268597" calcext:value-type="float">
            <text:p>-0.268597</text:p>
          </table:table-cell>
          <table:table-cell table:formula="of:=[Datos_MoCap.E204]" office:value-type="float" office:value="0.097639" calcext:value-type="float">
            <text:p>0.097639</text:p>
          </table:table-cell>
          <table:table-cell/>
          <table:table-cell table:formula="of:=([.H204]^2)*(0.140024724909833)+([.H204])*(-0.00142725065277068)+(-0.0063459406986214)" office:value-type="float" office:value="-0.00416076621839035" calcext:value-type="float">
            <text:p>-0.0041607662</text:p>
          </table:table-cell>
          <table:table-cell table:formula="of:=([.J204]^2)*(-1.68303778049881)+([.J204])*(0.15665109790632)+(0.10475739737447)" office:value-type="float" office:value="0.0516308747268007" calcext:value-type="float">
            <text:p>0.0516308747</text:p>
          </table:table-cell>
          <table:table-cell table:formula="of:=([.I204]^2)*(-1.84809378419694)+([.I204])*(0.969715893777015)+(-0.0558124189204929)" office:value-type="float" office:value="0.0398209960917833" calcext:value-type="float">
            <text:p>0.0398209961</text:p>
          </table:table-cell>
          <table:table-cell table:formula="of:=[.H204]*-1" office:value-type="float" office:value="0.11993" calcext:value-type="float">
            <text:p>0.11993</text:p>
          </table:table-cell>
          <table:table-cell table:formula="of:=[.M204]*-1" office:value-type="float" office:value="-0.097639" calcext:value-type="float">
            <text:p>-0.097639</text:p>
          </table:table-cell>
          <table:table-cell table:formula="of:=([.K204]^2)*(48.7382423482978)+([.K204])*(0.0643401308833624)+(0.0316411646540839)" office:value-type="float" office:value="0.941734066597689" calcext:value-type="float">
            <text:p>0.9417340666</text:p>
          </table:table-cell>
          <table:table-cell table:formula="of:=([.M204]^2)*(2.99573212968935)+([.M204])*(-0.0394274132082148)+(-0.010306073088791)" office:value-type="float" office:value="0.0144037094707472" calcext:value-type="float">
            <text:p>0.0144037095</text:p>
          </table:table-cell>
          <table:table-cell table:formula="of:=([.L204]^2)*(-20.9992408223248)+([.L204])*(0.114146130561486)+(0.302895814088881)" office:value-type="float" office:value="-1.24274004035184" calcext:value-type="float">
            <text:p>-1.2427400404</text:p>
          </table:table-cell>
          <table:table-cell table:number-columns-repeated="1002"/>
        </table:table-row>
        <table:table-row table:style-name="ro1">
          <table:table-cell table:formula="of:=[Datos_Nao.A205]" office:value-type="float" office:value="-0.00257580610923469" calcext:value-type="float">
            <text:p>-0.0025758061</text:p>
          </table:table-cell>
          <table:table-cell table:formula="of:=[Datos_Nao.B205]" office:value-type="float" office:value="0.06842041015625" calcext:value-type="float">
            <text:p>0.0684204102</text:p>
          </table:table-cell>
          <table:table-cell table:formula="of:=[Datos_Nao.C205]" office:value-type="float" office:value="0.000000264495611190796" calcext:value-type="float">
            <text:p>2.64495611190796E-007</text:p>
          </table:table-cell>
          <table:table-cell table:formula="of:=[Datos_Nao.D205]" office:value-type="float" office:value="-0.000000019339788437378" calcext:value-type="float">
            <text:p>-1.9339788437378E-008</text:p>
          </table:table-cell>
          <table:table-cell table:formula="of:=[Datos_Nao.E205]" office:value-type="float" office:value="-0.00000000309241166007723" calcext:value-type="float">
            <text:p>-3.09241166007723E-009</text:p>
          </table:table-cell>
          <table:table-cell table:formula="of:=[Datos_Nao.F205]" office:value-type="float" office:value="0.13468436896801" calcext:value-type="float">
            <text:p>0.134684369</text:p>
          </table:table-cell>
          <table:table-cell/>
          <table:table-cell table:formula="of:=[Datos_MoCap.A205]" office:value-type="float" office:value="-0.117081" calcext:value-type="float">
            <text:p>-0.117081</text:p>
          </table:table-cell>
          <table:table-cell table:formula="of:=[Datos_MoCap.B205]" office:value-type="float" office:value="0.128139" calcext:value-type="float">
            <text:p>0.128139</text:p>
          </table:table-cell>
          <table:table-cell table:formula="of:=[Datos_MoCap.C205]" office:value-type="float" office:value="0.237673" calcext:value-type="float">
            <text:p>0.237673</text:p>
          </table:table-cell>
          <table:table-cell table:formula="of:=[Datos_MoCap.D205]" office:value-type="float" office:value="0.145656" calcext:value-type="float">
            <text:p>0.145656</text:p>
          </table:table-cell>
          <table:table-cell table:formula="of:=[Datos_MoCap.F205]" office:value-type="float" office:value="-0.253878" calcext:value-type="float">
            <text:p>-0.253878</text:p>
          </table:table-cell>
          <table:table-cell table:formula="of:=[Datos_MoCap.E205]" office:value-type="float" office:value="0.094628" calcext:value-type="float">
            <text:p>0.094628</text:p>
          </table:table-cell>
          <table:table-cell/>
          <table:table-cell table:formula="of:=([.H205]^2)*(0.140024724909833)+([.H205])*(-0.00142725065277068)+(-0.0063459406986214)" office:value-type="float" office:value="-0.00425938335831549" calcext:value-type="float">
            <text:p>-0.0042593834</text:p>
          </table:table-cell>
          <table:table-cell table:formula="of:=([.J205]^2)*(-1.68303778049881)+([.J205])*(0.15665109790632)+(0.10475739737447)" office:value-type="float" office:value="0.0469169299596476" calcext:value-type="float">
            <text:p>0.04691693</text:p>
          </table:table-cell>
          <table:table-cell table:formula="of:=([.I205]^2)*(-1.84809378419694)+([.I205])*(0.969715893777015)+(-0.0558124189204929)" office:value-type="float" office:value="0.0381010391556805" calcext:value-type="float">
            <text:p>0.0381010392</text:p>
          </table:table-cell>
          <table:table-cell table:formula="of:=[.H205]*-1" office:value-type="float" office:value="0.117081" calcext:value-type="float">
            <text:p>0.117081</text:p>
          </table:table-cell>
          <table:table-cell table:formula="of:=[.M205]*-1" office:value-type="float" office:value="-0.094628" calcext:value-type="float">
            <text:p>-0.094628</text:p>
          </table:table-cell>
          <table:table-cell table:formula="of:=([.K205]^2)*(48.7382423482978)+([.K205])*(0.0643401308833624)+(0.0316411646540839)" office:value-type="float" office:value="1.07502717317559" calcext:value-type="float">
            <text:p>1.0750271732</text:p>
          </table:table-cell>
          <table:table-cell table:formula="of:=([.M205]^2)*(2.99573212968935)+([.M205])*(-0.0394274132082148)+(-0.010306073088791)" office:value-type="float" office:value="0.012788148339057" calcext:value-type="float">
            <text:p>0.0127881483</text:p>
          </table:table-cell>
          <table:table-cell table:formula="of:=([.L205]^2)*(-20.9992408223248)+([.L205])*(0.114146130561486)+(0.302895814088881)" office:value-type="float" office:value="-1.07956926174241" calcext:value-type="float">
            <text:p>-1.0795692617</text:p>
          </table:table-cell>
          <table:table-cell table:number-columns-repeated="1002"/>
        </table:table-row>
        <table:table-row table:style-name="ro1">
          <table:table-cell table:formula="of:=[Datos_Nao.A206]" office:value-type="float" office:value="-0.00257580610923469" calcext:value-type="float">
            <text:p>-0.0025758061</text:p>
          </table:table-cell>
          <table:table-cell table:formula="of:=[Datos_Nao.B206]" office:value-type="float" office:value="0.06842041015625" calcext:value-type="float">
            <text:p>0.0684204102</text:p>
          </table:table-cell>
          <table:table-cell table:formula="of:=[Datos_Nao.C206]" office:value-type="float" office:value="0.000000264495611190796" calcext:value-type="float">
            <text:p>2.64495611190796E-007</text:p>
          </table:table-cell>
          <table:table-cell table:formula="of:=[Datos_Nao.D206]" office:value-type="float" office:value="-0.0000000155151482772453" calcext:value-type="float">
            <text:p>-1.55151482772453E-008</text:p>
          </table:table-cell>
          <table:table-cell table:formula="of:=[Datos_Nao.E206]" office:value-type="float" office:value="-0.00000000274994782500926" calcext:value-type="float">
            <text:p>-2.74994782500926E-009</text:p>
          </table:table-cell>
          <table:table-cell table:formula="of:=[Datos_Nao.F206]" office:value-type="float" office:value="0.13468436896801" calcext:value-type="float">
            <text:p>0.134684369</text:p>
          </table:table-cell>
          <table:table-cell/>
          <table:table-cell table:formula="of:=[Datos_MoCap.A206]" office:value-type="float" office:value="-0.115345" calcext:value-type="float">
            <text:p>-0.115345</text:p>
          </table:table-cell>
          <table:table-cell table:formula="of:=[Datos_MoCap.B206]" office:value-type="float" office:value="0.124666" calcext:value-type="float">
            <text:p>0.124666</text:p>
          </table:table-cell>
          <table:table-cell table:formula="of:=[Datos_MoCap.C206]" office:value-type="float" office:value="0.245063" calcext:value-type="float">
            <text:p>0.245063</text:p>
          </table:table-cell>
          <table:table-cell table:formula="of:=[Datos_MoCap.D206]" office:value-type="float" office:value="0.149562" calcext:value-type="float">
            <text:p>0.149562</text:p>
          </table:table-cell>
          <table:table-cell table:formula="of:=[Datos_MoCap.F206]" office:value-type="float" office:value="-0.242139" calcext:value-type="float">
            <text:p>-0.242139</text:p>
          </table:table-cell>
          <table:table-cell table:formula="of:=[Datos_MoCap.E206]" office:value-type="float" office:value="0.089444" calcext:value-type="float">
            <text:p>0.089444</text:p>
          </table:table-cell>
          <table:table-cell/>
          <table:table-cell table:formula="of:=([.H206]^2)*(0.140024724909833)+([.H206])*(-0.00142725065277068)+(-0.0063459406986214)" office:value-type="float" office:value="-0.00431835985678055" calcext:value-type="float">
            <text:p>-0.0043183599</text:p>
          </table:table-cell>
          <table:table-cell table:formula="of:=([.J206]^2)*(-1.68303778049881)+([.J206])*(0.15665109790632)+(0.10475739737447)" office:value-type="float" office:value="0.0420704805499845" calcext:value-type="float">
            <text:p>0.0420704805</text:p>
          </table:table-cell>
          <table:table-cell table:formula="of:=([.I206]^2)*(-1.84809378419694)+([.I206])*(0.969715893777015)+(-0.0558124189204929)" office:value-type="float" office:value="0.0363558269800655" calcext:value-type="float">
            <text:p>0.036355827</text:p>
          </table:table-cell>
          <table:table-cell table:formula="of:=[.H206]*-1" office:value-type="float" office:value="0.115345" calcext:value-type="float">
            <text:p>0.115345</text:p>
          </table:table-cell>
          <table:table-cell table:formula="of:=[.M206]*-1" office:value-type="float" office:value="-0.089444" calcext:value-type="float">
            <text:p>-0.089444</text:p>
          </table:table-cell>
          <table:table-cell table:formula="of:=([.K206]^2)*(48.7382423482978)+([.K206])*(0.0643401308833624)+(0.0316411646540839)" office:value-type="float" office:value="1.13147960124076" calcext:value-type="float">
            <text:p>1.1314796012</text:p>
          </table:table-cell>
          <table:table-cell table:formula="of:=([.M206]^2)*(2.99573212968935)+([.M206])*(-0.0394274132082148)+(-0.010306073088791)" office:value-type="float" office:value="0.0101339248318055" calcext:value-type="float">
            <text:p>0.0101339248</text:p>
          </table:table-cell>
          <table:table-cell table:formula="of:=([.L206]^2)*(-20.9992408223248)+([.L206])*(0.114146130561486)+(0.302895814088881)" office:value-type="float" office:value="-0.955956105989671" calcext:value-type="float">
            <text:p>-0.955956106</text:p>
          </table:table-cell>
          <table:table-cell table:number-columns-repeated="1002"/>
        </table:table-row>
        <table:table-row table:style-name="ro1">
          <table:table-cell table:formula="of:=[Datos_Nao.A207]" office:value-type="float" office:value="-0.00257580704055727" calcext:value-type="float">
            <text:p>-0.002575807</text:p>
          </table:table-cell>
          <table:table-cell table:formula="of:=[Datos_Nao.B207]" office:value-type="float" office:value="0.06842041015625" calcext:value-type="float">
            <text:p>0.0684204102</text:p>
          </table:table-cell>
          <table:table-cell table:formula="of:=[Datos_Nao.C207]" office:value-type="float" office:value="0.000000264495611190796" calcext:value-type="float">
            <text:p>2.64495611190796E-007</text:p>
          </table:table-cell>
          <table:table-cell table:formula="of:=[Datos_Nao.D207]" office:value-type="float" office:value="-0.0000000154429500298647" calcext:value-type="float">
            <text:p>-1.54429500298647E-008</text:p>
          </table:table-cell>
          <table:table-cell table:formula="of:=[Datos_Nao.E207]" office:value-type="float" office:value="-0.00000000228991714479321" calcext:value-type="float">
            <text:p>-2.28991714479321E-009</text:p>
          </table:table-cell>
          <table:table-cell table:formula="of:=[Datos_Nao.F207]" office:value-type="float" office:value="0.13468436896801" calcext:value-type="float">
            <text:p>0.134684369</text:p>
          </table:table-cell>
          <table:table-cell/>
          <table:table-cell table:formula="of:=[Datos_MoCap.A207]" office:value-type="float" office:value="-0.114109" calcext:value-type="float">
            <text:p>-0.114109</text:p>
          </table:table-cell>
          <table:table-cell table:formula="of:=[Datos_MoCap.B207]" office:value-type="float" office:value="0.121283" calcext:value-type="float">
            <text:p>0.121283</text:p>
          </table:table-cell>
          <table:table-cell table:formula="of:=[Datos_MoCap.C207]" office:value-type="float" office:value="0.250337" calcext:value-type="float">
            <text:p>0.250337</text:p>
          </table:table-cell>
          <table:table-cell table:formula="of:=[Datos_MoCap.D207]" office:value-type="float" office:value="0.16439" calcext:value-type="float">
            <text:p>0.16439</text:p>
          </table:table-cell>
          <table:table-cell table:formula="of:=[Datos_MoCap.F207]" office:value-type="float" office:value="-0.222693" calcext:value-type="float">
            <text:p>-0.222693</text:p>
          </table:table-cell>
          <table:table-cell table:formula="of:=[Datos_MoCap.E207]" office:value-type="float" office:value="0.097179" calcext:value-type="float">
            <text:p>0.097179</text:p>
          </table:table-cell>
          <table:table-cell/>
          <table:table-cell table:formula="of:=([.H207]^2)*(0.140024724909833)+([.H207])*(-0.00142725065277068)+(-0.0063459406986214)" office:value-type="float" office:value="-0.00435983567085899" calcext:value-type="float">
            <text:p>-0.0043598357</text:p>
          </table:table-cell>
          <table:table-cell table:formula="of:=([.J207]^2)*(-1.68303778049881)+([.J207])*(0.15665109790632)+(0.10475739737447)" office:value-type="float" office:value="0.0384993189829371" calcext:value-type="float">
            <text:p>0.038499319</text:p>
          </table:table-cell>
          <table:table-cell table:formula="of:=([.I207]^2)*(-1.84809378419694)+([.I207])*(0.969715893777015)+(-0.0558124189204929)" office:value-type="float" office:value="0.0346129761671498" calcext:value-type="float">
            <text:p>0.0346129762</text:p>
          </table:table-cell>
          <table:table-cell table:formula="of:=[.H207]*-1" office:value-type="float" office:value="0.114109" calcext:value-type="float">
            <text:p>0.114109</text:p>
          </table:table-cell>
          <table:table-cell table:formula="of:=[.M207]*-1" office:value-type="float" office:value="-0.097179" calcext:value-type="float">
            <text:p>-0.097179</text:p>
          </table:table-cell>
          <table:table-cell table:formula="of:=([.K207]^2)*(48.7382423482978)+([.K207])*(0.0643401308833624)+(0.0316411646540839)" office:value-type="float" office:value="1.35932381401767" calcext:value-type="float">
            <text:p>1.359323814</text:p>
          </table:table-cell>
          <table:table-cell table:formula="of:=([.M207]^2)*(2.99573212968935)+([.M207])*(-0.0394274132082148)+(-0.010306073088791)" office:value-type="float" office:value="0.0141533797114837" calcext:value-type="float">
            <text:p>0.0141533797</text:p>
          </table:table-cell>
          <table:table-cell table:formula="of:=([.L207]^2)*(-20.9992408223248)+([.L207])*(0.114146130561486)+(0.302895814088881)" office:value-type="float" office:value="-0.763921698123212" calcext:value-type="float">
            <text:p>-0.7639216981</text:p>
          </table:table-cell>
          <table:table-cell table:number-columns-repeated="1002"/>
        </table:table-row>
        <table:table-row table:style-name="ro1">
          <table:table-cell table:formula="of:=[Datos_Nao.A208]" office:value-type="float" office:value="-0.00257580704055727" calcext:value-type="float">
            <text:p>-0.002575807</text:p>
          </table:table-cell>
          <table:table-cell table:formula="of:=[Datos_Nao.B208]" office:value-type="float" office:value="0.06842041015625" calcext:value-type="float">
            <text:p>0.0684204102</text:p>
          </table:table-cell>
          <table:table-cell table:formula="of:=[Datos_Nao.C208]" office:value-type="float" office:value="0.000000264495611190796" calcext:value-type="float">
            <text:p>2.64495611190796E-007</text:p>
          </table:table-cell>
          <table:table-cell table:formula="of:=[Datos_Nao.D208]" office:value-type="float" office:value="-0.0000000154068509061744" calcext:value-type="float">
            <text:p>-1.54068509061744E-008</text:p>
          </table:table-cell>
          <table:table-cell table:formula="of:=[Datos_Nao.E208]" office:value-type="float" office:value="-0.00000000205990202672979" calcext:value-type="float">
            <text:p>-2.05990202672979E-009</text:p>
          </table:table-cell>
          <table:table-cell table:formula="of:=[Datos_Nao.F208]" office:value-type="float" office:value="0.13468436896801" calcext:value-type="float">
            <text:p>0.134684369</text:p>
          </table:table-cell>
          <table:table-cell/>
          <table:table-cell table:formula="of:=[Datos_MoCap.A208]" office:value-type="float" office:value="-0.115013" calcext:value-type="float">
            <text:p>-0.115013</text:p>
          </table:table-cell>
          <table:table-cell table:formula="of:=[Datos_MoCap.B208]" office:value-type="float" office:value="0.113428" calcext:value-type="float">
            <text:p>0.113428</text:p>
          </table:table-cell>
          <table:table-cell table:formula="of:=[Datos_MoCap.C208]" office:value-type="float" office:value="0.256357" calcext:value-type="float">
            <text:p>0.256357</text:p>
          </table:table-cell>
          <table:table-cell table:formula="of:=[Datos_MoCap.D208]" office:value-type="float" office:value="0.149992" calcext:value-type="float">
            <text:p>0.149992</text:p>
          </table:table-cell>
          <table:table-cell table:formula="of:=[Datos_MoCap.F208]" office:value-type="float" office:value="-0.212767" calcext:value-type="float">
            <text:p>-0.212767</text:p>
          </table:table-cell>
          <table:table-cell table:formula="of:=[Datos_MoCap.E208]" office:value-type="float" office:value="0.05379" calcext:value-type="float">
            <text:p>0.05379</text:p>
          </table:table-cell>
          <table:table-cell/>
          <table:table-cell table:formula="of:=([.H208]^2)*(0.140024724909833)+([.H208])*(-0.00142725065277068)+(-0.0063459406986214)" office:value-type="float" office:value="-0.00432954263477009" calcext:value-type="float">
            <text:p>-0.0043295426</text:p>
          </table:table-cell>
          <table:table-cell table:formula="of:=([.J208]^2)*(-1.68303778049881)+([.J208])*(0.15665109790632)+(0.10475739737447)" office:value-type="float" office:value="0.0343085920185177" calcext:value-type="float">
            <text:p>0.034308592</text:p>
          </table:table-cell>
          <table:table-cell table:formula="of:=([.I208]^2)*(-1.84809378419694)+([.I208])*(0.969715893777015)+(-0.0558124189204929)" office:value-type="float" office:value="0.0304031049916661" calcext:value-type="float">
            <text:p>0.030403105</text:p>
          </table:table-cell>
          <table:table-cell table:formula="of:=[.H208]*-1" office:value-type="float" office:value="0.115013" calcext:value-type="float">
            <text:p>0.115013</text:p>
          </table:table-cell>
          <table:table-cell table:formula="of:=[.M208]*-1" office:value-type="float" office:value="-0.05379" calcext:value-type="float">
            <text:p>-0.05379</text:p>
          </table:table-cell>
          <table:table-cell table:formula="of:=([.K208]^2)*(48.7382423482978)+([.K208])*(0.0643401308833624)+(0.0316411646540839)" office:value-type="float" office:value="1.13778515373985" calcext:value-type="float">
            <text:p>1.1377851537</text:p>
          </table:table-cell>
          <table:table-cell table:formula="of:=([.M208]^2)*(2.99573212968935)+([.M208])*(-0.0394274132082148)+(-0.010306073088791)" office:value-type="float" office:value="-0.00375912984800117" calcext:value-type="float">
            <text:p>-0.0037591298</text:p>
          </table:table-cell>
          <table:table-cell table:formula="of:=([.L208]^2)*(-20.9992408223248)+([.L208])*(0.114146130561486)+(0.302895814088881)" office:value-type="float" office:value="-0.672022069922591" calcext:value-type="float">
            <text:p>-0.6720220699</text:p>
          </table:table-cell>
          <table:table-cell table:number-columns-repeated="1002"/>
        </table:table-row>
        <table:table-row table:style-name="ro1">
          <table:table-cell table:formula="of:=[Datos_Nao.A209]" office:value-type="float" office:value="-0.00257580610923469" calcext:value-type="float">
            <text:p>-0.0025758061</text:p>
          </table:table-cell>
          <table:table-cell table:formula="of:=[Datos_Nao.B209]" office:value-type="float" office:value="0.06842041015625" calcext:value-type="float">
            <text:p>0.0684204102</text:p>
          </table:table-cell>
          <table:table-cell table:formula="of:=[Datos_Nao.C209]" office:value-type="float" office:value="0.000000264495611190796" calcext:value-type="float">
            <text:p>2.64495611190796E-007</text:p>
          </table:table-cell>
          <table:table-cell table:formula="of:=[Datos_Nao.D209]" office:value-type="float" office:value="-0.0000000154068509061744" calcext:value-type="float">
            <text:p>-1.54068509061744E-008</text:p>
          </table:table-cell>
          <table:table-cell table:formula="of:=[Datos_Nao.E209]" office:value-type="float" office:value="-0.00000000205990202672979" calcext:value-type="float">
            <text:p>-2.05990202672979E-009</text:p>
          </table:table-cell>
          <table:table-cell table:formula="of:=[Datos_Nao.F209]" office:value-type="float" office:value="0.13468436896801" calcext:value-type="float">
            <text:p>0.134684369</text:p>
          </table:table-cell>
          <table:table-cell/>
          <table:table-cell table:formula="of:=[Datos_MoCap.A209]" office:value-type="float" office:value="-0.113138" calcext:value-type="float">
            <text:p>-0.113138</text:p>
          </table:table-cell>
          <table:table-cell table:formula="of:=[Datos_MoCap.B209]" office:value-type="float" office:value="0.111316" calcext:value-type="float">
            <text:p>0.111316</text:p>
          </table:table-cell>
          <table:table-cell table:formula="of:=[Datos_MoCap.C209]" office:value-type="float" office:value="0.263013" calcext:value-type="float">
            <text:p>0.263013</text:p>
          </table:table-cell>
          <table:table-cell table:formula="of:=[Datos_MoCap.D209]" office:value-type="float" office:value="0.151816" calcext:value-type="float">
            <text:p>0.151816</text:p>
          </table:table-cell>
          <table:table-cell table:formula="of:=[Datos_MoCap.F209]" office:value-type="float" office:value="-0.204332" calcext:value-type="float">
            <text:p>-0.204332</text:p>
          </table:table-cell>
          <table:table-cell table:formula="of:=[Datos_MoCap.E209]" office:value-type="float" office:value="0.04015" calcext:value-type="float">
            <text:p>0.04015</text:p>
          </table:table-cell>
          <table:table-cell/>
          <table:table-cell table:formula="of:=([.H209]^2)*(0.140024724909833)+([.H209])*(-0.00142725065277068)+(-0.0063459406986214)" office:value-type="float" office:value="-0.00439211894414322" calcext:value-type="float">
            <text:p>-0.0043921189</text:p>
          </table:table-cell>
          <table:table-cell table:formula="of:=([.J209]^2)*(-1.68303778049881)+([.J209])*(0.15665109790632)+(0.10475739737447)" office:value-type="float" office:value="0.0295331234520063" calcext:value-type="float">
            <text:p>0.0295331235</text:p>
          </table:table-cell>
          <table:table-cell table:formula="of:=([.I209]^2)*(-1.84809378419694)+([.I209])*(0.969715893777015)+(-0.0558124189204929)" office:value-type="float" office:value="0.0292322799776969" calcext:value-type="float">
            <text:p>0.02923228</text:p>
          </table:table-cell>
          <table:table-cell table:formula="of:=[.H209]*-1" office:value-type="float" office:value="0.113138" calcext:value-type="float">
            <text:p>0.113138</text:p>
          </table:table-cell>
          <table:table-cell table:formula="of:=[.M209]*-1" office:value-type="float" office:value="-0.04015" calcext:value-type="float">
            <text:p>-0.04015</text:p>
          </table:table-cell>
          <table:table-cell table:formula="of:=([.K209]^2)*(48.7382423482978)+([.K209])*(0.0643401308833624)+(0.0316411646540839)" office:value-type="float" office:value="1.16473280493728" calcext:value-type="float">
            <text:p>1.1647328049</text:p>
          </table:table-cell>
          <table:table-cell table:formula="of:=([.M209]^2)*(2.99573212968935)+([.M209])*(-0.0394274132082148)+(-0.010306073088791)" office:value-type="float" office:value="-0.00705989613206868" calcext:value-type="float">
            <text:p>-0.0070598961</text:p>
          </table:table-cell>
          <table:table-cell table:formula="of:=([.L209]^2)*(-20.9992408223248)+([.L209])*(0.114146130561486)+(0.302895814088881)" office:value-type="float" office:value="-0.597179086908027" calcext:value-type="float">
            <text:p>-0.5971790869</text:p>
          </table:table-cell>
          <table:table-cell table:number-columns-repeated="1002"/>
        </table:table-row>
        <table:table-row table:style-name="ro1">
          <table:table-cell table:formula="of:=[Datos_Nao.A210]" office:value-type="float" office:value="-0.00257580610923469" calcext:value-type="float">
            <text:p>-0.0025758061</text:p>
          </table:table-cell>
          <table:table-cell table:formula="of:=[Datos_Nao.B210]" office:value-type="float" office:value="0.06842041015625" calcext:value-type="float">
            <text:p>0.0684204102</text:p>
          </table:table-cell>
          <table:table-cell table:formula="of:=[Datos_Nao.C210]" office:value-type="float" office:value="0.000000264495611190796" calcext:value-type="float">
            <text:p>2.64495611190796E-007</text:p>
          </table:table-cell>
          <table:table-cell table:formula="of:=[Datos_Nao.D210]" office:value-type="float" office:value="-0.0000000154068509061744" calcext:value-type="float">
            <text:p>-1.54068509061744E-008</text:p>
          </table:table-cell>
          <table:table-cell table:formula="of:=[Datos_Nao.E210]" office:value-type="float" office:value="-0.00000000205990202672979" calcext:value-type="float">
            <text:p>-2.05990202672979E-009</text:p>
          </table:table-cell>
          <table:table-cell table:formula="of:=[Datos_Nao.F210]" office:value-type="float" office:value="0.13468436896801" calcext:value-type="float">
            <text:p>0.134684369</text:p>
          </table:table-cell>
          <table:table-cell/>
          <table:table-cell table:formula="of:=[Datos_MoCap.A210]" office:value-type="float" office:value="-0.11087" calcext:value-type="float">
            <text:p>-0.11087</text:p>
          </table:table-cell>
          <table:table-cell table:formula="of:=[Datos_MoCap.B210]" office:value-type="float" office:value="0.107284" calcext:value-type="float">
            <text:p>0.107284</text:p>
          </table:table-cell>
          <table:table-cell table:formula="of:=[Datos_MoCap.C210]" office:value-type="float" office:value="0.26899" calcext:value-type="float">
            <text:p>0.26899</text:p>
          </table:table-cell>
          <table:table-cell table:formula="of:=[Datos_MoCap.D210]" office:value-type="float" office:value="0.154284" calcext:value-type="float">
            <text:p>0.154284</text:p>
          </table:table-cell>
          <table:table-cell table:formula="of:=[Datos_MoCap.F210]" office:value-type="float" office:value="-0.206187" calcext:value-type="float">
            <text:p>-0.206187</text:p>
          </table:table-cell>
          <table:table-cell table:formula="of:=[Datos_MoCap.E210]" office:value-type="float" office:value="0.037688" calcext:value-type="float">
            <text:p>0.037688</text:p>
          </table:table-cell>
          <table:table-cell/>
          <table:table-cell table:formula="of:=([.H210]^2)*(0.140024724909833)+([.H210])*(-0.00142725065277068)+(-0.0063459406986214)" office:value-type="float" office:value="-0.00446649553027771" calcext:value-type="float">
            <text:p>-0.0044664955</text:p>
          </table:table-cell>
          <table:table-cell table:formula="of:=([.J210]^2)*(-1.68303778049881)+([.J210])*(0.15665109790632)+(0.10475739737447)" office:value-type="float" office:value="0.0251177339405719" calcext:value-type="float">
            <text:p>0.0251177339</text:p>
          </table:table-cell>
          <table:table-cell table:formula="of:=([.I210]^2)*(-1.84809378419694)+([.I210])*(0.969715893777015)+(-0.0558124189204929)" office:value-type="float" office:value="0.026951286484529" calcext:value-type="float">
            <text:p>0.0269512865</text:p>
          </table:table-cell>
          <table:table-cell table:formula="of:=[.H210]*-1" office:value-type="float" office:value="0.11087" calcext:value-type="float">
            <text:p>0.11087</text:p>
          </table:table-cell>
          <table:table-cell table:formula="of:=[.M210]*-1" office:value-type="float" office:value="-0.037688" calcext:value-type="float">
            <text:p>-0.037688</text:p>
          </table:table-cell>
          <table:table-cell table:formula="of:=([.K210]^2)*(48.7382423482978)+([.K210])*(0.0643401308833624)+(0.0316411646540839)" office:value-type="float" office:value="1.20171113550589" calcext:value-type="float">
            <text:p>1.2017111355</text:p>
          </table:table-cell>
          <table:table-cell table:formula="of:=([.M210]^2)*(2.99573212968935)+([.M210])*(-0.0394274132082148)+(-0.010306073088791)" office:value-type="float" office:value="-0.00753691942622154" calcext:value-type="float">
            <text:p>-0.0075369194</text:p>
          </table:table-cell>
          <table:table-cell table:formula="of:=([.L210]^2)*(-20.9992408223248)+([.L210])*(0.114146130561486)+(0.302895814088881)" office:value-type="float" office:value="-0.613382017501743" calcext:value-type="float">
            <text:p>-0.6133820175</text:p>
          </table:table-cell>
          <table:table-cell table:number-columns-repeated="1002"/>
        </table:table-row>
        <table:table-row table:style-name="ro1">
          <table:table-cell table:formula="of:=[Datos_Nao.A211]" office:value-type="float" office:value="-0.00257580610923469" calcext:value-type="float">
            <text:p>-0.0025758061</text:p>
          </table:table-cell>
          <table:table-cell table:formula="of:=[Datos_Nao.B211]" office:value-type="float" office:value="0.06842041015625" calcext:value-type="float">
            <text:p>0.0684204102</text:p>
          </table:table-cell>
          <table:table-cell table:formula="of:=[Datos_Nao.C211]" office:value-type="float" office:value="0.000000264495611190796" calcext:value-type="float">
            <text:p>2.64495611190796E-007</text:p>
          </table:table-cell>
          <table:table-cell table:formula="of:=[Datos_Nao.D211]" office:value-type="float" office:value="-0.0000000154068509061744" calcext:value-type="float">
            <text:p>-1.54068509061744E-008</text:p>
          </table:table-cell>
          <table:table-cell table:formula="of:=[Datos_Nao.E211]" office:value-type="float" office:value="-0.00000000205990202672979" calcext:value-type="float">
            <text:p>-2.05990202672979E-009</text:p>
          </table:table-cell>
          <table:table-cell table:formula="of:=[Datos_Nao.F211]" office:value-type="float" office:value="0.13468436896801" calcext:value-type="float">
            <text:p>0.134684369</text:p>
          </table:table-cell>
          <table:table-cell/>
          <table:table-cell table:formula="of:=[Datos_MoCap.A211]" office:value-type="float" office:value="-0.094067" calcext:value-type="float">
            <text:p>-0.094067</text:p>
          </table:table-cell>
          <table:table-cell table:formula="of:=[Datos_MoCap.B211]" office:value-type="float" office:value="0.093636" calcext:value-type="float">
            <text:p>0.093636</text:p>
          </table:table-cell>
          <table:table-cell table:formula="of:=[Datos_MoCap.C211]" office:value-type="float" office:value="0.283663" calcext:value-type="float">
            <text:p>0.283663</text:p>
          </table:table-cell>
          <table:table-cell table:formula="of:=[Datos_MoCap.D211]" office:value-type="float" office:value="0.140675" calcext:value-type="float">
            <text:p>0.140675</text:p>
          </table:table-cell>
          <table:table-cell table:formula="of:=[Datos_MoCap.F211]" office:value-type="float" office:value="-0.120415" calcext:value-type="float">
            <text:p>-0.120415</text:p>
          </table:table-cell>
          <table:table-cell table:formula="of:=[Datos_MoCap.E211]" office:value-type="float" office:value="0.085974" calcext:value-type="float">
            <text:p>0.085974</text:p>
          </table:table-cell>
          <table:table-cell/>
          <table:table-cell table:formula="of:=([.H211]^2)*(0.140024724909833)+([.H211])*(-0.00142725065277068)+(-0.0063459406986214)" office:value-type="float" office:value="-0.00497266066215798" calcext:value-type="float">
            <text:p>-0.0049726607</text:p>
          </table:table-cell>
          <table:table-cell table:formula="of:=([.J211]^2)*(-1.68303778049881)+([.J211])*(0.15665109790632)+(0.10475739737447)" office:value-type="float" office:value="0.0137683917548327" calcext:value-type="float">
            <text:p>0.0137683918</text:p>
          </table:table-cell>
          <table:table-cell table:formula="of:=([.I211]^2)*(-1.84809378419694)+([.I211])*(0.969715893777015)+(-0.0558124189204929)" office:value-type="float" office:value="0.0187843657208537" calcext:value-type="float">
            <text:p>0.0187843657</text:p>
          </table:table-cell>
          <table:table-cell table:formula="of:=[.H211]*-1" office:value-type="float" office:value="0.094067" calcext:value-type="float">
            <text:p>0.094067</text:p>
          </table:table-cell>
          <table:table-cell table:formula="of:=[.M211]*-1" office:value-type="float" office:value="-0.085974" calcext:value-type="float">
            <text:p>-0.085974</text:p>
          </table:table-cell>
          <table:table-cell table:formula="of:=([.K211]^2)*(48.7382423482978)+([.K211])*(0.0643401308833624)+(0.0316411646540839)" office:value-type="float" office:value="1.00519549675824" calcext:value-type="float">
            <text:p>1.0051954968</text:p>
          </table:table-cell>
          <table:table-cell table:formula="of:=([.M211]^2)*(2.99573212968935)+([.M211])*(-0.0394274132082148)+(-0.010306073088791)" office:value-type="float" office:value="0.00844723443025932" calcext:value-type="float">
            <text:p>0.0084472344</text:p>
          </table:table-cell>
          <table:table-cell table:formula="of:=([.L211]^2)*(-20.9992408223248)+([.L211])*(0.114146130561486)+(0.302895814088881)" office:value-type="float" office:value="-0.0153333010443116" calcext:value-type="float">
            <text:p>-0.015333301</text:p>
          </table:table-cell>
          <table:table-cell table:number-columns-repeated="1002"/>
        </table:table-row>
        <table:table-row table:style-name="ro1">
          <table:table-cell table:formula="of:=[Datos_Nao.A212]" office:value-type="float" office:value="-0.00257580610923469" calcext:value-type="float">
            <text:p>-0.0025758061</text:p>
          </table:table-cell>
          <table:table-cell table:formula="of:=[Datos_Nao.B212]" office:value-type="float" office:value="0.06842041015625" calcext:value-type="float">
            <text:p>0.0684204102</text:p>
          </table:table-cell>
          <table:table-cell table:formula="of:=[Datos_Nao.C212]" office:value-type="float" office:value="0.000000264495611190796" calcext:value-type="float">
            <text:p>2.64495611190796E-007</text:p>
          </table:table-cell>
          <table:table-cell table:formula="of:=[Datos_Nao.D212]" office:value-type="float" office:value="-0.0000000154068509061744" calcext:value-type="float">
            <text:p>-1.54068509061744E-008</text:p>
          </table:table-cell>
          <table:table-cell table:formula="of:=[Datos_Nao.E212]" office:value-type="float" office:value="-0.00000000205990202672979" calcext:value-type="float">
            <text:p>-2.05990202672979E-009</text:p>
          </table:table-cell>
          <table:table-cell table:formula="of:=[Datos_Nao.F212]" office:value-type="float" office:value="0.13468436896801" calcext:value-type="float">
            <text:p>0.134684369</text:p>
          </table:table-cell>
          <table:table-cell/>
          <table:table-cell table:formula="of:=[Datos_MoCap.A212]" office:value-type="float" office:value="-0.094067" calcext:value-type="float">
            <text:p>-0.094067</text:p>
          </table:table-cell>
          <table:table-cell table:formula="of:=[Datos_MoCap.B212]" office:value-type="float" office:value="0.093636" calcext:value-type="float">
            <text:p>0.093636</text:p>
          </table:table-cell>
          <table:table-cell table:formula="of:=[Datos_MoCap.C212]" office:value-type="float" office:value="0.283663" calcext:value-type="float">
            <text:p>0.283663</text:p>
          </table:table-cell>
          <table:table-cell table:formula="of:=[Datos_MoCap.D212]" office:value-type="float" office:value="0.140675" calcext:value-type="float">
            <text:p>0.140675</text:p>
          </table:table-cell>
          <table:table-cell table:formula="of:=[Datos_MoCap.F212]" office:value-type="float" office:value="-0.120415" calcext:value-type="float">
            <text:p>-0.120415</text:p>
          </table:table-cell>
          <table:table-cell table:formula="of:=[Datos_MoCap.E212]" office:value-type="float" office:value="0.085974" calcext:value-type="float">
            <text:p>0.085974</text:p>
          </table:table-cell>
          <table:table-cell/>
          <table:table-cell table:formula="of:=([.H212]^2)*(0.140024724909833)+([.H212])*(-0.00142725065277068)+(-0.0063459406986214)" office:value-type="float" office:value="-0.00497266066215798" calcext:value-type="float">
            <text:p>-0.0049726607</text:p>
          </table:table-cell>
          <table:table-cell table:formula="of:=([.J212]^2)*(-1.68303778049881)+([.J212])*(0.15665109790632)+(0.10475739737447)" office:value-type="float" office:value="0.0137683917548327" calcext:value-type="float">
            <text:p>0.0137683918</text:p>
          </table:table-cell>
          <table:table-cell table:formula="of:=([.I212]^2)*(-1.84809378419694)+([.I212])*(0.969715893777015)+(-0.0558124189204929)" office:value-type="float" office:value="0.0187843657208537" calcext:value-type="float">
            <text:p>0.0187843657</text:p>
          </table:table-cell>
          <table:table-cell table:formula="of:=[.H212]*-1" office:value-type="float" office:value="0.094067" calcext:value-type="float">
            <text:p>0.094067</text:p>
          </table:table-cell>
          <table:table-cell table:formula="of:=[.M212]*-1" office:value-type="float" office:value="-0.085974" calcext:value-type="float">
            <text:p>-0.085974</text:p>
          </table:table-cell>
          <table:table-cell table:formula="of:=([.K212]^2)*(48.7382423482978)+([.K212])*(0.0643401308833624)+(0.0316411646540839)" office:value-type="float" office:value="1.00519549675824" calcext:value-type="float">
            <text:p>1.0051954968</text:p>
          </table:table-cell>
          <table:table-cell table:formula="of:=([.M212]^2)*(2.99573212968935)+([.M212])*(-0.0394274132082148)+(-0.010306073088791)" office:value-type="float" office:value="0.00844723443025932" calcext:value-type="float">
            <text:p>0.0084472344</text:p>
          </table:table-cell>
          <table:table-cell table:formula="of:=([.L212]^2)*(-20.9992408223248)+([.L212])*(0.114146130561486)+(0.302895814088881)" office:value-type="float" office:value="-0.0153333010443116" calcext:value-type="float">
            <text:p>-0.015333301</text:p>
          </table:table-cell>
          <table:table-cell table:number-columns-repeated="1002"/>
        </table:table-row>
        <table:table-row table:style-name="ro1">
          <table:table-cell table:formula="of:=[Datos_Nao.A213]" office:value-type="float" office:value="-0.00257580610923469" calcext:value-type="float">
            <text:p>-0.0025758061</text:p>
          </table:table-cell>
          <table:table-cell table:formula="of:=[Datos_Nao.B213]" office:value-type="float" office:value="0.06842041015625" calcext:value-type="float">
            <text:p>0.0684204102</text:p>
          </table:table-cell>
          <table:table-cell table:formula="of:=[Datos_Nao.C213]" office:value-type="float" office:value="0.000000264495611190796" calcext:value-type="float">
            <text:p>2.64495611190796E-007</text:p>
          </table:table-cell>
          <table:table-cell table:formula="of:=[Datos_Nao.D213]" office:value-type="float" office:value="-0.0000000154068509061744" calcext:value-type="float">
            <text:p>-1.54068509061744E-008</text:p>
          </table:table-cell>
          <table:table-cell table:formula="of:=[Datos_Nao.E213]" office:value-type="float" office:value="-0.00000000205990202672979" calcext:value-type="float">
            <text:p>-2.05990202672979E-009</text:p>
          </table:table-cell>
          <table:table-cell table:formula="of:=[Datos_Nao.F213]" office:value-type="float" office:value="0.13468436896801" calcext:value-type="float">
            <text:p>0.134684369</text:p>
          </table:table-cell>
          <table:table-cell/>
          <table:table-cell table:formula="of:=[Datos_MoCap.A213]" office:value-type="float" office:value="-0.094067" calcext:value-type="float">
            <text:p>-0.094067</text:p>
          </table:table-cell>
          <table:table-cell table:formula="of:=[Datos_MoCap.B213]" office:value-type="float" office:value="0.093636" calcext:value-type="float">
            <text:p>0.093636</text:p>
          </table:table-cell>
          <table:table-cell table:formula="of:=[Datos_MoCap.C213]" office:value-type="float" office:value="0.283663" calcext:value-type="float">
            <text:p>0.283663</text:p>
          </table:table-cell>
          <table:table-cell table:formula="of:=[Datos_MoCap.D213]" office:value-type="float" office:value="0.140675" calcext:value-type="float">
            <text:p>0.140675</text:p>
          </table:table-cell>
          <table:table-cell table:formula="of:=[Datos_MoCap.F213]" office:value-type="float" office:value="-0.120415" calcext:value-type="float">
            <text:p>-0.120415</text:p>
          </table:table-cell>
          <table:table-cell table:formula="of:=[Datos_MoCap.E213]" office:value-type="float" office:value="0.085974" calcext:value-type="float">
            <text:p>0.085974</text:p>
          </table:table-cell>
          <table:table-cell/>
          <table:table-cell table:formula="of:=([.H213]^2)*(0.140024724909833)+([.H213])*(-0.00142725065277068)+(-0.0063459406986214)" office:value-type="float" office:value="-0.00497266066215798" calcext:value-type="float">
            <text:p>-0.0049726607</text:p>
          </table:table-cell>
          <table:table-cell table:formula="of:=([.J213]^2)*(-1.68303778049881)+([.J213])*(0.15665109790632)+(0.10475739737447)" office:value-type="float" office:value="0.0137683917548327" calcext:value-type="float">
            <text:p>0.0137683918</text:p>
          </table:table-cell>
          <table:table-cell table:formula="of:=([.I213]^2)*(-1.84809378419694)+([.I213])*(0.969715893777015)+(-0.0558124189204929)" office:value-type="float" office:value="0.0187843657208537" calcext:value-type="float">
            <text:p>0.0187843657</text:p>
          </table:table-cell>
          <table:table-cell table:formula="of:=[.H213]*-1" office:value-type="float" office:value="0.094067" calcext:value-type="float">
            <text:p>0.094067</text:p>
          </table:table-cell>
          <table:table-cell table:formula="of:=[.M213]*-1" office:value-type="float" office:value="-0.085974" calcext:value-type="float">
            <text:p>-0.085974</text:p>
          </table:table-cell>
          <table:table-cell table:formula="of:=([.K213]^2)*(48.7382423482978)+([.K213])*(0.0643401308833624)+(0.0316411646540839)" office:value-type="float" office:value="1.00519549675824" calcext:value-type="float">
            <text:p>1.0051954968</text:p>
          </table:table-cell>
          <table:table-cell table:formula="of:=([.M213]^2)*(2.99573212968935)+([.M213])*(-0.0394274132082148)+(-0.010306073088791)" office:value-type="float" office:value="0.00844723443025932" calcext:value-type="float">
            <text:p>0.0084472344</text:p>
          </table:table-cell>
          <table:table-cell table:formula="of:=([.L213]^2)*(-20.9992408223248)+([.L213])*(0.114146130561486)+(0.302895814088881)" office:value-type="float" office:value="-0.0153333010443116" calcext:value-type="float">
            <text:p>-0.015333301</text:p>
          </table:table-cell>
          <table:table-cell table:number-columns-repeated="1002"/>
        </table:table-row>
        <table:table-row table:style-name="ro1">
          <table:table-cell table:formula="of:=[Datos_Nao.A214]" office:value-type="float" office:value="-0.00257580610923469" calcext:value-type="float">
            <text:p>-0.0025758061</text:p>
          </table:table-cell>
          <table:table-cell table:formula="of:=[Datos_Nao.B214]" office:value-type="float" office:value="0.06842041015625" calcext:value-type="float">
            <text:p>0.0684204102</text:p>
          </table:table-cell>
          <table:table-cell table:formula="of:=[Datos_Nao.C214]" office:value-type="float" office:value="0.000000264495611190796" calcext:value-type="float">
            <text:p>2.64495611190796E-007</text:p>
          </table:table-cell>
          <table:table-cell table:formula="of:=[Datos_Nao.D214]" office:value-type="float" office:value="-0.0000000154068509061744" calcext:value-type="float">
            <text:p>-1.54068509061744E-008</text:p>
          </table:table-cell>
          <table:table-cell table:formula="of:=[Datos_Nao.E214]" office:value-type="float" office:value="-0.00000000205990202672979" calcext:value-type="float">
            <text:p>-2.05990202672979E-009</text:p>
          </table:table-cell>
          <table:table-cell table:formula="of:=[Datos_Nao.F214]" office:value-type="float" office:value="0.13468436896801" calcext:value-type="float">
            <text:p>0.134684369</text:p>
          </table:table-cell>
          <table:table-cell/>
          <table:table-cell table:formula="of:=[Datos_MoCap.A214]" office:value-type="float" office:value="-0.094067" calcext:value-type="float">
            <text:p>-0.094067</text:p>
          </table:table-cell>
          <table:table-cell table:formula="of:=[Datos_MoCap.B214]" office:value-type="float" office:value="0.093636" calcext:value-type="float">
            <text:p>0.093636</text:p>
          </table:table-cell>
          <table:table-cell table:formula="of:=[Datos_MoCap.C214]" office:value-type="float" office:value="0.283663" calcext:value-type="float">
            <text:p>0.283663</text:p>
          </table:table-cell>
          <table:table-cell table:formula="of:=[Datos_MoCap.D214]" office:value-type="float" office:value="0.140675" calcext:value-type="float">
            <text:p>0.140675</text:p>
          </table:table-cell>
          <table:table-cell table:formula="of:=[Datos_MoCap.F214]" office:value-type="float" office:value="-0.120415" calcext:value-type="float">
            <text:p>-0.120415</text:p>
          </table:table-cell>
          <table:table-cell table:formula="of:=[Datos_MoCap.E214]" office:value-type="float" office:value="0.085974" calcext:value-type="float">
            <text:p>0.085974</text:p>
          </table:table-cell>
          <table:table-cell/>
          <table:table-cell table:formula="of:=([.H214]^2)*(0.140024724909833)+([.H214])*(-0.00142725065277068)+(-0.0063459406986214)" office:value-type="float" office:value="-0.00497266066215798" calcext:value-type="float">
            <text:p>-0.0049726607</text:p>
          </table:table-cell>
          <table:table-cell table:formula="of:=([.J214]^2)*(-1.68303778049881)+([.J214])*(0.15665109790632)+(0.10475739737447)" office:value-type="float" office:value="0.0137683917548327" calcext:value-type="float">
            <text:p>0.0137683918</text:p>
          </table:table-cell>
          <table:table-cell table:formula="of:=([.I214]^2)*(-1.84809378419694)+([.I214])*(0.969715893777015)+(-0.0558124189204929)" office:value-type="float" office:value="0.0187843657208537" calcext:value-type="float">
            <text:p>0.0187843657</text:p>
          </table:table-cell>
          <table:table-cell table:formula="of:=[.H214]*-1" office:value-type="float" office:value="0.094067" calcext:value-type="float">
            <text:p>0.094067</text:p>
          </table:table-cell>
          <table:table-cell table:formula="of:=[.M214]*-1" office:value-type="float" office:value="-0.085974" calcext:value-type="float">
            <text:p>-0.085974</text:p>
          </table:table-cell>
          <table:table-cell table:formula="of:=([.K214]^2)*(48.7382423482978)+([.K214])*(0.0643401308833624)+(0.0316411646540839)" office:value-type="float" office:value="1.00519549675824" calcext:value-type="float">
            <text:p>1.0051954968</text:p>
          </table:table-cell>
          <table:table-cell table:formula="of:=([.M214]^2)*(2.99573212968935)+([.M214])*(-0.0394274132082148)+(-0.010306073088791)" office:value-type="float" office:value="0.00844723443025932" calcext:value-type="float">
            <text:p>0.0084472344</text:p>
          </table:table-cell>
          <table:table-cell table:formula="of:=([.L214]^2)*(-20.9992408223248)+([.L214])*(0.114146130561486)+(0.302895814088881)" office:value-type="float" office:value="-0.0153333010443116" calcext:value-type="float">
            <text:p>-0.015333301</text:p>
          </table:table-cell>
          <table:table-cell table:number-columns-repeated="1002"/>
        </table:table-row>
        <table:table-row table:style-name="ro1">
          <table:table-cell table:formula="of:=[Datos_Nao.A215]" office:value-type="float" office:value="-0.00257580610923469" calcext:value-type="float">
            <text:p>-0.0025758061</text:p>
          </table:table-cell>
          <table:table-cell table:formula="of:=[Datos_Nao.B215]" office:value-type="float" office:value="0.06842041015625" calcext:value-type="float">
            <text:p>0.0684204102</text:p>
          </table:table-cell>
          <table:table-cell table:formula="of:=[Datos_Nao.C215]" office:value-type="float" office:value="0.000000264495611190796" calcext:value-type="float">
            <text:p>2.64495611190796E-007</text:p>
          </table:table-cell>
          <table:table-cell table:formula="of:=[Datos_Nao.D215]" office:value-type="float" office:value="-0.0000000154068509061744" calcext:value-type="float">
            <text:p>-1.54068509061744E-008</text:p>
          </table:table-cell>
          <table:table-cell table:formula="of:=[Datos_Nao.E215]" office:value-type="float" office:value="-0.00000000205990202672979" calcext:value-type="float">
            <text:p>-2.05990202672979E-009</text:p>
          </table:table-cell>
          <table:table-cell table:formula="of:=[Datos_Nao.F215]" office:value-type="float" office:value="0.13468436896801" calcext:value-type="float">
            <text:p>0.134684369</text:p>
          </table:table-cell>
          <table:table-cell/>
          <table:table-cell table:formula="of:=[Datos_MoCap.A215]" office:value-type="float" office:value="-0.094067" calcext:value-type="float">
            <text:p>-0.094067</text:p>
          </table:table-cell>
          <table:table-cell table:formula="of:=[Datos_MoCap.B215]" office:value-type="float" office:value="0.093636" calcext:value-type="float">
            <text:p>0.093636</text:p>
          </table:table-cell>
          <table:table-cell table:formula="of:=[Datos_MoCap.C215]" office:value-type="float" office:value="0.283663" calcext:value-type="float">
            <text:p>0.283663</text:p>
          </table:table-cell>
          <table:table-cell table:formula="of:=[Datos_MoCap.D215]" office:value-type="float" office:value="0.140675" calcext:value-type="float">
            <text:p>0.140675</text:p>
          </table:table-cell>
          <table:table-cell table:formula="of:=[Datos_MoCap.F215]" office:value-type="float" office:value="-0.120415" calcext:value-type="float">
            <text:p>-0.120415</text:p>
          </table:table-cell>
          <table:table-cell table:formula="of:=[Datos_MoCap.E215]" office:value-type="float" office:value="0.085974" calcext:value-type="float">
            <text:p>0.085974</text:p>
          </table:table-cell>
          <table:table-cell/>
          <table:table-cell table:formula="of:=([.H215]^2)*(0.140024724909833)+([.H215])*(-0.00142725065277068)+(-0.0063459406986214)" office:value-type="float" office:value="-0.00497266066215798" calcext:value-type="float">
            <text:p>-0.0049726607</text:p>
          </table:table-cell>
          <table:table-cell table:formula="of:=([.J215]^2)*(-1.68303778049881)+([.J215])*(0.15665109790632)+(0.10475739737447)" office:value-type="float" office:value="0.0137683917548327" calcext:value-type="float">
            <text:p>0.0137683918</text:p>
          </table:table-cell>
          <table:table-cell table:formula="of:=([.I215]^2)*(-1.84809378419694)+([.I215])*(0.969715893777015)+(-0.0558124189204929)" office:value-type="float" office:value="0.0187843657208537" calcext:value-type="float">
            <text:p>0.0187843657</text:p>
          </table:table-cell>
          <table:table-cell table:formula="of:=[.H215]*-1" office:value-type="float" office:value="0.094067" calcext:value-type="float">
            <text:p>0.094067</text:p>
          </table:table-cell>
          <table:table-cell table:formula="of:=[.M215]*-1" office:value-type="float" office:value="-0.085974" calcext:value-type="float">
            <text:p>-0.085974</text:p>
          </table:table-cell>
          <table:table-cell table:formula="of:=([.K215]^2)*(48.7382423482978)+([.K215])*(0.0643401308833624)+(0.0316411646540839)" office:value-type="float" office:value="1.00519549675824" calcext:value-type="float">
            <text:p>1.0051954968</text:p>
          </table:table-cell>
          <table:table-cell table:formula="of:=([.M215]^2)*(2.99573212968935)+([.M215])*(-0.0394274132082148)+(-0.010306073088791)" office:value-type="float" office:value="0.00844723443025932" calcext:value-type="float">
            <text:p>0.0084472344</text:p>
          </table:table-cell>
          <table:table-cell table:formula="of:=([.L215]^2)*(-20.9992408223248)+([.L215])*(0.114146130561486)+(0.302895814088881)" office:value-type="float" office:value="-0.0153333010443116" calcext:value-type="float">
            <text:p>-0.015333301</text:p>
          </table:table-cell>
          <table:table-cell table:number-columns-repeated="1002"/>
        </table:table-row>
        <table:table-row table:style-name="ro1">
          <table:table-cell table:formula="of:=[Datos_Nao.A216]" office:value-type="float" office:value="-0.00257580610923469" calcext:value-type="float">
            <text:p>-0.0025758061</text:p>
          </table:table-cell>
          <table:table-cell table:formula="of:=[Datos_Nao.B216]" office:value-type="float" office:value="0.06842041015625" calcext:value-type="float">
            <text:p>0.0684204102</text:p>
          </table:table-cell>
          <table:table-cell table:formula="of:=[Datos_Nao.C216]" office:value-type="float" office:value="0.000000264495611190796" calcext:value-type="float">
            <text:p>2.64495611190796E-007</text:p>
          </table:table-cell>
          <table:table-cell table:formula="of:=[Datos_Nao.D216]" office:value-type="float" office:value="-0.0000000154068509061744" calcext:value-type="float">
            <text:p>-1.54068509061744E-008</text:p>
          </table:table-cell>
          <table:table-cell table:formula="of:=[Datos_Nao.E216]" office:value-type="float" office:value="-0.00000000205990202672979" calcext:value-type="float">
            <text:p>-2.05990202672979E-009</text:p>
          </table:table-cell>
          <table:table-cell table:formula="of:=[Datos_Nao.F216]" office:value-type="float" office:value="0.13468436896801" calcext:value-type="float">
            <text:p>0.134684369</text:p>
          </table:table-cell>
          <table:table-cell/>
          <table:table-cell table:formula="of:=[Datos_MoCap.A216]" office:value-type="float" office:value="-0.094067" calcext:value-type="float">
            <text:p>-0.094067</text:p>
          </table:table-cell>
          <table:table-cell table:formula="of:=[Datos_MoCap.B216]" office:value-type="float" office:value="0.093636" calcext:value-type="float">
            <text:p>0.093636</text:p>
          </table:table-cell>
          <table:table-cell table:formula="of:=[Datos_MoCap.C216]" office:value-type="float" office:value="0.283663" calcext:value-type="float">
            <text:p>0.283663</text:p>
          </table:table-cell>
          <table:table-cell table:formula="of:=[Datos_MoCap.D216]" office:value-type="float" office:value="0.140675" calcext:value-type="float">
            <text:p>0.140675</text:p>
          </table:table-cell>
          <table:table-cell table:formula="of:=[Datos_MoCap.F216]" office:value-type="float" office:value="-0.120415" calcext:value-type="float">
            <text:p>-0.120415</text:p>
          </table:table-cell>
          <table:table-cell table:formula="of:=[Datos_MoCap.E216]" office:value-type="float" office:value="0.085974" calcext:value-type="float">
            <text:p>0.085974</text:p>
          </table:table-cell>
          <table:table-cell/>
          <table:table-cell table:formula="of:=([.H216]^2)*(0.140024724909833)+([.H216])*(-0.00142725065277068)+(-0.0063459406986214)" office:value-type="float" office:value="-0.00497266066215798" calcext:value-type="float">
            <text:p>-0.0049726607</text:p>
          </table:table-cell>
          <table:table-cell table:formula="of:=([.J216]^2)*(-1.68303778049881)+([.J216])*(0.15665109790632)+(0.10475739737447)" office:value-type="float" office:value="0.0137683917548327" calcext:value-type="float">
            <text:p>0.0137683918</text:p>
          </table:table-cell>
          <table:table-cell table:formula="of:=([.I216]^2)*(-1.84809378419694)+([.I216])*(0.969715893777015)+(-0.0558124189204929)" office:value-type="float" office:value="0.0187843657208537" calcext:value-type="float">
            <text:p>0.0187843657</text:p>
          </table:table-cell>
          <table:table-cell table:formula="of:=[.H216]*-1" office:value-type="float" office:value="0.094067" calcext:value-type="float">
            <text:p>0.094067</text:p>
          </table:table-cell>
          <table:table-cell table:formula="of:=[.M216]*-1" office:value-type="float" office:value="-0.085974" calcext:value-type="float">
            <text:p>-0.085974</text:p>
          </table:table-cell>
          <table:table-cell table:formula="of:=([.K216]^2)*(48.7382423482978)+([.K216])*(0.0643401308833624)+(0.0316411646540839)" office:value-type="float" office:value="1.00519549675824" calcext:value-type="float">
            <text:p>1.0051954968</text:p>
          </table:table-cell>
          <table:table-cell table:formula="of:=([.M216]^2)*(2.99573212968935)+([.M216])*(-0.0394274132082148)+(-0.010306073088791)" office:value-type="float" office:value="0.00844723443025932" calcext:value-type="float">
            <text:p>0.0084472344</text:p>
          </table:table-cell>
          <table:table-cell table:formula="of:=([.L216]^2)*(-20.9992408223248)+([.L216])*(0.114146130561486)+(0.302895814088881)" office:value-type="float" office:value="-0.0153333010443116" calcext:value-type="float">
            <text:p>-0.01533330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17]" office:value-type="float" office:value="-0.091542" calcext:value-type="float">
            <text:p>-0.091542</text:p>
          </table:table-cell>
          <table:table-cell table:formula="of:=[Datos_MoCap.B217]" office:value-type="float" office:value="0.08816" calcext:value-type="float">
            <text:p>0.08816</text:p>
          </table:table-cell>
          <table:table-cell table:formula="of:=[Datos_MoCap.C217]" office:value-type="float" office:value="0.285012" calcext:value-type="float">
            <text:p>0.285012</text:p>
          </table:table-cell>
          <table:table-cell table:formula="of:=[Datos_MoCap.D217]" office:value-type="float" office:value="0.127604" calcext:value-type="float">
            <text:p>0.127604</text:p>
          </table:table-cell>
          <table:table-cell table:formula="of:=[Datos_MoCap.F217]" office:value-type="float" office:value="-0.104381" calcext:value-type="float">
            <text:p>-0.104381</text:p>
          </table:table-cell>
          <table:table-cell table:formula="of:=[Datos_MoCap.E217]" office:value-type="float" office:value="0.082012" calcext:value-type="float">
            <text:p>0.082012</text:p>
          </table:table-cell>
          <table:table-cell/>
          <table:table-cell table:formula="of:=([.H217]^2)*(0.140024724909833)+([.H217])*(-0.00142725065277068)+(-0.0063459406986214)" office:value-type="float" office:value="-0.00504188883919985" calcext:value-type="float">
            <text:p>-0.0050418888</text:p>
          </table:table-cell>
          <table:table-cell table:formula="of:=([.J217]^2)*(-1.68303778049881)+([.J217])*(0.15665109790632)+(0.10475739737447)" office:value-type="float" office:value="0.0126885841491542" calcext:value-type="float">
            <text:p>0.0126885841</text:p>
          </table:table-cell>
          <table:table-cell table:formula="of:=([.I217]^2)*(-1.84809378419694)+([.I217])*(0.969715893777015)+(-0.0558124189204929)" office:value-type="float" office:value="0.0153140063779038" calcext:value-type="float">
            <text:p>0.0153140064</text:p>
          </table:table-cell>
          <table:table-cell table:formula="of:=[.H217]*-1" office:value-type="float" office:value="0.091542" calcext:value-type="float">
            <text:p>0.091542</text:p>
          </table:table-cell>
          <table:table-cell table:formula="of:=[.M217]*-1" office:value-type="float" office:value="-0.082012" calcext:value-type="float">
            <text:p>-0.082012</text:p>
          </table:table-cell>
          <table:table-cell table:formula="of:=([.K217]^2)*(48.7382423482978)+([.K217])*(0.0643401308833624)+(0.0316411646540839)" office:value-type="float" office:value="0.833445340229746" calcext:value-type="float">
            <text:p>0.8334453402</text:p>
          </table:table-cell>
          <table:table-cell table:formula="of:=([.M217]^2)*(2.99573212968935)+([.M217])*(-0.0394274132082148)+(-0.010306073088791)" office:value-type="float" office:value="0.00660960477142474" calcext:value-type="float">
            <text:p>0.0066096048</text:p>
          </table:table-cell>
          <table:table-cell table:formula="of:=([.L217]^2)*(-20.9992408223248)+([.L217])*(0.114146130561486)+(0.302895814088881)" office:value-type="float" office:value="0.0621861419929929" calcext:value-type="float">
            <text:p>0.06218614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18]" office:value-type="float" office:value="-0.089512" calcext:value-type="float">
            <text:p>-0.089512</text:p>
          </table:table-cell>
          <table:table-cell table:formula="of:=[Datos_MoCap.B218]" office:value-type="float" office:value="0.08392" calcext:value-type="float">
            <text:p>0.08392</text:p>
          </table:table-cell>
          <table:table-cell table:formula="of:=[Datos_MoCap.C218]" office:value-type="float" office:value="0.286321" calcext:value-type="float">
            <text:p>0.286321</text:p>
          </table:table-cell>
          <table:table-cell table:formula="of:=[Datos_MoCap.D218]" office:value-type="float" office:value="0.11473" calcext:value-type="float">
            <text:p>0.11473</text:p>
          </table:table-cell>
          <table:table-cell table:formula="of:=[Datos_MoCap.F218]" office:value-type="float" office:value="-0.093387" calcext:value-type="float">
            <text:p>-0.093387</text:p>
          </table:table-cell>
          <table:table-cell table:formula="of:=[Datos_MoCap.E218]" office:value-type="float" office:value="0.077825" calcext:value-type="float">
            <text:p>0.077825</text:p>
          </table:table-cell>
          <table:table-cell/>
          <table:table-cell table:formula="of:=([.H218]^2)*(0.140024724909833)+([.H218])*(-0.00142725065277068)+(-0.0063459406986214)" office:value-type="float" office:value="-0.00509625079220893" calcext:value-type="float">
            <text:p>-0.0050962508</text:p>
          </table:table-cell>
          <table:table-cell table:formula="of:=([.J218]^2)*(-1.68303778049881)+([.J218])*(0.15665109790632)+(0.10475739737447)" office:value-type="float" office:value="0.0116349387295759" calcext:value-type="float">
            <text:p>0.0116349387</text:p>
          </table:table-cell>
          <table:table-cell table:formula="of:=([.I218]^2)*(-1.84809378419694)+([.I218])*(0.969715893777015)+(-0.0558124189204929)" office:value-type="float" office:value="0.01255081569664" calcext:value-type="float">
            <text:p>0.0125508157</text:p>
          </table:table-cell>
          <table:table-cell table:formula="of:=[.H218]*-1" office:value-type="float" office:value="0.089512" calcext:value-type="float">
            <text:p>0.089512</text:p>
          </table:table-cell>
          <table:table-cell table:formula="of:=[.M218]*-1" office:value-type="float" office:value="-0.077825" calcext:value-type="float">
            <text:p>-0.077825</text:p>
          </table:table-cell>
          <table:table-cell table:formula="of:=([.K218]^2)*(48.7382423482978)+([.K218])*(0.0643401308833624)+(0.0316411646540839)" office:value-type="float" office:value="0.680563071094608" calcext:value-type="float">
            <text:p>0.6805630711</text:p>
          </table:table-cell>
          <table:table-cell table:formula="of:=([.M218]^2)*(2.99573212968935)+([.M218])*(-0.0394274132082148)+(-0.010306073088791)" office:value-type="float" office:value="0.00476983101246564" calcext:value-type="float">
            <text:p>0.004769831</text:p>
          </table:table-cell>
          <table:table-cell table:formula="of:=([.L218]^2)*(-20.9992408223248)+([.L218])*(0.114146130561486)+(0.302895814088881)" office:value-type="float" office:value="0.109098903133677" calcext:value-type="float">
            <text:p>0.109098903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19]" office:value-type="float" office:value="-0.090422" calcext:value-type="float">
            <text:p>-0.090422</text:p>
          </table:table-cell>
          <table:table-cell table:formula="of:=[Datos_MoCap.B219]" office:value-type="float" office:value="0.079713" calcext:value-type="float">
            <text:p>0.079713</text:p>
          </table:table-cell>
          <table:table-cell table:formula="of:=[Datos_MoCap.C219]" office:value-type="float" office:value="0.28592" calcext:value-type="float">
            <text:p>0.28592</text:p>
          </table:table-cell>
          <table:table-cell table:formula="of:=[Datos_MoCap.D219]" office:value-type="float" office:value="0.081945" calcext:value-type="float">
            <text:p>0.081945</text:p>
          </table:table-cell>
          <table:table-cell table:formula="of:=[Datos_MoCap.F219]" office:value-type="float" office:value="-0.083792" calcext:value-type="float">
            <text:p>-0.083792</text:p>
          </table:table-cell>
          <table:table-cell table:formula="of:=[Datos_MoCap.E219]" office:value-type="float" office:value="0.063803" calcext:value-type="float">
            <text:p>0.063803</text:p>
          </table:table-cell>
          <table:table-cell/>
          <table:table-cell table:formula="of:=([.H219]^2)*(0.140024724909833)+([.H219])*(-0.00142725065277068)+(-0.0063459406986214)" office:value-type="float" office:value="-0.00507202435405966" calcext:value-type="float">
            <text:p>-0.0050720244</text:p>
          </table:table-cell>
          <table:table-cell table:formula="of:=([.J219]^2)*(-1.68303778049881)+([.J219])*(0.15665109790632)+(0.10475739737447)" office:value-type="float" office:value="0.0119583260315582" calcext:value-type="float">
            <text:p>0.011958326</text:p>
          </table:table-cell>
          <table:table-cell table:formula="of:=([.I219]^2)*(-1.84809378419694)+([.I219])*(0.969715893777015)+(-0.0558124189204929)" office:value-type="float" office:value="0.00974345614222729" calcext:value-type="float">
            <text:p>0.0097434561</text:p>
          </table:table-cell>
          <table:table-cell table:formula="of:=[.H219]*-1" office:value-type="float" office:value="0.090422" calcext:value-type="float">
            <text:p>0.090422</text:p>
          </table:table-cell>
          <table:table-cell table:formula="of:=[.M219]*-1" office:value-type="float" office:value="-0.063803" calcext:value-type="float">
            <text:p>-0.063803</text:p>
          </table:table-cell>
          <table:table-cell table:formula="of:=([.K219]^2)*(48.7382423482978)+([.K219])*(0.0643401308833624)+(0.0316411646540839)" office:value-type="float" office:value="0.364189986716477" calcext:value-type="float">
            <text:p>0.3641899867</text:p>
          </table:table-cell>
          <table:table-cell table:formula="of:=([.M219]^2)*(2.99573212968935)+([.M219])*(-0.0394274132082148)+(-0.010306073088791)" office:value-type="float" office:value="-0.000626565650521178" calcext:value-type="float">
            <text:p>-0.0006265657</text:p>
          </table:table-cell>
          <table:table-cell table:formula="of:=([.L219]^2)*(-20.9992408223248)+([.L219])*(0.114146130561486)+(0.302895814088881)" office:value-type="float" office:value="0.14589352723469" calcext:value-type="float">
            <text:p>0.145893527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20]" office:value-type="float" office:value="-0.089082" calcext:value-type="float">
            <text:p>-0.089082</text:p>
          </table:table-cell>
          <table:table-cell table:formula="of:=[Datos_MoCap.B220]" office:value-type="float" office:value="0.076655" calcext:value-type="float">
            <text:p>0.076655</text:p>
          </table:table-cell>
          <table:table-cell table:formula="of:=[Datos_MoCap.C220]" office:value-type="float" office:value="0.287595" calcext:value-type="float">
            <text:p>0.287595</text:p>
          </table:table-cell>
          <table:table-cell table:formula="of:=[Datos_MoCap.D220]" office:value-type="float" office:value="0.069614" calcext:value-type="float">
            <text:p>0.069614</text:p>
          </table:table-cell>
          <table:table-cell table:formula="of:=[Datos_MoCap.F220]" office:value-type="float" office:value="-0.072535" calcext:value-type="float">
            <text:p>-0.072535</text:p>
          </table:table-cell>
          <table:table-cell table:formula="of:=[Datos_MoCap.E220]" office:value-type="float" office:value="0.064184" calcext:value-type="float">
            <text:p>0.064184</text:p>
          </table:table-cell>
          <table:table-cell/>
          <table:table-cell table:formula="of:=([.H220]^2)*(0.140024724909833)+([.H220])*(-0.00142725065277068)+(-0.0063459406986214)" office:value-type="float" office:value="-0.00510761776754946" calcext:value-type="float">
            <text:p>-0.0051076178</text:p>
          </table:table-cell>
          <table:table-cell table:formula="of:=([.J220]^2)*(-1.68303778049881)+([.J220])*(0.15665109790632)+(0.10475739737447)" office:value-type="float" office:value="0.0106039272043076" calcext:value-type="float">
            <text:p>0.0106039272</text:p>
          </table:table-cell>
          <table:table-cell table:formula="of:=([.I220]^2)*(-1.84809378419694)+([.I220])*(0.969715893777015)+(-0.0558124189204929)" office:value-type="float" office:value="0.00766177412387225" calcext:value-type="float">
            <text:p>0.0076617741</text:p>
          </table:table-cell>
          <table:table-cell table:formula="of:=[.H220]*-1" office:value-type="float" office:value="0.089082" calcext:value-type="float">
            <text:p>0.089082</text:p>
          </table:table-cell>
          <table:table-cell table:formula="of:=[.M220]*-1" office:value-type="float" office:value="-0.064184" calcext:value-type="float">
            <text:p>-0.064184</text:p>
          </table:table-cell>
          <table:table-cell table:formula="of:=([.K220]^2)*(48.7382423482978)+([.K220])*(0.0643401308833624)+(0.0316411646540839)" office:value-type="float" office:value="0.272310973218712" calcext:value-type="float">
            <text:p>0.2723109732</text:p>
          </table:table-cell>
          <table:table-cell table:formula="of:=([.M220]^2)*(2.99573212968935)+([.M220])*(-0.0394274132082148)+(-0.010306073088791)" office:value-type="float" office:value="-0.000495506468314059" calcext:value-type="float">
            <text:p>-0.0004955065</text:p>
          </table:table-cell>
          <table:table-cell table:formula="of:=([.L220]^2)*(-20.9992408223248)+([.L220])*(0.114146130561486)+(0.302895814088881)" office:value-type="float" office:value="0.184132368065016" calcext:value-type="float">
            <text:p>0.184132368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21]" office:value-type="float" office:value="-0.088024" calcext:value-type="float">
            <text:p>-0.088024</text:p>
          </table:table-cell>
          <table:table-cell table:formula="of:=[Datos_MoCap.B221]" office:value-type="float" office:value="0.073429" calcext:value-type="float">
            <text:p>0.073429</text:p>
          </table:table-cell>
          <table:table-cell table:formula="of:=[Datos_MoCap.C221]" office:value-type="float" office:value="0.289591" calcext:value-type="float">
            <text:p>0.289591</text:p>
          </table:table-cell>
          <table:table-cell table:formula="of:=[Datos_MoCap.D221]" office:value-type="float" office:value="0.060606" calcext:value-type="float">
            <text:p>0.060606</text:p>
          </table:table-cell>
          <table:table-cell table:formula="of:=[Datos_MoCap.F221]" office:value-type="float" office:value="-0.063969" calcext:value-type="float">
            <text:p>-0.063969</text:p>
          </table:table-cell>
          <table:table-cell table:formula="of:=[Datos_MoCap.E221]" office:value-type="float" office:value="0.065162" calcext:value-type="float">
            <text:p>0.065162</text:p>
          </table:table-cell>
          <table:table-cell/>
          <table:table-cell table:formula="of:=([.H221]^2)*(0.140024724909833)+([.H221])*(-0.00142725065277068)+(-0.0063459406986214)" office:value-type="float" office:value="-0.00513536537236791" calcext:value-type="float">
            <text:p>-0.0051353654</text:p>
          </table:table-cell>
          <table:table-cell table:formula="of:=([.J221]^2)*(-1.68303778049881)+([.J221])*(0.15665109790632)+(0.10475739737447)" office:value-type="float" office:value="0.00897763681035617" calcext:value-type="float">
            <text:p>0.0089776368</text:p>
          </table:table-cell>
          <table:table-cell table:formula="of:=([.I221]^2)*(-1.84809378419694)+([.I221])*(0.969715893777015)+(-0.0558124189204929)" office:value-type="float" office:value="0.00542826403656651" calcext:value-type="float">
            <text:p>0.005428264</text:p>
          </table:table-cell>
          <table:table-cell table:formula="of:=[.H221]*-1" office:value-type="float" office:value="0.088024" calcext:value-type="float">
            <text:p>0.088024</text:p>
          </table:table-cell>
          <table:table-cell table:formula="of:=[.M221]*-1" office:value-type="float" office:value="-0.065162" calcext:value-type="float">
            <text:p>-0.065162</text:p>
          </table:table-cell>
          <table:table-cell table:formula="of:=([.K221]^2)*(48.7382423482978)+([.K221])*(0.0643401308833624)+(0.0316411646540839)" office:value-type="float" office:value="0.214560378501008" calcext:value-type="float">
            <text:p>0.2145603785</text:p>
          </table:table-cell>
          <table:table-cell table:formula="of:=([.M221]^2)*(2.99573212968935)+([.M221])*(-0.0394274132082148)+(-0.010306073088791)" office:value-type="float" office:value="-0.000155105201681922" calcext:value-type="float">
            <text:p>-0.0001551052</text:p>
          </table:table-cell>
          <table:table-cell table:formula="of:=([.L221]^2)*(-20.9992408223248)+([.L221])*(0.114146130561486)+(0.302895814088881)" office:value-type="float" office:value="0.209664414662063" calcext:value-type="float">
            <text:p>0.209664414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22]" office:value-type="float" office:value="-0.087194" calcext:value-type="float">
            <text:p>-0.087194</text:p>
          </table:table-cell>
          <table:table-cell table:formula="of:=[Datos_MoCap.B222]" office:value-type="float" office:value="0.07075" calcext:value-type="float">
            <text:p>0.07075</text:p>
          </table:table-cell>
          <table:table-cell table:formula="of:=[Datos_MoCap.C222]" office:value-type="float" office:value="0.291615" calcext:value-type="float">
            <text:p>0.291615</text:p>
          </table:table-cell>
          <table:table-cell table:formula="of:=[Datos_MoCap.D222]" office:value-type="float" office:value="0.052551" calcext:value-type="float">
            <text:p>0.052551</text:p>
          </table:table-cell>
          <table:table-cell table:formula="of:=[Datos_MoCap.F222]" office:value-type="float" office:value="-0.055598" calcext:value-type="float">
            <text:p>-0.055598</text:p>
          </table:table-cell>
          <table:table-cell table:formula="of:=[Datos_MoCap.E222]" office:value-type="float" office:value="0.06755" calcext:value-type="float">
            <text:p>0.06755</text:p>
          </table:table-cell>
          <table:table-cell/>
          <table:table-cell table:formula="of:=([.H222]^2)*(0.140024724909833)+([.H222])*(-0.00142725065277068)+(-0.0063459406986214)" office:value-type="float" office:value="-0.00515691391777659" calcext:value-type="float">
            <text:p>-0.0051569139</text:p>
          </table:table-cell>
          <table:table-cell table:formula="of:=([.J222]^2)*(-1.68303778049881)+([.J222])*(0.15665109790632)+(0.10475739737447)" office:value-type="float" office:value="0.00731483872026328" calcext:value-type="float">
            <text:p>0.0073148387</text:p>
          </table:table-cell>
          <table:table-cell table:formula="of:=([.I222]^2)*(-1.84809378419694)+([.I222])*(0.969715893777015)+(-0.0558124189204929)" office:value-type="float" office:value="0.00354423162157161" calcext:value-type="float">
            <text:p>0.0035442316</text:p>
          </table:table-cell>
          <table:table-cell table:formula="of:=[.H222]*-1" office:value-type="float" office:value="0.087194" calcext:value-type="float">
            <text:p>0.087194</text:p>
          </table:table-cell>
          <table:table-cell table:formula="of:=[.M222]*-1" office:value-type="float" office:value="-0.06755" calcext:value-type="float">
            <text:p>-0.06755</text:p>
          </table:table-cell>
          <table:table-cell table:formula="of:=([.K222]^2)*(48.7382423482978)+([.K222])*(0.0643401308833624)+(0.0316411646540839)" office:value-type="float" office:value="0.169618203400575" calcext:value-type="float">
            <text:p>0.1696182034</text:p>
          </table:table-cell>
          <table:table-cell table:formula="of:=([.M222]^2)*(2.99573212968935)+([.M222])*(-0.0394274132082148)+(-0.010306073088791)" office:value-type="float" office:value="0.000700138346096918" calcext:value-type="float">
            <text:p>0.0007001383</text:p>
          </table:table-cell>
          <table:table-cell table:formula="of:=([.L222]^2)*(-20.9992408223248)+([.L222])*(0.114146130561486)+(0.302895814088881)" office:value-type="float" office:value="0.231637974560583" calcext:value-type="float">
            <text:p>0.231637974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23]" office:value-type="float" office:value="-0.086521" calcext:value-type="float">
            <text:p>-0.086521</text:p>
          </table:table-cell>
          <table:table-cell table:formula="of:=[Datos_MoCap.B223]" office:value-type="float" office:value="0.068203" calcext:value-type="float">
            <text:p>0.068203</text:p>
          </table:table-cell>
          <table:table-cell table:formula="of:=[Datos_MoCap.C223]" office:value-type="float" office:value="0.293199" calcext:value-type="float">
            <text:p>0.293199</text:p>
          </table:table-cell>
          <table:table-cell table:formula="of:=[Datos_MoCap.D223]" office:value-type="float" office:value="0.047933" calcext:value-type="float">
            <text:p>0.047933</text:p>
          </table:table-cell>
          <table:table-cell table:formula="of:=[Datos_MoCap.F223]" office:value-type="float" office:value="-0.047335" calcext:value-type="float">
            <text:p>-0.047335</text:p>
          </table:table-cell>
          <table:table-cell table:formula="of:=[Datos_MoCap.E223]" office:value-type="float" office:value="0.069284" calcext:value-type="float">
            <text:p>0.069284</text:p>
          </table:table-cell>
          <table:table-cell/>
          <table:table-cell table:formula="of:=([.H223]^2)*(0.140024724909833)+([.H223])*(-0.00142725065277068)+(-0.0063459406986214)" office:value-type="float" office:value="-0.00517424477535993" calcext:value-type="float">
            <text:p>-0.0051742448</text:p>
          </table:table-cell>
          <table:table-cell table:formula="of:=([.J223]^2)*(-1.68303778049881)+([.J223])*(0.15665109790632)+(0.10475739737447)" office:value-type="float" office:value="0.00600389979374855" calcext:value-type="float">
            <text:p>0.0060038998</text:p>
          </table:table-cell>
          <table:table-cell table:formula="of:=([.I223]^2)*(-1.84809378419694)+([.I223])*(0.969715893777015)+(-0.0558124189204929)" office:value-type="float" office:value="0.00172843019336335" calcext:value-type="float">
            <text:p>0.0017284302</text:p>
          </table:table-cell>
          <table:table-cell table:formula="of:=[.H223]*-1" office:value-type="float" office:value="0.086521" calcext:value-type="float">
            <text:p>0.086521</text:p>
          </table:table-cell>
          <table:table-cell table:formula="of:=[.M223]*-1" office:value-type="float" office:value="-0.069284" calcext:value-type="float">
            <text:p>-0.069284</text:p>
          </table:table-cell>
          <table:table-cell table:formula="of:=([.K223]^2)*(48.7382423482978)+([.K223])*(0.0643401308833624)+(0.0316411646540839)" office:value-type="float" office:value="0.14670482492938" calcext:value-type="float">
            <text:p>0.1467048249</text:p>
          </table:table-cell>
          <table:table-cell table:formula="of:=([.M223]^2)*(2.99573212968935)+([.M223])*(-0.0394274132082148)+(-0.010306073088791)" office:value-type="float" office:value="0.00134256904133948" calcext:value-type="float">
            <text:p>0.001342569</text:p>
          </table:table-cell>
          <table:table-cell table:formula="of:=([.L223]^2)*(-20.9992408223248)+([.L223])*(0.114146130561486)+(0.302895814088881)" office:value-type="float" office:value="0.250441761288941" calcext:value-type="float">
            <text:p>0.250441761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24]" office:value-type="float" office:value="-0.085729" calcext:value-type="float">
            <text:p>-0.085729</text:p>
          </table:table-cell>
          <table:table-cell table:formula="of:=[Datos_MoCap.B224]" office:value-type="float" office:value="0.065672" calcext:value-type="float">
            <text:p>0.065672</text:p>
          </table:table-cell>
          <table:table-cell table:formula="of:=[Datos_MoCap.C224]" office:value-type="float" office:value="0.294737" calcext:value-type="float">
            <text:p>0.294737</text:p>
          </table:table-cell>
          <table:table-cell table:formula="of:=[Datos_MoCap.D224]" office:value-type="float" office:value="0.040618" calcext:value-type="float">
            <text:p>0.040618</text:p>
          </table:table-cell>
          <table:table-cell table:formula="of:=[Datos_MoCap.F224]" office:value-type="float" office:value="-0.041173" calcext:value-type="float">
            <text:p>-0.041173</text:p>
          </table:table-cell>
          <table:table-cell table:formula="of:=[Datos_MoCap.E224]" office:value-type="float" office:value="0.069274" calcext:value-type="float">
            <text:p>0.069274</text:p>
          </table:table-cell>
          <table:table-cell/>
          <table:table-cell table:formula="of:=([.H224]^2)*(0.140024724909833)+([.H224])*(-0.00142725065277068)+(-0.0063459406986214)" office:value-type="float" office:value="-0.00519447761089857" calcext:value-type="float">
            <text:p>-0.0051944776</text:p>
          </table:table-cell>
          <table:table-cell table:formula="of:=([.J224]^2)*(-1.68303778049881)+([.J224])*(0.15665109790632)+(0.10475739737447)" office:value-type="float" office:value="0.00472294972853587" calcext:value-type="float">
            <text:p>0.0047229497</text:p>
          </table:table-cell>
          <table:table-cell table:formula="of:=([.I224]^2)*(-1.84809378419694)+([.I224])*(0.969715893777015)+(-0.0558124189204929)" office:value-type="float" office:value="-0.000099717025171725" calcext:value-type="float">
            <text:p>-0.000099717</text:p>
          </table:table-cell>
          <table:table-cell table:formula="of:=[.H224]*-1" office:value-type="float" office:value="0.085729" calcext:value-type="float">
            <text:p>0.085729</text:p>
          </table:table-cell>
          <table:table-cell table:formula="of:=[.M224]*-1" office:value-type="float" office:value="-0.069274" calcext:value-type="float">
            <text:p>-0.069274</text:p>
          </table:table-cell>
          <table:table-cell table:formula="of:=([.K224]^2)*(48.7382423482978)+([.K224])*(0.0643401308833624)+(0.0316411646540839)" office:value-type="float" office:value="0.114663952853751" calcext:value-type="float">
            <text:p>0.1146639529</text:p>
          </table:table-cell>
          <table:table-cell table:formula="of:=([.M224]^2)*(2.99573212968935)+([.M224])*(-0.0394274132082148)+(-0.010306073088791)" office:value-type="float" office:value="0.00133881248894731" calcext:value-type="float">
            <text:p>0.0013388125</text:p>
          </table:table-cell>
          <table:table-cell table:formula="of:=([.L224]^2)*(-20.9992408223248)+([.L224])*(0.114146130561486)+(0.302895814088881)" office:value-type="float" office:value="0.262597827916361" calcext:value-type="float">
            <text:p>0.262597827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25]" office:value-type="float" office:value="-0.084842" calcext:value-type="float">
            <text:p>-0.084842</text:p>
          </table:table-cell>
          <table:table-cell table:formula="of:=[Datos_MoCap.B225]" office:value-type="float" office:value="0.063531" calcext:value-type="float">
            <text:p>0.063531</text:p>
          </table:table-cell>
          <table:table-cell table:formula="of:=[Datos_MoCap.C225]" office:value-type="float" office:value="0.295798" calcext:value-type="float">
            <text:p>0.295798</text:p>
          </table:table-cell>
          <table:table-cell table:formula="of:=[Datos_MoCap.D225]" office:value-type="float" office:value="0.038882" calcext:value-type="float">
            <text:p>0.038882</text:p>
          </table:table-cell>
          <table:table-cell table:formula="of:=[Datos_MoCap.F225]" office:value-type="float" office:value="-0.035148" calcext:value-type="float">
            <text:p>-0.035148</text:p>
          </table:table-cell>
          <table:table-cell table:formula="of:=[Datos_MoCap.E225]" office:value-type="float" office:value="0.068982" calcext:value-type="float">
            <text:p>0.068982</text:p>
          </table:table-cell>
          <table:table-cell/>
          <table:table-cell table:formula="of:=([.H225]^2)*(0.140024724909833)+([.H225])*(-0.00142725065277068)+(-0.0063459406986214)" office:value-type="float" office:value="-0.00521692882979933" calcext:value-type="float">
            <text:p>-0.0052169288</text:p>
          </table:table-cell>
          <table:table-cell table:formula="of:=([.J225]^2)*(-1.68303778049881)+([.J225])*(0.15665109790632)+(0.10475739737447)" office:value-type="float" office:value="0.00383463637204945" calcext:value-type="float">
            <text:p>0.0038346364</text:p>
          </table:table-cell>
          <table:table-cell table:formula="of:=([.I225]^2)*(-1.84809378419694)+([.I225])*(0.969715893777015)+(-0.0558124189204929)" office:value-type="float" office:value="-0.00166465235551998" calcext:value-type="float">
            <text:p>-0.0016646524</text:p>
          </table:table-cell>
          <table:table-cell table:formula="of:=[.H225]*-1" office:value-type="float" office:value="0.084842" calcext:value-type="float">
            <text:p>0.084842</text:p>
          </table:table-cell>
          <table:table-cell table:formula="of:=[.M225]*-1" office:value-type="float" office:value="-0.068982" calcext:value-type="float">
            <text:p>-0.068982</text:p>
          </table:table-cell>
          <table:table-cell table:formula="of:=([.K225]^2)*(48.7382423482978)+([.K225])*(0.0643401308833624)+(0.0316411646540839)" office:value-type="float" office:value="0.107825796083564" calcext:value-type="float">
            <text:p>0.1078257961</text:p>
          </table:table-cell>
          <table:table-cell table:formula="of:=([.M225]^2)*(2.99573212968935)+([.M225])*(-0.0394274132082148)+(-0.010306073088791)" office:value-type="float" office:value="0.00122938533473798" calcext:value-type="float">
            <text:p>0.0012293853</text:p>
          </table:table-cell>
          <table:table-cell table:formula="of:=([.L225]^2)*(-20.9992408223248)+([.L225])*(0.114146130561486)+(0.302895814088881)" office:value-type="float" office:value="0.272941723782268" calcext:value-type="float">
            <text:p>0.272941723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26]" office:value-type="float" office:value="-0.084084" calcext:value-type="float">
            <text:p>-0.084084</text:p>
          </table:table-cell>
          <table:table-cell table:formula="of:=[Datos_MoCap.B226]" office:value-type="float" office:value="0.061662" calcext:value-type="float">
            <text:p>0.061662</text:p>
          </table:table-cell>
          <table:table-cell table:formula="of:=[Datos_MoCap.C226]" office:value-type="float" office:value="0.296332" calcext:value-type="float">
            <text:p>0.296332</text:p>
          </table:table-cell>
          <table:table-cell table:formula="of:=[Datos_MoCap.D226]" office:value-type="float" office:value="0.036281" calcext:value-type="float">
            <text:p>0.036281</text:p>
          </table:table-cell>
          <table:table-cell table:formula="of:=[Datos_MoCap.F226]" office:value-type="float" office:value="-0.029408" calcext:value-type="float">
            <text:p>-0.029408</text:p>
          </table:table-cell>
          <table:table-cell table:formula="of:=[Datos_MoCap.E226]" office:value-type="float" office:value="0.067713" calcext:value-type="float">
            <text:p>0.067713</text:p>
          </table:table-cell>
          <table:table-cell/>
          <table:table-cell table:formula="of:=([.H226]^2)*(0.140024724909833)+([.H226])*(-0.00142725065277068)+(-0.0063459406986214)" office:value-type="float" office:value="-0.00523594027883766" calcext:value-type="float">
            <text:p>-0.0052359403</text:p>
          </table:table-cell>
          <table:table-cell table:formula="of:=([.J226]^2)*(-1.68303778049881)+([.J226])*(0.15665109790632)+(0.10475739737447)" office:value-type="float" office:value="0.00338611585437522" calcext:value-type="float">
            <text:p>0.0033861159</text:p>
          </table:table-cell>
          <table:table-cell table:formula="of:=([.I226]^2)*(-1.84809378419694)+([.I226])*(0.969715893777015)+(-0.0558124189204929)" office:value-type="float" office:value="-0.00304462381181066" calcext:value-type="float">
            <text:p>-0.0030446238</text:p>
          </table:table-cell>
          <table:table-cell table:formula="of:=[.H226]*-1" office:value-type="float" office:value="0.084084" calcext:value-type="float">
            <text:p>0.084084</text:p>
          </table:table-cell>
          <table:table-cell table:formula="of:=[.M226]*-1" office:value-type="float" office:value="-0.067713" calcext:value-type="float">
            <text:p>-0.067713</text:p>
          </table:table-cell>
          <table:table-cell table:formula="of:=([.K226]^2)*(48.7382423482978)+([.K226])*(0.0643401308833624)+(0.0316411646540839)" office:value-type="float" office:value="0.0981301715656019" calcext:value-type="float">
            <text:p>0.0981301716</text:p>
          </table:table-cell>
          <table:table-cell table:formula="of:=([.M226]^2)*(2.99573212968935)+([.M226])*(-0.0394274132082148)+(-0.010306073088791)" office:value-type="float" office:value="0.000759761187298459" calcext:value-type="float">
            <text:p>0.0007597612</text:p>
          </table:table-cell>
          <table:table-cell table:formula="of:=([.L226]^2)*(-20.9992408223248)+([.L226])*(0.114146130561486)+(0.302895814088881)" office:value-type="float" office:value="0.28137822149731" calcext:value-type="float">
            <text:p>0.281378221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27]" office:value-type="float" office:value="-0.083478" calcext:value-type="float">
            <text:p>-0.083478</text:p>
          </table:table-cell>
          <table:table-cell table:formula="of:=[Datos_MoCap.B227]" office:value-type="float" office:value="0.059768" calcext:value-type="float">
            <text:p>0.059768</text:p>
          </table:table-cell>
          <table:table-cell table:formula="of:=[Datos_MoCap.C227]" office:value-type="float" office:value="0.297014" calcext:value-type="float">
            <text:p>0.297014</text:p>
          </table:table-cell>
          <table:table-cell table:formula="of:=[Datos_MoCap.D227]" office:value-type="float" office:value="0.03251" calcext:value-type="float">
            <text:p>0.03251</text:p>
          </table:table-cell>
          <table:table-cell table:formula="of:=[Datos_MoCap.F227]" office:value-type="float" office:value="-0.02411" calcext:value-type="float">
            <text:p>-0.02411</text:p>
          </table:table-cell>
          <table:table-cell table:formula="of:=[Datos_MoCap.E227]" office:value-type="float" office:value="0.066072" calcext:value-type="float">
            <text:p>0.066072</text:p>
          </table:table-cell>
          <table:table-cell/>
          <table:table-cell table:formula="of:=([.H227]^2)*(0.140024724909833)+([.H227])*(-0.00142725065277068)+(-0.0063459406986214)" office:value-type="float" office:value="-0.00525102366344418" calcext:value-type="float">
            <text:p>-0.0052510237</text:p>
          </table:table-cell>
          <table:table-cell table:formula="of:=([.J227]^2)*(-1.68303778049881)+([.J227])*(0.15665109790632)+(0.10475739737447)" office:value-type="float" office:value="0.00281189051594015" calcext:value-type="float">
            <text:p>0.0028118905</text:p>
          </table:table-cell>
          <table:table-cell table:formula="of:=([.I227]^2)*(-1.84809378419694)+([.I227])*(0.969715893777015)+(-0.0558124189204929)" office:value-type="float" office:value="-0.00445622554518505" calcext:value-type="float">
            <text:p>-0.0044562255</text:p>
          </table:table-cell>
          <table:table-cell table:formula="of:=[.H227]*-1" office:value-type="float" office:value="0.083478" calcext:value-type="float">
            <text:p>0.083478</text:p>
          </table:table-cell>
          <table:table-cell table:formula="of:=[.M227]*-1" office:value-type="float" office:value="-0.066072" calcext:value-type="float">
            <text:p>-0.066072</text:p>
          </table:table-cell>
          <table:table-cell table:formula="of:=([.K227]^2)*(48.7382423482978)+([.K227])*(0.0643401308833624)+(0.0316411646540839)" office:value-type="float" office:value="0.0852443155208422" calcext:value-type="float">
            <text:p>0.0852443155</text:p>
          </table:table-cell>
          <table:table-cell table:formula="of:=([.M227]^2)*(2.99573212968935)+([.M227])*(-0.0394274132082148)+(-0.010306073088791)" office:value-type="float" office:value="0.000166774990678565" calcext:value-type="float">
            <text:p>0.000166775</text:p>
          </table:table-cell>
          <table:table-cell table:formula="of:=([.L227]^2)*(-20.9992408223248)+([.L227])*(0.114146130561486)+(0.302895814088881)" office:value-type="float" office:value="0.287937058085029" calcext:value-type="float">
            <text:p>0.287937058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28]" office:value-type="float" office:value="-0.083026" calcext:value-type="float">
            <text:p>-0.083026</text:p>
          </table:table-cell>
          <table:table-cell table:formula="of:=[Datos_MoCap.B228]" office:value-type="float" office:value="0.058178" calcext:value-type="float">
            <text:p>0.058178</text:p>
          </table:table-cell>
          <table:table-cell table:formula="of:=[Datos_MoCap.C228]" office:value-type="float" office:value="0.298104" calcext:value-type="float">
            <text:p>0.298104</text:p>
          </table:table-cell>
          <table:table-cell table:formula="of:=[Datos_MoCap.D228]" office:value-type="float" office:value="0.029212" calcext:value-type="float">
            <text:p>0.029212</text:p>
          </table:table-cell>
          <table:table-cell table:formula="of:=[Datos_MoCap.F228]" office:value-type="float" office:value="-0.019981" calcext:value-type="float">
            <text:p>-0.019981</text:p>
          </table:table-cell>
          <table:table-cell table:formula="of:=[Datos_MoCap.E228]" office:value-type="float" office:value="0.066071" calcext:value-type="float">
            <text:p>0.066071</text:p>
          </table:table-cell>
          <table:table-cell/>
          <table:table-cell table:formula="of:=([.H228]^2)*(0.140024724909833)+([.H228])*(-0.00142725065277068)+(-0.0063459406986214)" office:value-type="float" office:value="-0.0052622070146512" calcext:value-type="float">
            <text:p>-0.005262207</text:p>
          </table:table-cell>
          <table:table-cell table:formula="of:=([.J228]^2)*(-1.68303778049881)+([.J228])*(0.15665109790632)+(0.10475739737447)" office:value-type="float" office:value="0.00189088958779621" calcext:value-type="float">
            <text:p>0.0018908896</text:p>
          </table:table-cell>
          <table:table-cell table:formula="of:=([.I228]^2)*(-1.84809378419694)+([.I228])*(0.969715893777015)+(-0.0558124189204929)" office:value-type="float" office:value="-0.00565149313783178" calcext:value-type="float">
            <text:p>-0.0056514931</text:p>
          </table:table-cell>
          <table:table-cell table:formula="of:=[.H228]*-1" office:value-type="float" office:value="0.083026" calcext:value-type="float">
            <text:p>0.083026</text:p>
          </table:table-cell>
          <table:table-cell table:formula="of:=[.M228]*-1" office:value-type="float" office:value="-0.066071" calcext:value-type="float">
            <text:p>-0.066071</text:p>
          </table:table-cell>
          <table:table-cell table:formula="of:=([.K228]^2)*(48.7382423482978)+([.K228])*(0.0643401308833624)+(0.0316411646540839)" office:value-type="float" office:value="0.0751110062918459" calcext:value-type="float">
            <text:p>0.0751110063</text:p>
          </table:table-cell>
          <table:table-cell table:formula="of:=([.M228]^2)*(2.99573212968935)+([.M228])*(-0.0394274132082148)+(-0.010306073088791)" office:value-type="float" office:value="0.00016641855306096" calcext:value-type="float">
            <text:p>0.0001664186</text:p>
          </table:table-cell>
          <table:table-cell table:formula="of:=([.L228]^2)*(-20.9992408223248)+([.L228])*(0.114146130561486)+(0.302895814088881)" office:value-type="float" office:value="0.292231315767501" calcext:value-type="float">
            <text:p>0.292231315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29]" office:value-type="float" office:value="-0.082709" calcext:value-type="float">
            <text:p>-0.082709</text:p>
          </table:table-cell>
          <table:table-cell table:formula="of:=[Datos_MoCap.B229]" office:value-type="float" office:value="0.056922" calcext:value-type="float">
            <text:p>0.056922</text:p>
          </table:table-cell>
          <table:table-cell table:formula="of:=[Datos_MoCap.C229]" office:value-type="float" office:value="0.29922" calcext:value-type="float">
            <text:p>0.29922</text:p>
          </table:table-cell>
          <table:table-cell table:formula="of:=[Datos_MoCap.D229]" office:value-type="float" office:value="0.024933" calcext:value-type="float">
            <text:p>0.024933</text:p>
          </table:table-cell>
          <table:table-cell table:formula="of:=[Datos_MoCap.F229]" office:value-type="float" office:value="-0.015933" calcext:value-type="float">
            <text:p>-0.015933</text:p>
          </table:table-cell>
          <table:table-cell table:formula="of:=[Datos_MoCap.E229]" office:value-type="float" office:value="0.067739" calcext:value-type="float">
            <text:p>0.067739</text:p>
          </table:table-cell>
          <table:table-cell/>
          <table:table-cell table:formula="of:=([.H229]^2)*(0.140024724909833)+([.H229])*(-0.00142725065277068)+(-0.0063459406986214)" office:value-type="float" office:value="-0.00527001607140531" calcext:value-type="float">
            <text:p>-0.0052700161</text:p>
          </table:table-cell>
          <table:table-cell table:formula="of:=([.J229]^2)*(-1.68303778049881)+([.J229])*(0.15665109790632)+(0.10475739737447)" office:value-type="float" office:value="0.000943776366193957" calcext:value-type="float">
            <text:p>0.0009437764</text:p>
          </table:table-cell>
          <table:table-cell table:formula="of:=([.I229]^2)*(-1.84809378419694)+([.I229])*(0.969715893777015)+(-0.0558124189204929)" office:value-type="float" office:value="-0.00660228551364701" calcext:value-type="float">
            <text:p>-0.0066022855</text:p>
          </table:table-cell>
          <table:table-cell table:formula="of:=[.H229]*-1" office:value-type="float" office:value="0.082709" calcext:value-type="float">
            <text:p>0.082709</text:p>
          </table:table-cell>
          <table:table-cell table:formula="of:=[.M229]*-1" office:value-type="float" office:value="-0.067739" calcext:value-type="float">
            <text:p>-0.067739</text:p>
          </table:table-cell>
          <table:table-cell table:formula="of:=([.K229]^2)*(48.7382423482978)+([.K229])*(0.0643401308833624)+(0.0316411646540839)" office:value-type="float" office:value="0.063543704279188" calcext:value-type="float">
            <text:p>0.0635437043</text:p>
          </table:table-cell>
          <table:table-cell table:formula="of:=([.M229]^2)*(2.99573212968935)+([.M229])*(-0.0394274132082148)+(-0.010306073088791)" office:value-type="float" office:value="0.000769286300174242" calcext:value-type="float">
            <text:p>0.0007692863</text:p>
          </table:table-cell>
          <table:table-cell table:formula="of:=([.L229]^2)*(-20.9992408223248)+([.L229])*(0.114146130561486)+(0.302895814088881)" office:value-type="float" office:value="0.295746246246861" calcext:value-type="float">
            <text:p>0.295746246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30]" office:value-type="float" office:value="-0.08237" calcext:value-type="float">
            <text:p>-0.08237</text:p>
          </table:table-cell>
          <table:table-cell table:formula="of:=[Datos_MoCap.B230]" office:value-type="float" office:value="0.056255" calcext:value-type="float">
            <text:p>0.056255</text:p>
          </table:table-cell>
          <table:table-cell table:formula="of:=[Datos_MoCap.C230]" office:value-type="float" office:value="0.299993" calcext:value-type="float">
            <text:p>0.299993</text:p>
          </table:table-cell>
          <table:table-cell table:formula="of:=[Datos_MoCap.D230]" office:value-type="float" office:value="0.023469" calcext:value-type="float">
            <text:p>0.023469</text:p>
          </table:table-cell>
          <table:table-cell table:formula="of:=[Datos_MoCap.F230]" office:value-type="float" office:value="-0.013653" calcext:value-type="float">
            <text:p>-0.013653</text:p>
          </table:table-cell>
          <table:table-cell table:formula="of:=[Datos_MoCap.E230]" office:value-type="float" office:value="0.069292" calcext:value-type="float">
            <text:p>0.069292</text:p>
          </table:table-cell>
          <table:table-cell/>
          <table:table-cell table:formula="of:=([.H230]^2)*(0.140024724909833)+([.H230])*(-0.00142725065277068)+(-0.0063459406986214)" office:value-type="float" office:value="-0.00527833594236659" calcext:value-type="float">
            <text:p>-0.0052783359</text:p>
          </table:table-cell>
          <table:table-cell table:formula="of:=([.J230]^2)*(-1.68303778049881)+([.J230])*(0.15665109790632)+(0.10475739737447)" office:value-type="float" office:value="0.000285298619997001" calcext:value-type="float">
            <text:p>0.0002852986</text:p>
          </table:table-cell>
          <table:table-cell table:formula="of:=([.I230]^2)*(-1.84809378419694)+([.I230])*(0.969715893777015)+(-0.0558124189204929)" office:value-type="float" office:value="-0.0071095751540835" calcext:value-type="float">
            <text:p>-0.0071095752</text:p>
          </table:table-cell>
          <table:table-cell table:formula="of:=[.H230]*-1" office:value-type="float" office:value="0.08237" calcext:value-type="float">
            <text:p>0.08237</text:p>
          </table:table-cell>
          <table:table-cell table:formula="of:=[.M230]*-1" office:value-type="float" office:value="-0.069292" calcext:value-type="float">
            <text:p>-0.069292</text:p>
          </table:table-cell>
          <table:table-cell table:formula="of:=([.K230]^2)*(48.7382423482978)+([.K230])*(0.0643401308833624)+(0.0316411646540839)" office:value-type="float" office:value="0.0599958927409824" calcext:value-type="float">
            <text:p>0.0599958927</text:p>
          </table:table-cell>
          <table:table-cell table:formula="of:=([.M230]^2)*(2.99573212968935)+([.M230])*(-0.0394274132082148)+(-0.010306073088791)" office:value-type="float" office:value="0.00134557471463864" calcext:value-type="float">
            <text:p>0.0013455747</text:p>
          </table:table-cell>
          <table:table-cell table:formula="of:=([.L230]^2)*(-20.9992408223248)+([.L230])*(0.114146130561486)+(0.302895814088881)" office:value-type="float" office:value="0.297423025893391" calcext:value-type="float">
            <text:p>0.297423025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31]" office:value-type="float" office:value="-0.082193" calcext:value-type="float">
            <text:p>-0.082193</text:p>
          </table:table-cell>
          <table:table-cell table:formula="of:=[Datos_MoCap.B231]" office:value-type="float" office:value="0.055685" calcext:value-type="float">
            <text:p>0.055685</text:p>
          </table:table-cell>
          <table:table-cell table:formula="of:=[Datos_MoCap.C231]" office:value-type="float" office:value="0.30049" calcext:value-type="float">
            <text:p>0.30049</text:p>
          </table:table-cell>
          <table:table-cell table:formula="of:=[Datos_MoCap.D231]" office:value-type="float" office:value="0.020692" calcext:value-type="float">
            <text:p>0.020692</text:p>
          </table:table-cell>
          <table:table-cell table:formula="of:=[Datos_MoCap.F231]" office:value-type="float" office:value="-0.01141" calcext:value-type="float">
            <text:p>-0.01141</text:p>
          </table:table-cell>
          <table:table-cell table:formula="of:=[Datos_MoCap.E231]" office:value-type="float" office:value="0.070006" calcext:value-type="float">
            <text:p>0.070006</text:p>
          </table:table-cell>
          <table:table-cell/>
          <table:table-cell table:formula="of:=([.H231]^2)*(0.140024724909833)+([.H231])*(-0.00142725065277068)+(-0.0063459406986214)" office:value-type="float" office:value="-0.00528266715705068" calcext:value-type="float">
            <text:p>-0.0052826672</text:p>
          </table:table-cell>
          <table:table-cell table:formula="of:=([.J231]^2)*(-1.68303778049881)+([.J231])*(0.15665109790632)+(0.10475739737447)" office:value-type="float" office:value="-0.000139131665390549" calcext:value-type="float">
            <text:p>-0.0001391317</text:p>
          </table:table-cell>
          <table:table-cell table:formula="of:=([.I231]^2)*(-1.84809378419694)+([.I231])*(0.969715893777015)+(-0.0558124189204929)" office:value-type="float" office:value="-0.00754439411116069" calcext:value-type="float">
            <text:p>-0.0075443941</text:p>
          </table:table-cell>
          <table:table-cell table:formula="of:=[.H231]*-1" office:value-type="float" office:value="0.082193" calcext:value-type="float">
            <text:p>0.082193</text:p>
          </table:table-cell>
          <table:table-cell table:formula="of:=[.M231]*-1" office:value-type="float" office:value="-0.070006" calcext:value-type="float">
            <text:p>-0.070006</text:p>
          </table:table-cell>
          <table:table-cell table:formula="of:=([.K231]^2)*(48.7382423482978)+([.K231])*(0.0643401308833624)+(0.0316411646540839)" office:value-type="float" office:value="0.0538402011195263" calcext:value-type="float">
            <text:p>0.0538402011</text:p>
          </table:table-cell>
          <table:table-cell table:formula="of:=([.M231]^2)*(2.99573212968935)+([.M231])*(-0.0394274132082148)+(-0.010306073088791)" office:value-type="float" office:value="0.00161537538046782" calcext:value-type="float">
            <text:p>0.0016153754</text:p>
          </table:table-cell>
          <table:table-cell table:formula="of:=([.L231]^2)*(-20.9992408223248)+([.L231])*(0.114146130561486)+(0.302895814088881)" office:value-type="float" office:value="0.298859555475074" calcext:value-type="float">
            <text:p>0.298859555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32]" office:value-type="float" office:value="-0.08198" calcext:value-type="float">
            <text:p>-0.08198</text:p>
          </table:table-cell>
          <table:table-cell table:formula="of:=[Datos_MoCap.B232]" office:value-type="float" office:value="0.055374" calcext:value-type="float">
            <text:p>0.055374</text:p>
          </table:table-cell>
          <table:table-cell table:formula="of:=[Datos_MoCap.C232]" office:value-type="float" office:value="0.301153" calcext:value-type="float">
            <text:p>0.301153</text:p>
          </table:table-cell>
          <table:table-cell table:formula="of:=[Datos_MoCap.D232]" office:value-type="float" office:value="0.018767" calcext:value-type="float">
            <text:p>0.018767</text:p>
          </table:table-cell>
          <table:table-cell table:formula="of:=[Datos_MoCap.F232]" office:value-type="float" office:value="-0.009986" calcext:value-type="float">
            <text:p>-0.009986</text:p>
          </table:table-cell>
          <table:table-cell table:formula="of:=[Datos_MoCap.E232]" office:value-type="float" office:value="0.071238" calcext:value-type="float">
            <text:p>0.071238</text:p>
          </table:table-cell>
          <table:table-cell/>
          <table:table-cell table:formula="of:=([.H232]^2)*(0.140024724909833)+([.H232])*(-0.00142725065277068)+(-0.0063459406986214)" office:value-type="float" office:value="-0.00528786766490136" calcext:value-type="float">
            <text:p>-0.0052878677</text:p>
          </table:table-cell>
          <table:table-cell table:formula="of:=([.J232]^2)*(-1.68303778049881)+([.J232])*(0.15665109790632)+(0.10475739737447)" office:value-type="float" office:value="-0.000706617764762732" calcext:value-type="float">
            <text:p>-0.0007066178</text:p>
          </table:table-cell>
          <table:table-cell table:formula="of:=([.I232]^2)*(-1.84809378419694)+([.I232])*(0.969715893777015)+(-0.0558124189204929)" office:value-type="float" office:value="-0.00778214379792824" calcext:value-type="float">
            <text:p>-0.0077821438</text:p>
          </table:table-cell>
          <table:table-cell table:formula="of:=[.H232]*-1" office:value-type="float" office:value="0.08198" calcext:value-type="float">
            <text:p>0.08198</text:p>
          </table:table-cell>
          <table:table-cell table:formula="of:=[.M232]*-1" office:value-type="float" office:value="-0.071238" calcext:value-type="float">
            <text:p>-0.071238</text:p>
          </table:table-cell>
          <table:table-cell table:formula="of:=([.K232]^2)*(48.7382423482978)+([.K232])*(0.0643401308833624)+(0.0316411646540839)" office:value-type="float" office:value="0.0500142589307945" calcext:value-type="float">
            <text:p>0.0500142589</text:p>
          </table:table-cell>
          <table:table-cell table:formula="of:=([.M232]^2)*(2.99573212968935)+([.M232])*(-0.0394274132082148)+(-0.010306073088791)" office:value-type="float" office:value="0.00208809596815194" calcext:value-type="float">
            <text:p>0.002088096</text:p>
          </table:table-cell>
          <table:table-cell table:formula="of:=([.L232]^2)*(-20.9992408223248)+([.L232])*(0.114146130561486)+(0.302895814088881)" office:value-type="float" office:value="0.299661902418441" calcext:value-type="float">
            <text:p>0.299661902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33]" office:value-type="float" office:value="-0.081758" calcext:value-type="float">
            <text:p>-0.081758</text:p>
          </table:table-cell>
          <table:table-cell table:formula="of:=[Datos_MoCap.B233]" office:value-type="float" office:value="0.055091" calcext:value-type="float">
            <text:p>0.055091</text:p>
          </table:table-cell>
          <table:table-cell table:formula="of:=[Datos_MoCap.C233]" office:value-type="float" office:value="0.301842" calcext:value-type="float">
            <text:p>0.301842</text:p>
          </table:table-cell>
          <table:table-cell table:formula="of:=[Datos_MoCap.D233]" office:value-type="float" office:value="0.017266" calcext:value-type="float">
            <text:p>0.017266</text:p>
          </table:table-cell>
          <table:table-cell table:formula="of:=[Datos_MoCap.F233]" office:value-type="float" office:value="-0.008649" calcext:value-type="float">
            <text:p>-0.008649</text:p>
          </table:table-cell>
          <table:table-cell table:formula="of:=[Datos_MoCap.E233]" office:value-type="float" office:value="0.072891" calcext:value-type="float">
            <text:p>0.072891</text:p>
          </table:table-cell>
          <table:table-cell/>
          <table:table-cell table:formula="of:=([.H233]^2)*(0.140024724909833)+([.H233])*(-0.00142725065277068)+(-0.0063459406986214)" office:value-type="float" office:value="-0.00529327439033269" calcext:value-type="float">
            <text:p>-0.0052932744</text:p>
          </table:table-cell>
          <table:table-cell table:formula="of:=([.J233]^2)*(-1.68303778049881)+([.J233])*(0.15665109790632)+(0.10475739737447)" office:value-type="float" office:value="-0.00129792601779062" calcext:value-type="float">
            <text:p>-0.001297926</text:p>
          </table:table-cell>
          <table:table-cell table:formula="of:=([.I233]^2)*(-1.84809378419694)+([.I233])*(0.969715893777015)+(-0.0558124189204929)" office:value-type="float" office:value="-0.00799879903646355" calcext:value-type="float">
            <text:p>-0.007998799</text:p>
          </table:table-cell>
          <table:table-cell table:formula="of:=[.H233]*-1" office:value-type="float" office:value="0.081758" calcext:value-type="float">
            <text:p>0.081758</text:p>
          </table:table-cell>
          <table:table-cell table:formula="of:=[.M233]*-1" office:value-type="float" office:value="-0.072891" calcext:value-type="float">
            <text:p>-0.072891</text:p>
          </table:table-cell>
          <table:table-cell table:formula="of:=([.K233]^2)*(48.7382423482978)+([.K233])*(0.0643401308833624)+(0.0316411646540839)" office:value-type="float" office:value="0.0472816505794477" calcext:value-type="float">
            <text:p>0.0472816506</text:p>
          </table:table-cell>
          <table:table-cell table:formula="of:=([.M233]^2)*(2.99573212968935)+([.M233])*(-0.0394274132082148)+(-0.010306073088791)" office:value-type="float" office:value="0.00273664136534512" calcext:value-type="float">
            <text:p>0.0027366414</text:p>
          </table:table-cell>
          <table:table-cell table:formula="of:=([.L233]^2)*(-20.9992408223248)+([.L233])*(0.114146130561486)+(0.302895814088881)" office:value-type="float" office:value="0.300337711775093" calcext:value-type="float">
            <text:p>0.300337711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34]" office:value-type="float" office:value="-0.081559" calcext:value-type="float">
            <text:p>-0.081559</text:p>
          </table:table-cell>
          <table:table-cell table:formula="of:=[Datos_MoCap.B234]" office:value-type="float" office:value="0.054916" calcext:value-type="float">
            <text:p>0.054916</text:p>
          </table:table-cell>
          <table:table-cell table:formula="of:=[Datos_MoCap.C234]" office:value-type="float" office:value="0.302378" calcext:value-type="float">
            <text:p>0.302378</text:p>
          </table:table-cell>
          <table:table-cell table:formula="of:=[Datos_MoCap.D234]" office:value-type="float" office:value="0.015517" calcext:value-type="float">
            <text:p>0.015517</text:p>
          </table:table-cell>
          <table:table-cell table:formula="of:=[Datos_MoCap.F234]" office:value-type="float" office:value="-0.00775" calcext:value-type="float">
            <text:p>-0.00775</text:p>
          </table:table-cell>
          <table:table-cell table:formula="of:=[Datos_MoCap.E234]" office:value-type="float" office:value="0.074357" calcext:value-type="float">
            <text:p>0.074357</text:p>
          </table:table-cell>
          <table:table-cell/>
          <table:table-cell table:formula="of:=([.H234]^2)*(0.140024724909833)+([.H234])*(-0.00142725065277068)+(-0.0063459406986214)" office:value-type="float" office:value="-0.00529810922839421" calcext:value-type="float">
            <text:p>-0.0052981092</text:p>
          </table:table-cell>
          <table:table-cell table:formula="of:=([.J234]^2)*(-1.68303778049881)+([.J234])*(0.15665109790632)+(0.10475739737447)" office:value-type="float" office:value="-0.0017590328763377" calcext:value-type="float">
            <text:p>-0.0017590329</text:p>
          </table:table-cell>
          <table:table-cell table:formula="of:=([.I234]^2)*(-1.84809378419694)+([.I234])*(0.969715893777015)+(-0.0558124189204929)" office:value-type="float" office:value="-0.00813292124861385" calcext:value-type="float">
            <text:p>-0.0081329212</text:p>
          </table:table-cell>
          <table:table-cell table:formula="of:=[.H234]*-1" office:value-type="float" office:value="0.081559" calcext:value-type="float">
            <text:p>0.081559</text:p>
          </table:table-cell>
          <table:table-cell table:formula="of:=[.M234]*-1" office:value-type="float" office:value="-0.074357" calcext:value-type="float">
            <text:p>-0.074357</text:p>
          </table:table-cell>
          <table:table-cell table:formula="of:=([.K234]^2)*(48.7382423482978)+([.K234])*(0.0643401308833624)+(0.0316411646540839)" office:value-type="float" office:value="0.0443745923282492" calcext:value-type="float">
            <text:p>0.0443745923</text:p>
          </table:table-cell>
          <table:table-cell table:formula="of:=([.M234]^2)*(2.99573212968935)+([.M234])*(-0.0394274132082148)+(-0.010306073088791)" office:value-type="float" office:value="0.00332551619533311" calcext:value-type="float">
            <text:p>0.0033255162</text:p>
          </table:table-cell>
          <table:table-cell table:formula="of:=([.L234]^2)*(-20.9992408223248)+([.L234])*(0.114146130561486)+(0.302895814088881)" office:value-type="float" office:value="0.300749914675139" calcext:value-type="float">
            <text:p>0.300749914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35]" office:value-type="float" office:value="-0.081573" calcext:value-type="float">
            <text:p>-0.081573</text:p>
          </table:table-cell>
          <table:table-cell table:formula="of:=[Datos_MoCap.B235]" office:value-type="float" office:value="0.05474" calcext:value-type="float">
            <text:p>0.05474</text:p>
          </table:table-cell>
          <table:table-cell table:formula="of:=[Datos_MoCap.C235]" office:value-type="float" office:value="0.302588" calcext:value-type="float">
            <text:p>0.302588</text:p>
          </table:table-cell>
          <table:table-cell table:formula="of:=[Datos_MoCap.D235]" office:value-type="float" office:value="0.014478" calcext:value-type="float">
            <text:p>0.014478</text:p>
          </table:table-cell>
          <table:table-cell table:formula="of:=[Datos_MoCap.F235]" office:value-type="float" office:value="-0.007037" calcext:value-type="float">
            <text:p>-0.007037</text:p>
          </table:table-cell>
          <table:table-cell table:formula="of:=[Datos_MoCap.E235]" office:value-type="float" office:value="0.075041" calcext:value-type="float">
            <text:p>0.075041</text:p>
          </table:table-cell>
          <table:table-cell/>
          <table:table-cell table:formula="of:=([.H235]^2)*(0.140024724909833)+([.H235])*(-0.00142725065277068)+(-0.0063459406986214)" office:value-type="float" office:value="-0.00529776945169714" calcext:value-type="float">
            <text:p>-0.0052977695</text:p>
          </table:table-cell>
          <table:table-cell table:formula="of:=([.J235]^2)*(-1.68303778049881)+([.J235])*(0.15665109790632)+(0.10475739737447)" office:value-type="float" office:value="-0.00193995407889998" calcext:value-type="float">
            <text:p>-0.0019399541</text:p>
          </table:table-cell>
          <table:table-cell table:formula="of:=([.I235]^2)*(-1.84809378419694)+([.I235])*(0.969715893777015)+(-0.0558124189204929)" office:value-type="float" office:value="-0.00826792404124662" calcext:value-type="float">
            <text:p>-0.008267924</text:p>
          </table:table-cell>
          <table:table-cell table:formula="of:=[.H235]*-1" office:value-type="float" office:value="0.081573" calcext:value-type="float">
            <text:p>0.081573</text:p>
          </table:table-cell>
          <table:table-cell table:formula="of:=[.M235]*-1" office:value-type="float" office:value="-0.075041" calcext:value-type="float">
            <text:p>-0.075041</text:p>
          </table:table-cell>
          <table:table-cell table:formula="of:=([.K235]^2)*(48.7382423482978)+([.K235])*(0.0643401308833624)+(0.0316411646540839)" office:value-type="float" office:value="0.0427888251134339" calcext:value-type="float">
            <text:p>0.0427888251</text:p>
          </table:table-cell>
          <table:table-cell table:formula="of:=([.M235]^2)*(2.99573212968935)+([.M235])*(-0.0394274132082148)+(-0.010306073088791)" office:value-type="float" office:value="0.00360467641457724" calcext:value-type="float">
            <text:p>0.0036046764</text:p>
          </table:table-cell>
          <table:table-cell table:formula="of:=([.L235]^2)*(-20.9992408223248)+([.L235])*(0.114146130561486)+(0.302895814088881)" office:value-type="float" office:value="0.301052698613119" calcext:value-type="float">
            <text:p>0.301052698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36]" office:value-type="float" office:value="-0.081557" calcext:value-type="float">
            <text:p>-0.081557</text:p>
          </table:table-cell>
          <table:table-cell table:formula="of:=[Datos_MoCap.B236]" office:value-type="float" office:value="0.054636" calcext:value-type="float">
            <text:p>0.054636</text:p>
          </table:table-cell>
          <table:table-cell table:formula="of:=[Datos_MoCap.C236]" office:value-type="float" office:value="0.302714" calcext:value-type="float">
            <text:p>0.302714</text:p>
          </table:table-cell>
          <table:table-cell table:formula="of:=[Datos_MoCap.D236]" office:value-type="float" office:value="0.015171" calcext:value-type="float">
            <text:p>0.015171</text:p>
          </table:table-cell>
          <table:table-cell table:formula="of:=[Datos_MoCap.F236]" office:value-type="float" office:value="-0.007068" calcext:value-type="float">
            <text:p>-0.007068</text:p>
          </table:table-cell>
          <table:table-cell table:formula="of:=[Datos_MoCap.E236]" office:value-type="float" office:value="0.075747" calcext:value-type="float">
            <text:p>0.075747</text:p>
          </table:table-cell>
          <table:table-cell/>
          <table:table-cell table:formula="of:=([.H236]^2)*(0.140024724909833)+([.H236])*(-0.00142725065277068)+(-0.0063459406986214)" office:value-type="float" office:value="-0.00529815776344157" calcext:value-type="float">
            <text:p>-0.0052981578</text:p>
          </table:table-cell>
          <table:table-cell table:formula="of:=([.J236]^2)*(-1.68303778049881)+([.J236])*(0.15665109790632)+(0.10475739737447)" office:value-type="float" office:value="-0.00204857805352486" calcext:value-type="float">
            <text:p>-0.0020485781</text:p>
          </table:table-cell>
          <table:table-cell table:formula="of:=([.I236]^2)*(-1.84809378419694)+([.I236])*(0.969715893777015)+(-0.0558124189204929)" office:value-type="float" office:value="-0.00834775223520243" calcext:value-type="float">
            <text:p>-0.0083477522</text:p>
          </table:table-cell>
          <table:table-cell table:formula="of:=[.H236]*-1" office:value-type="float" office:value="0.081557" calcext:value-type="float">
            <text:p>0.081557</text:p>
          </table:table-cell>
          <table:table-cell table:formula="of:=[.M236]*-1" office:value-type="float" office:value="-0.075747" calcext:value-type="float">
            <text:p>-0.075747</text:p>
          </table:table-cell>
          <table:table-cell table:formula="of:=([.K236]^2)*(48.7382423482978)+([.K236])*(0.0643401308833624)+(0.0316411646540839)" office:value-type="float" office:value="0.0438348256462737" calcext:value-type="float">
            <text:p>0.0438348256</text:p>
          </table:table-cell>
          <table:table-cell table:formula="of:=([.M236]^2)*(2.99573212968935)+([.M236])*(-0.0394274132082148)+(-0.010306073088791)" office:value-type="float" office:value="0.00389575530305059" calcext:value-type="float">
            <text:p>0.0038957553</text:p>
          </table:table-cell>
          <table:table-cell table:formula="of:=([.L236]^2)*(-20.9992408223248)+([.L236])*(0.114146130561486)+(0.302895814088881)" office:value-type="float" office:value="0.301039978060026" calcext:value-type="float">
            <text:p>0.301039978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37]" office:value-type="float" office:value="-0.081586" calcext:value-type="float">
            <text:p>-0.081586</text:p>
          </table:table-cell>
          <table:table-cell table:formula="of:=[Datos_MoCap.B237]" office:value-type="float" office:value="0.054611" calcext:value-type="float">
            <text:p>0.054611</text:p>
          </table:table-cell>
          <table:table-cell table:formula="of:=[Datos_MoCap.C237]" office:value-type="float" office:value="0.302731" calcext:value-type="float">
            <text:p>0.302731</text:p>
          </table:table-cell>
          <table:table-cell table:formula="of:=[Datos_MoCap.D237]" office:value-type="float" office:value="0.015408" calcext:value-type="float">
            <text:p>0.015408</text:p>
          </table:table-cell>
          <table:table-cell table:formula="of:=[Datos_MoCap.F237]" office:value-type="float" office:value="-0.007251" calcext:value-type="float">
            <text:p>-0.007251</text:p>
          </table:table-cell>
          <table:table-cell table:formula="of:=[Datos_MoCap.E237]" office:value-type="float" office:value="0.076379" calcext:value-type="float">
            <text:p>0.076379</text:p>
          </table:table-cell>
          <table:table-cell/>
          <table:table-cell table:formula="of:=([.H237]^2)*(0.140024724909833)+([.H237])*(-0.00142725065277068)+(-0.0063459406986214)" office:value-type="float" office:value="-0.00529745389561546" calcext:value-type="float">
            <text:p>-0.0052974539</text:p>
          </table:table-cell>
          <table:table-cell table:formula="of:=([.J237]^2)*(-1.68303778049881)+([.J237])*(0.15665109790632)+(0.10475739737447)" office:value-type="float" office:value="-0.00206323776061369" calcext:value-type="float">
            <text:p>-0.0020632378</text:p>
          </table:table-cell>
          <table:table-cell table:formula="of:=([.I237]^2)*(-1.84809378419694)+([.I237])*(0.969715893777015)+(-0.0558124189204929)" office:value-type="float" office:value="-0.0083669476650058" calcext:value-type="float">
            <text:p>-0.0083669477</text:p>
          </table:table-cell>
          <table:table-cell table:formula="of:=[.H237]*-1" office:value-type="float" office:value="0.081586" calcext:value-type="float">
            <text:p>0.081586</text:p>
          </table:table-cell>
          <table:table-cell table:formula="of:=[.M237]*-1" office:value-type="float" office:value="-0.076379" calcext:value-type="float">
            <text:p>-0.076379</text:p>
          </table:table-cell>
          <table:table-cell table:formula="of:=([.K237]^2)*(48.7382423482978)+([.K237])*(0.0643401308833624)+(0.0316411646540839)" office:value-type="float" office:value="0.0442032911682192" calcext:value-type="float">
            <text:p>0.0442032912</text:p>
          </table:table-cell>
          <table:table-cell table:formula="of:=([.M237]^2)*(2.99573212968935)+([.M237])*(-0.0394274132082148)+(-0.010306073088791)" office:value-type="float" office:value="0.00415885774535043" calcext:value-type="float">
            <text:p>0.0041588577</text:p>
          </table:table-cell>
          <table:table-cell table:formula="of:=([.L237]^2)*(-20.9992408223248)+([.L237])*(0.114146130561486)+(0.302895814088881)" office:value-type="float" office:value="0.300964063390465" calcext:value-type="float">
            <text:p>0.300964063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38]" office:value-type="float" office:value="-0.081648" calcext:value-type="float">
            <text:p>-0.081648</text:p>
          </table:table-cell>
          <table:table-cell table:formula="of:=[Datos_MoCap.B238]" office:value-type="float" office:value="0.054662" calcext:value-type="float">
            <text:p>0.054662</text:p>
          </table:table-cell>
          <table:table-cell table:formula="of:=[Datos_MoCap.C238]" office:value-type="float" office:value="0.302704" calcext:value-type="float">
            <text:p>0.302704</text:p>
          </table:table-cell>
          <table:table-cell table:formula="of:=[Datos_MoCap.D238]" office:value-type="float" office:value="0.015234" calcext:value-type="float">
            <text:p>0.015234</text:p>
          </table:table-cell>
          <table:table-cell table:formula="of:=[Datos_MoCap.F238]" office:value-type="float" office:value="-0.007592" calcext:value-type="float">
            <text:p>-0.007592</text:p>
          </table:table-cell>
          <table:table-cell table:formula="of:=[Datos_MoCap.E238]" office:value-type="float" office:value="0.076469" calcext:value-type="float">
            <text:p>0.076469</text:p>
          </table:table-cell>
          <table:table-cell/>
          <table:table-cell table:formula="of:=([.H238]^2)*(0.140024724909833)+([.H238])*(-0.00142725065277068)+(-0.0063459406986214)" office:value-type="float" office:value="-0.00529594828472634" calcext:value-type="float">
            <text:p>-0.0052959483</text:p>
          </table:table-cell>
          <table:table-cell table:formula="of:=([.J238]^2)*(-1.68303778049881)+([.J238])*(0.15665109790632)+(0.10475739737447)" office:value-type="float" office:value="-0.00203995515083398" calcext:value-type="float">
            <text:p>-0.0020399552</text:p>
          </table:table-cell>
          <table:table-cell table:formula="of:=([.I238]^2)*(-1.84809378419694)+([.I238])*(0.969715893777015)+(-0.0558124189204929)" office:value-type="float" office:value="-0.00832779143877928" calcext:value-type="float">
            <text:p>-0.0083277914</text:p>
          </table:table-cell>
          <table:table-cell table:formula="of:=[.H238]*-1" office:value-type="float" office:value="0.081648" calcext:value-type="float">
            <text:p>0.081648</text:p>
          </table:table-cell>
          <table:table-cell table:formula="of:=[.M238]*-1" office:value-type="float" office:value="-0.076469" calcext:value-type="float">
            <text:p>-0.076469</text:p>
          </table:table-cell>
          <table:table-cell table:formula="of:=([.K238]^2)*(48.7382423482978)+([.K238])*(0.0643401308833624)+(0.0316411646540839)" office:value-type="float" office:value="0.0439322379088111" calcext:value-type="float">
            <text:p>0.0439322379</text:p>
          </table:table-cell>
          <table:table-cell table:formula="of:=([.M238]^2)*(2.99573212968935)+([.M238])*(-0.0394274132082148)+(-0.010306073088791)" office:value-type="float" office:value="0.00419651952797198" calcext:value-type="float">
            <text:p>0.0041965195</text:p>
          </table:table-cell>
          <table:table-cell table:formula="of:=([.L238]^2)*(-20.9992408223248)+([.L238])*(0.114146130561486)+(0.302895814088881)" office:value-type="float" office:value="0.300818852679493" calcext:value-type="float">
            <text:p>0.300818852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39]" office:value-type="float" office:value="-0.081676" calcext:value-type="float">
            <text:p>-0.081676</text:p>
          </table:table-cell>
          <table:table-cell table:formula="of:=[Datos_MoCap.B239]" office:value-type="float" office:value="0.054806" calcext:value-type="float">
            <text:p>0.054806</text:p>
          </table:table-cell>
          <table:table-cell table:formula="of:=[Datos_MoCap.C239]" office:value-type="float" office:value="0.302581" calcext:value-type="float">
            <text:p>0.302581</text:p>
          </table:table-cell>
          <table:table-cell table:formula="of:=[Datos_MoCap.D239]" office:value-type="float" office:value="0.014692" calcext:value-type="float">
            <text:p>0.014692</text:p>
          </table:table-cell>
          <table:table-cell table:formula="of:=[Datos_MoCap.F239]" office:value-type="float" office:value="-0.007492" calcext:value-type="float">
            <text:p>-0.007492</text:p>
          </table:table-cell>
          <table:table-cell table:formula="of:=[Datos_MoCap.E239]" office:value-type="float" office:value="0.076909" calcext:value-type="float">
            <text:p>0.076909</text:p>
          </table:table-cell>
          <table:table-cell/>
          <table:table-cell table:formula="of:=([.H239]^2)*(0.140024724909833)+([.H239])*(-0.00142725065277068)+(-0.0063459406986214)" office:value-type="float" office:value="-0.00529526797855927" calcext:value-type="float">
            <text:p>-0.005295268</text:p>
          </table:table-cell>
          <table:table-cell table:formula="of:=([.J239]^2)*(-1.68303778049881)+([.J239])*(0.15665109790632)+(0.10475739737447)" office:value-type="float" office:value="-0.00193392098055126" calcext:value-type="float">
            <text:p>-0.001933921</text:p>
          </table:table-cell>
          <table:table-cell table:formula="of:=([.I239]^2)*(-1.84809378419694)+([.I239])*(0.969715893777015)+(-0.0558124189204929)" office:value-type="float" office:value="-0.00821728457684846" calcext:value-type="float">
            <text:p>-0.0082172846</text:p>
          </table:table-cell>
          <table:table-cell table:formula="of:=[.H239]*-1" office:value-type="float" office:value="0.081676" calcext:value-type="float">
            <text:p>0.081676</text:p>
          </table:table-cell>
          <table:table-cell table:formula="of:=[.M239]*-1" office:value-type="float" office:value="-0.076909" calcext:value-type="float">
            <text:p>-0.076909</text:p>
          </table:table-cell>
          <table:table-cell table:formula="of:=([.K239]^2)*(48.7382423482978)+([.K239])*(0.0643401308833624)+(0.0316411646540839)" office:value-type="float" office:value="0.0431068365307131" calcext:value-type="float">
            <text:p>0.0431068365</text:p>
          </table:table-cell>
          <table:table-cell table:formula="of:=([.M239]^2)*(2.99573212968935)+([.M239])*(-0.0394274132082148)+(-0.010306073088791)" office:value-type="float" office:value="0.00438134240329886" calcext:value-type="float">
            <text:p>0.0043813424</text:p>
          </table:table-cell>
          <table:table-cell table:formula="of:=([.L239]^2)*(-20.9992408223248)+([.L239])*(0.114146130561486)+(0.302895814088881)" office:value-type="float" office:value="0.300861942547406" calcext:value-type="float">
            <text:p>0.300861942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40]" office:value-type="float" office:value="-0.081745" calcext:value-type="float">
            <text:p>-0.081745</text:p>
          </table:table-cell>
          <table:table-cell table:formula="of:=[Datos_MoCap.B240]" office:value-type="float" office:value="0.054852" calcext:value-type="float">
            <text:p>0.054852</text:p>
          </table:table-cell>
          <table:table-cell table:formula="of:=[Datos_MoCap.C240]" office:value-type="float" office:value="0.302524" calcext:value-type="float">
            <text:p>0.302524</text:p>
          </table:table-cell>
          <table:table-cell table:formula="of:=[Datos_MoCap.D240]" office:value-type="float" office:value="0.014982" calcext:value-type="float">
            <text:p>0.014982</text:p>
          </table:table-cell>
          <table:table-cell table:formula="of:=[Datos_MoCap.F240]" office:value-type="float" office:value="-0.007744" calcext:value-type="float">
            <text:p>-0.007744</text:p>
          </table:table-cell>
          <table:table-cell table:formula="of:=[Datos_MoCap.E240]" office:value-type="float" office:value="0.07644" calcext:value-type="float">
            <text:p>0.07644</text:p>
          </table:table-cell>
          <table:table-cell/>
          <table:table-cell table:formula="of:=([.H240]^2)*(0.140024724909833)+([.H240])*(-0.00142725065277068)+(-0.0063459406986214)" office:value-type="float" office:value="-0.00529359057260494" calcext:value-type="float">
            <text:p>-0.0052935906</text:p>
          </table:table-cell>
          <table:table-cell table:formula="of:=([.J240]^2)*(-1.68303778049881)+([.J240])*(0.15665109790632)+(0.10475739737447)" office:value-type="float" office:value="-0.00188480046229027" calcext:value-type="float">
            <text:p>-0.0018848005</text:p>
          </table:table-cell>
          <table:table-cell table:formula="of:=([.I240]^2)*(-1.84809378419694)+([.I240])*(0.969715893777015)+(-0.0558124189204929)" office:value-type="float" office:value="-0.00818199992607134" calcext:value-type="float">
            <text:p>-0.0081819999</text:p>
          </table:table-cell>
          <table:table-cell table:formula="of:=[.H240]*-1" office:value-type="float" office:value="0.081745" calcext:value-type="float">
            <text:p>0.081745</text:p>
          </table:table-cell>
          <table:table-cell table:formula="of:=[.M240]*-1" office:value-type="float" office:value="-0.07644" calcext:value-type="float">
            <text:p>-0.07644</text:p>
          </table:table-cell>
          <table:table-cell table:formula="of:=([.K240]^2)*(48.7382423482978)+([.K240])*(0.0643401308833624)+(0.0316411646540839)" office:value-type="float" office:value="0.0435449101636679" calcext:value-type="float">
            <text:p>0.0435449102</text:p>
          </table:table-cell>
          <table:table-cell table:formula="of:=([.M240]^2)*(2.99573212968935)+([.M240])*(-0.0394274132082148)+(-0.010306073088791)" office:value-type="float" office:value="0.00418437876523268" calcext:value-type="float">
            <text:p>0.0041843788</text:p>
          </table:table-cell>
          <table:table-cell table:formula="of:=([.L240]^2)*(-20.9992408223248)+([.L240])*(0.114146130561486)+(0.302895814088881)" office:value-type="float" office:value="0.300752551725346" calcext:value-type="float">
            <text:p>0.300752551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41]" office:value-type="float" office:value="-0.081812" calcext:value-type="float">
            <text:p>-0.081812</text:p>
          </table:table-cell>
          <table:table-cell table:formula="of:=[Datos_MoCap.B241]" office:value-type="float" office:value="0.054818" calcext:value-type="float">
            <text:p>0.054818</text:p>
          </table:table-cell>
          <table:table-cell table:formula="of:=[Datos_MoCap.C241]" office:value-type="float" office:value="0.302426" calcext:value-type="float">
            <text:p>0.302426</text:p>
          </table:table-cell>
          <table:table-cell table:formula="of:=[Datos_MoCap.D241]" office:value-type="float" office:value="0.015782" calcext:value-type="float">
            <text:p>0.015782</text:p>
          </table:table-cell>
          <table:table-cell table:formula="of:=[Datos_MoCap.F241]" office:value-type="float" office:value="-0.007707" calcext:value-type="float">
            <text:p>-0.007707</text:p>
          </table:table-cell>
          <table:table-cell table:formula="of:=[Datos_MoCap.E241]" office:value-type="float" office:value="0.076115" calcext:value-type="float">
            <text:p>0.076115</text:p>
          </table:table-cell>
          <table:table-cell/>
          <table:table-cell table:formula="of:=([.H241]^2)*(0.140024724909833)+([.H241])*(-0.00142725065277068)+(-0.0063459406986214)" office:value-type="float" office:value="-0.00529196051120775" calcext:value-type="float">
            <text:p>-0.0052919605</text:p>
          </table:table-cell>
          <table:table-cell table:formula="of:=([.J241]^2)*(-1.68303778049881)+([.J241])*(0.15665109790632)+(0.10475739737447)" office:value-type="float" office:value="-0.00180037320676443" calcext:value-type="float">
            <text:p>-0.0018003732</text:p>
          </table:table-cell>
          <table:table-cell table:formula="of:=([.I241]^2)*(-1.84809378419694)+([.I241])*(0.969715893777015)+(-0.0558124189204929)" office:value-type="float" office:value="-0.00820807913131912" calcext:value-type="float">
            <text:p>-0.0082080791</text:p>
          </table:table-cell>
          <table:table-cell table:formula="of:=[.H241]*-1" office:value-type="float" office:value="0.081812" calcext:value-type="float">
            <text:p>0.081812</text:p>
          </table:table-cell>
          <table:table-cell table:formula="of:=[.M241]*-1" office:value-type="float" office:value="-0.076115" calcext:value-type="float">
            <text:p>-0.076115</text:p>
          </table:table-cell>
          <table:table-cell table:formula="of:=([.K241]^2)*(48.7382423482978)+([.K241])*(0.0643401308833624)+(0.0316411646540839)" office:value-type="float" office:value="0.044795888898457" calcext:value-type="float">
            <text:p>0.0447958889</text:p>
          </table:table-cell>
          <table:table-cell table:formula="of:=([.M241]^2)*(2.99573212968935)+([.M241])*(-0.0394274132082148)+(-0.010306073088791)" office:value-type="float" office:value="0.0040486631521358" calcext:value-type="float">
            <text:p>0.0040486632</text:p>
          </table:table-cell>
          <table:table-cell table:formula="of:=([.L241]^2)*(-20.9992408223248)+([.L241])*(0.114146130561486)+(0.302895814088881)" office:value-type="float" office:value="0.300768780125165" calcext:value-type="float">
            <text:p>0.300768780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42]" office:value-type="float" office:value="-0.081835" calcext:value-type="float">
            <text:p>-0.081835</text:p>
          </table:table-cell>
          <table:table-cell table:formula="of:=[Datos_MoCap.B242]" office:value-type="float" office:value="0.054848" calcext:value-type="float">
            <text:p>0.054848</text:p>
          </table:table-cell>
          <table:table-cell table:formula="of:=[Datos_MoCap.C242]" office:value-type="float" office:value="0.302324" calcext:value-type="float">
            <text:p>0.302324</text:p>
          </table:table-cell>
          <table:table-cell table:formula="of:=[Datos_MoCap.D242]" office:value-type="float" office:value="0.016142" calcext:value-type="float">
            <text:p>0.016142</text:p>
          </table:table-cell>
          <table:table-cell table:formula="of:=[Datos_MoCap.F242]" office:value-type="float" office:value="-0.007804" calcext:value-type="float">
            <text:p>-0.007804</text:p>
          </table:table-cell>
          <table:table-cell table:formula="of:=[Datos_MoCap.E242]" office:value-type="float" office:value="0.075865" calcext:value-type="float">
            <text:p>0.075865</text:p>
          </table:table-cell>
          <table:table-cell/>
          <table:table-cell table:formula="of:=([.H242]^2)*(0.140024724909833)+([.H242])*(-0.00142725065277068)+(-0.0063459406986214)" office:value-type="float" office:value="-0.00529140064804112" calcext:value-type="float">
            <text:p>-0.0052914006</text:p>
          </table:table-cell>
          <table:table-cell table:formula="of:=([.J242]^2)*(-1.68303778049881)+([.J242])*(0.15665109790632)+(0.10475739737447)" office:value-type="float" office:value="-0.00171253427477971" calcext:value-type="float">
            <text:p>-0.0017125343</text:p>
          </table:table-cell>
          <table:table-cell table:formula="of:=([.I242]^2)*(-1.84809378419694)+([.I242])*(0.969715893777015)+(-0.0558124189204929)" office:value-type="float" office:value="-0.00818506784609394" calcext:value-type="float">
            <text:p>-0.0081850678</text:p>
          </table:table-cell>
          <table:table-cell table:formula="of:=[.H242]*-1" office:value-type="float" office:value="0.081835" calcext:value-type="float">
            <text:p>0.081835</text:p>
          </table:table-cell>
          <table:table-cell table:formula="of:=[.M242]*-1" office:value-type="float" office:value="-0.075865" calcext:value-type="float">
            <text:p>-0.075865</text:p>
          </table:table-cell>
          <table:table-cell table:formula="of:=([.K242]^2)*(48.7382423482978)+([.K242])*(0.0643401308833624)+(0.0316411646540839)" office:value-type="float" office:value="0.0453791824191167" calcext:value-type="float">
            <text:p>0.0453791824</text:p>
          </table:table-cell>
          <table:table-cell table:formula="of:=([.M242]^2)*(2.99573212968935)+([.M242])*(-0.0394274132082148)+(-0.010306073088791)" office:value-type="float" office:value="0.00394469716317031" calcext:value-type="float">
            <text:p>0.0039446972</text:p>
          </table:table-cell>
          <table:table-cell table:formula="of:=([.L242]^2)*(-20.9992408223248)+([.L242])*(0.114146130561486)+(0.302895814088881)" office:value-type="float" office:value="0.300726113185734" calcext:value-type="float">
            <text:p>0.300726113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43]" office:value-type="float" office:value="-0.081846" calcext:value-type="float">
            <text:p>-0.081846</text:p>
          </table:table-cell>
          <table:table-cell table:formula="of:=[Datos_MoCap.B243]" office:value-type="float" office:value="0.054875" calcext:value-type="float">
            <text:p>0.054875</text:p>
          </table:table-cell>
          <table:table-cell table:formula="of:=[Datos_MoCap.C243]" office:value-type="float" office:value="0.302242" calcext:value-type="float">
            <text:p>0.302242</text:p>
          </table:table-cell>
          <table:table-cell table:formula="of:=[Datos_MoCap.D243]" office:value-type="float" office:value="0.016525" calcext:value-type="float">
            <text:p>0.016525</text:p>
          </table:table-cell>
          <table:table-cell table:formula="of:=[Datos_MoCap.F243]" office:value-type="float" office:value="-0.007928" calcext:value-type="float">
            <text:p>-0.007928</text:p>
          </table:table-cell>
          <table:table-cell table:formula="of:=[Datos_MoCap.E243]" office:value-type="float" office:value="0.075656" calcext:value-type="float">
            <text:p>0.075656</text:p>
          </table:table-cell>
          <table:table-cell/>
          <table:table-cell table:formula="of:=([.H243]^2)*(0.140024724909833)+([.H243])*(-0.00142725065277068)+(-0.0063459406986214)" office:value-type="float" office:value="-0.00529113283502696" calcext:value-type="float">
            <text:p>-0.0052911328</text:p>
          </table:table-cell>
          <table:table-cell table:formula="of:=([.J243]^2)*(-1.68303778049881)+([.J243])*(0.15665109790632)+(0.10475739737447)" office:value-type="float" office:value="-0.00164194405646605" calcext:value-type="float">
            <text:p>-0.0016419441</text:p>
          </table:table-cell>
          <table:table-cell table:formula="of:=([.I243]^2)*(-1.84809378419694)+([.I243])*(0.969715893777015)+(-0.0558124189204929)" office:value-type="float" office:value="-0.00816436053360761" calcext:value-type="float">
            <text:p>-0.0081643605</text:p>
          </table:table-cell>
          <table:table-cell table:formula="of:=[.H243]*-1" office:value-type="float" office:value="0.081846" calcext:value-type="float">
            <text:p>0.081846</text:p>
          </table:table-cell>
          <table:table-cell table:formula="of:=[.M243]*-1" office:value-type="float" office:value="-0.075656" calcext:value-type="float">
            <text:p>-0.075656</text:p>
          </table:table-cell>
          <table:table-cell table:formula="of:=([.K243]^2)*(48.7382423482978)+([.K243])*(0.0643401308833624)+(0.0316411646540839)" office:value-type="float" office:value="0.0460136113075944" calcext:value-type="float">
            <text:p>0.0460136113</text:p>
          </table:table-cell>
          <table:table-cell table:formula="of:=([.M243]^2)*(2.99573212968935)+([.M243])*(-0.0394274132082148)+(-0.010306073088791)" office:value-type="float" office:value="0.00385806897997409" calcext:value-type="float">
            <text:p>0.003858069</text:p>
          </table:table-cell>
          <table:table-cell table:formula="of:=([.L243]^2)*(-20.9992408223248)+([.L243])*(0.114146130561486)+(0.302895814088881)" office:value-type="float" office:value="0.300670994418524" calcext:value-type="float">
            <text:p>0.300670994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44]" office:value-type="float" office:value="-0.08183" calcext:value-type="float">
            <text:p>-0.08183</text:p>
          </table:table-cell>
          <table:table-cell table:formula="of:=[Datos_MoCap.B244]" office:value-type="float" office:value="0.054861" calcext:value-type="float">
            <text:p>0.054861</text:p>
          </table:table-cell>
          <table:table-cell table:formula="of:=[Datos_MoCap.C244]" office:value-type="float" office:value="0.30218" calcext:value-type="float">
            <text:p>0.30218</text:p>
          </table:table-cell>
          <table:table-cell table:formula="of:=[Datos_MoCap.D244]" office:value-type="float" office:value="0.016415" calcext:value-type="float">
            <text:p>0.016415</text:p>
          </table:table-cell>
          <table:table-cell table:formula="of:=[Datos_MoCap.F244]" office:value-type="float" office:value="-0.008141" calcext:value-type="float">
            <text:p>-0.008141</text:p>
          </table:table-cell>
          <table:table-cell table:formula="of:=[Datos_MoCap.E244]" office:value-type="float" office:value="0.075058" calcext:value-type="float">
            <text:p>0.075058</text:p>
          </table:table-cell>
          <table:table-cell/>
          <table:table-cell table:formula="of:=([.H244]^2)*(0.140024724909833)+([.H244])*(-0.00142725065277068)+(-0.0063459406986214)" office:value-type="float" office:value="-0.00529152237002739" calcext:value-type="float">
            <text:p>-0.0052915224</text:p>
          </table:table-cell>
          <table:table-cell table:formula="of:=([.J244]^2)*(-1.68303778049881)+([.J244])*(0.15665109790632)+(0.10475739737447)" office:value-type="float" office:value="-0.00158858599073161" calcext:value-type="float">
            <text:p>-0.001588586</text:p>
          </table:table-cell>
          <table:table-cell table:formula="of:=([.I244]^2)*(-1.84809378419694)+([.I244])*(0.969715893777015)+(-0.0558124189204929)" office:value-type="float" office:value="-0.00817509732224745" calcext:value-type="float">
            <text:p>-0.0081750973</text:p>
          </table:table-cell>
          <table:table-cell table:formula="of:=[.H244]*-1" office:value-type="float" office:value="0.08183" calcext:value-type="float">
            <text:p>0.08183</text:p>
          </table:table-cell>
          <table:table-cell table:formula="of:=[.M244]*-1" office:value-type="float" office:value="-0.075058" calcext:value-type="float">
            <text:p>-0.075058</text:p>
          </table:table-cell>
          <table:table-cell table:formula="of:=([.K244]^2)*(48.7382423482978)+([.K244])*(0.0643401308833624)+(0.0316411646540839)" office:value-type="float" office:value="0.0458299357458724" calcext:value-type="float">
            <text:p>0.0458299357</text:p>
          </table:table-cell>
          <table:table-cell table:formula="of:=([.M244]^2)*(2.99573212968935)+([.M244])*(-0.0394274132082148)+(-0.010306073088791)" office:value-type="float" office:value="0.00361165030730059" calcext:value-type="float">
            <text:p>0.0036116503</text:p>
          </table:table-cell>
          <table:table-cell table:formula="of:=([.L244]^2)*(-20.9992408223248)+([.L244])*(0.114146130561486)+(0.302895814088881)" office:value-type="float" office:value="0.300574807254149" calcext:value-type="float">
            <text:p>0.300574807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45]" office:value-type="float" office:value="-0.08176" calcext:value-type="float">
            <text:p>-0.08176</text:p>
          </table:table-cell>
          <table:table-cell table:formula="of:=[Datos_MoCap.B245]" office:value-type="float" office:value="0.054852" calcext:value-type="float">
            <text:p>0.054852</text:p>
          </table:table-cell>
          <table:table-cell table:formula="of:=[Datos_MoCap.C245]" office:value-type="float" office:value="0.302118" calcext:value-type="float">
            <text:p>0.302118</text:p>
          </table:table-cell>
          <table:table-cell table:formula="of:=[Datos_MoCap.D245]" office:value-type="float" office:value="0.017081" calcext:value-type="float">
            <text:p>0.017081</text:p>
          </table:table-cell>
          <table:table-cell table:formula="of:=[Datos_MoCap.F245]" office:value-type="float" office:value="-0.008488" calcext:value-type="float">
            <text:p>-0.008488</text:p>
          </table:table-cell>
          <table:table-cell table:formula="of:=[Datos_MoCap.E245]" office:value-type="float" office:value="0.075174" calcext:value-type="float">
            <text:p>0.075174</text:p>
          </table:table-cell>
          <table:table-cell/>
          <table:table-cell table:formula="of:=([.H245]^2)*(0.140024724909833)+([.H245])*(-0.00142725065277068)+(-0.0063459406986214)" office:value-type="float" office:value="-0.00529322574270545" calcext:value-type="float">
            <text:p>-0.0052932257</text:p>
          </table:table-cell>
          <table:table-cell table:formula="of:=([.J245]^2)*(-1.68303778049881)+([.J245])*(0.15665109790632)+(0.10475739737447)" office:value-type="float" office:value="-0.00153524086419167" calcext:value-type="float">
            <text:p>-0.0015352409</text:p>
          </table:table-cell>
          <table:table-cell table:formula="of:=([.I245]^2)*(-1.84809378419694)+([.I245])*(0.969715893777015)+(-0.0558124189204929)" office:value-type="float" office:value="-0.00818199992607134" calcext:value-type="float">
            <text:p>-0.0081819999</text:p>
          </table:table-cell>
          <table:table-cell table:formula="of:=[.H245]*-1" office:value-type="float" office:value="0.08176" calcext:value-type="float">
            <text:p>0.08176</text:p>
          </table:table-cell>
          <table:table-cell table:formula="of:=[.M245]*-1" office:value-type="float" office:value="-0.075174" calcext:value-type="float">
            <text:p>-0.075174</text:p>
          </table:table-cell>
          <table:table-cell table:formula="of:=([.K245]^2)*(48.7382423482978)+([.K245])*(0.0643401308833624)+(0.0316411646540839)" office:value-type="float" office:value="0.0469600553593959" calcext:value-type="float">
            <text:p>0.0469600554</text:p>
          </table:table-cell>
          <table:table-cell table:formula="of:=([.M245]^2)*(2.99573212968935)+([.M245])*(-0.0394274132082148)+(-0.010306073088791)" office:value-type="float" office:value="0.0036592830875681" calcext:value-type="float">
            <text:p>0.0036592831</text:p>
          </table:table-cell>
          <table:table-cell table:formula="of:=([.L245]^2)*(-20.9992408223248)+([.L245])*(0.114146130561486)+(0.302895814088881)" office:value-type="float" office:value="0.300414027404499" calcext:value-type="float">
            <text:p>0.300414027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46]" office:value-type="float" office:value="-0.081675" calcext:value-type="float">
            <text:p>-0.081675</text:p>
          </table:table-cell>
          <table:table-cell table:formula="of:=[Datos_MoCap.B246]" office:value-type="float" office:value="0.054969" calcext:value-type="float">
            <text:p>0.054969</text:p>
          </table:table-cell>
          <table:table-cell table:formula="of:=[Datos_MoCap.C246]" office:value-type="float" office:value="0.302054" calcext:value-type="float">
            <text:p>0.302054</text:p>
          </table:table-cell>
          <table:table-cell table:formula="of:=[Datos_MoCap.D246]" office:value-type="float" office:value="0.017123" calcext:value-type="float">
            <text:p>0.017123</text:p>
          </table:table-cell>
          <table:table-cell table:formula="of:=[Datos_MoCap.F246]" office:value-type="float" office:value="-0.008487" calcext:value-type="float">
            <text:p>-0.008487</text:p>
          </table:table-cell>
          <table:table-cell table:formula="of:=[Datos_MoCap.E246]" office:value-type="float" office:value="0.075261" calcext:value-type="float">
            <text:p>0.075261</text:p>
          </table:table-cell>
          <table:table-cell/>
          <table:table-cell table:formula="of:=([.H246]^2)*(0.140024724909833)+([.H246])*(-0.00142725065277068)+(-0.0063459406986214)" office:value-type="float" office:value="-0.00529529227898876" calcext:value-type="float">
            <text:p>-0.0052952923</text:p>
          </table:table-cell>
          <table:table-cell table:formula="of:=([.J246]^2)*(-1.68303778049881)+([.J246])*(0.15665109790632)+(0.10475739737447)" office:value-type="float" office:value="-0.0014801884991348" calcext:value-type="float">
            <text:p>-0.0014801885</text:p>
          </table:table-cell>
          <table:table-cell table:formula="of:=([.I246]^2)*(-1.84809378419694)+([.I246])*(0.969715893777015)+(-0.0558124189204929)" office:value-type="float" office:value="-0.00809228942887392" calcext:value-type="float">
            <text:p>-0.0080922894</text:p>
          </table:table-cell>
          <table:table-cell table:formula="of:=[.H246]*-1" office:value-type="float" office:value="0.081675" calcext:value-type="float">
            <text:p>0.081675</text:p>
          </table:table-cell>
          <table:table-cell table:formula="of:=[.M246]*-1" office:value-type="float" office:value="-0.075261" calcext:value-type="float">
            <text:p>-0.075261</text:p>
          </table:table-cell>
          <table:table-cell table:formula="of:=([.K246]^2)*(48.7382423482978)+([.K246])*(0.0643401308833624)+(0.0316411646540839)" office:value-type="float" office:value="0.0470327734442268" calcext:value-type="float">
            <text:p>0.0470327734</text:p>
          </table:table-cell>
          <table:table-cell table:formula="of:=([.M246]^2)*(2.99573212968935)+([.M246])*(-0.0394274132082148)+(-0.010306073088791)" office:value-type="float" office:value="0.00369506058039388" calcext:value-type="float">
            <text:p>0.0036950606</text:p>
          </table:table-cell>
          <table:table-cell table:formula="of:=([.L246]^2)*(-20.9992408223248)+([.L246])*(0.114146130561486)+(0.302895814088881)" office:value-type="float" office:value="0.300414498012743" calcext:value-type="float">
            <text:p>0.30041449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47]" office:value-type="float" office:value="-0.081676" calcext:value-type="float">
            <text:p>-0.081676</text:p>
          </table:table-cell>
          <table:table-cell table:formula="of:=[Datos_MoCap.B247]" office:value-type="float" office:value="0.054953" calcext:value-type="float">
            <text:p>0.054953</text:p>
          </table:table-cell>
          <table:table-cell table:formula="of:=[Datos_MoCap.C247]" office:value-type="float" office:value="0.302043" calcext:value-type="float">
            <text:p>0.302043</text:p>
          </table:table-cell>
          <table:table-cell table:formula="of:=[Datos_MoCap.D247]" office:value-type="float" office:value="0.017254" calcext:value-type="float">
            <text:p>0.017254</text:p>
          </table:table-cell>
          <table:table-cell table:formula="of:=[Datos_MoCap.F247]" office:value-type="float" office:value="-0.008211" calcext:value-type="float">
            <text:p>-0.008211</text:p>
          </table:table-cell>
          <table:table-cell table:formula="of:=[Datos_MoCap.E247]" office:value-type="float" office:value="0.074915" calcext:value-type="float">
            <text:p>0.074915</text:p>
          </table:table-cell>
          <table:table-cell/>
          <table:table-cell table:formula="of:=([.H247]^2)*(0.140024724909833)+([.H247])*(-0.00142725065277068)+(-0.0063459406986214)" office:value-type="float" office:value="-0.00529526797855927" calcext:value-type="float">
            <text:p>-0.005295268</text:p>
          </table:table-cell>
          <table:table-cell table:formula="of:=([.J247]^2)*(-1.68303778049881)+([.J247])*(0.15665109790632)+(0.10475739737447)" office:value-type="float" office:value="-0.00147072776239686" calcext:value-type="float">
            <text:p>-0.0014707278</text:p>
          </table:table-cell>
          <table:table-cell table:formula="of:=([.I247]^2)*(-1.84809378419694)+([.I247])*(0.969715893777015)+(-0.0558124189204929)" office:value-type="float" office:value="-0.00810455454453521" calcext:value-type="float">
            <text:p>-0.0081045545</text:p>
          </table:table-cell>
          <table:table-cell table:formula="of:=[.H247]*-1" office:value-type="float" office:value="0.081676" calcext:value-type="float">
            <text:p>0.081676</text:p>
          </table:table-cell>
          <table:table-cell table:formula="of:=[.M247]*-1" office:value-type="float" office:value="-0.074915" calcext:value-type="float">
            <text:p>-0.074915</text:p>
          </table:table-cell>
          <table:table-cell table:formula="of:=([.K247]^2)*(48.7382423482978)+([.K247])*(0.0643401308833624)+(0.0316411646540839)" office:value-type="float" office:value="0.0472606891683667" calcext:value-type="float">
            <text:p>0.0472606892</text:p>
          </table:table-cell>
          <table:table-cell table:formula="of:=([.M247]^2)*(2.99573212968935)+([.M247])*(-0.0394274132082148)+(-0.010306073088791)" office:value-type="float" office:value="0.00355304153972928" calcext:value-type="float">
            <text:p>0.0035530415</text:p>
          </table:table-cell>
          <table:table-cell table:formula="of:=([.L247]^2)*(-20.9992408223248)+([.L247])*(0.114146130561486)+(0.302895814088881)" office:value-type="float" office:value="0.300542780453995" calcext:value-type="float">
            <text:p>0.300542780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48]" office:value-type="float" office:value="-0.081611" calcext:value-type="float">
            <text:p>-0.081611</text:p>
          </table:table-cell>
          <table:table-cell table:formula="of:=[Datos_MoCap.B248]" office:value-type="float" office:value="0.054872" calcext:value-type="float">
            <text:p>0.054872</text:p>
          </table:table-cell>
          <table:table-cell table:formula="of:=[Datos_MoCap.C248]" office:value-type="float" office:value="0.302064" calcext:value-type="float">
            <text:p>0.302064</text:p>
          </table:table-cell>
          <table:table-cell table:formula="of:=[Datos_MoCap.D248]" office:value-type="float" office:value="0.017572" calcext:value-type="float">
            <text:p>0.017572</text:p>
          </table:table-cell>
          <table:table-cell table:formula="of:=[Datos_MoCap.F248]" office:value-type="float" office:value="-0.008318" calcext:value-type="float">
            <text:p>-0.008318</text:p>
          </table:table-cell>
          <table:table-cell table:formula="of:=[Datos_MoCap.E248]" office:value-type="float" office:value="0.075005" calcext:value-type="float">
            <text:p>0.075005</text:p>
          </table:table-cell>
          <table:table-cell/>
          <table:table-cell table:formula="of:=([.H248]^2)*(0.140024724909833)+([.H248])*(-0.00142725065277068)+(-0.0063459406986214)" office:value-type="float" office:value="-0.00529684692397336" calcext:value-type="float">
            <text:p>-0.0052968469</text:p>
          </table:table-cell>
          <table:table-cell table:formula="of:=([.J248]^2)*(-1.68303778049881)+([.J248])*(0.15665109790632)+(0.10475739737447)" office:value-type="float" office:value="-0.00148878952233454" calcext:value-type="float">
            <text:p>-0.0014887895</text:p>
          </table:table-cell>
          <table:table-cell table:formula="of:=([.I248]^2)*(-1.84809378419694)+([.I248])*(0.969715893777015)+(-0.0558124189204929)" office:value-type="float" office:value="-0.00816666121304335" calcext:value-type="float">
            <text:p>-0.0081666612</text:p>
          </table:table-cell>
          <table:table-cell table:formula="of:=[.H248]*-1" office:value-type="float" office:value="0.081611" calcext:value-type="float">
            <text:p>0.081611</text:p>
          </table:table-cell>
          <table:table-cell table:formula="of:=[.M248]*-1" office:value-type="float" office:value="-0.075005" calcext:value-type="float">
            <text:p>-0.075005</text:p>
          </table:table-cell>
          <table:table-cell table:formula="of:=([.K248]^2)*(48.7382423482978)+([.K248])*(0.0643401308833624)+(0.0316411646540839)" office:value-type="float" office:value="0.0478209091828986" calcext:value-type="float">
            <text:p>0.0478209092</text:p>
          </table:table-cell>
          <table:table-cell table:formula="of:=([.M248]^2)*(2.99573212968935)+([.M248])*(-0.0394274132082148)+(-0.010306073088791)" office:value-type="float" office:value="0.00358991388702001" calcext:value-type="float">
            <text:p>0.0035899139</text:p>
          </table:table-cell>
          <table:table-cell table:formula="of:=([.L248]^2)*(-20.9992408223248)+([.L248])*(0.114146130561486)+(0.302895814088881)" office:value-type="float" office:value="0.300493427497709" calcext:value-type="float">
            <text:p>0.300493427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49]" office:value-type="float" office:value="-0.081618" calcext:value-type="float">
            <text:p>-0.081618</text:p>
          </table:table-cell>
          <table:table-cell table:formula="of:=[Datos_MoCap.B249]" office:value-type="float" office:value="0.054901" calcext:value-type="float">
            <text:p>0.054901</text:p>
          </table:table-cell>
          <table:table-cell table:formula="of:=[Datos_MoCap.C249]" office:value-type="float" office:value="0.302094" calcext:value-type="float">
            <text:p>0.302094</text:p>
          </table:table-cell>
          <table:table-cell table:formula="of:=[Datos_MoCap.D249]" office:value-type="float" office:value="0.017005" calcext:value-type="float">
            <text:p>0.017005</text:p>
          </table:table-cell>
          <table:table-cell table:formula="of:=[Datos_MoCap.F249]" office:value-type="float" office:value="-0.008007" calcext:value-type="float">
            <text:p>-0.008007</text:p>
          </table:table-cell>
          <table:table-cell table:formula="of:=[Datos_MoCap.E249]" office:value-type="float" office:value="0.074779" calcext:value-type="float">
            <text:p>0.074779</text:p>
          </table:table-cell>
          <table:table-cell/>
          <table:table-cell table:formula="of:=([.H249]^2)*(0.140024724909833)+([.H249])*(-0.00142725065277068)+(-0.0063459406986214)" office:value-type="float" office:value="-0.00529667694054804" calcext:value-type="float">
            <text:p>-0.0052966769</text:p>
          </table:table-cell>
          <table:table-cell table:formula="of:=([.J249]^2)*(-1.68303778049881)+([.J249])*(0.15665109790632)+(0.10475739737447)" office:value-type="float" office:value="-0.00151459461157907" calcext:value-type="float">
            <text:p>-0.0015145946</text:p>
          </table:table-cell>
          <table:table-cell table:formula="of:=([.I249]^2)*(-1.84809378419694)+([.I249])*(0.969715893777015)+(-0.0558124189204929)" office:value-type="float" office:value="-0.00814442270529402" calcext:value-type="float">
            <text:p>-0.0081444227</text:p>
          </table:table-cell>
          <table:table-cell table:formula="of:=[.H249]*-1" office:value-type="float" office:value="0.081618" calcext:value-type="float">
            <text:p>0.081618</text:p>
          </table:table-cell>
          <table:table-cell table:formula="of:=[.M249]*-1" office:value-type="float" office:value="-0.074779" calcext:value-type="float">
            <text:p>-0.074779</text:p>
          </table:table-cell>
          <table:table-cell table:formula="of:=([.K249]^2)*(48.7382423482978)+([.K249])*(0.0643401308833624)+(0.0316411646540839)" office:value-type="float" office:value="0.0468289073380688" calcext:value-type="float">
            <text:p>0.0468289073</text:p>
          </table:table-cell>
          <table:table-cell table:formula="of:=([.M249]^2)*(2.99573212968935)+([.M249])*(-0.0394274132082148)+(-0.010306073088791)" office:value-type="float" office:value="0.00349741540286824" calcext:value-type="float">
            <text:p>0.0034974154</text:p>
          </table:table-cell>
          <table:table-cell table:formula="of:=([.L249]^2)*(-20.9992408223248)+([.L249])*(0.114146130561486)+(0.302895814088881)" office:value-type="float" office:value="0.300635541664911" calcext:value-type="float">
            <text:p>0.300635541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50]" office:value-type="float" office:value="-0.081562" calcext:value-type="float">
            <text:p>-0.081562</text:p>
          </table:table-cell>
          <table:table-cell table:formula="of:=[Datos_MoCap.B250]" office:value-type="float" office:value="0.05482" calcext:value-type="float">
            <text:p>0.05482</text:p>
          </table:table-cell>
          <table:table-cell table:formula="of:=[Datos_MoCap.C250]" office:value-type="float" office:value="0.302144" calcext:value-type="float">
            <text:p>0.302144</text:p>
          </table:table-cell>
          <table:table-cell table:formula="of:=[Datos_MoCap.D250]" office:value-type="float" office:value="0.017129" calcext:value-type="float">
            <text:p>0.017129</text:p>
          </table:table-cell>
          <table:table-cell table:formula="of:=[Datos_MoCap.F250]" office:value-type="float" office:value="-0.008151" calcext:value-type="float">
            <text:p>-0.008151</text:p>
          </table:table-cell>
          <table:table-cell table:formula="of:=[Datos_MoCap.E250]" office:value-type="float" office:value="0.074905" calcext:value-type="float">
            <text:p>0.074905</text:p>
          </table:table-cell>
          <table:table-cell/>
          <table:table-cell table:formula="of:=([.H250]^2)*(0.140024724909833)+([.H250])*(-0.00142725065277068)+(-0.0063459406986214)" office:value-type="float" office:value="-0.0052980364237228" calcext:value-type="float">
            <text:p>-0.0052980364</text:p>
          </table:table-cell>
          <table:table-cell table:formula="of:=([.J250]^2)*(-1.68303778049881)+([.J250])*(0.15665109790632)+(0.10475739737447)" office:value-type="float" office:value="-0.00155760982580437" calcext:value-type="float">
            <text:p>-0.0015576098</text:p>
          </table:table-cell>
          <table:table-cell table:formula="of:=([.I250]^2)*(-1.84809378419694)+([.I250])*(0.969715893777015)+(-0.0558124189204929)" office:value-type="float" office:value="-0.00820654494214419" calcext:value-type="float">
            <text:p>-0.0082065449</text:p>
          </table:table-cell>
          <table:table-cell table:formula="of:=[.H250]*-1" office:value-type="float" office:value="0.081562" calcext:value-type="float">
            <text:p>0.081562</text:p>
          </table:table-cell>
          <table:table-cell table:formula="of:=[.M250]*-1" office:value-type="float" office:value="-0.074905" calcext:value-type="float">
            <text:p>-0.074905</text:p>
          </table:table-cell>
          <table:table-cell table:formula="of:=([.K250]^2)*(48.7382423482978)+([.K250])*(0.0643401308833624)+(0.0316411646540839)" office:value-type="float" office:value="0.0470431757786736" calcext:value-type="float">
            <text:p>0.0470431758</text:p>
          </table:table-cell>
          <table:table-cell table:formula="of:=([.M250]^2)*(2.99573212968935)+([.M250])*(-0.0394274132082148)+(-0.010306073088791)" office:value-type="float" office:value="0.00354894760798466" calcext:value-type="float">
            <text:p>0.0035489476</text:p>
          </table:table-cell>
          <table:table-cell table:formula="of:=([.L250]^2)*(-20.9992408223248)+([.L250])*(0.114146130561486)+(0.302895814088881)" office:value-type="float" office:value="0.300570244596529" calcext:value-type="float">
            <text:p>0.300570244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51]" office:value-type="float" office:value="-0.081536" calcext:value-type="float">
            <text:p>-0.081536</text:p>
          </table:table-cell>
          <table:table-cell table:formula="of:=[Datos_MoCap.B251]" office:value-type="float" office:value="0.054792" calcext:value-type="float">
            <text:p>0.054792</text:p>
          </table:table-cell>
          <table:table-cell table:formula="of:=[Datos_MoCap.C251]" office:value-type="float" office:value="0.302217" calcext:value-type="float">
            <text:p>0.302217</text:p>
          </table:table-cell>
          <table:table-cell table:formula="of:=[Datos_MoCap.D251]" office:value-type="float" office:value="0.017593" calcext:value-type="float">
            <text:p>0.017593</text:p>
          </table:table-cell>
          <table:table-cell table:formula="of:=[Datos_MoCap.F251]" office:value-type="float" office:value="-0.007999" calcext:value-type="float">
            <text:p>-0.007999</text:p>
          </table:table-cell>
          <table:table-cell table:formula="of:=[Datos_MoCap.E251]" office:value-type="float" office:value="0.074976" calcext:value-type="float">
            <text:p>0.074976</text:p>
          </table:table-cell>
          <table:table-cell/>
          <table:table-cell table:formula="of:=([.H251]^2)*(0.140024724909833)+([.H251])*(-0.00142725065277068)+(-0.0063459406986214)" office:value-type="float" office:value="-0.00529866731380694" calcext:value-type="float">
            <text:p>-0.0052986673</text:p>
          </table:table-cell>
          <table:table-cell table:formula="of:=([.J251]^2)*(-1.68303778049881)+([.J251])*(0.15665109790632)+(0.10475739737447)" office:value-type="float" office:value="-0.00162042715056966" calcext:value-type="float">
            <text:p>-0.0016204272</text:p>
          </table:table-cell>
          <table:table-cell table:formula="of:=([.I251]^2)*(-1.84809378419694)+([.I251])*(0.969715893777015)+(-0.0558124189204929)" office:value-type="float" office:value="-0.00822802493600549" calcext:value-type="float">
            <text:p>-0.0082280249</text:p>
          </table:table-cell>
          <table:table-cell table:formula="of:=[.H251]*-1" office:value-type="float" office:value="0.081536" calcext:value-type="float">
            <text:p>0.081536</text:p>
          </table:table-cell>
          <table:table-cell table:formula="of:=[.M251]*-1" office:value-type="float" office:value="-0.074976" calcext:value-type="float">
            <text:p>-0.074976</text:p>
          </table:table-cell>
          <table:table-cell table:formula="of:=([.K251]^2)*(48.7382423482978)+([.K251])*(0.0643401308833624)+(0.0316411646540839)" office:value-type="float" office:value="0.0478582518117829" calcext:value-type="float">
            <text:p>0.0478582518</text:p>
          </table:table-cell>
          <table:table-cell table:formula="of:=([.M251]^2)*(2.99573212968935)+([.M251])*(-0.0394274132082148)+(-0.010306073088791)" office:value-type="float" office:value="0.0035780274978873" calcext:value-type="float">
            <text:p>0.0035780275</text:p>
          </table:table-cell>
          <table:table-cell table:formula="of:=([.L251]^2)*(-20.9992408223248)+([.L251])*(0.114146130561486)+(0.302895814088881)" office:value-type="float" office:value="0.300639143744745" calcext:value-type="float">
            <text:p>0.300639143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52]" office:value-type="float" office:value="-0.081492" calcext:value-type="float">
            <text:p>-0.081492</text:p>
          </table:table-cell>
          <table:table-cell table:formula="of:=[Datos_MoCap.B252]" office:value-type="float" office:value="0.054726" calcext:value-type="float">
            <text:p>0.054726</text:p>
          </table:table-cell>
          <table:table-cell table:formula="of:=[Datos_MoCap.C252]" office:value-type="float" office:value="0.302265" calcext:value-type="float">
            <text:p>0.302265</text:p>
          </table:table-cell>
          <table:table-cell table:formula="of:=[Datos_MoCap.D252]" office:value-type="float" office:value="0.017626" calcext:value-type="float">
            <text:p>0.017626</text:p>
          </table:table-cell>
          <table:table-cell table:formula="of:=[Datos_MoCap.F252]" office:value-type="float" office:value="-0.007726" calcext:value-type="float">
            <text:p>-0.007726</text:p>
          </table:table-cell>
          <table:table-cell table:formula="of:=[Datos_MoCap.E252]" office:value-type="float" office:value="0.075077" calcext:value-type="float">
            <text:p>0.075077</text:p>
          </table:table-cell>
          <table:table-cell/>
          <table:table-cell table:formula="of:=([.H252]^2)*(0.140024724909833)+([.H252])*(-0.00142725065277068)+(-0.0063459406986214)" office:value-type="float" office:value="-0.00529973454267317" calcext:value-type="float">
            <text:p>-0.0052997345</text:p>
          </table:table-cell>
          <table:table-cell table:formula="of:=([.J252]^2)*(-1.68303778049881)+([.J252])*(0.15665109790632)+(0.10475739737447)" office:value-type="float" office:value="-0.00166174146796445" calcext:value-type="float">
            <text:p>-0.0016617415</text:p>
          </table:table-cell>
          <table:table-cell table:formula="of:=([.I252]^2)*(-1.84809378419694)+([.I252])*(0.969715893777015)+(-0.0558124189204929)" office:value-type="float" office:value="-0.00827866781568096" calcext:value-type="float">
            <text:p>-0.0082786678</text:p>
          </table:table-cell>
          <table:table-cell table:formula="of:=[.H252]*-1" office:value-type="float" office:value="0.081492" calcext:value-type="float">
            <text:p>0.081492</text:p>
          </table:table-cell>
          <table:table-cell table:formula="of:=[.M252]*-1" office:value-type="float" office:value="-0.075077" calcext:value-type="float">
            <text:p>-0.075077</text:p>
          </table:table-cell>
          <table:table-cell table:formula="of:=([.K252]^2)*(48.7382423482978)+([.K252])*(0.0643401308833624)+(0.0316411646540839)" office:value-type="float" office:value="0.0479170199372918" calcext:value-type="float">
            <text:p>0.0479170199</text:p>
          </table:table-cell>
          <table:table-cell table:formula="of:=([.M252]^2)*(2.99573212968935)+([.M252])*(-0.0394274132082148)+(-0.010306073088791)" office:value-type="float" office:value="0.00361944670707216" calcext:value-type="float">
            <text:p>0.0036194467</text:p>
          </table:table-cell>
          <table:table-cell table:formula="of:=([.L252]^2)*(-20.9992408223248)+([.L252])*(0.114146130561486)+(0.302895814088881)" office:value-type="float" office:value="0.300760453804295" calcext:value-type="float">
            <text:p>0.300760453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53]" office:value-type="float" office:value="-0.081452" calcext:value-type="float">
            <text:p>-0.081452</text:p>
          </table:table-cell>
          <table:table-cell table:formula="of:=[Datos_MoCap.B253]" office:value-type="float" office:value="0.05468" calcext:value-type="float">
            <text:p>0.05468</text:p>
          </table:table-cell>
          <table:table-cell table:formula="of:=[Datos_MoCap.C253]" office:value-type="float" office:value="0.302325" calcext:value-type="float">
            <text:p>0.302325</text:p>
          </table:table-cell>
          <table:table-cell table:formula="of:=[Datos_MoCap.D253]" office:value-type="float" office:value="0.017051" calcext:value-type="float">
            <text:p>0.017051</text:p>
          </table:table-cell>
          <table:table-cell table:formula="of:=[Datos_MoCap.F253]" office:value-type="float" office:value="-0.007682" calcext:value-type="float">
            <text:p>-0.007682</text:p>
          </table:table-cell>
          <table:table-cell table:formula="of:=[Datos_MoCap.E253]" office:value-type="float" office:value="0.074979" calcext:value-type="float">
            <text:p>0.074979</text:p>
          </table:table-cell>
          <table:table-cell/>
          <table:table-cell table:formula="of:=([.H253]^2)*(0.140024724909833)+([.H253])*(-0.00142725065277068)+(-0.0063459406986214)" office:value-type="float" office:value="-0.00530070428025031" calcext:value-type="float">
            <text:p>-0.0053007043</text:p>
          </table:table-cell>
          <table:table-cell table:formula="of:=([.J253]^2)*(-1.68303778049881)+([.J253])*(0.15665109790632)+(0.10475739737447)" office:value-type="float" office:value="-0.00171339527079277" calcext:value-type="float">
            <text:p>-0.0017133953</text:p>
          </table:table-cell>
          <table:table-cell table:formula="of:=([.I253]^2)*(-1.84809378419694)+([.I253])*(0.969715893777015)+(-0.0558124189204929)" office:value-type="float" office:value="-0.00831397388956123" calcext:value-type="float">
            <text:p>-0.0083139739</text:p>
          </table:table-cell>
          <table:table-cell table:formula="of:=[.H253]*-1" office:value-type="float" office:value="0.081452" calcext:value-type="float">
            <text:p>0.081452</text:p>
          </table:table-cell>
          <table:table-cell table:formula="of:=[.M253]*-1" office:value-type="float" office:value="-0.074979" calcext:value-type="float">
            <text:p>-0.074979</text:p>
          </table:table-cell>
          <table:table-cell table:formula="of:=([.K253]^2)*(48.7382423482978)+([.K253])*(0.0643401308833624)+(0.0316411646540839)" office:value-type="float" office:value="0.0469082191448345" calcext:value-type="float">
            <text:p>0.0469082191</text:p>
          </table:table-cell>
          <table:table-cell table:formula="of:=([.M253]^2)*(2.99573212968935)+([.M253])*(-0.0394274132082148)+(-0.010306073088791)" office:value-type="float" office:value="0.0035792568906822" calcext:value-type="float">
            <text:p>0.0035792569</text:p>
          </table:table-cell>
          <table:table-cell table:formula="of:=([.L253]^2)*(-20.9992408223248)+([.L253])*(0.114146130561486)+(0.302895814088881)" office:value-type="float" office:value="0.300779712711354" calcext:value-type="float">
            <text:p>0.300779712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54]" office:value-type="float" office:value="-0.081407" calcext:value-type="float">
            <text:p>-0.081407</text:p>
          </table:table-cell>
          <table:table-cell table:formula="of:=[Datos_MoCap.B254]" office:value-type="float" office:value="0.054639" calcext:value-type="float">
            <text:p>0.054639</text:p>
          </table:table-cell>
          <table:table-cell table:formula="of:=[Datos_MoCap.C254]" office:value-type="float" office:value="0.302369" calcext:value-type="float">
            <text:p>0.302369</text:p>
          </table:table-cell>
          <table:table-cell table:formula="of:=[Datos_MoCap.D254]" office:value-type="float" office:value="0.016995" calcext:value-type="float">
            <text:p>0.016995</text:p>
          </table:table-cell>
          <table:table-cell table:formula="of:=[Datos_MoCap.F254]" office:value-type="float" office:value="-0.007496" calcext:value-type="float">
            <text:p>-0.007496</text:p>
          </table:table-cell>
          <table:table-cell table:formula="of:=[Datos_MoCap.E254]" office:value-type="float" office:value="0.074974" calcext:value-type="float">
            <text:p>0.074974</text:p>
          </table:table-cell>
          <table:table-cell/>
          <table:table-cell table:formula="of:=([.H254]^2)*(0.140024724909833)+([.H254])*(-0.00142725065277068)+(-0.0063459406986214)" office:value-type="float" office:value="-0.00530179469943002" calcext:value-type="float">
            <text:p>-0.0053017947</text:p>
          </table:table-cell>
          <table:table-cell table:formula="of:=([.J254]^2)*(-1.68303778049881)+([.J254])*(0.15665109790632)+(0.10475739737447)" office:value-type="float" office:value="-0.00175128242778108" calcext:value-type="float">
            <text:p>-0.0017512824</text:p>
          </table:table-cell>
          <table:table-cell table:formula="of:=([.I254]^2)*(-1.84809378419694)+([.I254])*(0.969715893777015)+(-0.0558124189204929)" office:value-type="float" office:value="-0.00834544893886591" calcext:value-type="float">
            <text:p>-0.0083454489</text:p>
          </table:table-cell>
          <table:table-cell table:formula="of:=[.H254]*-1" office:value-type="float" office:value="0.081407" calcext:value-type="float">
            <text:p>0.081407</text:p>
          </table:table-cell>
          <table:table-cell table:formula="of:=[.M254]*-1" office:value-type="float" office:value="-0.074974" calcext:value-type="float">
            <text:p>-0.074974</text:p>
          </table:table-cell>
          <table:table-cell table:formula="of:=([.K254]^2)*(48.7382423482978)+([.K254])*(0.0643401308833624)+(0.0316411646540839)" office:value-type="float" office:value="0.0468116929343616" calcext:value-type="float">
            <text:p>0.0468116929</text:p>
          </table:table-cell>
          <table:table-cell table:formula="of:=([.M254]^2)*(2.99573212968935)+([.M254])*(-0.0394274132082148)+(-0.010306073088791)" office:value-type="float" office:value="0.00357720793264803" calcext:value-type="float">
            <text:p>0.0035772079</text:p>
          </table:table-cell>
          <table:table-cell table:formula="of:=([.L254]^2)*(-20.9992408223248)+([.L254])*(0.114146130561486)+(0.302895814088881)" office:value-type="float" office:value="0.300860227016398" calcext:value-type="float">
            <text:p>0.30086022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55]" office:value-type="float" office:value="-0.081364" calcext:value-type="float">
            <text:p>-0.081364</text:p>
          </table:table-cell>
          <table:table-cell table:formula="of:=[Datos_MoCap.B255]" office:value-type="float" office:value="0.054588" calcext:value-type="float">
            <text:p>0.054588</text:p>
          </table:table-cell>
          <table:table-cell table:formula="of:=[Datos_MoCap.C255]" office:value-type="float" office:value="0.302413" calcext:value-type="float">
            <text:p>0.302413</text:p>
          </table:table-cell>
          <table:table-cell table:formula="of:=[Datos_MoCap.D255]" office:value-type="float" office:value="0.01676" calcext:value-type="float">
            <text:p>0.01676</text:p>
          </table:table-cell>
          <table:table-cell table:formula="of:=[Datos_MoCap.F255]" office:value-type="float" office:value="-0.007332" calcext:value-type="float">
            <text:p>-0.007332</text:p>
          </table:table-cell>
          <table:table-cell table:formula="of:=[Datos_MoCap.E255]" office:value-type="float" office:value="0.075094" calcext:value-type="float">
            <text:p>0.075094</text:p>
          </table:table-cell>
          <table:table-cell/>
          <table:table-cell table:formula="of:=([.H255]^2)*(0.140024724909833)+([.H255])*(-0.00142725065277068)+(-0.0063459406986214)" office:value-type="float" office:value="-0.00530283612568152" calcext:value-type="float">
            <text:p>-0.0053028361</text:p>
          </table:table-cell>
          <table:table-cell table:formula="of:=([.J255]^2)*(-1.68303778049881)+([.J255])*(0.15665109790632)+(0.10475739737447)" office:value-type="float" office:value="-0.00178917610149169" calcext:value-type="float">
            <text:p>-0.0017891761</text:p>
          </table:table-cell>
          <table:table-cell table:formula="of:=([.I255]^2)*(-1.84809378419694)+([.I255])*(0.969715893777015)+(-0.0558124189204929)" office:value-type="float" office:value="-0.00838460950072045" calcext:value-type="float">
            <text:p>-0.0083846095</text:p>
          </table:table-cell>
          <table:table-cell table:formula="of:=[.H255]*-1" office:value-type="float" office:value="0.081364" calcext:value-type="float">
            <text:p>0.081364</text:p>
          </table:table-cell>
          <table:table-cell table:formula="of:=[.M255]*-1" office:value-type="float" office:value="-0.075094" calcext:value-type="float">
            <text:p>-0.075094</text:p>
          </table:table-cell>
          <table:table-cell table:formula="of:=([.K255]^2)*(48.7382423482978)+([.K255])*(0.0643401308833624)+(0.0316411646540839)" office:value-type="float" office:value="0.0464099605515443" calcext:value-type="float">
            <text:p>0.0464099606</text:p>
          </table:table-cell>
          <table:table-cell table:formula="of:=([.M255]^2)*(2.99573212968935)+([.M255])*(-0.0394274132082148)+(-0.010306073088791)" office:value-type="float" office:value="0.00362642426657163" calcext:value-type="float">
            <text:p>0.0036264243</text:p>
          </table:table-cell>
          <table:table-cell table:formula="of:=([.L255]^2)*(-20.9992408223248)+([.L255])*(0.114146130561486)+(0.302895814088881)" office:value-type="float" office:value="0.300930012767648" calcext:value-type="float">
            <text:p>0.300930012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56]" office:value-type="float" office:value="-0.081393" calcext:value-type="float">
            <text:p>-0.081393</text:p>
          </table:table-cell>
          <table:table-cell table:formula="of:=[Datos_MoCap.B256]" office:value-type="float" office:value="0.054456" calcext:value-type="float">
            <text:p>0.054456</text:p>
          </table:table-cell>
          <table:table-cell table:formula="of:=[Datos_MoCap.C256]" office:value-type="float" office:value="0.302471" calcext:value-type="float">
            <text:p>0.302471</text:p>
          </table:table-cell>
          <table:table-cell table:formula="of:=[Datos_MoCap.D256]" office:value-type="float" office:value="0.01624" calcext:value-type="float">
            <text:p>0.01624</text:p>
          </table:table-cell>
          <table:table-cell table:formula="of:=[Datos_MoCap.F256]" office:value-type="float" office:value="-0.006868" calcext:value-type="float">
            <text:p>-0.006868</text:p>
          </table:table-cell>
          <table:table-cell table:formula="of:=[Datos_MoCap.E256]" office:value-type="float" office:value="0.074854" calcext:value-type="float">
            <text:p>0.074854</text:p>
          </table:table-cell>
          <table:table-cell/>
          <table:table-cell table:formula="of:=([.H256]^2)*(0.140024724909833)+([.H256])*(-0.00142725065277068)+(-0.0063459406986214)" office:value-type="float" office:value="-0.00530213382529217" calcext:value-type="float">
            <text:p>-0.0053021338</text:p>
          </table:table-cell>
          <table:table-cell table:formula="of:=([.J256]^2)*(-1.68303778049881)+([.J256])*(0.15665109790632)+(0.10475739737447)" office:value-type="float" office:value="-0.00183913681005263" calcext:value-type="float">
            <text:p>-0.0018391368</text:p>
          </table:table-cell>
          <table:table-cell table:formula="of:=([.I256]^2)*(-1.84809378419694)+([.I256])*(0.969715893777015)+(-0.0558124189204929)" office:value-type="float" office:value="-0.00848601089160329" calcext:value-type="float">
            <text:p>-0.0084860109</text:p>
          </table:table-cell>
          <table:table-cell table:formula="of:=[.H256]*-1" office:value-type="float" office:value="0.081393" calcext:value-type="float">
            <text:p>0.081393</text:p>
          </table:table-cell>
          <table:table-cell table:formula="of:=[.M256]*-1" office:value-type="float" office:value="-0.074854" calcext:value-type="float">
            <text:p>-0.074854</text:p>
          </table:table-cell>
          <table:table-cell table:formula="of:=([.K256]^2)*(48.7382423482978)+([.K256])*(0.0643401308833624)+(0.0316411646540839)" office:value-type="float" office:value="0.0455401554447881" calcext:value-type="float">
            <text:p>0.0455401554</text:p>
          </table:table-cell>
          <table:table-cell table:formula="of:=([.M256]^2)*(2.99573212968935)+([.M256])*(-0.0394274132082148)+(-0.010306073088791)" office:value-type="float" office:value="0.00352807787580976" calcext:value-type="float">
            <text:p>0.0035280779</text:p>
          </table:table-cell>
          <table:table-cell table:formula="of:=([.L256]^2)*(-20.9992408223248)+([.L256])*(0.114146130561486)+(0.302895814088881)" office:value-type="float" office:value="0.301121336370158" calcext:value-type="float">
            <text:p>0.301121336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57]" office:value-type="float" office:value="-0.081281" calcext:value-type="float">
            <text:p>-0.081281</text:p>
          </table:table-cell>
          <table:table-cell table:formula="of:=[Datos_MoCap.B257]" office:value-type="float" office:value="0.054516" calcext:value-type="float">
            <text:p>0.054516</text:p>
          </table:table-cell>
          <table:table-cell table:formula="of:=[Datos_MoCap.C257]" office:value-type="float" office:value="0.302519" calcext:value-type="float">
            <text:p>0.302519</text:p>
          </table:table-cell>
          <table:table-cell table:formula="of:=[Datos_MoCap.D257]" office:value-type="float" office:value="0.016328" calcext:value-type="float">
            <text:p>0.016328</text:p>
          </table:table-cell>
          <table:table-cell table:formula="of:=[Datos_MoCap.F257]" office:value-type="float" office:value="-0.00708" calcext:value-type="float">
            <text:p>-0.00708</text:p>
          </table:table-cell>
          <table:table-cell table:formula="of:=[Datos_MoCap.E257]" office:value-type="float" office:value="0.075084" calcext:value-type="float">
            <text:p>0.075084</text:p>
          </table:table-cell>
          <table:table-cell/>
          <table:table-cell table:formula="of:=([.H257]^2)*(0.140024724909833)+([.H257])*(-0.00142725065277068)+(-0.0063459406986214)" office:value-type="float" office:value="-0.00530484485616048" calcext:value-type="float">
            <text:p>-0.0053048449</text:p>
          </table:table-cell>
          <table:table-cell table:formula="of:=([.J257]^2)*(-1.68303778049881)+([.J257])*(0.15665109790632)+(0.10475739737447)" office:value-type="float" office:value="-0.0018804921666407" calcext:value-type="float">
            <text:p>-0.0018804922</text:p>
          </table:table-cell>
          <table:table-cell table:formula="of:=([.I257]^2)*(-1.84809378419694)+([.I257])*(0.969715893777015)+(-0.0558124189204929)" office:value-type="float" office:value="-0.00843991136652776" calcext:value-type="float">
            <text:p>-0.0084399114</text:p>
          </table:table-cell>
          <table:table-cell table:formula="of:=[.H257]*-1" office:value-type="float" office:value="0.081281" calcext:value-type="float">
            <text:p>0.081281</text:p>
          </table:table-cell>
          <table:table-cell table:formula="of:=[.M257]*-1" office:value-type="float" office:value="-0.075084" calcext:value-type="float">
            <text:p>-0.075084</text:p>
          </table:table-cell>
          <table:table-cell table:formula="of:=([.K257]^2)*(48.7382423482978)+([.K257])*(0.0643401308833624)+(0.0316411646540839)" office:value-type="float" office:value="0.0456855003990642" calcext:value-type="float">
            <text:p>0.0456855004</text:p>
          </table:table-cell>
          <table:table-cell table:formula="of:=([.M257]^2)*(2.99573212968935)+([.M257])*(-0.0394274132082148)+(-0.010306073088791)" office:value-type="float" office:value="0.00362231961010599" calcext:value-type="float">
            <text:p>0.0036223196</text:p>
          </table:table-cell>
          <table:table-cell table:formula="of:=([.L257]^2)*(-20.9992408223248)+([.L257])*(0.114146130561486)+(0.302895814088881)" office:value-type="float" office:value="0.301035043139349" calcext:value-type="float">
            <text:p>0.301035043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58]" office:value-type="float" office:value="-0.081297" calcext:value-type="float">
            <text:p>-0.081297</text:p>
          </table:table-cell>
          <table:table-cell table:formula="of:=[Datos_MoCap.B258]" office:value-type="float" office:value="0.054368" calcext:value-type="float">
            <text:p>0.054368</text:p>
          </table:table-cell>
          <table:table-cell table:formula="of:=[Datos_MoCap.C258]" office:value-type="float" office:value="0.302523" calcext:value-type="float">
            <text:p>0.302523</text:p>
          </table:table-cell>
          <table:table-cell table:formula="of:=[Datos_MoCap.D258]" office:value-type="float" office:value="0.016483" calcext:value-type="float">
            <text:p>0.016483</text:p>
          </table:table-cell>
          <table:table-cell table:formula="of:=[Datos_MoCap.F258]" office:value-type="float" office:value="-0.006476" calcext:value-type="float">
            <text:p>-0.006476</text:p>
          </table:table-cell>
          <table:table-cell table:formula="of:=[Datos_MoCap.E258]" office:value-type="float" office:value="0.075119" calcext:value-type="float">
            <text:p>0.075119</text:p>
          </table:table-cell>
          <table:table-cell/>
          <table:table-cell table:formula="of:=([.H258]^2)*(0.140024724909833)+([.H258])*(-0.00142725065277068)+(-0.0063459406986214)" office:value-type="float" office:value="-0.00530445778111442" calcext:value-type="float">
            <text:p>-0.0053044578</text:p>
          </table:table-cell>
          <table:table-cell table:formula="of:=([.J258]^2)*(-1.68303778049881)+([.J258])*(0.15665109790632)+(0.10475739737447)" office:value-type="float" office:value="-0.00188393879642822" calcext:value-type="float">
            <text:p>-0.0018839388</text:p>
          </table:table-cell>
          <table:table-cell table:formula="of:=([.I258]^2)*(-1.84809378419694)+([.I258])*(0.969715893777015)+(-0.0558124189204929)" office:value-type="float" office:value="-0.00855364759795418" calcext:value-type="float">
            <text:p>-0.0085536476</text:p>
          </table:table-cell>
          <table:table-cell table:formula="of:=[.H258]*-1" office:value-type="float" office:value="0.081297" calcext:value-type="float">
            <text:p>0.081297</text:p>
          </table:table-cell>
          <table:table-cell table:formula="of:=[.M258]*-1" office:value-type="float" office:value="-0.075119" calcext:value-type="float">
            <text:p>-0.075119</text:p>
          </table:table-cell>
          <table:table-cell table:formula="of:=([.K258]^2)*(48.7382423482978)+([.K258])*(0.0643401308833624)+(0.0316411646540839)" office:value-type="float" office:value="0.0459433414421531" calcext:value-type="float">
            <text:p>0.0459433414</text:p>
          </table:table-cell>
          <table:table-cell table:formula="of:=([.M258]^2)*(2.99573212968935)+([.M258])*(-0.0394274132082148)+(-0.010306073088791)" office:value-type="float" office:value="0.00363668852900135" calcext:value-type="float">
            <text:p>0.0036366885</text:p>
          </table:table-cell>
          <table:table-cell table:formula="of:=([.L258]^2)*(-20.9992408223248)+([.L258])*(0.114146130561486)+(0.302895814088881)" office:value-type="float" office:value="0.301275925490195" calcext:value-type="float">
            <text:p>0.301275925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59]" office:value-type="float" office:value="-0.081303" calcext:value-type="float">
            <text:p>-0.081303</text:p>
          </table:table-cell>
          <table:table-cell table:formula="of:=[Datos_MoCap.B259]" office:value-type="float" office:value="0.054369" calcext:value-type="float">
            <text:p>0.054369</text:p>
          </table:table-cell>
          <table:table-cell table:formula="of:=[Datos_MoCap.C259]" office:value-type="float" office:value="0.302538" calcext:value-type="float">
            <text:p>0.302538</text:p>
          </table:table-cell>
          <table:table-cell table:formula="of:=[Datos_MoCap.D259]" office:value-type="float" office:value="0.016172" calcext:value-type="float">
            <text:p>0.016172</text:p>
          </table:table-cell>
          <table:table-cell table:formula="of:=[Datos_MoCap.F259]" office:value-type="float" office:value="-0.006524" calcext:value-type="float">
            <text:p>-0.006524</text:p>
          </table:table-cell>
          <table:table-cell table:formula="of:=[Datos_MoCap.E259]" office:value-type="float" office:value="0.074923" calcext:value-type="float">
            <text:p>0.074923</text:p>
          </table:table-cell>
          <table:table-cell/>
          <table:table-cell table:formula="of:=([.H259]^2)*(0.140024724909833)+([.H259])*(-0.00142725065277068)+(-0.0063459406986214)" office:value-type="float" office:value="-0.00530431260948888" calcext:value-type="float">
            <text:p>-0.0053043126</text:p>
          </table:table-cell>
          <table:table-cell table:formula="of:=([.J259]^2)*(-1.68303778049881)+([.J259])*(0.15665109790632)+(0.10475739737447)" office:value-type="float" office:value="-0.0018968641377972" calcext:value-type="float">
            <text:p>-0.0018968641</text:p>
          </table:table-cell>
          <table:table-cell table:formula="of:=([.I259]^2)*(-1.84809378419694)+([.I259])*(0.969715893777015)+(-0.0558124189204929)" office:value-type="float" office:value="-0.00855287883823421" calcext:value-type="float">
            <text:p>-0.0085528788</text:p>
          </table:table-cell>
          <table:table-cell table:formula="of:=[.H259]*-1" office:value-type="float" office:value="0.081303" calcext:value-type="float">
            <text:p>0.081303</text:p>
          </table:table-cell>
          <table:table-cell table:formula="of:=[.M259]*-1" office:value-type="float" office:value="-0.074923" calcext:value-type="float">
            <text:p>-0.074923</text:p>
          </table:table-cell>
          <table:table-cell table:formula="of:=([.K259]^2)*(48.7382423482978)+([.K259])*(0.0643401308833624)+(0.0316411646540839)" office:value-type="float" office:value="0.0454283604499405" calcext:value-type="float">
            <text:p>0.0454283604</text:p>
          </table:table-cell>
          <table:table-cell table:formula="of:=([.M259]^2)*(2.99573212968935)+([.M259])*(-0.0394274132082148)+(-0.010306073088791)" office:value-type="float" office:value="0.0035563171165104" calcext:value-type="float">
            <text:p>0.0035563171</text:p>
          </table:table-cell>
          <table:table-cell table:formula="of:=([.L259]^2)*(-20.9992408223248)+([.L259])*(0.114146130561486)+(0.302895814088881)" office:value-type="float" office:value="0.301257342949655" calcext:value-type="float">
            <text:p>0.301257342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60]" office:value-type="float" office:value="-0.081239" calcext:value-type="float">
            <text:p>-0.081239</text:p>
          </table:table-cell>
          <table:table-cell table:formula="of:=[Datos_MoCap.B260]" office:value-type="float" office:value="0.054346" calcext:value-type="float">
            <text:p>0.054346</text:p>
          </table:table-cell>
          <table:table-cell table:formula="of:=[Datos_MoCap.C260]" office:value-type="float" office:value="0.302577" calcext:value-type="float">
            <text:p>0.302577</text:p>
          </table:table-cell>
          <table:table-cell table:formula="of:=[Datos_MoCap.D260]" office:value-type="float" office:value="0.016462" calcext:value-type="float">
            <text:p>0.016462</text:p>
          </table:table-cell>
          <table:table-cell table:formula="of:=[Datos_MoCap.F260]" office:value-type="float" office:value="-0.006473" calcext:value-type="float">
            <text:p>-0.006473</text:p>
          </table:table-cell>
          <table:table-cell table:formula="of:=[Datos_MoCap.E260]" office:value-type="float" office:value="0.075248" calcext:value-type="float">
            <text:p>0.075248</text:p>
          </table:table-cell>
          <table:table-cell/>
          <table:table-cell table:formula="of:=([.H260]^2)*(0.140024724909833)+([.H260])*(-0.00142725065277068)+(-0.0063459406986214)" office:value-type="float" office:value="-0.00530586058705618" calcext:value-type="float">
            <text:p>-0.0053058606</text:p>
          </table:table-cell>
          <table:table-cell table:formula="of:=([.J260]^2)*(-1.68303778049881)+([.J260])*(0.15665109790632)+(0.10475739737447)" office:value-type="float" office:value="-0.00193047356983417" calcext:value-type="float">
            <text:p>-0.0019304736</text:p>
          </table:table-cell>
          <table:table-cell table:formula="of:=([.I260]^2)*(-1.84809378419694)+([.I260])*(0.969715893777015)+(-0.0558124189204929)" office:value-type="float" office:value="-0.00857056124692886" calcext:value-type="float">
            <text:p>-0.0085705612</text:p>
          </table:table-cell>
          <table:table-cell table:formula="of:=[.H260]*-1" office:value-type="float" office:value="0.081239" calcext:value-type="float">
            <text:p>0.081239</text:p>
          </table:table-cell>
          <table:table-cell table:formula="of:=[.M260]*-1" office:value-type="float" office:value="-0.075248" calcext:value-type="float">
            <text:p>-0.075248</text:p>
          </table:table-cell>
          <table:table-cell table:formula="of:=([.K260]^2)*(48.7382423482978)+([.K260])*(0.0643401308833624)+(0.0316411646540839)" office:value-type="float" office:value="0.0459082709901271" calcext:value-type="float">
            <text:p>0.045908271</text:p>
          </table:table-cell>
          <table:table-cell table:formula="of:=([.M260]^2)*(2.99573212968935)+([.M260])*(-0.0394274132082148)+(-0.010306073088791)" office:value-type="float" office:value="0.00368971163635319" calcext:value-type="float">
            <text:p>0.0036897116</text:p>
          </table:table-cell>
          <table:table-cell table:formula="of:=([.L260]^2)*(-20.9992408223248)+([.L260])*(0.114146130561486)+(0.302895814088881)" office:value-type="float" office:value="0.301277083686095" calcext:value-type="float">
            <text:p>0.301277083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61]" office:value-type="float" office:value="-0.08126" calcext:value-type="float">
            <text:p>-0.08126</text:p>
          </table:table-cell>
          <table:table-cell table:formula="of:=[Datos_MoCap.B261]" office:value-type="float" office:value="0.054299" calcext:value-type="float">
            <text:p>0.054299</text:p>
          </table:table-cell>
          <table:table-cell table:formula="of:=[Datos_MoCap.C261]" office:value-type="float" office:value="0.302572" calcext:value-type="float">
            <text:p>0.302572</text:p>
          </table:table-cell>
          <table:table-cell table:formula="of:=[Datos_MoCap.D261]" office:value-type="float" office:value="0.016398" calcext:value-type="float">
            <text:p>0.016398</text:p>
          </table:table-cell>
          <table:table-cell table:formula="of:=[Datos_MoCap.F261]" office:value-type="float" office:value="-0.006276" calcext:value-type="float">
            <text:p>-0.006276</text:p>
          </table:table-cell>
          <table:table-cell table:formula="of:=[Datos_MoCap.E261]" office:value-type="float" office:value="0.075153" calcext:value-type="float">
            <text:p>0.075153</text:p>
          </table:table-cell>
          <table:table-cell/>
          <table:table-cell table:formula="of:=([.H261]^2)*(0.140024724909833)+([.H261])*(-0.00142725065277068)+(-0.0063459406986214)" office:value-type="float" office:value="-0.00530535278335923" calcext:value-type="float">
            <text:p>-0.0053053528</text:p>
          </table:table-cell>
          <table:table-cell table:formula="of:=([.J261]^2)*(-1.68303778049881)+([.J261])*(0.15665109790632)+(0.10475739737447)" office:value-type="float" office:value="-0.00192616438217459" calcext:value-type="float">
            <text:p>-0.0019261644</text:p>
          </table:table-cell>
          <table:table-cell table:formula="of:=([.I261]^2)*(-1.84809378419694)+([.I261])*(0.969715893777015)+(-0.0558124189204929)" office:value-type="float" office:value="-0.00860670094492472" calcext:value-type="float">
            <text:p>-0.0086067009</text:p>
          </table:table-cell>
          <table:table-cell table:formula="of:=[.H261]*-1" office:value-type="float" office:value="0.08126" calcext:value-type="float">
            <text:p>0.08126</text:p>
          </table:table-cell>
          <table:table-cell table:formula="of:=[.M261]*-1" office:value-type="float" office:value="-0.075153" calcext:value-type="float">
            <text:p>-0.075153</text:p>
          </table:table-cell>
          <table:table-cell table:formula="of:=([.K261]^2)*(48.7382423482978)+([.K261])*(0.0643401308833624)+(0.0316411646540839)" office:value-type="float" office:value="0.0458016547485624" calcext:value-type="float">
            <text:p>0.0458016547</text:p>
          </table:table-cell>
          <table:table-cell table:formula="of:=([.M261]^2)*(2.99573212968935)+([.M261])*(-0.0394274132082148)+(-0.010306073088791)" office:value-type="float" office:value="0.00365065393534442" calcext:value-type="float">
            <text:p>0.0036506539</text:p>
          </table:table-cell>
          <table:table-cell table:formula="of:=([.L261]^2)*(-20.9992408223248)+([.L261])*(0.114146130561486)+(0.302895814088881)" office:value-type="float" office:value="0.301352311180101" calcext:value-type="float">
            <text:p>0.301352311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62]" office:value-type="float" office:value="-0.081232" calcext:value-type="float">
            <text:p>-0.081232</text:p>
          </table:table-cell>
          <table:table-cell table:formula="of:=[Datos_MoCap.B262]" office:value-type="float" office:value="0.054317" calcext:value-type="float">
            <text:p>0.054317</text:p>
          </table:table-cell>
          <table:table-cell table:formula="of:=[Datos_MoCap.C262]" office:value-type="float" office:value="0.302596" calcext:value-type="float">
            <text:p>0.302596</text:p>
          </table:table-cell>
          <table:table-cell table:formula="of:=[Datos_MoCap.D262]" office:value-type="float" office:value="0.016558" calcext:value-type="float">
            <text:p>0.016558</text:p>
          </table:table-cell>
          <table:table-cell table:formula="of:=[Datos_MoCap.F262]" office:value-type="float" office:value="-0.006406" calcext:value-type="float">
            <text:p>-0.006406</text:p>
          </table:table-cell>
          <table:table-cell table:formula="of:=[Datos_MoCap.E262]" office:value-type="float" office:value="0.07532" calcext:value-type="float">
            <text:p>0.07532</text:p>
          </table:table-cell>
          <table:table-cell/>
          <table:table-cell table:formula="of:=([.H262]^2)*(0.140024724909833)+([.H262])*(-0.00142725065277068)+(-0.0063459406986214)" office:value-type="float" office:value="-0.00530602982751031" calcext:value-type="float">
            <text:p>-0.0053060298</text:p>
          </table:table-cell>
          <table:table-cell table:formula="of:=([.J262]^2)*(-1.68303778049881)+([.J262])*(0.15665109790632)+(0.10475739737447)" office:value-type="float" office:value="-0.00194684925040597" calcext:value-type="float">
            <text:p>-0.0019468493</text:p>
          </table:table-cell>
          <table:table-cell table:formula="of:=([.I262]^2)*(-1.84809378419694)+([.I262])*(0.969715893777015)+(-0.0558124189204929)" office:value-type="float" office:value="-0.0085928592448171" calcext:value-type="float">
            <text:p>-0.0085928592</text:p>
          </table:table-cell>
          <table:table-cell table:formula="of:=[.H262]*-1" office:value-type="float" office:value="0.081232" calcext:value-type="float">
            <text:p>0.081232</text:p>
          </table:table-cell>
          <table:table-cell table:formula="of:=[.M262]*-1" office:value-type="float" office:value="-0.07532" calcext:value-type="float">
            <text:p>-0.07532</text:p>
          </table:table-cell>
          <table:table-cell table:formula="of:=([.K262]^2)*(48.7382423482978)+([.K262])*(0.0643401308833624)+(0.0316411646540839)" office:value-type="float" office:value="0.0460689439718766" calcext:value-type="float">
            <text:p>0.046068944</text:p>
          </table:table-cell>
          <table:table-cell table:formula="of:=([.M262]^2)*(2.99573212968935)+([.M262])*(-0.0394274132082148)+(-0.010306073088791)" office:value-type="float" office:value="0.00371934928306402" calcext:value-type="float">
            <text:p>0.0037193493</text:p>
          </table:table-cell>
          <table:table-cell table:formula="of:=([.L262]^2)*(-20.9992408223248)+([.L262])*(0.114146130561486)+(0.302895814088881)" office:value-type="float" office:value="0.301302851574754" calcext:value-type="float">
            <text:p>0.301302851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63]" office:value-type="float" office:value="-0.081225" calcext:value-type="float">
            <text:p>-0.081225</text:p>
          </table:table-cell>
          <table:table-cell table:formula="of:=[Datos_MoCap.B263]" office:value-type="float" office:value="0.0543" calcext:value-type="float">
            <text:p>0.0543</text:p>
          </table:table-cell>
          <table:table-cell table:formula="of:=[Datos_MoCap.C263]" office:value-type="float" office:value="0.302603" calcext:value-type="float">
            <text:p>0.302603</text:p>
          </table:table-cell>
          <table:table-cell table:formula="of:=[Datos_MoCap.D263]" office:value-type="float" office:value="0.016543" calcext:value-type="float">
            <text:p>0.016543</text:p>
          </table:table-cell>
          <table:table-cell table:formula="of:=[Datos_MoCap.F263]" office:value-type="float" office:value="-0.006399" calcext:value-type="float">
            <text:p>-0.006399</text:p>
          </table:table-cell>
          <table:table-cell table:formula="of:=[Datos_MoCap.E263]" office:value-type="float" office:value="0.075348" calcext:value-type="float">
            <text:p>0.075348</text:p>
          </table:table-cell>
          <table:table-cell/>
          <table:table-cell table:formula="of:=([.H263]^2)*(0.140024724909833)+([.H263])*(-0.00142725065277068)+(-0.0063459406986214)" office:value-type="float" office:value="-0.00530619905424203" calcext:value-type="float">
            <text:p>-0.0053061991</text:p>
          </table:table-cell>
          <table:table-cell table:formula="of:=([.J263]^2)*(-1.68303778049881)+([.J263])*(0.15665109790632)+(0.10475739737447)" office:value-type="float" office:value="-0.00195288270219268" calcext:value-type="float">
            <text:p>-0.0019528827</text:p>
          </table:table-cell>
          <table:table-cell table:formula="of:=([.I263]^2)*(-1.84809378419694)+([.I263])*(0.969715893777015)+(-0.0558124189204929)" office:value-type="float" office:value="-0.00860593193016782" calcext:value-type="float">
            <text:p>-0.0086059319</text:p>
          </table:table-cell>
          <table:table-cell table:formula="of:=[.H263]*-1" office:value-type="float" office:value="0.081225" calcext:value-type="float">
            <text:p>0.081225</text:p>
          </table:table-cell>
          <table:table-cell table:formula="of:=[.M263]*-1" office:value-type="float" office:value="-0.075348" calcext:value-type="float">
            <text:p>-0.075348</text:p>
          </table:table-cell>
          <table:table-cell table:formula="of:=([.K263]^2)*(48.7382423482978)+([.K263])*(0.0643401308833624)+(0.0316411646540839)" office:value-type="float" office:value="0.0460437796015138" calcext:value-type="float">
            <text:p>0.0460437796</text:p>
          </table:table-cell>
          <table:table-cell table:formula="of:=([.M263]^2)*(2.99573212968935)+([.M263])*(-0.0394274132082148)+(-0.010306073088791)" office:value-type="float" office:value="0.00373088342261264" calcext:value-type="float">
            <text:p>0.0037308834</text:p>
          </table:table-cell>
          <table:table-cell table:formula="of:=([.L263]^2)*(-20.9992408223248)+([.L263])*(0.114146130561486)+(0.302895814088881)" office:value-type="float" office:value="0.301305532864619" calcext:value-type="float">
            <text:p>0.301305532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64]" office:value-type="float" office:value="-0.081226" calcext:value-type="float">
            <text:p>-0.081226</text:p>
          </table:table-cell>
          <table:table-cell table:formula="of:=[Datos_MoCap.B264]" office:value-type="float" office:value="0.054226" calcext:value-type="float">
            <text:p>0.054226</text:p>
          </table:table-cell>
          <table:table-cell table:formula="of:=[Datos_MoCap.C264]" office:value-type="float" office:value="0.302583" calcext:value-type="float">
            <text:p>0.302583</text:p>
          </table:table-cell>
          <table:table-cell table:formula="of:=[Datos_MoCap.D264]" office:value-type="float" office:value="0.016564" calcext:value-type="float">
            <text:p>0.016564</text:p>
          </table:table-cell>
          <table:table-cell table:formula="of:=[Datos_MoCap.F264]" office:value-type="float" office:value="-0.006163" calcext:value-type="float">
            <text:p>-0.006163</text:p>
          </table:table-cell>
          <table:table-cell table:formula="of:=[Datos_MoCap.E264]" office:value-type="float" office:value="0.075261" calcext:value-type="float">
            <text:p>0.075261</text:p>
          </table:table-cell>
          <table:table-cell/>
          <table:table-cell table:formula="of:=([.H264]^2)*(0.140024724909833)+([.H264])*(-0.00142725065277068)+(-0.0063459406986214)" office:value-type="float" office:value="-0.00530617487983479" calcext:value-type="float">
            <text:p>-0.0053061749</text:p>
          </table:table-cell>
          <table:table-cell table:formula="of:=([.J264]^2)*(-1.68303778049881)+([.J264])*(0.15665109790632)+(0.10475739737447)" office:value-type="float" office:value="-0.00193564470610623" calcext:value-type="float">
            <text:p>-0.0019356447</text:p>
          </table:table-cell>
          <table:table-cell table:formula="of:=([.I264]^2)*(-1.84809378419694)+([.I264])*(0.969715893777015)+(-0.0558124189204929)" office:value-type="float" office:value="-0.00866284900558156" calcext:value-type="float">
            <text:p>-0.008662849</text:p>
          </table:table-cell>
          <table:table-cell table:formula="of:=[.H264]*-1" office:value-type="float" office:value="0.081226" calcext:value-type="float">
            <text:p>0.081226</text:p>
          </table:table-cell>
          <table:table-cell table:formula="of:=[.M264]*-1" office:value-type="float" office:value="-0.075261" calcext:value-type="float">
            <text:p>-0.075261</text:p>
          </table:table-cell>
          <table:table-cell table:formula="of:=([.K264]^2)*(48.7382423482978)+([.K264])*(0.0643401308833624)+(0.0316411646540839)" office:value-type="float" office:value="0.0460790158610403" calcext:value-type="float">
            <text:p>0.0460790159</text:p>
          </table:table-cell>
          <table:table-cell table:formula="of:=([.M264]^2)*(2.99573212968935)+([.M264])*(-0.0394274132082148)+(-0.010306073088791)" office:value-type="float" office:value="0.00369506058039388" calcext:value-type="float">
            <text:p>0.0036950606</text:p>
          </table:table-cell>
          <table:table-cell table:formula="of:=([.L264]^2)*(-20.9992408223248)+([.L264])*(0.114146130561486)+(0.302895814088881)" office:value-type="float" office:value="0.301394726372749" calcext:value-type="float">
            <text:p>0.301394726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65]" office:value-type="float" office:value="-0.08117" calcext:value-type="float">
            <text:p>-0.08117</text:p>
          </table:table-cell>
          <table:table-cell table:formula="of:=[Datos_MoCap.B265]" office:value-type="float" office:value="0.054236" calcext:value-type="float">
            <text:p>0.054236</text:p>
          </table:table-cell>
          <table:table-cell table:formula="of:=[Datos_MoCap.C265]" office:value-type="float" office:value="0.302629" calcext:value-type="float">
            <text:p>0.302629</text:p>
          </table:table-cell>
          <table:table-cell table:formula="of:=[Datos_MoCap.D265]" office:value-type="float" office:value="0.016563" calcext:value-type="float">
            <text:p>0.016563</text:p>
          </table:table-cell>
          <table:table-cell table:formula="of:=[Datos_MoCap.F265]" office:value-type="float" office:value="-0.00625" calcext:value-type="float">
            <text:p>-0.00625</text:p>
          </table:table-cell>
          <table:table-cell table:formula="of:=[Datos_MoCap.E265]" office:value-type="float" office:value="0.07537" calcext:value-type="float">
            <text:p>0.07537</text:p>
          </table:table-cell>
          <table:table-cell/>
          <table:table-cell table:formula="of:=([.H265]^2)*(0.140024724909833)+([.H265])*(-0.00142725065277068)+(-0.0063459406986214)" office:value-type="float" office:value="-0.00530752821536402" calcext:value-type="float">
            <text:p>-0.0053075282</text:p>
          </table:table-cell>
          <table:table-cell table:formula="of:=([.J265]^2)*(-1.68303778049881)+([.J265])*(0.15665109790632)+(0.10475739737447)" office:value-type="float" office:value="-0.00197529411001825" calcext:value-type="float">
            <text:p>-0.0019752941</text:p>
          </table:table-cell>
          <table:table-cell table:formula="of:=([.I265]^2)*(-1.84809378419694)+([.I265])*(0.969715893777015)+(-0.0558124189204929)" office:value-type="float" office:value="-0.008655156326124" calcext:value-type="float">
            <text:p>-0.0086551563</text:p>
          </table:table-cell>
          <table:table-cell table:formula="of:=[.H265]*-1" office:value-type="float" office:value="0.08117" calcext:value-type="float">
            <text:p>0.08117</text:p>
          </table:table-cell>
          <table:table-cell table:formula="of:=[.M265]*-1" office:value-type="float" office:value="-0.07537" calcext:value-type="float">
            <text:p>-0.07537</text:p>
          </table:table-cell>
          <table:table-cell table:formula="of:=([.K265]^2)*(48.7382423482978)+([.K265])*(0.0643401308833624)+(0.0316411646540839)" office:value-type="float" office:value="0.0460773369691551" calcext:value-type="float">
            <text:p>0.046077337</text:p>
          </table:table-cell>
          <table:table-cell table:formula="of:=([.M265]^2)*(2.99573212968935)+([.M265])*(-0.0394274132082148)+(-0.010306073088791)" office:value-type="float" office:value="0.00373994925613475" calcext:value-type="float">
            <text:p>0.0037399493</text:p>
          </table:table-cell>
          <table:table-cell table:formula="of:=([.L265]^2)*(-20.9992408223248)+([.L265])*(0.114146130561486)+(0.302895814088881)" office:value-type="float" office:value="0.30136211792825" calcext:value-type="float">
            <text:p>0.301362117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66]" office:value-type="float" office:value="-0.081061" calcext:value-type="float">
            <text:p>-0.081061</text:p>
          </table:table-cell>
          <table:table-cell table:formula="of:=[Datos_MoCap.B266]" office:value-type="float" office:value="0.054272" calcext:value-type="float">
            <text:p>0.054272</text:p>
          </table:table-cell>
          <table:table-cell table:formula="of:=[Datos_MoCap.C266]" office:value-type="float" office:value="0.30265" calcext:value-type="float">
            <text:p>0.30265</text:p>
          </table:table-cell>
          <table:table-cell table:formula="of:=[Datos_MoCap.D266]" office:value-type="float" office:value="0.016868" calcext:value-type="float">
            <text:p>0.016868</text:p>
          </table:table-cell>
          <table:table-cell table:formula="of:=[Datos_MoCap.F266]" office:value-type="float" office:value="-0.006346" calcext:value-type="float">
            <text:p>-0.006346</text:p>
          </table:table-cell>
          <table:table-cell table:formula="of:=[Datos_MoCap.E266]" office:value-type="float" office:value="0.075422" calcext:value-type="float">
            <text:p>0.075422</text:p>
          </table:table-cell>
          <table:table-cell/>
          <table:table-cell table:formula="of:=([.H266]^2)*(0.140024724909833)+([.H266])*(-0.00142725065277068)+(-0.0063459406986214)" office:value-type="float" office:value="-0.00531015986796018" calcext:value-type="float">
            <text:p>-0.0053101599</text:p>
          </table:table-cell>
          <table:table-cell table:formula="of:=([.J266]^2)*(-1.68303778049881)+([.J266])*(0.15665109790632)+(0.10475739737447)" office:value-type="float" office:value="-0.0019933972928818" calcext:value-type="float">
            <text:p>-0.0019933973</text:p>
          </table:table-cell>
          <table:table-cell table:formula="of:=([.I266]^2)*(-1.84809378419694)+([.I266])*(0.969715893777015)+(-0.0558124189204929)" office:value-type="float" office:value="-0.00862746574052012" calcext:value-type="float">
            <text:p>-0.0086274657</text:p>
          </table:table-cell>
          <table:table-cell table:formula="of:=[.H266]*-1" office:value-type="float" office:value="0.081061" calcext:value-type="float">
            <text:p>0.081061</text:p>
          </table:table-cell>
          <table:table-cell table:formula="of:=[.M266]*-1" office:value-type="float" office:value="-0.075422" calcext:value-type="float">
            <text:p>-0.075422</text:p>
          </table:table-cell>
          <table:table-cell table:formula="of:=([.K266]^2)*(48.7382423482978)+([.K266])*(0.0643401308833624)+(0.0316411646540839)" office:value-type="float" office:value="0.046593918003958" calcext:value-type="float">
            <text:p>0.046593918</text:p>
          </table:table-cell>
          <table:table-cell table:formula="of:=([.M266]^2)*(2.99573212968935)+([.M266])*(-0.0394274132082148)+(-0.010306073088791)" office:value-type="float" office:value="0.00376138911749154" calcext:value-type="float">
            <text:p>0.0037613891</text:p>
          </table:table-cell>
          <table:table-cell table:formula="of:=([.L266]^2)*(-20.9992408223248)+([.L266])*(0.114146130561486)+(0.302895814088881)" office:value-type="float" office:value="0.301325767281726" calcext:value-type="float">
            <text:p>0.301325767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67]" office:value-type="float" office:value="-0.081026" calcext:value-type="float">
            <text:p>-0.081026</text:p>
          </table:table-cell>
          <table:table-cell table:formula="of:=[Datos_MoCap.B267]" office:value-type="float" office:value="0.054214" calcext:value-type="float">
            <text:p>0.054214</text:p>
          </table:table-cell>
          <table:table-cell table:formula="of:=[Datos_MoCap.C267]" office:value-type="float" office:value="0.302681" calcext:value-type="float">
            <text:p>0.302681</text:p>
          </table:table-cell>
          <table:table-cell table:formula="of:=[Datos_MoCap.D267]" office:value-type="float" office:value="0.016996" calcext:value-type="float">
            <text:p>0.016996</text:p>
          </table:table-cell>
          <table:table-cell table:formula="of:=[Datos_MoCap.F267]" office:value-type="float" office:value="-0.006191" calcext:value-type="float">
            <text:p>-0.006191</text:p>
          </table:table-cell>
          <table:table-cell table:formula="of:=[Datos_MoCap.E267]" office:value-type="float" office:value="0.075238" calcext:value-type="float">
            <text:p>0.075238</text:p>
          </table:table-cell>
          <table:table-cell/>
          <table:table-cell table:formula="of:=([.H267]^2)*(0.140024724909833)+([.H267])*(-0.00142725065277068)+(-0.0063459406986214)" office:value-type="float" office:value="-0.00531100418829855" calcext:value-type="float">
            <text:p>-0.0053110042</text:p>
          </table:table-cell>
          <table:table-cell table:formula="of:=([.J267]^2)*(-1.68303778049881)+([.J267])*(0.15665109790632)+(0.10475739737447)" office:value-type="float" office:value="-0.00202012375207063" calcext:value-type="float">
            <text:p>-0.0020201238</text:p>
          </table:table-cell>
          <table:table-cell table:formula="of:=([.I267]^2)*(-1.84809378419694)+([.I267])*(0.969715893777015)+(-0.0558124189204929)" office:value-type="float" office:value="-0.00867208070882738" calcext:value-type="float">
            <text:p>-0.0086720807</text:p>
          </table:table-cell>
          <table:table-cell table:formula="of:=[.H267]*-1" office:value-type="float" office:value="0.081026" calcext:value-type="float">
            <text:p>0.081026</text:p>
          </table:table-cell>
          <table:table-cell table:formula="of:=[.M267]*-1" office:value-type="float" office:value="-0.075238" calcext:value-type="float">
            <text:p>-0.075238</text:p>
          </table:table-cell>
          <table:table-cell table:formula="of:=([.K267]^2)*(48.7382423482978)+([.K267])*(0.0643401308833624)+(0.0316411646540839)" office:value-type="float" office:value="0.0468134139360881" calcext:value-type="float">
            <text:p>0.0468134139</text:p>
          </table:table-cell>
          <table:table-cell table:formula="of:=([.M267]^2)*(2.99573212968935)+([.M267])*(-0.0394274132082148)+(-0.010306073088791)" office:value-type="float" office:value="0.00368559775303259" calcext:value-type="float">
            <text:p>0.0036855978</text:p>
          </table:table-cell>
          <table:table-cell table:formula="of:=([.L267]^2)*(-20.9992408223248)+([.L267])*(0.114146130561486)+(0.302895814088881)" office:value-type="float" office:value="0.301384266391702" calcext:value-type="float">
            <text:p>0.301384266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68]" office:value-type="float" office:value="-0.081003" calcext:value-type="float">
            <text:p>-0.081003</text:p>
          </table:table-cell>
          <table:table-cell table:formula="of:=[Datos_MoCap.B268]" office:value-type="float" office:value="0.054164" calcext:value-type="float">
            <text:p>0.054164</text:p>
          </table:table-cell>
          <table:table-cell table:formula="of:=[Datos_MoCap.C268]" office:value-type="float" office:value="0.302689" calcext:value-type="float">
            <text:p>0.302689</text:p>
          </table:table-cell>
          <table:table-cell table:formula="of:=[Datos_MoCap.D268]" office:value-type="float" office:value="0.017086" calcext:value-type="float">
            <text:p>0.017086</text:p>
          </table:table-cell>
          <table:table-cell table:formula="of:=[Datos_MoCap.F268]" office:value-type="float" office:value="-0.006009" calcext:value-type="float">
            <text:p>-0.006009</text:p>
          </table:table-cell>
          <table:table-cell table:formula="of:=[Datos_MoCap.E268]" office:value-type="float" office:value="0.075032" calcext:value-type="float">
            <text:p>0.075032</text:p>
          </table:table-cell>
          <table:table-cell/>
          <table:table-cell table:formula="of:=([.H268]^2)*(0.140024724909833)+([.H268])*(-0.00142725065277068)+(-0.0063459406986214)" office:value-type="float" office:value="-0.00531155884058507" calcext:value-type="float">
            <text:p>-0.0053115588</text:p>
          </table:table-cell>
          <table:table-cell table:formula="of:=([.J268]^2)*(-1.68303778049881)+([.J268])*(0.15665109790632)+(0.10475739737447)" office:value-type="float" office:value="-0.00202702142793683" calcext:value-type="float">
            <text:p>-0.0020270214</text:p>
          </table:table-cell>
          <table:table-cell table:formula="of:=([.I268]^2)*(-1.84809378419694)+([.I268])*(0.969715893777015)+(-0.0558124189204929)" office:value-type="float" office:value="-0.00871055186810905" calcext:value-type="float">
            <text:p>-0.0087105519</text:p>
          </table:table-cell>
          <table:table-cell table:formula="of:=[.H268]*-1" office:value-type="float" office:value="0.081003" calcext:value-type="float">
            <text:p>0.081003</text:p>
          </table:table-cell>
          <table:table-cell table:formula="of:=[.M268]*-1" office:value-type="float" office:value="-0.075032" calcext:value-type="float">
            <text:p>-0.075032</text:p>
          </table:table-cell>
          <table:table-cell table:formula="of:=([.K268]^2)*(48.7382423482978)+([.K268])*(0.0643401308833624)+(0.0316411646540839)" office:value-type="float" office:value="0.0469687032576819" calcext:value-type="float">
            <text:p>0.0469687033</text:p>
          </table:table-cell>
          <table:table-cell table:formula="of:=([.M268]^2)*(2.99573212968935)+([.M268])*(-0.0394274132082148)+(-0.010306073088791)" office:value-type="float" office:value="0.00360098505472503" calcext:value-type="float">
            <text:p>0.0036009851</text:p>
          </table:table-cell>
          <table:table-cell table:formula="of:=([.L268]^2)*(-20.9992408223248)+([.L268])*(0.114146130561486)+(0.302895814088881)" office:value-type="float" office:value="0.301451667701786" calcext:value-type="float">
            <text:p>0.301451667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69]" office:value-type="float" office:value="0" calcext:value-type="float">
            <text:p>0</text:p>
          </table:table-cell>
          <table:table-cell table:formula="of:=[Datos_MoCap.B269]" office:value-type="float" office:value="0" calcext:value-type="float">
            <text:p>0</text:p>
          </table:table-cell>
          <table:table-cell table:formula="of:=[Datos_MoCap.C269]" office:value-type="float" office:value="0" calcext:value-type="float">
            <text:p>0</text:p>
          </table:table-cell>
          <table:table-cell table:formula="of:=[Datos_MoCap.D269]" office:value-type="float" office:value="0" calcext:value-type="float">
            <text:p>0</text:p>
          </table:table-cell>
          <table:table-cell table:formula="of:=[Datos_MoCap.F269]" office:value-type="float" office:value="0" calcext:value-type="float">
            <text:p>0</text:p>
          </table:table-cell>
          <table:table-cell table:formula="of:=[Datos_MoCap.E269]" office:value-type="float" office:value="0" calcext:value-type="float">
            <text:p>0</text:p>
          </table:table-cell>
          <table:table-cell/>
          <table:table-cell table:formula="of:=([.H269]^2)*(0.140024724909833)+([.H269])*(-0.00142725065277068)+(-0.0063459406986214)" office:value-type="float" office:value="-0.0063459406986214" calcext:value-type="float">
            <text:p>-0.0063459407</text:p>
          </table:table-cell>
          <table:table-cell table:formula="of:=([.J269]^2)*(-1.68303778049881)+([.J269])*(0.15665109790632)+(0.10475739737447)" office:value-type="float" office:value="0.10475739737447" calcext:value-type="float">
            <text:p>0.1047573974</text:p>
          </table:table-cell>
          <table:table-cell table:formula="of:=([.I269]^2)*(-1.84809378419694)+([.I269])*(0.969715893777015)+(-0.0558124189204929)" office:value-type="float" office:value="-0.0558124189204929" calcext:value-type="float">
            <text:p>-0.0558124189</text:p>
          </table:table-cell>
          <table:table-cell table:formula="of:=[.H269]*-1" office:value-type="float" office:value="-0" calcext:value-type="float">
            <text:p>0</text:p>
          </table:table-cell>
          <table:table-cell table:formula="of:=[.M269]*-1" office:value-type="float" office:value="-0" calcext:value-type="float">
            <text:p>0</text:p>
          </table:table-cell>
          <table:table-cell table:formula="of:=([.K269]^2)*(48.7382423482978)+([.K269])*(0.0643401308833624)+(0.0316411646540839)" office:value-type="float" office:value="0.0316411646540839" calcext:value-type="float">
            <text:p>0.0316411647</text:p>
          </table:table-cell>
          <table:table-cell table:formula="of:=([.M269]^2)*(2.99573212968935)+([.M269])*(-0.0394274132082148)+(-0.010306073088791)" office:value-type="float" office:value="-0.010306073088791" calcext:value-type="float">
            <text:p>-0.0103060731</text:p>
          </table:table-cell>
          <table:table-cell table:formula="of:=([.L269]^2)*(-20.9992408223248)+([.L269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70]" office:value-type="float" office:value="0" calcext:value-type="float">
            <text:p>0</text:p>
          </table:table-cell>
          <table:table-cell table:formula="of:=[Datos_MoCap.B270]" office:value-type="float" office:value="0" calcext:value-type="float">
            <text:p>0</text:p>
          </table:table-cell>
          <table:table-cell table:formula="of:=[Datos_MoCap.C270]" office:value-type="float" office:value="0" calcext:value-type="float">
            <text:p>0</text:p>
          </table:table-cell>
          <table:table-cell table:formula="of:=[Datos_MoCap.D270]" office:value-type="float" office:value="0" calcext:value-type="float">
            <text:p>0</text:p>
          </table:table-cell>
          <table:table-cell table:formula="of:=[Datos_MoCap.F270]" office:value-type="float" office:value="0" calcext:value-type="float">
            <text:p>0</text:p>
          </table:table-cell>
          <table:table-cell table:formula="of:=[Datos_MoCap.E270]" office:value-type="float" office:value="0" calcext:value-type="float">
            <text:p>0</text:p>
          </table:table-cell>
          <table:table-cell/>
          <table:table-cell table:formula="of:=([.H270]^2)*(0.140024724909833)+([.H270])*(-0.00142725065277068)+(-0.0063459406986214)" office:value-type="float" office:value="-0.0063459406986214" calcext:value-type="float">
            <text:p>-0.0063459407</text:p>
          </table:table-cell>
          <table:table-cell table:formula="of:=([.J270]^2)*(-1.68303778049881)+([.J270])*(0.15665109790632)+(0.10475739737447)" office:value-type="float" office:value="0.10475739737447" calcext:value-type="float">
            <text:p>0.1047573974</text:p>
          </table:table-cell>
          <table:table-cell table:formula="of:=([.I270]^2)*(-1.84809378419694)+([.I270])*(0.969715893777015)+(-0.0558124189204929)" office:value-type="float" office:value="-0.0558124189204929" calcext:value-type="float">
            <text:p>-0.0558124189</text:p>
          </table:table-cell>
          <table:table-cell table:formula="of:=[.H270]*-1" office:value-type="float" office:value="-0" calcext:value-type="float">
            <text:p>0</text:p>
          </table:table-cell>
          <table:table-cell table:formula="of:=[.M270]*-1" office:value-type="float" office:value="-0" calcext:value-type="float">
            <text:p>0</text:p>
          </table:table-cell>
          <table:table-cell table:formula="of:=([.K270]^2)*(48.7382423482978)+([.K270])*(0.0643401308833624)+(0.0316411646540839)" office:value-type="float" office:value="0.0316411646540839" calcext:value-type="float">
            <text:p>0.0316411647</text:p>
          </table:table-cell>
          <table:table-cell table:formula="of:=([.M270]^2)*(2.99573212968935)+([.M270])*(-0.0394274132082148)+(-0.010306073088791)" office:value-type="float" office:value="-0.010306073088791" calcext:value-type="float">
            <text:p>-0.0103060731</text:p>
          </table:table-cell>
          <table:table-cell table:formula="of:=([.L270]^2)*(-20.9992408223248)+([.L270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71]" office:value-type="float" office:value="0" calcext:value-type="float">
            <text:p>0</text:p>
          </table:table-cell>
          <table:table-cell table:formula="of:=[Datos_MoCap.B271]" office:value-type="float" office:value="0" calcext:value-type="float">
            <text:p>0</text:p>
          </table:table-cell>
          <table:table-cell table:formula="of:=[Datos_MoCap.C271]" office:value-type="float" office:value="0" calcext:value-type="float">
            <text:p>0</text:p>
          </table:table-cell>
          <table:table-cell table:formula="of:=[Datos_MoCap.D271]" office:value-type="float" office:value="0" calcext:value-type="float">
            <text:p>0</text:p>
          </table:table-cell>
          <table:table-cell table:formula="of:=[Datos_MoCap.F271]" office:value-type="float" office:value="0" calcext:value-type="float">
            <text:p>0</text:p>
          </table:table-cell>
          <table:table-cell table:formula="of:=[Datos_MoCap.E271]" office:value-type="float" office:value="0" calcext:value-type="float">
            <text:p>0</text:p>
          </table:table-cell>
          <table:table-cell/>
          <table:table-cell table:formula="of:=([.H271]^2)*(0.140024724909833)+([.H271])*(-0.00142725065277068)+(-0.0063459406986214)" office:value-type="float" office:value="-0.0063459406986214" calcext:value-type="float">
            <text:p>-0.0063459407</text:p>
          </table:table-cell>
          <table:table-cell table:formula="of:=([.J271]^2)*(-1.68303778049881)+([.J271])*(0.15665109790632)+(0.10475739737447)" office:value-type="float" office:value="0.10475739737447" calcext:value-type="float">
            <text:p>0.1047573974</text:p>
          </table:table-cell>
          <table:table-cell table:formula="of:=([.I271]^2)*(-1.84809378419694)+([.I271])*(0.969715893777015)+(-0.0558124189204929)" office:value-type="float" office:value="-0.0558124189204929" calcext:value-type="float">
            <text:p>-0.0558124189</text:p>
          </table:table-cell>
          <table:table-cell table:formula="of:=[.H271]*-1" office:value-type="float" office:value="-0" calcext:value-type="float">
            <text:p>0</text:p>
          </table:table-cell>
          <table:table-cell table:formula="of:=[.M271]*-1" office:value-type="float" office:value="-0" calcext:value-type="float">
            <text:p>0</text:p>
          </table:table-cell>
          <table:table-cell table:formula="of:=([.K271]^2)*(48.7382423482978)+([.K271])*(0.0643401308833624)+(0.0316411646540839)" office:value-type="float" office:value="0.0316411646540839" calcext:value-type="float">
            <text:p>0.0316411647</text:p>
          </table:table-cell>
          <table:table-cell table:formula="of:=([.M271]^2)*(2.99573212968935)+([.M271])*(-0.0394274132082148)+(-0.010306073088791)" office:value-type="float" office:value="-0.010306073088791" calcext:value-type="float">
            <text:p>-0.0103060731</text:p>
          </table:table-cell>
          <table:table-cell table:formula="of:=([.L271]^2)*(-20.9992408223248)+([.L271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72]" office:value-type="float" office:value="0" calcext:value-type="float">
            <text:p>0</text:p>
          </table:table-cell>
          <table:table-cell table:formula="of:=[Datos_MoCap.B272]" office:value-type="float" office:value="0" calcext:value-type="float">
            <text:p>0</text:p>
          </table:table-cell>
          <table:table-cell table:formula="of:=[Datos_MoCap.C272]" office:value-type="float" office:value="0" calcext:value-type="float">
            <text:p>0</text:p>
          </table:table-cell>
          <table:table-cell table:formula="of:=[Datos_MoCap.D272]" office:value-type="float" office:value="0" calcext:value-type="float">
            <text:p>0</text:p>
          </table:table-cell>
          <table:table-cell table:formula="of:=[Datos_MoCap.F272]" office:value-type="float" office:value="0" calcext:value-type="float">
            <text:p>0</text:p>
          </table:table-cell>
          <table:table-cell table:formula="of:=[Datos_MoCap.E272]" office:value-type="float" office:value="0" calcext:value-type="float">
            <text:p>0</text:p>
          </table:table-cell>
          <table:table-cell/>
          <table:table-cell table:formula="of:=([.H272]^2)*(0.140024724909833)+([.H272])*(-0.00142725065277068)+(-0.0063459406986214)" office:value-type="float" office:value="-0.0063459406986214" calcext:value-type="float">
            <text:p>-0.0063459407</text:p>
          </table:table-cell>
          <table:table-cell table:formula="of:=([.J272]^2)*(-1.68303778049881)+([.J272])*(0.15665109790632)+(0.10475739737447)" office:value-type="float" office:value="0.10475739737447" calcext:value-type="float">
            <text:p>0.1047573974</text:p>
          </table:table-cell>
          <table:table-cell table:formula="of:=([.I272]^2)*(-1.84809378419694)+([.I272])*(0.969715893777015)+(-0.0558124189204929)" office:value-type="float" office:value="-0.0558124189204929" calcext:value-type="float">
            <text:p>-0.0558124189</text:p>
          </table:table-cell>
          <table:table-cell table:formula="of:=[.H272]*-1" office:value-type="float" office:value="-0" calcext:value-type="float">
            <text:p>0</text:p>
          </table:table-cell>
          <table:table-cell table:formula="of:=[.M272]*-1" office:value-type="float" office:value="-0" calcext:value-type="float">
            <text:p>0</text:p>
          </table:table-cell>
          <table:table-cell table:formula="of:=([.K272]^2)*(48.7382423482978)+([.K272])*(0.0643401308833624)+(0.0316411646540839)" office:value-type="float" office:value="0.0316411646540839" calcext:value-type="float">
            <text:p>0.0316411647</text:p>
          </table:table-cell>
          <table:table-cell table:formula="of:=([.M272]^2)*(2.99573212968935)+([.M272])*(-0.0394274132082148)+(-0.010306073088791)" office:value-type="float" office:value="-0.010306073088791" calcext:value-type="float">
            <text:p>-0.0103060731</text:p>
          </table:table-cell>
          <table:table-cell table:formula="of:=([.L272]^2)*(-20.9992408223248)+([.L272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73]" office:value-type="float" office:value="0" calcext:value-type="float">
            <text:p>0</text:p>
          </table:table-cell>
          <table:table-cell table:formula="of:=[Datos_MoCap.B273]" office:value-type="float" office:value="0" calcext:value-type="float">
            <text:p>0</text:p>
          </table:table-cell>
          <table:table-cell table:formula="of:=[Datos_MoCap.C273]" office:value-type="float" office:value="0" calcext:value-type="float">
            <text:p>0</text:p>
          </table:table-cell>
          <table:table-cell table:formula="of:=[Datos_MoCap.D273]" office:value-type="float" office:value="0" calcext:value-type="float">
            <text:p>0</text:p>
          </table:table-cell>
          <table:table-cell table:formula="of:=[Datos_MoCap.F273]" office:value-type="float" office:value="0" calcext:value-type="float">
            <text:p>0</text:p>
          </table:table-cell>
          <table:table-cell table:formula="of:=[Datos_MoCap.E273]" office:value-type="float" office:value="0" calcext:value-type="float">
            <text:p>0</text:p>
          </table:table-cell>
          <table:table-cell/>
          <table:table-cell table:formula="of:=([.H273]^2)*(0.140024724909833)+([.H273])*(-0.00142725065277068)+(-0.0063459406986214)" office:value-type="float" office:value="-0.0063459406986214" calcext:value-type="float">
            <text:p>-0.0063459407</text:p>
          </table:table-cell>
          <table:table-cell table:formula="of:=([.J273]^2)*(-1.68303778049881)+([.J273])*(0.15665109790632)+(0.10475739737447)" office:value-type="float" office:value="0.10475739737447" calcext:value-type="float">
            <text:p>0.1047573974</text:p>
          </table:table-cell>
          <table:table-cell table:formula="of:=([.I273]^2)*(-1.84809378419694)+([.I273])*(0.969715893777015)+(-0.0558124189204929)" office:value-type="float" office:value="-0.0558124189204929" calcext:value-type="float">
            <text:p>-0.0558124189</text:p>
          </table:table-cell>
          <table:table-cell table:formula="of:=[.H273]*-1" office:value-type="float" office:value="-0" calcext:value-type="float">
            <text:p>0</text:p>
          </table:table-cell>
          <table:table-cell table:formula="of:=[.M273]*-1" office:value-type="float" office:value="-0" calcext:value-type="float">
            <text:p>0</text:p>
          </table:table-cell>
          <table:table-cell table:formula="of:=([.K273]^2)*(48.7382423482978)+([.K273])*(0.0643401308833624)+(0.0316411646540839)" office:value-type="float" office:value="0.0316411646540839" calcext:value-type="float">
            <text:p>0.0316411647</text:p>
          </table:table-cell>
          <table:table-cell table:formula="of:=([.M273]^2)*(2.99573212968935)+([.M273])*(-0.0394274132082148)+(-0.010306073088791)" office:value-type="float" office:value="-0.010306073088791" calcext:value-type="float">
            <text:p>-0.0103060731</text:p>
          </table:table-cell>
          <table:table-cell table:formula="of:=([.L273]^2)*(-20.9992408223248)+([.L273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74]" office:value-type="float" office:value="0" calcext:value-type="float">
            <text:p>0</text:p>
          </table:table-cell>
          <table:table-cell table:formula="of:=[Datos_MoCap.B274]" office:value-type="float" office:value="0" calcext:value-type="float">
            <text:p>0</text:p>
          </table:table-cell>
          <table:table-cell table:formula="of:=[Datos_MoCap.C274]" office:value-type="float" office:value="0" calcext:value-type="float">
            <text:p>0</text:p>
          </table:table-cell>
          <table:table-cell table:formula="of:=[Datos_MoCap.D274]" office:value-type="float" office:value="0" calcext:value-type="float">
            <text:p>0</text:p>
          </table:table-cell>
          <table:table-cell table:formula="of:=[Datos_MoCap.F274]" office:value-type="float" office:value="0" calcext:value-type="float">
            <text:p>0</text:p>
          </table:table-cell>
          <table:table-cell table:formula="of:=[Datos_MoCap.E274]" office:value-type="float" office:value="0" calcext:value-type="float">
            <text:p>0</text:p>
          </table:table-cell>
          <table:table-cell/>
          <table:table-cell table:formula="of:=([.H274]^2)*(0.140024724909833)+([.H274])*(-0.00142725065277068)+(-0.0063459406986214)" office:value-type="float" office:value="-0.0063459406986214" calcext:value-type="float">
            <text:p>-0.0063459407</text:p>
          </table:table-cell>
          <table:table-cell table:formula="of:=([.J274]^2)*(-1.68303778049881)+([.J274])*(0.15665109790632)+(0.10475739737447)" office:value-type="float" office:value="0.10475739737447" calcext:value-type="float">
            <text:p>0.1047573974</text:p>
          </table:table-cell>
          <table:table-cell table:formula="of:=([.I274]^2)*(-1.84809378419694)+([.I274])*(0.969715893777015)+(-0.0558124189204929)" office:value-type="float" office:value="-0.0558124189204929" calcext:value-type="float">
            <text:p>-0.0558124189</text:p>
          </table:table-cell>
          <table:table-cell table:formula="of:=[.H274]*-1" office:value-type="float" office:value="-0" calcext:value-type="float">
            <text:p>0</text:p>
          </table:table-cell>
          <table:table-cell table:formula="of:=[.M274]*-1" office:value-type="float" office:value="-0" calcext:value-type="float">
            <text:p>0</text:p>
          </table:table-cell>
          <table:table-cell table:formula="of:=([.K274]^2)*(48.7382423482978)+([.K274])*(0.0643401308833624)+(0.0316411646540839)" office:value-type="float" office:value="0.0316411646540839" calcext:value-type="float">
            <text:p>0.0316411647</text:p>
          </table:table-cell>
          <table:table-cell table:formula="of:=([.M274]^2)*(2.99573212968935)+([.M274])*(-0.0394274132082148)+(-0.010306073088791)" office:value-type="float" office:value="-0.010306073088791" calcext:value-type="float">
            <text:p>-0.0103060731</text:p>
          </table:table-cell>
          <table:table-cell table:formula="of:=([.L274]^2)*(-20.9992408223248)+([.L274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75]" office:value-type="float" office:value="0" calcext:value-type="float">
            <text:p>0</text:p>
          </table:table-cell>
          <table:table-cell table:formula="of:=[Datos_MoCap.B275]" office:value-type="float" office:value="0" calcext:value-type="float">
            <text:p>0</text:p>
          </table:table-cell>
          <table:table-cell table:formula="of:=[Datos_MoCap.C275]" office:value-type="float" office:value="0" calcext:value-type="float">
            <text:p>0</text:p>
          </table:table-cell>
          <table:table-cell table:formula="of:=[Datos_MoCap.D275]" office:value-type="float" office:value="0" calcext:value-type="float">
            <text:p>0</text:p>
          </table:table-cell>
          <table:table-cell table:formula="of:=[Datos_MoCap.F275]" office:value-type="float" office:value="0" calcext:value-type="float">
            <text:p>0</text:p>
          </table:table-cell>
          <table:table-cell table:formula="of:=[Datos_MoCap.E275]" office:value-type="float" office:value="0" calcext:value-type="float">
            <text:p>0</text:p>
          </table:table-cell>
          <table:table-cell/>
          <table:table-cell table:formula="of:=([.H275]^2)*(0.140024724909833)+([.H275])*(-0.00142725065277068)+(-0.0063459406986214)" office:value-type="float" office:value="-0.0063459406986214" calcext:value-type="float">
            <text:p>-0.0063459407</text:p>
          </table:table-cell>
          <table:table-cell table:formula="of:=([.J275]^2)*(-1.68303778049881)+([.J275])*(0.15665109790632)+(0.10475739737447)" office:value-type="float" office:value="0.10475739737447" calcext:value-type="float">
            <text:p>0.1047573974</text:p>
          </table:table-cell>
          <table:table-cell table:formula="of:=([.I275]^2)*(-1.84809378419694)+([.I275])*(0.969715893777015)+(-0.0558124189204929)" office:value-type="float" office:value="-0.0558124189204929" calcext:value-type="float">
            <text:p>-0.0558124189</text:p>
          </table:table-cell>
          <table:table-cell table:formula="of:=[.H275]*-1" office:value-type="float" office:value="-0" calcext:value-type="float">
            <text:p>0</text:p>
          </table:table-cell>
          <table:table-cell table:formula="of:=[.M275]*-1" office:value-type="float" office:value="-0" calcext:value-type="float">
            <text:p>0</text:p>
          </table:table-cell>
          <table:table-cell table:formula="of:=([.K275]^2)*(48.7382423482978)+([.K275])*(0.0643401308833624)+(0.0316411646540839)" office:value-type="float" office:value="0.0316411646540839" calcext:value-type="float">
            <text:p>0.0316411647</text:p>
          </table:table-cell>
          <table:table-cell table:formula="of:=([.M275]^2)*(2.99573212968935)+([.M275])*(-0.0394274132082148)+(-0.010306073088791)" office:value-type="float" office:value="-0.010306073088791" calcext:value-type="float">
            <text:p>-0.0103060731</text:p>
          </table:table-cell>
          <table:table-cell table:formula="of:=([.L275]^2)*(-20.9992408223248)+([.L275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76]" office:value-type="float" office:value="0" calcext:value-type="float">
            <text:p>0</text:p>
          </table:table-cell>
          <table:table-cell table:formula="of:=[Datos_MoCap.B276]" office:value-type="float" office:value="0" calcext:value-type="float">
            <text:p>0</text:p>
          </table:table-cell>
          <table:table-cell table:formula="of:=[Datos_MoCap.C276]" office:value-type="float" office:value="0" calcext:value-type="float">
            <text:p>0</text:p>
          </table:table-cell>
          <table:table-cell table:formula="of:=[Datos_MoCap.D276]" office:value-type="float" office:value="0" calcext:value-type="float">
            <text:p>0</text:p>
          </table:table-cell>
          <table:table-cell table:formula="of:=[Datos_MoCap.F276]" office:value-type="float" office:value="0" calcext:value-type="float">
            <text:p>0</text:p>
          </table:table-cell>
          <table:table-cell table:formula="of:=[Datos_MoCap.E276]" office:value-type="float" office:value="0" calcext:value-type="float">
            <text:p>0</text:p>
          </table:table-cell>
          <table:table-cell/>
          <table:table-cell table:formula="of:=([.H276]^2)*(0.140024724909833)+([.H276])*(-0.00142725065277068)+(-0.0063459406986214)" office:value-type="float" office:value="-0.0063459406986214" calcext:value-type="float">
            <text:p>-0.0063459407</text:p>
          </table:table-cell>
          <table:table-cell table:formula="of:=([.J276]^2)*(-1.68303778049881)+([.J276])*(0.15665109790632)+(0.10475739737447)" office:value-type="float" office:value="0.10475739737447" calcext:value-type="float">
            <text:p>0.1047573974</text:p>
          </table:table-cell>
          <table:table-cell table:formula="of:=([.I276]^2)*(-1.84809378419694)+([.I276])*(0.969715893777015)+(-0.0558124189204929)" office:value-type="float" office:value="-0.0558124189204929" calcext:value-type="float">
            <text:p>-0.0558124189</text:p>
          </table:table-cell>
          <table:table-cell table:formula="of:=[.H276]*-1" office:value-type="float" office:value="-0" calcext:value-type="float">
            <text:p>0</text:p>
          </table:table-cell>
          <table:table-cell table:formula="of:=[.M276]*-1" office:value-type="float" office:value="-0" calcext:value-type="float">
            <text:p>0</text:p>
          </table:table-cell>
          <table:table-cell table:formula="of:=([.K276]^2)*(48.7382423482978)+([.K276])*(0.0643401308833624)+(0.0316411646540839)" office:value-type="float" office:value="0.0316411646540839" calcext:value-type="float">
            <text:p>0.0316411647</text:p>
          </table:table-cell>
          <table:table-cell table:formula="of:=([.M276]^2)*(2.99573212968935)+([.M276])*(-0.0394274132082148)+(-0.010306073088791)" office:value-type="float" office:value="-0.010306073088791" calcext:value-type="float">
            <text:p>-0.0103060731</text:p>
          </table:table-cell>
          <table:table-cell table:formula="of:=([.L276]^2)*(-20.9992408223248)+([.L276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77]" office:value-type="float" office:value="0" calcext:value-type="float">
            <text:p>0</text:p>
          </table:table-cell>
          <table:table-cell table:formula="of:=[Datos_MoCap.B277]" office:value-type="float" office:value="0" calcext:value-type="float">
            <text:p>0</text:p>
          </table:table-cell>
          <table:table-cell table:formula="of:=[Datos_MoCap.C277]" office:value-type="float" office:value="0" calcext:value-type="float">
            <text:p>0</text:p>
          </table:table-cell>
          <table:table-cell table:formula="of:=[Datos_MoCap.D277]" office:value-type="float" office:value="0" calcext:value-type="float">
            <text:p>0</text:p>
          </table:table-cell>
          <table:table-cell table:formula="of:=[Datos_MoCap.F277]" office:value-type="float" office:value="0" calcext:value-type="float">
            <text:p>0</text:p>
          </table:table-cell>
          <table:table-cell table:formula="of:=[Datos_MoCap.E277]" office:value-type="float" office:value="0" calcext:value-type="float">
            <text:p>0</text:p>
          </table:table-cell>
          <table:table-cell/>
          <table:table-cell table:formula="of:=([.H277]^2)*(0.140024724909833)+([.H277])*(-0.00142725065277068)+(-0.0063459406986214)" office:value-type="float" office:value="-0.0063459406986214" calcext:value-type="float">
            <text:p>-0.0063459407</text:p>
          </table:table-cell>
          <table:table-cell table:formula="of:=([.J277]^2)*(-1.68303778049881)+([.J277])*(0.15665109790632)+(0.10475739737447)" office:value-type="float" office:value="0.10475739737447" calcext:value-type="float">
            <text:p>0.1047573974</text:p>
          </table:table-cell>
          <table:table-cell table:formula="of:=([.I277]^2)*(-1.84809378419694)+([.I277])*(0.969715893777015)+(-0.0558124189204929)" office:value-type="float" office:value="-0.0558124189204929" calcext:value-type="float">
            <text:p>-0.0558124189</text:p>
          </table:table-cell>
          <table:table-cell table:formula="of:=[.H277]*-1" office:value-type="float" office:value="-0" calcext:value-type="float">
            <text:p>0</text:p>
          </table:table-cell>
          <table:table-cell table:formula="of:=[.M277]*-1" office:value-type="float" office:value="-0" calcext:value-type="float">
            <text:p>0</text:p>
          </table:table-cell>
          <table:table-cell table:formula="of:=([.K277]^2)*(48.7382423482978)+([.K277])*(0.0643401308833624)+(0.0316411646540839)" office:value-type="float" office:value="0.0316411646540839" calcext:value-type="float">
            <text:p>0.0316411647</text:p>
          </table:table-cell>
          <table:table-cell table:formula="of:=([.M277]^2)*(2.99573212968935)+([.M277])*(-0.0394274132082148)+(-0.010306073088791)" office:value-type="float" office:value="-0.010306073088791" calcext:value-type="float">
            <text:p>-0.0103060731</text:p>
          </table:table-cell>
          <table:table-cell table:formula="of:=([.L277]^2)*(-20.9992408223248)+([.L277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78]" office:value-type="float" office:value="0" calcext:value-type="float">
            <text:p>0</text:p>
          </table:table-cell>
          <table:table-cell table:formula="of:=[Datos_MoCap.B278]" office:value-type="float" office:value="0" calcext:value-type="float">
            <text:p>0</text:p>
          </table:table-cell>
          <table:table-cell table:formula="of:=[Datos_MoCap.C278]" office:value-type="float" office:value="0" calcext:value-type="float">
            <text:p>0</text:p>
          </table:table-cell>
          <table:table-cell table:formula="of:=[Datos_MoCap.D278]" office:value-type="float" office:value="0" calcext:value-type="float">
            <text:p>0</text:p>
          </table:table-cell>
          <table:table-cell table:formula="of:=[Datos_MoCap.F278]" office:value-type="float" office:value="0" calcext:value-type="float">
            <text:p>0</text:p>
          </table:table-cell>
          <table:table-cell table:formula="of:=[Datos_MoCap.E278]" office:value-type="float" office:value="0" calcext:value-type="float">
            <text:p>0</text:p>
          </table:table-cell>
          <table:table-cell/>
          <table:table-cell table:formula="of:=([.H278]^2)*(0.140024724909833)+([.H278])*(-0.00142725065277068)+(-0.0063459406986214)" office:value-type="float" office:value="-0.0063459406986214" calcext:value-type="float">
            <text:p>-0.0063459407</text:p>
          </table:table-cell>
          <table:table-cell table:formula="of:=([.J278]^2)*(-1.68303778049881)+([.J278])*(0.15665109790632)+(0.10475739737447)" office:value-type="float" office:value="0.10475739737447" calcext:value-type="float">
            <text:p>0.1047573974</text:p>
          </table:table-cell>
          <table:table-cell table:formula="of:=([.I278]^2)*(-1.84809378419694)+([.I278])*(0.969715893777015)+(-0.0558124189204929)" office:value-type="float" office:value="-0.0558124189204929" calcext:value-type="float">
            <text:p>-0.0558124189</text:p>
          </table:table-cell>
          <table:table-cell table:formula="of:=[.H278]*-1" office:value-type="float" office:value="-0" calcext:value-type="float">
            <text:p>0</text:p>
          </table:table-cell>
          <table:table-cell table:formula="of:=[.M278]*-1" office:value-type="float" office:value="-0" calcext:value-type="float">
            <text:p>0</text:p>
          </table:table-cell>
          <table:table-cell table:formula="of:=([.K278]^2)*(48.7382423482978)+([.K278])*(0.0643401308833624)+(0.0316411646540839)" office:value-type="float" office:value="0.0316411646540839" calcext:value-type="float">
            <text:p>0.0316411647</text:p>
          </table:table-cell>
          <table:table-cell table:formula="of:=([.M278]^2)*(2.99573212968935)+([.M278])*(-0.0394274132082148)+(-0.010306073088791)" office:value-type="float" office:value="-0.010306073088791" calcext:value-type="float">
            <text:p>-0.0103060731</text:p>
          </table:table-cell>
          <table:table-cell table:formula="of:=([.L278]^2)*(-20.9992408223248)+([.L278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79]" office:value-type="float" office:value="0" calcext:value-type="float">
            <text:p>0</text:p>
          </table:table-cell>
          <table:table-cell table:formula="of:=[Datos_MoCap.B279]" office:value-type="float" office:value="0" calcext:value-type="float">
            <text:p>0</text:p>
          </table:table-cell>
          <table:table-cell table:formula="of:=[Datos_MoCap.C279]" office:value-type="float" office:value="0" calcext:value-type="float">
            <text:p>0</text:p>
          </table:table-cell>
          <table:table-cell table:formula="of:=[Datos_MoCap.D279]" office:value-type="float" office:value="0" calcext:value-type="float">
            <text:p>0</text:p>
          </table:table-cell>
          <table:table-cell table:formula="of:=[Datos_MoCap.F279]" office:value-type="float" office:value="0" calcext:value-type="float">
            <text:p>0</text:p>
          </table:table-cell>
          <table:table-cell table:formula="of:=[Datos_MoCap.E279]" office:value-type="float" office:value="0" calcext:value-type="float">
            <text:p>0</text:p>
          </table:table-cell>
          <table:table-cell/>
          <table:table-cell table:formula="of:=([.H279]^2)*(0.140024724909833)+([.H279])*(-0.00142725065277068)+(-0.0063459406986214)" office:value-type="float" office:value="-0.0063459406986214" calcext:value-type="float">
            <text:p>-0.0063459407</text:p>
          </table:table-cell>
          <table:table-cell table:formula="of:=([.J279]^2)*(-1.68303778049881)+([.J279])*(0.15665109790632)+(0.10475739737447)" office:value-type="float" office:value="0.10475739737447" calcext:value-type="float">
            <text:p>0.1047573974</text:p>
          </table:table-cell>
          <table:table-cell table:formula="of:=([.I279]^2)*(-1.84809378419694)+([.I279])*(0.969715893777015)+(-0.0558124189204929)" office:value-type="float" office:value="-0.0558124189204929" calcext:value-type="float">
            <text:p>-0.0558124189</text:p>
          </table:table-cell>
          <table:table-cell table:formula="of:=[.H279]*-1" office:value-type="float" office:value="-0" calcext:value-type="float">
            <text:p>0</text:p>
          </table:table-cell>
          <table:table-cell table:formula="of:=[.M279]*-1" office:value-type="float" office:value="-0" calcext:value-type="float">
            <text:p>0</text:p>
          </table:table-cell>
          <table:table-cell table:formula="of:=([.K279]^2)*(48.7382423482978)+([.K279])*(0.0643401308833624)+(0.0316411646540839)" office:value-type="float" office:value="0.0316411646540839" calcext:value-type="float">
            <text:p>0.0316411647</text:p>
          </table:table-cell>
          <table:table-cell table:formula="of:=([.M279]^2)*(2.99573212968935)+([.M279])*(-0.0394274132082148)+(-0.010306073088791)" office:value-type="float" office:value="-0.010306073088791" calcext:value-type="float">
            <text:p>-0.0103060731</text:p>
          </table:table-cell>
          <table:table-cell table:formula="of:=([.L279]^2)*(-20.9992408223248)+([.L279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80]" office:value-type="float" office:value="0" calcext:value-type="float">
            <text:p>0</text:p>
          </table:table-cell>
          <table:table-cell table:formula="of:=[Datos_MoCap.B280]" office:value-type="float" office:value="0" calcext:value-type="float">
            <text:p>0</text:p>
          </table:table-cell>
          <table:table-cell table:formula="of:=[Datos_MoCap.C280]" office:value-type="float" office:value="0" calcext:value-type="float">
            <text:p>0</text:p>
          </table:table-cell>
          <table:table-cell table:formula="of:=[Datos_MoCap.D280]" office:value-type="float" office:value="0" calcext:value-type="float">
            <text:p>0</text:p>
          </table:table-cell>
          <table:table-cell table:formula="of:=[Datos_MoCap.F280]" office:value-type="float" office:value="0" calcext:value-type="float">
            <text:p>0</text:p>
          </table:table-cell>
          <table:table-cell table:formula="of:=[Datos_MoCap.E280]" office:value-type="float" office:value="0" calcext:value-type="float">
            <text:p>0</text:p>
          </table:table-cell>
          <table:table-cell/>
          <table:table-cell table:formula="of:=([.H280]^2)*(0.140024724909833)+([.H280])*(-0.00142725065277068)+(-0.0063459406986214)" office:value-type="float" office:value="-0.0063459406986214" calcext:value-type="float">
            <text:p>-0.0063459407</text:p>
          </table:table-cell>
          <table:table-cell table:formula="of:=([.J280]^2)*(-1.68303778049881)+([.J280])*(0.15665109790632)+(0.10475739737447)" office:value-type="float" office:value="0.10475739737447" calcext:value-type="float">
            <text:p>0.1047573974</text:p>
          </table:table-cell>
          <table:table-cell table:formula="of:=([.I280]^2)*(-1.84809378419694)+([.I280])*(0.969715893777015)+(-0.0558124189204929)" office:value-type="float" office:value="-0.0558124189204929" calcext:value-type="float">
            <text:p>-0.0558124189</text:p>
          </table:table-cell>
          <table:table-cell table:formula="of:=[.H280]*-1" office:value-type="float" office:value="-0" calcext:value-type="float">
            <text:p>0</text:p>
          </table:table-cell>
          <table:table-cell table:formula="of:=[.M280]*-1" office:value-type="float" office:value="-0" calcext:value-type="float">
            <text:p>0</text:p>
          </table:table-cell>
          <table:table-cell table:formula="of:=([.K280]^2)*(48.7382423482978)+([.K280])*(0.0643401308833624)+(0.0316411646540839)" office:value-type="float" office:value="0.0316411646540839" calcext:value-type="float">
            <text:p>0.0316411647</text:p>
          </table:table-cell>
          <table:table-cell table:formula="of:=([.M280]^2)*(2.99573212968935)+([.M280])*(-0.0394274132082148)+(-0.010306073088791)" office:value-type="float" office:value="-0.010306073088791" calcext:value-type="float">
            <text:p>-0.0103060731</text:p>
          </table:table-cell>
          <table:table-cell table:formula="of:=([.L280]^2)*(-20.9992408223248)+([.L280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81]" office:value-type="float" office:value="0" calcext:value-type="float">
            <text:p>0</text:p>
          </table:table-cell>
          <table:table-cell table:formula="of:=[Datos_MoCap.B281]" office:value-type="float" office:value="0" calcext:value-type="float">
            <text:p>0</text:p>
          </table:table-cell>
          <table:table-cell table:formula="of:=[Datos_MoCap.C281]" office:value-type="float" office:value="0" calcext:value-type="float">
            <text:p>0</text:p>
          </table:table-cell>
          <table:table-cell table:formula="of:=[Datos_MoCap.D281]" office:value-type="float" office:value="0" calcext:value-type="float">
            <text:p>0</text:p>
          </table:table-cell>
          <table:table-cell table:formula="of:=[Datos_MoCap.F281]" office:value-type="float" office:value="0" calcext:value-type="float">
            <text:p>0</text:p>
          </table:table-cell>
          <table:table-cell table:formula="of:=[Datos_MoCap.E281]" office:value-type="float" office:value="0" calcext:value-type="float">
            <text:p>0</text:p>
          </table:table-cell>
          <table:table-cell/>
          <table:table-cell table:formula="of:=([.H281]^2)*(0.140024724909833)+([.H281])*(-0.00142725065277068)+(-0.0063459406986214)" office:value-type="float" office:value="-0.0063459406986214" calcext:value-type="float">
            <text:p>-0.0063459407</text:p>
          </table:table-cell>
          <table:table-cell table:formula="of:=([.J281]^2)*(-1.68303778049881)+([.J281])*(0.15665109790632)+(0.10475739737447)" office:value-type="float" office:value="0.10475739737447" calcext:value-type="float">
            <text:p>0.1047573974</text:p>
          </table:table-cell>
          <table:table-cell table:formula="of:=([.I281]^2)*(-1.84809378419694)+([.I281])*(0.969715893777015)+(-0.0558124189204929)" office:value-type="float" office:value="-0.0558124189204929" calcext:value-type="float">
            <text:p>-0.0558124189</text:p>
          </table:table-cell>
          <table:table-cell table:formula="of:=[.H281]*-1" office:value-type="float" office:value="-0" calcext:value-type="float">
            <text:p>0</text:p>
          </table:table-cell>
          <table:table-cell table:formula="of:=[.M281]*-1" office:value-type="float" office:value="-0" calcext:value-type="float">
            <text:p>0</text:p>
          </table:table-cell>
          <table:table-cell table:formula="of:=([.K281]^2)*(48.7382423482978)+([.K281])*(0.0643401308833624)+(0.0316411646540839)" office:value-type="float" office:value="0.0316411646540839" calcext:value-type="float">
            <text:p>0.0316411647</text:p>
          </table:table-cell>
          <table:table-cell table:formula="of:=([.M281]^2)*(2.99573212968935)+([.M281])*(-0.0394274132082148)+(-0.010306073088791)" office:value-type="float" office:value="-0.010306073088791" calcext:value-type="float">
            <text:p>-0.0103060731</text:p>
          </table:table-cell>
          <table:table-cell table:formula="of:=([.L281]^2)*(-20.9992408223248)+([.L281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82]" office:value-type="float" office:value="0" calcext:value-type="float">
            <text:p>0</text:p>
          </table:table-cell>
          <table:table-cell table:formula="of:=[Datos_MoCap.B282]" office:value-type="float" office:value="0" calcext:value-type="float">
            <text:p>0</text:p>
          </table:table-cell>
          <table:table-cell table:formula="of:=[Datos_MoCap.C282]" office:value-type="float" office:value="0" calcext:value-type="float">
            <text:p>0</text:p>
          </table:table-cell>
          <table:table-cell table:formula="of:=[Datos_MoCap.D282]" office:value-type="float" office:value="0" calcext:value-type="float">
            <text:p>0</text:p>
          </table:table-cell>
          <table:table-cell table:formula="of:=[Datos_MoCap.F282]" office:value-type="float" office:value="0" calcext:value-type="float">
            <text:p>0</text:p>
          </table:table-cell>
          <table:table-cell table:formula="of:=[Datos_MoCap.E282]" office:value-type="float" office:value="0" calcext:value-type="float">
            <text:p>0</text:p>
          </table:table-cell>
          <table:table-cell/>
          <table:table-cell table:formula="of:=([.H282]^2)*(0.140024724909833)+([.H282])*(-0.00142725065277068)+(-0.0063459406986214)" office:value-type="float" office:value="-0.0063459406986214" calcext:value-type="float">
            <text:p>-0.0063459407</text:p>
          </table:table-cell>
          <table:table-cell table:formula="of:=([.J282]^2)*(-1.68303778049881)+([.J282])*(0.15665109790632)+(0.10475739737447)" office:value-type="float" office:value="0.10475739737447" calcext:value-type="float">
            <text:p>0.1047573974</text:p>
          </table:table-cell>
          <table:table-cell table:formula="of:=([.I282]^2)*(-1.84809378419694)+([.I282])*(0.969715893777015)+(-0.0558124189204929)" office:value-type="float" office:value="-0.0558124189204929" calcext:value-type="float">
            <text:p>-0.0558124189</text:p>
          </table:table-cell>
          <table:table-cell table:formula="of:=[.H282]*-1" office:value-type="float" office:value="-0" calcext:value-type="float">
            <text:p>0</text:p>
          </table:table-cell>
          <table:table-cell table:formula="of:=[.M282]*-1" office:value-type="float" office:value="-0" calcext:value-type="float">
            <text:p>0</text:p>
          </table:table-cell>
          <table:table-cell table:formula="of:=([.K282]^2)*(48.7382423482978)+([.K282])*(0.0643401308833624)+(0.0316411646540839)" office:value-type="float" office:value="0.0316411646540839" calcext:value-type="float">
            <text:p>0.0316411647</text:p>
          </table:table-cell>
          <table:table-cell table:formula="of:=([.M282]^2)*(2.99573212968935)+([.M282])*(-0.0394274132082148)+(-0.010306073088791)" office:value-type="float" office:value="-0.010306073088791" calcext:value-type="float">
            <text:p>-0.0103060731</text:p>
          </table:table-cell>
          <table:table-cell table:formula="of:=([.L282]^2)*(-20.9992408223248)+([.L282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83]" office:value-type="float" office:value="0" calcext:value-type="float">
            <text:p>0</text:p>
          </table:table-cell>
          <table:table-cell table:formula="of:=[Datos_MoCap.B283]" office:value-type="float" office:value="0" calcext:value-type="float">
            <text:p>0</text:p>
          </table:table-cell>
          <table:table-cell table:formula="of:=[Datos_MoCap.C283]" office:value-type="float" office:value="0" calcext:value-type="float">
            <text:p>0</text:p>
          </table:table-cell>
          <table:table-cell table:formula="of:=[Datos_MoCap.D283]" office:value-type="float" office:value="0" calcext:value-type="float">
            <text:p>0</text:p>
          </table:table-cell>
          <table:table-cell table:formula="of:=[Datos_MoCap.F283]" office:value-type="float" office:value="0" calcext:value-type="float">
            <text:p>0</text:p>
          </table:table-cell>
          <table:table-cell table:formula="of:=[Datos_MoCap.E283]" office:value-type="float" office:value="0" calcext:value-type="float">
            <text:p>0</text:p>
          </table:table-cell>
          <table:table-cell/>
          <table:table-cell table:formula="of:=([.H283]^2)*(0.140024724909833)+([.H283])*(-0.00142725065277068)+(-0.0063459406986214)" office:value-type="float" office:value="-0.0063459406986214" calcext:value-type="float">
            <text:p>-0.0063459407</text:p>
          </table:table-cell>
          <table:table-cell table:formula="of:=([.J283]^2)*(-1.68303778049881)+([.J283])*(0.15665109790632)+(0.10475739737447)" office:value-type="float" office:value="0.10475739737447" calcext:value-type="float">
            <text:p>0.1047573974</text:p>
          </table:table-cell>
          <table:table-cell table:formula="of:=([.I283]^2)*(-1.84809378419694)+([.I283])*(0.969715893777015)+(-0.0558124189204929)" office:value-type="float" office:value="-0.0558124189204929" calcext:value-type="float">
            <text:p>-0.0558124189</text:p>
          </table:table-cell>
          <table:table-cell table:formula="of:=[.H283]*-1" office:value-type="float" office:value="-0" calcext:value-type="float">
            <text:p>0</text:p>
          </table:table-cell>
          <table:table-cell table:formula="of:=[.M283]*-1" office:value-type="float" office:value="-0" calcext:value-type="float">
            <text:p>0</text:p>
          </table:table-cell>
          <table:table-cell table:formula="of:=([.K283]^2)*(48.7382423482978)+([.K283])*(0.0643401308833624)+(0.0316411646540839)" office:value-type="float" office:value="0.0316411646540839" calcext:value-type="float">
            <text:p>0.0316411647</text:p>
          </table:table-cell>
          <table:table-cell table:formula="of:=([.M283]^2)*(2.99573212968935)+([.M283])*(-0.0394274132082148)+(-0.010306073088791)" office:value-type="float" office:value="-0.010306073088791" calcext:value-type="float">
            <text:p>-0.0103060731</text:p>
          </table:table-cell>
          <table:table-cell table:formula="of:=([.L283]^2)*(-20.9992408223248)+([.L283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84]" office:value-type="float" office:value="0" calcext:value-type="float">
            <text:p>0</text:p>
          </table:table-cell>
          <table:table-cell table:formula="of:=[Datos_MoCap.B284]" office:value-type="float" office:value="0" calcext:value-type="float">
            <text:p>0</text:p>
          </table:table-cell>
          <table:table-cell table:formula="of:=[Datos_MoCap.C284]" office:value-type="float" office:value="0" calcext:value-type="float">
            <text:p>0</text:p>
          </table:table-cell>
          <table:table-cell table:formula="of:=[Datos_MoCap.D284]" office:value-type="float" office:value="0" calcext:value-type="float">
            <text:p>0</text:p>
          </table:table-cell>
          <table:table-cell table:formula="of:=[Datos_MoCap.F284]" office:value-type="float" office:value="0" calcext:value-type="float">
            <text:p>0</text:p>
          </table:table-cell>
          <table:table-cell table:formula="of:=[Datos_MoCap.E284]" office:value-type="float" office:value="0" calcext:value-type="float">
            <text:p>0</text:p>
          </table:table-cell>
          <table:table-cell/>
          <table:table-cell table:formula="of:=([.H284]^2)*(0.140024724909833)+([.H284])*(-0.00142725065277068)+(-0.0063459406986214)" office:value-type="float" office:value="-0.0063459406986214" calcext:value-type="float">
            <text:p>-0.0063459407</text:p>
          </table:table-cell>
          <table:table-cell table:formula="of:=([.J284]^2)*(-1.68303778049881)+([.J284])*(0.15665109790632)+(0.10475739737447)" office:value-type="float" office:value="0.10475739737447" calcext:value-type="float">
            <text:p>0.1047573974</text:p>
          </table:table-cell>
          <table:table-cell table:formula="of:=([.I284]^2)*(-1.84809378419694)+([.I284])*(0.969715893777015)+(-0.0558124189204929)" office:value-type="float" office:value="-0.0558124189204929" calcext:value-type="float">
            <text:p>-0.0558124189</text:p>
          </table:table-cell>
          <table:table-cell table:formula="of:=[.H284]*-1" office:value-type="float" office:value="-0" calcext:value-type="float">
            <text:p>0</text:p>
          </table:table-cell>
          <table:table-cell table:formula="of:=[.M284]*-1" office:value-type="float" office:value="-0" calcext:value-type="float">
            <text:p>0</text:p>
          </table:table-cell>
          <table:table-cell table:formula="of:=([.K284]^2)*(48.7382423482978)+([.K284])*(0.0643401308833624)+(0.0316411646540839)" office:value-type="float" office:value="0.0316411646540839" calcext:value-type="float">
            <text:p>0.0316411647</text:p>
          </table:table-cell>
          <table:table-cell table:formula="of:=([.M284]^2)*(2.99573212968935)+([.M284])*(-0.0394274132082148)+(-0.010306073088791)" office:value-type="float" office:value="-0.010306073088791" calcext:value-type="float">
            <text:p>-0.0103060731</text:p>
          </table:table-cell>
          <table:table-cell table:formula="of:=([.L284]^2)*(-20.9992408223248)+([.L284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85]" office:value-type="float" office:value="0" calcext:value-type="float">
            <text:p>0</text:p>
          </table:table-cell>
          <table:table-cell table:formula="of:=[Datos_MoCap.B285]" office:value-type="float" office:value="0" calcext:value-type="float">
            <text:p>0</text:p>
          </table:table-cell>
          <table:table-cell table:formula="of:=[Datos_MoCap.C285]" office:value-type="float" office:value="0" calcext:value-type="float">
            <text:p>0</text:p>
          </table:table-cell>
          <table:table-cell table:formula="of:=[Datos_MoCap.D285]" office:value-type="float" office:value="0" calcext:value-type="float">
            <text:p>0</text:p>
          </table:table-cell>
          <table:table-cell table:formula="of:=[Datos_MoCap.F285]" office:value-type="float" office:value="0" calcext:value-type="float">
            <text:p>0</text:p>
          </table:table-cell>
          <table:table-cell table:formula="of:=[Datos_MoCap.E285]" office:value-type="float" office:value="0" calcext:value-type="float">
            <text:p>0</text:p>
          </table:table-cell>
          <table:table-cell/>
          <table:table-cell table:formula="of:=([.H285]^2)*(0.140024724909833)+([.H285])*(-0.00142725065277068)+(-0.0063459406986214)" office:value-type="float" office:value="-0.0063459406986214" calcext:value-type="float">
            <text:p>-0.0063459407</text:p>
          </table:table-cell>
          <table:table-cell table:formula="of:=([.J285]^2)*(-1.68303778049881)+([.J285])*(0.15665109790632)+(0.10475739737447)" office:value-type="float" office:value="0.10475739737447" calcext:value-type="float">
            <text:p>0.1047573974</text:p>
          </table:table-cell>
          <table:table-cell table:formula="of:=([.I285]^2)*(-1.84809378419694)+([.I285])*(0.969715893777015)+(-0.0558124189204929)" office:value-type="float" office:value="-0.0558124189204929" calcext:value-type="float">
            <text:p>-0.0558124189</text:p>
          </table:table-cell>
          <table:table-cell table:formula="of:=[.H285]*-1" office:value-type="float" office:value="-0" calcext:value-type="float">
            <text:p>0</text:p>
          </table:table-cell>
          <table:table-cell table:formula="of:=[.M285]*-1" office:value-type="float" office:value="-0" calcext:value-type="float">
            <text:p>0</text:p>
          </table:table-cell>
          <table:table-cell table:formula="of:=([.K285]^2)*(48.7382423482978)+([.K285])*(0.0643401308833624)+(0.0316411646540839)" office:value-type="float" office:value="0.0316411646540839" calcext:value-type="float">
            <text:p>0.0316411647</text:p>
          </table:table-cell>
          <table:table-cell table:formula="of:=([.M285]^2)*(2.99573212968935)+([.M285])*(-0.0394274132082148)+(-0.010306073088791)" office:value-type="float" office:value="-0.010306073088791" calcext:value-type="float">
            <text:p>-0.0103060731</text:p>
          </table:table-cell>
          <table:table-cell table:formula="of:=([.L285]^2)*(-20.9992408223248)+([.L285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86]" office:value-type="float" office:value="0" calcext:value-type="float">
            <text:p>0</text:p>
          </table:table-cell>
          <table:table-cell table:formula="of:=[Datos_MoCap.B286]" office:value-type="float" office:value="0" calcext:value-type="float">
            <text:p>0</text:p>
          </table:table-cell>
          <table:table-cell table:formula="of:=[Datos_MoCap.C286]" office:value-type="float" office:value="0" calcext:value-type="float">
            <text:p>0</text:p>
          </table:table-cell>
          <table:table-cell table:formula="of:=[Datos_MoCap.D286]" office:value-type="float" office:value="0" calcext:value-type="float">
            <text:p>0</text:p>
          </table:table-cell>
          <table:table-cell table:formula="of:=[Datos_MoCap.F286]" office:value-type="float" office:value="0" calcext:value-type="float">
            <text:p>0</text:p>
          </table:table-cell>
          <table:table-cell table:formula="of:=[Datos_MoCap.E286]" office:value-type="float" office:value="0" calcext:value-type="float">
            <text:p>0</text:p>
          </table:table-cell>
          <table:table-cell/>
          <table:table-cell table:formula="of:=([.H286]^2)*(0.140024724909833)+([.H286])*(-0.00142725065277068)+(-0.0063459406986214)" office:value-type="float" office:value="-0.0063459406986214" calcext:value-type="float">
            <text:p>-0.0063459407</text:p>
          </table:table-cell>
          <table:table-cell table:formula="of:=([.J286]^2)*(-1.68303778049881)+([.J286])*(0.15665109790632)+(0.10475739737447)" office:value-type="float" office:value="0.10475739737447" calcext:value-type="float">
            <text:p>0.1047573974</text:p>
          </table:table-cell>
          <table:table-cell table:formula="of:=([.I286]^2)*(-1.84809378419694)+([.I286])*(0.969715893777015)+(-0.0558124189204929)" office:value-type="float" office:value="-0.0558124189204929" calcext:value-type="float">
            <text:p>-0.0558124189</text:p>
          </table:table-cell>
          <table:table-cell table:formula="of:=[.H286]*-1" office:value-type="float" office:value="-0" calcext:value-type="float">
            <text:p>0</text:p>
          </table:table-cell>
          <table:table-cell table:formula="of:=[.M286]*-1" office:value-type="float" office:value="-0" calcext:value-type="float">
            <text:p>0</text:p>
          </table:table-cell>
          <table:table-cell table:formula="of:=([.K286]^2)*(48.7382423482978)+([.K286])*(0.0643401308833624)+(0.0316411646540839)" office:value-type="float" office:value="0.0316411646540839" calcext:value-type="float">
            <text:p>0.0316411647</text:p>
          </table:table-cell>
          <table:table-cell table:formula="of:=([.M286]^2)*(2.99573212968935)+([.M286])*(-0.0394274132082148)+(-0.010306073088791)" office:value-type="float" office:value="-0.010306073088791" calcext:value-type="float">
            <text:p>-0.0103060731</text:p>
          </table:table-cell>
          <table:table-cell table:formula="of:=([.L286]^2)*(-20.9992408223248)+([.L286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87]" office:value-type="float" office:value="0" calcext:value-type="float">
            <text:p>0</text:p>
          </table:table-cell>
          <table:table-cell table:formula="of:=[Datos_MoCap.B287]" office:value-type="float" office:value="0" calcext:value-type="float">
            <text:p>0</text:p>
          </table:table-cell>
          <table:table-cell table:formula="of:=[Datos_MoCap.C287]" office:value-type="float" office:value="0" calcext:value-type="float">
            <text:p>0</text:p>
          </table:table-cell>
          <table:table-cell table:formula="of:=[Datos_MoCap.D287]" office:value-type="float" office:value="0" calcext:value-type="float">
            <text:p>0</text:p>
          </table:table-cell>
          <table:table-cell table:formula="of:=[Datos_MoCap.F287]" office:value-type="float" office:value="0" calcext:value-type="float">
            <text:p>0</text:p>
          </table:table-cell>
          <table:table-cell table:formula="of:=[Datos_MoCap.E287]" office:value-type="float" office:value="0" calcext:value-type="float">
            <text:p>0</text:p>
          </table:table-cell>
          <table:table-cell/>
          <table:table-cell table:formula="of:=([.H287]^2)*(0.140024724909833)+([.H287])*(-0.00142725065277068)+(-0.0063459406986214)" office:value-type="float" office:value="-0.0063459406986214" calcext:value-type="float">
            <text:p>-0.0063459407</text:p>
          </table:table-cell>
          <table:table-cell table:formula="of:=([.J287]^2)*(-1.68303778049881)+([.J287])*(0.15665109790632)+(0.10475739737447)" office:value-type="float" office:value="0.10475739737447" calcext:value-type="float">
            <text:p>0.1047573974</text:p>
          </table:table-cell>
          <table:table-cell table:formula="of:=([.I287]^2)*(-1.84809378419694)+([.I287])*(0.969715893777015)+(-0.0558124189204929)" office:value-type="float" office:value="-0.0558124189204929" calcext:value-type="float">
            <text:p>-0.0558124189</text:p>
          </table:table-cell>
          <table:table-cell table:formula="of:=[.H287]*-1" office:value-type="float" office:value="-0" calcext:value-type="float">
            <text:p>0</text:p>
          </table:table-cell>
          <table:table-cell table:formula="of:=[.M287]*-1" office:value-type="float" office:value="-0" calcext:value-type="float">
            <text:p>0</text:p>
          </table:table-cell>
          <table:table-cell table:formula="of:=([.K287]^2)*(48.7382423482978)+([.K287])*(0.0643401308833624)+(0.0316411646540839)" office:value-type="float" office:value="0.0316411646540839" calcext:value-type="float">
            <text:p>0.0316411647</text:p>
          </table:table-cell>
          <table:table-cell table:formula="of:=([.M287]^2)*(2.99573212968935)+([.M287])*(-0.0394274132082148)+(-0.010306073088791)" office:value-type="float" office:value="-0.010306073088791" calcext:value-type="float">
            <text:p>-0.0103060731</text:p>
          </table:table-cell>
          <table:table-cell table:formula="of:=([.L287]^2)*(-20.9992408223248)+([.L287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88]" office:value-type="float" office:value="0" calcext:value-type="float">
            <text:p>0</text:p>
          </table:table-cell>
          <table:table-cell table:formula="of:=[Datos_MoCap.B288]" office:value-type="float" office:value="0" calcext:value-type="float">
            <text:p>0</text:p>
          </table:table-cell>
          <table:table-cell table:formula="of:=[Datos_MoCap.C288]" office:value-type="float" office:value="0" calcext:value-type="float">
            <text:p>0</text:p>
          </table:table-cell>
          <table:table-cell table:formula="of:=[Datos_MoCap.D288]" office:value-type="float" office:value="0" calcext:value-type="float">
            <text:p>0</text:p>
          </table:table-cell>
          <table:table-cell table:formula="of:=[Datos_MoCap.F288]" office:value-type="float" office:value="0" calcext:value-type="float">
            <text:p>0</text:p>
          </table:table-cell>
          <table:table-cell table:formula="of:=[Datos_MoCap.E288]" office:value-type="float" office:value="0" calcext:value-type="float">
            <text:p>0</text:p>
          </table:table-cell>
          <table:table-cell/>
          <table:table-cell table:formula="of:=([.H288]^2)*(0.140024724909833)+([.H288])*(-0.00142725065277068)+(-0.0063459406986214)" office:value-type="float" office:value="-0.0063459406986214" calcext:value-type="float">
            <text:p>-0.0063459407</text:p>
          </table:table-cell>
          <table:table-cell table:formula="of:=([.J288]^2)*(-1.68303778049881)+([.J288])*(0.15665109790632)+(0.10475739737447)" office:value-type="float" office:value="0.10475739737447" calcext:value-type="float">
            <text:p>0.1047573974</text:p>
          </table:table-cell>
          <table:table-cell table:formula="of:=([.I288]^2)*(-1.84809378419694)+([.I288])*(0.969715893777015)+(-0.0558124189204929)" office:value-type="float" office:value="-0.0558124189204929" calcext:value-type="float">
            <text:p>-0.0558124189</text:p>
          </table:table-cell>
          <table:table-cell table:formula="of:=[.H288]*-1" office:value-type="float" office:value="-0" calcext:value-type="float">
            <text:p>0</text:p>
          </table:table-cell>
          <table:table-cell table:formula="of:=[.M288]*-1" office:value-type="float" office:value="-0" calcext:value-type="float">
            <text:p>0</text:p>
          </table:table-cell>
          <table:table-cell table:formula="of:=([.K288]^2)*(48.7382423482978)+([.K288])*(0.0643401308833624)+(0.0316411646540839)" office:value-type="float" office:value="0.0316411646540839" calcext:value-type="float">
            <text:p>0.0316411647</text:p>
          </table:table-cell>
          <table:table-cell table:formula="of:=([.M288]^2)*(2.99573212968935)+([.M288])*(-0.0394274132082148)+(-0.010306073088791)" office:value-type="float" office:value="-0.010306073088791" calcext:value-type="float">
            <text:p>-0.0103060731</text:p>
          </table:table-cell>
          <table:table-cell table:formula="of:=([.L288]^2)*(-20.9992408223248)+([.L288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89]" office:value-type="float" office:value="0" calcext:value-type="float">
            <text:p>0</text:p>
          </table:table-cell>
          <table:table-cell table:formula="of:=[Datos_MoCap.B289]" office:value-type="float" office:value="0" calcext:value-type="float">
            <text:p>0</text:p>
          </table:table-cell>
          <table:table-cell table:formula="of:=[Datos_MoCap.C289]" office:value-type="float" office:value="0" calcext:value-type="float">
            <text:p>0</text:p>
          </table:table-cell>
          <table:table-cell table:formula="of:=[Datos_MoCap.D289]" office:value-type="float" office:value="0" calcext:value-type="float">
            <text:p>0</text:p>
          </table:table-cell>
          <table:table-cell table:formula="of:=[Datos_MoCap.F289]" office:value-type="float" office:value="0" calcext:value-type="float">
            <text:p>0</text:p>
          </table:table-cell>
          <table:table-cell table:formula="of:=[Datos_MoCap.E289]" office:value-type="float" office:value="0" calcext:value-type="float">
            <text:p>0</text:p>
          </table:table-cell>
          <table:table-cell/>
          <table:table-cell table:formula="of:=([.H289]^2)*(0.140024724909833)+([.H289])*(-0.00142725065277068)+(-0.0063459406986214)" office:value-type="float" office:value="-0.0063459406986214" calcext:value-type="float">
            <text:p>-0.0063459407</text:p>
          </table:table-cell>
          <table:table-cell table:formula="of:=([.J289]^2)*(-1.68303778049881)+([.J289])*(0.15665109790632)+(0.10475739737447)" office:value-type="float" office:value="0.10475739737447" calcext:value-type="float">
            <text:p>0.1047573974</text:p>
          </table:table-cell>
          <table:table-cell table:formula="of:=([.I289]^2)*(-1.84809378419694)+([.I289])*(0.969715893777015)+(-0.0558124189204929)" office:value-type="float" office:value="-0.0558124189204929" calcext:value-type="float">
            <text:p>-0.0558124189</text:p>
          </table:table-cell>
          <table:table-cell table:formula="of:=[.H289]*-1" office:value-type="float" office:value="-0" calcext:value-type="float">
            <text:p>0</text:p>
          </table:table-cell>
          <table:table-cell table:formula="of:=[.M289]*-1" office:value-type="float" office:value="-0" calcext:value-type="float">
            <text:p>0</text:p>
          </table:table-cell>
          <table:table-cell table:formula="of:=([.K289]^2)*(48.7382423482978)+([.K289])*(0.0643401308833624)+(0.0316411646540839)" office:value-type="float" office:value="0.0316411646540839" calcext:value-type="float">
            <text:p>0.0316411647</text:p>
          </table:table-cell>
          <table:table-cell table:formula="of:=([.M289]^2)*(2.99573212968935)+([.M289])*(-0.0394274132082148)+(-0.010306073088791)" office:value-type="float" office:value="-0.010306073088791" calcext:value-type="float">
            <text:p>-0.0103060731</text:p>
          </table:table-cell>
          <table:table-cell table:formula="of:=([.L289]^2)*(-20.9992408223248)+([.L289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90]" office:value-type="float" office:value="0" calcext:value-type="float">
            <text:p>0</text:p>
          </table:table-cell>
          <table:table-cell table:formula="of:=[Datos_MoCap.B290]" office:value-type="float" office:value="0" calcext:value-type="float">
            <text:p>0</text:p>
          </table:table-cell>
          <table:table-cell table:formula="of:=[Datos_MoCap.C290]" office:value-type="float" office:value="0" calcext:value-type="float">
            <text:p>0</text:p>
          </table:table-cell>
          <table:table-cell table:formula="of:=[Datos_MoCap.D290]" office:value-type="float" office:value="0" calcext:value-type="float">
            <text:p>0</text:p>
          </table:table-cell>
          <table:table-cell table:formula="of:=[Datos_MoCap.F290]" office:value-type="float" office:value="0" calcext:value-type="float">
            <text:p>0</text:p>
          </table:table-cell>
          <table:table-cell table:formula="of:=[Datos_MoCap.E290]" office:value-type="float" office:value="0" calcext:value-type="float">
            <text:p>0</text:p>
          </table:table-cell>
          <table:table-cell/>
          <table:table-cell table:formula="of:=([.H290]^2)*(0.140024724909833)+([.H290])*(-0.00142725065277068)+(-0.0063459406986214)" office:value-type="float" office:value="-0.0063459406986214" calcext:value-type="float">
            <text:p>-0.0063459407</text:p>
          </table:table-cell>
          <table:table-cell table:formula="of:=([.J290]^2)*(-1.68303778049881)+([.J290])*(0.15665109790632)+(0.10475739737447)" office:value-type="float" office:value="0.10475739737447" calcext:value-type="float">
            <text:p>0.1047573974</text:p>
          </table:table-cell>
          <table:table-cell table:formula="of:=([.I290]^2)*(-1.84809378419694)+([.I290])*(0.969715893777015)+(-0.0558124189204929)" office:value-type="float" office:value="-0.0558124189204929" calcext:value-type="float">
            <text:p>-0.0558124189</text:p>
          </table:table-cell>
          <table:table-cell table:formula="of:=[.H290]*-1" office:value-type="float" office:value="-0" calcext:value-type="float">
            <text:p>0</text:p>
          </table:table-cell>
          <table:table-cell table:formula="of:=[.M290]*-1" office:value-type="float" office:value="-0" calcext:value-type="float">
            <text:p>0</text:p>
          </table:table-cell>
          <table:table-cell table:formula="of:=([.K290]^2)*(48.7382423482978)+([.K290])*(0.0643401308833624)+(0.0316411646540839)" office:value-type="float" office:value="0.0316411646540839" calcext:value-type="float">
            <text:p>0.0316411647</text:p>
          </table:table-cell>
          <table:table-cell table:formula="of:=([.M290]^2)*(2.99573212968935)+([.M290])*(-0.0394274132082148)+(-0.010306073088791)" office:value-type="float" office:value="-0.010306073088791" calcext:value-type="float">
            <text:p>-0.0103060731</text:p>
          </table:table-cell>
          <table:table-cell table:formula="of:=([.L290]^2)*(-20.9992408223248)+([.L290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91]" office:value-type="float" office:value="0" calcext:value-type="float">
            <text:p>0</text:p>
          </table:table-cell>
          <table:table-cell table:formula="of:=[Datos_MoCap.B291]" office:value-type="float" office:value="0" calcext:value-type="float">
            <text:p>0</text:p>
          </table:table-cell>
          <table:table-cell table:formula="of:=[Datos_MoCap.C291]" office:value-type="float" office:value="0" calcext:value-type="float">
            <text:p>0</text:p>
          </table:table-cell>
          <table:table-cell table:formula="of:=[Datos_MoCap.D291]" office:value-type="float" office:value="0" calcext:value-type="float">
            <text:p>0</text:p>
          </table:table-cell>
          <table:table-cell table:formula="of:=[Datos_MoCap.F291]" office:value-type="float" office:value="0" calcext:value-type="float">
            <text:p>0</text:p>
          </table:table-cell>
          <table:table-cell table:formula="of:=[Datos_MoCap.E291]" office:value-type="float" office:value="0" calcext:value-type="float">
            <text:p>0</text:p>
          </table:table-cell>
          <table:table-cell/>
          <table:table-cell table:formula="of:=([.H291]^2)*(0.140024724909833)+([.H291])*(-0.00142725065277068)+(-0.0063459406986214)" office:value-type="float" office:value="-0.0063459406986214" calcext:value-type="float">
            <text:p>-0.0063459407</text:p>
          </table:table-cell>
          <table:table-cell table:formula="of:=([.J291]^2)*(-1.68303778049881)+([.J291])*(0.15665109790632)+(0.10475739737447)" office:value-type="float" office:value="0.10475739737447" calcext:value-type="float">
            <text:p>0.1047573974</text:p>
          </table:table-cell>
          <table:table-cell table:formula="of:=([.I291]^2)*(-1.84809378419694)+([.I291])*(0.969715893777015)+(-0.0558124189204929)" office:value-type="float" office:value="-0.0558124189204929" calcext:value-type="float">
            <text:p>-0.0558124189</text:p>
          </table:table-cell>
          <table:table-cell table:formula="of:=[.H291]*-1" office:value-type="float" office:value="-0" calcext:value-type="float">
            <text:p>0</text:p>
          </table:table-cell>
          <table:table-cell table:formula="of:=[.M291]*-1" office:value-type="float" office:value="-0" calcext:value-type="float">
            <text:p>0</text:p>
          </table:table-cell>
          <table:table-cell table:formula="of:=([.K291]^2)*(48.7382423482978)+([.K291])*(0.0643401308833624)+(0.0316411646540839)" office:value-type="float" office:value="0.0316411646540839" calcext:value-type="float">
            <text:p>0.0316411647</text:p>
          </table:table-cell>
          <table:table-cell table:formula="of:=([.M291]^2)*(2.99573212968935)+([.M291])*(-0.0394274132082148)+(-0.010306073088791)" office:value-type="float" office:value="-0.010306073088791" calcext:value-type="float">
            <text:p>-0.0103060731</text:p>
          </table:table-cell>
          <table:table-cell table:formula="of:=([.L291]^2)*(-20.9992408223248)+([.L291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92]" office:value-type="float" office:value="0" calcext:value-type="float">
            <text:p>0</text:p>
          </table:table-cell>
          <table:table-cell table:formula="of:=[Datos_MoCap.B292]" office:value-type="float" office:value="0" calcext:value-type="float">
            <text:p>0</text:p>
          </table:table-cell>
          <table:table-cell table:formula="of:=[Datos_MoCap.C292]" office:value-type="float" office:value="0" calcext:value-type="float">
            <text:p>0</text:p>
          </table:table-cell>
          <table:table-cell table:formula="of:=[Datos_MoCap.D292]" office:value-type="float" office:value="0" calcext:value-type="float">
            <text:p>0</text:p>
          </table:table-cell>
          <table:table-cell table:formula="of:=[Datos_MoCap.F292]" office:value-type="float" office:value="0" calcext:value-type="float">
            <text:p>0</text:p>
          </table:table-cell>
          <table:table-cell table:formula="of:=[Datos_MoCap.E292]" office:value-type="float" office:value="0" calcext:value-type="float">
            <text:p>0</text:p>
          </table:table-cell>
          <table:table-cell/>
          <table:table-cell table:formula="of:=([.H292]^2)*(0.140024724909833)+([.H292])*(-0.00142725065277068)+(-0.0063459406986214)" office:value-type="float" office:value="-0.0063459406986214" calcext:value-type="float">
            <text:p>-0.0063459407</text:p>
          </table:table-cell>
          <table:table-cell table:formula="of:=([.J292]^2)*(-1.68303778049881)+([.J292])*(0.15665109790632)+(0.10475739737447)" office:value-type="float" office:value="0.10475739737447" calcext:value-type="float">
            <text:p>0.1047573974</text:p>
          </table:table-cell>
          <table:table-cell table:formula="of:=([.I292]^2)*(-1.84809378419694)+([.I292])*(0.969715893777015)+(-0.0558124189204929)" office:value-type="float" office:value="-0.0558124189204929" calcext:value-type="float">
            <text:p>-0.0558124189</text:p>
          </table:table-cell>
          <table:table-cell table:formula="of:=[.H292]*-1" office:value-type="float" office:value="-0" calcext:value-type="float">
            <text:p>0</text:p>
          </table:table-cell>
          <table:table-cell table:formula="of:=[.M292]*-1" office:value-type="float" office:value="-0" calcext:value-type="float">
            <text:p>0</text:p>
          </table:table-cell>
          <table:table-cell table:formula="of:=([.K292]^2)*(48.7382423482978)+([.K292])*(0.0643401308833624)+(0.0316411646540839)" office:value-type="float" office:value="0.0316411646540839" calcext:value-type="float">
            <text:p>0.0316411647</text:p>
          </table:table-cell>
          <table:table-cell table:formula="of:=([.M292]^2)*(2.99573212968935)+([.M292])*(-0.0394274132082148)+(-0.010306073088791)" office:value-type="float" office:value="-0.010306073088791" calcext:value-type="float">
            <text:p>-0.0103060731</text:p>
          </table:table-cell>
          <table:table-cell table:formula="of:=([.L292]^2)*(-20.9992408223248)+([.L292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93]" office:value-type="float" office:value="0" calcext:value-type="float">
            <text:p>0</text:p>
          </table:table-cell>
          <table:table-cell table:formula="of:=[Datos_MoCap.B293]" office:value-type="float" office:value="0" calcext:value-type="float">
            <text:p>0</text:p>
          </table:table-cell>
          <table:table-cell table:formula="of:=[Datos_MoCap.C293]" office:value-type="float" office:value="0" calcext:value-type="float">
            <text:p>0</text:p>
          </table:table-cell>
          <table:table-cell table:formula="of:=[Datos_MoCap.D293]" office:value-type="float" office:value="0" calcext:value-type="float">
            <text:p>0</text:p>
          </table:table-cell>
          <table:table-cell table:formula="of:=[Datos_MoCap.F293]" office:value-type="float" office:value="0" calcext:value-type="float">
            <text:p>0</text:p>
          </table:table-cell>
          <table:table-cell table:formula="of:=[Datos_MoCap.E293]" office:value-type="float" office:value="0" calcext:value-type="float">
            <text:p>0</text:p>
          </table:table-cell>
          <table:table-cell/>
          <table:table-cell table:formula="of:=([.H293]^2)*(0.140024724909833)+([.H293])*(-0.00142725065277068)+(-0.0063459406986214)" office:value-type="float" office:value="-0.0063459406986214" calcext:value-type="float">
            <text:p>-0.0063459407</text:p>
          </table:table-cell>
          <table:table-cell table:formula="of:=([.J293]^2)*(-1.68303778049881)+([.J293])*(0.15665109790632)+(0.10475739737447)" office:value-type="float" office:value="0.10475739737447" calcext:value-type="float">
            <text:p>0.1047573974</text:p>
          </table:table-cell>
          <table:table-cell table:formula="of:=([.I293]^2)*(-1.84809378419694)+([.I293])*(0.969715893777015)+(-0.0558124189204929)" office:value-type="float" office:value="-0.0558124189204929" calcext:value-type="float">
            <text:p>-0.0558124189</text:p>
          </table:table-cell>
          <table:table-cell table:formula="of:=[.H293]*-1" office:value-type="float" office:value="-0" calcext:value-type="float">
            <text:p>0</text:p>
          </table:table-cell>
          <table:table-cell table:formula="of:=[.M293]*-1" office:value-type="float" office:value="-0" calcext:value-type="float">
            <text:p>0</text:p>
          </table:table-cell>
          <table:table-cell table:formula="of:=([.K293]^2)*(48.7382423482978)+([.K293])*(0.0643401308833624)+(0.0316411646540839)" office:value-type="float" office:value="0.0316411646540839" calcext:value-type="float">
            <text:p>0.0316411647</text:p>
          </table:table-cell>
          <table:table-cell table:formula="of:=([.M293]^2)*(2.99573212968935)+([.M293])*(-0.0394274132082148)+(-0.010306073088791)" office:value-type="float" office:value="-0.010306073088791" calcext:value-type="float">
            <text:p>-0.0103060731</text:p>
          </table:table-cell>
          <table:table-cell table:formula="of:=([.L293]^2)*(-20.9992408223248)+([.L293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94]" office:value-type="float" office:value="0" calcext:value-type="float">
            <text:p>0</text:p>
          </table:table-cell>
          <table:table-cell table:formula="of:=[Datos_MoCap.B294]" office:value-type="float" office:value="0" calcext:value-type="float">
            <text:p>0</text:p>
          </table:table-cell>
          <table:table-cell table:formula="of:=[Datos_MoCap.C294]" office:value-type="float" office:value="0" calcext:value-type="float">
            <text:p>0</text:p>
          </table:table-cell>
          <table:table-cell table:formula="of:=[Datos_MoCap.D294]" office:value-type="float" office:value="0" calcext:value-type="float">
            <text:p>0</text:p>
          </table:table-cell>
          <table:table-cell table:formula="of:=[Datos_MoCap.F294]" office:value-type="float" office:value="0" calcext:value-type="float">
            <text:p>0</text:p>
          </table:table-cell>
          <table:table-cell table:formula="of:=[Datos_MoCap.E294]" office:value-type="float" office:value="0" calcext:value-type="float">
            <text:p>0</text:p>
          </table:table-cell>
          <table:table-cell/>
          <table:table-cell table:formula="of:=([.H294]^2)*(0.140024724909833)+([.H294])*(-0.00142725065277068)+(-0.0063459406986214)" office:value-type="float" office:value="-0.0063459406986214" calcext:value-type="float">
            <text:p>-0.0063459407</text:p>
          </table:table-cell>
          <table:table-cell table:formula="of:=([.J294]^2)*(-1.68303778049881)+([.J294])*(0.15665109790632)+(0.10475739737447)" office:value-type="float" office:value="0.10475739737447" calcext:value-type="float">
            <text:p>0.1047573974</text:p>
          </table:table-cell>
          <table:table-cell table:formula="of:=([.I294]^2)*(-1.84809378419694)+([.I294])*(0.969715893777015)+(-0.0558124189204929)" office:value-type="float" office:value="-0.0558124189204929" calcext:value-type="float">
            <text:p>-0.0558124189</text:p>
          </table:table-cell>
          <table:table-cell table:formula="of:=[.H294]*-1" office:value-type="float" office:value="-0" calcext:value-type="float">
            <text:p>0</text:p>
          </table:table-cell>
          <table:table-cell table:formula="of:=[.M294]*-1" office:value-type="float" office:value="-0" calcext:value-type="float">
            <text:p>0</text:p>
          </table:table-cell>
          <table:table-cell table:formula="of:=([.K294]^2)*(48.7382423482978)+([.K294])*(0.0643401308833624)+(0.0316411646540839)" office:value-type="float" office:value="0.0316411646540839" calcext:value-type="float">
            <text:p>0.0316411647</text:p>
          </table:table-cell>
          <table:table-cell table:formula="of:=([.M294]^2)*(2.99573212968935)+([.M294])*(-0.0394274132082148)+(-0.010306073088791)" office:value-type="float" office:value="-0.010306073088791" calcext:value-type="float">
            <text:p>-0.0103060731</text:p>
          </table:table-cell>
          <table:table-cell table:formula="of:=([.L294]^2)*(-20.9992408223248)+([.L294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95]" office:value-type="float" office:value="0" calcext:value-type="float">
            <text:p>0</text:p>
          </table:table-cell>
          <table:table-cell table:formula="of:=[Datos_MoCap.B295]" office:value-type="float" office:value="0" calcext:value-type="float">
            <text:p>0</text:p>
          </table:table-cell>
          <table:table-cell table:formula="of:=[Datos_MoCap.C295]" office:value-type="float" office:value="0" calcext:value-type="float">
            <text:p>0</text:p>
          </table:table-cell>
          <table:table-cell table:formula="of:=[Datos_MoCap.D295]" office:value-type="float" office:value="0" calcext:value-type="float">
            <text:p>0</text:p>
          </table:table-cell>
          <table:table-cell table:formula="of:=[Datos_MoCap.F295]" office:value-type="float" office:value="0" calcext:value-type="float">
            <text:p>0</text:p>
          </table:table-cell>
          <table:table-cell table:formula="of:=[Datos_MoCap.E295]" office:value-type="float" office:value="0" calcext:value-type="float">
            <text:p>0</text:p>
          </table:table-cell>
          <table:table-cell/>
          <table:table-cell table:formula="of:=([.H295]^2)*(0.140024724909833)+([.H295])*(-0.00142725065277068)+(-0.0063459406986214)" office:value-type="float" office:value="-0.0063459406986214" calcext:value-type="float">
            <text:p>-0.0063459407</text:p>
          </table:table-cell>
          <table:table-cell table:formula="of:=([.J295]^2)*(-1.68303778049881)+([.J295])*(0.15665109790632)+(0.10475739737447)" office:value-type="float" office:value="0.10475739737447" calcext:value-type="float">
            <text:p>0.1047573974</text:p>
          </table:table-cell>
          <table:table-cell table:formula="of:=([.I295]^2)*(-1.84809378419694)+([.I295])*(0.969715893777015)+(-0.0558124189204929)" office:value-type="float" office:value="-0.0558124189204929" calcext:value-type="float">
            <text:p>-0.0558124189</text:p>
          </table:table-cell>
          <table:table-cell table:formula="of:=[.H295]*-1" office:value-type="float" office:value="-0" calcext:value-type="float">
            <text:p>0</text:p>
          </table:table-cell>
          <table:table-cell table:formula="of:=[.M295]*-1" office:value-type="float" office:value="-0" calcext:value-type="float">
            <text:p>0</text:p>
          </table:table-cell>
          <table:table-cell table:formula="of:=([.K295]^2)*(48.7382423482978)+([.K295])*(0.0643401308833624)+(0.0316411646540839)" office:value-type="float" office:value="0.0316411646540839" calcext:value-type="float">
            <text:p>0.0316411647</text:p>
          </table:table-cell>
          <table:table-cell table:formula="of:=([.M295]^2)*(2.99573212968935)+([.M295])*(-0.0394274132082148)+(-0.010306073088791)" office:value-type="float" office:value="-0.010306073088791" calcext:value-type="float">
            <text:p>-0.0103060731</text:p>
          </table:table-cell>
          <table:table-cell table:formula="of:=([.L295]^2)*(-20.9992408223248)+([.L295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96]" office:value-type="float" office:value="0" calcext:value-type="float">
            <text:p>0</text:p>
          </table:table-cell>
          <table:table-cell table:formula="of:=[Datos_MoCap.B296]" office:value-type="float" office:value="0" calcext:value-type="float">
            <text:p>0</text:p>
          </table:table-cell>
          <table:table-cell table:formula="of:=[Datos_MoCap.C296]" office:value-type="float" office:value="0" calcext:value-type="float">
            <text:p>0</text:p>
          </table:table-cell>
          <table:table-cell table:formula="of:=[Datos_MoCap.D296]" office:value-type="float" office:value="0" calcext:value-type="float">
            <text:p>0</text:p>
          </table:table-cell>
          <table:table-cell table:formula="of:=[Datos_MoCap.F296]" office:value-type="float" office:value="0" calcext:value-type="float">
            <text:p>0</text:p>
          </table:table-cell>
          <table:table-cell table:formula="of:=[Datos_MoCap.E296]" office:value-type="float" office:value="0" calcext:value-type="float">
            <text:p>0</text:p>
          </table:table-cell>
          <table:table-cell/>
          <table:table-cell table:formula="of:=([.H296]^2)*(0.140024724909833)+([.H296])*(-0.00142725065277068)+(-0.0063459406986214)" office:value-type="float" office:value="-0.0063459406986214" calcext:value-type="float">
            <text:p>-0.0063459407</text:p>
          </table:table-cell>
          <table:table-cell table:formula="of:=([.J296]^2)*(-1.68303778049881)+([.J296])*(0.15665109790632)+(0.10475739737447)" office:value-type="float" office:value="0.10475739737447" calcext:value-type="float">
            <text:p>0.1047573974</text:p>
          </table:table-cell>
          <table:table-cell table:formula="of:=([.I296]^2)*(-1.84809378419694)+([.I296])*(0.969715893777015)+(-0.0558124189204929)" office:value-type="float" office:value="-0.0558124189204929" calcext:value-type="float">
            <text:p>-0.0558124189</text:p>
          </table:table-cell>
          <table:table-cell table:formula="of:=[.H296]*-1" office:value-type="float" office:value="-0" calcext:value-type="float">
            <text:p>0</text:p>
          </table:table-cell>
          <table:table-cell table:formula="of:=[.M296]*-1" office:value-type="float" office:value="-0" calcext:value-type="float">
            <text:p>0</text:p>
          </table:table-cell>
          <table:table-cell table:formula="of:=([.K296]^2)*(48.7382423482978)+([.K296])*(0.0643401308833624)+(0.0316411646540839)" office:value-type="float" office:value="0.0316411646540839" calcext:value-type="float">
            <text:p>0.0316411647</text:p>
          </table:table-cell>
          <table:table-cell table:formula="of:=([.M296]^2)*(2.99573212968935)+([.M296])*(-0.0394274132082148)+(-0.010306073088791)" office:value-type="float" office:value="-0.010306073088791" calcext:value-type="float">
            <text:p>-0.0103060731</text:p>
          </table:table-cell>
          <table:table-cell table:formula="of:=([.L296]^2)*(-20.9992408223248)+([.L296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97]" office:value-type="float" office:value="0" calcext:value-type="float">
            <text:p>0</text:p>
          </table:table-cell>
          <table:table-cell table:formula="of:=[Datos_MoCap.B297]" office:value-type="float" office:value="0" calcext:value-type="float">
            <text:p>0</text:p>
          </table:table-cell>
          <table:table-cell table:formula="of:=[Datos_MoCap.C297]" office:value-type="float" office:value="0" calcext:value-type="float">
            <text:p>0</text:p>
          </table:table-cell>
          <table:table-cell table:formula="of:=[Datos_MoCap.D297]" office:value-type="float" office:value="0" calcext:value-type="float">
            <text:p>0</text:p>
          </table:table-cell>
          <table:table-cell table:formula="of:=[Datos_MoCap.F297]" office:value-type="float" office:value="0" calcext:value-type="float">
            <text:p>0</text:p>
          </table:table-cell>
          <table:table-cell table:formula="of:=[Datos_MoCap.E297]" office:value-type="float" office:value="0" calcext:value-type="float">
            <text:p>0</text:p>
          </table:table-cell>
          <table:table-cell/>
          <table:table-cell table:formula="of:=([.H297]^2)*(0.140024724909833)+([.H297])*(-0.00142725065277068)+(-0.0063459406986214)" office:value-type="float" office:value="-0.0063459406986214" calcext:value-type="float">
            <text:p>-0.0063459407</text:p>
          </table:table-cell>
          <table:table-cell table:formula="of:=([.J297]^2)*(-1.68303778049881)+([.J297])*(0.15665109790632)+(0.10475739737447)" office:value-type="float" office:value="0.10475739737447" calcext:value-type="float">
            <text:p>0.1047573974</text:p>
          </table:table-cell>
          <table:table-cell table:formula="of:=([.I297]^2)*(-1.84809378419694)+([.I297])*(0.969715893777015)+(-0.0558124189204929)" office:value-type="float" office:value="-0.0558124189204929" calcext:value-type="float">
            <text:p>-0.0558124189</text:p>
          </table:table-cell>
          <table:table-cell table:formula="of:=[.H297]*-1" office:value-type="float" office:value="-0" calcext:value-type="float">
            <text:p>0</text:p>
          </table:table-cell>
          <table:table-cell table:formula="of:=[.M297]*-1" office:value-type="float" office:value="-0" calcext:value-type="float">
            <text:p>0</text:p>
          </table:table-cell>
          <table:table-cell table:formula="of:=([.K297]^2)*(48.7382423482978)+([.K297])*(0.0643401308833624)+(0.0316411646540839)" office:value-type="float" office:value="0.0316411646540839" calcext:value-type="float">
            <text:p>0.0316411647</text:p>
          </table:table-cell>
          <table:table-cell table:formula="of:=([.M297]^2)*(2.99573212968935)+([.M297])*(-0.0394274132082148)+(-0.010306073088791)" office:value-type="float" office:value="-0.010306073088791" calcext:value-type="float">
            <text:p>-0.0103060731</text:p>
          </table:table-cell>
          <table:table-cell table:formula="of:=([.L297]^2)*(-20.9992408223248)+([.L297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98]" office:value-type="float" office:value="0" calcext:value-type="float">
            <text:p>0</text:p>
          </table:table-cell>
          <table:table-cell table:formula="of:=[Datos_MoCap.B298]" office:value-type="float" office:value="0" calcext:value-type="float">
            <text:p>0</text:p>
          </table:table-cell>
          <table:table-cell table:formula="of:=[Datos_MoCap.C298]" office:value-type="float" office:value="0" calcext:value-type="float">
            <text:p>0</text:p>
          </table:table-cell>
          <table:table-cell table:formula="of:=[Datos_MoCap.D298]" office:value-type="float" office:value="0" calcext:value-type="float">
            <text:p>0</text:p>
          </table:table-cell>
          <table:table-cell table:formula="of:=[Datos_MoCap.F298]" office:value-type="float" office:value="0" calcext:value-type="float">
            <text:p>0</text:p>
          </table:table-cell>
          <table:table-cell table:formula="of:=[Datos_MoCap.E298]" office:value-type="float" office:value="0" calcext:value-type="float">
            <text:p>0</text:p>
          </table:table-cell>
          <table:table-cell/>
          <table:table-cell table:formula="of:=([.H298]^2)*(0.140024724909833)+([.H298])*(-0.00142725065277068)+(-0.0063459406986214)" office:value-type="float" office:value="-0.0063459406986214" calcext:value-type="float">
            <text:p>-0.0063459407</text:p>
          </table:table-cell>
          <table:table-cell table:formula="of:=([.J298]^2)*(-1.68303778049881)+([.J298])*(0.15665109790632)+(0.10475739737447)" office:value-type="float" office:value="0.10475739737447" calcext:value-type="float">
            <text:p>0.1047573974</text:p>
          </table:table-cell>
          <table:table-cell table:formula="of:=([.I298]^2)*(-1.84809378419694)+([.I298])*(0.969715893777015)+(-0.0558124189204929)" office:value-type="float" office:value="-0.0558124189204929" calcext:value-type="float">
            <text:p>-0.0558124189</text:p>
          </table:table-cell>
          <table:table-cell table:formula="of:=[.H298]*-1" office:value-type="float" office:value="-0" calcext:value-type="float">
            <text:p>0</text:p>
          </table:table-cell>
          <table:table-cell table:formula="of:=[.M298]*-1" office:value-type="float" office:value="-0" calcext:value-type="float">
            <text:p>0</text:p>
          </table:table-cell>
          <table:table-cell table:formula="of:=([.K298]^2)*(48.7382423482978)+([.K298])*(0.0643401308833624)+(0.0316411646540839)" office:value-type="float" office:value="0.0316411646540839" calcext:value-type="float">
            <text:p>0.0316411647</text:p>
          </table:table-cell>
          <table:table-cell table:formula="of:=([.M298]^2)*(2.99573212968935)+([.M298])*(-0.0394274132082148)+(-0.010306073088791)" office:value-type="float" office:value="-0.010306073088791" calcext:value-type="float">
            <text:p>-0.0103060731</text:p>
          </table:table-cell>
          <table:table-cell table:formula="of:=([.L298]^2)*(-20.9992408223248)+([.L298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99]" office:value-type="float" office:value="0" calcext:value-type="float">
            <text:p>0</text:p>
          </table:table-cell>
          <table:table-cell table:formula="of:=[Datos_MoCap.B299]" office:value-type="float" office:value="0" calcext:value-type="float">
            <text:p>0</text:p>
          </table:table-cell>
          <table:table-cell table:formula="of:=[Datos_MoCap.C299]" office:value-type="float" office:value="0" calcext:value-type="float">
            <text:p>0</text:p>
          </table:table-cell>
          <table:table-cell table:formula="of:=[Datos_MoCap.D299]" office:value-type="float" office:value="0" calcext:value-type="float">
            <text:p>0</text:p>
          </table:table-cell>
          <table:table-cell table:formula="of:=[Datos_MoCap.F299]" office:value-type="float" office:value="0" calcext:value-type="float">
            <text:p>0</text:p>
          </table:table-cell>
          <table:table-cell table:formula="of:=[Datos_MoCap.E299]" office:value-type="float" office:value="0" calcext:value-type="float">
            <text:p>0</text:p>
          </table:table-cell>
          <table:table-cell/>
          <table:table-cell table:formula="of:=([.H299]^2)*(0.140024724909833)+([.H299])*(-0.00142725065277068)+(-0.0063459406986214)" office:value-type="float" office:value="-0.0063459406986214" calcext:value-type="float">
            <text:p>-0.0063459407</text:p>
          </table:table-cell>
          <table:table-cell table:formula="of:=([.J299]^2)*(-1.68303778049881)+([.J299])*(0.15665109790632)+(0.10475739737447)" office:value-type="float" office:value="0.10475739737447" calcext:value-type="float">
            <text:p>0.1047573974</text:p>
          </table:table-cell>
          <table:table-cell table:formula="of:=([.I299]^2)*(-1.84809378419694)+([.I299])*(0.969715893777015)+(-0.0558124189204929)" office:value-type="float" office:value="-0.0558124189204929" calcext:value-type="float">
            <text:p>-0.0558124189</text:p>
          </table:table-cell>
          <table:table-cell table:formula="of:=[.H299]*-1" office:value-type="float" office:value="-0" calcext:value-type="float">
            <text:p>0</text:p>
          </table:table-cell>
          <table:table-cell table:formula="of:=[.M299]*-1" office:value-type="float" office:value="-0" calcext:value-type="float">
            <text:p>0</text:p>
          </table:table-cell>
          <table:table-cell table:formula="of:=([.K299]^2)*(48.7382423482978)+([.K299])*(0.0643401308833624)+(0.0316411646540839)" office:value-type="float" office:value="0.0316411646540839" calcext:value-type="float">
            <text:p>0.0316411647</text:p>
          </table:table-cell>
          <table:table-cell table:formula="of:=([.M299]^2)*(2.99573212968935)+([.M299])*(-0.0394274132082148)+(-0.010306073088791)" office:value-type="float" office:value="-0.010306073088791" calcext:value-type="float">
            <text:p>-0.0103060731</text:p>
          </table:table-cell>
          <table:table-cell table:formula="of:=([.L299]^2)*(-20.9992408223248)+([.L299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00]" office:value-type="float" office:value="0" calcext:value-type="float">
            <text:p>0</text:p>
          </table:table-cell>
          <table:table-cell table:formula="of:=[Datos_MoCap.B300]" office:value-type="float" office:value="0" calcext:value-type="float">
            <text:p>0</text:p>
          </table:table-cell>
          <table:table-cell table:formula="of:=[Datos_MoCap.C300]" office:value-type="float" office:value="0" calcext:value-type="float">
            <text:p>0</text:p>
          </table:table-cell>
          <table:table-cell table:formula="of:=[Datos_MoCap.D300]" office:value-type="float" office:value="0" calcext:value-type="float">
            <text:p>0</text:p>
          </table:table-cell>
          <table:table-cell table:formula="of:=[Datos_MoCap.F300]" office:value-type="float" office:value="0" calcext:value-type="float">
            <text:p>0</text:p>
          </table:table-cell>
          <table:table-cell table:formula="of:=[Datos_MoCap.E300]" office:value-type="float" office:value="0" calcext:value-type="float">
            <text:p>0</text:p>
          </table:table-cell>
          <table:table-cell/>
          <table:table-cell table:formula="of:=([.H300]^2)*(0.140024724909833)+([.H300])*(-0.00142725065277068)+(-0.0063459406986214)" office:value-type="float" office:value="-0.0063459406986214" calcext:value-type="float">
            <text:p>-0.0063459407</text:p>
          </table:table-cell>
          <table:table-cell table:formula="of:=([.J300]^2)*(-1.68303778049881)+([.J300])*(0.15665109790632)+(0.10475739737447)" office:value-type="float" office:value="0.10475739737447" calcext:value-type="float">
            <text:p>0.1047573974</text:p>
          </table:table-cell>
          <table:table-cell table:formula="of:=([.I300]^2)*(-1.84809378419694)+([.I300])*(0.969715893777015)+(-0.0558124189204929)" office:value-type="float" office:value="-0.0558124189204929" calcext:value-type="float">
            <text:p>-0.0558124189</text:p>
          </table:table-cell>
          <table:table-cell table:formula="of:=[.H300]*-1" office:value-type="float" office:value="-0" calcext:value-type="float">
            <text:p>0</text:p>
          </table:table-cell>
          <table:table-cell table:formula="of:=[.M300]*-1" office:value-type="float" office:value="-0" calcext:value-type="float">
            <text:p>0</text:p>
          </table:table-cell>
          <table:table-cell table:formula="of:=([.K300]^2)*(48.7382423482978)+([.K300])*(0.0643401308833624)+(0.0316411646540839)" office:value-type="float" office:value="0.0316411646540839" calcext:value-type="float">
            <text:p>0.0316411647</text:p>
          </table:table-cell>
          <table:table-cell table:formula="of:=([.M300]^2)*(2.99573212968935)+([.M300])*(-0.0394274132082148)+(-0.010306073088791)" office:value-type="float" office:value="-0.010306073088791" calcext:value-type="float">
            <text:p>-0.0103060731</text:p>
          </table:table-cell>
          <table:table-cell table:formula="of:=([.L300]^2)*(-20.9992408223248)+([.L300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01]" office:value-type="float" office:value="0" calcext:value-type="float">
            <text:p>0</text:p>
          </table:table-cell>
          <table:table-cell table:formula="of:=[Datos_MoCap.B301]" office:value-type="float" office:value="0" calcext:value-type="float">
            <text:p>0</text:p>
          </table:table-cell>
          <table:table-cell table:formula="of:=[Datos_MoCap.C301]" office:value-type="float" office:value="0" calcext:value-type="float">
            <text:p>0</text:p>
          </table:table-cell>
          <table:table-cell table:formula="of:=[Datos_MoCap.D301]" office:value-type="float" office:value="0" calcext:value-type="float">
            <text:p>0</text:p>
          </table:table-cell>
          <table:table-cell table:formula="of:=[Datos_MoCap.F301]" office:value-type="float" office:value="0" calcext:value-type="float">
            <text:p>0</text:p>
          </table:table-cell>
          <table:table-cell table:formula="of:=[Datos_MoCap.E301]" office:value-type="float" office:value="0" calcext:value-type="float">
            <text:p>0</text:p>
          </table:table-cell>
          <table:table-cell/>
          <table:table-cell table:formula="of:=([.H301]^2)*(0.140024724909833)+([.H301])*(-0.00142725065277068)+(-0.0063459406986214)" office:value-type="float" office:value="-0.0063459406986214" calcext:value-type="float">
            <text:p>-0.0063459407</text:p>
          </table:table-cell>
          <table:table-cell table:formula="of:=([.J301]^2)*(-1.68303778049881)+([.J301])*(0.15665109790632)+(0.10475739737447)" office:value-type="float" office:value="0.10475739737447" calcext:value-type="float">
            <text:p>0.1047573974</text:p>
          </table:table-cell>
          <table:table-cell table:formula="of:=([.I301]^2)*(-1.84809378419694)+([.I301])*(0.969715893777015)+(-0.0558124189204929)" office:value-type="float" office:value="-0.0558124189204929" calcext:value-type="float">
            <text:p>-0.0558124189</text:p>
          </table:table-cell>
          <table:table-cell table:formula="of:=[.H301]*-1" office:value-type="float" office:value="-0" calcext:value-type="float">
            <text:p>0</text:p>
          </table:table-cell>
          <table:table-cell table:formula="of:=[.M301]*-1" office:value-type="float" office:value="-0" calcext:value-type="float">
            <text:p>0</text:p>
          </table:table-cell>
          <table:table-cell table:formula="of:=([.K301]^2)*(48.7382423482978)+([.K301])*(0.0643401308833624)+(0.0316411646540839)" office:value-type="float" office:value="0.0316411646540839" calcext:value-type="float">
            <text:p>0.0316411647</text:p>
          </table:table-cell>
          <table:table-cell table:formula="of:=([.M301]^2)*(2.99573212968935)+([.M301])*(-0.0394274132082148)+(-0.010306073088791)" office:value-type="float" office:value="-0.010306073088791" calcext:value-type="float">
            <text:p>-0.0103060731</text:p>
          </table:table-cell>
          <table:table-cell table:formula="of:=([.L301]^2)*(-20.9992408223248)+([.L301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02]" office:value-type="float" office:value="0" calcext:value-type="float">
            <text:p>0</text:p>
          </table:table-cell>
          <table:table-cell table:formula="of:=[Datos_MoCap.B302]" office:value-type="float" office:value="0" calcext:value-type="float">
            <text:p>0</text:p>
          </table:table-cell>
          <table:table-cell table:formula="of:=[Datos_MoCap.C302]" office:value-type="float" office:value="0" calcext:value-type="float">
            <text:p>0</text:p>
          </table:table-cell>
          <table:table-cell table:formula="of:=[Datos_MoCap.D302]" office:value-type="float" office:value="0" calcext:value-type="float">
            <text:p>0</text:p>
          </table:table-cell>
          <table:table-cell table:formula="of:=[Datos_MoCap.F302]" office:value-type="float" office:value="0" calcext:value-type="float">
            <text:p>0</text:p>
          </table:table-cell>
          <table:table-cell table:formula="of:=[Datos_MoCap.E302]" office:value-type="float" office:value="0" calcext:value-type="float">
            <text:p>0</text:p>
          </table:table-cell>
          <table:table-cell/>
          <table:table-cell table:formula="of:=([.H302]^2)*(0.140024724909833)+([.H302])*(-0.00142725065277068)+(-0.0063459406986214)" office:value-type="float" office:value="-0.0063459406986214" calcext:value-type="float">
            <text:p>-0.0063459407</text:p>
          </table:table-cell>
          <table:table-cell table:formula="of:=([.J302]^2)*(-1.68303778049881)+([.J302])*(0.15665109790632)+(0.10475739737447)" office:value-type="float" office:value="0.10475739737447" calcext:value-type="float">
            <text:p>0.1047573974</text:p>
          </table:table-cell>
          <table:table-cell table:formula="of:=([.I302]^2)*(-1.84809378419694)+([.I302])*(0.969715893777015)+(-0.0558124189204929)" office:value-type="float" office:value="-0.0558124189204929" calcext:value-type="float">
            <text:p>-0.0558124189</text:p>
          </table:table-cell>
          <table:table-cell table:formula="of:=[.H302]*-1" office:value-type="float" office:value="-0" calcext:value-type="float">
            <text:p>0</text:p>
          </table:table-cell>
          <table:table-cell table:formula="of:=[.M302]*-1" office:value-type="float" office:value="-0" calcext:value-type="float">
            <text:p>0</text:p>
          </table:table-cell>
          <table:table-cell table:formula="of:=([.K302]^2)*(48.7382423482978)+([.K302])*(0.0643401308833624)+(0.0316411646540839)" office:value-type="float" office:value="0.0316411646540839" calcext:value-type="float">
            <text:p>0.0316411647</text:p>
          </table:table-cell>
          <table:table-cell table:formula="of:=([.M302]^2)*(2.99573212968935)+([.M302])*(-0.0394274132082148)+(-0.010306073088791)" office:value-type="float" office:value="-0.010306073088791" calcext:value-type="float">
            <text:p>-0.0103060731</text:p>
          </table:table-cell>
          <table:table-cell table:formula="of:=([.L302]^2)*(-20.9992408223248)+([.L302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03]" office:value-type="float" office:value="0" calcext:value-type="float">
            <text:p>0</text:p>
          </table:table-cell>
          <table:table-cell table:formula="of:=[Datos_MoCap.B303]" office:value-type="float" office:value="0" calcext:value-type="float">
            <text:p>0</text:p>
          </table:table-cell>
          <table:table-cell table:formula="of:=[Datos_MoCap.C303]" office:value-type="float" office:value="0" calcext:value-type="float">
            <text:p>0</text:p>
          </table:table-cell>
          <table:table-cell table:formula="of:=[Datos_MoCap.D303]" office:value-type="float" office:value="0" calcext:value-type="float">
            <text:p>0</text:p>
          </table:table-cell>
          <table:table-cell table:formula="of:=[Datos_MoCap.F303]" office:value-type="float" office:value="0" calcext:value-type="float">
            <text:p>0</text:p>
          </table:table-cell>
          <table:table-cell table:formula="of:=[Datos_MoCap.E303]" office:value-type="float" office:value="0" calcext:value-type="float">
            <text:p>0</text:p>
          </table:table-cell>
          <table:table-cell/>
          <table:table-cell table:formula="of:=([.H303]^2)*(0.140024724909833)+([.H303])*(-0.00142725065277068)+(-0.0063459406986214)" office:value-type="float" office:value="-0.0063459406986214" calcext:value-type="float">
            <text:p>-0.0063459407</text:p>
          </table:table-cell>
          <table:table-cell table:formula="of:=([.J303]^2)*(-1.68303778049881)+([.J303])*(0.15665109790632)+(0.10475739737447)" office:value-type="float" office:value="0.10475739737447" calcext:value-type="float">
            <text:p>0.1047573974</text:p>
          </table:table-cell>
          <table:table-cell table:formula="of:=([.I303]^2)*(-1.84809378419694)+([.I303])*(0.969715893777015)+(-0.0558124189204929)" office:value-type="float" office:value="-0.0558124189204929" calcext:value-type="float">
            <text:p>-0.0558124189</text:p>
          </table:table-cell>
          <table:table-cell table:formula="of:=[.H303]*-1" office:value-type="float" office:value="-0" calcext:value-type="float">
            <text:p>0</text:p>
          </table:table-cell>
          <table:table-cell table:formula="of:=[.M303]*-1" office:value-type="float" office:value="-0" calcext:value-type="float">
            <text:p>0</text:p>
          </table:table-cell>
          <table:table-cell table:formula="of:=([.K303]^2)*(48.7382423482978)+([.K303])*(0.0643401308833624)+(0.0316411646540839)" office:value-type="float" office:value="0.0316411646540839" calcext:value-type="float">
            <text:p>0.0316411647</text:p>
          </table:table-cell>
          <table:table-cell table:formula="of:=([.M303]^2)*(2.99573212968935)+([.M303])*(-0.0394274132082148)+(-0.010306073088791)" office:value-type="float" office:value="-0.010306073088791" calcext:value-type="float">
            <text:p>-0.0103060731</text:p>
          </table:table-cell>
          <table:table-cell table:formula="of:=([.L303]^2)*(-20.9992408223248)+([.L303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04]" office:value-type="float" office:value="0" calcext:value-type="float">
            <text:p>0</text:p>
          </table:table-cell>
          <table:table-cell table:formula="of:=[Datos_MoCap.B304]" office:value-type="float" office:value="0" calcext:value-type="float">
            <text:p>0</text:p>
          </table:table-cell>
          <table:table-cell table:formula="of:=[Datos_MoCap.C304]" office:value-type="float" office:value="0" calcext:value-type="float">
            <text:p>0</text:p>
          </table:table-cell>
          <table:table-cell table:formula="of:=[Datos_MoCap.D304]" office:value-type="float" office:value="0" calcext:value-type="float">
            <text:p>0</text:p>
          </table:table-cell>
          <table:table-cell table:formula="of:=[Datos_MoCap.F304]" office:value-type="float" office:value="0" calcext:value-type="float">
            <text:p>0</text:p>
          </table:table-cell>
          <table:table-cell table:formula="of:=[Datos_MoCap.E304]" office:value-type="float" office:value="0" calcext:value-type="float">
            <text:p>0</text:p>
          </table:table-cell>
          <table:table-cell/>
          <table:table-cell table:formula="of:=([.H304]^2)*(0.140024724909833)+([.H304])*(-0.00142725065277068)+(-0.0063459406986214)" office:value-type="float" office:value="-0.0063459406986214" calcext:value-type="float">
            <text:p>-0.0063459407</text:p>
          </table:table-cell>
          <table:table-cell table:formula="of:=([.J304]^2)*(-1.68303778049881)+([.J304])*(0.15665109790632)+(0.10475739737447)" office:value-type="float" office:value="0.10475739737447" calcext:value-type="float">
            <text:p>0.1047573974</text:p>
          </table:table-cell>
          <table:table-cell table:formula="of:=([.I304]^2)*(-1.84809378419694)+([.I304])*(0.969715893777015)+(-0.0558124189204929)" office:value-type="float" office:value="-0.0558124189204929" calcext:value-type="float">
            <text:p>-0.0558124189</text:p>
          </table:table-cell>
          <table:table-cell table:formula="of:=[.H304]*-1" office:value-type="float" office:value="-0" calcext:value-type="float">
            <text:p>0</text:p>
          </table:table-cell>
          <table:table-cell table:formula="of:=[.M304]*-1" office:value-type="float" office:value="-0" calcext:value-type="float">
            <text:p>0</text:p>
          </table:table-cell>
          <table:table-cell table:formula="of:=([.K304]^2)*(48.7382423482978)+([.K304])*(0.0643401308833624)+(0.0316411646540839)" office:value-type="float" office:value="0.0316411646540839" calcext:value-type="float">
            <text:p>0.0316411647</text:p>
          </table:table-cell>
          <table:table-cell table:formula="of:=([.M304]^2)*(2.99573212968935)+([.M304])*(-0.0394274132082148)+(-0.010306073088791)" office:value-type="float" office:value="-0.010306073088791" calcext:value-type="float">
            <text:p>-0.0103060731</text:p>
          </table:table-cell>
          <table:table-cell table:formula="of:=([.L304]^2)*(-20.9992408223248)+([.L304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05]" office:value-type="float" office:value="0" calcext:value-type="float">
            <text:p>0</text:p>
          </table:table-cell>
          <table:table-cell table:formula="of:=[Datos_MoCap.B305]" office:value-type="float" office:value="0" calcext:value-type="float">
            <text:p>0</text:p>
          </table:table-cell>
          <table:table-cell table:formula="of:=[Datos_MoCap.C305]" office:value-type="float" office:value="0" calcext:value-type="float">
            <text:p>0</text:p>
          </table:table-cell>
          <table:table-cell table:formula="of:=[Datos_MoCap.D305]" office:value-type="float" office:value="0" calcext:value-type="float">
            <text:p>0</text:p>
          </table:table-cell>
          <table:table-cell table:formula="of:=[Datos_MoCap.F305]" office:value-type="float" office:value="0" calcext:value-type="float">
            <text:p>0</text:p>
          </table:table-cell>
          <table:table-cell table:formula="of:=[Datos_MoCap.E305]" office:value-type="float" office:value="0" calcext:value-type="float">
            <text:p>0</text:p>
          </table:table-cell>
          <table:table-cell/>
          <table:table-cell table:formula="of:=([.H305]^2)*(0.140024724909833)+([.H305])*(-0.00142725065277068)+(-0.0063459406986214)" office:value-type="float" office:value="-0.0063459406986214" calcext:value-type="float">
            <text:p>-0.0063459407</text:p>
          </table:table-cell>
          <table:table-cell table:formula="of:=([.J305]^2)*(-1.68303778049881)+([.J305])*(0.15665109790632)+(0.10475739737447)" office:value-type="float" office:value="0.10475739737447" calcext:value-type="float">
            <text:p>0.1047573974</text:p>
          </table:table-cell>
          <table:table-cell table:formula="of:=([.I305]^2)*(-1.84809378419694)+([.I305])*(0.969715893777015)+(-0.0558124189204929)" office:value-type="float" office:value="-0.0558124189204929" calcext:value-type="float">
            <text:p>-0.0558124189</text:p>
          </table:table-cell>
          <table:table-cell table:formula="of:=[.H305]*-1" office:value-type="float" office:value="-0" calcext:value-type="float">
            <text:p>0</text:p>
          </table:table-cell>
          <table:table-cell table:formula="of:=[.M305]*-1" office:value-type="float" office:value="-0" calcext:value-type="float">
            <text:p>0</text:p>
          </table:table-cell>
          <table:table-cell table:formula="of:=([.K305]^2)*(48.7382423482978)+([.K305])*(0.0643401308833624)+(0.0316411646540839)" office:value-type="float" office:value="0.0316411646540839" calcext:value-type="float">
            <text:p>0.0316411647</text:p>
          </table:table-cell>
          <table:table-cell table:formula="of:=([.M305]^2)*(2.99573212968935)+([.M305])*(-0.0394274132082148)+(-0.010306073088791)" office:value-type="float" office:value="-0.010306073088791" calcext:value-type="float">
            <text:p>-0.0103060731</text:p>
          </table:table-cell>
          <table:table-cell table:formula="of:=([.L305]^2)*(-20.9992408223248)+([.L305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06]" office:value-type="float" office:value="0" calcext:value-type="float">
            <text:p>0</text:p>
          </table:table-cell>
          <table:table-cell table:formula="of:=[Datos_MoCap.B306]" office:value-type="float" office:value="0" calcext:value-type="float">
            <text:p>0</text:p>
          </table:table-cell>
          <table:table-cell table:formula="of:=[Datos_MoCap.C306]" office:value-type="float" office:value="0" calcext:value-type="float">
            <text:p>0</text:p>
          </table:table-cell>
          <table:table-cell table:formula="of:=[Datos_MoCap.D306]" office:value-type="float" office:value="0" calcext:value-type="float">
            <text:p>0</text:p>
          </table:table-cell>
          <table:table-cell table:formula="of:=[Datos_MoCap.F306]" office:value-type="float" office:value="0" calcext:value-type="float">
            <text:p>0</text:p>
          </table:table-cell>
          <table:table-cell table:formula="of:=[Datos_MoCap.E306]" office:value-type="float" office:value="0" calcext:value-type="float">
            <text:p>0</text:p>
          </table:table-cell>
          <table:table-cell/>
          <table:table-cell table:formula="of:=([.H306]^2)*(0.140024724909833)+([.H306])*(-0.00142725065277068)+(-0.0063459406986214)" office:value-type="float" office:value="-0.0063459406986214" calcext:value-type="float">
            <text:p>-0.0063459407</text:p>
          </table:table-cell>
          <table:table-cell table:formula="of:=([.J306]^2)*(-1.68303778049881)+([.J306])*(0.15665109790632)+(0.10475739737447)" office:value-type="float" office:value="0.10475739737447" calcext:value-type="float">
            <text:p>0.1047573974</text:p>
          </table:table-cell>
          <table:table-cell table:formula="of:=([.I306]^2)*(-1.84809378419694)+([.I306])*(0.969715893777015)+(-0.0558124189204929)" office:value-type="float" office:value="-0.0558124189204929" calcext:value-type="float">
            <text:p>-0.0558124189</text:p>
          </table:table-cell>
          <table:table-cell table:formula="of:=[.H306]*-1" office:value-type="float" office:value="-0" calcext:value-type="float">
            <text:p>0</text:p>
          </table:table-cell>
          <table:table-cell table:formula="of:=[.M306]*-1" office:value-type="float" office:value="-0" calcext:value-type="float">
            <text:p>0</text:p>
          </table:table-cell>
          <table:table-cell table:formula="of:=([.K306]^2)*(48.7382423482978)+([.K306])*(0.0643401308833624)+(0.0316411646540839)" office:value-type="float" office:value="0.0316411646540839" calcext:value-type="float">
            <text:p>0.0316411647</text:p>
          </table:table-cell>
          <table:table-cell table:formula="of:=([.M306]^2)*(2.99573212968935)+([.M306])*(-0.0394274132082148)+(-0.010306073088791)" office:value-type="float" office:value="-0.010306073088791" calcext:value-type="float">
            <text:p>-0.0103060731</text:p>
          </table:table-cell>
          <table:table-cell table:formula="of:=([.L306]^2)*(-20.9992408223248)+([.L306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07]" office:value-type="float" office:value="0" calcext:value-type="float">
            <text:p>0</text:p>
          </table:table-cell>
          <table:table-cell table:formula="of:=[Datos_MoCap.B307]" office:value-type="float" office:value="0" calcext:value-type="float">
            <text:p>0</text:p>
          </table:table-cell>
          <table:table-cell table:formula="of:=[Datos_MoCap.C307]" office:value-type="float" office:value="0" calcext:value-type="float">
            <text:p>0</text:p>
          </table:table-cell>
          <table:table-cell table:formula="of:=[Datos_MoCap.D307]" office:value-type="float" office:value="0" calcext:value-type="float">
            <text:p>0</text:p>
          </table:table-cell>
          <table:table-cell table:formula="of:=[Datos_MoCap.F307]" office:value-type="float" office:value="0" calcext:value-type="float">
            <text:p>0</text:p>
          </table:table-cell>
          <table:table-cell table:formula="of:=[Datos_MoCap.E307]" office:value-type="float" office:value="0" calcext:value-type="float">
            <text:p>0</text:p>
          </table:table-cell>
          <table:table-cell/>
          <table:table-cell table:formula="of:=([.H307]^2)*(0.140024724909833)+([.H307])*(-0.00142725065277068)+(-0.0063459406986214)" office:value-type="float" office:value="-0.0063459406986214" calcext:value-type="float">
            <text:p>-0.0063459407</text:p>
          </table:table-cell>
          <table:table-cell table:formula="of:=([.J307]^2)*(-1.68303778049881)+([.J307])*(0.15665109790632)+(0.10475739737447)" office:value-type="float" office:value="0.10475739737447" calcext:value-type="float">
            <text:p>0.1047573974</text:p>
          </table:table-cell>
          <table:table-cell table:formula="of:=([.I307]^2)*(-1.84809378419694)+([.I307])*(0.969715893777015)+(-0.0558124189204929)" office:value-type="float" office:value="-0.0558124189204929" calcext:value-type="float">
            <text:p>-0.0558124189</text:p>
          </table:table-cell>
          <table:table-cell table:formula="of:=[.H307]*-1" office:value-type="float" office:value="-0" calcext:value-type="float">
            <text:p>0</text:p>
          </table:table-cell>
          <table:table-cell table:formula="of:=[.M307]*-1" office:value-type="float" office:value="-0" calcext:value-type="float">
            <text:p>0</text:p>
          </table:table-cell>
          <table:table-cell table:formula="of:=([.K307]^2)*(48.7382423482978)+([.K307])*(0.0643401308833624)+(0.0316411646540839)" office:value-type="float" office:value="0.0316411646540839" calcext:value-type="float">
            <text:p>0.0316411647</text:p>
          </table:table-cell>
          <table:table-cell table:formula="of:=([.M307]^2)*(2.99573212968935)+([.M307])*(-0.0394274132082148)+(-0.010306073088791)" office:value-type="float" office:value="-0.010306073088791" calcext:value-type="float">
            <text:p>-0.0103060731</text:p>
          </table:table-cell>
          <table:table-cell table:formula="of:=([.L307]^2)*(-20.9992408223248)+([.L307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08]" office:value-type="float" office:value="0" calcext:value-type="float">
            <text:p>0</text:p>
          </table:table-cell>
          <table:table-cell table:formula="of:=[Datos_MoCap.B308]" office:value-type="float" office:value="0" calcext:value-type="float">
            <text:p>0</text:p>
          </table:table-cell>
          <table:table-cell table:formula="of:=[Datos_MoCap.C308]" office:value-type="float" office:value="0" calcext:value-type="float">
            <text:p>0</text:p>
          </table:table-cell>
          <table:table-cell table:formula="of:=[Datos_MoCap.D308]" office:value-type="float" office:value="0" calcext:value-type="float">
            <text:p>0</text:p>
          </table:table-cell>
          <table:table-cell table:formula="of:=[Datos_MoCap.F308]" office:value-type="float" office:value="0" calcext:value-type="float">
            <text:p>0</text:p>
          </table:table-cell>
          <table:table-cell table:formula="of:=[Datos_MoCap.E308]" office:value-type="float" office:value="0" calcext:value-type="float">
            <text:p>0</text:p>
          </table:table-cell>
          <table:table-cell/>
          <table:table-cell table:formula="of:=([.H308]^2)*(0.140024724909833)+([.H308])*(-0.00142725065277068)+(-0.0063459406986214)" office:value-type="float" office:value="-0.0063459406986214" calcext:value-type="float">
            <text:p>-0.0063459407</text:p>
          </table:table-cell>
          <table:table-cell table:formula="of:=([.J308]^2)*(-1.68303778049881)+([.J308])*(0.15665109790632)+(0.10475739737447)" office:value-type="float" office:value="0.10475739737447" calcext:value-type="float">
            <text:p>0.1047573974</text:p>
          </table:table-cell>
          <table:table-cell table:formula="of:=([.I308]^2)*(-1.84809378419694)+([.I308])*(0.969715893777015)+(-0.0558124189204929)" office:value-type="float" office:value="-0.0558124189204929" calcext:value-type="float">
            <text:p>-0.0558124189</text:p>
          </table:table-cell>
          <table:table-cell table:formula="of:=[.H308]*-1" office:value-type="float" office:value="-0" calcext:value-type="float">
            <text:p>0</text:p>
          </table:table-cell>
          <table:table-cell table:formula="of:=[.M308]*-1" office:value-type="float" office:value="-0" calcext:value-type="float">
            <text:p>0</text:p>
          </table:table-cell>
          <table:table-cell table:formula="of:=([.K308]^2)*(48.7382423482978)+([.K308])*(0.0643401308833624)+(0.0316411646540839)" office:value-type="float" office:value="0.0316411646540839" calcext:value-type="float">
            <text:p>0.0316411647</text:p>
          </table:table-cell>
          <table:table-cell table:formula="of:=([.M308]^2)*(2.99573212968935)+([.M308])*(-0.0394274132082148)+(-0.010306073088791)" office:value-type="float" office:value="-0.010306073088791" calcext:value-type="float">
            <text:p>-0.0103060731</text:p>
          </table:table-cell>
          <table:table-cell table:formula="of:=([.L308]^2)*(-20.9992408223248)+([.L308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09]" office:value-type="float" office:value="0" calcext:value-type="float">
            <text:p>0</text:p>
          </table:table-cell>
          <table:table-cell table:formula="of:=[Datos_MoCap.B309]" office:value-type="float" office:value="0" calcext:value-type="float">
            <text:p>0</text:p>
          </table:table-cell>
          <table:table-cell table:formula="of:=[Datos_MoCap.C309]" office:value-type="float" office:value="0" calcext:value-type="float">
            <text:p>0</text:p>
          </table:table-cell>
          <table:table-cell table:formula="of:=[Datos_MoCap.D309]" office:value-type="float" office:value="0" calcext:value-type="float">
            <text:p>0</text:p>
          </table:table-cell>
          <table:table-cell table:formula="of:=[Datos_MoCap.F309]" office:value-type="float" office:value="0" calcext:value-type="float">
            <text:p>0</text:p>
          </table:table-cell>
          <table:table-cell table:formula="of:=[Datos_MoCap.E309]" office:value-type="float" office:value="0" calcext:value-type="float">
            <text:p>0</text:p>
          </table:table-cell>
          <table:table-cell/>
          <table:table-cell table:formula="of:=([.H309]^2)*(0.140024724909833)+([.H309])*(-0.00142725065277068)+(-0.0063459406986214)" office:value-type="float" office:value="-0.0063459406986214" calcext:value-type="float">
            <text:p>-0.0063459407</text:p>
          </table:table-cell>
          <table:table-cell table:formula="of:=([.J309]^2)*(-1.68303778049881)+([.J309])*(0.15665109790632)+(0.10475739737447)" office:value-type="float" office:value="0.10475739737447" calcext:value-type="float">
            <text:p>0.1047573974</text:p>
          </table:table-cell>
          <table:table-cell table:formula="of:=([.I309]^2)*(-1.84809378419694)+([.I309])*(0.969715893777015)+(-0.0558124189204929)" office:value-type="float" office:value="-0.0558124189204929" calcext:value-type="float">
            <text:p>-0.0558124189</text:p>
          </table:table-cell>
          <table:table-cell table:formula="of:=[.H309]*-1" office:value-type="float" office:value="-0" calcext:value-type="float">
            <text:p>0</text:p>
          </table:table-cell>
          <table:table-cell table:formula="of:=[.M309]*-1" office:value-type="float" office:value="-0" calcext:value-type="float">
            <text:p>0</text:p>
          </table:table-cell>
          <table:table-cell table:formula="of:=([.K309]^2)*(48.7382423482978)+([.K309])*(0.0643401308833624)+(0.0316411646540839)" office:value-type="float" office:value="0.0316411646540839" calcext:value-type="float">
            <text:p>0.0316411647</text:p>
          </table:table-cell>
          <table:table-cell table:formula="of:=([.M309]^2)*(2.99573212968935)+([.M309])*(-0.0394274132082148)+(-0.010306073088791)" office:value-type="float" office:value="-0.010306073088791" calcext:value-type="float">
            <text:p>-0.0103060731</text:p>
          </table:table-cell>
          <table:table-cell table:formula="of:=([.L309]^2)*(-20.9992408223248)+([.L309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10]" office:value-type="float" office:value="0" calcext:value-type="float">
            <text:p>0</text:p>
          </table:table-cell>
          <table:table-cell table:formula="of:=[Datos_MoCap.B310]" office:value-type="float" office:value="0" calcext:value-type="float">
            <text:p>0</text:p>
          </table:table-cell>
          <table:table-cell table:formula="of:=[Datos_MoCap.C310]" office:value-type="float" office:value="0" calcext:value-type="float">
            <text:p>0</text:p>
          </table:table-cell>
          <table:table-cell table:formula="of:=[Datos_MoCap.D310]" office:value-type="float" office:value="0" calcext:value-type="float">
            <text:p>0</text:p>
          </table:table-cell>
          <table:table-cell table:formula="of:=[Datos_MoCap.F310]" office:value-type="float" office:value="0" calcext:value-type="float">
            <text:p>0</text:p>
          </table:table-cell>
          <table:table-cell table:formula="of:=[Datos_MoCap.E310]" office:value-type="float" office:value="0" calcext:value-type="float">
            <text:p>0</text:p>
          </table:table-cell>
          <table:table-cell/>
          <table:table-cell table:formula="of:=([.H310]^2)*(0.140024724909833)+([.H310])*(-0.00142725065277068)+(-0.0063459406986214)" office:value-type="float" office:value="-0.0063459406986214" calcext:value-type="float">
            <text:p>-0.0063459407</text:p>
          </table:table-cell>
          <table:table-cell table:formula="of:=([.J310]^2)*(-1.68303778049881)+([.J310])*(0.15665109790632)+(0.10475739737447)" office:value-type="float" office:value="0.10475739737447" calcext:value-type="float">
            <text:p>0.1047573974</text:p>
          </table:table-cell>
          <table:table-cell table:formula="of:=([.I310]^2)*(-1.84809378419694)+([.I310])*(0.969715893777015)+(-0.0558124189204929)" office:value-type="float" office:value="-0.0558124189204929" calcext:value-type="float">
            <text:p>-0.0558124189</text:p>
          </table:table-cell>
          <table:table-cell table:formula="of:=[.H310]*-1" office:value-type="float" office:value="-0" calcext:value-type="float">
            <text:p>0</text:p>
          </table:table-cell>
          <table:table-cell table:formula="of:=[.M310]*-1" office:value-type="float" office:value="-0" calcext:value-type="float">
            <text:p>0</text:p>
          </table:table-cell>
          <table:table-cell table:formula="of:=([.K310]^2)*(48.7382423482978)+([.K310])*(0.0643401308833624)+(0.0316411646540839)" office:value-type="float" office:value="0.0316411646540839" calcext:value-type="float">
            <text:p>0.0316411647</text:p>
          </table:table-cell>
          <table:table-cell table:formula="of:=([.M310]^2)*(2.99573212968935)+([.M310])*(-0.0394274132082148)+(-0.010306073088791)" office:value-type="float" office:value="-0.010306073088791" calcext:value-type="float">
            <text:p>-0.0103060731</text:p>
          </table:table-cell>
          <table:table-cell table:formula="of:=([.L310]^2)*(-20.9992408223248)+([.L310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11]" office:value-type="float" office:value="0" calcext:value-type="float">
            <text:p>0</text:p>
          </table:table-cell>
          <table:table-cell table:formula="of:=[Datos_MoCap.B311]" office:value-type="float" office:value="0" calcext:value-type="float">
            <text:p>0</text:p>
          </table:table-cell>
          <table:table-cell table:formula="of:=[Datos_MoCap.C311]" office:value-type="float" office:value="0" calcext:value-type="float">
            <text:p>0</text:p>
          </table:table-cell>
          <table:table-cell table:formula="of:=[Datos_MoCap.D311]" office:value-type="float" office:value="0" calcext:value-type="float">
            <text:p>0</text:p>
          </table:table-cell>
          <table:table-cell table:formula="of:=[Datos_MoCap.F311]" office:value-type="float" office:value="0" calcext:value-type="float">
            <text:p>0</text:p>
          </table:table-cell>
          <table:table-cell table:formula="of:=[Datos_MoCap.E311]" office:value-type="float" office:value="0" calcext:value-type="float">
            <text:p>0</text:p>
          </table:table-cell>
          <table:table-cell/>
          <table:table-cell table:formula="of:=([.H311]^2)*(0.140024724909833)+([.H311])*(-0.00142725065277068)+(-0.0063459406986214)" office:value-type="float" office:value="-0.0063459406986214" calcext:value-type="float">
            <text:p>-0.0063459407</text:p>
          </table:table-cell>
          <table:table-cell table:formula="of:=([.J311]^2)*(-1.68303778049881)+([.J311])*(0.15665109790632)+(0.10475739737447)" office:value-type="float" office:value="0.10475739737447" calcext:value-type="float">
            <text:p>0.1047573974</text:p>
          </table:table-cell>
          <table:table-cell table:formula="of:=([.I311]^2)*(-1.84809378419694)+([.I311])*(0.969715893777015)+(-0.0558124189204929)" office:value-type="float" office:value="-0.0558124189204929" calcext:value-type="float">
            <text:p>-0.0558124189</text:p>
          </table:table-cell>
          <table:table-cell table:formula="of:=[.H311]*-1" office:value-type="float" office:value="-0" calcext:value-type="float">
            <text:p>0</text:p>
          </table:table-cell>
          <table:table-cell table:formula="of:=[.M311]*-1" office:value-type="float" office:value="-0" calcext:value-type="float">
            <text:p>0</text:p>
          </table:table-cell>
          <table:table-cell table:formula="of:=([.K311]^2)*(48.7382423482978)+([.K311])*(0.0643401308833624)+(0.0316411646540839)" office:value-type="float" office:value="0.0316411646540839" calcext:value-type="float">
            <text:p>0.0316411647</text:p>
          </table:table-cell>
          <table:table-cell table:formula="of:=([.M311]^2)*(2.99573212968935)+([.M311])*(-0.0394274132082148)+(-0.010306073088791)" office:value-type="float" office:value="-0.010306073088791" calcext:value-type="float">
            <text:p>-0.0103060731</text:p>
          </table:table-cell>
          <table:table-cell table:formula="of:=([.L311]^2)*(-20.9992408223248)+([.L311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12]" office:value-type="float" office:value="0" calcext:value-type="float">
            <text:p>0</text:p>
          </table:table-cell>
          <table:table-cell table:formula="of:=[Datos_MoCap.B312]" office:value-type="float" office:value="0" calcext:value-type="float">
            <text:p>0</text:p>
          </table:table-cell>
          <table:table-cell table:formula="of:=[Datos_MoCap.C312]" office:value-type="float" office:value="0" calcext:value-type="float">
            <text:p>0</text:p>
          </table:table-cell>
          <table:table-cell table:formula="of:=[Datos_MoCap.D312]" office:value-type="float" office:value="0" calcext:value-type="float">
            <text:p>0</text:p>
          </table:table-cell>
          <table:table-cell table:formula="of:=[Datos_MoCap.F312]" office:value-type="float" office:value="0" calcext:value-type="float">
            <text:p>0</text:p>
          </table:table-cell>
          <table:table-cell table:formula="of:=[Datos_MoCap.E312]" office:value-type="float" office:value="0" calcext:value-type="float">
            <text:p>0</text:p>
          </table:table-cell>
          <table:table-cell/>
          <table:table-cell table:formula="of:=([.H312]^2)*(0.140024724909833)+([.H312])*(-0.00142725065277068)+(-0.0063459406986214)" office:value-type="float" office:value="-0.0063459406986214" calcext:value-type="float">
            <text:p>-0.0063459407</text:p>
          </table:table-cell>
          <table:table-cell table:formula="of:=([.J312]^2)*(-1.68303778049881)+([.J312])*(0.15665109790632)+(0.10475739737447)" office:value-type="float" office:value="0.10475739737447" calcext:value-type="float">
            <text:p>0.1047573974</text:p>
          </table:table-cell>
          <table:table-cell table:formula="of:=([.I312]^2)*(-1.84809378419694)+([.I312])*(0.969715893777015)+(-0.0558124189204929)" office:value-type="float" office:value="-0.0558124189204929" calcext:value-type="float">
            <text:p>-0.0558124189</text:p>
          </table:table-cell>
          <table:table-cell table:formula="of:=[.H312]*-1" office:value-type="float" office:value="-0" calcext:value-type="float">
            <text:p>0</text:p>
          </table:table-cell>
          <table:table-cell table:formula="of:=[.M312]*-1" office:value-type="float" office:value="-0" calcext:value-type="float">
            <text:p>0</text:p>
          </table:table-cell>
          <table:table-cell table:formula="of:=([.K312]^2)*(48.7382423482978)+([.K312])*(0.0643401308833624)+(0.0316411646540839)" office:value-type="float" office:value="0.0316411646540839" calcext:value-type="float">
            <text:p>0.0316411647</text:p>
          </table:table-cell>
          <table:table-cell table:formula="of:=([.M312]^2)*(2.99573212968935)+([.M312])*(-0.0394274132082148)+(-0.010306073088791)" office:value-type="float" office:value="-0.010306073088791" calcext:value-type="float">
            <text:p>-0.0103060731</text:p>
          </table:table-cell>
          <table:table-cell table:formula="of:=([.L312]^2)*(-20.9992408223248)+([.L312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13]" office:value-type="float" office:value="0" calcext:value-type="float">
            <text:p>0</text:p>
          </table:table-cell>
          <table:table-cell table:formula="of:=[Datos_MoCap.B313]" office:value-type="float" office:value="0" calcext:value-type="float">
            <text:p>0</text:p>
          </table:table-cell>
          <table:table-cell table:formula="of:=[Datos_MoCap.C313]" office:value-type="float" office:value="0" calcext:value-type="float">
            <text:p>0</text:p>
          </table:table-cell>
          <table:table-cell table:formula="of:=[Datos_MoCap.D313]" office:value-type="float" office:value="0" calcext:value-type="float">
            <text:p>0</text:p>
          </table:table-cell>
          <table:table-cell table:formula="of:=[Datos_MoCap.F313]" office:value-type="float" office:value="0" calcext:value-type="float">
            <text:p>0</text:p>
          </table:table-cell>
          <table:table-cell table:formula="of:=[Datos_MoCap.E313]" office:value-type="float" office:value="0" calcext:value-type="float">
            <text:p>0</text:p>
          </table:table-cell>
          <table:table-cell/>
          <table:table-cell table:formula="of:=([.H313]^2)*(0.140024724909833)+([.H313])*(-0.00142725065277068)+(-0.0063459406986214)" office:value-type="float" office:value="-0.0063459406986214" calcext:value-type="float">
            <text:p>-0.0063459407</text:p>
          </table:table-cell>
          <table:table-cell table:formula="of:=([.J313]^2)*(-1.68303778049881)+([.J313])*(0.15665109790632)+(0.10475739737447)" office:value-type="float" office:value="0.10475739737447" calcext:value-type="float">
            <text:p>0.1047573974</text:p>
          </table:table-cell>
          <table:table-cell table:formula="of:=([.I313]^2)*(-1.84809378419694)+([.I313])*(0.969715893777015)+(-0.0558124189204929)" office:value-type="float" office:value="-0.0558124189204929" calcext:value-type="float">
            <text:p>-0.0558124189</text:p>
          </table:table-cell>
          <table:table-cell table:formula="of:=[.H313]*-1" office:value-type="float" office:value="-0" calcext:value-type="float">
            <text:p>0</text:p>
          </table:table-cell>
          <table:table-cell table:formula="of:=[.M313]*-1" office:value-type="float" office:value="-0" calcext:value-type="float">
            <text:p>0</text:p>
          </table:table-cell>
          <table:table-cell table:formula="of:=([.K313]^2)*(48.7382423482978)+([.K313])*(0.0643401308833624)+(0.0316411646540839)" office:value-type="float" office:value="0.0316411646540839" calcext:value-type="float">
            <text:p>0.0316411647</text:p>
          </table:table-cell>
          <table:table-cell table:formula="of:=([.M313]^2)*(2.99573212968935)+([.M313])*(-0.0394274132082148)+(-0.010306073088791)" office:value-type="float" office:value="-0.010306073088791" calcext:value-type="float">
            <text:p>-0.0103060731</text:p>
          </table:table-cell>
          <table:table-cell table:formula="of:=([.L313]^2)*(-20.9992408223248)+([.L313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14]" office:value-type="float" office:value="0" calcext:value-type="float">
            <text:p>0</text:p>
          </table:table-cell>
          <table:table-cell table:formula="of:=[Datos_MoCap.B314]" office:value-type="float" office:value="0" calcext:value-type="float">
            <text:p>0</text:p>
          </table:table-cell>
          <table:table-cell table:formula="of:=[Datos_MoCap.C314]" office:value-type="float" office:value="0" calcext:value-type="float">
            <text:p>0</text:p>
          </table:table-cell>
          <table:table-cell table:formula="of:=[Datos_MoCap.D314]" office:value-type="float" office:value="0" calcext:value-type="float">
            <text:p>0</text:p>
          </table:table-cell>
          <table:table-cell table:formula="of:=[Datos_MoCap.F314]" office:value-type="float" office:value="0" calcext:value-type="float">
            <text:p>0</text:p>
          </table:table-cell>
          <table:table-cell table:formula="of:=[Datos_MoCap.E314]" office:value-type="float" office:value="0" calcext:value-type="float">
            <text:p>0</text:p>
          </table:table-cell>
          <table:table-cell/>
          <table:table-cell table:formula="of:=([.H314]^2)*(0.140024724909833)+([.H314])*(-0.00142725065277068)+(-0.0063459406986214)" office:value-type="float" office:value="-0.0063459406986214" calcext:value-type="float">
            <text:p>-0.0063459407</text:p>
          </table:table-cell>
          <table:table-cell table:formula="of:=([.J314]^2)*(-1.68303778049881)+([.J314])*(0.15665109790632)+(0.10475739737447)" office:value-type="float" office:value="0.10475739737447" calcext:value-type="float">
            <text:p>0.1047573974</text:p>
          </table:table-cell>
          <table:table-cell table:formula="of:=([.I314]^2)*(-1.84809378419694)+([.I314])*(0.969715893777015)+(-0.0558124189204929)" office:value-type="float" office:value="-0.0558124189204929" calcext:value-type="float">
            <text:p>-0.0558124189</text:p>
          </table:table-cell>
          <table:table-cell table:formula="of:=[.H314]*-1" office:value-type="float" office:value="-0" calcext:value-type="float">
            <text:p>0</text:p>
          </table:table-cell>
          <table:table-cell table:formula="of:=[.M314]*-1" office:value-type="float" office:value="-0" calcext:value-type="float">
            <text:p>0</text:p>
          </table:table-cell>
          <table:table-cell table:formula="of:=([.K314]^2)*(48.7382423482978)+([.K314])*(0.0643401308833624)+(0.0316411646540839)" office:value-type="float" office:value="0.0316411646540839" calcext:value-type="float">
            <text:p>0.0316411647</text:p>
          </table:table-cell>
          <table:table-cell table:formula="of:=([.M314]^2)*(2.99573212968935)+([.M314])*(-0.0394274132082148)+(-0.010306073088791)" office:value-type="float" office:value="-0.010306073088791" calcext:value-type="float">
            <text:p>-0.0103060731</text:p>
          </table:table-cell>
          <table:table-cell table:formula="of:=([.L314]^2)*(-20.9992408223248)+([.L314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15]" office:value-type="float" office:value="0" calcext:value-type="float">
            <text:p>0</text:p>
          </table:table-cell>
          <table:table-cell table:formula="of:=[Datos_MoCap.B315]" office:value-type="float" office:value="0" calcext:value-type="float">
            <text:p>0</text:p>
          </table:table-cell>
          <table:table-cell table:formula="of:=[Datos_MoCap.C315]" office:value-type="float" office:value="0" calcext:value-type="float">
            <text:p>0</text:p>
          </table:table-cell>
          <table:table-cell table:formula="of:=[Datos_MoCap.D315]" office:value-type="float" office:value="0" calcext:value-type="float">
            <text:p>0</text:p>
          </table:table-cell>
          <table:table-cell table:formula="of:=[Datos_MoCap.F315]" office:value-type="float" office:value="0" calcext:value-type="float">
            <text:p>0</text:p>
          </table:table-cell>
          <table:table-cell table:formula="of:=[Datos_MoCap.E315]" office:value-type="float" office:value="0" calcext:value-type="float">
            <text:p>0</text:p>
          </table:table-cell>
          <table:table-cell/>
          <table:table-cell table:formula="of:=([.H315]^2)*(0.140024724909833)+([.H315])*(-0.00142725065277068)+(-0.0063459406986214)" office:value-type="float" office:value="-0.0063459406986214" calcext:value-type="float">
            <text:p>-0.0063459407</text:p>
          </table:table-cell>
          <table:table-cell table:formula="of:=([.J315]^2)*(-1.68303778049881)+([.J315])*(0.15665109790632)+(0.10475739737447)" office:value-type="float" office:value="0.10475739737447" calcext:value-type="float">
            <text:p>0.1047573974</text:p>
          </table:table-cell>
          <table:table-cell table:formula="of:=([.I315]^2)*(-1.84809378419694)+([.I315])*(0.969715893777015)+(-0.0558124189204929)" office:value-type="float" office:value="-0.0558124189204929" calcext:value-type="float">
            <text:p>-0.0558124189</text:p>
          </table:table-cell>
          <table:table-cell table:formula="of:=[.H315]*-1" office:value-type="float" office:value="-0" calcext:value-type="float">
            <text:p>0</text:p>
          </table:table-cell>
          <table:table-cell table:formula="of:=[.M315]*-1" office:value-type="float" office:value="-0" calcext:value-type="float">
            <text:p>0</text:p>
          </table:table-cell>
          <table:table-cell table:formula="of:=([.K315]^2)*(48.7382423482978)+([.K315])*(0.0643401308833624)+(0.0316411646540839)" office:value-type="float" office:value="0.0316411646540839" calcext:value-type="float">
            <text:p>0.0316411647</text:p>
          </table:table-cell>
          <table:table-cell table:formula="of:=([.M315]^2)*(2.99573212968935)+([.M315])*(-0.0394274132082148)+(-0.010306073088791)" office:value-type="float" office:value="-0.010306073088791" calcext:value-type="float">
            <text:p>-0.0103060731</text:p>
          </table:table-cell>
          <table:table-cell table:formula="of:=([.L315]^2)*(-20.9992408223248)+([.L315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16]" office:value-type="float" office:value="0" calcext:value-type="float">
            <text:p>0</text:p>
          </table:table-cell>
          <table:table-cell table:formula="of:=[Datos_MoCap.B316]" office:value-type="float" office:value="0" calcext:value-type="float">
            <text:p>0</text:p>
          </table:table-cell>
          <table:table-cell table:formula="of:=[Datos_MoCap.C316]" office:value-type="float" office:value="0" calcext:value-type="float">
            <text:p>0</text:p>
          </table:table-cell>
          <table:table-cell table:formula="of:=[Datos_MoCap.D316]" office:value-type="float" office:value="0" calcext:value-type="float">
            <text:p>0</text:p>
          </table:table-cell>
          <table:table-cell table:formula="of:=[Datos_MoCap.F316]" office:value-type="float" office:value="0" calcext:value-type="float">
            <text:p>0</text:p>
          </table:table-cell>
          <table:table-cell table:formula="of:=[Datos_MoCap.E316]" office:value-type="float" office:value="0" calcext:value-type="float">
            <text:p>0</text:p>
          </table:table-cell>
          <table:table-cell/>
          <table:table-cell table:formula="of:=([.H316]^2)*(0.140024724909833)+([.H316])*(-0.00142725065277068)+(-0.0063459406986214)" office:value-type="float" office:value="-0.0063459406986214" calcext:value-type="float">
            <text:p>-0.0063459407</text:p>
          </table:table-cell>
          <table:table-cell table:formula="of:=([.J316]^2)*(-1.68303778049881)+([.J316])*(0.15665109790632)+(0.10475739737447)" office:value-type="float" office:value="0.10475739737447" calcext:value-type="float">
            <text:p>0.1047573974</text:p>
          </table:table-cell>
          <table:table-cell table:formula="of:=([.I316]^2)*(-1.84809378419694)+([.I316])*(0.969715893777015)+(-0.0558124189204929)" office:value-type="float" office:value="-0.0558124189204929" calcext:value-type="float">
            <text:p>-0.0558124189</text:p>
          </table:table-cell>
          <table:table-cell table:formula="of:=[.H316]*-1" office:value-type="float" office:value="-0" calcext:value-type="float">
            <text:p>0</text:p>
          </table:table-cell>
          <table:table-cell table:formula="of:=[.M316]*-1" office:value-type="float" office:value="-0" calcext:value-type="float">
            <text:p>0</text:p>
          </table:table-cell>
          <table:table-cell table:formula="of:=([.K316]^2)*(48.7382423482978)+([.K316])*(0.0643401308833624)+(0.0316411646540839)" office:value-type="float" office:value="0.0316411646540839" calcext:value-type="float">
            <text:p>0.0316411647</text:p>
          </table:table-cell>
          <table:table-cell table:formula="of:=([.M316]^2)*(2.99573212968935)+([.M316])*(-0.0394274132082148)+(-0.010306073088791)" office:value-type="float" office:value="-0.010306073088791" calcext:value-type="float">
            <text:p>-0.0103060731</text:p>
          </table:table-cell>
          <table:table-cell table:formula="of:=([.L316]^2)*(-20.9992408223248)+([.L316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17]" office:value-type="float" office:value="0" calcext:value-type="float">
            <text:p>0</text:p>
          </table:table-cell>
          <table:table-cell table:formula="of:=[Datos_MoCap.B317]" office:value-type="float" office:value="0" calcext:value-type="float">
            <text:p>0</text:p>
          </table:table-cell>
          <table:table-cell table:formula="of:=[Datos_MoCap.C317]" office:value-type="float" office:value="0" calcext:value-type="float">
            <text:p>0</text:p>
          </table:table-cell>
          <table:table-cell table:formula="of:=[Datos_MoCap.D317]" office:value-type="float" office:value="0" calcext:value-type="float">
            <text:p>0</text:p>
          </table:table-cell>
          <table:table-cell table:formula="of:=[Datos_MoCap.F317]" office:value-type="float" office:value="0" calcext:value-type="float">
            <text:p>0</text:p>
          </table:table-cell>
          <table:table-cell table:formula="of:=[Datos_MoCap.E317]" office:value-type="float" office:value="0" calcext:value-type="float">
            <text:p>0</text:p>
          </table:table-cell>
          <table:table-cell/>
          <table:table-cell table:formula="of:=([.H317]^2)*(0.140024724909833)+([.H317])*(-0.00142725065277068)+(-0.0063459406986214)" office:value-type="float" office:value="-0.0063459406986214" calcext:value-type="float">
            <text:p>-0.0063459407</text:p>
          </table:table-cell>
          <table:table-cell table:formula="of:=([.J317]^2)*(-1.68303778049881)+([.J317])*(0.15665109790632)+(0.10475739737447)" office:value-type="float" office:value="0.10475739737447" calcext:value-type="float">
            <text:p>0.1047573974</text:p>
          </table:table-cell>
          <table:table-cell table:formula="of:=([.I317]^2)*(-1.84809378419694)+([.I317])*(0.969715893777015)+(-0.0558124189204929)" office:value-type="float" office:value="-0.0558124189204929" calcext:value-type="float">
            <text:p>-0.0558124189</text:p>
          </table:table-cell>
          <table:table-cell table:formula="of:=[.H317]*-1" office:value-type="float" office:value="-0" calcext:value-type="float">
            <text:p>0</text:p>
          </table:table-cell>
          <table:table-cell table:formula="of:=[.M317]*-1" office:value-type="float" office:value="-0" calcext:value-type="float">
            <text:p>0</text:p>
          </table:table-cell>
          <table:table-cell table:formula="of:=([.K317]^2)*(48.7382423482978)+([.K317])*(0.0643401308833624)+(0.0316411646540839)" office:value-type="float" office:value="0.0316411646540839" calcext:value-type="float">
            <text:p>0.0316411647</text:p>
          </table:table-cell>
          <table:table-cell table:formula="of:=([.M317]^2)*(2.99573212968935)+([.M317])*(-0.0394274132082148)+(-0.010306073088791)" office:value-type="float" office:value="-0.010306073088791" calcext:value-type="float">
            <text:p>-0.0103060731</text:p>
          </table:table-cell>
          <table:table-cell table:formula="of:=([.L317]^2)*(-20.9992408223248)+([.L317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18]" office:value-type="float" office:value="0" calcext:value-type="float">
            <text:p>0</text:p>
          </table:table-cell>
          <table:table-cell table:formula="of:=[Datos_MoCap.B318]" office:value-type="float" office:value="0" calcext:value-type="float">
            <text:p>0</text:p>
          </table:table-cell>
          <table:table-cell table:formula="of:=[Datos_MoCap.C318]" office:value-type="float" office:value="0" calcext:value-type="float">
            <text:p>0</text:p>
          </table:table-cell>
          <table:table-cell table:formula="of:=[Datos_MoCap.D318]" office:value-type="float" office:value="0" calcext:value-type="float">
            <text:p>0</text:p>
          </table:table-cell>
          <table:table-cell table:formula="of:=[Datos_MoCap.F318]" office:value-type="float" office:value="0" calcext:value-type="float">
            <text:p>0</text:p>
          </table:table-cell>
          <table:table-cell table:formula="of:=[Datos_MoCap.E318]" office:value-type="float" office:value="0" calcext:value-type="float">
            <text:p>0</text:p>
          </table:table-cell>
          <table:table-cell/>
          <table:table-cell table:formula="of:=([.H318]^2)*(0.140024724909833)+([.H318])*(-0.00142725065277068)+(-0.0063459406986214)" office:value-type="float" office:value="-0.0063459406986214" calcext:value-type="float">
            <text:p>-0.0063459407</text:p>
          </table:table-cell>
          <table:table-cell table:formula="of:=([.J318]^2)*(-1.68303778049881)+([.J318])*(0.15665109790632)+(0.10475739737447)" office:value-type="float" office:value="0.10475739737447" calcext:value-type="float">
            <text:p>0.1047573974</text:p>
          </table:table-cell>
          <table:table-cell table:formula="of:=([.I318]^2)*(-1.84809378419694)+([.I318])*(0.969715893777015)+(-0.0558124189204929)" office:value-type="float" office:value="-0.0558124189204929" calcext:value-type="float">
            <text:p>-0.0558124189</text:p>
          </table:table-cell>
          <table:table-cell table:formula="of:=[.H318]*-1" office:value-type="float" office:value="-0" calcext:value-type="float">
            <text:p>0</text:p>
          </table:table-cell>
          <table:table-cell table:formula="of:=[.M318]*-1" office:value-type="float" office:value="-0" calcext:value-type="float">
            <text:p>0</text:p>
          </table:table-cell>
          <table:table-cell table:formula="of:=([.K318]^2)*(48.7382423482978)+([.K318])*(0.0643401308833624)+(0.0316411646540839)" office:value-type="float" office:value="0.0316411646540839" calcext:value-type="float">
            <text:p>0.0316411647</text:p>
          </table:table-cell>
          <table:table-cell table:formula="of:=([.M318]^2)*(2.99573212968935)+([.M318])*(-0.0394274132082148)+(-0.010306073088791)" office:value-type="float" office:value="-0.010306073088791" calcext:value-type="float">
            <text:p>-0.0103060731</text:p>
          </table:table-cell>
          <table:table-cell table:formula="of:=([.L318]^2)*(-20.9992408223248)+([.L318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19]" office:value-type="float" office:value="0" calcext:value-type="float">
            <text:p>0</text:p>
          </table:table-cell>
          <table:table-cell table:formula="of:=[Datos_MoCap.B319]" office:value-type="float" office:value="0" calcext:value-type="float">
            <text:p>0</text:p>
          </table:table-cell>
          <table:table-cell table:formula="of:=[Datos_MoCap.C319]" office:value-type="float" office:value="0" calcext:value-type="float">
            <text:p>0</text:p>
          </table:table-cell>
          <table:table-cell table:formula="of:=[Datos_MoCap.D319]" office:value-type="float" office:value="0" calcext:value-type="float">
            <text:p>0</text:p>
          </table:table-cell>
          <table:table-cell table:formula="of:=[Datos_MoCap.F319]" office:value-type="float" office:value="0" calcext:value-type="float">
            <text:p>0</text:p>
          </table:table-cell>
          <table:table-cell table:formula="of:=[Datos_MoCap.E319]" office:value-type="float" office:value="0" calcext:value-type="float">
            <text:p>0</text:p>
          </table:table-cell>
          <table:table-cell/>
          <table:table-cell table:formula="of:=([.H319]^2)*(0.140024724909833)+([.H319])*(-0.00142725065277068)+(-0.0063459406986214)" office:value-type="float" office:value="-0.0063459406986214" calcext:value-type="float">
            <text:p>-0.0063459407</text:p>
          </table:table-cell>
          <table:table-cell table:formula="of:=([.J319]^2)*(-1.68303778049881)+([.J319])*(0.15665109790632)+(0.10475739737447)" office:value-type="float" office:value="0.10475739737447" calcext:value-type="float">
            <text:p>0.1047573974</text:p>
          </table:table-cell>
          <table:table-cell table:formula="of:=([.I319]^2)*(-1.84809378419694)+([.I319])*(0.969715893777015)+(-0.0558124189204929)" office:value-type="float" office:value="-0.0558124189204929" calcext:value-type="float">
            <text:p>-0.0558124189</text:p>
          </table:table-cell>
          <table:table-cell table:formula="of:=[.H319]*-1" office:value-type="float" office:value="-0" calcext:value-type="float">
            <text:p>0</text:p>
          </table:table-cell>
          <table:table-cell table:formula="of:=[.M319]*-1" office:value-type="float" office:value="-0" calcext:value-type="float">
            <text:p>0</text:p>
          </table:table-cell>
          <table:table-cell table:formula="of:=([.K319]^2)*(48.7382423482978)+([.K319])*(0.0643401308833624)+(0.0316411646540839)" office:value-type="float" office:value="0.0316411646540839" calcext:value-type="float">
            <text:p>0.0316411647</text:p>
          </table:table-cell>
          <table:table-cell table:formula="of:=([.M319]^2)*(2.99573212968935)+([.M319])*(-0.0394274132082148)+(-0.010306073088791)" office:value-type="float" office:value="-0.010306073088791" calcext:value-type="float">
            <text:p>-0.0103060731</text:p>
          </table:table-cell>
          <table:table-cell table:formula="of:=([.L319]^2)*(-20.9992408223248)+([.L319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20]" office:value-type="float" office:value="0" calcext:value-type="float">
            <text:p>0</text:p>
          </table:table-cell>
          <table:table-cell table:formula="of:=[Datos_MoCap.B320]" office:value-type="float" office:value="0" calcext:value-type="float">
            <text:p>0</text:p>
          </table:table-cell>
          <table:table-cell table:formula="of:=[Datos_MoCap.C320]" office:value-type="float" office:value="0" calcext:value-type="float">
            <text:p>0</text:p>
          </table:table-cell>
          <table:table-cell table:formula="of:=[Datos_MoCap.D320]" office:value-type="float" office:value="0" calcext:value-type="float">
            <text:p>0</text:p>
          </table:table-cell>
          <table:table-cell table:formula="of:=[Datos_MoCap.F320]" office:value-type="float" office:value="0" calcext:value-type="float">
            <text:p>0</text:p>
          </table:table-cell>
          <table:table-cell table:formula="of:=[Datos_MoCap.E320]" office:value-type="float" office:value="0" calcext:value-type="float">
            <text:p>0</text:p>
          </table:table-cell>
          <table:table-cell/>
          <table:table-cell table:formula="of:=([.H320]^2)*(0.140024724909833)+([.H320])*(-0.00142725065277068)+(-0.0063459406986214)" office:value-type="float" office:value="-0.0063459406986214" calcext:value-type="float">
            <text:p>-0.0063459407</text:p>
          </table:table-cell>
          <table:table-cell table:formula="of:=([.J320]^2)*(-1.68303778049881)+([.J320])*(0.15665109790632)+(0.10475739737447)" office:value-type="float" office:value="0.10475739737447" calcext:value-type="float">
            <text:p>0.1047573974</text:p>
          </table:table-cell>
          <table:table-cell table:formula="of:=([.I320]^2)*(-1.84809378419694)+([.I320])*(0.969715893777015)+(-0.0558124189204929)" office:value-type="float" office:value="-0.0558124189204929" calcext:value-type="float">
            <text:p>-0.0558124189</text:p>
          </table:table-cell>
          <table:table-cell table:formula="of:=[.H320]*-1" office:value-type="float" office:value="-0" calcext:value-type="float">
            <text:p>0</text:p>
          </table:table-cell>
          <table:table-cell table:formula="of:=[.M320]*-1" office:value-type="float" office:value="-0" calcext:value-type="float">
            <text:p>0</text:p>
          </table:table-cell>
          <table:table-cell table:formula="of:=([.K320]^2)*(48.7382423482978)+([.K320])*(0.0643401308833624)+(0.0316411646540839)" office:value-type="float" office:value="0.0316411646540839" calcext:value-type="float">
            <text:p>0.0316411647</text:p>
          </table:table-cell>
          <table:table-cell table:formula="of:=([.M320]^2)*(2.99573212968935)+([.M320])*(-0.0394274132082148)+(-0.010306073088791)" office:value-type="float" office:value="-0.010306073088791" calcext:value-type="float">
            <text:p>-0.0103060731</text:p>
          </table:table-cell>
          <table:table-cell table:formula="of:=([.L320]^2)*(-20.9992408223248)+([.L320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21]" office:value-type="float" office:value="0" calcext:value-type="float">
            <text:p>0</text:p>
          </table:table-cell>
          <table:table-cell table:formula="of:=[Datos_MoCap.B321]" office:value-type="float" office:value="0" calcext:value-type="float">
            <text:p>0</text:p>
          </table:table-cell>
          <table:table-cell table:formula="of:=[Datos_MoCap.C321]" office:value-type="float" office:value="0" calcext:value-type="float">
            <text:p>0</text:p>
          </table:table-cell>
          <table:table-cell table:formula="of:=[Datos_MoCap.D321]" office:value-type="float" office:value="0" calcext:value-type="float">
            <text:p>0</text:p>
          </table:table-cell>
          <table:table-cell table:formula="of:=[Datos_MoCap.F321]" office:value-type="float" office:value="0" calcext:value-type="float">
            <text:p>0</text:p>
          </table:table-cell>
          <table:table-cell table:formula="of:=[Datos_MoCap.E321]" office:value-type="float" office:value="0" calcext:value-type="float">
            <text:p>0</text:p>
          </table:table-cell>
          <table:table-cell/>
          <table:table-cell table:formula="of:=([.H321]^2)*(0.140024724909833)+([.H321])*(-0.00142725065277068)+(-0.0063459406986214)" office:value-type="float" office:value="-0.0063459406986214" calcext:value-type="float">
            <text:p>-0.0063459407</text:p>
          </table:table-cell>
          <table:table-cell table:formula="of:=([.J321]^2)*(-1.68303778049881)+([.J321])*(0.15665109790632)+(0.10475739737447)" office:value-type="float" office:value="0.10475739737447" calcext:value-type="float">
            <text:p>0.1047573974</text:p>
          </table:table-cell>
          <table:table-cell table:formula="of:=([.I321]^2)*(-1.84809378419694)+([.I321])*(0.969715893777015)+(-0.0558124189204929)" office:value-type="float" office:value="-0.0558124189204929" calcext:value-type="float">
            <text:p>-0.0558124189</text:p>
          </table:table-cell>
          <table:table-cell table:formula="of:=[.H321]*-1" office:value-type="float" office:value="-0" calcext:value-type="float">
            <text:p>0</text:p>
          </table:table-cell>
          <table:table-cell table:formula="of:=[.M321]*-1" office:value-type="float" office:value="-0" calcext:value-type="float">
            <text:p>0</text:p>
          </table:table-cell>
          <table:table-cell table:formula="of:=([.K321]^2)*(48.7382423482978)+([.K321])*(0.0643401308833624)+(0.0316411646540839)" office:value-type="float" office:value="0.0316411646540839" calcext:value-type="float">
            <text:p>0.0316411647</text:p>
          </table:table-cell>
          <table:table-cell table:formula="of:=([.M321]^2)*(2.99573212968935)+([.M321])*(-0.0394274132082148)+(-0.010306073088791)" office:value-type="float" office:value="-0.010306073088791" calcext:value-type="float">
            <text:p>-0.0103060731</text:p>
          </table:table-cell>
          <table:table-cell table:formula="of:=([.L321]^2)*(-20.9992408223248)+([.L321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22]" office:value-type="float" office:value="0" calcext:value-type="float">
            <text:p>0</text:p>
          </table:table-cell>
          <table:table-cell table:formula="of:=[Datos_MoCap.B322]" office:value-type="float" office:value="0" calcext:value-type="float">
            <text:p>0</text:p>
          </table:table-cell>
          <table:table-cell table:formula="of:=[Datos_MoCap.C322]" office:value-type="float" office:value="0" calcext:value-type="float">
            <text:p>0</text:p>
          </table:table-cell>
          <table:table-cell table:formula="of:=[Datos_MoCap.D322]" office:value-type="float" office:value="0" calcext:value-type="float">
            <text:p>0</text:p>
          </table:table-cell>
          <table:table-cell table:formula="of:=[Datos_MoCap.F322]" office:value-type="float" office:value="0" calcext:value-type="float">
            <text:p>0</text:p>
          </table:table-cell>
          <table:table-cell table:formula="of:=[Datos_MoCap.E322]" office:value-type="float" office:value="0" calcext:value-type="float">
            <text:p>0</text:p>
          </table:table-cell>
          <table:table-cell/>
          <table:table-cell table:formula="of:=([.H322]^2)*(0.140024724909833)+([.H322])*(-0.00142725065277068)+(-0.0063459406986214)" office:value-type="float" office:value="-0.0063459406986214" calcext:value-type="float">
            <text:p>-0.0063459407</text:p>
          </table:table-cell>
          <table:table-cell table:formula="of:=([.J322]^2)*(-1.68303778049881)+([.J322])*(0.15665109790632)+(0.10475739737447)" office:value-type="float" office:value="0.10475739737447" calcext:value-type="float">
            <text:p>0.1047573974</text:p>
          </table:table-cell>
          <table:table-cell table:formula="of:=([.I322]^2)*(-1.84809378419694)+([.I322])*(0.969715893777015)+(-0.0558124189204929)" office:value-type="float" office:value="-0.0558124189204929" calcext:value-type="float">
            <text:p>-0.0558124189</text:p>
          </table:table-cell>
          <table:table-cell table:formula="of:=[.H322]*-1" office:value-type="float" office:value="-0" calcext:value-type="float">
            <text:p>0</text:p>
          </table:table-cell>
          <table:table-cell table:formula="of:=[.M322]*-1" office:value-type="float" office:value="-0" calcext:value-type="float">
            <text:p>0</text:p>
          </table:table-cell>
          <table:table-cell table:formula="of:=([.K322]^2)*(48.7382423482978)+([.K322])*(0.0643401308833624)+(0.0316411646540839)" office:value-type="float" office:value="0.0316411646540839" calcext:value-type="float">
            <text:p>0.0316411647</text:p>
          </table:table-cell>
          <table:table-cell table:formula="of:=([.M322]^2)*(2.99573212968935)+([.M322])*(-0.0394274132082148)+(-0.010306073088791)" office:value-type="float" office:value="-0.010306073088791" calcext:value-type="float">
            <text:p>-0.0103060731</text:p>
          </table:table-cell>
          <table:table-cell table:formula="of:=([.L322]^2)*(-20.9992408223248)+([.L322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23]" office:value-type="float" office:value="0" calcext:value-type="float">
            <text:p>0</text:p>
          </table:table-cell>
          <table:table-cell table:formula="of:=[Datos_MoCap.B323]" office:value-type="float" office:value="0" calcext:value-type="float">
            <text:p>0</text:p>
          </table:table-cell>
          <table:table-cell table:formula="of:=[Datos_MoCap.C323]" office:value-type="float" office:value="0" calcext:value-type="float">
            <text:p>0</text:p>
          </table:table-cell>
          <table:table-cell table:formula="of:=[Datos_MoCap.D323]" office:value-type="float" office:value="0" calcext:value-type="float">
            <text:p>0</text:p>
          </table:table-cell>
          <table:table-cell table:formula="of:=[Datos_MoCap.F323]" office:value-type="float" office:value="0" calcext:value-type="float">
            <text:p>0</text:p>
          </table:table-cell>
          <table:table-cell table:formula="of:=[Datos_MoCap.E323]" office:value-type="float" office:value="0" calcext:value-type="float">
            <text:p>0</text:p>
          </table:table-cell>
          <table:table-cell/>
          <table:table-cell table:formula="of:=([.H323]^2)*(0.140024724909833)+([.H323])*(-0.00142725065277068)+(-0.0063459406986214)" office:value-type="float" office:value="-0.0063459406986214" calcext:value-type="float">
            <text:p>-0.0063459407</text:p>
          </table:table-cell>
          <table:table-cell table:formula="of:=([.J323]^2)*(-1.68303778049881)+([.J323])*(0.15665109790632)+(0.10475739737447)" office:value-type="float" office:value="0.10475739737447" calcext:value-type="float">
            <text:p>0.1047573974</text:p>
          </table:table-cell>
          <table:table-cell table:formula="of:=([.I323]^2)*(-1.84809378419694)+([.I323])*(0.969715893777015)+(-0.0558124189204929)" office:value-type="float" office:value="-0.0558124189204929" calcext:value-type="float">
            <text:p>-0.0558124189</text:p>
          </table:table-cell>
          <table:table-cell table:formula="of:=[.H323]*-1" office:value-type="float" office:value="-0" calcext:value-type="float">
            <text:p>0</text:p>
          </table:table-cell>
          <table:table-cell table:formula="of:=[.M323]*-1" office:value-type="float" office:value="-0" calcext:value-type="float">
            <text:p>0</text:p>
          </table:table-cell>
          <table:table-cell table:formula="of:=([.K323]^2)*(48.7382423482978)+([.K323])*(0.0643401308833624)+(0.0316411646540839)" office:value-type="float" office:value="0.0316411646540839" calcext:value-type="float">
            <text:p>0.0316411647</text:p>
          </table:table-cell>
          <table:table-cell table:formula="of:=([.M323]^2)*(2.99573212968935)+([.M323])*(-0.0394274132082148)+(-0.010306073088791)" office:value-type="float" office:value="-0.010306073088791" calcext:value-type="float">
            <text:p>-0.0103060731</text:p>
          </table:table-cell>
          <table:table-cell table:formula="of:=([.L323]^2)*(-20.9992408223248)+([.L323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24]" office:value-type="float" office:value="0" calcext:value-type="float">
            <text:p>0</text:p>
          </table:table-cell>
          <table:table-cell table:formula="of:=[Datos_MoCap.B324]" office:value-type="float" office:value="0" calcext:value-type="float">
            <text:p>0</text:p>
          </table:table-cell>
          <table:table-cell table:formula="of:=[Datos_MoCap.C324]" office:value-type="float" office:value="0" calcext:value-type="float">
            <text:p>0</text:p>
          </table:table-cell>
          <table:table-cell table:formula="of:=[Datos_MoCap.D324]" office:value-type="float" office:value="0" calcext:value-type="float">
            <text:p>0</text:p>
          </table:table-cell>
          <table:table-cell table:formula="of:=[Datos_MoCap.F324]" office:value-type="float" office:value="0" calcext:value-type="float">
            <text:p>0</text:p>
          </table:table-cell>
          <table:table-cell table:formula="of:=[Datos_MoCap.E324]" office:value-type="float" office:value="0" calcext:value-type="float">
            <text:p>0</text:p>
          </table:table-cell>
          <table:table-cell/>
          <table:table-cell table:formula="of:=([.H324]^2)*(0.140024724909833)+([.H324])*(-0.00142725065277068)+(-0.0063459406986214)" office:value-type="float" office:value="-0.0063459406986214" calcext:value-type="float">
            <text:p>-0.0063459407</text:p>
          </table:table-cell>
          <table:table-cell table:formula="of:=([.J324]^2)*(-1.68303778049881)+([.J324])*(0.15665109790632)+(0.10475739737447)" office:value-type="float" office:value="0.10475739737447" calcext:value-type="float">
            <text:p>0.1047573974</text:p>
          </table:table-cell>
          <table:table-cell table:formula="of:=([.I324]^2)*(-1.84809378419694)+([.I324])*(0.969715893777015)+(-0.0558124189204929)" office:value-type="float" office:value="-0.0558124189204929" calcext:value-type="float">
            <text:p>-0.0558124189</text:p>
          </table:table-cell>
          <table:table-cell table:formula="of:=[.H324]*-1" office:value-type="float" office:value="-0" calcext:value-type="float">
            <text:p>0</text:p>
          </table:table-cell>
          <table:table-cell table:formula="of:=[.M324]*-1" office:value-type="float" office:value="-0" calcext:value-type="float">
            <text:p>0</text:p>
          </table:table-cell>
          <table:table-cell table:formula="of:=([.K324]^2)*(48.7382423482978)+([.K324])*(0.0643401308833624)+(0.0316411646540839)" office:value-type="float" office:value="0.0316411646540839" calcext:value-type="float">
            <text:p>0.0316411647</text:p>
          </table:table-cell>
          <table:table-cell table:formula="of:=([.M324]^2)*(2.99573212968935)+([.M324])*(-0.0394274132082148)+(-0.010306073088791)" office:value-type="float" office:value="-0.010306073088791" calcext:value-type="float">
            <text:p>-0.0103060731</text:p>
          </table:table-cell>
          <table:table-cell table:formula="of:=([.L324]^2)*(-20.9992408223248)+([.L324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25]" office:value-type="float" office:value="0" calcext:value-type="float">
            <text:p>0</text:p>
          </table:table-cell>
          <table:table-cell table:formula="of:=[Datos_MoCap.B325]" office:value-type="float" office:value="0" calcext:value-type="float">
            <text:p>0</text:p>
          </table:table-cell>
          <table:table-cell table:formula="of:=[Datos_MoCap.C325]" office:value-type="float" office:value="0" calcext:value-type="float">
            <text:p>0</text:p>
          </table:table-cell>
          <table:table-cell table:formula="of:=[Datos_MoCap.D325]" office:value-type="float" office:value="0" calcext:value-type="float">
            <text:p>0</text:p>
          </table:table-cell>
          <table:table-cell table:formula="of:=[Datos_MoCap.F325]" office:value-type="float" office:value="0" calcext:value-type="float">
            <text:p>0</text:p>
          </table:table-cell>
          <table:table-cell table:formula="of:=[Datos_MoCap.E325]" office:value-type="float" office:value="0" calcext:value-type="float">
            <text:p>0</text:p>
          </table:table-cell>
          <table:table-cell/>
          <table:table-cell table:formula="of:=([.H325]^2)*(0.140024724909833)+([.H325])*(-0.00142725065277068)+(-0.0063459406986214)" office:value-type="float" office:value="-0.0063459406986214" calcext:value-type="float">
            <text:p>-0.0063459407</text:p>
          </table:table-cell>
          <table:table-cell table:formula="of:=([.J325]^2)*(-1.68303778049881)+([.J325])*(0.15665109790632)+(0.10475739737447)" office:value-type="float" office:value="0.10475739737447" calcext:value-type="float">
            <text:p>0.1047573974</text:p>
          </table:table-cell>
          <table:table-cell table:formula="of:=([.I325]^2)*(-1.84809378419694)+([.I325])*(0.969715893777015)+(-0.0558124189204929)" office:value-type="float" office:value="-0.0558124189204929" calcext:value-type="float">
            <text:p>-0.0558124189</text:p>
          </table:table-cell>
          <table:table-cell table:formula="of:=[.H325]*-1" office:value-type="float" office:value="-0" calcext:value-type="float">
            <text:p>0</text:p>
          </table:table-cell>
          <table:table-cell table:formula="of:=[.M325]*-1" office:value-type="float" office:value="-0" calcext:value-type="float">
            <text:p>0</text:p>
          </table:table-cell>
          <table:table-cell table:formula="of:=([.K325]^2)*(48.7382423482978)+([.K325])*(0.0643401308833624)+(0.0316411646540839)" office:value-type="float" office:value="0.0316411646540839" calcext:value-type="float">
            <text:p>0.0316411647</text:p>
          </table:table-cell>
          <table:table-cell table:formula="of:=([.M325]^2)*(2.99573212968935)+([.M325])*(-0.0394274132082148)+(-0.010306073088791)" office:value-type="float" office:value="-0.010306073088791" calcext:value-type="float">
            <text:p>-0.0103060731</text:p>
          </table:table-cell>
          <table:table-cell table:formula="of:=([.L325]^2)*(-20.9992408223248)+([.L325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26]" office:value-type="float" office:value="0" calcext:value-type="float">
            <text:p>0</text:p>
          </table:table-cell>
          <table:table-cell table:formula="of:=[Datos_MoCap.B326]" office:value-type="float" office:value="0" calcext:value-type="float">
            <text:p>0</text:p>
          </table:table-cell>
          <table:table-cell table:formula="of:=[Datos_MoCap.C326]" office:value-type="float" office:value="0" calcext:value-type="float">
            <text:p>0</text:p>
          </table:table-cell>
          <table:table-cell table:formula="of:=[Datos_MoCap.D326]" office:value-type="float" office:value="0" calcext:value-type="float">
            <text:p>0</text:p>
          </table:table-cell>
          <table:table-cell table:formula="of:=[Datos_MoCap.F326]" office:value-type="float" office:value="0" calcext:value-type="float">
            <text:p>0</text:p>
          </table:table-cell>
          <table:table-cell table:formula="of:=[Datos_MoCap.E326]" office:value-type="float" office:value="0" calcext:value-type="float">
            <text:p>0</text:p>
          </table:table-cell>
          <table:table-cell/>
          <table:table-cell table:formula="of:=([.H326]^2)*(0.140024724909833)+([.H326])*(-0.00142725065277068)+(-0.0063459406986214)" office:value-type="float" office:value="-0.0063459406986214" calcext:value-type="float">
            <text:p>-0.0063459407</text:p>
          </table:table-cell>
          <table:table-cell table:formula="of:=([.J326]^2)*(-1.68303778049881)+([.J326])*(0.15665109790632)+(0.10475739737447)" office:value-type="float" office:value="0.10475739737447" calcext:value-type="float">
            <text:p>0.1047573974</text:p>
          </table:table-cell>
          <table:table-cell table:formula="of:=([.I326]^2)*(-1.84809378419694)+([.I326])*(0.969715893777015)+(-0.0558124189204929)" office:value-type="float" office:value="-0.0558124189204929" calcext:value-type="float">
            <text:p>-0.0558124189</text:p>
          </table:table-cell>
          <table:table-cell table:formula="of:=[.H326]*-1" office:value-type="float" office:value="-0" calcext:value-type="float">
            <text:p>0</text:p>
          </table:table-cell>
          <table:table-cell table:formula="of:=[.M326]*-1" office:value-type="float" office:value="-0" calcext:value-type="float">
            <text:p>0</text:p>
          </table:table-cell>
          <table:table-cell table:formula="of:=([.K326]^2)*(48.7382423482978)+([.K326])*(0.0643401308833624)+(0.0316411646540839)" office:value-type="float" office:value="0.0316411646540839" calcext:value-type="float">
            <text:p>0.0316411647</text:p>
          </table:table-cell>
          <table:table-cell table:formula="of:=([.M326]^2)*(2.99573212968935)+([.M326])*(-0.0394274132082148)+(-0.010306073088791)" office:value-type="float" office:value="-0.010306073088791" calcext:value-type="float">
            <text:p>-0.0103060731</text:p>
          </table:table-cell>
          <table:table-cell table:formula="of:=([.L326]^2)*(-20.9992408223248)+([.L326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27]" office:value-type="float" office:value="0" calcext:value-type="float">
            <text:p>0</text:p>
          </table:table-cell>
          <table:table-cell table:formula="of:=[Datos_MoCap.B327]" office:value-type="float" office:value="0" calcext:value-type="float">
            <text:p>0</text:p>
          </table:table-cell>
          <table:table-cell table:formula="of:=[Datos_MoCap.C327]" office:value-type="float" office:value="0" calcext:value-type="float">
            <text:p>0</text:p>
          </table:table-cell>
          <table:table-cell table:formula="of:=[Datos_MoCap.D327]" office:value-type="float" office:value="0" calcext:value-type="float">
            <text:p>0</text:p>
          </table:table-cell>
          <table:table-cell table:formula="of:=[Datos_MoCap.F327]" office:value-type="float" office:value="0" calcext:value-type="float">
            <text:p>0</text:p>
          </table:table-cell>
          <table:table-cell table:formula="of:=[Datos_MoCap.E327]" office:value-type="float" office:value="0" calcext:value-type="float">
            <text:p>0</text:p>
          </table:table-cell>
          <table:table-cell/>
          <table:table-cell table:formula="of:=([.H327]^2)*(0.140024724909833)+([.H327])*(-0.00142725065277068)+(-0.0063459406986214)" office:value-type="float" office:value="-0.0063459406986214" calcext:value-type="float">
            <text:p>-0.0063459407</text:p>
          </table:table-cell>
          <table:table-cell table:formula="of:=([.J327]^2)*(-1.68303778049881)+([.J327])*(0.15665109790632)+(0.10475739737447)" office:value-type="float" office:value="0.10475739737447" calcext:value-type="float">
            <text:p>0.1047573974</text:p>
          </table:table-cell>
          <table:table-cell table:formula="of:=([.I327]^2)*(-1.84809378419694)+([.I327])*(0.969715893777015)+(-0.0558124189204929)" office:value-type="float" office:value="-0.0558124189204929" calcext:value-type="float">
            <text:p>-0.0558124189</text:p>
          </table:table-cell>
          <table:table-cell table:formula="of:=[.H327]*-1" office:value-type="float" office:value="-0" calcext:value-type="float">
            <text:p>0</text:p>
          </table:table-cell>
          <table:table-cell table:formula="of:=[.M327]*-1" office:value-type="float" office:value="-0" calcext:value-type="float">
            <text:p>0</text:p>
          </table:table-cell>
          <table:table-cell table:formula="of:=([.K327]^2)*(48.7382423482978)+([.K327])*(0.0643401308833624)+(0.0316411646540839)" office:value-type="float" office:value="0.0316411646540839" calcext:value-type="float">
            <text:p>0.0316411647</text:p>
          </table:table-cell>
          <table:table-cell table:formula="of:=([.M327]^2)*(2.99573212968935)+([.M327])*(-0.0394274132082148)+(-0.010306073088791)" office:value-type="float" office:value="-0.010306073088791" calcext:value-type="float">
            <text:p>-0.0103060731</text:p>
          </table:table-cell>
          <table:table-cell table:formula="of:=([.L327]^2)*(-20.9992408223248)+([.L327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28]" office:value-type="float" office:value="0" calcext:value-type="float">
            <text:p>0</text:p>
          </table:table-cell>
          <table:table-cell table:formula="of:=[Datos_MoCap.B328]" office:value-type="float" office:value="0" calcext:value-type="float">
            <text:p>0</text:p>
          </table:table-cell>
          <table:table-cell table:formula="of:=[Datos_MoCap.C328]" office:value-type="float" office:value="0" calcext:value-type="float">
            <text:p>0</text:p>
          </table:table-cell>
          <table:table-cell table:formula="of:=[Datos_MoCap.D328]" office:value-type="float" office:value="0" calcext:value-type="float">
            <text:p>0</text:p>
          </table:table-cell>
          <table:table-cell table:formula="of:=[Datos_MoCap.F328]" office:value-type="float" office:value="0" calcext:value-type="float">
            <text:p>0</text:p>
          </table:table-cell>
          <table:table-cell table:formula="of:=[Datos_MoCap.E328]" office:value-type="float" office:value="0" calcext:value-type="float">
            <text:p>0</text:p>
          </table:table-cell>
          <table:table-cell/>
          <table:table-cell table:formula="of:=([.H328]^2)*(0.140024724909833)+([.H328])*(-0.00142725065277068)+(-0.0063459406986214)" office:value-type="float" office:value="-0.0063459406986214" calcext:value-type="float">
            <text:p>-0.0063459407</text:p>
          </table:table-cell>
          <table:table-cell table:formula="of:=([.J328]^2)*(-1.68303778049881)+([.J328])*(0.15665109790632)+(0.10475739737447)" office:value-type="float" office:value="0.10475739737447" calcext:value-type="float">
            <text:p>0.1047573974</text:p>
          </table:table-cell>
          <table:table-cell table:formula="of:=([.I328]^2)*(-1.84809378419694)+([.I328])*(0.969715893777015)+(-0.0558124189204929)" office:value-type="float" office:value="-0.0558124189204929" calcext:value-type="float">
            <text:p>-0.0558124189</text:p>
          </table:table-cell>
          <table:table-cell table:formula="of:=[.H328]*-1" office:value-type="float" office:value="-0" calcext:value-type="float">
            <text:p>0</text:p>
          </table:table-cell>
          <table:table-cell table:formula="of:=[.M328]*-1" office:value-type="float" office:value="-0" calcext:value-type="float">
            <text:p>0</text:p>
          </table:table-cell>
          <table:table-cell table:formula="of:=([.K328]^2)*(48.7382423482978)+([.K328])*(0.0643401308833624)+(0.0316411646540839)" office:value-type="float" office:value="0.0316411646540839" calcext:value-type="float">
            <text:p>0.0316411647</text:p>
          </table:table-cell>
          <table:table-cell table:formula="of:=([.M328]^2)*(2.99573212968935)+([.M328])*(-0.0394274132082148)+(-0.010306073088791)" office:value-type="float" office:value="-0.010306073088791" calcext:value-type="float">
            <text:p>-0.0103060731</text:p>
          </table:table-cell>
          <table:table-cell table:formula="of:=([.L328]^2)*(-20.9992408223248)+([.L328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29]" office:value-type="float" office:value="0" calcext:value-type="float">
            <text:p>0</text:p>
          </table:table-cell>
          <table:table-cell table:formula="of:=[Datos_MoCap.B329]" office:value-type="float" office:value="0" calcext:value-type="float">
            <text:p>0</text:p>
          </table:table-cell>
          <table:table-cell table:formula="of:=[Datos_MoCap.C329]" office:value-type="float" office:value="0" calcext:value-type="float">
            <text:p>0</text:p>
          </table:table-cell>
          <table:table-cell table:formula="of:=[Datos_MoCap.D329]" office:value-type="float" office:value="0" calcext:value-type="float">
            <text:p>0</text:p>
          </table:table-cell>
          <table:table-cell table:formula="of:=[Datos_MoCap.F329]" office:value-type="float" office:value="0" calcext:value-type="float">
            <text:p>0</text:p>
          </table:table-cell>
          <table:table-cell table:formula="of:=[Datos_MoCap.E329]" office:value-type="float" office:value="0" calcext:value-type="float">
            <text:p>0</text:p>
          </table:table-cell>
          <table:table-cell/>
          <table:table-cell table:formula="of:=([.H329]^2)*(0.140024724909833)+([.H329])*(-0.00142725065277068)+(-0.0063459406986214)" office:value-type="float" office:value="-0.0063459406986214" calcext:value-type="float">
            <text:p>-0.0063459407</text:p>
          </table:table-cell>
          <table:table-cell table:formula="of:=([.J329]^2)*(-1.68303778049881)+([.J329])*(0.15665109790632)+(0.10475739737447)" office:value-type="float" office:value="0.10475739737447" calcext:value-type="float">
            <text:p>0.1047573974</text:p>
          </table:table-cell>
          <table:table-cell table:formula="of:=([.I329]^2)*(-1.84809378419694)+([.I329])*(0.969715893777015)+(-0.0558124189204929)" office:value-type="float" office:value="-0.0558124189204929" calcext:value-type="float">
            <text:p>-0.0558124189</text:p>
          </table:table-cell>
          <table:table-cell table:formula="of:=[.H329]*-1" office:value-type="float" office:value="-0" calcext:value-type="float">
            <text:p>0</text:p>
          </table:table-cell>
          <table:table-cell table:formula="of:=[.M329]*-1" office:value-type="float" office:value="-0" calcext:value-type="float">
            <text:p>0</text:p>
          </table:table-cell>
          <table:table-cell table:formula="of:=([.K329]^2)*(48.7382423482978)+([.K329])*(0.0643401308833624)+(0.0316411646540839)" office:value-type="float" office:value="0.0316411646540839" calcext:value-type="float">
            <text:p>0.0316411647</text:p>
          </table:table-cell>
          <table:table-cell table:formula="of:=([.M329]^2)*(2.99573212968935)+([.M329])*(-0.0394274132082148)+(-0.010306073088791)" office:value-type="float" office:value="-0.010306073088791" calcext:value-type="float">
            <text:p>-0.0103060731</text:p>
          </table:table-cell>
          <table:table-cell table:formula="of:=([.L329]^2)*(-20.9992408223248)+([.L329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30]" office:value-type="float" office:value="0" calcext:value-type="float">
            <text:p>0</text:p>
          </table:table-cell>
          <table:table-cell table:formula="of:=[Datos_MoCap.B330]" office:value-type="float" office:value="0" calcext:value-type="float">
            <text:p>0</text:p>
          </table:table-cell>
          <table:table-cell table:formula="of:=[Datos_MoCap.C330]" office:value-type="float" office:value="0" calcext:value-type="float">
            <text:p>0</text:p>
          </table:table-cell>
          <table:table-cell table:formula="of:=[Datos_MoCap.D330]" office:value-type="float" office:value="0" calcext:value-type="float">
            <text:p>0</text:p>
          </table:table-cell>
          <table:table-cell table:formula="of:=[Datos_MoCap.F330]" office:value-type="float" office:value="0" calcext:value-type="float">
            <text:p>0</text:p>
          </table:table-cell>
          <table:table-cell table:formula="of:=[Datos_MoCap.E330]" office:value-type="float" office:value="0" calcext:value-type="float">
            <text:p>0</text:p>
          </table:table-cell>
          <table:table-cell/>
          <table:table-cell table:formula="of:=([.H330]^2)*(0.140024724909833)+([.H330])*(-0.00142725065277068)+(-0.0063459406986214)" office:value-type="float" office:value="-0.0063459406986214" calcext:value-type="float">
            <text:p>-0.0063459407</text:p>
          </table:table-cell>
          <table:table-cell table:formula="of:=([.J330]^2)*(-1.68303778049881)+([.J330])*(0.15665109790632)+(0.10475739737447)" office:value-type="float" office:value="0.10475739737447" calcext:value-type="float">
            <text:p>0.1047573974</text:p>
          </table:table-cell>
          <table:table-cell table:formula="of:=([.I330]^2)*(-1.84809378419694)+([.I330])*(0.969715893777015)+(-0.0558124189204929)" office:value-type="float" office:value="-0.0558124189204929" calcext:value-type="float">
            <text:p>-0.0558124189</text:p>
          </table:table-cell>
          <table:table-cell table:formula="of:=[.H330]*-1" office:value-type="float" office:value="-0" calcext:value-type="float">
            <text:p>0</text:p>
          </table:table-cell>
          <table:table-cell table:formula="of:=[.M330]*-1" office:value-type="float" office:value="-0" calcext:value-type="float">
            <text:p>0</text:p>
          </table:table-cell>
          <table:table-cell table:formula="of:=([.K330]^2)*(48.7382423482978)+([.K330])*(0.0643401308833624)+(0.0316411646540839)" office:value-type="float" office:value="0.0316411646540839" calcext:value-type="float">
            <text:p>0.0316411647</text:p>
          </table:table-cell>
          <table:table-cell table:formula="of:=([.M330]^2)*(2.99573212968935)+([.M330])*(-0.0394274132082148)+(-0.010306073088791)" office:value-type="float" office:value="-0.010306073088791" calcext:value-type="float">
            <text:p>-0.0103060731</text:p>
          </table:table-cell>
          <table:table-cell table:formula="of:=([.L330]^2)*(-20.9992408223248)+([.L330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31]" office:value-type="float" office:value="0" calcext:value-type="float">
            <text:p>0</text:p>
          </table:table-cell>
          <table:table-cell table:formula="of:=[Datos_MoCap.B331]" office:value-type="float" office:value="0" calcext:value-type="float">
            <text:p>0</text:p>
          </table:table-cell>
          <table:table-cell table:formula="of:=[Datos_MoCap.C331]" office:value-type="float" office:value="0" calcext:value-type="float">
            <text:p>0</text:p>
          </table:table-cell>
          <table:table-cell table:formula="of:=[Datos_MoCap.D331]" office:value-type="float" office:value="0" calcext:value-type="float">
            <text:p>0</text:p>
          </table:table-cell>
          <table:table-cell table:formula="of:=[Datos_MoCap.F331]" office:value-type="float" office:value="0" calcext:value-type="float">
            <text:p>0</text:p>
          </table:table-cell>
          <table:table-cell table:formula="of:=[Datos_MoCap.E331]" office:value-type="float" office:value="0" calcext:value-type="float">
            <text:p>0</text:p>
          </table:table-cell>
          <table:table-cell/>
          <table:table-cell table:formula="of:=([.H331]^2)*(0.140024724909833)+([.H331])*(-0.00142725065277068)+(-0.0063459406986214)" office:value-type="float" office:value="-0.0063459406986214" calcext:value-type="float">
            <text:p>-0.0063459407</text:p>
          </table:table-cell>
          <table:table-cell table:formula="of:=([.J331]^2)*(-1.68303778049881)+([.J331])*(0.15665109790632)+(0.10475739737447)" office:value-type="float" office:value="0.10475739737447" calcext:value-type="float">
            <text:p>0.1047573974</text:p>
          </table:table-cell>
          <table:table-cell table:formula="of:=([.I331]^2)*(-1.84809378419694)+([.I331])*(0.969715893777015)+(-0.0558124189204929)" office:value-type="float" office:value="-0.0558124189204929" calcext:value-type="float">
            <text:p>-0.0558124189</text:p>
          </table:table-cell>
          <table:table-cell table:formula="of:=[.H331]*-1" office:value-type="float" office:value="-0" calcext:value-type="float">
            <text:p>0</text:p>
          </table:table-cell>
          <table:table-cell table:formula="of:=[.M331]*-1" office:value-type="float" office:value="-0" calcext:value-type="float">
            <text:p>0</text:p>
          </table:table-cell>
          <table:table-cell table:formula="of:=([.K331]^2)*(48.7382423482978)+([.K331])*(0.0643401308833624)+(0.0316411646540839)" office:value-type="float" office:value="0.0316411646540839" calcext:value-type="float">
            <text:p>0.0316411647</text:p>
          </table:table-cell>
          <table:table-cell table:formula="of:=([.M331]^2)*(2.99573212968935)+([.M331])*(-0.0394274132082148)+(-0.010306073088791)" office:value-type="float" office:value="-0.010306073088791" calcext:value-type="float">
            <text:p>-0.0103060731</text:p>
          </table:table-cell>
          <table:table-cell table:formula="of:=([.L331]^2)*(-20.9992408223248)+([.L331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32]" office:value-type="float" office:value="0" calcext:value-type="float">
            <text:p>0</text:p>
          </table:table-cell>
          <table:table-cell table:formula="of:=[Datos_MoCap.B332]" office:value-type="float" office:value="0" calcext:value-type="float">
            <text:p>0</text:p>
          </table:table-cell>
          <table:table-cell table:formula="of:=[Datos_MoCap.C332]" office:value-type="float" office:value="0" calcext:value-type="float">
            <text:p>0</text:p>
          </table:table-cell>
          <table:table-cell table:formula="of:=[Datos_MoCap.D332]" office:value-type="float" office:value="0" calcext:value-type="float">
            <text:p>0</text:p>
          </table:table-cell>
          <table:table-cell table:formula="of:=[Datos_MoCap.F332]" office:value-type="float" office:value="0" calcext:value-type="float">
            <text:p>0</text:p>
          </table:table-cell>
          <table:table-cell table:formula="of:=[Datos_MoCap.E332]" office:value-type="float" office:value="0" calcext:value-type="float">
            <text:p>0</text:p>
          </table:table-cell>
          <table:table-cell/>
          <table:table-cell table:formula="of:=([.H332]^2)*(0.140024724909833)+([.H332])*(-0.00142725065277068)+(-0.0063459406986214)" office:value-type="float" office:value="-0.0063459406986214" calcext:value-type="float">
            <text:p>-0.0063459407</text:p>
          </table:table-cell>
          <table:table-cell table:formula="of:=([.J332]^2)*(-1.68303778049881)+([.J332])*(0.15665109790632)+(0.10475739737447)" office:value-type="float" office:value="0.10475739737447" calcext:value-type="float">
            <text:p>0.1047573974</text:p>
          </table:table-cell>
          <table:table-cell table:formula="of:=([.I332]^2)*(-1.84809378419694)+([.I332])*(0.969715893777015)+(-0.0558124189204929)" office:value-type="float" office:value="-0.0558124189204929" calcext:value-type="float">
            <text:p>-0.0558124189</text:p>
          </table:table-cell>
          <table:table-cell table:formula="of:=[.H332]*-1" office:value-type="float" office:value="-0" calcext:value-type="float">
            <text:p>0</text:p>
          </table:table-cell>
          <table:table-cell table:formula="of:=[.M332]*-1" office:value-type="float" office:value="-0" calcext:value-type="float">
            <text:p>0</text:p>
          </table:table-cell>
          <table:table-cell table:formula="of:=([.K332]^2)*(48.7382423482978)+([.K332])*(0.0643401308833624)+(0.0316411646540839)" office:value-type="float" office:value="0.0316411646540839" calcext:value-type="float">
            <text:p>0.0316411647</text:p>
          </table:table-cell>
          <table:table-cell table:formula="of:=([.M332]^2)*(2.99573212968935)+([.M332])*(-0.0394274132082148)+(-0.010306073088791)" office:value-type="float" office:value="-0.010306073088791" calcext:value-type="float">
            <text:p>-0.0103060731</text:p>
          </table:table-cell>
          <table:table-cell table:formula="of:=([.L332]^2)*(-20.9992408223248)+([.L332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33]" office:value-type="float" office:value="0" calcext:value-type="float">
            <text:p>0</text:p>
          </table:table-cell>
          <table:table-cell table:formula="of:=[Datos_MoCap.B333]" office:value-type="float" office:value="0" calcext:value-type="float">
            <text:p>0</text:p>
          </table:table-cell>
          <table:table-cell table:formula="of:=[Datos_MoCap.C333]" office:value-type="float" office:value="0" calcext:value-type="float">
            <text:p>0</text:p>
          </table:table-cell>
          <table:table-cell table:formula="of:=[Datos_MoCap.D333]" office:value-type="float" office:value="0" calcext:value-type="float">
            <text:p>0</text:p>
          </table:table-cell>
          <table:table-cell table:formula="of:=[Datos_MoCap.F333]" office:value-type="float" office:value="0" calcext:value-type="float">
            <text:p>0</text:p>
          </table:table-cell>
          <table:table-cell table:formula="of:=[Datos_MoCap.E333]" office:value-type="float" office:value="0" calcext:value-type="float">
            <text:p>0</text:p>
          </table:table-cell>
          <table:table-cell/>
          <table:table-cell table:formula="of:=([.H333]^2)*(0.140024724909833)+([.H333])*(-0.00142725065277068)+(-0.0063459406986214)" office:value-type="float" office:value="-0.0063459406986214" calcext:value-type="float">
            <text:p>-0.0063459407</text:p>
          </table:table-cell>
          <table:table-cell table:formula="of:=([.J333]^2)*(-1.68303778049881)+([.J333])*(0.15665109790632)+(0.10475739737447)" office:value-type="float" office:value="0.10475739737447" calcext:value-type="float">
            <text:p>0.1047573974</text:p>
          </table:table-cell>
          <table:table-cell table:formula="of:=([.I333]^2)*(-1.84809378419694)+([.I333])*(0.969715893777015)+(-0.0558124189204929)" office:value-type="float" office:value="-0.0558124189204929" calcext:value-type="float">
            <text:p>-0.0558124189</text:p>
          </table:table-cell>
          <table:table-cell table:formula="of:=[.H333]*-1" office:value-type="float" office:value="-0" calcext:value-type="float">
            <text:p>0</text:p>
          </table:table-cell>
          <table:table-cell table:formula="of:=[.M333]*-1" office:value-type="float" office:value="-0" calcext:value-type="float">
            <text:p>0</text:p>
          </table:table-cell>
          <table:table-cell table:formula="of:=([.K333]^2)*(48.7382423482978)+([.K333])*(0.0643401308833624)+(0.0316411646540839)" office:value-type="float" office:value="0.0316411646540839" calcext:value-type="float">
            <text:p>0.0316411647</text:p>
          </table:table-cell>
          <table:table-cell table:formula="of:=([.M333]^2)*(2.99573212968935)+([.M333])*(-0.0394274132082148)+(-0.010306073088791)" office:value-type="float" office:value="-0.010306073088791" calcext:value-type="float">
            <text:p>-0.0103060731</text:p>
          </table:table-cell>
          <table:table-cell table:formula="of:=([.L333]^2)*(-20.9992408223248)+([.L333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34]" office:value-type="float" office:value="0" calcext:value-type="float">
            <text:p>0</text:p>
          </table:table-cell>
          <table:table-cell table:formula="of:=[Datos_MoCap.B334]" office:value-type="float" office:value="0" calcext:value-type="float">
            <text:p>0</text:p>
          </table:table-cell>
          <table:table-cell table:formula="of:=[Datos_MoCap.C334]" office:value-type="float" office:value="0" calcext:value-type="float">
            <text:p>0</text:p>
          </table:table-cell>
          <table:table-cell table:formula="of:=[Datos_MoCap.D334]" office:value-type="float" office:value="0" calcext:value-type="float">
            <text:p>0</text:p>
          </table:table-cell>
          <table:table-cell table:formula="of:=[Datos_MoCap.F334]" office:value-type="float" office:value="0" calcext:value-type="float">
            <text:p>0</text:p>
          </table:table-cell>
          <table:table-cell table:formula="of:=[Datos_MoCap.E334]" office:value-type="float" office:value="0" calcext:value-type="float">
            <text:p>0</text:p>
          </table:table-cell>
          <table:table-cell/>
          <table:table-cell table:formula="of:=([.H334]^2)*(0.140024724909833)+([.H334])*(-0.00142725065277068)+(-0.0063459406986214)" office:value-type="float" office:value="-0.0063459406986214" calcext:value-type="float">
            <text:p>-0.0063459407</text:p>
          </table:table-cell>
          <table:table-cell table:formula="of:=([.J334]^2)*(-1.68303778049881)+([.J334])*(0.15665109790632)+(0.10475739737447)" office:value-type="float" office:value="0.10475739737447" calcext:value-type="float">
            <text:p>0.1047573974</text:p>
          </table:table-cell>
          <table:table-cell table:formula="of:=([.I334]^2)*(-1.84809378419694)+([.I334])*(0.969715893777015)+(-0.0558124189204929)" office:value-type="float" office:value="-0.0558124189204929" calcext:value-type="float">
            <text:p>-0.0558124189</text:p>
          </table:table-cell>
          <table:table-cell table:formula="of:=[.H334]*-1" office:value-type="float" office:value="-0" calcext:value-type="float">
            <text:p>0</text:p>
          </table:table-cell>
          <table:table-cell table:formula="of:=[.M334]*-1" office:value-type="float" office:value="-0" calcext:value-type="float">
            <text:p>0</text:p>
          </table:table-cell>
          <table:table-cell table:formula="of:=([.K334]^2)*(48.7382423482978)+([.K334])*(0.0643401308833624)+(0.0316411646540839)" office:value-type="float" office:value="0.0316411646540839" calcext:value-type="float">
            <text:p>0.0316411647</text:p>
          </table:table-cell>
          <table:table-cell table:formula="of:=([.M334]^2)*(2.99573212968935)+([.M334])*(-0.0394274132082148)+(-0.010306073088791)" office:value-type="float" office:value="-0.010306073088791" calcext:value-type="float">
            <text:p>-0.0103060731</text:p>
          </table:table-cell>
          <table:table-cell table:formula="of:=([.L334]^2)*(-20.9992408223248)+([.L334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35]" office:value-type="float" office:value="0" calcext:value-type="float">
            <text:p>0</text:p>
          </table:table-cell>
          <table:table-cell table:formula="of:=[Datos_MoCap.B335]" office:value-type="float" office:value="0" calcext:value-type="float">
            <text:p>0</text:p>
          </table:table-cell>
          <table:table-cell table:formula="of:=[Datos_MoCap.C335]" office:value-type="float" office:value="0" calcext:value-type="float">
            <text:p>0</text:p>
          </table:table-cell>
          <table:table-cell table:formula="of:=[Datos_MoCap.D335]" office:value-type="float" office:value="0" calcext:value-type="float">
            <text:p>0</text:p>
          </table:table-cell>
          <table:table-cell table:formula="of:=[Datos_MoCap.F335]" office:value-type="float" office:value="0" calcext:value-type="float">
            <text:p>0</text:p>
          </table:table-cell>
          <table:table-cell table:formula="of:=[Datos_MoCap.E335]" office:value-type="float" office:value="0" calcext:value-type="float">
            <text:p>0</text:p>
          </table:table-cell>
          <table:table-cell/>
          <table:table-cell table:formula="of:=([.H335]^2)*(0.140024724909833)+([.H335])*(-0.00142725065277068)+(-0.0063459406986214)" office:value-type="float" office:value="-0.0063459406986214" calcext:value-type="float">
            <text:p>-0.0063459407</text:p>
          </table:table-cell>
          <table:table-cell table:formula="of:=([.J335]^2)*(-1.68303778049881)+([.J335])*(0.15665109790632)+(0.10475739737447)" office:value-type="float" office:value="0.10475739737447" calcext:value-type="float">
            <text:p>0.1047573974</text:p>
          </table:table-cell>
          <table:table-cell table:formula="of:=([.I335]^2)*(-1.84809378419694)+([.I335])*(0.969715893777015)+(-0.0558124189204929)" office:value-type="float" office:value="-0.0558124189204929" calcext:value-type="float">
            <text:p>-0.0558124189</text:p>
          </table:table-cell>
          <table:table-cell table:formula="of:=[.H335]*-1" office:value-type="float" office:value="-0" calcext:value-type="float">
            <text:p>0</text:p>
          </table:table-cell>
          <table:table-cell table:formula="of:=[.M335]*-1" office:value-type="float" office:value="-0" calcext:value-type="float">
            <text:p>0</text:p>
          </table:table-cell>
          <table:table-cell table:formula="of:=([.K335]^2)*(48.7382423482978)+([.K335])*(0.0643401308833624)+(0.0316411646540839)" office:value-type="float" office:value="0.0316411646540839" calcext:value-type="float">
            <text:p>0.0316411647</text:p>
          </table:table-cell>
          <table:table-cell table:formula="of:=([.M335]^2)*(2.99573212968935)+([.M335])*(-0.0394274132082148)+(-0.010306073088791)" office:value-type="float" office:value="-0.010306073088791" calcext:value-type="float">
            <text:p>-0.0103060731</text:p>
          </table:table-cell>
          <table:table-cell table:formula="of:=([.L335]^2)*(-20.9992408223248)+([.L335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36]" office:value-type="float" office:value="0" calcext:value-type="float">
            <text:p>0</text:p>
          </table:table-cell>
          <table:table-cell table:formula="of:=[Datos_MoCap.B336]" office:value-type="float" office:value="0" calcext:value-type="float">
            <text:p>0</text:p>
          </table:table-cell>
          <table:table-cell table:formula="of:=[Datos_MoCap.C336]" office:value-type="float" office:value="0" calcext:value-type="float">
            <text:p>0</text:p>
          </table:table-cell>
          <table:table-cell table:formula="of:=[Datos_MoCap.D336]" office:value-type="float" office:value="0" calcext:value-type="float">
            <text:p>0</text:p>
          </table:table-cell>
          <table:table-cell table:formula="of:=[Datos_MoCap.F336]" office:value-type="float" office:value="0" calcext:value-type="float">
            <text:p>0</text:p>
          </table:table-cell>
          <table:table-cell table:formula="of:=[Datos_MoCap.E336]" office:value-type="float" office:value="0" calcext:value-type="float">
            <text:p>0</text:p>
          </table:table-cell>
          <table:table-cell/>
          <table:table-cell table:formula="of:=([.H336]^2)*(0.140024724909833)+([.H336])*(-0.00142725065277068)+(-0.0063459406986214)" office:value-type="float" office:value="-0.0063459406986214" calcext:value-type="float">
            <text:p>-0.0063459407</text:p>
          </table:table-cell>
          <table:table-cell table:formula="of:=([.J336]^2)*(-1.68303778049881)+([.J336])*(0.15665109790632)+(0.10475739737447)" office:value-type="float" office:value="0.10475739737447" calcext:value-type="float">
            <text:p>0.1047573974</text:p>
          </table:table-cell>
          <table:table-cell table:formula="of:=([.I336]^2)*(-1.84809378419694)+([.I336])*(0.969715893777015)+(-0.0558124189204929)" office:value-type="float" office:value="-0.0558124189204929" calcext:value-type="float">
            <text:p>-0.0558124189</text:p>
          </table:table-cell>
          <table:table-cell table:formula="of:=[.H336]*-1" office:value-type="float" office:value="-0" calcext:value-type="float">
            <text:p>0</text:p>
          </table:table-cell>
          <table:table-cell table:formula="of:=[.M336]*-1" office:value-type="float" office:value="-0" calcext:value-type="float">
            <text:p>0</text:p>
          </table:table-cell>
          <table:table-cell table:formula="of:=([.K336]^2)*(48.7382423482978)+([.K336])*(0.0643401308833624)+(0.0316411646540839)" office:value-type="float" office:value="0.0316411646540839" calcext:value-type="float">
            <text:p>0.0316411647</text:p>
          </table:table-cell>
          <table:table-cell table:formula="of:=([.M336]^2)*(2.99573212968935)+([.M336])*(-0.0394274132082148)+(-0.010306073088791)" office:value-type="float" office:value="-0.010306073088791" calcext:value-type="float">
            <text:p>-0.0103060731</text:p>
          </table:table-cell>
          <table:table-cell table:formula="of:=([.L336]^2)*(-20.9992408223248)+([.L336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37]" office:value-type="float" office:value="0" calcext:value-type="float">
            <text:p>0</text:p>
          </table:table-cell>
          <table:table-cell table:formula="of:=[Datos_MoCap.B337]" office:value-type="float" office:value="0" calcext:value-type="float">
            <text:p>0</text:p>
          </table:table-cell>
          <table:table-cell table:formula="of:=[Datos_MoCap.C337]" office:value-type="float" office:value="0" calcext:value-type="float">
            <text:p>0</text:p>
          </table:table-cell>
          <table:table-cell table:formula="of:=[Datos_MoCap.D337]" office:value-type="float" office:value="0" calcext:value-type="float">
            <text:p>0</text:p>
          </table:table-cell>
          <table:table-cell table:formula="of:=[Datos_MoCap.F337]" office:value-type="float" office:value="0" calcext:value-type="float">
            <text:p>0</text:p>
          </table:table-cell>
          <table:table-cell table:formula="of:=[Datos_MoCap.E337]" office:value-type="float" office:value="0" calcext:value-type="float">
            <text:p>0</text:p>
          </table:table-cell>
          <table:table-cell/>
          <table:table-cell table:formula="of:=([.H337]^2)*(0.140024724909833)+([.H337])*(-0.00142725065277068)+(-0.0063459406986214)" office:value-type="float" office:value="-0.0063459406986214" calcext:value-type="float">
            <text:p>-0.0063459407</text:p>
          </table:table-cell>
          <table:table-cell table:formula="of:=([.J337]^2)*(-1.68303778049881)+([.J337])*(0.15665109790632)+(0.10475739737447)" office:value-type="float" office:value="0.10475739737447" calcext:value-type="float">
            <text:p>0.1047573974</text:p>
          </table:table-cell>
          <table:table-cell table:formula="of:=([.I337]^2)*(-1.84809378419694)+([.I337])*(0.969715893777015)+(-0.0558124189204929)" office:value-type="float" office:value="-0.0558124189204929" calcext:value-type="float">
            <text:p>-0.0558124189</text:p>
          </table:table-cell>
          <table:table-cell table:formula="of:=[.H337]*-1" office:value-type="float" office:value="-0" calcext:value-type="float">
            <text:p>0</text:p>
          </table:table-cell>
          <table:table-cell table:formula="of:=[.M337]*-1" office:value-type="float" office:value="-0" calcext:value-type="float">
            <text:p>0</text:p>
          </table:table-cell>
          <table:table-cell table:formula="of:=([.K337]^2)*(48.7382423482978)+([.K337])*(0.0643401308833624)+(0.0316411646540839)" office:value-type="float" office:value="0.0316411646540839" calcext:value-type="float">
            <text:p>0.0316411647</text:p>
          </table:table-cell>
          <table:table-cell table:formula="of:=([.M337]^2)*(2.99573212968935)+([.M337])*(-0.0394274132082148)+(-0.010306073088791)" office:value-type="float" office:value="-0.010306073088791" calcext:value-type="float">
            <text:p>-0.0103060731</text:p>
          </table:table-cell>
          <table:table-cell table:formula="of:=([.L337]^2)*(-20.9992408223248)+([.L337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38]" office:value-type="float" office:value="0" calcext:value-type="float">
            <text:p>0</text:p>
          </table:table-cell>
          <table:table-cell table:formula="of:=[Datos_MoCap.B338]" office:value-type="float" office:value="0" calcext:value-type="float">
            <text:p>0</text:p>
          </table:table-cell>
          <table:table-cell table:formula="of:=[Datos_MoCap.C338]" office:value-type="float" office:value="0" calcext:value-type="float">
            <text:p>0</text:p>
          </table:table-cell>
          <table:table-cell table:formula="of:=[Datos_MoCap.D338]" office:value-type="float" office:value="0" calcext:value-type="float">
            <text:p>0</text:p>
          </table:table-cell>
          <table:table-cell table:formula="of:=[Datos_MoCap.F338]" office:value-type="float" office:value="0" calcext:value-type="float">
            <text:p>0</text:p>
          </table:table-cell>
          <table:table-cell table:formula="of:=[Datos_MoCap.E338]" office:value-type="float" office:value="0" calcext:value-type="float">
            <text:p>0</text:p>
          </table:table-cell>
          <table:table-cell/>
          <table:table-cell table:formula="of:=([.H338]^2)*(0.140024724909833)+([.H338])*(-0.00142725065277068)+(-0.0063459406986214)" office:value-type="float" office:value="-0.0063459406986214" calcext:value-type="float">
            <text:p>-0.0063459407</text:p>
          </table:table-cell>
          <table:table-cell table:formula="of:=([.J338]^2)*(-1.68303778049881)+([.J338])*(0.15665109790632)+(0.10475739737447)" office:value-type="float" office:value="0.10475739737447" calcext:value-type="float">
            <text:p>0.1047573974</text:p>
          </table:table-cell>
          <table:table-cell table:formula="of:=([.I338]^2)*(-1.84809378419694)+([.I338])*(0.969715893777015)+(-0.0558124189204929)" office:value-type="float" office:value="-0.0558124189204929" calcext:value-type="float">
            <text:p>-0.0558124189</text:p>
          </table:table-cell>
          <table:table-cell table:formula="of:=[.H338]*-1" office:value-type="float" office:value="-0" calcext:value-type="float">
            <text:p>0</text:p>
          </table:table-cell>
          <table:table-cell table:formula="of:=[.M338]*-1" office:value-type="float" office:value="-0" calcext:value-type="float">
            <text:p>0</text:p>
          </table:table-cell>
          <table:table-cell table:formula="of:=([.K338]^2)*(48.7382423482978)+([.K338])*(0.0643401308833624)+(0.0316411646540839)" office:value-type="float" office:value="0.0316411646540839" calcext:value-type="float">
            <text:p>0.0316411647</text:p>
          </table:table-cell>
          <table:table-cell table:formula="of:=([.M338]^2)*(2.99573212968935)+([.M338])*(-0.0394274132082148)+(-0.010306073088791)" office:value-type="float" office:value="-0.010306073088791" calcext:value-type="float">
            <text:p>-0.0103060731</text:p>
          </table:table-cell>
          <table:table-cell table:formula="of:=([.L338]^2)*(-20.9992408223248)+([.L338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39]" office:value-type="float" office:value="0" calcext:value-type="float">
            <text:p>0</text:p>
          </table:table-cell>
          <table:table-cell table:formula="of:=[Datos_MoCap.B339]" office:value-type="float" office:value="0" calcext:value-type="float">
            <text:p>0</text:p>
          </table:table-cell>
          <table:table-cell table:formula="of:=[Datos_MoCap.C339]" office:value-type="float" office:value="0" calcext:value-type="float">
            <text:p>0</text:p>
          </table:table-cell>
          <table:table-cell table:formula="of:=[Datos_MoCap.D339]" office:value-type="float" office:value="0" calcext:value-type="float">
            <text:p>0</text:p>
          </table:table-cell>
          <table:table-cell table:formula="of:=[Datos_MoCap.F339]" office:value-type="float" office:value="0" calcext:value-type="float">
            <text:p>0</text:p>
          </table:table-cell>
          <table:table-cell table:formula="of:=[Datos_MoCap.E339]" office:value-type="float" office:value="0" calcext:value-type="float">
            <text:p>0</text:p>
          </table:table-cell>
          <table:table-cell/>
          <table:table-cell table:formula="of:=([.H339]^2)*(0.140024724909833)+([.H339])*(-0.00142725065277068)+(-0.0063459406986214)" office:value-type="float" office:value="-0.0063459406986214" calcext:value-type="float">
            <text:p>-0.0063459407</text:p>
          </table:table-cell>
          <table:table-cell table:formula="of:=([.J339]^2)*(-1.68303778049881)+([.J339])*(0.15665109790632)+(0.10475739737447)" office:value-type="float" office:value="0.10475739737447" calcext:value-type="float">
            <text:p>0.1047573974</text:p>
          </table:table-cell>
          <table:table-cell table:formula="of:=([.I339]^2)*(-1.84809378419694)+([.I339])*(0.969715893777015)+(-0.0558124189204929)" office:value-type="float" office:value="-0.0558124189204929" calcext:value-type="float">
            <text:p>-0.0558124189</text:p>
          </table:table-cell>
          <table:table-cell table:formula="of:=[.H339]*-1" office:value-type="float" office:value="-0" calcext:value-type="float">
            <text:p>0</text:p>
          </table:table-cell>
          <table:table-cell table:formula="of:=[.M339]*-1" office:value-type="float" office:value="-0" calcext:value-type="float">
            <text:p>0</text:p>
          </table:table-cell>
          <table:table-cell table:formula="of:=([.K339]^2)*(48.7382423482978)+([.K339])*(0.0643401308833624)+(0.0316411646540839)" office:value-type="float" office:value="0.0316411646540839" calcext:value-type="float">
            <text:p>0.0316411647</text:p>
          </table:table-cell>
          <table:table-cell table:formula="of:=([.M339]^2)*(2.99573212968935)+([.M339])*(-0.0394274132082148)+(-0.010306073088791)" office:value-type="float" office:value="-0.010306073088791" calcext:value-type="float">
            <text:p>-0.0103060731</text:p>
          </table:table-cell>
          <table:table-cell table:formula="of:=([.L339]^2)*(-20.9992408223248)+([.L339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40]" office:value-type="float" office:value="0" calcext:value-type="float">
            <text:p>0</text:p>
          </table:table-cell>
          <table:table-cell table:formula="of:=[Datos_MoCap.B340]" office:value-type="float" office:value="0" calcext:value-type="float">
            <text:p>0</text:p>
          </table:table-cell>
          <table:table-cell table:formula="of:=[Datos_MoCap.C340]" office:value-type="float" office:value="0" calcext:value-type="float">
            <text:p>0</text:p>
          </table:table-cell>
          <table:table-cell table:formula="of:=[Datos_MoCap.D340]" office:value-type="float" office:value="0" calcext:value-type="float">
            <text:p>0</text:p>
          </table:table-cell>
          <table:table-cell table:formula="of:=[Datos_MoCap.F340]" office:value-type="float" office:value="0" calcext:value-type="float">
            <text:p>0</text:p>
          </table:table-cell>
          <table:table-cell table:formula="of:=[Datos_MoCap.E340]" office:value-type="float" office:value="0" calcext:value-type="float">
            <text:p>0</text:p>
          </table:table-cell>
          <table:table-cell/>
          <table:table-cell table:formula="of:=([.H340]^2)*(0.140024724909833)+([.H340])*(-0.00142725065277068)+(-0.0063459406986214)" office:value-type="float" office:value="-0.0063459406986214" calcext:value-type="float">
            <text:p>-0.0063459407</text:p>
          </table:table-cell>
          <table:table-cell table:formula="of:=([.J340]^2)*(-1.68303778049881)+([.J340])*(0.15665109790632)+(0.10475739737447)" office:value-type="float" office:value="0.10475739737447" calcext:value-type="float">
            <text:p>0.1047573974</text:p>
          </table:table-cell>
          <table:table-cell table:formula="of:=([.I340]^2)*(-1.84809378419694)+([.I340])*(0.969715893777015)+(-0.0558124189204929)" office:value-type="float" office:value="-0.0558124189204929" calcext:value-type="float">
            <text:p>-0.0558124189</text:p>
          </table:table-cell>
          <table:table-cell table:formula="of:=[.H340]*-1" office:value-type="float" office:value="-0" calcext:value-type="float">
            <text:p>0</text:p>
          </table:table-cell>
          <table:table-cell table:formula="of:=[.M340]*-1" office:value-type="float" office:value="-0" calcext:value-type="float">
            <text:p>0</text:p>
          </table:table-cell>
          <table:table-cell table:formula="of:=([.K340]^2)*(48.7382423482978)+([.K340])*(0.0643401308833624)+(0.0316411646540839)" office:value-type="float" office:value="0.0316411646540839" calcext:value-type="float">
            <text:p>0.0316411647</text:p>
          </table:table-cell>
          <table:table-cell table:formula="of:=([.M340]^2)*(2.99573212968935)+([.M340])*(-0.0394274132082148)+(-0.010306073088791)" office:value-type="float" office:value="-0.010306073088791" calcext:value-type="float">
            <text:p>-0.0103060731</text:p>
          </table:table-cell>
          <table:table-cell table:formula="of:=([.L340]^2)*(-20.9992408223248)+([.L340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41]" office:value-type="float" office:value="0" calcext:value-type="float">
            <text:p>0</text:p>
          </table:table-cell>
          <table:table-cell table:formula="of:=[Datos_MoCap.B341]" office:value-type="float" office:value="0" calcext:value-type="float">
            <text:p>0</text:p>
          </table:table-cell>
          <table:table-cell table:formula="of:=[Datos_MoCap.C341]" office:value-type="float" office:value="0" calcext:value-type="float">
            <text:p>0</text:p>
          </table:table-cell>
          <table:table-cell table:formula="of:=[Datos_MoCap.D341]" office:value-type="float" office:value="0" calcext:value-type="float">
            <text:p>0</text:p>
          </table:table-cell>
          <table:table-cell table:formula="of:=[Datos_MoCap.F341]" office:value-type="float" office:value="0" calcext:value-type="float">
            <text:p>0</text:p>
          </table:table-cell>
          <table:table-cell table:formula="of:=[Datos_MoCap.E341]" office:value-type="float" office:value="0" calcext:value-type="float">
            <text:p>0</text:p>
          </table:table-cell>
          <table:table-cell/>
          <table:table-cell table:formula="of:=([.H341]^2)*(0.140024724909833)+([.H341])*(-0.00142725065277068)+(-0.0063459406986214)" office:value-type="float" office:value="-0.0063459406986214" calcext:value-type="float">
            <text:p>-0.0063459407</text:p>
          </table:table-cell>
          <table:table-cell table:formula="of:=([.J341]^2)*(-1.68303778049881)+([.J341])*(0.15665109790632)+(0.10475739737447)" office:value-type="float" office:value="0.10475739737447" calcext:value-type="float">
            <text:p>0.1047573974</text:p>
          </table:table-cell>
          <table:table-cell table:formula="of:=([.I341]^2)*(-1.84809378419694)+([.I341])*(0.969715893777015)+(-0.0558124189204929)" office:value-type="float" office:value="-0.0558124189204929" calcext:value-type="float">
            <text:p>-0.0558124189</text:p>
          </table:table-cell>
          <table:table-cell table:formula="of:=[.H341]*-1" office:value-type="float" office:value="-0" calcext:value-type="float">
            <text:p>0</text:p>
          </table:table-cell>
          <table:table-cell table:formula="of:=[.M341]*-1" office:value-type="float" office:value="-0" calcext:value-type="float">
            <text:p>0</text:p>
          </table:table-cell>
          <table:table-cell table:formula="of:=([.K341]^2)*(48.7382423482978)+([.K341])*(0.0643401308833624)+(0.0316411646540839)" office:value-type="float" office:value="0.0316411646540839" calcext:value-type="float">
            <text:p>0.0316411647</text:p>
          </table:table-cell>
          <table:table-cell table:formula="of:=([.M341]^2)*(2.99573212968935)+([.M341])*(-0.0394274132082148)+(-0.010306073088791)" office:value-type="float" office:value="-0.010306073088791" calcext:value-type="float">
            <text:p>-0.0103060731</text:p>
          </table:table-cell>
          <table:table-cell table:formula="of:=([.L341]^2)*(-20.9992408223248)+([.L341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42]" office:value-type="float" office:value="0" calcext:value-type="float">
            <text:p>0</text:p>
          </table:table-cell>
          <table:table-cell table:formula="of:=[Datos_MoCap.B342]" office:value-type="float" office:value="0" calcext:value-type="float">
            <text:p>0</text:p>
          </table:table-cell>
          <table:table-cell table:formula="of:=[Datos_MoCap.C342]" office:value-type="float" office:value="0" calcext:value-type="float">
            <text:p>0</text:p>
          </table:table-cell>
          <table:table-cell table:formula="of:=[Datos_MoCap.D342]" office:value-type="float" office:value="0" calcext:value-type="float">
            <text:p>0</text:p>
          </table:table-cell>
          <table:table-cell table:formula="of:=[Datos_MoCap.F342]" office:value-type="float" office:value="0" calcext:value-type="float">
            <text:p>0</text:p>
          </table:table-cell>
          <table:table-cell table:formula="of:=[Datos_MoCap.E342]" office:value-type="float" office:value="0" calcext:value-type="float">
            <text:p>0</text:p>
          </table:table-cell>
          <table:table-cell/>
          <table:table-cell table:formula="of:=([.H342]^2)*(0.140024724909833)+([.H342])*(-0.00142725065277068)+(-0.0063459406986214)" office:value-type="float" office:value="-0.0063459406986214" calcext:value-type="float">
            <text:p>-0.0063459407</text:p>
          </table:table-cell>
          <table:table-cell table:formula="of:=([.J342]^2)*(-1.68303778049881)+([.J342])*(0.15665109790632)+(0.10475739737447)" office:value-type="float" office:value="0.10475739737447" calcext:value-type="float">
            <text:p>0.1047573974</text:p>
          </table:table-cell>
          <table:table-cell table:formula="of:=([.I342]^2)*(-1.84809378419694)+([.I342])*(0.969715893777015)+(-0.0558124189204929)" office:value-type="float" office:value="-0.0558124189204929" calcext:value-type="float">
            <text:p>-0.0558124189</text:p>
          </table:table-cell>
          <table:table-cell table:formula="of:=[.H342]*-1" office:value-type="float" office:value="-0" calcext:value-type="float">
            <text:p>0</text:p>
          </table:table-cell>
          <table:table-cell table:formula="of:=[.M342]*-1" office:value-type="float" office:value="-0" calcext:value-type="float">
            <text:p>0</text:p>
          </table:table-cell>
          <table:table-cell table:formula="of:=([.K342]^2)*(48.7382423482978)+([.K342])*(0.0643401308833624)+(0.0316411646540839)" office:value-type="float" office:value="0.0316411646540839" calcext:value-type="float">
            <text:p>0.0316411647</text:p>
          </table:table-cell>
          <table:table-cell table:formula="of:=([.M342]^2)*(2.99573212968935)+([.M342])*(-0.0394274132082148)+(-0.010306073088791)" office:value-type="float" office:value="-0.010306073088791" calcext:value-type="float">
            <text:p>-0.0103060731</text:p>
          </table:table-cell>
          <table:table-cell table:formula="of:=([.L342]^2)*(-20.9992408223248)+([.L342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43]" office:value-type="float" office:value="0" calcext:value-type="float">
            <text:p>0</text:p>
          </table:table-cell>
          <table:table-cell table:formula="of:=[Datos_MoCap.B343]" office:value-type="float" office:value="0" calcext:value-type="float">
            <text:p>0</text:p>
          </table:table-cell>
          <table:table-cell table:formula="of:=[Datos_MoCap.C343]" office:value-type="float" office:value="0" calcext:value-type="float">
            <text:p>0</text:p>
          </table:table-cell>
          <table:table-cell table:formula="of:=[Datos_MoCap.D343]" office:value-type="float" office:value="0" calcext:value-type="float">
            <text:p>0</text:p>
          </table:table-cell>
          <table:table-cell table:formula="of:=[Datos_MoCap.F343]" office:value-type="float" office:value="0" calcext:value-type="float">
            <text:p>0</text:p>
          </table:table-cell>
          <table:table-cell table:formula="of:=[Datos_MoCap.E343]" office:value-type="float" office:value="0" calcext:value-type="float">
            <text:p>0</text:p>
          </table:table-cell>
          <table:table-cell/>
          <table:table-cell table:formula="of:=([.H343]^2)*(0.140024724909833)+([.H343])*(-0.00142725065277068)+(-0.0063459406986214)" office:value-type="float" office:value="-0.0063459406986214" calcext:value-type="float">
            <text:p>-0.0063459407</text:p>
          </table:table-cell>
          <table:table-cell table:formula="of:=([.J343]^2)*(-1.68303778049881)+([.J343])*(0.15665109790632)+(0.10475739737447)" office:value-type="float" office:value="0.10475739737447" calcext:value-type="float">
            <text:p>0.1047573974</text:p>
          </table:table-cell>
          <table:table-cell table:formula="of:=([.I343]^2)*(-1.84809378419694)+([.I343])*(0.969715893777015)+(-0.0558124189204929)" office:value-type="float" office:value="-0.0558124189204929" calcext:value-type="float">
            <text:p>-0.0558124189</text:p>
          </table:table-cell>
          <table:table-cell table:formula="of:=[.H343]*-1" office:value-type="float" office:value="-0" calcext:value-type="float">
            <text:p>0</text:p>
          </table:table-cell>
          <table:table-cell table:formula="of:=[.M343]*-1" office:value-type="float" office:value="-0" calcext:value-type="float">
            <text:p>0</text:p>
          </table:table-cell>
          <table:table-cell table:formula="of:=([.K343]^2)*(48.7382423482978)+([.K343])*(0.0643401308833624)+(0.0316411646540839)" office:value-type="float" office:value="0.0316411646540839" calcext:value-type="float">
            <text:p>0.0316411647</text:p>
          </table:table-cell>
          <table:table-cell table:formula="of:=([.M343]^2)*(2.99573212968935)+([.M343])*(-0.0394274132082148)+(-0.010306073088791)" office:value-type="float" office:value="-0.010306073088791" calcext:value-type="float">
            <text:p>-0.0103060731</text:p>
          </table:table-cell>
          <table:table-cell table:formula="of:=([.L343]^2)*(-20.9992408223248)+([.L343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44]" office:value-type="float" office:value="0" calcext:value-type="float">
            <text:p>0</text:p>
          </table:table-cell>
          <table:table-cell table:formula="of:=[Datos_MoCap.B344]" office:value-type="float" office:value="0" calcext:value-type="float">
            <text:p>0</text:p>
          </table:table-cell>
          <table:table-cell table:formula="of:=[Datos_MoCap.C344]" office:value-type="float" office:value="0" calcext:value-type="float">
            <text:p>0</text:p>
          </table:table-cell>
          <table:table-cell table:formula="of:=[Datos_MoCap.D344]" office:value-type="float" office:value="0" calcext:value-type="float">
            <text:p>0</text:p>
          </table:table-cell>
          <table:table-cell table:formula="of:=[Datos_MoCap.F344]" office:value-type="float" office:value="0" calcext:value-type="float">
            <text:p>0</text:p>
          </table:table-cell>
          <table:table-cell table:formula="of:=[Datos_MoCap.E344]" office:value-type="float" office:value="0" calcext:value-type="float">
            <text:p>0</text:p>
          </table:table-cell>
          <table:table-cell/>
          <table:table-cell table:formula="of:=([.H344]^2)*(0.140024724909833)+([.H344])*(-0.00142725065277068)+(-0.0063459406986214)" office:value-type="float" office:value="-0.0063459406986214" calcext:value-type="float">
            <text:p>-0.0063459407</text:p>
          </table:table-cell>
          <table:table-cell table:formula="of:=([.J344]^2)*(-1.68303778049881)+([.J344])*(0.15665109790632)+(0.10475739737447)" office:value-type="float" office:value="0.10475739737447" calcext:value-type="float">
            <text:p>0.1047573974</text:p>
          </table:table-cell>
          <table:table-cell table:formula="of:=([.I344]^2)*(-1.84809378419694)+([.I344])*(0.969715893777015)+(-0.0558124189204929)" office:value-type="float" office:value="-0.0558124189204929" calcext:value-type="float">
            <text:p>-0.0558124189</text:p>
          </table:table-cell>
          <table:table-cell table:formula="of:=[.H344]*-1" office:value-type="float" office:value="-0" calcext:value-type="float">
            <text:p>0</text:p>
          </table:table-cell>
          <table:table-cell table:formula="of:=[.M344]*-1" office:value-type="float" office:value="-0" calcext:value-type="float">
            <text:p>0</text:p>
          </table:table-cell>
          <table:table-cell table:formula="of:=([.K344]^2)*(48.7382423482978)+([.K344])*(0.0643401308833624)+(0.0316411646540839)" office:value-type="float" office:value="0.0316411646540839" calcext:value-type="float">
            <text:p>0.0316411647</text:p>
          </table:table-cell>
          <table:table-cell table:formula="of:=([.M344]^2)*(2.99573212968935)+([.M344])*(-0.0394274132082148)+(-0.010306073088791)" office:value-type="float" office:value="-0.010306073088791" calcext:value-type="float">
            <text:p>-0.0103060731</text:p>
          </table:table-cell>
          <table:table-cell table:formula="of:=([.L344]^2)*(-20.9992408223248)+([.L344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45]" office:value-type="float" office:value="0" calcext:value-type="float">
            <text:p>0</text:p>
          </table:table-cell>
          <table:table-cell table:formula="of:=[Datos_MoCap.B345]" office:value-type="float" office:value="0" calcext:value-type="float">
            <text:p>0</text:p>
          </table:table-cell>
          <table:table-cell table:formula="of:=[Datos_MoCap.C345]" office:value-type="float" office:value="0" calcext:value-type="float">
            <text:p>0</text:p>
          </table:table-cell>
          <table:table-cell table:formula="of:=[Datos_MoCap.D345]" office:value-type="float" office:value="0" calcext:value-type="float">
            <text:p>0</text:p>
          </table:table-cell>
          <table:table-cell table:formula="of:=[Datos_MoCap.F345]" office:value-type="float" office:value="0" calcext:value-type="float">
            <text:p>0</text:p>
          </table:table-cell>
          <table:table-cell table:formula="of:=[Datos_MoCap.E345]" office:value-type="float" office:value="0" calcext:value-type="float">
            <text:p>0</text:p>
          </table:table-cell>
          <table:table-cell/>
          <table:table-cell table:formula="of:=([.H345]^2)*(0.140024724909833)+([.H345])*(-0.00142725065277068)+(-0.0063459406986214)" office:value-type="float" office:value="-0.0063459406986214" calcext:value-type="float">
            <text:p>-0.0063459407</text:p>
          </table:table-cell>
          <table:table-cell table:formula="of:=([.J345]^2)*(-1.68303778049881)+([.J345])*(0.15665109790632)+(0.10475739737447)" office:value-type="float" office:value="0.10475739737447" calcext:value-type="float">
            <text:p>0.1047573974</text:p>
          </table:table-cell>
          <table:table-cell table:formula="of:=([.I345]^2)*(-1.84809378419694)+([.I345])*(0.969715893777015)+(-0.0558124189204929)" office:value-type="float" office:value="-0.0558124189204929" calcext:value-type="float">
            <text:p>-0.0558124189</text:p>
          </table:table-cell>
          <table:table-cell table:formula="of:=[.H345]*-1" office:value-type="float" office:value="-0" calcext:value-type="float">
            <text:p>0</text:p>
          </table:table-cell>
          <table:table-cell table:formula="of:=[.M345]*-1" office:value-type="float" office:value="-0" calcext:value-type="float">
            <text:p>0</text:p>
          </table:table-cell>
          <table:table-cell table:formula="of:=([.K345]^2)*(48.7382423482978)+([.K345])*(0.0643401308833624)+(0.0316411646540839)" office:value-type="float" office:value="0.0316411646540839" calcext:value-type="float">
            <text:p>0.0316411647</text:p>
          </table:table-cell>
          <table:table-cell table:formula="of:=([.M345]^2)*(2.99573212968935)+([.M345])*(-0.0394274132082148)+(-0.010306073088791)" office:value-type="float" office:value="-0.010306073088791" calcext:value-type="float">
            <text:p>-0.0103060731</text:p>
          </table:table-cell>
          <table:table-cell table:formula="of:=([.L345]^2)*(-20.9992408223248)+([.L345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46]" office:value-type="float" office:value="0" calcext:value-type="float">
            <text:p>0</text:p>
          </table:table-cell>
          <table:table-cell table:formula="of:=[Datos_MoCap.B346]" office:value-type="float" office:value="0" calcext:value-type="float">
            <text:p>0</text:p>
          </table:table-cell>
          <table:table-cell table:formula="of:=[Datos_MoCap.C346]" office:value-type="float" office:value="0" calcext:value-type="float">
            <text:p>0</text:p>
          </table:table-cell>
          <table:table-cell table:formula="of:=[Datos_MoCap.D346]" office:value-type="float" office:value="0" calcext:value-type="float">
            <text:p>0</text:p>
          </table:table-cell>
          <table:table-cell table:formula="of:=[Datos_MoCap.F346]" office:value-type="float" office:value="0" calcext:value-type="float">
            <text:p>0</text:p>
          </table:table-cell>
          <table:table-cell table:formula="of:=[Datos_MoCap.E346]" office:value-type="float" office:value="0" calcext:value-type="float">
            <text:p>0</text:p>
          </table:table-cell>
          <table:table-cell/>
          <table:table-cell table:formula="of:=([.H346]^2)*(0.140024724909833)+([.H346])*(-0.00142725065277068)+(-0.0063459406986214)" office:value-type="float" office:value="-0.0063459406986214" calcext:value-type="float">
            <text:p>-0.0063459407</text:p>
          </table:table-cell>
          <table:table-cell table:formula="of:=([.J346]^2)*(-1.68303778049881)+([.J346])*(0.15665109790632)+(0.10475739737447)" office:value-type="float" office:value="0.10475739737447" calcext:value-type="float">
            <text:p>0.1047573974</text:p>
          </table:table-cell>
          <table:table-cell table:formula="of:=([.I346]^2)*(-1.84809378419694)+([.I346])*(0.969715893777015)+(-0.0558124189204929)" office:value-type="float" office:value="-0.0558124189204929" calcext:value-type="float">
            <text:p>-0.0558124189</text:p>
          </table:table-cell>
          <table:table-cell table:formula="of:=[.H346]*-1" office:value-type="float" office:value="-0" calcext:value-type="float">
            <text:p>0</text:p>
          </table:table-cell>
          <table:table-cell table:formula="of:=[.M346]*-1" office:value-type="float" office:value="-0" calcext:value-type="float">
            <text:p>0</text:p>
          </table:table-cell>
          <table:table-cell table:formula="of:=([.K346]^2)*(48.7382423482978)+([.K346])*(0.0643401308833624)+(0.0316411646540839)" office:value-type="float" office:value="0.0316411646540839" calcext:value-type="float">
            <text:p>0.0316411647</text:p>
          </table:table-cell>
          <table:table-cell table:formula="of:=([.M346]^2)*(2.99573212968935)+([.M346])*(-0.0394274132082148)+(-0.010306073088791)" office:value-type="float" office:value="-0.010306073088791" calcext:value-type="float">
            <text:p>-0.0103060731</text:p>
          </table:table-cell>
          <table:table-cell table:formula="of:=([.L346]^2)*(-20.9992408223248)+([.L346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47]" office:value-type="float" office:value="0" calcext:value-type="float">
            <text:p>0</text:p>
          </table:table-cell>
          <table:table-cell table:formula="of:=[Datos_MoCap.B347]" office:value-type="float" office:value="0" calcext:value-type="float">
            <text:p>0</text:p>
          </table:table-cell>
          <table:table-cell table:formula="of:=[Datos_MoCap.C347]" office:value-type="float" office:value="0" calcext:value-type="float">
            <text:p>0</text:p>
          </table:table-cell>
          <table:table-cell table:formula="of:=[Datos_MoCap.D347]" office:value-type="float" office:value="0" calcext:value-type="float">
            <text:p>0</text:p>
          </table:table-cell>
          <table:table-cell table:formula="of:=[Datos_MoCap.F347]" office:value-type="float" office:value="0" calcext:value-type="float">
            <text:p>0</text:p>
          </table:table-cell>
          <table:table-cell table:formula="of:=[Datos_MoCap.E347]" office:value-type="float" office:value="0" calcext:value-type="float">
            <text:p>0</text:p>
          </table:table-cell>
          <table:table-cell/>
          <table:table-cell table:formula="of:=([.H347]^2)*(0.140024724909833)+([.H347])*(-0.00142725065277068)+(-0.0063459406986214)" office:value-type="float" office:value="-0.0063459406986214" calcext:value-type="float">
            <text:p>-0.0063459407</text:p>
          </table:table-cell>
          <table:table-cell table:formula="of:=([.J347]^2)*(-1.68303778049881)+([.J347])*(0.15665109790632)+(0.10475739737447)" office:value-type="float" office:value="0.10475739737447" calcext:value-type="float">
            <text:p>0.1047573974</text:p>
          </table:table-cell>
          <table:table-cell table:formula="of:=([.I347]^2)*(-1.84809378419694)+([.I347])*(0.969715893777015)+(-0.0558124189204929)" office:value-type="float" office:value="-0.0558124189204929" calcext:value-type="float">
            <text:p>-0.0558124189</text:p>
          </table:table-cell>
          <table:table-cell table:formula="of:=[.H347]*-1" office:value-type="float" office:value="-0" calcext:value-type="float">
            <text:p>0</text:p>
          </table:table-cell>
          <table:table-cell table:formula="of:=[.M347]*-1" office:value-type="float" office:value="-0" calcext:value-type="float">
            <text:p>0</text:p>
          </table:table-cell>
          <table:table-cell table:formula="of:=([.K347]^2)*(48.7382423482978)+([.K347])*(0.0643401308833624)+(0.0316411646540839)" office:value-type="float" office:value="0.0316411646540839" calcext:value-type="float">
            <text:p>0.0316411647</text:p>
          </table:table-cell>
          <table:table-cell table:formula="of:=([.M347]^2)*(2.99573212968935)+([.M347])*(-0.0394274132082148)+(-0.010306073088791)" office:value-type="float" office:value="-0.010306073088791" calcext:value-type="float">
            <text:p>-0.0103060731</text:p>
          </table:table-cell>
          <table:table-cell table:formula="of:=([.L347]^2)*(-20.9992408223248)+([.L347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48]" office:value-type="float" office:value="0" calcext:value-type="float">
            <text:p>0</text:p>
          </table:table-cell>
          <table:table-cell table:formula="of:=[Datos_MoCap.B348]" office:value-type="float" office:value="0" calcext:value-type="float">
            <text:p>0</text:p>
          </table:table-cell>
          <table:table-cell table:formula="of:=[Datos_MoCap.C348]" office:value-type="float" office:value="0" calcext:value-type="float">
            <text:p>0</text:p>
          </table:table-cell>
          <table:table-cell table:formula="of:=[Datos_MoCap.D348]" office:value-type="float" office:value="0" calcext:value-type="float">
            <text:p>0</text:p>
          </table:table-cell>
          <table:table-cell table:formula="of:=[Datos_MoCap.F348]" office:value-type="float" office:value="0" calcext:value-type="float">
            <text:p>0</text:p>
          </table:table-cell>
          <table:table-cell table:formula="of:=[Datos_MoCap.E348]" office:value-type="float" office:value="0" calcext:value-type="float">
            <text:p>0</text:p>
          </table:table-cell>
          <table:table-cell/>
          <table:table-cell table:formula="of:=([.H348]^2)*(0.140024724909833)+([.H348])*(-0.00142725065277068)+(-0.0063459406986214)" office:value-type="float" office:value="-0.0063459406986214" calcext:value-type="float">
            <text:p>-0.0063459407</text:p>
          </table:table-cell>
          <table:table-cell table:formula="of:=([.J348]^2)*(-1.68303778049881)+([.J348])*(0.15665109790632)+(0.10475739737447)" office:value-type="float" office:value="0.10475739737447" calcext:value-type="float">
            <text:p>0.1047573974</text:p>
          </table:table-cell>
          <table:table-cell table:formula="of:=([.I348]^2)*(-1.84809378419694)+([.I348])*(0.969715893777015)+(-0.0558124189204929)" office:value-type="float" office:value="-0.0558124189204929" calcext:value-type="float">
            <text:p>-0.0558124189</text:p>
          </table:table-cell>
          <table:table-cell table:formula="of:=[.H348]*-1" office:value-type="float" office:value="-0" calcext:value-type="float">
            <text:p>0</text:p>
          </table:table-cell>
          <table:table-cell table:formula="of:=[.M348]*-1" office:value-type="float" office:value="-0" calcext:value-type="float">
            <text:p>0</text:p>
          </table:table-cell>
          <table:table-cell table:formula="of:=([.K348]^2)*(48.7382423482978)+([.K348])*(0.0643401308833624)+(0.0316411646540839)" office:value-type="float" office:value="0.0316411646540839" calcext:value-type="float">
            <text:p>0.0316411647</text:p>
          </table:table-cell>
          <table:table-cell table:formula="of:=([.M348]^2)*(2.99573212968935)+([.M348])*(-0.0394274132082148)+(-0.010306073088791)" office:value-type="float" office:value="-0.010306073088791" calcext:value-type="float">
            <text:p>-0.0103060731</text:p>
          </table:table-cell>
          <table:table-cell table:formula="of:=([.L348]^2)*(-20.9992408223248)+([.L348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49]" office:value-type="float" office:value="0" calcext:value-type="float">
            <text:p>0</text:p>
          </table:table-cell>
          <table:table-cell table:formula="of:=[Datos_MoCap.B349]" office:value-type="float" office:value="0" calcext:value-type="float">
            <text:p>0</text:p>
          </table:table-cell>
          <table:table-cell table:formula="of:=[Datos_MoCap.C349]" office:value-type="float" office:value="0" calcext:value-type="float">
            <text:p>0</text:p>
          </table:table-cell>
          <table:table-cell table:formula="of:=[Datos_MoCap.D349]" office:value-type="float" office:value="0" calcext:value-type="float">
            <text:p>0</text:p>
          </table:table-cell>
          <table:table-cell table:formula="of:=[Datos_MoCap.F349]" office:value-type="float" office:value="0" calcext:value-type="float">
            <text:p>0</text:p>
          </table:table-cell>
          <table:table-cell table:formula="of:=[Datos_MoCap.E349]" office:value-type="float" office:value="0" calcext:value-type="float">
            <text:p>0</text:p>
          </table:table-cell>
          <table:table-cell/>
          <table:table-cell table:formula="of:=([.H349]^2)*(0.140024724909833)+([.H349])*(-0.00142725065277068)+(-0.0063459406986214)" office:value-type="float" office:value="-0.0063459406986214" calcext:value-type="float">
            <text:p>-0.0063459407</text:p>
          </table:table-cell>
          <table:table-cell table:formula="of:=([.J349]^2)*(-1.68303778049881)+([.J349])*(0.15665109790632)+(0.10475739737447)" office:value-type="float" office:value="0.10475739737447" calcext:value-type="float">
            <text:p>0.1047573974</text:p>
          </table:table-cell>
          <table:table-cell table:formula="of:=([.I349]^2)*(-1.84809378419694)+([.I349])*(0.969715893777015)+(-0.0558124189204929)" office:value-type="float" office:value="-0.0558124189204929" calcext:value-type="float">
            <text:p>-0.0558124189</text:p>
          </table:table-cell>
          <table:table-cell table:formula="of:=[.H349]*-1" office:value-type="float" office:value="-0" calcext:value-type="float">
            <text:p>0</text:p>
          </table:table-cell>
          <table:table-cell table:formula="of:=[.M349]*-1" office:value-type="float" office:value="-0" calcext:value-type="float">
            <text:p>0</text:p>
          </table:table-cell>
          <table:table-cell table:formula="of:=([.K349]^2)*(48.7382423482978)+([.K349])*(0.0643401308833624)+(0.0316411646540839)" office:value-type="float" office:value="0.0316411646540839" calcext:value-type="float">
            <text:p>0.0316411647</text:p>
          </table:table-cell>
          <table:table-cell table:formula="of:=([.M349]^2)*(2.99573212968935)+([.M349])*(-0.0394274132082148)+(-0.010306073088791)" office:value-type="float" office:value="-0.010306073088791" calcext:value-type="float">
            <text:p>-0.0103060731</text:p>
          </table:table-cell>
          <table:table-cell table:formula="of:=([.L349]^2)*(-20.9992408223248)+([.L349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50]" office:value-type="float" office:value="0" calcext:value-type="float">
            <text:p>0</text:p>
          </table:table-cell>
          <table:table-cell table:formula="of:=[Datos_MoCap.B350]" office:value-type="float" office:value="0" calcext:value-type="float">
            <text:p>0</text:p>
          </table:table-cell>
          <table:table-cell table:formula="of:=[Datos_MoCap.C350]" office:value-type="float" office:value="0" calcext:value-type="float">
            <text:p>0</text:p>
          </table:table-cell>
          <table:table-cell table:formula="of:=[Datos_MoCap.D350]" office:value-type="float" office:value="0" calcext:value-type="float">
            <text:p>0</text:p>
          </table:table-cell>
          <table:table-cell table:formula="of:=[Datos_MoCap.F350]" office:value-type="float" office:value="0" calcext:value-type="float">
            <text:p>0</text:p>
          </table:table-cell>
          <table:table-cell table:formula="of:=[Datos_MoCap.E350]" office:value-type="float" office:value="0" calcext:value-type="float">
            <text:p>0</text:p>
          </table:table-cell>
          <table:table-cell/>
          <table:table-cell table:formula="of:=([.H350]^2)*(0.140024724909833)+([.H350])*(-0.00142725065277068)+(-0.0063459406986214)" office:value-type="float" office:value="-0.0063459406986214" calcext:value-type="float">
            <text:p>-0.0063459407</text:p>
          </table:table-cell>
          <table:table-cell table:formula="of:=([.J350]^2)*(-1.68303778049881)+([.J350])*(0.15665109790632)+(0.10475739737447)" office:value-type="float" office:value="0.10475739737447" calcext:value-type="float">
            <text:p>0.1047573974</text:p>
          </table:table-cell>
          <table:table-cell table:formula="of:=([.I350]^2)*(-1.84809378419694)+([.I350])*(0.969715893777015)+(-0.0558124189204929)" office:value-type="float" office:value="-0.0558124189204929" calcext:value-type="float">
            <text:p>-0.0558124189</text:p>
          </table:table-cell>
          <table:table-cell table:formula="of:=[.H350]*-1" office:value-type="float" office:value="-0" calcext:value-type="float">
            <text:p>0</text:p>
          </table:table-cell>
          <table:table-cell table:formula="of:=[.M350]*-1" office:value-type="float" office:value="-0" calcext:value-type="float">
            <text:p>0</text:p>
          </table:table-cell>
          <table:table-cell table:formula="of:=([.K350]^2)*(48.7382423482978)+([.K350])*(0.0643401308833624)+(0.0316411646540839)" office:value-type="float" office:value="0.0316411646540839" calcext:value-type="float">
            <text:p>0.0316411647</text:p>
          </table:table-cell>
          <table:table-cell table:formula="of:=([.M350]^2)*(2.99573212968935)+([.M350])*(-0.0394274132082148)+(-0.010306073088791)" office:value-type="float" office:value="-0.010306073088791" calcext:value-type="float">
            <text:p>-0.0103060731</text:p>
          </table:table-cell>
          <table:table-cell table:formula="of:=([.L350]^2)*(-20.9992408223248)+([.L350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51]" office:value-type="float" office:value="0" calcext:value-type="float">
            <text:p>0</text:p>
          </table:table-cell>
          <table:table-cell table:formula="of:=[Datos_MoCap.B351]" office:value-type="float" office:value="0" calcext:value-type="float">
            <text:p>0</text:p>
          </table:table-cell>
          <table:table-cell table:formula="of:=[Datos_MoCap.C351]" office:value-type="float" office:value="0" calcext:value-type="float">
            <text:p>0</text:p>
          </table:table-cell>
          <table:table-cell table:formula="of:=[Datos_MoCap.D351]" office:value-type="float" office:value="0" calcext:value-type="float">
            <text:p>0</text:p>
          </table:table-cell>
          <table:table-cell table:formula="of:=[Datos_MoCap.F351]" office:value-type="float" office:value="0" calcext:value-type="float">
            <text:p>0</text:p>
          </table:table-cell>
          <table:table-cell table:formula="of:=[Datos_MoCap.E351]" office:value-type="float" office:value="0" calcext:value-type="float">
            <text:p>0</text:p>
          </table:table-cell>
          <table:table-cell/>
          <table:table-cell table:formula="of:=([.H351]^2)*(0.140024724909833)+([.H351])*(-0.00142725065277068)+(-0.0063459406986214)" office:value-type="float" office:value="-0.0063459406986214" calcext:value-type="float">
            <text:p>-0.0063459407</text:p>
          </table:table-cell>
          <table:table-cell table:formula="of:=([.J351]^2)*(-1.68303778049881)+([.J351])*(0.15665109790632)+(0.10475739737447)" office:value-type="float" office:value="0.10475739737447" calcext:value-type="float">
            <text:p>0.1047573974</text:p>
          </table:table-cell>
          <table:table-cell table:formula="of:=([.I351]^2)*(-1.84809378419694)+([.I351])*(0.969715893777015)+(-0.0558124189204929)" office:value-type="float" office:value="-0.0558124189204929" calcext:value-type="float">
            <text:p>-0.0558124189</text:p>
          </table:table-cell>
          <table:table-cell table:formula="of:=[.H351]*-1" office:value-type="float" office:value="-0" calcext:value-type="float">
            <text:p>0</text:p>
          </table:table-cell>
          <table:table-cell table:formula="of:=[.M351]*-1" office:value-type="float" office:value="-0" calcext:value-type="float">
            <text:p>0</text:p>
          </table:table-cell>
          <table:table-cell table:formula="of:=([.K351]^2)*(48.7382423482978)+([.K351])*(0.0643401308833624)+(0.0316411646540839)" office:value-type="float" office:value="0.0316411646540839" calcext:value-type="float">
            <text:p>0.0316411647</text:p>
          </table:table-cell>
          <table:table-cell table:formula="of:=([.M351]^2)*(2.99573212968935)+([.M351])*(-0.0394274132082148)+(-0.010306073088791)" office:value-type="float" office:value="-0.010306073088791" calcext:value-type="float">
            <text:p>-0.0103060731</text:p>
          </table:table-cell>
          <table:table-cell table:formula="of:=([.L351]^2)*(-20.9992408223248)+([.L351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52]" office:value-type="float" office:value="0" calcext:value-type="float">
            <text:p>0</text:p>
          </table:table-cell>
          <table:table-cell table:formula="of:=[Datos_MoCap.B352]" office:value-type="float" office:value="0" calcext:value-type="float">
            <text:p>0</text:p>
          </table:table-cell>
          <table:table-cell table:formula="of:=[Datos_MoCap.C352]" office:value-type="float" office:value="0" calcext:value-type="float">
            <text:p>0</text:p>
          </table:table-cell>
          <table:table-cell table:formula="of:=[Datos_MoCap.D352]" office:value-type="float" office:value="0" calcext:value-type="float">
            <text:p>0</text:p>
          </table:table-cell>
          <table:table-cell table:formula="of:=[Datos_MoCap.F352]" office:value-type="float" office:value="0" calcext:value-type="float">
            <text:p>0</text:p>
          </table:table-cell>
          <table:table-cell table:formula="of:=[Datos_MoCap.E352]" office:value-type="float" office:value="0" calcext:value-type="float">
            <text:p>0</text:p>
          </table:table-cell>
          <table:table-cell/>
          <table:table-cell table:formula="of:=([.H352]^2)*(0.140024724909833)+([.H352])*(-0.00142725065277068)+(-0.0063459406986214)" office:value-type="float" office:value="-0.0063459406986214" calcext:value-type="float">
            <text:p>-0.0063459407</text:p>
          </table:table-cell>
          <table:table-cell table:formula="of:=([.J352]^2)*(-1.68303778049881)+([.J352])*(0.15665109790632)+(0.10475739737447)" office:value-type="float" office:value="0.10475739737447" calcext:value-type="float">
            <text:p>0.1047573974</text:p>
          </table:table-cell>
          <table:table-cell table:formula="of:=([.I352]^2)*(-1.84809378419694)+([.I352])*(0.969715893777015)+(-0.0558124189204929)" office:value-type="float" office:value="-0.0558124189204929" calcext:value-type="float">
            <text:p>-0.0558124189</text:p>
          </table:table-cell>
          <table:table-cell table:formula="of:=[.H352]*-1" office:value-type="float" office:value="-0" calcext:value-type="float">
            <text:p>0</text:p>
          </table:table-cell>
          <table:table-cell table:formula="of:=[.M352]*-1" office:value-type="float" office:value="-0" calcext:value-type="float">
            <text:p>0</text:p>
          </table:table-cell>
          <table:table-cell table:formula="of:=([.K352]^2)*(48.7382423482978)+([.K352])*(0.0643401308833624)+(0.0316411646540839)" office:value-type="float" office:value="0.0316411646540839" calcext:value-type="float">
            <text:p>0.0316411647</text:p>
          </table:table-cell>
          <table:table-cell table:formula="of:=([.M352]^2)*(2.99573212968935)+([.M352])*(-0.0394274132082148)+(-0.010306073088791)" office:value-type="float" office:value="-0.010306073088791" calcext:value-type="float">
            <text:p>-0.0103060731</text:p>
          </table:table-cell>
          <table:table-cell table:formula="of:=([.L352]^2)*(-20.9992408223248)+([.L352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53]" office:value-type="float" office:value="0" calcext:value-type="float">
            <text:p>0</text:p>
          </table:table-cell>
          <table:table-cell table:formula="of:=[Datos_MoCap.B353]" office:value-type="float" office:value="0" calcext:value-type="float">
            <text:p>0</text:p>
          </table:table-cell>
          <table:table-cell table:formula="of:=[Datos_MoCap.C353]" office:value-type="float" office:value="0" calcext:value-type="float">
            <text:p>0</text:p>
          </table:table-cell>
          <table:table-cell table:formula="of:=[Datos_MoCap.D353]" office:value-type="float" office:value="0" calcext:value-type="float">
            <text:p>0</text:p>
          </table:table-cell>
          <table:table-cell table:formula="of:=[Datos_MoCap.F353]" office:value-type="float" office:value="0" calcext:value-type="float">
            <text:p>0</text:p>
          </table:table-cell>
          <table:table-cell table:formula="of:=[Datos_MoCap.E353]" office:value-type="float" office:value="0" calcext:value-type="float">
            <text:p>0</text:p>
          </table:table-cell>
          <table:table-cell/>
          <table:table-cell table:formula="of:=([.H353]^2)*(0.140024724909833)+([.H353])*(-0.00142725065277068)+(-0.0063459406986214)" office:value-type="float" office:value="-0.0063459406986214" calcext:value-type="float">
            <text:p>-0.0063459407</text:p>
          </table:table-cell>
          <table:table-cell table:formula="of:=([.J353]^2)*(-1.68303778049881)+([.J353])*(0.15665109790632)+(0.10475739737447)" office:value-type="float" office:value="0.10475739737447" calcext:value-type="float">
            <text:p>0.1047573974</text:p>
          </table:table-cell>
          <table:table-cell table:formula="of:=([.I353]^2)*(-1.84809378419694)+([.I353])*(0.969715893777015)+(-0.0558124189204929)" office:value-type="float" office:value="-0.0558124189204929" calcext:value-type="float">
            <text:p>-0.0558124189</text:p>
          </table:table-cell>
          <table:table-cell table:formula="of:=[.H353]*-1" office:value-type="float" office:value="-0" calcext:value-type="float">
            <text:p>0</text:p>
          </table:table-cell>
          <table:table-cell table:formula="of:=[.M353]*-1" office:value-type="float" office:value="-0" calcext:value-type="float">
            <text:p>0</text:p>
          </table:table-cell>
          <table:table-cell table:formula="of:=([.K353]^2)*(48.7382423482978)+([.K353])*(0.0643401308833624)+(0.0316411646540839)" office:value-type="float" office:value="0.0316411646540839" calcext:value-type="float">
            <text:p>0.0316411647</text:p>
          </table:table-cell>
          <table:table-cell table:formula="of:=([.M353]^2)*(2.99573212968935)+([.M353])*(-0.0394274132082148)+(-0.010306073088791)" office:value-type="float" office:value="-0.010306073088791" calcext:value-type="float">
            <text:p>-0.0103060731</text:p>
          </table:table-cell>
          <table:table-cell table:formula="of:=([.L353]^2)*(-20.9992408223248)+([.L353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54]" office:value-type="float" office:value="0" calcext:value-type="float">
            <text:p>0</text:p>
          </table:table-cell>
          <table:table-cell table:formula="of:=[Datos_MoCap.B354]" office:value-type="float" office:value="0" calcext:value-type="float">
            <text:p>0</text:p>
          </table:table-cell>
          <table:table-cell table:formula="of:=[Datos_MoCap.C354]" office:value-type="float" office:value="0" calcext:value-type="float">
            <text:p>0</text:p>
          </table:table-cell>
          <table:table-cell table:formula="of:=[Datos_MoCap.D354]" office:value-type="float" office:value="0" calcext:value-type="float">
            <text:p>0</text:p>
          </table:table-cell>
          <table:table-cell table:formula="of:=[Datos_MoCap.F354]" office:value-type="float" office:value="0" calcext:value-type="float">
            <text:p>0</text:p>
          </table:table-cell>
          <table:table-cell table:formula="of:=[Datos_MoCap.E354]" office:value-type="float" office:value="0" calcext:value-type="float">
            <text:p>0</text:p>
          </table:table-cell>
          <table:table-cell/>
          <table:table-cell table:formula="of:=([.H354]^2)*(0.140024724909833)+([.H354])*(-0.00142725065277068)+(-0.0063459406986214)" office:value-type="float" office:value="-0.0063459406986214" calcext:value-type="float">
            <text:p>-0.0063459407</text:p>
          </table:table-cell>
          <table:table-cell table:formula="of:=([.J354]^2)*(-1.68303778049881)+([.J354])*(0.15665109790632)+(0.10475739737447)" office:value-type="float" office:value="0.10475739737447" calcext:value-type="float">
            <text:p>0.1047573974</text:p>
          </table:table-cell>
          <table:table-cell table:formula="of:=([.I354]^2)*(-1.84809378419694)+([.I354])*(0.969715893777015)+(-0.0558124189204929)" office:value-type="float" office:value="-0.0558124189204929" calcext:value-type="float">
            <text:p>-0.0558124189</text:p>
          </table:table-cell>
          <table:table-cell table:formula="of:=[.H354]*-1" office:value-type="float" office:value="-0" calcext:value-type="float">
            <text:p>0</text:p>
          </table:table-cell>
          <table:table-cell table:formula="of:=[.M354]*-1" office:value-type="float" office:value="-0" calcext:value-type="float">
            <text:p>0</text:p>
          </table:table-cell>
          <table:table-cell table:formula="of:=([.K354]^2)*(48.7382423482978)+([.K354])*(0.0643401308833624)+(0.0316411646540839)" office:value-type="float" office:value="0.0316411646540839" calcext:value-type="float">
            <text:p>0.0316411647</text:p>
          </table:table-cell>
          <table:table-cell table:formula="of:=([.M354]^2)*(2.99573212968935)+([.M354])*(-0.0394274132082148)+(-0.010306073088791)" office:value-type="float" office:value="-0.010306073088791" calcext:value-type="float">
            <text:p>-0.0103060731</text:p>
          </table:table-cell>
          <table:table-cell table:formula="of:=([.L354]^2)*(-20.9992408223248)+([.L354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55]" office:value-type="float" office:value="0" calcext:value-type="float">
            <text:p>0</text:p>
          </table:table-cell>
          <table:table-cell table:formula="of:=[Datos_MoCap.B355]" office:value-type="float" office:value="0" calcext:value-type="float">
            <text:p>0</text:p>
          </table:table-cell>
          <table:table-cell table:formula="of:=[Datos_MoCap.C355]" office:value-type="float" office:value="0" calcext:value-type="float">
            <text:p>0</text:p>
          </table:table-cell>
          <table:table-cell table:formula="of:=[Datos_MoCap.D355]" office:value-type="float" office:value="0" calcext:value-type="float">
            <text:p>0</text:p>
          </table:table-cell>
          <table:table-cell table:formula="of:=[Datos_MoCap.F355]" office:value-type="float" office:value="0" calcext:value-type="float">
            <text:p>0</text:p>
          </table:table-cell>
          <table:table-cell table:formula="of:=[Datos_MoCap.E355]" office:value-type="float" office:value="0" calcext:value-type="float">
            <text:p>0</text:p>
          </table:table-cell>
          <table:table-cell/>
          <table:table-cell table:formula="of:=([.H355]^2)*(0.140024724909833)+([.H355])*(-0.00142725065277068)+(-0.0063459406986214)" office:value-type="float" office:value="-0.0063459406986214" calcext:value-type="float">
            <text:p>-0.0063459407</text:p>
          </table:table-cell>
          <table:table-cell table:formula="of:=([.J355]^2)*(-1.68303778049881)+([.J355])*(0.15665109790632)+(0.10475739737447)" office:value-type="float" office:value="0.10475739737447" calcext:value-type="float">
            <text:p>0.1047573974</text:p>
          </table:table-cell>
          <table:table-cell table:formula="of:=([.I355]^2)*(-1.84809378419694)+([.I355])*(0.969715893777015)+(-0.0558124189204929)" office:value-type="float" office:value="-0.0558124189204929" calcext:value-type="float">
            <text:p>-0.0558124189</text:p>
          </table:table-cell>
          <table:table-cell table:formula="of:=[.H355]*-1" office:value-type="float" office:value="-0" calcext:value-type="float">
            <text:p>0</text:p>
          </table:table-cell>
          <table:table-cell table:formula="of:=[.M355]*-1" office:value-type="float" office:value="-0" calcext:value-type="float">
            <text:p>0</text:p>
          </table:table-cell>
          <table:table-cell table:formula="of:=([.K355]^2)*(48.7382423482978)+([.K355])*(0.0643401308833624)+(0.0316411646540839)" office:value-type="float" office:value="0.0316411646540839" calcext:value-type="float">
            <text:p>0.0316411647</text:p>
          </table:table-cell>
          <table:table-cell table:formula="of:=([.M355]^2)*(2.99573212968935)+([.M355])*(-0.0394274132082148)+(-0.010306073088791)" office:value-type="float" office:value="-0.010306073088791" calcext:value-type="float">
            <text:p>-0.0103060731</text:p>
          </table:table-cell>
          <table:table-cell table:formula="of:=([.L355]^2)*(-20.9992408223248)+([.L355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56]" office:value-type="float" office:value="0" calcext:value-type="float">
            <text:p>0</text:p>
          </table:table-cell>
          <table:table-cell table:formula="of:=[Datos_MoCap.B356]" office:value-type="float" office:value="0" calcext:value-type="float">
            <text:p>0</text:p>
          </table:table-cell>
          <table:table-cell table:formula="of:=[Datos_MoCap.C356]" office:value-type="float" office:value="0" calcext:value-type="float">
            <text:p>0</text:p>
          </table:table-cell>
          <table:table-cell table:formula="of:=[Datos_MoCap.D356]" office:value-type="float" office:value="0" calcext:value-type="float">
            <text:p>0</text:p>
          </table:table-cell>
          <table:table-cell table:formula="of:=[Datos_MoCap.F356]" office:value-type="float" office:value="0" calcext:value-type="float">
            <text:p>0</text:p>
          </table:table-cell>
          <table:table-cell table:formula="of:=[Datos_MoCap.E356]" office:value-type="float" office:value="0" calcext:value-type="float">
            <text:p>0</text:p>
          </table:table-cell>
          <table:table-cell/>
          <table:table-cell table:formula="of:=([.H356]^2)*(0.140024724909833)+([.H356])*(-0.00142725065277068)+(-0.0063459406986214)" office:value-type="float" office:value="-0.0063459406986214" calcext:value-type="float">
            <text:p>-0.0063459407</text:p>
          </table:table-cell>
          <table:table-cell table:formula="of:=([.J356]^2)*(-1.68303778049881)+([.J356])*(0.15665109790632)+(0.10475739737447)" office:value-type="float" office:value="0.10475739737447" calcext:value-type="float">
            <text:p>0.1047573974</text:p>
          </table:table-cell>
          <table:table-cell table:formula="of:=([.I356]^2)*(-1.84809378419694)+([.I356])*(0.969715893777015)+(-0.0558124189204929)" office:value-type="float" office:value="-0.0558124189204929" calcext:value-type="float">
            <text:p>-0.0558124189</text:p>
          </table:table-cell>
          <table:table-cell table:formula="of:=[.H356]*-1" office:value-type="float" office:value="-0" calcext:value-type="float">
            <text:p>0</text:p>
          </table:table-cell>
          <table:table-cell table:formula="of:=[.M356]*-1" office:value-type="float" office:value="-0" calcext:value-type="float">
            <text:p>0</text:p>
          </table:table-cell>
          <table:table-cell table:formula="of:=([.K356]^2)*(48.7382423482978)+([.K356])*(0.0643401308833624)+(0.0316411646540839)" office:value-type="float" office:value="0.0316411646540839" calcext:value-type="float">
            <text:p>0.0316411647</text:p>
          </table:table-cell>
          <table:table-cell table:formula="of:=([.M356]^2)*(2.99573212968935)+([.M356])*(-0.0394274132082148)+(-0.010306073088791)" office:value-type="float" office:value="-0.010306073088791" calcext:value-type="float">
            <text:p>-0.0103060731</text:p>
          </table:table-cell>
          <table:table-cell table:formula="of:=([.L356]^2)*(-20.9992408223248)+([.L356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57]" office:value-type="float" office:value="0" calcext:value-type="float">
            <text:p>0</text:p>
          </table:table-cell>
          <table:table-cell table:formula="of:=[Datos_MoCap.B357]" office:value-type="float" office:value="0" calcext:value-type="float">
            <text:p>0</text:p>
          </table:table-cell>
          <table:table-cell table:formula="of:=[Datos_MoCap.C357]" office:value-type="float" office:value="0" calcext:value-type="float">
            <text:p>0</text:p>
          </table:table-cell>
          <table:table-cell table:formula="of:=[Datos_MoCap.D357]" office:value-type="float" office:value="0" calcext:value-type="float">
            <text:p>0</text:p>
          </table:table-cell>
          <table:table-cell table:formula="of:=[Datos_MoCap.F357]" office:value-type="float" office:value="0" calcext:value-type="float">
            <text:p>0</text:p>
          </table:table-cell>
          <table:table-cell table:formula="of:=[Datos_MoCap.E357]" office:value-type="float" office:value="0" calcext:value-type="float">
            <text:p>0</text:p>
          </table:table-cell>
          <table:table-cell/>
          <table:table-cell table:formula="of:=([.H357]^2)*(0.140024724909833)+([.H357])*(-0.00142725065277068)+(-0.0063459406986214)" office:value-type="float" office:value="-0.0063459406986214" calcext:value-type="float">
            <text:p>-0.0063459407</text:p>
          </table:table-cell>
          <table:table-cell table:formula="of:=([.J357]^2)*(-1.68303778049881)+([.J357])*(0.15665109790632)+(0.10475739737447)" office:value-type="float" office:value="0.10475739737447" calcext:value-type="float">
            <text:p>0.1047573974</text:p>
          </table:table-cell>
          <table:table-cell table:formula="of:=([.I357]^2)*(-1.84809378419694)+([.I357])*(0.969715893777015)+(-0.0558124189204929)" office:value-type="float" office:value="-0.0558124189204929" calcext:value-type="float">
            <text:p>-0.0558124189</text:p>
          </table:table-cell>
          <table:table-cell table:formula="of:=[.H357]*-1" office:value-type="float" office:value="-0" calcext:value-type="float">
            <text:p>0</text:p>
          </table:table-cell>
          <table:table-cell table:formula="of:=[.M357]*-1" office:value-type="float" office:value="-0" calcext:value-type="float">
            <text:p>0</text:p>
          </table:table-cell>
          <table:table-cell table:formula="of:=([.K357]^2)*(48.7382423482978)+([.K357])*(0.0643401308833624)+(0.0316411646540839)" office:value-type="float" office:value="0.0316411646540839" calcext:value-type="float">
            <text:p>0.0316411647</text:p>
          </table:table-cell>
          <table:table-cell table:formula="of:=([.M357]^2)*(2.99573212968935)+([.M357])*(-0.0394274132082148)+(-0.010306073088791)" office:value-type="float" office:value="-0.010306073088791" calcext:value-type="float">
            <text:p>-0.0103060731</text:p>
          </table:table-cell>
          <table:table-cell table:formula="of:=([.L357]^2)*(-20.9992408223248)+([.L357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58]" office:value-type="float" office:value="0" calcext:value-type="float">
            <text:p>0</text:p>
          </table:table-cell>
          <table:table-cell table:formula="of:=[Datos_MoCap.B358]" office:value-type="float" office:value="0" calcext:value-type="float">
            <text:p>0</text:p>
          </table:table-cell>
          <table:table-cell table:formula="of:=[Datos_MoCap.C358]" office:value-type="float" office:value="0" calcext:value-type="float">
            <text:p>0</text:p>
          </table:table-cell>
          <table:table-cell table:formula="of:=[Datos_MoCap.D358]" office:value-type="float" office:value="0" calcext:value-type="float">
            <text:p>0</text:p>
          </table:table-cell>
          <table:table-cell table:formula="of:=[Datos_MoCap.F358]" office:value-type="float" office:value="0" calcext:value-type="float">
            <text:p>0</text:p>
          </table:table-cell>
          <table:table-cell table:formula="of:=[Datos_MoCap.E358]" office:value-type="float" office:value="0" calcext:value-type="float">
            <text:p>0</text:p>
          </table:table-cell>
          <table:table-cell/>
          <table:table-cell table:formula="of:=([.H358]^2)*(0.140024724909833)+([.H358])*(-0.00142725065277068)+(-0.0063459406986214)" office:value-type="float" office:value="-0.0063459406986214" calcext:value-type="float">
            <text:p>-0.0063459407</text:p>
          </table:table-cell>
          <table:table-cell table:formula="of:=([.J358]^2)*(-1.68303778049881)+([.J358])*(0.15665109790632)+(0.10475739737447)" office:value-type="float" office:value="0.10475739737447" calcext:value-type="float">
            <text:p>0.1047573974</text:p>
          </table:table-cell>
          <table:table-cell table:formula="of:=([.I358]^2)*(-1.84809378419694)+([.I358])*(0.969715893777015)+(-0.0558124189204929)" office:value-type="float" office:value="-0.0558124189204929" calcext:value-type="float">
            <text:p>-0.0558124189</text:p>
          </table:table-cell>
          <table:table-cell table:formula="of:=[.H358]*-1" office:value-type="float" office:value="-0" calcext:value-type="float">
            <text:p>0</text:p>
          </table:table-cell>
          <table:table-cell table:formula="of:=[.M358]*-1" office:value-type="float" office:value="-0" calcext:value-type="float">
            <text:p>0</text:p>
          </table:table-cell>
          <table:table-cell table:formula="of:=([.K358]^2)*(48.7382423482978)+([.K358])*(0.0643401308833624)+(0.0316411646540839)" office:value-type="float" office:value="0.0316411646540839" calcext:value-type="float">
            <text:p>0.0316411647</text:p>
          </table:table-cell>
          <table:table-cell table:formula="of:=([.M358]^2)*(2.99573212968935)+([.M358])*(-0.0394274132082148)+(-0.010306073088791)" office:value-type="float" office:value="-0.010306073088791" calcext:value-type="float">
            <text:p>-0.0103060731</text:p>
          </table:table-cell>
          <table:table-cell table:formula="of:=([.L358]^2)*(-20.9992408223248)+([.L358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59]" office:value-type="float" office:value="0" calcext:value-type="float">
            <text:p>0</text:p>
          </table:table-cell>
          <table:table-cell table:formula="of:=[Datos_MoCap.B359]" office:value-type="float" office:value="0" calcext:value-type="float">
            <text:p>0</text:p>
          </table:table-cell>
          <table:table-cell table:formula="of:=[Datos_MoCap.C359]" office:value-type="float" office:value="0" calcext:value-type="float">
            <text:p>0</text:p>
          </table:table-cell>
          <table:table-cell table:formula="of:=[Datos_MoCap.D359]" office:value-type="float" office:value="0" calcext:value-type="float">
            <text:p>0</text:p>
          </table:table-cell>
          <table:table-cell table:formula="of:=[Datos_MoCap.F359]" office:value-type="float" office:value="0" calcext:value-type="float">
            <text:p>0</text:p>
          </table:table-cell>
          <table:table-cell table:formula="of:=[Datos_MoCap.E359]" office:value-type="float" office:value="0" calcext:value-type="float">
            <text:p>0</text:p>
          </table:table-cell>
          <table:table-cell/>
          <table:table-cell table:formula="of:=([.H359]^2)*(0.140024724909833)+([.H359])*(-0.00142725065277068)+(-0.0063459406986214)" office:value-type="float" office:value="-0.0063459406986214" calcext:value-type="float">
            <text:p>-0.0063459407</text:p>
          </table:table-cell>
          <table:table-cell table:formula="of:=([.J359]^2)*(-1.68303778049881)+([.J359])*(0.15665109790632)+(0.10475739737447)" office:value-type="float" office:value="0.10475739737447" calcext:value-type="float">
            <text:p>0.1047573974</text:p>
          </table:table-cell>
          <table:table-cell table:formula="of:=([.I359]^2)*(-1.84809378419694)+([.I359])*(0.969715893777015)+(-0.0558124189204929)" office:value-type="float" office:value="-0.0558124189204929" calcext:value-type="float">
            <text:p>-0.0558124189</text:p>
          </table:table-cell>
          <table:table-cell table:formula="of:=[.H359]*-1" office:value-type="float" office:value="-0" calcext:value-type="float">
            <text:p>0</text:p>
          </table:table-cell>
          <table:table-cell table:formula="of:=[.M359]*-1" office:value-type="float" office:value="-0" calcext:value-type="float">
            <text:p>0</text:p>
          </table:table-cell>
          <table:table-cell table:formula="of:=([.K359]^2)*(48.7382423482978)+([.K359])*(0.0643401308833624)+(0.0316411646540839)" office:value-type="float" office:value="0.0316411646540839" calcext:value-type="float">
            <text:p>0.0316411647</text:p>
          </table:table-cell>
          <table:table-cell table:formula="of:=([.M359]^2)*(2.99573212968935)+([.M359])*(-0.0394274132082148)+(-0.010306073088791)" office:value-type="float" office:value="-0.010306073088791" calcext:value-type="float">
            <text:p>-0.0103060731</text:p>
          </table:table-cell>
          <table:table-cell table:formula="of:=([.L359]^2)*(-20.9992408223248)+([.L359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60]" office:value-type="float" office:value="0" calcext:value-type="float">
            <text:p>0</text:p>
          </table:table-cell>
          <table:table-cell table:formula="of:=[Datos_MoCap.B360]" office:value-type="float" office:value="0" calcext:value-type="float">
            <text:p>0</text:p>
          </table:table-cell>
          <table:table-cell table:formula="of:=[Datos_MoCap.C360]" office:value-type="float" office:value="0" calcext:value-type="float">
            <text:p>0</text:p>
          </table:table-cell>
          <table:table-cell table:formula="of:=[Datos_MoCap.D360]" office:value-type="float" office:value="0" calcext:value-type="float">
            <text:p>0</text:p>
          </table:table-cell>
          <table:table-cell table:formula="of:=[Datos_MoCap.F360]" office:value-type="float" office:value="0" calcext:value-type="float">
            <text:p>0</text:p>
          </table:table-cell>
          <table:table-cell table:formula="of:=[Datos_MoCap.E360]" office:value-type="float" office:value="0" calcext:value-type="float">
            <text:p>0</text:p>
          </table:table-cell>
          <table:table-cell/>
          <table:table-cell table:formula="of:=([.H360]^2)*(0.140024724909833)+([.H360])*(-0.00142725065277068)+(-0.0063459406986214)" office:value-type="float" office:value="-0.0063459406986214" calcext:value-type="float">
            <text:p>-0.0063459407</text:p>
          </table:table-cell>
          <table:table-cell table:formula="of:=([.J360]^2)*(-1.68303778049881)+([.J360])*(0.15665109790632)+(0.10475739737447)" office:value-type="float" office:value="0.10475739737447" calcext:value-type="float">
            <text:p>0.1047573974</text:p>
          </table:table-cell>
          <table:table-cell table:formula="of:=([.I360]^2)*(-1.84809378419694)+([.I360])*(0.969715893777015)+(-0.0558124189204929)" office:value-type="float" office:value="-0.0558124189204929" calcext:value-type="float">
            <text:p>-0.0558124189</text:p>
          </table:table-cell>
          <table:table-cell table:formula="of:=[.H360]*-1" office:value-type="float" office:value="-0" calcext:value-type="float">
            <text:p>0</text:p>
          </table:table-cell>
          <table:table-cell table:formula="of:=[.M360]*-1" office:value-type="float" office:value="-0" calcext:value-type="float">
            <text:p>0</text:p>
          </table:table-cell>
          <table:table-cell table:formula="of:=([.K360]^2)*(48.7382423482978)+([.K360])*(0.0643401308833624)+(0.0316411646540839)" office:value-type="float" office:value="0.0316411646540839" calcext:value-type="float">
            <text:p>0.0316411647</text:p>
          </table:table-cell>
          <table:table-cell table:formula="of:=([.M360]^2)*(2.99573212968935)+([.M360])*(-0.0394274132082148)+(-0.010306073088791)" office:value-type="float" office:value="-0.010306073088791" calcext:value-type="float">
            <text:p>-0.0103060731</text:p>
          </table:table-cell>
          <table:table-cell table:formula="of:=([.L360]^2)*(-20.9992408223248)+([.L360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61]" office:value-type="float" office:value="0" calcext:value-type="float">
            <text:p>0</text:p>
          </table:table-cell>
          <table:table-cell table:formula="of:=[Datos_MoCap.B361]" office:value-type="float" office:value="0" calcext:value-type="float">
            <text:p>0</text:p>
          </table:table-cell>
          <table:table-cell table:formula="of:=[Datos_MoCap.C361]" office:value-type="float" office:value="0" calcext:value-type="float">
            <text:p>0</text:p>
          </table:table-cell>
          <table:table-cell table:formula="of:=[Datos_MoCap.D361]" office:value-type="float" office:value="0" calcext:value-type="float">
            <text:p>0</text:p>
          </table:table-cell>
          <table:table-cell table:formula="of:=[Datos_MoCap.F361]" office:value-type="float" office:value="0" calcext:value-type="float">
            <text:p>0</text:p>
          </table:table-cell>
          <table:table-cell table:formula="of:=[Datos_MoCap.E361]" office:value-type="float" office:value="0" calcext:value-type="float">
            <text:p>0</text:p>
          </table:table-cell>
          <table:table-cell/>
          <table:table-cell table:formula="of:=([.H361]^2)*(0.140024724909833)+([.H361])*(-0.00142725065277068)+(-0.0063459406986214)" office:value-type="float" office:value="-0.0063459406986214" calcext:value-type="float">
            <text:p>-0.0063459407</text:p>
          </table:table-cell>
          <table:table-cell table:formula="of:=([.J361]^2)*(-1.68303778049881)+([.J361])*(0.15665109790632)+(0.10475739737447)" office:value-type="float" office:value="0.10475739737447" calcext:value-type="float">
            <text:p>0.1047573974</text:p>
          </table:table-cell>
          <table:table-cell table:formula="of:=([.I361]^2)*(-1.84809378419694)+([.I361])*(0.969715893777015)+(-0.0558124189204929)" office:value-type="float" office:value="-0.0558124189204929" calcext:value-type="float">
            <text:p>-0.0558124189</text:p>
          </table:table-cell>
          <table:table-cell table:formula="of:=[.H361]*-1" office:value-type="float" office:value="-0" calcext:value-type="float">
            <text:p>0</text:p>
          </table:table-cell>
          <table:table-cell table:formula="of:=[.M361]*-1" office:value-type="float" office:value="-0" calcext:value-type="float">
            <text:p>0</text:p>
          </table:table-cell>
          <table:table-cell table:formula="of:=([.K361]^2)*(48.7382423482978)+([.K361])*(0.0643401308833624)+(0.0316411646540839)" office:value-type="float" office:value="0.0316411646540839" calcext:value-type="float">
            <text:p>0.0316411647</text:p>
          </table:table-cell>
          <table:table-cell table:formula="of:=([.M361]^2)*(2.99573212968935)+([.M361])*(-0.0394274132082148)+(-0.010306073088791)" office:value-type="float" office:value="-0.010306073088791" calcext:value-type="float">
            <text:p>-0.0103060731</text:p>
          </table:table-cell>
          <table:table-cell table:formula="of:=([.L361]^2)*(-20.9992408223248)+([.L361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62]" office:value-type="float" office:value="0" calcext:value-type="float">
            <text:p>0</text:p>
          </table:table-cell>
          <table:table-cell table:formula="of:=[Datos_MoCap.B362]" office:value-type="float" office:value="0" calcext:value-type="float">
            <text:p>0</text:p>
          </table:table-cell>
          <table:table-cell table:formula="of:=[Datos_MoCap.C362]" office:value-type="float" office:value="0" calcext:value-type="float">
            <text:p>0</text:p>
          </table:table-cell>
          <table:table-cell table:formula="of:=[Datos_MoCap.D362]" office:value-type="float" office:value="0" calcext:value-type="float">
            <text:p>0</text:p>
          </table:table-cell>
          <table:table-cell table:formula="of:=[Datos_MoCap.F362]" office:value-type="float" office:value="0" calcext:value-type="float">
            <text:p>0</text:p>
          </table:table-cell>
          <table:table-cell table:formula="of:=[Datos_MoCap.E362]" office:value-type="float" office:value="0" calcext:value-type="float">
            <text:p>0</text:p>
          </table:table-cell>
          <table:table-cell/>
          <table:table-cell table:formula="of:=([.H362]^2)*(0.140024724909833)+([.H362])*(-0.00142725065277068)+(-0.0063459406986214)" office:value-type="float" office:value="-0.0063459406986214" calcext:value-type="float">
            <text:p>-0.0063459407</text:p>
          </table:table-cell>
          <table:table-cell table:formula="of:=([.J362]^2)*(-1.68303778049881)+([.J362])*(0.15665109790632)+(0.10475739737447)" office:value-type="float" office:value="0.10475739737447" calcext:value-type="float">
            <text:p>0.1047573974</text:p>
          </table:table-cell>
          <table:table-cell table:formula="of:=([.I362]^2)*(-1.84809378419694)+([.I362])*(0.969715893777015)+(-0.0558124189204929)" office:value-type="float" office:value="-0.0558124189204929" calcext:value-type="float">
            <text:p>-0.0558124189</text:p>
          </table:table-cell>
          <table:table-cell table:formula="of:=[.H362]*-1" office:value-type="float" office:value="-0" calcext:value-type="float">
            <text:p>0</text:p>
          </table:table-cell>
          <table:table-cell table:formula="of:=[.M362]*-1" office:value-type="float" office:value="-0" calcext:value-type="float">
            <text:p>0</text:p>
          </table:table-cell>
          <table:table-cell table:formula="of:=([.K362]^2)*(48.7382423482978)+([.K362])*(0.0643401308833624)+(0.0316411646540839)" office:value-type="float" office:value="0.0316411646540839" calcext:value-type="float">
            <text:p>0.0316411647</text:p>
          </table:table-cell>
          <table:table-cell table:formula="of:=([.M362]^2)*(2.99573212968935)+([.M362])*(-0.0394274132082148)+(-0.010306073088791)" office:value-type="float" office:value="-0.010306073088791" calcext:value-type="float">
            <text:p>-0.0103060731</text:p>
          </table:table-cell>
          <table:table-cell table:formula="of:=([.L362]^2)*(-20.9992408223248)+([.L362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63]" office:value-type="float" office:value="0" calcext:value-type="float">
            <text:p>0</text:p>
          </table:table-cell>
          <table:table-cell table:formula="of:=[Datos_MoCap.B363]" office:value-type="float" office:value="0" calcext:value-type="float">
            <text:p>0</text:p>
          </table:table-cell>
          <table:table-cell table:formula="of:=[Datos_MoCap.C363]" office:value-type="float" office:value="0" calcext:value-type="float">
            <text:p>0</text:p>
          </table:table-cell>
          <table:table-cell table:formula="of:=[Datos_MoCap.D363]" office:value-type="float" office:value="0" calcext:value-type="float">
            <text:p>0</text:p>
          </table:table-cell>
          <table:table-cell table:formula="of:=[Datos_MoCap.F363]" office:value-type="float" office:value="0" calcext:value-type="float">
            <text:p>0</text:p>
          </table:table-cell>
          <table:table-cell table:formula="of:=[Datos_MoCap.E363]" office:value-type="float" office:value="0" calcext:value-type="float">
            <text:p>0</text:p>
          </table:table-cell>
          <table:table-cell/>
          <table:table-cell table:formula="of:=([.H363]^2)*(0.140024724909833)+([.H363])*(-0.00142725065277068)+(-0.0063459406986214)" office:value-type="float" office:value="-0.0063459406986214" calcext:value-type="float">
            <text:p>-0.0063459407</text:p>
          </table:table-cell>
          <table:table-cell table:formula="of:=([.J363]^2)*(-1.68303778049881)+([.J363])*(0.15665109790632)+(0.10475739737447)" office:value-type="float" office:value="0.10475739737447" calcext:value-type="float">
            <text:p>0.1047573974</text:p>
          </table:table-cell>
          <table:table-cell table:formula="of:=([.I363]^2)*(-1.84809378419694)+([.I363])*(0.969715893777015)+(-0.0558124189204929)" office:value-type="float" office:value="-0.0558124189204929" calcext:value-type="float">
            <text:p>-0.0558124189</text:p>
          </table:table-cell>
          <table:table-cell table:formula="of:=[.H363]*-1" office:value-type="float" office:value="-0" calcext:value-type="float">
            <text:p>0</text:p>
          </table:table-cell>
          <table:table-cell table:formula="of:=[.M363]*-1" office:value-type="float" office:value="-0" calcext:value-type="float">
            <text:p>0</text:p>
          </table:table-cell>
          <table:table-cell table:formula="of:=([.K363]^2)*(48.7382423482978)+([.K363])*(0.0643401308833624)+(0.0316411646540839)" office:value-type="float" office:value="0.0316411646540839" calcext:value-type="float">
            <text:p>0.0316411647</text:p>
          </table:table-cell>
          <table:table-cell table:formula="of:=([.M363]^2)*(2.99573212968935)+([.M363])*(-0.0394274132082148)+(-0.010306073088791)" office:value-type="float" office:value="-0.010306073088791" calcext:value-type="float">
            <text:p>-0.0103060731</text:p>
          </table:table-cell>
          <table:table-cell table:formula="of:=([.L363]^2)*(-20.9992408223248)+([.L363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64]" office:value-type="float" office:value="0" calcext:value-type="float">
            <text:p>0</text:p>
          </table:table-cell>
          <table:table-cell table:formula="of:=[Datos_MoCap.B364]" office:value-type="float" office:value="0" calcext:value-type="float">
            <text:p>0</text:p>
          </table:table-cell>
          <table:table-cell table:formula="of:=[Datos_MoCap.C364]" office:value-type="float" office:value="0" calcext:value-type="float">
            <text:p>0</text:p>
          </table:table-cell>
          <table:table-cell table:formula="of:=[Datos_MoCap.D364]" office:value-type="float" office:value="0" calcext:value-type="float">
            <text:p>0</text:p>
          </table:table-cell>
          <table:table-cell table:formula="of:=[Datos_MoCap.F364]" office:value-type="float" office:value="0" calcext:value-type="float">
            <text:p>0</text:p>
          </table:table-cell>
          <table:table-cell table:formula="of:=[Datos_MoCap.E364]" office:value-type="float" office:value="0" calcext:value-type="float">
            <text:p>0</text:p>
          </table:table-cell>
          <table:table-cell/>
          <table:table-cell table:formula="of:=([.H364]^2)*(0.140024724909833)+([.H364])*(-0.00142725065277068)+(-0.0063459406986214)" office:value-type="float" office:value="-0.0063459406986214" calcext:value-type="float">
            <text:p>-0.0063459407</text:p>
          </table:table-cell>
          <table:table-cell table:formula="of:=([.J364]^2)*(-1.68303778049881)+([.J364])*(0.15665109790632)+(0.10475739737447)" office:value-type="float" office:value="0.10475739737447" calcext:value-type="float">
            <text:p>0.1047573974</text:p>
          </table:table-cell>
          <table:table-cell table:formula="of:=([.I364]^2)*(-1.84809378419694)+([.I364])*(0.969715893777015)+(-0.0558124189204929)" office:value-type="float" office:value="-0.0558124189204929" calcext:value-type="float">
            <text:p>-0.0558124189</text:p>
          </table:table-cell>
          <table:table-cell table:formula="of:=[.H364]*-1" office:value-type="float" office:value="-0" calcext:value-type="float">
            <text:p>0</text:p>
          </table:table-cell>
          <table:table-cell table:formula="of:=[.M364]*-1" office:value-type="float" office:value="-0" calcext:value-type="float">
            <text:p>0</text:p>
          </table:table-cell>
          <table:table-cell table:formula="of:=([.K364]^2)*(48.7382423482978)+([.K364])*(0.0643401308833624)+(0.0316411646540839)" office:value-type="float" office:value="0.0316411646540839" calcext:value-type="float">
            <text:p>0.0316411647</text:p>
          </table:table-cell>
          <table:table-cell table:formula="of:=([.M364]^2)*(2.99573212968935)+([.M364])*(-0.0394274132082148)+(-0.010306073088791)" office:value-type="float" office:value="-0.010306073088791" calcext:value-type="float">
            <text:p>-0.0103060731</text:p>
          </table:table-cell>
          <table:table-cell table:formula="of:=([.L364]^2)*(-20.9992408223248)+([.L364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65]" office:value-type="float" office:value="0" calcext:value-type="float">
            <text:p>0</text:p>
          </table:table-cell>
          <table:table-cell table:formula="of:=[Datos_MoCap.B365]" office:value-type="float" office:value="0" calcext:value-type="float">
            <text:p>0</text:p>
          </table:table-cell>
          <table:table-cell table:formula="of:=[Datos_MoCap.C365]" office:value-type="float" office:value="0" calcext:value-type="float">
            <text:p>0</text:p>
          </table:table-cell>
          <table:table-cell table:formula="of:=[Datos_MoCap.D365]" office:value-type="float" office:value="0" calcext:value-type="float">
            <text:p>0</text:p>
          </table:table-cell>
          <table:table-cell table:formula="of:=[Datos_MoCap.F365]" office:value-type="float" office:value="0" calcext:value-type="float">
            <text:p>0</text:p>
          </table:table-cell>
          <table:table-cell table:formula="of:=[Datos_MoCap.E365]" office:value-type="float" office:value="0" calcext:value-type="float">
            <text:p>0</text:p>
          </table:table-cell>
          <table:table-cell/>
          <table:table-cell table:formula="of:=([.H365]^2)*(0.140024724909833)+([.H365])*(-0.00142725065277068)+(-0.0063459406986214)" office:value-type="float" office:value="-0.0063459406986214" calcext:value-type="float">
            <text:p>-0.0063459407</text:p>
          </table:table-cell>
          <table:table-cell table:formula="of:=([.J365]^2)*(-1.68303778049881)+([.J365])*(0.15665109790632)+(0.10475739737447)" office:value-type="float" office:value="0.10475739737447" calcext:value-type="float">
            <text:p>0.1047573974</text:p>
          </table:table-cell>
          <table:table-cell table:formula="of:=([.I365]^2)*(-1.84809378419694)+([.I365])*(0.969715893777015)+(-0.0558124189204929)" office:value-type="float" office:value="-0.0558124189204929" calcext:value-type="float">
            <text:p>-0.0558124189</text:p>
          </table:table-cell>
          <table:table-cell table:formula="of:=[.H365]*-1" office:value-type="float" office:value="-0" calcext:value-type="float">
            <text:p>0</text:p>
          </table:table-cell>
          <table:table-cell table:formula="of:=[.M365]*-1" office:value-type="float" office:value="-0" calcext:value-type="float">
            <text:p>0</text:p>
          </table:table-cell>
          <table:table-cell table:formula="of:=([.K365]^2)*(48.7382423482978)+([.K365])*(0.0643401308833624)+(0.0316411646540839)" office:value-type="float" office:value="0.0316411646540839" calcext:value-type="float">
            <text:p>0.0316411647</text:p>
          </table:table-cell>
          <table:table-cell table:formula="of:=([.M365]^2)*(2.99573212968935)+([.M365])*(-0.0394274132082148)+(-0.010306073088791)" office:value-type="float" office:value="-0.010306073088791" calcext:value-type="float">
            <text:p>-0.0103060731</text:p>
          </table:table-cell>
          <table:table-cell table:formula="of:=([.L365]^2)*(-20.9992408223248)+([.L365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66]" office:value-type="float" office:value="0" calcext:value-type="float">
            <text:p>0</text:p>
          </table:table-cell>
          <table:table-cell table:formula="of:=[Datos_MoCap.B366]" office:value-type="float" office:value="0" calcext:value-type="float">
            <text:p>0</text:p>
          </table:table-cell>
          <table:table-cell table:formula="of:=[Datos_MoCap.C366]" office:value-type="float" office:value="0" calcext:value-type="float">
            <text:p>0</text:p>
          </table:table-cell>
          <table:table-cell table:formula="of:=[Datos_MoCap.D366]" office:value-type="float" office:value="0" calcext:value-type="float">
            <text:p>0</text:p>
          </table:table-cell>
          <table:table-cell table:formula="of:=[Datos_MoCap.F366]" office:value-type="float" office:value="0" calcext:value-type="float">
            <text:p>0</text:p>
          </table:table-cell>
          <table:table-cell table:formula="of:=[Datos_MoCap.E366]" office:value-type="float" office:value="0" calcext:value-type="float">
            <text:p>0</text:p>
          </table:table-cell>
          <table:table-cell/>
          <table:table-cell table:formula="of:=([.H366]^2)*(0.140024724909833)+([.H366])*(-0.00142725065277068)+(-0.0063459406986214)" office:value-type="float" office:value="-0.0063459406986214" calcext:value-type="float">
            <text:p>-0.0063459407</text:p>
          </table:table-cell>
          <table:table-cell table:formula="of:=([.J366]^2)*(-1.68303778049881)+([.J366])*(0.15665109790632)+(0.10475739737447)" office:value-type="float" office:value="0.10475739737447" calcext:value-type="float">
            <text:p>0.1047573974</text:p>
          </table:table-cell>
          <table:table-cell table:formula="of:=([.I366]^2)*(-1.84809378419694)+([.I366])*(0.969715893777015)+(-0.0558124189204929)" office:value-type="float" office:value="-0.0558124189204929" calcext:value-type="float">
            <text:p>-0.0558124189</text:p>
          </table:table-cell>
          <table:table-cell table:formula="of:=[.H366]*-1" office:value-type="float" office:value="-0" calcext:value-type="float">
            <text:p>0</text:p>
          </table:table-cell>
          <table:table-cell table:formula="of:=[.M366]*-1" office:value-type="float" office:value="-0" calcext:value-type="float">
            <text:p>0</text:p>
          </table:table-cell>
          <table:table-cell table:formula="of:=([.K366]^2)*(48.7382423482978)+([.K366])*(0.0643401308833624)+(0.0316411646540839)" office:value-type="float" office:value="0.0316411646540839" calcext:value-type="float">
            <text:p>0.0316411647</text:p>
          </table:table-cell>
          <table:table-cell table:formula="of:=([.M366]^2)*(2.99573212968935)+([.M366])*(-0.0394274132082148)+(-0.010306073088791)" office:value-type="float" office:value="-0.010306073088791" calcext:value-type="float">
            <text:p>-0.0103060731</text:p>
          </table:table-cell>
          <table:table-cell table:formula="of:=([.L366]^2)*(-20.9992408223248)+([.L366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67]" office:value-type="float" office:value="0" calcext:value-type="float">
            <text:p>0</text:p>
          </table:table-cell>
          <table:table-cell table:formula="of:=[Datos_MoCap.B367]" office:value-type="float" office:value="0" calcext:value-type="float">
            <text:p>0</text:p>
          </table:table-cell>
          <table:table-cell table:formula="of:=[Datos_MoCap.C367]" office:value-type="float" office:value="0" calcext:value-type="float">
            <text:p>0</text:p>
          </table:table-cell>
          <table:table-cell table:formula="of:=[Datos_MoCap.D367]" office:value-type="float" office:value="0" calcext:value-type="float">
            <text:p>0</text:p>
          </table:table-cell>
          <table:table-cell table:formula="of:=[Datos_MoCap.F367]" office:value-type="float" office:value="0" calcext:value-type="float">
            <text:p>0</text:p>
          </table:table-cell>
          <table:table-cell table:formula="of:=[Datos_MoCap.E367]" office:value-type="float" office:value="0" calcext:value-type="float">
            <text:p>0</text:p>
          </table:table-cell>
          <table:table-cell/>
          <table:table-cell table:formula="of:=([.H367]^2)*(0.140024724909833)+([.H367])*(-0.00142725065277068)+(-0.0063459406986214)" office:value-type="float" office:value="-0.0063459406986214" calcext:value-type="float">
            <text:p>-0.0063459407</text:p>
          </table:table-cell>
          <table:table-cell table:formula="of:=([.J367]^2)*(-1.68303778049881)+([.J367])*(0.15665109790632)+(0.10475739737447)" office:value-type="float" office:value="0.10475739737447" calcext:value-type="float">
            <text:p>0.1047573974</text:p>
          </table:table-cell>
          <table:table-cell table:formula="of:=([.I367]^2)*(-1.84809378419694)+([.I367])*(0.969715893777015)+(-0.0558124189204929)" office:value-type="float" office:value="-0.0558124189204929" calcext:value-type="float">
            <text:p>-0.0558124189</text:p>
          </table:table-cell>
          <table:table-cell table:formula="of:=[.H367]*-1" office:value-type="float" office:value="-0" calcext:value-type="float">
            <text:p>0</text:p>
          </table:table-cell>
          <table:table-cell table:formula="of:=[.M367]*-1" office:value-type="float" office:value="-0" calcext:value-type="float">
            <text:p>0</text:p>
          </table:table-cell>
          <table:table-cell table:formula="of:=([.K367]^2)*(48.7382423482978)+([.K367])*(0.0643401308833624)+(0.0316411646540839)" office:value-type="float" office:value="0.0316411646540839" calcext:value-type="float">
            <text:p>0.0316411647</text:p>
          </table:table-cell>
          <table:table-cell table:formula="of:=([.M367]^2)*(2.99573212968935)+([.M367])*(-0.0394274132082148)+(-0.010306073088791)" office:value-type="float" office:value="-0.010306073088791" calcext:value-type="float">
            <text:p>-0.0103060731</text:p>
          </table:table-cell>
          <table:table-cell table:formula="of:=([.L367]^2)*(-20.9992408223248)+([.L367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68]" office:value-type="float" office:value="0" calcext:value-type="float">
            <text:p>0</text:p>
          </table:table-cell>
          <table:table-cell table:formula="of:=[Datos_MoCap.B368]" office:value-type="float" office:value="0" calcext:value-type="float">
            <text:p>0</text:p>
          </table:table-cell>
          <table:table-cell table:formula="of:=[Datos_MoCap.C368]" office:value-type="float" office:value="0" calcext:value-type="float">
            <text:p>0</text:p>
          </table:table-cell>
          <table:table-cell table:formula="of:=[Datos_MoCap.D368]" office:value-type="float" office:value="0" calcext:value-type="float">
            <text:p>0</text:p>
          </table:table-cell>
          <table:table-cell table:formula="of:=[Datos_MoCap.F368]" office:value-type="float" office:value="0" calcext:value-type="float">
            <text:p>0</text:p>
          </table:table-cell>
          <table:table-cell table:formula="of:=[Datos_MoCap.E368]" office:value-type="float" office:value="0" calcext:value-type="float">
            <text:p>0</text:p>
          </table:table-cell>
          <table:table-cell/>
          <table:table-cell table:formula="of:=([.H368]^2)*(0.140024724909833)+([.H368])*(-0.00142725065277068)+(-0.0063459406986214)" office:value-type="float" office:value="-0.0063459406986214" calcext:value-type="float">
            <text:p>-0.0063459407</text:p>
          </table:table-cell>
          <table:table-cell table:formula="of:=([.J368]^2)*(-1.68303778049881)+([.J368])*(0.15665109790632)+(0.10475739737447)" office:value-type="float" office:value="0.10475739737447" calcext:value-type="float">
            <text:p>0.1047573974</text:p>
          </table:table-cell>
          <table:table-cell table:formula="of:=([.I368]^2)*(-1.84809378419694)+([.I368])*(0.969715893777015)+(-0.0558124189204929)" office:value-type="float" office:value="-0.0558124189204929" calcext:value-type="float">
            <text:p>-0.0558124189</text:p>
          </table:table-cell>
          <table:table-cell table:formula="of:=[.H368]*-1" office:value-type="float" office:value="-0" calcext:value-type="float">
            <text:p>0</text:p>
          </table:table-cell>
          <table:table-cell table:formula="of:=[.M368]*-1" office:value-type="float" office:value="-0" calcext:value-type="float">
            <text:p>0</text:p>
          </table:table-cell>
          <table:table-cell table:formula="of:=([.K368]^2)*(48.7382423482978)+([.K368])*(0.0643401308833624)+(0.0316411646540839)" office:value-type="float" office:value="0.0316411646540839" calcext:value-type="float">
            <text:p>0.0316411647</text:p>
          </table:table-cell>
          <table:table-cell table:formula="of:=([.M368]^2)*(2.99573212968935)+([.M368])*(-0.0394274132082148)+(-0.010306073088791)" office:value-type="float" office:value="-0.010306073088791" calcext:value-type="float">
            <text:p>-0.0103060731</text:p>
          </table:table-cell>
          <table:table-cell table:formula="of:=([.L368]^2)*(-20.9992408223248)+([.L368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69]" office:value-type="float" office:value="0" calcext:value-type="float">
            <text:p>0</text:p>
          </table:table-cell>
          <table:table-cell table:formula="of:=[Datos_MoCap.B369]" office:value-type="float" office:value="0" calcext:value-type="float">
            <text:p>0</text:p>
          </table:table-cell>
          <table:table-cell table:formula="of:=[Datos_MoCap.C369]" office:value-type="float" office:value="0" calcext:value-type="float">
            <text:p>0</text:p>
          </table:table-cell>
          <table:table-cell table:formula="of:=[Datos_MoCap.D369]" office:value-type="float" office:value="0" calcext:value-type="float">
            <text:p>0</text:p>
          </table:table-cell>
          <table:table-cell table:formula="of:=[Datos_MoCap.F369]" office:value-type="float" office:value="0" calcext:value-type="float">
            <text:p>0</text:p>
          </table:table-cell>
          <table:table-cell table:formula="of:=[Datos_MoCap.E369]" office:value-type="float" office:value="0" calcext:value-type="float">
            <text:p>0</text:p>
          </table:table-cell>
          <table:table-cell/>
          <table:table-cell table:formula="of:=([.H369]^2)*(0.140024724909833)+([.H369])*(-0.00142725065277068)+(-0.0063459406986214)" office:value-type="float" office:value="-0.0063459406986214" calcext:value-type="float">
            <text:p>-0.0063459407</text:p>
          </table:table-cell>
          <table:table-cell table:formula="of:=([.J369]^2)*(-1.68303778049881)+([.J369])*(0.15665109790632)+(0.10475739737447)" office:value-type="float" office:value="0.10475739737447" calcext:value-type="float">
            <text:p>0.1047573974</text:p>
          </table:table-cell>
          <table:table-cell table:formula="of:=([.I369]^2)*(-1.84809378419694)+([.I369])*(0.969715893777015)+(-0.0558124189204929)" office:value-type="float" office:value="-0.0558124189204929" calcext:value-type="float">
            <text:p>-0.0558124189</text:p>
          </table:table-cell>
          <table:table-cell table:formula="of:=[.H369]*-1" office:value-type="float" office:value="-0" calcext:value-type="float">
            <text:p>0</text:p>
          </table:table-cell>
          <table:table-cell table:formula="of:=[.M369]*-1" office:value-type="float" office:value="-0" calcext:value-type="float">
            <text:p>0</text:p>
          </table:table-cell>
          <table:table-cell table:formula="of:=([.K369]^2)*(48.7382423482978)+([.K369])*(0.0643401308833624)+(0.0316411646540839)" office:value-type="float" office:value="0.0316411646540839" calcext:value-type="float">
            <text:p>0.0316411647</text:p>
          </table:table-cell>
          <table:table-cell table:formula="of:=([.M369]^2)*(2.99573212968935)+([.M369])*(-0.0394274132082148)+(-0.010306073088791)" office:value-type="float" office:value="-0.010306073088791" calcext:value-type="float">
            <text:p>-0.0103060731</text:p>
          </table:table-cell>
          <table:table-cell table:formula="of:=([.L369]^2)*(-20.9992408223248)+([.L369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70]" office:value-type="float" office:value="0" calcext:value-type="float">
            <text:p>0</text:p>
          </table:table-cell>
          <table:table-cell table:formula="of:=[Datos_MoCap.B370]" office:value-type="float" office:value="0" calcext:value-type="float">
            <text:p>0</text:p>
          </table:table-cell>
          <table:table-cell table:formula="of:=[Datos_MoCap.C370]" office:value-type="float" office:value="0" calcext:value-type="float">
            <text:p>0</text:p>
          </table:table-cell>
          <table:table-cell table:formula="of:=[Datos_MoCap.D370]" office:value-type="float" office:value="0" calcext:value-type="float">
            <text:p>0</text:p>
          </table:table-cell>
          <table:table-cell table:formula="of:=[Datos_MoCap.F370]" office:value-type="float" office:value="0" calcext:value-type="float">
            <text:p>0</text:p>
          </table:table-cell>
          <table:table-cell table:formula="of:=[Datos_MoCap.E370]" office:value-type="float" office:value="0" calcext:value-type="float">
            <text:p>0</text:p>
          </table:table-cell>
          <table:table-cell/>
          <table:table-cell table:formula="of:=([.H370]^2)*(0.140024724909833)+([.H370])*(-0.00142725065277068)+(-0.0063459406986214)" office:value-type="float" office:value="-0.0063459406986214" calcext:value-type="float">
            <text:p>-0.0063459407</text:p>
          </table:table-cell>
          <table:table-cell table:formula="of:=([.J370]^2)*(-1.68303778049881)+([.J370])*(0.15665109790632)+(0.10475739737447)" office:value-type="float" office:value="0.10475739737447" calcext:value-type="float">
            <text:p>0.1047573974</text:p>
          </table:table-cell>
          <table:table-cell table:formula="of:=([.I370]^2)*(-1.84809378419694)+([.I370])*(0.969715893777015)+(-0.0558124189204929)" office:value-type="float" office:value="-0.0558124189204929" calcext:value-type="float">
            <text:p>-0.0558124189</text:p>
          </table:table-cell>
          <table:table-cell table:formula="of:=[.H370]*-1" office:value-type="float" office:value="-0" calcext:value-type="float">
            <text:p>0</text:p>
          </table:table-cell>
          <table:table-cell table:formula="of:=[.M370]*-1" office:value-type="float" office:value="-0" calcext:value-type="float">
            <text:p>0</text:p>
          </table:table-cell>
          <table:table-cell table:formula="of:=([.K370]^2)*(48.7382423482978)+([.K370])*(0.0643401308833624)+(0.0316411646540839)" office:value-type="float" office:value="0.0316411646540839" calcext:value-type="float">
            <text:p>0.0316411647</text:p>
          </table:table-cell>
          <table:table-cell table:formula="of:=([.M370]^2)*(2.99573212968935)+([.M370])*(-0.0394274132082148)+(-0.010306073088791)" office:value-type="float" office:value="-0.010306073088791" calcext:value-type="float">
            <text:p>-0.0103060731</text:p>
          </table:table-cell>
          <table:table-cell table:formula="of:=([.L370]^2)*(-20.9992408223248)+([.L370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71]" office:value-type="float" office:value="0" calcext:value-type="float">
            <text:p>0</text:p>
          </table:table-cell>
          <table:table-cell table:formula="of:=[Datos_MoCap.B371]" office:value-type="float" office:value="0" calcext:value-type="float">
            <text:p>0</text:p>
          </table:table-cell>
          <table:table-cell table:formula="of:=[Datos_MoCap.C371]" office:value-type="float" office:value="0" calcext:value-type="float">
            <text:p>0</text:p>
          </table:table-cell>
          <table:table-cell table:formula="of:=[Datos_MoCap.D371]" office:value-type="float" office:value="0" calcext:value-type="float">
            <text:p>0</text:p>
          </table:table-cell>
          <table:table-cell table:formula="of:=[Datos_MoCap.F371]" office:value-type="float" office:value="0" calcext:value-type="float">
            <text:p>0</text:p>
          </table:table-cell>
          <table:table-cell table:formula="of:=[Datos_MoCap.E371]" office:value-type="float" office:value="0" calcext:value-type="float">
            <text:p>0</text:p>
          </table:table-cell>
          <table:table-cell/>
          <table:table-cell table:formula="of:=([.H371]^2)*(0.140024724909833)+([.H371])*(-0.00142725065277068)+(-0.0063459406986214)" office:value-type="float" office:value="-0.0063459406986214" calcext:value-type="float">
            <text:p>-0.0063459407</text:p>
          </table:table-cell>
          <table:table-cell table:formula="of:=([.J371]^2)*(-1.68303778049881)+([.J371])*(0.15665109790632)+(0.10475739737447)" office:value-type="float" office:value="0.10475739737447" calcext:value-type="float">
            <text:p>0.1047573974</text:p>
          </table:table-cell>
          <table:table-cell table:formula="of:=([.I371]^2)*(-1.84809378419694)+([.I371])*(0.969715893777015)+(-0.0558124189204929)" office:value-type="float" office:value="-0.0558124189204929" calcext:value-type="float">
            <text:p>-0.0558124189</text:p>
          </table:table-cell>
          <table:table-cell table:formula="of:=[.H371]*-1" office:value-type="float" office:value="-0" calcext:value-type="float">
            <text:p>0</text:p>
          </table:table-cell>
          <table:table-cell table:formula="of:=[.M371]*-1" office:value-type="float" office:value="-0" calcext:value-type="float">
            <text:p>0</text:p>
          </table:table-cell>
          <table:table-cell table:formula="of:=([.K371]^2)*(48.7382423482978)+([.K371])*(0.0643401308833624)+(0.0316411646540839)" office:value-type="float" office:value="0.0316411646540839" calcext:value-type="float">
            <text:p>0.0316411647</text:p>
          </table:table-cell>
          <table:table-cell table:formula="of:=([.M371]^2)*(2.99573212968935)+([.M371])*(-0.0394274132082148)+(-0.010306073088791)" office:value-type="float" office:value="-0.010306073088791" calcext:value-type="float">
            <text:p>-0.0103060731</text:p>
          </table:table-cell>
          <table:table-cell table:formula="of:=([.L371]^2)*(-20.9992408223248)+([.L371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72]" office:value-type="float" office:value="0" calcext:value-type="float">
            <text:p>0</text:p>
          </table:table-cell>
          <table:table-cell table:formula="of:=[Datos_MoCap.B372]" office:value-type="float" office:value="0" calcext:value-type="float">
            <text:p>0</text:p>
          </table:table-cell>
          <table:table-cell table:formula="of:=[Datos_MoCap.C372]" office:value-type="float" office:value="0" calcext:value-type="float">
            <text:p>0</text:p>
          </table:table-cell>
          <table:table-cell table:formula="of:=[Datos_MoCap.D372]" office:value-type="float" office:value="0" calcext:value-type="float">
            <text:p>0</text:p>
          </table:table-cell>
          <table:table-cell table:formula="of:=[Datos_MoCap.F372]" office:value-type="float" office:value="0" calcext:value-type="float">
            <text:p>0</text:p>
          </table:table-cell>
          <table:table-cell table:formula="of:=[Datos_MoCap.E372]" office:value-type="float" office:value="0" calcext:value-type="float">
            <text:p>0</text:p>
          </table:table-cell>
          <table:table-cell/>
          <table:table-cell table:formula="of:=([.H372]^2)*(0.140024724909833)+([.H372])*(-0.00142725065277068)+(-0.0063459406986214)" office:value-type="float" office:value="-0.0063459406986214" calcext:value-type="float">
            <text:p>-0.0063459407</text:p>
          </table:table-cell>
          <table:table-cell table:formula="of:=([.J372]^2)*(-1.68303778049881)+([.J372])*(0.15665109790632)+(0.10475739737447)" office:value-type="float" office:value="0.10475739737447" calcext:value-type="float">
            <text:p>0.1047573974</text:p>
          </table:table-cell>
          <table:table-cell table:formula="of:=([.I372]^2)*(-1.84809378419694)+([.I372])*(0.969715893777015)+(-0.0558124189204929)" office:value-type="float" office:value="-0.0558124189204929" calcext:value-type="float">
            <text:p>-0.0558124189</text:p>
          </table:table-cell>
          <table:table-cell table:formula="of:=[.H372]*-1" office:value-type="float" office:value="-0" calcext:value-type="float">
            <text:p>0</text:p>
          </table:table-cell>
          <table:table-cell table:formula="of:=[.M372]*-1" office:value-type="float" office:value="-0" calcext:value-type="float">
            <text:p>0</text:p>
          </table:table-cell>
          <table:table-cell table:formula="of:=([.K372]^2)*(48.7382423482978)+([.K372])*(0.0643401308833624)+(0.0316411646540839)" office:value-type="float" office:value="0.0316411646540839" calcext:value-type="float">
            <text:p>0.0316411647</text:p>
          </table:table-cell>
          <table:table-cell table:formula="of:=([.M372]^2)*(2.99573212968935)+([.M372])*(-0.0394274132082148)+(-0.010306073088791)" office:value-type="float" office:value="-0.010306073088791" calcext:value-type="float">
            <text:p>-0.0103060731</text:p>
          </table:table-cell>
          <table:table-cell table:formula="of:=([.L372]^2)*(-20.9992408223248)+([.L372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73]" office:value-type="float" office:value="0" calcext:value-type="float">
            <text:p>0</text:p>
          </table:table-cell>
          <table:table-cell table:formula="of:=[Datos_MoCap.B373]" office:value-type="float" office:value="0" calcext:value-type="float">
            <text:p>0</text:p>
          </table:table-cell>
          <table:table-cell table:formula="of:=[Datos_MoCap.C373]" office:value-type="float" office:value="0" calcext:value-type="float">
            <text:p>0</text:p>
          </table:table-cell>
          <table:table-cell table:formula="of:=[Datos_MoCap.D373]" office:value-type="float" office:value="0" calcext:value-type="float">
            <text:p>0</text:p>
          </table:table-cell>
          <table:table-cell table:formula="of:=[Datos_MoCap.F373]" office:value-type="float" office:value="0" calcext:value-type="float">
            <text:p>0</text:p>
          </table:table-cell>
          <table:table-cell table:formula="of:=[Datos_MoCap.E373]" office:value-type="float" office:value="0" calcext:value-type="float">
            <text:p>0</text:p>
          </table:table-cell>
          <table:table-cell/>
          <table:table-cell table:formula="of:=([.H373]^2)*(0.140024724909833)+([.H373])*(-0.00142725065277068)+(-0.0063459406986214)" office:value-type="float" office:value="-0.0063459406986214" calcext:value-type="float">
            <text:p>-0.0063459407</text:p>
          </table:table-cell>
          <table:table-cell table:formula="of:=([.J373]^2)*(-1.68303778049881)+([.J373])*(0.15665109790632)+(0.10475739737447)" office:value-type="float" office:value="0.10475739737447" calcext:value-type="float">
            <text:p>0.1047573974</text:p>
          </table:table-cell>
          <table:table-cell table:formula="of:=([.I373]^2)*(-1.84809378419694)+([.I373])*(0.969715893777015)+(-0.0558124189204929)" office:value-type="float" office:value="-0.0558124189204929" calcext:value-type="float">
            <text:p>-0.0558124189</text:p>
          </table:table-cell>
          <table:table-cell table:formula="of:=[.H373]*-1" office:value-type="float" office:value="-0" calcext:value-type="float">
            <text:p>0</text:p>
          </table:table-cell>
          <table:table-cell table:formula="of:=[.M373]*-1" office:value-type="float" office:value="-0" calcext:value-type="float">
            <text:p>0</text:p>
          </table:table-cell>
          <table:table-cell table:formula="of:=([.K373]^2)*(48.7382423482978)+([.K373])*(0.0643401308833624)+(0.0316411646540839)" office:value-type="float" office:value="0.0316411646540839" calcext:value-type="float">
            <text:p>0.0316411647</text:p>
          </table:table-cell>
          <table:table-cell table:formula="of:=([.M373]^2)*(2.99573212968935)+([.M373])*(-0.0394274132082148)+(-0.010306073088791)" office:value-type="float" office:value="-0.010306073088791" calcext:value-type="float">
            <text:p>-0.0103060731</text:p>
          </table:table-cell>
          <table:table-cell table:formula="of:=([.L373]^2)*(-20.9992408223248)+([.L373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74]" office:value-type="float" office:value="0" calcext:value-type="float">
            <text:p>0</text:p>
          </table:table-cell>
          <table:table-cell table:formula="of:=[Datos_MoCap.B374]" office:value-type="float" office:value="0" calcext:value-type="float">
            <text:p>0</text:p>
          </table:table-cell>
          <table:table-cell table:formula="of:=[Datos_MoCap.C374]" office:value-type="float" office:value="0" calcext:value-type="float">
            <text:p>0</text:p>
          </table:table-cell>
          <table:table-cell table:formula="of:=[Datos_MoCap.D374]" office:value-type="float" office:value="0" calcext:value-type="float">
            <text:p>0</text:p>
          </table:table-cell>
          <table:table-cell table:formula="of:=[Datos_MoCap.F374]" office:value-type="float" office:value="0" calcext:value-type="float">
            <text:p>0</text:p>
          </table:table-cell>
          <table:table-cell table:formula="of:=[Datos_MoCap.E374]" office:value-type="float" office:value="0" calcext:value-type="float">
            <text:p>0</text:p>
          </table:table-cell>
          <table:table-cell/>
          <table:table-cell table:formula="of:=([.H374]^2)*(0.140024724909833)+([.H374])*(-0.00142725065277068)+(-0.0063459406986214)" office:value-type="float" office:value="-0.0063459406986214" calcext:value-type="float">
            <text:p>-0.0063459407</text:p>
          </table:table-cell>
          <table:table-cell table:formula="of:=([.J374]^2)*(-1.68303778049881)+([.J374])*(0.15665109790632)+(0.10475739737447)" office:value-type="float" office:value="0.10475739737447" calcext:value-type="float">
            <text:p>0.1047573974</text:p>
          </table:table-cell>
          <table:table-cell table:formula="of:=([.I374]^2)*(-1.84809378419694)+([.I374])*(0.969715893777015)+(-0.0558124189204929)" office:value-type="float" office:value="-0.0558124189204929" calcext:value-type="float">
            <text:p>-0.0558124189</text:p>
          </table:table-cell>
          <table:table-cell table:formula="of:=[.H374]*-1" office:value-type="float" office:value="-0" calcext:value-type="float">
            <text:p>0</text:p>
          </table:table-cell>
          <table:table-cell table:formula="of:=[.M374]*-1" office:value-type="float" office:value="-0" calcext:value-type="float">
            <text:p>0</text:p>
          </table:table-cell>
          <table:table-cell table:formula="of:=([.K374]^2)*(48.7382423482978)+([.K374])*(0.0643401308833624)+(0.0316411646540839)" office:value-type="float" office:value="0.0316411646540839" calcext:value-type="float">
            <text:p>0.0316411647</text:p>
          </table:table-cell>
          <table:table-cell table:formula="of:=([.M374]^2)*(2.99573212968935)+([.M374])*(-0.0394274132082148)+(-0.010306073088791)" office:value-type="float" office:value="-0.010306073088791" calcext:value-type="float">
            <text:p>-0.0103060731</text:p>
          </table:table-cell>
          <table:table-cell table:formula="of:=([.L374]^2)*(-20.9992408223248)+([.L374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75]" office:value-type="float" office:value="0" calcext:value-type="float">
            <text:p>0</text:p>
          </table:table-cell>
          <table:table-cell table:formula="of:=[Datos_MoCap.B375]" office:value-type="float" office:value="0" calcext:value-type="float">
            <text:p>0</text:p>
          </table:table-cell>
          <table:table-cell table:formula="of:=[Datos_MoCap.C375]" office:value-type="float" office:value="0" calcext:value-type="float">
            <text:p>0</text:p>
          </table:table-cell>
          <table:table-cell table:formula="of:=[Datos_MoCap.D375]" office:value-type="float" office:value="0" calcext:value-type="float">
            <text:p>0</text:p>
          </table:table-cell>
          <table:table-cell table:formula="of:=[Datos_MoCap.F375]" office:value-type="float" office:value="0" calcext:value-type="float">
            <text:p>0</text:p>
          </table:table-cell>
          <table:table-cell table:formula="of:=[Datos_MoCap.E375]" office:value-type="float" office:value="0" calcext:value-type="float">
            <text:p>0</text:p>
          </table:table-cell>
          <table:table-cell/>
          <table:table-cell table:formula="of:=([.H375]^2)*(0.140024724909833)+([.H375])*(-0.00142725065277068)+(-0.0063459406986214)" office:value-type="float" office:value="-0.0063459406986214" calcext:value-type="float">
            <text:p>-0.0063459407</text:p>
          </table:table-cell>
          <table:table-cell table:formula="of:=([.J375]^2)*(-1.68303778049881)+([.J375])*(0.15665109790632)+(0.10475739737447)" office:value-type="float" office:value="0.10475739737447" calcext:value-type="float">
            <text:p>0.1047573974</text:p>
          </table:table-cell>
          <table:table-cell table:formula="of:=([.I375]^2)*(-1.84809378419694)+([.I375])*(0.969715893777015)+(-0.0558124189204929)" office:value-type="float" office:value="-0.0558124189204929" calcext:value-type="float">
            <text:p>-0.0558124189</text:p>
          </table:table-cell>
          <table:table-cell table:formula="of:=[.H375]*-1" office:value-type="float" office:value="-0" calcext:value-type="float">
            <text:p>0</text:p>
          </table:table-cell>
          <table:table-cell table:formula="of:=[.M375]*-1" office:value-type="float" office:value="-0" calcext:value-type="float">
            <text:p>0</text:p>
          </table:table-cell>
          <table:table-cell table:formula="of:=([.K375]^2)*(48.7382423482978)+([.K375])*(0.0643401308833624)+(0.0316411646540839)" office:value-type="float" office:value="0.0316411646540839" calcext:value-type="float">
            <text:p>0.0316411647</text:p>
          </table:table-cell>
          <table:table-cell table:formula="of:=([.M375]^2)*(2.99573212968935)+([.M375])*(-0.0394274132082148)+(-0.010306073088791)" office:value-type="float" office:value="-0.010306073088791" calcext:value-type="float">
            <text:p>-0.0103060731</text:p>
          </table:table-cell>
          <table:table-cell table:formula="of:=([.L375]^2)*(-20.9992408223248)+([.L375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76]" office:value-type="float" office:value="0" calcext:value-type="float">
            <text:p>0</text:p>
          </table:table-cell>
          <table:table-cell table:formula="of:=[Datos_MoCap.B376]" office:value-type="float" office:value="0" calcext:value-type="float">
            <text:p>0</text:p>
          </table:table-cell>
          <table:table-cell table:formula="of:=[Datos_MoCap.C376]" office:value-type="float" office:value="0" calcext:value-type="float">
            <text:p>0</text:p>
          </table:table-cell>
          <table:table-cell table:formula="of:=[Datos_MoCap.D376]" office:value-type="float" office:value="0" calcext:value-type="float">
            <text:p>0</text:p>
          </table:table-cell>
          <table:table-cell table:formula="of:=[Datos_MoCap.F376]" office:value-type="float" office:value="0" calcext:value-type="float">
            <text:p>0</text:p>
          </table:table-cell>
          <table:table-cell table:formula="of:=[Datos_MoCap.E376]" office:value-type="float" office:value="0" calcext:value-type="float">
            <text:p>0</text:p>
          </table:table-cell>
          <table:table-cell/>
          <table:table-cell table:formula="of:=([.H376]^2)*(0.140024724909833)+([.H376])*(-0.00142725065277068)+(-0.0063459406986214)" office:value-type="float" office:value="-0.0063459406986214" calcext:value-type="float">
            <text:p>-0.0063459407</text:p>
          </table:table-cell>
          <table:table-cell table:formula="of:=([.J376]^2)*(-1.68303778049881)+([.J376])*(0.15665109790632)+(0.10475739737447)" office:value-type="float" office:value="0.10475739737447" calcext:value-type="float">
            <text:p>0.1047573974</text:p>
          </table:table-cell>
          <table:table-cell table:formula="of:=([.I376]^2)*(-1.84809378419694)+([.I376])*(0.969715893777015)+(-0.0558124189204929)" office:value-type="float" office:value="-0.0558124189204929" calcext:value-type="float">
            <text:p>-0.0558124189</text:p>
          </table:table-cell>
          <table:table-cell table:formula="of:=[.H376]*-1" office:value-type="float" office:value="-0" calcext:value-type="float">
            <text:p>0</text:p>
          </table:table-cell>
          <table:table-cell table:formula="of:=[.M376]*-1" office:value-type="float" office:value="-0" calcext:value-type="float">
            <text:p>0</text:p>
          </table:table-cell>
          <table:table-cell table:formula="of:=([.K376]^2)*(48.7382423482978)+([.K376])*(0.0643401308833624)+(0.0316411646540839)" office:value-type="float" office:value="0.0316411646540839" calcext:value-type="float">
            <text:p>0.0316411647</text:p>
          </table:table-cell>
          <table:table-cell table:formula="of:=([.M376]^2)*(2.99573212968935)+([.M376])*(-0.0394274132082148)+(-0.010306073088791)" office:value-type="float" office:value="-0.010306073088791" calcext:value-type="float">
            <text:p>-0.0103060731</text:p>
          </table:table-cell>
          <table:table-cell table:formula="of:=([.L376]^2)*(-20.9992408223248)+([.L376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77]" office:value-type="float" office:value="0" calcext:value-type="float">
            <text:p>0</text:p>
          </table:table-cell>
          <table:table-cell table:formula="of:=[Datos_MoCap.B377]" office:value-type="float" office:value="0" calcext:value-type="float">
            <text:p>0</text:p>
          </table:table-cell>
          <table:table-cell table:formula="of:=[Datos_MoCap.C377]" office:value-type="float" office:value="0" calcext:value-type="float">
            <text:p>0</text:p>
          </table:table-cell>
          <table:table-cell table:formula="of:=[Datos_MoCap.D377]" office:value-type="float" office:value="0" calcext:value-type="float">
            <text:p>0</text:p>
          </table:table-cell>
          <table:table-cell table:formula="of:=[Datos_MoCap.F377]" office:value-type="float" office:value="0" calcext:value-type="float">
            <text:p>0</text:p>
          </table:table-cell>
          <table:table-cell table:formula="of:=[Datos_MoCap.E377]" office:value-type="float" office:value="0" calcext:value-type="float">
            <text:p>0</text:p>
          </table:table-cell>
          <table:table-cell/>
          <table:table-cell table:formula="of:=([.H377]^2)*(0.140024724909833)+([.H377])*(-0.00142725065277068)+(-0.0063459406986214)" office:value-type="float" office:value="-0.0063459406986214" calcext:value-type="float">
            <text:p>-0.0063459407</text:p>
          </table:table-cell>
          <table:table-cell table:formula="of:=([.J377]^2)*(-1.68303778049881)+([.J377])*(0.15665109790632)+(0.10475739737447)" office:value-type="float" office:value="0.10475739737447" calcext:value-type="float">
            <text:p>0.1047573974</text:p>
          </table:table-cell>
          <table:table-cell table:formula="of:=([.I377]^2)*(-1.84809378419694)+([.I377])*(0.969715893777015)+(-0.0558124189204929)" office:value-type="float" office:value="-0.0558124189204929" calcext:value-type="float">
            <text:p>-0.0558124189</text:p>
          </table:table-cell>
          <table:table-cell table:formula="of:=[.H377]*-1" office:value-type="float" office:value="-0" calcext:value-type="float">
            <text:p>0</text:p>
          </table:table-cell>
          <table:table-cell table:formula="of:=[.M377]*-1" office:value-type="float" office:value="-0" calcext:value-type="float">
            <text:p>0</text:p>
          </table:table-cell>
          <table:table-cell table:formula="of:=([.K377]^2)*(48.7382423482978)+([.K377])*(0.0643401308833624)+(0.0316411646540839)" office:value-type="float" office:value="0.0316411646540839" calcext:value-type="float">
            <text:p>0.0316411647</text:p>
          </table:table-cell>
          <table:table-cell table:formula="of:=([.M377]^2)*(2.99573212968935)+([.M377])*(-0.0394274132082148)+(-0.010306073088791)" office:value-type="float" office:value="-0.010306073088791" calcext:value-type="float">
            <text:p>-0.0103060731</text:p>
          </table:table-cell>
          <table:table-cell table:formula="of:=([.L377]^2)*(-20.9992408223248)+([.L377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78]" office:value-type="float" office:value="0" calcext:value-type="float">
            <text:p>0</text:p>
          </table:table-cell>
          <table:table-cell table:formula="of:=[Datos_MoCap.B378]" office:value-type="float" office:value="0" calcext:value-type="float">
            <text:p>0</text:p>
          </table:table-cell>
          <table:table-cell table:formula="of:=[Datos_MoCap.C378]" office:value-type="float" office:value="0" calcext:value-type="float">
            <text:p>0</text:p>
          </table:table-cell>
          <table:table-cell table:formula="of:=[Datos_MoCap.D378]" office:value-type="float" office:value="0" calcext:value-type="float">
            <text:p>0</text:p>
          </table:table-cell>
          <table:table-cell table:formula="of:=[Datos_MoCap.F378]" office:value-type="float" office:value="0" calcext:value-type="float">
            <text:p>0</text:p>
          </table:table-cell>
          <table:table-cell table:formula="of:=[Datos_MoCap.E378]" office:value-type="float" office:value="0" calcext:value-type="float">
            <text:p>0</text:p>
          </table:table-cell>
          <table:table-cell/>
          <table:table-cell table:formula="of:=([.H378]^2)*(0.140024724909833)+([.H378])*(-0.00142725065277068)+(-0.0063459406986214)" office:value-type="float" office:value="-0.0063459406986214" calcext:value-type="float">
            <text:p>-0.0063459407</text:p>
          </table:table-cell>
          <table:table-cell table:formula="of:=([.J378]^2)*(-1.68303778049881)+([.J378])*(0.15665109790632)+(0.10475739737447)" office:value-type="float" office:value="0.10475739737447" calcext:value-type="float">
            <text:p>0.1047573974</text:p>
          </table:table-cell>
          <table:table-cell table:formula="of:=([.I378]^2)*(-1.84809378419694)+([.I378])*(0.969715893777015)+(-0.0558124189204929)" office:value-type="float" office:value="-0.0558124189204929" calcext:value-type="float">
            <text:p>-0.0558124189</text:p>
          </table:table-cell>
          <table:table-cell table:formula="of:=[.H378]*-1" office:value-type="float" office:value="-0" calcext:value-type="float">
            <text:p>0</text:p>
          </table:table-cell>
          <table:table-cell table:formula="of:=[.M378]*-1" office:value-type="float" office:value="-0" calcext:value-type="float">
            <text:p>0</text:p>
          </table:table-cell>
          <table:table-cell table:formula="of:=([.K378]^2)*(48.7382423482978)+([.K378])*(0.0643401308833624)+(0.0316411646540839)" office:value-type="float" office:value="0.0316411646540839" calcext:value-type="float">
            <text:p>0.0316411647</text:p>
          </table:table-cell>
          <table:table-cell table:formula="of:=([.M378]^2)*(2.99573212968935)+([.M378])*(-0.0394274132082148)+(-0.010306073088791)" office:value-type="float" office:value="-0.010306073088791" calcext:value-type="float">
            <text:p>-0.0103060731</text:p>
          </table:table-cell>
          <table:table-cell table:formula="of:=([.L378]^2)*(-20.9992408223248)+([.L378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79]" office:value-type="float" office:value="0" calcext:value-type="float">
            <text:p>0</text:p>
          </table:table-cell>
          <table:table-cell table:formula="of:=[Datos_MoCap.B379]" office:value-type="float" office:value="0" calcext:value-type="float">
            <text:p>0</text:p>
          </table:table-cell>
          <table:table-cell table:formula="of:=[Datos_MoCap.C379]" office:value-type="float" office:value="0" calcext:value-type="float">
            <text:p>0</text:p>
          </table:table-cell>
          <table:table-cell table:formula="of:=[Datos_MoCap.D379]" office:value-type="float" office:value="0" calcext:value-type="float">
            <text:p>0</text:p>
          </table:table-cell>
          <table:table-cell table:formula="of:=[Datos_MoCap.F379]" office:value-type="float" office:value="0" calcext:value-type="float">
            <text:p>0</text:p>
          </table:table-cell>
          <table:table-cell table:formula="of:=[Datos_MoCap.E379]" office:value-type="float" office:value="0" calcext:value-type="float">
            <text:p>0</text:p>
          </table:table-cell>
          <table:table-cell/>
          <table:table-cell table:formula="of:=([.H379]^2)*(0.140024724909833)+([.H379])*(-0.00142725065277068)+(-0.0063459406986214)" office:value-type="float" office:value="-0.0063459406986214" calcext:value-type="float">
            <text:p>-0.0063459407</text:p>
          </table:table-cell>
          <table:table-cell table:formula="of:=([.J379]^2)*(-1.68303778049881)+([.J379])*(0.15665109790632)+(0.10475739737447)" office:value-type="float" office:value="0.10475739737447" calcext:value-type="float">
            <text:p>0.1047573974</text:p>
          </table:table-cell>
          <table:table-cell table:formula="of:=([.I379]^2)*(-1.84809378419694)+([.I379])*(0.969715893777015)+(-0.0558124189204929)" office:value-type="float" office:value="-0.0558124189204929" calcext:value-type="float">
            <text:p>-0.0558124189</text:p>
          </table:table-cell>
          <table:table-cell table:formula="of:=[.H379]*-1" office:value-type="float" office:value="-0" calcext:value-type="float">
            <text:p>0</text:p>
          </table:table-cell>
          <table:table-cell table:formula="of:=[.M379]*-1" office:value-type="float" office:value="-0" calcext:value-type="float">
            <text:p>0</text:p>
          </table:table-cell>
          <table:table-cell table:formula="of:=([.K379]^2)*(48.7382423482978)+([.K379])*(0.0643401308833624)+(0.0316411646540839)" office:value-type="float" office:value="0.0316411646540839" calcext:value-type="float">
            <text:p>0.0316411647</text:p>
          </table:table-cell>
          <table:table-cell table:formula="of:=([.M379]^2)*(2.99573212968935)+([.M379])*(-0.0394274132082148)+(-0.010306073088791)" office:value-type="float" office:value="-0.010306073088791" calcext:value-type="float">
            <text:p>-0.0103060731</text:p>
          </table:table-cell>
          <table:table-cell table:formula="of:=([.L379]^2)*(-20.9992408223248)+([.L379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80]" office:value-type="float" office:value="0" calcext:value-type="float">
            <text:p>0</text:p>
          </table:table-cell>
          <table:table-cell table:formula="of:=[Datos_MoCap.B380]" office:value-type="float" office:value="0" calcext:value-type="float">
            <text:p>0</text:p>
          </table:table-cell>
          <table:table-cell table:formula="of:=[Datos_MoCap.C380]" office:value-type="float" office:value="0" calcext:value-type="float">
            <text:p>0</text:p>
          </table:table-cell>
          <table:table-cell table:formula="of:=[Datos_MoCap.D380]" office:value-type="float" office:value="0" calcext:value-type="float">
            <text:p>0</text:p>
          </table:table-cell>
          <table:table-cell table:formula="of:=[Datos_MoCap.F380]" office:value-type="float" office:value="0" calcext:value-type="float">
            <text:p>0</text:p>
          </table:table-cell>
          <table:table-cell table:formula="of:=[Datos_MoCap.E380]" office:value-type="float" office:value="0" calcext:value-type="float">
            <text:p>0</text:p>
          </table:table-cell>
          <table:table-cell/>
          <table:table-cell table:formula="of:=([.H380]^2)*(0.140024724909833)+([.H380])*(-0.00142725065277068)+(-0.0063459406986214)" office:value-type="float" office:value="-0.0063459406986214" calcext:value-type="float">
            <text:p>-0.0063459407</text:p>
          </table:table-cell>
          <table:table-cell table:formula="of:=([.J380]^2)*(-1.68303778049881)+([.J380])*(0.15665109790632)+(0.10475739737447)" office:value-type="float" office:value="0.10475739737447" calcext:value-type="float">
            <text:p>0.1047573974</text:p>
          </table:table-cell>
          <table:table-cell table:formula="of:=([.I380]^2)*(-1.84809378419694)+([.I380])*(0.969715893777015)+(-0.0558124189204929)" office:value-type="float" office:value="-0.0558124189204929" calcext:value-type="float">
            <text:p>-0.0558124189</text:p>
          </table:table-cell>
          <table:table-cell table:formula="of:=[.H380]*-1" office:value-type="float" office:value="-0" calcext:value-type="float">
            <text:p>0</text:p>
          </table:table-cell>
          <table:table-cell table:formula="of:=[.M380]*-1" office:value-type="float" office:value="-0" calcext:value-type="float">
            <text:p>0</text:p>
          </table:table-cell>
          <table:table-cell table:formula="of:=([.K380]^2)*(48.7382423482978)+([.K380])*(0.0643401308833624)+(0.0316411646540839)" office:value-type="float" office:value="0.0316411646540839" calcext:value-type="float">
            <text:p>0.0316411647</text:p>
          </table:table-cell>
          <table:table-cell table:formula="of:=([.M380]^2)*(2.99573212968935)+([.M380])*(-0.0394274132082148)+(-0.010306073088791)" office:value-type="float" office:value="-0.010306073088791" calcext:value-type="float">
            <text:p>-0.0103060731</text:p>
          </table:table-cell>
          <table:table-cell table:formula="of:=([.L380]^2)*(-20.9992408223248)+([.L380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81]" office:value-type="float" office:value="0" calcext:value-type="float">
            <text:p>0</text:p>
          </table:table-cell>
          <table:table-cell table:formula="of:=[Datos_MoCap.B381]" office:value-type="float" office:value="0" calcext:value-type="float">
            <text:p>0</text:p>
          </table:table-cell>
          <table:table-cell table:formula="of:=[Datos_MoCap.C381]" office:value-type="float" office:value="0" calcext:value-type="float">
            <text:p>0</text:p>
          </table:table-cell>
          <table:table-cell table:formula="of:=[Datos_MoCap.D381]" office:value-type="float" office:value="0" calcext:value-type="float">
            <text:p>0</text:p>
          </table:table-cell>
          <table:table-cell table:formula="of:=[Datos_MoCap.F381]" office:value-type="float" office:value="0" calcext:value-type="float">
            <text:p>0</text:p>
          </table:table-cell>
          <table:table-cell table:formula="of:=[Datos_MoCap.E381]" office:value-type="float" office:value="0" calcext:value-type="float">
            <text:p>0</text:p>
          </table:table-cell>
          <table:table-cell/>
          <table:table-cell table:formula="of:=([.H381]^2)*(0.140024724909833)+([.H381])*(-0.00142725065277068)+(-0.0063459406986214)" office:value-type="float" office:value="-0.0063459406986214" calcext:value-type="float">
            <text:p>-0.0063459407</text:p>
          </table:table-cell>
          <table:table-cell table:formula="of:=([.J381]^2)*(-1.68303778049881)+([.J381])*(0.15665109790632)+(0.10475739737447)" office:value-type="float" office:value="0.10475739737447" calcext:value-type="float">
            <text:p>0.1047573974</text:p>
          </table:table-cell>
          <table:table-cell table:formula="of:=([.I381]^2)*(-1.84809378419694)+([.I381])*(0.969715893777015)+(-0.0558124189204929)" office:value-type="float" office:value="-0.0558124189204929" calcext:value-type="float">
            <text:p>-0.0558124189</text:p>
          </table:table-cell>
          <table:table-cell table:formula="of:=[.H381]*-1" office:value-type="float" office:value="-0" calcext:value-type="float">
            <text:p>0</text:p>
          </table:table-cell>
          <table:table-cell table:formula="of:=[.M381]*-1" office:value-type="float" office:value="-0" calcext:value-type="float">
            <text:p>0</text:p>
          </table:table-cell>
          <table:table-cell table:formula="of:=([.K381]^2)*(48.7382423482978)+([.K381])*(0.0643401308833624)+(0.0316411646540839)" office:value-type="float" office:value="0.0316411646540839" calcext:value-type="float">
            <text:p>0.0316411647</text:p>
          </table:table-cell>
          <table:table-cell table:formula="of:=([.M381]^2)*(2.99573212968935)+([.M381])*(-0.0394274132082148)+(-0.010306073088791)" office:value-type="float" office:value="-0.010306073088791" calcext:value-type="float">
            <text:p>-0.0103060731</text:p>
          </table:table-cell>
          <table:table-cell table:formula="of:=([.L381]^2)*(-20.9992408223248)+([.L381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82]" office:value-type="float" office:value="0" calcext:value-type="float">
            <text:p>0</text:p>
          </table:table-cell>
          <table:table-cell table:formula="of:=[Datos_MoCap.B382]" office:value-type="float" office:value="0" calcext:value-type="float">
            <text:p>0</text:p>
          </table:table-cell>
          <table:table-cell table:formula="of:=[Datos_MoCap.C382]" office:value-type="float" office:value="0" calcext:value-type="float">
            <text:p>0</text:p>
          </table:table-cell>
          <table:table-cell table:formula="of:=[Datos_MoCap.D382]" office:value-type="float" office:value="0" calcext:value-type="float">
            <text:p>0</text:p>
          </table:table-cell>
          <table:table-cell table:formula="of:=[Datos_MoCap.F382]" office:value-type="float" office:value="0" calcext:value-type="float">
            <text:p>0</text:p>
          </table:table-cell>
          <table:table-cell table:formula="of:=[Datos_MoCap.E382]" office:value-type="float" office:value="0" calcext:value-type="float">
            <text:p>0</text:p>
          </table:table-cell>
          <table:table-cell/>
          <table:table-cell table:formula="of:=([.H382]^2)*(0.140024724909833)+([.H382])*(-0.00142725065277068)+(-0.0063459406986214)" office:value-type="float" office:value="-0.0063459406986214" calcext:value-type="float">
            <text:p>-0.0063459407</text:p>
          </table:table-cell>
          <table:table-cell table:formula="of:=([.J382]^2)*(-1.68303778049881)+([.J382])*(0.15665109790632)+(0.10475739737447)" office:value-type="float" office:value="0.10475739737447" calcext:value-type="float">
            <text:p>0.1047573974</text:p>
          </table:table-cell>
          <table:table-cell table:formula="of:=([.I382]^2)*(-1.84809378419694)+([.I382])*(0.969715893777015)+(-0.0558124189204929)" office:value-type="float" office:value="-0.0558124189204929" calcext:value-type="float">
            <text:p>-0.0558124189</text:p>
          </table:table-cell>
          <table:table-cell table:formula="of:=[.H382]*-1" office:value-type="float" office:value="-0" calcext:value-type="float">
            <text:p>0</text:p>
          </table:table-cell>
          <table:table-cell table:formula="of:=[.M382]*-1" office:value-type="float" office:value="-0" calcext:value-type="float">
            <text:p>0</text:p>
          </table:table-cell>
          <table:table-cell table:formula="of:=([.K382]^2)*(48.7382423482978)+([.K382])*(0.0643401308833624)+(0.0316411646540839)" office:value-type="float" office:value="0.0316411646540839" calcext:value-type="float">
            <text:p>0.0316411647</text:p>
          </table:table-cell>
          <table:table-cell table:formula="of:=([.M382]^2)*(2.99573212968935)+([.M382])*(-0.0394274132082148)+(-0.010306073088791)" office:value-type="float" office:value="-0.010306073088791" calcext:value-type="float">
            <text:p>-0.0103060731</text:p>
          </table:table-cell>
          <table:table-cell table:formula="of:=([.L382]^2)*(-20.9992408223248)+([.L382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83]" office:value-type="float" office:value="0" calcext:value-type="float">
            <text:p>0</text:p>
          </table:table-cell>
          <table:table-cell table:formula="of:=[Datos_MoCap.B383]" office:value-type="float" office:value="0" calcext:value-type="float">
            <text:p>0</text:p>
          </table:table-cell>
          <table:table-cell table:formula="of:=[Datos_MoCap.C383]" office:value-type="float" office:value="0" calcext:value-type="float">
            <text:p>0</text:p>
          </table:table-cell>
          <table:table-cell table:formula="of:=[Datos_MoCap.D383]" office:value-type="float" office:value="0" calcext:value-type="float">
            <text:p>0</text:p>
          </table:table-cell>
          <table:table-cell table:formula="of:=[Datos_MoCap.F383]" office:value-type="float" office:value="0" calcext:value-type="float">
            <text:p>0</text:p>
          </table:table-cell>
          <table:table-cell table:formula="of:=[Datos_MoCap.E383]" office:value-type="float" office:value="0" calcext:value-type="float">
            <text:p>0</text:p>
          </table:table-cell>
          <table:table-cell/>
          <table:table-cell table:formula="of:=([.H383]^2)*(0.140024724909833)+([.H383])*(-0.00142725065277068)+(-0.0063459406986214)" office:value-type="float" office:value="-0.0063459406986214" calcext:value-type="float">
            <text:p>-0.0063459407</text:p>
          </table:table-cell>
          <table:table-cell table:formula="of:=([.J383]^2)*(-1.68303778049881)+([.J383])*(0.15665109790632)+(0.10475739737447)" office:value-type="float" office:value="0.10475739737447" calcext:value-type="float">
            <text:p>0.1047573974</text:p>
          </table:table-cell>
          <table:table-cell table:formula="of:=([.I383]^2)*(-1.84809378419694)+([.I383])*(0.969715893777015)+(-0.0558124189204929)" office:value-type="float" office:value="-0.0558124189204929" calcext:value-type="float">
            <text:p>-0.0558124189</text:p>
          </table:table-cell>
          <table:table-cell table:formula="of:=[.H383]*-1" office:value-type="float" office:value="-0" calcext:value-type="float">
            <text:p>0</text:p>
          </table:table-cell>
          <table:table-cell table:formula="of:=[.M383]*-1" office:value-type="float" office:value="-0" calcext:value-type="float">
            <text:p>0</text:p>
          </table:table-cell>
          <table:table-cell table:formula="of:=([.K383]^2)*(48.7382423482978)+([.K383])*(0.0643401308833624)+(0.0316411646540839)" office:value-type="float" office:value="0.0316411646540839" calcext:value-type="float">
            <text:p>0.0316411647</text:p>
          </table:table-cell>
          <table:table-cell table:formula="of:=([.M383]^2)*(2.99573212968935)+([.M383])*(-0.0394274132082148)+(-0.010306073088791)" office:value-type="float" office:value="-0.010306073088791" calcext:value-type="float">
            <text:p>-0.0103060731</text:p>
          </table:table-cell>
          <table:table-cell table:formula="of:=([.L383]^2)*(-20.9992408223248)+([.L383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84]" office:value-type="float" office:value="0" calcext:value-type="float">
            <text:p>0</text:p>
          </table:table-cell>
          <table:table-cell table:formula="of:=[Datos_MoCap.B384]" office:value-type="float" office:value="0" calcext:value-type="float">
            <text:p>0</text:p>
          </table:table-cell>
          <table:table-cell table:formula="of:=[Datos_MoCap.C384]" office:value-type="float" office:value="0" calcext:value-type="float">
            <text:p>0</text:p>
          </table:table-cell>
          <table:table-cell table:formula="of:=[Datos_MoCap.D384]" office:value-type="float" office:value="0" calcext:value-type="float">
            <text:p>0</text:p>
          </table:table-cell>
          <table:table-cell table:formula="of:=[Datos_MoCap.F384]" office:value-type="float" office:value="0" calcext:value-type="float">
            <text:p>0</text:p>
          </table:table-cell>
          <table:table-cell table:formula="of:=[Datos_MoCap.E384]" office:value-type="float" office:value="0" calcext:value-type="float">
            <text:p>0</text:p>
          </table:table-cell>
          <table:table-cell/>
          <table:table-cell table:formula="of:=([.H384]^2)*(0.140024724909833)+([.H384])*(-0.00142725065277068)+(-0.0063459406986214)" office:value-type="float" office:value="-0.0063459406986214" calcext:value-type="float">
            <text:p>-0.0063459407</text:p>
          </table:table-cell>
          <table:table-cell table:formula="of:=([.J384]^2)*(-1.68303778049881)+([.J384])*(0.15665109790632)+(0.10475739737447)" office:value-type="float" office:value="0.10475739737447" calcext:value-type="float">
            <text:p>0.1047573974</text:p>
          </table:table-cell>
          <table:table-cell table:formula="of:=([.I384]^2)*(-1.84809378419694)+([.I384])*(0.969715893777015)+(-0.0558124189204929)" office:value-type="float" office:value="-0.0558124189204929" calcext:value-type="float">
            <text:p>-0.0558124189</text:p>
          </table:table-cell>
          <table:table-cell table:formula="of:=[.H384]*-1" office:value-type="float" office:value="-0" calcext:value-type="float">
            <text:p>0</text:p>
          </table:table-cell>
          <table:table-cell table:formula="of:=[.M384]*-1" office:value-type="float" office:value="-0" calcext:value-type="float">
            <text:p>0</text:p>
          </table:table-cell>
          <table:table-cell table:formula="of:=([.K384]^2)*(48.7382423482978)+([.K384])*(0.0643401308833624)+(0.0316411646540839)" office:value-type="float" office:value="0.0316411646540839" calcext:value-type="float">
            <text:p>0.0316411647</text:p>
          </table:table-cell>
          <table:table-cell table:formula="of:=([.M384]^2)*(2.99573212968935)+([.M384])*(-0.0394274132082148)+(-0.010306073088791)" office:value-type="float" office:value="-0.010306073088791" calcext:value-type="float">
            <text:p>-0.0103060731</text:p>
          </table:table-cell>
          <table:table-cell table:formula="of:=([.L384]^2)*(-20.9992408223248)+([.L384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85]" office:value-type="float" office:value="0" calcext:value-type="float">
            <text:p>0</text:p>
          </table:table-cell>
          <table:table-cell table:formula="of:=[Datos_MoCap.B385]" office:value-type="float" office:value="0" calcext:value-type="float">
            <text:p>0</text:p>
          </table:table-cell>
          <table:table-cell table:formula="of:=[Datos_MoCap.C385]" office:value-type="float" office:value="0" calcext:value-type="float">
            <text:p>0</text:p>
          </table:table-cell>
          <table:table-cell table:formula="of:=[Datos_MoCap.D385]" office:value-type="float" office:value="0" calcext:value-type="float">
            <text:p>0</text:p>
          </table:table-cell>
          <table:table-cell table:formula="of:=[Datos_MoCap.F385]" office:value-type="float" office:value="0" calcext:value-type="float">
            <text:p>0</text:p>
          </table:table-cell>
          <table:table-cell table:formula="of:=[Datos_MoCap.E385]" office:value-type="float" office:value="0" calcext:value-type="float">
            <text:p>0</text:p>
          </table:table-cell>
          <table:table-cell/>
          <table:table-cell table:formula="of:=([.H385]^2)*(0.140024724909833)+([.H385])*(-0.00142725065277068)+(-0.0063459406986214)" office:value-type="float" office:value="-0.0063459406986214" calcext:value-type="float">
            <text:p>-0.0063459407</text:p>
          </table:table-cell>
          <table:table-cell table:formula="of:=([.J385]^2)*(-1.68303778049881)+([.J385])*(0.15665109790632)+(0.10475739737447)" office:value-type="float" office:value="0.10475739737447" calcext:value-type="float">
            <text:p>0.1047573974</text:p>
          </table:table-cell>
          <table:table-cell table:formula="of:=([.I385]^2)*(-1.84809378419694)+([.I385])*(0.969715893777015)+(-0.0558124189204929)" office:value-type="float" office:value="-0.0558124189204929" calcext:value-type="float">
            <text:p>-0.0558124189</text:p>
          </table:table-cell>
          <table:table-cell table:formula="of:=[.H385]*-1" office:value-type="float" office:value="-0" calcext:value-type="float">
            <text:p>0</text:p>
          </table:table-cell>
          <table:table-cell table:formula="of:=[.M385]*-1" office:value-type="float" office:value="-0" calcext:value-type="float">
            <text:p>0</text:p>
          </table:table-cell>
          <table:table-cell table:formula="of:=([.K385]^2)*(48.7382423482978)+([.K385])*(0.0643401308833624)+(0.0316411646540839)" office:value-type="float" office:value="0.0316411646540839" calcext:value-type="float">
            <text:p>0.0316411647</text:p>
          </table:table-cell>
          <table:table-cell table:formula="of:=([.M385]^2)*(2.99573212968935)+([.M385])*(-0.0394274132082148)+(-0.010306073088791)" office:value-type="float" office:value="-0.010306073088791" calcext:value-type="float">
            <text:p>-0.0103060731</text:p>
          </table:table-cell>
          <table:table-cell table:formula="of:=([.L385]^2)*(-20.9992408223248)+([.L385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86]" office:value-type="float" office:value="0" calcext:value-type="float">
            <text:p>0</text:p>
          </table:table-cell>
          <table:table-cell table:formula="of:=[Datos_MoCap.B386]" office:value-type="float" office:value="0" calcext:value-type="float">
            <text:p>0</text:p>
          </table:table-cell>
          <table:table-cell table:formula="of:=[Datos_MoCap.C386]" office:value-type="float" office:value="0" calcext:value-type="float">
            <text:p>0</text:p>
          </table:table-cell>
          <table:table-cell table:formula="of:=[Datos_MoCap.D386]" office:value-type="float" office:value="0" calcext:value-type="float">
            <text:p>0</text:p>
          </table:table-cell>
          <table:table-cell table:formula="of:=[Datos_MoCap.F386]" office:value-type="float" office:value="0" calcext:value-type="float">
            <text:p>0</text:p>
          </table:table-cell>
          <table:table-cell table:formula="of:=[Datos_MoCap.E386]" office:value-type="float" office:value="0" calcext:value-type="float">
            <text:p>0</text:p>
          </table:table-cell>
          <table:table-cell/>
          <table:table-cell table:formula="of:=([.H386]^2)*(0.140024724909833)+([.H386])*(-0.00142725065277068)+(-0.0063459406986214)" office:value-type="float" office:value="-0.0063459406986214" calcext:value-type="float">
            <text:p>-0.0063459407</text:p>
          </table:table-cell>
          <table:table-cell table:formula="of:=([.J386]^2)*(-1.68303778049881)+([.J386])*(0.15665109790632)+(0.10475739737447)" office:value-type="float" office:value="0.10475739737447" calcext:value-type="float">
            <text:p>0.1047573974</text:p>
          </table:table-cell>
          <table:table-cell table:formula="of:=([.I386]^2)*(-1.84809378419694)+([.I386])*(0.969715893777015)+(-0.0558124189204929)" office:value-type="float" office:value="-0.0558124189204929" calcext:value-type="float">
            <text:p>-0.0558124189</text:p>
          </table:table-cell>
          <table:table-cell table:formula="of:=[.H386]*-1" office:value-type="float" office:value="-0" calcext:value-type="float">
            <text:p>0</text:p>
          </table:table-cell>
          <table:table-cell table:formula="of:=[.M386]*-1" office:value-type="float" office:value="-0" calcext:value-type="float">
            <text:p>0</text:p>
          </table:table-cell>
          <table:table-cell table:formula="of:=([.K386]^2)*(48.7382423482978)+([.K386])*(0.0643401308833624)+(0.0316411646540839)" office:value-type="float" office:value="0.0316411646540839" calcext:value-type="float">
            <text:p>0.0316411647</text:p>
          </table:table-cell>
          <table:table-cell table:formula="of:=([.M386]^2)*(2.99573212968935)+([.M386])*(-0.0394274132082148)+(-0.010306073088791)" office:value-type="float" office:value="-0.010306073088791" calcext:value-type="float">
            <text:p>-0.0103060731</text:p>
          </table:table-cell>
          <table:table-cell table:formula="of:=([.L386]^2)*(-20.9992408223248)+([.L386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87]" office:value-type="float" office:value="0" calcext:value-type="float">
            <text:p>0</text:p>
          </table:table-cell>
          <table:table-cell table:formula="of:=[Datos_MoCap.B387]" office:value-type="float" office:value="0" calcext:value-type="float">
            <text:p>0</text:p>
          </table:table-cell>
          <table:table-cell table:formula="of:=[Datos_MoCap.C387]" office:value-type="float" office:value="0" calcext:value-type="float">
            <text:p>0</text:p>
          </table:table-cell>
          <table:table-cell table:formula="of:=[Datos_MoCap.D387]" office:value-type="float" office:value="0" calcext:value-type="float">
            <text:p>0</text:p>
          </table:table-cell>
          <table:table-cell table:formula="of:=[Datos_MoCap.F387]" office:value-type="float" office:value="0" calcext:value-type="float">
            <text:p>0</text:p>
          </table:table-cell>
          <table:table-cell table:formula="of:=[Datos_MoCap.E387]" office:value-type="float" office:value="0" calcext:value-type="float">
            <text:p>0</text:p>
          </table:table-cell>
          <table:table-cell/>
          <table:table-cell table:formula="of:=([.H387]^2)*(0.140024724909833)+([.H387])*(-0.00142725065277068)+(-0.0063459406986214)" office:value-type="float" office:value="-0.0063459406986214" calcext:value-type="float">
            <text:p>-0.0063459407</text:p>
          </table:table-cell>
          <table:table-cell table:formula="of:=([.J387]^2)*(-1.68303778049881)+([.J387])*(0.15665109790632)+(0.10475739737447)" office:value-type="float" office:value="0.10475739737447" calcext:value-type="float">
            <text:p>0.1047573974</text:p>
          </table:table-cell>
          <table:table-cell table:formula="of:=([.I387]^2)*(-1.84809378419694)+([.I387])*(0.969715893777015)+(-0.0558124189204929)" office:value-type="float" office:value="-0.0558124189204929" calcext:value-type="float">
            <text:p>-0.0558124189</text:p>
          </table:table-cell>
          <table:table-cell table:formula="of:=[.H387]*-1" office:value-type="float" office:value="-0" calcext:value-type="float">
            <text:p>0</text:p>
          </table:table-cell>
          <table:table-cell table:formula="of:=[.M387]*-1" office:value-type="float" office:value="-0" calcext:value-type="float">
            <text:p>0</text:p>
          </table:table-cell>
          <table:table-cell table:formula="of:=([.K387]^2)*(48.7382423482978)+([.K387])*(0.0643401308833624)+(0.0316411646540839)" office:value-type="float" office:value="0.0316411646540839" calcext:value-type="float">
            <text:p>0.0316411647</text:p>
          </table:table-cell>
          <table:table-cell table:formula="of:=([.M387]^2)*(2.99573212968935)+([.M387])*(-0.0394274132082148)+(-0.010306073088791)" office:value-type="float" office:value="-0.010306073088791" calcext:value-type="float">
            <text:p>-0.0103060731</text:p>
          </table:table-cell>
          <table:table-cell table:formula="of:=([.L387]^2)*(-20.9992408223248)+([.L387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88]" office:value-type="float" office:value="0" calcext:value-type="float">
            <text:p>0</text:p>
          </table:table-cell>
          <table:table-cell table:formula="of:=[Datos_MoCap.B388]" office:value-type="float" office:value="0" calcext:value-type="float">
            <text:p>0</text:p>
          </table:table-cell>
          <table:table-cell table:formula="of:=[Datos_MoCap.C388]" office:value-type="float" office:value="0" calcext:value-type="float">
            <text:p>0</text:p>
          </table:table-cell>
          <table:table-cell table:formula="of:=[Datos_MoCap.D388]" office:value-type="float" office:value="0" calcext:value-type="float">
            <text:p>0</text:p>
          </table:table-cell>
          <table:table-cell table:formula="of:=[Datos_MoCap.F388]" office:value-type="float" office:value="0" calcext:value-type="float">
            <text:p>0</text:p>
          </table:table-cell>
          <table:table-cell table:formula="of:=[Datos_MoCap.E388]" office:value-type="float" office:value="0" calcext:value-type="float">
            <text:p>0</text:p>
          </table:table-cell>
          <table:table-cell/>
          <table:table-cell table:formula="of:=([.H388]^2)*(0.140024724909833)+([.H388])*(-0.00142725065277068)+(-0.0063459406986214)" office:value-type="float" office:value="-0.0063459406986214" calcext:value-type="float">
            <text:p>-0.0063459407</text:p>
          </table:table-cell>
          <table:table-cell table:formula="of:=([.J388]^2)*(-1.68303778049881)+([.J388])*(0.15665109790632)+(0.10475739737447)" office:value-type="float" office:value="0.10475739737447" calcext:value-type="float">
            <text:p>0.1047573974</text:p>
          </table:table-cell>
          <table:table-cell table:formula="of:=([.I388]^2)*(-1.84809378419694)+([.I388])*(0.969715893777015)+(-0.0558124189204929)" office:value-type="float" office:value="-0.0558124189204929" calcext:value-type="float">
            <text:p>-0.0558124189</text:p>
          </table:table-cell>
          <table:table-cell table:formula="of:=[.H388]*-1" office:value-type="float" office:value="-0" calcext:value-type="float">
            <text:p>0</text:p>
          </table:table-cell>
          <table:table-cell table:formula="of:=[.M388]*-1" office:value-type="float" office:value="-0" calcext:value-type="float">
            <text:p>0</text:p>
          </table:table-cell>
          <table:table-cell table:formula="of:=([.K388]^2)*(48.7382423482978)+([.K388])*(0.0643401308833624)+(0.0316411646540839)" office:value-type="float" office:value="0.0316411646540839" calcext:value-type="float">
            <text:p>0.0316411647</text:p>
          </table:table-cell>
          <table:table-cell table:formula="of:=([.M388]^2)*(2.99573212968935)+([.M388])*(-0.0394274132082148)+(-0.010306073088791)" office:value-type="float" office:value="-0.010306073088791" calcext:value-type="float">
            <text:p>-0.0103060731</text:p>
          </table:table-cell>
          <table:table-cell table:formula="of:=([.L388]^2)*(-20.9992408223248)+([.L388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89]" office:value-type="float" office:value="0" calcext:value-type="float">
            <text:p>0</text:p>
          </table:table-cell>
          <table:table-cell table:formula="of:=[Datos_MoCap.B389]" office:value-type="float" office:value="0" calcext:value-type="float">
            <text:p>0</text:p>
          </table:table-cell>
          <table:table-cell table:formula="of:=[Datos_MoCap.C389]" office:value-type="float" office:value="0" calcext:value-type="float">
            <text:p>0</text:p>
          </table:table-cell>
          <table:table-cell table:formula="of:=[Datos_MoCap.D389]" office:value-type="float" office:value="0" calcext:value-type="float">
            <text:p>0</text:p>
          </table:table-cell>
          <table:table-cell table:formula="of:=[Datos_MoCap.F389]" office:value-type="float" office:value="0" calcext:value-type="float">
            <text:p>0</text:p>
          </table:table-cell>
          <table:table-cell table:formula="of:=[Datos_MoCap.E389]" office:value-type="float" office:value="0" calcext:value-type="float">
            <text:p>0</text:p>
          </table:table-cell>
          <table:table-cell/>
          <table:table-cell table:formula="of:=([.H389]^2)*(0.140024724909833)+([.H389])*(-0.00142725065277068)+(-0.0063459406986214)" office:value-type="float" office:value="-0.0063459406986214" calcext:value-type="float">
            <text:p>-0.0063459407</text:p>
          </table:table-cell>
          <table:table-cell table:formula="of:=([.J389]^2)*(-1.68303778049881)+([.J389])*(0.15665109790632)+(0.10475739737447)" office:value-type="float" office:value="0.10475739737447" calcext:value-type="float">
            <text:p>0.1047573974</text:p>
          </table:table-cell>
          <table:table-cell table:formula="of:=([.I389]^2)*(-1.84809378419694)+([.I389])*(0.969715893777015)+(-0.0558124189204929)" office:value-type="float" office:value="-0.0558124189204929" calcext:value-type="float">
            <text:p>-0.0558124189</text:p>
          </table:table-cell>
          <table:table-cell table:formula="of:=[.H389]*-1" office:value-type="float" office:value="-0" calcext:value-type="float">
            <text:p>0</text:p>
          </table:table-cell>
          <table:table-cell table:formula="of:=[.M389]*-1" office:value-type="float" office:value="-0" calcext:value-type="float">
            <text:p>0</text:p>
          </table:table-cell>
          <table:table-cell table:formula="of:=([.K389]^2)*(48.7382423482978)+([.K389])*(0.0643401308833624)+(0.0316411646540839)" office:value-type="float" office:value="0.0316411646540839" calcext:value-type="float">
            <text:p>0.0316411647</text:p>
          </table:table-cell>
          <table:table-cell table:formula="of:=([.M389]^2)*(2.99573212968935)+([.M389])*(-0.0394274132082148)+(-0.010306073088791)" office:value-type="float" office:value="-0.010306073088791" calcext:value-type="float">
            <text:p>-0.0103060731</text:p>
          </table:table-cell>
          <table:table-cell table:formula="of:=([.L389]^2)*(-20.9992408223248)+([.L389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90]" office:value-type="float" office:value="0" calcext:value-type="float">
            <text:p>0</text:p>
          </table:table-cell>
          <table:table-cell table:formula="of:=[Datos_MoCap.B390]" office:value-type="float" office:value="0" calcext:value-type="float">
            <text:p>0</text:p>
          </table:table-cell>
          <table:table-cell table:formula="of:=[Datos_MoCap.C390]" office:value-type="float" office:value="0" calcext:value-type="float">
            <text:p>0</text:p>
          </table:table-cell>
          <table:table-cell table:formula="of:=[Datos_MoCap.D390]" office:value-type="float" office:value="0" calcext:value-type="float">
            <text:p>0</text:p>
          </table:table-cell>
          <table:table-cell table:formula="of:=[Datos_MoCap.F390]" office:value-type="float" office:value="0" calcext:value-type="float">
            <text:p>0</text:p>
          </table:table-cell>
          <table:table-cell table:formula="of:=[Datos_MoCap.E390]" office:value-type="float" office:value="0" calcext:value-type="float">
            <text:p>0</text:p>
          </table:table-cell>
          <table:table-cell/>
          <table:table-cell table:formula="of:=([.H390]^2)*(0.140024724909833)+([.H390])*(-0.00142725065277068)+(-0.0063459406986214)" office:value-type="float" office:value="-0.0063459406986214" calcext:value-type="float">
            <text:p>-0.0063459407</text:p>
          </table:table-cell>
          <table:table-cell table:formula="of:=([.J390]^2)*(-1.68303778049881)+([.J390])*(0.15665109790632)+(0.10475739737447)" office:value-type="float" office:value="0.10475739737447" calcext:value-type="float">
            <text:p>0.1047573974</text:p>
          </table:table-cell>
          <table:table-cell table:formula="of:=([.I390]^2)*(-1.84809378419694)+([.I390])*(0.969715893777015)+(-0.0558124189204929)" office:value-type="float" office:value="-0.0558124189204929" calcext:value-type="float">
            <text:p>-0.0558124189</text:p>
          </table:table-cell>
          <table:table-cell table:formula="of:=[.H390]*-1" office:value-type="float" office:value="-0" calcext:value-type="float">
            <text:p>0</text:p>
          </table:table-cell>
          <table:table-cell table:formula="of:=[.M390]*-1" office:value-type="float" office:value="-0" calcext:value-type="float">
            <text:p>0</text:p>
          </table:table-cell>
          <table:table-cell table:formula="of:=([.K390]^2)*(48.7382423482978)+([.K390])*(0.0643401308833624)+(0.0316411646540839)" office:value-type="float" office:value="0.0316411646540839" calcext:value-type="float">
            <text:p>0.0316411647</text:p>
          </table:table-cell>
          <table:table-cell table:formula="of:=([.M390]^2)*(2.99573212968935)+([.M390])*(-0.0394274132082148)+(-0.010306073088791)" office:value-type="float" office:value="-0.010306073088791" calcext:value-type="float">
            <text:p>-0.0103060731</text:p>
          </table:table-cell>
          <table:table-cell table:formula="of:=([.L390]^2)*(-20.9992408223248)+([.L390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91]" office:value-type="float" office:value="0" calcext:value-type="float">
            <text:p>0</text:p>
          </table:table-cell>
          <table:table-cell table:formula="of:=[Datos_MoCap.B391]" office:value-type="float" office:value="0" calcext:value-type="float">
            <text:p>0</text:p>
          </table:table-cell>
          <table:table-cell table:formula="of:=[Datos_MoCap.C391]" office:value-type="float" office:value="0" calcext:value-type="float">
            <text:p>0</text:p>
          </table:table-cell>
          <table:table-cell table:formula="of:=[Datos_MoCap.D391]" office:value-type="float" office:value="0" calcext:value-type="float">
            <text:p>0</text:p>
          </table:table-cell>
          <table:table-cell table:formula="of:=[Datos_MoCap.F391]" office:value-type="float" office:value="0" calcext:value-type="float">
            <text:p>0</text:p>
          </table:table-cell>
          <table:table-cell table:formula="of:=[Datos_MoCap.E391]" office:value-type="float" office:value="0" calcext:value-type="float">
            <text:p>0</text:p>
          </table:table-cell>
          <table:table-cell/>
          <table:table-cell table:formula="of:=([.H391]^2)*(0.140024724909833)+([.H391])*(-0.00142725065277068)+(-0.0063459406986214)" office:value-type="float" office:value="-0.0063459406986214" calcext:value-type="float">
            <text:p>-0.0063459407</text:p>
          </table:table-cell>
          <table:table-cell table:formula="of:=([.J391]^2)*(-1.68303778049881)+([.J391])*(0.15665109790632)+(0.10475739737447)" office:value-type="float" office:value="0.10475739737447" calcext:value-type="float">
            <text:p>0.1047573974</text:p>
          </table:table-cell>
          <table:table-cell table:formula="of:=([.I391]^2)*(-1.84809378419694)+([.I391])*(0.969715893777015)+(-0.0558124189204929)" office:value-type="float" office:value="-0.0558124189204929" calcext:value-type="float">
            <text:p>-0.0558124189</text:p>
          </table:table-cell>
          <table:table-cell table:formula="of:=[.H391]*-1" office:value-type="float" office:value="-0" calcext:value-type="float">
            <text:p>0</text:p>
          </table:table-cell>
          <table:table-cell table:formula="of:=[.M391]*-1" office:value-type="float" office:value="-0" calcext:value-type="float">
            <text:p>0</text:p>
          </table:table-cell>
          <table:table-cell table:formula="of:=([.K391]^2)*(48.7382423482978)+([.K391])*(0.0643401308833624)+(0.0316411646540839)" office:value-type="float" office:value="0.0316411646540839" calcext:value-type="float">
            <text:p>0.0316411647</text:p>
          </table:table-cell>
          <table:table-cell table:formula="of:=([.M391]^2)*(2.99573212968935)+([.M391])*(-0.0394274132082148)+(-0.010306073088791)" office:value-type="float" office:value="-0.010306073088791" calcext:value-type="float">
            <text:p>-0.0103060731</text:p>
          </table:table-cell>
          <table:table-cell table:formula="of:=([.L391]^2)*(-20.9992408223248)+([.L391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92]" office:value-type="float" office:value="0" calcext:value-type="float">
            <text:p>0</text:p>
          </table:table-cell>
          <table:table-cell table:formula="of:=[Datos_MoCap.B392]" office:value-type="float" office:value="0" calcext:value-type="float">
            <text:p>0</text:p>
          </table:table-cell>
          <table:table-cell table:formula="of:=[Datos_MoCap.C392]" office:value-type="float" office:value="0" calcext:value-type="float">
            <text:p>0</text:p>
          </table:table-cell>
          <table:table-cell table:formula="of:=[Datos_MoCap.D392]" office:value-type="float" office:value="0" calcext:value-type="float">
            <text:p>0</text:p>
          </table:table-cell>
          <table:table-cell table:formula="of:=[Datos_MoCap.F392]" office:value-type="float" office:value="0" calcext:value-type="float">
            <text:p>0</text:p>
          </table:table-cell>
          <table:table-cell table:formula="of:=[Datos_MoCap.E392]" office:value-type="float" office:value="0" calcext:value-type="float">
            <text:p>0</text:p>
          </table:table-cell>
          <table:table-cell/>
          <table:table-cell table:formula="of:=([.H392]^2)*(0.140024724909833)+([.H392])*(-0.00142725065277068)+(-0.0063459406986214)" office:value-type="float" office:value="-0.0063459406986214" calcext:value-type="float">
            <text:p>-0.0063459407</text:p>
          </table:table-cell>
          <table:table-cell table:formula="of:=([.J392]^2)*(-1.68303778049881)+([.J392])*(0.15665109790632)+(0.10475739737447)" office:value-type="float" office:value="0.10475739737447" calcext:value-type="float">
            <text:p>0.1047573974</text:p>
          </table:table-cell>
          <table:table-cell table:formula="of:=([.I392]^2)*(-1.84809378419694)+([.I392])*(0.969715893777015)+(-0.0558124189204929)" office:value-type="float" office:value="-0.0558124189204929" calcext:value-type="float">
            <text:p>-0.0558124189</text:p>
          </table:table-cell>
          <table:table-cell table:formula="of:=[.H392]*-1" office:value-type="float" office:value="-0" calcext:value-type="float">
            <text:p>0</text:p>
          </table:table-cell>
          <table:table-cell table:formula="of:=[.M392]*-1" office:value-type="float" office:value="-0" calcext:value-type="float">
            <text:p>0</text:p>
          </table:table-cell>
          <table:table-cell table:formula="of:=([.K392]^2)*(48.7382423482978)+([.K392])*(0.0643401308833624)+(0.0316411646540839)" office:value-type="float" office:value="0.0316411646540839" calcext:value-type="float">
            <text:p>0.0316411647</text:p>
          </table:table-cell>
          <table:table-cell table:formula="of:=([.M392]^2)*(2.99573212968935)+([.M392])*(-0.0394274132082148)+(-0.010306073088791)" office:value-type="float" office:value="-0.010306073088791" calcext:value-type="float">
            <text:p>-0.0103060731</text:p>
          </table:table-cell>
          <table:table-cell table:formula="of:=([.L392]^2)*(-20.9992408223248)+([.L392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93]" office:value-type="float" office:value="0" calcext:value-type="float">
            <text:p>0</text:p>
          </table:table-cell>
          <table:table-cell table:formula="of:=[Datos_MoCap.B393]" office:value-type="float" office:value="0" calcext:value-type="float">
            <text:p>0</text:p>
          </table:table-cell>
          <table:table-cell table:formula="of:=[Datos_MoCap.C393]" office:value-type="float" office:value="0" calcext:value-type="float">
            <text:p>0</text:p>
          </table:table-cell>
          <table:table-cell table:formula="of:=[Datos_MoCap.D393]" office:value-type="float" office:value="0" calcext:value-type="float">
            <text:p>0</text:p>
          </table:table-cell>
          <table:table-cell table:formula="of:=[Datos_MoCap.F393]" office:value-type="float" office:value="0" calcext:value-type="float">
            <text:p>0</text:p>
          </table:table-cell>
          <table:table-cell table:formula="of:=[Datos_MoCap.E393]" office:value-type="float" office:value="0" calcext:value-type="float">
            <text:p>0</text:p>
          </table:table-cell>
          <table:table-cell/>
          <table:table-cell table:formula="of:=([.H393]^2)*(0.140024724909833)+([.H393])*(-0.00142725065277068)+(-0.0063459406986214)" office:value-type="float" office:value="-0.0063459406986214" calcext:value-type="float">
            <text:p>-0.0063459407</text:p>
          </table:table-cell>
          <table:table-cell table:formula="of:=([.J393]^2)*(-1.68303778049881)+([.J393])*(0.15665109790632)+(0.10475739737447)" office:value-type="float" office:value="0.10475739737447" calcext:value-type="float">
            <text:p>0.1047573974</text:p>
          </table:table-cell>
          <table:table-cell table:formula="of:=([.I393]^2)*(-1.84809378419694)+([.I393])*(0.969715893777015)+(-0.0558124189204929)" office:value-type="float" office:value="-0.0558124189204929" calcext:value-type="float">
            <text:p>-0.0558124189</text:p>
          </table:table-cell>
          <table:table-cell table:formula="of:=[.H393]*-1" office:value-type="float" office:value="-0" calcext:value-type="float">
            <text:p>0</text:p>
          </table:table-cell>
          <table:table-cell table:formula="of:=[.M393]*-1" office:value-type="float" office:value="-0" calcext:value-type="float">
            <text:p>0</text:p>
          </table:table-cell>
          <table:table-cell table:formula="of:=([.K393]^2)*(48.7382423482978)+([.K393])*(0.0643401308833624)+(0.0316411646540839)" office:value-type="float" office:value="0.0316411646540839" calcext:value-type="float">
            <text:p>0.0316411647</text:p>
          </table:table-cell>
          <table:table-cell table:formula="of:=([.M393]^2)*(2.99573212968935)+([.M393])*(-0.0394274132082148)+(-0.010306073088791)" office:value-type="float" office:value="-0.010306073088791" calcext:value-type="float">
            <text:p>-0.0103060731</text:p>
          </table:table-cell>
          <table:table-cell table:formula="of:=([.L393]^2)*(-20.9992408223248)+([.L393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94]" office:value-type="float" office:value="0" calcext:value-type="float">
            <text:p>0</text:p>
          </table:table-cell>
          <table:table-cell table:formula="of:=[Datos_MoCap.B394]" office:value-type="float" office:value="0" calcext:value-type="float">
            <text:p>0</text:p>
          </table:table-cell>
          <table:table-cell table:formula="of:=[Datos_MoCap.C394]" office:value-type="float" office:value="0" calcext:value-type="float">
            <text:p>0</text:p>
          </table:table-cell>
          <table:table-cell table:formula="of:=[Datos_MoCap.D394]" office:value-type="float" office:value="0" calcext:value-type="float">
            <text:p>0</text:p>
          </table:table-cell>
          <table:table-cell table:formula="of:=[Datos_MoCap.F394]" office:value-type="float" office:value="0" calcext:value-type="float">
            <text:p>0</text:p>
          </table:table-cell>
          <table:table-cell table:formula="of:=[Datos_MoCap.E394]" office:value-type="float" office:value="0" calcext:value-type="float">
            <text:p>0</text:p>
          </table:table-cell>
          <table:table-cell/>
          <table:table-cell table:formula="of:=([.H394]^2)*(0.140024724909833)+([.H394])*(-0.00142725065277068)+(-0.0063459406986214)" office:value-type="float" office:value="-0.0063459406986214" calcext:value-type="float">
            <text:p>-0.0063459407</text:p>
          </table:table-cell>
          <table:table-cell table:formula="of:=([.J394]^2)*(-1.68303778049881)+([.J394])*(0.15665109790632)+(0.10475739737447)" office:value-type="float" office:value="0.10475739737447" calcext:value-type="float">
            <text:p>0.1047573974</text:p>
          </table:table-cell>
          <table:table-cell table:formula="of:=([.I394]^2)*(-1.84809378419694)+([.I394])*(0.969715893777015)+(-0.0558124189204929)" office:value-type="float" office:value="-0.0558124189204929" calcext:value-type="float">
            <text:p>-0.0558124189</text:p>
          </table:table-cell>
          <table:table-cell table:formula="of:=[.H394]*-1" office:value-type="float" office:value="-0" calcext:value-type="float">
            <text:p>0</text:p>
          </table:table-cell>
          <table:table-cell table:formula="of:=[.M394]*-1" office:value-type="float" office:value="-0" calcext:value-type="float">
            <text:p>0</text:p>
          </table:table-cell>
          <table:table-cell table:formula="of:=([.K394]^2)*(48.7382423482978)+([.K394])*(0.0643401308833624)+(0.0316411646540839)" office:value-type="float" office:value="0.0316411646540839" calcext:value-type="float">
            <text:p>0.0316411647</text:p>
          </table:table-cell>
          <table:table-cell table:formula="of:=([.M394]^2)*(2.99573212968935)+([.M394])*(-0.0394274132082148)+(-0.010306073088791)" office:value-type="float" office:value="-0.010306073088791" calcext:value-type="float">
            <text:p>-0.0103060731</text:p>
          </table:table-cell>
          <table:table-cell table:formula="of:=([.L394]^2)*(-20.9992408223248)+([.L394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95]" office:value-type="float" office:value="0" calcext:value-type="float">
            <text:p>0</text:p>
          </table:table-cell>
          <table:table-cell table:formula="of:=[Datos_MoCap.B395]" office:value-type="float" office:value="0" calcext:value-type="float">
            <text:p>0</text:p>
          </table:table-cell>
          <table:table-cell table:formula="of:=[Datos_MoCap.C395]" office:value-type="float" office:value="0" calcext:value-type="float">
            <text:p>0</text:p>
          </table:table-cell>
          <table:table-cell table:formula="of:=[Datos_MoCap.D395]" office:value-type="float" office:value="0" calcext:value-type="float">
            <text:p>0</text:p>
          </table:table-cell>
          <table:table-cell table:formula="of:=[Datos_MoCap.F395]" office:value-type="float" office:value="0" calcext:value-type="float">
            <text:p>0</text:p>
          </table:table-cell>
          <table:table-cell table:formula="of:=[Datos_MoCap.E395]" office:value-type="float" office:value="0" calcext:value-type="float">
            <text:p>0</text:p>
          </table:table-cell>
          <table:table-cell/>
          <table:table-cell table:formula="of:=([.H395]^2)*(0.140024724909833)+([.H395])*(-0.00142725065277068)+(-0.0063459406986214)" office:value-type="float" office:value="-0.0063459406986214" calcext:value-type="float">
            <text:p>-0.0063459407</text:p>
          </table:table-cell>
          <table:table-cell table:formula="of:=([.J395]^2)*(-1.68303778049881)+([.J395])*(0.15665109790632)+(0.10475739737447)" office:value-type="float" office:value="0.10475739737447" calcext:value-type="float">
            <text:p>0.1047573974</text:p>
          </table:table-cell>
          <table:table-cell table:formula="of:=([.I395]^2)*(-1.84809378419694)+([.I395])*(0.969715893777015)+(-0.0558124189204929)" office:value-type="float" office:value="-0.0558124189204929" calcext:value-type="float">
            <text:p>-0.0558124189</text:p>
          </table:table-cell>
          <table:table-cell table:formula="of:=[.H395]*-1" office:value-type="float" office:value="-0" calcext:value-type="float">
            <text:p>0</text:p>
          </table:table-cell>
          <table:table-cell table:formula="of:=[.M395]*-1" office:value-type="float" office:value="-0" calcext:value-type="float">
            <text:p>0</text:p>
          </table:table-cell>
          <table:table-cell table:formula="of:=([.K395]^2)*(48.7382423482978)+([.K395])*(0.0643401308833624)+(0.0316411646540839)" office:value-type="float" office:value="0.0316411646540839" calcext:value-type="float">
            <text:p>0.0316411647</text:p>
          </table:table-cell>
          <table:table-cell table:formula="of:=([.M395]^2)*(2.99573212968935)+([.M395])*(-0.0394274132082148)+(-0.010306073088791)" office:value-type="float" office:value="-0.010306073088791" calcext:value-type="float">
            <text:p>-0.0103060731</text:p>
          </table:table-cell>
          <table:table-cell table:formula="of:=([.L395]^2)*(-20.9992408223248)+([.L395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96]" office:value-type="float" office:value="0" calcext:value-type="float">
            <text:p>0</text:p>
          </table:table-cell>
          <table:table-cell table:formula="of:=[Datos_MoCap.B396]" office:value-type="float" office:value="0" calcext:value-type="float">
            <text:p>0</text:p>
          </table:table-cell>
          <table:table-cell table:formula="of:=[Datos_MoCap.C396]" office:value-type="float" office:value="0" calcext:value-type="float">
            <text:p>0</text:p>
          </table:table-cell>
          <table:table-cell table:formula="of:=[Datos_MoCap.D396]" office:value-type="float" office:value="0" calcext:value-type="float">
            <text:p>0</text:p>
          </table:table-cell>
          <table:table-cell table:formula="of:=[Datos_MoCap.F396]" office:value-type="float" office:value="0" calcext:value-type="float">
            <text:p>0</text:p>
          </table:table-cell>
          <table:table-cell table:formula="of:=[Datos_MoCap.E396]" office:value-type="float" office:value="0" calcext:value-type="float">
            <text:p>0</text:p>
          </table:table-cell>
          <table:table-cell/>
          <table:table-cell table:formula="of:=([.H396]^2)*(0.140024724909833)+([.H396])*(-0.00142725065277068)+(-0.0063459406986214)" office:value-type="float" office:value="-0.0063459406986214" calcext:value-type="float">
            <text:p>-0.0063459407</text:p>
          </table:table-cell>
          <table:table-cell table:formula="of:=([.J396]^2)*(-1.68303778049881)+([.J396])*(0.15665109790632)+(0.10475739737447)" office:value-type="float" office:value="0.10475739737447" calcext:value-type="float">
            <text:p>0.1047573974</text:p>
          </table:table-cell>
          <table:table-cell table:formula="of:=([.I396]^2)*(-1.84809378419694)+([.I396])*(0.969715893777015)+(-0.0558124189204929)" office:value-type="float" office:value="-0.0558124189204929" calcext:value-type="float">
            <text:p>-0.0558124189</text:p>
          </table:table-cell>
          <table:table-cell table:formula="of:=[.H396]*-1" office:value-type="float" office:value="-0" calcext:value-type="float">
            <text:p>0</text:p>
          </table:table-cell>
          <table:table-cell table:formula="of:=[.M396]*-1" office:value-type="float" office:value="-0" calcext:value-type="float">
            <text:p>0</text:p>
          </table:table-cell>
          <table:table-cell table:formula="of:=([.K396]^2)*(48.7382423482978)+([.K396])*(0.0643401308833624)+(0.0316411646540839)" office:value-type="float" office:value="0.0316411646540839" calcext:value-type="float">
            <text:p>0.0316411647</text:p>
          </table:table-cell>
          <table:table-cell table:formula="of:=([.M396]^2)*(2.99573212968935)+([.M396])*(-0.0394274132082148)+(-0.010306073088791)" office:value-type="float" office:value="-0.010306073088791" calcext:value-type="float">
            <text:p>-0.0103060731</text:p>
          </table:table-cell>
          <table:table-cell table:formula="of:=([.L396]^2)*(-20.9992408223248)+([.L396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97]" office:value-type="float" office:value="0" calcext:value-type="float">
            <text:p>0</text:p>
          </table:table-cell>
          <table:table-cell table:formula="of:=[Datos_MoCap.B397]" office:value-type="float" office:value="0" calcext:value-type="float">
            <text:p>0</text:p>
          </table:table-cell>
          <table:table-cell table:formula="of:=[Datos_MoCap.C397]" office:value-type="float" office:value="0" calcext:value-type="float">
            <text:p>0</text:p>
          </table:table-cell>
          <table:table-cell table:formula="of:=[Datos_MoCap.D397]" office:value-type="float" office:value="0" calcext:value-type="float">
            <text:p>0</text:p>
          </table:table-cell>
          <table:table-cell table:formula="of:=[Datos_MoCap.F397]" office:value-type="float" office:value="0" calcext:value-type="float">
            <text:p>0</text:p>
          </table:table-cell>
          <table:table-cell table:formula="of:=[Datos_MoCap.E397]" office:value-type="float" office:value="0" calcext:value-type="float">
            <text:p>0</text:p>
          </table:table-cell>
          <table:table-cell/>
          <table:table-cell table:formula="of:=([.H397]^2)*(0.140024724909833)+([.H397])*(-0.00142725065277068)+(-0.0063459406986214)" office:value-type="float" office:value="-0.0063459406986214" calcext:value-type="float">
            <text:p>-0.0063459407</text:p>
          </table:table-cell>
          <table:table-cell table:formula="of:=([.J397]^2)*(-1.68303778049881)+([.J397])*(0.15665109790632)+(0.10475739737447)" office:value-type="float" office:value="0.10475739737447" calcext:value-type="float">
            <text:p>0.1047573974</text:p>
          </table:table-cell>
          <table:table-cell table:formula="of:=([.I397]^2)*(-1.84809378419694)+([.I397])*(0.969715893777015)+(-0.0558124189204929)" office:value-type="float" office:value="-0.0558124189204929" calcext:value-type="float">
            <text:p>-0.0558124189</text:p>
          </table:table-cell>
          <table:table-cell table:formula="of:=[.H397]*-1" office:value-type="float" office:value="-0" calcext:value-type="float">
            <text:p>0</text:p>
          </table:table-cell>
          <table:table-cell table:formula="of:=[.M397]*-1" office:value-type="float" office:value="-0" calcext:value-type="float">
            <text:p>0</text:p>
          </table:table-cell>
          <table:table-cell table:formula="of:=([.K397]^2)*(48.7382423482978)+([.K397])*(0.0643401308833624)+(0.0316411646540839)" office:value-type="float" office:value="0.0316411646540839" calcext:value-type="float">
            <text:p>0.0316411647</text:p>
          </table:table-cell>
          <table:table-cell table:formula="of:=([.M397]^2)*(2.99573212968935)+([.M397])*(-0.0394274132082148)+(-0.010306073088791)" office:value-type="float" office:value="-0.010306073088791" calcext:value-type="float">
            <text:p>-0.0103060731</text:p>
          </table:table-cell>
          <table:table-cell table:formula="of:=([.L397]^2)*(-20.9992408223248)+([.L397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98]" office:value-type="float" office:value="0" calcext:value-type="float">
            <text:p>0</text:p>
          </table:table-cell>
          <table:table-cell table:formula="of:=[Datos_MoCap.B398]" office:value-type="float" office:value="0" calcext:value-type="float">
            <text:p>0</text:p>
          </table:table-cell>
          <table:table-cell table:formula="of:=[Datos_MoCap.C398]" office:value-type="float" office:value="0" calcext:value-type="float">
            <text:p>0</text:p>
          </table:table-cell>
          <table:table-cell table:formula="of:=[Datos_MoCap.D398]" office:value-type="float" office:value="0" calcext:value-type="float">
            <text:p>0</text:p>
          </table:table-cell>
          <table:table-cell table:formula="of:=[Datos_MoCap.F398]" office:value-type="float" office:value="0" calcext:value-type="float">
            <text:p>0</text:p>
          </table:table-cell>
          <table:table-cell table:formula="of:=[Datos_MoCap.E398]" office:value-type="float" office:value="0" calcext:value-type="float">
            <text:p>0</text:p>
          </table:table-cell>
          <table:table-cell/>
          <table:table-cell table:formula="of:=([.H398]^2)*(0.140024724909833)+([.H398])*(-0.00142725065277068)+(-0.0063459406986214)" office:value-type="float" office:value="-0.0063459406986214" calcext:value-type="float">
            <text:p>-0.0063459407</text:p>
          </table:table-cell>
          <table:table-cell table:formula="of:=([.J398]^2)*(-1.68303778049881)+([.J398])*(0.15665109790632)+(0.10475739737447)" office:value-type="float" office:value="0.10475739737447" calcext:value-type="float">
            <text:p>0.1047573974</text:p>
          </table:table-cell>
          <table:table-cell table:formula="of:=([.I398]^2)*(-1.84809378419694)+([.I398])*(0.969715893777015)+(-0.0558124189204929)" office:value-type="float" office:value="-0.0558124189204929" calcext:value-type="float">
            <text:p>-0.0558124189</text:p>
          </table:table-cell>
          <table:table-cell table:formula="of:=[.H398]*-1" office:value-type="float" office:value="-0" calcext:value-type="float">
            <text:p>0</text:p>
          </table:table-cell>
          <table:table-cell table:formula="of:=[.M398]*-1" office:value-type="float" office:value="-0" calcext:value-type="float">
            <text:p>0</text:p>
          </table:table-cell>
          <table:table-cell table:formula="of:=([.K398]^2)*(48.7382423482978)+([.K398])*(0.0643401308833624)+(0.0316411646540839)" office:value-type="float" office:value="0.0316411646540839" calcext:value-type="float">
            <text:p>0.0316411647</text:p>
          </table:table-cell>
          <table:table-cell table:formula="of:=([.M398]^2)*(2.99573212968935)+([.M398])*(-0.0394274132082148)+(-0.010306073088791)" office:value-type="float" office:value="-0.010306073088791" calcext:value-type="float">
            <text:p>-0.0103060731</text:p>
          </table:table-cell>
          <table:table-cell table:formula="of:=([.L398]^2)*(-20.9992408223248)+([.L398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99]" office:value-type="float" office:value="0" calcext:value-type="float">
            <text:p>0</text:p>
          </table:table-cell>
          <table:table-cell table:formula="of:=[Datos_MoCap.B399]" office:value-type="float" office:value="0" calcext:value-type="float">
            <text:p>0</text:p>
          </table:table-cell>
          <table:table-cell table:formula="of:=[Datos_MoCap.C399]" office:value-type="float" office:value="0" calcext:value-type="float">
            <text:p>0</text:p>
          </table:table-cell>
          <table:table-cell table:formula="of:=[Datos_MoCap.D399]" office:value-type="float" office:value="0" calcext:value-type="float">
            <text:p>0</text:p>
          </table:table-cell>
          <table:table-cell table:formula="of:=[Datos_MoCap.F399]" office:value-type="float" office:value="0" calcext:value-type="float">
            <text:p>0</text:p>
          </table:table-cell>
          <table:table-cell table:formula="of:=[Datos_MoCap.E399]" office:value-type="float" office:value="0" calcext:value-type="float">
            <text:p>0</text:p>
          </table:table-cell>
          <table:table-cell/>
          <table:table-cell table:formula="of:=([.H399]^2)*(0.140024724909833)+([.H399])*(-0.00142725065277068)+(-0.0063459406986214)" office:value-type="float" office:value="-0.0063459406986214" calcext:value-type="float">
            <text:p>-0.0063459407</text:p>
          </table:table-cell>
          <table:table-cell table:formula="of:=([.J399]^2)*(-1.68303778049881)+([.J399])*(0.15665109790632)+(0.10475739737447)" office:value-type="float" office:value="0.10475739737447" calcext:value-type="float">
            <text:p>0.1047573974</text:p>
          </table:table-cell>
          <table:table-cell table:formula="of:=([.I399]^2)*(-1.84809378419694)+([.I399])*(0.969715893777015)+(-0.0558124189204929)" office:value-type="float" office:value="-0.0558124189204929" calcext:value-type="float">
            <text:p>-0.0558124189</text:p>
          </table:table-cell>
          <table:table-cell table:formula="of:=[.H399]*-1" office:value-type="float" office:value="-0" calcext:value-type="float">
            <text:p>0</text:p>
          </table:table-cell>
          <table:table-cell table:formula="of:=[.M399]*-1" office:value-type="float" office:value="-0" calcext:value-type="float">
            <text:p>0</text:p>
          </table:table-cell>
          <table:table-cell table:formula="of:=([.K399]^2)*(48.7382423482978)+([.K399])*(0.0643401308833624)+(0.0316411646540839)" office:value-type="float" office:value="0.0316411646540839" calcext:value-type="float">
            <text:p>0.0316411647</text:p>
          </table:table-cell>
          <table:table-cell table:formula="of:=([.M399]^2)*(2.99573212968935)+([.M399])*(-0.0394274132082148)+(-0.010306073088791)" office:value-type="float" office:value="-0.010306073088791" calcext:value-type="float">
            <text:p>-0.0103060731</text:p>
          </table:table-cell>
          <table:table-cell table:formula="of:=([.L399]^2)*(-20.9992408223248)+([.L399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00]" office:value-type="float" office:value="0" calcext:value-type="float">
            <text:p>0</text:p>
          </table:table-cell>
          <table:table-cell table:formula="of:=[Datos_MoCap.B400]" office:value-type="float" office:value="0" calcext:value-type="float">
            <text:p>0</text:p>
          </table:table-cell>
          <table:table-cell table:formula="of:=[Datos_MoCap.C400]" office:value-type="float" office:value="0" calcext:value-type="float">
            <text:p>0</text:p>
          </table:table-cell>
          <table:table-cell table:formula="of:=[Datos_MoCap.D400]" office:value-type="float" office:value="0" calcext:value-type="float">
            <text:p>0</text:p>
          </table:table-cell>
          <table:table-cell table:formula="of:=[Datos_MoCap.F400]" office:value-type="float" office:value="0" calcext:value-type="float">
            <text:p>0</text:p>
          </table:table-cell>
          <table:table-cell table:formula="of:=[Datos_MoCap.E400]" office:value-type="float" office:value="0" calcext:value-type="float">
            <text:p>0</text:p>
          </table:table-cell>
          <table:table-cell/>
          <table:table-cell table:formula="of:=([.H400]^2)*(0.140024724909833)+([.H400])*(-0.00142725065277068)+(-0.0063459406986214)" office:value-type="float" office:value="-0.0063459406986214" calcext:value-type="float">
            <text:p>-0.0063459407</text:p>
          </table:table-cell>
          <table:table-cell table:formula="of:=([.J400]^2)*(-1.68303778049881)+([.J400])*(0.15665109790632)+(0.10475739737447)" office:value-type="float" office:value="0.10475739737447" calcext:value-type="float">
            <text:p>0.1047573974</text:p>
          </table:table-cell>
          <table:table-cell table:formula="of:=([.I400]^2)*(-1.84809378419694)+([.I400])*(0.969715893777015)+(-0.0558124189204929)" office:value-type="float" office:value="-0.0558124189204929" calcext:value-type="float">
            <text:p>-0.0558124189</text:p>
          </table:table-cell>
          <table:table-cell table:formula="of:=[.H400]*-1" office:value-type="float" office:value="-0" calcext:value-type="float">
            <text:p>0</text:p>
          </table:table-cell>
          <table:table-cell table:formula="of:=[.M400]*-1" office:value-type="float" office:value="-0" calcext:value-type="float">
            <text:p>0</text:p>
          </table:table-cell>
          <table:table-cell table:formula="of:=([.K400]^2)*(48.7382423482978)+([.K400])*(0.0643401308833624)+(0.0316411646540839)" office:value-type="float" office:value="0.0316411646540839" calcext:value-type="float">
            <text:p>0.0316411647</text:p>
          </table:table-cell>
          <table:table-cell table:formula="of:=([.M400]^2)*(2.99573212968935)+([.M400])*(-0.0394274132082148)+(-0.010306073088791)" office:value-type="float" office:value="-0.010306073088791" calcext:value-type="float">
            <text:p>-0.0103060731</text:p>
          </table:table-cell>
          <table:table-cell table:formula="of:=([.L400]^2)*(-20.9992408223248)+([.L400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01]" office:value-type="float" office:value="0" calcext:value-type="float">
            <text:p>0</text:p>
          </table:table-cell>
          <table:table-cell table:formula="of:=[Datos_MoCap.B401]" office:value-type="float" office:value="0" calcext:value-type="float">
            <text:p>0</text:p>
          </table:table-cell>
          <table:table-cell table:formula="of:=[Datos_MoCap.C401]" office:value-type="float" office:value="0" calcext:value-type="float">
            <text:p>0</text:p>
          </table:table-cell>
          <table:table-cell table:formula="of:=[Datos_MoCap.D401]" office:value-type="float" office:value="0" calcext:value-type="float">
            <text:p>0</text:p>
          </table:table-cell>
          <table:table-cell table:formula="of:=[Datos_MoCap.F401]" office:value-type="float" office:value="0" calcext:value-type="float">
            <text:p>0</text:p>
          </table:table-cell>
          <table:table-cell table:formula="of:=[Datos_MoCap.E401]" office:value-type="float" office:value="0" calcext:value-type="float">
            <text:p>0</text:p>
          </table:table-cell>
          <table:table-cell/>
          <table:table-cell table:formula="of:=([.H401]^2)*(0.140024724909833)+([.H401])*(-0.00142725065277068)+(-0.0063459406986214)" office:value-type="float" office:value="-0.0063459406986214" calcext:value-type="float">
            <text:p>-0.0063459407</text:p>
          </table:table-cell>
          <table:table-cell table:formula="of:=([.J401]^2)*(-1.68303778049881)+([.J401])*(0.15665109790632)+(0.10475739737447)" office:value-type="float" office:value="0.10475739737447" calcext:value-type="float">
            <text:p>0.1047573974</text:p>
          </table:table-cell>
          <table:table-cell table:formula="of:=([.I401]^2)*(-1.84809378419694)+([.I401])*(0.969715893777015)+(-0.0558124189204929)" office:value-type="float" office:value="-0.0558124189204929" calcext:value-type="float">
            <text:p>-0.0558124189</text:p>
          </table:table-cell>
          <table:table-cell table:formula="of:=[.H401]*-1" office:value-type="float" office:value="-0" calcext:value-type="float">
            <text:p>0</text:p>
          </table:table-cell>
          <table:table-cell table:formula="of:=[.M401]*-1" office:value-type="float" office:value="-0" calcext:value-type="float">
            <text:p>0</text:p>
          </table:table-cell>
          <table:table-cell table:formula="of:=([.K401]^2)*(48.7382423482978)+([.K401])*(0.0643401308833624)+(0.0316411646540839)" office:value-type="float" office:value="0.0316411646540839" calcext:value-type="float">
            <text:p>0.0316411647</text:p>
          </table:table-cell>
          <table:table-cell table:formula="of:=([.M401]^2)*(2.99573212968935)+([.M401])*(-0.0394274132082148)+(-0.010306073088791)" office:value-type="float" office:value="-0.010306073088791" calcext:value-type="float">
            <text:p>-0.0103060731</text:p>
          </table:table-cell>
          <table:table-cell table:formula="of:=([.L401]^2)*(-20.9992408223248)+([.L401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02]" office:value-type="float" office:value="0" calcext:value-type="float">
            <text:p>0</text:p>
          </table:table-cell>
          <table:table-cell table:formula="of:=[Datos_MoCap.B402]" office:value-type="float" office:value="0" calcext:value-type="float">
            <text:p>0</text:p>
          </table:table-cell>
          <table:table-cell table:formula="of:=[Datos_MoCap.C402]" office:value-type="float" office:value="0" calcext:value-type="float">
            <text:p>0</text:p>
          </table:table-cell>
          <table:table-cell table:formula="of:=[Datos_MoCap.D402]" office:value-type="float" office:value="0" calcext:value-type="float">
            <text:p>0</text:p>
          </table:table-cell>
          <table:table-cell table:formula="of:=[Datos_MoCap.F402]" office:value-type="float" office:value="0" calcext:value-type="float">
            <text:p>0</text:p>
          </table:table-cell>
          <table:table-cell table:formula="of:=[Datos_MoCap.E402]" office:value-type="float" office:value="0" calcext:value-type="float">
            <text:p>0</text:p>
          </table:table-cell>
          <table:table-cell/>
          <table:table-cell table:formula="of:=([.H402]^2)*(0.140024724909833)+([.H402])*(-0.00142725065277068)+(-0.0063459406986214)" office:value-type="float" office:value="-0.0063459406986214" calcext:value-type="float">
            <text:p>-0.0063459407</text:p>
          </table:table-cell>
          <table:table-cell table:formula="of:=([.J402]^2)*(-1.68303778049881)+([.J402])*(0.15665109790632)+(0.10475739737447)" office:value-type="float" office:value="0.10475739737447" calcext:value-type="float">
            <text:p>0.1047573974</text:p>
          </table:table-cell>
          <table:table-cell table:formula="of:=([.I402]^2)*(-1.84809378419694)+([.I402])*(0.969715893777015)+(-0.0558124189204929)" office:value-type="float" office:value="-0.0558124189204929" calcext:value-type="float">
            <text:p>-0.0558124189</text:p>
          </table:table-cell>
          <table:table-cell table:formula="of:=[.H402]*-1" office:value-type="float" office:value="-0" calcext:value-type="float">
            <text:p>0</text:p>
          </table:table-cell>
          <table:table-cell table:formula="of:=[.M402]*-1" office:value-type="float" office:value="-0" calcext:value-type="float">
            <text:p>0</text:p>
          </table:table-cell>
          <table:table-cell table:formula="of:=([.K402]^2)*(48.7382423482978)+([.K402])*(0.0643401308833624)+(0.0316411646540839)" office:value-type="float" office:value="0.0316411646540839" calcext:value-type="float">
            <text:p>0.0316411647</text:p>
          </table:table-cell>
          <table:table-cell table:formula="of:=([.M402]^2)*(2.99573212968935)+([.M402])*(-0.0394274132082148)+(-0.010306073088791)" office:value-type="float" office:value="-0.010306073088791" calcext:value-type="float">
            <text:p>-0.0103060731</text:p>
          </table:table-cell>
          <table:table-cell table:formula="of:=([.L402]^2)*(-20.9992408223248)+([.L402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03]" office:value-type="float" office:value="0" calcext:value-type="float">
            <text:p>0</text:p>
          </table:table-cell>
          <table:table-cell table:formula="of:=[Datos_MoCap.B403]" office:value-type="float" office:value="0" calcext:value-type="float">
            <text:p>0</text:p>
          </table:table-cell>
          <table:table-cell table:formula="of:=[Datos_MoCap.C403]" office:value-type="float" office:value="0" calcext:value-type="float">
            <text:p>0</text:p>
          </table:table-cell>
          <table:table-cell table:formula="of:=[Datos_MoCap.D403]" office:value-type="float" office:value="0" calcext:value-type="float">
            <text:p>0</text:p>
          </table:table-cell>
          <table:table-cell table:formula="of:=[Datos_MoCap.F403]" office:value-type="float" office:value="0" calcext:value-type="float">
            <text:p>0</text:p>
          </table:table-cell>
          <table:table-cell table:formula="of:=[Datos_MoCap.E403]" office:value-type="float" office:value="0" calcext:value-type="float">
            <text:p>0</text:p>
          </table:table-cell>
          <table:table-cell/>
          <table:table-cell table:formula="of:=([.H403]^2)*(0.140024724909833)+([.H403])*(-0.00142725065277068)+(-0.0063459406986214)" office:value-type="float" office:value="-0.0063459406986214" calcext:value-type="float">
            <text:p>-0.0063459407</text:p>
          </table:table-cell>
          <table:table-cell table:formula="of:=([.J403]^2)*(-1.68303778049881)+([.J403])*(0.15665109790632)+(0.10475739737447)" office:value-type="float" office:value="0.10475739737447" calcext:value-type="float">
            <text:p>0.1047573974</text:p>
          </table:table-cell>
          <table:table-cell table:formula="of:=([.I403]^2)*(-1.84809378419694)+([.I403])*(0.969715893777015)+(-0.0558124189204929)" office:value-type="float" office:value="-0.0558124189204929" calcext:value-type="float">
            <text:p>-0.0558124189</text:p>
          </table:table-cell>
          <table:table-cell table:formula="of:=[.H403]*-1" office:value-type="float" office:value="-0" calcext:value-type="float">
            <text:p>0</text:p>
          </table:table-cell>
          <table:table-cell table:formula="of:=[.M403]*-1" office:value-type="float" office:value="-0" calcext:value-type="float">
            <text:p>0</text:p>
          </table:table-cell>
          <table:table-cell table:formula="of:=([.K403]^2)*(48.7382423482978)+([.K403])*(0.0643401308833624)+(0.0316411646540839)" office:value-type="float" office:value="0.0316411646540839" calcext:value-type="float">
            <text:p>0.0316411647</text:p>
          </table:table-cell>
          <table:table-cell table:formula="of:=([.M403]^2)*(2.99573212968935)+([.M403])*(-0.0394274132082148)+(-0.010306073088791)" office:value-type="float" office:value="-0.010306073088791" calcext:value-type="float">
            <text:p>-0.0103060731</text:p>
          </table:table-cell>
          <table:table-cell table:formula="of:=([.L403]^2)*(-20.9992408223248)+([.L403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04]" office:value-type="float" office:value="0" calcext:value-type="float">
            <text:p>0</text:p>
          </table:table-cell>
          <table:table-cell table:formula="of:=[Datos_MoCap.B404]" office:value-type="float" office:value="0" calcext:value-type="float">
            <text:p>0</text:p>
          </table:table-cell>
          <table:table-cell table:formula="of:=[Datos_MoCap.C404]" office:value-type="float" office:value="0" calcext:value-type="float">
            <text:p>0</text:p>
          </table:table-cell>
          <table:table-cell table:formula="of:=[Datos_MoCap.D404]" office:value-type="float" office:value="0" calcext:value-type="float">
            <text:p>0</text:p>
          </table:table-cell>
          <table:table-cell table:formula="of:=[Datos_MoCap.F404]" office:value-type="float" office:value="0" calcext:value-type="float">
            <text:p>0</text:p>
          </table:table-cell>
          <table:table-cell table:formula="of:=[Datos_MoCap.E404]" office:value-type="float" office:value="0" calcext:value-type="float">
            <text:p>0</text:p>
          </table:table-cell>
          <table:table-cell/>
          <table:table-cell table:formula="of:=([.H404]^2)*(0.140024724909833)+([.H404])*(-0.00142725065277068)+(-0.0063459406986214)" office:value-type="float" office:value="-0.0063459406986214" calcext:value-type="float">
            <text:p>-0.0063459407</text:p>
          </table:table-cell>
          <table:table-cell table:formula="of:=([.J404]^2)*(-1.68303778049881)+([.J404])*(0.15665109790632)+(0.10475739737447)" office:value-type="float" office:value="0.10475739737447" calcext:value-type="float">
            <text:p>0.1047573974</text:p>
          </table:table-cell>
          <table:table-cell table:formula="of:=([.I404]^2)*(-1.84809378419694)+([.I404])*(0.969715893777015)+(-0.0558124189204929)" office:value-type="float" office:value="-0.0558124189204929" calcext:value-type="float">
            <text:p>-0.0558124189</text:p>
          </table:table-cell>
          <table:table-cell table:formula="of:=[.H404]*-1" office:value-type="float" office:value="-0" calcext:value-type="float">
            <text:p>0</text:p>
          </table:table-cell>
          <table:table-cell table:formula="of:=[.M404]*-1" office:value-type="float" office:value="-0" calcext:value-type="float">
            <text:p>0</text:p>
          </table:table-cell>
          <table:table-cell table:formula="of:=([.K404]^2)*(48.7382423482978)+([.K404])*(0.0643401308833624)+(0.0316411646540839)" office:value-type="float" office:value="0.0316411646540839" calcext:value-type="float">
            <text:p>0.0316411647</text:p>
          </table:table-cell>
          <table:table-cell table:formula="of:=([.M404]^2)*(2.99573212968935)+([.M404])*(-0.0394274132082148)+(-0.010306073088791)" office:value-type="float" office:value="-0.010306073088791" calcext:value-type="float">
            <text:p>-0.0103060731</text:p>
          </table:table-cell>
          <table:table-cell table:formula="of:=([.L404]^2)*(-20.9992408223248)+([.L404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05]" office:value-type="float" office:value="0" calcext:value-type="float">
            <text:p>0</text:p>
          </table:table-cell>
          <table:table-cell table:formula="of:=[Datos_MoCap.B405]" office:value-type="float" office:value="0" calcext:value-type="float">
            <text:p>0</text:p>
          </table:table-cell>
          <table:table-cell table:formula="of:=[Datos_MoCap.C405]" office:value-type="float" office:value="0" calcext:value-type="float">
            <text:p>0</text:p>
          </table:table-cell>
          <table:table-cell table:formula="of:=[Datos_MoCap.D405]" office:value-type="float" office:value="0" calcext:value-type="float">
            <text:p>0</text:p>
          </table:table-cell>
          <table:table-cell table:formula="of:=[Datos_MoCap.F405]" office:value-type="float" office:value="0" calcext:value-type="float">
            <text:p>0</text:p>
          </table:table-cell>
          <table:table-cell table:formula="of:=[Datos_MoCap.E405]" office:value-type="float" office:value="0" calcext:value-type="float">
            <text:p>0</text:p>
          </table:table-cell>
          <table:table-cell/>
          <table:table-cell table:formula="of:=([.H405]^2)*(0.140024724909833)+([.H405])*(-0.00142725065277068)+(-0.0063459406986214)" office:value-type="float" office:value="-0.0063459406986214" calcext:value-type="float">
            <text:p>-0.0063459407</text:p>
          </table:table-cell>
          <table:table-cell table:formula="of:=([.J405]^2)*(-1.68303778049881)+([.J405])*(0.15665109790632)+(0.10475739737447)" office:value-type="float" office:value="0.10475739737447" calcext:value-type="float">
            <text:p>0.1047573974</text:p>
          </table:table-cell>
          <table:table-cell table:formula="of:=([.I405]^2)*(-1.84809378419694)+([.I405])*(0.969715893777015)+(-0.0558124189204929)" office:value-type="float" office:value="-0.0558124189204929" calcext:value-type="float">
            <text:p>-0.0558124189</text:p>
          </table:table-cell>
          <table:table-cell table:formula="of:=[.H405]*-1" office:value-type="float" office:value="-0" calcext:value-type="float">
            <text:p>0</text:p>
          </table:table-cell>
          <table:table-cell table:formula="of:=[.M405]*-1" office:value-type="float" office:value="-0" calcext:value-type="float">
            <text:p>0</text:p>
          </table:table-cell>
          <table:table-cell table:formula="of:=([.K405]^2)*(48.7382423482978)+([.K405])*(0.0643401308833624)+(0.0316411646540839)" office:value-type="float" office:value="0.0316411646540839" calcext:value-type="float">
            <text:p>0.0316411647</text:p>
          </table:table-cell>
          <table:table-cell table:formula="of:=([.M405]^2)*(2.99573212968935)+([.M405])*(-0.0394274132082148)+(-0.010306073088791)" office:value-type="float" office:value="-0.010306073088791" calcext:value-type="float">
            <text:p>-0.0103060731</text:p>
          </table:table-cell>
          <table:table-cell table:formula="of:=([.L405]^2)*(-20.9992408223248)+([.L405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06]" office:value-type="float" office:value="0" calcext:value-type="float">
            <text:p>0</text:p>
          </table:table-cell>
          <table:table-cell table:formula="of:=[Datos_MoCap.B406]" office:value-type="float" office:value="0" calcext:value-type="float">
            <text:p>0</text:p>
          </table:table-cell>
          <table:table-cell table:formula="of:=[Datos_MoCap.C406]" office:value-type="float" office:value="0" calcext:value-type="float">
            <text:p>0</text:p>
          </table:table-cell>
          <table:table-cell table:formula="of:=[Datos_MoCap.D406]" office:value-type="float" office:value="0" calcext:value-type="float">
            <text:p>0</text:p>
          </table:table-cell>
          <table:table-cell table:formula="of:=[Datos_MoCap.F406]" office:value-type="float" office:value="0" calcext:value-type="float">
            <text:p>0</text:p>
          </table:table-cell>
          <table:table-cell table:formula="of:=[Datos_MoCap.E406]" office:value-type="float" office:value="0" calcext:value-type="float">
            <text:p>0</text:p>
          </table:table-cell>
          <table:table-cell/>
          <table:table-cell table:formula="of:=([.H406]^2)*(0.140024724909833)+([.H406])*(-0.00142725065277068)+(-0.0063459406986214)" office:value-type="float" office:value="-0.0063459406986214" calcext:value-type="float">
            <text:p>-0.0063459407</text:p>
          </table:table-cell>
          <table:table-cell table:formula="of:=([.J406]^2)*(-1.68303778049881)+([.J406])*(0.15665109790632)+(0.10475739737447)" office:value-type="float" office:value="0.10475739737447" calcext:value-type="float">
            <text:p>0.1047573974</text:p>
          </table:table-cell>
          <table:table-cell table:formula="of:=([.I406]^2)*(-1.84809378419694)+([.I406])*(0.969715893777015)+(-0.0558124189204929)" office:value-type="float" office:value="-0.0558124189204929" calcext:value-type="float">
            <text:p>-0.0558124189</text:p>
          </table:table-cell>
          <table:table-cell table:formula="of:=[.H406]*-1" office:value-type="float" office:value="-0" calcext:value-type="float">
            <text:p>0</text:p>
          </table:table-cell>
          <table:table-cell table:formula="of:=[.M406]*-1" office:value-type="float" office:value="-0" calcext:value-type="float">
            <text:p>0</text:p>
          </table:table-cell>
          <table:table-cell table:formula="of:=([.K406]^2)*(48.7382423482978)+([.K406])*(0.0643401308833624)+(0.0316411646540839)" office:value-type="float" office:value="0.0316411646540839" calcext:value-type="float">
            <text:p>0.0316411647</text:p>
          </table:table-cell>
          <table:table-cell table:formula="of:=([.M406]^2)*(2.99573212968935)+([.M406])*(-0.0394274132082148)+(-0.010306073088791)" office:value-type="float" office:value="-0.010306073088791" calcext:value-type="float">
            <text:p>-0.0103060731</text:p>
          </table:table-cell>
          <table:table-cell table:formula="of:=([.L406]^2)*(-20.9992408223248)+([.L406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07]" office:value-type="float" office:value="0" calcext:value-type="float">
            <text:p>0</text:p>
          </table:table-cell>
          <table:table-cell table:formula="of:=[Datos_MoCap.B407]" office:value-type="float" office:value="0" calcext:value-type="float">
            <text:p>0</text:p>
          </table:table-cell>
          <table:table-cell table:formula="of:=[Datos_MoCap.C407]" office:value-type="float" office:value="0" calcext:value-type="float">
            <text:p>0</text:p>
          </table:table-cell>
          <table:table-cell table:formula="of:=[Datos_MoCap.D407]" office:value-type="float" office:value="0" calcext:value-type="float">
            <text:p>0</text:p>
          </table:table-cell>
          <table:table-cell table:formula="of:=[Datos_MoCap.F407]" office:value-type="float" office:value="0" calcext:value-type="float">
            <text:p>0</text:p>
          </table:table-cell>
          <table:table-cell table:formula="of:=[Datos_MoCap.E407]" office:value-type="float" office:value="0" calcext:value-type="float">
            <text:p>0</text:p>
          </table:table-cell>
          <table:table-cell/>
          <table:table-cell table:formula="of:=([.H407]^2)*(0.140024724909833)+([.H407])*(-0.00142725065277068)+(-0.0063459406986214)" office:value-type="float" office:value="-0.0063459406986214" calcext:value-type="float">
            <text:p>-0.0063459407</text:p>
          </table:table-cell>
          <table:table-cell table:formula="of:=([.J407]^2)*(-1.68303778049881)+([.J407])*(0.15665109790632)+(0.10475739737447)" office:value-type="float" office:value="0.10475739737447" calcext:value-type="float">
            <text:p>0.1047573974</text:p>
          </table:table-cell>
          <table:table-cell table:formula="of:=([.I407]^2)*(-1.84809378419694)+([.I407])*(0.969715893777015)+(-0.0558124189204929)" office:value-type="float" office:value="-0.0558124189204929" calcext:value-type="float">
            <text:p>-0.0558124189</text:p>
          </table:table-cell>
          <table:table-cell table:formula="of:=[.H407]*-1" office:value-type="float" office:value="-0" calcext:value-type="float">
            <text:p>0</text:p>
          </table:table-cell>
          <table:table-cell table:formula="of:=[.M407]*-1" office:value-type="float" office:value="-0" calcext:value-type="float">
            <text:p>0</text:p>
          </table:table-cell>
          <table:table-cell table:formula="of:=([.K407]^2)*(48.7382423482978)+([.K407])*(0.0643401308833624)+(0.0316411646540839)" office:value-type="float" office:value="0.0316411646540839" calcext:value-type="float">
            <text:p>0.0316411647</text:p>
          </table:table-cell>
          <table:table-cell table:formula="of:=([.M407]^2)*(2.99573212968935)+([.M407])*(-0.0394274132082148)+(-0.010306073088791)" office:value-type="float" office:value="-0.010306073088791" calcext:value-type="float">
            <text:p>-0.0103060731</text:p>
          </table:table-cell>
          <table:table-cell table:formula="of:=([.L407]^2)*(-20.9992408223248)+([.L407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08]" office:value-type="float" office:value="0" calcext:value-type="float">
            <text:p>0</text:p>
          </table:table-cell>
          <table:table-cell table:formula="of:=[Datos_MoCap.B408]" office:value-type="float" office:value="0" calcext:value-type="float">
            <text:p>0</text:p>
          </table:table-cell>
          <table:table-cell table:formula="of:=[Datos_MoCap.C408]" office:value-type="float" office:value="0" calcext:value-type="float">
            <text:p>0</text:p>
          </table:table-cell>
          <table:table-cell table:formula="of:=[Datos_MoCap.D408]" office:value-type="float" office:value="0" calcext:value-type="float">
            <text:p>0</text:p>
          </table:table-cell>
          <table:table-cell table:formula="of:=[Datos_MoCap.F408]" office:value-type="float" office:value="0" calcext:value-type="float">
            <text:p>0</text:p>
          </table:table-cell>
          <table:table-cell table:formula="of:=[Datos_MoCap.E408]" office:value-type="float" office:value="0" calcext:value-type="float">
            <text:p>0</text:p>
          </table:table-cell>
          <table:table-cell/>
          <table:table-cell table:formula="of:=([.H408]^2)*(0.140024724909833)+([.H408])*(-0.00142725065277068)+(-0.0063459406986214)" office:value-type="float" office:value="-0.0063459406986214" calcext:value-type="float">
            <text:p>-0.0063459407</text:p>
          </table:table-cell>
          <table:table-cell table:formula="of:=([.J408]^2)*(-1.68303778049881)+([.J408])*(0.15665109790632)+(0.10475739737447)" office:value-type="float" office:value="0.10475739737447" calcext:value-type="float">
            <text:p>0.1047573974</text:p>
          </table:table-cell>
          <table:table-cell table:formula="of:=([.I408]^2)*(-1.84809378419694)+([.I408])*(0.969715893777015)+(-0.0558124189204929)" office:value-type="float" office:value="-0.0558124189204929" calcext:value-type="float">
            <text:p>-0.0558124189</text:p>
          </table:table-cell>
          <table:table-cell table:formula="of:=[.H408]*-1" office:value-type="float" office:value="-0" calcext:value-type="float">
            <text:p>0</text:p>
          </table:table-cell>
          <table:table-cell table:formula="of:=[.M408]*-1" office:value-type="float" office:value="-0" calcext:value-type="float">
            <text:p>0</text:p>
          </table:table-cell>
          <table:table-cell table:formula="of:=([.K408]^2)*(48.7382423482978)+([.K408])*(0.0643401308833624)+(0.0316411646540839)" office:value-type="float" office:value="0.0316411646540839" calcext:value-type="float">
            <text:p>0.0316411647</text:p>
          </table:table-cell>
          <table:table-cell table:formula="of:=([.M408]^2)*(2.99573212968935)+([.M408])*(-0.0394274132082148)+(-0.010306073088791)" office:value-type="float" office:value="-0.010306073088791" calcext:value-type="float">
            <text:p>-0.0103060731</text:p>
          </table:table-cell>
          <table:table-cell table:formula="of:=([.L408]^2)*(-20.9992408223248)+([.L408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09]" office:value-type="float" office:value="0" calcext:value-type="float">
            <text:p>0</text:p>
          </table:table-cell>
          <table:table-cell table:formula="of:=[Datos_MoCap.B409]" office:value-type="float" office:value="0" calcext:value-type="float">
            <text:p>0</text:p>
          </table:table-cell>
          <table:table-cell table:formula="of:=[Datos_MoCap.C409]" office:value-type="float" office:value="0" calcext:value-type="float">
            <text:p>0</text:p>
          </table:table-cell>
          <table:table-cell table:formula="of:=[Datos_MoCap.D409]" office:value-type="float" office:value="0" calcext:value-type="float">
            <text:p>0</text:p>
          </table:table-cell>
          <table:table-cell table:formula="of:=[Datos_MoCap.F409]" office:value-type="float" office:value="0" calcext:value-type="float">
            <text:p>0</text:p>
          </table:table-cell>
          <table:table-cell table:formula="of:=[Datos_MoCap.E409]" office:value-type="float" office:value="0" calcext:value-type="float">
            <text:p>0</text:p>
          </table:table-cell>
          <table:table-cell/>
          <table:table-cell table:formula="of:=([.H409]^2)*(0.140024724909833)+([.H409])*(-0.00142725065277068)+(-0.0063459406986214)" office:value-type="float" office:value="-0.0063459406986214" calcext:value-type="float">
            <text:p>-0.0063459407</text:p>
          </table:table-cell>
          <table:table-cell table:formula="of:=([.J409]^2)*(-1.68303778049881)+([.J409])*(0.15665109790632)+(0.10475739737447)" office:value-type="float" office:value="0.10475739737447" calcext:value-type="float">
            <text:p>0.1047573974</text:p>
          </table:table-cell>
          <table:table-cell table:formula="of:=([.I409]^2)*(-1.84809378419694)+([.I409])*(0.969715893777015)+(-0.0558124189204929)" office:value-type="float" office:value="-0.0558124189204929" calcext:value-type="float">
            <text:p>-0.0558124189</text:p>
          </table:table-cell>
          <table:table-cell table:formula="of:=[.H409]*-1" office:value-type="float" office:value="-0" calcext:value-type="float">
            <text:p>0</text:p>
          </table:table-cell>
          <table:table-cell table:formula="of:=[.M409]*-1" office:value-type="float" office:value="-0" calcext:value-type="float">
            <text:p>0</text:p>
          </table:table-cell>
          <table:table-cell table:formula="of:=([.K409]^2)*(48.7382423482978)+([.K409])*(0.0643401308833624)+(0.0316411646540839)" office:value-type="float" office:value="0.0316411646540839" calcext:value-type="float">
            <text:p>0.0316411647</text:p>
          </table:table-cell>
          <table:table-cell table:formula="of:=([.M409]^2)*(2.99573212968935)+([.M409])*(-0.0394274132082148)+(-0.010306073088791)" office:value-type="float" office:value="-0.010306073088791" calcext:value-type="float">
            <text:p>-0.0103060731</text:p>
          </table:table-cell>
          <table:table-cell table:formula="of:=([.L409]^2)*(-20.9992408223248)+([.L409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10]" office:value-type="float" office:value="0" calcext:value-type="float">
            <text:p>0</text:p>
          </table:table-cell>
          <table:table-cell table:formula="of:=[Datos_MoCap.B410]" office:value-type="float" office:value="0" calcext:value-type="float">
            <text:p>0</text:p>
          </table:table-cell>
          <table:table-cell table:formula="of:=[Datos_MoCap.C410]" office:value-type="float" office:value="0" calcext:value-type="float">
            <text:p>0</text:p>
          </table:table-cell>
          <table:table-cell table:formula="of:=[Datos_MoCap.D410]" office:value-type="float" office:value="0" calcext:value-type="float">
            <text:p>0</text:p>
          </table:table-cell>
          <table:table-cell table:formula="of:=[Datos_MoCap.F410]" office:value-type="float" office:value="0" calcext:value-type="float">
            <text:p>0</text:p>
          </table:table-cell>
          <table:table-cell table:formula="of:=[Datos_MoCap.E410]" office:value-type="float" office:value="0" calcext:value-type="float">
            <text:p>0</text:p>
          </table:table-cell>
          <table:table-cell/>
          <table:table-cell table:formula="of:=([.H410]^2)*(0.140024724909833)+([.H410])*(-0.00142725065277068)+(-0.0063459406986214)" office:value-type="float" office:value="-0.0063459406986214" calcext:value-type="float">
            <text:p>-0.0063459407</text:p>
          </table:table-cell>
          <table:table-cell table:formula="of:=([.J410]^2)*(-1.68303778049881)+([.J410])*(0.15665109790632)+(0.10475739737447)" office:value-type="float" office:value="0.10475739737447" calcext:value-type="float">
            <text:p>0.1047573974</text:p>
          </table:table-cell>
          <table:table-cell table:formula="of:=([.I410]^2)*(-1.84809378419694)+([.I410])*(0.969715893777015)+(-0.0558124189204929)" office:value-type="float" office:value="-0.0558124189204929" calcext:value-type="float">
            <text:p>-0.0558124189</text:p>
          </table:table-cell>
          <table:table-cell table:formula="of:=[.H410]*-1" office:value-type="float" office:value="-0" calcext:value-type="float">
            <text:p>0</text:p>
          </table:table-cell>
          <table:table-cell table:formula="of:=[.M410]*-1" office:value-type="float" office:value="-0" calcext:value-type="float">
            <text:p>0</text:p>
          </table:table-cell>
          <table:table-cell table:formula="of:=([.K410]^2)*(48.7382423482978)+([.K410])*(0.0643401308833624)+(0.0316411646540839)" office:value-type="float" office:value="0.0316411646540839" calcext:value-type="float">
            <text:p>0.0316411647</text:p>
          </table:table-cell>
          <table:table-cell table:formula="of:=([.M410]^2)*(2.99573212968935)+([.M410])*(-0.0394274132082148)+(-0.010306073088791)" office:value-type="float" office:value="-0.010306073088791" calcext:value-type="float">
            <text:p>-0.0103060731</text:p>
          </table:table-cell>
          <table:table-cell table:formula="of:=([.L410]^2)*(-20.9992408223248)+([.L410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11]" office:value-type="float" office:value="0" calcext:value-type="float">
            <text:p>0</text:p>
          </table:table-cell>
          <table:table-cell table:formula="of:=[Datos_MoCap.B411]" office:value-type="float" office:value="0" calcext:value-type="float">
            <text:p>0</text:p>
          </table:table-cell>
          <table:table-cell table:formula="of:=[Datos_MoCap.C411]" office:value-type="float" office:value="0" calcext:value-type="float">
            <text:p>0</text:p>
          </table:table-cell>
          <table:table-cell table:formula="of:=[Datos_MoCap.D411]" office:value-type="float" office:value="0" calcext:value-type="float">
            <text:p>0</text:p>
          </table:table-cell>
          <table:table-cell table:formula="of:=[Datos_MoCap.F411]" office:value-type="float" office:value="0" calcext:value-type="float">
            <text:p>0</text:p>
          </table:table-cell>
          <table:table-cell table:formula="of:=[Datos_MoCap.E411]" office:value-type="float" office:value="0" calcext:value-type="float">
            <text:p>0</text:p>
          </table:table-cell>
          <table:table-cell/>
          <table:table-cell table:formula="of:=([.H411]^2)*(0.140024724909833)+([.H411])*(-0.00142725065277068)+(-0.0063459406986214)" office:value-type="float" office:value="-0.0063459406986214" calcext:value-type="float">
            <text:p>-0.0063459407</text:p>
          </table:table-cell>
          <table:table-cell table:formula="of:=([.J411]^2)*(-1.68303778049881)+([.J411])*(0.15665109790632)+(0.10475739737447)" office:value-type="float" office:value="0.10475739737447" calcext:value-type="float">
            <text:p>0.1047573974</text:p>
          </table:table-cell>
          <table:table-cell table:formula="of:=([.I411]^2)*(-1.84809378419694)+([.I411])*(0.969715893777015)+(-0.0558124189204929)" office:value-type="float" office:value="-0.0558124189204929" calcext:value-type="float">
            <text:p>-0.0558124189</text:p>
          </table:table-cell>
          <table:table-cell table:formula="of:=[.H411]*-1" office:value-type="float" office:value="-0" calcext:value-type="float">
            <text:p>0</text:p>
          </table:table-cell>
          <table:table-cell table:formula="of:=[.M411]*-1" office:value-type="float" office:value="-0" calcext:value-type="float">
            <text:p>0</text:p>
          </table:table-cell>
          <table:table-cell table:formula="of:=([.K411]^2)*(48.7382423482978)+([.K411])*(0.0643401308833624)+(0.0316411646540839)" office:value-type="float" office:value="0.0316411646540839" calcext:value-type="float">
            <text:p>0.0316411647</text:p>
          </table:table-cell>
          <table:table-cell table:formula="of:=([.M411]^2)*(2.99573212968935)+([.M411])*(-0.0394274132082148)+(-0.010306073088791)" office:value-type="float" office:value="-0.010306073088791" calcext:value-type="float">
            <text:p>-0.0103060731</text:p>
          </table:table-cell>
          <table:table-cell table:formula="of:=([.L411]^2)*(-20.9992408223248)+([.L411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12]" office:value-type="float" office:value="0" calcext:value-type="float">
            <text:p>0</text:p>
          </table:table-cell>
          <table:table-cell table:formula="of:=[Datos_MoCap.B412]" office:value-type="float" office:value="0" calcext:value-type="float">
            <text:p>0</text:p>
          </table:table-cell>
          <table:table-cell table:formula="of:=[Datos_MoCap.C412]" office:value-type="float" office:value="0" calcext:value-type="float">
            <text:p>0</text:p>
          </table:table-cell>
          <table:table-cell table:formula="of:=[Datos_MoCap.D412]" office:value-type="float" office:value="0" calcext:value-type="float">
            <text:p>0</text:p>
          </table:table-cell>
          <table:table-cell table:formula="of:=[Datos_MoCap.F412]" office:value-type="float" office:value="0" calcext:value-type="float">
            <text:p>0</text:p>
          </table:table-cell>
          <table:table-cell table:formula="of:=[Datos_MoCap.E412]" office:value-type="float" office:value="0" calcext:value-type="float">
            <text:p>0</text:p>
          </table:table-cell>
          <table:table-cell/>
          <table:table-cell table:formula="of:=([.H412]^2)*(0.140024724909833)+([.H412])*(-0.00142725065277068)+(-0.0063459406986214)" office:value-type="float" office:value="-0.0063459406986214" calcext:value-type="float">
            <text:p>-0.0063459407</text:p>
          </table:table-cell>
          <table:table-cell table:formula="of:=([.J412]^2)*(-1.68303778049881)+([.J412])*(0.15665109790632)+(0.10475739737447)" office:value-type="float" office:value="0.10475739737447" calcext:value-type="float">
            <text:p>0.1047573974</text:p>
          </table:table-cell>
          <table:table-cell table:formula="of:=([.I412]^2)*(-1.84809378419694)+([.I412])*(0.969715893777015)+(-0.0558124189204929)" office:value-type="float" office:value="-0.0558124189204929" calcext:value-type="float">
            <text:p>-0.0558124189</text:p>
          </table:table-cell>
          <table:table-cell table:formula="of:=[.H412]*-1" office:value-type="float" office:value="-0" calcext:value-type="float">
            <text:p>0</text:p>
          </table:table-cell>
          <table:table-cell table:formula="of:=[.M412]*-1" office:value-type="float" office:value="-0" calcext:value-type="float">
            <text:p>0</text:p>
          </table:table-cell>
          <table:table-cell table:formula="of:=([.K412]^2)*(48.7382423482978)+([.K412])*(0.0643401308833624)+(0.0316411646540839)" office:value-type="float" office:value="0.0316411646540839" calcext:value-type="float">
            <text:p>0.0316411647</text:p>
          </table:table-cell>
          <table:table-cell table:formula="of:=([.M412]^2)*(2.99573212968935)+([.M412])*(-0.0394274132082148)+(-0.010306073088791)" office:value-type="float" office:value="-0.010306073088791" calcext:value-type="float">
            <text:p>-0.0103060731</text:p>
          </table:table-cell>
          <table:table-cell table:formula="of:=([.L412]^2)*(-20.9992408223248)+([.L412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13]" office:value-type="float" office:value="0" calcext:value-type="float">
            <text:p>0</text:p>
          </table:table-cell>
          <table:table-cell table:formula="of:=[Datos_MoCap.B413]" office:value-type="float" office:value="0" calcext:value-type="float">
            <text:p>0</text:p>
          </table:table-cell>
          <table:table-cell table:formula="of:=[Datos_MoCap.C413]" office:value-type="float" office:value="0" calcext:value-type="float">
            <text:p>0</text:p>
          </table:table-cell>
          <table:table-cell table:formula="of:=[Datos_MoCap.D413]" office:value-type="float" office:value="0" calcext:value-type="float">
            <text:p>0</text:p>
          </table:table-cell>
          <table:table-cell table:formula="of:=[Datos_MoCap.F413]" office:value-type="float" office:value="0" calcext:value-type="float">
            <text:p>0</text:p>
          </table:table-cell>
          <table:table-cell table:formula="of:=[Datos_MoCap.E413]" office:value-type="float" office:value="0" calcext:value-type="float">
            <text:p>0</text:p>
          </table:table-cell>
          <table:table-cell/>
          <table:table-cell table:formula="of:=([.H413]^2)*(0.140024724909833)+([.H413])*(-0.00142725065277068)+(-0.0063459406986214)" office:value-type="float" office:value="-0.0063459406986214" calcext:value-type="float">
            <text:p>-0.0063459407</text:p>
          </table:table-cell>
          <table:table-cell table:formula="of:=([.J413]^2)*(-1.68303778049881)+([.J413])*(0.15665109790632)+(0.10475739737447)" office:value-type="float" office:value="0.10475739737447" calcext:value-type="float">
            <text:p>0.1047573974</text:p>
          </table:table-cell>
          <table:table-cell table:formula="of:=([.I413]^2)*(-1.84809378419694)+([.I413])*(0.969715893777015)+(-0.0558124189204929)" office:value-type="float" office:value="-0.0558124189204929" calcext:value-type="float">
            <text:p>-0.0558124189</text:p>
          </table:table-cell>
          <table:table-cell table:formula="of:=[.H413]*-1" office:value-type="float" office:value="-0" calcext:value-type="float">
            <text:p>0</text:p>
          </table:table-cell>
          <table:table-cell table:formula="of:=[.M413]*-1" office:value-type="float" office:value="-0" calcext:value-type="float">
            <text:p>0</text:p>
          </table:table-cell>
          <table:table-cell table:formula="of:=([.K413]^2)*(48.7382423482978)+([.K413])*(0.0643401308833624)+(0.0316411646540839)" office:value-type="float" office:value="0.0316411646540839" calcext:value-type="float">
            <text:p>0.0316411647</text:p>
          </table:table-cell>
          <table:table-cell table:formula="of:=([.M413]^2)*(2.99573212968935)+([.M413])*(-0.0394274132082148)+(-0.010306073088791)" office:value-type="float" office:value="-0.010306073088791" calcext:value-type="float">
            <text:p>-0.0103060731</text:p>
          </table:table-cell>
          <table:table-cell table:formula="of:=([.L413]^2)*(-20.9992408223248)+([.L413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14]" office:value-type="float" office:value="0" calcext:value-type="float">
            <text:p>0</text:p>
          </table:table-cell>
          <table:table-cell table:formula="of:=[Datos_MoCap.B414]" office:value-type="float" office:value="0" calcext:value-type="float">
            <text:p>0</text:p>
          </table:table-cell>
          <table:table-cell table:formula="of:=[Datos_MoCap.C414]" office:value-type="float" office:value="0" calcext:value-type="float">
            <text:p>0</text:p>
          </table:table-cell>
          <table:table-cell table:formula="of:=[Datos_MoCap.D414]" office:value-type="float" office:value="0" calcext:value-type="float">
            <text:p>0</text:p>
          </table:table-cell>
          <table:table-cell table:formula="of:=[Datos_MoCap.F414]" office:value-type="float" office:value="0" calcext:value-type="float">
            <text:p>0</text:p>
          </table:table-cell>
          <table:table-cell table:formula="of:=[Datos_MoCap.E414]" office:value-type="float" office:value="0" calcext:value-type="float">
            <text:p>0</text:p>
          </table:table-cell>
          <table:table-cell/>
          <table:table-cell table:formula="of:=([.H414]^2)*(0.140024724909833)+([.H414])*(-0.00142725065277068)+(-0.0063459406986214)" office:value-type="float" office:value="-0.0063459406986214" calcext:value-type="float">
            <text:p>-0.0063459407</text:p>
          </table:table-cell>
          <table:table-cell table:formula="of:=([.J414]^2)*(-1.68303778049881)+([.J414])*(0.15665109790632)+(0.10475739737447)" office:value-type="float" office:value="0.10475739737447" calcext:value-type="float">
            <text:p>0.1047573974</text:p>
          </table:table-cell>
          <table:table-cell table:formula="of:=([.I414]^2)*(-1.84809378419694)+([.I414])*(0.969715893777015)+(-0.0558124189204929)" office:value-type="float" office:value="-0.0558124189204929" calcext:value-type="float">
            <text:p>-0.0558124189</text:p>
          </table:table-cell>
          <table:table-cell table:formula="of:=[.H414]*-1" office:value-type="float" office:value="-0" calcext:value-type="float">
            <text:p>0</text:p>
          </table:table-cell>
          <table:table-cell table:formula="of:=[.M414]*-1" office:value-type="float" office:value="-0" calcext:value-type="float">
            <text:p>0</text:p>
          </table:table-cell>
          <table:table-cell table:formula="of:=([.K414]^2)*(48.7382423482978)+([.K414])*(0.0643401308833624)+(0.0316411646540839)" office:value-type="float" office:value="0.0316411646540839" calcext:value-type="float">
            <text:p>0.0316411647</text:p>
          </table:table-cell>
          <table:table-cell table:formula="of:=([.M414]^2)*(2.99573212968935)+([.M414])*(-0.0394274132082148)+(-0.010306073088791)" office:value-type="float" office:value="-0.010306073088791" calcext:value-type="float">
            <text:p>-0.0103060731</text:p>
          </table:table-cell>
          <table:table-cell table:formula="of:=([.L414]^2)*(-20.9992408223248)+([.L414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15]" office:value-type="float" office:value="0" calcext:value-type="float">
            <text:p>0</text:p>
          </table:table-cell>
          <table:table-cell table:formula="of:=[Datos_MoCap.B415]" office:value-type="float" office:value="0" calcext:value-type="float">
            <text:p>0</text:p>
          </table:table-cell>
          <table:table-cell table:formula="of:=[Datos_MoCap.C415]" office:value-type="float" office:value="0" calcext:value-type="float">
            <text:p>0</text:p>
          </table:table-cell>
          <table:table-cell table:formula="of:=[Datos_MoCap.D415]" office:value-type="float" office:value="0" calcext:value-type="float">
            <text:p>0</text:p>
          </table:table-cell>
          <table:table-cell table:formula="of:=[Datos_MoCap.F415]" office:value-type="float" office:value="0" calcext:value-type="float">
            <text:p>0</text:p>
          </table:table-cell>
          <table:table-cell table:formula="of:=[Datos_MoCap.E415]" office:value-type="float" office:value="0" calcext:value-type="float">
            <text:p>0</text:p>
          </table:table-cell>
          <table:table-cell/>
          <table:table-cell table:formula="of:=([.H415]^2)*(0.140024724909833)+([.H415])*(-0.00142725065277068)+(-0.0063459406986214)" office:value-type="float" office:value="-0.0063459406986214" calcext:value-type="float">
            <text:p>-0.0063459407</text:p>
          </table:table-cell>
          <table:table-cell table:formula="of:=([.J415]^2)*(-1.68303778049881)+([.J415])*(0.15665109790632)+(0.10475739737447)" office:value-type="float" office:value="0.10475739737447" calcext:value-type="float">
            <text:p>0.1047573974</text:p>
          </table:table-cell>
          <table:table-cell table:formula="of:=([.I415]^2)*(-1.84809378419694)+([.I415])*(0.969715893777015)+(-0.0558124189204929)" office:value-type="float" office:value="-0.0558124189204929" calcext:value-type="float">
            <text:p>-0.0558124189</text:p>
          </table:table-cell>
          <table:table-cell table:formula="of:=[.H415]*-1" office:value-type="float" office:value="-0" calcext:value-type="float">
            <text:p>0</text:p>
          </table:table-cell>
          <table:table-cell table:formula="of:=[.M415]*-1" office:value-type="float" office:value="-0" calcext:value-type="float">
            <text:p>0</text:p>
          </table:table-cell>
          <table:table-cell table:formula="of:=([.K415]^2)*(48.7382423482978)+([.K415])*(0.0643401308833624)+(0.0316411646540839)" office:value-type="float" office:value="0.0316411646540839" calcext:value-type="float">
            <text:p>0.0316411647</text:p>
          </table:table-cell>
          <table:table-cell table:formula="of:=([.M415]^2)*(2.99573212968935)+([.M415])*(-0.0394274132082148)+(-0.010306073088791)" office:value-type="float" office:value="-0.010306073088791" calcext:value-type="float">
            <text:p>-0.0103060731</text:p>
          </table:table-cell>
          <table:table-cell table:formula="of:=([.L415]^2)*(-20.9992408223248)+([.L415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16]" office:value-type="float" office:value="0" calcext:value-type="float">
            <text:p>0</text:p>
          </table:table-cell>
          <table:table-cell table:formula="of:=[Datos_MoCap.B416]" office:value-type="float" office:value="0" calcext:value-type="float">
            <text:p>0</text:p>
          </table:table-cell>
          <table:table-cell table:formula="of:=[Datos_MoCap.C416]" office:value-type="float" office:value="0" calcext:value-type="float">
            <text:p>0</text:p>
          </table:table-cell>
          <table:table-cell table:formula="of:=[Datos_MoCap.D416]" office:value-type="float" office:value="0" calcext:value-type="float">
            <text:p>0</text:p>
          </table:table-cell>
          <table:table-cell table:formula="of:=[Datos_MoCap.F416]" office:value-type="float" office:value="0" calcext:value-type="float">
            <text:p>0</text:p>
          </table:table-cell>
          <table:table-cell table:formula="of:=[Datos_MoCap.E416]" office:value-type="float" office:value="0" calcext:value-type="float">
            <text:p>0</text:p>
          </table:table-cell>
          <table:table-cell/>
          <table:table-cell table:formula="of:=([.H416]^2)*(0.140024724909833)+([.H416])*(-0.00142725065277068)+(-0.0063459406986214)" office:value-type="float" office:value="-0.0063459406986214" calcext:value-type="float">
            <text:p>-0.0063459407</text:p>
          </table:table-cell>
          <table:table-cell table:formula="of:=([.J416]^2)*(-1.68303778049881)+([.J416])*(0.15665109790632)+(0.10475739737447)" office:value-type="float" office:value="0.10475739737447" calcext:value-type="float">
            <text:p>0.1047573974</text:p>
          </table:table-cell>
          <table:table-cell table:formula="of:=([.I416]^2)*(-1.84809378419694)+([.I416])*(0.969715893777015)+(-0.0558124189204929)" office:value-type="float" office:value="-0.0558124189204929" calcext:value-type="float">
            <text:p>-0.0558124189</text:p>
          </table:table-cell>
          <table:table-cell table:formula="of:=[.H416]*-1" office:value-type="float" office:value="-0" calcext:value-type="float">
            <text:p>0</text:p>
          </table:table-cell>
          <table:table-cell table:formula="of:=[.M416]*-1" office:value-type="float" office:value="-0" calcext:value-type="float">
            <text:p>0</text:p>
          </table:table-cell>
          <table:table-cell table:formula="of:=([.K416]^2)*(48.7382423482978)+([.K416])*(0.0643401308833624)+(0.0316411646540839)" office:value-type="float" office:value="0.0316411646540839" calcext:value-type="float">
            <text:p>0.0316411647</text:p>
          </table:table-cell>
          <table:table-cell table:formula="of:=([.M416]^2)*(2.99573212968935)+([.M416])*(-0.0394274132082148)+(-0.010306073088791)" office:value-type="float" office:value="-0.010306073088791" calcext:value-type="float">
            <text:p>-0.0103060731</text:p>
          </table:table-cell>
          <table:table-cell table:formula="of:=([.L416]^2)*(-20.9992408223248)+([.L416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17]" office:value-type="float" office:value="0" calcext:value-type="float">
            <text:p>0</text:p>
          </table:table-cell>
          <table:table-cell table:formula="of:=[Datos_MoCap.B417]" office:value-type="float" office:value="0" calcext:value-type="float">
            <text:p>0</text:p>
          </table:table-cell>
          <table:table-cell table:formula="of:=[Datos_MoCap.C417]" office:value-type="float" office:value="0" calcext:value-type="float">
            <text:p>0</text:p>
          </table:table-cell>
          <table:table-cell table:formula="of:=[Datos_MoCap.D417]" office:value-type="float" office:value="0" calcext:value-type="float">
            <text:p>0</text:p>
          </table:table-cell>
          <table:table-cell table:formula="of:=[Datos_MoCap.F417]" office:value-type="float" office:value="0" calcext:value-type="float">
            <text:p>0</text:p>
          </table:table-cell>
          <table:table-cell table:formula="of:=[Datos_MoCap.E417]" office:value-type="float" office:value="0" calcext:value-type="float">
            <text:p>0</text:p>
          </table:table-cell>
          <table:table-cell/>
          <table:table-cell table:formula="of:=([.H417]^2)*(0.140024724909833)+([.H417])*(-0.00142725065277068)+(-0.0063459406986214)" office:value-type="float" office:value="-0.0063459406986214" calcext:value-type="float">
            <text:p>-0.0063459407</text:p>
          </table:table-cell>
          <table:table-cell table:formula="of:=([.J417]^2)*(-1.68303778049881)+([.J417])*(0.15665109790632)+(0.10475739737447)" office:value-type="float" office:value="0.10475739737447" calcext:value-type="float">
            <text:p>0.1047573974</text:p>
          </table:table-cell>
          <table:table-cell table:formula="of:=([.I417]^2)*(-1.84809378419694)+([.I417])*(0.969715893777015)+(-0.0558124189204929)" office:value-type="float" office:value="-0.0558124189204929" calcext:value-type="float">
            <text:p>-0.0558124189</text:p>
          </table:table-cell>
          <table:table-cell table:formula="of:=[.H417]*-1" office:value-type="float" office:value="-0" calcext:value-type="float">
            <text:p>0</text:p>
          </table:table-cell>
          <table:table-cell table:formula="of:=[.M417]*-1" office:value-type="float" office:value="-0" calcext:value-type="float">
            <text:p>0</text:p>
          </table:table-cell>
          <table:table-cell table:formula="of:=([.K417]^2)*(48.7382423482978)+([.K417])*(0.0643401308833624)+(0.0316411646540839)" office:value-type="float" office:value="0.0316411646540839" calcext:value-type="float">
            <text:p>0.0316411647</text:p>
          </table:table-cell>
          <table:table-cell table:formula="of:=([.M417]^2)*(2.99573212968935)+([.M417])*(-0.0394274132082148)+(-0.010306073088791)" office:value-type="float" office:value="-0.010306073088791" calcext:value-type="float">
            <text:p>-0.0103060731</text:p>
          </table:table-cell>
          <table:table-cell table:formula="of:=([.L417]^2)*(-20.9992408223248)+([.L417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18]" office:value-type="float" office:value="0" calcext:value-type="float">
            <text:p>0</text:p>
          </table:table-cell>
          <table:table-cell table:formula="of:=[Datos_MoCap.B418]" office:value-type="float" office:value="0" calcext:value-type="float">
            <text:p>0</text:p>
          </table:table-cell>
          <table:table-cell table:formula="of:=[Datos_MoCap.C418]" office:value-type="float" office:value="0" calcext:value-type="float">
            <text:p>0</text:p>
          </table:table-cell>
          <table:table-cell table:formula="of:=[Datos_MoCap.D418]" office:value-type="float" office:value="0" calcext:value-type="float">
            <text:p>0</text:p>
          </table:table-cell>
          <table:table-cell table:formula="of:=[Datos_MoCap.F418]" office:value-type="float" office:value="0" calcext:value-type="float">
            <text:p>0</text:p>
          </table:table-cell>
          <table:table-cell table:formula="of:=[Datos_MoCap.E418]" office:value-type="float" office:value="0" calcext:value-type="float">
            <text:p>0</text:p>
          </table:table-cell>
          <table:table-cell/>
          <table:table-cell table:formula="of:=([.H418]^2)*(0.140024724909833)+([.H418])*(-0.00142725065277068)+(-0.0063459406986214)" office:value-type="float" office:value="-0.0063459406986214" calcext:value-type="float">
            <text:p>-0.0063459407</text:p>
          </table:table-cell>
          <table:table-cell table:formula="of:=([.J418]^2)*(-1.68303778049881)+([.J418])*(0.15665109790632)+(0.10475739737447)" office:value-type="float" office:value="0.10475739737447" calcext:value-type="float">
            <text:p>0.1047573974</text:p>
          </table:table-cell>
          <table:table-cell table:formula="of:=([.I418]^2)*(-1.84809378419694)+([.I418])*(0.969715893777015)+(-0.0558124189204929)" office:value-type="float" office:value="-0.0558124189204929" calcext:value-type="float">
            <text:p>-0.0558124189</text:p>
          </table:table-cell>
          <table:table-cell table:formula="of:=[.H418]*-1" office:value-type="float" office:value="-0" calcext:value-type="float">
            <text:p>0</text:p>
          </table:table-cell>
          <table:table-cell table:formula="of:=[.M418]*-1" office:value-type="float" office:value="-0" calcext:value-type="float">
            <text:p>0</text:p>
          </table:table-cell>
          <table:table-cell table:formula="of:=([.K418]^2)*(48.7382423482978)+([.K418])*(0.0643401308833624)+(0.0316411646540839)" office:value-type="float" office:value="0.0316411646540839" calcext:value-type="float">
            <text:p>0.0316411647</text:p>
          </table:table-cell>
          <table:table-cell table:formula="of:=([.M418]^2)*(2.99573212968935)+([.M418])*(-0.0394274132082148)+(-0.010306073088791)" office:value-type="float" office:value="-0.010306073088791" calcext:value-type="float">
            <text:p>-0.0103060731</text:p>
          </table:table-cell>
          <table:table-cell table:formula="of:=([.L418]^2)*(-20.9992408223248)+([.L418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19]" office:value-type="float" office:value="0" calcext:value-type="float">
            <text:p>0</text:p>
          </table:table-cell>
          <table:table-cell table:formula="of:=[Datos_MoCap.B419]" office:value-type="float" office:value="0" calcext:value-type="float">
            <text:p>0</text:p>
          </table:table-cell>
          <table:table-cell table:formula="of:=[Datos_MoCap.C419]" office:value-type="float" office:value="0" calcext:value-type="float">
            <text:p>0</text:p>
          </table:table-cell>
          <table:table-cell table:formula="of:=[Datos_MoCap.D419]" office:value-type="float" office:value="0" calcext:value-type="float">
            <text:p>0</text:p>
          </table:table-cell>
          <table:table-cell table:formula="of:=[Datos_MoCap.F419]" office:value-type="float" office:value="0" calcext:value-type="float">
            <text:p>0</text:p>
          </table:table-cell>
          <table:table-cell table:formula="of:=[Datos_MoCap.E419]" office:value-type="float" office:value="0" calcext:value-type="float">
            <text:p>0</text:p>
          </table:table-cell>
          <table:table-cell/>
          <table:table-cell table:formula="of:=([.H419]^2)*(0.140024724909833)+([.H419])*(-0.00142725065277068)+(-0.0063459406986214)" office:value-type="float" office:value="-0.0063459406986214" calcext:value-type="float">
            <text:p>-0.0063459407</text:p>
          </table:table-cell>
          <table:table-cell table:formula="of:=([.J419]^2)*(-1.68303778049881)+([.J419])*(0.15665109790632)+(0.10475739737447)" office:value-type="float" office:value="0.10475739737447" calcext:value-type="float">
            <text:p>0.1047573974</text:p>
          </table:table-cell>
          <table:table-cell table:formula="of:=([.I419]^2)*(-1.84809378419694)+([.I419])*(0.969715893777015)+(-0.0558124189204929)" office:value-type="float" office:value="-0.0558124189204929" calcext:value-type="float">
            <text:p>-0.0558124189</text:p>
          </table:table-cell>
          <table:table-cell table:formula="of:=[.H419]*-1" office:value-type="float" office:value="-0" calcext:value-type="float">
            <text:p>0</text:p>
          </table:table-cell>
          <table:table-cell table:formula="of:=[.M419]*-1" office:value-type="float" office:value="-0" calcext:value-type="float">
            <text:p>0</text:p>
          </table:table-cell>
          <table:table-cell table:formula="of:=([.K419]^2)*(48.7382423482978)+([.K419])*(0.0643401308833624)+(0.0316411646540839)" office:value-type="float" office:value="0.0316411646540839" calcext:value-type="float">
            <text:p>0.0316411647</text:p>
          </table:table-cell>
          <table:table-cell table:formula="of:=([.M419]^2)*(2.99573212968935)+([.M419])*(-0.0394274132082148)+(-0.010306073088791)" office:value-type="float" office:value="-0.010306073088791" calcext:value-type="float">
            <text:p>-0.0103060731</text:p>
          </table:table-cell>
          <table:table-cell table:formula="of:=([.L419]^2)*(-20.9992408223248)+([.L419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20]" office:value-type="float" office:value="0" calcext:value-type="float">
            <text:p>0</text:p>
          </table:table-cell>
          <table:table-cell table:formula="of:=[Datos_MoCap.B420]" office:value-type="float" office:value="0" calcext:value-type="float">
            <text:p>0</text:p>
          </table:table-cell>
          <table:table-cell table:formula="of:=[Datos_MoCap.C420]" office:value-type="float" office:value="0" calcext:value-type="float">
            <text:p>0</text:p>
          </table:table-cell>
          <table:table-cell table:formula="of:=[Datos_MoCap.D420]" office:value-type="float" office:value="0" calcext:value-type="float">
            <text:p>0</text:p>
          </table:table-cell>
          <table:table-cell table:formula="of:=[Datos_MoCap.F420]" office:value-type="float" office:value="0" calcext:value-type="float">
            <text:p>0</text:p>
          </table:table-cell>
          <table:table-cell table:formula="of:=[Datos_MoCap.E420]" office:value-type="float" office:value="0" calcext:value-type="float">
            <text:p>0</text:p>
          </table:table-cell>
          <table:table-cell/>
          <table:table-cell table:formula="of:=([.H420]^2)*(0.140024724909833)+([.H420])*(-0.00142725065277068)+(-0.0063459406986214)" office:value-type="float" office:value="-0.0063459406986214" calcext:value-type="float">
            <text:p>-0.0063459407</text:p>
          </table:table-cell>
          <table:table-cell table:formula="of:=([.J420]^2)*(-1.68303778049881)+([.J420])*(0.15665109790632)+(0.10475739737447)" office:value-type="float" office:value="0.10475739737447" calcext:value-type="float">
            <text:p>0.1047573974</text:p>
          </table:table-cell>
          <table:table-cell table:formula="of:=([.I420]^2)*(-1.84809378419694)+([.I420])*(0.969715893777015)+(-0.0558124189204929)" office:value-type="float" office:value="-0.0558124189204929" calcext:value-type="float">
            <text:p>-0.0558124189</text:p>
          </table:table-cell>
          <table:table-cell table:formula="of:=[.H420]*-1" office:value-type="float" office:value="-0" calcext:value-type="float">
            <text:p>0</text:p>
          </table:table-cell>
          <table:table-cell table:formula="of:=[.M420]*-1" office:value-type="float" office:value="-0" calcext:value-type="float">
            <text:p>0</text:p>
          </table:table-cell>
          <table:table-cell table:formula="of:=([.K420]^2)*(48.7382423482978)+([.K420])*(0.0643401308833624)+(0.0316411646540839)" office:value-type="float" office:value="0.0316411646540839" calcext:value-type="float">
            <text:p>0.0316411647</text:p>
          </table:table-cell>
          <table:table-cell table:formula="of:=([.M420]^2)*(2.99573212968935)+([.M420])*(-0.0394274132082148)+(-0.010306073088791)" office:value-type="float" office:value="-0.010306073088791" calcext:value-type="float">
            <text:p>-0.0103060731</text:p>
          </table:table-cell>
          <table:table-cell table:formula="of:=([.L420]^2)*(-20.9992408223248)+([.L420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21]" office:value-type="float" office:value="0" calcext:value-type="float">
            <text:p>0</text:p>
          </table:table-cell>
          <table:table-cell table:formula="of:=[Datos_MoCap.B421]" office:value-type="float" office:value="0" calcext:value-type="float">
            <text:p>0</text:p>
          </table:table-cell>
          <table:table-cell table:formula="of:=[Datos_MoCap.C421]" office:value-type="float" office:value="0" calcext:value-type="float">
            <text:p>0</text:p>
          </table:table-cell>
          <table:table-cell table:formula="of:=[Datos_MoCap.D421]" office:value-type="float" office:value="0" calcext:value-type="float">
            <text:p>0</text:p>
          </table:table-cell>
          <table:table-cell table:formula="of:=[Datos_MoCap.F421]" office:value-type="float" office:value="0" calcext:value-type="float">
            <text:p>0</text:p>
          </table:table-cell>
          <table:table-cell table:formula="of:=[Datos_MoCap.E421]" office:value-type="float" office:value="0" calcext:value-type="float">
            <text:p>0</text:p>
          </table:table-cell>
          <table:table-cell/>
          <table:table-cell table:formula="of:=([.H421]^2)*(0.140024724909833)+([.H421])*(-0.00142725065277068)+(-0.0063459406986214)" office:value-type="float" office:value="-0.0063459406986214" calcext:value-type="float">
            <text:p>-0.0063459407</text:p>
          </table:table-cell>
          <table:table-cell table:formula="of:=([.J421]^2)*(-1.68303778049881)+([.J421])*(0.15665109790632)+(0.10475739737447)" office:value-type="float" office:value="0.10475739737447" calcext:value-type="float">
            <text:p>0.1047573974</text:p>
          </table:table-cell>
          <table:table-cell table:formula="of:=([.I421]^2)*(-1.84809378419694)+([.I421])*(0.969715893777015)+(-0.0558124189204929)" office:value-type="float" office:value="-0.0558124189204929" calcext:value-type="float">
            <text:p>-0.0558124189</text:p>
          </table:table-cell>
          <table:table-cell table:formula="of:=[.H421]*-1" office:value-type="float" office:value="-0" calcext:value-type="float">
            <text:p>0</text:p>
          </table:table-cell>
          <table:table-cell table:formula="of:=[.M421]*-1" office:value-type="float" office:value="-0" calcext:value-type="float">
            <text:p>0</text:p>
          </table:table-cell>
          <table:table-cell table:formula="of:=([.K421]^2)*(48.7382423482978)+([.K421])*(0.0643401308833624)+(0.0316411646540839)" office:value-type="float" office:value="0.0316411646540839" calcext:value-type="float">
            <text:p>0.0316411647</text:p>
          </table:table-cell>
          <table:table-cell table:formula="of:=([.M421]^2)*(2.99573212968935)+([.M421])*(-0.0394274132082148)+(-0.010306073088791)" office:value-type="float" office:value="-0.010306073088791" calcext:value-type="float">
            <text:p>-0.0103060731</text:p>
          </table:table-cell>
          <table:table-cell table:formula="of:=([.L421]^2)*(-20.9992408223248)+([.L421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22]" office:value-type="float" office:value="0" calcext:value-type="float">
            <text:p>0</text:p>
          </table:table-cell>
          <table:table-cell table:formula="of:=[Datos_MoCap.B422]" office:value-type="float" office:value="0" calcext:value-type="float">
            <text:p>0</text:p>
          </table:table-cell>
          <table:table-cell table:formula="of:=[Datos_MoCap.C422]" office:value-type="float" office:value="0" calcext:value-type="float">
            <text:p>0</text:p>
          </table:table-cell>
          <table:table-cell table:formula="of:=[Datos_MoCap.D422]" office:value-type="float" office:value="0" calcext:value-type="float">
            <text:p>0</text:p>
          </table:table-cell>
          <table:table-cell table:formula="of:=[Datos_MoCap.F422]" office:value-type="float" office:value="0" calcext:value-type="float">
            <text:p>0</text:p>
          </table:table-cell>
          <table:table-cell table:formula="of:=[Datos_MoCap.E422]" office:value-type="float" office:value="0" calcext:value-type="float">
            <text:p>0</text:p>
          </table:table-cell>
          <table:table-cell/>
          <table:table-cell table:formula="of:=([.H422]^2)*(0.140024724909833)+([.H422])*(-0.00142725065277068)+(-0.0063459406986214)" office:value-type="float" office:value="-0.0063459406986214" calcext:value-type="float">
            <text:p>-0.0063459407</text:p>
          </table:table-cell>
          <table:table-cell table:formula="of:=([.J422]^2)*(-1.68303778049881)+([.J422])*(0.15665109790632)+(0.10475739737447)" office:value-type="float" office:value="0.10475739737447" calcext:value-type="float">
            <text:p>0.1047573974</text:p>
          </table:table-cell>
          <table:table-cell table:formula="of:=([.I422]^2)*(-1.84809378419694)+([.I422])*(0.969715893777015)+(-0.0558124189204929)" office:value-type="float" office:value="-0.0558124189204929" calcext:value-type="float">
            <text:p>-0.0558124189</text:p>
          </table:table-cell>
          <table:table-cell table:formula="of:=[.H422]*-1" office:value-type="float" office:value="-0" calcext:value-type="float">
            <text:p>0</text:p>
          </table:table-cell>
          <table:table-cell table:formula="of:=[.M422]*-1" office:value-type="float" office:value="-0" calcext:value-type="float">
            <text:p>0</text:p>
          </table:table-cell>
          <table:table-cell table:formula="of:=([.K422]^2)*(48.7382423482978)+([.K422])*(0.0643401308833624)+(0.0316411646540839)" office:value-type="float" office:value="0.0316411646540839" calcext:value-type="float">
            <text:p>0.0316411647</text:p>
          </table:table-cell>
          <table:table-cell table:formula="of:=([.M422]^2)*(2.99573212968935)+([.M422])*(-0.0394274132082148)+(-0.010306073088791)" office:value-type="float" office:value="-0.010306073088791" calcext:value-type="float">
            <text:p>-0.0103060731</text:p>
          </table:table-cell>
          <table:table-cell table:formula="of:=([.L422]^2)*(-20.9992408223248)+([.L422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23]" office:value-type="float" office:value="0" calcext:value-type="float">
            <text:p>0</text:p>
          </table:table-cell>
          <table:table-cell table:formula="of:=[Datos_MoCap.B423]" office:value-type="float" office:value="0" calcext:value-type="float">
            <text:p>0</text:p>
          </table:table-cell>
          <table:table-cell table:formula="of:=[Datos_MoCap.C423]" office:value-type="float" office:value="0" calcext:value-type="float">
            <text:p>0</text:p>
          </table:table-cell>
          <table:table-cell table:formula="of:=[Datos_MoCap.D423]" office:value-type="float" office:value="0" calcext:value-type="float">
            <text:p>0</text:p>
          </table:table-cell>
          <table:table-cell table:formula="of:=[Datos_MoCap.F423]" office:value-type="float" office:value="0" calcext:value-type="float">
            <text:p>0</text:p>
          </table:table-cell>
          <table:table-cell table:formula="of:=[Datos_MoCap.E423]" office:value-type="float" office:value="0" calcext:value-type="float">
            <text:p>0</text:p>
          </table:table-cell>
          <table:table-cell/>
          <table:table-cell table:formula="of:=([.H423]^2)*(0.140024724909833)+([.H423])*(-0.00142725065277068)+(-0.0063459406986214)" office:value-type="float" office:value="-0.0063459406986214" calcext:value-type="float">
            <text:p>-0.0063459407</text:p>
          </table:table-cell>
          <table:table-cell table:formula="of:=([.J423]^2)*(-1.68303778049881)+([.J423])*(0.15665109790632)+(0.10475739737447)" office:value-type="float" office:value="0.10475739737447" calcext:value-type="float">
            <text:p>0.1047573974</text:p>
          </table:table-cell>
          <table:table-cell table:formula="of:=([.I423]^2)*(-1.84809378419694)+([.I423])*(0.969715893777015)+(-0.0558124189204929)" office:value-type="float" office:value="-0.0558124189204929" calcext:value-type="float">
            <text:p>-0.0558124189</text:p>
          </table:table-cell>
          <table:table-cell table:formula="of:=[.H423]*-1" office:value-type="float" office:value="-0" calcext:value-type="float">
            <text:p>0</text:p>
          </table:table-cell>
          <table:table-cell table:formula="of:=[.M423]*-1" office:value-type="float" office:value="-0" calcext:value-type="float">
            <text:p>0</text:p>
          </table:table-cell>
          <table:table-cell table:formula="of:=([.K423]^2)*(48.7382423482978)+([.K423])*(0.0643401308833624)+(0.0316411646540839)" office:value-type="float" office:value="0.0316411646540839" calcext:value-type="float">
            <text:p>0.0316411647</text:p>
          </table:table-cell>
          <table:table-cell table:formula="of:=([.M423]^2)*(2.99573212968935)+([.M423])*(-0.0394274132082148)+(-0.010306073088791)" office:value-type="float" office:value="-0.010306073088791" calcext:value-type="float">
            <text:p>-0.0103060731</text:p>
          </table:table-cell>
          <table:table-cell table:formula="of:=([.L423]^2)*(-20.9992408223248)+([.L423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24]" office:value-type="float" office:value="0" calcext:value-type="float">
            <text:p>0</text:p>
          </table:table-cell>
          <table:table-cell table:formula="of:=[Datos_MoCap.B424]" office:value-type="float" office:value="0" calcext:value-type="float">
            <text:p>0</text:p>
          </table:table-cell>
          <table:table-cell table:formula="of:=[Datos_MoCap.C424]" office:value-type="float" office:value="0" calcext:value-type="float">
            <text:p>0</text:p>
          </table:table-cell>
          <table:table-cell table:formula="of:=[Datos_MoCap.D424]" office:value-type="float" office:value="0" calcext:value-type="float">
            <text:p>0</text:p>
          </table:table-cell>
          <table:table-cell table:formula="of:=[Datos_MoCap.F424]" office:value-type="float" office:value="0" calcext:value-type="float">
            <text:p>0</text:p>
          </table:table-cell>
          <table:table-cell table:formula="of:=[Datos_MoCap.E424]" office:value-type="float" office:value="0" calcext:value-type="float">
            <text:p>0</text:p>
          </table:table-cell>
          <table:table-cell/>
          <table:table-cell table:formula="of:=([.H424]^2)*(0.140024724909833)+([.H424])*(-0.00142725065277068)+(-0.0063459406986214)" office:value-type="float" office:value="-0.0063459406986214" calcext:value-type="float">
            <text:p>-0.0063459407</text:p>
          </table:table-cell>
          <table:table-cell table:formula="of:=([.J424]^2)*(-1.68303778049881)+([.J424])*(0.15665109790632)+(0.10475739737447)" office:value-type="float" office:value="0.10475739737447" calcext:value-type="float">
            <text:p>0.1047573974</text:p>
          </table:table-cell>
          <table:table-cell table:formula="of:=([.I424]^2)*(-1.84809378419694)+([.I424])*(0.969715893777015)+(-0.0558124189204929)" office:value-type="float" office:value="-0.0558124189204929" calcext:value-type="float">
            <text:p>-0.0558124189</text:p>
          </table:table-cell>
          <table:table-cell table:formula="of:=[.H424]*-1" office:value-type="float" office:value="-0" calcext:value-type="float">
            <text:p>0</text:p>
          </table:table-cell>
          <table:table-cell table:formula="of:=[.M424]*-1" office:value-type="float" office:value="-0" calcext:value-type="float">
            <text:p>0</text:p>
          </table:table-cell>
          <table:table-cell table:formula="of:=([.K424]^2)*(48.7382423482978)+([.K424])*(0.0643401308833624)+(0.0316411646540839)" office:value-type="float" office:value="0.0316411646540839" calcext:value-type="float">
            <text:p>0.0316411647</text:p>
          </table:table-cell>
          <table:table-cell table:formula="of:=([.M424]^2)*(2.99573212968935)+([.M424])*(-0.0394274132082148)+(-0.010306073088791)" office:value-type="float" office:value="-0.010306073088791" calcext:value-type="float">
            <text:p>-0.0103060731</text:p>
          </table:table-cell>
          <table:table-cell table:formula="of:=([.L424]^2)*(-20.9992408223248)+([.L424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25]" office:value-type="float" office:value="0" calcext:value-type="float">
            <text:p>0</text:p>
          </table:table-cell>
          <table:table-cell table:formula="of:=[Datos_MoCap.B425]" office:value-type="float" office:value="0" calcext:value-type="float">
            <text:p>0</text:p>
          </table:table-cell>
          <table:table-cell table:formula="of:=[Datos_MoCap.C425]" office:value-type="float" office:value="0" calcext:value-type="float">
            <text:p>0</text:p>
          </table:table-cell>
          <table:table-cell table:formula="of:=[Datos_MoCap.D425]" office:value-type="float" office:value="0" calcext:value-type="float">
            <text:p>0</text:p>
          </table:table-cell>
          <table:table-cell table:formula="of:=[Datos_MoCap.F425]" office:value-type="float" office:value="0" calcext:value-type="float">
            <text:p>0</text:p>
          </table:table-cell>
          <table:table-cell table:formula="of:=[Datos_MoCap.E425]" office:value-type="float" office:value="0" calcext:value-type="float">
            <text:p>0</text:p>
          </table:table-cell>
          <table:table-cell/>
          <table:table-cell table:formula="of:=([.H425]^2)*(0.140024724909833)+([.H425])*(-0.00142725065277068)+(-0.0063459406986214)" office:value-type="float" office:value="-0.0063459406986214" calcext:value-type="float">
            <text:p>-0.0063459407</text:p>
          </table:table-cell>
          <table:table-cell table:formula="of:=([.J425]^2)*(-1.68303778049881)+([.J425])*(0.15665109790632)+(0.10475739737447)" office:value-type="float" office:value="0.10475739737447" calcext:value-type="float">
            <text:p>0.1047573974</text:p>
          </table:table-cell>
          <table:table-cell table:formula="of:=([.I425]^2)*(-1.84809378419694)+([.I425])*(0.969715893777015)+(-0.0558124189204929)" office:value-type="float" office:value="-0.0558124189204929" calcext:value-type="float">
            <text:p>-0.0558124189</text:p>
          </table:table-cell>
          <table:table-cell table:formula="of:=[.H425]*-1" office:value-type="float" office:value="-0" calcext:value-type="float">
            <text:p>0</text:p>
          </table:table-cell>
          <table:table-cell table:formula="of:=[.M425]*-1" office:value-type="float" office:value="-0" calcext:value-type="float">
            <text:p>0</text:p>
          </table:table-cell>
          <table:table-cell table:formula="of:=([.K425]^2)*(48.7382423482978)+([.K425])*(0.0643401308833624)+(0.0316411646540839)" office:value-type="float" office:value="0.0316411646540839" calcext:value-type="float">
            <text:p>0.0316411647</text:p>
          </table:table-cell>
          <table:table-cell table:formula="of:=([.M425]^2)*(2.99573212968935)+([.M425])*(-0.0394274132082148)+(-0.010306073088791)" office:value-type="float" office:value="-0.010306073088791" calcext:value-type="float">
            <text:p>-0.0103060731</text:p>
          </table:table-cell>
          <table:table-cell table:formula="of:=([.L425]^2)*(-20.9992408223248)+([.L425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26]" office:value-type="float" office:value="0" calcext:value-type="float">
            <text:p>0</text:p>
          </table:table-cell>
          <table:table-cell table:formula="of:=[Datos_MoCap.B426]" office:value-type="float" office:value="0" calcext:value-type="float">
            <text:p>0</text:p>
          </table:table-cell>
          <table:table-cell table:formula="of:=[Datos_MoCap.C426]" office:value-type="float" office:value="0" calcext:value-type="float">
            <text:p>0</text:p>
          </table:table-cell>
          <table:table-cell table:formula="of:=[Datos_MoCap.D426]" office:value-type="float" office:value="0" calcext:value-type="float">
            <text:p>0</text:p>
          </table:table-cell>
          <table:table-cell table:formula="of:=[Datos_MoCap.F426]" office:value-type="float" office:value="0" calcext:value-type="float">
            <text:p>0</text:p>
          </table:table-cell>
          <table:table-cell table:formula="of:=[Datos_MoCap.E426]" office:value-type="float" office:value="0" calcext:value-type="float">
            <text:p>0</text:p>
          </table:table-cell>
          <table:table-cell/>
          <table:table-cell table:formula="of:=([.H426]^2)*(0.140024724909833)+([.H426])*(-0.00142725065277068)+(-0.0063459406986214)" office:value-type="float" office:value="-0.0063459406986214" calcext:value-type="float">
            <text:p>-0.0063459407</text:p>
          </table:table-cell>
          <table:table-cell table:formula="of:=([.J426]^2)*(-1.68303778049881)+([.J426])*(0.15665109790632)+(0.10475739737447)" office:value-type="float" office:value="0.10475739737447" calcext:value-type="float">
            <text:p>0.1047573974</text:p>
          </table:table-cell>
          <table:table-cell table:formula="of:=([.I426]^2)*(-1.84809378419694)+([.I426])*(0.969715893777015)+(-0.0558124189204929)" office:value-type="float" office:value="-0.0558124189204929" calcext:value-type="float">
            <text:p>-0.0558124189</text:p>
          </table:table-cell>
          <table:table-cell table:formula="of:=[.H426]*-1" office:value-type="float" office:value="-0" calcext:value-type="float">
            <text:p>0</text:p>
          </table:table-cell>
          <table:table-cell table:formula="of:=[.M426]*-1" office:value-type="float" office:value="-0" calcext:value-type="float">
            <text:p>0</text:p>
          </table:table-cell>
          <table:table-cell table:formula="of:=([.K426]^2)*(48.7382423482978)+([.K426])*(0.0643401308833624)+(0.0316411646540839)" office:value-type="float" office:value="0.0316411646540839" calcext:value-type="float">
            <text:p>0.0316411647</text:p>
          </table:table-cell>
          <table:table-cell table:formula="of:=([.M426]^2)*(2.99573212968935)+([.M426])*(-0.0394274132082148)+(-0.010306073088791)" office:value-type="float" office:value="-0.010306073088791" calcext:value-type="float">
            <text:p>-0.0103060731</text:p>
          </table:table-cell>
          <table:table-cell table:formula="of:=([.L426]^2)*(-20.9992408223248)+([.L426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27]" office:value-type="float" office:value="0" calcext:value-type="float">
            <text:p>0</text:p>
          </table:table-cell>
          <table:table-cell table:formula="of:=[Datos_MoCap.B427]" office:value-type="float" office:value="0" calcext:value-type="float">
            <text:p>0</text:p>
          </table:table-cell>
          <table:table-cell table:formula="of:=[Datos_MoCap.C427]" office:value-type="float" office:value="0" calcext:value-type="float">
            <text:p>0</text:p>
          </table:table-cell>
          <table:table-cell table:formula="of:=[Datos_MoCap.D427]" office:value-type="float" office:value="0" calcext:value-type="float">
            <text:p>0</text:p>
          </table:table-cell>
          <table:table-cell table:formula="of:=[Datos_MoCap.F427]" office:value-type="float" office:value="0" calcext:value-type="float">
            <text:p>0</text:p>
          </table:table-cell>
          <table:table-cell table:formula="of:=[Datos_MoCap.E427]" office:value-type="float" office:value="0" calcext:value-type="float">
            <text:p>0</text:p>
          </table:table-cell>
          <table:table-cell/>
          <table:table-cell table:formula="of:=([.H427]^2)*(0.140024724909833)+([.H427])*(-0.00142725065277068)+(-0.0063459406986214)" office:value-type="float" office:value="-0.0063459406986214" calcext:value-type="float">
            <text:p>-0.0063459407</text:p>
          </table:table-cell>
          <table:table-cell table:formula="of:=([.J427]^2)*(-1.68303778049881)+([.J427])*(0.15665109790632)+(0.10475739737447)" office:value-type="float" office:value="0.10475739737447" calcext:value-type="float">
            <text:p>0.1047573974</text:p>
          </table:table-cell>
          <table:table-cell table:formula="of:=([.I427]^2)*(-1.84809378419694)+([.I427])*(0.969715893777015)+(-0.0558124189204929)" office:value-type="float" office:value="-0.0558124189204929" calcext:value-type="float">
            <text:p>-0.0558124189</text:p>
          </table:table-cell>
          <table:table-cell table:formula="of:=[.H427]*-1" office:value-type="float" office:value="-0" calcext:value-type="float">
            <text:p>0</text:p>
          </table:table-cell>
          <table:table-cell table:formula="of:=[.M427]*-1" office:value-type="float" office:value="-0" calcext:value-type="float">
            <text:p>0</text:p>
          </table:table-cell>
          <table:table-cell table:formula="of:=([.K427]^2)*(48.7382423482978)+([.K427])*(0.0643401308833624)+(0.0316411646540839)" office:value-type="float" office:value="0.0316411646540839" calcext:value-type="float">
            <text:p>0.0316411647</text:p>
          </table:table-cell>
          <table:table-cell table:formula="of:=([.M427]^2)*(2.99573212968935)+([.M427])*(-0.0394274132082148)+(-0.010306073088791)" office:value-type="float" office:value="-0.010306073088791" calcext:value-type="float">
            <text:p>-0.0103060731</text:p>
          </table:table-cell>
          <table:table-cell table:formula="of:=([.L427]^2)*(-20.9992408223248)+([.L427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28]" office:value-type="float" office:value="0" calcext:value-type="float">
            <text:p>0</text:p>
          </table:table-cell>
          <table:table-cell table:formula="of:=[Datos_MoCap.B428]" office:value-type="float" office:value="0" calcext:value-type="float">
            <text:p>0</text:p>
          </table:table-cell>
          <table:table-cell table:formula="of:=[Datos_MoCap.C428]" office:value-type="float" office:value="0" calcext:value-type="float">
            <text:p>0</text:p>
          </table:table-cell>
          <table:table-cell table:formula="of:=[Datos_MoCap.D428]" office:value-type="float" office:value="0" calcext:value-type="float">
            <text:p>0</text:p>
          </table:table-cell>
          <table:table-cell table:formula="of:=[Datos_MoCap.F428]" office:value-type="float" office:value="0" calcext:value-type="float">
            <text:p>0</text:p>
          </table:table-cell>
          <table:table-cell table:formula="of:=[Datos_MoCap.E428]" office:value-type="float" office:value="0" calcext:value-type="float">
            <text:p>0</text:p>
          </table:table-cell>
          <table:table-cell/>
          <table:table-cell table:formula="of:=([.H428]^2)*(0.140024724909833)+([.H428])*(-0.00142725065277068)+(-0.0063459406986214)" office:value-type="float" office:value="-0.0063459406986214" calcext:value-type="float">
            <text:p>-0.0063459407</text:p>
          </table:table-cell>
          <table:table-cell table:formula="of:=([.J428]^2)*(-1.68303778049881)+([.J428])*(0.15665109790632)+(0.10475739737447)" office:value-type="float" office:value="0.10475739737447" calcext:value-type="float">
            <text:p>0.1047573974</text:p>
          </table:table-cell>
          <table:table-cell table:formula="of:=([.I428]^2)*(-1.84809378419694)+([.I428])*(0.969715893777015)+(-0.0558124189204929)" office:value-type="float" office:value="-0.0558124189204929" calcext:value-type="float">
            <text:p>-0.0558124189</text:p>
          </table:table-cell>
          <table:table-cell table:formula="of:=[.H428]*-1" office:value-type="float" office:value="-0" calcext:value-type="float">
            <text:p>0</text:p>
          </table:table-cell>
          <table:table-cell table:formula="of:=[.M428]*-1" office:value-type="float" office:value="-0" calcext:value-type="float">
            <text:p>0</text:p>
          </table:table-cell>
          <table:table-cell table:formula="of:=([.K428]^2)*(48.7382423482978)+([.K428])*(0.0643401308833624)+(0.0316411646540839)" office:value-type="float" office:value="0.0316411646540839" calcext:value-type="float">
            <text:p>0.0316411647</text:p>
          </table:table-cell>
          <table:table-cell table:formula="of:=([.M428]^2)*(2.99573212968935)+([.M428])*(-0.0394274132082148)+(-0.010306073088791)" office:value-type="float" office:value="-0.010306073088791" calcext:value-type="float">
            <text:p>-0.0103060731</text:p>
          </table:table-cell>
          <table:table-cell table:formula="of:=([.L428]^2)*(-20.9992408223248)+([.L428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29]" office:value-type="float" office:value="0" calcext:value-type="float">
            <text:p>0</text:p>
          </table:table-cell>
          <table:table-cell table:formula="of:=[Datos_MoCap.B429]" office:value-type="float" office:value="0" calcext:value-type="float">
            <text:p>0</text:p>
          </table:table-cell>
          <table:table-cell table:formula="of:=[Datos_MoCap.C429]" office:value-type="float" office:value="0" calcext:value-type="float">
            <text:p>0</text:p>
          </table:table-cell>
          <table:table-cell table:formula="of:=[Datos_MoCap.D429]" office:value-type="float" office:value="0" calcext:value-type="float">
            <text:p>0</text:p>
          </table:table-cell>
          <table:table-cell table:formula="of:=[Datos_MoCap.F429]" office:value-type="float" office:value="0" calcext:value-type="float">
            <text:p>0</text:p>
          </table:table-cell>
          <table:table-cell table:formula="of:=[Datos_MoCap.E429]" office:value-type="float" office:value="0" calcext:value-type="float">
            <text:p>0</text:p>
          </table:table-cell>
          <table:table-cell/>
          <table:table-cell table:formula="of:=([.H429]^2)*(0.140024724909833)+([.H429])*(-0.00142725065277068)+(-0.0063459406986214)" office:value-type="float" office:value="-0.0063459406986214" calcext:value-type="float">
            <text:p>-0.0063459407</text:p>
          </table:table-cell>
          <table:table-cell table:formula="of:=([.J429]^2)*(-1.68303778049881)+([.J429])*(0.15665109790632)+(0.10475739737447)" office:value-type="float" office:value="0.10475739737447" calcext:value-type="float">
            <text:p>0.1047573974</text:p>
          </table:table-cell>
          <table:table-cell table:formula="of:=([.I429]^2)*(-1.84809378419694)+([.I429])*(0.969715893777015)+(-0.0558124189204929)" office:value-type="float" office:value="-0.0558124189204929" calcext:value-type="float">
            <text:p>-0.0558124189</text:p>
          </table:table-cell>
          <table:table-cell table:formula="of:=[.H429]*-1" office:value-type="float" office:value="-0" calcext:value-type="float">
            <text:p>0</text:p>
          </table:table-cell>
          <table:table-cell table:formula="of:=[.M429]*-1" office:value-type="float" office:value="-0" calcext:value-type="float">
            <text:p>0</text:p>
          </table:table-cell>
          <table:table-cell table:formula="of:=([.K429]^2)*(48.7382423482978)+([.K429])*(0.0643401308833624)+(0.0316411646540839)" office:value-type="float" office:value="0.0316411646540839" calcext:value-type="float">
            <text:p>0.0316411647</text:p>
          </table:table-cell>
          <table:table-cell table:formula="of:=([.M429]^2)*(2.99573212968935)+([.M429])*(-0.0394274132082148)+(-0.010306073088791)" office:value-type="float" office:value="-0.010306073088791" calcext:value-type="float">
            <text:p>-0.0103060731</text:p>
          </table:table-cell>
          <table:table-cell table:formula="of:=([.L429]^2)*(-20.9992408223248)+([.L429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30]" office:value-type="float" office:value="0" calcext:value-type="float">
            <text:p>0</text:p>
          </table:table-cell>
          <table:table-cell table:formula="of:=[Datos_MoCap.B430]" office:value-type="float" office:value="0" calcext:value-type="float">
            <text:p>0</text:p>
          </table:table-cell>
          <table:table-cell table:formula="of:=[Datos_MoCap.C430]" office:value-type="float" office:value="0" calcext:value-type="float">
            <text:p>0</text:p>
          </table:table-cell>
          <table:table-cell table:formula="of:=[Datos_MoCap.D430]" office:value-type="float" office:value="0" calcext:value-type="float">
            <text:p>0</text:p>
          </table:table-cell>
          <table:table-cell table:formula="of:=[Datos_MoCap.F430]" office:value-type="float" office:value="0" calcext:value-type="float">
            <text:p>0</text:p>
          </table:table-cell>
          <table:table-cell table:formula="of:=[Datos_MoCap.E430]" office:value-type="float" office:value="0" calcext:value-type="float">
            <text:p>0</text:p>
          </table:table-cell>
          <table:table-cell/>
          <table:table-cell table:formula="of:=([.H430]^2)*(0.140024724909833)+([.H430])*(-0.00142725065277068)+(-0.0063459406986214)" office:value-type="float" office:value="-0.0063459406986214" calcext:value-type="float">
            <text:p>-0.0063459407</text:p>
          </table:table-cell>
          <table:table-cell table:formula="of:=([.J430]^2)*(-1.68303778049881)+([.J430])*(0.15665109790632)+(0.10475739737447)" office:value-type="float" office:value="0.10475739737447" calcext:value-type="float">
            <text:p>0.1047573974</text:p>
          </table:table-cell>
          <table:table-cell table:formula="of:=([.I430]^2)*(-1.84809378419694)+([.I430])*(0.969715893777015)+(-0.0558124189204929)" office:value-type="float" office:value="-0.0558124189204929" calcext:value-type="float">
            <text:p>-0.0558124189</text:p>
          </table:table-cell>
          <table:table-cell table:formula="of:=[.H430]*-1" office:value-type="float" office:value="-0" calcext:value-type="float">
            <text:p>0</text:p>
          </table:table-cell>
          <table:table-cell table:formula="of:=[.M430]*-1" office:value-type="float" office:value="-0" calcext:value-type="float">
            <text:p>0</text:p>
          </table:table-cell>
          <table:table-cell table:formula="of:=([.K430]^2)*(48.7382423482978)+([.K430])*(0.0643401308833624)+(0.0316411646540839)" office:value-type="float" office:value="0.0316411646540839" calcext:value-type="float">
            <text:p>0.0316411647</text:p>
          </table:table-cell>
          <table:table-cell table:formula="of:=([.M430]^2)*(2.99573212968935)+([.M430])*(-0.0394274132082148)+(-0.010306073088791)" office:value-type="float" office:value="-0.010306073088791" calcext:value-type="float">
            <text:p>-0.0103060731</text:p>
          </table:table-cell>
          <table:table-cell table:formula="of:=([.L430]^2)*(-20.9992408223248)+([.L430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31]" office:value-type="float" office:value="0" calcext:value-type="float">
            <text:p>0</text:p>
          </table:table-cell>
          <table:table-cell table:formula="of:=[Datos_MoCap.B431]" office:value-type="float" office:value="0" calcext:value-type="float">
            <text:p>0</text:p>
          </table:table-cell>
          <table:table-cell table:formula="of:=[Datos_MoCap.C431]" office:value-type="float" office:value="0" calcext:value-type="float">
            <text:p>0</text:p>
          </table:table-cell>
          <table:table-cell table:formula="of:=[Datos_MoCap.D431]" office:value-type="float" office:value="0" calcext:value-type="float">
            <text:p>0</text:p>
          </table:table-cell>
          <table:table-cell table:formula="of:=[Datos_MoCap.F431]" office:value-type="float" office:value="0" calcext:value-type="float">
            <text:p>0</text:p>
          </table:table-cell>
          <table:table-cell table:formula="of:=[Datos_MoCap.E431]" office:value-type="float" office:value="0" calcext:value-type="float">
            <text:p>0</text:p>
          </table:table-cell>
          <table:table-cell/>
          <table:table-cell table:formula="of:=([.H431]^2)*(0.140024724909833)+([.H431])*(-0.00142725065277068)+(-0.0063459406986214)" office:value-type="float" office:value="-0.0063459406986214" calcext:value-type="float">
            <text:p>-0.0063459407</text:p>
          </table:table-cell>
          <table:table-cell table:formula="of:=([.J431]^2)*(-1.68303778049881)+([.J431])*(0.15665109790632)+(0.10475739737447)" office:value-type="float" office:value="0.10475739737447" calcext:value-type="float">
            <text:p>0.1047573974</text:p>
          </table:table-cell>
          <table:table-cell table:formula="of:=([.I431]^2)*(-1.84809378419694)+([.I431])*(0.969715893777015)+(-0.0558124189204929)" office:value-type="float" office:value="-0.0558124189204929" calcext:value-type="float">
            <text:p>-0.0558124189</text:p>
          </table:table-cell>
          <table:table-cell table:formula="of:=[.H431]*-1" office:value-type="float" office:value="-0" calcext:value-type="float">
            <text:p>0</text:p>
          </table:table-cell>
          <table:table-cell table:formula="of:=[.M431]*-1" office:value-type="float" office:value="-0" calcext:value-type="float">
            <text:p>0</text:p>
          </table:table-cell>
          <table:table-cell table:formula="of:=([.K431]^2)*(48.7382423482978)+([.K431])*(0.0643401308833624)+(0.0316411646540839)" office:value-type="float" office:value="0.0316411646540839" calcext:value-type="float">
            <text:p>0.0316411647</text:p>
          </table:table-cell>
          <table:table-cell table:formula="of:=([.M431]^2)*(2.99573212968935)+([.M431])*(-0.0394274132082148)+(-0.010306073088791)" office:value-type="float" office:value="-0.010306073088791" calcext:value-type="float">
            <text:p>-0.0103060731</text:p>
          </table:table-cell>
          <table:table-cell table:formula="of:=([.L431]^2)*(-20.9992408223248)+([.L431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32]" office:value-type="float" office:value="0" calcext:value-type="float">
            <text:p>0</text:p>
          </table:table-cell>
          <table:table-cell table:formula="of:=[Datos_MoCap.B432]" office:value-type="float" office:value="0" calcext:value-type="float">
            <text:p>0</text:p>
          </table:table-cell>
          <table:table-cell table:formula="of:=[Datos_MoCap.C432]" office:value-type="float" office:value="0" calcext:value-type="float">
            <text:p>0</text:p>
          </table:table-cell>
          <table:table-cell table:formula="of:=[Datos_MoCap.D432]" office:value-type="float" office:value="0" calcext:value-type="float">
            <text:p>0</text:p>
          </table:table-cell>
          <table:table-cell table:formula="of:=[Datos_MoCap.F432]" office:value-type="float" office:value="0" calcext:value-type="float">
            <text:p>0</text:p>
          </table:table-cell>
          <table:table-cell table:formula="of:=[Datos_MoCap.E432]" office:value-type="float" office:value="0" calcext:value-type="float">
            <text:p>0</text:p>
          </table:table-cell>
          <table:table-cell/>
          <table:table-cell table:formula="of:=([.H432]^2)*(0.140024724909833)+([.H432])*(-0.00142725065277068)+(-0.0063459406986214)" office:value-type="float" office:value="-0.0063459406986214" calcext:value-type="float">
            <text:p>-0.0063459407</text:p>
          </table:table-cell>
          <table:table-cell table:formula="of:=([.J432]^2)*(-1.68303778049881)+([.J432])*(0.15665109790632)+(0.10475739737447)" office:value-type="float" office:value="0.10475739737447" calcext:value-type="float">
            <text:p>0.1047573974</text:p>
          </table:table-cell>
          <table:table-cell table:formula="of:=([.I432]^2)*(-1.84809378419694)+([.I432])*(0.969715893777015)+(-0.0558124189204929)" office:value-type="float" office:value="-0.0558124189204929" calcext:value-type="float">
            <text:p>-0.0558124189</text:p>
          </table:table-cell>
          <table:table-cell table:formula="of:=[.H432]*-1" office:value-type="float" office:value="-0" calcext:value-type="float">
            <text:p>0</text:p>
          </table:table-cell>
          <table:table-cell table:formula="of:=[.M432]*-1" office:value-type="float" office:value="-0" calcext:value-type="float">
            <text:p>0</text:p>
          </table:table-cell>
          <table:table-cell table:formula="of:=([.K432]^2)*(48.7382423482978)+([.K432])*(0.0643401308833624)+(0.0316411646540839)" office:value-type="float" office:value="0.0316411646540839" calcext:value-type="float">
            <text:p>0.0316411647</text:p>
          </table:table-cell>
          <table:table-cell table:formula="of:=([.M432]^2)*(2.99573212968935)+([.M432])*(-0.0394274132082148)+(-0.010306073088791)" office:value-type="float" office:value="-0.010306073088791" calcext:value-type="float">
            <text:p>-0.0103060731</text:p>
          </table:table-cell>
          <table:table-cell table:formula="of:=([.L432]^2)*(-20.9992408223248)+([.L432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33]" office:value-type="float" office:value="0" calcext:value-type="float">
            <text:p>0</text:p>
          </table:table-cell>
          <table:table-cell table:formula="of:=[Datos_MoCap.B433]" office:value-type="float" office:value="0" calcext:value-type="float">
            <text:p>0</text:p>
          </table:table-cell>
          <table:table-cell table:formula="of:=[Datos_MoCap.C433]" office:value-type="float" office:value="0" calcext:value-type="float">
            <text:p>0</text:p>
          </table:table-cell>
          <table:table-cell table:formula="of:=[Datos_MoCap.D433]" office:value-type="float" office:value="0" calcext:value-type="float">
            <text:p>0</text:p>
          </table:table-cell>
          <table:table-cell table:formula="of:=[Datos_MoCap.F433]" office:value-type="float" office:value="0" calcext:value-type="float">
            <text:p>0</text:p>
          </table:table-cell>
          <table:table-cell table:formula="of:=[Datos_MoCap.E433]" office:value-type="float" office:value="0" calcext:value-type="float">
            <text:p>0</text:p>
          </table:table-cell>
          <table:table-cell/>
          <table:table-cell table:formula="of:=([.H433]^2)*(0.140024724909833)+([.H433])*(-0.00142725065277068)+(-0.0063459406986214)" office:value-type="float" office:value="-0.0063459406986214" calcext:value-type="float">
            <text:p>-0.0063459407</text:p>
          </table:table-cell>
          <table:table-cell table:formula="of:=([.J433]^2)*(-1.68303778049881)+([.J433])*(0.15665109790632)+(0.10475739737447)" office:value-type="float" office:value="0.10475739737447" calcext:value-type="float">
            <text:p>0.1047573974</text:p>
          </table:table-cell>
          <table:table-cell table:formula="of:=([.I433]^2)*(-1.84809378419694)+([.I433])*(0.969715893777015)+(-0.0558124189204929)" office:value-type="float" office:value="-0.0558124189204929" calcext:value-type="float">
            <text:p>-0.0558124189</text:p>
          </table:table-cell>
          <table:table-cell table:formula="of:=[.H433]*-1" office:value-type="float" office:value="-0" calcext:value-type="float">
            <text:p>0</text:p>
          </table:table-cell>
          <table:table-cell table:formula="of:=[.M433]*-1" office:value-type="float" office:value="-0" calcext:value-type="float">
            <text:p>0</text:p>
          </table:table-cell>
          <table:table-cell table:formula="of:=([.K433]^2)*(48.7382423482978)+([.K433])*(0.0643401308833624)+(0.0316411646540839)" office:value-type="float" office:value="0.0316411646540839" calcext:value-type="float">
            <text:p>0.0316411647</text:p>
          </table:table-cell>
          <table:table-cell table:formula="of:=([.M433]^2)*(2.99573212968935)+([.M433])*(-0.0394274132082148)+(-0.010306073088791)" office:value-type="float" office:value="-0.010306073088791" calcext:value-type="float">
            <text:p>-0.0103060731</text:p>
          </table:table-cell>
          <table:table-cell table:formula="of:=([.L433]^2)*(-20.9992408223248)+([.L433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34]" office:value-type="float" office:value="0" calcext:value-type="float">
            <text:p>0</text:p>
          </table:table-cell>
          <table:table-cell table:formula="of:=[Datos_MoCap.B434]" office:value-type="float" office:value="0" calcext:value-type="float">
            <text:p>0</text:p>
          </table:table-cell>
          <table:table-cell table:formula="of:=[Datos_MoCap.C434]" office:value-type="float" office:value="0" calcext:value-type="float">
            <text:p>0</text:p>
          </table:table-cell>
          <table:table-cell table:formula="of:=[Datos_MoCap.D434]" office:value-type="float" office:value="0" calcext:value-type="float">
            <text:p>0</text:p>
          </table:table-cell>
          <table:table-cell table:formula="of:=[Datos_MoCap.F434]" office:value-type="float" office:value="0" calcext:value-type="float">
            <text:p>0</text:p>
          </table:table-cell>
          <table:table-cell table:formula="of:=[Datos_MoCap.E434]" office:value-type="float" office:value="0" calcext:value-type="float">
            <text:p>0</text:p>
          </table:table-cell>
          <table:table-cell/>
          <table:table-cell table:formula="of:=([.H434]^2)*(0.140024724909833)+([.H434])*(-0.00142725065277068)+(-0.0063459406986214)" office:value-type="float" office:value="-0.0063459406986214" calcext:value-type="float">
            <text:p>-0.0063459407</text:p>
          </table:table-cell>
          <table:table-cell table:formula="of:=([.J434]^2)*(-1.68303778049881)+([.J434])*(0.15665109790632)+(0.10475739737447)" office:value-type="float" office:value="0.10475739737447" calcext:value-type="float">
            <text:p>0.1047573974</text:p>
          </table:table-cell>
          <table:table-cell table:formula="of:=([.I434]^2)*(-1.84809378419694)+([.I434])*(0.969715893777015)+(-0.0558124189204929)" office:value-type="float" office:value="-0.0558124189204929" calcext:value-type="float">
            <text:p>-0.0558124189</text:p>
          </table:table-cell>
          <table:table-cell table:formula="of:=[.H434]*-1" office:value-type="float" office:value="-0" calcext:value-type="float">
            <text:p>0</text:p>
          </table:table-cell>
          <table:table-cell table:formula="of:=[.M434]*-1" office:value-type="float" office:value="-0" calcext:value-type="float">
            <text:p>0</text:p>
          </table:table-cell>
          <table:table-cell table:formula="of:=([.K434]^2)*(48.7382423482978)+([.K434])*(0.0643401308833624)+(0.0316411646540839)" office:value-type="float" office:value="0.0316411646540839" calcext:value-type="float">
            <text:p>0.0316411647</text:p>
          </table:table-cell>
          <table:table-cell table:formula="of:=([.M434]^2)*(2.99573212968935)+([.M434])*(-0.0394274132082148)+(-0.010306073088791)" office:value-type="float" office:value="-0.010306073088791" calcext:value-type="float">
            <text:p>-0.0103060731</text:p>
          </table:table-cell>
          <table:table-cell table:formula="of:=([.L434]^2)*(-20.9992408223248)+([.L434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35]" office:value-type="float" office:value="0" calcext:value-type="float">
            <text:p>0</text:p>
          </table:table-cell>
          <table:table-cell table:formula="of:=[Datos_MoCap.B435]" office:value-type="float" office:value="0" calcext:value-type="float">
            <text:p>0</text:p>
          </table:table-cell>
          <table:table-cell table:formula="of:=[Datos_MoCap.C435]" office:value-type="float" office:value="0" calcext:value-type="float">
            <text:p>0</text:p>
          </table:table-cell>
          <table:table-cell table:formula="of:=[Datos_MoCap.D435]" office:value-type="float" office:value="0" calcext:value-type="float">
            <text:p>0</text:p>
          </table:table-cell>
          <table:table-cell table:formula="of:=[Datos_MoCap.F435]" office:value-type="float" office:value="0" calcext:value-type="float">
            <text:p>0</text:p>
          </table:table-cell>
          <table:table-cell table:formula="of:=[Datos_MoCap.E435]" office:value-type="float" office:value="0" calcext:value-type="float">
            <text:p>0</text:p>
          </table:table-cell>
          <table:table-cell/>
          <table:table-cell table:formula="of:=([.H435]^2)*(0.140024724909833)+([.H435])*(-0.00142725065277068)+(-0.0063459406986214)" office:value-type="float" office:value="-0.0063459406986214" calcext:value-type="float">
            <text:p>-0.0063459407</text:p>
          </table:table-cell>
          <table:table-cell table:formula="of:=([.J435]^2)*(-1.68303778049881)+([.J435])*(0.15665109790632)+(0.10475739737447)" office:value-type="float" office:value="0.10475739737447" calcext:value-type="float">
            <text:p>0.1047573974</text:p>
          </table:table-cell>
          <table:table-cell table:formula="of:=([.I435]^2)*(-1.84809378419694)+([.I435])*(0.969715893777015)+(-0.0558124189204929)" office:value-type="float" office:value="-0.0558124189204929" calcext:value-type="float">
            <text:p>-0.0558124189</text:p>
          </table:table-cell>
          <table:table-cell table:formula="of:=[.H435]*-1" office:value-type="float" office:value="-0" calcext:value-type="float">
            <text:p>0</text:p>
          </table:table-cell>
          <table:table-cell table:formula="of:=[.M435]*-1" office:value-type="float" office:value="-0" calcext:value-type="float">
            <text:p>0</text:p>
          </table:table-cell>
          <table:table-cell table:formula="of:=([.K435]^2)*(48.7382423482978)+([.K435])*(0.0643401308833624)+(0.0316411646540839)" office:value-type="float" office:value="0.0316411646540839" calcext:value-type="float">
            <text:p>0.0316411647</text:p>
          </table:table-cell>
          <table:table-cell table:formula="of:=([.M435]^2)*(2.99573212968935)+([.M435])*(-0.0394274132082148)+(-0.010306073088791)" office:value-type="float" office:value="-0.010306073088791" calcext:value-type="float">
            <text:p>-0.0103060731</text:p>
          </table:table-cell>
          <table:table-cell table:formula="of:=([.L435]^2)*(-20.9992408223248)+([.L435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36]" office:value-type="float" office:value="0" calcext:value-type="float">
            <text:p>0</text:p>
          </table:table-cell>
          <table:table-cell table:formula="of:=[Datos_MoCap.B436]" office:value-type="float" office:value="0" calcext:value-type="float">
            <text:p>0</text:p>
          </table:table-cell>
          <table:table-cell table:formula="of:=[Datos_MoCap.C436]" office:value-type="float" office:value="0" calcext:value-type="float">
            <text:p>0</text:p>
          </table:table-cell>
          <table:table-cell table:formula="of:=[Datos_MoCap.D436]" office:value-type="float" office:value="0" calcext:value-type="float">
            <text:p>0</text:p>
          </table:table-cell>
          <table:table-cell table:formula="of:=[Datos_MoCap.F436]" office:value-type="float" office:value="0" calcext:value-type="float">
            <text:p>0</text:p>
          </table:table-cell>
          <table:table-cell table:formula="of:=[Datos_MoCap.E436]" office:value-type="float" office:value="0" calcext:value-type="float">
            <text:p>0</text:p>
          </table:table-cell>
          <table:table-cell/>
          <table:table-cell table:formula="of:=([.H436]^2)*(0.140024724909833)+([.H436])*(-0.00142725065277068)+(-0.0063459406986214)" office:value-type="float" office:value="-0.0063459406986214" calcext:value-type="float">
            <text:p>-0.0063459407</text:p>
          </table:table-cell>
          <table:table-cell table:formula="of:=([.J436]^2)*(-1.68303778049881)+([.J436])*(0.15665109790632)+(0.10475739737447)" office:value-type="float" office:value="0.10475739737447" calcext:value-type="float">
            <text:p>0.1047573974</text:p>
          </table:table-cell>
          <table:table-cell table:formula="of:=([.I436]^2)*(-1.84809378419694)+([.I436])*(0.969715893777015)+(-0.0558124189204929)" office:value-type="float" office:value="-0.0558124189204929" calcext:value-type="float">
            <text:p>-0.0558124189</text:p>
          </table:table-cell>
          <table:table-cell table:formula="of:=[.H436]*-1" office:value-type="float" office:value="-0" calcext:value-type="float">
            <text:p>0</text:p>
          </table:table-cell>
          <table:table-cell table:formula="of:=[.M436]*-1" office:value-type="float" office:value="-0" calcext:value-type="float">
            <text:p>0</text:p>
          </table:table-cell>
          <table:table-cell table:formula="of:=([.K436]^2)*(48.7382423482978)+([.K436])*(0.0643401308833624)+(0.0316411646540839)" office:value-type="float" office:value="0.0316411646540839" calcext:value-type="float">
            <text:p>0.0316411647</text:p>
          </table:table-cell>
          <table:table-cell table:formula="of:=([.M436]^2)*(2.99573212968935)+([.M436])*(-0.0394274132082148)+(-0.010306073088791)" office:value-type="float" office:value="-0.010306073088791" calcext:value-type="float">
            <text:p>-0.0103060731</text:p>
          </table:table-cell>
          <table:table-cell table:formula="of:=([.L436]^2)*(-20.9992408223248)+([.L436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37]" office:value-type="float" office:value="0" calcext:value-type="float">
            <text:p>0</text:p>
          </table:table-cell>
          <table:table-cell table:formula="of:=[Datos_MoCap.B437]" office:value-type="float" office:value="0" calcext:value-type="float">
            <text:p>0</text:p>
          </table:table-cell>
          <table:table-cell table:formula="of:=[Datos_MoCap.C437]" office:value-type="float" office:value="0" calcext:value-type="float">
            <text:p>0</text:p>
          </table:table-cell>
          <table:table-cell table:formula="of:=[Datos_MoCap.D437]" office:value-type="float" office:value="0" calcext:value-type="float">
            <text:p>0</text:p>
          </table:table-cell>
          <table:table-cell table:formula="of:=[Datos_MoCap.F437]" office:value-type="float" office:value="0" calcext:value-type="float">
            <text:p>0</text:p>
          </table:table-cell>
          <table:table-cell table:formula="of:=[Datos_MoCap.E437]" office:value-type="float" office:value="0" calcext:value-type="float">
            <text:p>0</text:p>
          </table:table-cell>
          <table:table-cell/>
          <table:table-cell table:formula="of:=([.H437]^2)*(0.140024724909833)+([.H437])*(-0.00142725065277068)+(-0.0063459406986214)" office:value-type="float" office:value="-0.0063459406986214" calcext:value-type="float">
            <text:p>-0.0063459407</text:p>
          </table:table-cell>
          <table:table-cell table:formula="of:=([.J437]^2)*(-1.68303778049881)+([.J437])*(0.15665109790632)+(0.10475739737447)" office:value-type="float" office:value="0.10475739737447" calcext:value-type="float">
            <text:p>0.1047573974</text:p>
          </table:table-cell>
          <table:table-cell table:formula="of:=([.I437]^2)*(-1.84809378419694)+([.I437])*(0.969715893777015)+(-0.0558124189204929)" office:value-type="float" office:value="-0.0558124189204929" calcext:value-type="float">
            <text:p>-0.0558124189</text:p>
          </table:table-cell>
          <table:table-cell table:formula="of:=[.H437]*-1" office:value-type="float" office:value="-0" calcext:value-type="float">
            <text:p>0</text:p>
          </table:table-cell>
          <table:table-cell table:formula="of:=[.M437]*-1" office:value-type="float" office:value="-0" calcext:value-type="float">
            <text:p>0</text:p>
          </table:table-cell>
          <table:table-cell table:formula="of:=([.K437]^2)*(48.7382423482978)+([.K437])*(0.0643401308833624)+(0.0316411646540839)" office:value-type="float" office:value="0.0316411646540839" calcext:value-type="float">
            <text:p>0.0316411647</text:p>
          </table:table-cell>
          <table:table-cell table:formula="of:=([.M437]^2)*(2.99573212968935)+([.M437])*(-0.0394274132082148)+(-0.010306073088791)" office:value-type="float" office:value="-0.010306073088791" calcext:value-type="float">
            <text:p>-0.0103060731</text:p>
          </table:table-cell>
          <table:table-cell table:formula="of:=([.L437]^2)*(-20.9992408223248)+([.L437])*(0.114146130561486)+(0.302895814088881)" office:value-type="float" office:value="0.302895814088881" calcext:value-type="float">
            <text:p>0.3028958141</text:p>
          </table:table-cell>
          <table:table-cell table:number-columns-repeated="1002"/>
        </table:table-row>
        <table:table-row table:style-name="ro1" table:number-rows-repeated="10481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 style:data-style-name="N2" text:time-value="00:50:30.7163640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Lennon NM</meta:initial-creator>
    <meta:creation-date>2017-11-02T23:20:00Z</meta:creation-date>
    <dc:date>2017-11-30T00:52:30.573051288</dc:date>
    <meta:editing-cycles>100</meta:editing-cycles>
    <meta:editing-duration>PT19H48M42S</meta:editing-duration>
    <meta:document-statistic meta:table-count="3" meta:cell-count="1031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563cm" svg:height="6.618cm" xlink:href=".." xlink:type="simple" chart:class="chart:line" chart:style-name="ch1">
        <chart:title svg:x="5.129cm" svg:y="0.267cm" chart:style-name="ch2">
          <text:p>X LLeg</text:p>
        </chart:title>
        <chart:legend chart:legend-position="end" svg:x="8.949cm" svg:y="2.591cm" style:legend-expansion="high" chart:style-name="ch3"/>
        <chart:plot-area chart:style-name="ch4" table:cell-range-address="LLeg.A1:LLeg.A216 LLeg.H1:LLeg.H1 LLeg.R120:LLeg.R300 LLeg.O1:LLeg.O1 LLeg.O120:LLeg.O300" chart:data-source-has-labels="row" svg:x="0.231cm" svg:y="1.126cm" svg:width="8.487cm" svg:height="5.36cm">
          <chartooo:coordinate-region svg:x="1.073cm" svg:y="1.299cm" svg:width="7.645cm" svg:height="4.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Leg.A2:LLeg.A216" chart:label-cell-address="LLeg.A1:LLeg.A1" chart:class="chart:line">
            <chart:data-point chart:repeated="215"/>
          </chart:series>
          <chart:series chart:style-name="ch9" chart:values-cell-range-address="LLeg.R120:LLeg.R300" chart:label-cell-address="LLeg.H1:LLeg.H1" chart:class="chart:line">
            <chart:data-point chart:repeated="181"/>
          </chart:series>
          <chart:series chart:style-name="ch10" chart:values-cell-range-address="LLeg.O120:LLeg.O300" chart:label-cell-address="LLeg.O1:LLeg.O1" chart:class="chart:line">
            <chart:data-point chart:repeated="1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 Nao</text:p>
                <draw:g>
                  <svg:desc>LLeg.A1:LLeg.A1</svg:desc>
                </draw:g>
              </table:table-cell>
              <table:table-cell office:value-type="string">
                <text:p>X MoCap</text:p>
                <draw:g>
                  <svg:desc>LLeg.H1:LLeg.H1</svg:desc>
                </draw:g>
              </table:table-cell>
              <table:table-cell office:value-type="string">
                <text:p>X Corr</text:p>
                <draw:g>
                  <svg:desc>LLeg.O1:LLeg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257580750621855">
                <text:p>-0.00257580750621855</text:p>
                <draw:g>
                  <svg:desc>LLeg.A2:LLeg.A216</svg:desc>
                </draw:g>
              </table:table-cell>
              <table:table-cell office:value-type="float" office:value="0.055879">
                <text:p>0.055879</text:p>
                <draw:g>
                  <svg:desc>LLeg.R120:LLeg.R300</svg:desc>
                </draw:g>
              </table:table-cell>
              <table:table-cell office:value-type="float" office:value="-0.00582896538704797">
                <text:p>-0.00582896538704797</text:p>
                <draw:g>
                  <svg:desc>LLeg.O120:LLeg.O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0.056365">
                <text:p>0.056365</text:p>
              </table:table-cell>
              <table:table-cell office:value-type="float" office:value="-0.00582063331271245">
                <text:p>-0.00582063331271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0.056917">
                <text:p>0.056917</text:p>
              </table:table-cell>
              <table:table-cell office:value-type="float" office:value="-0.00581108949130237">
                <text:p>-0.00581108949130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0.057573">
                <text:p>0.057573</text:p>
              </table:table-cell>
              <table:table-cell office:value-type="float" office:value="-0.00579963659629892">
                <text:p>-0.005799636596298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0.058293">
                <text:p>0.058293</text:p>
              </table:table-cell>
              <table:table-cell office:value-type="float" office:value="-0.00578692762038992">
                <text:p>-0.00578692762038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0.059041">
                <text:p>0.059041</text:p>
              </table:table-cell>
              <table:table-cell office:value-type="float" office:value="-0.00577357065041936">
                <text:p>-0.005773570650419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0.059909">
                <text:p>0.059909</text:p>
              </table:table-cell>
              <table:table-cell office:value-type="float" office:value="-0.00575787444004043">
                <text:p>-0.005757874440040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0.059934">
                <text:p>0.059934</text:p>
              </table:table-cell>
              <table:table-cell office:value-type="float" office:value="-0.00575741923419643">
                <text:p>-0.005757419234196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0.060743">
                <text:p>0.060743</text:p>
              </table:table-cell>
              <table:table-cell office:value-type="float" office:value="-0.00574259429756243">
                <text:p>-0.00574259429756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0.061595">
                <text:p>0.061595</text:p>
              </table:table-cell>
              <table:table-cell office:value-type="float" office:value="-0.00572678322624006">
                <text:p>-0.00572678322624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521876662969589">
                <text:p>-0.00521876662969589</text:p>
              </table:table-cell>
              <table:table-cell office:value-type="float" office:value="0.06278">
                <text:p>0.06278</text:p>
              </table:table-cell>
              <table:table-cell office:value-type="float" office:value="-0.00570445447765114">
                <text:p>-0.005704454477651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535762868821621">
                <text:p>-0.00535762868821621</text:p>
              </table:table-cell>
              <table:table-cell office:value-type="float" office:value="0.063758">
                <text:p>0.063758</text:p>
              </table:table-cell>
              <table:table-cell office:value-type="float" office:value="-0.00568572998374219">
                <text:p>-0.005685729983742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542894983664155">
                <text:p>-0.00542894983664155</text:p>
              </table:table-cell>
              <table:table-cell office:value-type="float" office:value="0.061942">
                <text:p>0.061942</text:p>
              </table:table-cell>
              <table:table-cell office:value-type="float" office:value="-0.00572028548291246">
                <text:p>-0.005720285482912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595821347087622">
                <text:p>-0.00595821347087622</text:p>
              </table:table-cell>
              <table:table-cell office:value-type="float" office:value="0.061942">
                <text:p>0.061942</text:p>
              </table:table-cell>
              <table:table-cell office:value-type="float" office:value="-0.00572028548291246">
                <text:p>-0.005720285482912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611676136031747">
                <text:p>-0.00611676136031747</text:p>
              </table:table-cell>
              <table:table-cell office:value-type="float" office:value="0.061942">
                <text:p>0.061942</text:p>
              </table:table-cell>
              <table:table-cell office:value-type="float" office:value="-0.00572028548291246">
                <text:p>-0.005720285482912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627733441069722">
                <text:p>-0.00627733441069722</text:p>
              </table:table-cell>
              <table:table-cell office:value-type="float" office:value="0.061942">
                <text:p>0.061942</text:p>
              </table:table-cell>
              <table:table-cell office:value-type="float" office:value="-0.00572028548291246">
                <text:p>-0.005720285482912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684576900675893">
                <text:p>-0.00684576900675893</text:p>
              </table:table-cell>
              <table:table-cell office:value-type="float" office:value="0.058902">
                <text:p>0.058902</text:p>
              </table:table-cell>
              <table:table-cell office:value-type="float" office:value="-0.00577606461438217">
                <text:p>-0.00577606461438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692670280113816">
                <text:p>-0.00692670280113816</text:p>
              </table:table-cell>
              <table:table-cell office:value-type="float" office:value="0.056294">
                <text:p>0.056294</text:p>
              </table:table-cell>
              <table:table-cell office:value-type="float" office:value="-0.00582185467573814">
                <text:p>-0.005821854675738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71674189530313">
                <text:p>-0.0071674189530313</text:p>
              </table:table-cell>
              <table:table-cell office:value-type="float" office:value="0.048714">
                <text:p>0.048714</text:p>
              </table:table-cell>
              <table:table-cell office:value-type="float" office:value="-0.00594412740534119">
                <text:p>-0.005944127405341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770728988572955">
                <text:p>-0.00770728988572955</text:p>
              </table:table-cell>
              <table:table-cell office:value-type="float" office:value="0.042784">
                <text:p>0.042784</text:p>
              </table:table-cell>
              <table:table-cell office:value-type="float" office:value="-0.00602856605663134">
                <text:p>-0.006028566056631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785335339605808">
                <text:p>-0.00785335339605808</text:p>
              </table:table-cell>
              <table:table-cell office:value-type="float" office:value="0.036092">
                <text:p>0.036092</text:p>
              </table:table-cell>
              <table:table-cell office:value-type="float" office:value="-0.00611202761563138">
                <text:p>-0.006112027615631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799475237727165">
                <text:p>-0.00799475237727165</text:p>
              </table:table-cell>
              <table:table-cell office:value-type="float" office:value="0.029697">
                <text:p>0.029697</text:p>
              </table:table-cell>
              <table:table-cell office:value-type="float" office:value="-0.00618006617753611">
                <text:p>-0.006180066177536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83858072757721">
                <text:p>-0.0083858072757721</text:p>
              </table:table-cell>
              <table:table-cell office:value-type="float" office:value="0.023758">
                <text:p>0.023758</text:p>
              </table:table-cell>
              <table:table-cell office:value-type="float" office:value="-0.00623299616286137">
                <text:p>-0.006232996162861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850341748446226">
                <text:p>-0.00850341748446226</text:p>
              </table:table-cell>
              <table:table-cell office:value-type="float" office:value="0.01911">
                <text:p>0.01911</text:p>
              </table:table-cell>
              <table:table-cell office:value-type="float" office:value="-0.00626753001530521">
                <text:p>-0.006267530015305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855956319719553">
                <text:p>-0.00855956319719553</text:p>
              </table:table-cell>
              <table:table-cell office:value-type="float" office:value="0.015845">
                <text:p>0.015845</text:p>
              </table:table-cell>
              <table:table-cell office:value-type="float" office:value="-0.00628817074099287">
                <text:p>-0.006288170740992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88556008413434">
                <text:p>-0.0088556008413434</text:p>
              </table:table-cell>
              <table:table-cell office:value-type="float" office:value="0.014273">
                <text:p>0.014273</text:p>
              </table:table-cell>
              <table:table-cell office:value-type="float" office:value="-0.00629704391907214">
                <text:p>-0.006297043919072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893742218613625">
                <text:p>-0.00893742218613625</text:p>
              </table:table-cell>
              <table:table-cell office:value-type="float" office:value="0.013862">
                <text:p>0.013862</text:p>
              </table:table-cell>
              <table:table-cell office:value-type="float" office:value="-0.00629924969289656">
                <text:p>-0.006299249692896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90101333335042">
                <text:p>-0.0090101333335042</text:p>
              </table:table-cell>
              <table:table-cell office:value-type="float" office:value="0.014416">
                <text:p>0.014416</text:p>
              </table:table-cell>
              <table:table-cell office:value-type="float" office:value="-0.00629626536701419">
                <text:p>-0.006296265367014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916967820376158">
                <text:p>-0.00916967820376158</text:p>
              </table:table-cell>
              <table:table-cell office:value-type="float" office:value="0.015937">
                <text:p>0.015937</text:p>
              </table:table-cell>
              <table:table-cell office:value-type="float" office:value="-0.00628763000947856">
                <text:p>-0.006287630009478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920213852077723">
                <text:p>-0.00920213852077723</text:p>
              </table:table-cell>
              <table:table-cell office:value-type="float" office:value="0.017539">
                <text:p>0.017539</text:p>
              </table:table-cell>
              <table:table-cell office:value-type="float" office:value="-0.00627783423069171">
                <text:p>-0.006277834230691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922361295670271">
                <text:p>-0.00922361295670271</text:p>
              </table:table-cell>
              <table:table-cell office:value-type="float" office:value="0.020489">
                <text:p>0.020489</text:p>
              </table:table-cell>
              <table:table-cell office:value-type="float" office:value="-0.00625791550356137">
                <text:p>-0.006257915503561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923015363514424">
                <text:p>-0.00923015363514424</text:p>
              </table:table-cell>
              <table:table-cell office:value-type="float" office:value="0.021965">
                <text:p>0.021965</text:p>
              </table:table-cell>
              <table:table-cell office:value-type="float" office:value="-0.00624703463772301">
                <text:p>-0.006247034637723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920789409428835">
                <text:p>-0.00920789409428835</text:p>
              </table:table-cell>
              <table:table-cell office:value-type="float" office:value="0.023241">
                <text:p>0.023241</text:p>
              </table:table-cell>
              <table:table-cell office:value-type="float" office:value="-0.00623713643984666">
                <text:p>-0.006237136439846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917613878846169">
                <text:p>-0.00917613878846169</text:p>
              </table:table-cell>
              <table:table-cell office:value-type="float" office:value="0.024947">
                <text:p>0.024947</text:p>
              </table:table-cell>
              <table:table-cell office:value-type="float" office:value="-0.00622319029570964">
                <text:p>-0.006223190295709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913176685571671">
                <text:p>-0.00913176685571671</text:p>
              </table:table-cell>
              <table:table-cell office:value-type="float" office:value="0.027366">
                <text:p>0.027366</text:p>
              </table:table-cell>
              <table:table-cell office:value-type="float" office:value="-0.00620201832698324">
                <text:p>-0.006202018326983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891986023634672">
                <text:p>-0.00891986023634672</text:p>
              </table:table-cell>
              <table:table-cell office:value-type="float" office:value="0.030978">
                <text:p>0.030978</text:p>
              </table:table-cell>
              <table:table-cell office:value-type="float" office:value="-0.00616735449321433">
                <text:p>-0.006167354493214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882206112146378">
                <text:p>-0.00882206112146378</text:p>
              </table:table-cell>
              <table:table-cell office:value-type="float" office:value="0.035194">
                <text:p>0.035194</text:p>
              </table:table-cell>
              <table:table-cell office:value-type="float" office:value="-0.00612227294539842">
                <text:p>-0.006122272945398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876792520284653">
                <text:p>-0.00876792520284653</text:p>
              </table:table-cell>
              <table:table-cell office:value-type="float" office:value="0.039594">
                <text:p>0.039594</text:p>
              </table:table-cell>
              <table:table-cell office:value-type="float" office:value="-0.00606991549836938">
                <text:p>-0.006069915498369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871025491505861">
                <text:p>-0.00871025491505861</text:p>
              </table:table-cell>
              <table:table-cell office:value-type="float" office:value="0.043846">
                <text:p>0.043846</text:p>
              </table:table-cell>
              <table:table-cell office:value-type="float" office:value="-0.00601416789332018">
                <text:p>-0.006014167893320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858411006629467">
                <text:p>-0.00858411006629467</text:p>
              </table:table-cell>
              <table:table-cell office:value-type="float" office:value="0.04838">
                <text:p>0.04838</text:p>
              </table:table-cell>
              <table:table-cell office:value-type="float" office:value="-0.00594914502431311">
                <text:p>-0.005949145024313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851559545844793">
                <text:p>-0.00851559545844793</text:p>
              </table:table-cell>
              <table:table-cell office:value-type="float" office:value="0.052873">
                <text:p>0.052873</text:p>
              </table:table-cell>
              <table:table-cell office:value-type="float" office:value="-0.00587903097697368">
                <text:p>-0.005879030976973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84433862939477">
                <text:p>-0.0084433862939477</text:p>
              </table:table-cell>
              <table:table-cell office:value-type="float" office:value="0.05711">
                <text:p>0.05711</text:p>
              </table:table-cell>
              <table:table-cell office:value-type="float" office:value="-0.00580773247826008">
                <text:p>-0.005807732478260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820429902523756">
                <text:p>-0.00820429902523756</text:p>
              </table:table-cell>
              <table:table-cell office:value-type="float" office:value="0.060605">
                <text:p>0.060605</text:p>
              </table:table-cell>
              <table:table-cell office:value-type="float" office:value="-0.00574513611555645">
                <text:p>-0.005745136115556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802584178745747">
                <text:p>-0.00802584178745747</text:p>
              </table:table-cell>
              <table:table-cell office:value-type="float" office:value="0.063727">
                <text:p>0.063727</text:p>
              </table:table-cell>
              <table:table-cell office:value-type="float" office:value="-0.00568632761112613">
                <text:p>-0.005686327611126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793076399713755">
                <text:p>-0.00793076399713755</text:p>
              </table:table-cell>
              <table:table-cell office:value-type="float" office:value="0.066665">
                <text:p>0.066665</text:p>
              </table:table-cell>
              <table:table-cell office:value-type="float" office:value="-0.00562849203936065">
                <text:p>-0.005628492039360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762172369286418">
                <text:p>-0.00762172369286418</text:p>
              </table:table-cell>
              <table:table-cell office:value-type="float" office:value="0.069822">
                <text:p>0.069822</text:p>
              </table:table-cell>
              <table:table-cell office:value-type="float" office:value="-0.00556365103108683">
                <text:p>-0.005563651031086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751061830669642">
                <text:p>-0.00751061830669642</text:p>
              </table:table-cell>
              <table:table-cell office:value-type="float" office:value="0.07264">
                <text:p>0.07264</text:p>
              </table:table-cell>
              <table:table-cell office:value-type="float" office:value="-0.00550341500449655">
                <text:p>-0.005503415004496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739539787173271">
                <text:p>-0.00739539787173271</text:p>
              </table:table-cell>
              <table:table-cell office:value-type="float" office:value="0.074983">
                <text:p>0.074983</text:p>
              </table:table-cell>
              <table:table-cell office:value-type="float" office:value="-0.00545163910788826">
                <text:p>-0.005451639107888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71524647064507">
                <text:p>-0.0071524647064507</text:p>
              </table:table-cell>
              <table:table-cell office:value-type="float" office:value="0.077">
                <text:p>0.077</text:p>
              </table:table-cell>
              <table:table-cell office:value-type="float" office:value="-0.00540583580436766">
                <text:p>-0.005405835804367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689253117889166">
                <text:p>-0.00689253117889166</text:p>
              </table:table-cell>
              <table:table-cell office:value-type="float" office:value="0.078756">
                <text:p>0.078756</text:p>
              </table:table-cell>
              <table:table-cell office:value-type="float" office:value="-0.00536503173473223">
                <text:p>-0.005365031734732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661518797278404">
                <text:p>-0.00661518797278404</text:p>
              </table:table-cell>
              <table:table-cell office:value-type="float" office:value="0.080449">
                <text:p>0.080449</text:p>
              </table:table-cell>
              <table:table-cell office:value-type="float" office:value="-0.00532487396607163">
                <text:p>-0.005324873966071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64698401838541">
                <text:p>-0.0064698401838541</text:p>
              </table:table-cell>
              <table:table-cell office:value-type="float" office:value="0.082177">
                <text:p>0.082177</text:p>
              </table:table-cell>
              <table:table-cell office:value-type="float" office:value="-0.00528305824688566">
                <text:p>-0.005283058246885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631999876350164">
                <text:p>-0.00631999876350164</text:p>
              </table:table-cell>
              <table:table-cell office:value-type="float" office:value="0.084227">
                <text:p>0.084227</text:p>
              </table:table-cell>
              <table:table-cell office:value-type="float" office:value="-0.00523236600068349">
                <text:p>-0.005232366000683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600655237212777">
                <text:p>-0.00600655237212777</text:p>
              </table:table-cell>
              <table:table-cell office:value-type="float" office:value="0.085937">
                <text:p>0.085937</text:p>
              </table:table-cell>
              <table:table-cell office:value-type="float" office:value="-0.00518918094600211">
                <text:p>-0.005189180946002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584281049668789">
                <text:p>-0.00584281049668789</text:p>
              </table:table-cell>
              <table:table-cell office:value-type="float" office:value="0.087816">
                <text:p>0.087816</text:p>
              </table:table-cell>
              <table:table-cell office:value-type="float" office:value="-0.00514078360561034">
                <text:p>-0.005140783605610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550027377903462">
                <text:p>-0.00550027377903462</text:p>
              </table:table-cell>
              <table:table-cell office:value-type="float" office:value="0.089669">
                <text:p>0.089669</text:p>
              </table:table-cell>
              <table:table-cell office:value-type="float" office:value="-0.0050920876199297">
                <text:p>-0.00509208761992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532399024814367">
                <text:p>-0.00532399024814367</text:p>
              </table:table-cell>
              <table:table-cell office:value-type="float" office:value="0.091735">
                <text:p>0.091735</text:p>
              </table:table-cell>
              <table:table-cell office:value-type="float" office:value="-0.00503666036070295">
                <text:p>-0.005036660360702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496610207483172">
                <text:p>-0.00496610207483172</text:p>
              </table:table-cell>
              <table:table-cell office:value-type="float" office:value="0.094104">
                <text:p>0.094104</text:p>
              </table:table-cell>
              <table:table-cell office:value-type="float" office:value="-0.00497163295596092">
                <text:p>-0.004971632955960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478678615763783">
                <text:p>-0.00478678615763783</text:p>
              </table:table-cell>
              <table:table-cell office:value-type="float" office:value="0.096944">
                <text:p>0.096944</text:p>
              </table:table-cell>
              <table:table-cell office:value-type="float" office:value="-0.00489160546415646">
                <text:p>-0.004891605464156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442760903388262">
                <text:p>-0.00442760903388262</text:p>
              </table:table-cell>
              <table:table-cell office:value-type="float" office:value="0.1001">
                <text:p>0.1001</text:p>
              </table:table-cell>
              <table:table-cell office:value-type="float" office:value="-0.00480002376443528">
                <text:p>-0.004800023764435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406796578317881">
                <text:p>-0.00406796578317881</text:p>
              </table:table-cell>
              <table:table-cell office:value-type="float" office:value="0.103307">
                <text:p>0.103307</text:p>
              </table:table-cell>
              <table:table-cell office:value-type="float" office:value="-0.00470410476802416">
                <text:p>-0.004704104768024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388808827847242">
                <text:p>-0.00388808827847242</text:p>
              </table:table-cell>
              <table:table-cell office:value-type="float" office:value="0.10624">
                <text:p>0.10624</text:p>
              </table:table-cell>
              <table:table-cell office:value-type="float" office:value="-0.00461385925675659">
                <text:p>-0.004613859256756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352857168763876">
                <text:p>-0.00352857168763876</text:p>
              </table:table-cell>
              <table:table-cell office:value-type="float" office:value="0.108752">
                <text:p>0.108752</text:p>
              </table:table-cell>
              <table:table-cell office:value-type="float" office:value="-0.0045346522636244">
                <text:p>-0.00453465226362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316981319338083">
                <text:p>-0.00316981319338083</text:p>
              </table:table-cell>
              <table:table-cell office:value-type="float" office:value="0.11135">
                <text:p>0.11135</text:p>
              </table:table-cell>
              <table:table-cell office:value-type="float" office:value="-0.00445087462866704">
                <text:p>-0.004450874628667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281248637475073">
                <text:p>-0.00281248637475073</text:p>
              </table:table-cell>
              <table:table-cell office:value-type="float" office:value="0.114115">
                <text:p>0.114115</text:p>
              </table:table-cell>
              <table:table-cell office:value-type="float" office:value="-0.00435963536533816">
                <text:p>-0.004359635365338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0263457698747516">
                <text:p>-0.00263457698747516</text:p>
              </table:table-cell>
              <table:table-cell office:value-type="float" office:value="0.117016">
                <text:p>0.117016</text:p>
              </table:table-cell>
              <table:table-cell office:value-type="float" office:value="-0.00426160678852969">
                <text:p>-0.004261606788529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0228085787966847">
                <text:p>-0.00228085787966847</text:p>
              </table:table-cell>
              <table:table-cell office:value-type="float" office:value="0.11948">
                <text:p>0.11948</text:p>
              </table:table-cell>
              <table:table-cell office:value-type="float" office:value="-0.0041764939749099">
                <text:p>-0.00417649397490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0210526259616017">
                <text:p>-0.00210526259616017</text:p>
              </table:table-cell>
              <table:table-cell office:value-type="float" office:value="0.121978">
                <text:p>0.121978</text:p>
              </table:table-cell>
              <table:table-cell office:value-type="float" office:value="-0.00408847109789113">
                <text:p>-0.004088471097891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0175715493969619">
                <text:p>-0.00175715493969619</text:p>
              </table:table-cell>
              <table:table-cell office:value-type="float" office:value="0.124378">
                <text:p>0.124378</text:p>
              </table:table-cell>
              <table:table-cell office:value-type="float" office:value="-0.00400225546161275">
                <text:p>-0.004002255461612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0158494617789984">
                <text:p>-0.00158494617789984</text:p>
              </table:table-cell>
              <table:table-cell office:value-type="float" office:value="0.126972">
                <text:p>0.126972</text:p>
              </table:table-cell>
              <table:table-cell office:value-type="float" office:value="-0.00390725678673128">
                <text:p>-0.003907256786731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124480249360204">
                <text:p>-0.00124480249360204</text:p>
              </table:table-cell>
              <table:table-cell office:value-type="float" office:value="0.129349">
                <text:p>0.129349</text:p>
              </table:table-cell>
              <table:table-cell office:value-type="float" office:value="-0.00381855064527978">
                <text:p>-0.003818550645279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0911390874534845">
                <text:p>-0.000911390874534845</text:p>
              </table:table-cell>
              <table:table-cell office:value-type="float" office:value="0.131264">
                <text:p>0.131264</text:p>
              </table:table-cell>
              <table:table-cell office:value-type="float" office:value="-0.00374593477542267">
                <text:p>-0.003745934775422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00747600570321083">
                <text:p>-0.000747600570321083</text:p>
              </table:table-cell>
              <table:table-cell office:value-type="float" office:value="0.132231">
                <text:p>0.132231</text:p>
              </table:table-cell>
              <table:table-cell office:value-type="float" office:value="-0.0037088763710427">
                <text:p>-0.00370887637104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00426524318754673">
                <text:p>-0.000426524318754673</text:p>
              </table:table-cell>
              <table:table-cell office:value-type="float" office:value="0.132616">
                <text:p>0.132616</text:p>
              </table:table-cell>
              <table:table-cell office:value-type="float" office:value="-0.00369404910513888">
                <text:p>-0.003694049105138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0269608455710113">
                <text:p>-0.000269608455710113</text:p>
              </table:table-cell>
              <table:table-cell office:value-type="float" office:value="0.133094">
                <text:p>0.133094</text:p>
              </table:table-cell>
              <table:table-cell office:value-type="float" office:value="-0.00367558242583139">
                <text:p>-0.003675582425831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184749136678875">
                <text:p>0.000184749136678875</text:p>
              </table:table-cell>
              <table:table-cell office:value-type="float" office:value="0.133745">
                <text:p>0.133745</text:p>
              </table:table-cell>
              <table:table-cell office:value-type="float" office:value="-0.00365032928417822">
                <text:p>-0.003650329284178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472328392788768">
                <text:p>0.000472328392788768</text:p>
              </table:table-cell>
              <table:table-cell office:value-type="float" office:value="0.13388">
                <text:p>0.13388</text:p>
              </table:table-cell>
              <table:table-cell office:value-type="float" office:value="-0.00364507759954456">
                <text:p>-0.003645077599544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611041090451181">
                <text:p>0.000611041090451181</text:p>
              </table:table-cell>
              <table:table-cell office:value-type="float" office:value="0.133506">
                <text:p>0.133506</text:p>
              </table:table-cell>
              <table:table-cell office:value-type="float" office:value="-0.00365961419479813">
                <text:p>-0.003659614194798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877406215295196">
                <text:p>0.000877406215295196</text:p>
              </table:table-cell>
              <table:table-cell office:value-type="float" office:value="0.132417">
                <text:p>0.132417</text:p>
              </table:table-cell>
              <table:table-cell office:value-type="float" office:value="-0.00370171825142927">
                <text:p>-0.003701718251429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12796167377383">
                <text:p>0.00112796167377383</text:p>
              </table:table-cell>
              <table:table-cell office:value-type="float" office:value="0.131142">
                <text:p>0.131142</text:p>
              </table:table-cell>
              <table:table-cell office:value-type="float" office:value="-0.00375059158601401">
                <text:p>-0.003750591586014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36141595430672">
                <text:p>0.00136141595430672</text:p>
              </table:table-cell>
              <table:table-cell office:value-type="float" office:value="0.129291">
                <text:p>0.129291</text:p>
              </table:table-cell>
              <table:table-cell office:value-type="float" office:value="-0.00382073395351898">
                <text:p>-0.003820733953518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157659011892974">
                <text:p>0.00157659011892974</text:p>
              </table:table-cell>
              <table:table-cell office:value-type="float" office:value="0.127088">
                <text:p>0.127088</text:p>
              </table:table-cell>
              <table:table-cell office:value-type="float" office:value="-0.00390296456258873">
                <text:p>-0.003902964562588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67693092953414">
                <text:p>0.00167693092953414</text:p>
              </table:table-cell>
              <table:table-cell office:value-type="float" office:value="0.125068">
                <text:p>0.125068</text:p>
              </table:table-cell>
              <table:table-cell office:value-type="float" office:value="-0.00397716991946674">
                <text:p>-0.003977169919466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8625051015988">
                <text:p>0.0018625051015988</text:p>
              </table:table-cell>
              <table:table-cell office:value-type="float" office:value="0.122627">
                <text:p>0.122627</text:p>
              </table:table-cell>
              <table:table-cell office:value-type="float" office:value="-0.00406531607687155">
                <text:p>-0.004065316076871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94747187197208">
                <text:p>0.00194747187197208</text:p>
              </table:table-cell>
              <table:table-cell office:value-type="float" office:value="0.11993">
                <text:p>0.11993</text:p>
              </table:table-cell>
              <table:table-cell office:value-type="float" office:value="-0.00416076621839035">
                <text:p>-0.004160766218390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500888982787728">
                <text:p>-0.00500888982787728</text:p>
              </table:table-cell>
              <table:table-cell office:value-type="float" office:value="0.117081">
                <text:p>0.117081</text:p>
              </table:table-cell>
              <table:table-cell office:value-type="float" office:value="-0.00425938335831549">
                <text:p>-0.004259383358315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482456292957068">
                <text:p>-0.00482456292957068</text:p>
              </table:table-cell>
              <table:table-cell office:value-type="float" office:value="0.115345">
                <text:p>0.115345</text:p>
              </table:table-cell>
              <table:table-cell office:value-type="float" office:value="-0.00431835985678055">
                <text:p>-0.004318359856780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468026846647263">
                <text:p>-0.00468026846647263</text:p>
              </table:table-cell>
              <table:table-cell office:value-type="float" office:value="0.114109">
                <text:p>0.114109</text:p>
              </table:table-cell>
              <table:table-cell office:value-type="float" office:value="-0.00435983567085899">
                <text:p>-0.004359835670858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045766644179821">
                <text:p>-0.0045766644179821</text:p>
              </table:table-cell>
              <table:table-cell office:value-type="float" office:value="0.115013">
                <text:p>0.115013</text:p>
              </table:table-cell>
              <table:table-cell office:value-type="float" office:value="-0.00432954263477009">
                <text:p>-0.004329542634770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451404694467783">
                <text:p>-0.00451404694467783</text:p>
              </table:table-cell>
              <table:table-cell office:value-type="float" office:value="0.113138">
                <text:p>0.113138</text:p>
              </table:table-cell>
              <table:table-cell office:value-type="float" office:value="-0.00439211894414322">
                <text:p>-0.004392118944143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04492511972785">
                <text:p>-0.004492511972785</text:p>
              </table:table-cell>
              <table:table-cell office:value-type="float" office:value="0.11087">
                <text:p>0.11087</text:p>
              </table:table-cell>
              <table:table-cell office:value-type="float" office:value="-0.00446649553027771">
                <text:p>-0.004466495530277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0451179128140211">
                <text:p>-0.00451179128140211</text:p>
              </table:table-cell>
              <table:table-cell office:value-type="float" office:value="0.094067">
                <text:p>0.094067</text:p>
              </table:table-cell>
              <table:table-cell office:value-type="float" office:value="-0.00497266066215798">
                <text:p>-0.004972660662157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0457142340019345">
                <text:p>-0.00457142340019345</text:p>
              </table:table-cell>
              <table:table-cell office:value-type="float" office:value="0.094067">
                <text:p>0.094067</text:p>
              </table:table-cell>
              <table:table-cell office:value-type="float" office:value="-0.00497266066215798">
                <text:p>-0.004972660662157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47345757484436">
                <text:p>-0.0047345757484436</text:p>
              </table:table-cell>
              <table:table-cell office:value-type="float" office:value="0.094067">
                <text:p>0.094067</text:p>
              </table:table-cell>
              <table:table-cell office:value-type="float" office:value="-0.00497266066215798">
                <text:p>-0.004972660662157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0498240347951651">
                <text:p>-0.00498240347951651</text:p>
              </table:table-cell>
              <table:table-cell office:value-type="float" office:value="0.094067">
                <text:p>0.094067</text:p>
              </table:table-cell>
              <table:table-cell office:value-type="float" office:value="-0.00497266066215798">
                <text:p>-0.004972660662157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0508285919204354">
                <text:p>-0.00508285919204354</text:p>
              </table:table-cell>
              <table:table-cell office:value-type="float" office:value="0.094067">
                <text:p>0.094067</text:p>
              </table:table-cell>
              <table:table-cell office:value-type="float" office:value="-0.00497266066215798">
                <text:p>-0.004972660662157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543455220758915">
                <text:p>-0.00543455220758915</text:p>
              </table:table-cell>
              <table:table-cell office:value-type="float" office:value="0.094067">
                <text:p>0.094067</text:p>
              </table:table-cell>
              <table:table-cell office:value-type="float" office:value="-0.00497266066215798">
                <text:p>-0.004972660662157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570794148370624">
                <text:p>-0.00570794148370624</text:p>
              </table:table-cell>
              <table:table-cell office:value-type="float" office:value="0.091542">
                <text:p>0.091542</text:p>
              </table:table-cell>
              <table:table-cell office:value-type="float" office:value="-0.00504188883919985">
                <text:p>-0.005041888839199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600940780714154">
                <text:p>-0.00600940780714154</text:p>
              </table:table-cell>
              <table:table-cell office:value-type="float" office:value="0.089512">
                <text:p>0.089512</text:p>
              </table:table-cell>
              <table:table-cell office:value-type="float" office:value="-0.00509625079220893">
                <text:p>-0.005096250792208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616980902850628">
                <text:p>-0.00616980902850628</text:p>
              </table:table-cell>
              <table:table-cell office:value-type="float" office:value="0.090422">
                <text:p>0.090422</text:p>
              </table:table-cell>
              <table:table-cell office:value-type="float" office:value="-0.00507202435405966">
                <text:p>-0.005072024354059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650792988017201">
                <text:p>-0.00650792988017201</text:p>
              </table:table-cell>
              <table:table-cell office:value-type="float" office:value="0.089082">
                <text:p>0.089082</text:p>
              </table:table-cell>
              <table:table-cell office:value-type="float" office:value="-0.00510761776754946">
                <text:p>-0.005107617767549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668485229834914">
                <text:p>-0.00668485229834914</text:p>
              </table:table-cell>
              <table:table-cell office:value-type="float" office:value="0.088024">
                <text:p>0.088024</text:p>
              </table:table-cell>
              <table:table-cell office:value-type="float" office:value="-0.00513536537236791">
                <text:p>-0.005135365372367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0705229537561536">
                <text:p>-0.00705229537561536</text:p>
              </table:table-cell>
              <table:table-cell office:value-type="float" office:value="0.087194">
                <text:p>0.087194</text:p>
              </table:table-cell>
              <table:table-cell office:value-type="float" office:value="-0.00515691391777659">
                <text:p>-0.005156913917776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0743478070944548">
                <text:p>-0.00743478070944548</text:p>
              </table:table-cell>
              <table:table-cell office:value-type="float" office:value="0.086521">
                <text:p>0.086521</text:p>
              </table:table-cell>
              <table:table-cell office:value-type="float" office:value="-0.00517424477535993">
                <text:p>-0.005174244775359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0763050885871053">
                <text:p>-0.00763050885871053</text:p>
              </table:table-cell>
              <table:table-cell office:value-type="float" office:value="0.085729">
                <text:p>0.085729</text:p>
              </table:table-cell>
              <table:table-cell office:value-type="float" office:value="-0.00519447761089857">
                <text:p>-0.005194477610898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0802849885076284">
                <text:p>-0.00802849885076284</text:p>
              </table:table-cell>
              <table:table-cell office:value-type="float" office:value="0.084842">
                <text:p>0.084842</text:p>
              </table:table-cell>
              <table:table-cell office:value-type="float" office:value="-0.00521692882979933">
                <text:p>-0.005216928829799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0822976417839527">
                <text:p>-0.00822976417839527</text:p>
              </table:table-cell>
              <table:table-cell office:value-type="float" office:value="0.084084">
                <text:p>0.084084</text:p>
              </table:table-cell>
              <table:table-cell office:value-type="float" office:value="-0.00523594027883766">
                <text:p>-0.005235940278837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0843183975666761">
                <text:p>-0.00843183975666761</text:p>
              </table:table-cell>
              <table:table-cell office:value-type="float" office:value="0.083478">
                <text:p>0.083478</text:p>
              </table:table-cell>
              <table:table-cell office:value-type="float" office:value="-0.00525102366344418">
                <text:p>-0.005251023663444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0883637275546789">
                <text:p>-0.00883637275546789</text:p>
              </table:table-cell>
              <table:table-cell office:value-type="float" office:value="0.083026">
                <text:p>0.083026</text:p>
              </table:table-cell>
              <table:table-cell office:value-type="float" office:value="-0.0052622070146512">
                <text:p>-0.00526220701465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923790317028761">
                <text:p>-0.00923790317028761</text:p>
              </table:table-cell>
              <table:table-cell office:value-type="float" office:value="0.082709">
                <text:p>0.082709</text:p>
              </table:table-cell>
              <table:table-cell office:value-type="float" office:value="-0.00527001607140531">
                <text:p>-0.005270016071405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0943618454039097">
                <text:p>-0.00943618454039097</text:p>
              </table:table-cell>
              <table:table-cell office:value-type="float" office:value="0.08237">
                <text:p>0.08237</text:p>
              </table:table-cell>
              <table:table-cell office:value-type="float" office:value="-0.00527833594236659">
                <text:p>-0.005278335942366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100147789344192">
                <text:p>-0.0100147789344192</text:p>
              </table:table-cell>
              <table:table-cell office:value-type="float" office:value="0.082193">
                <text:p>0.082193</text:p>
              </table:table-cell>
              <table:table-cell office:value-type="float" office:value="-0.00528266715705068">
                <text:p>-0.005282667157050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103814890608192">
                <text:p>-0.0103814890608192</text:p>
              </table:table-cell>
              <table:table-cell office:value-type="float" office:value="0.08198">
                <text:p>0.08198</text:p>
              </table:table-cell>
              <table:table-cell office:value-type="float" office:value="-0.00528786766490136">
                <text:p>-0.005287867664901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107279280200601">
                <text:p>-0.0107279280200601</text:p>
              </table:table-cell>
              <table:table-cell office:value-type="float" office:value="0.081758">
                <text:p>0.081758</text:p>
              </table:table-cell>
              <table:table-cell office:value-type="float" office:value="-0.00529327439033269">
                <text:p>-0.005293274390332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110498815774918">
                <text:p>-0.0110498815774918</text:p>
              </table:table-cell>
              <table:table-cell office:value-type="float" office:value="0.081559">
                <text:p>0.081559</text:p>
              </table:table-cell>
              <table:table-cell office:value-type="float" office:value="-0.00529810922839421">
                <text:p>-0.005298109228394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113432127982378">
                <text:p>-0.0113432127982378</text:p>
              </table:table-cell>
              <table:table-cell office:value-type="float" office:value="0.081573">
                <text:p>0.081573</text:p>
              </table:table-cell>
              <table:table-cell office:value-type="float" office:value="-0.00529776945169714">
                <text:p>-0.005297769451697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114778038114309">
                <text:p>-0.0114778038114309</text:p>
              </table:table-cell>
              <table:table-cell office:value-type="float" office:value="0.081557">
                <text:p>0.081557</text:p>
              </table:table-cell>
              <table:table-cell office:value-type="float" office:value="-0.00529815776344157">
                <text:p>-0.005298157763441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116037912666798">
                <text:p>-0.0116037912666798</text:p>
              </table:table-cell>
              <table:table-cell office:value-type="float" office:value="0.081586">
                <text:p>0.081586</text:p>
              </table:table-cell>
              <table:table-cell office:value-type="float" office:value="-0.00529745389561546">
                <text:p>-0.005297453895615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119247855618596">
                <text:p>-0.0119247855618596</text:p>
              </table:table-cell>
              <table:table-cell office:value-type="float" office:value="0.081648">
                <text:p>0.081648</text:p>
              </table:table-cell>
              <table:table-cell office:value-type="float" office:value="-0.00529594828472634">
                <text:p>-0.005295948284726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120868543162942">
                <text:p>-0.0120868543162942</text:p>
              </table:table-cell>
              <table:table-cell office:value-type="float" office:value="0.081676">
                <text:p>0.081676</text:p>
              </table:table-cell>
              <table:table-cell office:value-type="float" office:value="-0.00529526797855927">
                <text:p>-0.005295267978559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121509926393628">
                <text:p>-0.0121509926393628</text:p>
              </table:table-cell>
              <table:table-cell office:value-type="float" office:value="0.081745">
                <text:p>0.081745</text:p>
              </table:table-cell>
              <table:table-cell office:value-type="float" office:value="-0.00529359057260494">
                <text:p>-0.005293590572604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122434319928288">
                <text:p>-0.0122434319928288</text:p>
              </table:table-cell>
              <table:table-cell office:value-type="float" office:value="0.081812">
                <text:p>0.081812</text:p>
              </table:table-cell>
              <table:table-cell office:value-type="float" office:value="-0.00529196051120775">
                <text:p>-0.005291960511207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12285559438169">
                <text:p>-0.012285559438169</text:p>
              </table:table-cell>
              <table:table-cell office:value-type="float" office:value="0.081835">
                <text:p>0.081835</text:p>
              </table:table-cell>
              <table:table-cell office:value-type="float" office:value="-0.00529140064804112">
                <text:p>-0.005291400648041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12286938726902">
                <text:p>-0.012286938726902</text:p>
              </table:table-cell>
              <table:table-cell office:value-type="float" office:value="0.081846">
                <text:p>0.081846</text:p>
              </table:table-cell>
              <table:table-cell office:value-type="float" office:value="-0.00529113283502696">
                <text:p>-0.005291132835026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122486427426338">
                <text:p>-0.0122486427426338</text:p>
              </table:table-cell>
              <table:table-cell office:value-type="float" office:value="0.08183">
                <text:p>0.08183</text:p>
              </table:table-cell>
              <table:table-cell office:value-type="float" office:value="-0.00529152237002739">
                <text:p>-0.005291522370027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121873626485467">
                <text:p>-0.0121873626485467</text:p>
              </table:table-cell>
              <table:table-cell office:value-type="float" office:value="0.08176">
                <text:p>0.08176</text:p>
              </table:table-cell>
              <table:table-cell office:value-type="float" office:value="-0.00529322574270545">
                <text:p>-0.005293225742705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119078243151307">
                <text:p>-0.0119078243151307</text:p>
              </table:table-cell>
              <table:table-cell office:value-type="float" office:value="0.081675">
                <text:p>0.081675</text:p>
              </table:table-cell>
              <table:table-cell office:value-type="float" office:value="-0.00529529227898876">
                <text:p>-0.005295292278988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114474585279822">
                <text:p>-0.0114474585279822</text:p>
              </table:table-cell>
              <table:table-cell office:value-type="float" office:value="0.081676">
                <text:p>0.081676</text:p>
              </table:table-cell>
              <table:table-cell office:value-type="float" office:value="-0.00529526797855927">
                <text:p>-0.005295267978559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111597934737802">
                <text:p>-0.0111597934737802</text:p>
              </table:table-cell>
              <table:table-cell office:value-type="float" office:value="0.081611">
                <text:p>0.081611</text:p>
              </table:table-cell>
              <table:table-cell office:value-type="float" office:value="-0.00529684692397336">
                <text:p>-0.005296846923973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108391772955656">
                <text:p>-0.0108391772955656</text:p>
              </table:table-cell>
              <table:table-cell office:value-type="float" office:value="0.081618">
                <text:p>0.081618</text:p>
              </table:table-cell>
              <table:table-cell office:value-type="float" office:value="-0.00529667694054804">
                <text:p>-0.005296676940548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101150898262858">
                <text:p>-0.0101150898262858</text:p>
              </table:table-cell>
              <table:table-cell office:value-type="float" office:value="0.081562">
                <text:p>0.081562</text:p>
              </table:table-cell>
              <table:table-cell office:value-type="float" office:value="-0.0052980364237228">
                <text:p>-0.00529803642372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0971963349729777">
                <text:p>-0.00971963349729777</text:p>
              </table:table-cell>
              <table:table-cell office:value-type="float" office:value="0.081536">
                <text:p>0.081536</text:p>
              </table:table-cell>
              <table:table-cell office:value-type="float" office:value="-0.00529866731380694">
                <text:p>-0.005298667313806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09307149797678">
                <text:p>-0.009307149797678</text:p>
              </table:table-cell>
              <table:table-cell office:value-type="float" office:value="0.081492">
                <text:p>0.081492</text:p>
              </table:table-cell>
              <table:table-cell office:value-type="float" office:value="-0.00529973454267317">
                <text:p>-0.005299734542673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0888163316994906">
                <text:p>-0.00888163316994906</text:p>
              </table:table-cell>
              <table:table-cell office:value-type="float" office:value="0.081452">
                <text:p>0.081452</text:p>
              </table:table-cell>
              <table:table-cell office:value-type="float" office:value="-0.00530070428025031">
                <text:p>-0.005300704280250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0800691638141871">
                <text:p>-0.00800691638141871</text:p>
              </table:table-cell>
              <table:table-cell office:value-type="float" office:value="0.081407">
                <text:p>0.081407</text:p>
              </table:table-cell>
              <table:table-cell office:value-type="float" office:value="-0.00530179469943002">
                <text:p>-0.005301794699430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0756547879427671">
                <text:p>-0.00756547879427671</text:p>
              </table:table-cell>
              <table:table-cell office:value-type="float" office:value="0.081364">
                <text:p>0.081364</text:p>
              </table:table-cell>
              <table:table-cell office:value-type="float" office:value="-0.00530283612568152">
                <text:p>-0.005302836125681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0669297855347395">
                <text:p>-0.00669297855347395</text:p>
              </table:table-cell>
              <table:table-cell office:value-type="float" office:value="0.081393">
                <text:p>0.081393</text:p>
              </table:table-cell>
              <table:table-cell office:value-type="float" office:value="-0.00530213382529217">
                <text:p>-0.005302133825292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0626919697970152">
                <text:p>-0.00626919697970152</text:p>
              </table:table-cell>
              <table:table-cell office:value-type="float" office:value="0.081281">
                <text:p>0.081281</text:p>
              </table:table-cell>
              <table:table-cell office:value-type="float" office:value="-0.00530484485616048">
                <text:p>-0.005304844856160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0585828814655542">
                <text:p>-0.00585828814655542</text:p>
              </table:table-cell>
              <table:table-cell office:value-type="float" office:value="0.081297">
                <text:p>0.081297</text:p>
              </table:table-cell>
              <table:table-cell office:value-type="float" office:value="-0.00530445778111442">
                <text:p>-0.005304457781114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0546357035636902">
                <text:p>-0.00546357035636902</text:p>
              </table:table-cell>
              <table:table-cell office:value-type="float" office:value="0.081303">
                <text:p>0.081303</text:p>
              </table:table-cell>
              <table:table-cell office:value-type="float" office:value="-0.00530431260948888">
                <text:p>-0.005304312609488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0440660491585732">
                <text:p>-0.00440660491585732</text:p>
              </table:table-cell>
              <table:table-cell office:value-type="float" office:value="0.081239">
                <text:p>0.081239</text:p>
              </table:table-cell>
              <table:table-cell office:value-type="float" office:value="-0.00530586058705618">
                <text:p>-0.005305860587056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0383490882813931">
                <text:p>-0.00383490882813931</text:p>
              </table:table-cell>
              <table:table-cell office:value-type="float" office:value="0.08126">
                <text:p>0.08126</text:p>
              </table:table-cell>
              <table:table-cell office:value-type="float" office:value="-0.00530535278335923">
                <text:p>-0.005305352783359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0359582901000977">
                <text:p>-0.00359582901000977</text:p>
              </table:table-cell>
              <table:table-cell office:value-type="float" office:value="0.081232">
                <text:p>0.081232</text:p>
              </table:table-cell>
              <table:table-cell office:value-type="float" office:value="-0.00530602982751031">
                <text:p>-0.005306029827510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0322015024721622">
                <text:p>-0.00322015024721622</text:p>
              </table:table-cell>
              <table:table-cell office:value-type="float" office:value="0.081225">
                <text:p>0.081225</text:p>
              </table:table-cell>
              <table:table-cell office:value-type="float" office:value="-0.00530619905424203">
                <text:p>-0.005306199054242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0308633968234062">
                <text:p>-0.00308633968234062</text:p>
              </table:table-cell>
              <table:table-cell office:value-type="float" office:value="0.081226">
                <text:p>0.081226</text:p>
              </table:table-cell>
              <table:table-cell office:value-type="float" office:value="-0.00530617487983479">
                <text:p>-0.005306174879834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0293181464076042">
                <text:p>-0.00293181464076042</text:p>
              </table:table-cell>
              <table:table-cell office:value-type="float" office:value="0.08117">
                <text:p>0.08117</text:p>
              </table:table-cell>
              <table:table-cell office:value-type="float" office:value="-0.00530752821536402">
                <text:p>-0.005307528215364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0291211344301701">
                <text:p>-0.00291211344301701</text:p>
              </table:table-cell>
              <table:table-cell office:value-type="float" office:value="0.081061">
                <text:p>0.081061</text:p>
              </table:table-cell>
              <table:table-cell office:value-type="float" office:value="-0.00531015986796018">
                <text:p>-0.005310159867960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0298864301294088">
                <text:p>-0.00298864301294088</text:p>
              </table:table-cell>
              <table:table-cell office:value-type="float" office:value="0.081026">
                <text:p>0.081026</text:p>
              </table:table-cell>
              <table:table-cell office:value-type="float" office:value="-0.00531100418829855">
                <text:p>-0.005311004188298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0321706244722009">
                <text:p>-0.00321706244722009</text:p>
              </table:table-cell>
              <table:table-cell office:value-type="float" office:value="0.081003">
                <text:p>0.081003</text:p>
              </table:table-cell>
              <table:table-cell office:value-type="float" office:value="-0.00531155884058507">
                <text:p>-0.005311558840585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0338630564510822">
                <text:p>-0.00338630564510822</text:p>
              </table:table-cell>
              <table:table-cell office:value-type="float" office:value="-0">
                <text:p>-0</text:p>
              </table:table-cell>
              <table:table-cell office:value-type="float" office:value="-0.0063459406986214">
                <text:p>-0.00634594069862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0382860936224461">
                <text:p>-0.00382860936224461</text:p>
              </table:table-cell>
              <table:table-cell office:value-type="float" office:value="-0">
                <text:p>-0</text:p>
              </table:table-cell>
              <table:table-cell office:value-type="float" office:value="-0.0063459406986214">
                <text:p>-0.00634594069862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0409852340817452">
                <text:p>-0.00409852340817452</text:p>
              </table:table-cell>
              <table:table-cell office:value-type="float" office:value="-0">
                <text:p>-0</text:p>
              </table:table-cell>
              <table:table-cell office:value-type="float" office:value="-0.0063459406986214">
                <text:p>-0.00634594069862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0472625019028783">
                <text:p>-0.00472625019028783</text:p>
              </table:table-cell>
              <table:table-cell office:value-type="float" office:value="-0">
                <text:p>-0</text:p>
              </table:table-cell>
              <table:table-cell office:value-type="float" office:value="-0.0063459406986214">
                <text:p>-0.00634594069862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0585337448865175">
                <text:p>-0.00585337448865175</text:p>
              </table:table-cell>
              <table:table-cell office:value-type="float" office:value="-0">
                <text:p>-0</text:p>
              </table:table-cell>
              <table:table-cell office:value-type="float" office:value="-0.0063459406986214">
                <text:p>-0.00634594069862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550206168554723">
                <text:p>0.000550206168554723</text:p>
              </table:table-cell>
              <table:table-cell office:value-type="float" office:value="-0">
                <text:p>-0</text:p>
              </table:table-cell>
              <table:table-cell office:value-type="float" office:value="-0.0063459406986214">
                <text:p>-0.00634594069862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0366591339115985">
                <text:p>0.0000366591339115985</text:p>
              </table:table-cell>
              <table:table-cell office:value-type="float" office:value="-0">
                <text:p>-0</text:p>
              </table:table-cell>
              <table:table-cell office:value-type="float" office:value="-0.0063459406986214">
                <text:p>-0.00634594069862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020455353660509">
                <text:p>-0.00020455353660509</text:p>
              </table:table-cell>
              <table:table-cell office:value-type="float" office:value="-0">
                <text:p>-0</text:p>
              </table:table-cell>
              <table:table-cell office:value-type="float" office:value="-0.0063459406986214">
                <text:p>-0.00634594069862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0676741707138717">
                <text:p>-0.000676741707138717</text:p>
              </table:table-cell>
              <table:table-cell office:value-type="float" office:value="-0">
                <text:p>-0</text:p>
              </table:table-cell>
              <table:table-cell office:value-type="float" office:value="-0.0063459406986214">
                <text:p>-0.00634594069862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112295988947153">
                <text:p>-0.00112295988947153</text:p>
              </table:table-cell>
              <table:table-cell office:value-type="float" office:value="-0">
                <text:p>-0</text:p>
              </table:table-cell>
              <table:table-cell office:value-type="float" office:value="-0.0063459406986214">
                <text:p>-0.00634594069862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133197591640055">
                <text:p>-0.00133197591640055</text:p>
              </table:table-cell>
              <table:table-cell office:value-type="float" office:value="-0">
                <text:p>-0</text:p>
              </table:table-cell>
              <table:table-cell office:value-type="float" office:value="-0.0063459406986214">
                <text:p>-0.00634594069862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152936670929194">
                <text:p>-0.00152936670929194</text:p>
              </table:table-cell>
              <table:table-cell office:value-type="float" office:value="-0">
                <text:p>-0</text:p>
              </table:table-cell>
              <table:table-cell office:value-type="float" office:value="-0.0063459406986214">
                <text:p>-0.00634594069862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188330095261335">
                <text:p>-0.00188330095261335</text:p>
              </table:table-cell>
              <table:table-cell office:value-type="float" office:value="-0">
                <text:p>-0</text:p>
              </table:table-cell>
              <table:table-cell office:value-type="float" office:value="-0.0063459406986214">
                <text:p>-0.00634594069862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203709141351283">
                <text:p>-0.00203709141351283</text:p>
              </table:table-cell>
              <table:table-cell office:value-type="float" office:value="-0">
                <text:p>-0</text:p>
              </table:table-cell>
              <table:table-cell office:value-type="float" office:value="-0.0063459406986214">
                <text:p>-0.00634594069862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217371457256377">
                <text:p>-0.00217371457256377</text:p>
              </table:table-cell>
              <table:table-cell office:value-type="float" office:value="-0">
                <text:p>-0</text:p>
              </table:table-cell>
              <table:table-cell office:value-type="float" office:value="-0.0063459406986214">
                <text:p>-0.00634594069862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239099189639092">
                <text:p>-0.00239099189639092</text:p>
              </table:table-cell>
              <table:table-cell office:value-type="float" office:value="-0">
                <text:p>-0</text:p>
              </table:table-cell>
              <table:table-cell office:value-type="float" office:value="-0.0063459406986214">
                <text:p>-0.00634594069862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252680154517293">
                <text:p>-0.00252680154517293</text:p>
              </table:table-cell>
              <table:table-cell office:value-type="float" office:value="-0">
                <text:p>-0</text:p>
              </table:table-cell>
              <table:table-cell office:value-type="float" office:value="-0.0063459406986214">
                <text:p>-0.00634594069862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256188516505063">
                <text:p>-0.00256188516505063</text:p>
              </table:table-cell>
              <table:table-cell office:value-type="float" office:value="-0">
                <text:p>-0</text:p>
              </table:table-cell>
              <table:table-cell office:value-type="float" office:value="-0.0063459406986214">
                <text:p>-0.00634594069862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257438258267939">
                <text:p>-0.00257438258267939</text:p>
              </table:table-cell>
              <table:table-cell office:value-type="float" office:value="-0">
                <text:p>-0</text:p>
              </table:table-cell>
              <table:table-cell office:value-type="float" office:value="-0.0063459406986214">
                <text:p>-0.00634594069862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257465057075024">
                <text:p>-0.00257465057075024</text:p>
              </table:table-cell>
              <table:table-cell office:value-type="float" office:value="-0">
                <text:p>-0</text:p>
              </table:table-cell>
              <table:table-cell office:value-type="float" office:value="-0.0063459406986214">
                <text:p>-0.00634594069862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257508386857808">
                <text:p>-0.00257508386857808</text:p>
              </table:table-cell>
              <table:table-cell office:value-type="float" office:value="-0">
                <text:p>-0</text:p>
              </table:table-cell>
              <table:table-cell office:value-type="float" office:value="-0.0063459406986214">
                <text:p>-0.00634594069862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257533183321357">
                <text:p>-0.00257533183321357</text:p>
              </table:table-cell>
              <table:table-cell office:value-type="float" office:value="-0">
                <text:p>-0</text:p>
              </table:table-cell>
              <table:table-cell office:value-type="float" office:value="-0.0063459406986214">
                <text:p>-0.00634594069862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257543148472905">
                <text:p>-0.00257543148472905</text:p>
              </table:table-cell>
              <table:table-cell office:value-type="float" office:value="-0">
                <text:p>-0</text:p>
              </table:table-cell>
              <table:table-cell office:value-type="float" office:value="-0.0063459406986214">
                <text:p>-0.00634594069862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257552228868008">
                <text:p>-0.00257552228868008</text:p>
              </table:table-cell>
              <table:table-cell office:value-type="float" office:value="-0">
                <text:p>-0</text:p>
              </table:table-cell>
              <table:table-cell office:value-type="float" office:value="-0.0063459406986214">
                <text:p>-0.00634594069862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257562333717942">
                <text:p>-0.00257562333717942</text:p>
              </table:table-cell>
              <table:table-cell office:value-type="float" office:value="-0">
                <text:p>-0</text:p>
              </table:table-cell>
              <table:table-cell office:value-type="float" office:value="-0.0063459406986214">
                <text:p>-0.00634594069862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257566082291305">
                <text:p>-0.00257566082291305</text:p>
              </table:table-cell>
              <table:table-cell office:value-type="float" office:value="-0">
                <text:p>-0</text:p>
              </table:table-cell>
              <table:table-cell office:value-type="float" office:value="-0.0063459406986214">
                <text:p>-0.00634594069862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257568364031613">
                <text:p>-0.00257568364031613</text:p>
              </table:table-cell>
              <table:table-cell office:value-type="float" office:value="-0">
                <text:p>-0</text:p>
              </table:table-cell>
              <table:table-cell office:value-type="float" office:value="-0.0063459406986214">
                <text:p>-0.00634594069862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257571809925139">
                <text:p>-0.00257571809925139</text:p>
              </table:table-cell>
              <table:table-cell office:value-type="float" office:value="-0">
                <text:p>-0</text:p>
              </table:table-cell>
              <table:table-cell office:value-type="float" office:value="-0.0063459406986214">
                <text:p>-0.00634594069862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257575232535601">
                <text:p>-0.00257575232535601</text:p>
              </table:table-cell>
              <table:table-cell office:value-type="float" office:value="-0">
                <text:p>-0</text:p>
              </table:table-cell>
              <table:table-cell office:value-type="float" office:value="-0.0063459406986214">
                <text:p>-0.00634594069862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257575535215437">
                <text:p>-0.00257575535215437</text:p>
              </table:table-cell>
              <table:table-cell office:value-type="float" office:value="-0">
                <text:p>-0</text:p>
              </table:table-cell>
              <table:table-cell office:value-type="float" office:value="-0.0063459406986214">
                <text:p>-0.00634594069862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25757837574929">
                <text:p>-0.0025757837574929</text:p>
              </table:table-cell>
              <table:table-cell office:value-type="float" office:value="-0">
                <text:p>-0</text:p>
              </table:table-cell>
              <table:table-cell office:value-type="float" office:value="-0.0063459406986214">
                <text:p>-0.00634594069862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257578096352518">
                <text:p>-0.00257578096352518</text:p>
              </table:table-cell>
              <table:table-cell office:value-type="float" office:value="-0">
                <text:p>-0</text:p>
              </table:table-cell>
              <table:table-cell office:value-type="float" office:value="-0.0063459406986214">
                <text:p>-0.00634594069862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257578701712191">
                <text:p>-0.00257578701712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257577747106552">
                <text:p>-0.00257577747106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257578655146062">
                <text:p>-0.00257578655146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257579400204122">
                <text:p>-0.00257579400204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257579563185573">
                <text:p>-0.00257579563185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257580541074276">
                <text:p>-0.00257580541074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257580308243632">
                <text:p>-0.00257580308243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0257580727338791">
                <text:p>-0.00257580727338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257580424658954">
                <text:p>-0.00257580424658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0257580517791212">
                <text:p>-0.0025758051779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0257580843754113">
                <text:p>-0.00257580843754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257580075412989">
                <text:p>-0.00257580075412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25758040137589">
                <text:p>-0.0025758040137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257580517791212">
                <text:p>-0.0025758051779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257580424658954">
                <text:p>-0.00257580424658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257580494508147">
                <text:p>-0.00257580494508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25758056435734">
                <text:p>-0.0025758056435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257580657489598">
                <text:p>-0.00257580657489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257580587640405">
                <text:p>-0.00257580587640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0257580680772662">
                <text:p>-0.00257580680772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0257580704055727">
                <text:p>-0.00257580704055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0257580704055727">
                <text:p>-0.00257580704055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0257580704055727">
                <text:p>-0.00257580704055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0257580704055727">
                <text:p>-0.00257580704055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648cm" svg:height="6.812cm" xlink:href=".." xlink:type="simple" chart:class="chart:line" chart:style-name="ch1">
        <chart:title svg:x="5.185cm" svg:y="0.271cm" chart:style-name="ch2">
          <text:p>Y LLeg</text:p>
        </chart:title>
        <chart:legend chart:legend-position="end" svg:x="8.611cm" svg:y="2.688cm" style:legend-expansion="high" chart:style-name="ch3"/>
        <chart:plot-area chart:style-name="ch4" table:cell-range-address="LLeg.B1:LLeg.B216 LLeg.J1:LLeg.J1 LLeg.S75:LLeg.S300 LLeg.P1:LLeg.P1 LLeg.P75:LLeg.P300" chart:data-source-has-labels="row" svg:x="0.232cm" svg:y="1.134cm" svg:width="8.147cm" svg:height="5.542cm">
          <chartooo:coordinate-region svg:x="1.074cm" svg:y="1.307cm" svg:width="7.305cm" svg:height="4.48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Leg.B2:LLeg.B216" chart:label-cell-address="LLeg.B1:LLeg.B1" chart:class="chart:line">
            <chart:data-point chart:repeated="215"/>
          </chart:series>
          <chart:series chart:style-name="ch9" chart:values-cell-range-address="LLeg.S75:LLeg.S300" chart:label-cell-address="LLeg.J1:LLeg.J1" chart:class="chart:line">
            <chart:data-point chart:repeated="226"/>
          </chart:series>
          <chart:series chart:style-name="ch10" chart:values-cell-range-address="LLeg.P75:LLeg.P300" chart:label-cell-address="LLeg.P1:LLeg.P1" chart:class="chart:line">
            <chart:data-point chart:repeated="2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Nao</text:p>
                <draw:g>
                  <svg:desc>LLeg.B1:LLeg.B1</svg:desc>
                </draw:g>
              </table:table-cell>
              <table:table-cell office:value-type="string">
                <text:p>Y MoCap (Z)</text:p>
                <draw:g>
                  <svg:desc>LLeg.J1:LLeg.J1</svg:desc>
                </draw:g>
              </table:table-cell>
              <table:table-cell office:value-type="string">
                <text:p>Y Corr</text:p>
                <draw:g>
                  <svg:desc>LLeg.P1:LLeg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842041015625">
                <text:p>0.06842041015625</text:p>
                <draw:g>
                  <svg:desc>LLeg.B2:LLeg.B216</svg:desc>
                </draw:g>
              </table:table-cell>
              <table:table-cell office:value-type="float" office:value="-0.01715">
                <text:p>-0.01715</text:p>
                <draw:g>
                  <svg:desc>LLeg.S75:LLeg.S300</svg:desc>
                </draw:g>
              </table:table-cell>
              <table:table-cell office:value-type="float" office:value="0.0376198593440252">
                <text:p>0.0376198593440252</text:p>
                <draw:g>
                  <svg:desc>LLeg.P75:LLeg.P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.017003">
                <text:p>-0.017003</text:p>
              </table:table-cell>
              <table:table-cell office:value-type="float" office:value="0.0376378061104054">
                <text:p>0.03763780611040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.016179">
                <text:p>-0.016179</text:p>
              </table:table-cell>
              <table:table-cell office:value-type="float" office:value="0.0378047399346919">
                <text:p>0.03780473993469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.01455">
                <text:p>-0.01455</text:p>
              </table:table-cell>
              <table:table-cell office:value-type="float" office:value="0.0380877998135739">
                <text:p>0.03808779981357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.012635">
                <text:p>-0.012635</text:p>
              </table:table-cell>
              <table:table-cell office:value-type="float" office:value="0.0384787374034088">
                <text:p>0.03847873740340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.010594">
                <text:p>-0.010594</text:p>
              </table:table-cell>
              <table:table-cell office:value-type="float" office:value="0.0388384776657094">
                <text:p>0.03883847766570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.008678">
                <text:p>-0.008678</text:p>
              </table:table-cell>
              <table:table-cell office:value-type="float" office:value="0.0392327791781616">
                <text:p>0.03923277917816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.006592">
                <text:p>-0.006592</text:p>
              </table:table-cell>
              <table:table-cell office:value-type="float" office:value="0.0395912526223004">
                <text:p>0.03959125262230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.004161">
                <text:p>-0.004161</text:p>
              </table:table-cell>
              <table:table-cell office:value-type="float" office:value="0.040065507612962">
                <text:p>0.040065507612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.002111">
                <text:p>-0.002111</text:p>
              </table:table-cell>
              <table:table-cell office:value-type="float" office:value="0.0405137871882641">
                <text:p>0.04051378718826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70973435044289">
                <text:p>0.0670973435044289</text:p>
              </table:table-cell>
              <table:table-cell office:value-type="float" office:value="-0.000663">
                <text:p>-0.000663</text:p>
              </table:table-cell>
              <table:table-cell office:value-type="float" office:value="0.0409302664295142">
                <text:p>0.04093026642951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61750286817551">
                <text:p>0.0661750286817551</text:p>
              </table:table-cell>
              <table:table-cell office:value-type="float" office:value="0.001831">
                <text:p>0.001831</text:p>
              </table:table-cell>
              <table:table-cell office:value-type="float" office:value="0.041349495531662">
                <text:p>0.041349495531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57318457961083">
                <text:p>0.0657318457961083</text:p>
              </table:table-cell>
              <table:table-cell office:value-type="float" office:value="0.004015">
                <text:p>0.004015</text:p>
              </table:table-cell>
              <table:table-cell office:value-type="float" office:value="0.0417633994558219">
                <text:p>0.04176339945582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29530176520348">
                <text:p>0.0629530176520348</text:p>
              </table:table-cell>
              <table:table-cell office:value-type="float" office:value="0.005414">
                <text:p>0.005414</text:p>
              </table:table-cell>
              <table:table-cell office:value-type="float" office:value="0.0420504315509315">
                <text:p>0.04205043155093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25910410285">
                <text:p>0.06225910410285</text:p>
              </table:table-cell>
              <table:table-cell office:value-type="float" office:value="0.006029">
                <text:p>0.006029</text:p>
              </table:table-cell>
              <table:table-cell office:value-type="float" office:value="0.0422047306985121">
                <text:p>0.04220473069851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16077184677124">
                <text:p>0.0616077184677124</text:p>
              </table:table-cell>
              <table:table-cell office:value-type="float" office:value="0.006365">
                <text:p>0.006365</text:p>
              </table:table-cell>
              <table:table-cell office:value-type="float" office:value="0.0423335095759872">
                <text:p>0.04233350957598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96476942300797">
                <text:p>0.0596476942300797</text:p>
              </table:table-cell>
              <table:table-cell office:value-type="float" office:value="0.005931">
                <text:p>0.005931</text:p>
              </table:table-cell>
              <table:table-cell office:value-type="float" office:value="0.0423128333380385">
                <text:p>0.04231283333803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94065263867378">
                <text:p>0.0594065263867378</text:p>
              </table:table-cell>
              <table:table-cell office:value-type="float" office:value="0.005661">
                <text:p>0.005661</text:p>
              </table:table-cell>
              <table:table-cell office:value-type="float" office:value="0.0422074009631679">
                <text:p>0.04220740096316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87383806705475">
                <text:p>0.0587383806705475</text:p>
              </table:table-cell>
              <table:table-cell office:value-type="float" office:value="0.004874">
                <text:p>0.004874</text:p>
              </table:table-cell>
              <table:table-cell office:value-type="float" office:value="0.0421112375055161">
                <text:p>0.04211123750551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74847534298897">
                <text:p>0.0574847534298897</text:p>
              </table:table-cell>
              <table:table-cell office:value-type="float" office:value="0.004706">
                <text:p>0.004706</text:p>
              </table:table-cell>
              <table:table-cell office:value-type="float" office:value="0.0421412960839656">
                <text:p>0.04214129608396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72002194821835">
                <text:p>0.0572002194821835</text:p>
              </table:table-cell>
              <table:table-cell office:value-type="float" office:value="0.004879">
                <text:p>0.004879</text:p>
              </table:table-cell>
              <table:table-cell office:value-type="float" office:value="0.0422053982697252">
                <text:p>0.04220539826972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6946411728859">
                <text:p>0.056946411728859</text:p>
              </table:table-cell>
              <table:table-cell office:value-type="float" office:value="0.004718">
                <text:p>0.004718</text:p>
              </table:table-cell>
              <table:table-cell office:value-type="float" office:value="0.0422708039197738">
                <text:p>0.04227080391977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63583076000214">
                <text:p>0.0563583076000214</text:p>
              </table:table-cell>
              <table:table-cell office:value-type="float" office:value="0.005433">
                <text:p>0.005433</text:p>
              </table:table-cell>
              <table:table-cell office:value-type="float" office:value="0.0425321032420713">
                <text:p>0.04253210324207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62163665890694">
                <text:p>0.0562163665890694</text:p>
              </table:table-cell>
              <table:table-cell office:value-type="float" office:value="0.006684">
                <text:p>0.006684</text:p>
              </table:table-cell>
              <table:table-cell office:value-type="float" office:value="0.0427629748822697">
                <text:p>0.04276297488226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61548918485642">
                <text:p>0.0561548918485642</text:p>
              </table:table-cell>
              <table:table-cell office:value-type="float" office:value="0.007675">
                <text:p>0.007675</text:p>
              </table:table-cell>
              <table:table-cell office:value-type="float" office:value="0.0429954319538183">
                <text:p>0.04299543195381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59105575084686">
                <text:p>0.0559105575084686</text:p>
              </table:table-cell>
              <table:table-cell office:value-type="float" office:value="0.009363">
                <text:p>0.009363</text:p>
              </table:table-cell>
              <table:table-cell office:value-type="float" office:value="0.0433572416164233">
                <text:p>0.04335724161642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58731630444527">
                <text:p>0.0558731630444527</text:p>
              </table:table-cell>
              <table:table-cell office:value-type="float" office:value="0.01032">
                <text:p>0.01032</text:p>
              </table:table-cell>
              <table:table-cell office:value-type="float" office:value="0.0436857087431248">
                <text:p>0.04368570874312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58559000492096">
                <text:p>0.0558559000492096</text:p>
              </table:table-cell>
              <table:table-cell office:value-type="float" office:value="0.010994">
                <text:p>0.010994</text:p>
              </table:table-cell>
              <table:table-cell office:value-type="float" office:value="0.0439125713136138">
                <text:p>0.04391257131361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59138543903828">
                <text:p>0.0559138543903828</text:p>
              </table:table-cell>
              <table:table-cell office:value-type="float" office:value="0.012827">
                <text:p>0.012827</text:p>
              </table:table-cell>
              <table:table-cell office:value-type="float" office:value="0.0443145341089581">
                <text:p>0.04431453410895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59659786522389">
                <text:p>0.0559659786522389</text:p>
              </table:table-cell>
              <table:table-cell office:value-type="float" office:value="0.015182">
                <text:p>0.015182</text:p>
              </table:table-cell>
              <table:table-cell office:value-type="float" office:value="0.0448559427392358">
                <text:p>0.04485594273923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560327060520649">
                <text:p>0.0560327060520649</text:p>
              </table:table-cell>
              <table:table-cell office:value-type="float" office:value="0.018629">
                <text:p>0.018629</text:p>
              </table:table-cell>
              <table:table-cell office:value-type="float" office:value="0.0456104466509046">
                <text:p>0.04561044665090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6071151047945">
                <text:p>0.056071151047945</text:p>
              </table:table-cell>
              <table:table-cell office:value-type="float" office:value="0.019776">
                <text:p>0.019776</text:p>
              </table:table-cell>
              <table:table-cell office:value-type="float" office:value="0.04598179531655">
                <text:p>0.045981795316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63647486269474">
                <text:p>0.0563647486269474</text:p>
              </table:table-cell>
              <table:table-cell office:value-type="float" office:value="0.019604">
                <text:p>0.019604</text:p>
              </table:table-cell>
              <table:table-cell office:value-type="float" office:value="0.0461282134596395">
                <text:p>0.04612821345963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64832463860512">
                <text:p>0.0564832463860512</text:p>
              </table:table-cell>
              <table:table-cell office:value-type="float" office:value="0.018997">
                <text:p>0.018997</text:p>
              </table:table-cell>
              <table:table-cell office:value-type="float" office:value="0.0461715875685399">
                <text:p>0.04617158756853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66102489829063">
                <text:p>0.0566102489829063</text:p>
              </table:table-cell>
              <table:table-cell office:value-type="float" office:value="0.016974">
                <text:p>0.016974</text:p>
              </table:table-cell>
              <table:table-cell office:value-type="float" office:value="0.04607122152415">
                <text:p>0.046071221524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70313408970833">
                <text:p>0.0570313408970833</text:p>
              </table:table-cell>
              <table:table-cell office:value-type="float" office:value="0.016582">
                <text:p>0.016582</text:p>
              </table:table-cell>
              <table:table-cell office:value-type="float" office:value="0.0460731648602163">
                <text:p>0.04607316486021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71815222501755">
                <text:p>0.0571815222501755</text:p>
              </table:table-cell>
              <table:table-cell office:value-type="float" office:value="0.017018">
                <text:p>0.017018</text:p>
              </table:table-cell>
              <table:table-cell office:value-type="float" office:value="0.0462291805548572">
                <text:p>0.04622918055485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72578758001328">
                <text:p>0.0572578758001328</text:p>
              </table:table-cell>
              <table:table-cell office:value-type="float" office:value="0.017772">
                <text:p>0.017772</text:p>
              </table:table-cell>
              <table:table-cell office:value-type="float" office:value="0.0464263475269802">
                <text:p>0.04642634752698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73348701000214">
                <text:p>0.0573348701000214</text:p>
              </table:table-cell>
              <table:table-cell office:value-type="float" office:value="0.018397">
                <text:p>0.018397</text:p>
              </table:table-cell>
              <table:table-cell office:value-type="float" office:value="0.0466425471284708">
                <text:p>0.04664254712847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7490348815918">
                <text:p>0.057490348815918</text:p>
              </table:table-cell>
              <table:table-cell office:value-type="float" office:value="0.019765">
                <text:p>0.019765</text:p>
              </table:table-cell>
              <table:table-cell office:value-type="float" office:value="0.0469336565505655">
                <text:p>0.04693365655056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75685426592827">
                <text:p>0.0575685426592827</text:p>
              </table:table-cell>
              <table:table-cell office:value-type="float" office:value="0.021433">
                <text:p>0.021433</text:p>
              </table:table-cell>
              <table:table-cell office:value-type="float" office:value="0.0473017072171716">
                <text:p>0.04730170721717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76468929648399">
                <text:p>0.0576468929648399</text:p>
              </table:table-cell>
              <table:table-cell office:value-type="float" office:value="0.022336">
                <text:p>0.022336</text:p>
              </table:table-cell>
              <table:table-cell office:value-type="float" office:value="0.0475554210181771">
                <text:p>0.04755542101817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78815154731274">
                <text:p>0.0578815154731274</text:p>
              </table:table-cell>
              <table:table-cell office:value-type="float" office:value="0.023794">
                <text:p>0.023794</text:p>
              </table:table-cell>
              <table:table-cell office:value-type="float" office:value="0.0479343639653203">
                <text:p>0.04793436396532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80363236367703">
                <text:p>0.0580363236367703</text:p>
              </table:table-cell>
              <table:table-cell office:value-type="float" office:value="0.026321">
                <text:p>0.026321</text:p>
              </table:table-cell>
              <table:table-cell office:value-type="float" office:value="0.0485250053337585">
                <text:p>0.04852500533375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81128895282745">
                <text:p>0.0581128895282745</text:p>
              </table:table-cell>
              <table:table-cell office:value-type="float" office:value="0.029352">
                <text:p>0.029352</text:p>
              </table:table-cell>
              <table:table-cell office:value-type="float" office:value="0.0493059154117443">
                <text:p>0.04930591541174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583376847207546">
                <text:p>0.0583376847207546</text:p>
              </table:table-cell>
              <table:table-cell office:value-type="float" office:value="0.033567">
                <text:p>0.033567</text:p>
              </table:table-cell>
              <table:table-cell office:value-type="float" office:value="0.0502025704345521">
                <text:p>0.05020257043455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84105737507343">
                <text:p>0.0584105737507343</text:p>
              </table:table-cell>
              <table:table-cell office:value-type="float" office:value="0.037971">
                <text:p>0.037971</text:p>
              </table:table-cell>
              <table:table-cell office:value-type="float" office:value="0.0512593371354585">
                <text:p>0.05125933713545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84822595119476">
                <text:p>0.0584822595119476</text:p>
              </table:table-cell>
              <table:table-cell office:value-type="float" office:value="0.040927">
                <text:p>0.040927</text:p>
              </table:table-cell>
              <table:table-cell office:value-type="float" office:value="0.0520584925604807">
                <text:p>0.05205849256048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586215145885944">
                <text:p>0.0586215145885944</text:p>
              </table:table-cell>
              <table:table-cell office:value-type="float" office:value="0.043595">
                <text:p>0.043595</text:p>
              </table:table-cell>
              <table:table-cell office:value-type="float" office:value="0.0529363801205545">
                <text:p>0.05293638012055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87544627487659">
                <text:p>0.0587544627487659</text:p>
              </table:table-cell>
              <table:table-cell office:value-type="float" office:value="0.044837">
                <text:p>0.044837</text:p>
              </table:table-cell>
              <table:table-cell office:value-type="float" office:value="0.053666633455899">
                <text:p>0.0536666334558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8880228549242">
                <text:p>0.058880228549242</text:p>
              </table:table-cell>
              <table:table-cell office:value-type="float" office:value="0.047231">
                <text:p>0.047231</text:p>
              </table:table-cell>
              <table:table-cell office:value-type="float" office:value="0.0545282393259892">
                <text:p>0.05452823932598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89400939643383">
                <text:p>0.0589400939643383</text:p>
              </table:table-cell>
              <table:table-cell office:value-type="float" office:value="0.048557">
                <text:p>0.048557</text:p>
              </table:table-cell>
              <table:table-cell office:value-type="float" office:value="0.0551713050353547">
                <text:p>0.05517130503535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89978098869324">
                <text:p>0.0589978098869324</text:p>
              </table:table-cell>
              <table:table-cell office:value-type="float" office:value="0.046693">
                <text:p>0.046693</text:p>
              </table:table-cell>
              <table:table-cell office:value-type="float" office:value="0.05498796595785">
                <text:p>0.054987965957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91063760221005">
                <text:p>0.0591063760221005</text:p>
              </table:table-cell>
              <table:table-cell office:value-type="float" office:value="0.049331">
                <text:p>0.049331</text:p>
              </table:table-cell>
              <table:table-cell office:value-type="float" office:value="0.0558598853841517">
                <text:p>0.05585988538415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91569654643536">
                <text:p>0.0591569654643536</text:p>
              </table:table-cell>
              <table:table-cell office:value-type="float" office:value="0.053597">
                <text:p>0.053597</text:p>
              </table:table-cell>
              <table:table-cell office:value-type="float" office:value="0.0572235981117005">
                <text:p>0.05722359811170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92614114284516">
                <text:p>0.0592614114284516</text:p>
              </table:table-cell>
              <table:table-cell office:value-type="float" office:value="0.055735">
                <text:p>0.055735</text:p>
              </table:table-cell>
              <table:table-cell office:value-type="float" office:value="0.0588325723528099">
                <text:p>0.05883257235280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9303805232048">
                <text:p>0.059303805232048</text:p>
              </table:table-cell>
              <table:table-cell office:value-type="float" office:value="0.048075">
                <text:p>0.048075</text:p>
              </table:table-cell>
              <table:table-cell office:value-type="float" office:value="0.0609005822646965">
                <text:p>0.06090058226469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93904368579388">
                <text:p>0.0593904368579388</text:p>
              </table:table-cell>
              <table:table-cell office:value-type="float" office:value="-0.017821">
                <text:p>-0.017821</text:p>
              </table:table-cell>
              <table:table-cell office:value-type="float" office:value="0.0720783825267308">
                <text:p>0.07207838252673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94372674822807">
                <text:p>0.0594372674822807</text:p>
              </table:table-cell>
              <table:table-cell office:value-type="float" office:value="-0.017821">
                <text:p>-0.017821</text:p>
              </table:table-cell>
              <table:table-cell office:value-type="float" office:value="0.0720783825267308">
                <text:p>0.07207838252673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95374628901482">
                <text:p>0.0595374628901482</text:p>
              </table:table-cell>
              <table:table-cell office:value-type="float" office:value="-0.017821">
                <text:p>-0.017821</text:p>
              </table:table-cell>
              <table:table-cell office:value-type="float" office:value="0.0720783825267308">
                <text:p>0.07207838252673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96455372869968">
                <text:p>0.0596455372869968</text:p>
              </table:table-cell>
              <table:table-cell office:value-type="float" office:value="-0.017821">
                <text:p>-0.017821</text:p>
              </table:table-cell>
              <table:table-cell office:value-type="float" office:value="0.0720783825267308">
                <text:p>0.07207838252673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597021915018559">
                <text:p>0.0597021915018559</text:p>
              </table:table-cell>
              <table:table-cell office:value-type="float" office:value="0.017623">
                <text:p>0.017623</text:p>
              </table:table-cell>
              <table:table-cell office:value-type="float" office:value="0.0785161948929135">
                <text:p>0.07851619489291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598197802901268">
                <text:p>0.0598197802901268</text:p>
              </table:table-cell>
              <table:table-cell office:value-type="float" office:value="0.01677">
                <text:p>0.01677</text:p>
              </table:table-cell>
              <table:table-cell office:value-type="float" office:value="0.0831110502501068">
                <text:p>0.08311105025010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9941902756691">
                <text:p>0.059941902756691</text:p>
              </table:table-cell>
              <table:table-cell office:value-type="float" office:value="-0.017089">
                <text:p>-0.017089</text:p>
              </table:table-cell>
              <table:table-cell office:value-type="float" office:value="0.0886120960787731">
                <text:p>0.08861209607877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00667968392372">
                <text:p>0.0600667968392372</text:p>
              </table:table-cell>
              <table:table-cell office:value-type="float" office:value="-0.013425">
                <text:p>-0.013425</text:p>
              </table:table-cell>
              <table:table-cell office:value-type="float" office:value="0.0936556733588955">
                <text:p>0.09365567335889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01296834647656">
                <text:p>0.0601296834647656</text:p>
              </table:table-cell>
              <table:table-cell office:value-type="float" office:value="0.005929">
                <text:p>0.005929</text:p>
              </table:table-cell>
              <table:table-cell office:value-type="float" office:value="0.0974314902622794">
                <text:p>0.09743149026227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02551735937595">
                <text:p>0.0602551735937595</text:p>
              </table:table-cell>
              <table:table-cell office:value-type="float" office:value="0.032175">
                <text:p>0.032175</text:p>
              </table:table-cell>
              <table:table-cell office:value-type="float" office:value="0.100189114217759">
                <text:p>0.1001891142177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03172779083252">
                <text:p>0.0603172779083252</text:p>
              </table:table-cell>
              <table:table-cell office:value-type="float" office:value="0.050878">
                <text:p>0.050878</text:p>
              </table:table-cell>
              <table:table-cell office:value-type="float" office:value="0.102261763741029">
                <text:p>0.1022617637410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04387223720551">
                <text:p>0.0604387223720551</text:p>
              </table:table-cell>
              <table:table-cell office:value-type="float" office:value="0.058775">
                <text:p>0.058775</text:p>
              </table:table-cell>
              <table:table-cell office:value-type="float" office:value="0.103774286954354">
                <text:p>0.1037742869543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0497522354126">
                <text:p>0.060497522354126</text:p>
              </table:table-cell>
              <table:table-cell office:value-type="float" office:value="0.060878">
                <text:p>0.060878</text:p>
              </table:table-cell>
              <table:table-cell office:value-type="float" office:value="0.105013616132392">
                <text:p>0.1050136161323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606099516153336">
                <text:p>0.0606099516153336</text:p>
              </table:table-cell>
              <table:table-cell office:value-type="float" office:value="0.061233">
                <text:p>0.061233</text:p>
              </table:table-cell>
              <table:table-cell office:value-type="float" office:value="0.106084128805984">
                <text:p>0.1060841288059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607134662568569">
                <text:p>0.0607134662568569</text:p>
              </table:table-cell>
              <table:table-cell office:value-type="float" office:value="0.06277">
                <text:p>0.06277</text:p>
              </table:table-cell>
              <table:table-cell office:value-type="float" office:value="0.106966145401526">
                <text:p>0.1069661454015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60761172324419">
                <text:p>0.060761172324419</text:p>
              </table:table-cell>
              <table:table-cell office:value-type="float" office:value="0.063661">
                <text:p>0.063661</text:p>
              </table:table-cell>
              <table:table-cell office:value-type="float" office:value="0.107657066764028">
                <text:p>0.1076570667640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608470104634762">
                <text:p>0.0608470104634762</text:p>
              </table:table-cell>
              <table:table-cell office:value-type="float" office:value="0.061018">
                <text:p>0.061018</text:p>
              </table:table-cell>
              <table:table-cell office:value-type="float" office:value="0.108175714141834">
                <text:p>0.1081757141418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608845874667168">
                <text:p>0.0608845874667168</text:p>
              </table:table-cell>
              <table:table-cell office:value-type="float" office:value="0.065652">
                <text:p>0.065652</text:p>
              </table:table-cell>
              <table:table-cell office:value-type="float" office:value="0.10840016886288">
                <text:p>0.108400168862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609724558889866">
                <text:p>0.0609724558889866</text:p>
              </table:table-cell>
              <table:table-cell office:value-type="float" office:value="0.045666">
                <text:p>0.045666</text:p>
              </table:table-cell>
              <table:table-cell office:value-type="float" office:value="0.108220167864864">
                <text:p>0.1082201678648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610076114535332">
                <text:p>0.0610076114535332</text:p>
              </table:table-cell>
              <table:table-cell office:value-type="float" office:value="0.046131">
                <text:p>0.046131</text:p>
              </table:table-cell>
              <table:table-cell office:value-type="float" office:value="0.10760251911717">
                <text:p>0.107602519117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610173642635346">
                <text:p>0.0610173642635346</text:p>
              </table:table-cell>
              <table:table-cell office:value-type="float" office:value="0.044027">
                <text:p>0.044027</text:p>
              </table:table-cell>
              <table:table-cell office:value-type="float" office:value="0.106724124954722">
                <text:p>0.1067241249547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610199980437756">
                <text:p>0.0610199980437756</text:p>
              </table:table-cell>
              <table:table-cell office:value-type="float" office:value="0.041971">
                <text:p>0.041971</text:p>
              </table:table-cell>
              <table:table-cell office:value-type="float" office:value="0.105784512724435">
                <text:p>0.1057845127244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609985068440437">
                <text:p>0.0609985068440437</text:p>
              </table:table-cell>
              <table:table-cell office:value-type="float" office:value="0.038884">
                <text:p>0.038884</text:p>
              </table:table-cell>
              <table:table-cell office:value-type="float" office:value="0.104894561725047">
                <text:p>0.1048945617250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609512068331242">
                <text:p>0.0609512068331242</text:p>
              </table:table-cell>
              <table:table-cell office:value-type="float" office:value="0.038079">
                <text:p>0.038079</text:p>
              </table:table-cell>
              <table:table-cell office:value-type="float" office:value="0.104255437890275">
                <text:p>0.1042554378902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608764737844467">
                <text:p>0.0608764737844467</text:p>
              </table:table-cell>
              <table:table-cell office:value-type="float" office:value="0.03944">
                <text:p>0.03944</text:p>
              </table:table-cell>
              <table:table-cell office:value-type="float" office:value="0.103716137457443">
                <text:p>0.1037161374574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08283840119839">
                <text:p>0.0608283840119839</text:p>
              </table:table-cell>
              <table:table-cell office:value-type="float" office:value="0.043143">
                <text:p>0.043143</text:p>
              </table:table-cell>
              <table:table-cell office:value-type="float" office:value="0.103209341807009">
                <text:p>0.1032093418070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607100240886212">
                <text:p>0.0607100240886212</text:p>
              </table:table-cell>
              <table:table-cell office:value-type="float" office:value="0.046223">
                <text:p>0.046223</text:p>
              </table:table-cell>
              <table:table-cell office:value-type="float" office:value="0.10272257805771">
                <text:p>0.102722578057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606394745409489">
                <text:p>0.0606394745409489</text:p>
              </table:table-cell>
              <table:table-cell office:value-type="float" office:value="0.04651">
                <text:p>0.04651</text:p>
              </table:table-cell>
              <table:table-cell office:value-type="float" office:value="0.102230126557313">
                <text:p>0.1022301265573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20746403932571">
                <text:p>0.120746403932571</text:p>
              </table:table-cell>
              <table:table-cell office:value-type="float" office:value="0.044383">
                <text:p>0.044383</text:p>
              </table:table-cell>
              <table:table-cell office:value-type="float" office:value="0.101750894343567">
                <text:p>0.1017508943435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20394967496395">
                <text:p>0.120394967496395</text:p>
              </table:table-cell>
              <table:table-cell office:value-type="float" office:value="0.042603">
                <text:p>0.042603</text:p>
              </table:table-cell>
              <table:table-cell office:value-type="float" office:value="0.101247822606867">
                <text:p>0.1012478226068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19977064430714">
                <text:p>0.119977064430714</text:p>
              </table:table-cell>
              <table:table-cell office:value-type="float" office:value="0.042023">
                <text:p>0.042023</text:p>
              </table:table-cell>
              <table:table-cell office:value-type="float" office:value="0.100524603865186">
                <text:p>0.1005246038651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19492009282112">
                <text:p>0.119492009282112</text:p>
              </table:table-cell>
              <table:table-cell office:value-type="float" office:value="0.04205">
                <text:p>0.04205</text:p>
              </table:table-cell>
              <table:table-cell office:value-type="float" office:value="0.099561135405321">
                <text:p>0.0995611354053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18939459323883">
                <text:p>0.118939459323883</text:p>
              </table:table-cell>
              <table:table-cell office:value-type="float" office:value="0.040803">
                <text:p>0.040803</text:p>
              </table:table-cell>
              <table:table-cell office:value-type="float" office:value="0.0982723267985805">
                <text:p>0.09827232679858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18319943547249">
                <text:p>0.118319943547249</text:p>
              </table:table-cell>
              <table:table-cell office:value-type="float" office:value="0.041374">
                <text:p>0.041374</text:p>
              </table:table-cell>
              <table:table-cell office:value-type="float" office:value="0.0966858925012619">
                <text:p>0.09668589250126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17634274065495">
                <text:p>0.117634274065495</text:p>
              </table:table-cell>
              <table:table-cell office:value-type="float" office:value="0.042081">
                <text:p>0.042081</text:p>
              </table:table-cell>
              <table:table-cell office:value-type="float" office:value="0.0947792505640052">
                <text:p>0.09477925056400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16883903741837">
                <text:p>0.116883903741837</text:p>
              </table:table-cell>
              <table:table-cell office:value-type="float" office:value="0.042712">
                <text:p>0.042712</text:p>
              </table:table-cell>
              <table:table-cell office:value-type="float" office:value="0.0925997199825202">
                <text:p>0.09259971998252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15642033517361">
                <text:p>0.115642033517361</text:p>
              </table:table-cell>
              <table:table-cell office:value-type="float" office:value="0.042424">
                <text:p>0.042424</text:p>
              </table:table-cell>
              <table:table-cell office:value-type="float" office:value="0.090276353924821">
                <text:p>0.0902763539248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14269271492958">
                <text:p>0.114269271492958</text:p>
              </table:table-cell>
              <table:table-cell office:value-type="float" office:value="0.041456">
                <text:p>0.041456</text:p>
              </table:table-cell>
              <table:table-cell office:value-type="float" office:value="0.0881663460029727">
                <text:p>0.08816634600297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13784648478031">
                <text:p>0.113784648478031</text:p>
              </table:table-cell>
              <table:table-cell office:value-type="float" office:value="0.040155">
                <text:p>0.040155</text:p>
              </table:table-cell>
              <table:table-cell office:value-type="float" office:value="0.0864763202287017">
                <text:p>0.08647632022870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12257190048695">
                <text:p>0.112257190048695</text:p>
              </table:table-cell>
              <table:table-cell office:value-type="float" office:value="0.037228">
                <text:p>0.037228</text:p>
              </table:table-cell>
              <table:table-cell office:value-type="float" office:value="0.0853641321276881">
                <text:p>0.08536413212768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11183553934097">
                <text:p>0.111183553934097</text:p>
              </table:table-cell>
              <table:table-cell office:value-type="float" office:value="0.035236">
                <text:p>0.035236</text:p>
              </table:table-cell>
              <table:table-cell office:value-type="float" office:value="0.0845589341485706">
                <text:p>0.08455893414857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10071949660778">
                <text:p>0.110071949660778</text:p>
              </table:table-cell>
              <table:table-cell office:value-type="float" office:value="0.033948">
                <text:p>0.033948</text:p>
              </table:table-cell>
              <table:table-cell office:value-type="float" office:value="0.0838936893801629">
                <text:p>0.08389368938016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09503664076328">
                <text:p>0.109503664076328</text:p>
              </table:table-cell>
              <table:table-cell office:value-type="float" office:value="0.029435">
                <text:p>0.029435</text:p>
              </table:table-cell>
              <table:table-cell office:value-type="float" office:value="0.083148420933635">
                <text:p>0.0831484209336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08346164226532">
                <text:p>0.108346164226532</text:p>
              </table:table-cell>
              <table:table-cell office:value-type="float" office:value="0.026168">
                <text:p>0.026168</text:p>
              </table:table-cell>
              <table:table-cell office:value-type="float" office:value="0.0820072710054229">
                <text:p>0.08200727100542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7758492231369">
                <text:p>0.107758492231369</text:p>
              </table:table-cell>
              <table:table-cell office:value-type="float" office:value="0.022358">
                <text:p>0.022358</text:p>
              </table:table-cell>
              <table:table-cell office:value-type="float" office:value="0.0808085892194606">
                <text:p>0.08080858921946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06569595634937">
                <text:p>0.106569595634937</text:p>
              </table:table-cell>
              <table:table-cell office:value-type="float" office:value="0.020344">
                <text:p>0.020344</text:p>
              </table:table-cell>
              <table:table-cell office:value-type="float" office:value="0.0793741289176653">
                <text:p>0.07937412891766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05368420481682">
                <text:p>0.105368420481682</text:p>
              </table:table-cell>
              <table:table-cell office:value-type="float" office:value="0.018597">
                <text:p>0.018597</text:p>
              </table:table-cell>
              <table:table-cell office:value-type="float" office:value="0.0777849412818204">
                <text:p>0.07778494128182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4765586555004">
                <text:p>0.104765586555004</text:p>
              </table:table-cell>
              <table:table-cell office:value-type="float" office:value="0.016331">
                <text:p>0.016331</text:p>
              </table:table-cell>
              <table:table-cell office:value-type="float" office:value="0.0764082375045185">
                <text:p>0.07640823750451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03559859097004">
                <text:p>0.103559859097004</text:p>
              </table:table-cell>
              <table:table-cell office:value-type="float" office:value="0.012429">
                <text:p>0.012429</text:p>
              </table:table-cell>
              <table:table-cell office:value-type="float" office:value="0.0753224627605764">
                <text:p>0.07532246276057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02958895266056">
                <text:p>0.102958895266056</text:p>
              </table:table-cell>
              <table:table-cell office:value-type="float" office:value="0.01128">
                <text:p>0.01128</text:p>
              </table:table-cell>
              <table:table-cell office:value-type="float" office:value="0.0747903841766809">
                <text:p>0.07479038417668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236057639122">
                <text:p>0.10236057639122</text:p>
              </table:table-cell>
              <table:table-cell office:value-type="float" office:value="0.011232">
                <text:p>0.011232</text:p>
              </table:table-cell>
              <table:table-cell office:value-type="float" office:value="0.0751140226894718">
                <text:p>0.07511402268947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1175539195538">
                <text:p>0.101175539195538</text:p>
              </table:table-cell>
              <table:table-cell office:value-type="float" office:value="0.011501">
                <text:p>0.011501</text:p>
              </table:table-cell>
              <table:table-cell office:value-type="float" office:value="0.0766148920829189">
                <text:p>0.07661489208291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00012712180614">
                <text:p>0.100012712180614</text:p>
              </table:table-cell>
              <table:table-cell office:value-type="float" office:value="0.01443">
                <text:p>0.01443</text:p>
              </table:table-cell>
              <table:table-cell office:value-type="float" office:value="0.0794125760405404">
                <text:p>0.07941257604054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994421243667603">
                <text:p>0.0994421243667603</text:p>
              </table:table-cell>
              <table:table-cell office:value-type="float" office:value="0.015557">
                <text:p>0.015557</text:p>
              </table:table-cell>
              <table:table-cell office:value-type="float" office:value="0.0834091604414527">
                <text:p>0.08340916044145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977855324745178">
                <text:p>0.0977855324745178</text:p>
              </table:table-cell>
              <table:table-cell office:value-type="float" office:value="0.016886">
                <text:p>0.016886</text:p>
              </table:table-cell>
              <table:table-cell office:value-type="float" office:value="0.0882717702482012">
                <text:p>0.08827177024820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967371314764023">
                <text:p>0.0967371314764023</text:p>
              </table:table-cell>
              <table:table-cell office:value-type="float" office:value="0.017438">
                <text:p>0.017438</text:p>
              </table:table-cell>
              <table:table-cell office:value-type="float" office:value="0.0936823173923908">
                <text:p>0.09368231739239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957427099347115">
                <text:p>0.0957427099347115</text:p>
              </table:table-cell>
              <table:table-cell office:value-type="float" office:value="0.010543">
                <text:p>0.010543</text:p>
              </table:table-cell>
              <table:table-cell office:value-type="float" office:value="0.099126783903866">
                <text:p>0.0991267839038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948099792003632">
                <text:p>0.0948099792003632</text:p>
              </table:table-cell>
              <table:table-cell office:value-type="float" office:value="0.001463">
                <text:p>0.001463</text:p>
              </table:table-cell>
              <table:table-cell office:value-type="float" office:value="0.103816835035199">
                <text:p>0.1038168350351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939463824033737">
                <text:p>0.0939463824033737</text:p>
              </table:table-cell>
              <table:table-cell office:value-type="float" office:value="-0.007876">
                <text:p>-0.007876</text:p>
              </table:table-cell>
              <table:table-cell office:value-type="float" office:value="0.107078573460735">
                <text:p>0.1070785734607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935428217053414">
                <text:p>0.0935428217053414</text:p>
              </table:table-cell>
              <table:table-cell office:value-type="float" office:value="-0.013272">
                <text:p>-0.013272</text:p>
              </table:table-cell>
              <table:table-cell office:value-type="float" office:value="0.108372694276984">
                <text:p>0.1083726942769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931591838598251">
                <text:p>0.0931591838598251</text:p>
              </table:table-cell>
              <table:table-cell office:value-type="float" office:value="-0.016175">
                <text:p>-0.016175</text:p>
              </table:table-cell>
              <table:table-cell office:value-type="float" office:value="0.107884986122625">
                <text:p>0.1078849861226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921366140246391">
                <text:p>0.0921366140246391</text:p>
              </table:table-cell>
              <table:table-cell office:value-type="float" office:value="-0.017792">
                <text:p>-0.017792</text:p>
              </table:table-cell>
              <table:table-cell office:value-type="float" office:value="0.10607837840851">
                <text:p>0.106078378408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915697291493416">
                <text:p>0.0915697291493416</text:p>
              </table:table-cell>
              <table:table-cell office:value-type="float" office:value="-0.021342">
                <text:p>-0.021342</text:p>
              </table:table-cell>
              <table:table-cell office:value-type="float" office:value="0.103475357258787">
                <text:p>0.1034753572587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913229808211327">
                <text:p>0.0913229808211327</text:p>
              </table:table-cell>
              <table:table-cell office:value-type="float" office:value="-0.025393">
                <text:p>-0.025393</text:p>
              </table:table-cell>
              <table:table-cell office:value-type="float" office:value="0.10020157226166">
                <text:p>0.100201572261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909062176942825">
                <text:p>0.0909062176942825</text:p>
              </table:table-cell>
              <table:table-cell office:value-type="float" office:value="-0.031627">
                <text:p>-0.031627</text:p>
              </table:table-cell>
              <table:table-cell office:value-type="float" office:value="0.0962632283302333">
                <text:p>0.09626322833023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905959755182266">
                <text:p>0.0905959755182266</text:p>
              </table:table-cell>
              <table:table-cell office:value-type="float" office:value="-0.040672">
                <text:p>-0.040672</text:p>
              </table:table-cell>
              <table:table-cell office:value-type="float" office:value="0.0916132579713502">
                <text:p>0.09161325797135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90482197701931">
                <text:p>0.090482197701931</text:p>
              </table:table-cell>
              <table:table-cell office:value-type="float" office:value="-0.051152">
                <text:p>-0.051152</text:p>
              </table:table-cell>
              <table:table-cell office:value-type="float" office:value="0.0862001374564637">
                <text:p>0.08620013745646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903397724032402">
                <text:p>0.0903397724032402</text:p>
              </table:table-cell>
              <table:table-cell office:value-type="float" office:value="-0.061433">
                <text:p>-0.061433</text:p>
              </table:table-cell>
              <table:table-cell office:value-type="float" office:value="0.0801754707426787">
                <text:p>0.08017547074267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903711020946503">
                <text:p>0.0903711020946503</text:p>
              </table:table-cell>
              <table:table-cell office:value-type="float" office:value="-0.075435">
                <text:p>-0.075435</text:p>
              </table:table-cell>
              <table:table-cell office:value-type="float" office:value="0.0738869550353227">
                <text:p>0.07388695503532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908608064055443">
                <text:p>0.0908608064055443</text:p>
              </table:table-cell>
              <table:table-cell office:value-type="float" office:value="-0.08772">
                <text:p>-0.08772</text:p>
              </table:table-cell>
              <table:table-cell office:value-type="float" office:value="0.0678950946278537">
                <text:p>0.06789509462785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918794572353363">
                <text:p>0.0918794572353363</text:p>
              </table:table-cell>
              <table:table-cell office:value-type="float" office:value="-0.096171">
                <text:p>-0.096171</text:p>
              </table:table-cell>
              <table:table-cell office:value-type="float" office:value="0.0623550508898685">
                <text:p>0.06235505088986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925698429346085">
                <text:p>0.0925698429346085</text:p>
              </table:table-cell>
              <table:table-cell office:value-type="float" office:value="-0.097743">
                <text:p>-0.097743</text:p>
              </table:table-cell>
              <table:table-cell office:value-type="float" office:value="0.0566951338071417">
                <text:p>0.05669513380714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933708027005196">
                <text:p>0.0933708027005196</text:p>
              </table:table-cell>
              <table:table-cell office:value-type="float" office:value="-0.097639">
                <text:p>-0.097639</text:p>
              </table:table-cell>
              <table:table-cell office:value-type="float" office:value="0.0516308747268007">
                <text:p>0.05163087472680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952718853950501">
                <text:p>0.0952718853950501</text:p>
              </table:table-cell>
              <table:table-cell office:value-type="float" office:value="-0.094628">
                <text:p>-0.094628</text:p>
              </table:table-cell>
              <table:table-cell office:value-type="float" office:value="0.0469169299596476">
                <text:p>0.04691692995964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96355028450489">
                <text:p>0.096355028450489</text:p>
              </table:table-cell>
              <table:table-cell office:value-type="float" office:value="-0.089444">
                <text:p>-0.089444</text:p>
              </table:table-cell>
              <table:table-cell office:value-type="float" office:value="0.0420704805499845">
                <text:p>0.04207048054998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975149273872376">
                <text:p>0.0975149273872376</text:p>
              </table:table-cell>
              <table:table-cell office:value-type="float" office:value="-0.097179">
                <text:p>-0.097179</text:p>
              </table:table-cell>
              <table:table-cell office:value-type="float" office:value="0.0384993189829371">
                <text:p>0.03849931898293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987427309155464">
                <text:p>0.0987427309155464</text:p>
              </table:table-cell>
              <table:table-cell office:value-type="float" office:value="-0.05379">
                <text:p>-0.05379</text:p>
              </table:table-cell>
              <table:table-cell office:value-type="float" office:value="0.0343085920185177">
                <text:p>0.03430859201851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01366318762302">
                <text:p>0.101366318762302</text:p>
              </table:table-cell>
              <table:table-cell office:value-type="float" office:value="-0.04015">
                <text:p>-0.04015</text:p>
              </table:table-cell>
              <table:table-cell office:value-type="float" office:value="0.0295331234520063">
                <text:p>0.02953312345200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02744370698929">
                <text:p>0.102744370698929</text:p>
              </table:table-cell>
              <table:table-cell office:value-type="float" office:value="-0.037688">
                <text:p>-0.037688</text:p>
              </table:table-cell>
              <table:table-cell office:value-type="float" office:value="0.0251177339405719">
                <text:p>0.02511773394057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05589389801025">
                <text:p>0.105589389801025</text:p>
              </table:table-cell>
              <table:table-cell office:value-type="float" office:value="-0.085974">
                <text:p>-0.085974</text:p>
              </table:table-cell>
              <table:table-cell office:value-type="float" office:value="0.0137683917548327">
                <text:p>0.01376839175483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07039503753185">
                <text:p>0.107039503753185</text:p>
              </table:table-cell>
              <table:table-cell office:value-type="float" office:value="-0.085974">
                <text:p>-0.085974</text:p>
              </table:table-cell>
              <table:table-cell office:value-type="float" office:value="0.0137683917548327">
                <text:p>0.01376839175483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08497194945812">
                <text:p>0.108497194945812</text:p>
              </table:table-cell>
              <table:table-cell office:value-type="float" office:value="-0.085974">
                <text:p>-0.085974</text:p>
              </table:table-cell>
              <table:table-cell office:value-type="float" office:value="0.0137683917548327">
                <text:p>0.01376839175483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09954714775085">
                <text:p>0.109954714775085</text:p>
              </table:table-cell>
              <table:table-cell office:value-type="float" office:value="-0.085974">
                <text:p>-0.085974</text:p>
              </table:table-cell>
              <table:table-cell office:value-type="float" office:value="0.0137683917548327">
                <text:p>0.01376839175483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14255219697952">
                <text:p>0.114255219697952</text:p>
              </table:table-cell>
              <table:table-cell office:value-type="float" office:value="-0.085974">
                <text:p>-0.085974</text:p>
              </table:table-cell>
              <table:table-cell office:value-type="float" office:value="0.0137683917548327">
                <text:p>0.01376839175483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16998299956322">
                <text:p>0.116998299956322</text:p>
              </table:table-cell>
              <table:table-cell office:value-type="float" office:value="-0.085974">
                <text:p>-0.085974</text:p>
              </table:table-cell>
              <table:table-cell office:value-type="float" office:value="0.0137683917548327">
                <text:p>0.01376839175483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18316158652306">
                <text:p>0.118316158652306</text:p>
              </table:table-cell>
              <table:table-cell office:value-type="float" office:value="-0.082012">
                <text:p>-0.082012</text:p>
              </table:table-cell>
              <table:table-cell office:value-type="float" office:value="0.0126885841491542">
                <text:p>0.01268858414915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20822064578533">
                <text:p>0.120822064578533</text:p>
              </table:table-cell>
              <table:table-cell office:value-type="float" office:value="-0.077825">
                <text:p>-0.077825</text:p>
              </table:table-cell>
              <table:table-cell office:value-type="float" office:value="0.0116349387295759">
                <text:p>0.01163493872957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22002899646759">
                <text:p>0.122002899646759</text:p>
              </table:table-cell>
              <table:table-cell office:value-type="float" office:value="-0.063803">
                <text:p>-0.063803</text:p>
              </table:table-cell>
              <table:table-cell office:value-type="float" office:value="0.0119583260315582">
                <text:p>0.01195832603155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24206528067589">
                <text:p>0.124206528067589</text:p>
              </table:table-cell>
              <table:table-cell office:value-type="float" office:value="-0.064184">
                <text:p>-0.064184</text:p>
              </table:table-cell>
              <table:table-cell office:value-type="float" office:value="0.0106039272043076">
                <text:p>0.01060392720430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25225275754929">
                <text:p>0.125225275754929</text:p>
              </table:table-cell>
              <table:table-cell office:value-type="float" office:value="-0.065162">
                <text:p>-0.065162</text:p>
              </table:table-cell>
              <table:table-cell office:value-type="float" office:value="0.00897763681035617">
                <text:p>0.008977636810356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27091228961945">
                <text:p>0.127091228961945</text:p>
              </table:table-cell>
              <table:table-cell office:value-type="float" office:value="-0.06755">
                <text:p>-0.06755</text:p>
              </table:table-cell>
              <table:table-cell office:value-type="float" office:value="0.00731483872026328">
                <text:p>0.007314838720263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28726467490196">
                <text:p>0.128726467490196</text:p>
              </table:table-cell>
              <table:table-cell office:value-type="float" office:value="-0.069284">
                <text:p>-0.069284</text:p>
              </table:table-cell>
              <table:table-cell office:value-type="float" office:value="0.00600389979374855">
                <text:p>0.006003899793748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29458665847778">
                <text:p>0.129458665847778</text:p>
              </table:table-cell>
              <table:table-cell office:value-type="float" office:value="-0.069274">
                <text:p>-0.069274</text:p>
              </table:table-cell>
              <table:table-cell office:value-type="float" office:value="0.00472294972853587">
                <text:p>0.004722949728535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30757987499237">
                <text:p>0.130757987499237</text:p>
              </table:table-cell>
              <table:table-cell office:value-type="float" office:value="-0.068982">
                <text:p>-0.068982</text:p>
              </table:table-cell>
              <table:table-cell office:value-type="float" office:value="0.00383463637204945">
                <text:p>0.003834636372049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31328493356705">
                <text:p>0.131328493356705</text:p>
              </table:table-cell>
              <table:table-cell office:value-type="float" office:value="-0.067713">
                <text:p>-0.067713</text:p>
              </table:table-cell>
              <table:table-cell office:value-type="float" office:value="0.00338611585437522">
                <text:p>0.003386115854375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32321521639824">
                <text:p>0.132321521639824</text:p>
              </table:table-cell>
              <table:table-cell office:value-type="float" office:value="-0.066072">
                <text:p>-0.066072</text:p>
              </table:table-cell>
              <table:table-cell office:value-type="float" office:value="0.00281189051594015">
                <text:p>0.002811890515940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33479103446007">
                <text:p>0.133479103446007</text:p>
              </table:table-cell>
              <table:table-cell office:value-type="float" office:value="-0.066071">
                <text:p>-0.066071</text:p>
              </table:table-cell>
              <table:table-cell office:value-type="float" office:value="0.00189088958779621">
                <text:p>0.001890889587796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677404180169106">
                <text:p>0.0677404180169106</text:p>
              </table:table-cell>
              <table:table-cell office:value-type="float" office:value="-0.067739">
                <text:p>-0.067739</text:p>
              </table:table-cell>
              <table:table-cell office:value-type="float" office:value="0.000943776366193957">
                <text:p>0.0009437763661939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78920224308968">
                <text:p>0.0678920224308968</text:p>
              </table:table-cell>
              <table:table-cell office:value-type="float" office:value="-0.069292">
                <text:p>-0.069292</text:p>
              </table:table-cell>
              <table:table-cell office:value-type="float" office:value="0.000285298619997001">
                <text:p>0.0002852986199970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679651200771332">
                <text:p>0.0679651200771332</text:p>
              </table:table-cell>
              <table:table-cell office:value-type="float" office:value="-0.070006">
                <text:p>-0.070006</text:p>
              </table:table-cell>
              <table:table-cell office:value-type="float" office:value="-0.000139131665390549">
                <text:p>-0.0001391316653905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680892691016197">
                <text:p>0.0680892691016197</text:p>
              </table:table-cell>
              <table:table-cell office:value-type="float" office:value="-0.071238">
                <text:p>-0.071238</text:p>
              </table:table-cell>
              <table:table-cell office:value-type="float" office:value="-0.000706617764762732">
                <text:p>-0.0007066177647627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681891590356827">
                <text:p>0.0681891590356827</text:p>
              </table:table-cell>
              <table:table-cell office:value-type="float" office:value="-0.072891">
                <text:p>-0.072891</text:p>
              </table:table-cell>
              <table:table-cell office:value-type="float" office:value="-0.00129792601779062">
                <text:p>-0.001297926017790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682312995195389">
                <text:p>0.0682312995195389</text:p>
              </table:table-cell>
              <table:table-cell office:value-type="float" office:value="-0.074357">
                <text:p>-0.074357</text:p>
              </table:table-cell>
              <table:table-cell office:value-type="float" office:value="-0.0017590328763377">
                <text:p>-0.00175903287633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682687684893608">
                <text:p>0.0682687684893608</text:p>
              </table:table-cell>
              <table:table-cell office:value-type="float" office:value="-0.075041">
                <text:p>-0.075041</text:p>
              </table:table-cell>
              <table:table-cell office:value-type="float" office:value="-0.00193995407889998">
                <text:p>-0.001939954078899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683306455612183">
                <text:p>0.0683306455612183</text:p>
              </table:table-cell>
              <table:table-cell office:value-type="float" office:value="-0.075747">
                <text:p>-0.075747</text:p>
              </table:table-cell>
              <table:table-cell office:value-type="float" office:value="-0.00204857805352486">
                <text:p>-0.002048578053524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68355493247509">
                <text:p>0.068355493247509</text:p>
              </table:table-cell>
              <table:table-cell office:value-type="float" office:value="-0.076379">
                <text:p>-0.076379</text:p>
              </table:table-cell>
              <table:table-cell office:value-type="float" office:value="-0.00206323776061369">
                <text:p>-0.002063237760613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683765783905983">
                <text:p>0.0683765783905983</text:p>
              </table:table-cell>
              <table:table-cell office:value-type="float" office:value="-0.076469">
                <text:p>-0.076469</text:p>
              </table:table-cell>
              <table:table-cell office:value-type="float" office:value="-0.00203995515083398">
                <text:p>-0.002039955150833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684077888727188">
                <text:p>0.0684077888727188</text:p>
              </table:table-cell>
              <table:table-cell office:value-type="float" office:value="-0.076909">
                <text:p>-0.076909</text:p>
              </table:table-cell>
              <table:table-cell office:value-type="float" office:value="-0.00193392098055126">
                <text:p>-0.001933920980551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684250593185425">
                <text:p>0.0684250593185425</text:p>
              </table:table-cell>
              <table:table-cell office:value-type="float" office:value="-0.07644">
                <text:p>-0.07644</text:p>
              </table:table-cell>
              <table:table-cell office:value-type="float" office:value="-0.00188480046229027">
                <text:p>-0.001884800462290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684285312891007">
                <text:p>0.0684285312891007</text:p>
              </table:table-cell>
              <table:table-cell office:value-type="float" office:value="-0.076115">
                <text:p>-0.076115</text:p>
              </table:table-cell>
              <table:table-cell office:value-type="float" office:value="-0.00180037320676443">
                <text:p>-0.001800373206764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684270560741425">
                <text:p>0.0684270560741425</text:p>
              </table:table-cell>
              <table:table-cell office:value-type="float" office:value="-0.075865">
                <text:p>-0.075865</text:p>
              </table:table-cell>
              <table:table-cell office:value-type="float" office:value="-0.00171253427477971">
                <text:p>-0.001712534274779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68425789475441">
                <text:p>0.068425789475441</text:p>
              </table:table-cell>
              <table:table-cell office:value-type="float" office:value="-0.075656">
                <text:p>-0.075656</text:p>
              </table:table-cell>
              <table:table-cell office:value-type="float" office:value="-0.00164194405646605">
                <text:p>-0.001641944056466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684239268302918">
                <text:p>0.0684239268302918</text:p>
              </table:table-cell>
              <table:table-cell office:value-type="float" office:value="-0.075058">
                <text:p>-0.075058</text:p>
              </table:table-cell>
              <table:table-cell office:value-type="float" office:value="-0.00158858599073161">
                <text:p>-0.001588585990731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684226602315903">
                <text:p>0.0684226602315903</text:p>
              </table:table-cell>
              <table:table-cell office:value-type="float" office:value="-0.075174">
                <text:p>-0.075174</text:p>
              </table:table-cell>
              <table:table-cell office:value-type="float" office:value="-0.00153524086419167">
                <text:p>-0.001535240864191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684222429990768">
                <text:p>0.0684222429990768</text:p>
              </table:table-cell>
              <table:table-cell office:value-type="float" office:value="-0.075261">
                <text:p>-0.075261</text:p>
              </table:table-cell>
              <table:table-cell office:value-type="float" office:value="-0.0014801884991348">
                <text:p>-0.00148018849913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684218779206276">
                <text:p>0.0684218779206276</text:p>
              </table:table-cell>
              <table:table-cell office:value-type="float" office:value="-0.074915">
                <text:p>-0.074915</text:p>
              </table:table-cell>
              <table:table-cell office:value-type="float" office:value="-0.00147072776239686">
                <text:p>-0.0014707277623968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684213563799858">
                <text:p>0.0684213563799858</text:p>
              </table:table-cell>
              <table:table-cell office:value-type="float" office:value="-0.075005">
                <text:p>-0.075005</text:p>
              </table:table-cell>
              <table:table-cell office:value-type="float" office:value="-0.00148878952233454">
                <text:p>-0.001488789522334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684211477637291">
                <text:p>0.0684211477637291</text:p>
              </table:table-cell>
              <table:table-cell office:value-type="float" office:value="-0.074779">
                <text:p>-0.074779</text:p>
              </table:table-cell>
              <table:table-cell office:value-type="float" office:value="-0.00151459461157907">
                <text:p>-0.001514594611579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684209987521172">
                <text:p>0.0684209987521172</text:p>
              </table:table-cell>
              <table:table-cell office:value-type="float" office:value="-0.074905">
                <text:p>-0.074905</text:p>
              </table:table-cell>
              <table:table-cell office:value-type="float" office:value="-0.00155760982580437">
                <text:p>-0.001557609825804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684208124876022">
                <text:p>0.0684208124876022</text:p>
              </table:table-cell>
              <table:table-cell office:value-type="float" office:value="-0.074976">
                <text:p>-0.074976</text:p>
              </table:table-cell>
              <table:table-cell office:value-type="float" office:value="-0.00162042715056966">
                <text:p>-0.001620427150569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684207305312157">
                <text:p>0.0684207305312157</text:p>
              </table:table-cell>
              <table:table-cell office:value-type="float" office:value="-0.075077">
                <text:p>-0.075077</text:p>
              </table:table-cell>
              <table:table-cell office:value-type="float" office:value="-0.00166174146796445">
                <text:p>-0.001661741467964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684205889701843">
                <text:p>0.0684205889701843</text:p>
              </table:table-cell>
              <table:table-cell office:value-type="float" office:value="-0.074979">
                <text:p>-0.074979</text:p>
              </table:table-cell>
              <table:table-cell office:value-type="float" office:value="-0.00171339527079277">
                <text:p>-0.001713395270792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684205591678619">
                <text:p>0.0684205591678619</text:p>
              </table:table-cell>
              <table:table-cell office:value-type="float" office:value="-0.074974">
                <text:p>-0.074974</text:p>
              </table:table-cell>
              <table:table-cell office:value-type="float" office:value="-0.00175128242778108">
                <text:p>-0.001751282427781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684205144643784">
                <text:p>0.0684205144643784</text:p>
              </table:table-cell>
              <table:table-cell office:value-type="float" office:value="-0.075094">
                <text:p>-0.075094</text:p>
              </table:table-cell>
              <table:table-cell office:value-type="float" office:value="-0.00178917610149169">
                <text:p>-0.001789176101491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684204772114754">
                <text:p>0.0684204772114754</text:p>
              </table:table-cell>
              <table:table-cell office:value-type="float" office:value="-0.074854">
                <text:p>-0.074854</text:p>
              </table:table-cell>
              <table:table-cell office:value-type="float" office:value="-0.00183913681005263">
                <text:p>-0.001839136810052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684204548597336">
                <text:p>0.0684204548597336</text:p>
              </table:table-cell>
              <table:table-cell office:value-type="float" office:value="-0.075084">
                <text:p>-0.075084</text:p>
              </table:table-cell>
              <table:table-cell office:value-type="float" office:value="-0.0018804921666407">
                <text:p>-0.00188049216664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684204325079918">
                <text:p>0.0684204325079918</text:p>
              </table:table-cell>
              <table:table-cell office:value-type="float" office:value="-0.075119">
                <text:p>-0.075119</text:p>
              </table:table-cell>
              <table:table-cell office:value-type="float" office:value="-0.00188393879642822">
                <text:p>-0.001883938796428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684204250574112">
                <text:p>0.0684204250574112</text:p>
              </table:table-cell>
              <table:table-cell office:value-type="float" office:value="-0.074923">
                <text:p>-0.074923</text:p>
              </table:table-cell>
              <table:table-cell office:value-type="float" office:value="-0.0018968641377972">
                <text:p>-0.00189686413779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684204325079918">
                <text:p>0.0684204325079918</text:p>
              </table:table-cell>
              <table:table-cell office:value-type="float" office:value="-0.075248">
                <text:p>-0.075248</text:p>
              </table:table-cell>
              <table:table-cell office:value-type="float" office:value="-0.00193047356983417">
                <text:p>-0.001930473569834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684204325079918">
                <text:p>0.0684204325079918</text:p>
              </table:table-cell>
              <table:table-cell office:value-type="float" office:value="-0.075153">
                <text:p>-0.075153</text:p>
              </table:table-cell>
              <table:table-cell office:value-type="float" office:value="-0.00192616438217459">
                <text:p>-0.0019261643821745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684204027056694">
                <text:p>0.0684204027056694</text:p>
              </table:table-cell>
              <table:table-cell office:value-type="float" office:value="-0.07532">
                <text:p>-0.07532</text:p>
              </table:table-cell>
              <table:table-cell office:value-type="float" office:value="-0.00194684925040597">
                <text:p>-0.0019468492504059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684204250574112">
                <text:p>0.0684204250574112</text:p>
              </table:table-cell>
              <table:table-cell office:value-type="float" office:value="-0.075348">
                <text:p>-0.075348</text:p>
              </table:table-cell>
              <table:table-cell office:value-type="float" office:value="-0.00195288270219268">
                <text:p>-0.001952882702192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.075261">
                <text:p>-0.075261</text:p>
              </table:table-cell>
              <table:table-cell office:value-type="float" office:value="-0.00193564470610623">
                <text:p>-0.001935644706106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684204176068306">
                <text:p>0.0684204176068306</text:p>
              </table:table-cell>
              <table:table-cell office:value-type="float" office:value="-0.07537">
                <text:p>-0.07537</text:p>
              </table:table-cell>
              <table:table-cell office:value-type="float" office:value="-0.00197529411001825">
                <text:p>-0.001975294110018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684204176068306">
                <text:p>0.0684204176068306</text:p>
              </table:table-cell>
              <table:table-cell office:value-type="float" office:value="-0.075422">
                <text:p>-0.075422</text:p>
              </table:table-cell>
              <table:table-cell office:value-type="float" office:value="-0.0019933972928818">
                <text:p>-0.00199339729288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684204027056694">
                <text:p>0.0684204027056694</text:p>
              </table:table-cell>
              <table:table-cell office:value-type="float" office:value="-0.075238">
                <text:p>-0.075238</text:p>
              </table:table-cell>
              <table:table-cell office:value-type="float" office:value="-0.00202012375207063">
                <text:p>-0.002020123752070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684203878045082">
                <text:p>0.0684203878045082</text:p>
              </table:table-cell>
              <table:table-cell office:value-type="float" office:value="-0.075032">
                <text:p>-0.075032</text:p>
              </table:table-cell>
              <table:table-cell office:value-type="float" office:value="-0.00202702142793683">
                <text:p>-0.002027021427936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684203952550888">
                <text:p>0.0684203952550888</text:p>
              </table:table-cell>
              <table:table-cell office:value-type="float" office:value="-0">
                <text:p>-0</text:p>
              </table:table-cell>
              <table:table-cell office:value-type="float" office:value="0.10475739737447">
                <text:p>0.104757397374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684204027056694">
                <text:p>0.0684204027056694</text:p>
              </table:table-cell>
              <table:table-cell office:value-type="float" office:value="-0">
                <text:p>-0</text:p>
              </table:table-cell>
              <table:table-cell office:value-type="float" office:value="0.10475739737447">
                <text:p>0.104757397374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">
                <text:p>-0</text:p>
              </table:table-cell>
              <table:table-cell office:value-type="float" office:value="0.10475739737447">
                <text:p>0.104757397374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">
                <text:p>-0</text:p>
              </table:table-cell>
              <table:table-cell office:value-type="float" office:value="0.10475739737447">
                <text:p>0.1047573973744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">
                <text:p>-0</text:p>
              </table:table-cell>
              <table:table-cell office:value-type="float" office:value="0.10475739737447">
                <text:p>0.104757397374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">
                <text:p>-0</text:p>
              </table:table-cell>
              <table:table-cell office:value-type="float" office:value="0.10475739737447">
                <text:p>0.104757397374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">
                <text:p>-0</text:p>
              </table:table-cell>
              <table:table-cell office:value-type="float" office:value="0.10475739737447">
                <text:p>0.104757397374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">
                <text:p>-0</text:p>
              </table:table-cell>
              <table:table-cell office:value-type="float" office:value="0.10475739737447">
                <text:p>0.104757397374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">
                <text:p>-0</text:p>
              </table:table-cell>
              <table:table-cell office:value-type="float" office:value="0.10475739737447">
                <text:p>0.104757397374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">
                <text:p>-0</text:p>
              </table:table-cell>
              <table:table-cell office:value-type="float" office:value="0.10475739737447">
                <text:p>0.104757397374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">
                <text:p>-0</text:p>
              </table:table-cell>
              <table:table-cell office:value-type="float" office:value="0.10475739737447">
                <text:p>0.1047573973744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">
                <text:p>-0</text:p>
              </table:table-cell>
              <table:table-cell office:value-type="float" office:value="0.10475739737447">
                <text:p>0.104757397374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">
                <text:p>-0</text:p>
              </table:table-cell>
              <table:table-cell office:value-type="float" office:value="0.10475739737447">
                <text:p>0.1047573973744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">
                <text:p>-0</text:p>
              </table:table-cell>
              <table:table-cell office:value-type="float" office:value="0.10475739737447">
                <text:p>0.104757397374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">
                <text:p>-0</text:p>
              </table:table-cell>
              <table:table-cell office:value-type="float" office:value="0.10475739737447">
                <text:p>0.104757397374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">
                <text:p>-0</text:p>
              </table:table-cell>
              <table:table-cell office:value-type="float" office:value="0.10475739737447">
                <text:p>0.1047573973744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">
                <text:p>-0</text:p>
              </table:table-cell>
              <table:table-cell office:value-type="float" office:value="0.10475739737447">
                <text:p>0.1047573973744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">
                <text:p>-0</text:p>
              </table:table-cell>
              <table:table-cell office:value-type="float" office:value="0.10475739737447">
                <text:p>0.1047573973744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">
                <text:p>-0</text:p>
              </table:table-cell>
              <table:table-cell office:value-type="float" office:value="0.10475739737447">
                <text:p>0.1047573973744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">
                <text:p>-0</text:p>
              </table:table-cell>
              <table:table-cell office:value-type="float" office:value="0.10475739737447">
                <text:p>0.1047573973744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">
                <text:p>-0</text:p>
              </table:table-cell>
              <table:table-cell office:value-type="float" office:value="0.10475739737447">
                <text:p>0.104757397374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0.10475739737447">
                <text:p>0.104757397374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0.10475739737447">
                <text:p>0.104757397374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0.10475739737447">
                <text:p>0.104757397374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0.10475739737447">
                <text:p>0.104757397374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0.10475739737447">
                <text:p>0.104757397374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0.10475739737447">
                <text:p>0.104757397374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0.10475739737447">
                <text:p>0.104757397374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0.10475739737447">
                <text:p>0.104757397374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0.10475739737447">
                <text:p>0.104757397374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0.10475739737447">
                <text:p>0.104757397374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0.10475739737447">
                <text:p>0.104757397374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755cm" svg:height="6.766cm" xlink:href=".." xlink:type="simple" chart:class="chart:line" chart:style-name="ch1">
        <chart:title svg:x="5.238cm" svg:y="0.27cm" chart:style-name="ch2">
          <text:p>Z LLeg</text:p>
        </chart:title>
        <chart:legend chart:legend-position="end" svg:x="8.718cm" svg:y="2.665cm" style:legend-expansion="high" chart:style-name="ch3"/>
        <chart:plot-area chart:style-name="ch4" table:cell-range-address="LLeg.C1:LLeg.C216 LLeg.I1:LLeg.I1 LLeg.I75:LLeg.I300 LLeg.Q1:LLeg.Q1 LLeg.Q74:LLeg.Q300" chart:data-source-has-labels="row" svg:x="0.235cm" svg:y="1.132cm" svg:width="8.248cm" svg:height="5.499cm">
          <chartooo:coordinate-region svg:x="1.077cm" svg:y="1.305cm" svg:width="7.406cm" svg:height="4.43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Leg.C2:LLeg.C216" chart:label-cell-address="LLeg.C1:LLeg.C1" chart:class="chart:line">
            <chart:data-point chart:repeated="215"/>
          </chart:series>
          <chart:series chart:style-name="ch9" chart:values-cell-range-address="LLeg.I75:LLeg.I300" chart:label-cell-address="LLeg.I1:LLeg.I1" chart:class="chart:line">
            <chart:data-point chart:repeated="226"/>
          </chart:series>
          <chart:series chart:style-name="ch10" chart:values-cell-range-address="LLeg.Q74:LLeg.Q300" chart:label-cell-address="LLeg.Q1:LLeg.Q1" chart:class="chart:line">
            <chart:data-point chart:repeated="2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 Nao</text:p>
                <draw:g>
                  <svg:desc>LLeg.C1:LLeg.C1</svg:desc>
                </draw:g>
              </table:table-cell>
              <table:table-cell office:value-type="string">
                <text:p>Z MoCap (Y)</text:p>
                <draw:g>
                  <svg:desc>LLeg.I1:LLeg.I1</svg:desc>
                </draw:g>
              </table:table-cell>
              <table:table-cell office:value-type="string">
                <text:p>Z Corr</text:p>
                <draw:g>
                  <svg:desc>LLeg.Q1:LLeg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260770320892334">
                <text:p>0.000000260770320892334</text:p>
                <draw:g>
                  <svg:desc>LLeg.C2:LLeg.C216</svg:desc>
                </draw:g>
              </table:table-cell>
              <table:table-cell office:value-type="float" office:value="0.06096">
                <text:p>0.06096</text:p>
                <draw:g>
                  <svg:desc>LLeg.I75:LLeg.I300</svg:desc>
                </draw:g>
              </table:table-cell>
              <table:table-cell office:value-type="float" office:value="-0.00409797334133534">
                <text:p>-0.00409797334133534</text:p>
                <draw:g>
                  <svg:desc>LLeg.Q74:LLeg.Q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169">
                <text:p>0.06169</text:p>
              </table:table-cell>
              <table:table-cell office:value-type="float" office:value="-0.00356627926612605">
                <text:p>-0.003566279266126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2383">
                <text:p>0.062383</text:p>
              </table:table-cell>
              <table:table-cell office:value-type="float" office:value="-0.00302385481659002">
                <text:p>-0.00302385481659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3134">
                <text:p>0.063134</text:p>
              </table:table-cell>
              <table:table-cell office:value-type="float" office:value="-0.0025107455904826">
                <text:p>-0.0025107455904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3918">
                <text:p>0.063918</text:p>
              </table:table-cell>
              <table:table-cell office:value-type="float" office:value="-0.00195669631207686">
                <text:p>-0.001956696312076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4587">
                <text:p>0.064587</text:p>
              </table:table-cell>
              <table:table-cell office:value-type="float" office:value="-0.00138052539634799">
                <text:p>-0.001380525396347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5101">
                <text:p>0.065101</text:p>
              </table:table-cell>
              <table:table-cell office:value-type="float" office:value="-0.000890665799584058">
                <text:p>-0.0008906657995840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5404">
                <text:p>0.065404</text:p>
              </table:table-cell>
              <table:table-cell office:value-type="float" office:value="-0.000515425081738727">
                <text:p>-0.0005154250817387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5706">
                <text:p>0.065706</text:p>
              </table:table-cell>
              <table:table-cell office:value-type="float" office:value="-0.000294680366154182">
                <text:p>-0.0002946803661541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5773">
                <text:p>0.065773</text:p>
              </table:table-cell>
              <table:table-cell office:value-type="float" office:value="-0.0000750018461994351">
                <text:p>-0.00007500184619943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0333636999130249">
                <text:p>-0.0000333636999130249</text:p>
              </table:table-cell>
              <table:table-cell office:value-type="float" office:value="0.06574">
                <text:p>0.06574</text:p>
              </table:table-cell>
              <table:table-cell office:value-type="float" office:value="-0.0000263109113340862">
                <text:p>-0.00002631091133408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0145398080348969">
                <text:p>-0.0000145398080348969</text:p>
              </table:table-cell>
              <table:table-cell office:value-type="float" office:value="0.065658">
                <text:p>0.065658</text:p>
              </table:table-cell>
              <table:table-cell office:value-type="float" office:value="-0.00005029094001998">
                <text:p>-0.000050290940019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00263005495071411">
                <text:p>-0.00000263005495071411</text:p>
              </table:table-cell>
              <table:table-cell office:value-type="float" office:value="0.065866">
                <text:p>0.065866</text:p>
              </table:table-cell>
              <table:table-cell office:value-type="float" office:value="-0.000109895105491108">
                <text:p>-0.0001098951054911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947229564189911">
                <text:p>0.0000947229564189911</text:p>
              </table:table-cell>
              <table:table-cell office:value-type="float" office:value="0.066273">
                <text:p>0.066273</text:p>
              </table:table-cell>
              <table:table-cell office:value-type="float" office:value="0.0000412475135449855">
                <text:p>0.00004124751354498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24000012874603">
                <text:p>0.000124000012874603</text:p>
              </table:table-cell>
              <table:table-cell office:value-type="float" office:value="0.066865">
                <text:p>0.066865</text:p>
              </table:table-cell>
              <table:table-cell office:value-type="float" office:value="0.00033653033964038">
                <text:p>0.000336530339640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53601169586182">
                <text:p>0.000153601169586182</text:p>
              </table:table-cell>
              <table:table-cell office:value-type="float" office:value="0.067489">
                <text:p>0.067489</text:p>
              </table:table-cell>
              <table:table-cell office:value-type="float" office:value="0.000764939654694048">
                <text:p>0.0007649396546940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260349363088608">
                <text:p>0.000260349363088608</text:p>
              </table:table-cell>
              <table:table-cell office:value-type="float" office:value="0.068051">
                <text:p>0.068051</text:p>
              </table:table-cell>
              <table:table-cell office:value-type="float" office:value="0.00121510392602694">
                <text:p>0.001215103926026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276118516921997">
                <text:p>0.000276118516921997</text:p>
              </table:table-cell>
              <table:table-cell office:value-type="float" office:value="0.068735">
                <text:p>0.068735</text:p>
              </table:table-cell>
              <table:table-cell office:value-type="float" office:value="0.00161930852342097">
                <text:p>0.001619308523420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324282795190811">
                <text:p>0.000324282795190811</text:p>
              </table:table-cell>
              <table:table-cell office:value-type="float" office:value="0.069355">
                <text:p>0.069355</text:p>
              </table:table-cell>
              <table:table-cell office:value-type="float" office:value="0.00210968353901067">
                <text:p>0.002109683539010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441521406173706">
                <text:p>0.000441521406173706</text:p>
              </table:table-cell>
              <table:table-cell office:value-type="float" office:value="0.069901">
                <text:p>0.069901</text:p>
              </table:table-cell>
              <table:table-cell office:value-type="float" office:value="0.00255268136534339">
                <text:p>0.002552681365343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47612190246582">
                <text:p>0.00047612190246582</text:p>
              </table:table-cell>
              <table:table-cell office:value-type="float" office:value="0.070481">
                <text:p>0.070481</text:p>
              </table:table-cell>
              <table:table-cell office:value-type="float" office:value="0.002941628694531">
                <text:p>0.0029416286945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511005520820618">
                <text:p>0.000511005520820618</text:p>
              </table:table-cell>
              <table:table-cell office:value-type="float" office:value="0.070966">
                <text:p>0.070966</text:p>
              </table:table-cell>
              <table:table-cell office:value-type="float" office:value="0.00335358923398606">
                <text:p>0.003353589233986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616580247879028">
                <text:p>0.000616580247879028</text:p>
              </table:table-cell>
              <table:table-cell office:value-type="float" office:value="0.071403">
                <text:p>0.071403</text:p>
              </table:table-cell>
              <table:table-cell office:value-type="float" office:value="0.00369711889154367">
                <text:p>0.003697118891543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65164640545845">
                <text:p>0.00065164640545845</text:p>
              </table:table-cell>
              <table:table-cell office:value-type="float" office:value="0.071917">
                <text:p>0.071917</text:p>
              </table:table-cell>
              <table:table-cell office:value-type="float" office:value="0.00400590511477267">
                <text:p>0.004005905114772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668935477733612">
                <text:p>0.000668935477733612</text:p>
              </table:table-cell>
              <table:table-cell office:value-type="float" office:value="0.072201">
                <text:p>0.072201</text:p>
              </table:table-cell>
              <table:table-cell office:value-type="float" office:value="0.00436819652038239">
                <text:p>0.004368196520382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770319253206253">
                <text:p>0.000770319253206253</text:p>
              </table:table-cell>
              <table:table-cell office:value-type="float" office:value="0.072475">
                <text:p>0.072475</text:p>
              </table:table-cell>
              <table:table-cell office:value-type="float" office:value="0.00456795425749765">
                <text:p>0.004567954257497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802397727966309">
                <text:p>0.000802397727966309</text:p>
              </table:table-cell>
              <table:table-cell office:value-type="float" office:value="0.072654">
                <text:p>0.072654</text:p>
              </table:table-cell>
              <table:table-cell office:value-type="float" office:value="0.0047603957127202">
                <text:p>0.00476039571272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833321362733841">
                <text:p>0.000833321362733841</text:p>
              </table:table-cell>
              <table:table-cell office:value-type="float" office:value="0.072909">
                <text:p>0.072909</text:p>
              </table:table-cell>
              <table:table-cell office:value-type="float" office:value="0.00488596490920387">
                <text:p>0.004885964909203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91683492064476">
                <text:p>0.00091683492064476</text:p>
              </table:table-cell>
              <table:table-cell office:value-type="float" office:value="0.07321">
                <text:p>0.07321</text:p>
              </table:table-cell>
              <table:table-cell office:value-type="float" office:value="0.00506464387286221">
                <text:p>0.005064643872862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941019505262375">
                <text:p>0.000941019505262375</text:p>
              </table:table-cell>
              <table:table-cell office:value-type="float" office:value="0.07349">
                <text:p>0.07349</text:p>
              </table:table-cell>
              <table:table-cell office:value-type="float" office:value="0.00527524583057751">
                <text:p>0.005275245830577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962972640991211">
                <text:p>0.000962972640991211</text:p>
              </table:table-cell>
              <table:table-cell office:value-type="float" office:value="0.073922">
                <text:p>0.073922</text:p>
              </table:table-cell>
              <table:table-cell office:value-type="float" office:value="0.00547085398055541">
                <text:p>0.005470853980555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973012298345566">
                <text:p>0.000973012298345566</text:p>
              </table:table-cell>
              <table:table-cell office:value-type="float" office:value="0.074305">
                <text:p>0.074305</text:p>
              </table:table-cell>
              <table:table-cell office:value-type="float" office:value="0.00577208096787135">
                <text:p>0.005772080967871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0196641087532">
                <text:p>0.0010196641087532</text:p>
              </table:table-cell>
              <table:table-cell office:value-type="float" office:value="0.075034">
                <text:p>0.075034</text:p>
              </table:table-cell>
              <table:table-cell office:value-type="float" office:value="0.00603856413200284">
                <text:p>0.006038564132002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02926790714264">
                <text:p>0.00102926790714264</text:p>
              </table:table-cell>
              <table:table-cell office:value-type="float" office:value="0.075847">
                <text:p>0.075847</text:p>
              </table:table-cell>
              <table:table-cell office:value-type="float" office:value="0.00654428850236804">
                <text:p>0.006544288502368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0356642305851">
                <text:p>0.0010356642305851</text:p>
              </table:table-cell>
              <table:table-cell office:value-type="float" office:value="0.076573">
                <text:p>0.076573</text:p>
              </table:table-cell>
              <table:table-cell office:value-type="float" office:value="0.00710596878430873">
                <text:p>0.007105968784308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03346258401871">
                <text:p>0.00103346258401871</text:p>
              </table:table-cell>
              <table:table-cell office:value-type="float" office:value="0.0772">
                <text:p>0.0772</text:p>
              </table:table-cell>
              <table:table-cell office:value-type="float" office:value="0.00760547815716047">
                <text:p>0.007605478157160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02520361542702">
                <text:p>0.00102520361542702</text:p>
              </table:table-cell>
              <table:table-cell office:value-type="float" office:value="0.077591">
                <text:p>0.077591</text:p>
              </table:table-cell>
              <table:table-cell office:value-type="float" office:value="0.00803530482028437">
                <text:p>0.008035304820284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01957842707634">
                <text:p>0.00101957842707634</text:p>
              </table:table-cell>
              <table:table-cell office:value-type="float" office:value="0.077872">
                <text:p>0.077872</text:p>
              </table:table-cell>
              <table:table-cell office:value-type="float" office:value="0.00830261103533588">
                <text:p>0.008302611035335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01293995976448">
                <text:p>0.00101293995976448</text:p>
              </table:table-cell>
              <table:table-cell office:value-type="float" office:value="0.078049">
                <text:p>0.078049</text:p>
              </table:table-cell>
              <table:table-cell office:value-type="float" office:value="0.00849436703417091">
                <text:p>0.008494367034170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996571034193039">
                <text:p>0.000996571034193039</text:p>
              </table:table-cell>
              <table:table-cell office:value-type="float" office:value="0.078348">
                <text:p>0.078348</text:p>
              </table:table-cell>
              <table:table-cell office:value-type="float" office:value="0.00861500302369559">
                <text:p>0.008615003023695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98678469657898">
                <text:p>0.00098678469657898</text:p>
              </table:table-cell>
              <table:table-cell office:value-type="float" office:value="0.078578">
                <text:p>0.078578</text:p>
              </table:table-cell>
              <table:table-cell office:value-type="float" office:value="0.00881852621518837">
                <text:p>0.008818526215188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976014882326126">
                <text:p>0.000976014882326126</text:p>
              </table:table-cell>
              <table:table-cell office:value-type="float" office:value="0.078849">
                <text:p>0.078849</text:p>
              </table:table-cell>
              <table:table-cell office:value-type="float" office:value="0.00897485765876594">
                <text:p>0.008974857658765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937137752771378">
                <text:p>0.000937137752771378</text:p>
              </table:table-cell>
              <table:table-cell office:value-type="float" office:value="0.07922">
                <text:p>0.07922</text:p>
              </table:table-cell>
              <table:table-cell office:value-type="float" office:value="0.00915880596387485">
                <text:p>0.009158805963874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905781984329223">
                <text:p>0.000905781984329223</text:p>
              </table:table-cell>
              <table:table-cell office:value-type="float" office:value="0.079749">
                <text:p>0.079749</text:p>
              </table:table-cell>
              <table:table-cell office:value-type="float" office:value="0.0094101916896713">
                <text:p>0.00941019168967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888422131538391">
                <text:p>0.000888422131538391</text:p>
              </table:table-cell>
              <table:table-cell office:value-type="float" office:value="0.080331">
                <text:p>0.080331</text:p>
              </table:table-cell>
              <table:table-cell office:value-type="float" office:value="0.00976775668808671">
                <text:p>0.009767756688086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829901546239853">
                <text:p>0.000829901546239853</text:p>
              </table:table-cell>
              <table:table-cell office:value-type="float" office:value="0.081071">
                <text:p>0.081071</text:p>
              </table:table-cell>
              <table:table-cell office:value-type="float" office:value="0.0101599507978339">
                <text:p>0.01015995079783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808157026767731">
                <text:p>0.000808157026767731</text:p>
              </table:table-cell>
              <table:table-cell office:value-type="float" office:value="0.081944">
                <text:p>0.081944</text:p>
              </table:table-cell>
              <table:table-cell office:value-type="float" office:value="0.0106568088948408">
                <text:p>0.01065680889484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785421580076218">
                <text:p>0.000785421580076218</text:p>
              </table:table-cell>
              <table:table-cell office:value-type="float" office:value="0.083242">
                <text:p>0.083242</text:p>
              </table:table-cell>
              <table:table-cell office:value-type="float" office:value="0.0112403647719225">
                <text:p>0.01124036477192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736605376005173">
                <text:p>0.000736605376005173</text:p>
              </table:table-cell>
              <table:table-cell office:value-type="float" office:value="0.084582">
                <text:p>0.084582</text:p>
              </table:table-cell>
              <table:table-cell office:value-type="float" office:value="0.0121028035746975">
                <text:p>0.01210280357469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683501362800598">
                <text:p>0.000683501362800598</text:p>
              </table:table-cell>
              <table:table-cell office:value-type="float" office:value="0.086038">
                <text:p>0.086038</text:p>
              </table:table-cell>
              <table:table-cell office:value-type="float" office:value="0.0129866158540984">
                <text:p>0.01298661585409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626131892204285">
                <text:p>0.000626131892204285</text:p>
              </table:table-cell>
              <table:table-cell office:value-type="float" office:value="0.087378">
                <text:p>0.087378</text:p>
              </table:table-cell>
              <table:table-cell office:value-type="float" office:value="0.0139394137107524">
                <text:p>0.01393941371075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595990568399429">
                <text:p>0.000595990568399429</text:p>
              </table:table-cell>
              <table:table-cell office:value-type="float" office:value="0.088593">
                <text:p>0.088593</text:p>
              </table:table-cell>
              <table:table-cell office:value-type="float" office:value="0.014809377705962">
                <text:p>0.0148093777059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564742833375931">
                <text:p>0.000564742833375931</text:p>
              </table:table-cell>
              <table:table-cell office:value-type="float" office:value="0.091218">
                <text:p>0.091218</text:p>
              </table:table-cell>
              <table:table-cell office:value-type="float" office:value="0.0155924512596729">
                <text:p>0.01559245125967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499431043863297">
                <text:p>0.000499431043863297</text:p>
              </table:table-cell>
              <table:table-cell office:value-type="float" office:value="0.092668">
                <text:p>0.092668</text:p>
              </table:table-cell>
              <table:table-cell office:value-type="float" office:value="0.0172656480533332">
                <text:p>0.01726564805333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465385615825653">
                <text:p>0.000465385615825653</text:p>
              </table:table-cell>
              <table:table-cell office:value-type="float" office:value="0.094918">
                <text:p>0.094918</text:p>
              </table:table-cell>
              <table:table-cell office:value-type="float" office:value="0.0181789701675887">
                <text:p>0.01817897016758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441715121269226">
                <text:p>0.000441715121269226</text:p>
              </table:table-cell>
              <table:table-cell office:value-type="float" office:value="0.096736">
                <text:p>0.096736</text:p>
              </table:table-cell>
              <table:table-cell office:value-type="float" office:value="0.0195808087572316">
                <text:p>0.01958080875723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542882829904556">
                <text:p>0.000542882829904556</text:p>
              </table:table-cell>
              <table:table-cell office:value-type="float" office:value="0.098993">
                <text:p>0.098993</text:p>
              </table:table-cell>
              <table:table-cell office:value-type="float" office:value="0.0206998265309185">
                <text:p>0.02069982653091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760007649660111">
                <text:p>0.000760007649660111</text:p>
              </table:table-cell>
              <table:table-cell office:value-type="float" office:value="0.102954">
                <text:p>0.102954</text:p>
              </table:table-cell>
              <table:table-cell office:value-type="float" office:value="0.0220720607406892">
                <text:p>0.02207206074068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877376645803451">
                <text:p>0.000877376645803451</text:p>
              </table:table-cell>
              <table:table-cell office:value-type="float" office:value="0.102954">
                <text:p>0.102954</text:p>
              </table:table-cell>
              <table:table-cell office:value-type="float" office:value="0.0244347928770132">
                <text:p>0.02443479287701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12482905387878">
                <text:p>0.00112482905387878</text:p>
              </table:table-cell>
              <table:table-cell office:value-type="float" office:value="0.102954">
                <text:p>0.102954</text:p>
              </table:table-cell>
              <table:table-cell office:value-type="float" office:value="0.0244347928770132">
                <text:p>0.02443479287701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38621777296066">
                <text:p>0.00138621777296066</text:p>
              </table:table-cell>
              <table:table-cell office:value-type="float" office:value="0.102954">
                <text:p>0.102954</text:p>
              </table:table-cell>
              <table:table-cell office:value-type="float" office:value="0.0244347928770132">
                <text:p>0.02443479287701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52195245027542">
                <text:p>0.00152195245027542</text:p>
              </table:table-cell>
              <table:table-cell office:value-type="float" office:value="0.106867">
                <text:p>0.106867</text:p>
              </table:table-cell>
              <table:table-cell office:value-type="float" office:value="0.0244347928770132">
                <text:p>0.02443479287701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80405005812645">
                <text:p>0.00180405005812645</text:p>
              </table:table-cell>
              <table:table-cell office:value-type="float" office:value="0.11007">
                <text:p>0.11007</text:p>
              </table:table-cell>
              <table:table-cell office:value-type="float" office:value="0.0267119515188594">
                <text:p>0.02671195151885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210347399115562">
                <text:p>0.00210347399115562</text:p>
              </table:table-cell>
              <table:table-cell office:value-type="float" office:value="0.113341">
                <text:p>0.113341</text:p>
              </table:table-cell>
              <table:table-cell office:value-type="float" office:value="0.028533805018824">
                <text:p>0.0285338050188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2424705773592">
                <text:p>0.002424705773592</text:p>
              </table:table-cell>
              <table:table-cell office:value-type="float" office:value="0.116844">
                <text:p>0.116844</text:p>
              </table:table-cell>
              <table:table-cell office:value-type="float" office:value="0.0303552005719108">
                <text:p>0.03035520057191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25952011346817">
                <text:p>0.0025952011346817</text:p>
              </table:table-cell>
              <table:table-cell office:value-type="float" office:value="0.122253">
                <text:p>0.122253</text:p>
              </table:table-cell>
              <table:table-cell office:value-type="float" office:value="0.0322619270004047">
                <text:p>0.03226192700040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295982509851456">
                <text:p>0.00295982509851456</text:p>
              </table:table-cell>
              <table:table-cell office:value-type="float" office:value="0.129822">
                <text:p>0.129822</text:p>
              </table:table-cell>
              <table:table-cell office:value-type="float" office:value="0.0351170255373202">
                <text:p>0.03511702553732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315572321414947">
                <text:p>0.00315572321414947</text:p>
              </table:table-cell>
              <table:table-cell office:value-type="float" office:value="0.138281">
                <text:p>0.138281</text:p>
              </table:table-cell>
              <table:table-cell office:value-type="float" office:value="0.0389307241138276">
                <text:p>0.03893072411382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357882305979729">
                <text:p>0.00357882305979729</text:p>
              </table:table-cell>
              <table:table-cell office:value-type="float" office:value="0.147894">
                <text:p>0.147894</text:p>
              </table:table-cell>
              <table:table-cell office:value-type="float" office:value="0.0429422898717795">
                <text:p>0.04294228987177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380785763263702">
                <text:p>0.00380785763263702</text:p>
              </table:table-cell>
              <table:table-cell office:value-type="float" office:value="0.158446">
                <text:p>0.158446</text:p>
              </table:table-cell>
              <table:table-cell office:value-type="float" office:value="0.0471800622501064">
                <text:p>0.04718006225010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430544838309288">
                <text:p>0.00430544838309288</text:p>
              </table:table-cell>
              <table:table-cell office:value-type="float" office:value="0.170187">
                <text:p>0.170187</text:p>
              </table:table-cell>
              <table:table-cell office:value-type="float" office:value="0.0514385417952149">
                <text:p>0.05143854179521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486187636852264">
                <text:p>0.00486187636852264</text:p>
              </table:table-cell>
              <table:table-cell office:value-type="float" office:value="0.180468">
                <text:p>0.180468</text:p>
              </table:table-cell>
              <table:table-cell office:value-type="float" office:value="0.0556931431016536">
                <text:p>0.05569314310165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516436621546745">
                <text:p>0.00516436621546745</text:p>
              </table:table-cell>
              <table:table-cell office:value-type="float" office:value="0.189848">
                <text:p>0.189848</text:p>
              </table:table-cell>
              <table:table-cell office:value-type="float" office:value="0.0590002587720221">
                <text:p>0.05900025877202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582230463624001">
                <text:p>0.00582230463624001</text:p>
              </table:table-cell>
              <table:table-cell office:value-type="float" office:value="0.198088">
                <text:p>0.198088</text:p>
              </table:table-cell>
              <table:table-cell office:value-type="float" office:value="0.0616767216703927">
                <text:p>0.06167672167039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617948547005654">
                <text:p>0.00617948547005654</text:p>
              </table:table-cell>
              <table:table-cell office:value-type="float" office:value="0.20536">
                <text:p>0.20536</text:p>
              </table:table-cell>
              <table:table-cell office:value-type="float" office:value="0.0637595776465217">
                <text:p>0.06375957764652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737312436103821">
                <text:p>0.00737312436103821</text:p>
              </table:table-cell>
              <table:table-cell office:value-type="float" office:value="0.214231">
                <text:p>0.214231</text:p>
              </table:table-cell>
              <table:table-cell office:value-type="float" office:value="0.0653892775891766">
                <text:p>0.06538927758917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827841088175774">
                <text:p>0.00827841088175774</text:p>
              </table:table-cell>
              <table:table-cell office:value-type="float" office:value="0.220156">
                <text:p>0.220156</text:p>
              </table:table-cell>
              <table:table-cell office:value-type="float" office:value="0.0671126678257794">
                <text:p>0.06711266782577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876588746905327">
                <text:p>0.00876588746905327</text:p>
              </table:table-cell>
              <table:table-cell office:value-type="float" office:value="0.225663">
                <text:p>0.225663</text:p>
              </table:table-cell>
              <table:table-cell office:value-type="float" office:value="0.0681017161021901">
                <text:p>0.06810171610219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981362536549568">
                <text:p>0.00981362536549568</text:p>
              </table:table-cell>
              <table:table-cell office:value-type="float" office:value="0.23147">
                <text:p>0.23147</text:p>
              </table:table-cell>
              <table:table-cell office:value-type="float" office:value="0.0689046398466878">
                <text:p>0.06890463984668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09619833528996">
                <text:p>0.0109619833528996</text:p>
              </table:table-cell>
              <table:table-cell office:value-type="float" office:value="0.237452">
                <text:p>0.237452</text:p>
              </table:table-cell>
              <table:table-cell office:value-type="float" office:value="0.0696298832653224">
                <text:p>0.06962988326532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22143477201462">
                <text:p>0.0122143477201462</text:p>
              </table:table-cell>
              <table:table-cell office:value-type="float" office:value="0.243248">
                <text:p>0.243248</text:p>
              </table:table-cell>
              <table:table-cell office:value-type="float" office:value="0.0702466517540598">
                <text:p>0.07024665175405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35737247765064">
                <text:p>0.0135737247765064</text:p>
              </table:table-cell>
              <table:table-cell office:value-type="float" office:value="0.248861">
                <text:p>0.248861</text:p>
              </table:table-cell>
              <table:table-cell office:value-type="float" office:value="0.0707180822331515">
                <text:p>0.07071808223315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42940357327461">
                <text:p>0.0142940357327461</text:p>
              </table:table-cell>
              <table:table-cell office:value-type="float" office:value="0.254266">
                <text:p>0.254266</text:p>
              </table:table-cell>
              <table:table-cell office:value-type="float" office:value="0.071056278447664">
                <text:p>0.0710562784476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58168599009514">
                <text:p>0.0158168599009514</text:p>
              </table:table-cell>
              <table:table-cell office:value-type="float" office:value="0.25909">
                <text:p>0.25909</text:p>
              </table:table-cell>
              <table:table-cell office:value-type="float" office:value="0.0712718839647691">
                <text:p>0.07127188396476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66194513440132">
                <text:p>0.0166194513440132</text:p>
              </table:table-cell>
              <table:table-cell office:value-type="float" office:value="0.264112">
                <text:p>0.264112</text:p>
              </table:table-cell>
              <table:table-cell office:value-type="float" office:value="0.0713731197587001">
                <text:p>0.0713731197587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74495279788971">
                <text:p>0.0174495279788971</text:p>
              </table:table-cell>
              <table:table-cell office:value-type="float" office:value="0.269084">
                <text:p>0.269084</text:p>
              </table:table-cell>
              <table:table-cell office:value-type="float" office:value="0.0713871287768415">
                <text:p>0.07138712877684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91917084157467">
                <text:p>0.0191917084157467</text:p>
              </table:table-cell>
              <table:table-cell office:value-type="float" office:value="0.274594">
                <text:p>0.274594</text:p>
              </table:table-cell>
              <table:table-cell office:value-type="float" office:value="0.0713091662278815">
                <text:p>0.07130916622788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10419669747353">
                <text:p>0.0210419669747353</text:p>
              </table:table-cell>
              <table:table-cell office:value-type="float" office:value="0.279852">
                <text:p>0.279852</text:p>
              </table:table-cell>
              <table:table-cell office:value-type="float" office:value="0.0711160294950433">
                <text:p>0.07111602949504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29979418218136">
                <text:p>0.0229979418218136</text:p>
              </table:table-cell>
              <table:table-cell office:value-type="float" office:value="0.284614">
                <text:p>0.284614</text:p>
              </table:table-cell>
              <table:table-cell office:value-type="float" office:value="0.0708270902359402">
                <text:p>0.07082709023594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50563360750675">
                <text:p>0.0250563360750675</text:p>
              </table:table-cell>
              <table:table-cell office:value-type="float" office:value="0.288794">
                <text:p>0.288794</text:p>
              </table:table-cell>
              <table:table-cell office:value-type="float" office:value="0.0704772250853795">
                <text:p>0.07047722508537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72130593657494">
                <text:p>0.0272130593657494</text:p>
              </table:table-cell>
              <table:table-cell office:value-type="float" office:value="0.293312">
                <text:p>0.293312</text:p>
              </table:table-cell>
              <table:table-cell office:value-type="float" office:value="0.0701010423620227">
                <text:p>0.07010104236202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94628888368607">
                <text:p>0.0294628888368607</text:p>
              </table:table-cell>
              <table:table-cell office:value-type="float" office:value="0.29773">
                <text:p>0.29773</text:p>
              </table:table-cell>
              <table:table-cell office:value-type="float" office:value="0.0696218154519142">
                <text:p>0.06962181545191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17997857928276">
                <text:p>0.0317997857928276</text:p>
              </table:table-cell>
              <table:table-cell office:value-type="float" office:value="0.302048">
                <text:p>0.302048</text:p>
              </table:table-cell>
              <table:table-cell office:value-type="float" office:value="0.0690802342476289">
                <text:p>0.06908023424762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54529656469822">
                <text:p>0.0354529656469822</text:p>
              </table:table-cell>
              <table:table-cell office:value-type="float" office:value="0.306157">
                <text:p>0.306157</text:p>
              </table:table-cell>
              <table:table-cell office:value-type="float" office:value="0.0684811976761697">
                <text:p>0.06848119767616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9259672164917">
                <text:p>0.039259672164917</text:p>
              </table:table-cell>
              <table:table-cell office:value-type="float" office:value="0.309851">
                <text:p>0.309851</text:p>
              </table:table-cell>
              <table:table-cell office:value-type="float" office:value="0.0678471625967076">
                <text:p>0.06784716259670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05574329197407">
                <text:p>0.0405574329197407</text:p>
              </table:table-cell>
              <table:table-cell office:value-type="float" office:value="0.313023">
                <text:p>0.313023</text:p>
              </table:table-cell>
              <table:table-cell office:value-type="float" office:value="0.067223893695137">
                <text:p>0.0672238936951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45205084979534">
                <text:p>0.0445205084979534</text:p>
              </table:table-cell>
              <table:table-cell office:value-type="float" office:value="0.316105">
                <text:p>0.316105</text:p>
              </table:table-cell>
              <table:table-cell office:value-type="float" office:value="0.0666484495213332">
                <text:p>0.0666484495213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72076870501041">
                <text:p>0.0472076870501041</text:p>
              </table:table-cell>
              <table:table-cell office:value-type="float" office:value="0.319412">
                <text:p>0.319412</text:p>
              </table:table-cell>
              <table:table-cell office:value-type="float" office:value="0.0660537108883675">
                <text:p>0.06605371088836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99180778861046">
                <text:p>0.0499180778861046</text:p>
              </table:table-cell>
              <table:table-cell office:value-type="float" office:value="0.322627">
                <text:p>0.322627</text:p>
              </table:table-cell>
              <table:table-cell office:value-type="float" office:value="0.0653765063263761">
                <text:p>0.06537650632637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512784272432327">
                <text:p>0.0512784272432327</text:p>
              </table:table-cell>
              <table:table-cell office:value-type="float" office:value="0.326158">
                <text:p>0.326158</text:p>
              </table:table-cell>
              <table:table-cell office:value-type="float" office:value="0.064679390188234">
                <text:p>0.0646793901882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540020205080509">
                <text:p>0.0540020205080509</text:p>
              </table:table-cell>
              <table:table-cell office:value-type="float" office:value="0.329967">
                <text:p>0.329967</text:p>
              </table:table-cell>
              <table:table-cell office:value-type="float" office:value="0.0638697331876307">
                <text:p>0.06386973318763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53622022271156">
                <text:p>0.0553622022271156</text:p>
              </table:table-cell>
              <table:table-cell office:value-type="float" office:value="0.333021">
                <text:p>0.333021</text:p>
              </table:table-cell>
              <table:table-cell office:value-type="float" office:value="0.0629446617724263">
                <text:p>0.06294466177242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80717511475086">
                <text:p>0.0580717511475086</text:p>
              </table:table-cell>
              <table:table-cell office:value-type="float" office:value="0.334427">
                <text:p>0.334427</text:p>
              </table:table-cell>
              <table:table-cell office:value-type="float" office:value="0.0621642178505328">
                <text:p>0.06216421785053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607562586665154">
                <text:p>0.0607562586665154</text:p>
              </table:table-cell>
              <table:table-cell office:value-type="float" office:value="0.334033">
                <text:p>0.334033</text:p>
              </table:table-cell>
              <table:table-cell office:value-type="float" office:value="0.0617933282580783">
                <text:p>0.06179332825807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2085147947073">
                <text:p>0.062085147947073</text:p>
              </table:table-cell>
              <table:table-cell office:value-type="float" office:value="0.331618">
                <text:p>0.331618</text:p>
              </table:table-cell>
              <table:table-cell office:value-type="float" office:value="0.061897998643698">
                <text:p>0.0618979986436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47080838680267">
                <text:p>0.0647080838680267</text:p>
              </table:table-cell>
              <table:table-cell office:value-type="float" office:value="0.327435">
                <text:p>0.327435</text:p>
              </table:table-cell>
              <table:table-cell office:value-type="float" office:value="0.0625270326836664">
                <text:p>0.06252703268366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59988671541214">
                <text:p>0.0659988671541214</text:p>
              </table:table-cell>
              <table:table-cell office:value-type="float" office:value="0.322261">
                <text:p>0.322261</text:p>
              </table:table-cell>
              <table:table-cell office:value-type="float" office:value="0.0635655706017769">
                <text:p>0.06356557060177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7273736000061">
                <text:p>0.067273736000061</text:p>
              </table:table-cell>
              <table:table-cell office:value-type="float" office:value="0.315914">
                <text:p>0.315914</text:p>
              </table:table-cell>
              <table:table-cell office:value-type="float" office:value="0.0647606779136866">
                <text:p>0.06476067791368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97690322995186">
                <text:p>0.0697690322995186</text:p>
              </table:table-cell>
              <table:table-cell office:value-type="float" office:value="0.308217">
                <text:p>0.308217</text:p>
              </table:table-cell>
              <table:table-cell office:value-type="float" office:value="0.0660915889562664">
                <text:p>0.06609158895626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72180837392807">
                <text:p>0.072180837392807</text:p>
              </table:table-cell>
              <table:table-cell office:value-type="float" office:value="0.299545">
                <text:p>0.299545</text:p>
              </table:table-cell>
              <table:table-cell office:value-type="float" office:value="0.0675058105505094">
                <text:p>0.06750581055050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733513534069061">
                <text:p>0.0733513534069061</text:p>
              </table:table-cell>
              <table:table-cell office:value-type="float" office:value="0.28979">
                <text:p>0.28979</text:p>
              </table:table-cell>
              <table:table-cell office:value-type="float" office:value="0.0688368349046886">
                <text:p>0.06883683490468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767017751932144">
                <text:p>0.0767017751932144</text:p>
              </table:table-cell>
              <table:table-cell office:value-type="float" office:value="0.279541">
                <text:p>0.279541</text:p>
              </table:table-cell>
              <table:table-cell office:value-type="float" office:value="0.0700018790081649">
                <text:p>0.07000187900816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78784890472889">
                <text:p>0.078784890472889</text:p>
              </table:table-cell>
              <table:table-cell office:value-type="float" office:value="0.268641">
                <text:p>0.268641</text:p>
              </table:table-cell>
              <table:table-cell office:value-type="float" office:value="0.070847023728831">
                <text:p>0.0708470237288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807328224182129">
                <text:p>0.0807328224182129</text:p>
              </table:table-cell>
              <table:table-cell office:value-type="float" office:value="0.257896">
                <text:p>0.257896</text:p>
              </table:table-cell>
              <table:table-cell office:value-type="float" office:value="0.0713198205268758">
                <text:p>0.07131982052687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825329422950745">
                <text:p>0.0825329422950745</text:p>
              </table:table-cell>
              <table:table-cell office:value-type="float" office:value="0.248618">
                <text:p>0.248618</text:p>
              </table:table-cell>
              <table:table-cell office:value-type="float" office:value="0.0713560726855918">
                <text:p>0.07135607268559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841728448867798">
                <text:p>0.0841728448867798</text:p>
              </table:table-cell>
              <table:table-cell office:value-type="float" office:value="0.240582">
                <text:p>0.240582</text:p>
              </table:table-cell>
              <table:table-cell office:value-type="float" office:value="0.0710440487324596">
                <text:p>0.07104404873245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849290043115616">
                <text:p>0.0849290043115616</text:p>
              </table:table-cell>
              <table:table-cell office:value-type="float" office:value="0.233744">
                <text:p>0.233744</text:p>
              </table:table-cell>
              <table:table-cell office:value-type="float" office:value="0.070516658793153">
                <text:p>0.0705166587931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85640549659729">
                <text:p>0.085640549659729</text:p>
              </table:table-cell>
              <table:table-cell office:value-type="float" office:value="0.227104">
                <text:p>0.227104</text:p>
              </table:table-cell>
              <table:table-cell office:value-type="float" office:value="0.0698799250104569">
                <text:p>0.06987992501045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87493360042572">
                <text:p>0.087493360042572</text:p>
              </table:table-cell>
              <table:table-cell office:value-type="float" office:value="0.219898">
                <text:p>0.219898</text:p>
              </table:table-cell>
              <table:table-cell office:value-type="float" office:value="0.0690962352288612">
                <text:p>0.06909623522886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884793996810913">
                <text:p>0.0884793996810913</text:p>
              </table:table-cell>
              <table:table-cell office:value-type="float" office:value="0.211576">
                <text:p>0.211576</text:p>
              </table:table-cell>
              <table:table-cell office:value-type="float" office:value="0.0680613507556203">
                <text:p>0.06806135075562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888935774564743">
                <text:p>0.0888935774564743</text:p>
              </table:table-cell>
              <table:table-cell office:value-type="float" office:value="0.202613">
                <text:p>0.202613</text:p>
              </table:table-cell>
              <table:table-cell office:value-type="float" office:value="0.0666273746495652">
                <text:p>0.06662737464956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895574390888214">
                <text:p>0.0895574390888214</text:p>
              </table:table-cell>
              <table:table-cell office:value-type="float" office:value="0.193278">
                <text:p>0.193278</text:p>
              </table:table-cell>
              <table:table-cell office:value-type="float" office:value="0.0647966301167804">
                <text:p>0.06479663011678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899935141205788">
                <text:p>0.0899935141205788</text:p>
              </table:table-cell>
              <table:table-cell office:value-type="float" office:value="0.183559">
                <text:p>0.183559</text:p>
              </table:table-cell>
              <table:table-cell office:value-type="float" office:value="0.0625742261535146">
                <text:p>0.06257422615351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901230573654175">
                <text:p>0.0901230573654175</text:p>
              </table:table-cell>
              <table:table-cell office:value-type="float" office:value="0.17406">
                <text:p>0.17406</text:p>
              </table:table-cell>
              <table:table-cell office:value-type="float" office:value="0.0599181616924731">
                <text:p>0.05991816169247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901991277933121">
                <text:p>0.0901991277933121</text:p>
              </table:table-cell>
              <table:table-cell office:value-type="float" office:value="0.164876">
                <text:p>0.164876</text:p>
              </table:table-cell>
              <table:table-cell office:value-type="float" office:value="0.0569848472886361">
                <text:p>0.05698484728863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90074896812439">
                <text:p>0.090074896812439</text:p>
              </table:table-cell>
              <table:table-cell office:value-type="float" office:value="0.156357">
                <text:p>0.156357</text:p>
              </table:table-cell>
              <table:table-cell office:value-type="float" office:value="0.0538317010884839">
                <text:p>0.05383170108848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892587006092072">
                <text:p>0.0892587006092072</text:p>
              </table:table-cell>
              <table:table-cell office:value-type="float" office:value="0.148761">
                <text:p>0.148761</text:p>
              </table:table-cell>
              <table:table-cell office:value-type="float" office:value="0.0506281551348194">
                <text:p>0.05062815513481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877570509910584">
                <text:p>0.0877570509910584</text:p>
              </table:table-cell>
              <table:table-cell office:value-type="float" office:value="0.141806">
                <text:p>0.141806</text:p>
              </table:table-cell>
              <table:table-cell office:value-type="float" office:value="0.0475454764212464">
                <text:p>0.04754547642124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86772195994854">
                <text:p>0.086772195994854</text:p>
              </table:table-cell>
              <table:table-cell office:value-type="float" office:value="0.135771">
                <text:p>0.135771</text:p>
              </table:table-cell>
              <table:table-cell office:value-type="float" office:value="0.0445359030681798">
                <text:p>0.04453590306817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856423527002335">
                <text:p>0.0856423527002335</text:p>
              </table:table-cell>
              <table:table-cell office:value-type="float" office:value="0.131652">
                <text:p>0.131652</text:p>
              </table:table-cell>
              <table:table-cell office:value-type="float" office:value="0.0417795522107435">
                <text:p>0.04177955221074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829775035381317">
                <text:p>0.0829775035381317</text:p>
              </table:table-cell>
              <table:table-cell office:value-type="float" office:value="0.128139">
                <text:p>0.128139</text:p>
              </table:table-cell>
              <table:table-cell office:value-type="float" office:value="0.0398209960917833">
                <text:p>0.03982099609178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814571380615235">
                <text:p>0.0814571380615235</text:p>
              </table:table-cell>
              <table:table-cell office:value-type="float" office:value="0.124666">
                <text:p>0.124666</text:p>
              </table:table-cell>
              <table:table-cell office:value-type="float" office:value="0.0381010391556805">
                <text:p>0.03810103915568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798207670450211">
                <text:p>0.0798207670450211</text:p>
              </table:table-cell>
              <table:table-cell office:value-type="float" office:value="0.121283">
                <text:p>0.121283</text:p>
              </table:table-cell>
              <table:table-cell office:value-type="float" office:value="0.0363558269800655">
                <text:p>0.03635582698006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780754834413528">
                <text:p>0.0780754834413528</text:p>
              </table:table-cell>
              <table:table-cell office:value-type="float" office:value="0.113428">
                <text:p>0.113428</text:p>
              </table:table-cell>
              <table:table-cell office:value-type="float" office:value="0.0346129761671498">
                <text:p>0.03461297616714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742859691381455">
                <text:p>0.0742859691381455</text:p>
              </table:table-cell>
              <table:table-cell office:value-type="float" office:value="0.111316">
                <text:p>0.111316</text:p>
              </table:table-cell>
              <table:table-cell office:value-type="float" office:value="0.0304031049916661">
                <text:p>0.03040310499166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722559690475464">
                <text:p>0.0722559690475464</text:p>
              </table:table-cell>
              <table:table-cell office:value-type="float" office:value="0.107284">
                <text:p>0.107284</text:p>
              </table:table-cell>
              <table:table-cell office:value-type="float" office:value="0.0292322799776969">
                <text:p>0.02923227997769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679617896676064">
                <text:p>0.0679617896676064</text:p>
              </table:table-cell>
              <table:table-cell office:value-type="float" office:value="0.093636">
                <text:p>0.093636</text:p>
              </table:table-cell>
              <table:table-cell office:value-type="float" office:value="0.026951286484529">
                <text:p>0.0269512864845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657125785946846">
                <text:p>0.0657125785946846</text:p>
              </table:table-cell>
              <table:table-cell office:value-type="float" office:value="0.093636">
                <text:p>0.093636</text:p>
              </table:table-cell>
              <table:table-cell office:value-type="float" office:value="0.0187843657208537">
                <text:p>0.01878436572085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634054392576218">
                <text:p>0.0634054392576218</text:p>
              </table:table-cell>
              <table:table-cell office:value-type="float" office:value="0.093636">
                <text:p>0.093636</text:p>
              </table:table-cell>
              <table:table-cell office:value-type="float" office:value="0.0187843657208537">
                <text:p>0.01878436572085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610482580959797">
                <text:p>0.0610482580959797</text:p>
              </table:table-cell>
              <table:table-cell office:value-type="float" office:value="0.093636">
                <text:p>0.093636</text:p>
              </table:table-cell>
              <table:table-cell office:value-type="float" office:value="0.0187843657208537">
                <text:p>0.01878436572085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537562221288681">
                <text:p>0.0537562221288681</text:p>
              </table:table-cell>
              <table:table-cell office:value-type="float" office:value="0.093636">
                <text:p>0.093636</text:p>
              </table:table-cell>
              <table:table-cell office:value-type="float" office:value="0.0187843657208537">
                <text:p>0.01878436572085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487924963235855">
                <text:p>0.0487924963235855</text:p>
              </table:table-cell>
              <table:table-cell office:value-type="float" office:value="0.093636">
                <text:p>0.093636</text:p>
              </table:table-cell>
              <table:table-cell office:value-type="float" office:value="0.0187843657208537">
                <text:p>0.01878436572085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4630446434021">
                <text:p>0.04630446434021</text:p>
              </table:table-cell>
              <table:table-cell office:value-type="float" office:value="0.08816">
                <text:p>0.08816</text:p>
              </table:table-cell>
              <table:table-cell office:value-type="float" office:value="0.0187843657208537">
                <text:p>0.01878436572085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413564890623093">
                <text:p>0.0413564890623093</text:p>
              </table:table-cell>
              <table:table-cell office:value-type="float" office:value="0.08392">
                <text:p>0.08392</text:p>
              </table:table-cell>
              <table:table-cell office:value-type="float" office:value="0.0153140063779038">
                <text:p>0.01531400637790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389123409986496">
                <text:p>0.0389123409986496</text:p>
              </table:table-cell>
              <table:table-cell office:value-type="float" office:value="0.079713">
                <text:p>0.079713</text:p>
              </table:table-cell>
              <table:table-cell office:value-type="float" office:value="0.01255081569664">
                <text:p>0.012550815696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341218113899231">
                <text:p>0.0341218113899231</text:p>
              </table:table-cell>
              <table:table-cell office:value-type="float" office:value="0.076655">
                <text:p>0.076655</text:p>
              </table:table-cell>
              <table:table-cell office:value-type="float" office:value="0.00974345614222729">
                <text:p>0.009743456142227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317898839712143">
                <text:p>0.0317898839712143</text:p>
              </table:table-cell>
              <table:table-cell office:value-type="float" office:value="0.073429">
                <text:p>0.073429</text:p>
              </table:table-cell>
              <table:table-cell office:value-type="float" office:value="0.00766177412387225">
                <text:p>0.007661774123872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72861868143082">
                <text:p>0.0272861868143082</text:p>
              </table:table-cell>
              <table:table-cell office:value-type="float" office:value="0.07075">
                <text:p>0.07075</text:p>
              </table:table-cell>
              <table:table-cell office:value-type="float" office:value="0.00542826403656651">
                <text:p>0.005428264036566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30358466506004">
                <text:p>0.0230358466506004</text:p>
              </table:table-cell>
              <table:table-cell office:value-type="float" office:value="0.068203">
                <text:p>0.068203</text:p>
              </table:table-cell>
              <table:table-cell office:value-type="float" office:value="0.00354423162157161">
                <text:p>0.003544231621571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10189335048199">
                <text:p>0.0210189335048199</text:p>
              </table:table-cell>
              <table:table-cell office:value-type="float" office:value="0.065672">
                <text:p>0.065672</text:p>
              </table:table-cell>
              <table:table-cell office:value-type="float" office:value="0.00172843019336335">
                <text:p>0.001728430193363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72231607139111">
                <text:p>0.0172231607139111</text:p>
              </table:table-cell>
              <table:table-cell office:value-type="float" office:value="0.063531">
                <text:p>0.063531</text:p>
              </table:table-cell>
              <table:table-cell office:value-type="float" office:value="-0.000099717025171725">
                <text:p>-0.0000997170251717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54512189328671">
                <text:p>0.0154512189328671</text:p>
              </table:table-cell>
              <table:table-cell office:value-type="float" office:value="0.061662">
                <text:p>0.061662</text:p>
              </table:table-cell>
              <table:table-cell office:value-type="float" office:value="-0.00166465235551998">
                <text:p>-0.001664652355519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21724493801594">
                <text:p>0.0121724493801594</text:p>
              </table:table-cell>
              <table:table-cell office:value-type="float" office:value="0.059768">
                <text:p>0.059768</text:p>
              </table:table-cell>
              <table:table-cell office:value-type="float" office:value="-0.00304462381181066">
                <text:p>-0.003044623811810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793661177158356">
                <text:p>0.00793661177158356</text:p>
              </table:table-cell>
              <table:table-cell office:value-type="float" office:value="0.058178">
                <text:p>0.058178</text:p>
              </table:table-cell>
              <table:table-cell office:value-type="float" office:value="-0.00445622554518505">
                <text:p>-0.004456225545185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87620520591736">
                <text:p>0.00187620520591736</text:p>
              </table:table-cell>
              <table:table-cell office:value-type="float" office:value="0.056922">
                <text:p>0.056922</text:p>
              </table:table-cell>
              <table:table-cell office:value-type="float" office:value="-0.00565149313783178">
                <text:p>-0.005651493137831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0528775155544281">
                <text:p>-0.000528775155544281</text:p>
              </table:table-cell>
              <table:table-cell office:value-type="float" office:value="0.056255">
                <text:p>0.056255</text:p>
              </table:table-cell>
              <table:table-cell office:value-type="float" office:value="-0.00660228551364701">
                <text:p>-0.006602285513647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0883534550666809">
                <text:p>-0.000883534550666809</text:p>
              </table:table-cell>
              <table:table-cell office:value-type="float" office:value="0.055685">
                <text:p>0.055685</text:p>
              </table:table-cell>
              <table:table-cell office:value-type="float" office:value="-0.0071095751540835">
                <text:p>-0.00710957515408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122224539518356">
                <text:p>-0.00122224539518356</text:p>
              </table:table-cell>
              <table:table-cell office:value-type="float" office:value="0.055374">
                <text:p>0.055374</text:p>
              </table:table-cell>
              <table:table-cell office:value-type="float" office:value="-0.00754439411116069">
                <text:p>-0.007544394111160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124892592430115">
                <text:p>-0.00124892592430115</text:p>
              </table:table-cell>
              <table:table-cell office:value-type="float" office:value="0.055091">
                <text:p>0.055091</text:p>
              </table:table-cell>
              <table:table-cell office:value-type="float" office:value="-0.00778214379792824">
                <text:p>-0.007782143797928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119415298104286">
                <text:p>-0.00119415298104286</text:p>
              </table:table-cell>
              <table:table-cell office:value-type="float" office:value="0.054916">
                <text:p>0.054916</text:p>
              </table:table-cell>
              <table:table-cell office:value-type="float" office:value="-0.00799879903646355">
                <text:p>-0.007998799036463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11124461889267">
                <text:p>-0.0011124461889267</text:p>
              </table:table-cell>
              <table:table-cell office:value-type="float" office:value="0.05474">
                <text:p>0.05474</text:p>
              </table:table-cell>
              <table:table-cell office:value-type="float" office:value="-0.00813292124861385">
                <text:p>-0.008132921248613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0907070934772491">
                <text:p>-0.000907070934772491</text:p>
              </table:table-cell>
              <table:table-cell office:value-type="float" office:value="0.054636">
                <text:p>0.054636</text:p>
              </table:table-cell>
              <table:table-cell office:value-type="float" office:value="-0.00826792404124662">
                <text:p>-0.008267924041246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0797901302576065">
                <text:p>-0.000797901302576065</text:p>
              </table:table-cell>
              <table:table-cell office:value-type="float" office:value="0.054611">
                <text:p>0.054611</text:p>
              </table:table-cell>
              <table:table-cell office:value-type="float" office:value="-0.00834775223520243">
                <text:p>-0.008347752235202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0691153109073639">
                <text:p>-0.000691153109073639</text:p>
              </table:table-cell>
              <table:table-cell office:value-type="float" office:value="0.054662">
                <text:p>0.054662</text:p>
              </table:table-cell>
              <table:table-cell office:value-type="float" office:value="-0.0083669476650058">
                <text:p>-0.00836694766500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0497717410326004">
                <text:p>-0.000497717410326004</text:p>
              </table:table-cell>
              <table:table-cell office:value-type="float" office:value="0.054806">
                <text:p>0.054806</text:p>
              </table:table-cell>
              <table:table-cell office:value-type="float" office:value="-0.00832779143877928">
                <text:p>-0.008327791438779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0342123210430145">
                <text:p>-0.000342123210430145</text:p>
              </table:table-cell>
              <table:table-cell office:value-type="float" office:value="0.054852">
                <text:p>0.054852</text:p>
              </table:table-cell>
              <table:table-cell office:value-type="float" office:value="-0.00821728457684846">
                <text:p>-0.008217284576848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0279419124126434">
                <text:p>-0.000279419124126434</text:p>
              </table:table-cell>
              <table:table-cell office:value-type="float" office:value="0.054818">
                <text:p>0.054818</text:p>
              </table:table-cell>
              <table:table-cell office:value-type="float" office:value="-0.00818199992607134">
                <text:p>-0.008181999926071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0181134790182114">
                <text:p>-0.000181134790182114</text:p>
              </table:table-cell>
              <table:table-cell office:value-type="float" office:value="0.054848">
                <text:p>0.054848</text:p>
              </table:table-cell>
              <table:table-cell office:value-type="float" office:value="-0.00820807913131912">
                <text:p>-0.008208079131319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0145234167575836">
                <text:p>-0.000145234167575836</text:p>
              </table:table-cell>
              <table:table-cell office:value-type="float" office:value="0.054875">
                <text:p>0.054875</text:p>
              </table:table-cell>
              <table:table-cell office:value-type="float" office:value="-0.00818506784609394">
                <text:p>-0.008185067846093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00932104885578156">
                <text:p>-0.0000932104885578156</text:p>
              </table:table-cell>
              <table:table-cell office:value-type="float" office:value="0.054861">
                <text:p>0.054861</text:p>
              </table:table-cell>
              <table:table-cell office:value-type="float" office:value="-0.00816436053360761">
                <text:p>-0.008164360533607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00597313046455383">
                <text:p>-0.0000597313046455383</text:p>
              </table:table-cell>
              <table:table-cell office:value-type="float" office:value="0.054852">
                <text:p>0.054852</text:p>
              </table:table-cell>
              <table:table-cell office:value-type="float" office:value="-0.00817509732224745">
                <text:p>-0.008175097322247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00477954745292664">
                <text:p>-0.0000477954745292664</text:p>
              </table:table-cell>
              <table:table-cell office:value-type="float" office:value="0.054969">
                <text:p>0.054969</text:p>
              </table:table-cell>
              <table:table-cell office:value-type="float" office:value="-0.00818199992607134">
                <text:p>-0.008181999926071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00382028520107269">
                <text:p>-0.0000382028520107269</text:p>
              </table:table-cell>
              <table:table-cell office:value-type="float" office:value="0.054953">
                <text:p>0.054953</text:p>
              </table:table-cell>
              <table:table-cell office:value-type="float" office:value="-0.00809228942887392">
                <text:p>-0.008092289428873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00244155526161194">
                <text:p>-0.0000244155526161194</text:p>
              </table:table-cell>
              <table:table-cell office:value-type="float" office:value="0.054872">
                <text:p>0.054872</text:p>
              </table:table-cell>
              <table:table-cell office:value-type="float" office:value="-0.00810455454453521">
                <text:p>-0.0081045545445352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00194944441318512">
                <text:p>-0.0000194944441318512</text:p>
              </table:table-cell>
              <table:table-cell office:value-type="float" office:value="0.054901">
                <text:p>0.054901</text:p>
              </table:table-cell>
              <table:table-cell office:value-type="float" office:value="-0.00816666121304335">
                <text:p>-0.008166661213043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00155344605445862">
                <text:p>-0.0000155344605445862</text:p>
              </table:table-cell>
              <table:table-cell office:value-type="float" office:value="0.05482">
                <text:p>0.05482</text:p>
              </table:table-cell>
              <table:table-cell office:value-type="float" office:value="-0.00814442270529402">
                <text:p>-0.008144422705294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000989809632301331">
                <text:p>-0.00000989809632301331</text:p>
              </table:table-cell>
              <table:table-cell office:value-type="float" office:value="0.054792">
                <text:p>0.054792</text:p>
              </table:table-cell>
              <table:table-cell office:value-type="float" office:value="-0.00820654494214419">
                <text:p>-0.008206544942144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000787153840065002">
                <text:p>-0.00000787153840065002</text:p>
              </table:table-cell>
              <table:table-cell office:value-type="float" office:value="0.054726">
                <text:p>0.054726</text:p>
              </table:table-cell>
              <table:table-cell office:value-type="float" office:value="-0.00822802493600549">
                <text:p>-0.008228024936005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000497326254844666">
                <text:p>-0.00000497326254844666</text:p>
              </table:table-cell>
              <table:table-cell office:value-type="float" office:value="0.05468">
                <text:p>0.05468</text:p>
              </table:table-cell>
              <table:table-cell office:value-type="float" office:value="-0.00827866781568096">
                <text:p>-0.008278667815680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000394135713577271">
                <text:p>-0.00000394135713577271</text:p>
              </table:table-cell>
              <table:table-cell office:value-type="float" office:value="0.054639">
                <text:p>0.054639</text:p>
              </table:table-cell>
              <table:table-cell office:value-type="float" office:value="-0.00831397388956123">
                <text:p>-0.008313973889561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000248104333877563">
                <text:p>-0.00000248104333877563</text:p>
              </table:table-cell>
              <table:table-cell office:value-type="float" office:value="0.054588">
                <text:p>0.054588</text:p>
              </table:table-cell>
              <table:table-cell office:value-type="float" office:value="-0.00834544893886591">
                <text:p>-0.008345448938865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000194460153579712">
                <text:p>-0.00000194460153579712</text:p>
              </table:table-cell>
              <table:table-cell office:value-type="float" office:value="0.054456">
                <text:p>0.054456</text:p>
              </table:table-cell>
              <table:table-cell office:value-type="float" office:value="-0.00838460950072045">
                <text:p>-0.008384609500720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000117719173431396">
                <text:p>-0.00000117719173431396</text:p>
              </table:table-cell>
              <table:table-cell office:value-type="float" office:value="0.054516">
                <text:p>0.054516</text:p>
              </table:table-cell>
              <table:table-cell office:value-type="float" office:value="-0.00848601089160329">
                <text:p>-0.008486010891603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0000692903995513916">
                <text:p>-0.000000692903995513916</text:p>
              </table:table-cell>
              <table:table-cell office:value-type="float" office:value="0.054368">
                <text:p>0.054368</text:p>
              </table:table-cell>
              <table:table-cell office:value-type="float" office:value="-0.00843991136652776">
                <text:p>-0.008439911366527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0000361353158950806">
                <text:p>-0.000000361353158950806</text:p>
              </table:table-cell>
              <table:table-cell office:value-type="float" office:value="0.054369">
                <text:p>0.054369</text:p>
              </table:table-cell>
              <table:table-cell office:value-type="float" office:value="-0.00855364759795418">
                <text:p>-0.008553647597954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0000245869159698486">
                <text:p>-0.000000245869159698486</text:p>
              </table:table-cell>
              <table:table-cell office:value-type="float" office:value="0.054346">
                <text:p>0.054346</text:p>
              </table:table-cell>
              <table:table-cell office:value-type="float" office:value="-0.00855287883823421">
                <text:p>-0.008552878838234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0000126659870147705">
                <text:p>-0.000000126659870147705</text:p>
              </table:table-cell>
              <table:table-cell office:value-type="float" office:value="0.054299">
                <text:p>0.054299</text:p>
              </table:table-cell>
              <table:table-cell office:value-type="float" office:value="-0.00857056124692886">
                <text:p>-0.008570561246928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000000372529029846191">
                <text:p>-0.00000000372529029846191</text:p>
              </table:table-cell>
              <table:table-cell office:value-type="float" office:value="0.054317">
                <text:p>0.054317</text:p>
              </table:table-cell>
              <table:table-cell office:value-type="float" office:value="-0.00860670094492472">
                <text:p>-0.008606700944924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000115483999252319">
                <text:p>0.000000115483999252319</text:p>
              </table:table-cell>
              <table:table-cell office:value-type="float" office:value="0.0543">
                <text:p>0.0543</text:p>
              </table:table-cell>
              <table:table-cell office:value-type="float" office:value="-0.0085928592448171">
                <text:p>-0.00859285924481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00017508864402771">
                <text:p>0.00000017508864402771</text:p>
              </table:table-cell>
              <table:table-cell office:value-type="float" office:value="0.054226">
                <text:p>0.054226</text:p>
              </table:table-cell>
              <table:table-cell office:value-type="float" office:value="-0.00860593193016782">
                <text:p>-0.008605931930167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000201165676116943">
                <text:p>0.000000201165676116943</text:p>
              </table:table-cell>
              <table:table-cell office:value-type="float" office:value="0.054236">
                <text:p>0.054236</text:p>
              </table:table-cell>
              <table:table-cell office:value-type="float" office:value="-0.00866284900558156">
                <text:p>-0.008662849005581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000204890966415405">
                <text:p>0.000000204890966415405</text:p>
              </table:table-cell>
              <table:table-cell office:value-type="float" office:value="0.054272">
                <text:p>0.054272</text:p>
              </table:table-cell>
              <table:table-cell office:value-type="float" office:value="-0.008655156326124">
                <text:p>-0.0086551563261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000242143869400024">
                <text:p>0.000000242143869400024</text:p>
              </table:table-cell>
              <table:table-cell office:value-type="float" office:value="0.054214">
                <text:p>0.054214</text:p>
              </table:table-cell>
              <table:table-cell office:value-type="float" office:value="-0.00862746574052012">
                <text:p>-0.008627465740520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000242143869400024">
                <text:p>0.000000242143869400024</text:p>
              </table:table-cell>
              <table:table-cell office:value-type="float" office:value="0.054164">
                <text:p>0.054164</text:p>
              </table:table-cell>
              <table:table-cell office:value-type="float" office:value="-0.00867208070882738">
                <text:p>-0.008672080708827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000242143869400024">
                <text:p>0.000000242143869400024</text:p>
              </table:table-cell>
              <table:table-cell office:value-type="float" office:value="0">
                <text:p>0</text:p>
              </table:table-cell>
              <table:table-cell office:value-type="float" office:value="-0.00871055186810905">
                <text:p>-0.008710551868109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00234693288803101">
                <text:p>0.000000234693288803101</text:p>
              </table:table-cell>
              <table:table-cell office:value-type="float" office:value="0">
                <text:p>0</text:p>
              </table:table-cell>
              <table:table-cell office:value-type="float" office:value="-0.0558124189204929">
                <text:p>-0.05581241892049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000234693288803101">
                <text:p>0.000000234693288803101</text:p>
              </table:table-cell>
              <table:table-cell office:value-type="float" office:value="0">
                <text:p>0</text:p>
              </table:table-cell>
              <table:table-cell office:value-type="float" office:value="-0.0558124189204929">
                <text:p>-0.05581241892049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000234693288803101">
                <text:p>0.000000234693288803101</text:p>
              </table:table-cell>
              <table:table-cell office:value-type="float" office:value="0">
                <text:p>0</text:p>
              </table:table-cell>
              <table:table-cell office:value-type="float" office:value="-0.0558124189204929">
                <text:p>-0.055812418920492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">
                <text:p>0</text:p>
              </table:table-cell>
              <table:table-cell office:value-type="float" office:value="-0.0558124189204929">
                <text:p>-0.05581241892049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">
                <text:p>0</text:p>
              </table:table-cell>
              <table:table-cell office:value-type="float" office:value="-0.0558124189204929">
                <text:p>-0.055812418920492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">
                <text:p>0</text:p>
              </table:table-cell>
              <table:table-cell office:value-type="float" office:value="-0.0558124189204929">
                <text:p>-0.05581241892049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">
                <text:p>0</text:p>
              </table:table-cell>
              <table:table-cell office:value-type="float" office:value="-0.0558124189204929">
                <text:p>-0.05581241892049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">
                <text:p>0</text:p>
              </table:table-cell>
              <table:table-cell office:value-type="float" office:value="-0.0558124189204929">
                <text:p>-0.05581241892049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">
                <text:p>0</text:p>
              </table:table-cell>
              <table:table-cell office:value-type="float" office:value="-0.0558124189204929">
                <text:p>-0.055812418920492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">
                <text:p>0</text:p>
              </table:table-cell>
              <table:table-cell office:value-type="float" office:value="-0.0558124189204929">
                <text:p>-0.05581241892049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">
                <text:p>0</text:p>
              </table:table-cell>
              <table:table-cell office:value-type="float" office:value="-0.0558124189204929">
                <text:p>-0.05581241892049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">
                <text:p>0</text:p>
              </table:table-cell>
              <table:table-cell office:value-type="float" office:value="-0.0558124189204929">
                <text:p>-0.055812418920492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">
                <text:p>0</text:p>
              </table:table-cell>
              <table:table-cell office:value-type="float" office:value="-0.0558124189204929">
                <text:p>-0.05581241892049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">
                <text:p>0</text:p>
              </table:table-cell>
              <table:table-cell office:value-type="float" office:value="-0.0558124189204929">
                <text:p>-0.055812418920492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">
                <text:p>0</text:p>
              </table:table-cell>
              <table:table-cell office:value-type="float" office:value="-0.0558124189204929">
                <text:p>-0.05581241892049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">
                <text:p>0</text:p>
              </table:table-cell>
              <table:table-cell office:value-type="float" office:value="-0.0558124189204929">
                <text:p>-0.05581241892049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">
                <text:p>0</text:p>
              </table:table-cell>
              <table:table-cell office:value-type="float" office:value="-0.0558124189204929">
                <text:p>-0.05581241892049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">
                <text:p>0</text:p>
              </table:table-cell>
              <table:table-cell office:value-type="float" office:value="-0.0558124189204929">
                <text:p>-0.055812418920492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">
                <text:p>0</text:p>
              </table:table-cell>
              <table:table-cell office:value-type="float" office:value="-0.0558124189204929">
                <text:p>-0.05581241892049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">
                <text:p>0</text:p>
              </table:table-cell>
              <table:table-cell office:value-type="float" office:value="-0.0558124189204929">
                <text:p>-0.05581241892049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558124189204929">
                <text:p>-0.05581241892049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558124189204929">
                <text:p>-0.05581241892049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558124189204929">
                <text:p>-0.05581241892049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558124189204929">
                <text:p>-0.05581241892049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558124189204929">
                <text:p>-0.05581241892049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558124189204929">
                <text:p>-0.05581241892049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558124189204929">
                <text:p>-0.05581241892049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558124189204929">
                <text:p>-0.05581241892049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558124189204929">
                <text:p>-0.05581241892049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558124189204929">
                <text:p>-0.05581241892049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558124189204929">
                <text:p>-0.05581241892049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558124189204929">
                <text:p>-0.05581241892049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563cm" svg:height="6.618cm" xlink:href=".." xlink:type="simple" chart:class="chart:line" chart:style-name="ch1">
        <chart:title svg:x="4.97cm" svg:y="0.267cm" chart:style-name="ch2">
          <text:p>wX LLeg</text:p>
        </chart:title>
        <chart:legend chart:legend-position="end" svg:x="8.711cm" svg:y="2.591cm" style:legend-expansion="high" chart:style-name="ch3"/>
        <chart:plot-area chart:style-name="ch4" table:cell-range-address="LLeg.D1:LLeg.D216 LLeg.K1:LLeg.K1 LLeg.K90:LLeg.K300 LLeg.T1:LLeg.T1 LLeg.T90:LLeg.T300" chart:data-source-has-labels="row" svg:x="0.231cm" svg:y="1.126cm" svg:width="8.249cm" svg:height="5.36cm">
          <chartooo:coordinate-region svg:x="0.888cm" svg:y="1.299cm" svg:width="7.592cm" svg:height="4.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Leg.D2:LLeg.D216" chart:label-cell-address="LLeg.D1:LLeg.D1" chart:class="chart:line">
            <chart:data-point chart:repeated="215"/>
          </chart:series>
          <chart:series chart:style-name="ch9" chart:values-cell-range-address="LLeg.K90:LLeg.K300" chart:label-cell-address="LLeg.K1:LLeg.K1" chart:class="chart:line">
            <chart:data-point chart:repeated="211"/>
          </chart:series>
          <chart:series chart:style-name="ch10" chart:values-cell-range-address="LLeg.T90:LLeg.T300" chart:label-cell-address="LLeg.T1:LLeg.T1" chart:class="chart:line">
            <chart:data-point chart:repeated="2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X Nao</text:p>
                <draw:g>
                  <svg:desc>LLeg.D1:LLeg.D1</svg:desc>
                </draw:g>
              </table:table-cell>
              <table:table-cell office:value-type="string">
                <text:p>wX MoCap</text:p>
                <draw:g>
                  <svg:desc>LLeg.K1:LLeg.K1</svg:desc>
                </draw:g>
              </table:table-cell>
              <table:table-cell office:value-type="string">
                <text:p>wX Corr</text:p>
                <draw:g>
                  <svg:desc>LLeg.T1:LLeg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0000149628824885895">
                <text:p>-0.0000000149628824885895</text:p>
                <draw:g>
                  <svg:desc>LLeg.D2:LLeg.D216</svg:desc>
                </draw:g>
              </table:table-cell>
              <table:table-cell office:value-type="float" office:value="0.057424">
                <text:p>0.057424</text:p>
                <draw:g>
                  <svg:desc>LLeg.K90:LLeg.K300</svg:desc>
                </draw:g>
              </table:table-cell>
              <table:table-cell office:value-type="float" office:value="0.196050955367953">
                <text:p>0.196050955367953</text:p>
                <draw:g>
                  <svg:desc>LLeg.T90:LLeg.T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5867">
                <text:p>0.05867</text:p>
              </table:table-cell>
              <table:table-cell office:value-type="float" office:value="0.203181262184984">
                <text:p>0.2031812621849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60235">
                <text:p>0.060235</text:p>
              </table:table-cell>
              <table:table-cell office:value-type="float" office:value="0.212351474895371">
                <text:p>0.212351474895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61979">
                <text:p>0.061979</text:p>
              </table:table-cell>
              <table:table-cell office:value-type="float" office:value="0.22285181232345">
                <text:p>0.222851812323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62545">
                <text:p>0.062545</text:p>
              </table:table-cell>
              <table:table-cell office:value-type="float" office:value="0.226323328621372">
                <text:p>0.2263233286213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60117">
                <text:p>0.060117</text:p>
              </table:table-cell>
              <table:table-cell office:value-type="float" office:value="0.211651724856641">
                <text:p>0.2116517248566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62791">
                <text:p>0.062791</text:p>
              </table:table-cell>
              <table:table-cell office:value-type="float" office:value="0.227841885753939">
                <text:p>0.2278418857539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64122">
                <text:p>0.064122</text:p>
              </table:table-cell>
              <table:table-cell office:value-type="float" office:value="0.236160444997725">
                <text:p>0.2361604449977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66204">
                <text:p>0.066204</text:p>
              </table:table-cell>
              <table:table-cell office:value-type="float" office:value="0.24951897402892">
                <text:p>0.249518974028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68445">
                <text:p>0.068445</text:p>
              </table:table-cell>
              <table:table-cell office:value-type="float" office:value="0.264369847348285">
                <text:p>0.2643698473482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200862617930397">
                <text:p>0.000200862617930397</text:p>
              </table:table-cell>
              <table:table-cell office:value-type="float" office:value="0.065988">
                <text:p>0.065988</text:p>
              </table:table-cell>
              <table:table-cell office:value-type="float" office:value="0.248113430522428">
                <text:p>0.2481134305224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258348562056199">
                <text:p>0.000258348562056199</text:p>
              </table:table-cell>
              <table:table-cell office:value-type="float" office:value="0.066812">
                <text:p>0.066812</text:p>
              </table:table-cell>
              <table:table-cell office:value-type="float" office:value="0.253499736183371">
                <text:p>0.2534997361833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327491055941209">
                <text:p>0.000327491055941209</text:p>
              </table:table-cell>
              <table:table-cell office:value-type="float" office:value="0.070246">
                <text:p>0.070246</text:p>
              </table:table-cell>
              <table:table-cell office:value-type="float" office:value="0.276659683504725">
                <text:p>0.2766596835047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14949163980782">
                <text:p>0.00114949163980782</text:p>
              </table:table-cell>
              <table:table-cell office:value-type="float" office:value="0.070179">
                <text:p>0.070179</text:p>
              </table:table-cell>
              <table:table-cell office:value-type="float" office:value="0.276196820181278">
                <text:p>0.2761968201812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42291095107794">
                <text:p>0.00142291095107794</text:p>
              </table:table-cell>
              <table:table-cell office:value-type="float" office:value="0.074435">
                <text:p>0.074435</text:p>
              </table:table-cell>
              <table:table-cell office:value-type="float" office:value="0.306467927931958">
                <text:p>0.3064679279319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69602443929762">
                <text:p>0.00169602443929762</text:p>
              </table:table-cell>
              <table:table-cell office:value-type="float" office:value="0.073487">
                <text:p>0.073487</text:p>
              </table:table-cell>
              <table:table-cell office:value-type="float" office:value="0.299572367034037">
                <text:p>0.2995723670340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59827682748437">
                <text:p>0.00259827682748437</text:p>
              </table:table-cell>
              <table:table-cell office:value-type="float" office:value="0.076183">
                <text:p>0.076183</text:p>
              </table:table-cell>
              <table:table-cell office:value-type="float" office:value="0.319412211793097">
                <text:p>0.3194122117930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71740253083408">
                <text:p>0.00271740253083408</text:p>
              </table:table-cell>
              <table:table-cell office:value-type="float" office:value="0.078817">
                <text:p>0.078817</text:p>
              </table:table-cell>
              <table:table-cell office:value-type="float" office:value="0.339480045901384">
                <text:p>0.339480045901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305787823162973">
                <text:p>0.00305787823162973</text:p>
              </table:table-cell>
              <table:table-cell office:value-type="float" office:value="0.079012">
                <text:p>0.079012</text:p>
              </table:table-cell>
              <table:table-cell office:value-type="float" office:value="0.340992592296966">
                <text:p>0.3409925922969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374840316362679">
                <text:p>0.00374840316362679</text:p>
              </table:table-cell>
              <table:table-cell office:value-type="float" office:value="0.083313">
                <text:p>0.083313</text:p>
              </table:table-cell>
              <table:table-cell office:value-type="float" office:value="0.37529640194859">
                <text:p>0.375296401948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391838606446981">
                <text:p>0.00391838606446981</text:p>
              </table:table-cell>
              <table:table-cell office:value-type="float" office:value="0.083724">
                <text:p>0.083724</text:p>
              </table:table-cell>
              <table:table-cell office:value-type="float" office:value="0.378668833644895">
                <text:p>0.3786688336448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407619588077068">
                <text:p>0.00407619588077068</text:p>
              </table:table-cell>
              <table:table-cell office:value-type="float" office:value="0.084625">
                <text:p>0.084625</text:p>
              </table:table-cell>
              <table:table-cell office:value-type="float" office:value="0.386119540062166">
                <text:p>0.3861195400621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447629950940609">
                <text:p>0.00447629950940609</text:p>
              </table:table-cell>
              <table:table-cell office:value-type="float" office:value="0.084829">
                <text:p>0.084829</text:p>
              </table:table-cell>
              <table:table-cell office:value-type="float" office:value="0.38781747903312">
                <text:p>0.387817479033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458526145666838">
                <text:p>0.00458526145666838</text:p>
              </table:table-cell>
              <table:table-cell office:value-type="float" office:value="0.086576">
                <text:p>0.086576</text:p>
              </table:table-cell>
              <table:table-cell office:value-type="float" office:value="0.402524281558476">
                <text:p>0.4025242815584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463521527126432">
                <text:p>0.00463521527126432</text:p>
              </table:table-cell>
              <table:table-cell office:value-type="float" office:value="0.088404">
                <text:p>0.088404</text:p>
              </table:table-cell>
              <table:table-cell office:value-type="float" office:value="0.418231477174811">
                <text:p>0.4182314771748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4871497862041">
                <text:p>0.004871497862041</text:p>
              </table:table-cell>
              <table:table-cell office:value-type="float" office:value="0.088455">
                <text:p>0.088455</text:p>
              </table:table-cell>
              <table:table-cell office:value-type="float" office:value="0.418674368158464">
                <text:p>0.4186743681584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492608081549406">
                <text:p>0.00492608081549406</text:p>
              </table:table-cell>
              <table:table-cell office:value-type="float" office:value="0.091869">
                <text:p>0.091869</text:p>
              </table:table-cell>
              <table:table-cell office:value-type="float" office:value="0.448898561177614">
                <text:p>0.4488985611776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49686636775732">
                <text:p>0.0049686636775732</text:p>
              </table:table-cell>
              <table:table-cell office:value-type="float" office:value="0.095248">
                <text:p>0.095248</text:p>
              </table:table-cell>
              <table:table-cell office:value-type="float" office:value="0.479931614210159">
                <text:p>0.4799316142101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502463709563017">
                <text:p>0.00502463709563017</text:p>
              </table:table-cell>
              <table:table-cell office:value-type="float" office:value="0.094943">
                <text:p>0.094943</text:p>
              </table:table-cell>
              <table:table-cell office:value-type="float" office:value="0.477084770079848">
                <text:p>0.4770847700798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501928431913257">
                <text:p>0.00501928431913257</text:p>
              </table:table-cell>
              <table:table-cell office:value-type="float" office:value="0.097808">
                <text:p>0.097808</text:p>
              </table:table-cell>
              <table:table-cell office:value-type="float" office:value="0.504183902839091">
                <text:p>0.5041839028390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500218104571104">
                <text:p>0.00500218104571104</text:p>
              </table:table-cell>
              <table:table-cell office:value-type="float" office:value="0.102998">
                <text:p>0.102998</text:p>
              </table:table-cell>
              <table:table-cell office:value-type="float" office:value="0.555312002567005">
                <text:p>0.5553120025670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98914252966643">
                <text:p>0.00498914252966643</text:p>
              </table:table-cell>
              <table:table-cell office:value-type="float" office:value="0.10669">
                <text:p>0.10669</text:p>
              </table:table-cell>
              <table:table-cell office:value-type="float" office:value="0.593281138611395">
                <text:p>0.5932811386113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484821479767561">
                <text:p>0.00484821479767561</text:p>
              </table:table-cell>
              <table:table-cell office:value-type="float" office:value="0.110586">
                <text:p>0.110586</text:p>
              </table:table-cell>
              <table:table-cell office:value-type="float" office:value="0.634789085503367">
                <text:p>0.6347890855033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47775199636817">
                <text:p>0.0047775199636817</text:p>
              </table:table-cell>
              <table:table-cell office:value-type="float" office:value="0.113887">
                <text:p>0.113887</text:p>
              </table:table-cell>
              <table:table-cell office:value-type="float" office:value="0.67111579696123">
                <text:p>0.671115796961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469487998634577">
                <text:p>0.00469487998634577</text:p>
              </table:table-cell>
              <table:table-cell office:value-type="float" office:value="0.119864">
                <text:p>0.119864</text:p>
              </table:table-cell>
              <table:table-cell office:value-type="float" office:value="0.739594005150058">
                <text:p>0.7395940051500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437512900680304">
                <text:p>0.00437512900680304</text:p>
              </table:table-cell>
              <table:table-cell office:value-type="float" office:value="0.122625">
                <text:p>0.122625</text:p>
              </table:table-cell>
              <table:table-cell office:value-type="float" office:value="0.772402492649754">
                <text:p>0.7724024926497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424456875771284">
                <text:p>0.00424456875771284</text:p>
              </table:table-cell>
              <table:table-cell office:value-type="float" office:value="0.126118">
                <text:p>0.126118</text:p>
              </table:table-cell>
              <table:table-cell office:value-type="float" office:value="0.814973907808163">
                <text:p>0.8149739078081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417493050917983">
                <text:p>0.00417493050917983</text:p>
              </table:table-cell>
              <table:table-cell office:value-type="float" office:value="0.126135">
                <text:p>0.126135</text:p>
              </table:table-cell>
              <table:table-cell office:value-type="float" office:value="0.815184005843789">
                <text:p>0.8151840058437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410206988453865">
                <text:p>0.00410206988453865</text:p>
              </table:table-cell>
              <table:table-cell office:value-type="float" office:value="0.128005">
                <text:p>0.128005</text:p>
              </table:table-cell>
              <table:table-cell office:value-type="float" office:value="0.838466771910982">
                <text:p>0.8384667719109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39475210942328">
                <text:p>0.0039475210942328</text:p>
              </table:table-cell>
              <table:table-cell office:value-type="float" office:value="0.120908">
                <text:p>0.120908</text:p>
              </table:table-cell>
              <table:table-cell office:value-type="float" office:value="0.751912311713198">
                <text:p>0.7519123117131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386560871265829">
                <text:p>0.00386560871265829</text:p>
              </table:table-cell>
              <table:table-cell office:value-type="float" office:value="0.122485">
                <text:p>0.122485</text:p>
              </table:table-cell>
              <table:table-cell office:value-type="float" office:value="0.770721012749951">
                <text:p>0.7707210127499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378076685592532">
                <text:p>0.00378076685592532</text:p>
              </table:table-cell>
              <table:table-cell office:value-type="float" office:value="0.132446">
                <text:p>0.132446</text:p>
              </table:table-cell>
              <table:table-cell office:value-type="float" office:value="0.895126222729075">
                <text:p>0.8951262227290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350781972520053">
                <text:p>0.00350781972520053</text:p>
              </table:table-cell>
              <table:table-cell office:value-type="float" office:value="0.122197">
                <text:p>0.122197</text:p>
              </table:table-cell>
              <table:table-cell office:value-type="float" office:value="0.767267976055348">
                <text:p>0.7672679760553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33106948249042">
                <text:p>0.0033106948249042</text:p>
              </table:table-cell>
              <table:table-cell office:value-type="float" office:value="0.122197">
                <text:p>0.122197</text:p>
              </table:table-cell>
              <table:table-cell office:value-type="float" office:value="0.767267976055348">
                <text:p>0.7672679760553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320745725184679">
                <text:p>0.00320745725184679</text:p>
              </table:table-cell>
              <table:table-cell office:value-type="float" office:value="0.122197">
                <text:p>0.122197</text:p>
              </table:table-cell>
              <table:table-cell office:value-type="float" office:value="0.767267976055348">
                <text:p>0.7672679760553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287931622005999">
                <text:p>0.00287931622005999</text:p>
              </table:table-cell>
              <table:table-cell office:value-type="float" office:value="0.122197">
                <text:p>0.122197</text:p>
              </table:table-cell>
              <table:table-cell office:value-type="float" office:value="0.767267976055348">
                <text:p>0.7672679760553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276368856430054">
                <text:p>0.00276368856430054</text:p>
              </table:table-cell>
              <table:table-cell office:value-type="float" office:value="0.101099">
                <text:p>0.101099</text:p>
              </table:table-cell>
              <table:table-cell office:value-type="float" office:value="0.536299842795241">
                <text:p>0.5362998427952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264501827768981">
                <text:p>0.00264501827768981</text:p>
              </table:table-cell>
              <table:table-cell office:value-type="float" office:value="0.100115">
                <text:p>0.100115</text:p>
              </table:table-cell>
              <table:table-cell office:value-type="float" office:value="0.526586624477716">
                <text:p>0.5265866244777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239840778522193">
                <text:p>0.00239840778522193</text:p>
              </table:table-cell>
              <table:table-cell office:value-type="float" office:value="0.123911">
                <text:p>0.123911</text:p>
              </table:table-cell>
              <table:table-cell office:value-type="float" office:value="0.787937464529905">
                <text:p>0.7879374645299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213910196907818">
                <text:p>0.00213910196907818</text:p>
              </table:table-cell>
              <table:table-cell office:value-type="float" office:value="0.117118">
                <text:p>0.117118</text:p>
              </table:table-cell>
              <table:table-cell office:value-type="float" office:value="0.707700790587738">
                <text:p>0.7077007905877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86729989945888">
                <text:p>0.00186729989945888</text:p>
              </table:table-cell>
              <table:table-cell office:value-type="float" office:value="0.108003">
                <text:p>0.108003</text:p>
              </table:table-cell>
              <table:table-cell office:value-type="float" office:value="0.607104533380111">
                <text:p>0.6071045333801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72655167989433">
                <text:p>0.00172655167989433</text:p>
              </table:table-cell>
              <table:table-cell office:value-type="float" office:value="0.091387">
                <text:p>0.091387</text:p>
              </table:table-cell>
              <table:table-cell office:value-type="float" office:value="0.444562529920754">
                <text:p>0.4445625299207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58266955986619">
                <text:p>0.00158266955986619</text:p>
              </table:table-cell>
              <table:table-cell office:value-type="float" office:value="0.075028">
                <text:p>0.075028</text:p>
              </table:table-cell>
              <table:table-cell office:value-type="float" office:value="0.310825828031821">
                <text:p>0.3108258280318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28548475913703">
                <text:p>0.00128548475913703</text:p>
              </table:table-cell>
              <table:table-cell office:value-type="float" office:value="0.059044">
                <text:p>0.059044</text:p>
              </table:table-cell>
              <table:table-cell office:value-type="float" office:value="0.205351028267895">
                <text:p>0.2053510282678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13211385905743">
                <text:p>0.00113211385905743</text:p>
              </table:table-cell>
              <table:table-cell office:value-type="float" office:value="0.042146">
                <text:p>0.042146</text:p>
              </table:table-cell>
              <table:table-cell office:value-type="float" office:value="0.120925868021225">
                <text:p>0.1209258680212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98858045041561">
                <text:p>0.0198858045041561</text:p>
              </table:table-cell>
              <table:table-cell office:value-type="float" office:value="0.0342">
                <text:p>0.0342</text:p>
              </table:table-cell>
              <table:table-cell office:value-type="float" office:value="0.0908477949105579">
                <text:p>0.09084779491055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02432870864868">
                <text:p>0.0202432870864868</text:p>
              </table:table-cell>
              <table:table-cell office:value-type="float" office:value="0.028951">
                <text:p>0.028951</text:p>
              </table:table-cell>
              <table:table-cell office:value-type="float" office:value="0.0743543405339726">
                <text:p>0.07435434053397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13192142546177">
                <text:p>0.0213192142546177</text:p>
              </table:table-cell>
              <table:table-cell office:value-type="float" office:value="0.02255">
                <text:p>0.02255</text:p>
              </table:table-cell>
              <table:table-cell office:value-type="float" office:value="0.057875552685219">
                <text:p>0.0578755526852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20385622233152">
                <text:p>0.0220385622233152</text:p>
              </table:table-cell>
              <table:table-cell office:value-type="float" office:value="0.016733">
                <text:p>0.016733</text:p>
              </table:table-cell>
              <table:table-cell office:value-type="float" office:value="0.0463641488393342">
                <text:p>0.04636414883933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37614493817091">
                <text:p>0.0237614493817091</text:p>
              </table:table-cell>
              <table:table-cell office:value-type="float" office:value="0.00786">
                <text:p>0.00786</text:p>
              </table:table-cell>
              <table:table-cell office:value-type="float" office:value="0.035157907199808">
                <text:p>0.0351579071998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57906559854746">
                <text:p>0.0257906559854746</text:p>
              </table:table-cell>
              <table:table-cell office:value-type="float" office:value="0.032562">
                <text:p>0.032562</text:p>
              </table:table-cell>
              <table:table-cell office:value-type="float" office:value="0.0854125789427647">
                <text:p>0.08541257894276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6900066062808">
                <text:p>0.026900066062808</text:p>
              </table:table-cell>
              <table:table-cell office:value-type="float" office:value="0.016249">
                <text:p>0.016249</text:p>
              </table:table-cell>
              <table:table-cell office:value-type="float" office:value="0.045554985616767">
                <text:p>0.0455549856167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92802825570107">
                <text:p>0.0292802825570107</text:p>
              </table:table-cell>
              <table:table-cell office:value-type="float" office:value="-0.000086">
                <text:p>-0.000086</text:p>
              </table:table-cell>
              <table:table-cell office:value-type="float" office:value="0.0316359918708683">
                <text:p>0.03163599187086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18491496145725">
                <text:p>0.0318491496145725</text:p>
              </table:table-cell>
              <table:table-cell office:value-type="float" office:value="-0.014532">
                <text:p>-0.014532</text:p>
              </table:table-cell>
              <table:table-cell office:value-type="float" office:value="0.0409986683226759">
                <text:p>0.04099866832267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45831960439682">
                <text:p>0.0345831960439682</text:p>
              </table:table-cell>
              <table:table-cell office:value-type="float" office:value="-0.022384">
                <text:p>-0.022384</text:p>
              </table:table-cell>
              <table:table-cell office:value-type="float" office:value="0.0546209525499474">
                <text:p>0.05462095254994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60065586864948">
                <text:p>0.0360065586864948</text:p>
              </table:table-cell>
              <table:table-cell office:value-type="float" office:value="-0.023643">
                <text:p>-0.023643</text:p>
              </table:table-cell>
              <table:table-cell office:value-type="float" office:value="0.0573642316515967">
                <text:p>0.05736423165159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89582440257072">
                <text:p>0.0389582440257072</text:p>
              </table:table-cell>
              <table:table-cell office:value-type="float" office:value="-0.020878">
                <text:p>-0.020878</text:p>
              </table:table-cell>
              <table:table-cell office:value-type="float" office:value="0.0515424269433068">
                <text:p>0.05154242694330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04839813709259">
                <text:p>0.0404839813709259</text:p>
              </table:table-cell>
              <table:table-cell office:value-type="float" office:value="-0.019033">
                <text:p>-0.019033</text:p>
              </table:table-cell>
              <table:table-cell office:value-type="float" office:value="0.0480722552625671">
                <text:p>0.04807225526256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36294227838516">
                <text:p>0.0436294227838516</text:p>
              </table:table-cell>
              <table:table-cell office:value-type="float" office:value="-0.01981">
                <text:p>-0.01981</text:p>
              </table:table-cell>
              <table:table-cell office:value-type="float" office:value="0.0494932324093053">
                <text:p>0.04949323240930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52472195029259">
                <text:p>0.0452472195029259</text:p>
              </table:table-cell>
              <table:table-cell office:value-type="float" office:value="-0.022545">
                <text:p>-0.022545</text:p>
              </table:table-cell>
              <table:table-cell office:value-type="float" office:value="0.0549631452278403">
                <text:p>0.05496314522784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85696271061897">
                <text:p>0.0485696271061897</text:p>
              </table:table-cell>
              <table:table-cell office:value-type="float" office:value="-0.022871">
                <text:p>-0.022871</text:p>
              </table:table-cell>
              <table:table-cell office:value-type="float" office:value="0.0556637700458962">
                <text:p>0.05566377004589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20025528967381">
                <text:p>0.0520025528967381</text:p>
              </table:table-cell>
              <table:table-cell office:value-type="float" office:value="-0.022654">
                <text:p>-0.022654</text:p>
              </table:table-cell>
              <table:table-cell office:value-type="float" office:value="0.0551962504135072">
                <text:p>0.05519625041350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37590272724629">
                <text:p>0.0537590272724629</text:p>
              </table:table-cell>
              <table:table-cell office:value-type="float" office:value="-0.023002">
                <text:p>-0.023002</text:p>
              </table:table-cell>
              <table:table-cell office:value-type="float" office:value="0.0559482272790033">
                <text:p>0.05594822727900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573490187525749">
                <text:p>0.0573490187525749</text:p>
              </table:table-cell>
              <table:table-cell office:value-type="float" office:value="-0.025769">
                <text:p>-0.025769</text:p>
              </table:table-cell>
              <table:table-cell office:value-type="float" office:value="0.062347392603062">
                <text:p>0.0623473926030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591813884675503">
                <text:p>0.0591813884675503</text:p>
              </table:table-cell>
              <table:table-cell office:value-type="float" office:value="-0.028947">
                <text:p>-0.028947</text:p>
              </table:table-cell>
              <table:table-cell office:value-type="float" office:value="0.0706178882490657">
                <text:p>0.07061788824906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648223757743835">
                <text:p>0.0648223757743835</text:p>
              </table:table-cell>
              <table:table-cell office:value-type="float" office:value="-0.033671">
                <text:p>-0.033671</text:p>
              </table:table-cell>
              <table:table-cell office:value-type="float" office:value="0.0847310797800164">
                <text:p>0.08473107978001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686977282166481">
                <text:p>0.0686977282166481</text:p>
              </table:table-cell>
              <table:table-cell office:value-type="float" office:value="-0.038877">
                <text:p>-0.038877</text:p>
              </table:table-cell>
              <table:table-cell office:value-type="float" office:value="0.102803822661271">
                <text:p>0.1028038226612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06684067845345">
                <text:p>0.0706684067845345</text:p>
              </table:table-cell>
              <table:table-cell office:value-type="float" office:value="-0.043618">
                <text:p>-0.043618</text:p>
              </table:table-cell>
              <table:table-cell office:value-type="float" office:value="0.121560741336014">
                <text:p>0.1215607413360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46731981635094">
                <text:p>0.0746731981635094</text:p>
              </table:table-cell>
              <table:table-cell office:value-type="float" office:value="-0.048643">
                <text:p>-0.048643</text:p>
              </table:table-cell>
              <table:table-cell office:value-type="float" office:value="0.143833043039239">
                <text:p>0.1438330430392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87592753767967">
                <text:p>0.0787592753767967</text:p>
              </table:table-cell>
              <table:table-cell office:value-type="float" office:value="-0.055154">
                <text:p>-0.055154</text:p>
              </table:table-cell>
              <table:table-cell office:value-type="float" office:value="0.176352513880479">
                <text:p>0.1763525138804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29227417707443">
                <text:p>0.0829227417707443</text:p>
              </table:table-cell>
              <table:table-cell office:value-type="float" office:value="-0.059629">
                <text:p>-0.059629</text:p>
              </table:table-cell>
              <table:table-cell office:value-type="float" office:value="0.201099181274581">
                <text:p>0.2010991812745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71594026684761">
                <text:p>0.0871594026684761</text:p>
              </table:table-cell>
              <table:table-cell office:value-type="float" office:value="-0.058414">
                <text:p>-0.058414</text:p>
              </table:table-cell>
              <table:table-cell office:value-type="float" office:value="0.194187206398657">
                <text:p>0.1941872063986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93039330840111">
                <text:p>0.0893039330840111</text:p>
              </table:table-cell>
              <table:table-cell office:value-type="float" office:value="-0.058145">
                <text:p>-0.058145</text:p>
              </table:table-cell>
              <table:table-cell office:value-type="float" office:value="0.192676356961388">
                <text:p>0.1926763569613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936425924301148">
                <text:p>0.0936425924301148</text:p>
              </table:table-cell>
              <table:table-cell office:value-type="float" office:value="-0.057165">
                <text:p>-0.057165</text:p>
              </table:table-cell>
              <table:table-cell office:value-type="float" office:value="0.187231803698975">
                <text:p>0.1872318036989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958354994654656">
                <text:p>0.0958354994654656</text:p>
              </table:table-cell>
              <table:table-cell office:value-type="float" office:value="-0.054978">
                <text:p>-0.054978</text:p>
              </table:table-cell>
              <table:table-cell office:value-type="float" office:value="0.175419133084806">
                <text:p>0.1754191330848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980432853102684">
                <text:p>0.0980432853102684</text:p>
              </table:table-cell>
              <table:table-cell office:value-type="float" office:value="-0.055598">
                <text:p>-0.055598</text:p>
              </table:table-cell>
              <table:table-cell office:value-type="float" office:value="0.178720595732919">
                <text:p>0.1787205957329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02501846849918">
                <text:p>0.102501846849918</text:p>
              </table:table-cell>
              <table:table-cell office:value-type="float" office:value="-0.056396">
                <text:p>-0.056396</text:p>
              </table:table-cell>
              <table:table-cell office:value-type="float" office:value="0.183025048097891">
                <text:p>0.1830250480978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07012875378132">
                <text:p>0.107012875378132</text:p>
              </table:table-cell>
              <table:table-cell office:value-type="float" office:value="-0.058757">
                <text:p>-0.058757</text:p>
              </table:table-cell>
              <table:table-cell office:value-type="float" office:value="0.196123910781572">
                <text:p>0.1961239107815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11571498215199">
                <text:p>0.111571498215199</text:p>
              </table:table-cell>
              <table:table-cell office:value-type="float" office:value="-0.062022">
                <text:p>-0.062022</text:p>
              </table:table-cell>
              <table:table-cell office:value-type="float" office:value="0.215133446157728">
                <text:p>0.2151334461577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16171970963478">
                <text:p>0.116171970963478</text:p>
              </table:table-cell>
              <table:table-cell office:value-type="float" office:value="-0.064667">
                <text:p>-0.064667</text:p>
              </table:table-cell>
              <table:table-cell office:value-type="float" office:value="0.231295081355506">
                <text:p>0.2312950813555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20809070765972">
                <text:p>0.120809070765972</text:p>
              </table:table-cell>
              <table:table-cell office:value-type="float" office:value="-0.063557">
                <text:p>-0.063557</text:p>
              </table:table-cell>
              <table:table-cell office:value-type="float" office:value="0.224429651151363">
                <text:p>0.2244296511513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25476449728012">
                <text:p>0.125476449728012</text:p>
              </table:table-cell>
              <table:table-cell office:value-type="float" office:value="-0.065195">
                <text:p>-0.065195</text:p>
              </table:table-cell>
              <table:table-cell office:value-type="float" office:value="0.234602951457896">
                <text:p>0.2346029514578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3016802072525">
                <text:p>0.13016802072525</text:p>
              </table:table-cell>
              <table:table-cell office:value-type="float" office:value="-0.063687">
                <text:p>-0.063687</text:p>
              </table:table-cell>
              <table:table-cell office:value-type="float" office:value="0.225227501292565">
                <text:p>0.2252275012925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3723623752594">
                <text:p>0.13723623752594</text:p>
              </table:table-cell>
              <table:table-cell office:value-type="float" office:value="-0.059693">
                <text:p>-0.059693</text:p>
              </table:table-cell>
              <table:table-cell office:value-type="float" office:value="0.201467258357627">
                <text:p>0.2014672583576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44320547580719">
                <text:p>0.144320547580719</text:p>
              </table:table-cell>
              <table:table-cell office:value-type="float" office:value="-0.056524">
                <text:p>-0.056524</text:p>
              </table:table-cell>
              <table:table-cell office:value-type="float" office:value="0.183721263418863">
                <text:p>0.1837212634188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46681264042854">
                <text:p>0.146681264042854</text:p>
              </table:table-cell>
              <table:table-cell office:value-type="float" office:value="-0.047313">
                <text:p>-0.047313</text:p>
              </table:table-cell>
              <table:table-cell office:value-type="float" office:value="0.137698568792225">
                <text:p>0.1376985687922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53747722506523">
                <text:p>0.153747722506523</text:p>
              </table:table-cell>
              <table:table-cell office:value-type="float" office:value="-0.036514">
                <text:p>-0.036514</text:p>
              </table:table-cell>
              <table:table-cell office:value-type="float" office:value="0.094273192519904">
                <text:p>0.0942731925199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58435642719269">
                <text:p>0.158435642719269</text:p>
              </table:table-cell>
              <table:table-cell office:value-type="float" office:value="-0.023942">
                <text:p>-0.023942</text:p>
              </table:table-cell>
              <table:table-cell office:value-type="float" office:value="0.0580384375218436">
                <text:p>0.05803843752184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63095235824585">
                <text:p>0.163095235824585</text:p>
              </table:table-cell>
              <table:table-cell office:value-type="float" office:value="-0.007631">
                <text:p>-0.007631</text:p>
              </table:table-cell>
              <table:table-cell office:value-type="float" office:value="0.0339883182905961">
                <text:p>0.03398831829059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65411874651909">
                <text:p>0.165411874651909</text:p>
              </table:table-cell>
              <table:table-cell office:value-type="float" office:value="0.010099">
                <text:p>0.010099</text:p>
              </table:table-cell>
              <table:table-cell office:value-type="float" office:value="0.0372617392740676">
                <text:p>0.03726173927406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70012727379799">
                <text:p>0.170012727379799</text:p>
              </table:table-cell>
              <table:table-cell office:value-type="float" office:value="0.03325">
                <text:p>0.03325</text:p>
              </table:table-cell>
              <table:table-cell office:value-type="float" office:value="0.0876636470621457">
                <text:p>0.08766364706214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72294795513153">
                <text:p>0.172294795513153</text:p>
              </table:table-cell>
              <table:table-cell office:value-type="float" office:value="0.054479">
                <text:p>0.054479</text:p>
              </table:table-cell>
              <table:table-cell office:value-type="float" office:value="0.17979957463634">
                <text:p>0.179799574636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76816284656525">
                <text:p>0.176816284656525</text:p>
              </table:table-cell>
              <table:table-cell office:value-type="float" office:value="0.071399">
                <text:p>0.071399</text:p>
              </table:table-cell>
              <table:table-cell office:value-type="float" office:value="0.284693635848684">
                <text:p>0.2846936358486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81272849440575">
                <text:p>0.181272849440575</text:p>
              </table:table-cell>
              <table:table-cell office:value-type="float" office:value="0.078517">
                <text:p>0.078517</text:p>
              </table:table-cell>
              <table:table-cell office:value-type="float" office:value="0.337160289075631">
                <text:p>0.3371602890756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83473855257034">
                <text:p>0.183473855257034</text:p>
              </table:table-cell>
              <table:table-cell office:value-type="float" office:value="0.082687">
                <text:p>0.082687</text:p>
              </table:table-cell>
              <table:table-cell office:value-type="float" office:value="0.370191441834792">
                <text:p>0.3701914418347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87814682722092">
                <text:p>0.187814682722092</text:p>
              </table:table-cell>
              <table:table-cell office:value-type="float" office:value="0.081199">
                <text:p>0.081199</text:p>
              </table:table-cell>
              <table:table-cell office:value-type="float" office:value="0.358210280528823">
                <text:p>0.3582102805288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8995201587677">
                <text:p>0.18995201587677</text:p>
              </table:table-cell>
              <table:table-cell office:value-type="float" office:value="0.083446">
                <text:p>0.083446</text:p>
              </table:table-cell>
              <table:table-cell office:value-type="float" office:value="0.376385922079914">
                <text:p>0.3763859220799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92065611481667">
                <text:p>0.192065611481667</text:p>
              </table:table-cell>
              <table:table-cell office:value-type="float" office:value="0.087658">
                <text:p>0.087658</text:p>
              </table:table-cell>
              <table:table-cell office:value-type="float" office:value="0.411782088928625">
                <text:p>0.4117820889286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96216374635696">
                <text:p>0.196216374635696</text:p>
              </table:table-cell>
              <table:table-cell office:value-type="float" office:value="0.093232">
                <text:p>0.093232</text:p>
              </table:table-cell>
              <table:table-cell office:value-type="float" office:value="0.461282557727999">
                <text:p>0.4612825577279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00256213545799">
                <text:p>0.200256213545799</text:p>
              </table:table-cell>
              <table:table-cell office:value-type="float" office:value="0.096506">
                <text:p>0.096506</text:p>
              </table:table-cell>
              <table:table-cell office:value-type="float" office:value="0.491769511272266">
                <text:p>0.4917695112722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02231258153915">
                <text:p>0.202231258153915</text:p>
              </table:table-cell>
              <table:table-cell office:value-type="float" office:value="0.104591">
                <text:p>0.104591</text:p>
              </table:table-cell>
              <table:table-cell office:value-type="float" office:value="0.571531710519912">
                <text:p>0.5715317105199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07960233092308">
                <text:p>0.207960233092308</text:p>
              </table:table-cell>
              <table:table-cell office:value-type="float" office:value="0.110958">
                <text:p>0.110958</text:p>
              </table:table-cell>
              <table:table-cell office:value-type="float" office:value="0.638829751472621">
                <text:p>0.6388297514726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11602389812469">
                <text:p>0.211602389812469</text:p>
              </table:table-cell>
              <table:table-cell office:value-type="float" office:value="0.117455">
                <text:p>0.117455</text:p>
              </table:table-cell>
              <table:table-cell office:value-type="float" office:value="0.711575284930283">
                <text:p>0.7115752849302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15089902281761">
                <text:p>0.215089902281761</text:p>
              </table:table-cell>
              <table:table-cell office:value-type="float" office:value="0.124993">
                <text:p>0.124993</text:p>
              </table:table-cell>
              <table:table-cell office:value-type="float" office:value="0.801132977789806">
                <text:p>0.8011329777898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18411818146706">
                <text:p>0.218411818146706</text:p>
              </table:table-cell>
              <table:table-cell office:value-type="float" office:value="0.135991">
                <text:p>0.135991</text:p>
              </table:table-cell>
              <table:table-cell office:value-type="float" office:value="0.941734066597689">
                <text:p>0.9417340665976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2155673801899">
                <text:p>0.22155673801899</text:p>
              </table:table-cell>
              <table:table-cell office:value-type="float" office:value="0.145656">
                <text:p>0.145656</text:p>
              </table:table-cell>
              <table:table-cell office:value-type="float" office:value="1.07502717317559">
                <text:p>1.075027173175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23059505224228">
                <text:p>0.223059505224228</text:p>
              </table:table-cell>
              <table:table-cell office:value-type="float" office:value="0.149562">
                <text:p>0.149562</text:p>
              </table:table-cell>
              <table:table-cell office:value-type="float" office:value="1.13147960124076">
                <text:p>1.131479601240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24513798952103">
                <text:p>0.224513798952103</text:p>
              </table:table-cell>
              <table:table-cell office:value-type="float" office:value="0.16439">
                <text:p>0.16439</text:p>
              </table:table-cell>
              <table:table-cell office:value-type="float" office:value="1.35932381401767">
                <text:p>1.359323814017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28573068976402">
                <text:p>0.228573068976402</text:p>
              </table:table-cell>
              <table:table-cell office:value-type="float" office:value="0.149992">
                <text:p>0.149992</text:p>
              </table:table-cell>
              <table:table-cell office:value-type="float" office:value="1.13778515373985">
                <text:p>1.137785153739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31012642383575">
                <text:p>0.231012642383575</text:p>
              </table:table-cell>
              <table:table-cell office:value-type="float" office:value="0.151816">
                <text:p>0.151816</text:p>
              </table:table-cell>
              <table:table-cell office:value-type="float" office:value="1.16473280493728">
                <text:p>1.164732804937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3214840888977">
                <text:p>0.23214840888977</text:p>
              </table:table-cell>
              <table:table-cell office:value-type="float" office:value="0.154284">
                <text:p>0.154284</text:p>
              </table:table-cell>
              <table:table-cell office:value-type="float" office:value="1.20171113550589">
                <text:p>1.2017111355058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34245359897614">
                <text:p>0.234245359897614</text:p>
              </table:table-cell>
              <table:table-cell office:value-type="float" office:value="0.140675">
                <text:p>0.140675</text:p>
              </table:table-cell>
              <table:table-cell office:value-type="float" office:value="1.00519549675824">
                <text:p>1.005195496758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36101254820824">
                <text:p>0.236101254820824</text:p>
              </table:table-cell>
              <table:table-cell office:value-type="float" office:value="0.140675">
                <text:p>0.140675</text:p>
              </table:table-cell>
              <table:table-cell office:value-type="float" office:value="1.00519549675824">
                <text:p>1.005195496758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6935824155807">
                <text:p>0.236935824155807</text:p>
              </table:table-cell>
              <table:table-cell office:value-type="float" office:value="0.140675">
                <text:p>0.140675</text:p>
              </table:table-cell>
              <table:table-cell office:value-type="float" office:value="1.00519549675824">
                <text:p>1.005195496758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3841193318367">
                <text:p>0.23841193318367</text:p>
              </table:table-cell>
              <table:table-cell office:value-type="float" office:value="0.140675">
                <text:p>0.140675</text:p>
              </table:table-cell>
              <table:table-cell office:value-type="float" office:value="1.00519549675824">
                <text:p>1.005195496758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389005869627">
                <text:p>0.2389005869627</text:p>
              </table:table-cell>
              <table:table-cell office:value-type="float" office:value="0.140675">
                <text:p>0.140675</text:p>
              </table:table-cell>
              <table:table-cell office:value-type="float" office:value="1.00519549675824">
                <text:p>1.005195496758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38775819540024">
                <text:p>0.238775819540024</text:p>
              </table:table-cell>
              <table:table-cell office:value-type="float" office:value="0.140675">
                <text:p>0.140675</text:p>
              </table:table-cell>
              <table:table-cell office:value-type="float" office:value="1.00519549675824">
                <text:p>1.005195496758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37190246582031">
                <text:p>0.237190246582031</text:p>
              </table:table-cell>
              <table:table-cell office:value-type="float" office:value="0.127604">
                <text:p>0.127604</text:p>
              </table:table-cell>
              <table:table-cell office:value-type="float" office:value="0.833445340229746">
                <text:p>0.8334453402297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35861033201218">
                <text:p>0.235861033201218</text:p>
              </table:table-cell>
              <table:table-cell office:value-type="float" office:value="0.11473">
                <text:p>0.11473</text:p>
              </table:table-cell>
              <table:table-cell office:value-type="float" office:value="0.680563071094608">
                <text:p>0.6805630710946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34183698892593">
                <text:p>0.234183698892593</text:p>
              </table:table-cell>
              <table:table-cell office:value-type="float" office:value="0.081945">
                <text:p>0.081945</text:p>
              </table:table-cell>
              <table:table-cell office:value-type="float" office:value="0.364189986716477">
                <text:p>0.3641899867164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29819744825363">
                <text:p>0.229819744825363</text:p>
              </table:table-cell>
              <table:table-cell office:value-type="float" office:value="0.069614">
                <text:p>0.069614</text:p>
              </table:table-cell>
              <table:table-cell office:value-type="float" office:value="0.272310973218712">
                <text:p>0.2723109732187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27153047919273">
                <text:p>0.227153047919273</text:p>
              </table:table-cell>
              <table:table-cell office:value-type="float" office:value="0.060606">
                <text:p>0.060606</text:p>
              </table:table-cell>
              <table:table-cell office:value-type="float" office:value="0.214560378501008">
                <text:p>0.2145603785010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24177524447441">
                <text:p>0.224177524447441</text:p>
              </table:table-cell>
              <table:table-cell office:value-type="float" office:value="0.052551">
                <text:p>0.052551</text:p>
              </table:table-cell>
              <table:table-cell office:value-type="float" office:value="0.169618203400575">
                <text:p>0.1696182034005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20904976129532">
                <text:p>0.220904976129532</text:p>
              </table:table-cell>
              <table:table-cell office:value-type="float" office:value="0.047933">
                <text:p>0.047933</text:p>
              </table:table-cell>
              <table:table-cell office:value-type="float" office:value="0.14670482492938">
                <text:p>0.146704824929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13515907526016">
                <text:p>0.213515907526016</text:p>
              </table:table-cell>
              <table:table-cell office:value-type="float" office:value="0.040618">
                <text:p>0.040618</text:p>
              </table:table-cell>
              <table:table-cell office:value-type="float" office:value="0.114663952853751">
                <text:p>0.1146639528537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09424450993538">
                <text:p>0.209424450993538</text:p>
              </table:table-cell>
              <table:table-cell office:value-type="float" office:value="0.038882">
                <text:p>0.038882</text:p>
              </table:table-cell>
              <table:table-cell office:value-type="float" office:value="0.107825796083564">
                <text:p>0.1078257960835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00510770082474">
                <text:p>0.200510770082474</text:p>
              </table:table-cell>
              <table:table-cell office:value-type="float" office:value="0.036281">
                <text:p>0.036281</text:p>
              </table:table-cell>
              <table:table-cell office:value-type="float" office:value="0.0981301715656019">
                <text:p>0.09813017156560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95714667439461">
                <text:p>0.195714667439461</text:p>
              </table:table-cell>
              <table:table-cell office:value-type="float" office:value="0.03251">
                <text:p>0.03251</text:p>
              </table:table-cell>
              <table:table-cell office:value-type="float" office:value="0.0852443155208422">
                <text:p>0.08524431552084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90709754824638">
                <text:p>0.190709754824638</text:p>
              </table:table-cell>
              <table:table-cell office:value-type="float" office:value="0.029212">
                <text:p>0.029212</text:p>
              </table:table-cell>
              <table:table-cell office:value-type="float" office:value="0.0751110062918459">
                <text:p>0.07511100629184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85508996248245">
                <text:p>0.185508996248245</text:p>
              </table:table-cell>
              <table:table-cell office:value-type="float" office:value="0.024933">
                <text:p>0.024933</text:p>
              </table:table-cell>
              <table:table-cell office:value-type="float" office:value="0.063543704279188">
                <text:p>0.0635437042791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68864458799362">
                <text:p>0.168864458799362</text:p>
              </table:table-cell>
              <table:table-cell office:value-type="float" office:value="0.023469">
                <text:p>0.023469</text:p>
              </table:table-cell>
              <table:table-cell office:value-type="float" office:value="0.0599958927409824">
                <text:p>0.05999589274098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57030314207077">
                <text:p>0.157030314207077</text:p>
              </table:table-cell>
              <table:table-cell office:value-type="float" office:value="0.020692">
                <text:p>0.020692</text:p>
              </table:table-cell>
              <table:table-cell office:value-type="float" office:value="0.0538402011195263">
                <text:p>0.05384020111952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50931000709534">
                <text:p>0.150931000709534</text:p>
              </table:table-cell>
              <table:table-cell office:value-type="float" office:value="0.018767">
                <text:p>0.018767</text:p>
              </table:table-cell>
              <table:table-cell office:value-type="float" office:value="0.0500142589307945">
                <text:p>0.05001425893079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38431549072266">
                <text:p>0.138431549072266</text:p>
              </table:table-cell>
              <table:table-cell office:value-type="float" office:value="0.017266">
                <text:p>0.017266</text:p>
              </table:table-cell>
              <table:table-cell office:value-type="float" office:value="0.0472816505794477">
                <text:p>0.04728165057944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32056698203087">
                <text:p>0.132056698203087</text:p>
              </table:table-cell>
              <table:table-cell office:value-type="float" office:value="0.015517">
                <text:p>0.015517</text:p>
              </table:table-cell>
              <table:table-cell office:value-type="float" office:value="0.0443745923282492">
                <text:p>0.04437459232824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19119457900524">
                <text:p>0.119119457900524</text:p>
              </table:table-cell>
              <table:table-cell office:value-type="float" office:value="0.014478">
                <text:p>0.014478</text:p>
              </table:table-cell>
              <table:table-cell office:value-type="float" office:value="0.0427888251134339">
                <text:p>0.04278882511343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12581208348274">
                <text:p>0.112581208348274</text:p>
              </table:table-cell>
              <table:table-cell office:value-type="float" office:value="0.015171">
                <text:p>0.015171</text:p>
              </table:table-cell>
              <table:table-cell office:value-type="float" office:value="0.0438348256462737">
                <text:p>0.04383482564627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994261354207993">
                <text:p>0.0994261354207993</text:p>
              </table:table-cell>
              <table:table-cell office:value-type="float" office:value="0.015408">
                <text:p>0.015408</text:p>
              </table:table-cell>
              <table:table-cell office:value-type="float" office:value="0.0442032911682192">
                <text:p>0.04420329116821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862437039613724">
                <text:p>0.0862437039613724</text:p>
              </table:table-cell>
              <table:table-cell office:value-type="float" office:value="0.015234">
                <text:p>0.015234</text:p>
              </table:table-cell>
              <table:table-cell office:value-type="float" office:value="0.0439322379088111">
                <text:p>0.04393223790881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796710699796677">
                <text:p>0.0796710699796677</text:p>
              </table:table-cell>
              <table:table-cell office:value-type="float" office:value="0.014692">
                <text:p>0.014692</text:p>
              </table:table-cell>
              <table:table-cell office:value-type="float" office:value="0.0431068365307131">
                <text:p>0.04310683653071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666187256574631">
                <text:p>0.0666187256574631</text:p>
              </table:table-cell>
              <table:table-cell office:value-type="float" office:value="0.014982">
                <text:p>0.014982</text:p>
              </table:table-cell>
              <table:table-cell office:value-type="float" office:value="0.0435449101636679">
                <text:p>0.04354491016366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601610243320465">
                <text:p>0.0601610243320465</text:p>
              </table:table-cell>
              <table:table-cell office:value-type="float" office:value="0.015782">
                <text:p>0.015782</text:p>
              </table:table-cell>
              <table:table-cell office:value-type="float" office:value="0.044795888898457">
                <text:p>0.0447958888984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743592441082">
                <text:p>0.04743592441082</text:p>
              </table:table-cell>
              <table:table-cell office:value-type="float" office:value="0.016142">
                <text:p>0.016142</text:p>
              </table:table-cell>
              <table:table-cell office:value-type="float" office:value="0.0453791824191167">
                <text:p>0.04537918241911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89810039103031">
                <text:p>0.0289810039103031</text:p>
              </table:table-cell>
              <table:table-cell office:value-type="float" office:value="0.016525">
                <text:p>0.016525</text:p>
              </table:table-cell>
              <table:table-cell office:value-type="float" office:value="0.0460136113075944">
                <text:p>0.04601361130759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0465281400829554">
                <text:p>-0.00465281400829554</text:p>
              </table:table-cell>
              <table:table-cell office:value-type="float" office:value="0.016415">
                <text:p>0.016415</text:p>
              </table:table-cell>
              <table:table-cell office:value-type="float" office:value="0.0458299357458724">
                <text:p>0.04582993574587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310701504349709">
                <text:p>-0.00310701504349709</text:p>
              </table:table-cell>
              <table:table-cell office:value-type="float" office:value="0.017081">
                <text:p>0.017081</text:p>
              </table:table-cell>
              <table:table-cell office:value-type="float" office:value="0.0469600553593959">
                <text:p>0.04696005535939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547496788203716">
                <text:p>-0.00547496788203716</text:p>
              </table:table-cell>
              <table:table-cell office:value-type="float" office:value="0.017123">
                <text:p>0.017123</text:p>
              </table:table-cell>
              <table:table-cell office:value-type="float" office:value="0.0470327734442268">
                <text:p>0.04703277344422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852802861481905">
                <text:p>-0.00852802861481905</text:p>
              </table:table-cell>
              <table:table-cell office:value-type="float" office:value="0.017254">
                <text:p>0.017254</text:p>
              </table:table-cell>
              <table:table-cell office:value-type="float" office:value="0.0472606891683667">
                <text:p>0.0472606891683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997879542410374">
                <text:p>-0.00997879542410374</text:p>
              </table:table-cell>
              <table:table-cell office:value-type="float" office:value="0.017572">
                <text:p>0.017572</text:p>
              </table:table-cell>
              <table:table-cell office:value-type="float" office:value="0.0478209091828986">
                <text:p>0.04782090918289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102754002436996">
                <text:p>-0.0102754002436996</text:p>
              </table:table-cell>
              <table:table-cell office:value-type="float" office:value="0.017005">
                <text:p>0.017005</text:p>
              </table:table-cell>
              <table:table-cell office:value-type="float" office:value="0.0468289073380688">
                <text:p>0.04682890733806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103516262024641">
                <text:p>-0.0103516262024641</text:p>
              </table:table-cell>
              <table:table-cell office:value-type="float" office:value="0.017129">
                <text:p>0.017129</text:p>
              </table:table-cell>
              <table:table-cell office:value-type="float" office:value="0.0470431757786736">
                <text:p>0.04704317577867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99822161719203">
                <text:p>-0.0099822161719203</text:p>
              </table:table-cell>
              <table:table-cell office:value-type="float" office:value="0.017593">
                <text:p>0.017593</text:p>
              </table:table-cell>
              <table:table-cell office:value-type="float" office:value="0.0478582518117829">
                <text:p>0.04785825181178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958962645381689">
                <text:p>-0.00958962645381689</text:p>
              </table:table-cell>
              <table:table-cell office:value-type="float" office:value="0.017626">
                <text:p>0.017626</text:p>
              </table:table-cell>
              <table:table-cell office:value-type="float" office:value="0.0479170199372918">
                <text:p>0.04791701993729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908499769866467">
                <text:p>-0.00908499769866467</text:p>
              </table:table-cell>
              <table:table-cell office:value-type="float" office:value="0.017051">
                <text:p>0.017051</text:p>
              </table:table-cell>
              <table:table-cell office:value-type="float" office:value="0.0469082191448345">
                <text:p>0.04690821914483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779786426573992">
                <text:p>-0.00779786426573992</text:p>
              </table:table-cell>
              <table:table-cell office:value-type="float" office:value="0.016995">
                <text:p>0.016995</text:p>
              </table:table-cell>
              <table:table-cell office:value-type="float" office:value="0.0468116929343616">
                <text:p>0.04681169293436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620889710262418">
                <text:p>-0.00620889710262418</text:p>
              </table:table-cell>
              <table:table-cell office:value-type="float" office:value="0.01676">
                <text:p>0.01676</text:p>
              </table:table-cell>
              <table:table-cell office:value-type="float" office:value="0.0464099605515443">
                <text:p>0.04640996055154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532007589936256">
                <text:p>-0.00532007589936256</text:p>
              </table:table-cell>
              <table:table-cell office:value-type="float" office:value="0.01624">
                <text:p>0.01624</text:p>
              </table:table-cell>
              <table:table-cell office:value-type="float" office:value="0.0455401554447881">
                <text:p>0.04554015544478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350038916803896">
                <text:p>-0.00350038916803896</text:p>
              </table:table-cell>
              <table:table-cell office:value-type="float" office:value="0.016328">
                <text:p>0.016328</text:p>
              </table:table-cell>
              <table:table-cell office:value-type="float" office:value="0.0456855003990642">
                <text:p>0.04568550039906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280035566538572">
                <text:p>-0.00280035566538572</text:p>
              </table:table-cell>
              <table:table-cell office:value-type="float" office:value="0.016483">
                <text:p>0.016483</text:p>
              </table:table-cell>
              <table:table-cell office:value-type="float" office:value="0.0459433414421531">
                <text:p>0.04594334144215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17922701081261">
                <text:p>-0.0017922701081261</text:p>
              </table:table-cell>
              <table:table-cell office:value-type="float" office:value="0.016172">
                <text:p>0.016172</text:p>
              </table:table-cell>
              <table:table-cell office:value-type="float" office:value="0.0454283604499405">
                <text:p>0.04542836044994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114707730244845">
                <text:p>-0.00114707730244845</text:p>
              </table:table-cell>
              <table:table-cell office:value-type="float" office:value="0.016462">
                <text:p>0.016462</text:p>
              </table:table-cell>
              <table:table-cell office:value-type="float" office:value="0.0459082709901271">
                <text:p>0.04590827099012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0917665078304708">
                <text:p>-0.000917665078304708</text:p>
              </table:table-cell>
              <table:table-cell office:value-type="float" office:value="0.016398">
                <text:p>0.016398</text:p>
              </table:table-cell>
              <table:table-cell office:value-type="float" office:value="0.0458016547485624">
                <text:p>0.04580165474856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073413533391431">
                <text:p>-0.00073413533391431</text:p>
              </table:table-cell>
              <table:table-cell office:value-type="float" office:value="0.016558">
                <text:p>0.016558</text:p>
              </table:table-cell>
              <table:table-cell office:value-type="float" office:value="0.0460689439718766">
                <text:p>0.04606894397187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046984656364657">
                <text:p>-0.00046984656364657</text:p>
              </table:table-cell>
              <table:table-cell office:value-type="float" office:value="0.016543">
                <text:p>0.016543</text:p>
              </table:table-cell>
              <table:table-cell office:value-type="float" office:value="0.0460437796015138">
                <text:p>0.04604377960151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0375877920305356">
                <text:p>-0.000375877920305356</text:p>
              </table:table-cell>
              <table:table-cell office:value-type="float" office:value="0.016564">
                <text:p>0.016564</text:p>
              </table:table-cell>
              <table:table-cell office:value-type="float" office:value="0.0460790158610403">
                <text:p>0.046079015861040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0300700863590464">
                <text:p>-0.000300700863590464</text:p>
              </table:table-cell>
              <table:table-cell office:value-type="float" office:value="0.016563">
                <text:p>0.016563</text:p>
              </table:table-cell>
              <table:table-cell office:value-type="float" office:value="0.0460773369691551">
                <text:p>0.046077336969155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0192447230801918">
                <text:p>-0.000192447230801918</text:p>
              </table:table-cell>
              <table:table-cell office:value-type="float" office:value="0.016868">
                <text:p>0.016868</text:p>
              </table:table-cell>
              <table:table-cell office:value-type="float" office:value="0.046593918003958">
                <text:p>0.0465939180039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0153959088493139">
                <text:p>-0.000153959088493139</text:p>
              </table:table-cell>
              <table:table-cell office:value-type="float" office:value="0.016996">
                <text:p>0.016996</text:p>
              </table:table-cell>
              <table:table-cell office:value-type="float" office:value="0.0468134139360881">
                <text:p>0.04681341393608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0098531942057889">
                <text:p>-0.000098531942057889</text:p>
              </table:table-cell>
              <table:table-cell office:value-type="float" office:value="0.017086">
                <text:p>0.017086</text:p>
              </table:table-cell>
              <table:table-cell office:value-type="float" office:value="0.0469687032576819">
                <text:p>0.04696870325768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00788253819337115">
                <text:p>-0.0000788253819337115</text:p>
              </table:table-cell>
              <table:table-cell office:value-type="float" office:value="0">
                <text:p>0</text:p>
              </table:table-cell>
              <table:table-cell office:value-type="float" office:value="0.0316411646540839">
                <text:p>0.03164116465408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00504497365909629">
                <text:p>-0.0000504497365909629</text:p>
              </table:table-cell>
              <table:table-cell office:value-type="float" office:value="0">
                <text:p>0</text:p>
              </table:table-cell>
              <table:table-cell office:value-type="float" office:value="0.0316411646540839">
                <text:p>0.03164116465408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00403594603994861">
                <text:p>-0.0000403594603994861</text:p>
              </table:table-cell>
              <table:table-cell office:value-type="float" office:value="0">
                <text:p>0</text:p>
              </table:table-cell>
              <table:table-cell office:value-type="float" office:value="0.0316411646540839">
                <text:p>0.03164116465408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00258328709605848">
                <text:p>-0.0000258328709605848</text:p>
              </table:table-cell>
              <table:table-cell office:value-type="float" office:value="0">
                <text:p>0</text:p>
              </table:table-cell>
              <table:table-cell office:value-type="float" office:value="0.0316411646540839">
                <text:p>0.03164116465408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00165329056471819">
                <text:p>-0.0000165329056471819</text:p>
              </table:table-cell>
              <table:table-cell office:value-type="float" office:value="0">
                <text:p>0</text:p>
              </table:table-cell>
              <table:table-cell office:value-type="float" office:value="0.0316411646540839">
                <text:p>0.03164116465408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00105778026409098">
                <text:p>-0.0000105778026409098</text:p>
              </table:table-cell>
              <table:table-cell office:value-type="float" office:value="0">
                <text:p>0</text:p>
              </table:table-cell>
              <table:table-cell office:value-type="float" office:value="0.0316411646540839">
                <text:p>0.03164116465408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000846234433993232">
                <text:p>-0.00000846234433993232</text:p>
              </table:table-cell>
              <table:table-cell office:value-type="float" office:value="0">
                <text:p>0</text:p>
              </table:table-cell>
              <table:table-cell office:value-type="float" office:value="0.0316411646540839">
                <text:p>0.03164116465408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000541659437658382">
                <text:p>-0.00000541659437658382</text:p>
              </table:table-cell>
              <table:table-cell office:value-type="float" office:value="0">
                <text:p>0</text:p>
              </table:table-cell>
              <table:table-cell office:value-type="float" office:value="0.0316411646540839">
                <text:p>0.03164116465408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000346978049492463">
                <text:p>-0.00000346978049492463</text:p>
              </table:table-cell>
              <table:table-cell office:value-type="float" office:value="0">
                <text:p>0</text:p>
              </table:table-cell>
              <table:table-cell office:value-type="float" office:value="0.0316411646540839">
                <text:p>0.03164116465408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0000222309154196409">
                <text:p>-0.00000222309154196409</text:p>
              </table:table-cell>
              <table:table-cell office:value-type="float" office:value="0">
                <text:p>0</text:p>
              </table:table-cell>
              <table:table-cell office:value-type="float" office:value="0.0316411646540839">
                <text:p>0.03164116465408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000113570263238216">
                <text:p>-0.00000113570263238216</text:p>
              </table:table-cell>
              <table:table-cell office:value-type="float" office:value="0">
                <text:p>0</text:p>
              </table:table-cell>
              <table:table-cell office:value-type="float" office:value="0.0316411646540839">
                <text:p>0.03164116465408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00000909290861272893">
                <text:p>-0.000000909290861272893</text:p>
              </table:table-cell>
              <table:table-cell office:value-type="float" office:value="0">
                <text:p>0</text:p>
              </table:table-cell>
              <table:table-cell office:value-type="float" office:value="0.0316411646540839">
                <text:p>0.03164116465408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00000579541847400833">
                <text:p>-0.000000579541847400833</text:p>
              </table:table-cell>
              <table:table-cell office:value-type="float" office:value="0">
                <text:p>0</text:p>
              </table:table-cell>
              <table:table-cell office:value-type="float" office:value="0.0316411646540839">
                <text:p>0.03164116465408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000036878972764498">
                <text:p>-0.00000036878972764498</text:p>
              </table:table-cell>
              <table:table-cell office:value-type="float" office:value="0">
                <text:p>0</text:p>
              </table:table-cell>
              <table:table-cell office:value-type="float" office:value="0.0316411646540839">
                <text:p>0.03164116465408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00002977090218792">
                <text:p>-0.0000002977090218792</text:p>
              </table:table-cell>
              <table:table-cell office:value-type="float" office:value="0">
                <text:p>0</text:p>
              </table:table-cell>
              <table:table-cell office:value-type="float" office:value="0.0316411646540839">
                <text:p>0.03164116465408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0000194010567611258">
                <text:p>-0.000000194010567611258</text:p>
              </table:table-cell>
              <table:table-cell office:value-type="float" office:value="0">
                <text:p>0</text:p>
              </table:table-cell>
              <table:table-cell office:value-type="float" office:value="0.0316411646540839">
                <text:p>0.031641164654083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0000100162566241124">
                <text:p>-0.000000100162566241124</text:p>
              </table:table-cell>
              <table:table-cell office:value-type="float" office:value="0">
                <text:p>0</text:p>
              </table:table-cell>
              <table:table-cell office:value-type="float" office:value="0.0316411646540839">
                <text:p>0.03164116465408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00000809671760748643">
                <text:p>-0.0000000809671760748643</text:p>
              </table:table-cell>
              <table:table-cell office:value-type="float" office:value="0">
                <text:p>0</text:p>
              </table:table-cell>
              <table:table-cell office:value-type="float" office:value="0.0316411646540839">
                <text:p>0.03164116465408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00000540503251045266">
                <text:p>-0.0000000540503251045266</text:p>
              </table:table-cell>
              <table:table-cell office:value-type="float" office:value="0">
                <text:p>0</text:p>
              </table:table-cell>
              <table:table-cell office:value-type="float" office:value="0.0316411646540839">
                <text:p>0.03164116465408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00000463288429841668">
                <text:p>-0.0000000463288429841668</text:p>
              </table:table-cell>
              <table:table-cell office:value-type="float" office:value="0">
                <text:p>0</text:p>
              </table:table-cell>
              <table:table-cell office:value-type="float" office:value="0.0316411646540839">
                <text:p>0.03164116465408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00000386434741983521">
                <text:p>-0.0000000386434741983521</text:p>
              </table:table-cell>
              <table:table-cell office:value-type="float" office:value="0">
                <text:p>0</text:p>
              </table:table-cell>
              <table:table-cell office:value-type="float" office:value="0.0316411646540839">
                <text:p>0.03164116465408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000000289735790914847">
                <text:p>-0.0000000289735790914847</text:p>
              </table:table-cell>
              <table:table-cell office:value-type="float" office:value="0">
                <text:p>0</text:p>
              </table:table-cell>
              <table:table-cell office:value-type="float" office:value="0.0316411646540839">
                <text:p>0.03164116465408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000000251489424840656">
                <text:p>-0.0000000251489424840656</text:p>
              </table:table-cell>
              <table:table-cell office:value-type="float" office:value="0">
                <text:p>0</text:p>
              </table:table-cell>
              <table:table-cell office:value-type="float" office:value="0.0316411646540839">
                <text:p>0.03164116465408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000000212521058529092">
                <text:p>-0.0000000212521058529092</text:p>
              </table:table-cell>
              <table:table-cell office:value-type="float" office:value="0">
                <text:p>0</text:p>
              </table:table-cell>
              <table:table-cell office:value-type="float" office:value="0.0316411646540839">
                <text:p>0.03164116465408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00000019339788437378">
                <text:p>-0.000000019339788437378</text:p>
              </table:table-cell>
              <table:table-cell office:value-type="float" office:value="0">
                <text:p>0</text:p>
              </table:table-cell>
              <table:table-cell office:value-type="float" office:value="0.0316411646540839">
                <text:p>0.031641164654083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000000155151482772453">
                <text:p>-0.0000000155151482772453</text:p>
              </table:table-cell>
              <table:table-cell office:value-type="float" office:value="0">
                <text:p>0</text:p>
              </table:table-cell>
              <table:table-cell office:value-type="float" office:value="0.0316411646540839">
                <text:p>0.031641164654083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000000154429500298647">
                <text:p>-0.0000000154429500298647</text:p>
              </table:table-cell>
              <table:table-cell office:value-type="float" office:value="0">
                <text:p>0</text:p>
              </table:table-cell>
              <table:table-cell office:value-type="float" office:value="0.0316411646540839">
                <text:p>0.031641164654083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0">
                <text:p>0</text:p>
              </table:table-cell>
              <table:table-cell office:value-type="float" office:value="0.0316411646540839">
                <text:p>0.03164116465408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0">
                <text:p>0</text:p>
              </table:table-cell>
              <table:table-cell office:value-type="float" office:value="0.0316411646540839">
                <text:p>0.031641164654083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0">
                <text:p>0</text:p>
              </table:table-cell>
              <table:table-cell office:value-type="float" office:value="0.0316411646540839">
                <text:p>0.031641164654083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0">
                <text:p>0</text:p>
              </table:table-cell>
              <table:table-cell office:value-type="float" office:value="0.0316411646540839">
                <text:p>0.03164116465408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0">
                <text:p>0</text:p>
              </table:table-cell>
              <table:table-cell office:value-type="float" office:value="0.0316411646540839">
                <text:p>0.031641164654083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648cm" svg:height="6.812cm" xlink:href=".." xlink:type="simple" chart:class="chart:line" chart:style-name="ch1">
        <chart:title svg:x="5.026cm" svg:y="0.271cm" chart:style-name="ch2">
          <text:p>wY LLeg</text:p>
        </chart:title>
        <chart:legend chart:legend-position="end" svg:x="8.373cm" svg:y="2.688cm" style:legend-expansion="high" chart:style-name="ch3"/>
        <chart:plot-area chart:style-name="ch4" table:cell-range-address="LLeg.E1:LLeg.E216 LLeg.M1:LLeg.M1 LLeg.M90:LLeg.M300 LLeg.U1:LLeg.U1 LLeg.U90:LLeg.U300" chart:data-source-has-labels="row" svg:x="0.232cm" svg:y="1.134cm" svg:width="7.909cm" svg:height="5.542cm">
          <chartooo:coordinate-region svg:x="1.074cm" svg:y="1.307cm" svg:width="7.067cm" svg:height="4.48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Leg.E2:LLeg.E216" chart:label-cell-address="LLeg.E1:LLeg.E1" chart:class="chart:line">
            <chart:data-point chart:repeated="215"/>
          </chart:series>
          <chart:series chart:style-name="ch9" chart:values-cell-range-address="LLeg.M90:LLeg.M300" chart:label-cell-address="LLeg.M1:LLeg.M1" chart:class="chart:line">
            <chart:data-point chart:repeated="211"/>
          </chart:series>
          <chart:series chart:style-name="ch10" chart:values-cell-range-address="LLeg.U90:LLeg.U300" chart:label-cell-address="LLeg.U1:LLeg.U1" chart:class="chart:line">
            <chart:data-point chart:repeated="2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Y Nao</text:p>
                <draw:g>
                  <svg:desc>LLeg.E1:LLeg.E1</svg:desc>
                </draw:g>
              </table:table-cell>
              <table:table-cell office:value-type="string">
                <text:p>wY MoCap (Z)</text:p>
                <draw:g>
                  <svg:desc>LLeg.M1:LLeg.M1</svg:desc>
                </draw:g>
              </table:table-cell>
              <table:table-cell office:value-type="string">
                <text:p>wY Corr</text:p>
                <draw:g>
                  <svg:desc>LLeg.U1:LLeg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0328623128709182">
                <text:p>0.000000000328623128709182</text:p>
                <draw:g>
                  <svg:desc>LLeg.E2:LLeg.E216</svg:desc>
                </draw:g>
              </table:table-cell>
              <table:table-cell office:value-type="float" office:value="-0.006365">
                <text:p>-0.006365</text:p>
                <draw:g>
                  <svg:desc>LLeg.M90:LLeg.M300</svg:desc>
                </draw:g>
              </table:table-cell>
              <table:table-cell office:value-type="float" office:value="-0.00993375083391088">
                <text:p>-0.00993375083391088</text:p>
                <draw:g>
                  <svg:desc>LLeg.U90:LLeg.U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05931">
                <text:p>-0.005931</text:p>
              </table:table-cell>
              <table:table-cell office:value-type="float" office:value="-0.00996684894790698">
                <text:p>-0.009966848947906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05661">
                <text:p>-0.005661</text:p>
              </table:table-cell>
              <table:table-cell office:value-type="float" office:value="-0.00998687051172198">
                <text:p>-0.009986870511721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04874">
                <text:p>-0.004874</text:p>
              </table:table-cell>
              <table:table-cell office:value-type="float" office:value="-0.010042737635812">
                <text:p>-0.010042737635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04706">
                <text:p>-0.004706</text:p>
              </table:table-cell>
              <table:table-cell office:value-type="float" office:value="-0.0100541828923498">
                <text:p>-0.01005418289234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04879">
                <text:p>-0.004879</text:p>
              </table:table-cell>
              <table:table-cell office:value-type="float" office:value="-0.0100423944118687">
                <text:p>-0.01004239441186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04718">
                <text:p>-0.004718</text:p>
              </table:table-cell>
              <table:table-cell office:value-type="float" office:value="-0.0100533709820363">
                <text:p>-0.01005337098203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05433">
                <text:p>-0.005433</text:p>
              </table:table-cell>
              <table:table-cell office:value-type="float" office:value="-0.0100034374626457">
                <text:p>-0.01000343746264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06684">
                <text:p>-0.006684</text:p>
              </table:table-cell>
              <table:table-cell office:value-type="float" office:value="-0.00990870336166672">
                <text:p>-0.009908703361666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07675">
                <text:p>-0.007675</text:p>
              </table:table-cell>
              <table:table-cell office:value-type="float" office:value="-0.00982700221898602">
                <text:p>-0.009827002218986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53266676515341">
                <text:p>0.00953266676515341</text:p>
              </table:table-cell>
              <table:table-cell office:value-type="float" office:value="-0.009363">
                <text:p>-0.009363</text:p>
              </table:table-cell>
              <table:table-cell office:value-type="float" office:value="-0.00967429105805526">
                <text:p>-0.009674291058055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673467526212335">
                <text:p>0.00673467526212335</text:p>
              </table:table-cell>
              <table:table-cell office:value-type="float" office:value="-0.01032">
                <text:p>-0.01032</text:p>
              </table:table-cell>
              <table:table-cell office:value-type="float" office:value="-0.0095801295229132">
                <text:p>-0.00958012952291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573977828025818">
                <text:p>0.00573977828025818</text:p>
              </table:table-cell>
              <table:table-cell office:value-type="float" office:value="-0.010994">
                <text:p>-0.010994</text:p>
              </table:table-cell>
              <table:table-cell office:value-type="float" office:value="-0.00951051984908224">
                <text:p>-0.009510519849082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56568077020347">
                <text:p>0.00256568077020347</text:p>
              </table:table-cell>
              <table:table-cell office:value-type="float" office:value="-0.012827">
                <text:p>-0.012827</text:p>
              </table:table-cell>
              <table:table-cell office:value-type="float" office:value="-0.00930744407350416">
                <text:p>-0.009307444073504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24287621676922">
                <text:p>0.00224287621676922</text:p>
              </table:table-cell>
              <table:table-cell office:value-type="float" office:value="-0.015182">
                <text:p>-0.015182</text:p>
              </table:table-cell>
              <table:table-cell office:value-type="float" office:value="-0.00901699044422461">
                <text:p>-0.009016990444224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02063238248229">
                <text:p>0.00202063238248229</text:p>
              </table:table-cell>
              <table:table-cell office:value-type="float" office:value="-0.018629">
                <text:p>-0.018629</text:p>
              </table:table-cell>
              <table:table-cell office:value-type="float" office:value="-0.00853194200531561">
                <text:p>-0.008531942005315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58238701988012">
                <text:p>0.00158238701988012</text:p>
              </table:table-cell>
              <table:table-cell office:value-type="float" office:value="-0.019776">
                <text:p>-0.019776</text:p>
              </table:table-cell>
              <table:table-cell office:value-type="float" office:value="-0.00835475515933628">
                <text:p>-0.008354755159336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53569201938808">
                <text:p>0.00153569201938808</text:p>
              </table:table-cell>
              <table:table-cell office:value-type="float" office:value="-0.019604">
                <text:p>-0.019604</text:p>
              </table:table-cell>
              <table:table-cell office:value-type="float" office:value="-0.00838182784658605">
                <text:p>-0.008381827846586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39804801438004">
                <text:p>0.00139804801438004</text:p>
              </table:table-cell>
              <table:table-cell office:value-type="float" office:value="-0.018997">
                <text:p>-0.018997</text:p>
              </table:table-cell>
              <table:table-cell office:value-type="float" office:value="-0.00847595270775789">
                <text:p>-0.008475952707757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04556244332343">
                <text:p>0.00104556244332343</text:p>
              </table:table-cell>
              <table:table-cell office:value-type="float" office:value="-0.016974">
                <text:p>-0.016974</text:p>
              </table:table-cell>
              <table:table-cell office:value-type="float" office:value="-0.00877371179360227">
                <text:p>-0.008773711793602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930728099774569">
                <text:p>0.000930728099774569</text:p>
              </table:table-cell>
              <table:table-cell office:value-type="float" office:value="-0.016582">
                <text:p>-0.016582</text:p>
              </table:table-cell>
              <table:table-cell office:value-type="float" office:value="-0.00882857305621868">
                <text:p>-0.008828573056218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808589858934283">
                <text:p>0.000808589858934283</text:p>
              </table:table-cell>
              <table:table-cell office:value-type="float" office:value="-0.017018">
                <text:p>-0.017018</text:p>
              </table:table-cell>
              <table:table-cell office:value-type="float" office:value="-0.0087674964266528">
                <text:p>-0.00876749642665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3978754975833">
                <text:p>0.0003978754975833</text:p>
              </table:table-cell>
              <table:table-cell office:value-type="float" office:value="-0.017772">
                <text:p>-0.017772</text:p>
              </table:table-cell>
              <table:table-cell office:value-type="float" office:value="-0.00865918513041672">
                <text:p>-0.008659185130416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246370327658951">
                <text:p>0.000246370327658951</text:p>
              </table:table-cell>
              <table:table-cell office:value-type="float" office:value="-0.018397">
                <text:p>-0.018397</text:p>
              </table:table-cell>
              <table:table-cell office:value-type="float" office:value="-0.00856682260003737">
                <text:p>-0.008566822600037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167957143275998">
                <text:p>0.000167957143275998</text:p>
              </table:table-cell>
              <table:table-cell office:value-type="float" office:value="-0.019765">
                <text:p>-0.019765</text:p>
              </table:table-cell>
              <table:table-cell office:value-type="float" office:value="-0.00835649185756711">
                <text:p>-0.008356491857567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338154844939709">
                <text:p>-0.000338154844939709</text:p>
              </table:table-cell>
              <table:table-cell office:value-type="float" office:value="-0.021433">
                <text:p>-0.021433</text:p>
              </table:table-cell>
              <table:table-cell office:value-type="float" office:value="-0.00808486542097454">
                <text:p>-0.008084865420974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519763270858675">
                <text:p>-0.000519763270858675</text:p>
              </table:table-cell>
              <table:table-cell office:value-type="float" office:value="-0.022336">
                <text:p>-0.022336</text:p>
              </table:table-cell>
              <table:table-cell office:value-type="float" office:value="-0.00793086092662283">
                <text:p>-0.007930860926622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707361265085638">
                <text:p>-0.000707361265085638</text:p>
              </table:table-cell>
              <table:table-cell office:value-type="float" office:value="-0.023794">
                <text:p>-0.023794</text:p>
              </table:table-cell>
              <table:table-cell office:value-type="float" office:value="-0.00767189018462339">
                <text:p>-0.007671890184623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130396918393672">
                <text:p>-0.00130396918393672</text:p>
              </table:table-cell>
              <table:table-cell office:value-type="float" office:value="-0.026321">
                <text:p>-0.026321</text:p>
              </table:table-cell>
              <table:table-cell office:value-type="float" office:value="-0.00719287578212443">
                <text:p>-0.00719287578212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15131460968405">
                <text:p>-0.0015131460968405</text:p>
              </table:table-cell>
              <table:table-cell office:value-type="float" office:value="-0.029352">
                <text:p>-0.029352</text:p>
              </table:table-cell>
              <table:table-cell office:value-type="float" office:value="-0.0065678568848812">
                <text:p>-0.00656785688488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172712758649141">
                <text:p>-0.00172712758649141</text:p>
              </table:table-cell>
              <table:table-cell office:value-type="float" office:value="-0.033567">
                <text:p>-0.033567</text:p>
              </table:table-cell>
              <table:table-cell office:value-type="float" office:value="-0.00560719143771528">
                <text:p>-0.005607191437715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18358543748036">
                <text:p>-0.0018358543748036</text:p>
              </table:table-cell>
              <table:table-cell office:value-type="float" office:value="-0.037971">
                <text:p>-0.037971</text:p>
              </table:table-cell>
              <table:table-cell office:value-type="float" office:value="-0.00448973766079357">
                <text:p>-0.004489737660793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25103148072958">
                <text:p>-0.0025103148072958</text:p>
              </table:table-cell>
              <table:table-cell office:value-type="float" office:value="-0.040927">
                <text:p>-0.040927</text:p>
              </table:table-cell>
              <table:table-cell office:value-type="float" office:value="-0.0036745181266824">
                <text:p>-0.00367451812668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274303392507136">
                <text:p>-0.00274303392507136</text:p>
              </table:table-cell>
              <table:table-cell office:value-type="float" office:value="-0.043595">
                <text:p>-0.043595</text:p>
              </table:table-cell>
              <table:table-cell office:value-type="float" office:value="-0.00289377412503985">
                <text:p>-0.002893774125039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297936704009771">
                <text:p>-0.00297936704009771</text:p>
              </table:table-cell>
              <table:table-cell office:value-type="float" office:value="-0.044837">
                <text:p>-0.044837</text:p>
              </table:table-cell>
              <table:table-cell office:value-type="float" office:value="-0.00251577639688893">
                <text:p>-0.002515776396888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370943499729037">
                <text:p>-0.00370943499729037</text:p>
              </table:table-cell>
              <table:table-cell office:value-type="float" office:value="-0.047231">
                <text:p>-0.047231</text:p>
              </table:table-cell>
              <table:table-cell office:value-type="float" office:value="-0.00176109547834379">
                <text:p>-0.001761095478343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395953701809049">
                <text:p>-0.00395953701809049</text:p>
              </table:table-cell>
              <table:table-cell office:value-type="float" office:value="-0.048557">
                <text:p>-0.048557</text:p>
              </table:table-cell>
              <table:table-cell office:value-type="float" office:value="-0.0013283121474992">
                <text:p>-0.00132831214749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408589001744986">
                <text:p>-0.00408589001744986</text:p>
              </table:table-cell>
              <table:table-cell office:value-type="float" office:value="-0.046693">
                <text:p>-0.046693</text:p>
              </table:table-cell>
              <table:table-cell office:value-type="float" office:value="-0.00193368510241714">
                <text:p>-0.001933685102417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421303231269121">
                <text:p>-0.00421303231269121</text:p>
              </table:table-cell>
              <table:table-cell office:value-type="float" office:value="-0.049331">
                <text:p>-0.049331</text:p>
              </table:table-cell>
              <table:table-cell office:value-type="float" office:value="-0.0010708227502017">
                <text:p>-0.00107082275020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446995161473751">
                <text:p>-0.00446995161473751</text:p>
              </table:table-cell>
              <table:table-cell office:value-type="float" office:value="-0.053597">
                <text:p>-0.053597</text:p>
              </table:table-cell>
              <table:table-cell office:value-type="float" office:value="0.000412773155750685">
                <text:p>0.0004127731557506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459974445402622">
                <text:p>-0.00459974445402622</text:p>
              </table:table-cell>
              <table:table-cell office:value-type="float" office:value="-0.055735">
                <text:p>-0.055735</text:p>
              </table:table-cell>
              <table:table-cell office:value-type="float" office:value="0.00119732679075428">
                <text:p>0.001197326790754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473042670637369">
                <text:p>-0.00473042670637369</text:p>
              </table:table-cell>
              <table:table-cell office:value-type="float" office:value="-0.048075">
                <text:p>-0.048075</text:p>
              </table:table-cell>
              <table:table-cell office:value-type="float" office:value="-0.00148684724967482">
                <text:p>-0.001486847249674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512812379747629">
                <text:p>-0.00512812379747629</text:p>
              </table:table-cell>
              <table:table-cell office:value-type="float" office:value="0.017821">
                <text:p>0.017821</text:p>
              </table:table-cell>
              <table:table-cell office:value-type="float" office:value="-0.0100573003211458">
                <text:p>-0.01005730032114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539816403761506">
                <text:p>-0.00539816403761506</text:p>
              </table:table-cell>
              <table:table-cell office:value-type="float" office:value="0.017821">
                <text:p>0.017821</text:p>
              </table:table-cell>
              <table:table-cell office:value-type="float" office:value="-0.0100573003211458">
                <text:p>-0.01005730032114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553478579968214">
                <text:p>-0.00553478579968214</text:p>
              </table:table-cell>
              <table:table-cell office:value-type="float" office:value="0.017821">
                <text:p>0.017821</text:p>
              </table:table-cell>
              <table:table-cell office:value-type="float" office:value="-0.0100573003211458">
                <text:p>-0.0100573003211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595140224322677">
                <text:p>-0.00595140224322677</text:p>
              </table:table-cell>
              <table:table-cell office:value-type="float" office:value="0.017821">
                <text:p>0.017821</text:p>
              </table:table-cell>
              <table:table-cell office:value-type="float" office:value="-0.0100573003211458">
                <text:p>-0.01005730032114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609271274879575">
                <text:p>-0.00609271274879575</text:p>
              </table:table-cell>
              <table:table-cell office:value-type="float" office:value="-0.017623">
                <text:p>-0.017623</text:p>
              </table:table-cell>
              <table:table-cell office:value-type="float" office:value="-0.00868085887185557">
                <text:p>-0.008680858871855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623528612777591">
                <text:p>-0.00623528612777591</text:p>
              </table:table-cell>
              <table:table-cell office:value-type="float" office:value="-0.01677">
                <text:p>-0.01677</text:p>
              </table:table-cell>
              <table:table-cell office:value-type="float" office:value="-0.00880237693483353">
                <text:p>-0.00880237693483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652458192780614">
                <text:p>-0.00652458192780614</text:p>
              </table:table-cell>
              <table:table-cell office:value-type="float" office:value="0.017089">
                <text:p>0.017089</text:p>
              </table:table-cell>
              <table:table-cell office:value-type="float" office:value="-0.0101049927530073">
                <text:p>-0.01010499275300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681969942525029">
                <text:p>-0.00681969942525029</text:p>
              </table:table-cell>
              <table:table-cell office:value-type="float" office:value="0.013425">
                <text:p>0.013425</text:p>
              </table:table-cell>
              <table:table-cell office:value-type="float" office:value="-0.0102954634370448">
                <text:p>-0.01029546343704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712126633152366">
                <text:p>-0.00712126633152366</text:p>
              </table:table-cell>
              <table:table-cell office:value-type="float" office:value="-0.005929">
                <text:p>-0.005929</text:p>
              </table:table-cell>
              <table:table-cell office:value-type="float" office:value="-0.00996699886149951">
                <text:p>-0.009966998861499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727467518299818">
                <text:p>-0.00727467518299818</text:p>
              </table:table-cell>
              <table:table-cell office:value-type="float" office:value="-0.032175">
                <text:p>-0.032175</text:p>
              </table:table-cell>
              <table:table-cell office:value-type="float" office:value="-0.0059362224238658">
                <text:p>-0.00593622242386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742987636476755">
                <text:p>-0.00742987636476755</text:p>
              </table:table-cell>
              <table:table-cell office:value-type="float" office:value="-0.050878">
                <text:p>-0.050878</text:p>
              </table:table-cell>
              <table:table-cell office:value-type="float" office:value="-0.000545420192406283">
                <text:p>-0.0005454201924062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774607015773654">
                <text:p>-0.00774607015773654</text:p>
              </table:table-cell>
              <table:table-cell office:value-type="float" office:value="-0.058775">
                <text:p>-0.058775</text:p>
              </table:table-cell>
              <table:table-cell office:value-type="float" office:value="0.00236003163686626">
                <text:p>0.002360031636866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790725741535425">
                <text:p>-0.00790725741535425</text:p>
              </table:table-cell>
              <table:table-cell office:value-type="float" office:value="-0.060878">
                <text:p>-0.060878</text:p>
              </table:table-cell>
              <table:table-cell office:value-type="float" office:value="0.00319676433853149">
                <text:p>0.003196764338531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456804409623146">
                <text:p>-0.0456804409623146</text:p>
              </table:table-cell>
              <table:table-cell office:value-type="float" office:value="-0.061233">
                <text:p>-0.061233</text:p>
              </table:table-cell>
              <table:table-cell office:value-type="float" office:value="0.00334062427558182">
                <text:p>0.003340624275581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477784313261509">
                <text:p>-0.0477784313261509</text:p>
              </table:table-cell>
              <table:table-cell office:value-type="float" office:value="-0.06277">
                <text:p>-0.06277</text:p>
              </table:table-cell>
              <table:table-cell office:value-type="float" office:value="0.00397218861813693">
                <text:p>0.003972188618136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516106300055981">
                <text:p>-0.0516106300055981</text:p>
              </table:table-cell>
              <table:table-cell office:value-type="float" office:value="-0.063661">
                <text:p>-0.063661</text:p>
              </table:table-cell>
              <table:table-cell office:value-type="float" office:value="0.00434478773062533">
                <text:p>0.004344787730625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53281381726265">
                <text:p>-0.053281381726265</text:p>
              </table:table-cell>
              <table:table-cell office:value-type="float" office:value="-0.061018">
                <text:p>-0.061018</text:p>
              </table:table-cell>
              <table:table-cell office:value-type="float" office:value="0.00325340766329593">
                <text:p>0.003253407663295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561540685594082">
                <text:p>-0.0561540685594082</text:p>
              </table:table-cell>
              <table:table-cell office:value-type="float" office:value="-0.065652">
                <text:p>-0.065652</text:p>
              </table:table-cell>
              <table:table-cell office:value-type="float" office:value="0.00519457544411595">
                <text:p>0.005194575444115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584266856312752">
                <text:p>-0.0584266856312752</text:p>
              </table:table-cell>
              <table:table-cell office:value-type="float" office:value="-0.045666">
                <text:p>-0.045666</text:p>
              </table:table-cell>
              <table:table-cell office:value-type="float" office:value="-0.00225833031578964">
                <text:p>-0.002258330315789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593464449048042">
                <text:p>-0.0593464449048042</text:p>
              </table:table-cell>
              <table:table-cell office:value-type="float" office:value="-0.046131">
                <text:p>-0.046131</text:p>
              </table:table-cell>
              <table:table-cell office:value-type="float" office:value="-0.00211212193027408">
                <text:p>-0.002112121930274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607686713337898">
                <text:p>-0.0607686713337898</text:p>
              </table:table-cell>
              <table:table-cell office:value-type="float" office:value="-0.044027">
                <text:p>-0.044027</text:p>
              </table:table-cell>
              <table:table-cell office:value-type="float" office:value="-0.00276334492096548">
                <text:p>-0.002763344920965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616537928581238">
                <text:p>-0.0616537928581238</text:p>
              </table:table-cell>
              <table:table-cell office:value-type="float" office:value="-0.041971">
                <text:p>-0.041971</text:p>
              </table:table-cell>
              <table:table-cell office:value-type="float" office:value="-0.00337408873631421">
                <text:p>-0.003374088736314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620240196585655">
                <text:p>-0.0620240196585655</text:p>
              </table:table-cell>
              <table:table-cell office:value-type="float" office:value="-0.038884">
                <text:p>-0.038884</text:p>
              </table:table-cell>
              <table:table-cell office:value-type="float" office:value="-0.00424353405808317">
                <text:p>-0.004243534058083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620226711034775">
                <text:p>-0.0620226711034775</text:p>
              </table:table-cell>
              <table:table-cell office:value-type="float" office:value="-0.038079">
                <text:p>-0.038079</text:p>
              </table:table-cell>
              <table:table-cell office:value-type="float" office:value="-0.00446087435389309">
                <text:p>-0.004460874353893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616600140929222">
                <text:p>-0.0616600140929222</text:p>
              </table:table-cell>
              <table:table-cell office:value-type="float" office:value="-0.03944">
                <text:p>-0.03944</text:p>
              </table:table-cell>
              <table:table-cell office:value-type="float" office:value="-0.00409115384217026">
                <text:p>-0.004091153842170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613038279116154">
                <text:p>-0.0613038279116154</text:p>
              </table:table-cell>
              <table:table-cell office:value-type="float" office:value="-0.043143">
                <text:p>-0.043143</text:p>
              </table:table-cell>
              <table:table-cell office:value-type="float" office:value="-0.00302904471949614">
                <text:p>-0.003029044719496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602540373802185">
                <text:p>-0.0602540373802185</text:p>
              </table:table-cell>
              <table:table-cell office:value-type="float" office:value="-0.046223">
                <text:p>-0.046223</text:p>
              </table:table-cell>
              <table:table-cell office:value-type="float" office:value="-0.00208304116650924">
                <text:p>-0.002083041166509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59565395116806">
                <text:p>-0.059565395116806</text:p>
              </table:table-cell>
              <table:table-cell office:value-type="float" office:value="-0.04651">
                <text:p>-0.04651</text:p>
              </table:table-cell>
              <table:table-cell office:value-type="float" office:value="-0.00199199597260231">
                <text:p>-0.001991995972602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57873010635376">
                <text:p>-0.057873010635376</text:p>
              </table:table-cell>
              <table:table-cell office:value-type="float" office:value="-0.044383">
                <text:p>-0.044383</text:p>
              </table:table-cell>
              <table:table-cell office:value-type="float" office:value="-0.0026550212086428">
                <text:p>-0.00265502120864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557764656841755">
                <text:p>-0.0557764656841755</text:p>
              </table:table-cell>
              <table:table-cell office:value-type="float" office:value="-0.042603">
                <text:p>-0.042603</text:p>
              </table:table-cell>
              <table:table-cell office:value-type="float" office:value="-0.00318904642811244">
                <text:p>-0.003189046428112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545826405286789">
                <text:p>-0.0545826405286789</text:p>
              </table:table-cell>
              <table:table-cell office:value-type="float" office:value="-0.042023">
                <text:p>-0.042023</text:p>
              </table:table-cell>
              <table:table-cell office:value-type="float" office:value="-0.00335895408755332">
                <text:p>-0.003358954087553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519159436225891">
                <text:p>-0.0519159436225891</text:p>
              </table:table-cell>
              <table:table-cell office:value-type="float" office:value="-0.04205">
                <text:p>-0.04205</text:p>
              </table:table-cell>
              <table:table-cell office:value-type="float" office:value="-0.00335108932233854">
                <text:p>-0.003351089322338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504478476941586">
                <text:p>-0.0504478476941586</text:p>
              </table:table-cell>
              <table:table-cell office:value-type="float" office:value="-0.040803">
                <text:p>-0.040803</text:p>
              </table:table-cell>
              <table:table-cell office:value-type="float" office:value="-0.0037097674331032">
                <text:p>-0.00370976743310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455324910581112">
                <text:p>-0.0455324910581112</text:p>
              </table:table-cell>
              <table:table-cell office:value-type="float" office:value="-0.041374">
                <text:p>-0.041374</text:p>
              </table:table-cell>
              <table:table-cell office:value-type="float" office:value="-0.00354668544072584">
                <text:p>-0.003546685440725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418534316122532">
                <text:p>-0.0418534316122532</text:p>
              </table:table-cell>
              <table:table-cell office:value-type="float" office:value="-0.042081">
                <text:p>-0.042081</text:p>
              </table:table-cell>
              <table:table-cell office:value-type="float" office:value="-0.00334205402039519">
                <text:p>-0.003342054020395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399003736674786">
                <text:p>-0.0399003736674786</text:p>
              </table:table-cell>
              <table:table-cell office:value-type="float" office:value="-0.042712">
                <text:p>-0.042712</text:p>
              </table:table-cell>
              <table:table-cell office:value-type="float" office:value="-0.0031568905234285">
                <text:p>-0.00315689052342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357784144580364">
                <text:p>-0.0357784144580364</text:p>
              </table:table-cell>
              <table:table-cell office:value-type="float" office:value="-0.042424">
                <text:p>-0.042424</text:p>
              </table:table-cell>
              <table:table-cell office:value-type="float" office:value="-0.00324169847780332">
                <text:p>-0.003241698477803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313845053315163">
                <text:p>-0.0313845053315163</text:p>
              </table:table-cell>
              <table:table-cell office:value-type="float" office:value="-0.041456">
                <text:p>-0.041456</text:p>
              </table:table-cell>
              <table:table-cell office:value-type="float" office:value="-0.00352310520047399">
                <text:p>-0.003523105200473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267369654029608">
                <text:p>-0.0267369654029608</text:p>
              </table:table-cell>
              <table:table-cell office:value-type="float" office:value="-0.040155">
                <text:p>-0.040155</text:p>
              </table:table-cell>
              <table:table-cell office:value-type="float" office:value="-0.00389247485303961">
                <text:p>-0.003892474853039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218542832881212">
                <text:p>-0.0218542832881212</text:p>
              </table:table-cell>
              <table:table-cell office:value-type="float" office:value="-0.037228">
                <text:p>-0.037228</text:p>
              </table:table-cell>
              <table:table-cell office:value-type="float" office:value="-0.00468641234169971">
                <text:p>-0.004686412341699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193303804844618">
                <text:p>-0.0193303804844618</text:p>
              </table:table-cell>
              <table:table-cell office:value-type="float" office:value="-0.035236">
                <text:p>-0.035236</text:p>
              </table:table-cell>
              <table:table-cell office:value-type="float" office:value="-0.00519738055303773">
                <text:p>-0.005197380553037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141292633488774">
                <text:p>-0.0141292633488774</text:p>
              </table:table-cell>
              <table:table-cell office:value-type="float" office:value="-0.033948">
                <text:p>-0.033948</text:p>
              </table:table-cell>
              <table:table-cell office:value-type="float" office:value="-0.00551510973162854">
                <text:p>-0.005515109731628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11456249281764">
                <text:p>-0.011456249281764</text:p>
              </table:table-cell>
              <table:table-cell office:value-type="float" office:value="-0.029435">
                <text:p>-0.029435</text:p>
              </table:table-cell>
              <table:table-cell office:value-type="float" office:value="-0.00654996727089415">
                <text:p>-0.006549967270894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873827282339335">
                <text:p>-0.00873827282339335</text:p>
              </table:table-cell>
              <table:table-cell office:value-type="float" office:value="-0.026168">
                <text:p>-0.026168</text:p>
              </table:table-cell>
              <table:table-cell office:value-type="float" office:value="-0.00722296635285984">
                <text:p>-0.007222966352859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317581230774522">
                <text:p>-0.00317581230774522</text:p>
              </table:table-cell>
              <table:table-cell office:value-type="float" office:value="-0.022358">
                <text:p>-0.022358</text:p>
              </table:table-cell>
              <table:table-cell office:value-type="float" office:value="-0.00792704791599255">
                <text:p>-0.007927047915992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254014017991722">
                <text:p>0.00254014017991722</text:p>
              </table:table-cell>
              <table:table-cell office:value-type="float" office:value="-0.020344">
                <text:p>-0.020344</text:p>
              </table:table-cell>
              <table:table-cell office:value-type="float" office:value="-0.00826409316554551">
                <text:p>-0.008264093165545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839174818247557">
                <text:p>0.00839174818247557</text:p>
              </table:table-cell>
              <table:table-cell office:value-type="float" office:value="-0.018597">
                <text:p>-0.018597</text:p>
              </table:table-cell>
              <table:table-cell office:value-type="float" office:value="-0.00853677229451459">
                <text:p>-0.008536772294514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43612353131175">
                <text:p>0.0143612353131175</text:p>
              </table:table-cell>
              <table:table-cell office:value-type="float" office:value="-0.016331">
                <text:p>-0.016331</text:p>
              </table:table-cell>
              <table:table-cell office:value-type="float" office:value="-0.00886321756836164">
                <text:p>-0.008863217568361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04306803643703">
                <text:p>0.0204306803643703</text:p>
              </table:table-cell>
              <table:table-cell office:value-type="float" office:value="-0.012429">
                <text:p>-0.012429</text:p>
              </table:table-cell>
              <table:table-cell office:value-type="float" office:value="-0.00935324894780667">
                <text:p>-0.00935324894780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65824962407351">
                <text:p>0.0265824962407351</text:p>
              </table:table-cell>
              <table:table-cell office:value-type="float" office:value="-0.01128">
                <text:p>-0.01128</text:p>
              </table:table-cell>
              <table:table-cell office:value-type="float" office:value="-0.00948015970479207">
                <text:p>-0.009480159704792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27992588281632">
                <text:p>0.0327992588281632</text:p>
              </table:table-cell>
              <table:table-cell office:value-type="float" office:value="-0.011232">
                <text:p>-0.011232</text:p>
              </table:table-cell>
              <table:table-cell office:value-type="float" office:value="-0.00948528933686784">
                <text:p>-0.009485289336867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422077737748623">
                <text:p>0.0422077737748623</text:p>
              </table:table-cell>
              <table:table-cell office:value-type="float" office:value="-0.011501">
                <text:p>-0.011501</text:p>
              </table:table-cell>
              <table:table-cell office:value-type="float" office:value="-0.00945636393049719">
                <text:p>-0.009456363930497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516640804708004">
                <text:p>0.0516640804708004</text:p>
              </table:table-cell>
              <table:table-cell office:value-type="float" office:value="-0.01443">
                <text:p>-0.01443</text:p>
              </table:table-cell>
              <table:table-cell office:value-type="float" office:value="-0.00911334949306511">
                <text:p>-0.009113349493065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548167005181313">
                <text:p>0.0548167005181313</text:p>
              </table:table-cell>
              <table:table-cell office:value-type="float" office:value="-0.015557">
                <text:p>-0.015557</text:p>
              </table:table-cell>
              <table:table-cell office:value-type="float" office:value="-0.00896767298554609">
                <text:p>-0.008967672985546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642464458942413">
                <text:p>0.0642464458942413</text:p>
              </table:table-cell>
              <table:table-cell office:value-type="float" office:value="-0.016886">
                <text:p>-0.016886</text:p>
              </table:table-cell>
              <table:table-cell office:value-type="float" office:value="-0.00878610772907678">
                <text:p>-0.008786107729076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704881027340889">
                <text:p>0.0704881027340889</text:p>
              </table:table-cell>
              <table:table-cell office:value-type="float" office:value="-0.017438">
                <text:p>-0.017438</text:p>
              </table:table-cell>
              <table:table-cell office:value-type="float" office:value="-0.00870758411567591">
                <text:p>-0.008707584115675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766737833619118">
                <text:p>0.0766737833619118</text:p>
              </table:table-cell>
              <table:table-cell office:value-type="float" office:value="-0.010543">
                <text:p>-0.010543</text:p>
              </table:table-cell>
              <table:table-cell office:value-type="float" office:value="-0.00955739971881672">
                <text:p>-0.009557399718816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797405913472176">
                <text:p>0.0797405913472176</text:p>
              </table:table-cell>
              <table:table-cell office:value-type="float" office:value="-0.001463">
                <text:p>-0.001463</text:p>
              </table:table-cell>
              <table:table-cell office:value-type="float" office:value="-0.0102419788110847">
                <text:p>-0.01024197881108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58109146356583">
                <text:p>0.0858109146356583</text:p>
              </table:table-cell>
              <table:table-cell office:value-type="float" office:value="0.007876">
                <text:p>0.007876</text:p>
              </table:table-cell>
              <table:table-cell office:value-type="float" office:value="-0.0104307740090869">
                <text:p>-0.01043077400908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888105258345604">
                <text:p>0.0888105258345604</text:p>
              </table:table-cell>
              <table:table-cell office:value-type="float" office:value="0.013272">
                <text:p>0.013272</text:p>
              </table:table-cell>
              <table:table-cell office:value-type="float" office:value="-0.0103016675331059">
                <text:p>-0.01030166753310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94728022813797">
                <text:p>0.094728022813797</text:p>
              </table:table-cell>
              <table:table-cell office:value-type="float" office:value="0.016175">
                <text:p>0.016175</text:p>
              </table:table-cell>
              <table:table-cell office:value-type="float" office:value="-0.0101600362280107">
                <text:p>-0.01016003622801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00522331893444">
                <text:p>0.100522331893444</text:p>
              </table:table-cell>
              <table:table-cell office:value-type="float" office:value="0.017792">
                <text:p>0.017792</text:p>
              </table:table-cell>
              <table:table-cell office:value-type="float" office:value="-0.0100592508494045">
                <text:p>-0.01005925084940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3368140757084">
                <text:p>0.103368140757084</text:p>
              </table:table-cell>
              <table:table-cell office:value-type="float" office:value="0.021342">
                <text:p>0.021342</text:p>
              </table:table-cell>
              <table:table-cell office:value-type="float" office:value="-0.00978303398316404">
                <text:p>-0.009783033983164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08946949243546">
                <text:p>0.108946949243546</text:p>
              </table:table-cell>
              <table:table-cell office:value-type="float" office:value="0.025393">
                <text:p>0.025393</text:p>
              </table:table-cell>
              <table:table-cell office:value-type="float" office:value="-0.00937559198715126">
                <text:p>-0.009375591987151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11675813794136">
                <text:p>0.111675813794136</text:p>
              </table:table-cell>
              <table:table-cell office:value-type="float" office:value="0.031627">
                <text:p>0.031627</text:p>
              </table:table-cell>
              <table:table-cell office:value-type="float" office:value="-0.00855651150970979">
                <text:p>-0.008556511509709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14361301064491">
                <text:p>0.114361301064491</text:p>
              </table:table-cell>
              <table:table-cell office:value-type="float" office:value="0.040672">
                <text:p>0.040672</text:p>
              </table:table-cell>
              <table:table-cell office:value-type="float" office:value="-0.0069540900473024">
                <text:p>-0.00695409004730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19594722986221">
                <text:p>0.119594722986221</text:p>
              </table:table-cell>
              <table:table-cell office:value-type="float" office:value="0.051152">
                <text:p>0.051152</text:p>
              </table:table-cell>
              <table:table-cell office:value-type="float" office:value="-0.00448444981556178">
                <text:p>-0.004484449815561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24630637466908">
                <text:p>0.124630637466908</text:p>
              </table:table-cell>
              <table:table-cell office:value-type="float" office:value="0.061433">
                <text:p>0.061433</text:p>
              </table:table-cell>
              <table:table-cell office:value-type="float" office:value="-0.00142228389753296">
                <text:p>-0.001422283897532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27069294452667">
                <text:p>0.127069294452667</text:p>
              </table:table-cell>
              <table:table-cell office:value-type="float" office:value="0.075435">
                <text:p>0.075435</text:p>
              </table:table-cell>
              <table:table-cell office:value-type="float" office:value="0.00376675161422438">
                <text:p>0.003766751614224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340441852808">
                <text:p>0.1340441852808</text:p>
              </table:table-cell>
              <table:table-cell office:value-type="float" office:value="0.08772">
                <text:p>0.08772</text:p>
              </table:table-cell>
              <table:table-cell office:value-type="float" office:value="0.0092869090229466">
                <text:p>0.00928690902294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38389065861702">
                <text:p>0.138389065861702</text:p>
              </table:table-cell>
              <table:table-cell office:value-type="float" office:value="0.096171">
                <text:p>0.096171</text:p>
              </table:table-cell>
              <table:table-cell office:value-type="float" office:value="0.013609263938264">
                <text:p>0.0136092639382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42470389604568">
                <text:p>0.142470389604568</text:p>
              </table:table-cell>
              <table:table-cell office:value-type="float" office:value="0.097743">
                <text:p>0.097743</text:p>
              </table:table-cell>
              <table:table-cell office:value-type="float" office:value="0.0144604814818097">
                <text:p>0.01446048148180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6272018551826">
                <text:p>0.146272018551826</text:p>
              </table:table-cell>
              <table:table-cell office:value-type="float" office:value="0.097639">
                <text:p>0.097639</text:p>
              </table:table-cell>
              <table:table-cell office:value-type="float" office:value="0.0144037094707472">
                <text:p>0.01440370947074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49777144193649">
                <text:p>0.149777144193649</text:p>
              </table:table-cell>
              <table:table-cell office:value-type="float" office:value="0.094628">
                <text:p>0.094628</text:p>
              </table:table-cell>
              <table:table-cell office:value-type="float" office:value="0.012788148339057">
                <text:p>0.0127881483390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51413068175316">
                <text:p>0.151413068175316</text:p>
              </table:table-cell>
              <table:table-cell office:value-type="float" office:value="0.089444">
                <text:p>0.089444</text:p>
              </table:table-cell>
              <table:table-cell office:value-type="float" office:value="0.0101339248318055">
                <text:p>0.01013392483180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5296895802021">
                <text:p>0.15296895802021</text:p>
              </table:table-cell>
              <table:table-cell office:value-type="float" office:value="0.097179">
                <text:p>0.097179</text:p>
              </table:table-cell>
              <table:table-cell office:value-type="float" office:value="0.0141533797114837">
                <text:p>0.01415337971148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5713281929493">
                <text:p>0.15713281929493</text:p>
              </table:table-cell>
              <table:table-cell office:value-type="float" office:value="0.05379">
                <text:p>0.05379</text:p>
              </table:table-cell>
              <table:table-cell office:value-type="float" office:value="-0.00375912984800117">
                <text:p>-0.003759129848001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59468397498131">
                <text:p>0.159468397498131</text:p>
              </table:table-cell>
              <table:table-cell office:value-type="float" office:value="0.04015">
                <text:p>0.04015</text:p>
              </table:table-cell>
              <table:table-cell office:value-type="float" office:value="-0.00705989613206868">
                <text:p>-0.007059896132068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60497561097145">
                <text:p>0.160497561097145</text:p>
              </table:table-cell>
              <table:table-cell office:value-type="float" office:value="0.037688">
                <text:p>0.037688</text:p>
              </table:table-cell>
              <table:table-cell office:value-type="float" office:value="-0.00753691942622154">
                <text:p>-0.007536919426221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62268131971359">
                <text:p>0.162268131971359</text:p>
              </table:table-cell>
              <table:table-cell office:value-type="float" office:value="0.085974">
                <text:p>0.085974</text:p>
              </table:table-cell>
              <table:table-cell office:value-type="float" office:value="0.00844723443025932">
                <text:p>0.008447234430259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63640290498734">
                <text:p>0.163640290498734</text:p>
              </table:table-cell>
              <table:table-cell office:value-type="float" office:value="0.085974">
                <text:p>0.085974</text:p>
              </table:table-cell>
              <table:table-cell office:value-type="float" office:value="0.00844723443025932">
                <text:p>0.008447234430259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64171636104584">
                <text:p>0.164171636104584</text:p>
              </table:table-cell>
              <table:table-cell office:value-type="float" office:value="0.085974">
                <text:p>0.085974</text:p>
              </table:table-cell>
              <table:table-cell office:value-type="float" office:value="0.00844723443025932">
                <text:p>0.008447234430259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64913728833199">
                <text:p>0.164913728833199</text:p>
              </table:table-cell>
              <table:table-cell office:value-type="float" office:value="0.085974">
                <text:p>0.085974</text:p>
              </table:table-cell>
              <table:table-cell office:value-type="float" office:value="0.00844723443025932">
                <text:p>0.008447234430259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6513766348362">
                <text:p>0.16513766348362</text:p>
              </table:table-cell>
              <table:table-cell office:value-type="float" office:value="0.085974">
                <text:p>0.085974</text:p>
              </table:table-cell>
              <table:table-cell office:value-type="float" office:value="0.00844723443025932">
                <text:p>0.008447234430259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65307119488716">
                <text:p>0.165307119488716</text:p>
              </table:table-cell>
              <table:table-cell office:value-type="float" office:value="0.085974">
                <text:p>0.085974</text:p>
              </table:table-cell>
              <table:table-cell office:value-type="float" office:value="0.00844723443025932">
                <text:p>0.008447234430259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64998978376389">
                <text:p>0.164998978376389</text:p>
              </table:table-cell>
              <table:table-cell office:value-type="float" office:value="0.082012">
                <text:p>0.082012</text:p>
              </table:table-cell>
              <table:table-cell office:value-type="float" office:value="0.00660960477142474">
                <text:p>0.006609604771424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64639711380005">
                <text:p>0.164639711380005</text:p>
              </table:table-cell>
              <table:table-cell office:value-type="float" office:value="0.077825">
                <text:p>0.077825</text:p>
              </table:table-cell>
              <table:table-cell office:value-type="float" office:value="0.00476983101246564">
                <text:p>0.004769831012465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6413502395153">
                <text:p>0.16413502395153</text:p>
              </table:table-cell>
              <table:table-cell office:value-type="float" office:value="0.063803">
                <text:p>0.063803</text:p>
              </table:table-cell>
              <table:table-cell office:value-type="float" office:value="-0.000626565650521178">
                <text:p>-0.0006265656505211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62673637270927">
                <text:p>0.162673637270927</text:p>
              </table:table-cell>
              <table:table-cell office:value-type="float" office:value="0.064184">
                <text:p>0.064184</text:p>
              </table:table-cell>
              <table:table-cell office:value-type="float" office:value="-0.000495506468314059">
                <text:p>-0.0004955064683140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61712870001793">
                <text:p>0.161712870001793</text:p>
              </table:table-cell>
              <table:table-cell office:value-type="float" office:value="0.065162">
                <text:p>0.065162</text:p>
              </table:table-cell>
              <table:table-cell office:value-type="float" office:value="-0.000155105201681922">
                <text:p>-0.0001551052016819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60596996545792">
                <text:p>0.160596996545792</text:p>
              </table:table-cell>
              <table:table-cell office:value-type="float" office:value="0.06755">
                <text:p>0.06755</text:p>
              </table:table-cell>
              <table:table-cell office:value-type="float" office:value="0.000700138346096918">
                <text:p>0.0007001383460969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59326300024986">
                <text:p>0.159326300024986</text:p>
              </table:table-cell>
              <table:table-cell office:value-type="float" office:value="0.069284">
                <text:p>0.069284</text:p>
              </table:table-cell>
              <table:table-cell office:value-type="float" office:value="0.00134256904133948">
                <text:p>0.001342569041339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56322807073593">
                <text:p>0.156322807073593</text:p>
              </table:table-cell>
              <table:table-cell office:value-type="float" office:value="0.069274">
                <text:p>0.069274</text:p>
              </table:table-cell>
              <table:table-cell office:value-type="float" office:value="0.00133881248894731">
                <text:p>0.001338812488947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54592782258987">
                <text:p>0.154592782258987</text:p>
              </table:table-cell>
              <table:table-cell office:value-type="float" office:value="0.068982">
                <text:p>0.068982</text:p>
              </table:table-cell>
              <table:table-cell office:value-type="float" office:value="0.00122938533473798">
                <text:p>0.001229385334737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50685712695122">
                <text:p>0.150685712695122</text:p>
              </table:table-cell>
              <table:table-cell office:value-type="float" office:value="0.067713">
                <text:p>0.067713</text:p>
              </table:table-cell>
              <table:table-cell office:value-type="float" office:value="0.000759761187298459">
                <text:p>0.0007597611872984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48513838648796">
                <text:p>0.148513838648796</text:p>
              </table:table-cell>
              <table:table-cell office:value-type="float" office:value="0.066072">
                <text:p>0.066072</text:p>
              </table:table-cell>
              <table:table-cell office:value-type="float" office:value="0.000166774990678565">
                <text:p>0.0001667749906785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46200135350227">
                <text:p>0.146200135350227</text:p>
              </table:table-cell>
              <table:table-cell office:value-type="float" office:value="0.066071">
                <text:p>0.066071</text:p>
              </table:table-cell>
              <table:table-cell office:value-type="float" office:value="0.00016641855306096">
                <text:p>0.000166418553060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43747925758362">
                <text:p>0.143747925758362</text:p>
              </table:table-cell>
              <table:table-cell office:value-type="float" office:value="0.067739">
                <text:p>0.067739</text:p>
              </table:table-cell>
              <table:table-cell office:value-type="float" office:value="0.000769286300174242">
                <text:p>0.0007692863001742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35597556829453">
                <text:p>0.135597556829453</text:p>
              </table:table-cell>
              <table:table-cell office:value-type="float" office:value="0.069292">
                <text:p>0.069292</text:p>
              </table:table-cell>
              <table:table-cell office:value-type="float" office:value="0.00134557471463864">
                <text:p>0.001345574714638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29545956850052">
                <text:p>0.129545956850052</text:p>
              </table:table-cell>
              <table:table-cell office:value-type="float" office:value="0.070006">
                <text:p>0.070006</text:p>
              </table:table-cell>
              <table:table-cell office:value-type="float" office:value="0.00161537538046782">
                <text:p>0.001615375380467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26349270343781">
                <text:p>0.126349270343781</text:p>
              </table:table-cell>
              <table:table-cell office:value-type="float" office:value="0.071238">
                <text:p>0.071238</text:p>
              </table:table-cell>
              <table:table-cell office:value-type="float" office:value="0.00208809596815194">
                <text:p>0.002088095968151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19641177356243">
                <text:p>0.119641177356243</text:p>
              </table:table-cell>
              <table:table-cell office:value-type="float" office:value="0.072891">
                <text:p>0.072891</text:p>
              </table:table-cell>
              <table:table-cell office:value-type="float" office:value="0.00273664136534512">
                <text:p>0.002736641365345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16141363978386">
                <text:p>0.116141363978386</text:p>
              </table:table-cell>
              <table:table-cell office:value-type="float" office:value="0.074357">
                <text:p>0.074357</text:p>
              </table:table-cell>
              <table:table-cell office:value-type="float" office:value="0.00332551619533311">
                <text:p>0.003325516195333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08882308006287">
                <text:p>0.108882308006287</text:p>
              </table:table-cell>
              <table:table-cell office:value-type="float" office:value="0.075041">
                <text:p>0.075041</text:p>
              </table:table-cell>
              <table:table-cell office:value-type="float" office:value="0.00360467641457724">
                <text:p>0.003604676414577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05136267840862">
                <text:p>0.105136267840862</text:p>
              </table:table-cell>
              <table:table-cell office:value-type="float" office:value="0.075747">
                <text:p>0.075747</text:p>
              </table:table-cell>
              <table:table-cell office:value-type="float" office:value="0.00389575530305059">
                <text:p>0.003895755303050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974465757608414">
                <text:p>0.0974465757608414</text:p>
              </table:table-cell>
              <table:table-cell office:value-type="float" office:value="0.076379">
                <text:p>0.076379</text:p>
              </table:table-cell>
              <table:table-cell office:value-type="float" office:value="0.00415885774535043">
                <text:p>0.004158857745350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895425602793694">
                <text:p>0.0895425602793694</text:p>
              </table:table-cell>
              <table:table-cell office:value-type="float" office:value="0.076469">
                <text:p>0.076469</text:p>
              </table:table-cell>
              <table:table-cell office:value-type="float" office:value="0.00419651952797198">
                <text:p>0.004196519527971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855296701192856">
                <text:p>0.0855296701192856</text:p>
              </table:table-cell>
              <table:table-cell office:value-type="float" office:value="0.076909">
                <text:p>0.076909</text:p>
              </table:table-cell>
              <table:table-cell office:value-type="float" office:value="0.00438134240329886">
                <text:p>0.004381342403298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774216055870056">
                <text:p>0.0774216055870056</text:p>
              </table:table-cell>
              <table:table-cell office:value-type="float" office:value="0.07644">
                <text:p>0.07644</text:p>
              </table:table-cell>
              <table:table-cell office:value-type="float" office:value="0.00418437876523268">
                <text:p>0.004184378765232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733429193496704">
                <text:p>0.0733429193496704</text:p>
              </table:table-cell>
              <table:table-cell office:value-type="float" office:value="0.076115">
                <text:p>0.076115</text:p>
              </table:table-cell>
              <table:table-cell office:value-type="float" office:value="0.0040486631521358">
                <text:p>0.00404866315213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651780292391777">
                <text:p>0.0651780292391777</text:p>
              </table:table-cell>
              <table:table-cell office:value-type="float" office:value="0.075865">
                <text:p>0.075865</text:p>
              </table:table-cell>
              <table:table-cell office:value-type="float" office:value="0.00394469716317031">
                <text:p>0.003944697163170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530377067625523">
                <text:p>0.0530377067625523</text:p>
              </table:table-cell>
              <table:table-cell office:value-type="float" office:value="0.075656">
                <text:p>0.075656</text:p>
              </table:table-cell>
              <table:table-cell office:value-type="float" office:value="0.00385806897997409">
                <text:p>0.003858068979974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299762114882469">
                <text:p>0.0299762114882469</text:p>
              </table:table-cell>
              <table:table-cell office:value-type="float" office:value="0.075058">
                <text:p>0.075058</text:p>
              </table:table-cell>
              <table:table-cell office:value-type="float" office:value="0.00361165030730059">
                <text:p>0.003611650307300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0354363466612995">
                <text:p>-0.000354363466612995</text:p>
              </table:table-cell>
              <table:table-cell office:value-type="float" office:value="0.075174">
                <text:p>0.075174</text:p>
              </table:table-cell>
              <table:table-cell office:value-type="float" office:value="0.0036592830875681">
                <text:p>0.00365928308756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0625236600171775">
                <text:p>-0.000625236600171775</text:p>
              </table:table-cell>
              <table:table-cell office:value-type="float" office:value="0.075261">
                <text:p>0.075261</text:p>
              </table:table-cell>
              <table:table-cell office:value-type="float" office:value="0.00369506058039388">
                <text:p>0.003695060580393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0972877838648856">
                <text:p>-0.000972877838648856</text:p>
              </table:table-cell>
              <table:table-cell office:value-type="float" office:value="0.074915">
                <text:p>0.074915</text:p>
              </table:table-cell>
              <table:table-cell office:value-type="float" office:value="0.00355304153972928">
                <text:p>0.003553041539729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113333424087614">
                <text:p>-0.00113333424087614</text:p>
              </table:table-cell>
              <table:table-cell office:value-type="float" office:value="0.075005">
                <text:p>0.075005</text:p>
              </table:table-cell>
              <table:table-cell office:value-type="float" office:value="0.00358991388702001">
                <text:p>0.003589913887020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116350257303566">
                <text:p>-0.00116350257303566</text:p>
              </table:table-cell>
              <table:table-cell office:value-type="float" office:value="0.074779">
                <text:p>0.074779</text:p>
              </table:table-cell>
              <table:table-cell office:value-type="float" office:value="0.00349741540286824">
                <text:p>0.003497415402868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116810377221555">
                <text:p>-0.00116810377221555</text:p>
              </table:table-cell>
              <table:table-cell office:value-type="float" office:value="0.074905">
                <text:p>0.074905</text:p>
              </table:table-cell>
              <table:table-cell office:value-type="float" office:value="0.00354894760798466">
                <text:p>0.003548947607984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111791153904051">
                <text:p>-0.00111791153904051</text:p>
              </table:table-cell>
              <table:table-cell office:value-type="float" office:value="0.074976">
                <text:p>0.074976</text:p>
              </table:table-cell>
              <table:table-cell office:value-type="float" office:value="0.0035780274978873">
                <text:p>0.00357802749788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106969242915511">
                <text:p>-0.00106969242915511</text:p>
              </table:table-cell>
              <table:table-cell office:value-type="float" office:value="0.075077">
                <text:p>0.075077</text:p>
              </table:table-cell>
              <table:table-cell office:value-type="float" office:value="0.00361944670707216">
                <text:p>0.003619446707072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10093831224367">
                <text:p>-0.0010093831224367</text:p>
              </table:table-cell>
              <table:table-cell office:value-type="float" office:value="0.074979">
                <text:p>0.074979</text:p>
              </table:table-cell>
              <table:table-cell office:value-type="float" office:value="0.0035792568906822">
                <text:p>0.00357925689068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0859660853166133">
                <text:p>-0.000859660853166133</text:p>
              </table:table-cell>
              <table:table-cell office:value-type="float" office:value="0.074974">
                <text:p>0.074974</text:p>
              </table:table-cell>
              <table:table-cell office:value-type="float" office:value="0.00357720793264803">
                <text:p>0.003577207932648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0679764896631241">
                <text:p>-0.000679764896631241</text:p>
              </table:table-cell>
              <table:table-cell office:value-type="float" office:value="0.075094">
                <text:p>0.075094</text:p>
              </table:table-cell>
              <table:table-cell office:value-type="float" office:value="0.00362642426657163">
                <text:p>0.003626424266571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0580749125219882">
                <text:p>-0.000580749125219882</text:p>
              </table:table-cell>
              <table:table-cell office:value-type="float" office:value="0.074854">
                <text:p>0.074854</text:p>
              </table:table-cell>
              <table:table-cell office:value-type="float" office:value="0.00352807787580976">
                <text:p>0.003528077875809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0380530487746">
                <text:p>-0.000380530487746</text:p>
              </table:table-cell>
              <table:table-cell office:value-type="float" office:value="0.075084">
                <text:p>0.075084</text:p>
              </table:table-cell>
              <table:table-cell office:value-type="float" office:value="0.00362231961010599">
                <text:p>0.003622319610105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0304003129713237">
                <text:p>-0.000304003129713237</text:p>
              </table:table-cell>
              <table:table-cell office:value-type="float" office:value="0.075119">
                <text:p>0.075119</text:p>
              </table:table-cell>
              <table:table-cell office:value-type="float" office:value="0.00363668852900135">
                <text:p>0.003636688529001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0194173931959085">
                <text:p>-0.000194173931959085</text:p>
              </table:table-cell>
              <table:table-cell office:value-type="float" office:value="0.074923">
                <text:p>0.074923</text:p>
              </table:table-cell>
              <table:table-cell office:value-type="float" office:value="0.0035563171165104">
                <text:p>0.00355631711651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0124111873446964">
                <text:p>-0.000124111873446964</text:p>
              </table:table-cell>
              <table:table-cell office:value-type="float" office:value="0.075248">
                <text:p>0.075248</text:p>
              </table:table-cell>
              <table:table-cell office:value-type="float" office:value="0.00368971163635319">
                <text:p>0.003689711636353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00992445420706645">
                <text:p>-0.0000992445420706645</text:p>
              </table:table-cell>
              <table:table-cell office:value-type="float" office:value="0.075153">
                <text:p>0.075153</text:p>
              </table:table-cell>
              <table:table-cell office:value-type="float" office:value="0.00365065393534442">
                <text:p>0.003650653935344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00793667131802067">
                <text:p>-0.0000793667131802067</text:p>
              </table:table-cell>
              <table:table-cell office:value-type="float" office:value="0.07532">
                <text:p>0.07532</text:p>
              </table:table-cell>
              <table:table-cell office:value-type="float" office:value="0.00371934928306402">
                <text:p>0.003719349283064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00507694203406572">
                <text:p>-0.0000507694203406572</text:p>
              </table:table-cell>
              <table:table-cell office:value-type="float" office:value="0.075348">
                <text:p>0.075348</text:p>
              </table:table-cell>
              <table:table-cell office:value-type="float" office:value="0.00373088342261264">
                <text:p>0.003730883422612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00406082981498912">
                <text:p>-0.0000406082981498912</text:p>
              </table:table-cell>
              <table:table-cell office:value-type="float" office:value="0.075261">
                <text:p>0.075261</text:p>
              </table:table-cell>
              <table:table-cell office:value-type="float" office:value="0.00369506058039388">
                <text:p>0.003695060580393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00324824286508374">
                <text:p>-0.0000324824286508374</text:p>
              </table:table-cell>
              <table:table-cell office:value-type="float" office:value="0.07537">
                <text:p>0.07537</text:p>
              </table:table-cell>
              <table:table-cell office:value-type="float" office:value="0.00373994925613475">
                <text:p>0.003739949256134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00207855046028271">
                <text:p>-0.0000207855046028271</text:p>
              </table:table-cell>
              <table:table-cell office:value-type="float" office:value="0.075422">
                <text:p>0.075422</text:p>
              </table:table-cell>
              <table:table-cell office:value-type="float" office:value="0.00376138911749154">
                <text:p>0.003761389117491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00166274367074948">
                <text:p>-0.0000166274367074948</text:p>
              </table:table-cell>
              <table:table-cell office:value-type="float" office:value="0.075238">
                <text:p>0.075238</text:p>
              </table:table-cell>
              <table:table-cell office:value-type="float" office:value="0.00368559775303259">
                <text:p>0.003685597753032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0010642101187841">
                <text:p>-0.000010642101187841</text:p>
              </table:table-cell>
              <table:table-cell office:value-type="float" office:value="0.075032">
                <text:p>0.075032</text:p>
              </table:table-cell>
              <table:table-cell office:value-type="float" office:value="0.00360098505472503">
                <text:p>0.003600985054725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000851385084388312">
                <text:p>-0.00000851385084388312</text:p>
              </table:table-cell>
              <table:table-cell office:value-type="float" office:value="0">
                <text:p>0</text:p>
              </table:table-cell>
              <table:table-cell office:value-type="float" office:value="-0.010306073088791">
                <text:p>-0.0103060730887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000544962722415221">
                <text:p>-0.00000544962722415221</text:p>
              </table:table-cell>
              <table:table-cell office:value-type="float" office:value="0">
                <text:p>0</text:p>
              </table:table-cell>
              <table:table-cell office:value-type="float" office:value="-0.010306073088791">
                <text:p>-0.0103060730887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000435976744483924">
                <text:p>-0.00000435976744483924</text:p>
              </table:table-cell>
              <table:table-cell office:value-type="float" office:value="0">
                <text:p>0</text:p>
              </table:table-cell>
              <table:table-cell office:value-type="float" office:value="-0.010306073088791">
                <text:p>-0.0103060730887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000279010487247433">
                <text:p>-0.00000279010487247433</text:p>
              </table:table-cell>
              <table:table-cell office:value-type="float" office:value="0">
                <text:p>0</text:p>
              </table:table-cell>
              <table:table-cell office:value-type="float" office:value="-0.010306073088791">
                <text:p>-0.0103060730887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000178665868588723">
                <text:p>-0.00000178665868588723</text:p>
              </table:table-cell>
              <table:table-cell office:value-type="float" office:value="0">
                <text:p>0</text:p>
              </table:table-cell>
              <table:table-cell office:value-type="float" office:value="-0.010306073088791">
                <text:p>-0.0103060730887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00011442762115621">
                <text:p>-0.0000011442762115621</text:p>
              </table:table-cell>
              <table:table-cell office:value-type="float" office:value="0">
                <text:p>0</text:p>
              </table:table-cell>
              <table:table-cell office:value-type="float" office:value="-0.010306073088791">
                <text:p>-0.0103060730887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0000916057160793571">
                <text:p>-0.000000916057160793571</text:p>
              </table:table-cell>
              <table:table-cell office:value-type="float" office:value="0">
                <text:p>0</text:p>
              </table:table-cell>
              <table:table-cell office:value-type="float" office:value="-0.010306073088791">
                <text:p>-0.0103060730887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0000586848670991458">
                <text:p>-0.000000586848670991458</text:p>
              </table:table-cell>
              <table:table-cell office:value-type="float" office:value="0">
                <text:p>0</text:p>
              </table:table-cell>
              <table:table-cell office:value-type="float" office:value="-0.010306073088791">
                <text:p>-0.0103060730887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0000376008330249533">
                <text:p>-0.000000376008330249533</text:p>
              </table:table-cell>
              <table:table-cell office:value-type="float" office:value="0">
                <text:p>0</text:p>
              </table:table-cell>
              <table:table-cell office:value-type="float" office:value="-0.010306073088791">
                <text:p>-0.0103060730887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00000241242872789371">
                <text:p>-0.000000241242872789371</text:p>
              </table:table-cell>
              <table:table-cell office:value-type="float" office:value="0">
                <text:p>0</text:p>
              </table:table-cell>
              <table:table-cell office:value-type="float" office:value="-0.010306073088791">
                <text:p>-0.0103060730887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0000124371439369497">
                <text:p>-0.000000124371439369497</text:p>
              </table:table-cell>
              <table:table-cell office:value-type="float" office:value="0">
                <text:p>0</text:p>
              </table:table-cell>
              <table:table-cell office:value-type="float" office:value="-0.010306073088791">
                <text:p>-0.0103060730887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000000993355513401184">
                <text:p>-0.0000000993355513401184</text:p>
              </table:table-cell>
              <table:table-cell office:value-type="float" office:value="0">
                <text:p>0</text:p>
              </table:table-cell>
              <table:table-cell office:value-type="float" office:value="-0.010306073088791">
                <text:p>-0.0103060730887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000000645930740006406">
                <text:p>-0.0000000645930740006406</text:p>
              </table:table-cell>
              <table:table-cell office:value-type="float" office:value="0">
                <text:p>0</text:p>
              </table:table-cell>
              <table:table-cell office:value-type="float" office:value="-0.010306073088791">
                <text:p>-0.0103060730887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00000432272919681509">
                <text:p>-0.0000000432272919681509</text:p>
              </table:table-cell>
              <table:table-cell office:value-type="float" office:value="0">
                <text:p>0</text:p>
              </table:table-cell>
              <table:table-cell office:value-type="float" office:value="-0.010306073088791">
                <text:p>-0.0103060730887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00000348215571932542">
                <text:p>-0.0000000348215571932542</text:p>
              </table:table-cell>
              <table:table-cell office:value-type="float" office:value="0">
                <text:p>0</text:p>
              </table:table-cell>
              <table:table-cell office:value-type="float" office:value="-0.010306073088791">
                <text:p>-0.0103060730887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00000228148202552347">
                <text:p>-0.0000000228148202552347</text:p>
              </table:table-cell>
              <table:table-cell office:value-type="float" office:value="0">
                <text:p>0</text:p>
              </table:table-cell>
              <table:table-cell office:value-type="float" office:value="-0.010306073088791">
                <text:p>-0.0103060730887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00000135043736193552">
                <text:p>-0.0000000135043736193552</text:p>
              </table:table-cell>
              <table:table-cell office:value-type="float" office:value="0">
                <text:p>0</text:p>
              </table:table-cell>
              <table:table-cell office:value-type="float" office:value="-0.010306073088791">
                <text:p>-0.0103060730887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00000113320215433532">
                <text:p>-0.0000000113320215433532</text:p>
              </table:table-cell>
              <table:table-cell office:value-type="float" office:value="0">
                <text:p>0</text:p>
              </table:table-cell>
              <table:table-cell office:value-type="float" office:value="-0.010306073088791">
                <text:p>-0.0103060730887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000000801471244926688">
                <text:p>-0.00000000801471244926688</text:p>
              </table:table-cell>
              <table:table-cell office:value-type="float" office:value="0">
                <text:p>0</text:p>
              </table:table-cell>
              <table:table-cell office:value-type="float" office:value="-0.010306073088791">
                <text:p>-0.0103060730887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000000686975232255804">
                <text:p>-0.00000000686975232255804</text:p>
              </table:table-cell>
              <table:table-cell office:value-type="float" office:value="0">
                <text:p>0</text:p>
              </table:table-cell>
              <table:table-cell office:value-type="float" office:value="-0.010306073088791">
                <text:p>-0.0103060730887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000000595480864618025">
                <text:p>-0.00000000595480864618025</text:p>
              </table:table-cell>
              <table:table-cell office:value-type="float" office:value="0">
                <text:p>0</text:p>
              </table:table-cell>
              <table:table-cell office:value-type="float" office:value="-0.010306073088791">
                <text:p>-0.0103060730887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0000000440860281614164">
                <text:p>-0.00000000440860281614164</text:p>
              </table:table-cell>
              <table:table-cell office:value-type="float" office:value="0">
                <text:p>0</text:p>
              </table:table-cell>
              <table:table-cell office:value-type="float" office:value="-0.010306073088791">
                <text:p>-0.0103060730887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0000000406613898107366">
                <text:p>-0.00000000406613898107366</text:p>
              </table:table-cell>
              <table:table-cell office:value-type="float" office:value="0">
                <text:p>0</text:p>
              </table:table-cell>
              <table:table-cell office:value-type="float" office:value="-0.010306073088791">
                <text:p>-0.0103060730887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0000000326364402170043">
                <text:p>-0.00000000326364402170043</text:p>
              </table:table-cell>
              <table:table-cell office:value-type="float" office:value="0">
                <text:p>0</text:p>
              </table:table-cell>
              <table:table-cell office:value-type="float" office:value="-0.010306073088791">
                <text:p>-0.01030607308879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0000000309241166007723">
                <text:p>-0.00000000309241166007723</text:p>
              </table:table-cell>
              <table:table-cell office:value-type="float" office:value="0">
                <text:p>0</text:p>
              </table:table-cell>
              <table:table-cell office:value-type="float" office:value="-0.010306073088791">
                <text:p>-0.0103060730887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0000000274994782500926">
                <text:p>-0.00000000274994782500926</text:p>
              </table:table-cell>
              <table:table-cell office:value-type="float" office:value="0">
                <text:p>0</text:p>
              </table:table-cell>
              <table:table-cell office:value-type="float" office:value="-0.010306073088791">
                <text:p>-0.0103060730887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0000000228991714479321">
                <text:p>-0.00000000228991714479321</text:p>
              </table:table-cell>
              <table:table-cell office:value-type="float" office:value="0">
                <text:p>0</text:p>
              </table:table-cell>
              <table:table-cell office:value-type="float" office:value="-0.010306073088791">
                <text:p>-0.0103060730887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0">
                <text:p>0</text:p>
              </table:table-cell>
              <table:table-cell office:value-type="float" office:value="-0.010306073088791">
                <text:p>-0.0103060730887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0">
                <text:p>0</text:p>
              </table:table-cell>
              <table:table-cell office:value-type="float" office:value="-0.010306073088791">
                <text:p>-0.0103060730887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0">
                <text:p>0</text:p>
              </table:table-cell>
              <table:table-cell office:value-type="float" office:value="-0.010306073088791">
                <text:p>-0.0103060730887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0">
                <text:p>0</text:p>
              </table:table-cell>
              <table:table-cell office:value-type="float" office:value="-0.010306073088791">
                <text:p>-0.0103060730887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0">
                <text:p>0</text:p>
              </table:table-cell>
              <table:table-cell office:value-type="float" office:value="-0.010306073088791">
                <text:p>-0.0103060730887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755cm" svg:height="6.766cm" xlink:href=".." xlink:type="simple" chart:class="chart:line" chart:style-name="ch1">
        <chart:title svg:x="5.079cm" svg:y="0.27cm" chart:style-name="ch2">
          <text:p>wZ LLeg</text:p>
        </chart:title>
        <chart:legend chart:legend-position="end" svg:x="8.48cm" svg:y="2.665cm" style:legend-expansion="high" chart:style-name="ch3"/>
        <chart:plot-area chart:style-name="ch4" table:cell-range-address="LLeg.F1:LLeg.F216 LLeg.L1:LLeg.L1 LLeg.L80:LLeg.L300 LLeg.V1:LLeg.V1 LLeg.V80:LLeg.V300" chart:data-source-has-labels="row" svg:x="0.235cm" svg:y="1.132cm" svg:width="8.01cm" svg:height="5.499cm">
          <chartooo:coordinate-region svg:x="0.892cm" svg:y="1.305cm" svg:width="7.353cm" svg:height="4.43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Leg.F2:LLeg.F216" chart:label-cell-address="LLeg.F1:LLeg.F1" chart:class="chart:line">
            <chart:data-point chart:repeated="215"/>
          </chart:series>
          <chart:series chart:style-name="ch9" chart:values-cell-range-address="LLeg.L80:LLeg.L300" chart:label-cell-address="LLeg.L1:LLeg.L1" chart:class="chart:line">
            <chart:data-point chart:repeated="221"/>
          </chart:series>
          <chart:series chart:style-name="ch10" chart:values-cell-range-address="LLeg.V80:LLeg.V300" chart:label-cell-address="LLeg.V1:LLeg.V1" chart:class="chart:line">
            <chart:data-point chart:repeated="2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Z Nao</text:p>
                <draw:g>
                  <svg:desc>LLeg.F1:LLeg.F1</svg:desc>
                </draw:g>
              </table:table-cell>
              <table:table-cell office:value-type="string">
                <text:p>wZ MoCap (Y)</text:p>
                <draw:g>
                  <svg:desc>LLeg.L1:LLeg.L1</svg:desc>
                </draw:g>
              </table:table-cell>
              <table:table-cell office:value-type="string">
                <text:p>wZ Corr</text:p>
                <draw:g>
                  <svg:desc>LLeg.V1:LLeg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4684383869171">
                <text:p>0.134684383869171</text:p>
                <draw:g>
                  <svg:desc>LLeg.F2:LLeg.F216</svg:desc>
                </draw:g>
              </table:table-cell>
              <table:table-cell office:value-type="float" office:value="-0.048639">
                <text:p>-0.048639</text:p>
                <draw:g>
                  <svg:desc>LLeg.L80:LLeg.L300</svg:desc>
                </draw:g>
              </table:table-cell>
              <table:table-cell office:value-type="float" office:value="0.247664857729848">
                <text:p>0.247664857729848</text:p>
                <draw:g>
                  <svg:desc>LLeg.V80:LLeg.V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-0.050282">
                <text:p>-0.050282</text:p>
              </table:table-cell>
              <table:table-cell office:value-type="float" office:value="0.24406436776136">
                <text:p>0.24406436776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-0.051696">
                <text:p>-0.051696</text:p>
              </table:table-cell>
              <table:table-cell office:value-type="float" office:value="0.240874939871807">
                <text:p>0.2408749398718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-0.052625">
                <text:p>-0.052625</text:p>
              </table:table-cell>
              <table:table-cell office:value-type="float" office:value="0.238733773302619">
                <text:p>0.238733773302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-0.052684">
                <text:p>-0.052684</text:p>
              </table:table-cell>
              <table:table-cell office:value-type="float" office:value="0.238596565546862">
                <text:p>0.2385965655468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-0.052543">
                <text:p>-0.052543</text:p>
              </table:table-cell>
              <table:table-cell office:value-type="float" office:value="0.238924226034347">
                <text:p>0.2389242260343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-0.052126">
                <text:p>-0.052126</text:p>
              </table:table-cell>
              <table:table-cell office:value-type="float" office:value="0.239888378267984">
                <text:p>0.2398883782679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-0.052543">
                <text:p>-0.052543</text:p>
              </table:table-cell>
              <table:table-cell office:value-type="float" office:value="0.238924226034347">
                <text:p>0.2389242260343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-0.053844">
                <text:p>-0.053844</text:p>
              </table:table-cell>
              <table:table-cell office:value-type="float" office:value="0.235869227768879">
                <text:p>0.2358692277688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-0.055815">
                <text:p>-0.055815</text:p>
              </table:table-cell>
              <table:table-cell office:value-type="float" office:value="0.231105514163603">
                <text:p>0.2311055141636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1065279245377">
                <text:p>0.131065279245377</text:p>
              </table:table-cell>
              <table:table-cell office:value-type="float" office:value="-0.057977">
                <text:p>-0.057977</text:p>
              </table:table-cell>
              <table:table-cell office:value-type="float" office:value="0.225692532616933">
                <text:p>0.2256925326169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30471989512444">
                <text:p>0.130471989512444</text:p>
              </table:table-cell>
              <table:table-cell office:value-type="float" office:value="-0.059942">
                <text:p>-0.059942</text:p>
              </table:table-cell>
              <table:table-cell office:value-type="float" office:value="0.220602483845072">
                <text:p>0.2206024838450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0194753408432">
                <text:p>0.130194753408432</text:p>
              </table:table-cell>
              <table:table-cell office:value-type="float" office:value="-0.061962">
                <text:p>-0.061962</text:p>
              </table:table-cell>
              <table:table-cell office:value-type="float" office:value="0.215200927925865">
                <text:p>0.2152009279258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8569841384888">
                <text:p>0.128569841384888</text:p>
              </table:table-cell>
              <table:table-cell office:value-type="float" office:value="-0.064137">
                <text:p>-0.064137</text:p>
              </table:table-cell>
              <table:table-cell office:value-type="float" office:value="0.209193296483005">
                <text:p>0.209193296483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8194272518158">
                <text:p>0.128194272518158</text:p>
              </table:table-cell>
              <table:table-cell office:value-type="float" office:value="-0.066076">
                <text:p>-0.066076</text:p>
              </table:table-cell>
              <table:table-cell office:value-type="float" office:value="0.203670015668309">
                <text:p>0.2036700156683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7853155136108">
                <text:p>0.127853155136108</text:p>
              </table:table-cell>
              <table:table-cell office:value-type="float" office:value="-0.068">
                <text:p>-0.068</text:p>
              </table:table-cell>
              <table:table-cell office:value-type="float" office:value="0.19803338764827">
                <text:p>0.198033387648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6904651522636">
                <text:p>0.126904651522636</text:p>
              </table:table-cell>
              <table:table-cell office:value-type="float" office:value="-0.069688">
                <text:p>-0.069688</text:p>
              </table:table-cell>
              <table:table-cell office:value-type="float" office:value="0.192960121201941">
                <text:p>0.1929601212019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26797676086426">
                <text:p>0.126797676086426</text:p>
              </table:table-cell>
              <table:table-cell office:value-type="float" office:value="-0.071621">
                <text:p>-0.071621</text:p>
              </table:table-cell>
              <table:table-cell office:value-type="float" office:value="0.187003527864173">
                <text:p>0.1870035278641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651564180851">
                <text:p>0.12651564180851</text:p>
              </table:table-cell>
              <table:table-cell office:value-type="float" office:value="-0.07294">
                <text:p>-0.07294</text:p>
              </table:table-cell>
              <table:table-cell office:value-type="float" office:value="0.182848918735894">
                <text:p>0.1828489187358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6060619950295">
                <text:p>0.126060619950295</text:p>
              </table:table-cell>
              <table:table-cell office:value-type="float" office:value="-0.073824">
                <text:p>-0.073824</text:p>
              </table:table-cell>
              <table:table-cell office:value-type="float" office:value="0.180023585155715">
                <text:p>0.1800235851557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5975906848908">
                <text:p>0.125975906848908</text:p>
              </table:table-cell>
              <table:table-cell office:value-type="float" office:value="-0.074746">
                <text:p>-0.074746</text:p>
              </table:table-cell>
              <table:table-cell office:value-type="float" office:value="0.177041834076665">
                <text:p>0.1770418340766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590816617012">
                <text:p>0.12590816617012</text:p>
              </table:table-cell>
              <table:table-cell office:value-type="float" office:value="-0.075765">
                <text:p>-0.075765</text:p>
              </table:table-cell>
              <table:table-cell office:value-type="float" office:value="0.173704850716241">
                <text:p>0.1737048507162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5789746642113">
                <text:p>0.125789746642113</text:p>
              </table:table-cell>
              <table:table-cell office:value-type="float" office:value="-0.076492">
                <text:p>-0.076492</text:p>
              </table:table-cell>
              <table:table-cell office:value-type="float" office:value="0.171297442894337">
                <text:p>0.1712974428943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5772446393967">
                <text:p>0.125772446393967</text:p>
              </table:table-cell>
              <table:table-cell office:value-type="float" office:value="-0.077341">
                <text:p>-0.077341</text:p>
              </table:table-cell>
              <table:table-cell office:value-type="float" office:value="0.168457943424296">
                <text:p>0.1684579434242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5766858458519">
                <text:p>0.125766858458519</text:p>
              </table:table-cell>
              <table:table-cell office:value-type="float" office:value="-0.078396">
                <text:p>-0.078396</text:p>
              </table:table-cell>
              <table:table-cell office:value-type="float" office:value="0.16488729075637">
                <text:p>0.164887290756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57613748312">
                <text:p>0.1257613748312</text:p>
              </table:table-cell>
              <table:table-cell office:value-type="float" office:value="-0.079464">
                <text:p>-0.079464</text:p>
              </table:table-cell>
              <table:table-cell office:value-type="float" office:value="0.161225026602096">
                <text:p>0.1612250266020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2576450407505">
                <text:p>0.12576450407505</text:p>
              </table:table-cell>
              <table:table-cell office:value-type="float" office:value="-0.080847">
                <text:p>-0.080847</text:p>
              </table:table-cell>
              <table:table-cell office:value-type="float" office:value="0.156411418447897">
                <text:p>0.1564114184478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5766977667809">
                <text:p>0.125766977667809</text:p>
              </table:table-cell>
              <table:table-cell office:value-type="float" office:value="-0.083227">
                <text:p>-0.083227</text:p>
              </table:table-cell>
              <table:table-cell office:value-type="float" office:value="0.147939628593098">
                <text:p>0.1479396285930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5752046704292">
                <text:p>0.125752046704292</text:p>
              </table:table-cell>
              <table:table-cell office:value-type="float" office:value="-0.085823">
                <text:p>-0.085823</text:p>
              </table:table-cell>
              <table:table-cell office:value-type="float" office:value="0.138427708606168">
                <text:p>0.1384277086061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5733688473701">
                <text:p>0.125733688473701</text:p>
              </table:table-cell>
              <table:table-cell office:value-type="float" office:value="-0.088222">
                <text:p>-0.088222</text:p>
              </table:table-cell>
              <table:table-cell office:value-type="float" office:value="0.129385975966408">
                <text:p>0.1293859759664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5705972313881">
                <text:p>0.125705972313881</text:p>
              </table:table-cell>
              <table:table-cell office:value-type="float" office:value="-0.09036">
                <text:p>-0.09036</text:p>
              </table:table-cell>
              <table:table-cell office:value-type="float" office:value="0.121124246763617">
                <text:p>0.1211242467636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5688031315804">
                <text:p>0.125688031315804</text:p>
              </table:table-cell>
              <table:table-cell office:value-type="float" office:value="-0.091703">
                <text:p>-0.091703</text:p>
              </table:table-cell>
              <table:table-cell office:value-type="float" office:value="0.115836411348269">
                <text:p>0.1158364113482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5512734055519">
                <text:p>0.125512734055519</text:p>
              </table:table-cell>
              <table:table-cell office:value-type="float" office:value="-0.092692">
                <text:p>-0.092692</text:p>
              </table:table-cell>
              <table:table-cell office:value-type="float" office:value="0.111893959518837">
                <text:p>0.1118939595188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25424593687058">
                <text:p>0.125424593687058</text:p>
              </table:table-cell>
              <table:table-cell office:value-type="float" office:value="-0.09367">
                <text:p>-0.09367</text:p>
              </table:table-cell>
              <table:table-cell office:value-type="float" office:value="0.107954960216416">
                <text:p>0.1079549602164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5319913029671">
                <text:p>0.125319913029671</text:p>
              </table:table-cell>
              <table:table-cell office:value-type="float" office:value="-0.094477">
                <text:p>-0.094477</text:p>
              </table:table-cell>
              <table:table-cell office:value-type="float" office:value="0.104674432349514">
                <text:p>0.1046744323495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24897256493568">
                <text:p>0.124897256493568</text:p>
              </table:table-cell>
              <table:table-cell office:value-type="float" office:value="-0.095294">
                <text:p>-0.095294</text:p>
              </table:table-cell>
              <table:table-cell office:value-type="float" office:value="0.101325391618959">
                <text:p>0.1013253916189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24718375504017">
                <text:p>0.124718375504017</text:p>
              </table:table-cell>
              <table:table-cell office:value-type="float" office:value="-0.096358">
                <text:p>-0.096358</text:p>
              </table:table-cell>
              <table:table-cell office:value-type="float" office:value="0.0969218226578279">
                <text:p>0.09692182265782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24621480703354">
                <text:p>0.124621480703354</text:p>
              </table:table-cell>
              <table:table-cell office:value-type="float" office:value="-0.097776">
                <text:p>-0.097776</text:p>
              </table:table-cell>
              <table:table-cell office:value-type="float" office:value="0.0909792501806496">
                <text:p>0.09097925018064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24519646167755">
                <text:p>0.124519646167755</text:p>
              </table:table-cell>
              <table:table-cell office:value-type="float" office:value="-0.099603">
                <text:p>-0.099603</text:p>
              </table:table-cell>
              <table:table-cell office:value-type="float" office:value="0.0831981388752631">
                <text:p>0.08319813887526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24301292002201">
                <text:p>0.124301292002201</text:p>
              </table:table-cell>
              <table:table-cell office:value-type="float" office:value="-0.102292">
                <text:p>-0.102292</text:p>
              </table:table-cell>
              <table:table-cell office:value-type="float" office:value="0.0714908033294446">
                <text:p>0.07149080332944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24184809625149">
                <text:p>0.124184809625149</text:p>
              </table:table-cell>
              <table:table-cell office:value-type="float" office:value="-0.105701">
                <text:p>-0.105701</text:p>
              </table:table-cell>
              <table:table-cell office:value-type="float" office:value="0.0562122065868767">
                <text:p>0.05621220658687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4063283205032">
                <text:p>0.124063283205032</text:p>
              </table:table-cell>
              <table:table-cell office:value-type="float" office:value="-0.109293">
                <text:p>-0.109293</text:p>
              </table:table-cell>
              <table:table-cell office:value-type="float" office:value="0.039585352559273">
                <text:p>0.0395853525592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3670406639576">
                <text:p>0.123670406639576</text:p>
              </table:table-cell>
              <table:table-cell office:value-type="float" office:value="-0.113931">
                <text:p>-0.113931</text:p>
              </table:table-cell>
              <table:table-cell office:value-type="float" office:value="0.0173151576401785">
                <text:p>0.01731515764017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3385243117809">
                <text:p>0.123385243117809</text:p>
              </table:table-cell>
              <table:table-cell office:value-type="float" office:value="-0.118699">
                <text:p>-0.118699</text:p>
              </table:table-cell>
              <table:table-cell office:value-type="float" office:value="-0.00652102568576635">
                <text:p>-0.006521025685766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3236134648323">
                <text:p>0.123236134648323</text:p>
              </table:table-cell>
              <table:table-cell office:value-type="float" office:value="-0.123618">
                <text:p>-0.123618</text:p>
              </table:table-cell>
              <table:table-cell office:value-type="float" office:value="-0.0321127093776088">
                <text:p>-0.03211270937760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22763581573963">
                <text:p>0.122763581573963</text:p>
              </table:table-cell>
              <table:table-cell office:value-type="float" office:value="-0.127826">
                <text:p>-0.127826</text:p>
              </table:table-cell>
              <table:table-cell office:value-type="float" office:value="-0.0548118364190665">
                <text:p>-0.05481183641906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2259828299284">
                <text:p>0.12259828299284</text:p>
              </table:table-cell>
              <table:table-cell office:value-type="float" office:value="-0.13248">
                <text:p>-0.13248</text:p>
              </table:table-cell>
              <table:table-cell office:value-type="float" office:value="-0.0807828993981824">
                <text:p>-0.08078289939818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22429318726063">
                <text:p>0.122429318726063</text:p>
              </table:table-cell>
              <table:table-cell office:value-type="float" office:value="-0.137939">
                <text:p>-0.137939</text:p>
              </table:table-cell>
              <table:table-cell office:value-type="float" office:value="-0.112405466154684">
                <text:p>-0.1124054661546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22081711888313">
                <text:p>0.122081711888313</text:p>
              </table:table-cell>
              <table:table-cell office:value-type="float" office:value="-0.142979">
                <text:p>-0.142979</text:p>
              </table:table-cell>
              <table:table-cell office:value-type="float" office:value="-0.142712048908676">
                <text:p>-0.1427120489086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1722295880318">
                <text:p>0.121722295880318</text:p>
              </table:table-cell>
              <table:table-cell office:value-type="float" office:value="-0.148439">
                <text:p>-0.148439</text:p>
              </table:table-cell>
              <table:table-cell office:value-type="float" office:value="-0.176748066701844">
                <text:p>-0.1767480667018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21353521943092">
                <text:p>0.121353521943092</text:p>
              </table:table-cell>
              <table:table-cell office:value-type="float" office:value="-0.151154">
                <text:p>-0.151154</text:p>
              </table:table-cell>
              <table:table-cell office:value-type="float" office:value="-0.194138650829998">
                <text:p>-0.1941386508299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2116627395153">
                <text:p>0.12116627395153</text:p>
              </table:table-cell>
              <table:table-cell office:value-type="float" office:value="-0.150068">
                <text:p>-0.150068</text:p>
              </table:table-cell>
              <table:table-cell office:value-type="float" office:value="-0.187145267547793">
                <text:p>-0.1871452675477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20977558195591">
                <text:p>0.120977558195591</text:p>
              </table:table-cell>
              <table:table-cell office:value-type="float" office:value="-0.138932">
                <text:p>-0.138932</text:p>
              </table:table-cell>
              <table:table-cell office:value-type="float" office:value="-0.118292195502409">
                <text:p>-0.1182921955024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20597161352634">
                <text:p>0.120597161352634</text:p>
              </table:table-cell>
              <table:table-cell office:value-type="float" office:value="-0.138932">
                <text:p>-0.138932</text:p>
              </table:table-cell>
              <table:table-cell office:value-type="float" office:value="-0.118292195502409">
                <text:p>-0.1182921955024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20406202971935">
                <text:p>0.120406202971935</text:p>
              </table:table-cell>
              <table:table-cell office:value-type="float" office:value="-0.138932">
                <text:p>-0.138932</text:p>
              </table:table-cell>
              <table:table-cell office:value-type="float" office:value="-0.118292195502409">
                <text:p>-0.1182921955024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19545698165894">
                <text:p>0.119545698165894</text:p>
              </table:table-cell>
              <table:table-cell office:value-type="float" office:value="-0.138932">
                <text:p>-0.138932</text:p>
              </table:table-cell>
              <table:table-cell office:value-type="float" office:value="-0.118292195502409">
                <text:p>-0.1182921955024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19337007403374">
                <text:p>0.119337007403374</text:p>
              </table:table-cell>
              <table:table-cell office:value-type="float" office:value="-0.140428">
                <text:p>-0.140428</text:p>
              </table:table-cell>
              <table:table-cell office:value-type="float" office:value="-0.127239014596252">
                <text:p>-0.1272390145962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18992827832699">
                <text:p>0.118992827832699</text:p>
              </table:table-cell>
              <table:table-cell office:value-type="float" office:value="-0.13964">
                <text:p>-0.13964</text:p>
              </table:table-cell>
              <table:table-cell office:value-type="float" office:value="-0.122514669727011">
                <text:p>-0.1225146697270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8877999484539">
                <text:p>0.118877999484539</text:p>
              </table:table-cell>
              <table:table-cell office:value-type="float" office:value="-0.153023">
                <text:p>-0.153023</text:p>
              </table:table-cell>
              <table:table-cell office:value-type="float" office:value="-0.206290201423336">
                <text:p>-0.2062902014233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18762202560902">
                <text:p>0.118762202560902</text:p>
              </table:table-cell>
              <table:table-cell office:value-type="float" office:value="-0.162555">
                <text:p>-0.162555</text:p>
              </table:table-cell>
              <table:table-cell office:value-type="float" office:value="-0.270545838081458">
                <text:p>-0.2705458380814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18797622621059">
                <text:p>0.118797622621059</text:p>
              </table:table-cell>
              <table:table-cell office:value-type="float" office:value="-0.17495">
                <text:p>-0.17495</text:p>
              </table:table-cell>
              <table:table-cell office:value-type="float" office:value="-0.359808367420259">
                <text:p>-0.3598083674202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18871673941612">
                <text:p>0.118871673941612</text:p>
              </table:table-cell>
              <table:table-cell office:value-type="float" office:value="-0.194021">
                <text:p>-0.194021</text:p>
              </table:table-cell>
              <table:table-cell office:value-type="float" office:value="-0.509749470972691">
                <text:p>-0.5097494709726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19131691753864">
                <text:p>0.119131691753864</text:p>
              </table:table-cell>
              <table:table-cell office:value-type="float" office:value="-0.221116">
                <text:p>-0.221116</text:p>
              </table:table-cell>
              <table:table-cell office:value-type="float" office:value="-0.749044598360745">
                <text:p>-0.7490445983607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19539447128773">
                <text:p>0.119539447128773</text:p>
              </table:table-cell>
              <table:table-cell office:value-type="float" office:value="-0.252586">
                <text:p>-0.252586</text:p>
              </table:table-cell>
              <table:table-cell office:value-type="float" office:value="-1.06568090046277">
                <text:p>-1.065680900462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20092988014221">
                <text:p>0.120092988014221</text:p>
              </table:table-cell>
              <table:table-cell office:value-type="float" office:value="-0.284904">
                <text:p>-0.284904</text:p>
              </table:table-cell>
              <table:table-cell office:value-type="float" office:value="-1.43413932595715">
                <text:p>-1.434139325957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20423667132854">
                <text:p>0.120423667132854</text:p>
              </table:table-cell>
              <table:table-cell office:value-type="float" office:value="-0.310176">
                <text:p>-0.310176</text:p>
              </table:table-cell>
              <table:table-cell office:value-type="float" office:value="-1.75282870676059">
                <text:p>-1.752828706760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2119148671627">
                <text:p>0.12119148671627</text:p>
              </table:table-cell>
              <table:table-cell office:value-type="float" office:value="-0.333021">
                <text:p>-0.333021</text:p>
              </table:table-cell>
              <table:table-cell office:value-type="float" office:value="-2.06399576464642">
                <text:p>-2.063995764646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21628053486347">
                <text:p>0.121628053486347</text:p>
              </table:table-cell>
              <table:table-cell office:value-type="float" office:value="-0.35562">
                <text:p>-0.35562</text:p>
              </table:table-cell>
              <table:table-cell office:value-type="float" office:value="-2.39337809541304">
                <text:p>-2.393378095413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22604466974735">
                <text:p>0.122604466974735</text:p>
              </table:table-cell>
              <table:table-cell office:value-type="float" office:value="-0.369609">
                <text:p>-0.369609</text:p>
              </table:table-cell>
              <table:table-cell office:value-type="float" office:value="-2.60801698170349">
                <text:p>-2.608016981703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23143747448921">
                <text:p>0.123143747448921</text:p>
              </table:table-cell>
              <table:table-cell office:value-type="float" office:value="-0.38259">
                <text:p>-0.38259</text:p>
              </table:table-cell>
              <table:table-cell office:value-type="float" office:value="-2.81454149938836">
                <text:p>-2.814541499388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24322444200516">
                <text:p>0.124322444200516</text:p>
              </table:table-cell>
              <table:table-cell office:value-type="float" office:value="-0.362613">
                <text:p>-0.362613</text:p>
              </table:table-cell>
              <table:table-cell office:value-type="float" office:value="-2.4996471770047">
                <text:p>-2.49964717700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25632166862488">
                <text:p>0.125632166862488</text:p>
              </table:table-cell>
              <table:table-cell office:value-type="float" office:value="-0.374023">
                <text:p>-0.374023</text:p>
              </table:table-cell>
              <table:table-cell office:value-type="float" office:value="-2.67744855541333">
                <text:p>-2.67744855541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26335293054581">
                <text:p>0.126335293054581</text:p>
              </table:table-cell>
              <table:table-cell office:value-type="float" office:value="-0.387137">
                <text:p>-0.387137</text:p>
              </table:table-cell>
              <table:table-cell office:value-type="float" office:value="-2.88855678681013">
                <text:p>-2.888556786810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27835676074028">
                <text:p>0.127835676074028</text:p>
              </table:table-cell>
              <table:table-cell office:value-type="float" office:value="-0.399572">
                <text:p>-0.399572</text:p>
              </table:table-cell>
              <table:table-cell office:value-type="float" office:value="-3.09540602183117">
                <text:p>-3.095406021831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2863227725029">
                <text:p>0.12863227725029</text:p>
              </table:table-cell>
              <table:table-cell office:value-type="float" office:value="-0.407668">
                <text:p>-0.407668</text:p>
              </table:table-cell>
              <table:table-cell office:value-type="float" office:value="-3.233568903203">
                <text:p>-3.2335689032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31201907992363">
                <text:p>0.131201907992363</text:p>
              </table:table-cell>
              <table:table-cell office:value-type="float" office:value="-0.41148">
                <text:p>-0.41148</text:p>
              </table:table-cell>
              <table:table-cell office:value-type="float" office:value="-3.29957609334643">
                <text:p>-3.299576093346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33060470223427">
                <text:p>0.133060470223427</text:p>
              </table:table-cell>
              <table:table-cell office:value-type="float" office:value="-0.411111">
                <text:p>-0.411111</text:p>
              </table:table-cell>
              <table:table-cell office:value-type="float" office:value="-3.29315994620307">
                <text:p>-3.293159946203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4032100439072">
                <text:p>0.134032100439072</text:p>
              </table:table-cell>
              <table:table-cell office:value-type="float" office:value="-0.410383">
                <text:p>-0.410383</text:p>
              </table:table-cell>
              <table:table-cell office:value-type="float" office:value="-3.28051830157243">
                <text:p>-3.280518301572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36057198047638">
                <text:p>0.136057198047638</text:p>
              </table:table-cell>
              <table:table-cell office:value-type="float" office:value="-0.409712">
                <text:p>-0.409712</text:p>
              </table:table-cell>
              <table:table-cell office:value-type="float" office:value="-3.26888616863696">
                <text:p>-3.268886168636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38188511133194">
                <text:p>0.138188511133194</text:p>
              </table:table-cell>
              <table:table-cell office:value-type="float" office:value="-0.41117">
                <text:p>-0.41117</text:p>
              </table:table-cell>
              <table:table-cell office:value-type="float" office:value="-3.29418545015258">
                <text:p>-3.294185450152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40421763062477">
                <text:p>0.140421763062477</text:p>
              </table:table-cell>
              <table:table-cell office:value-type="float" office:value="-0.411775">
                <text:p>-0.411775</text:p>
              </table:table-cell>
              <table:table-cell office:value-type="float" office:value="-3.30470964680588">
                <text:p>-3.304709646805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42752557992935">
                <text:p>0.142752557992935</text:p>
              </table:table-cell>
              <table:table-cell office:value-type="float" office:value="-0.410396">
                <text:p>-0.410396</text:p>
              </table:table-cell>
              <table:table-cell office:value-type="float" office:value="-3.2807438500386">
                <text:p>-3.28074385003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4395309984684">
                <text:p>0.14395309984684</text:p>
              </table:table-cell>
              <table:table-cell office:value-type="float" office:value="-0.411286">
                <text:p>-0.411286</text:p>
              </table:table-cell>
              <table:table-cell office:value-type="float" office:value="-3.29620212149046">
                <text:p>-3.296202121490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46421700716019">
                <text:p>0.146421700716019</text:p>
              </table:table-cell>
              <table:table-cell office:value-type="float" office:value="-0.413241">
                <text:p>-0.413241</text:p>
              </table:table-cell>
              <table:table-cell office:value-type="float" office:value="-3.33027500940404">
                <text:p>-3.330275009404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47688627243042">
                <text:p>0.147688627243042</text:p>
              </table:table-cell>
              <table:table-cell office:value-type="float" office:value="-0.414329">
                <text:p>-0.414329</text:p>
              </table:table-cell>
              <table:table-cell office:value-type="float" office:value="-3.34930683619343">
                <text:p>-3.349306836193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9881164431572">
                <text:p>0.29881164431572</text:p>
              </table:table-cell>
              <table:table-cell office:value-type="float" office:value="-0.414933">
                <text:p>-0.414933</text:p>
              </table:table-cell>
              <table:table-cell office:value-type="float" office:value="-3.35989375941174">
                <text:p>-3.359893759411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03549736738205">
                <text:p>0.303549736738205</text:p>
              </table:table-cell>
              <table:table-cell office:value-type="float" office:value="-0.415909">
                <text:p>-0.415909</text:p>
              </table:table-cell>
              <table:table-cell office:value-type="float" office:value="-3.37703348804863">
                <text:p>-3.377033488048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08372169733047">
                <text:p>0.308372169733047</text:p>
              </table:table-cell>
              <table:table-cell office:value-type="float" office:value="-0.416017">
                <text:p>-0.416017</text:p>
              </table:table-cell>
              <table:table-cell office:value-type="float" office:value="-3.37893255578813">
                <text:p>-3.378932555788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13267201185226">
                <text:p>0.313267201185226</text:p>
              </table:table-cell>
              <table:table-cell office:value-type="float" office:value="-0.418069">
                <text:p>-0.418069</text:p>
              </table:table-cell>
              <table:table-cell office:value-type="float" office:value="-3.41510791819369">
                <text:p>-3.415107918193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18222612142563">
                <text:p>0.318222612142563</text:p>
              </table:table-cell>
              <table:table-cell office:value-type="float" office:value="-0.420797">
                <text:p>-0.420797</text:p>
              </table:table-cell>
              <table:table-cell office:value-type="float" office:value="-3.46347452692359">
                <text:p>-3.463474526923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23226302862167">
                <text:p>0.323226302862167</text:p>
              </table:table-cell>
              <table:table-cell office:value-type="float" office:value="-0.422924">
                <text:p>-0.422924</text:p>
              </table:table-cell>
              <table:table-cell office:value-type="float" office:value="-3.50140243923416">
                <text:p>-3.501402439234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28266054391861">
                <text:p>0.328266054391861</text:p>
              </table:table-cell>
              <table:table-cell office:value-type="float" office:value="-0.423354">
                <text:p>-0.423354</text:p>
              </table:table-cell>
              <table:table-cell office:value-type="float" office:value="-3.5090931361459">
                <text:p>-3.50909313614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3332946896553">
                <text:p>0.33332946896553</text:p>
              </table:table-cell>
              <table:table-cell office:value-type="float" office:value="-0.424152">
                <text:p>-0.424152</text:p>
              </table:table-cell>
              <table:table-cell office:value-type="float" office:value="-3.52338621686679">
                <text:p>-3.523386216866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40941429138184">
                <text:p>0.340941429138184</text:p>
              </table:table-cell>
              <table:table-cell office:value-type="float" office:value="-0.425497">
                <text:p>-0.425497</text:p>
              </table:table-cell>
              <table:table-cell office:value-type="float" office:value="-3.54753721184592">
                <text:p>-3.547537211845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48536044359207">
                <text:p>0.348536044359207</text:p>
              </table:table-cell>
              <table:table-cell office:value-type="float" office:value="-0.427301">
                <text:p>-0.427301</text:p>
              </table:table-cell>
              <table:table-cell office:value-type="float" office:value="-3.58004936294239">
                <text:p>-3.580049362942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51056009531021">
                <text:p>0.351056009531021</text:p>
              </table:table-cell>
              <table:table-cell office:value-type="float" office:value="-0.430207">
                <text:p>-0.430207</text:p>
              </table:table-cell>
              <table:table-cell office:value-type="float" office:value="-3.6327094629971">
                <text:p>-3.63270946299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58560115098953">
                <text:p>0.358560115098953</text:p>
              </table:table-cell>
              <table:table-cell office:value-type="float" office:value="-0.431887">
                <text:p>-0.431887</text:p>
              </table:table-cell>
              <table:table-cell office:value-type="float" office:value="-3.66331480528581">
                <text:p>-3.663314805285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63499462604523">
                <text:p>0.363499462604523</text:p>
              </table:table-cell>
              <table:table-cell office:value-type="float" office:value="-0.432036">
                <text:p>-0.432036</text:p>
              </table:table-cell>
              <table:table-cell office:value-type="float" office:value="-3.66603493040148">
                <text:p>-3.666034930401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68372619152069">
                <text:p>0.368372619152069</text:p>
              </table:table-cell>
              <table:table-cell office:value-type="float" office:value="-0.430642">
                <text:p>-0.430642</text:p>
              </table:table-cell>
              <table:table-cell office:value-type="float" office:value="-3.64062268789015">
                <text:p>-3.640622687890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70780318975449">
                <text:p>0.370780318975449</text:p>
              </table:table-cell>
              <table:table-cell office:value-type="float" office:value="-0.428757">
                <text:p>-0.428757</text:p>
              </table:table-cell>
              <table:table-cell office:value-type="float" office:value="-3.60638944286191">
                <text:p>-3.606389442861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75529557466507">
                <text:p>0.375529557466507</text:p>
              </table:table-cell>
              <table:table-cell office:value-type="float" office:value="-0.424105">
                <text:p>-0.424105</text:p>
              </table:table-cell>
              <table:table-cell office:value-type="float" office:value="-3.52254365260661">
                <text:p>-3.522543652606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77867758274078">
                <text:p>0.377867758274078</text:p>
              </table:table-cell>
              <table:table-cell office:value-type="float" office:value="-0.419816">
                <text:p>-0.419816</text:p>
              </table:table-cell>
              <table:table-cell office:value-type="float" office:value="-3.44604570720581">
                <text:p>-3.446045707205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82462650537491">
                <text:p>0.382462650537491</text:p>
              </table:table-cell>
              <table:table-cell office:value-type="float" office:value="-0.416194">
                <text:p>-0.416194</text:p>
              </table:table-cell>
              <table:table-cell office:value-type="float" office:value="-3.38204597611234">
                <text:p>-3.382045976112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8693767786026">
                <text:p>0.38693767786026</text:p>
              </table:table-cell>
              <table:table-cell office:value-type="float" office:value="-0.410554">
                <text:p>-0.410554</text:p>
              </table:table-cell>
              <table:table-cell office:value-type="float" office:value="-3.28348569875422">
                <text:p>-3.283485698754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89125972986221">
                <text:p>0.389125972986221</text:p>
              </table:table-cell>
              <table:table-cell office:value-type="float" office:value="-0.404614">
                <text:p>-0.404614</text:p>
              </table:table-cell>
              <table:table-cell office:value-type="float" office:value="-3.18112729043133">
                <text:p>-3.181127290431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93395572900772">
                <text:p>0.393395572900772</text:p>
              </table:table-cell>
              <table:table-cell office:value-type="float" office:value="-0.396174">
                <text:p>-0.396174</text:p>
              </table:table-cell>
              <table:table-cell office:value-type="float" office:value="-3.03823736298613">
                <text:p>-3.038237362986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95473301410675">
                <text:p>0.395473301410675</text:p>
              </table:table-cell>
              <table:table-cell office:value-type="float" office:value="-0.389301">
                <text:p>-0.389301</text:p>
              </table:table-cell>
              <table:table-cell office:value-type="float" office:value="-2.92408697192936">
                <text:p>-2.924086971929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97510826587677">
                <text:p>0.397510826587677</text:p>
              </table:table-cell>
              <table:table-cell office:value-type="float" office:value="-0.380969">
                <text:p>-0.380969</text:p>
              </table:table-cell>
              <table:table-cell office:value-type="float" office:value="-2.78836509624805">
                <text:p>-2.788365096248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0145754814148">
                <text:p>0.40145754814148</text:p>
              </table:table-cell>
              <table:table-cell office:value-type="float" office:value="-0.373849">
                <text:p>-0.373849</text:p>
              </table:table-cell>
              <table:table-cell office:value-type="float" office:value="-2.67469606849019">
                <text:p>-2.674696068490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05222207307816">
                <text:p>0.405222207307816</text:p>
              </table:table-cell>
              <table:table-cell office:value-type="float" office:value="-0.366961">
                <text:p>-0.366961</text:p>
              </table:table-cell>
              <table:table-cell office:value-type="float" office:value="-2.56675701891826">
                <text:p>-2.566757018918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07031685113907">
                <text:p>0.407031685113907</text:p>
              </table:table-cell>
              <table:table-cell office:value-type="float" office:value="-0.361229">
                <text:p>-0.361229</text:p>
              </table:table-cell>
              <table:table-cell office:value-type="float" office:value="-2.47845221541417">
                <text:p>-2.478452215414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12148356437683">
                <text:p>0.412148356437683</text:p>
              </table:table-cell>
              <table:table-cell office:value-type="float" office:value="-0.353483">
                <text:p>-0.353483</text:p>
              </table:table-cell>
              <table:table-cell office:value-type="float" office:value="-2.36131290022328">
                <text:p>-2.361312900223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15281593799591">
                <text:p>0.415281593799591</text:p>
              </table:table-cell>
              <table:table-cell office:value-type="float" office:value="-0.345569">
                <text:p>-0.345569</text:p>
              </table:table-cell>
              <table:table-cell office:value-type="float" office:value="-2.24423549965479">
                <text:p>-2.244235499654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18176293373108">
                <text:p>0.418176293373108</text:p>
              </table:table-cell>
              <table:table-cell office:value-type="float" office:value="-0.338642">
                <text:p>-0.338642</text:p>
              </table:table-cell>
              <table:table-cell office:value-type="float" office:value="-2.14391828601645">
                <text:p>-2.143918286016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20818120241165">
                <text:p>0.420818120241165</text:p>
              </table:table-cell>
              <table:table-cell office:value-type="float" office:value="-0.331917">
                <text:p>-0.331917</text:p>
              </table:table-cell>
              <table:table-cell office:value-type="float" office:value="-2.04845438203219">
                <text:p>-2.048454382032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23193752765656">
                <text:p>0.423193752765656</text:p>
              </table:table-cell>
              <table:table-cell office:value-type="float" office:value="-0.325555">
                <text:p>-0.325555</text:p>
              </table:table-cell>
              <table:table-cell office:value-type="float" office:value="-1.95989178572193">
                <text:p>-1.959891785721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24276918172836">
                <text:p>0.424276918172836</text:p>
              </table:table-cell>
              <table:table-cell office:value-type="float" office:value="-0.317333">
                <text:p>-0.317333</text:p>
              </table:table-cell>
              <table:table-cell office:value-type="float" office:value="-1.84795496126089">
                <text:p>-1.847954961260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25288558006287">
                <text:p>0.425288558006287</text:p>
              </table:table-cell>
              <table:table-cell office:value-type="float" office:value="-0.309601">
                <text:p>-0.309601</text:p>
              </table:table-cell>
              <table:table-cell office:value-type="float" office:value="-1.74527953601001">
                <text:p>-1.745279536010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27874743938446">
                <text:p>0.427874743938446</text:p>
              </table:table-cell>
              <table:table-cell office:value-type="float" office:value="-0.302532">
                <text:p>-0.302532</text:p>
              </table:table-cell>
              <table:table-cell office:value-type="float" office:value="-1.65360539038555">
                <text:p>-1.653605390385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29208517074585">
                <text:p>0.429208517074585</text:p>
              </table:table-cell>
              <table:table-cell office:value-type="float" office:value="-0.298881">
                <text:p>-0.298881</text:p>
              </table:table-cell>
              <table:table-cell office:value-type="float" office:value="-1.60707937371098">
                <text:p>-1.607079373710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29753243923187">
                <text:p>0.429753243923187</text:p>
              </table:table-cell>
              <table:table-cell office:value-type="float" office:value="-0.296031">
                <text:p>-0.296031</text:p>
              </table:table-cell>
              <table:table-cell office:value-type="float" office:value="-1.57114986122402">
                <text:p>-1.571149861224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3059030175209">
                <text:p>0.43059030175209</text:p>
              </table:table-cell>
              <table:table-cell office:value-type="float" office:value="-0.291814">
                <text:p>-0.291814</text:p>
              </table:table-cell>
              <table:table-cell office:value-type="float" office:value="-1.51861259928414">
                <text:p>-1.518612599284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31079983711243">
                <text:p>0.431079983711243</text:p>
              </table:table-cell>
              <table:table-cell office:value-type="float" office:value="-0.290262">
                <text:p>-0.290262</text:p>
              </table:table-cell>
              <table:table-cell office:value-type="float" office:value="-1.49946510932492">
                <text:p>-1.499465109324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3119090795517">
                <text:p>0.43119090795517</text:p>
              </table:table-cell>
              <table:table-cell office:value-type="float" office:value="-0.286383">
                <text:p>-0.286383</text:p>
              </table:table-cell>
              <table:table-cell office:value-type="float" office:value="-1.45205110956262">
                <text:p>-1.452051109562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31136220693588">
                <text:p>0.431136220693588</text:p>
              </table:table-cell>
              <table:table-cell office:value-type="float" office:value="-0.268597">
                <text:p>-0.268597</text:p>
              </table:table-cell>
              <table:table-cell office:value-type="float" office:value="-1.24274004035184">
                <text:p>-1.242740040351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30870652198792">
                <text:p>0.430870652198792</text:p>
              </table:table-cell>
              <table:table-cell office:value-type="float" office:value="-0.253878">
                <text:p>-0.253878</text:p>
              </table:table-cell>
              <table:table-cell office:value-type="float" office:value="-1.07956926174241">
                <text:p>-1.079569261742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2949241399765">
                <text:p>0.42949241399765</text:p>
              </table:table-cell>
              <table:table-cell office:value-type="float" office:value="-0.242139">
                <text:p>-0.242139</text:p>
              </table:table-cell>
              <table:table-cell office:value-type="float" office:value="-0.955956105989671">
                <text:p>-0.9559561059896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27041381597519">
                <text:p>0.427041381597519</text:p>
              </table:table-cell>
              <table:table-cell office:value-type="float" office:value="-0.222693">
                <text:p>-0.222693</text:p>
              </table:table-cell>
              <table:table-cell office:value-type="float" office:value="-0.763921698123212">
                <text:p>-0.7639216981232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25437748432159">
                <text:p>0.425437748432159</text:p>
              </table:table-cell>
              <table:table-cell office:value-type="float" office:value="-0.212767">
                <text:p>-0.212767</text:p>
              </table:table-cell>
              <table:table-cell office:value-type="float" office:value="-0.672022069922591">
                <text:p>-0.6720220699225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23596203327179">
                <text:p>0.423596203327179</text:p>
              </table:table-cell>
              <table:table-cell office:value-type="float" office:value="-0.204332">
                <text:p>-0.204332</text:p>
              </table:table-cell>
              <table:table-cell office:value-type="float" office:value="-0.597179086908027">
                <text:p>-0.5971790869080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19246822595596">
                <text:p>0.419246822595596</text:p>
              </table:table-cell>
              <table:table-cell office:value-type="float" office:value="-0.206187">
                <text:p>-0.206187</text:p>
              </table:table-cell>
              <table:table-cell office:value-type="float" office:value="-0.613382017501743">
                <text:p>-0.6133820175017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16763216257095">
                <text:p>0.416763216257095</text:p>
              </table:table-cell>
              <table:table-cell office:value-type="float" office:value="-0.120415">
                <text:p>-0.120415</text:p>
              </table:table-cell>
              <table:table-cell office:value-type="float" office:value="-0.0153333010443116">
                <text:p>-0.01533330104431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140904545784">
                <text:p>0.4140904545784</text:p>
              </table:table-cell>
              <table:table-cell office:value-type="float" office:value="-0.120415">
                <text:p>-0.120415</text:p>
              </table:table-cell>
              <table:table-cell office:value-type="float" office:value="-0.0153333010443116">
                <text:p>-0.01533330104431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11241739988327">
                <text:p>0.411241739988327</text:p>
              </table:table-cell>
              <table:table-cell office:value-type="float" office:value="-0.120415">
                <text:p>-0.120415</text:p>
              </table:table-cell>
              <table:table-cell office:value-type="float" office:value="-0.0153333010443116">
                <text:p>-0.01533330104431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05068337917328">
                <text:p>0.405068337917328</text:p>
              </table:table-cell>
              <table:table-cell office:value-type="float" office:value="-0.120415">
                <text:p>-0.120415</text:p>
              </table:table-cell>
              <table:table-cell office:value-type="float" office:value="-0.0153333010443116">
                <text:p>-0.01533330104431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01770681142807">
                <text:p>0.401770681142807</text:p>
              </table:table-cell>
              <table:table-cell office:value-type="float" office:value="-0.120415">
                <text:p>-0.120415</text:p>
              </table:table-cell>
              <table:table-cell office:value-type="float" office:value="-0.0153333010443116">
                <text:p>-0.01533330104431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94819647073746">
                <text:p>0.394819647073746</text:p>
              </table:table-cell>
              <table:table-cell office:value-type="float" office:value="-0.120415">
                <text:p>-0.120415</text:p>
              </table:table-cell>
              <table:table-cell office:value-type="float" office:value="-0.0153333010443116">
                <text:p>-0.01533330104431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91193121671677">
                <text:p>0.391193121671677</text:p>
              </table:table-cell>
              <table:table-cell office:value-type="float" office:value="-0.104381">
                <text:p>-0.104381</text:p>
              </table:table-cell>
              <table:table-cell office:value-type="float" office:value="0.0621861419929929">
                <text:p>0.06218614199299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7483447790146">
                <text:p>0.387483447790146</text:p>
              </table:table-cell>
              <table:table-cell office:value-type="float" office:value="-0.093387">
                <text:p>-0.093387</text:p>
              </table:table-cell>
              <table:table-cell office:value-type="float" office:value="0.109098903133677">
                <text:p>0.1090989031336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83703649044037">
                <text:p>0.383703649044037</text:p>
              </table:table-cell>
              <table:table-cell office:value-type="float" office:value="-0.083792">
                <text:p>-0.083792</text:p>
              </table:table-cell>
              <table:table-cell office:value-type="float" office:value="0.14589352723469">
                <text:p>0.145893527234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72069597244263">
                <text:p>0.372069597244263</text:p>
              </table:table-cell>
              <table:table-cell office:value-type="float" office:value="-0.072535">
                <text:p>-0.072535</text:p>
              </table:table-cell>
              <table:table-cell office:value-type="float" office:value="0.184132368065016">
                <text:p>0.1841323680650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6418941617012">
                <text:p>0.36418941617012</text:p>
              </table:table-cell>
              <table:table-cell office:value-type="float" office:value="-0.063969">
                <text:p>-0.063969</text:p>
              </table:table-cell>
              <table:table-cell office:value-type="float" office:value="0.209664414662063">
                <text:p>0.2096644146620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60246598720551">
                <text:p>0.360246598720551</text:p>
              </table:table-cell>
              <table:table-cell office:value-type="float" office:value="-0.055598">
                <text:p>-0.055598</text:p>
              </table:table-cell>
              <table:table-cell office:value-type="float" office:value="0.231637974560583">
                <text:p>0.2316379745605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524090051651">
                <text:p>0.3524090051651</text:p>
              </table:table-cell>
              <table:table-cell office:value-type="float" office:value="-0.047335">
                <text:p>-0.047335</text:p>
              </table:table-cell>
              <table:table-cell office:value-type="float" office:value="0.250441761288941">
                <text:p>0.2504417612889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48534286022186">
                <text:p>0.348534286022186</text:p>
              </table:table-cell>
              <table:table-cell office:value-type="float" office:value="-0.041173">
                <text:p>-0.041173</text:p>
              </table:table-cell>
              <table:table-cell office:value-type="float" office:value="0.262597827916361">
                <text:p>0.2625978279163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40919077396393">
                <text:p>0.340919077396393</text:p>
              </table:table-cell>
              <table:table-cell office:value-type="float" office:value="-0.035148">
                <text:p>-0.035148</text:p>
              </table:table-cell>
              <table:table-cell office:value-type="float" office:value="0.272941723782268">
                <text:p>0.2729417237822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37195485830307">
                <text:p>0.337195485830307</text:p>
              </table:table-cell>
              <table:table-cell office:value-type="float" office:value="-0.029408">
                <text:p>-0.029408</text:p>
              </table:table-cell>
              <table:table-cell office:value-type="float" office:value="0.28137822149731">
                <text:p>0.281378221497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29954981803894">
                <text:p>0.329954981803894</text:p>
              </table:table-cell>
              <table:table-cell office:value-type="float" office:value="-0.02411">
                <text:p>-0.02411</text:p>
              </table:table-cell>
              <table:table-cell office:value-type="float" office:value="0.287937058085029">
                <text:p>0.2879370580850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23034048080444">
                <text:p>0.323034048080444</text:p>
              </table:table-cell>
              <table:table-cell office:value-type="float" office:value="-0.019981">
                <text:p>-0.019981</text:p>
              </table:table-cell>
              <table:table-cell office:value-type="float" office:value="0.292231315767501">
                <text:p>0.2922313157675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19707930088043">
                <text:p>0.319707930088043</text:p>
              </table:table-cell>
              <table:table-cell office:value-type="float" office:value="-0.015933">
                <text:p>-0.015933</text:p>
              </table:table-cell>
              <table:table-cell office:value-type="float" office:value="0.295746246246861">
                <text:p>0.2957462462468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13348323106766">
                <text:p>0.313348323106766</text:p>
              </table:table-cell>
              <table:table-cell office:value-type="float" office:value="-0.013653">
                <text:p>-0.013653</text:p>
              </table:table-cell>
              <table:table-cell office:value-type="float" office:value="0.297423025893391">
                <text:p>0.2974230258933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10322821140289">
                <text:p>0.310322821140289</text:p>
              </table:table-cell>
              <table:table-cell office:value-type="float" office:value="-0.01141">
                <text:p>-0.01141</text:p>
              </table:table-cell>
              <table:table-cell office:value-type="float" office:value="0.298859555475074">
                <text:p>0.2988595554750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04595828056335">
                <text:p>0.304595828056335</text:p>
              </table:table-cell>
              <table:table-cell office:value-type="float" office:value="-0.009986">
                <text:p>-0.009986</text:p>
              </table:table-cell>
              <table:table-cell office:value-type="float" office:value="0.299661902418441">
                <text:p>0.2996619024184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96846002340317">
                <text:p>0.296846002340317</text:p>
              </table:table-cell>
              <table:table-cell office:value-type="float" office:value="-0.008649">
                <text:p>-0.008649</text:p>
              </table:table-cell>
              <table:table-cell office:value-type="float" office:value="0.300337711775093">
                <text:p>0.3003377117750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42147034406662">
                <text:p>0.142147034406662</text:p>
              </table:table-cell>
              <table:table-cell office:value-type="float" office:value="-0.00775">
                <text:p>-0.00775</text:p>
              </table:table-cell>
              <table:table-cell office:value-type="float" office:value="0.300749914675139">
                <text:p>0.3007499146751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40573844313622">
                <text:p>0.140573844313622</text:p>
              </table:table-cell>
              <table:table-cell office:value-type="float" office:value="-0.007037">
                <text:p>-0.007037</text:p>
              </table:table-cell>
              <table:table-cell office:value-type="float" office:value="0.301052698613119">
                <text:p>0.3010526986131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39856055378914">
                <text:p>0.139856055378914</text:p>
              </table:table-cell>
              <table:table-cell office:value-type="float" office:value="-0.007068">
                <text:p>-0.007068</text:p>
              </table:table-cell>
              <table:table-cell office:value-type="float" office:value="0.301039978060026">
                <text:p>0.3010399780600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38574153184891">
                <text:p>0.138574153184891</text:p>
              </table:table-cell>
              <table:table-cell office:value-type="float" office:value="-0.007251">
                <text:p>-0.007251</text:p>
              </table:table-cell>
              <table:table-cell office:value-type="float" office:value="0.300964063390465">
                <text:p>0.3009640633904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37488380074501">
                <text:p>0.137488380074501</text:p>
              </table:table-cell>
              <table:table-cell office:value-type="float" office:value="-0.007592">
                <text:p>-0.007592</text:p>
              </table:table-cell>
              <table:table-cell office:value-type="float" office:value="0.300818852679493">
                <text:p>0.3008188526794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37016266584396">
                <text:p>0.137016266584396</text:p>
              </table:table-cell>
              <table:table-cell office:value-type="float" office:value="-0.007492">
                <text:p>-0.007492</text:p>
              </table:table-cell>
              <table:table-cell office:value-type="float" office:value="0.300861942547406">
                <text:p>0.3008619425474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36589795351028">
                <text:p>0.136589795351028</text:p>
              </table:table-cell>
              <table:table-cell office:value-type="float" office:value="-0.007744">
                <text:p>-0.007744</text:p>
              </table:table-cell>
              <table:table-cell office:value-type="float" office:value="0.300752551725346">
                <text:p>0.3007525517253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35869443416595">
                <text:p>0.135869443416595</text:p>
              </table:table-cell>
              <table:table-cell office:value-type="float" office:value="-0.007707">
                <text:p>-0.007707</text:p>
              </table:table-cell>
              <table:table-cell office:value-type="float" office:value="0.300768780125165">
                <text:p>0.3007687801251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35573416948318">
                <text:p>0.135573416948318</text:p>
              </table:table-cell>
              <table:table-cell office:value-type="float" office:value="-0.007804">
                <text:p>-0.007804</text:p>
              </table:table-cell>
              <table:table-cell office:value-type="float" office:value="0.300726113185734">
                <text:p>0.3007261131857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35319262742996">
                <text:p>0.135319262742996</text:p>
              </table:table-cell>
              <table:table-cell office:value-type="float" office:value="-0.007928">
                <text:p>-0.007928</text:p>
              </table:table-cell>
              <table:table-cell office:value-type="float" office:value="0.300670994418524">
                <text:p>0.3006709944185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3493324816227">
                <text:p>0.13493324816227</text:p>
              </table:table-cell>
              <table:table-cell office:value-type="float" office:value="-0.008141">
                <text:p>-0.008141</text:p>
              </table:table-cell>
              <table:table-cell office:value-type="float" office:value="0.300574807254149">
                <text:p>0.3005748072541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34707689285278">
                <text:p>0.134707689285278</text:p>
              </table:table-cell>
              <table:table-cell office:value-type="float" office:value="-0.008488">
                <text:p>-0.008488</text:p>
              </table:table-cell>
              <table:table-cell office:value-type="float" office:value="0.300414027404499">
                <text:p>0.3004140274044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34655058383942">
                <text:p>0.134655058383942</text:p>
              </table:table-cell>
              <table:table-cell office:value-type="float" office:value="-0.008487">
                <text:p>-0.008487</text:p>
              </table:table-cell>
              <table:table-cell office:value-type="float" office:value="0.300414498012743">
                <text:p>0.3004144980127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34650766849518">
                <text:p>0.134650766849518</text:p>
              </table:table-cell>
              <table:table-cell office:value-type="float" office:value="-0.008211">
                <text:p>-0.008211</text:p>
              </table:table-cell>
              <table:table-cell office:value-type="float" office:value="0.300542780453995">
                <text:p>0.3005427804539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34657114744186">
                <text:p>0.134657114744186</text:p>
              </table:table-cell>
              <table:table-cell office:value-type="float" office:value="-0.008318">
                <text:p>-0.008318</text:p>
              </table:table-cell>
              <table:table-cell office:value-type="float" office:value="0.300493427497709">
                <text:p>0.3004934274977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34666666388512">
                <text:p>0.134666666388512</text:p>
              </table:table-cell>
              <table:table-cell office:value-type="float" office:value="-0.008007">
                <text:p>-0.008007</text:p>
              </table:table-cell>
              <table:table-cell office:value-type="float" office:value="0.300635541664911">
                <text:p>0.3006355416649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34672924876213">
                <text:p>0.134672924876213</text:p>
              </table:table-cell>
              <table:table-cell office:value-type="float" office:value="-0.008151">
                <text:p>-0.008151</text:p>
              </table:table-cell>
              <table:table-cell office:value-type="float" office:value="0.300570244596529">
                <text:p>0.3005702445965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34675160050392">
                <text:p>0.134675160050392</text:p>
              </table:table-cell>
              <table:table-cell office:value-type="float" office:value="-0.007999">
                <text:p>-0.007999</text:p>
              </table:table-cell>
              <table:table-cell office:value-type="float" office:value="0.300639143744745">
                <text:p>0.3006391437447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3467700779438">
                <text:p>0.13467700779438</text:p>
              </table:table-cell>
              <table:table-cell office:value-type="float" office:value="-0.007726">
                <text:p>-0.007726</text:p>
              </table:table-cell>
              <table:table-cell office:value-type="float" office:value="0.300760453804295">
                <text:p>0.3007604538042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34679660201073">
                <text:p>0.134679660201073</text:p>
              </table:table-cell>
              <table:table-cell office:value-type="float" office:value="-0.007682">
                <text:p>-0.007682</text:p>
              </table:table-cell>
              <table:table-cell office:value-type="float" office:value="0.300779712711354">
                <text:p>0.3007797127113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34680539369583">
                <text:p>0.134680539369583</text:p>
              </table:table-cell>
              <table:table-cell office:value-type="float" office:value="-0.007496">
                <text:p>-0.007496</text:p>
              </table:table-cell>
              <table:table-cell office:value-type="float" office:value="0.300860227016398">
                <text:p>0.3008602270163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34681269526482">
                <text:p>0.134681269526482</text:p>
              </table:table-cell>
              <table:table-cell office:value-type="float" office:value="-0.007332">
                <text:p>-0.007332</text:p>
              </table:table-cell>
              <table:table-cell office:value-type="float" office:value="0.300930012767648">
                <text:p>0.3009300127676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34682446718216">
                <text:p>0.134682446718216</text:p>
              </table:table-cell>
              <table:table-cell office:value-type="float" office:value="-0.006868">
                <text:p>-0.006868</text:p>
              </table:table-cell>
              <table:table-cell office:value-type="float" office:value="0.301121336370158">
                <text:p>0.3011213363701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34682819247246">
                <text:p>0.134682819247246</text:p>
              </table:table-cell>
              <table:table-cell office:value-type="float" office:value="-0.00708">
                <text:p>-0.00708</text:p>
              </table:table-cell>
              <table:table-cell office:value-type="float" office:value="0.301035043139349">
                <text:p>0.3010350431393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34683325886726">
                <text:p>0.134683325886726</text:p>
              </table:table-cell>
              <table:table-cell office:value-type="float" office:value="-0.006476">
                <text:p>-0.006476</text:p>
              </table:table-cell>
              <table:table-cell office:value-type="float" office:value="0.301275925490195">
                <text:p>0.3012759254901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34683609008789">
                <text:p>0.134683609008789</text:p>
              </table:table-cell>
              <table:table-cell office:value-type="float" office:value="-0.006524">
                <text:p>-0.006524</text:p>
              </table:table-cell>
              <table:table-cell office:value-type="float" office:value="0.301257342949655">
                <text:p>0.3012573429496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34683817625046">
                <text:p>0.134683817625046</text:p>
              </table:table-cell>
              <table:table-cell office:value-type="float" office:value="-0.006473">
                <text:p>-0.006473</text:p>
              </table:table-cell>
              <table:table-cell office:value-type="float" office:value="0.301277083686095">
                <text:p>0.3012770836860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34683951735497">
                <text:p>0.134683951735497</text:p>
              </table:table-cell>
              <table:table-cell office:value-type="float" office:value="-0.006276">
                <text:p>-0.006276</text:p>
              </table:table-cell>
              <table:table-cell office:value-type="float" office:value="0.301352311180101">
                <text:p>0.3013523111801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34684100747108">
                <text:p>0.134684100747108</text:p>
              </table:table-cell>
              <table:table-cell office:value-type="float" office:value="-0.006406">
                <text:p>-0.006406</text:p>
              </table:table-cell>
              <table:table-cell office:value-type="float" office:value="0.301302851574754">
                <text:p>0.3013028515747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34684205055237">
                <text:p>0.134684205055237</text:p>
              </table:table-cell>
              <table:table-cell office:value-type="float" office:value="-0.006399">
                <text:p>-0.006399</text:p>
              </table:table-cell>
              <table:table-cell office:value-type="float" office:value="0.301305532864619">
                <text:p>0.3013055328646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3468424975872">
                <text:p>0.13468424975872</text:p>
              </table:table-cell>
              <table:table-cell office:value-type="float" office:value="-0.006163">
                <text:p>-0.006163</text:p>
              </table:table-cell>
              <table:table-cell office:value-type="float" office:value="0.301394726372749">
                <text:p>0.3013947263727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34684279561043">
                <text:p>0.134684279561043</text:p>
              </table:table-cell>
              <table:table-cell office:value-type="float" office:value="-0.00625">
                <text:p>-0.00625</text:p>
              </table:table-cell>
              <table:table-cell office:value-type="float" office:value="0.30136211792825">
                <text:p>0.301362117928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34684294462204">
                <text:p>0.134684294462204</text:p>
              </table:table-cell>
              <table:table-cell office:value-type="float" office:value="-0.006346">
                <text:p>-0.006346</text:p>
              </table:table-cell>
              <table:table-cell office:value-type="float" office:value="0.301325767281726">
                <text:p>0.3013257672817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34684324264526">
                <text:p>0.134684324264526</text:p>
              </table:table-cell>
              <table:table-cell office:value-type="float" office:value="-0.006191">
                <text:p>-0.006191</text:p>
              </table:table-cell>
              <table:table-cell office:value-type="float" office:value="0.301384266391702">
                <text:p>0.3013842663917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-0.006009">
                <text:p>-0.006009</text:p>
              </table:table-cell>
              <table:table-cell office:value-type="float" office:value="0.301451667701786">
                <text:p>0.30145166770178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">
                <text:p>0</text:p>
              </table:table-cell>
              <table:table-cell office:value-type="float" office:value="0.302895814088881">
                <text:p>0.3028958140888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">
                <text:p>0</text:p>
              </table:table-cell>
              <table:table-cell office:value-type="float" office:value="0.302895814088881">
                <text:p>0.30289581408888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">
                <text:p>0</text:p>
              </table:table-cell>
              <table:table-cell office:value-type="float" office:value="0.302895814088881">
                <text:p>0.3028958140888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34684324264526">
                <text:p>0.134684324264526</text:p>
              </table:table-cell>
              <table:table-cell office:value-type="float" office:value="0">
                <text:p>0</text:p>
              </table:table-cell>
              <table:table-cell office:value-type="float" office:value="0.302895814088881">
                <text:p>0.3028958140888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34684354066849">
                <text:p>0.134684354066849</text:p>
              </table:table-cell>
              <table:table-cell office:value-type="float" office:value="0">
                <text:p>0</text:p>
              </table:table-cell>
              <table:table-cell office:value-type="float" office:value="0.302895814088881">
                <text:p>0.3028958140888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34684398770332">
                <text:p>0.134684398770332</text:p>
              </table:table-cell>
              <table:table-cell office:value-type="float" office:value="0">
                <text:p>0</text:p>
              </table:table-cell>
              <table:table-cell office:value-type="float" office:value="0.302895814088881">
                <text:p>0.3028958140888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34684339165688">
                <text:p>0.134684339165688</text:p>
              </table:table-cell>
              <table:table-cell office:value-type="float" office:value="0">
                <text:p>0</text:p>
              </table:table-cell>
              <table:table-cell office:value-type="float" office:value="0.302895814088881">
                <text:p>0.3028958140888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34684339165688">
                <text:p>0.134684339165688</text:p>
              </table:table-cell>
              <table:table-cell office:value-type="float" office:value="0">
                <text:p>0</text:p>
              </table:table-cell>
              <table:table-cell office:value-type="float" office:value="0.302895814088881">
                <text:p>0.3028958140888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34684354066849">
                <text:p>0.134684354066849</text:p>
              </table:table-cell>
              <table:table-cell office:value-type="float" office:value="0">
                <text:p>0</text:p>
              </table:table-cell>
              <table:table-cell office:value-type="float" office:value="0.302895814088881">
                <text:p>0.3028958140888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34684354066849">
                <text:p>0.134684354066849</text:p>
              </table:table-cell>
              <table:table-cell office:value-type="float" office:value="0">
                <text:p>0</text:p>
              </table:table-cell>
              <table:table-cell office:value-type="float" office:value="0.302895814088881">
                <text:p>0.3028958140888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">
                <text:p>0</text:p>
              </table:table-cell>
              <table:table-cell office:value-type="float" office:value="0.302895814088881">
                <text:p>0.30289581408888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">
                <text:p>0</text:p>
              </table:table-cell>
              <table:table-cell office:value-type="float" office:value="0.302895814088881">
                <text:p>0.3028958140888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">
                <text:p>0</text:p>
              </table:table-cell>
              <table:table-cell office:value-type="float" office:value="0.302895814088881">
                <text:p>0.3028958140888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">
                <text:p>0</text:p>
              </table:table-cell>
              <table:table-cell office:value-type="float" office:value="0.302895814088881">
                <text:p>0.3028958140888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">
                <text:p>0</text:p>
              </table:table-cell>
              <table:table-cell office:value-type="float" office:value="0.302895814088881">
                <text:p>0.3028958140888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">
                <text:p>0</text:p>
              </table:table-cell>
              <table:table-cell office:value-type="float" office:value="0.302895814088881">
                <text:p>0.30289581408888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">
                <text:p>0</text:p>
              </table:table-cell>
              <table:table-cell office:value-type="float" office:value="0.302895814088881">
                <text:p>0.30289581408888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">
                <text:p>0</text:p>
              </table:table-cell>
              <table:table-cell office:value-type="float" office:value="0.302895814088881">
                <text:p>0.30289581408888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">
                <text:p>0</text:p>
              </table:table-cell>
              <table:table-cell office:value-type="float" office:value="0.302895814088881">
                <text:p>0.3028958140888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">
                <text:p>0</text:p>
              </table:table-cell>
              <table:table-cell office:value-type="float" office:value="0.302895814088881">
                <text:p>0.30289581408888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">
                <text:p>0</text:p>
              </table:table-cell>
              <table:table-cell office:value-type="float" office:value="0.302895814088881">
                <text:p>0.3028958140888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">
                <text:p>0</text:p>
              </table:table-cell>
              <table:table-cell office:value-type="float" office:value="0.302895814088881">
                <text:p>0.3028958140888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">
                <text:p>0</text:p>
              </table:table-cell>
              <table:table-cell office:value-type="float" office:value="0.302895814088881">
                <text:p>0.30289581408888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">
                <text:p>0</text:p>
              </table:table-cell>
              <table:table-cell office:value-type="float" office:value="0.302895814088881">
                <text:p>0.30289581408888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">
                <text:p>0</text:p>
              </table:table-cell>
              <table:table-cell office:value-type="float" office:value="0.302895814088881">
                <text:p>0.30289581408888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">
                <text:p>0</text:p>
              </table:table-cell>
              <table:table-cell office:value-type="float" office:value="0.302895814088881">
                <text:p>0.3028958140888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02895814088881">
                <text:p>0.3028958140888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02895814088881">
                <text:p>0.3028958140888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02895814088881">
                <text:p>0.3028958140888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02895814088881">
                <text:p>0.3028958140888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02895814088881">
                <text:p>0.3028958140888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02895814088881">
                <text:p>0.30289581408888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